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9.2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19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3V2_allsamp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TRINITY_DN3266_c0_g1_i1</text:p>
          </table:table-cell>
          <table:table-cell office:value-type="float" office:value="1.38037562313364" calcext:value-type="float">
            <text:p>1.3803756231</text:p>
          </table:table-cell>
          <table:table-cell office:value-type="float" office:value="4.73660163218975" calcext:value-type="float">
            <text:p>4.7366016322</text:p>
          </table:table-cell>
          <table:table-cell office:value-type="float" office:value="23.7029633657494" calcext:value-type="float">
            <text:p>23.7029633657</text:p>
          </table:table-cell>
          <table:table-cell office:value-type="float" office:value="0.000861433516765977" calcext:value-type="float">
            <text:p>0.0008614335</text:p>
          </table:table-cell>
          <table:table-cell office:value-type="float" office:value="0.0184571815176882" calcext:value-type="float">
            <text:p>0.0184571815</text:p>
          </table:table-cell>
        </table:table-row>
        <table:table-row table:style-name="ro1">
          <table:table-cell office:value-type="string" calcext:value-type="string">
            <text:p>MTRINITY_DN16282_c0_g2_i3</text:p>
          </table:table-cell>
          <table:table-cell office:value-type="float" office:value="2.24293003747731" calcext:value-type="float">
            <text:p>2.2429300375</text:p>
          </table:table-cell>
          <table:table-cell office:value-type="float" office:value="1.82045879163535" calcext:value-type="float">
            <text:p>1.8204587916</text:p>
          </table:table-cell>
          <table:table-cell office:value-type="float" office:value="32.3554142910671" calcext:value-type="float">
            <text:p>32.3554142911</text:p>
          </table:table-cell>
          <table:table-cell office:value-type="float" office:value="0.000183816490984696" calcext:value-type="float">
            <text:p>0.0001838165</text:p>
          </table:table-cell>
          <table:table-cell office:value-type="float" office:value="0.00768496298938524" calcext:value-type="float">
            <text:p>0.007684963</text:p>
          </table:table-cell>
        </table:table-row>
        <table:table-row table:style-name="ro1">
          <table:table-cell office:value-type="string" calcext:value-type="string">
            <text:p>MTRINITY_DN4592_c0_g2_i1</text:p>
          </table:table-cell>
          <table:table-cell office:value-type="float" office:value="-1.99491492847165" calcext:value-type="float">
            <text:p>-1.9949149285</text:p>
          </table:table-cell>
          <table:table-cell office:value-type="float" office:value="2.44066754387597" calcext:value-type="float">
            <text:p>2.4406675439</text:p>
          </table:table-cell>
          <table:table-cell office:value-type="float" office:value="29.6646123973361" calcext:value-type="float">
            <text:p>29.6646123973</text:p>
          </table:table-cell>
          <table:table-cell office:value-type="float" office:value="0.000757141434074671" calcext:value-type="float">
            <text:p>0.0007571414</text:p>
          </table:table-cell>
          <table:table-cell office:value-type="float" office:value="0.0171401746365411" calcext:value-type="float">
            <text:p>0.0171401746</text:p>
          </table:table-cell>
        </table:table-row>
        <table:table-row table:style-name="ro1">
          <table:table-cell office:value-type="string" calcext:value-type="string">
            <text:p>STRINITY_DN5368_c0_g1_i1</text:p>
          </table:table-cell>
          <table:table-cell office:value-type="float" office:value="1.82403107863309" calcext:value-type="float">
            <text:p>1.8240310786</text:p>
          </table:table-cell>
          <table:table-cell office:value-type="float" office:value="5.87269633313251" calcext:value-type="float">
            <text:p>5.8726963331</text:p>
          </table:table-cell>
          <table:table-cell office:value-type="float" office:value="16.4182397887541" calcext:value-type="float">
            <text:p>16.4182397888</text:p>
          </table:table-cell>
          <table:table-cell office:value-type="float" office:value="0.0014549116194488" calcext:value-type="float">
            <text:p>0.0014549116</text:p>
          </table:table-cell>
          <table:table-cell office:value-type="float" office:value="0.0253621004602869" calcext:value-type="float">
            <text:p>0.0253621005</text:p>
          </table:table-cell>
        </table:table-row>
        <table:table-row table:style-name="ro1">
          <table:table-cell office:value-type="string" calcext:value-type="string">
            <text:p>MTRINITY_DN14063_c0_g1_i2</text:p>
          </table:table-cell>
          <table:table-cell office:value-type="float" office:value="-2.96005609680431" calcext:value-type="float">
            <text:p>-2.9600560968</text:p>
          </table:table-cell>
          <table:table-cell office:value-type="float" office:value="2.54805270887443" calcext:value-type="float">
            <text:p>2.5480527089</text:p>
          </table:table-cell>
          <table:table-cell office:value-type="float" office:value="25.851322722935" calcext:value-type="float">
            <text:p>25.8513227229</text:p>
          </table:table-cell>
          <table:table-cell office:value-type="float" office:value="0.000230077770756792" calcext:value-type="float">
            <text:p>0.0002300778</text:p>
          </table:table-cell>
          <table:table-cell office:value-type="float" office:value="0.0087355668002229" calcext:value-type="float">
            <text:p>0.0087355668</text:p>
          </table:table-cell>
        </table:table-row>
        <table:table-row table:style-name="ro1">
          <table:table-cell office:value-type="string" calcext:value-type="string">
            <text:p>Pc41701_g1_i1</text:p>
          </table:table-cell>
          <table:table-cell office:value-type="float" office:value="2.15226369239394" calcext:value-type="float">
            <text:p>2.1522636924</text:p>
          </table:table-cell>
          <table:table-cell office:value-type="float" office:value="4.66529657534742" calcext:value-type="float">
            <text:p>4.6652965753</text:p>
          </table:table-cell>
          <table:table-cell office:value-type="float" office:value="50.5865244751186" calcext:value-type="float">
            <text:p>50.5865244751</text:p>
          </table:table-cell>
          <table:table-cell office:value-type="float" office:value="0.00000934079317561785" calcext:value-type="float">
            <text:p>9.34079317561785E-006</text:p>
          </table:table-cell>
          <table:table-cell office:value-type="float" office:value="0.00214903753473526" calcext:value-type="float">
            <text:p>0.0021490375</text:p>
          </table:table-cell>
        </table:table-row>
        <table:table-row table:style-name="ro1">
          <table:table-cell office:value-type="string" calcext:value-type="string">
            <text:p>Pc24378_g1_i3</text:p>
          </table:table-cell>
          <table:table-cell office:value-type="float" office:value="-3.99917849930121" calcext:value-type="float">
            <text:p>-3.9991784993</text:p>
          </table:table-cell>
          <table:table-cell office:value-type="float" office:value="1.24932234946083" calcext:value-type="float">
            <text:p>1.2493223495</text:p>
          </table:table-cell>
          <table:table-cell office:value-type="float" office:value="12.7112806811561" calcext:value-type="float">
            <text:p>12.7112806812</text:p>
          </table:table-cell>
          <table:table-cell office:value-type="float" office:value="0.00361007881750537" calcext:value-type="float">
            <text:p>0.0036100788</text:p>
          </table:table-cell>
          <table:table-cell office:value-type="float" office:value="0.045485264388178" calcext:value-type="float">
            <text:p>0.0454852644</text:p>
          </table:table-cell>
        </table:table-row>
        <table:table-row table:style-name="ro1">
          <table:table-cell office:value-type="string" calcext:value-type="string">
            <text:p>Pc23956_g1_i1</text:p>
          </table:table-cell>
          <table:table-cell office:value-type="float" office:value="2.42627509699465" calcext:value-type="float">
            <text:p>2.426275097</text:p>
          </table:table-cell>
          <table:table-cell office:value-type="float" office:value="4.34184877632728" calcext:value-type="float">
            <text:p>4.3418487763</text:p>
          </table:table-cell>
          <table:table-cell office:value-type="float" office:value="21.3222210459597" calcext:value-type="float">
            <text:p>21.322221046</text:p>
          </table:table-cell>
          <table:table-cell office:value-type="float" office:value="0.00052110524238952" calcext:value-type="float">
            <text:p>0.0005211052</text:p>
          </table:table-cell>
          <table:table-cell office:value-type="float" office:value="0.0138640554397203" calcext:value-type="float">
            <text:p>0.0138640554</text:p>
          </table:table-cell>
        </table:table-row>
        <table:table-row table:style-name="ro1">
          <table:table-cell office:value-type="string" calcext:value-type="string">
            <text:p>MTRINITY_DN591_c0_g2_i1</text:p>
          </table:table-cell>
          <table:table-cell office:value-type="float" office:value="2.25053555581241" calcext:value-type="float">
            <text:p>2.2505355558</text:p>
          </table:table-cell>
          <table:table-cell office:value-type="float" office:value="2.04044053117419" calcext:value-type="float">
            <text:p>2.0404405312</text:p>
          </table:table-cell>
          <table:table-cell office:value-type="float" office:value="22.6949664285458" calcext:value-type="float">
            <text:p>22.6949664285</text:p>
          </table:table-cell>
          <table:table-cell office:value-type="float" office:value="0.000402066984874699" calcext:value-type="float">
            <text:p>0.000402067</text:p>
          </table:table-cell>
          <table:table-cell office:value-type="float" office:value="0.0120331473100386" calcext:value-type="float">
            <text:p>0.0120331473</text:p>
          </table:table-cell>
        </table:table-row>
        <table:table-row table:style-name="ro1">
          <table:table-cell office:value-type="string" calcext:value-type="string">
            <text:p>Pc27824_g1_i1</text:p>
          </table:table-cell>
          <table:table-cell office:value-type="float" office:value="-1.18795571167715" calcext:value-type="float">
            <text:p>-1.1879557117</text:p>
          </table:table-cell>
          <table:table-cell office:value-type="float" office:value="7.87775716905601" calcext:value-type="float">
            <text:p>7.8777571691</text:p>
          </table:table-cell>
          <table:table-cell office:value-type="float" office:value="14.847753068999" calcext:value-type="float">
            <text:p>14.847753069</text:p>
          </table:table-cell>
          <table:table-cell office:value-type="float" office:value="0.00350934333307081" calcext:value-type="float">
            <text:p>0.0035093433</text:p>
          </table:table-cell>
          <table:table-cell office:value-type="float" office:value="0.0447508360969072" calcext:value-type="float">
            <text:p>0.0447508361</text:p>
          </table:table-cell>
        </table:table-row>
        <table:table-row table:style-name="ro1">
          <table:table-cell office:value-type="string" calcext:value-type="string">
            <text:p>MTRINITY_DN14975_c0_g1_i1</text:p>
          </table:table-cell>
          <table:table-cell office:value-type="float" office:value="1.28797041872621" calcext:value-type="float">
            <text:p>1.2879704187</text:p>
          </table:table-cell>
          <table:table-cell office:value-type="float" office:value="6.39323079726937" calcext:value-type="float">
            <text:p>6.3932307973</text:p>
          </table:table-cell>
          <table:table-cell office:value-type="float" office:value="27.2827551186933" calcext:value-type="float">
            <text:p>27.2827551187</text:p>
          </table:table-cell>
          <table:table-cell office:value-type="float" office:value="0.00141223502224199" calcext:value-type="float">
            <text:p>0.001412235</text:p>
          </table:table-cell>
          <table:table-cell office:value-type="float" office:value="0.024951424895621" calcext:value-type="float">
            <text:p>0.0249514249</text:p>
          </table:table-cell>
        </table:table-row>
        <table:table-row table:style-name="ro1">
          <table:table-cell office:value-type="string" calcext:value-type="string">
            <text:p>Pc23750_g2_i1</text:p>
          </table:table-cell>
          <table:table-cell office:value-type="float" office:value="-3.3007773305077" calcext:value-type="float">
            <text:p>-3.3007773305</text:p>
          </table:table-cell>
          <table:table-cell office:value-type="float" office:value="3.59356434877491" calcext:value-type="float">
            <text:p>3.5935643488</text:p>
          </table:table-cell>
          <table:table-cell office:value-type="float" office:value="27.7784897662531" calcext:value-type="float">
            <text:p>27.7784897663</text:p>
          </table:table-cell>
          <table:table-cell office:value-type="float" office:value="0.000167445638343878" calcext:value-type="float">
            <text:p>0.0001674456</text:p>
          </table:table-cell>
          <table:table-cell office:value-type="float" office:value="0.00728997027043542" calcext:value-type="float">
            <text:p>0.0072899703</text:p>
          </table:table-cell>
        </table:table-row>
        <table:table-row table:style-name="ro1">
          <table:table-cell office:value-type="string" calcext:value-type="string">
            <text:p>STRINITY_DN10751_c0_g1_i1</text:p>
          </table:table-cell>
          <table:table-cell office:value-type="float" office:value="1.25193666705068" calcext:value-type="float">
            <text:p>1.2519366671</text:p>
          </table:table-cell>
          <table:table-cell office:value-type="float" office:value="4.74298621804336" calcext:value-type="float">
            <text:p>4.742986218</text:p>
          </table:table-cell>
          <table:table-cell office:value-type="float" office:value="22.5949884722758" calcext:value-type="float">
            <text:p>22.5949884723</text:p>
          </table:table-cell>
          <table:table-cell office:value-type="float" office:value="0.00245087796604849" calcext:value-type="float">
            <text:p>0.002450878</text:p>
          </table:table-cell>
          <table:table-cell office:value-type="float" office:value="0.0355950871314285" calcext:value-type="float">
            <text:p>0.0355950871</text:p>
          </table:table-cell>
        </table:table-row>
        <table:table-row table:style-name="ro1">
          <table:table-cell office:value-type="string" calcext:value-type="string">
            <text:p>Pc25641_g1_i1</text:p>
          </table:table-cell>
          <table:table-cell office:value-type="float" office:value="-3.07441307274082" calcext:value-type="float">
            <text:p>-3.0744130727</text:p>
          </table:table-cell>
          <table:table-cell office:value-type="float" office:value="3.27626468296579" calcext:value-type="float">
            <text:p>3.276264683</text:p>
          </table:table-cell>
          <table:table-cell office:value-type="float" office:value="43.5236181634212" calcext:value-type="float">
            <text:p>43.5236181634</text:p>
          </table:table-cell>
          <table:table-cell office:value-type="float" office:value="0.0000199871689821488" calcext:value-type="float">
            <text:p>1.99871689821488E-005</text:p>
          </table:table-cell>
          <table:table-cell office:value-type="float" office:value="0.00286537164655877" calcext:value-type="float">
            <text:p>0.0028653716</text:p>
          </table:table-cell>
        </table:table-row>
        <table:table-row table:style-name="ro1">
          <table:table-cell office:value-type="string" calcext:value-type="string">
            <text:p>MTRINITY_DN16795_c2_g1_i1</text:p>
          </table:table-cell>
          <table:table-cell office:value-type="float" office:value="1.399591824207" calcext:value-type="float">
            <text:p>1.3995918242</text:p>
          </table:table-cell>
          <table:table-cell office:value-type="float" office:value="5.28476247220291" calcext:value-type="float">
            <text:p>5.2847624722</text:p>
          </table:table-cell>
          <table:table-cell office:value-type="float" office:value="23.4896944388868" calcext:value-type="float">
            <text:p>23.4896944389</text:p>
          </table:table-cell>
          <table:table-cell office:value-type="float" office:value="0.000607293932044757" calcext:value-type="float">
            <text:p>0.0006072939</text:p>
          </table:table-cell>
          <table:table-cell office:value-type="float" office:value="0.0151284226158668" calcext:value-type="float">
            <text:p>0.0151284226</text:p>
          </table:table-cell>
        </table:table-row>
        <table:table-row table:style-name="ro1">
          <table:table-cell office:value-type="string" calcext:value-type="string">
            <text:p>MTRINITY_DN20735_c0_g1_i1</text:p>
          </table:table-cell>
          <table:table-cell office:value-type="float" office:value="-2.58870107401054" calcext:value-type="float">
            <text:p>-2.588701074</text:p>
          </table:table-cell>
          <table:table-cell office:value-type="float" office:value="2.11408285746645" calcext:value-type="float">
            <text:p>2.1140828575</text:p>
          </table:table-cell>
          <table:table-cell office:value-type="float" office:value="17.0955632426401" calcext:value-type="float">
            <text:p>17.0955632426</text:p>
          </table:table-cell>
          <table:table-cell office:value-type="float" office:value="0.00184444475571103" calcext:value-type="float">
            <text:p>0.0018444448</text:p>
          </table:table-cell>
          <table:table-cell office:value-type="float" office:value="0.0295603538050901" calcext:value-type="float">
            <text:p>0.0295603538</text:p>
          </table:table-cell>
        </table:table-row>
        <table:table-row table:style-name="ro1">
          <table:table-cell office:value-type="string" calcext:value-type="string">
            <text:p>STRINITY_DN9741_c0_g2_i1</text:p>
          </table:table-cell>
          <table:table-cell office:value-type="float" office:value="-4.6733454222217" calcext:value-type="float">
            <text:p>-4.6733454222</text:p>
          </table:table-cell>
          <table:table-cell office:value-type="float" office:value="1.8527307422665" calcext:value-type="float">
            <text:p>1.8527307423</text:p>
          </table:table-cell>
          <table:table-cell office:value-type="float" office:value="26.5338490360964" calcext:value-type="float">
            <text:p>26.5338490361</text:p>
          </table:table-cell>
          <table:table-cell office:value-type="float" office:value="0.000205207106386581" calcext:value-type="float">
            <text:p>0.0002052071</text:p>
          </table:table-cell>
          <table:table-cell office:value-type="float" office:value="0.00816516187626122" calcext:value-type="float">
            <text:p>0.0081651619</text:p>
          </table:table-cell>
        </table:table-row>
        <table:table-row table:style-name="ro1">
          <table:table-cell office:value-type="string" calcext:value-type="string">
            <text:p>MTRINITY_DN5833_c0_g2_i1</text:p>
          </table:table-cell>
          <table:table-cell office:value-type="float" office:value="-4.4967043908777" calcext:value-type="float">
            <text:p>-4.4967043909</text:p>
          </table:table-cell>
          <table:table-cell office:value-type="float" office:value="3.26692763143332" calcext:value-type="float">
            <text:p>3.2669276314</text:p>
          </table:table-cell>
          <table:table-cell office:value-type="float" office:value="23.2038883857709" calcext:value-type="float">
            <text:p>23.2038883858</text:p>
          </table:table-cell>
          <table:table-cell office:value-type="float" office:value="0.000366193160251749" calcext:value-type="float">
            <text:p>0.0003661932</text:p>
          </table:table-cell>
          <table:table-cell office:value-type="float" office:value="0.0114384872886961" calcext:value-type="float">
            <text:p>0.0114384873</text:p>
          </table:table-cell>
        </table:table-row>
        <table:table-row table:style-name="ro1">
          <table:table-cell office:value-type="string" calcext:value-type="string">
            <text:p>STRINITY_DN11345_c0_g1_i1</text:p>
          </table:table-cell>
          <table:table-cell office:value-type="float" office:value="2.37633892251699" calcext:value-type="float">
            <text:p>2.3763389225</text:p>
          </table:table-cell>
          <table:table-cell office:value-type="float" office:value="4.50038209488742" calcext:value-type="float">
            <text:p>4.5003820949</text:p>
          </table:table-cell>
          <table:table-cell office:value-type="float" office:value="39.1141223020157" calcext:value-type="float">
            <text:p>39.114122302</text:p>
          </table:table-cell>
          <table:table-cell office:value-type="float" office:value="0.0000338325882092543" calcext:value-type="float">
            <text:p>3.38325882092543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MTRINITY_DN13529_c0_g1_i2</text:p>
          </table:table-cell>
          <table:table-cell office:value-type="float" office:value="-3.67707173116043" calcext:value-type="float">
            <text:p>-3.6770717312</text:p>
          </table:table-cell>
          <table:table-cell office:value-type="float" office:value="7.2647586665537" calcext:value-type="float">
            <text:p>7.2647586666</text:p>
          </table:table-cell>
          <table:table-cell office:value-type="float" office:value="19.0111904241648" calcext:value-type="float">
            <text:p>19.0111904242</text:p>
          </table:table-cell>
          <table:table-cell office:value-type="float" office:value="0.000827694401680188" calcext:value-type="float">
            <text:p>0.0008276944</text:p>
          </table:table-cell>
          <table:table-cell office:value-type="float" office:value="0.0180127936944354" calcext:value-type="float">
            <text:p>0.0180127937</text:p>
          </table:table-cell>
        </table:table-row>
        <table:table-row table:style-name="ro1">
          <table:table-cell office:value-type="string" calcext:value-type="string">
            <text:p>Pc32531_g1_i1</text:p>
          </table:table-cell>
          <table:table-cell office:value-type="float" office:value="2.17449487833557" calcext:value-type="float">
            <text:p>2.1744948783</text:p>
          </table:table-cell>
          <table:table-cell office:value-type="float" office:value="5.11721396977106" calcext:value-type="float">
            <text:p>5.1172139698</text:p>
          </table:table-cell>
          <table:table-cell office:value-type="float" office:value="37.2341019044456" calcext:value-type="float">
            <text:p>37.2341019044</text:p>
          </table:table-cell>
          <table:table-cell office:value-type="float" office:value="0.0000429480407439647" calcext:value-type="float">
            <text:p>0.000042948</text:p>
          </table:table-cell>
          <table:table-cell office:value-type="float" office:value="0.00370568639298342" calcext:value-type="float">
            <text:p>0.0037056864</text:p>
          </table:table-cell>
        </table:table-row>
        <table:table-row table:style-name="ro1">
          <table:table-cell office:value-type="string" calcext:value-type="string">
            <text:p>Pc31673_g2_i1</text:p>
          </table:table-cell>
          <table:table-cell office:value-type="float" office:value="-3.54559694095413" calcext:value-type="float">
            <text:p>-3.545596941</text:p>
          </table:table-cell>
          <table:table-cell office:value-type="float" office:value="0.660385547003161" calcext:value-type="float">
            <text:p>0.660385547</text:p>
          </table:table-cell>
          <table:table-cell office:value-type="float" office:value="16.6365903053566" calcext:value-type="float">
            <text:p>16.6365903054</text:p>
          </table:table-cell>
          <table:table-cell office:value-type="float" office:value="0.00138458788977397" calcext:value-type="float">
            <text:p>0.0013845879</text:p>
          </table:table-cell>
          <table:table-cell office:value-type="float" office:value="0.0247170299974044" calcext:value-type="float">
            <text:p>0.02471703</text:p>
          </table:table-cell>
        </table:table-row>
        <table:table-row table:style-name="ro1">
          <table:table-cell office:value-type="string" calcext:value-type="string">
            <text:p>STRINITY_DN3085_c0_g1_i1</text:p>
          </table:table-cell>
          <table:table-cell office:value-type="float" office:value="-3.64430844868219" calcext:value-type="float">
            <text:p>-3.6443084487</text:p>
          </table:table-cell>
          <table:table-cell office:value-type="float" office:value="4.44841493366164" calcext:value-type="float">
            <text:p>4.4484149337</text:p>
          </table:table-cell>
          <table:table-cell office:value-type="float" office:value="21.6893674145392" calcext:value-type="float">
            <text:p>21.6893674145</text:p>
          </table:table-cell>
          <table:table-cell office:value-type="float" office:value="0.000485667498057715" calcext:value-type="float">
            <text:p>0.0004856675</text:p>
          </table:table-cell>
          <table:table-cell office:value-type="float" office:value="0.0133996019822578" calcext:value-type="float">
            <text:p>0.013399602</text:p>
          </table:table-cell>
        </table:table-row>
        <table:table-row table:style-name="ro1">
          <table:table-cell office:value-type="string" calcext:value-type="string">
            <text:p>Pc20578_g1_i2</text:p>
          </table:table-cell>
          <table:table-cell office:value-type="float" office:value="-3.84595968433579" calcext:value-type="float">
            <text:p>-3.8459596843</text:p>
          </table:table-cell>
          <table:table-cell office:value-type="float" office:value="2.6944875395447" calcext:value-type="float">
            <text:p>2.6944875395</text:p>
          </table:table-cell>
          <table:table-cell office:value-type="float" office:value="31.0771081017539" calcext:value-type="float">
            <text:p>31.0771081018</text:p>
          </table:table-cell>
          <table:table-cell office:value-type="float" office:value="0.000100654449774489" calcext:value-type="float">
            <text:p>0.0001006544</text:p>
          </table:table-cell>
          <table:table-cell office:value-type="float" office:value="0.00562652751085775" calcext:value-type="float">
            <text:p>0.0056265275</text:p>
          </table:table-cell>
        </table:table-row>
        <table:table-row table:style-name="ro1">
          <table:table-cell office:value-type="string" calcext:value-type="string">
            <text:p>STRINITY_DN13066_c0_g1_i2</text:p>
          </table:table-cell>
          <table:table-cell office:value-type="float" office:value="1.45979862029283" calcext:value-type="float">
            <text:p>1.4597986203</text:p>
          </table:table-cell>
          <table:table-cell office:value-type="float" office:value="6.0158803937276" calcext:value-type="float">
            <text:p>6.0158803937</text:p>
          </table:table-cell>
          <table:table-cell office:value-type="float" office:value="39.7716842254396" calcext:value-type="float">
            <text:p>39.7716842254</text:p>
          </table:table-cell>
          <table:table-cell office:value-type="float" office:value="0.000329618793806094" calcext:value-type="float">
            <text:p>0.0003296188</text:p>
          </table:table-cell>
          <table:table-cell office:value-type="float" office:value="0.0106621734401631" calcext:value-type="float">
            <text:p>0.0106621734</text:p>
          </table:table-cell>
        </table:table-row>
        <table:table-row table:style-name="ro1">
          <table:table-cell office:value-type="string" calcext:value-type="string">
            <text:p>MTRINITY_DN16188_c0_g1_i2</text:p>
          </table:table-cell>
          <table:table-cell office:value-type="float" office:value="-3.48558879870153" calcext:value-type="float">
            <text:p>-3.4855887987</text:p>
          </table:table-cell>
          <table:table-cell office:value-type="float" office:value="4.3513321773898" calcext:value-type="float">
            <text:p>4.3513321774</text:p>
          </table:table-cell>
          <table:table-cell office:value-type="float" office:value="24.3387946043313" calcext:value-type="float">
            <text:p>24.3387946043</text:p>
          </table:table-cell>
          <table:table-cell office:value-type="float" office:value="0.000298769322609548" calcext:value-type="float">
            <text:p>0.0002987693</text:p>
          </table:table-cell>
          <table:table-cell office:value-type="float" office:value="0.0101568035403096" calcext:value-type="float">
            <text:p>0.0101568035</text:p>
          </table:table-cell>
        </table:table-row>
        <table:table-row table:style-name="ro1">
          <table:table-cell office:value-type="string" calcext:value-type="string">
            <text:p>MTRINITY_DN10616_c1_g2_i7</text:p>
          </table:table-cell>
          <table:table-cell office:value-type="float" office:value="-3.73017399613508" calcext:value-type="float">
            <text:p>-3.7301739961</text:p>
          </table:table-cell>
          <table:table-cell office:value-type="float" office:value="1.59606051615548" calcext:value-type="float">
            <text:p>1.5960605162</text:p>
          </table:table-cell>
          <table:table-cell office:value-type="float" office:value="14.7701483679386" calcext:value-type="float">
            <text:p>14.7701483679</text:p>
          </table:table-cell>
          <table:table-cell office:value-type="float" office:value="0.00214338585073294" calcext:value-type="float">
            <text:p>0.0021433859</text:p>
          </table:table-cell>
          <table:table-cell office:value-type="float" office:value="0.0325443381220543" calcext:value-type="float">
            <text:p>0.0325443381</text:p>
          </table:table-cell>
        </table:table-row>
        <table:table-row table:style-name="ro1">
          <table:table-cell office:value-type="string" calcext:value-type="string">
            <text:p>MTRINITY_DN10355_c1_g1_i1</text:p>
          </table:table-cell>
          <table:table-cell office:value-type="float" office:value="-3.51498042414718" calcext:value-type="float">
            <text:p>-3.5149804241</text:p>
          </table:table-cell>
          <table:table-cell office:value-type="float" office:value="5.55024354088438" calcext:value-type="float">
            <text:p>5.5502435409</text:p>
          </table:table-cell>
          <table:table-cell office:value-type="float" office:value="32.2540482760596" calcext:value-type="float">
            <text:p>32.2540482761</text:p>
          </table:table-cell>
          <table:table-cell office:value-type="float" office:value="0.0000847476782891197" calcext:value-type="float">
            <text:p>8.47476782891197E-005</text:p>
          </table:table-cell>
          <table:table-cell office:value-type="float" office:value="0.00509810782942444" calcext:value-type="float">
            <text:p>0.0050981078</text:p>
          </table:table-cell>
        </table:table-row>
        <table:table-row table:style-name="ro1">
          <table:table-cell office:value-type="string" calcext:value-type="string">
            <text:p>MTRINITY_DN11961_c0_g1_i3</text:p>
          </table:table-cell>
          <table:table-cell office:value-type="float" office:value="-1.73427462518289" calcext:value-type="float">
            <text:p>-1.7342746252</text:p>
          </table:table-cell>
          <table:table-cell office:value-type="float" office:value="1.86222081229136" calcext:value-type="float">
            <text:p>1.8622208123</text:p>
          </table:table-cell>
          <table:table-cell office:value-type="float" office:value="23.310231406123" calcext:value-type="float">
            <text:p>23.3102314061</text:p>
          </table:table-cell>
          <table:table-cell office:value-type="float" office:value="0.00288747405694305" calcext:value-type="float">
            <text:p>0.0028874741</text:p>
          </table:table-cell>
          <table:table-cell office:value-type="float" office:value="0.0395197360633668" calcext:value-type="float">
            <text:p>0.0395197361</text:p>
          </table:table-cell>
        </table:table-row>
        <table:table-row table:style-name="ro1">
          <table:table-cell office:value-type="string" calcext:value-type="string">
            <text:p>MTRINITY_DN12502_c0_g1_i1</text:p>
          </table:table-cell>
          <table:table-cell office:value-type="float" office:value="-2.75784699537608" calcext:value-type="float">
            <text:p>-2.7578469954</text:p>
          </table:table-cell>
          <table:table-cell office:value-type="float" office:value="4.47663985584182" calcext:value-type="float">
            <text:p>4.4766398558</text:p>
          </table:table-cell>
          <table:table-cell office:value-type="float" office:value="21.4272128235141" calcext:value-type="float">
            <text:p>21.4272128235</text:p>
          </table:table-cell>
          <table:table-cell office:value-type="float" office:value="0.000510673399882603" calcext:value-type="float">
            <text:p>0.0005106734</text:p>
          </table:table-cell>
          <table:table-cell office:value-type="float" office:value="0.0137360162344767" calcext:value-type="float">
            <text:p>0.0137360162</text:p>
          </table:table-cell>
        </table:table-row>
        <table:table-row table:style-name="ro1">
          <table:table-cell office:value-type="string" calcext:value-type="string">
            <text:p>Pc20804_g1_i1</text:p>
          </table:table-cell>
          <table:table-cell office:value-type="float" office:value="1.30396378920478" calcext:value-type="float">
            <text:p>1.3039637892</text:p>
          </table:table-cell>
          <table:table-cell office:value-type="float" office:value="5.16782084044056" calcext:value-type="float">
            <text:p>5.1678208404</text:p>
          </table:table-cell>
          <table:table-cell office:value-type="float" office:value="13.3586524858996" calcext:value-type="float">
            <text:p>13.3586524859</text:p>
          </table:table-cell>
          <table:table-cell office:value-type="float" office:value="0.00304936595435747" calcext:value-type="float">
            <text:p>0.003049366</text:p>
          </table:table-cell>
          <table:table-cell office:value-type="float" office:value="0.0408095707614367" calcext:value-type="float">
            <text:p>0.0408095708</text:p>
          </table:table-cell>
        </table:table-row>
        <table:table-row table:style-name="ro1">
          <table:table-cell office:value-type="string" calcext:value-type="string">
            <text:p>STRINITY_DN5177_c0_g1_i1</text:p>
          </table:table-cell>
          <table:table-cell office:value-type="float" office:value="-1.53640705827874" calcext:value-type="float">
            <text:p>-1.5364070583</text:p>
          </table:table-cell>
          <table:table-cell office:value-type="float" office:value="4.53540979593624" calcext:value-type="float">
            <text:p>4.5354097959</text:p>
          </table:table-cell>
          <table:table-cell office:value-type="float" office:value="25.9703487539667" calcext:value-type="float">
            <text:p>25.970348754</text:p>
          </table:table-cell>
          <table:table-cell office:value-type="float" office:value="0.000257116600022471" calcext:value-type="float">
            <text:p>0.0002571166</text:p>
          </table:table-cell>
          <table:table-cell office:value-type="float" office:value="0.00940088440861699" calcext:value-type="float">
            <text:p>0.0094008844</text:p>
          </table:table-cell>
        </table:table-row>
        <table:table-row table:style-name="ro1">
          <table:table-cell office:value-type="string" calcext:value-type="string">
            <text:p>MTRINITY_DN20675_c0_g1_i1</text:p>
          </table:table-cell>
          <table:table-cell office:value-type="float" office:value="-2.47446726621206" calcext:value-type="float">
            <text:p>-2.4744672662</text:p>
          </table:table-cell>
          <table:table-cell office:value-type="float" office:value="6.32025791207909" calcext:value-type="float">
            <text:p>6.3202579121</text:p>
          </table:table-cell>
          <table:table-cell office:value-type="float" office:value="63.5002830804474" calcext:value-type="float">
            <text:p>63.5002830804</text:p>
          </table:table-cell>
          <table:table-cell office:value-type="float" office:value="0.00000284185613051423" calcext:value-type="float">
            <text:p>2.84185613051423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STRINITY_DN13307_c6_g5_i2</text:p>
          </table:table-cell>
          <table:table-cell office:value-type="float" office:value="-2.13347226462976" calcext:value-type="float">
            <text:p>-2.1334722646</text:p>
          </table:table-cell>
          <table:table-cell office:value-type="float" office:value="2.27073508696733" calcext:value-type="float">
            <text:p>2.270735087</text:p>
          </table:table-cell>
          <table:table-cell office:value-type="float" office:value="13.9336017279248" calcext:value-type="float">
            <text:p>13.9336017279</text:p>
          </table:table-cell>
          <table:table-cell office:value-type="float" office:value="0.00263493294281811" calcext:value-type="float">
            <text:p>0.0026349329</text:p>
          </table:table-cell>
          <table:table-cell office:value-type="float" office:value="0.0372884790886231" calcext:value-type="float">
            <text:p>0.0372884791</text:p>
          </table:table-cell>
        </table:table-row>
        <table:table-row table:style-name="ro1">
          <table:table-cell office:value-type="string" calcext:value-type="string">
            <text:p>MTRINITY_DN15949_c1_g1_i3</text:p>
          </table:table-cell>
          <table:table-cell office:value-type="float" office:value="-3.52803284892372" calcext:value-type="float">
            <text:p>-3.5280328489</text:p>
          </table:table-cell>
          <table:table-cell office:value-type="float" office:value="2.47412476543303" calcext:value-type="float">
            <text:p>2.4741247654</text:p>
          </table:table-cell>
          <table:table-cell office:value-type="float" office:value="17.9640035651921" calcext:value-type="float">
            <text:p>17.9640035652</text:p>
          </table:table-cell>
          <table:table-cell office:value-type="float" office:value="0.00103304704854323" calcext:value-type="float">
            <text:p>0.001033047</text:p>
          </table:table-cell>
          <table:table-cell office:value-type="float" office:value="0.0207404608778127" calcext:value-type="float">
            <text:p>0.0207404609</text:p>
          </table:table-cell>
        </table:table-row>
        <table:table-row table:style-name="ro1">
          <table:table-cell office:value-type="string" calcext:value-type="string">
            <text:p>Pc31253_g1_i2</text:p>
          </table:table-cell>
          <table:table-cell office:value-type="float" office:value="-1.29926069267897" calcext:value-type="float">
            <text:p>-1.2992606927</text:p>
          </table:table-cell>
          <table:table-cell office:value-type="float" office:value="5.48812559720627" calcext:value-type="float">
            <text:p>5.4881255972</text:p>
          </table:table-cell>
          <table:table-cell office:value-type="float" office:value="13.5420316121882" calcext:value-type="float">
            <text:p>13.5420316122</text:p>
          </table:table-cell>
          <table:table-cell office:value-type="float" office:value="0.00290944015597023" calcext:value-type="float">
            <text:p>0.0029094402</text:p>
          </table:table-cell>
          <table:table-cell office:value-type="float" office:value="0.0396259412894348" calcext:value-type="float">
            <text:p>0.0396259413</text:p>
          </table:table-cell>
        </table:table-row>
        <table:table-row table:style-name="ro1">
          <table:table-cell office:value-type="string" calcext:value-type="string">
            <text:p>MTRINITY_DN14761_c3_g1_i1</text:p>
          </table:table-cell>
          <table:table-cell office:value-type="float" office:value="-1.66247951142394" calcext:value-type="float">
            <text:p>-1.6624795114</text:p>
          </table:table-cell>
          <table:table-cell office:value-type="float" office:value="3.82633677479987" calcext:value-type="float">
            <text:p>3.8263367748</text:p>
          </table:table-cell>
          <table:table-cell office:value-type="float" office:value="16.7035436563631" calcext:value-type="float">
            <text:p>16.7035436564</text:p>
          </table:table-cell>
          <table:table-cell office:value-type="float" office:value="0.00136382170667182" calcext:value-type="float">
            <text:p>0.0013638217</text:p>
          </table:table-cell>
          <table:table-cell office:value-type="float" office:value="0.0245291791437237" calcext:value-type="float">
            <text:p>0.0245291791</text:p>
          </table:table-cell>
        </table:table-row>
        <table:table-row table:style-name="ro1">
          <table:table-cell office:value-type="string" calcext:value-type="string">
            <text:p>Pc23539_g1_i1</text:p>
          </table:table-cell>
          <table:table-cell office:value-type="float" office:value="-3.06020157422465" calcext:value-type="float">
            <text:p>-3.0602015742</text:p>
          </table:table-cell>
          <table:table-cell office:value-type="float" office:value="1.90883506406726" calcext:value-type="float">
            <text:p>1.9088350641</text:p>
          </table:table-cell>
          <table:table-cell office:value-type="float" office:value="15.9323374552505" calcext:value-type="float">
            <text:p>15.9323374553</text:p>
          </table:table-cell>
          <table:table-cell office:value-type="float" office:value="0.00162685660571542" calcext:value-type="float">
            <text:p>0.0016268566</text:p>
          </table:table-cell>
          <table:table-cell office:value-type="float" office:value="0.0271456262314427" calcext:value-type="float">
            <text:p>0.0271456262</text:p>
          </table:table-cell>
        </table:table-row>
        <table:table-row table:style-name="ro1">
          <table:table-cell office:value-type="string" calcext:value-type="string">
            <text:p>Pc30425_g1_i3</text:p>
          </table:table-cell>
          <table:table-cell office:value-type="float" office:value="-1.81251888966366" calcext:value-type="float">
            <text:p>-1.8125188897</text:p>
          </table:table-cell>
          <table:table-cell office:value-type="float" office:value="2.42130265460549" calcext:value-type="float">
            <text:p>2.4213026546</text:p>
          </table:table-cell>
          <table:table-cell office:value-type="float" office:value="24.9248248328311" calcext:value-type="float">
            <text:p>24.9248248328</text:p>
          </table:table-cell>
          <table:table-cell office:value-type="float" office:value="0.00241581876783237" calcext:value-type="float">
            <text:p>0.0024158188</text:p>
          </table:table-cell>
          <table:table-cell office:value-type="float" office:value="0.0352371466340098" calcext:value-type="float">
            <text:p>0.0352371466</text:p>
          </table:table-cell>
        </table:table-row>
        <table:table-row table:style-name="ro1">
          <table:table-cell office:value-type="string" calcext:value-type="string">
            <text:p>Pc29841_g2_i3</text:p>
          </table:table-cell>
          <table:table-cell office:value-type="float" office:value="2.69770475660775" calcext:value-type="float">
            <text:p>2.6977047566</text:p>
          </table:table-cell>
          <table:table-cell office:value-type="float" office:value="0.386692990169841" calcext:value-type="float">
            <text:p>0.3866929902</text:p>
          </table:table-cell>
          <table:table-cell office:value-type="float" office:value="14.836802009428" calcext:value-type="float">
            <text:p>14.8368020094</text:p>
          </table:table-cell>
          <table:table-cell office:value-type="float" office:value="0.00210903881101196" calcext:value-type="float">
            <text:p>0.0021090388</text:p>
          </table:table-cell>
          <table:table-cell office:value-type="float" office:value="0.0321529339913443" calcext:value-type="float">
            <text:p>0.032152934</text:p>
          </table:table-cell>
        </table:table-row>
        <table:table-row table:style-name="ro1">
          <table:table-cell office:value-type="string" calcext:value-type="string">
            <text:p>MTRINITY_DN15260_c1_g4_i1</text:p>
          </table:table-cell>
          <table:table-cell office:value-type="float" office:value="-2.99846302749405" calcext:value-type="float">
            <text:p>-2.9984630275</text:p>
          </table:table-cell>
          <table:table-cell office:value-type="float" office:value="0.467021401145261" calcext:value-type="float">
            <text:p>0.4670214011</text:p>
          </table:table-cell>
          <table:table-cell office:value-type="float" office:value="14.3162230799849" calcext:value-type="float">
            <text:p>14.31622308</text:p>
          </table:table-cell>
          <table:table-cell office:value-type="float" office:value="0.00239540764862762" calcext:value-type="float">
            <text:p>0.0023954076</text:p>
          </table:table-cell>
          <table:table-cell office:value-type="float" office:value="0.0350260013346752" calcext:value-type="float">
            <text:p>0.0350260013</text:p>
          </table:table-cell>
        </table:table-row>
        <table:table-row table:style-name="ro1">
          <table:table-cell office:value-type="string" calcext:value-type="string">
            <text:p>MTRINITY_DN8910_c1_g1_i2</text:p>
          </table:table-cell>
          <table:table-cell office:value-type="float" office:value="-7.75663213543319" calcext:value-type="float">
            <text:p>-7.7566321354</text:p>
          </table:table-cell>
          <table:table-cell office:value-type="float" office:value="1.26755317363004" calcext:value-type="float">
            <text:p>1.2675531736</text:p>
          </table:table-cell>
          <table:table-cell office:value-type="float" office:value="49.2552975606079" calcext:value-type="float">
            <text:p>49.2552975606</text:p>
          </table:table-cell>
          <table:table-cell office:value-type="float" office:value="0.0000166546517578855" calcext:value-type="float">
            <text:p>1.66546517578855E-005</text:p>
          </table:table-cell>
          <table:table-cell office:value-type="float" office:value="0.00269341791457351" calcext:value-type="float">
            <text:p>0.0026934179</text:p>
          </table:table-cell>
        </table:table-row>
        <table:table-row table:style-name="ro1">
          <table:table-cell office:value-type="string" calcext:value-type="string">
            <text:p>MTRINITY_DN17543_c1_g1_i1</text:p>
          </table:table-cell>
          <table:table-cell office:value-type="float" office:value="1.84243444656693" calcext:value-type="float">
            <text:p>1.8424344466</text:p>
          </table:table-cell>
          <table:table-cell office:value-type="float" office:value="2.32330876844858" calcext:value-type="float">
            <text:p>2.3233087684</text:p>
          </table:table-cell>
          <table:table-cell office:value-type="float" office:value="22.785574623985" calcext:value-type="float">
            <text:p>22.785574624</text:p>
          </table:table-cell>
          <table:table-cell office:value-type="float" office:value="0.000552294995691517" calcext:value-type="float">
            <text:p>0.000552295</text:p>
          </table:table-cell>
          <table:table-cell office:value-type="float" office:value="0.0142674622897315" calcext:value-type="float">
            <text:p>0.0142674623</text:p>
          </table:table-cell>
        </table:table-row>
        <table:table-row table:style-name="ro1">
          <table:table-cell office:value-type="string" calcext:value-type="string">
            <text:p>Pc31999_g1_i1</text:p>
          </table:table-cell>
          <table:table-cell office:value-type="float" office:value="-2.68771300835429" calcext:value-type="float">
            <text:p>-2.6877130084</text:p>
          </table:table-cell>
          <table:table-cell office:value-type="float" office:value="6.18701622709962" calcext:value-type="float">
            <text:p>6.1870162271</text:p>
          </table:table-cell>
          <table:table-cell office:value-type="float" office:value="73.0428776026731" calcext:value-type="float">
            <text:p>73.0428776027</text:p>
          </table:table-cell>
          <table:table-cell office:value-type="float" office:value="0.00000133689439362638" calcext:value-type="float">
            <text:p>1.33689439362638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STRINITY_DN8022_c0_g1_i4</text:p>
          </table:table-cell>
          <table:table-cell office:value-type="float" office:value="-3.55795531049168" calcext:value-type="float">
            <text:p>-3.5579553105</text:p>
          </table:table-cell>
          <table:table-cell office:value-type="float" office:value="3.83706370659716" calcext:value-type="float">
            <text:p>3.8370637066</text:p>
          </table:table-cell>
          <table:table-cell office:value-type="float" office:value="51.1063795533351" calcext:value-type="float">
            <text:p>51.1063795533</text:p>
          </table:table-cell>
          <table:table-cell office:value-type="float" office:value="0.00000886292891889905" calcext:value-type="float">
            <text:p>8.86292891889905E-006</text:p>
          </table:table-cell>
          <table:table-cell office:value-type="float" office:value="0.00211148730386914" calcext:value-type="float">
            <text:p>0.0021114873</text:p>
          </table:table-cell>
        </table:table-row>
        <table:table-row table:style-name="ro1">
          <table:table-cell office:value-type="string" calcext:value-type="string">
            <text:p>MTRINITY_DN7602_c1_g1_i1</text:p>
          </table:table-cell>
          <table:table-cell office:value-type="float" office:value="1.18564253782445" calcext:value-type="float">
            <text:p>1.1856425378</text:p>
          </table:table-cell>
          <table:table-cell office:value-type="float" office:value="5.09107161685864" calcext:value-type="float">
            <text:p>5.0910716169</text:p>
          </table:table-cell>
          <table:table-cell office:value-type="float" office:value="25.3021864232572" calcext:value-type="float">
            <text:p>25.3021864233</text:p>
          </table:table-cell>
          <table:table-cell office:value-type="float" office:value="0.00367840033389476" calcext:value-type="float">
            <text:p>0.0036784003</text:p>
          </table:table-cell>
          <table:table-cell office:value-type="float" office:value="0.0460267699970208" calcext:value-type="float">
            <text:p>0.04602677</text:p>
          </table:table-cell>
        </table:table-row>
        <table:table-row table:style-name="ro1">
          <table:table-cell office:value-type="string" calcext:value-type="string">
            <text:p>STRINITY_DN15442_c0_g1_i1</text:p>
          </table:table-cell>
          <table:table-cell office:value-type="float" office:value="1.20491588625199" calcext:value-type="float">
            <text:p>1.2049158863</text:p>
          </table:table-cell>
          <table:table-cell office:value-type="float" office:value="4.6112620816537" calcext:value-type="float">
            <text:p>4.6112620817</text:p>
          </table:table-cell>
          <table:table-cell office:value-type="float" office:value="17.9922155287034" calcext:value-type="float">
            <text:p>17.9922155287</text:p>
          </table:table-cell>
          <table:table-cell office:value-type="float" office:value="0.00415119837634706" calcext:value-type="float">
            <text:p>0.0041511984</text:p>
          </table:table-cell>
          <table:table-cell office:value-type="float" office:value="0.0497646457113362" calcext:value-type="float">
            <text:p>0.0497646457</text:p>
          </table:table-cell>
        </table:table-row>
        <table:table-row table:style-name="ro1">
          <table:table-cell office:value-type="string" calcext:value-type="string">
            <text:p>Pc30260_g1_i1</text:p>
          </table:table-cell>
          <table:table-cell office:value-type="float" office:value="1.8279502795355" calcext:value-type="float">
            <text:p>1.8279502795</text:p>
          </table:table-cell>
          <table:table-cell office:value-type="float" office:value="3.89980149625944" calcext:value-type="float">
            <text:p>3.8998014963</text:p>
          </table:table-cell>
          <table:table-cell office:value-type="float" office:value="41.150441405552" calcext:value-type="float">
            <text:p>41.1504414056</text:p>
          </table:table-cell>
          <table:table-cell office:value-type="float" office:value="0.0000367870230359243" calcext:value-type="float">
            <text:p>0.000036787</text:p>
          </table:table-cell>
          <table:table-cell office:value-type="float" office:value="0.00340824956016166" calcext:value-type="float">
            <text:p>0.0034082496</text:p>
          </table:table-cell>
        </table:table-row>
        <table:table-row table:style-name="ro1">
          <table:table-cell office:value-type="string" calcext:value-type="string">
            <text:p>Pc30741_g2_i1</text:p>
          </table:table-cell>
          <table:table-cell office:value-type="float" office:value="-1.71031321387004" calcext:value-type="float">
            <text:p>-1.7103132139</text:p>
          </table:table-cell>
          <table:table-cell office:value-type="float" office:value="2.78794254644921" calcext:value-type="float">
            <text:p>2.7879425464</text:p>
          </table:table-cell>
          <table:table-cell office:value-type="float" office:value="17.598678068565" calcext:value-type="float">
            <text:p>17.5986780686</text:p>
          </table:table-cell>
          <table:table-cell office:value-type="float" office:value="0.00111822359525258" calcext:value-type="float">
            <text:p>0.0011182236</text:p>
          </table:table-cell>
          <table:table-cell office:value-type="float" office:value="0.0215725166338637" calcext:value-type="float">
            <text:p>0.0215725166</text:p>
          </table:table-cell>
        </table:table-row>
        <table:table-row table:style-name="ro1">
          <table:table-cell office:value-type="string" calcext:value-type="string">
            <text:p>Pc31109_g1_i3</text:p>
          </table:table-cell>
          <table:table-cell office:value-type="float" office:value="1.72736951238498" calcext:value-type="float">
            <text:p>1.7273695124</text:p>
          </table:table-cell>
          <table:table-cell office:value-type="float" office:value="5.89774466092865" calcext:value-type="float">
            <text:p>5.8977446609</text:p>
          </table:table-cell>
          <table:table-cell office:value-type="float" office:value="32.7685257612374" calcext:value-type="float">
            <text:p>32.7685257612</text:p>
          </table:table-cell>
          <table:table-cell office:value-type="float" office:value="0.000078723787071223" calcext:value-type="float">
            <text:p>7.8723787071223E-005</text:p>
          </table:table-cell>
          <table:table-cell office:value-type="float" office:value="0.00489551760763494" calcext:value-type="float">
            <text:p>0.0048955176</text:p>
          </table:table-cell>
        </table:table-row>
        <table:table-row table:style-name="ro1">
          <table:table-cell office:value-type="string" calcext:value-type="string">
            <text:p>MTRINITY_DN16316_c1_g1_i1</text:p>
          </table:table-cell>
          <table:table-cell office:value-type="float" office:value="1.70393283332311" calcext:value-type="float">
            <text:p>1.7039328333</text:p>
          </table:table-cell>
          <table:table-cell office:value-type="float" office:value="6.52900296490364" calcext:value-type="float">
            <text:p>6.5290029649</text:p>
          </table:table-cell>
          <table:table-cell office:value-type="float" office:value="48.0683064092941" calcext:value-type="float">
            <text:p>48.0683064093</text:p>
          </table:table-cell>
          <table:table-cell office:value-type="float" office:value="0.000027516111488983" calcext:value-type="float">
            <text:p>2.7516111488983E-005</text:p>
          </table:table-cell>
          <table:table-cell office:value-type="float" office:value="0.00303668615689813" calcext:value-type="float">
            <text:p>0.0030366862</text:p>
          </table:table-cell>
        </table:table-row>
        <table:table-row table:style-name="ro1">
          <table:table-cell office:value-type="string" calcext:value-type="string">
            <text:p>STRINITY_DN5061_c0_g1_i1</text:p>
          </table:table-cell>
          <table:table-cell office:value-type="float" office:value="-4.67678359201996" calcext:value-type="float">
            <text:p>-4.676783592</text:p>
          </table:table-cell>
          <table:table-cell office:value-type="float" office:value="4.92082938916597" calcext:value-type="float">
            <text:p>4.9208293892</text:p>
          </table:table-cell>
          <table:table-cell office:value-type="float" office:value="15.6012911976359" calcext:value-type="float">
            <text:p>15.6012911976</text:p>
          </table:table-cell>
          <table:table-cell office:value-type="float" office:value="0.00175757702864107" calcext:value-type="float">
            <text:p>0.001757577</text:p>
          </table:table-cell>
          <table:table-cell office:value-type="float" office:value="0.0286667743706705" calcext:value-type="float">
            <text:p>0.0286667744</text:p>
          </table:table-cell>
        </table:table-row>
        <table:table-row table:style-name="ro1">
          <table:table-cell office:value-type="string" calcext:value-type="string">
            <text:p>STRINITY_DN11766_c0_g1_i3</text:p>
          </table:table-cell>
          <table:table-cell office:value-type="float" office:value="-2.09138163311292" calcext:value-type="float">
            <text:p>-2.0913816331</text:p>
          </table:table-cell>
          <table:table-cell office:value-type="float" office:value="1.66168496136203" calcext:value-type="float">
            <text:p>1.6616849614</text:p>
          </table:table-cell>
          <table:table-cell office:value-type="float" office:value="17.5408636775209" calcext:value-type="float">
            <text:p>17.5408636775</text:p>
          </table:table-cell>
          <table:table-cell office:value-type="float" office:value="0.0036953528114744" calcext:value-type="float">
            <text:p>0.0036953528</text:p>
          </table:table-cell>
          <table:table-cell office:value-type="float" office:value="0.0461997346198423" calcext:value-type="float">
            <text:p>0.0461997346</text:p>
          </table:table-cell>
        </table:table-row>
        <table:table-row table:style-name="ro1">
          <table:table-cell office:value-type="string" calcext:value-type="string">
            <text:p>Pc20552_g2_i1</text:p>
          </table:table-cell>
          <table:table-cell office:value-type="float" office:value="-4.03482920464494" calcext:value-type="float">
            <text:p>-4.0348292046</text:p>
          </table:table-cell>
          <table:table-cell office:value-type="float" office:value="1.39724666876618" calcext:value-type="float">
            <text:p>1.3972466688</text:p>
          </table:table-cell>
          <table:table-cell office:value-type="float" office:value="15.1045489811899" calcext:value-type="float">
            <text:p>15.1045489812</text:p>
          </table:table-cell>
          <table:table-cell office:value-type="float" office:value="0.00197736844857587" calcext:value-type="float">
            <text:p>0.0019773684</text:p>
          </table:table-cell>
          <table:table-cell office:value-type="float" office:value="0.0308919479731267" calcext:value-type="float">
            <text:p>0.030891948</text:p>
          </table:table-cell>
        </table:table-row>
        <table:table-row table:style-name="ro1">
          <table:table-cell office:value-type="string" calcext:value-type="string">
            <text:p>MTRINITY_DN12723_c0_g1_i1</text:p>
          </table:table-cell>
          <table:table-cell office:value-type="float" office:value="1.6549665062745" calcext:value-type="float">
            <text:p>1.6549665063</text:p>
          </table:table-cell>
          <table:table-cell office:value-type="float" office:value="6.25148331381865" calcext:value-type="float">
            <text:p>6.2514833138</text:p>
          </table:table-cell>
          <table:table-cell office:value-type="float" office:value="19.5816017253642" calcext:value-type="float">
            <text:p>19.5816017254</text:p>
          </table:table-cell>
          <table:table-cell office:value-type="float" office:value="0.000735968225445121" calcext:value-type="float">
            <text:p>0.0007359682</text:p>
          </table:table-cell>
          <table:table-cell office:value-type="float" office:value="0.0168772300927514" calcext:value-type="float">
            <text:p>0.0168772301</text:p>
          </table:table-cell>
        </table:table-row>
        <table:table-row table:style-name="ro1">
          <table:table-cell office:value-type="string" calcext:value-type="string">
            <text:p>MTRINITY_DN10888_c1_g1_i1</text:p>
          </table:table-cell>
          <table:table-cell office:value-type="float" office:value="3.008752100937" calcext:value-type="float">
            <text:p>3.0087521009</text:p>
          </table:table-cell>
          <table:table-cell office:value-type="float" office:value="6.00795643721141" calcext:value-type="float">
            <text:p>6.0079564372</text:p>
          </table:table-cell>
          <table:table-cell office:value-type="float" office:value="38.1025742482095" calcext:value-type="float">
            <text:p>38.1025742482</text:p>
          </table:table-cell>
          <table:table-cell office:value-type="float" office:value="0.0000384230192479849" calcext:value-type="float">
            <text:p>0.000038423</text:p>
          </table:table-cell>
          <table:table-cell office:value-type="float" office:value="0.00348453834376438" calcext:value-type="float">
            <text:p>0.0034845383</text:p>
          </table:table-cell>
        </table:table-row>
        <table:table-row table:style-name="ro1">
          <table:table-cell office:value-type="string" calcext:value-type="string">
            <text:p>Pc30331_g1_i1</text:p>
          </table:table-cell>
          <table:table-cell office:value-type="float" office:value="-1.99878362905902" calcext:value-type="float">
            <text:p>-1.9987836291</text:p>
          </table:table-cell>
          <table:table-cell office:value-type="float" office:value="3.05612354033868" calcext:value-type="float">
            <text:p>3.0561235403</text:p>
          </table:table-cell>
          <table:table-cell office:value-type="float" office:value="23.7481130582432" calcext:value-type="float">
            <text:p>23.7481130582</text:p>
          </table:table-cell>
          <table:table-cell office:value-type="float" office:value="0.000331872347780159" calcext:value-type="float">
            <text:p>0.0003318723</text:p>
          </table:table-cell>
          <table:table-cell office:value-type="float" office:value="0.0107119829415751" calcext:value-type="float">
            <text:p>0.0107119829</text:p>
          </table:table-cell>
        </table:table-row>
        <table:table-row table:style-name="ro1">
          <table:table-cell office:value-type="string" calcext:value-type="string">
            <text:p>MTRINITY_DN15206_c2_g13_i2</text:p>
          </table:table-cell>
          <table:table-cell office:value-type="float" office:value="-3.31632338164209" calcext:value-type="float">
            <text:p>-3.3163233816</text:p>
          </table:table-cell>
          <table:table-cell office:value-type="float" office:value="5.88646823457446" calcext:value-type="float">
            <text:p>5.8864682346</text:p>
          </table:table-cell>
          <table:table-cell office:value-type="float" office:value="56.2327931321603" calcext:value-type="float">
            <text:p>56.2327931322</text:p>
          </table:table-cell>
          <table:table-cell office:value-type="float" office:value="0.00000539915125303786" calcext:value-type="float">
            <text:p>5.39915125303786E-006</text:p>
          </table:table-cell>
          <table:table-cell office:value-type="float" office:value="0.00174270669154506" calcext:value-type="float">
            <text:p>0.0017427067</text:p>
          </table:table-cell>
        </table:table-row>
        <table:table-row table:style-name="ro1">
          <table:table-cell office:value-type="string" calcext:value-type="string">
            <text:p>MTRINITY_DN16417_c4_g1_i1</text:p>
          </table:table-cell>
          <table:table-cell office:value-type="float" office:value="1.96522570553462" calcext:value-type="float">
            <text:p>1.9652257055</text:p>
          </table:table-cell>
          <table:table-cell office:value-type="float" office:value="4.47068990024779" calcext:value-type="float">
            <text:p>4.4706899002</text:p>
          </table:table-cell>
          <table:table-cell office:value-type="float" office:value="48.3690024310845" calcext:value-type="float">
            <text:p>48.3690024311</text:p>
          </table:table-cell>
          <table:table-cell office:value-type="float" office:value="0.0000117453753870598" calcext:value-type="float">
            <text:p>1.17453753870598E-005</text:p>
          </table:table-cell>
          <table:table-cell office:value-type="float" office:value="0.00227466244108878" calcext:value-type="float">
            <text:p>0.0022746624</text:p>
          </table:table-cell>
        </table:table-row>
        <table:table-row table:style-name="ro1">
          <table:table-cell office:value-type="string" calcext:value-type="string">
            <text:p>MTRINITY_DN17404_c2_g4_i3</text:p>
          </table:table-cell>
          <table:table-cell office:value-type="float" office:value="-5.0068254389375" calcext:value-type="float">
            <text:p>-5.0068254389</text:p>
          </table:table-cell>
          <table:table-cell office:value-type="float" office:value="0.315521156163513" calcext:value-type="float">
            <text:p>0.3155211562</text:p>
          </table:table-cell>
          <table:table-cell office:value-type="float" office:value="24.4909970488233" calcext:value-type="float">
            <text:p>24.4909970488</text:p>
          </table:table-cell>
          <table:table-cell office:value-type="float" office:value="0.000290871296666146" calcext:value-type="float">
            <text:p>0.0002908713</text:p>
          </table:table-cell>
          <table:table-cell office:value-type="float" office:value="0.0100015745513452" calcext:value-type="float">
            <text:p>0.0100015746</text:p>
          </table:table-cell>
        </table:table-row>
        <table:table-row table:style-name="ro1">
          <table:table-cell office:value-type="string" calcext:value-type="string">
            <text:p>MTRINITY_DN17183_c10_g10_i2</text:p>
          </table:table-cell>
          <table:table-cell office:value-type="float" office:value="1.55217974771643" calcext:value-type="float">
            <text:p>1.5521797477</text:p>
          </table:table-cell>
          <table:table-cell office:value-type="float" office:value="2.8547147450337" calcext:value-type="float">
            <text:p>2.854714745</text:p>
          </table:table-cell>
          <table:table-cell office:value-type="float" office:value="12.7389366216922" calcext:value-type="float">
            <text:p>12.7389366217</text:p>
          </table:table-cell>
          <table:table-cell office:value-type="float" office:value="0.00358379253069525" calcext:value-type="float">
            <text:p>0.0035837925</text:p>
          </table:table-cell>
          <table:table-cell office:value-type="float" office:value="0.0452961196574358" calcext:value-type="float">
            <text:p>0.0452961197</text:p>
          </table:table-cell>
        </table:table-row>
        <table:table-row table:style-name="ro1">
          <table:table-cell office:value-type="string" calcext:value-type="string">
            <text:p>MTRINITY_DN15435_c0_g1_i1</text:p>
          </table:table-cell>
          <table:table-cell office:value-type="float" office:value="1.1758837262173" calcext:value-type="float">
            <text:p>1.1758837262</text:p>
          </table:table-cell>
          <table:table-cell office:value-type="float" office:value="8.34052354079617" calcext:value-type="float">
            <text:p>8.3405235408</text:p>
          </table:table-cell>
          <table:table-cell office:value-type="float" office:value="20.5633661220293" calcext:value-type="float">
            <text:p>20.563366122</text:p>
          </table:table-cell>
          <table:table-cell office:value-type="float" office:value="0.00391064397694727" calcext:value-type="float">
            <text:p>0.003910644</text:p>
          </table:table-cell>
          <table:table-cell office:value-type="float" office:value="0.0477488458208995" calcext:value-type="float">
            <text:p>0.0477488458</text:p>
          </table:table-cell>
        </table:table-row>
        <table:table-row table:style-name="ro1">
          <table:table-cell office:value-type="string" calcext:value-type="string">
            <text:p>STRINITY_DN63_c0_g3_i1</text:p>
          </table:table-cell>
          <table:table-cell office:value-type="float" office:value="-4.08618749606232" calcext:value-type="float">
            <text:p>-4.0861874961</text:p>
          </table:table-cell>
          <table:table-cell office:value-type="float" office:value="4.27865996239382" calcext:value-type="float">
            <text:p>4.2786599624</text:p>
          </table:table-cell>
          <table:table-cell office:value-type="float" office:value="20.4263058740993" calcext:value-type="float">
            <text:p>20.4263058741</text:p>
          </table:table-cell>
          <table:table-cell office:value-type="float" office:value="0.000620946158673268" calcext:value-type="float">
            <text:p>0.0006209462</text:p>
          </table:table-cell>
          <table:table-cell office:value-type="float" office:value="0.0153159916113839" calcext:value-type="float">
            <text:p>0.0153159916</text:p>
          </table:table-cell>
        </table:table-row>
        <table:table-row table:style-name="ro1">
          <table:table-cell office:value-type="string" calcext:value-type="string">
            <text:p>Pc30474_g2_i2</text:p>
          </table:table-cell>
          <table:table-cell office:value-type="float" office:value="-2.26720510452778" calcext:value-type="float">
            <text:p>-2.2672051045</text:p>
          </table:table-cell>
          <table:table-cell office:value-type="float" office:value="4.48858841289808" calcext:value-type="float">
            <text:p>4.4885884129</text:p>
          </table:table-cell>
          <table:table-cell office:value-type="float" office:value="49.5913098618954" calcext:value-type="float">
            <text:p>49.5913098619</text:p>
          </table:table-cell>
          <table:table-cell office:value-type="float" office:value="0.0000103414985311819" calcext:value-type="float">
            <text:p>1.03414985311819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MTRINITY_DN11932_c0_g2_i1</text:p>
          </table:table-cell>
          <table:table-cell office:value-type="float" office:value="-3.71726532559846" calcext:value-type="float">
            <text:p>-3.7172653256</text:p>
          </table:table-cell>
          <table:table-cell office:value-type="float" office:value="2.79480073145189" calcext:value-type="float">
            <text:p>2.7948007315</text:p>
          </table:table-cell>
          <table:table-cell office:value-type="float" office:value="12.8111374837804" calcext:value-type="float">
            <text:p>12.8111374838</text:p>
          </table:table-cell>
          <table:table-cell office:value-type="float" office:value="0.00351621183866821" calcext:value-type="float">
            <text:p>0.0035162118</text:p>
          </table:table-cell>
          <table:table-cell office:value-type="float" office:value="0.0448003594962404" calcext:value-type="float">
            <text:p>0.0448003595</text:p>
          </table:table-cell>
        </table:table-row>
        <table:table-row table:style-name="ro1">
          <table:table-cell office:value-type="string" calcext:value-type="string">
            <text:p>MTRINITY_DN16162_c1_g4_i1</text:p>
          </table:table-cell>
          <table:table-cell office:value-type="float" office:value="-4.12024416727049" calcext:value-type="float">
            <text:p>-4.1202441673</text:p>
          </table:table-cell>
          <table:table-cell office:value-type="float" office:value="1.67851829260521" calcext:value-type="float">
            <text:p>1.6785182926</text:p>
          </table:table-cell>
          <table:table-cell office:value-type="float" office:value="17.7877957248608" calcext:value-type="float">
            <text:p>17.7877957249</text:p>
          </table:table-cell>
          <table:table-cell office:value-type="float" office:value="0.00107315192431071" calcext:value-type="float">
            <text:p>0.0010731519</text:p>
          </table:table-cell>
          <table:table-cell office:value-type="float" office:value="0.02115159190017" calcext:value-type="float">
            <text:p>0.0211515919</text:p>
          </table:table-cell>
        </table:table-row>
        <table:table-row table:style-name="ro1">
          <table:table-cell office:value-type="string" calcext:value-type="string">
            <text:p>MTRINITY_DN15718_c1_g1_i2</text:p>
          </table:table-cell>
          <table:table-cell office:value-type="float" office:value="2.45216270032847" calcext:value-type="float">
            <text:p>2.4521627003</text:p>
          </table:table-cell>
          <table:table-cell office:value-type="float" office:value="6.26003446355068" calcext:value-type="float">
            <text:p>6.2600344636</text:p>
          </table:table-cell>
          <table:table-cell office:value-type="float" office:value="22.5362474818447" calcext:value-type="float">
            <text:p>22.5362474818</text:p>
          </table:table-cell>
          <table:table-cell office:value-type="float" office:value="0.000414078460410444" calcext:value-type="float">
            <text:p>0.0004140785</text:p>
          </table:table-cell>
          <table:table-cell office:value-type="float" office:value="0.012258192529192" calcext:value-type="float">
            <text:p>0.0122581925</text:p>
          </table:table-cell>
        </table:table-row>
        <table:table-row table:style-name="ro1">
          <table:table-cell office:value-type="string" calcext:value-type="string">
            <text:p>MTRINITY_DN3650_c0_g1_i1</text:p>
          </table:table-cell>
          <table:table-cell office:value-type="float" office:value="-2.46237264038677" calcext:value-type="float">
            <text:p>-2.4623726404</text:p>
          </table:table-cell>
          <table:table-cell office:value-type="float" office:value="9.43975219951266" calcext:value-type="float">
            <text:p>9.4397521995</text:p>
          </table:table-cell>
          <table:table-cell office:value-type="float" office:value="65.8651673024138" calcext:value-type="float">
            <text:p>65.8651673024</text:p>
          </table:table-cell>
          <table:table-cell office:value-type="float" office:value="0.00000233726719638223" calcext:value-type="float">
            <text:p>2.33726719638223E-006</text:p>
          </table:table-cell>
          <table:table-cell office:value-type="float" office:value="0.00152778014698936" calcext:value-type="float">
            <text:p>0.0015277801</text:p>
          </table:table-cell>
        </table:table-row>
        <table:table-row table:style-name="ro1">
          <table:table-cell office:value-type="string" calcext:value-type="string">
            <text:p>Pc29730_g1_i2</text:p>
          </table:table-cell>
          <table:table-cell office:value-type="float" office:value="2.53816470177152" calcext:value-type="float">
            <text:p>2.5381647018</text:p>
          </table:table-cell>
          <table:table-cell office:value-type="float" office:value="3.16756366196831" calcext:value-type="float">
            <text:p>3.167563662</text:p>
          </table:table-cell>
          <table:table-cell office:value-type="float" office:value="59.9838717502802" calcext:value-type="float">
            <text:p>59.9838717503</text:p>
          </table:table-cell>
          <table:table-cell office:value-type="float" office:value="0.0000038451993812986" calcext:value-type="float">
            <text:p>3.8451993812986E-006</text:p>
          </table:table-cell>
          <table:table-cell office:value-type="float" office:value="0.00156802150317893" calcext:value-type="float">
            <text:p>0.0015680215</text:p>
          </table:table-cell>
        </table:table-row>
        <table:table-row table:style-name="ro1">
          <table:table-cell office:value-type="string" calcext:value-type="string">
            <text:p>MTRINITY_DN11676_c0_g1_i1</text:p>
          </table:table-cell>
          <table:table-cell office:value-type="float" office:value="1.38839356727927" calcext:value-type="float">
            <text:p>1.3883935673</text:p>
          </table:table-cell>
          <table:table-cell office:value-type="float" office:value="4.93080628346363" calcext:value-type="float">
            <text:p>4.9308062835</text:p>
          </table:table-cell>
          <table:table-cell office:value-type="float" office:value="19.2916111266483" calcext:value-type="float">
            <text:p>19.2916111266</text:p>
          </table:table-cell>
          <table:table-cell office:value-type="float" office:value="0.000781036533758214" calcext:value-type="float">
            <text:p>0.0007810365</text:p>
          </table:table-cell>
          <table:table-cell office:value-type="float" office:value="0.017408130797043" calcext:value-type="float">
            <text:p>0.0174081308</text:p>
          </table:table-cell>
        </table:table-row>
        <table:table-row table:style-name="ro1">
          <table:table-cell office:value-type="string" calcext:value-type="string">
            <text:p>STRINITY_DN5523_c0_g2_i1</text:p>
          </table:table-cell>
          <table:table-cell office:value-type="float" office:value="2.2861900032493" calcext:value-type="float">
            <text:p>2.2861900032</text:p>
          </table:table-cell>
          <table:table-cell office:value-type="float" office:value="0.690599476353787" calcext:value-type="float">
            <text:p>0.6905994764</text:p>
          </table:table-cell>
          <table:table-cell office:value-type="float" office:value="13.265131002797" calcext:value-type="float">
            <text:p>13.2651310028</text:p>
          </table:table-cell>
          <table:table-cell office:value-type="float" office:value="0.00312373709340796" calcext:value-type="float">
            <text:p>0.0031237371</text:p>
          </table:table-cell>
          <table:table-cell office:value-type="float" office:value="0.0415980007682538" calcext:value-type="float">
            <text:p>0.0415980008</text:p>
          </table:table-cell>
        </table:table-row>
        <table:table-row table:style-name="ro1">
          <table:table-cell office:value-type="string" calcext:value-type="string">
            <text:p>MTRINITY_DN13488_c0_g1_i3</text:p>
          </table:table-cell>
          <table:table-cell office:value-type="float" office:value="-3.48707284299906" calcext:value-type="float">
            <text:p>-3.487072843</text:p>
          </table:table-cell>
          <table:table-cell office:value-type="float" office:value="4.19727292877857" calcext:value-type="float">
            <text:p>4.1972729288</text:p>
          </table:table-cell>
          <table:table-cell office:value-type="float" office:value="18.712238742718" calcext:value-type="float">
            <text:p>18.7122387427</text:p>
          </table:table-cell>
          <table:table-cell office:value-type="float" office:value="0.000881042830627812" calcext:value-type="float">
            <text:p>0.0008810428</text:p>
          </table:table-cell>
          <table:table-cell office:value-type="float" office:value="0.0187568394963019" calcext:value-type="float">
            <text:p>0.0187568395</text:p>
          </table:table-cell>
        </table:table-row>
        <table:table-row table:style-name="ro1">
          <table:table-cell office:value-type="string" calcext:value-type="string">
            <text:p>MTRINITY_DN16519_c0_g1_i4</text:p>
          </table:table-cell>
          <table:table-cell office:value-type="float" office:value="-1.81940103596675" calcext:value-type="float">
            <text:p>-1.819401036</text:p>
          </table:table-cell>
          <table:table-cell office:value-type="float" office:value="1.79543737418734" calcext:value-type="float">
            <text:p>1.7954373742</text:p>
          </table:table-cell>
          <table:table-cell office:value-type="float" office:value="14.4823382260929" calcext:value-type="float">
            <text:p>14.4823382261</text:p>
          </table:table-cell>
          <table:table-cell office:value-type="float" office:value="0.00252831282533216" calcext:value-type="float">
            <text:p>0.0025283128</text:p>
          </table:table-cell>
          <table:table-cell office:value-type="float" office:value="0.0363655459467278" calcext:value-type="float">
            <text:p>0.0363655459</text:p>
          </table:table-cell>
        </table:table-row>
        <table:table-row table:style-name="ro1">
          <table:table-cell office:value-type="string" calcext:value-type="string">
            <text:p>Pc34679_g1_i1</text:p>
          </table:table-cell>
          <table:table-cell office:value-type="float" office:value="1.33845245214322" calcext:value-type="float">
            <text:p>1.3384524521</text:p>
          </table:table-cell>
          <table:table-cell office:value-type="float" office:value="5.20844260138665" calcext:value-type="float">
            <text:p>5.2084426014</text:p>
          </table:table-cell>
          <table:table-cell office:value-type="float" office:value="18.0752669625962" calcext:value-type="float">
            <text:p>18.0752669626</text:p>
          </table:table-cell>
          <table:table-cell office:value-type="float" office:value="0.00107286587686386" calcext:value-type="float">
            <text:p>0.0010728659</text:p>
          </table:table-cell>
          <table:table-cell office:value-type="float" office:value="0.02115159190017" calcext:value-type="float">
            <text:p>0.0211515919</text:p>
          </table:table-cell>
        </table:table-row>
        <table:table-row table:style-name="ro1">
          <table:table-cell office:value-type="string" calcext:value-type="string">
            <text:p>MTRINITY_DN12410_c1_g1_i1</text:p>
          </table:table-cell>
          <table:table-cell office:value-type="float" office:value="-2.13626638128539" calcext:value-type="float">
            <text:p>-2.1362663813</text:p>
          </table:table-cell>
          <table:table-cell office:value-type="float" office:value="4.61097888595079" calcext:value-type="float">
            <text:p>4.610978886</text:p>
          </table:table-cell>
          <table:table-cell office:value-type="float" office:value="22.1232661088985" calcext:value-type="float">
            <text:p>22.1232661089</text:p>
          </table:table-cell>
          <table:table-cell office:value-type="float" office:value="0.000447335571773196" calcext:value-type="float">
            <text:p>0.0004473356</text:p>
          </table:table-cell>
          <table:table-cell office:value-type="float" office:value="0.0127820104343679" calcext:value-type="float">
            <text:p>0.0127820104</text:p>
          </table:table-cell>
        </table:table-row>
        <table:table-row table:style-name="ro1">
          <table:table-cell office:value-type="string" calcext:value-type="string">
            <text:p>MTRINITY_DN12533_c0_g2_i1</text:p>
          </table:table-cell>
          <table:table-cell office:value-type="float" office:value="-1.23686598310223" calcext:value-type="float">
            <text:p>-1.2368659831</text:p>
          </table:table-cell>
          <table:table-cell office:value-type="float" office:value="4.56001209154154" calcext:value-type="float">
            <text:p>4.5600120915</text:p>
          </table:table-cell>
          <table:table-cell office:value-type="float" office:value="15.3586816426812" calcext:value-type="float">
            <text:p>15.3586816427</text:p>
          </table:table-cell>
          <table:table-cell office:value-type="float" office:value="0.00316249601753829" calcext:value-type="float">
            <text:p>0.003162496</text:p>
          </table:table-cell>
          <table:table-cell office:value-type="float" office:value="0.0419172193992203" calcext:value-type="float">
            <text:p>0.0419172194</text:p>
          </table:table-cell>
        </table:table-row>
        <table:table-row table:style-name="ro1">
          <table:table-cell office:value-type="string" calcext:value-type="string">
            <text:p>MTRINITY_DN2612_c0_g1_i1</text:p>
          </table:table-cell>
          <table:table-cell office:value-type="float" office:value="-5.27490808590657" calcext:value-type="float">
            <text:p>-5.2749080859</text:p>
          </table:table-cell>
          <table:table-cell office:value-type="float" office:value="2.35341310558008" calcext:value-type="float">
            <text:p>2.3534131056</text:p>
          </table:table-cell>
          <table:table-cell office:value-type="float" office:value="18.6432011888995" calcext:value-type="float">
            <text:p>18.6432011889</text:p>
          </table:table-cell>
          <table:table-cell office:value-type="float" office:value="0.000893924207180799" calcext:value-type="float">
            <text:p>0.0008939242</text:p>
          </table:table-cell>
          <table:table-cell office:value-type="float" office:value="0.0189256204548533" calcext:value-type="float">
            <text:p>0.0189256205</text:p>
          </table:table-cell>
        </table:table-row>
        <table:table-row table:style-name="ro1">
          <table:table-cell office:value-type="string" calcext:value-type="string">
            <text:p>MTRINITY_DN14060_c0_g1_i1</text:p>
          </table:table-cell>
          <table:table-cell office:value-type="float" office:value="1.3947449137505" calcext:value-type="float">
            <text:p>1.3947449138</text:p>
          </table:table-cell>
          <table:table-cell office:value-type="float" office:value="4.43307439034434" calcext:value-type="float">
            <text:p>4.4330743903</text:p>
          </table:table-cell>
          <table:table-cell office:value-type="float" office:value="26.1826524700842" calcext:value-type="float">
            <text:p>26.1826524701</text:p>
          </table:table-cell>
          <table:table-cell office:value-type="float" office:value="0.00100602185352725" calcext:value-type="float">
            <text:p>0.0010060219</text:p>
          </table:table-cell>
          <table:table-cell office:value-type="float" office:value="0.0205015369987652" calcext:value-type="float">
            <text:p>0.020501537</text:p>
          </table:table-cell>
        </table:table-row>
        <table:table-row table:style-name="ro1">
          <table:table-cell office:value-type="string" calcext:value-type="string">
            <text:p>MTRINITY_DN18386_c0_g1_i1</text:p>
          </table:table-cell>
          <table:table-cell office:value-type="float" office:value="1.59517332899069" calcext:value-type="float">
            <text:p>1.595173329</text:p>
          </table:table-cell>
          <table:table-cell office:value-type="float" office:value="3.89413575229847" calcext:value-type="float">
            <text:p>3.8941357523</text:p>
          </table:table-cell>
          <table:table-cell office:value-type="float" office:value="14.0568775589814" calcext:value-type="float">
            <text:p>14.056877559</text:p>
          </table:table-cell>
          <table:table-cell office:value-type="float" office:value="0.00255483793420605" calcext:value-type="float">
            <text:p>0.0025548379</text:p>
          </table:table-cell>
          <table:table-cell office:value-type="float" office:value="0.0365022013845775" calcext:value-type="float">
            <text:p>0.0365022014</text:p>
          </table:table-cell>
        </table:table-row>
        <table:table-row table:style-name="ro1">
          <table:table-cell office:value-type="string" calcext:value-type="string">
            <text:p>Pc32619_g9_i2</text:p>
          </table:table-cell>
          <table:table-cell office:value-type="float" office:value="-2.75559383419759" calcext:value-type="float">
            <text:p>-2.7555938342</text:p>
          </table:table-cell>
          <table:table-cell office:value-type="float" office:value="2.40491009182496" calcext:value-type="float">
            <text:p>2.4049100918</text:p>
          </table:table-cell>
          <table:table-cell office:value-type="float" office:value="26.9940819906212" calcext:value-type="float">
            <text:p>26.9940819906</text:p>
          </table:table-cell>
          <table:table-cell office:value-type="float" office:value="0.000190194684760759" calcext:value-type="float">
            <text:p>0.0001901947</text:p>
          </table:table-cell>
          <table:table-cell office:value-type="float" office:value="0.00779954104801704" calcext:value-type="float">
            <text:p>0.007799541</text:p>
          </table:table-cell>
        </table:table-row>
        <table:table-row table:style-name="ro1">
          <table:table-cell office:value-type="string" calcext:value-type="string">
            <text:p>MTRINITY_DN8379_c0_g1_i1</text:p>
          </table:table-cell>
          <table:table-cell office:value-type="float" office:value="-2.60866093626735" calcext:value-type="float">
            <text:p>-2.6086609363</text:p>
          </table:table-cell>
          <table:table-cell office:value-type="float" office:value="4.96259114936212" calcext:value-type="float">
            <text:p>4.9625911494</text:p>
          </table:table-cell>
          <table:table-cell office:value-type="float" office:value="23.6164769940467" calcext:value-type="float">
            <text:p>23.616476994</text:p>
          </table:table-cell>
          <table:table-cell office:value-type="float" office:value="0.000339818415863735" calcext:value-type="float">
            <text:p>0.0003398184</text:p>
          </table:table-cell>
          <table:table-cell office:value-type="float" office:value="0.0108737154220957" calcext:value-type="float">
            <text:p>0.0108737154</text:p>
          </table:table-cell>
        </table:table-row>
        <table:table-row table:style-name="ro1">
          <table:table-cell office:value-type="string" calcext:value-type="string">
            <text:p>MTRINITY_DN12192_c3_g3_i1</text:p>
          </table:table-cell>
          <table:table-cell office:value-type="float" office:value="-4.77721025003032" calcext:value-type="float">
            <text:p>-4.77721025</text:p>
          </table:table-cell>
          <table:table-cell office:value-type="float" office:value="0.535627453735258" calcext:value-type="float">
            <text:p>0.5356274537</text:p>
          </table:table-cell>
          <table:table-cell office:value-type="float" office:value="16.7488409388261" calcext:value-type="float">
            <text:p>16.7488409388</text:p>
          </table:table-cell>
          <table:table-cell office:value-type="float" office:value="0.00134997765794286" calcext:value-type="float">
            <text:p>0.0013499777</text:p>
          </table:table-cell>
          <table:table-cell office:value-type="float" office:value="0.0243493304544997" calcext:value-type="float">
            <text:p>0.0243493305</text:p>
          </table:table-cell>
        </table:table-row>
        <table:table-row table:style-name="ro1">
          <table:table-cell office:value-type="string" calcext:value-type="string">
            <text:p>Pc27273_g1_i1</text:p>
          </table:table-cell>
          <table:table-cell office:value-type="float" office:value="-3.4326159700962" calcext:value-type="float">
            <text:p>-3.4326159701</text:p>
          </table:table-cell>
          <table:table-cell office:value-type="float" office:value="2.40349901343645" calcext:value-type="float">
            <text:p>2.4034990134</text:p>
          </table:table-cell>
          <table:table-cell office:value-type="float" office:value="19.6724631932245" calcext:value-type="float">
            <text:p>19.6724631932</text:p>
          </table:table-cell>
          <table:table-cell office:value-type="float" office:value="0.000722473929667716" calcext:value-type="float">
            <text:p>0.0007224739</text:p>
          </table:table-cell>
          <table:table-cell office:value-type="float" office:value="0.0166585396549353" calcext:value-type="float">
            <text:p>0.0166585397</text:p>
          </table:table-cell>
        </table:table-row>
        <table:table-row table:style-name="ro1">
          <table:table-cell office:value-type="string" calcext:value-type="string">
            <text:p>STRINITY_DN12849_c0_g2_i1</text:p>
          </table:table-cell>
          <table:table-cell office:value-type="float" office:value="-2.67521726791293" calcext:value-type="float">
            <text:p>-2.6752172679</text:p>
          </table:table-cell>
          <table:table-cell office:value-type="float" office:value="3.85817961113624" calcext:value-type="float">
            <text:p>3.8581796111</text:p>
          </table:table-cell>
          <table:table-cell office:value-type="float" office:value="26.4031826186754" calcext:value-type="float">
            <text:p>26.4031826187</text:p>
          </table:table-cell>
          <table:table-cell office:value-type="float" office:value="0.000209716961395452" calcext:value-type="float">
            <text:p>0.000209717</text:p>
          </table:table-cell>
          <table:table-cell office:value-type="float" office:value="0.00827238337341481" calcext:value-type="float">
            <text:p>0.0082723834</text:p>
          </table:table-cell>
        </table:table-row>
        <table:table-row table:style-name="ro1">
          <table:table-cell office:value-type="string" calcext:value-type="string">
            <text:p>STRINITY_DN14768_c0_g1_i1</text:p>
          </table:table-cell>
          <table:table-cell office:value-type="float" office:value="-5.19021542474051" calcext:value-type="float">
            <text:p>-5.1902154247</text:p>
          </table:table-cell>
          <table:table-cell office:value-type="float" office:value="0.8221228086596" calcext:value-type="float">
            <text:p>0.8221228087</text:p>
          </table:table-cell>
          <table:table-cell office:value-type="float" office:value="12.2894952256676" calcext:value-type="float">
            <text:p>12.2894952257</text:p>
          </table:table-cell>
          <table:table-cell office:value-type="float" office:value="0.00404019839301548" calcext:value-type="float">
            <text:p>0.0040401984</text:p>
          </table:table-cell>
          <table:table-cell office:value-type="float" office:value="0.0489026916780398" calcext:value-type="float">
            <text:p>0.0489026917</text:p>
          </table:table-cell>
        </table:table-row>
        <table:table-row table:style-name="ro1">
          <table:table-cell office:value-type="string" calcext:value-type="string">
            <text:p>MTRINITY_DN17359_c2_g1_i2</text:p>
          </table:table-cell>
          <table:table-cell office:value-type="float" office:value="2.23377553380931" calcext:value-type="float">
            <text:p>2.2337755338</text:p>
          </table:table-cell>
          <table:table-cell office:value-type="float" office:value="4.10432352266926" calcext:value-type="float">
            <text:p>4.1043235227</text:p>
          </table:table-cell>
          <table:table-cell office:value-type="float" office:value="17.5425840506925" calcext:value-type="float">
            <text:p>17.5425840507</text:p>
          </table:table-cell>
          <table:table-cell office:value-type="float" office:value="0.00113201275245328" calcext:value-type="float">
            <text:p>0.0011320128</text:p>
          </table:table-cell>
          <table:table-cell office:value-type="float" office:value="0.02175464712109" calcext:value-type="float">
            <text:p>0.0217546471</text:p>
          </table:table-cell>
        </table:table-row>
        <table:table-row table:style-name="ro1">
          <table:table-cell office:value-type="string" calcext:value-type="string">
            <text:p>Pc31719_g2_i2</text:p>
          </table:table-cell>
          <table:table-cell office:value-type="float" office:value="-2.27106860745778" calcext:value-type="float">
            <text:p>-2.2710686075</text:p>
          </table:table-cell>
          <table:table-cell office:value-type="float" office:value="5.09651816900401" calcext:value-type="float">
            <text:p>5.096518169</text:p>
          </table:table-cell>
          <table:table-cell office:value-type="float" office:value="65.5766399090088" calcext:value-type="float">
            <text:p>65.576639909</text:p>
          </table:table-cell>
          <table:table-cell office:value-type="float" office:value="0.00000239290627439788" calcext:value-type="float">
            <text:p>2.39290627439788E-006</text:p>
          </table:table-cell>
          <table:table-cell office:value-type="float" office:value="0.00152778014698936" calcext:value-type="float">
            <text:p>0.0015277801</text:p>
          </table:table-cell>
        </table:table-row>
        <table:table-row table:style-name="ro1">
          <table:table-cell office:value-type="string" calcext:value-type="string">
            <text:p>STRINITY_DN10040_c0_g1_i1</text:p>
          </table:table-cell>
          <table:table-cell office:value-type="float" office:value="1.41548059891543" calcext:value-type="float">
            <text:p>1.4154805989</text:p>
          </table:table-cell>
          <table:table-cell office:value-type="float" office:value="2.99612413173418" calcext:value-type="float">
            <text:p>2.9961241317</text:p>
          </table:table-cell>
          <table:table-cell office:value-type="float" office:value="29.0479440162407" calcext:value-type="float">
            <text:p>29.0479440162</text:p>
          </table:table-cell>
          <table:table-cell office:value-type="float" office:value="0.00354049405399326" calcext:value-type="float">
            <text:p>0.0035404941</text:p>
          </table:table-cell>
          <table:table-cell office:value-type="float" office:value="0.0449747724914212" calcext:value-type="float">
            <text:p>0.0449747725</text:p>
          </table:table-cell>
        </table:table-row>
        <table:table-row table:style-name="ro1">
          <table:table-cell office:value-type="string" calcext:value-type="string">
            <text:p>MTRINITY_DN8653_c0_g1_i1</text:p>
          </table:table-cell>
          <table:table-cell office:value-type="float" office:value="2.3763109891435" calcext:value-type="float">
            <text:p>2.3763109891</text:p>
          </table:table-cell>
          <table:table-cell office:value-type="float" office:value="8.12992069023842" calcext:value-type="float">
            <text:p>8.1299206902</text:p>
          </table:table-cell>
          <table:table-cell office:value-type="float" office:value="58.6360978183113" calcext:value-type="float">
            <text:p>58.6360978183</text:p>
          </table:table-cell>
          <table:table-cell office:value-type="float" office:value="0.00000433482699186911" calcext:value-type="float">
            <text:p>4.33482699186911E-006</text:p>
          </table:table-cell>
          <table:table-cell office:value-type="float" office:value="0.00166824149540932" calcext:value-type="float">
            <text:p>0.0016682415</text:p>
          </table:table-cell>
        </table:table-row>
        <table:table-row table:style-name="ro1">
          <table:table-cell office:value-type="string" calcext:value-type="string">
            <text:p>STRINITY_DN6448_c0_g1_i1</text:p>
          </table:table-cell>
          <table:table-cell office:value-type="float" office:value="-4.66704463934535" calcext:value-type="float">
            <text:p>-4.6670446393</text:p>
          </table:table-cell>
          <table:table-cell office:value-type="float" office:value="4.50726268920931" calcext:value-type="float">
            <text:p>4.5072626892</text:p>
          </table:table-cell>
          <table:table-cell office:value-type="float" office:value="23.0604363395722" calcext:value-type="float">
            <text:p>23.0604363396</text:p>
          </table:table-cell>
          <table:table-cell office:value-type="float" office:value="0.000375914757223166" calcext:value-type="float">
            <text:p>0.0003759148</text:p>
          </table:table-cell>
          <table:table-cell office:value-type="float" office:value="0.0115616897359887" calcext:value-type="float">
            <text:p>0.0115616897</text:p>
          </table:table-cell>
        </table:table-row>
        <table:table-row table:style-name="ro1">
          <table:table-cell office:value-type="string" calcext:value-type="string">
            <text:p>MTRINITY_DN13839_c7_g6_i2</text:p>
          </table:table-cell>
          <table:table-cell office:value-type="float" office:value="-4.35697721945957" calcext:value-type="float">
            <text:p>-4.3569772195</text:p>
          </table:table-cell>
          <table:table-cell office:value-type="float" office:value="1.42911306839373" calcext:value-type="float">
            <text:p>1.4291130684</text:p>
          </table:table-cell>
          <table:table-cell office:value-type="float" office:value="28.2338614121629" calcext:value-type="float">
            <text:p>28.2338614122</text:p>
          </table:table-cell>
          <table:table-cell office:value-type="float" office:value="0.000155692173042835" calcext:value-type="float">
            <text:p>0.0001556922</text:p>
          </table:table-cell>
          <table:table-cell office:value-type="float" office:value="0.00703945147454537" calcext:value-type="float">
            <text:p>0.0070394515</text:p>
          </table:table-cell>
        </table:table-row>
        <table:table-row table:style-name="ro1">
          <table:table-cell office:value-type="string" calcext:value-type="string">
            <text:p>MTRINITY_DN6118_c0_g1_i2</text:p>
          </table:table-cell>
          <table:table-cell office:value-type="float" office:value="-2.19651741616339" calcext:value-type="float">
            <text:p>-2.1965174162</text:p>
          </table:table-cell>
          <table:table-cell office:value-type="float" office:value="3.01966112512508" calcext:value-type="float">
            <text:p>3.0196611251</text:p>
          </table:table-cell>
          <table:table-cell office:value-type="float" office:value="34.214346041425" calcext:value-type="float">
            <text:p>34.2143460414</text:p>
          </table:table-cell>
          <table:table-cell office:value-type="float" office:value="0.0000642812277989976" calcext:value-type="float">
            <text:p>6.42812277989976E-005</text:p>
          </table:table-cell>
          <table:table-cell office:value-type="float" office:value="0.00454330188567994" calcext:value-type="float">
            <text:p>0.0045433019</text:p>
          </table:table-cell>
        </table:table-row>
        <table:table-row table:style-name="ro1">
          <table:table-cell office:value-type="string" calcext:value-type="string">
            <text:p>STRINITY_DN11670_c0_g2_i3</text:p>
          </table:table-cell>
          <table:table-cell office:value-type="float" office:value="-2.4251982625335" calcext:value-type="float">
            <text:p>-2.4251982625</text:p>
          </table:table-cell>
          <table:table-cell office:value-type="float" office:value="3.15584596384939" calcext:value-type="float">
            <text:p>3.1558459638</text:p>
          </table:table-cell>
          <table:table-cell office:value-type="float" office:value="27.2784510174199" calcext:value-type="float">
            <text:p>27.2784510174</text:p>
          </table:table-cell>
          <table:table-cell office:value-type="float" office:value="0.000181556168413135" calcext:value-type="float">
            <text:p>0.0001815562</text:p>
          </table:table-cell>
          <table:table-cell office:value-type="float" office:value="0.00764369293608062" calcext:value-type="float">
            <text:p>0.0076436929</text:p>
          </table:table-cell>
        </table:table-row>
        <table:table-row table:style-name="ro1">
          <table:table-cell office:value-type="string" calcext:value-type="string">
            <text:p>Pc24563_g3_i1</text:p>
          </table:table-cell>
          <table:table-cell office:value-type="float" office:value="-3.59646900763811" calcext:value-type="float">
            <text:p>-3.5964690076</text:p>
          </table:table-cell>
          <table:table-cell office:value-type="float" office:value="4.08984590022741" calcext:value-type="float">
            <text:p>4.0898459002</text:p>
          </table:table-cell>
          <table:table-cell office:value-type="float" office:value="41.1351709356642" calcext:value-type="float">
            <text:p>41.1351709357</text:p>
          </table:table-cell>
          <table:table-cell office:value-type="float" office:value="0.0000264351380273545" calcext:value-type="float">
            <text:p>2.64351380273545E-005</text:p>
          </table:table-cell>
          <table:table-cell office:value-type="float" office:value="0.00300207094695237" calcext:value-type="float">
            <text:p>0.0030020709</text:p>
          </table:table-cell>
        </table:table-row>
        <table:table-row table:style-name="ro1">
          <table:table-cell office:value-type="string" calcext:value-type="string">
            <text:p>MTRINITY_DN5630_c0_g1_i1</text:p>
          </table:table-cell>
          <table:table-cell office:value-type="float" office:value="-3.23636034091774" calcext:value-type="float">
            <text:p>-3.2363603409</text:p>
          </table:table-cell>
          <table:table-cell office:value-type="float" office:value="0.645070110036391" calcext:value-type="float">
            <text:p>0.64507011</text:p>
          </table:table-cell>
          <table:table-cell office:value-type="float" office:value="13.551193727769" calcext:value-type="float">
            <text:p>13.5511937278</text:p>
          </table:table-cell>
          <table:table-cell office:value-type="float" office:value="0.00290264757376753" calcext:value-type="float">
            <text:p>0.0029026476</text:p>
          </table:table-cell>
          <table:table-cell office:value-type="float" office:value="0.0396122324967004" calcext:value-type="float">
            <text:p>0.0396122325</text:p>
          </table:table-cell>
        </table:table-row>
        <table:table-row table:style-name="ro1">
          <table:table-cell office:value-type="string" calcext:value-type="string">
            <text:p>STRINITY_DN10457_c0_g1_i3</text:p>
          </table:table-cell>
          <table:table-cell office:value-type="float" office:value="-1.80365221277615" calcext:value-type="float">
            <text:p>-1.8036522128</text:p>
          </table:table-cell>
          <table:table-cell office:value-type="float" office:value="3.99274884147584" calcext:value-type="float">
            <text:p>3.9927488415</text:p>
          </table:table-cell>
          <table:table-cell office:value-type="float" office:value="30.2718248984509" calcext:value-type="float">
            <text:p>30.2718248985</text:p>
          </table:table-cell>
          <table:table-cell office:value-type="float" office:value="0.000113542265595136" calcext:value-type="float">
            <text:p>0.0001135423</text:p>
          </table:table-cell>
          <table:table-cell office:value-type="float" office:value="0.00604310590183472" calcext:value-type="float">
            <text:p>0.0060431059</text:p>
          </table:table-cell>
        </table:table-row>
        <table:table-row table:style-name="ro1">
          <table:table-cell office:value-type="string" calcext:value-type="string">
            <text:p>STRINITY_DN6859_c0_g1_i2</text:p>
          </table:table-cell>
          <table:table-cell office:value-type="float" office:value="-2.57542465573779" calcext:value-type="float">
            <text:p>-2.5754246557</text:p>
          </table:table-cell>
          <table:table-cell office:value-type="float" office:value="3.74870127559989" calcext:value-type="float">
            <text:p>3.7487012756</text:p>
          </table:table-cell>
          <table:table-cell office:value-type="float" office:value="15.350334285774" calcext:value-type="float">
            <text:p>15.3503342858</text:p>
          </table:table-cell>
          <table:table-cell office:value-type="float" office:value="0.00186485150753194" calcext:value-type="float">
            <text:p>0.0018648515</text:p>
          </table:table-cell>
          <table:table-cell office:value-type="float" office:value="0.0297761236984541" calcext:value-type="float">
            <text:p>0.0297761237</text:p>
          </table:table-cell>
        </table:table-row>
        <table:table-row table:style-name="ro1">
          <table:table-cell office:value-type="string" calcext:value-type="string">
            <text:p>MTRINITY_DN8113_c0_g1_i1</text:p>
          </table:table-cell>
          <table:table-cell office:value-type="float" office:value="2.64679638625435" calcext:value-type="float">
            <text:p>2.6467963863</text:p>
          </table:table-cell>
          <table:table-cell office:value-type="float" office:value="1.0398501706859" calcext:value-type="float">
            <text:p>1.0398501707</text:p>
          </table:table-cell>
          <table:table-cell office:value-type="float" office:value="22.1784302742295" calcext:value-type="float">
            <text:p>22.1784302742</text:p>
          </table:table-cell>
          <table:table-cell office:value-type="float" office:value="0.000700190852847382" calcext:value-type="float">
            <text:p>0.0007001909</text:p>
          </table:table-cell>
          <table:table-cell office:value-type="float" office:value="0.0163403830866701" calcext:value-type="float">
            <text:p>0.0163403831</text:p>
          </table:table-cell>
        </table:table-row>
        <table:table-row table:style-name="ro1">
          <table:table-cell office:value-type="string" calcext:value-type="string">
            <text:p>STRINITY_DN12994_c0_g1_i1</text:p>
          </table:table-cell>
          <table:table-cell office:value-type="float" office:value="-1.25218228583331" calcext:value-type="float">
            <text:p>-1.2521822858</text:p>
          </table:table-cell>
          <table:table-cell office:value-type="float" office:value="4.99198698738706" calcext:value-type="float">
            <text:p>4.9919869874</text:p>
          </table:table-cell>
          <table:table-cell office:value-type="float" office:value="15.5207164101354" calcext:value-type="float">
            <text:p>15.5207164101</text:p>
          </table:table-cell>
          <table:table-cell office:value-type="float" office:value="0.00249345900662033" calcext:value-type="float">
            <text:p>0.002493459</text:p>
          </table:table-cell>
          <table:table-cell office:value-type="float" office:value="0.0360195632631035" calcext:value-type="float">
            <text:p>0.0360195633</text:p>
          </table:table-cell>
        </table:table-row>
        <table:table-row table:style-name="ro1">
          <table:table-cell office:value-type="string" calcext:value-type="string">
            <text:p>STRINITY_DN11147_c0_g1_i1</text:p>
          </table:table-cell>
          <table:table-cell office:value-type="float" office:value="-4.90226422505919" calcext:value-type="float">
            <text:p>-4.9022642251</text:p>
          </table:table-cell>
          <table:table-cell office:value-type="float" office:value="1.20079350055309" calcext:value-type="float">
            <text:p>1.2007935006</text:p>
          </table:table-cell>
          <table:table-cell office:value-type="float" office:value="13.4943651793285" calcext:value-type="float">
            <text:p>13.4943651793</text:p>
          </table:table-cell>
          <table:table-cell office:value-type="float" office:value="0.00294507904818898" calcext:value-type="float">
            <text:p>0.002945079</text:p>
          </table:table-cell>
          <table:table-cell office:value-type="float" office:value="0.040038669777417" calcext:value-type="float">
            <text:p>0.0400386698</text:p>
          </table:table-cell>
        </table:table-row>
        <table:table-row table:style-name="ro1">
          <table:table-cell office:value-type="string" calcext:value-type="string">
            <text:p>Pc28222_g1_i5</text:p>
          </table:table-cell>
          <table:table-cell office:value-type="float" office:value="-6.20214063302492" calcext:value-type="float">
            <text:p>-6.202140633</text:p>
          </table:table-cell>
          <table:table-cell office:value-type="float" office:value="0.0205750638659924" calcext:value-type="float">
            <text:p>0.0205750639</text:p>
          </table:table-cell>
          <table:table-cell office:value-type="float" office:value="13.807984596712" calcext:value-type="float">
            <text:p>13.8079845967</text:p>
          </table:table-cell>
          <table:table-cell office:value-type="float" office:value="0.00311254916368984" calcext:value-type="float">
            <text:p>0.0031125492</text:p>
          </table:table-cell>
          <table:table-cell office:value-type="float" office:value="0.0414886770850984" calcext:value-type="float">
            <text:p>0.0414886771</text:p>
          </table:table-cell>
        </table:table-row>
        <table:table-row table:style-name="ro1">
          <table:table-cell office:value-type="string" calcext:value-type="string">
            <text:p>STRINITY_DN12884_c0_g1_i1</text:p>
          </table:table-cell>
          <table:table-cell office:value-type="float" office:value="3.78437465848996" calcext:value-type="float">
            <text:p>3.7843746585</text:p>
          </table:table-cell>
          <table:table-cell office:value-type="float" office:value="1.7733111759193" calcext:value-type="float">
            <text:p>1.7733111759</text:p>
          </table:table-cell>
          <table:table-cell office:value-type="float" office:value="21.483835031691" calcext:value-type="float">
            <text:p>21.4838350317</text:p>
          </table:table-cell>
          <table:table-cell office:value-type="float" office:value="0.000505148230132589" calcext:value-type="float">
            <text:p>0.0005051482</text:p>
          </table:table-cell>
          <table:table-cell office:value-type="float" office:value="0.0136240247727943" calcext:value-type="float">
            <text:p>0.0136240248</text:p>
          </table:table-cell>
        </table:table-row>
        <table:table-row table:style-name="ro1">
          <table:table-cell office:value-type="string" calcext:value-type="string">
            <text:p>Pc15887_g1_i1</text:p>
          </table:table-cell>
          <table:table-cell office:value-type="float" office:value="-2.06470348509033" calcext:value-type="float">
            <text:p>-2.0647034851</text:p>
          </table:table-cell>
          <table:table-cell office:value-type="float" office:value="4.76550135628607" calcext:value-type="float">
            <text:p>4.7655013563</text:p>
          </table:table-cell>
          <table:table-cell office:value-type="float" office:value="17.9417156991086" calcext:value-type="float">
            <text:p>17.9417156991</text:p>
          </table:table-cell>
          <table:table-cell office:value-type="float" office:value="0.00103802230913517" calcext:value-type="float">
            <text:p>0.0010380223</text:p>
          </table:table-cell>
          <table:table-cell office:value-type="float" office:value="0.0207590630750296" calcext:value-type="float">
            <text:p>0.0207590631</text:p>
          </table:table-cell>
        </table:table-row>
        <table:table-row table:style-name="ro1">
          <table:table-cell office:value-type="string" calcext:value-type="string">
            <text:p>MTRINITY_DN14723_c1_g1_i1</text:p>
          </table:table-cell>
          <table:table-cell office:value-type="float" office:value="1.48688647115113" calcext:value-type="float">
            <text:p>1.4868864712</text:p>
          </table:table-cell>
          <table:table-cell office:value-type="float" office:value="4.20517728505856" calcext:value-type="float">
            <text:p>4.2051772851</text:p>
          </table:table-cell>
          <table:table-cell office:value-type="float" office:value="36.835535872156" calcext:value-type="float">
            <text:p>36.8355358722</text:p>
          </table:table-cell>
          <table:table-cell office:value-type="float" office:value="0.000523729741999557" calcext:value-type="float">
            <text:p>0.0005237297</text:p>
          </table:table-cell>
          <table:table-cell office:value-type="float" office:value="0.0138853210700243" calcext:value-type="float">
            <text:p>0.0138853211</text:p>
          </table:table-cell>
        </table:table-row>
        <table:table-row table:style-name="ro1">
          <table:table-cell office:value-type="string" calcext:value-type="string">
            <text:p>Pc32091_g1_i2</text:p>
          </table:table-cell>
          <table:table-cell office:value-type="float" office:value="1.29274657501914" calcext:value-type="float">
            <text:p>1.292746575</text:p>
          </table:table-cell>
          <table:table-cell office:value-type="float" office:value="4.64041030350412" calcext:value-type="float">
            <text:p>4.6404103035</text:p>
          </table:table-cell>
          <table:table-cell office:value-type="float" office:value="16.6507254831413" calcext:value-type="float">
            <text:p>16.6507254831</text:p>
          </table:table-cell>
          <table:table-cell office:value-type="float" office:value="0.00197515964298655" calcext:value-type="float">
            <text:p>0.0019751596</text:p>
          </table:table-cell>
          <table:table-cell office:value-type="float" office:value="0.0308803865433178" calcext:value-type="float">
            <text:p>0.0308803865</text:p>
          </table:table-cell>
        </table:table-row>
        <table:table-row table:style-name="ro1">
          <table:table-cell office:value-type="string" calcext:value-type="string">
            <text:p>MTRINITY_DN13329_c0_g4_i1</text:p>
          </table:table-cell>
          <table:table-cell office:value-type="float" office:value="-3.88061715445993" calcext:value-type="float">
            <text:p>-3.8806171545</text:p>
          </table:table-cell>
          <table:table-cell office:value-type="float" office:value="6.13697596462422" calcext:value-type="float">
            <text:p>6.1369759646</text:p>
          </table:table-cell>
          <table:table-cell office:value-type="float" office:value="21.8997864762607" calcext:value-type="float">
            <text:p>21.8997864763</text:p>
          </table:table-cell>
          <table:table-cell office:value-type="float" office:value="0.000466621298660226" calcext:value-type="float">
            <text:p>0.0004666213</text:p>
          </table:table-cell>
          <table:table-cell office:value-type="float" office:value="0.0130983744208486" calcext:value-type="float">
            <text:p>0.0130983744</text:p>
          </table:table-cell>
        </table:table-row>
        <table:table-row table:style-name="ro1">
          <table:table-cell office:value-type="string" calcext:value-type="string">
            <text:p>Pc23515_g1_i2</text:p>
          </table:table-cell>
          <table:table-cell office:value-type="float" office:value="-3.13815941348581" calcext:value-type="float">
            <text:p>-3.1381594135</text:p>
          </table:table-cell>
          <table:table-cell office:value-type="float" office:value="1.50240724235437" calcext:value-type="float">
            <text:p>1.5024072424</text:p>
          </table:table-cell>
          <table:table-cell office:value-type="float" office:value="12.3978886360232" calcext:value-type="float">
            <text:p>12.397888636</text:p>
          </table:table-cell>
          <table:table-cell office:value-type="float" office:value="0.00392421157645872" calcext:value-type="float">
            <text:p>0.0039242116</text:p>
          </table:table-cell>
          <table:table-cell office:value-type="float" office:value="0.0478113468315059" calcext:value-type="float">
            <text:p>0.0478113468</text:p>
          </table:table-cell>
        </table:table-row>
        <table:table-row table:style-name="ro1">
          <table:table-cell office:value-type="string" calcext:value-type="string">
            <text:p>Pc30005_g1_i1</text:p>
          </table:table-cell>
          <table:table-cell office:value-type="float" office:value="1.44110302762786" calcext:value-type="float">
            <text:p>1.4411030276</text:p>
          </table:table-cell>
          <table:table-cell office:value-type="float" office:value="5.13805555671559" calcext:value-type="float">
            <text:p>5.1380555567</text:p>
          </table:table-cell>
          <table:table-cell office:value-type="float" office:value="19.4980539528009" calcext:value-type="float">
            <text:p>19.4980539528</text:p>
          </table:table-cell>
          <table:table-cell office:value-type="float" office:value="0.000748635321076108" calcext:value-type="float">
            <text:p>0.0007486353</text:p>
          </table:table-cell>
          <table:table-cell office:value-type="float" office:value="0.0170117600818036" calcext:value-type="float">
            <text:p>0.0170117601</text:p>
          </table:table-cell>
        </table:table-row>
        <table:table-row table:style-name="ro1">
          <table:table-cell office:value-type="string" calcext:value-type="string">
            <text:p>STRINITY_DN560_c0_g2_i1</text:p>
          </table:table-cell>
          <table:table-cell office:value-type="float" office:value="-7.12964052675833" calcext:value-type="float">
            <text:p>-7.1296405268</text:p>
          </table:table-cell>
          <table:table-cell office:value-type="float" office:value="4.68542151148868" calcext:value-type="float">
            <text:p>4.6854215115</text:p>
          </table:table-cell>
          <table:table-cell office:value-type="float" office:value="266.514259082674" calcext:value-type="float">
            <text:p>266.5142590827</text:p>
          </table:table-cell>
          <table:table-cell office:value-type="float" office:value="0.000000000741034378835803" calcext:value-type="float">
            <text:p>7.41034378835803E-010</text:p>
          </table:table-cell>
          <table:table-cell office:value-type="float" office:value="0.0000222443699838931" calcext:value-type="float">
            <text:p>2.22443699838931E-005</text:p>
          </table:table-cell>
        </table:table-row>
        <table:table-row table:style-name="ro1">
          <table:table-cell office:value-type="string" calcext:value-type="string">
            <text:p>MTRINITY_DN13705_c0_g1_i1</text:p>
          </table:table-cell>
          <table:table-cell office:value-type="float" office:value="2.21027615402975" calcext:value-type="float">
            <text:p>2.210276154</text:p>
          </table:table-cell>
          <table:table-cell office:value-type="float" office:value="4.65146176759115" calcext:value-type="float">
            <text:p>4.6514617676</text:p>
          </table:table-cell>
          <table:table-cell office:value-type="float" office:value="27.8189065439271" calcext:value-type="float">
            <text:p>27.8189065439</text:p>
          </table:table-cell>
          <table:table-cell office:value-type="float" office:value="0.000166361792124218" calcext:value-type="float">
            <text:p>0.0001663618</text:p>
          </table:table-cell>
          <table:table-cell office:value-type="float" office:value="0.00726906590390797" calcext:value-type="float">
            <text:p>0.0072690659</text:p>
          </table:table-cell>
        </table:table-row>
        <table:table-row table:style-name="ro1">
          <table:table-cell office:value-type="string" calcext:value-type="string">
            <text:p>MTRINITY_DN10220_c0_g1_i1</text:p>
          </table:table-cell>
          <table:table-cell office:value-type="float" office:value="-2.65381665623874" calcext:value-type="float">
            <text:p>-2.6538166562</text:p>
          </table:table-cell>
          <table:table-cell office:value-type="float" office:value="3.75894277125356" calcext:value-type="float">
            <text:p>3.7589427713</text:p>
          </table:table-cell>
          <table:table-cell office:value-type="float" office:value="41.2750202543267" calcext:value-type="float">
            <text:p>41.2750202543</text:p>
          </table:table-cell>
          <table:table-cell office:value-type="float" office:value="0.0000259968359947388" calcext:value-type="float">
            <text:p>2.59968359947388E-005</text:p>
          </table:table-cell>
          <table:table-cell office:value-type="float" office:value="0.00299862447968718" calcext:value-type="float">
            <text:p>0.0029986245</text:p>
          </table:table-cell>
        </table:table-row>
        <table:table-row table:style-name="ro1">
          <table:table-cell office:value-type="string" calcext:value-type="string">
            <text:p>MTRINITY_DN6857_c0_g1_i1</text:p>
          </table:table-cell>
          <table:table-cell office:value-type="float" office:value="-2.60049266270673" calcext:value-type="float">
            <text:p>-2.6004926627</text:p>
          </table:table-cell>
          <table:table-cell office:value-type="float" office:value="7.08586283384409" calcext:value-type="float">
            <text:p>7.0858628338</text:p>
          </table:table-cell>
          <table:table-cell office:value-type="float" office:value="41.7522820387855" calcext:value-type="float">
            <text:p>41.7522820388</text:p>
          </table:table-cell>
          <table:table-cell office:value-type="float" office:value="0.0000245632212369347" calcext:value-type="float">
            <text:p>2.45632212369347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Pc27452_g2_i1</text:p>
          </table:table-cell>
          <table:table-cell office:value-type="float" office:value="-1.44755492136556" calcext:value-type="float">
            <text:p>-1.4475549214</text:p>
          </table:table-cell>
          <table:table-cell office:value-type="float" office:value="5.30180152701915" calcext:value-type="float">
            <text:p>5.301801527</text:p>
          </table:table-cell>
          <table:table-cell office:value-type="float" office:value="14.8994569280935" calcext:value-type="float">
            <text:p>14.8994569281</text:p>
          </table:table-cell>
          <table:table-cell office:value-type="float" office:value="0.00207733504648176" calcext:value-type="float">
            <text:p>0.002077335</text:p>
          </table:table-cell>
          <table:table-cell office:value-type="float" office:value="0.0319454115908246" calcext:value-type="float">
            <text:p>0.0319454116</text:p>
          </table:table-cell>
        </table:table-row>
        <table:table-row table:style-name="ro1">
          <table:table-cell office:value-type="string" calcext:value-type="string">
            <text:p>Pc32797_g1_i3</text:p>
          </table:table-cell>
          <table:table-cell office:value-type="float" office:value="-1.67729824857946" calcext:value-type="float">
            <text:p>-1.6772982486</text:p>
          </table:table-cell>
          <table:table-cell office:value-type="float" office:value="4.42659197727815" calcext:value-type="float">
            <text:p>4.4265919773</text:p>
          </table:table-cell>
          <table:table-cell office:value-type="float" office:value="18.7959464486435" calcext:value-type="float">
            <text:p>18.7959464486</text:p>
          </table:table-cell>
          <table:table-cell office:value-type="float" office:value="0.00086571244503639" calcext:value-type="float">
            <text:p>0.0008657124</text:p>
          </table:table-cell>
          <table:table-cell office:value-type="float" office:value="0.0185356320792456" calcext:value-type="float">
            <text:p>0.0185356321</text:p>
          </table:table-cell>
        </table:table-row>
        <table:table-row table:style-name="ro1">
          <table:table-cell office:value-type="string" calcext:value-type="string">
            <text:p>Pc29403_g2_i4</text:p>
          </table:table-cell>
          <table:table-cell office:value-type="float" office:value="-4.80637477386042" calcext:value-type="float">
            <text:p>-4.8063747739</text:p>
          </table:table-cell>
          <table:table-cell office:value-type="float" office:value="0.80118124561562" calcext:value-type="float">
            <text:p>0.8011812456</text:p>
          </table:table-cell>
          <table:table-cell office:value-type="float" office:value="21.3189146677659" calcext:value-type="float">
            <text:p>21.3189146678</text:p>
          </table:table-cell>
          <table:table-cell office:value-type="float" office:value="0.000521437757060571" calcext:value-type="float">
            <text:p>0.0005214378</text:p>
          </table:table-cell>
          <table:table-cell office:value-type="float" office:value="0.0138640554397203" calcext:value-type="float">
            <text:p>0.0138640554</text:p>
          </table:table-cell>
        </table:table-row>
        <table:table-row table:style-name="ro1">
          <table:table-cell office:value-type="string" calcext:value-type="string">
            <text:p>STRINITY_DN11647_c2_g1_i1</text:p>
          </table:table-cell>
          <table:table-cell office:value-type="float" office:value="-6.02164300162947" calcext:value-type="float">
            <text:p>-6.0216430016</text:p>
          </table:table-cell>
          <table:table-cell office:value-type="float" office:value="3.39427481533846" calcext:value-type="float">
            <text:p>3.3942748153</text:p>
          </table:table-cell>
          <table:table-cell office:value-type="float" office:value="27.3538757074756" calcext:value-type="float">
            <text:p>27.3538757075</text:p>
          </table:table-cell>
          <table:table-cell office:value-type="float" office:value="0.000179341890047471" calcext:value-type="float">
            <text:p>0.0001793419</text:p>
          </table:table-cell>
          <table:table-cell office:value-type="float" office:value="0.00761837136794167" calcext:value-type="float">
            <text:p>0.0076183714</text:p>
          </table:table-cell>
        </table:table-row>
        <table:table-row table:style-name="ro1">
          <table:table-cell office:value-type="string" calcext:value-type="string">
            <text:p>MTRINITY_DN20683_c0_g1_i1</text:p>
          </table:table-cell>
          <table:table-cell office:value-type="float" office:value="-3.11940098656179" calcext:value-type="float">
            <text:p>-3.1194009866</text:p>
          </table:table-cell>
          <table:table-cell office:value-type="float" office:value="4.41307151574644" calcext:value-type="float">
            <text:p>4.4130715157</text:p>
          </table:table-cell>
          <table:table-cell office:value-type="float" office:value="13.2838656690751" calcext:value-type="float">
            <text:p>13.2838656691</text:p>
          </table:table-cell>
          <table:table-cell office:value-type="float" office:value="0.00310867099354683" calcext:value-type="float">
            <text:p>0.003108671</text:p>
          </table:table-cell>
          <table:table-cell office:value-type="float" office:value="0.0414738159485727" calcext:value-type="float">
            <text:p>0.0414738159</text:p>
          </table:table-cell>
        </table:table-row>
        <table:table-row table:style-name="ro1">
          <table:table-cell office:value-type="string" calcext:value-type="string">
            <text:p>MTRINITY_DN12337_c0_g1_i2</text:p>
          </table:table-cell>
          <table:table-cell office:value-type="float" office:value="-5.898804758208" calcext:value-type="float">
            <text:p>-5.8988047582</text:p>
          </table:table-cell>
          <table:table-cell office:value-type="float" office:value="0.438760938102466" calcext:value-type="float">
            <text:p>0.4387609381</text:p>
          </table:table-cell>
          <table:table-cell office:value-type="float" office:value="21.0509962545691" calcext:value-type="float">
            <text:p>21.0509962546</text:p>
          </table:table-cell>
          <table:table-cell office:value-type="float" office:value="0.000678398048513572" calcext:value-type="float">
            <text:p>0.000678398</text:p>
          </table:table-cell>
          <table:table-cell office:value-type="float" office:value="0.0160347658427405" calcext:value-type="float">
            <text:p>0.0160347658</text:p>
          </table:table-cell>
        </table:table-row>
        <table:table-row table:style-name="ro1">
          <table:table-cell office:value-type="string" calcext:value-type="string">
            <text:p>Pc28589_g1_i2</text:p>
          </table:table-cell>
          <table:table-cell office:value-type="float" office:value="-4.99237690457669" calcext:value-type="float">
            <text:p>-4.9923769046</text:p>
          </table:table-cell>
          <table:table-cell office:value-type="float" office:value="2.81162609768872" calcext:value-type="float">
            <text:p>2.8116260977</text:p>
          </table:table-cell>
          <table:table-cell office:value-type="float" office:value="26.7253387672065" calcext:value-type="float">
            <text:p>26.7253387672</text:p>
          </table:table-cell>
          <table:table-cell office:value-type="float" office:value="0.000198799683188348" calcext:value-type="float">
            <text:p>0.0001987997</text:p>
          </table:table-cell>
          <table:table-cell office:value-type="float" office:value="0.00804254567378415" calcext:value-type="float">
            <text:p>0.0080425457</text:p>
          </table:table-cell>
        </table:table-row>
        <table:table-row table:style-name="ro1">
          <table:table-cell office:value-type="string" calcext:value-type="string">
            <text:p>MTRINITY_DN13374_c2_g1_i2</text:p>
          </table:table-cell>
          <table:table-cell office:value-type="float" office:value="-2.06509473850491" calcext:value-type="float">
            <text:p>-2.0650947385</text:p>
          </table:table-cell>
          <table:table-cell office:value-type="float" office:value="3.0256213382575" calcext:value-type="float">
            <text:p>3.0256213383</text:p>
          </table:table-cell>
          <table:table-cell office:value-type="float" office:value="17.0313269747945" calcext:value-type="float">
            <text:p>17.0313269748</text:p>
          </table:table-cell>
          <table:table-cell office:value-type="float" office:value="0.00126723810095113" calcext:value-type="float">
            <text:p>0.0012672381</text:p>
          </table:table-cell>
          <table:table-cell office:value-type="float" office:value="0.0234380488689779" calcext:value-type="float">
            <text:p>0.0234380489</text:p>
          </table:table-cell>
        </table:table-row>
        <table:table-row table:style-name="ro1">
          <table:table-cell office:value-type="string" calcext:value-type="string">
            <text:p>MTRINITY_DN15652_c0_g1_i9</text:p>
          </table:table-cell>
          <table:table-cell office:value-type="float" office:value="-1.52665073886015" calcext:value-type="float">
            <text:p>-1.5266507389</text:p>
          </table:table-cell>
          <table:table-cell office:value-type="float" office:value="3.51171688614088" calcext:value-type="float">
            <text:p>3.5117168861</text:p>
          </table:table-cell>
          <table:table-cell office:value-type="float" office:value="16.1463221682828" calcext:value-type="float">
            <text:p>16.1463221683</text:p>
          </table:table-cell>
          <table:table-cell office:value-type="float" office:value="0.00154837479990126" calcext:value-type="float">
            <text:p>0.0015483748</text:p>
          </table:table-cell>
          <table:table-cell office:value-type="float" office:value="0.0262593868606983" calcext:value-type="float">
            <text:p>0.0262593869</text:p>
          </table:table-cell>
        </table:table-row>
        <table:table-row table:style-name="ro1">
          <table:table-cell office:value-type="string" calcext:value-type="string">
            <text:p>Pc29481_g1_i1</text:p>
          </table:table-cell>
          <table:table-cell office:value-type="float" office:value="1.67037476328602" calcext:value-type="float">
            <text:p>1.6703747633</text:p>
          </table:table-cell>
          <table:table-cell office:value-type="float" office:value="4.89691343338923" calcext:value-type="float">
            <text:p>4.8969134334</text:p>
          </table:table-cell>
          <table:table-cell office:value-type="float" office:value="16.632737848109" calcext:value-type="float">
            <text:p>16.6327378481</text:p>
          </table:table-cell>
          <table:table-cell office:value-type="float" office:value="0.00138579390651048" calcext:value-type="float">
            <text:p>0.0013857939</text:p>
          </table:table-cell>
          <table:table-cell office:value-type="float" office:value="0.0247170299974044" calcext:value-type="float">
            <text:p>0.02471703</text:p>
          </table:table-cell>
        </table:table-row>
        <table:table-row table:style-name="ro1">
          <table:table-cell office:value-type="string" calcext:value-type="string">
            <text:p>STRINITY_DN5766_c0_g1_i1</text:p>
          </table:table-cell>
          <table:table-cell office:value-type="float" office:value="2.0024349995075" calcext:value-type="float">
            <text:p>2.0024349995</text:p>
          </table:table-cell>
          <table:table-cell office:value-type="float" office:value="1.50512109444499" calcext:value-type="float">
            <text:p>1.5051210944</text:p>
          </table:table-cell>
          <table:table-cell office:value-type="float" office:value="14.5901652241994" calcext:value-type="float">
            <text:p>14.5901652242</text:p>
          </table:table-cell>
          <table:table-cell office:value-type="float" office:value="0.00223943332387091" calcext:value-type="float">
            <text:p>0.0022394333</text:p>
          </table:table-cell>
          <table:table-cell office:value-type="float" office:value="0.0334570634709521" calcext:value-type="float">
            <text:p>0.0334570635</text:p>
          </table:table-cell>
        </table:table-row>
        <table:table-row table:style-name="ro1">
          <table:table-cell office:value-type="string" calcext:value-type="string">
            <text:p>Pc17687_g2_i1</text:p>
          </table:table-cell>
          <table:table-cell office:value-type="float" office:value="1.54529224716768" calcext:value-type="float">
            <text:p>1.5452922472</text:p>
          </table:table-cell>
          <table:table-cell office:value-type="float" office:value="2.95473653682614" calcext:value-type="float">
            <text:p>2.9547365368</text:p>
          </table:table-cell>
          <table:table-cell office:value-type="float" office:value="19.9394373642796" calcext:value-type="float">
            <text:p>19.9394373643</text:p>
          </table:table-cell>
          <table:table-cell office:value-type="float" office:value="0.00186951809787224" calcext:value-type="float">
            <text:p>0.0018695181</text:p>
          </table:table-cell>
          <table:table-cell office:value-type="float" office:value="0.0298347656894891" calcext:value-type="float">
            <text:p>0.0298347657</text:p>
          </table:table-cell>
        </table:table-row>
        <table:table-row table:style-name="ro1">
          <table:table-cell office:value-type="string" calcext:value-type="string">
            <text:p>MTRINITY_DN13534_c1_g1_i3</text:p>
          </table:table-cell>
          <table:table-cell office:value-type="float" office:value="-3.40721103987516" calcext:value-type="float">
            <text:p>-3.4072110399</text:p>
          </table:table-cell>
          <table:table-cell office:value-type="float" office:value="1.96136089417163" calcext:value-type="float">
            <text:p>1.9613608942</text:p>
          </table:table-cell>
          <table:table-cell office:value-type="float" office:value="14.3404742038167" calcext:value-type="float">
            <text:p>14.3404742038</text:p>
          </table:table-cell>
          <table:table-cell office:value-type="float" office:value="0.00238110059909714" calcext:value-type="float">
            <text:p>0.0023811006</text:p>
          </table:table-cell>
          <table:table-cell office:value-type="float" office:value="0.0349003309490712" calcext:value-type="float">
            <text:p>0.0349003309</text:p>
          </table:table-cell>
        </table:table-row>
        <table:table-row table:style-name="ro1">
          <table:table-cell office:value-type="string" calcext:value-type="string">
            <text:p>MTRINITY_DN16378_c2_g1_i2</text:p>
          </table:table-cell>
          <table:table-cell office:value-type="float" office:value="1.51795954645562" calcext:value-type="float">
            <text:p>1.5179595465</text:p>
          </table:table-cell>
          <table:table-cell office:value-type="float" office:value="3.82610135003396" calcext:value-type="float">
            <text:p>3.82610135</text:p>
          </table:table-cell>
          <table:table-cell office:value-type="float" office:value="28.4503442743246" calcext:value-type="float">
            <text:p>28.4503442743</text:p>
          </table:table-cell>
          <table:table-cell office:value-type="float" office:value="0.000681798499816338" calcext:value-type="float">
            <text:p>0.0006817985</text:p>
          </table:table-cell>
          <table:table-cell office:value-type="float" office:value="0.0160406599705787" calcext:value-type="float">
            <text:p>0.01604066</text:p>
          </table:table-cell>
        </table:table-row>
        <table:table-row table:style-name="ro1">
          <table:table-cell office:value-type="string" calcext:value-type="string">
            <text:p>MTRINITY_DN12208_c0_g1_i2</text:p>
          </table:table-cell>
          <table:table-cell office:value-type="float" office:value="1.48786906268808" calcext:value-type="float">
            <text:p>1.4878690627</text:p>
          </table:table-cell>
          <table:table-cell office:value-type="float" office:value="5.98634529561275" calcext:value-type="float">
            <text:p>5.9863452956</text:p>
          </table:table-cell>
          <table:table-cell office:value-type="float" office:value="22.4454629173183" calcext:value-type="float">
            <text:p>22.4454629173</text:p>
          </table:table-cell>
          <table:table-cell office:value-type="float" office:value="0.000421135957018429" calcext:value-type="float">
            <text:p>0.000421136</text:p>
          </table:table-cell>
          <table:table-cell office:value-type="float" office:value="0.0123717835210472" calcext:value-type="float">
            <text:p>0.0123717835</text:p>
          </table:table-cell>
        </table:table-row>
        <table:table-row table:style-name="ro1">
          <table:table-cell office:value-type="string" calcext:value-type="string">
            <text:p>MTRINITY_DN2992_c0_g1_i1</text:p>
          </table:table-cell>
          <table:table-cell office:value-type="float" office:value="-1.98985698168785" calcext:value-type="float">
            <text:p>-1.9898569817</text:p>
          </table:table-cell>
          <table:table-cell office:value-type="float" office:value="1.40814199969284" calcext:value-type="float">
            <text:p>1.4081419997</text:p>
          </table:table-cell>
          <table:table-cell office:value-type="float" office:value="12.312239172412" calcext:value-type="float">
            <text:p>12.3122391724</text:p>
          </table:table-cell>
          <table:table-cell office:value-type="float" office:value="0.00401553345282752" calcext:value-type="float">
            <text:p>0.0040155335</text:p>
          </table:table-cell>
          <table:table-cell office:value-type="float" office:value="0.0487023366412026" calcext:value-type="float">
            <text:p>0.0487023366</text:p>
          </table:table-cell>
        </table:table-row>
        <table:table-row table:style-name="ro1">
          <table:table-cell office:value-type="string" calcext:value-type="string">
            <text:p>MTRINITY_DN14529_c2_g2_i1</text:p>
          </table:table-cell>
          <table:table-cell office:value-type="float" office:value="1.40499229117499" calcext:value-type="float">
            <text:p>1.4049922912</text:p>
          </table:table-cell>
          <table:table-cell office:value-type="float" office:value="3.45751765598914" calcext:value-type="float">
            <text:p>3.457517656</text:p>
          </table:table-cell>
          <table:table-cell office:value-type="float" office:value="27.1158173973004" calcext:value-type="float">
            <text:p>27.1158173973</text:p>
          </table:table-cell>
          <table:table-cell office:value-type="float" office:value="0.00259310633108672" calcext:value-type="float">
            <text:p>0.0025931063</text:p>
          </table:table-cell>
          <table:table-cell office:value-type="float" office:value="0.0368503438791418" calcext:value-type="float">
            <text:p>0.0368503439</text:p>
          </table:table-cell>
        </table:table-row>
        <table:table-row table:style-name="ro1">
          <table:table-cell office:value-type="string" calcext:value-type="string">
            <text:p>STRINITY_DN13333_c5_g1_i1</text:p>
          </table:table-cell>
          <table:table-cell office:value-type="float" office:value="4.50670882272214" calcext:value-type="float">
            <text:p>4.5067088227</text:p>
          </table:table-cell>
          <table:table-cell office:value-type="float" office:value="0.0324131366892146" calcext:value-type="float">
            <text:p>0.0324131367</text:p>
          </table:table-cell>
          <table:table-cell office:value-type="float" office:value="21.583290457238" calcext:value-type="float">
            <text:p>21.5832904572</text:p>
          </table:table-cell>
          <table:table-cell office:value-type="float" office:value="0.00049561055495088" calcext:value-type="float">
            <text:p>0.0004956106</text:p>
          </table:table-cell>
          <table:table-cell office:value-type="float" office:value="0.0134757587305394" calcext:value-type="float">
            <text:p>0.0134757587</text:p>
          </table:table-cell>
        </table:table-row>
        <table:table-row table:style-name="ro1">
          <table:table-cell office:value-type="string" calcext:value-type="string">
            <text:p>MTRINITY_DN11008_c0_g1_i2</text:p>
          </table:table-cell>
          <table:table-cell office:value-type="float" office:value="1.58554462762244" calcext:value-type="float">
            <text:p>1.5855446276</text:p>
          </table:table-cell>
          <table:table-cell office:value-type="float" office:value="2.65120761465254" calcext:value-type="float">
            <text:p>2.6512076147</text:p>
          </table:table-cell>
          <table:table-cell office:value-type="float" office:value="21.3996931437535" calcext:value-type="float">
            <text:p>21.3996931438</text:p>
          </table:table-cell>
          <table:table-cell office:value-type="float" office:value="0.0018785034230683" calcext:value-type="float">
            <text:p>0.0018785034</text:p>
          </table:table-cell>
          <table:table-cell office:value-type="float" office:value="0.0298986827962164" calcext:value-type="float">
            <text:p>0.0298986828</text:p>
          </table:table-cell>
        </table:table-row>
        <table:table-row table:style-name="ro1">
          <table:table-cell office:value-type="string" calcext:value-type="string">
            <text:p>MTRINITY_DN17253_c1_g1_i1</text:p>
          </table:table-cell>
          <table:table-cell office:value-type="float" office:value="-3.72431144350194" calcext:value-type="float">
            <text:p>-3.7243114435</text:p>
          </table:table-cell>
          <table:table-cell office:value-type="float" office:value="2.64186677791592" calcext:value-type="float">
            <text:p>2.6418667779</text:p>
          </table:table-cell>
          <table:table-cell office:value-type="float" office:value="20.5225175194529" calcext:value-type="float">
            <text:p>20.5225175195</text:p>
          </table:table-cell>
          <table:table-cell office:value-type="float" office:value="0.000609220641457529" calcext:value-type="float">
            <text:p>0.0006092206</text:p>
          </table:table-cell>
          <table:table-cell office:value-type="float" office:value="0.015144587386257" calcext:value-type="float">
            <text:p>0.0151445874</text:p>
          </table:table-cell>
        </table:table-row>
        <table:table-row table:style-name="ro1">
          <table:table-cell office:value-type="string" calcext:value-type="string">
            <text:p>Pc12694_g1_i1</text:p>
          </table:table-cell>
          <table:table-cell office:value-type="float" office:value="-4.08773348799579" calcext:value-type="float">
            <text:p>-4.087733488</text:p>
          </table:table-cell>
          <table:table-cell office:value-type="float" office:value="2.03375983725327" calcext:value-type="float">
            <text:p>2.0337598373</text:p>
          </table:table-cell>
          <table:table-cell office:value-type="float" office:value="16.5536041545165" calcext:value-type="float">
            <text:p>16.5536041545</text:p>
          </table:table-cell>
          <table:table-cell office:value-type="float" office:value="0.00141083911768264" calcext:value-type="float">
            <text:p>0.0014108391</text:p>
          </table:table-cell>
          <table:table-cell office:value-type="float" office:value="0.024951424895621" calcext:value-type="float">
            <text:p>0.0249514249</text:p>
          </table:table-cell>
        </table:table-row>
        <table:table-row table:style-name="ro1">
          <table:table-cell office:value-type="string" calcext:value-type="string">
            <text:p>MTRINITY_DN16327_c0_g5_i1</text:p>
          </table:table-cell>
          <table:table-cell office:value-type="float" office:value="-2.60262707151117" calcext:value-type="float">
            <text:p>-2.6026270715</text:p>
          </table:table-cell>
          <table:table-cell office:value-type="float" office:value="1.8191317268529" calcext:value-type="float">
            <text:p>1.8191317269</text:p>
          </table:table-cell>
          <table:table-cell office:value-type="float" office:value="26.5981750044577" calcext:value-type="float">
            <text:p>26.5981750045</text:p>
          </table:table-cell>
          <table:table-cell office:value-type="float" office:value="0.000203028334773114" calcext:value-type="float">
            <text:p>0.0002030283</text:p>
          </table:table-cell>
          <table:table-cell office:value-type="float" office:value="0.00813685521124076" calcext:value-type="float">
            <text:p>0.0081368552</text:p>
          </table:table-cell>
        </table:table-row>
        <table:table-row table:style-name="ro1">
          <table:table-cell office:value-type="string" calcext:value-type="string">
            <text:p>MTRINITY_DN16650_c0_g2_i1</text:p>
          </table:table-cell>
          <table:table-cell office:value-type="float" office:value="2.2893258561866" calcext:value-type="float">
            <text:p>2.2893258562</text:p>
          </table:table-cell>
          <table:table-cell office:value-type="float" office:value="2.27991537189782" calcext:value-type="float">
            <text:p>2.2799153719</text:p>
          </table:table-cell>
          <table:table-cell office:value-type="float" office:value="65.616107306506" calcext:value-type="float">
            <text:p>65.6161073065</text:p>
          </table:table-cell>
          <table:table-cell office:value-type="float" office:value="0.0000166471243874615" calcext:value-type="float">
            <text:p>1.66471243874615E-005</text:p>
          </table:table-cell>
          <table:table-cell office:value-type="float" office:value="0.00269341791457351" calcext:value-type="float">
            <text:p>0.0026934179</text:p>
          </table:table-cell>
        </table:table-row>
        <table:table-row table:style-name="ro1">
          <table:table-cell office:value-type="string" calcext:value-type="string">
            <text:p>Pc32773_g4_i3</text:p>
          </table:table-cell>
          <table:table-cell office:value-type="float" office:value="-2.48097176608177" calcext:value-type="float">
            <text:p>-2.4809717661</text:p>
          </table:table-cell>
          <table:table-cell office:value-type="float" office:value="2.60598355631855" calcext:value-type="float">
            <text:p>2.6059835563</text:p>
          </table:table-cell>
          <table:table-cell office:value-type="float" office:value="25.0432073191255" calcext:value-type="float">
            <text:p>25.0432073191</text:p>
          </table:table-cell>
          <table:table-cell office:value-type="float" office:value="0.000264181519142031" calcext:value-type="float">
            <text:p>0.0002641815</text:p>
          </table:table-cell>
          <table:table-cell office:value-type="float" office:value="0.00953389081685033" calcext:value-type="float">
            <text:p>0.0095338908</text:p>
          </table:table-cell>
        </table:table-row>
        <table:table-row table:style-name="ro1">
          <table:table-cell office:value-type="string" calcext:value-type="string">
            <text:p>MTRINITY_DN16459_c0_g1_i1</text:p>
          </table:table-cell>
          <table:table-cell office:value-type="float" office:value="-4.13933092692718" calcext:value-type="float">
            <text:p>-4.1393309269</text:p>
          </table:table-cell>
          <table:table-cell office:value-type="float" office:value="0.0517204797937978" calcext:value-type="float">
            <text:p>0.0517204798</text:p>
          </table:table-cell>
          <table:table-cell office:value-type="float" office:value="27.9281481232253" calcext:value-type="float">
            <text:p>27.9281481232</text:p>
          </table:table-cell>
          <table:table-cell office:value-type="float" office:value="0.000163472780734467" calcext:value-type="float">
            <text:p>0.0001634728</text:p>
          </table:table-cell>
          <table:table-cell office:value-type="float" office:value="0.00721709120406372" calcext:value-type="float">
            <text:p>0.0072170912</text:p>
          </table:table-cell>
        </table:table-row>
        <table:table-row table:style-name="ro1">
          <table:table-cell office:value-type="string" calcext:value-type="string">
            <text:p>Pc15337_g1_i2</text:p>
          </table:table-cell>
          <table:table-cell office:value-type="float" office:value="1.68479114580743" calcext:value-type="float">
            <text:p>1.6847911458</text:p>
          </table:table-cell>
          <table:table-cell office:value-type="float" office:value="3.85615172274802" calcext:value-type="float">
            <text:p>3.8561517227</text:p>
          </table:table-cell>
          <table:table-cell office:value-type="float" office:value="29.460401224094" calcext:value-type="float">
            <text:p>29.4604012241</text:p>
          </table:table-cell>
          <table:table-cell office:value-type="float" office:value="0.000167809549342312" calcext:value-type="float">
            <text:p>0.0001678095</text:p>
          </table:table-cell>
          <table:table-cell office:value-type="float" office:value="0.00728997027043542" calcext:value-type="float">
            <text:p>0.0072899703</text:p>
          </table:table-cell>
        </table:table-row>
        <table:table-row table:style-name="ro1">
          <table:table-cell office:value-type="string" calcext:value-type="string">
            <text:p>MTRINITY_DN13845_c0_g1_i1</text:p>
          </table:table-cell>
          <table:table-cell office:value-type="float" office:value="-2.45930722546283" calcext:value-type="float">
            <text:p>-2.4593072255</text:p>
          </table:table-cell>
          <table:table-cell office:value-type="float" office:value="5.53307128508141" calcext:value-type="float">
            <text:p>5.5330712851</text:p>
          </table:table-cell>
          <table:table-cell office:value-type="float" office:value="50.1141033471373" calcext:value-type="float">
            <text:p>50.1141033471</text:p>
          </table:table-cell>
          <table:table-cell office:value-type="float" office:value="0.0000098011228873447" calcext:value-type="float">
            <text:p>9.8011228873447E-006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STRINITY_DN7452_c0_g1_i1</text:p>
          </table:table-cell>
          <table:table-cell office:value-type="float" office:value="-1.5453251062768" calcext:value-type="float">
            <text:p>-1.5453251063</text:p>
          </table:table-cell>
          <table:table-cell office:value-type="float" office:value="2.90967867828164" calcext:value-type="float">
            <text:p>2.9096786783</text:p>
          </table:table-cell>
          <table:table-cell office:value-type="float" office:value="19.6105565904367" calcext:value-type="float">
            <text:p>19.6105565904</text:p>
          </table:table-cell>
          <table:table-cell office:value-type="float" office:value="0.00340078276866033" calcext:value-type="float">
            <text:p>0.0034007828</text:p>
          </table:table-cell>
          <table:table-cell office:value-type="float" office:value="0.0437943788715769" calcext:value-type="float">
            <text:p>0.0437943789</text:p>
          </table:table-cell>
        </table:table-row>
        <table:table-row table:style-name="ro1">
          <table:table-cell office:value-type="string" calcext:value-type="string">
            <text:p>MTRINITY_DN20420_c1_g1_i1</text:p>
          </table:table-cell>
          <table:table-cell office:value-type="float" office:value="-4.26218752566676" calcext:value-type="float">
            <text:p>-4.2621875257</text:p>
          </table:table-cell>
          <table:table-cell office:value-type="float" office:value="2.74533704862545" calcext:value-type="float">
            <text:p>2.7453370486</text:p>
          </table:table-cell>
          <table:table-cell office:value-type="float" office:value="57.4063796899979" calcext:value-type="float">
            <text:p>57.40637969</text:p>
          </table:table-cell>
          <table:table-cell office:value-type="float" office:value="0.00000484558553430595" calcext:value-type="float">
            <text:p>4.84558553430595E-006</text:p>
          </table:table-cell>
          <table:table-cell office:value-type="float" office:value="0.00171123278316231" calcext:value-type="float">
            <text:p>0.0017112328</text:p>
          </table:table-cell>
        </table:table-row>
        <table:table-row table:style-name="ro1">
          <table:table-cell office:value-type="string" calcext:value-type="string">
            <text:p>MTRINITY_DN14416_c0_g1_i1</text:p>
          </table:table-cell>
          <table:table-cell office:value-type="float" office:value="1.40140586657439" calcext:value-type="float">
            <text:p>1.4014058666</text:p>
          </table:table-cell>
          <table:table-cell office:value-type="float" office:value="7.64401906528135" calcext:value-type="float">
            <text:p>7.6440190653</text:p>
          </table:table-cell>
          <table:table-cell office:value-type="float" office:value="25.1445766867142" calcext:value-type="float">
            <text:p>25.1445766867</text:p>
          </table:table-cell>
          <table:table-cell office:value-type="float" office:value="0.000560188826742575" calcext:value-type="float">
            <text:p>0.0005601888</text:p>
          </table:table-cell>
          <table:table-cell office:value-type="float" office:value="0.0143847290001357" calcext:value-type="float">
            <text:p>0.014384729</text:p>
          </table:table-cell>
        </table:table-row>
        <table:table-row table:style-name="ro1">
          <table:table-cell office:value-type="string" calcext:value-type="string">
            <text:p>MTRINITY_DN10208_c1_g1_i1</text:p>
          </table:table-cell>
          <table:table-cell office:value-type="float" office:value="1.43793083665781" calcext:value-type="float">
            <text:p>1.4379308367</text:p>
          </table:table-cell>
          <table:table-cell office:value-type="float" office:value="2.81656510322834" calcext:value-type="float">
            <text:p>2.8165651032</text:p>
          </table:table-cell>
          <table:table-cell office:value-type="float" office:value="32.629127759393" calcext:value-type="float">
            <text:p>32.6291277594</text:p>
          </table:table-cell>
          <table:table-cell office:value-type="float" office:value="0.00410642538267876" calcext:value-type="float">
            <text:p>0.0041064254</text:p>
          </table:table-cell>
          <table:table-cell office:value-type="float" office:value="0.0494924279306803" calcext:value-type="float">
            <text:p>0.0494924279</text:p>
          </table:table-cell>
        </table:table-row>
        <table:table-row table:style-name="ro1">
          <table:table-cell office:value-type="string" calcext:value-type="string">
            <text:p>Pc21730_g1_i1</text:p>
          </table:table-cell>
          <table:table-cell office:value-type="float" office:value="-4.61834161567098" calcext:value-type="float">
            <text:p>-4.6183416157</text:p>
          </table:table-cell>
          <table:table-cell office:value-type="float" office:value="0.415204917192726" calcext:value-type="float">
            <text:p>0.4152049172</text:p>
          </table:table-cell>
          <table:table-cell office:value-type="float" office:value="19.2800658393848" calcext:value-type="float">
            <text:p>19.2800658394</text:p>
          </table:table-cell>
          <table:table-cell office:value-type="float" office:value="0.000782896148178028" calcext:value-type="float">
            <text:p>0.0007828961</text:p>
          </table:table-cell>
          <table:table-cell office:value-type="float" office:value="0.017408130797043" calcext:value-type="float">
            <text:p>0.0174081308</text:p>
          </table:table-cell>
        </table:table-row>
        <table:table-row table:style-name="ro1">
          <table:table-cell office:value-type="string" calcext:value-type="string">
            <text:p>MTRINITY_DN16675_c0_g1_i2</text:p>
          </table:table-cell>
          <table:table-cell office:value-type="float" office:value="-1.72829387921532" calcext:value-type="float">
            <text:p>-1.7282938792</text:p>
          </table:table-cell>
          <table:table-cell office:value-type="float" office:value="8.26406789932193" calcext:value-type="float">
            <text:p>8.2640678993</text:p>
          </table:table-cell>
          <table:table-cell office:value-type="float" office:value="21.6256669738078" calcext:value-type="float">
            <text:p>21.6256669738</text:p>
          </table:table-cell>
          <table:table-cell office:value-type="float" office:value="0.000491610328652518" calcext:value-type="float">
            <text:p>0.0004916103</text:p>
          </table:table-cell>
          <table:table-cell office:value-type="float" office:value="0.0134385319512843" calcext:value-type="float">
            <text:p>0.013438532</text:p>
          </table:table-cell>
        </table:table-row>
        <table:table-row table:style-name="ro1">
          <table:table-cell office:value-type="string" calcext:value-type="string">
            <text:p>STRINITY_DN7317_c0_g1_i1</text:p>
          </table:table-cell>
          <table:table-cell office:value-type="float" office:value="-2.88715501034526" calcext:value-type="float">
            <text:p>-2.8871550103</text:p>
          </table:table-cell>
          <table:table-cell office:value-type="float" office:value="4.63034906949256" calcext:value-type="float">
            <text:p>4.6303490695</text:p>
          </table:table-cell>
          <table:table-cell office:value-type="float" office:value="13.3512431944379" calcext:value-type="float">
            <text:p>13.3512431944</text:p>
          </table:table-cell>
          <table:table-cell office:value-type="float" office:value="0.00305518225920568" calcext:value-type="float">
            <text:p>0.0030551823</text:p>
          </table:table-cell>
          <table:table-cell office:value-type="float" office:value="0.0408509848805506" calcext:value-type="float">
            <text:p>0.0408509849</text:p>
          </table:table-cell>
        </table:table-row>
        <table:table-row table:style-name="ro1">
          <table:table-cell office:value-type="string" calcext:value-type="string">
            <text:p>MTRINITY_DN11771_c1_g1_i1</text:p>
          </table:table-cell>
          <table:table-cell office:value-type="float" office:value="1.39278099449283" calcext:value-type="float">
            <text:p>1.3927809945</text:p>
          </table:table-cell>
          <table:table-cell office:value-type="float" office:value="4.29537702046314" calcext:value-type="float">
            <text:p>4.2953770205</text:p>
          </table:table-cell>
          <table:table-cell office:value-type="float" office:value="14.2436148535094" calcext:value-type="float">
            <text:p>14.2436148535</text:p>
          </table:table-cell>
          <table:table-cell office:value-type="float" office:value="0.00243884523088897" calcext:value-type="float">
            <text:p>0.0024388452</text:p>
          </table:table-cell>
          <table:table-cell office:value-type="float" office:value="0.0354524242812713" calcext:value-type="float">
            <text:p>0.0354524243</text:p>
          </table:table-cell>
        </table:table-row>
        <table:table-row table:style-name="ro1">
          <table:table-cell office:value-type="string" calcext:value-type="string">
            <text:p>MTRINITY_DN15232_c0_g1_i6</text:p>
          </table:table-cell>
          <table:table-cell office:value-type="float" office:value="1.590711234119" calcext:value-type="float">
            <text:p>1.5907112341</text:p>
          </table:table-cell>
          <table:table-cell office:value-type="float" office:value="3.26713191847528" calcext:value-type="float">
            <text:p>3.2671319185</text:p>
          </table:table-cell>
          <table:table-cell office:value-type="float" office:value="17.4740795126911" calcext:value-type="float">
            <text:p>17.4740795127</text:p>
          </table:table-cell>
          <table:table-cell office:value-type="float" office:value="0.00114912161983824" calcext:value-type="float">
            <text:p>0.0011491216</text:p>
          </table:table-cell>
          <table:table-cell office:value-type="float" office:value="0.0220270324293131" calcext:value-type="float">
            <text:p>0.0220270324</text:p>
          </table:table-cell>
        </table:table-row>
        <table:table-row table:style-name="ro1">
          <table:table-cell office:value-type="string" calcext:value-type="string">
            <text:p>Pc32480_g2_i2</text:p>
          </table:table-cell>
          <table:table-cell office:value-type="float" office:value="-1.78557219640417" calcext:value-type="float">
            <text:p>-1.7855721964</text:p>
          </table:table-cell>
          <table:table-cell office:value-type="float" office:value="2.61367680838577" calcext:value-type="float">
            <text:p>2.6136768084</text:p>
          </table:table-cell>
          <table:table-cell office:value-type="float" office:value="30.6949085795481" calcext:value-type="float">
            <text:p>30.6949085795</text:p>
          </table:table-cell>
          <table:table-cell office:value-type="float" office:value="0.00201509678040614" calcext:value-type="float">
            <text:p>0.0020150968</text:p>
          </table:table-cell>
          <table:table-cell office:value-type="float" office:value="0.0312706991969186" calcext:value-type="float">
            <text:p>0.0312706992</text:p>
          </table:table-cell>
        </table:table-row>
        <table:table-row table:style-name="ro1">
          <table:table-cell office:value-type="string" calcext:value-type="string">
            <text:p>Pc20664_g1_i1</text:p>
          </table:table-cell>
          <table:table-cell office:value-type="float" office:value="-5.22292275416628" calcext:value-type="float">
            <text:p>-5.2229227542</text:p>
          </table:table-cell>
          <table:table-cell office:value-type="float" office:value="1.70125600800689" calcext:value-type="float">
            <text:p>1.701256008</text:p>
          </table:table-cell>
          <table:table-cell office:value-type="float" office:value="30.8009981965983" calcext:value-type="float">
            <text:p>30.8009981966</text:p>
          </table:table-cell>
          <table:table-cell office:value-type="float" office:value="0.000104872189052812" calcext:value-type="float">
            <text:p>0.0001048722</text:p>
          </table:table-cell>
          <table:table-cell office:value-type="float" office:value="0.00575512499266417" calcext:value-type="float">
            <text:p>0.005755125</text:p>
          </table:table-cell>
        </table:table-row>
        <table:table-row table:style-name="ro1">
          <table:table-cell office:value-type="string" calcext:value-type="string">
            <text:p>Pc31350_g2_i1</text:p>
          </table:table-cell>
          <table:table-cell office:value-type="float" office:value="2.10964158328394" calcext:value-type="float">
            <text:p>2.1096415833</text:p>
          </table:table-cell>
          <table:table-cell office:value-type="float" office:value="5.75680475269409" calcext:value-type="float">
            <text:p>5.7568047527</text:p>
          </table:table-cell>
          <table:table-cell office:value-type="float" office:value="30.4561392531106" calcext:value-type="float">
            <text:p>30.4561392531</text:p>
          </table:table-cell>
          <table:table-cell office:value-type="float" office:value="0.000110431293643475" calcext:value-type="float">
            <text:p>0.0001104313</text:p>
          </table:table-cell>
          <table:table-cell office:value-type="float" office:value="0.00594072862471296" calcext:value-type="float">
            <text:p>0.0059407286</text:p>
          </table:table-cell>
        </table:table-row>
        <table:table-row table:style-name="ro1">
          <table:table-cell office:value-type="string" calcext:value-type="string">
            <text:p>MTRINITY_DN10960_c0_g1_i1</text:p>
          </table:table-cell>
          <table:table-cell office:value-type="float" office:value="-1.43287625442291" calcext:value-type="float">
            <text:p>-1.4328762544</text:p>
          </table:table-cell>
          <table:table-cell office:value-type="float" office:value="5.2044579938179" calcext:value-type="float">
            <text:p>5.2044579938</text:p>
          </table:table-cell>
          <table:table-cell office:value-type="float" office:value="24.3871138521323" calcext:value-type="float">
            <text:p>24.3871138521</text:p>
          </table:table-cell>
          <table:table-cell office:value-type="float" office:value="0.000512350097475524" calcext:value-type="float">
            <text:p>0.0005123501</text:p>
          </table:table-cell>
          <table:table-cell office:value-type="float" office:value="0.0137564626350807" calcext:value-type="float">
            <text:p>0.0137564626</text:p>
          </table:table-cell>
        </table:table-row>
        <table:table-row table:style-name="ro1">
          <table:table-cell office:value-type="string" calcext:value-type="string">
            <text:p>MTRINITY_DN13668_c0_g1_i1</text:p>
          </table:table-cell>
          <table:table-cell office:value-type="float" office:value="-2.01520102134824" calcext:value-type="float">
            <text:p>-2.0152010213</text:p>
          </table:table-cell>
          <table:table-cell office:value-type="float" office:value="2.71008209307316" calcext:value-type="float">
            <text:p>2.7100820931</text:p>
          </table:table-cell>
          <table:table-cell office:value-type="float" office:value="28.8754443132302" calcext:value-type="float">
            <text:p>28.8754443132</text:p>
          </table:table-cell>
          <table:table-cell office:value-type="float" office:value="0.000670066619500265" calcext:value-type="float">
            <text:p>0.0006700666</text:p>
          </table:table-cell>
          <table:table-cell office:value-type="float" office:value="0.0159004425171217" calcext:value-type="float">
            <text:p>0.0159004425</text:p>
          </table:table-cell>
        </table:table-row>
        <table:table-row table:style-name="ro1">
          <table:table-cell office:value-type="string" calcext:value-type="string">
            <text:p>MTRINITY_DN16709_c0_g1_i4</text:p>
          </table:table-cell>
          <table:table-cell office:value-type="float" office:value="2.15474848161513" calcext:value-type="float">
            <text:p>2.1547484816</text:p>
          </table:table-cell>
          <table:table-cell office:value-type="float" office:value="2.81617962368629" calcext:value-type="float">
            <text:p>2.8161796237</text:p>
          </table:table-cell>
          <table:table-cell office:value-type="float" office:value="19.7639162416688" calcext:value-type="float">
            <text:p>19.7639162417</text:p>
          </table:table-cell>
          <table:table-cell office:value-type="float" office:value="0.000709181126010236" calcext:value-type="float">
            <text:p>0.0007091811</text:p>
          </table:table-cell>
          <table:table-cell office:value-type="float" office:value="0.016489697165434" calcext:value-type="float">
            <text:p>0.0164896972</text:p>
          </table:table-cell>
        </table:table-row>
        <table:table-row table:style-name="ro1">
          <table:table-cell office:value-type="string" calcext:value-type="string">
            <text:p>Pc29395_g1_i1</text:p>
          </table:table-cell>
          <table:table-cell office:value-type="float" office:value="-2.01379330836636" calcext:value-type="float">
            <text:p>-2.0137933084</text:p>
          </table:table-cell>
          <table:table-cell office:value-type="float" office:value="4.16734003679722" calcext:value-type="float">
            <text:p>4.1673400368</text:p>
          </table:table-cell>
          <table:table-cell office:value-type="float" office:value="15.87797046764" calcext:value-type="float">
            <text:p>15.8779704676</text:p>
          </table:table-cell>
          <table:table-cell office:value-type="float" office:value="0.00164752737519347" calcext:value-type="float">
            <text:p>0.0016475274</text:p>
          </table:table-cell>
          <table:table-cell office:value-type="float" office:value="0.0273991560933836" calcext:value-type="float">
            <text:p>0.0273991561</text:p>
          </table:table-cell>
        </table:table-row>
        <table:table-row table:style-name="ro1">
          <table:table-cell office:value-type="string" calcext:value-type="string">
            <text:p>STRINITY_DN7950_c0_g1_i1</text:p>
          </table:table-cell>
          <table:table-cell office:value-type="float" office:value="-1.69512305496617" calcext:value-type="float">
            <text:p>-1.695123055</text:p>
          </table:table-cell>
          <table:table-cell office:value-type="float" office:value="3.63434909010596" calcext:value-type="float">
            <text:p>3.6343490901</text:p>
          </table:table-cell>
          <table:table-cell office:value-type="float" office:value="22.5473678940895" calcext:value-type="float">
            <text:p>22.5473678941</text:p>
          </table:table-cell>
          <table:table-cell office:value-type="float" office:value="0.00128759003439948" calcext:value-type="float">
            <text:p>0.00128759</text:p>
          </table:table-cell>
          <table:table-cell office:value-type="float" office:value="0.0236396805214702" calcext:value-type="float">
            <text:p>0.0236396805</text:p>
          </table:table-cell>
        </table:table-row>
        <table:table-row table:style-name="ro1">
          <table:table-cell office:value-type="string" calcext:value-type="string">
            <text:p>MTRINITY_DN15439_c1_g3_i1</text:p>
          </table:table-cell>
          <table:table-cell office:value-type="float" office:value="2.33022606109132" calcext:value-type="float">
            <text:p>2.3302260611</text:p>
          </table:table-cell>
          <table:table-cell office:value-type="float" office:value="0.905673096070599" calcext:value-type="float">
            <text:p>0.9056730961</text:p>
          </table:table-cell>
          <table:table-cell office:value-type="float" office:value="12.6629564444395" calcext:value-type="float">
            <text:p>12.6629564444</text:p>
          </table:table-cell>
          <table:table-cell office:value-type="float" office:value="0.00365655103622599" calcext:value-type="float">
            <text:p>0.003656551</text:p>
          </table:table-cell>
          <table:table-cell office:value-type="float" office:value="0.0458106631909148" calcext:value-type="float">
            <text:p>0.0458106632</text:p>
          </table:table-cell>
        </table:table-row>
        <table:table-row table:style-name="ro1">
          <table:table-cell office:value-type="string" calcext:value-type="string">
            <text:p>STRINITY_DN4310_c0_g2_i1</text:p>
          </table:table-cell>
          <table:table-cell office:value-type="float" office:value="-2.3537791599408" calcext:value-type="float">
            <text:p>-2.3537791599</text:p>
          </table:table-cell>
          <table:table-cell office:value-type="float" office:value="2.74907732434473" calcext:value-type="float">
            <text:p>2.7490773243</text:p>
          </table:table-cell>
          <table:table-cell office:value-type="float" office:value="25.1428010019525" calcext:value-type="float">
            <text:p>25.142801002</text:p>
          </table:table-cell>
          <table:table-cell office:value-type="float" office:value="0.000259676206488241" calcext:value-type="float">
            <text:p>0.0002596762</text:p>
          </table:table-cell>
          <table:table-cell office:value-type="float" office:value="0.00944584540891249" calcext:value-type="float">
            <text:p>0.0094458454</text:p>
          </table:table-cell>
        </table:table-row>
        <table:table-row table:style-name="ro1">
          <table:table-cell office:value-type="string" calcext:value-type="string">
            <text:p>Pc30818_g1_i3</text:p>
          </table:table-cell>
          <table:table-cell office:value-type="float" office:value="2.43443057093613" calcext:value-type="float">
            <text:p>2.4344305709</text:p>
          </table:table-cell>
          <table:table-cell office:value-type="float" office:value="0.428983223299518" calcext:value-type="float">
            <text:p>0.4289832233</text:p>
          </table:table-cell>
          <table:table-cell office:value-type="float" office:value="23.3918311539234" calcext:value-type="float">
            <text:p>23.3918311539</text:p>
          </table:table-cell>
          <table:table-cell office:value-type="float" office:value="0.00159683652522985" calcext:value-type="float">
            <text:p>0.0015968365</text:p>
          </table:table-cell>
          <table:table-cell office:value-type="float" office:value="0.0267808845837699" calcext:value-type="float">
            <text:p>0.0267808846</text:p>
          </table:table-cell>
        </table:table-row>
        <table:table-row table:style-name="ro1">
          <table:table-cell office:value-type="string" calcext:value-type="string">
            <text:p>MTRINITY_DN15866_c1_g1_i5</text:p>
          </table:table-cell>
          <table:table-cell office:value-type="float" office:value="1.69038548391896" calcext:value-type="float">
            <text:p>1.6903854839</text:p>
          </table:table-cell>
          <table:table-cell office:value-type="float" office:value="2.15601619868593" calcext:value-type="float">
            <text:p>2.1560161987</text:p>
          </table:table-cell>
          <table:table-cell office:value-type="float" office:value="12.7862311092315" calcext:value-type="float">
            <text:p>12.7862311092</text:p>
          </table:table-cell>
          <table:table-cell office:value-type="float" office:value="0.00353935529560511" calcext:value-type="float">
            <text:p>0.0035393553</text:p>
          </table:table-cell>
          <table:table-cell office:value-type="float" office:value="0.0449747724914212" calcext:value-type="float">
            <text:p>0.0449747725</text:p>
          </table:table-cell>
        </table:table-row>
        <table:table-row table:style-name="ro1">
          <table:table-cell office:value-type="string" calcext:value-type="string">
            <text:p>MTRINITY_DN15206_c2_g14_i1</text:p>
          </table:table-cell>
          <table:table-cell office:value-type="float" office:value="-3.84188772752666" calcext:value-type="float">
            <text:p>-3.8418877275</text:p>
          </table:table-cell>
          <table:table-cell office:value-type="float" office:value="4.71841896953396" calcext:value-type="float">
            <text:p>4.7184189695</text:p>
          </table:table-cell>
          <table:table-cell office:value-type="float" office:value="67.9300699439088" calcext:value-type="float">
            <text:p>67.9300699439</text:p>
          </table:table-cell>
          <table:table-cell office:value-type="float" office:value="0.00000198006729680844" calcext:value-type="float">
            <text:p>1.98006729680844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STRINITY_DN8698_c0_g1_i2</text:p>
          </table:table-cell>
          <table:table-cell office:value-type="float" office:value="-2.21116913207716" calcext:value-type="float">
            <text:p>-2.2111691321</text:p>
          </table:table-cell>
          <table:table-cell office:value-type="float" office:value="2.8460289943661" calcext:value-type="float">
            <text:p>2.8460289944</text:p>
          </table:table-cell>
          <table:table-cell office:value-type="float" office:value="18.2408958241679" calcext:value-type="float">
            <text:p>18.2408958242</text:p>
          </table:table-cell>
          <table:table-cell office:value-type="float" office:value="0.000973491412522427" calcext:value-type="float">
            <text:p>0.0009734914</text:p>
          </table:table-cell>
          <table:table-cell office:value-type="float" office:value="0.0200152501514371" calcext:value-type="float">
            <text:p>0.0200152502</text:p>
          </table:table-cell>
        </table:table-row>
        <table:table-row table:style-name="ro1">
          <table:table-cell office:value-type="string" calcext:value-type="string">
            <text:p>STRINITY_DN6416_c0_g1_i1</text:p>
          </table:table-cell>
          <table:table-cell office:value-type="float" office:value="1.54670631086832" calcext:value-type="float">
            <text:p>1.5467063109</text:p>
          </table:table-cell>
          <table:table-cell office:value-type="float" office:value="5.57632209988531" calcext:value-type="float">
            <text:p>5.5763220999</text:p>
          </table:table-cell>
          <table:table-cell office:value-type="float" office:value="33.6012584567786" calcext:value-type="float">
            <text:p>33.6012584568</text:p>
          </table:table-cell>
          <table:table-cell office:value-type="float" office:value="0.000117280305125182" calcext:value-type="float">
            <text:p>0.0001172803</text:p>
          </table:table-cell>
          <table:table-cell office:value-type="float" office:value="0.0061547555930904" calcext:value-type="float">
            <text:p>0.0061547556</text:p>
          </table:table-cell>
        </table:table-row>
        <table:table-row table:style-name="ro1">
          <table:table-cell office:value-type="string" calcext:value-type="string">
            <text:p>MTRINITY_DN13325_c0_g3_i3</text:p>
          </table:table-cell>
          <table:table-cell office:value-type="float" office:value="-5.50128207208852" calcext:value-type="float">
            <text:p>-5.5012820721</text:p>
          </table:table-cell>
          <table:table-cell office:value-type="float" office:value="1.94675225872453" calcext:value-type="float">
            <text:p>1.9467522587</text:p>
          </table:table-cell>
          <table:table-cell office:value-type="float" office:value="27.4311992728818" calcext:value-type="float">
            <text:p>27.4311992729</text:p>
          </table:table-cell>
          <table:table-cell office:value-type="float" office:value="0.000177104323357948" calcext:value-type="float">
            <text:p>0.0001771043</text:p>
          </table:table-cell>
          <table:table-cell office:value-type="float" office:value="0.00757310196375908" calcext:value-type="float">
            <text:p>0.007573102</text:p>
          </table:table-cell>
        </table:table-row>
        <table:table-row table:style-name="ro1">
          <table:table-cell office:value-type="string" calcext:value-type="string">
            <text:p>Pc20518_g1_i2</text:p>
          </table:table-cell>
          <table:table-cell office:value-type="float" office:value="-1.63982417699091" calcext:value-type="float">
            <text:p>-1.639824177</text:p>
          </table:table-cell>
          <table:table-cell office:value-type="float" office:value="3.18813749883988" calcext:value-type="float">
            <text:p>3.1881374988</text:p>
          </table:table-cell>
          <table:table-cell office:value-type="float" office:value="31.4537898107188" calcext:value-type="float">
            <text:p>31.4537898107</text:p>
          </table:table-cell>
          <table:table-cell office:value-type="float" office:value="0.00123202678570742" calcext:value-type="float">
            <text:p>0.0012320268</text:p>
          </table:table-cell>
          <table:table-cell office:value-type="float" office:value="0.0230855056512891" calcext:value-type="float">
            <text:p>0.0230855057</text:p>
          </table:table-cell>
        </table:table-row>
        <table:table-row table:style-name="ro1">
          <table:table-cell office:value-type="string" calcext:value-type="string">
            <text:p>MTRINITY_DN11531_c1_g1_i1</text:p>
          </table:table-cell>
          <table:table-cell office:value-type="float" office:value="-1.59097026768669" calcext:value-type="float">
            <text:p>-1.5909702677</text:p>
          </table:table-cell>
          <table:table-cell office:value-type="float" office:value="7.14877371140674" calcext:value-type="float">
            <text:p>7.1487737114</text:p>
          </table:table-cell>
          <table:table-cell office:value-type="float" office:value="25.578681880256" calcext:value-type="float">
            <text:p>25.5786818803</text:p>
          </table:table-cell>
          <table:table-cell office:value-type="float" office:value="0.000240978498792298" calcext:value-type="float">
            <text:p>0.0002409785</text:p>
          </table:table-cell>
          <table:table-cell office:value-type="float" office:value="0.00904211572093401" calcext:value-type="float">
            <text:p>0.0090421157</text:p>
          </table:table-cell>
        </table:table-row>
        <table:table-row table:style-name="ro1">
          <table:table-cell office:value-type="string" calcext:value-type="string">
            <text:p>MTRINITY_DN11857_c0_g1_i1</text:p>
          </table:table-cell>
          <table:table-cell office:value-type="float" office:value="-3.55547574304729" calcext:value-type="float">
            <text:p>-3.555475743</text:p>
          </table:table-cell>
          <table:table-cell office:value-type="float" office:value="4.59614872161075" calcext:value-type="float">
            <text:p>4.5961487216</text:p>
          </table:table-cell>
          <table:table-cell office:value-type="float" office:value="16.5425295246552" calcext:value-type="float">
            <text:p>16.5425295247</text:p>
          </table:table-cell>
          <table:table-cell office:value-type="float" office:value="0.0014143859710684" calcext:value-type="float">
            <text:p>0.001414386</text:p>
          </table:table-cell>
          <table:table-cell office:value-type="float" office:value="0.0249600459021348" calcext:value-type="float">
            <text:p>0.0249600459</text:p>
          </table:table-cell>
        </table:table-row>
        <table:table-row table:style-name="ro1">
          <table:table-cell office:value-type="string" calcext:value-type="string">
            <text:p>Pc23301_g1_i1</text:p>
          </table:table-cell>
          <table:table-cell office:value-type="float" office:value="-4.07023599450297" calcext:value-type="float">
            <text:p>-4.0702359945</text:p>
          </table:table-cell>
          <table:table-cell office:value-type="float" office:value="3.95115673872435" calcext:value-type="float">
            <text:p>3.9511567387</text:p>
          </table:table-cell>
          <table:table-cell office:value-type="float" office:value="27.3334117976931" calcext:value-type="float">
            <text:p>27.3334117977</text:p>
          </table:table-cell>
          <table:table-cell office:value-type="float" office:value="0.000179939546267927" calcext:value-type="float">
            <text:p>0.0001799395</text:p>
          </table:table-cell>
          <table:table-cell office:value-type="float" office:value="0.00761837136794167" calcext:value-type="float">
            <text:p>0.0076183714</text:p>
          </table:table-cell>
        </table:table-row>
        <table:table-row table:style-name="ro1">
          <table:table-cell office:value-type="string" calcext:value-type="string">
            <text:p>Pc29925_g2_i3</text:p>
          </table:table-cell>
          <table:table-cell office:value-type="float" office:value="-4.46315349856379" calcext:value-type="float">
            <text:p>-4.4631534986</text:p>
          </table:table-cell>
          <table:table-cell office:value-type="float" office:value="1.38642770694776" calcext:value-type="float">
            <text:p>1.3864277069</text:p>
          </table:table-cell>
          <table:table-cell office:value-type="float" office:value="26.0328132005226" calcext:value-type="float">
            <text:p>26.0328132005</text:p>
          </table:table-cell>
          <table:table-cell office:value-type="float" office:value="0.000223138464800015" calcext:value-type="float">
            <text:p>0.0002231385</text:p>
          </table:table-cell>
          <table:table-cell office:value-type="float" office:value="0.00857640260738395" calcext:value-type="float">
            <text:p>0.0085764026</text:p>
          </table:table-cell>
        </table:table-row>
        <table:table-row table:style-name="ro1">
          <table:table-cell office:value-type="string" calcext:value-type="string">
            <text:p>MTRINITY_DN19987_c0_g1_i1</text:p>
          </table:table-cell>
          <table:table-cell office:value-type="float" office:value="1.18367326968625" calcext:value-type="float">
            <text:p>1.1836732697</text:p>
          </table:table-cell>
          <table:table-cell office:value-type="float" office:value="5.56754388305096" calcext:value-type="float">
            <text:p>5.5675438831</text:p>
          </table:table-cell>
          <table:table-cell office:value-type="float" office:value="18.7574686132793" calcext:value-type="float">
            <text:p>18.7574686133</text:p>
          </table:table-cell>
          <table:table-cell office:value-type="float" office:value="0.00318510461232523" calcext:value-type="float">
            <text:p>0.0031851046</text:p>
          </table:table-cell>
          <table:table-cell office:value-type="float" office:value="0.042009983350707" calcext:value-type="float">
            <text:p>0.0420099834</text:p>
          </table:table-cell>
        </table:table-row>
        <table:table-row table:style-name="ro1">
          <table:table-cell office:value-type="string" calcext:value-type="string">
            <text:p>MTRINITY_DN11974_c0_g1_i1</text:p>
          </table:table-cell>
          <table:table-cell office:value-type="float" office:value="-1.52755833096787" calcext:value-type="float">
            <text:p>-1.527558331</text:p>
          </table:table-cell>
          <table:table-cell office:value-type="float" office:value="7.08461065363324" calcext:value-type="float">
            <text:p>7.0846106536</text:p>
          </table:table-cell>
          <table:table-cell office:value-type="float" office:value="31.9230644001739" calcext:value-type="float">
            <text:p>31.9230644002</text:p>
          </table:table-cell>
          <table:table-cell office:value-type="float" office:value="0.000207550503584181" calcext:value-type="float">
            <text:p>0.0002075505</text:p>
          </table:table-cell>
          <table:table-cell office:value-type="float" office:value="0.00819769870603942" calcext:value-type="float">
            <text:p>0.0081976987</text:p>
          </table:table-cell>
        </table:table-row>
        <table:table-row table:style-name="ro1">
          <table:table-cell office:value-type="string" calcext:value-type="string">
            <text:p>Pc30503_g1_i2</text:p>
          </table:table-cell>
          <table:table-cell office:value-type="float" office:value="-3.72545153781795" calcext:value-type="float">
            <text:p>-3.7254515378</text:p>
          </table:table-cell>
          <table:table-cell office:value-type="float" office:value="2.29797984388064" calcext:value-type="float">
            <text:p>2.2979798439</text:p>
          </table:table-cell>
          <table:table-cell office:value-type="float" office:value="33.9529791030906" calcext:value-type="float">
            <text:p>33.9529791031</text:p>
          </table:table-cell>
          <table:table-cell office:value-type="float" office:value="0.0000666479393233428" calcext:value-type="float">
            <text:p>6.66479393233428E-005</text:p>
          </table:table-cell>
          <table:table-cell office:value-type="float" office:value="0.00461668055458098" calcext:value-type="float">
            <text:p>0.0046166806</text:p>
          </table:table-cell>
        </table:table-row>
        <table:table-row table:style-name="ro1">
          <table:table-cell office:value-type="string" calcext:value-type="string">
            <text:p>STRINITY_DN423_c0_g1_i1</text:p>
          </table:table-cell>
          <table:table-cell office:value-type="float" office:value="2.59828680022227" calcext:value-type="float">
            <text:p>2.5982868002</text:p>
          </table:table-cell>
          <table:table-cell office:value-type="float" office:value="4.29043418320586" calcext:value-type="float">
            <text:p>4.2904341832</text:p>
          </table:table-cell>
          <table:table-cell office:value-type="float" office:value="44.5881694206696" calcext:value-type="float">
            <text:p>44.5881694207</text:p>
          </table:table-cell>
          <table:table-cell office:value-type="float" office:value="0.0000177142794864392" calcext:value-type="float">
            <text:p>1.77142794864392E-005</text:p>
          </table:table-cell>
          <table:table-cell office:value-type="float" office:value="0.00276951688345799" calcext:value-type="float">
            <text:p>0.0027695169</text:p>
          </table:table-cell>
        </table:table-row>
        <table:table-row table:style-name="ro1">
          <table:table-cell office:value-type="string" calcext:value-type="string">
            <text:p>MTRINITY_DN19997_c0_g1_i1</text:p>
          </table:table-cell>
          <table:table-cell office:value-type="float" office:value="-4.1721644155834" calcext:value-type="float">
            <text:p>-4.1721644156</text:p>
          </table:table-cell>
          <table:table-cell office:value-type="float" office:value="2.81176322669594" calcext:value-type="float">
            <text:p>2.8117632267</text:p>
          </table:table-cell>
          <table:table-cell office:value-type="float" office:value="18.1311468786575" calcext:value-type="float">
            <text:p>18.1311468787</text:p>
          </table:table-cell>
          <table:table-cell office:value-type="float" office:value="0.000996606611541814" calcext:value-type="float">
            <text:p>0.0009966066</text:p>
          </table:table-cell>
          <table:table-cell office:value-type="float" office:value="0.0203788400989524" calcext:value-type="float">
            <text:p>0.0203788401</text:p>
          </table:table-cell>
        </table:table-row>
        <table:table-row table:style-name="ro1">
          <table:table-cell office:value-type="string" calcext:value-type="string">
            <text:p>MTRINITY_DN15153_c0_g1_i1</text:p>
          </table:table-cell>
          <table:table-cell office:value-type="float" office:value="2.40215385258203" calcext:value-type="float">
            <text:p>2.4021538526</text:p>
          </table:table-cell>
          <table:table-cell office:value-type="float" office:value="4.78324355003042" calcext:value-type="float">
            <text:p>4.78324355</text:p>
          </table:table-cell>
          <table:table-cell office:value-type="float" office:value="25.2851865356386" calcext:value-type="float">
            <text:p>25.2851865356</text:p>
          </table:table-cell>
          <table:table-cell office:value-type="float" office:value="0.000253389063252021" calcext:value-type="float">
            <text:p>0.0002533891</text:p>
          </table:table-cell>
          <table:table-cell office:value-type="float" office:value="0.00933280110515233" calcext:value-type="float">
            <text:p>0.0093328011</text:p>
          </table:table-cell>
        </table:table-row>
        <table:table-row table:style-name="ro1">
          <table:table-cell office:value-type="string" calcext:value-type="string">
            <text:p>MTRINITY_DN15928_c0_g1_i1</text:p>
          </table:table-cell>
          <table:table-cell office:value-type="float" office:value="1.68265586913373" calcext:value-type="float">
            <text:p>1.6826558691</text:p>
          </table:table-cell>
          <table:table-cell office:value-type="float" office:value="3.88812980743162" calcext:value-type="float">
            <text:p>3.8881298074</text:p>
          </table:table-cell>
          <table:table-cell office:value-type="float" office:value="16.5114917017797" calcext:value-type="float">
            <text:p>16.5114917018</text:p>
          </table:table-cell>
          <table:table-cell office:value-type="float" office:value="0.00142438178362651" calcext:value-type="float">
            <text:p>0.0014243818</text:p>
          </table:table-cell>
          <table:table-cell office:value-type="float" office:value="0.0250627739630133" calcext:value-type="float">
            <text:p>0.025062774</text:p>
          </table:table-cell>
        </table:table-row>
        <table:table-row table:style-name="ro1">
          <table:table-cell office:value-type="string" calcext:value-type="string">
            <text:p>Pc26475_g1_i1</text:p>
          </table:table-cell>
          <table:table-cell office:value-type="float" office:value="-4.27355766403272" calcext:value-type="float">
            <text:p>-4.273557664</text:p>
          </table:table-cell>
          <table:table-cell office:value-type="float" office:value="3.92341730763222" calcext:value-type="float">
            <text:p>3.9234173076</text:p>
          </table:table-cell>
          <table:table-cell office:value-type="float" office:value="61.6050325048841" calcext:value-type="float">
            <text:p>61.6050325049</text:p>
          </table:table-cell>
          <table:table-cell office:value-type="float" office:value="0.00000333882283660666" calcext:value-type="float">
            <text:p>3.33882283660666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MTRINITY_DN15729_c1_g1_i1</text:p>
          </table:table-cell>
          <table:table-cell office:value-type="float" office:value="1.56308983214195" calcext:value-type="float">
            <text:p>1.5630898321</text:p>
          </table:table-cell>
          <table:table-cell office:value-type="float" office:value="3.04823147455054" calcext:value-type="float">
            <text:p>3.0482314746</text:p>
          </table:table-cell>
          <table:table-cell office:value-type="float" office:value="30.1872581058342" calcext:value-type="float">
            <text:p>30.1872581058</text:p>
          </table:table-cell>
          <table:table-cell office:value-type="float" office:value="0.00132159965405578" calcext:value-type="float">
            <text:p>0.0013215997</text:p>
          </table:table-cell>
          <table:table-cell office:value-type="float" office:value="0.0239858976846301" calcext:value-type="float">
            <text:p>0.0239858977</text:p>
          </table:table-cell>
        </table:table-row>
        <table:table-row table:style-name="ro1">
          <table:table-cell office:value-type="string" calcext:value-type="string">
            <text:p>MTRINITY_DN12708_c0_g1_i1</text:p>
          </table:table-cell>
          <table:table-cell office:value-type="float" office:value="-1.78111885038588" calcext:value-type="float">
            <text:p>-1.7811188504</text:p>
          </table:table-cell>
          <table:table-cell office:value-type="float" office:value="7.24389874138602" calcext:value-type="float">
            <text:p>7.2438987414</text:p>
          </table:table-cell>
          <table:table-cell office:value-type="float" office:value="62.3926200360564" calcext:value-type="float">
            <text:p>62.3926200361</text:p>
          </table:table-cell>
          <table:table-cell office:value-type="float" office:value="0.0000156861572102232" calcext:value-type="float">
            <text:p>1.56861572102232E-005</text:p>
          </table:table-cell>
          <table:table-cell office:value-type="float" office:value="0.00263054227450547" calcext:value-type="float">
            <text:p>0.0026305423</text:p>
          </table:table-cell>
        </table:table-row>
        <table:table-row table:style-name="ro1">
          <table:table-cell office:value-type="string" calcext:value-type="string">
            <text:p>Pc29823_g1_i2</text:p>
          </table:table-cell>
          <table:table-cell office:value-type="float" office:value="-1.81987371182043" calcext:value-type="float">
            <text:p>-1.8198737118</text:p>
          </table:table-cell>
          <table:table-cell office:value-type="float" office:value="4.15197239434708" calcext:value-type="float">
            <text:p>4.1519723943</text:p>
          </table:table-cell>
          <table:table-cell office:value-type="float" office:value="18.1768470964807" calcext:value-type="float">
            <text:p>18.1768470965</text:p>
          </table:table-cell>
          <table:table-cell office:value-type="float" office:value="0.000986904624034575" calcext:value-type="float">
            <text:p>0.0009869046</text:p>
          </table:table-cell>
          <table:table-cell office:value-type="float" office:value="0.0202079829497066" calcext:value-type="float">
            <text:p>0.0202079829</text:p>
          </table:table-cell>
        </table:table-row>
        <table:table-row table:style-name="ro1">
          <table:table-cell office:value-type="string" calcext:value-type="string">
            <text:p>MTRINITY_DN16956_c0_g1_i1</text:p>
          </table:table-cell>
          <table:table-cell office:value-type="float" office:value="-1.88758756568607" calcext:value-type="float">
            <text:p>-1.8875875657</text:p>
          </table:table-cell>
          <table:table-cell office:value-type="float" office:value="4.85952109646379" calcext:value-type="float">
            <text:p>4.8595210965</text:p>
          </table:table-cell>
          <table:table-cell office:value-type="float" office:value="26.8766019658389" calcext:value-type="float">
            <text:p>26.8766019658</text:p>
          </table:table-cell>
          <table:table-cell office:value-type="float" office:value="0.000193902042575276" calcext:value-type="float">
            <text:p>0.000193902</text:p>
          </table:table-cell>
          <table:table-cell office:value-type="float" office:value="0.00789762756312705" calcext:value-type="float">
            <text:p>0.0078976276</text:p>
          </table:table-cell>
        </table:table-row>
        <table:table-row table:style-name="ro1">
          <table:table-cell office:value-type="string" calcext:value-type="string">
            <text:p>MTRINITY_DN15040_c0_g1_i2</text:p>
          </table:table-cell>
          <table:table-cell office:value-type="float" office:value="-3.40127225951391" calcext:value-type="float">
            <text:p>-3.4012722595</text:p>
          </table:table-cell>
          <table:table-cell office:value-type="float" office:value="4.29505834490604" calcext:value-type="float">
            <text:p>4.2950583449</text:p>
          </table:table-cell>
          <table:table-cell office:value-type="float" office:value="21.6214893078319" calcext:value-type="float">
            <text:p>21.6214893078</text:p>
          </table:table-cell>
          <table:table-cell office:value-type="float" office:value="0.000492003018670844" calcext:value-type="float">
            <text:p>0.000492003</text:p>
          </table:table-cell>
          <table:table-cell office:value-type="float" office:value="0.0134385319512843" calcext:value-type="float">
            <text:p>0.013438532</text:p>
          </table:table-cell>
        </table:table-row>
        <table:table-row table:style-name="ro1">
          <table:table-cell office:value-type="string" calcext:value-type="string">
            <text:p>MTRINITY_DN4952_c0_g1_i1</text:p>
          </table:table-cell>
          <table:table-cell office:value-type="float" office:value="-4.35253025771424" calcext:value-type="float">
            <text:p>-4.3525302577</text:p>
          </table:table-cell>
          <table:table-cell office:value-type="float" office:value="3.59990627745098" calcext:value-type="float">
            <text:p>3.5999062775</text:p>
          </table:table-cell>
          <table:table-cell office:value-type="float" office:value="42.8300830143253" calcext:value-type="float">
            <text:p>42.8300830143</text:p>
          </table:table-cell>
          <table:table-cell office:value-type="float" office:value="0.0000216499732749721" calcext:value-type="float">
            <text:p>0.0000216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Pc27461_g2_i1</text:p>
          </table:table-cell>
          <table:table-cell office:value-type="float" office:value="-1.63758165130807" calcext:value-type="float">
            <text:p>-1.6375816513</text:p>
          </table:table-cell>
          <table:table-cell office:value-type="float" office:value="3.97677705046728" calcext:value-type="float">
            <text:p>3.9767770505</text:p>
          </table:table-cell>
          <table:table-cell office:value-type="float" office:value="18.9993033826801" calcext:value-type="float">
            <text:p>18.9993033827</text:p>
          </table:table-cell>
          <table:table-cell office:value-type="float" office:value="0.000829742687905644" calcext:value-type="float">
            <text:p>0.0008297427</text:p>
          </table:table-cell>
          <table:table-cell office:value-type="float" office:value="0.0180356379475392" calcext:value-type="float">
            <text:p>0.0180356379</text:p>
          </table:table-cell>
        </table:table-row>
        <table:table-row table:style-name="ro1">
          <table:table-cell office:value-type="string" calcext:value-type="string">
            <text:p>Pc27133_g1_i2</text:p>
          </table:table-cell>
          <table:table-cell office:value-type="float" office:value="-4.39852519149967" calcext:value-type="float">
            <text:p>-4.3985251915</text:p>
          </table:table-cell>
          <table:table-cell office:value-type="float" office:value="1.56385701196699" calcext:value-type="float">
            <text:p>1.563857012</text:p>
          </table:table-cell>
          <table:table-cell office:value-type="float" office:value="29.9453899671147" calcext:value-type="float">
            <text:p>29.9453899671</text:p>
          </table:table-cell>
          <table:table-cell office:value-type="float" office:value="0.000119305029945787" calcext:value-type="float">
            <text:p>0.000119305</text:p>
          </table:table-cell>
          <table:table-cell office:value-type="float" office:value="0.00619601797389728" calcext:value-type="float">
            <text:p>0.006196018</text:p>
          </table:table-cell>
        </table:table-row>
        <table:table-row table:style-name="ro1">
          <table:table-cell office:value-type="string" calcext:value-type="string">
            <text:p>MTRINITY_DN11651_c0_g1_i1</text:p>
          </table:table-cell>
          <table:table-cell office:value-type="float" office:value="1.66039830122951" calcext:value-type="float">
            <text:p>1.6603983012</text:p>
          </table:table-cell>
          <table:table-cell office:value-type="float" office:value="8.47620447996152" calcext:value-type="float">
            <text:p>8.47620448</text:p>
          </table:table-cell>
          <table:table-cell office:value-type="float" office:value="16.2052959260568" calcext:value-type="float">
            <text:p>16.2052959261</text:p>
          </table:table-cell>
          <table:table-cell office:value-type="float" office:value="0.00152752530899149" calcext:value-type="float">
            <text:p>0.0015275253</text:p>
          </table:table-cell>
          <table:table-cell office:value-type="float" office:value="0.0260657496015454" calcext:value-type="float">
            <text:p>0.0260657496</text:p>
          </table:table-cell>
        </table:table-row>
        <table:table-row table:style-name="ro1">
          <table:table-cell office:value-type="string" calcext:value-type="string">
            <text:p>MTRINITY_DN10496_c0_g1_i1</text:p>
          </table:table-cell>
          <table:table-cell office:value-type="float" office:value="1.87797317701608" calcext:value-type="float">
            <text:p>1.877973177</text:p>
          </table:table-cell>
          <table:table-cell office:value-type="float" office:value="4.56293224091137" calcext:value-type="float">
            <text:p>4.5629322409</text:p>
          </table:table-cell>
          <table:table-cell office:value-type="float" office:value="12.6905413387785" calcext:value-type="float">
            <text:p>12.6905413388</text:p>
          </table:table-cell>
          <table:table-cell office:value-type="float" office:value="0.00362993851786062" calcext:value-type="float">
            <text:p>0.0036299385</text:p>
          </table:table-cell>
          <table:table-cell office:value-type="float" office:value="0.0456420850920526" calcext:value-type="float">
            <text:p>0.0456420851</text:p>
          </table:table-cell>
        </table:table-row>
        <table:table-row table:style-name="ro1">
          <table:table-cell office:value-type="string" calcext:value-type="string">
            <text:p>STRINITY_DN12988_c0_g3_i1</text:p>
          </table:table-cell>
          <table:table-cell office:value-type="float" office:value="1.27222497658246" calcext:value-type="float">
            <text:p>1.2722249766</text:p>
          </table:table-cell>
          <table:table-cell office:value-type="float" office:value="4.04536612797188" calcext:value-type="float">
            <text:p>4.045366128</text:p>
          </table:table-cell>
          <table:table-cell office:value-type="float" office:value="29.2548798015023" calcext:value-type="float">
            <text:p>29.2548798015</text:p>
          </table:table-cell>
          <table:table-cell office:value-type="float" office:value="0.00336263839326011" calcext:value-type="float">
            <text:p>0.0033626384</text:p>
          </table:table-cell>
          <table:table-cell office:value-type="float" office:value="0.0435836266359594" calcext:value-type="float">
            <text:p>0.0435836266</text:p>
          </table:table-cell>
        </table:table-row>
        <table:table-row table:style-name="ro1">
          <table:table-cell office:value-type="string" calcext:value-type="string">
            <text:p>MTRINITY_DN13612_c0_g1_i1</text:p>
          </table:table-cell>
          <table:table-cell office:value-type="float" office:value="-3.81322593335928" calcext:value-type="float">
            <text:p>-3.8132259334</text:p>
          </table:table-cell>
          <table:table-cell office:value-type="float" office:value="2.58347522236396" calcext:value-type="float">
            <text:p>2.5834752224</text:p>
          </table:table-cell>
          <table:table-cell office:value-type="float" office:value="16.6777296718161" calcext:value-type="float">
            <text:p>16.6777296718</text:p>
          </table:table-cell>
          <table:table-cell office:value-type="float" office:value="0.00137178496044026" calcext:value-type="float">
            <text:p>0.001371785</text:p>
          </table:table-cell>
          <table:table-cell office:value-type="float" office:value="0.0245921002949909" calcext:value-type="float">
            <text:p>0.0245921003</text:p>
          </table:table-cell>
        </table:table-row>
        <table:table-row table:style-name="ro1">
          <table:table-cell office:value-type="string" calcext:value-type="string">
            <text:p>MTRINITY_DN15982_c1_g1_i2</text:p>
          </table:table-cell>
          <table:table-cell office:value-type="float" office:value="1.6379289785957" calcext:value-type="float">
            <text:p>1.6379289786</text:p>
          </table:table-cell>
          <table:table-cell office:value-type="float" office:value="2.59959006469954" calcext:value-type="float">
            <text:p>2.5995900647</text:p>
          </table:table-cell>
          <table:table-cell office:value-type="float" office:value="24.944729523412" calcext:value-type="float">
            <text:p>24.9447295234</text:p>
          </table:table-cell>
          <table:table-cell office:value-type="float" office:value="0.00120740847200325" calcext:value-type="float">
            <text:p>0.0012074085</text:p>
          </table:table-cell>
          <table:table-cell office:value-type="float" office:value="0.0227732552571335" calcext:value-type="float">
            <text:p>0.0227732553</text:p>
          </table:table-cell>
        </table:table-row>
        <table:table-row table:style-name="ro1">
          <table:table-cell office:value-type="string" calcext:value-type="string">
            <text:p>MTRINITY_DN6193_c0_g1_i1</text:p>
          </table:table-cell>
          <table:table-cell office:value-type="float" office:value="-4.13380643519394" calcext:value-type="float">
            <text:p>-4.1338064352</text:p>
          </table:table-cell>
          <table:table-cell office:value-type="float" office:value="3.24085279172" calcext:value-type="float">
            <text:p>3.2408527917</text:p>
          </table:table-cell>
          <table:table-cell office:value-type="float" office:value="50.2861929780974" calcext:value-type="float">
            <text:p>50.2861929781</text:p>
          </table:table-cell>
          <table:table-cell office:value-type="float" office:value="0.00000963045742154238" calcext:value-type="float">
            <text:p>9.63045742154238E-006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MTRINITY_DN13424_c0_g1_i1</text:p>
          </table:table-cell>
          <table:table-cell office:value-type="float" office:value="-1.84274449197335" calcext:value-type="float">
            <text:p>-1.842744492</text:p>
          </table:table-cell>
          <table:table-cell office:value-type="float" office:value="5.37912550515438" calcext:value-type="float">
            <text:p>5.3791255052</text:p>
          </table:table-cell>
          <table:table-cell office:value-type="float" office:value="24.2420559459944" calcext:value-type="float">
            <text:p>24.242055946</text:p>
          </table:table-cell>
          <table:table-cell office:value-type="float" office:value="0.000303918622432394" calcext:value-type="float">
            <text:p>0.0003039186</text:p>
          </table:table-cell>
          <table:table-cell office:value-type="float" office:value="0.010262538535555" calcext:value-type="float">
            <text:p>0.0102625385</text:p>
          </table:table-cell>
        </table:table-row>
        <table:table-row table:style-name="ro1">
          <table:table-cell office:value-type="string" calcext:value-type="string">
            <text:p>MTRINITY_DN8461_c0_g1_i1</text:p>
          </table:table-cell>
          <table:table-cell office:value-type="float" office:value="-2.32793730382862" calcext:value-type="float">
            <text:p>-2.3279373038</text:p>
          </table:table-cell>
          <table:table-cell office:value-type="float" office:value="1.67624007517086" calcext:value-type="float">
            <text:p>1.6762400752</text:p>
          </table:table-cell>
          <table:table-cell office:value-type="float" office:value="28.347737268077" calcext:value-type="float">
            <text:p>28.3477372681</text:p>
          </table:table-cell>
          <table:table-cell office:value-type="float" office:value="0.000379939780500706" calcext:value-type="float">
            <text:p>0.0003799398</text:p>
          </table:table-cell>
          <table:table-cell office:value-type="float" office:value="0.0116406898593273" calcext:value-type="float">
            <text:p>0.0116406899</text:p>
          </table:table-cell>
        </table:table-row>
        <table:table-row table:style-name="ro1">
          <table:table-cell office:value-type="string" calcext:value-type="string">
            <text:p>Pc28544_g1_i3</text:p>
          </table:table-cell>
          <table:table-cell office:value-type="float" office:value="3.22903120612737" calcext:value-type="float">
            <text:p>3.2290312061</text:p>
          </table:table-cell>
          <table:table-cell office:value-type="float" office:value="1.905921974232" calcext:value-type="float">
            <text:p>1.9059219742</text:p>
          </table:table-cell>
          <table:table-cell office:value-type="float" office:value="32.4019595278989" calcext:value-type="float">
            <text:p>32.4019595279</text:p>
          </table:table-cell>
          <table:table-cell office:value-type="float" office:value="0.0000829627034762263" calcext:value-type="float">
            <text:p>8.29627034762263E-005</text:p>
          </table:table-cell>
          <table:table-cell office:value-type="float" office:value="0.00501050223740446" calcext:value-type="float">
            <text:p>0.0050105022</text:p>
          </table:table-cell>
        </table:table-row>
        <table:table-row table:style-name="ro1">
          <table:table-cell office:value-type="string" calcext:value-type="string">
            <text:p>MTRINITY_DN6606_c0_g1_i1</text:p>
          </table:table-cell>
          <table:table-cell office:value-type="float" office:value="-1.45192407543989" calcext:value-type="float">
            <text:p>-1.4519240754</text:p>
          </table:table-cell>
          <table:table-cell office:value-type="float" office:value="4.55306755026982" calcext:value-type="float">
            <text:p>4.5530675503</text:p>
          </table:table-cell>
          <table:table-cell office:value-type="float" office:value="36.1447601087182" calcext:value-type="float">
            <text:p>36.1447601087</text:p>
          </table:table-cell>
          <table:table-cell office:value-type="float" office:value="0.000509566351470885" calcext:value-type="float">
            <text:p>0.0005095664</text:p>
          </table:table-cell>
          <table:table-cell office:value-type="float" office:value="0.0137200658882113" calcext:value-type="float">
            <text:p>0.0137200659</text:p>
          </table:table-cell>
        </table:table-row>
        <table:table-row table:style-name="ro1">
          <table:table-cell office:value-type="string" calcext:value-type="string">
            <text:p>MTRINITY_DN8393_c0_g1_i1</text:p>
          </table:table-cell>
          <table:table-cell office:value-type="float" office:value="-1.25776631997224" calcext:value-type="float">
            <text:p>-1.25776632</text:p>
          </table:table-cell>
          <table:table-cell office:value-type="float" office:value="4.47704779538692" calcext:value-type="float">
            <text:p>4.4770477954</text:p>
          </table:table-cell>
          <table:table-cell office:value-type="float" office:value="20.6893235064389" calcext:value-type="float">
            <text:p>20.6893235064</text:p>
          </table:table-cell>
          <table:table-cell office:value-type="float" office:value="0.00364497358806415" calcext:value-type="float">
            <text:p>0.0036449736</text:p>
          </table:table-cell>
          <table:table-cell office:value-type="float" office:value="0.0457228655104512" calcext:value-type="float">
            <text:p>0.0457228655</text:p>
          </table:table-cell>
        </table:table-row>
        <table:table-row table:style-name="ro1">
          <table:table-cell office:value-type="string" calcext:value-type="string">
            <text:p>MTRINITY_DN14118_c0_g1_i1</text:p>
          </table:table-cell>
          <table:table-cell office:value-type="float" office:value="-4.10070393814967" calcext:value-type="float">
            <text:p>-4.1007039381</text:p>
          </table:table-cell>
          <table:table-cell office:value-type="float" office:value="4.40276506020688" calcext:value-type="float">
            <text:p>4.4027650602</text:p>
          </table:table-cell>
          <table:table-cell office:value-type="float" office:value="24.4770166267259" calcext:value-type="float">
            <text:p>24.4770166267</text:p>
          </table:table-cell>
          <table:table-cell office:value-type="float" office:value="0.00029158656945522" calcext:value-type="float">
            <text:p>0.0002915866</text:p>
          </table:table-cell>
          <table:table-cell office:value-type="float" office:value="0.0100032521621792" calcext:value-type="float">
            <text:p>0.0100032522</text:p>
          </table:table-cell>
        </table:table-row>
        <table:table-row table:style-name="ro1">
          <table:table-cell office:value-type="string" calcext:value-type="string">
            <text:p>MTRINITY_DN17564_c1_g1_i1</text:p>
          </table:table-cell>
          <table:table-cell office:value-type="float" office:value="-4.24863434492333" calcext:value-type="float">
            <text:p>-4.2486343449</text:p>
          </table:table-cell>
          <table:table-cell office:value-type="float" office:value="5.47017719253795" calcext:value-type="float">
            <text:p>5.4701771925</text:p>
          </table:table-cell>
          <table:table-cell office:value-type="float" office:value="31.6910087110499" calcext:value-type="float">
            <text:p>31.691008711</text:p>
          </table:table-cell>
          <table:table-cell office:value-type="float" office:value="0.0000919623522523466" calcext:value-type="float">
            <text:p>9.19623522523466E-005</text:p>
          </table:table-cell>
          <table:table-cell office:value-type="float" office:value="0.00532737384574794" calcext:value-type="float">
            <text:p>0.0053273738</text:p>
          </table:table-cell>
        </table:table-row>
        <table:table-row table:style-name="ro1">
          <table:table-cell office:value-type="string" calcext:value-type="string">
            <text:p>MTRINITY_DN12300_c1_g1_i1</text:p>
          </table:table-cell>
          <table:table-cell office:value-type="float" office:value="-4.41283529629085" calcext:value-type="float">
            <text:p>-4.4128352963</text:p>
          </table:table-cell>
          <table:table-cell office:value-type="float" office:value="4.70852698022401" calcext:value-type="float">
            <text:p>4.7085269802</text:p>
          </table:table-cell>
          <table:table-cell office:value-type="float" office:value="25.3312830863306" calcext:value-type="float">
            <text:p>25.3312830863</text:p>
          </table:table-cell>
          <table:table-cell office:value-type="float" office:value="0.000251391613925409" calcext:value-type="float">
            <text:p>0.0002513916</text:p>
          </table:table-cell>
          <table:table-cell office:value-type="float" office:value="0.00928200918427176" calcext:value-type="float">
            <text:p>0.0092820092</text:p>
          </table:table-cell>
        </table:table-row>
        <table:table-row table:style-name="ro1">
          <table:table-cell office:value-type="string" calcext:value-type="string">
            <text:p>Pc32036_g2_i6</text:p>
          </table:table-cell>
          <table:table-cell office:value-type="float" office:value="1.89844834117747" calcext:value-type="float">
            <text:p>1.8984483412</text:p>
          </table:table-cell>
          <table:table-cell office:value-type="float" office:value="7.04533629400151" calcext:value-type="float">
            <text:p>7.045336294</text:p>
          </table:table-cell>
          <table:table-cell office:value-type="float" office:value="16.4883507137715" calcext:value-type="float">
            <text:p>16.4883507138</text:p>
          </table:table-cell>
          <table:table-cell office:value-type="float" office:value="0.00143188786987398" calcext:value-type="float">
            <text:p>0.0014318879</text:p>
          </table:table-cell>
          <table:table-cell office:value-type="float" office:value="0.0251065479426852" calcext:value-type="float">
            <text:p>0.0251065479</text:p>
          </table:table-cell>
        </table:table-row>
        <table:table-row table:style-name="ro1">
          <table:table-cell office:value-type="string" calcext:value-type="string">
            <text:p>MTRINITY_DN14876_c2_g1_i1</text:p>
          </table:table-cell>
          <table:table-cell office:value-type="float" office:value="-3.71286385190927" calcext:value-type="float">
            <text:p>-3.7128638519</text:p>
          </table:table-cell>
          <table:table-cell office:value-type="float" office:value="2.74283745390143" calcext:value-type="float">
            <text:p>2.7428374539</text:p>
          </table:table-cell>
          <table:table-cell office:value-type="float" office:value="43.5580205372036" calcext:value-type="float">
            <text:p>43.5580205372</text:p>
          </table:table-cell>
          <table:table-cell office:value-type="float" office:value="0.0000199086199823531" calcext:value-type="float">
            <text:p>1.99086199823531E-005</text:p>
          </table:table-cell>
          <table:table-cell office:value-type="float" office:value="0.00286537164655877" calcext:value-type="float">
            <text:p>0.0028653716</text:p>
          </table:table-cell>
        </table:table-row>
        <table:table-row table:style-name="ro1">
          <table:table-cell office:value-type="string" calcext:value-type="string">
            <text:p>MTRINITY_DN16651_c0_g1_i2</text:p>
          </table:table-cell>
          <table:table-cell office:value-type="float" office:value="1.32400096761842" calcext:value-type="float">
            <text:p>1.3240009676</text:p>
          </table:table-cell>
          <table:table-cell office:value-type="float" office:value="7.69590212293855" calcext:value-type="float">
            <text:p>7.6959021229</text:p>
          </table:table-cell>
          <table:table-cell office:value-type="float" office:value="13.0061555997944" calcext:value-type="float">
            <text:p>13.0061555998</text:p>
          </table:table-cell>
          <table:table-cell office:value-type="float" office:value="0.00334096758733732" calcext:value-type="float">
            <text:p>0.0033409676</text:p>
          </table:table-cell>
          <table:table-cell office:value-type="float" office:value="0.0434196674135912" calcext:value-type="float">
            <text:p>0.0434196674</text:p>
          </table:table-cell>
        </table:table-row>
        <table:table-row table:style-name="ro1">
          <table:table-cell office:value-type="string" calcext:value-type="string">
            <text:p>STRINITY_DN4573_c0_g1_i1</text:p>
          </table:table-cell>
          <table:table-cell office:value-type="float" office:value="-4.21081604817111" calcext:value-type="float">
            <text:p>-4.2108160482</text:p>
          </table:table-cell>
          <table:table-cell office:value-type="float" office:value="4.28978705017681" calcext:value-type="float">
            <text:p>4.2897870502</text:p>
          </table:table-cell>
          <table:table-cell office:value-type="float" office:value="23.4822559927154" calcext:value-type="float">
            <text:p>23.4822559927</text:p>
          </table:table-cell>
          <table:table-cell office:value-type="float" office:value="0.000348148829105423" calcext:value-type="float">
            <text:p>0.0003481488</text:p>
          </table:table-cell>
          <table:table-cell office:value-type="float" office:value="0.0110356193791833" calcext:value-type="float">
            <text:p>0.0110356194</text:p>
          </table:table-cell>
        </table:table-row>
        <table:table-row table:style-name="ro1">
          <table:table-cell office:value-type="string" calcext:value-type="string">
            <text:p>Pc27833_g1_i1</text:p>
          </table:table-cell>
          <table:table-cell office:value-type="float" office:value="-1.64820834923091" calcext:value-type="float">
            <text:p>-1.6482083492</text:p>
          </table:table-cell>
          <table:table-cell office:value-type="float" office:value="2.50784396249206" calcext:value-type="float">
            <text:p>2.5078439625</text:p>
          </table:table-cell>
          <table:table-cell office:value-type="float" office:value="12.9497676838495" calcext:value-type="float">
            <text:p>12.9497676838</text:p>
          </table:table-cell>
          <table:table-cell office:value-type="float" office:value="0.00339057052208026" calcext:value-type="float">
            <text:p>0.0033905705</text:p>
          </table:table-cell>
          <table:table-cell office:value-type="float" office:value="0.043756726539899" calcext:value-type="float">
            <text:p>0.0437567265</text:p>
          </table:table-cell>
        </table:table-row>
        <table:table-row table:style-name="ro1">
          <table:table-cell office:value-type="string" calcext:value-type="string">
            <text:p>MTRINITY_DN14455_c0_g1_i2</text:p>
          </table:table-cell>
          <table:table-cell office:value-type="float" office:value="1.51197292734777" calcext:value-type="float">
            <text:p>1.5119729273</text:p>
          </table:table-cell>
          <table:table-cell office:value-type="float" office:value="2.59926357320221" calcext:value-type="float">
            <text:p>2.5992635732</text:p>
          </table:table-cell>
          <table:table-cell office:value-type="float" office:value="13.3573396899353" calcext:value-type="float">
            <text:p>13.3573396899</text:p>
          </table:table-cell>
          <table:table-cell office:value-type="float" office:value="0.00312883075246402" calcext:value-type="float">
            <text:p>0.0031288308</text:p>
          </table:table-cell>
          <table:table-cell office:value-type="float" office:value="0.0416317559962167" calcext:value-type="float">
            <text:p>0.041631756</text:p>
          </table:table-cell>
        </table:table-row>
        <table:table-row table:style-name="ro1">
          <table:table-cell office:value-type="string" calcext:value-type="string">
            <text:p>MTRINITY_DN9042_c0_g1_i1</text:p>
          </table:table-cell>
          <table:table-cell office:value-type="float" office:value="-8.46191471597236" calcext:value-type="float">
            <text:p>-8.461914716</text:p>
          </table:table-cell>
          <table:table-cell office:value-type="float" office:value="1.56581657176961" calcext:value-type="float">
            <text:p>1.5658165718</text:p>
          </table:table-cell>
          <table:table-cell office:value-type="float" office:value="17.9195480705263" calcext:value-type="float">
            <text:p>17.9195480705</text:p>
          </table:table-cell>
          <table:table-cell office:value-type="float" office:value="0.00124764321380947" calcext:value-type="float">
            <text:p>0.0012476432</text:p>
          </table:table-cell>
          <table:table-cell office:value-type="float" office:value="0.0232579029187412" calcext:value-type="float">
            <text:p>0.0232579029</text:p>
          </table:table-cell>
        </table:table-row>
        <table:table-row table:style-name="ro1">
          <table:table-cell office:value-type="string" calcext:value-type="string">
            <text:p>MTRINITY_DN10966_c0_g3_i2</text:p>
          </table:table-cell>
          <table:table-cell office:value-type="float" office:value="-6.49678598382674" calcext:value-type="float">
            <text:p>-6.4967859838</text:p>
          </table:table-cell>
          <table:table-cell office:value-type="float" office:value="0.0730223029050399" calcext:value-type="float">
            <text:p>0.0730223029</text:p>
          </table:table-cell>
          <table:table-cell office:value-type="float" office:value="13.9055985218619" calcext:value-type="float">
            <text:p>13.9055985219</text:p>
          </table:table-cell>
          <table:table-cell office:value-type="float" office:value="0.00304022619029304" calcext:value-type="float">
            <text:p>0.0030402262</text:p>
          </table:table-cell>
          <table:table-cell office:value-type="float" office:value="0.0407405446288417" calcext:value-type="float">
            <text:p>0.0407405446</text:p>
          </table:table-cell>
        </table:table-row>
        <table:table-row table:style-name="ro1">
          <table:table-cell office:value-type="string" calcext:value-type="string">
            <text:p>MTRINITY_DN7507_c0_g1_i1</text:p>
          </table:table-cell>
          <table:table-cell office:value-type="float" office:value="-7.02079610215193" calcext:value-type="float">
            <text:p>-7.0207961022</text:p>
          </table:table-cell>
          <table:table-cell office:value-type="float" office:value="1.1095817324534" calcext:value-type="float">
            <text:p>1.1095817325</text:p>
          </table:table-cell>
          <table:table-cell office:value-type="float" office:value="18.7453678819521" calcext:value-type="float">
            <text:p>18.745367882</text:p>
          </table:table-cell>
          <table:table-cell office:value-type="float" office:value="0.00105564724903423" calcext:value-type="float">
            <text:p>0.0010556472</text:p>
          </table:table-cell>
          <table:table-cell office:value-type="float" office:value="0.0209722123364254" calcext:value-type="float">
            <text:p>0.0209722123</text:p>
          </table:table-cell>
        </table:table-row>
        <table:table-row table:style-name="ro1">
          <table:table-cell office:value-type="string" calcext:value-type="string">
            <text:p>MTRINITY_DN15155_c0_g2_i2</text:p>
          </table:table-cell>
          <table:table-cell office:value-type="float" office:value="-4.64817262741231" calcext:value-type="float">
            <text:p>-4.6481726274</text:p>
          </table:table-cell>
          <table:table-cell office:value-type="float" office:value="1.1475701419561" calcext:value-type="float">
            <text:p>1.147570142</text:p>
          </table:table-cell>
          <table:table-cell office:value-type="float" office:value="26.3057365056784" calcext:value-type="float">
            <text:p>26.3057365057</text:p>
          </table:table-cell>
          <table:table-cell office:value-type="float" office:value="0.000213155186193892" calcext:value-type="float">
            <text:p>0.0002131552</text:p>
          </table:table-cell>
          <table:table-cell office:value-type="float" office:value="0.00833818985796292" calcext:value-type="float">
            <text:p>0.0083381899</text:p>
          </table:table-cell>
        </table:table-row>
        <table:table-row table:style-name="ro1">
          <table:table-cell office:value-type="string" calcext:value-type="string">
            <text:p>STRINITY_DN13533_c0_g1_i1</text:p>
          </table:table-cell>
          <table:table-cell office:value-type="float" office:value="1.65184691199127" calcext:value-type="float">
            <text:p>1.651846912</text:p>
          </table:table-cell>
          <table:table-cell office:value-type="float" office:value="4.69029383890884" calcext:value-type="float">
            <text:p>4.6902938389</text:p>
          </table:table-cell>
          <table:table-cell office:value-type="float" office:value="19.7368885928536" calcext:value-type="float">
            <text:p>19.7368885929</text:p>
          </table:table-cell>
          <table:table-cell office:value-type="float" office:value="0.000713079826138031" calcext:value-type="float">
            <text:p>0.0007130798</text:p>
          </table:table-cell>
          <table:table-cell office:value-type="float" office:value="0.0165575407957287" calcext:value-type="float">
            <text:p>0.0165575408</text:p>
          </table:table-cell>
        </table:table-row>
        <table:table-row table:style-name="ro1">
          <table:table-cell office:value-type="string" calcext:value-type="string">
            <text:p>STRINITY_DN20042_c0_g1_i1</text:p>
          </table:table-cell>
          <table:table-cell office:value-type="float" office:value="-2.45250107662755" calcext:value-type="float">
            <text:p>-2.4525010766</text:p>
          </table:table-cell>
          <table:table-cell office:value-type="float" office:value="1.49887947492097" calcext:value-type="float">
            <text:p>1.4988794749</text:p>
          </table:table-cell>
          <table:table-cell office:value-type="float" office:value="13.9189202797522" calcext:value-type="float">
            <text:p>13.9189202798</text:p>
          </table:table-cell>
          <table:table-cell office:value-type="float" office:value="0.00264466525063049" calcext:value-type="float">
            <text:p>0.0026446653</text:p>
          </table:table-cell>
          <table:table-cell office:value-type="float" office:value="0.0373764413810857" calcext:value-type="float">
            <text:p>0.0373764414</text:p>
          </table:table-cell>
        </table:table-row>
        <table:table-row table:style-name="ro1">
          <table:table-cell office:value-type="string" calcext:value-type="string">
            <text:p>MTRINITY_DN17064_c5_g13_i5</text:p>
          </table:table-cell>
          <table:table-cell office:value-type="float" office:value="-2.11557453307626" calcext:value-type="float">
            <text:p>-2.1155745331</text:p>
          </table:table-cell>
          <table:table-cell office:value-type="float" office:value="3.10501663829447" calcext:value-type="float">
            <text:p>3.1050166383</text:p>
          </table:table-cell>
          <table:table-cell office:value-type="float" office:value="34.252956992972" calcext:value-type="float">
            <text:p>34.252956993</text:p>
          </table:table-cell>
          <table:table-cell office:value-type="float" office:value="0.0000801569969725597" calcext:value-type="float">
            <text:p>0.000080157</text:p>
          </table:table-cell>
          <table:table-cell office:value-type="float" office:value="0.00495093155374958" calcext:value-type="float">
            <text:p>0.0049509316</text:p>
          </table:table-cell>
        </table:table-row>
        <table:table-row table:style-name="ro1">
          <table:table-cell office:value-type="string" calcext:value-type="string">
            <text:p>MTRINITY_DN14597_c0_g2_i1</text:p>
          </table:table-cell>
          <table:table-cell office:value-type="float" office:value="-2.90045236902864" calcext:value-type="float">
            <text:p>-2.900452369</text:p>
          </table:table-cell>
          <table:table-cell office:value-type="float" office:value="1.16400418607363" calcext:value-type="float">
            <text:p>1.1640041861</text:p>
          </table:table-cell>
          <table:table-cell office:value-type="float" office:value="15.155964083034" calcext:value-type="float">
            <text:p>15.155964083</text:p>
          </table:table-cell>
          <table:table-cell office:value-type="float" office:value="0.00195319226021669" calcext:value-type="float">
            <text:p>0.0019531923</text:p>
          </table:table-cell>
          <table:table-cell office:value-type="float" office:value="0.0307405100185974" calcext:value-type="float">
            <text:p>0.03074051</text:p>
          </table:table-cell>
        </table:table-row>
        <table:table-row table:style-name="ro1">
          <table:table-cell office:value-type="string" calcext:value-type="string">
            <text:p>Pc24414_g1_i1</text:p>
          </table:table-cell>
          <table:table-cell office:value-type="float" office:value="2.32334439721516" calcext:value-type="float">
            <text:p>2.3233443972</text:p>
          </table:table-cell>
          <table:table-cell office:value-type="float" office:value="1.91557624070755" calcext:value-type="float">
            <text:p>1.9155762407</text:p>
          </table:table-cell>
          <table:table-cell office:value-type="float" office:value="17.9561311672587" calcext:value-type="float">
            <text:p>17.9561311673</text:p>
          </table:table-cell>
          <table:table-cell office:value-type="float" office:value="0.00103480121055385" calcext:value-type="float">
            <text:p>0.0010348012</text:p>
          </table:table-cell>
          <table:table-cell office:value-type="float" office:value="0.0207404608778127" calcext:value-type="float">
            <text:p>0.0207404609</text:p>
          </table:table-cell>
        </table:table-row>
        <table:table-row table:style-name="ro1">
          <table:table-cell office:value-type="string" calcext:value-type="string">
            <text:p>Pc41715_g1_i1</text:p>
          </table:table-cell>
          <table:table-cell office:value-type="float" office:value="1.7988927056104" calcext:value-type="float">
            <text:p>1.7988927056</text:p>
          </table:table-cell>
          <table:table-cell office:value-type="float" office:value="3.46384063485256" calcext:value-type="float">
            <text:p>3.4638406349</text:p>
          </table:table-cell>
          <table:table-cell office:value-type="float" office:value="33.2601182447084" calcext:value-type="float">
            <text:p>33.2601182447</text:p>
          </table:table-cell>
          <table:table-cell office:value-type="float" office:value="0.000135349118059695" calcext:value-type="float">
            <text:p>0.0001353491</text:p>
          </table:table-cell>
          <table:table-cell office:value-type="float" office:value="0.00653200936642433" calcext:value-type="float">
            <text:p>0.0065320094</text:p>
          </table:table-cell>
        </table:table-row>
        <table:table-row table:style-name="ro1">
          <table:table-cell office:value-type="string" calcext:value-type="string">
            <text:p>MTRINITY_DN13372_c1_g1_i2</text:p>
          </table:table-cell>
          <table:table-cell office:value-type="float" office:value="2.97203772166314" calcext:value-type="float">
            <text:p>2.9720377217</text:p>
          </table:table-cell>
          <table:table-cell office:value-type="float" office:value="0.0991500520854759" calcext:value-type="float">
            <text:p>0.0991500521</text:p>
          </table:table-cell>
          <table:table-cell office:value-type="float" office:value="14.0707940757345" calcext:value-type="float">
            <text:p>14.0707940757</text:p>
          </table:table-cell>
          <table:table-cell office:value-type="float" office:value="0.00254597537100491" calcext:value-type="float">
            <text:p>0.0025459754</text:p>
          </table:table-cell>
          <table:table-cell office:value-type="float" office:value="0.0364275923197452" calcext:value-type="float">
            <text:p>0.0364275923</text:p>
          </table:table-cell>
        </table:table-row>
        <table:table-row table:style-name="ro1">
          <table:table-cell office:value-type="string" calcext:value-type="string">
            <text:p>STRINITY_DN6157_c0_g2_i1</text:p>
          </table:table-cell>
          <table:table-cell office:value-type="float" office:value="-4.08538723135697" calcext:value-type="float">
            <text:p>-4.0853872314</text:p>
          </table:table-cell>
          <table:table-cell office:value-type="float" office:value="5.08947769535312" calcext:value-type="float">
            <text:p>5.0894776954</text:p>
          </table:table-cell>
          <table:table-cell office:value-type="float" office:value="32.909356486141" calcext:value-type="float">
            <text:p>32.9093564861</text:p>
          </table:table-cell>
          <table:table-cell office:value-type="float" office:value="0.0000771624181609023" calcext:value-type="float">
            <text:p>7.71624181609023E-005</text:p>
          </table:table-cell>
          <table:table-cell office:value-type="float" office:value="0.00484573528944344" calcext:value-type="float">
            <text:p>0.0048457353</text:p>
          </table:table-cell>
        </table:table-row>
        <table:table-row table:style-name="ro1">
          <table:table-cell office:value-type="string" calcext:value-type="string">
            <text:p>MTRINITY_DN12944_c0_g1_i3</text:p>
          </table:table-cell>
          <table:table-cell office:value-type="float" office:value="3.05544335900792" calcext:value-type="float">
            <text:p>3.055443359</text:p>
          </table:table-cell>
          <table:table-cell office:value-type="float" office:value="1.2827811192098" calcext:value-type="float">
            <text:p>1.2827811192</text:p>
          </table:table-cell>
          <table:table-cell office:value-type="float" office:value="23.5716569214476" calcext:value-type="float">
            <text:p>23.5716569214</text:p>
          </table:table-cell>
          <table:table-cell office:value-type="float" office:value="0.00034257417209731" calcext:value-type="float">
            <text:p>0.0003425742</text:p>
          </table:table-cell>
          <table:table-cell office:value-type="float" office:value="0.0109361526682964" calcext:value-type="float">
            <text:p>0.0109361527</text:p>
          </table:table-cell>
        </table:table-row>
        <table:table-row table:style-name="ro1">
          <table:table-cell office:value-type="string" calcext:value-type="string">
            <text:p>MTRINITY_DN15743_c0_g1_i1</text:p>
          </table:table-cell>
          <table:table-cell office:value-type="float" office:value="1.79912413165281" calcext:value-type="float">
            <text:p>1.7991241317</text:p>
          </table:table-cell>
          <table:table-cell office:value-type="float" office:value="3.75468123385775" calcext:value-type="float">
            <text:p>3.7546812339</text:p>
          </table:table-cell>
          <table:table-cell office:value-type="float" office:value="50.4476239939347" calcext:value-type="float">
            <text:p>50.4476239939</text:p>
          </table:table-cell>
          <table:table-cell office:value-type="float" office:value="0.0000876166525078968" calcext:value-type="float">
            <text:p>8.76166525078968E-005</text:p>
          </table:table-cell>
          <table:table-cell office:value-type="float" office:value="0.00517731628933474" calcext:value-type="float">
            <text:p>0.0051773163</text:p>
          </table:table-cell>
        </table:table-row>
        <table:table-row table:style-name="ro1">
          <table:table-cell office:value-type="string" calcext:value-type="string">
            <text:p>MTRINITY_DN8275_c0_g1_i1</text:p>
          </table:table-cell>
          <table:table-cell office:value-type="float" office:value="-2.40580196534207" calcext:value-type="float">
            <text:p>-2.4058019653</text:p>
          </table:table-cell>
          <table:table-cell office:value-type="float" office:value="5.07568191718112" calcext:value-type="float">
            <text:p>5.0756819172</text:p>
          </table:table-cell>
          <table:table-cell office:value-type="float" office:value="13.7158558040378" calcext:value-type="float">
            <text:p>13.715855804</text:p>
          </table:table-cell>
          <table:table-cell office:value-type="float" office:value="0.00278366357959414" calcext:value-type="float">
            <text:p>0.0027836636</text:p>
          </table:table-cell>
          <table:table-cell office:value-type="float" office:value="0.038604620336149" calcext:value-type="float">
            <text:p>0.0386046203</text:p>
          </table:table-cell>
        </table:table-row>
        <table:table-row table:style-name="ro1">
          <table:table-cell office:value-type="string" calcext:value-type="string">
            <text:p>MTRINITY_DN12616_c0_g3_i2</text:p>
          </table:table-cell>
          <table:table-cell office:value-type="float" office:value="2.59443714122178" calcext:value-type="float">
            <text:p>2.5944371412</text:p>
          </table:table-cell>
          <table:table-cell office:value-type="float" office:value="2.62890218512978" calcext:value-type="float">
            <text:p>2.6289021851</text:p>
          </table:table-cell>
          <table:table-cell office:value-type="float" office:value="33.1511354774145" calcext:value-type="float">
            <text:p>33.1511354774</text:p>
          </table:table-cell>
          <table:table-cell office:value-type="float" office:value="0.0000745648222274436" calcext:value-type="float">
            <text:p>7.45648222274436E-005</text:p>
          </table:table-cell>
          <table:table-cell office:value-type="float" office:value="0.0047525687174773" calcext:value-type="float">
            <text:p>0.0047525687</text:p>
          </table:table-cell>
        </table:table-row>
        <table:table-row table:style-name="ro1">
          <table:table-cell office:value-type="string" calcext:value-type="string">
            <text:p>STRINITY_DN10634_c0_g1_i1</text:p>
          </table:table-cell>
          <table:table-cell office:value-type="float" office:value="-5.02992378900357" calcext:value-type="float">
            <text:p>-5.029923789</text:p>
          </table:table-cell>
          <table:table-cell office:value-type="float" office:value="0.77276187741032" calcext:value-type="float">
            <text:p>0.7727618774</text:p>
          </table:table-cell>
          <table:table-cell office:value-type="float" office:value="16.2460213218053" calcext:value-type="float">
            <text:p>16.2460213218</text:p>
          </table:table-cell>
          <table:table-cell office:value-type="float" office:value="0.00151331782535943" calcext:value-type="float">
            <text:p>0.0015133178</text:p>
          </table:table-cell>
          <table:table-cell office:value-type="float" office:value="0.0259433320854594" calcext:value-type="float">
            <text:p>0.0259433321</text:p>
          </table:table-cell>
        </table:table-row>
        <table:table-row table:style-name="ro1">
          <table:table-cell office:value-type="string" calcext:value-type="string">
            <text:p>MTRINITY_DN14940_c0_g1_i1</text:p>
          </table:table-cell>
          <table:table-cell office:value-type="float" office:value="-1.71713248766442" calcext:value-type="float">
            <text:p>-1.7171324877</text:p>
          </table:table-cell>
          <table:table-cell office:value-type="float" office:value="3.95149975123592" calcext:value-type="float">
            <text:p>3.9514997512</text:p>
          </table:table-cell>
          <table:table-cell office:value-type="float" office:value="18.4211849370419" calcext:value-type="float">
            <text:p>18.421184937</text:p>
          </table:table-cell>
          <table:table-cell office:value-type="float" office:value="0.000936857588707661" calcext:value-type="float">
            <text:p>0.0009368576</text:p>
          </table:table-cell>
          <table:table-cell office:value-type="float" office:value="0.0195216832394183" calcext:value-type="float">
            <text:p>0.0195216832</text:p>
          </table:table-cell>
        </table:table-row>
        <table:table-row table:style-name="ro1">
          <table:table-cell office:value-type="string" calcext:value-type="string">
            <text:p>MTRINITY_DN8931_c0_g1_i1</text:p>
          </table:table-cell>
          <table:table-cell office:value-type="float" office:value="-1.90908730770031" calcext:value-type="float">
            <text:p>-1.9090873077</text:p>
          </table:table-cell>
          <table:table-cell office:value-type="float" office:value="6.22011922899781" calcext:value-type="float">
            <text:p>6.220119229</text:p>
          </table:table-cell>
          <table:table-cell office:value-type="float" office:value="16.027477633136" calcext:value-type="float">
            <text:p>16.0274776331</text:p>
          </table:table-cell>
          <table:table-cell office:value-type="float" office:value="0.00159140481981723" calcext:value-type="float">
            <text:p>0.0015914048</text:p>
          </table:table-cell>
          <table:table-cell office:value-type="float" office:value="0.0267623472724222" calcext:value-type="float">
            <text:p>0.0267623473</text:p>
          </table:table-cell>
        </table:table-row>
        <table:table-row table:style-name="ro1">
          <table:table-cell office:value-type="string" calcext:value-type="string">
            <text:p>STRINITY_DN7502_c0_g1_i1</text:p>
          </table:table-cell>
          <table:table-cell office:value-type="float" office:value="-1.17857099329861" calcext:value-type="float">
            <text:p>-1.1785709933</text:p>
          </table:table-cell>
          <table:table-cell office:value-type="float" office:value="5.01818117629702" calcext:value-type="float">
            <text:p>5.0181811763</text:p>
          </table:table-cell>
          <table:table-cell office:value-type="float" office:value="16.0653859387602" calcext:value-type="float">
            <text:p>16.0653859388</text:p>
          </table:table-cell>
          <table:table-cell office:value-type="float" office:value="0.00404896304128811" calcext:value-type="float">
            <text:p>0.004048963</text:p>
          </table:table-cell>
          <table:table-cell office:value-type="float" office:value="0.0489495660786897" calcext:value-type="float">
            <text:p>0.0489495661</text:p>
          </table:table-cell>
        </table:table-row>
        <table:table-row table:style-name="ro1">
          <table:table-cell office:value-type="string" calcext:value-type="string">
            <text:p>STRINITY_DN5414_c0_g1_i1</text:p>
          </table:table-cell>
          <table:table-cell office:value-type="float" office:value="1.16366660095748" calcext:value-type="float">
            <text:p>1.163666601</text:p>
          </table:table-cell>
          <table:table-cell office:value-type="float" office:value="5.86947080935315" calcext:value-type="float">
            <text:p>5.8694708094</text:p>
          </table:table-cell>
          <table:table-cell office:value-type="float" office:value="21.0155551247229" calcext:value-type="float">
            <text:p>21.0155551247</text:p>
          </table:table-cell>
          <table:table-cell office:value-type="float" office:value="0.00387915043469283" calcext:value-type="float">
            <text:p>0.0038791504</text:p>
          </table:table-cell>
          <table:table-cell office:value-type="float" office:value="0.047489534155224" calcext:value-type="float">
            <text:p>0.0474895342</text:p>
          </table:table-cell>
        </table:table-row>
        <table:table-row table:style-name="ro1">
          <table:table-cell office:value-type="string" calcext:value-type="string">
            <text:p>STRINITY_DN14213_c0_g1_i1</text:p>
          </table:table-cell>
          <table:table-cell office:value-type="float" office:value="2.46865190371917" calcext:value-type="float">
            <text:p>2.4686519037</text:p>
          </table:table-cell>
          <table:table-cell office:value-type="float" office:value="0.347743805146319" calcext:value-type="float">
            <text:p>0.3477438051</text:p>
          </table:table-cell>
          <table:table-cell office:value-type="float" office:value="14.664931882313" calcext:value-type="float">
            <text:p>14.6649318823</text:p>
          </table:table-cell>
          <table:table-cell office:value-type="float" office:value="0.00247852514744036" calcext:value-type="float">
            <text:p>0.0024785251</text:p>
          </table:table-cell>
          <table:table-cell office:value-type="float" office:value="0.0358728871146888" calcext:value-type="float">
            <text:p>0.0358728871</text:p>
          </table:table-cell>
        </table:table-row>
        <table:table-row table:style-name="ro1">
          <table:table-cell office:value-type="string" calcext:value-type="string">
            <text:p>Pc721_g1_i2</text:p>
          </table:table-cell>
          <table:table-cell office:value-type="float" office:value="-2.69890397034195" calcext:value-type="float">
            <text:p>-2.6989039703</text:p>
          </table:table-cell>
          <table:table-cell office:value-type="float" office:value="3.09802782163663" calcext:value-type="float">
            <text:p>3.0980278216</text:p>
          </table:table-cell>
          <table:table-cell office:value-type="float" office:value="14.6097463032704" calcext:value-type="float">
            <text:p>14.6097463033</text:p>
          </table:table-cell>
          <table:table-cell office:value-type="float" office:value="0.00222874459770098" calcext:value-type="float">
            <text:p>0.0022287446</text:p>
          </table:table-cell>
          <table:table-cell office:value-type="float" office:value="0.0333844587493953" calcext:value-type="float">
            <text:p>0.0333844587</text:p>
          </table:table-cell>
        </table:table-row>
        <table:table-row table:style-name="ro1">
          <table:table-cell office:value-type="string" calcext:value-type="string">
            <text:p>STRINITY_DN11572_c2_g2_i1</text:p>
          </table:table-cell>
          <table:table-cell office:value-type="float" office:value="-2.66160812399161" calcext:value-type="float">
            <text:p>-2.661608124</text:p>
          </table:table-cell>
          <table:table-cell office:value-type="float" office:value="4.52579791092958" calcext:value-type="float">
            <text:p>4.5257979109</text:p>
          </table:table-cell>
          <table:table-cell office:value-type="float" office:value="43.2018457439963" calcext:value-type="float">
            <text:p>43.201845744</text:p>
          </table:table-cell>
          <table:table-cell office:value-type="float" office:value="0.0000207395150362253" calcext:value-type="float">
            <text:p>2.07395150362253E-005</text:p>
          </table:table-cell>
          <table:table-cell office:value-type="float" office:value="0.0028986879862161" calcext:value-type="float">
            <text:p>0.002898688</text:p>
          </table:table-cell>
        </table:table-row>
        <table:table-row table:style-name="ro1">
          <table:table-cell office:value-type="string" calcext:value-type="string">
            <text:p>Pc25454_g1_i2</text:p>
          </table:table-cell>
          <table:table-cell office:value-type="float" office:value="-1.98837756831882" calcext:value-type="float">
            <text:p>-1.9883775683</text:p>
          </table:table-cell>
          <table:table-cell office:value-type="float" office:value="7.18348819552608" calcext:value-type="float">
            <text:p>7.1834881955</text:p>
          </table:table-cell>
          <table:table-cell office:value-type="float" office:value="21.6605161671114" calcext:value-type="float">
            <text:p>21.6605161671</text:p>
          </table:table-cell>
          <table:table-cell office:value-type="float" office:value="0.000488348734236904" calcext:value-type="float">
            <text:p>0.0004883487</text:p>
          </table:table-cell>
          <table:table-cell office:value-type="float" office:value="0.0134242237219079" calcext:value-type="float">
            <text:p>0.0134242237</text:p>
          </table:table-cell>
        </table:table-row>
        <table:table-row table:style-name="ro1">
          <table:table-cell office:value-type="string" calcext:value-type="string">
            <text:p>MTRINITY_DN12894_c1_g1_i3</text:p>
          </table:table-cell>
          <table:table-cell office:value-type="float" office:value="2.49814132191378" calcext:value-type="float">
            <text:p>2.4981413219</text:p>
          </table:table-cell>
          <table:table-cell office:value-type="float" office:value="2.11634652264043" calcext:value-type="float">
            <text:p>2.1163465226</text:p>
          </table:table-cell>
          <table:table-cell office:value-type="float" office:value="27.2028641307539" calcext:value-type="float">
            <text:p>27.2028641308</text:p>
          </table:table-cell>
          <table:table-cell office:value-type="float" office:value="0.000183807093915763" calcext:value-type="float">
            <text:p>0.0001838071</text:p>
          </table:table-cell>
          <table:table-cell office:value-type="float" office:value="0.00768496298938524" calcext:value-type="float">
            <text:p>0.007684963</text:p>
          </table:table-cell>
        </table:table-row>
        <table:table-row table:style-name="ro1">
          <table:table-cell office:value-type="string" calcext:value-type="string">
            <text:p>MTRINITY_DN11119_c0_g1_i1</text:p>
          </table:table-cell>
          <table:table-cell office:value-type="float" office:value="-4.17637514943542" calcext:value-type="float">
            <text:p>-4.1763751494</text:p>
          </table:table-cell>
          <table:table-cell office:value-type="float" office:value="5.31384531994248" calcext:value-type="float">
            <text:p>5.3138453199</text:p>
          </table:table-cell>
          <table:table-cell office:value-type="float" office:value="69.0767510547847" calcext:value-type="float">
            <text:p>69.0767510548</text:p>
          </table:table-cell>
          <table:table-cell office:value-type="float" office:value="0.00000180919690733977" calcext:value-type="float">
            <text:p>1.80919690733977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Pc18043_g1_i1</text:p>
          </table:table-cell>
          <table:table-cell office:value-type="float" office:value="-3.87252493761239" calcext:value-type="float">
            <text:p>-3.8725249376</text:p>
          </table:table-cell>
          <table:table-cell office:value-type="float" office:value="3.98120300868232" calcext:value-type="float">
            <text:p>3.9812030087</text:p>
          </table:table-cell>
          <table:table-cell office:value-type="float" office:value="14.5240660974344" calcext:value-type="float">
            <text:p>14.5240660974</text:p>
          </table:table-cell>
          <table:table-cell office:value-type="float" office:value="0.00227595804456222" calcext:value-type="float">
            <text:p>0.002275958</text:p>
          </table:table-cell>
          <table:table-cell office:value-type="float" office:value="0.0338049028113156" calcext:value-type="float">
            <text:p>0.0338049028</text:p>
          </table:table-cell>
        </table:table-row>
        <table:table-row table:style-name="ro1">
          <table:table-cell office:value-type="string" calcext:value-type="string">
            <text:p>MTRINITY_DN15746_c0_g1_i3</text:p>
          </table:table-cell>
          <table:table-cell office:value-type="float" office:value="-2.68516860745792" calcext:value-type="float">
            <text:p>-2.6851686075</text:p>
          </table:table-cell>
          <table:table-cell office:value-type="float" office:value="4.14954161688007" calcext:value-type="float">
            <text:p>4.1495416169</text:p>
          </table:table-cell>
          <table:table-cell office:value-type="float" office:value="26.8398231364059" calcext:value-type="float">
            <text:p>26.8398231364</text:p>
          </table:table-cell>
          <table:table-cell office:value-type="float" office:value="0.00019507987133717" calcext:value-type="float">
            <text:p>0.0001950799</text:p>
          </table:table-cell>
          <table:table-cell office:value-type="float" office:value="0.00793483411625904" calcext:value-type="float">
            <text:p>0.0079348341</text:p>
          </table:table-cell>
        </table:table-row>
        <table:table-row table:style-name="ro1">
          <table:table-cell office:value-type="string" calcext:value-type="string">
            <text:p>MTRINITY_DN16422_c0_g1_i2</text:p>
          </table:table-cell>
          <table:table-cell office:value-type="float" office:value="1.76758806255236" calcext:value-type="float">
            <text:p>1.7675880626</text:p>
          </table:table-cell>
          <table:table-cell office:value-type="float" office:value="4.78135887253375" calcext:value-type="float">
            <text:p>4.7813588725</text:p>
          </table:table-cell>
          <table:table-cell office:value-type="float" office:value="22.5281001827827" calcext:value-type="float">
            <text:p>22.5281001828</text:p>
          </table:table-cell>
          <table:table-cell office:value-type="float" office:value="0.000414706184368073" calcext:value-type="float">
            <text:p>0.0004147062</text:p>
          </table:table-cell>
          <table:table-cell office:value-type="float" office:value="0.0122646800417348" calcext:value-type="float">
            <text:p>0.01226468</text:p>
          </table:table-cell>
        </table:table-row>
        <table:table-row table:style-name="ro1">
          <table:table-cell office:value-type="string" calcext:value-type="string">
            <text:p>Pc32873_g1_i1</text:p>
          </table:table-cell>
          <table:table-cell office:value-type="float" office:value="1.43684132044213" calcext:value-type="float">
            <text:p>1.4368413204</text:p>
          </table:table-cell>
          <table:table-cell office:value-type="float" office:value="6.54309527492466" calcext:value-type="float">
            <text:p>6.5430952749</text:p>
          </table:table-cell>
          <table:table-cell office:value-type="float" office:value="19.7050978936143" calcext:value-type="float">
            <text:p>19.7050978936</text:p>
          </table:table-cell>
          <table:table-cell office:value-type="float" office:value="0.000717697495858659" calcext:value-type="float">
            <text:p>0.0007176975</text:p>
          </table:table-cell>
          <table:table-cell office:value-type="float" office:value="0.0166119927637428" calcext:value-type="float">
            <text:p>0.0166119928</text:p>
          </table:table-cell>
        </table:table-row>
        <table:table-row table:style-name="ro1">
          <table:table-cell office:value-type="string" calcext:value-type="string">
            <text:p>STRINITY_DN13138_c1_g1_i1</text:p>
          </table:table-cell>
          <table:table-cell office:value-type="float" office:value="1.56318235748993" calcext:value-type="float">
            <text:p>1.5631823575</text:p>
          </table:table-cell>
          <table:table-cell office:value-type="float" office:value="2.87845887080905" calcext:value-type="float">
            <text:p>2.8784588708</text:p>
          </table:table-cell>
          <table:table-cell office:value-type="float" office:value="21.6543771373513" calcext:value-type="float">
            <text:p>21.6543771374</text:p>
          </table:table-cell>
          <table:table-cell office:value-type="float" office:value="0.00138366336573787" calcext:value-type="float">
            <text:p>0.0013836634</text:p>
          </table:table-cell>
          <table:table-cell office:value-type="float" office:value="0.0247170299974044" calcext:value-type="float">
            <text:p>0.02471703</text:p>
          </table:table-cell>
        </table:table-row>
        <table:table-row table:style-name="ro1">
          <table:table-cell office:value-type="string" calcext:value-type="string">
            <text:p>STRINITY_DN11752_c0_g1_i1</text:p>
          </table:table-cell>
          <table:table-cell office:value-type="float" office:value="-1.33937738066392" calcext:value-type="float">
            <text:p>-1.3393773807</text:p>
          </table:table-cell>
          <table:table-cell office:value-type="float" office:value="6.49214433275296" calcext:value-type="float">
            <text:p>6.4921443328</text:p>
          </table:table-cell>
          <table:table-cell office:value-type="float" office:value="19.6965225325801" calcext:value-type="float">
            <text:p>19.6965225326</text:p>
          </table:table-cell>
          <table:table-cell office:value-type="float" office:value="0.00110321430802564" calcext:value-type="float">
            <text:p>0.0011032143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MTRINITY_DN2489_c0_g1_i1</text:p>
          </table:table-cell>
          <table:table-cell office:value-type="float" office:value="-3.62101696486107" calcext:value-type="float">
            <text:p>-3.6210169649</text:p>
          </table:table-cell>
          <table:table-cell office:value-type="float" office:value="4.69902198605383" calcext:value-type="float">
            <text:p>4.6990219861</text:p>
          </table:table-cell>
          <table:table-cell office:value-type="float" office:value="24.2027123230256" calcext:value-type="float">
            <text:p>24.202712323</text:p>
          </table:table-cell>
          <table:table-cell office:value-type="float" office:value="0.000306042257313492" calcext:value-type="float">
            <text:p>0.0003060423</text:p>
          </table:table-cell>
          <table:table-cell office:value-type="float" office:value="0.0103106357800633" calcext:value-type="float">
            <text:p>0.0103106358</text:p>
          </table:table-cell>
        </table:table-row>
        <table:table-row table:style-name="ro1">
          <table:table-cell office:value-type="string" calcext:value-type="string">
            <text:p>Pc28007_g1_i1</text:p>
          </table:table-cell>
          <table:table-cell office:value-type="float" office:value="2.0088695254734" calcext:value-type="float">
            <text:p>2.0088695255</text:p>
          </table:table-cell>
          <table:table-cell office:value-type="float" office:value="6.38947583259905" calcext:value-type="float">
            <text:p>6.3894758326</text:p>
          </table:table-cell>
          <table:table-cell office:value-type="float" office:value="28.3365704253843" calcext:value-type="float">
            <text:p>28.3365704254</text:p>
          </table:table-cell>
          <table:table-cell office:value-type="float" office:value="0.000153175194613038" calcext:value-type="float">
            <text:p>0.0001531752</text:p>
          </table:table-cell>
          <table:table-cell office:value-type="float" office:value="0.0069772579543159" calcext:value-type="float">
            <text:p>0.006977258</text:p>
          </table:table-cell>
        </table:table-row>
        <table:table-row table:style-name="ro1">
          <table:table-cell office:value-type="string" calcext:value-type="string">
            <text:p>STRINITY_DN6765_c0_g1_i1</text:p>
          </table:table-cell>
          <table:table-cell office:value-type="float" office:value="2.32430823980664" calcext:value-type="float">
            <text:p>2.3243082398</text:p>
          </table:table-cell>
          <table:table-cell office:value-type="float" office:value="3.90504204011253" calcext:value-type="float">
            <text:p>3.9050420401</text:p>
          </table:table-cell>
          <table:table-cell office:value-type="float" office:value="23.9484866830501" calcext:value-type="float">
            <text:p>23.9484866831</text:p>
          </table:table-cell>
          <table:table-cell office:value-type="float" office:value="0.000320187244718511" calcext:value-type="float">
            <text:p>0.0003201872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MTRINITY_DN17071_c0_g1_i1</text:p>
          </table:table-cell>
          <table:table-cell office:value-type="float" office:value="-2.81824198785343" calcext:value-type="float">
            <text:p>-2.8182419879</text:p>
          </table:table-cell>
          <table:table-cell office:value-type="float" office:value="2.56083422810176" calcext:value-type="float">
            <text:p>2.5608342281</text:p>
          </table:table-cell>
          <table:table-cell office:value-type="float" office:value="13.0721228794786" calcext:value-type="float">
            <text:p>13.0721228795</text:p>
          </table:table-cell>
          <table:table-cell office:value-type="float" office:value="0.00328400720827435" calcext:value-type="float">
            <text:p>0.0032840072</text:p>
          </table:table-cell>
          <table:table-cell office:value-type="float" office:value="0.0429093454906362" calcext:value-type="float">
            <text:p>0.0429093455</text:p>
          </table:table-cell>
        </table:table-row>
        <table:table-row table:style-name="ro1">
          <table:table-cell office:value-type="string" calcext:value-type="string">
            <text:p>MTRINITY_DN8449_c0_g1_i1</text:p>
          </table:table-cell>
          <table:table-cell office:value-type="float" office:value="-1.49957404537583" calcext:value-type="float">
            <text:p>-1.4995740454</text:p>
          </table:table-cell>
          <table:table-cell office:value-type="float" office:value="3.51135729376354" calcext:value-type="float">
            <text:p>3.5113572938</text:p>
          </table:table-cell>
          <table:table-cell office:value-type="float" office:value="14.1259491613615" calcext:value-type="float">
            <text:p>14.1259491614</text:p>
          </table:table-cell>
          <table:table-cell office:value-type="float" office:value="0.00251120074520765" calcext:value-type="float">
            <text:p>0.0025112007</text:p>
          </table:table-cell>
          <table:table-cell office:value-type="float" office:value="0.0362136719803901" calcext:value-type="float">
            <text:p>0.036213672</text:p>
          </table:table-cell>
        </table:table-row>
        <table:table-row table:style-name="ro1">
          <table:table-cell office:value-type="string" calcext:value-type="string">
            <text:p>STRINITY_DN16963_c0_g1_i1</text:p>
          </table:table-cell>
          <table:table-cell office:value-type="float" office:value="4.71671084804461" calcext:value-type="float">
            <text:p>4.716710848</text:p>
          </table:table-cell>
          <table:table-cell office:value-type="float" office:value="-0.875531615163139" calcext:value-type="float">
            <text:p>-0.8755316152</text:p>
          </table:table-cell>
          <table:table-cell office:value-type="float" office:value="17.7414415957421" calcext:value-type="float">
            <text:p>17.7414415957</text:p>
          </table:table-cell>
          <table:table-cell office:value-type="float" office:value="0.00108400086357541" calcext:value-type="float">
            <text:p>0.0010840009</text:p>
          </table:table-cell>
          <table:table-cell office:value-type="float" office:value="0.0212676718449716" calcext:value-type="float">
            <text:p>0.0212676718</text:p>
          </table:table-cell>
        </table:table-row>
        <table:table-row table:style-name="ro1">
          <table:table-cell office:value-type="string" calcext:value-type="string">
            <text:p>STRINITY_DN20084_c0_g1_i1</text:p>
          </table:table-cell>
          <table:table-cell office:value-type="float" office:value="-2.45561311346771" calcext:value-type="float">
            <text:p>-2.4556131135</text:p>
          </table:table-cell>
          <table:table-cell office:value-type="float" office:value="1.48054440435971" calcext:value-type="float">
            <text:p>1.4805444044</text:p>
          </table:table-cell>
          <table:table-cell office:value-type="float" office:value="23.9445624002586" calcext:value-type="float">
            <text:p>23.9445624003</text:p>
          </table:table-cell>
          <table:table-cell office:value-type="float" office:value="0.00041826801223207" calcext:value-type="float">
            <text:p>0.000418268</text:p>
          </table:table-cell>
          <table:table-cell office:value-type="float" office:value="0.0123304313680225" calcext:value-type="float">
            <text:p>0.0123304314</text:p>
          </table:table-cell>
        </table:table-row>
        <table:table-row table:style-name="ro1">
          <table:table-cell office:value-type="string" calcext:value-type="string">
            <text:p>MTRINITY_DN16616_c0_g2_i1</text:p>
          </table:table-cell>
          <table:table-cell office:value-type="float" office:value="4.08755289462749" calcext:value-type="float">
            <text:p>4.0875528946</text:p>
          </table:table-cell>
          <table:table-cell office:value-type="float" office:value="-0.28959157827734" calcext:value-type="float">
            <text:p>-0.2895915783</text:p>
          </table:table-cell>
          <table:table-cell office:value-type="float" office:value="19.3613183208269" calcext:value-type="float">
            <text:p>19.3613183208</text:p>
          </table:table-cell>
          <table:table-cell office:value-type="float" office:value="0.000769917113849946" calcext:value-type="float">
            <text:p>0.0007699171</text:p>
          </table:table-cell>
          <table:table-cell office:value-type="float" office:value="0.0172989310804998" calcext:value-type="float">
            <text:p>0.0172989311</text:p>
          </table:table-cell>
        </table:table-row>
        <table:table-row table:style-name="ro1">
          <table:table-cell office:value-type="string" calcext:value-type="string">
            <text:p>MTRINITY_DN14373_c0_g1_i1</text:p>
          </table:table-cell>
          <table:table-cell office:value-type="float" office:value="-4.11274844166835" calcext:value-type="float">
            <text:p>-4.1127484417</text:p>
          </table:table-cell>
          <table:table-cell office:value-type="float" office:value="3.88735185816487" calcext:value-type="float">
            <text:p>3.8873518582</text:p>
          </table:table-cell>
          <table:table-cell office:value-type="float" office:value="40.8975038092369" calcext:value-type="float">
            <text:p>40.8975038092</text:p>
          </table:table-cell>
          <table:table-cell office:value-type="float" office:value="0.0000271998177268682" calcext:value-type="float">
            <text:p>2.71998177268682E-005</text:p>
          </table:table-cell>
          <table:table-cell office:value-type="float" office:value="0.00301683843628069" calcext:value-type="float">
            <text:p>0.0030168384</text:p>
          </table:table-cell>
        </table:table-row>
        <table:table-row table:style-name="ro1">
          <table:table-cell office:value-type="string" calcext:value-type="string">
            <text:p>MTRINITY_DN12915_c0_g1_i1</text:p>
          </table:table-cell>
          <table:table-cell office:value-type="float" office:value="-2.40734176970412" calcext:value-type="float">
            <text:p>-2.4073417697</text:p>
          </table:table-cell>
          <table:table-cell office:value-type="float" office:value="2.21698824687679" calcext:value-type="float">
            <text:p>2.2169882469</text:p>
          </table:table-cell>
          <table:table-cell office:value-type="float" office:value="37.5152792724118" calcext:value-type="float">
            <text:p>37.5152792724</text:p>
          </table:table-cell>
          <table:table-cell office:value-type="float" office:value="0.0000471007603191027" calcext:value-type="float">
            <text:p>4.71007603191027E-005</text:p>
          </table:table-cell>
          <table:table-cell office:value-type="float" office:value="0.0038763175953771" calcext:value-type="float">
            <text:p>0.0038763176</text:p>
          </table:table-cell>
        </table:table-row>
        <table:table-row table:style-name="ro1">
          <table:table-cell office:value-type="string" calcext:value-type="string">
            <text:p>MTRINITY_DN16261_c0_g1_i1</text:p>
          </table:table-cell>
          <table:table-cell office:value-type="float" office:value="-2.54711114378897" calcext:value-type="float">
            <text:p>-2.5471111438</text:p>
          </table:table-cell>
          <table:table-cell office:value-type="float" office:value="5.3361697598216" calcext:value-type="float">
            <text:p>5.3361697598</text:p>
          </table:table-cell>
          <table:table-cell office:value-type="float" office:value="16.0802287863283" calcext:value-type="float">
            <text:p>16.0802287863</text:p>
          </table:table-cell>
          <table:table-cell office:value-type="float" office:value="0.00157213580268369" calcext:value-type="float">
            <text:p>0.0015721358</text:p>
          </table:table-cell>
          <table:table-cell office:value-type="float" office:value="0.0265274719083525" calcext:value-type="float">
            <text:p>0.0265274719</text:p>
          </table:table-cell>
        </table:table-row>
        <table:table-row table:style-name="ro1">
          <table:table-cell office:value-type="string" calcext:value-type="string">
            <text:p>Pc18124_g1_i1</text:p>
          </table:table-cell>
          <table:table-cell office:value-type="float" office:value="-9.70459085504479" calcext:value-type="float">
            <text:p>-9.704590855</text:p>
          </table:table-cell>
          <table:table-cell office:value-type="float" office:value="1.99169069840276" calcext:value-type="float">
            <text:p>1.9916906984</text:p>
          </table:table-cell>
          <table:table-cell office:value-type="float" office:value="31.8757072882002" calcext:value-type="float">
            <text:p>31.8757072882</text:p>
          </table:table-cell>
          <table:table-cell office:value-type="float" office:value="0.000122194110752931" calcext:value-type="float">
            <text:p>0.0001221941</text:p>
          </table:table-cell>
          <table:table-cell office:value-type="float" office:value="0.00626563263551886" calcext:value-type="float">
            <text:p>0.0062656326</text:p>
          </table:table-cell>
        </table:table-row>
        <table:table-row table:style-name="ro1">
          <table:table-cell office:value-type="string" calcext:value-type="string">
            <text:p>MTRINITY_DN14495_c0_g1_i2</text:p>
          </table:table-cell>
          <table:table-cell office:value-type="float" office:value="1.92170292740682" calcext:value-type="float">
            <text:p>1.9217029274</text:p>
          </table:table-cell>
          <table:table-cell office:value-type="float" office:value="5.20445337832868" calcext:value-type="float">
            <text:p>5.2044533783</text:p>
          </table:table-cell>
          <table:table-cell office:value-type="float" office:value="28.090639058204" calcext:value-type="float">
            <text:p>28.0906390582</text:p>
          </table:table-cell>
          <table:table-cell office:value-type="float" office:value="0.000159282512834672" calcext:value-type="float">
            <text:p>0.0001592825</text:p>
          </table:table-cell>
          <table:table-cell office:value-type="float" office:value="0.00713633204518088" calcext:value-type="float">
            <text:p>0.007136332</text:p>
          </table:table-cell>
        </table:table-row>
        <table:table-row table:style-name="ro1">
          <table:table-cell office:value-type="string" calcext:value-type="string">
            <text:p>Pc31967_g2_i2</text:p>
          </table:table-cell>
          <table:table-cell office:value-type="float" office:value="-1.85056852646869" calcext:value-type="float">
            <text:p>-1.8505685265</text:p>
          </table:table-cell>
          <table:table-cell office:value-type="float" office:value="3.03576452396148" calcext:value-type="float">
            <text:p>3.035764524</text:p>
          </table:table-cell>
          <table:table-cell office:value-type="float" office:value="14.5287014650319" calcext:value-type="float">
            <text:p>14.528701465</text:p>
          </table:table-cell>
          <table:table-cell office:value-type="float" office:value="0.00227337416479729" calcext:value-type="float">
            <text:p>0.0022733742</text:p>
          </table:table-cell>
          <table:table-cell office:value-type="float" office:value="0.0338049028113156" calcext:value-type="float">
            <text:p>0.0338049028</text:p>
          </table:table-cell>
        </table:table-row>
        <table:table-row table:style-name="ro1">
          <table:table-cell office:value-type="string" calcext:value-type="string">
            <text:p>STRINITY_DN5054_c0_g2_i1</text:p>
          </table:table-cell>
          <table:table-cell office:value-type="float" office:value="-4.0952500758867" calcext:value-type="float">
            <text:p>-4.0952500759</text:p>
          </table:table-cell>
          <table:table-cell office:value-type="float" office:value="5.43560266669907" calcext:value-type="float">
            <text:p>5.4356026667</text:p>
          </table:table-cell>
          <table:table-cell office:value-type="float" office:value="21.7311740262298" calcext:value-type="float">
            <text:p>21.7311740262</text:p>
          </table:table-cell>
          <table:table-cell office:value-type="float" office:value="0.000481812549119555" calcext:value-type="float">
            <text:p>0.0004818125</text:p>
          </table:table-cell>
          <table:table-cell office:value-type="float" office:value="0.013305472952595" calcext:value-type="float">
            <text:p>0.013305473</text:p>
          </table:table-cell>
        </table:table-row>
        <table:table-row table:style-name="ro1">
          <table:table-cell office:value-type="string" calcext:value-type="string">
            <text:p>MTRINITY_DN7574_c0_g1_i1</text:p>
          </table:table-cell>
          <table:table-cell office:value-type="float" office:value="2.31920380401265" calcext:value-type="float">
            <text:p>2.319203804</text:p>
          </table:table-cell>
          <table:table-cell office:value-type="float" office:value="3.61776447406553" calcext:value-type="float">
            <text:p>3.6177644741</text:p>
          </table:table-cell>
          <table:table-cell office:value-type="float" office:value="35.9186259187973" calcext:value-type="float">
            <text:p>35.9186259188</text:p>
          </table:table-cell>
          <table:table-cell office:value-type="float" office:value="0.0000510337355399327" calcext:value-type="float">
            <text:p>5.10337355399327E-005</text:p>
          </table:table-cell>
          <table:table-cell office:value-type="float" office:value="0.0040121439474588" calcext:value-type="float">
            <text:p>0.0040121439</text:p>
          </table:table-cell>
        </table:table-row>
        <table:table-row table:style-name="ro1">
          <table:table-cell office:value-type="string" calcext:value-type="string">
            <text:p>STRINITY_DN7279_c0_g2_i1</text:p>
          </table:table-cell>
          <table:table-cell office:value-type="float" office:value="-3.13058184246201" calcext:value-type="float">
            <text:p>-3.1305818425</text:p>
          </table:table-cell>
          <table:table-cell office:value-type="float" office:value="2.70142616936716" calcext:value-type="float">
            <text:p>2.7014261694</text:p>
          </table:table-cell>
          <table:table-cell office:value-type="float" office:value="12.579044514329" calcext:value-type="float">
            <text:p>12.5790445143</text:p>
          </table:table-cell>
          <table:table-cell office:value-type="float" office:value="0.00373891383577598" calcext:value-type="float">
            <text:p>0.0037389138</text:p>
          </table:table-cell>
          <table:table-cell office:value-type="float" office:value="0.0464569156958904" calcext:value-type="float">
            <text:p>0.0464569157</text:p>
          </table:table-cell>
        </table:table-row>
        <table:table-row table:style-name="ro1">
          <table:table-cell office:value-type="string" calcext:value-type="string">
            <text:p>MTRINITY_DN16969_c0_g4_i2</text:p>
          </table:table-cell>
          <table:table-cell office:value-type="float" office:value="-1.55486414202559" calcext:value-type="float">
            <text:p>-1.554864142</text:p>
          </table:table-cell>
          <table:table-cell office:value-type="float" office:value="4.26522463484062" calcext:value-type="float">
            <text:p>4.2652246348</text:p>
          </table:table-cell>
          <table:table-cell office:value-type="float" office:value="36.0469663064111" calcext:value-type="float">
            <text:p>36.0469663064</text:p>
          </table:table-cell>
          <table:table-cell office:value-type="float" office:value="0.000509623341506948" calcext:value-type="float">
            <text:p>0.0005096233</text:p>
          </table:table-cell>
          <table:table-cell office:value-type="float" office:value="0.0137200658882113" calcext:value-type="float">
            <text:p>0.0137200659</text:p>
          </table:table-cell>
        </table:table-row>
        <table:table-row table:style-name="ro1">
          <table:table-cell office:value-type="string" calcext:value-type="string">
            <text:p>Pc23947_g1_i2</text:p>
          </table:table-cell>
          <table:table-cell office:value-type="float" office:value="-2.66176368712201" calcext:value-type="float">
            <text:p>-2.6617636871</text:p>
          </table:table-cell>
          <table:table-cell office:value-type="float" office:value="2.466728648907" calcext:value-type="float">
            <text:p>2.4667286489</text:p>
          </table:table-cell>
          <table:table-cell office:value-type="float" office:value="13.9961470536607" calcext:value-type="float">
            <text:p>13.9961470537</text:p>
          </table:table-cell>
          <table:table-cell office:value-type="float" office:value="0.00259393619217225" calcext:value-type="float">
            <text:p>0.0025939362</text:p>
          </table:table-cell>
          <table:table-cell office:value-type="float" office:value="0.0368503438791418" calcext:value-type="float">
            <text:p>0.0368503439</text:p>
          </table:table-cell>
        </table:table-row>
        <table:table-row table:style-name="ro1">
          <table:table-cell office:value-type="string" calcext:value-type="string">
            <text:p>STRINITY_DN10078_c0_g1_i3</text:p>
          </table:table-cell>
          <table:table-cell office:value-type="float" office:value="-3.15018180838618" calcext:value-type="float">
            <text:p>-3.1501818084</text:p>
          </table:table-cell>
          <table:table-cell office:value-type="float" office:value="2.20078992546811" calcext:value-type="float">
            <text:p>2.2007899255</text:p>
          </table:table-cell>
          <table:table-cell office:value-type="float" office:value="22.6522345519902" calcext:value-type="float">
            <text:p>22.652234552</text:p>
          </table:table-cell>
          <table:table-cell office:value-type="float" office:value="0.000405260574080718" calcext:value-type="float">
            <text:p>0.0004052606</text:p>
          </table:table-cell>
          <table:table-cell office:value-type="float" office:value="0.0121166453314293" calcext:value-type="float">
            <text:p>0.0121166453</text:p>
          </table:table-cell>
        </table:table-row>
        <table:table-row table:style-name="ro1">
          <table:table-cell office:value-type="string" calcext:value-type="string">
            <text:p>Pc32028_g2_i1</text:p>
          </table:table-cell>
          <table:table-cell office:value-type="float" office:value="-1.90208134176193" calcext:value-type="float">
            <text:p>-1.9020813418</text:p>
          </table:table-cell>
          <table:table-cell office:value-type="float" office:value="2.91683800799928" calcext:value-type="float">
            <text:p>2.916838008</text:p>
          </table:table-cell>
          <table:table-cell office:value-type="float" office:value="13.9581870831125" calcext:value-type="float">
            <text:p>13.9581870831</text:p>
          </table:table-cell>
          <table:table-cell office:value-type="float" office:value="0.00261872856962603" calcext:value-type="float">
            <text:p>0.0026187286</text:p>
          </table:table-cell>
          <table:table-cell office:value-type="float" office:value="0.0370797142467142" calcext:value-type="float">
            <text:p>0.0370797142</text:p>
          </table:table-cell>
        </table:table-row>
        <table:table-row table:style-name="ro1">
          <table:table-cell office:value-type="string" calcext:value-type="string">
            <text:p>MTRINITY_DN11569_c0_g1_i1</text:p>
          </table:table-cell>
          <table:table-cell office:value-type="float" office:value="-3.61584366198448" calcext:value-type="float">
            <text:p>-3.615843662</text:p>
          </table:table-cell>
          <table:table-cell office:value-type="float" office:value="3.00950242781172" calcext:value-type="float">
            <text:p>3.0095024278</text:p>
          </table:table-cell>
          <table:table-cell office:value-type="float" office:value="22.2365503459499" calcext:value-type="float">
            <text:p>22.2365503459</text:p>
          </table:table-cell>
          <table:table-cell office:value-type="float" office:value="0.000437913729954255" calcext:value-type="float">
            <text:p>0.0004379137</text:p>
          </table:table-cell>
          <table:table-cell office:value-type="float" office:value="0.01263025008973" calcext:value-type="float">
            <text:p>0.0126302501</text:p>
          </table:table-cell>
        </table:table-row>
        <table:table-row table:style-name="ro1">
          <table:table-cell office:value-type="string" calcext:value-type="string">
            <text:p>Pc30246_g6_i1</text:p>
          </table:table-cell>
          <table:table-cell office:value-type="float" office:value="-3.47386442035948" calcext:value-type="float">
            <text:p>-3.4738644204</text:p>
          </table:table-cell>
          <table:table-cell office:value-type="float" office:value="1.91333271141248" calcext:value-type="float">
            <text:p>1.9133327114</text:p>
          </table:table-cell>
          <table:table-cell office:value-type="float" office:value="23.3974871824683" calcext:value-type="float">
            <text:p>23.3974871825</text:p>
          </table:table-cell>
          <table:table-cell office:value-type="float" office:value="0.000353532123109805" calcext:value-type="float">
            <text:p>0.0003535321</text:p>
          </table:table-cell>
          <table:table-cell office:value-type="float" office:value="0.0111474025961241" calcext:value-type="float">
            <text:p>0.0111474026</text:p>
          </table:table-cell>
        </table:table-row>
        <table:table-row table:style-name="ro1">
          <table:table-cell office:value-type="string" calcext:value-type="string">
            <text:p>Pc24042_g1_i1</text:p>
          </table:table-cell>
          <table:table-cell office:value-type="float" office:value="-2.46753789542052" calcext:value-type="float">
            <text:p>-2.4675378954</text:p>
          </table:table-cell>
          <table:table-cell office:value-type="float" office:value="3.01151959936409" calcext:value-type="float">
            <text:p>3.0115195994</text:p>
          </table:table-cell>
          <table:table-cell office:value-type="float" office:value="46.5548620786674" calcext:value-type="float">
            <text:p>46.5548620787</text:p>
          </table:table-cell>
          <table:table-cell office:value-type="float" office:value="0.0000222995935255882" calcext:value-type="float">
            <text:p>2.22995935255882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MTRINITY_DN15489_c3_g1_i1</text:p>
          </table:table-cell>
          <table:table-cell office:value-type="float" office:value="-2.19275534354524" calcext:value-type="float">
            <text:p>-2.1927553435</text:p>
          </table:table-cell>
          <table:table-cell office:value-type="float" office:value="3.07777937356745" calcext:value-type="float">
            <text:p>3.0777793736</text:p>
          </table:table-cell>
          <table:table-cell office:value-type="float" office:value="22.2251655517854" calcext:value-type="float">
            <text:p>22.2251655518</text:p>
          </table:table-cell>
          <table:table-cell office:value-type="float" office:value="0.000438850117031327" calcext:value-type="float">
            <text:p>0.0004388501</text:p>
          </table:table-cell>
          <table:table-cell office:value-type="float" office:value="0.01263025008973" calcext:value-type="float">
            <text:p>0.0126302501</text:p>
          </table:table-cell>
        </table:table-row>
        <table:table-row table:style-name="ro1">
          <table:table-cell office:value-type="string" calcext:value-type="string">
            <text:p>MTRINITY_DN15962_c0_g1_i1</text:p>
          </table:table-cell>
          <table:table-cell office:value-type="float" office:value="-4.6827081715574" calcext:value-type="float">
            <text:p>-4.6827081716</text:p>
          </table:table-cell>
          <table:table-cell office:value-type="float" office:value="2.29935671231013" calcext:value-type="float">
            <text:p>2.2993567123</text:p>
          </table:table-cell>
          <table:table-cell office:value-type="float" office:value="28.145709451535" calcext:value-type="float">
            <text:p>28.1457094515</text:p>
          </table:table-cell>
          <table:table-cell office:value-type="float" office:value="0.000157890742181867" calcext:value-type="float">
            <text:p>0.0001578907</text:p>
          </table:table-cell>
          <table:table-cell office:value-type="float" office:value="0.00710579355144719" calcext:value-type="float">
            <text:p>0.0071057936</text:p>
          </table:table-cell>
        </table:table-row>
        <table:table-row table:style-name="ro1">
          <table:table-cell office:value-type="string" calcext:value-type="string">
            <text:p>STRINITY_DN15712_c0_g1_i1</text:p>
          </table:table-cell>
          <table:table-cell office:value-type="float" office:value="2.06981410771342" calcext:value-type="float">
            <text:p>2.0698141077</text:p>
          </table:table-cell>
          <table:table-cell office:value-type="float" office:value="2.70392414692628" calcext:value-type="float">
            <text:p>2.7039241469</text:p>
          </table:table-cell>
          <table:table-cell office:value-type="float" office:value="22.8431892159766" calcext:value-type="float">
            <text:p>22.843189216</text:p>
          </table:table-cell>
          <table:table-cell office:value-type="float" office:value="0.000648618534014909" calcext:value-type="float">
            <text:p>0.0006486185</text:p>
          </table:table-cell>
          <table:table-cell office:value-type="float" office:value="0.0156011467580605" calcext:value-type="float">
            <text:p>0.0156011468</text:p>
          </table:table-cell>
        </table:table-row>
        <table:table-row table:style-name="ro1">
          <table:table-cell office:value-type="string" calcext:value-type="string">
            <text:p>STRINITY_DN5614_c0_g1_i3</text:p>
          </table:table-cell>
          <table:table-cell office:value-type="float" office:value="1.69584911518778" calcext:value-type="float">
            <text:p>1.6958491152</text:p>
          </table:table-cell>
          <table:table-cell office:value-type="float" office:value="2.06308886368795" calcext:value-type="float">
            <text:p>2.0630888637</text:p>
          </table:table-cell>
          <table:table-cell office:value-type="float" office:value="27.1113829236915" calcext:value-type="float">
            <text:p>27.1113829237</text:p>
          </table:table-cell>
          <table:table-cell office:value-type="float" office:value="0.00216398867840568" calcext:value-type="float">
            <text:p>0.0021639887</text:p>
          </table:table-cell>
          <table:table-cell office:value-type="float" office:value="0.0327262779746261" calcext:value-type="float">
            <text:p>0.032726278</text:p>
          </table:table-cell>
        </table:table-row>
        <table:table-row table:style-name="ro1">
          <table:table-cell office:value-type="string" calcext:value-type="string">
            <text:p>MTRINITY_DN10377_c0_g2_i1</text:p>
          </table:table-cell>
          <table:table-cell office:value-type="float" office:value="2.07635708445915" calcext:value-type="float">
            <text:p>2.0763570845</text:p>
          </table:table-cell>
          <table:table-cell office:value-type="float" office:value="2.78188628616287" calcext:value-type="float">
            <text:p>2.7818862862</text:p>
          </table:table-cell>
          <table:table-cell office:value-type="float" office:value="18.3565969046157" calcext:value-type="float">
            <text:p>18.3565969046</text:p>
          </table:table-cell>
          <table:table-cell office:value-type="float" office:value="0.000949794298211896" calcext:value-type="float">
            <text:p>0.0009497943</text:p>
          </table:table-cell>
          <table:table-cell office:value-type="float" office:value="0.0197170990620503" calcext:value-type="float">
            <text:p>0.0197170991</text:p>
          </table:table-cell>
        </table:table-row>
        <table:table-row table:style-name="ro1">
          <table:table-cell office:value-type="string" calcext:value-type="string">
            <text:p>MTRINITY_DN3093_c0_g1_i2</text:p>
          </table:table-cell>
          <table:table-cell office:value-type="float" office:value="-3.99301655278852" calcext:value-type="float">
            <text:p>-3.9930165528</text:p>
          </table:table-cell>
          <table:table-cell office:value-type="float" office:value="1.78214009592221" calcext:value-type="float">
            <text:p>1.7821400959</text:p>
          </table:table-cell>
          <table:table-cell office:value-type="float" office:value="27.2936868559605" calcext:value-type="float">
            <text:p>27.293686856</text:p>
          </table:table-cell>
          <table:table-cell office:value-type="float" office:value="0.000181106337709392" calcext:value-type="float">
            <text:p>0.0001811063</text:p>
          </table:table-cell>
          <table:table-cell office:value-type="float" office:value="0.0076354635468547" calcext:value-type="float">
            <text:p>0.0076354635</text:p>
          </table:table-cell>
        </table:table-row>
        <table:table-row table:style-name="ro1">
          <table:table-cell office:value-type="string" calcext:value-type="string">
            <text:p>MTRINITY_DN20757_c1_g1_i1</text:p>
          </table:table-cell>
          <table:table-cell office:value-type="float" office:value="1.74507577986777" calcext:value-type="float">
            <text:p>1.7450757799</text:p>
          </table:table-cell>
          <table:table-cell office:value-type="float" office:value="6.46667265514226" calcext:value-type="float">
            <text:p>6.4666726551</text:p>
          </table:table-cell>
          <table:table-cell office:value-type="float" office:value="32.7643560849133" calcext:value-type="float">
            <text:p>32.7643560849</text:p>
          </table:table-cell>
          <table:table-cell office:value-type="float" office:value="0.0000787705711402384" calcext:value-type="float">
            <text:p>7.87705711402384E-005</text:p>
          </table:table-cell>
          <table:table-cell office:value-type="float" office:value="0.00489551760763494" calcext:value-type="float">
            <text:p>0.0048955176</text:p>
          </table:table-cell>
        </table:table-row>
        <table:table-row table:style-name="ro1">
          <table:table-cell office:value-type="string" calcext:value-type="string">
            <text:p>MTRINITY_DN20762_c0_g1_i1</text:p>
          </table:table-cell>
          <table:table-cell office:value-type="float" office:value="2.02808003717986" calcext:value-type="float">
            <text:p>2.0280800372</text:p>
          </table:table-cell>
          <table:table-cell office:value-type="float" office:value="3.49065398619498" calcext:value-type="float">
            <text:p>3.4906539862</text:p>
          </table:table-cell>
          <table:table-cell office:value-type="float" office:value="34.3596214403497" calcext:value-type="float">
            <text:p>34.3596214403</text:p>
          </table:table-cell>
          <table:table-cell office:value-type="float" office:value="0.0000630079363007677" calcext:value-type="float">
            <text:p>6.30079363007677E-005</text:p>
          </table:table-cell>
          <table:table-cell office:value-type="float" office:value="0.00452001692572024" calcext:value-type="float">
            <text:p>0.0045200169</text:p>
          </table:table-cell>
        </table:table-row>
        <table:table-row table:style-name="ro1">
          <table:table-cell office:value-type="string" calcext:value-type="string">
            <text:p>STRINITY_DN6835_c0_g1_i1</text:p>
          </table:table-cell>
          <table:table-cell office:value-type="float" office:value="-3.52787620458124" calcext:value-type="float">
            <text:p>-3.5278762046</text:p>
          </table:table-cell>
          <table:table-cell office:value-type="float" office:value="2.76128510080631" calcext:value-type="float">
            <text:p>2.7612851008</text:p>
          </table:table-cell>
          <table:table-cell office:value-type="float" office:value="20.1897810845275" calcext:value-type="float">
            <text:p>20.1897810845</text:p>
          </table:table-cell>
          <table:table-cell office:value-type="float" office:value="0.000650903594608802" calcext:value-type="float">
            <text:p>0.0006509036</text:p>
          </table:table-cell>
          <table:table-cell office:value-type="float" office:value="0.0156310592823736" calcext:value-type="float">
            <text:p>0.0156310593</text:p>
          </table:table-cell>
        </table:table-row>
        <table:table-row table:style-name="ro1">
          <table:table-cell office:value-type="string" calcext:value-type="string">
            <text:p>Pc4911_g1_i1</text:p>
          </table:table-cell>
          <table:table-cell office:value-type="float" office:value="-1.90693544996573" calcext:value-type="float">
            <text:p>-1.90693545</text:p>
          </table:table-cell>
          <table:table-cell office:value-type="float" office:value="4.57678652108016" calcext:value-type="float">
            <text:p>4.5767865211</text:p>
          </table:table-cell>
          <table:table-cell office:value-type="float" office:value="18.2883568514265" calcext:value-type="float">
            <text:p>18.2883568514</text:p>
          </table:table-cell>
          <table:table-cell office:value-type="float" office:value="0.000963688595415981" calcext:value-type="float">
            <text:p>0.0009636886</text:p>
          </table:table-cell>
          <table:table-cell office:value-type="float" office:value="0.0199228679457279" calcext:value-type="float">
            <text:p>0.0199228679</text:p>
          </table:table-cell>
        </table:table-row>
        <table:table-row table:style-name="ro1">
          <table:table-cell office:value-type="string" calcext:value-type="string">
            <text:p>STRINITY_DN18205_c0_g1_i1</text:p>
          </table:table-cell>
          <table:table-cell office:value-type="float" office:value="-2.23265516711061" calcext:value-type="float">
            <text:p>-2.2326551671</text:p>
          </table:table-cell>
          <table:table-cell office:value-type="float" office:value="3.22034263066374" calcext:value-type="float">
            <text:p>3.2203426307</text:p>
          </table:table-cell>
          <table:table-cell office:value-type="float" office:value="13.1977594604555" calcext:value-type="float">
            <text:p>13.1977594605</text:p>
          </table:table-cell>
          <table:table-cell office:value-type="float" office:value="0.00317862349016267" calcext:value-type="float">
            <text:p>0.0031786235</text:p>
          </table:table-cell>
          <table:table-cell office:value-type="float" office:value="0.0419779674120998" calcext:value-type="float">
            <text:p>0.0419779674</text:p>
          </table:table-cell>
        </table:table-row>
        <table:table-row table:style-name="ro1">
          <table:table-cell office:value-type="string" calcext:value-type="string">
            <text:p>Pc24376_g1_i1</text:p>
          </table:table-cell>
          <table:table-cell office:value-type="float" office:value="-1.41897170792837" calcext:value-type="float">
            <text:p>-1.4189717079</text:p>
          </table:table-cell>
          <table:table-cell office:value-type="float" office:value="4.02104888247391" calcext:value-type="float">
            <text:p>4.0210488825</text:p>
          </table:table-cell>
          <table:table-cell office:value-type="float" office:value="15.8104124018751" calcext:value-type="float">
            <text:p>15.8104124019</text:p>
          </table:table-cell>
          <table:table-cell office:value-type="float" office:value="0.00266657011853325" calcext:value-type="float">
            <text:p>0.0026665701</text:p>
          </table:table-cell>
          <table:table-cell office:value-type="float" office:value="0.0375622251610188" calcext:value-type="float">
            <text:p>0.0375622252</text:p>
          </table:table-cell>
        </table:table-row>
        <table:table-row table:style-name="ro1">
          <table:table-cell office:value-type="string" calcext:value-type="string">
            <text:p>Pc31713_g2_i1</text:p>
          </table:table-cell>
          <table:table-cell office:value-type="float" office:value="3.00382199385238" calcext:value-type="float">
            <text:p>3.0038219939</text:p>
          </table:table-cell>
          <table:table-cell office:value-type="float" office:value="2.62361322318508" calcext:value-type="float">
            <text:p>2.6236132232</text:p>
          </table:table-cell>
          <table:table-cell office:value-type="float" office:value="50.5337387583974" calcext:value-type="float">
            <text:p>50.5337387584</text:p>
          </table:table-cell>
          <table:table-cell office:value-type="float" office:value="0.00000939096456930558" calcext:value-type="float">
            <text:p>0.000009391</text:p>
          </table:table-cell>
          <table:table-cell office:value-type="float" office:value="0.00214903753473526" calcext:value-type="float">
            <text:p>0.0021490375</text:p>
          </table:table-cell>
        </table:table-row>
        <table:table-row table:style-name="ro1">
          <table:table-cell office:value-type="string" calcext:value-type="string">
            <text:p>Pc32851_g1_i1</text:p>
          </table:table-cell>
          <table:table-cell office:value-type="float" office:value="1.55401407972975" calcext:value-type="float">
            <text:p>1.5540140797</text:p>
          </table:table-cell>
          <table:table-cell office:value-type="float" office:value="6.22977097731864" calcext:value-type="float">
            <text:p>6.2297709773</text:p>
          </table:table-cell>
          <table:table-cell office:value-type="float" office:value="19.2499727346461" calcext:value-type="float">
            <text:p>19.2499727346</text:p>
          </table:table-cell>
          <table:table-cell office:value-type="float" office:value="0.000787767510825054" calcext:value-type="float">
            <text:p>0.0007877675</text:p>
          </table:table-cell>
          <table:table-cell office:value-type="float" office:value="0.0174518119113996" calcext:value-type="float">
            <text:p>0.0174518119</text:p>
          </table:table-cell>
        </table:table-row>
        <table:table-row table:style-name="ro1">
          <table:table-cell office:value-type="string" calcext:value-type="string">
            <text:p>STRINITY_DN4319_c0_g1_i1</text:p>
          </table:table-cell>
          <table:table-cell office:value-type="float" office:value="-3.17082648678261" calcext:value-type="float">
            <text:p>-3.1708264868</text:p>
          </table:table-cell>
          <table:table-cell office:value-type="float" office:value="3.37553336399721" calcext:value-type="float">
            <text:p>3.375533364</text:p>
          </table:table-cell>
          <table:table-cell office:value-type="float" office:value="12.7556473565095" calcext:value-type="float">
            <text:p>12.7556473565</text:p>
          </table:table-cell>
          <table:table-cell office:value-type="float" office:value="0.00356801749279286" calcext:value-type="float">
            <text:p>0.0035680175</text:p>
          </table:table-cell>
          <table:table-cell office:value-type="float" office:value="0.0452109536085505" calcext:value-type="float">
            <text:p>0.0452109536</text:p>
          </table:table-cell>
        </table:table-row>
        <table:table-row table:style-name="ro1">
          <table:table-cell office:value-type="string" calcext:value-type="string">
            <text:p>STRINITY_DN10321_c0_g1_i1</text:p>
          </table:table-cell>
          <table:table-cell office:value-type="float" office:value="2.75992784942342" calcext:value-type="float">
            <text:p>2.7599278494</text:p>
          </table:table-cell>
          <table:table-cell office:value-type="float" office:value="3.03714568136879" calcext:value-type="float">
            <text:p>3.0371456814</text:p>
          </table:table-cell>
          <table:table-cell office:value-type="float" office:value="19.947433701496" calcext:value-type="float">
            <text:p>19.9474337015</text:p>
          </table:table-cell>
          <table:table-cell office:value-type="float" office:value="0.000683354208160407" calcext:value-type="float">
            <text:p>0.0006833542</text:p>
          </table:table-cell>
          <table:table-cell office:value-type="float" office:value="0.0160406599705787" calcext:value-type="float">
            <text:p>0.01604066</text:p>
          </table:table-cell>
        </table:table-row>
        <table:table-row table:style-name="ro1">
          <table:table-cell office:value-type="string" calcext:value-type="string">
            <text:p>MTRINITY_DN11847_c1_g1_i1</text:p>
          </table:table-cell>
          <table:table-cell office:value-type="float" office:value="-1.29728559005926" calcext:value-type="float">
            <text:p>-1.2972855901</text:p>
          </table:table-cell>
          <table:table-cell office:value-type="float" office:value="3.77745993473087" calcext:value-type="float">
            <text:p>3.7774599347</text:p>
          </table:table-cell>
          <table:table-cell office:value-type="float" office:value="13.6393451158475" calcext:value-type="float">
            <text:p>13.6393451158</text:p>
          </table:table-cell>
          <table:table-cell office:value-type="float" office:value="0.00416219386057029" calcext:value-type="float">
            <text:p>0.0041621939</text:p>
          </table:table-cell>
          <table:table-cell office:value-type="float" office:value="0.0498367512192257" calcext:value-type="float">
            <text:p>0.0498367512</text:p>
          </table:table-cell>
        </table:table-row>
        <table:table-row table:style-name="ro1">
          <table:table-cell office:value-type="string" calcext:value-type="string">
            <text:p>MTRINITY_DN9505_c1_g1_i1</text:p>
          </table:table-cell>
          <table:table-cell office:value-type="float" office:value="-3.29830225004494" calcext:value-type="float">
            <text:p>-3.29830225</text:p>
          </table:table-cell>
          <table:table-cell office:value-type="float" office:value="3.17577826555918" calcext:value-type="float">
            <text:p>3.1757782656</text:p>
          </table:table-cell>
          <table:table-cell office:value-type="float" office:value="23.7897240321613" calcext:value-type="float">
            <text:p>23.7897240322</text:p>
          </table:table-cell>
          <table:table-cell office:value-type="float" office:value="0.000329405557748069" calcext:value-type="float">
            <text:p>0.0003294056</text:p>
          </table:table-cell>
          <table:table-cell office:value-type="float" office:value="0.0106621734401631" calcext:value-type="float">
            <text:p>0.0106621734</text:p>
          </table:table-cell>
        </table:table-row>
        <table:table-row table:style-name="ro1">
          <table:table-cell office:value-type="string" calcext:value-type="string">
            <text:p>MTRINITY_DN16578_c0_g1_i1</text:p>
          </table:table-cell>
          <table:table-cell office:value-type="float" office:value="2.39108370845896" calcext:value-type="float">
            <text:p>2.3910837085</text:p>
          </table:table-cell>
          <table:table-cell office:value-type="float" office:value="4.49407107546366" calcext:value-type="float">
            <text:p>4.4940710755</text:p>
          </table:table-cell>
          <table:table-cell office:value-type="float" office:value="38.1169102411398" calcext:value-type="float">
            <text:p>38.1169102411</text:p>
          </table:table-cell>
          <table:table-cell office:value-type="float" office:value="0.0000383531020445194" calcext:value-type="float">
            <text:p>3.83531020445194E-005</text:p>
          </table:table-cell>
          <table:table-cell office:value-type="float" office:value="0.00348453834376438" calcext:value-type="float">
            <text:p>0.0034845383</text:p>
          </table:table-cell>
        </table:table-row>
        <table:table-row table:style-name="ro1">
          <table:table-cell office:value-type="string" calcext:value-type="string">
            <text:p>Pc32406_g1_i4</text:p>
          </table:table-cell>
          <table:table-cell office:value-type="float" office:value="2.98323909190951" calcext:value-type="float">
            <text:p>2.9832390919</text:p>
          </table:table-cell>
          <table:table-cell office:value-type="float" office:value="5.43775059856665" calcext:value-type="float">
            <text:p>5.4377505986</text:p>
          </table:table-cell>
          <table:table-cell office:value-type="float" office:value="28.6309006799439" calcext:value-type="float">
            <text:p>28.6309006799</text:p>
          </table:table-cell>
          <table:table-cell office:value-type="float" office:value="0.000146219725799369" calcext:value-type="float">
            <text:p>0.0001462197</text:p>
          </table:table-cell>
          <table:table-cell office:value-type="float" office:value="0.00683679708574058" calcext:value-type="float">
            <text:p>0.0068367971</text:p>
          </table:table-cell>
        </table:table-row>
        <table:table-row table:style-name="ro1">
          <table:table-cell office:value-type="string" calcext:value-type="string">
            <text:p>MTRINITY_DN7859_c0_g1_i1</text:p>
          </table:table-cell>
          <table:table-cell office:value-type="float" office:value="-2.18827035240003" calcext:value-type="float">
            <text:p>-2.1882703524</text:p>
          </table:table-cell>
          <table:table-cell office:value-type="float" office:value="6.04881427265415" calcext:value-type="float">
            <text:p>6.0488142727</text:p>
          </table:table-cell>
          <table:table-cell office:value-type="float" office:value="21.1717783761011" calcext:value-type="float">
            <text:p>21.1717783761</text:p>
          </table:table-cell>
          <table:table-cell office:value-type="float" office:value="0.000536487455213632" calcext:value-type="float">
            <text:p>0.0005364875</text:p>
          </table:table-cell>
          <table:table-cell office:value-type="float" office:value="0.0140407405729626" calcext:value-type="float">
            <text:p>0.0140407406</text:p>
          </table:table-cell>
        </table:table-row>
        <table:table-row table:style-name="ro1">
          <table:table-cell office:value-type="string" calcext:value-type="string">
            <text:p>MTRINITY_DN13374_c2_g1_i1</text:p>
          </table:table-cell>
          <table:table-cell office:value-type="float" office:value="-2.60812975441888" calcext:value-type="float">
            <text:p>-2.6081297544</text:p>
          </table:table-cell>
          <table:table-cell office:value-type="float" office:value="3.06500313122946" calcext:value-type="float">
            <text:p>3.0650031312</text:p>
          </table:table-cell>
          <table:table-cell office:value-type="float" office:value="29.7820633982643" calcext:value-type="float">
            <text:p>29.7820633983</text:p>
          </table:table-cell>
          <table:table-cell office:value-type="float" office:value="0.000122315301632822" calcext:value-type="float">
            <text:p>0.0001223153</text:p>
          </table:table-cell>
          <table:table-cell office:value-type="float" office:value="0.00626563263551886" calcext:value-type="float">
            <text:p>0.0062656326</text:p>
          </table:table-cell>
        </table:table-row>
        <table:table-row table:style-name="ro1">
          <table:table-cell office:value-type="string" calcext:value-type="string">
            <text:p>Pc25731_g1_i1</text:p>
          </table:table-cell>
          <table:table-cell office:value-type="float" office:value="2.64343149103344" calcext:value-type="float">
            <text:p>2.643431491</text:p>
          </table:table-cell>
          <table:table-cell office:value-type="float" office:value="4.19387045747011" calcext:value-type="float">
            <text:p>4.1938704575</text:p>
          </table:table-cell>
          <table:table-cell office:value-type="float" office:value="15.1193428823406" calcext:value-type="float">
            <text:p>15.1193428823</text:p>
          </table:table-cell>
          <table:table-cell office:value-type="float" office:value="0.00197037662478398" calcext:value-type="float">
            <text:p>0.0019703766</text:p>
          </table:table-cell>
          <table:table-cell office:value-type="float" office:value="0.0308538161308115" calcext:value-type="float">
            <text:p>0.0308538161</text:p>
          </table:table-cell>
        </table:table-row>
        <table:table-row table:style-name="ro1">
          <table:table-cell office:value-type="string" calcext:value-type="string">
            <text:p>Pc22106_g1_i2</text:p>
          </table:table-cell>
          <table:table-cell office:value-type="float" office:value="-3.66747646320273" calcext:value-type="float">
            <text:p>-3.6674764632</text:p>
          </table:table-cell>
          <table:table-cell office:value-type="float" office:value="2.18739738790202" calcext:value-type="float">
            <text:p>2.1873973879</text:p>
          </table:table-cell>
          <table:table-cell office:value-type="float" office:value="31.8307039360916" calcext:value-type="float">
            <text:p>31.8307039361</text:p>
          </table:table-cell>
          <table:table-cell office:value-type="float" office:value="0.0000901079880736931" calcext:value-type="float">
            <text:p>0.000090108</text:p>
          </table:table-cell>
          <table:table-cell office:value-type="float" office:value="0.00527263467055774" calcext:value-type="float">
            <text:p>0.0052726347</text:p>
          </table:table-cell>
        </table:table-row>
        <table:table-row table:style-name="ro1">
          <table:table-cell office:value-type="string" calcext:value-type="string">
            <text:p>STRINITY_DN6205_c0_g1_i1</text:p>
          </table:table-cell>
          <table:table-cell office:value-type="float" office:value="-1.27638204190689" calcext:value-type="float">
            <text:p>-1.2763820419</text:p>
          </table:table-cell>
          <table:table-cell office:value-type="float" office:value="6.03005194889412" calcext:value-type="float">
            <text:p>6.0300519489</text:p>
          </table:table-cell>
          <table:table-cell office:value-type="float" office:value="23.9065953218838" calcext:value-type="float">
            <text:p>23.9065953219</text:p>
          </table:table-cell>
          <table:table-cell office:value-type="float" office:value="0.00176525201721635" calcext:value-type="float">
            <text:p>0.001765252</text:p>
          </table:table-cell>
          <table:table-cell office:value-type="float" office:value="0.0287205068036859" calcext:value-type="float">
            <text:p>0.0287205068</text:p>
          </table:table-cell>
        </table:table-row>
        <table:table-row table:style-name="ro1">
          <table:table-cell office:value-type="string" calcext:value-type="string">
            <text:p>Pc32671_g2_i3</text:p>
          </table:table-cell>
          <table:table-cell office:value-type="float" office:value="2.12029164118782" calcext:value-type="float">
            <text:p>2.1202916412</text:p>
          </table:table-cell>
          <table:table-cell office:value-type="float" office:value="1.49419658665415" calcext:value-type="float">
            <text:p>1.4941965867</text:p>
          </table:table-cell>
          <table:table-cell office:value-type="float" office:value="20.6817697835493" calcext:value-type="float">
            <text:p>20.6817697835</text:p>
          </table:table-cell>
          <table:table-cell office:value-type="float" office:value="0.00059037253681895" calcext:value-type="float">
            <text:p>0.0005903725</text:p>
          </table:table-cell>
          <table:table-cell office:value-type="float" office:value="0.0148179718033246" calcext:value-type="float">
            <text:p>0.0148179718</text:p>
          </table:table-cell>
        </table:table-row>
        <table:table-row table:style-name="ro1">
          <table:table-cell office:value-type="string" calcext:value-type="string">
            <text:p>STRINITY_DN12719_c1_g1_i3</text:p>
          </table:table-cell>
          <table:table-cell office:value-type="float" office:value="-3.90516734598746" calcext:value-type="float">
            <text:p>-3.905167346</text:p>
          </table:table-cell>
          <table:table-cell office:value-type="float" office:value="2.37587693827467" calcext:value-type="float">
            <text:p>2.3758769383</text:p>
          </table:table-cell>
          <table:table-cell office:value-type="float" office:value="30.8844574043081" calcext:value-type="float">
            <text:p>30.8844574043</text:p>
          </table:table-cell>
          <table:table-cell office:value-type="float" office:value="0.000103576049973223" calcext:value-type="float">
            <text:p>0.000103576</text:p>
          </table:table-cell>
          <table:table-cell office:value-type="float" office:value="0.00570774142971389" calcext:value-type="float">
            <text:p>0.0057077414</text:p>
          </table:table-cell>
        </table:table-row>
        <table:table-row table:style-name="ro1">
          <table:table-cell office:value-type="string" calcext:value-type="string">
            <text:p>STRINITY_DN10713_c0_g1_i8</text:p>
          </table:table-cell>
          <table:table-cell office:value-type="float" office:value="-4.35633874312104" calcext:value-type="float">
            <text:p>-4.3563387431</text:p>
          </table:table-cell>
          <table:table-cell office:value-type="float" office:value="1.476554591377" calcext:value-type="float">
            <text:p>1.4765545914</text:p>
          </table:table-cell>
          <table:table-cell office:value-type="float" office:value="23.5029484700145" calcext:value-type="float">
            <text:p>23.50294847</text:p>
          </table:table-cell>
          <table:table-cell office:value-type="float" office:value="0.000346849227426292" calcext:value-type="float">
            <text:p>0.0003468492</text:p>
          </table:table-cell>
          <table:table-cell office:value-type="float" office:value="0.0110176932369126" calcext:value-type="float">
            <text:p>0.0110176932</text:p>
          </table:table-cell>
        </table:table-row>
        <table:table-row table:style-name="ro1">
          <table:table-cell office:value-type="string" calcext:value-type="string">
            <text:p>STRINITY_DN3856_c0_g1_i1</text:p>
          </table:table-cell>
          <table:table-cell office:value-type="float" office:value="-1.90482664984911" calcext:value-type="float">
            <text:p>-1.9048266498</text:p>
          </table:table-cell>
          <table:table-cell office:value-type="float" office:value="3.79715861547888" calcext:value-type="float">
            <text:p>3.7971586155</text:p>
          </table:table-cell>
          <table:table-cell office:value-type="float" office:value="25.6648028910809" calcext:value-type="float">
            <text:p>25.6648028911</text:p>
          </table:table-cell>
          <table:table-cell office:value-type="float" office:value="0.000237471704759471" calcext:value-type="float">
            <text:p>0.0002374717</text:p>
          </table:table-cell>
          <table:table-cell office:value-type="float" office:value="0.00894407231301105" calcext:value-type="float">
            <text:p>0.0089440723</text:p>
          </table:table-cell>
        </table:table-row>
        <table:table-row table:style-name="ro1">
          <table:table-cell office:value-type="string" calcext:value-type="string">
            <text:p>STRINITY_DN4137_c0_g1_i1</text:p>
          </table:table-cell>
          <table:table-cell office:value-type="float" office:value="-3.96879048818585" calcext:value-type="float">
            <text:p>-3.9687904882</text:p>
          </table:table-cell>
          <table:table-cell office:value-type="float" office:value="-0.0659466767445135" calcext:value-type="float">
            <text:p>-0.0659466767</text:p>
          </table:table-cell>
          <table:table-cell office:value-type="float" office:value="13.5951854033365" calcext:value-type="float">
            <text:p>13.5951854033</text:p>
          </table:table-cell>
          <table:table-cell office:value-type="float" office:value="0.00287028926249508" calcext:value-type="float">
            <text:p>0.0028702893</text:p>
          </table:table-cell>
          <table:table-cell office:value-type="float" office:value="0.0393195490386789" calcext:value-type="float">
            <text:p>0.039319549</text:p>
          </table:table-cell>
        </table:table-row>
        <table:table-row table:style-name="ro1">
          <table:table-cell office:value-type="string" calcext:value-type="string">
            <text:p>MTRINITY_DN17262_c0_g1_i2</text:p>
          </table:table-cell>
          <table:table-cell office:value-type="float" office:value="2.6252178209455" calcext:value-type="float">
            <text:p>2.6252178209</text:p>
          </table:table-cell>
          <table:table-cell office:value-type="float" office:value="4.78724507781095" calcext:value-type="float">
            <text:p>4.7872450778</text:p>
          </table:table-cell>
          <table:table-cell office:value-type="float" office:value="17.0695420076301" calcext:value-type="float">
            <text:p>17.0695420076</text:p>
          </table:table-cell>
          <table:table-cell office:value-type="float" office:value="0.0012565039699719" calcext:value-type="float">
            <text:p>0.001256504</text:p>
          </table:table-cell>
          <table:table-cell office:value-type="float" office:value="0.0233546353997625" calcext:value-type="float">
            <text:p>0.0233546354</text:p>
          </table:table-cell>
        </table:table-row>
        <table:table-row table:style-name="ro1">
          <table:table-cell office:value-type="string" calcext:value-type="string">
            <text:p>STRINITY_DN20956_c0_g1_i1</text:p>
          </table:table-cell>
          <table:table-cell office:value-type="float" office:value="-2.00288681770152" calcext:value-type="float">
            <text:p>-2.0028868177</text:p>
          </table:table-cell>
          <table:table-cell office:value-type="float" office:value="3.92528237336461" calcext:value-type="float">
            <text:p>3.9252823734</text:p>
          </table:table-cell>
          <table:table-cell office:value-type="float" office:value="16.0038960471351" calcext:value-type="float">
            <text:p>16.0038960471</text:p>
          </table:table-cell>
          <table:table-cell office:value-type="float" office:value="0.00160010748422073" calcext:value-type="float">
            <text:p>0.0016001075</text:p>
          </table:table-cell>
          <table:table-cell office:value-type="float" office:value="0.0267886371786602" calcext:value-type="float">
            <text:p>0.0267886372</text:p>
          </table:table-cell>
        </table:table-row>
        <table:table-row table:style-name="ro1">
          <table:table-cell office:value-type="string" calcext:value-type="string">
            <text:p>MTRINITY_DN15343_c1_g1_i1</text:p>
          </table:table-cell>
          <table:table-cell office:value-type="float" office:value="1.31009913007296" calcext:value-type="float">
            <text:p>1.3100991301</text:p>
          </table:table-cell>
          <table:table-cell office:value-type="float" office:value="6.09914440293972" calcext:value-type="float">
            <text:p>6.0991444029</text:p>
          </table:table-cell>
          <table:table-cell office:value-type="float" office:value="22.4917058369557" calcext:value-type="float">
            <text:p>22.491705837</text:p>
          </table:table-cell>
          <table:table-cell office:value-type="float" office:value="0.00109796039960329" calcext:value-type="float">
            <text:p>0.0010979604</text:p>
          </table:table-cell>
          <table:table-cell office:value-type="float" office:value="0.0213877840851989" calcext:value-type="float">
            <text:p>0.0213877841</text:p>
          </table:table-cell>
        </table:table-row>
        <table:table-row table:style-name="ro1">
          <table:table-cell office:value-type="string" calcext:value-type="string">
            <text:p>STRINITY_DN11600_c1_g1_i1</text:p>
          </table:table-cell>
          <table:table-cell office:value-type="float" office:value="2.7673666590192" calcext:value-type="float">
            <text:p>2.767366659</text:p>
          </table:table-cell>
          <table:table-cell office:value-type="float" office:value="3.00670562047138" calcext:value-type="float">
            <text:p>3.0067056205</text:p>
          </table:table-cell>
          <table:table-cell office:value-type="float" office:value="31.4759375627085" calcext:value-type="float">
            <text:p>31.4759375627</text:p>
          </table:table-cell>
          <table:table-cell office:value-type="float" office:value="0.0000949045208928" calcext:value-type="float">
            <text:p>9.49045208928E-005</text:p>
          </table:table-cell>
          <table:table-cell office:value-type="float" office:value="0.00541795612978967" calcext:value-type="float">
            <text:p>0.0054179561</text:p>
          </table:table-cell>
        </table:table-row>
        <table:table-row table:style-name="ro1">
          <table:table-cell office:value-type="string" calcext:value-type="string">
            <text:p>MTRINITY_DN14596_c0_g1_i1</text:p>
          </table:table-cell>
          <table:table-cell office:value-type="float" office:value="1.27512975662215" calcext:value-type="float">
            <text:p>1.2751297566</text:p>
          </table:table-cell>
          <table:table-cell office:value-type="float" office:value="5.31829091031517" calcext:value-type="float">
            <text:p>5.3182909103</text:p>
          </table:table-cell>
          <table:table-cell office:value-type="float" office:value="17.6970053994915" calcext:value-type="float">
            <text:p>17.6970053995</text:p>
          </table:table-cell>
          <table:table-cell office:value-type="float" office:value="0.00159875225445119" calcext:value-type="float">
            <text:p>0.0015987523</text:p>
          </table:table-cell>
          <table:table-cell office:value-type="float" office:value="0.0267808845837699" calcext:value-type="float">
            <text:p>0.0267808846</text:p>
          </table:table-cell>
        </table:table-row>
        <table:table-row table:style-name="ro1">
          <table:table-cell office:value-type="string" calcext:value-type="string">
            <text:p>Pc32824_g1_i3</text:p>
          </table:table-cell>
          <table:table-cell office:value-type="float" office:value="1.47850173295033" calcext:value-type="float">
            <text:p>1.478501733</text:p>
          </table:table-cell>
          <table:table-cell office:value-type="float" office:value="4.62994988863803" calcext:value-type="float">
            <text:p>4.6299498886</text:p>
          </table:table-cell>
          <table:table-cell office:value-type="float" office:value="21.0811359012319" calcext:value-type="float">
            <text:p>21.0811359012</text:p>
          </table:table-cell>
          <table:table-cell office:value-type="float" office:value="0.000546009758419411" calcext:value-type="float">
            <text:p>0.0005460098</text:p>
          </table:table-cell>
          <table:table-cell office:value-type="float" office:value="0.0141923492596813" calcext:value-type="float">
            <text:p>0.0141923493</text:p>
          </table:table-cell>
        </table:table-row>
        <table:table-row table:style-name="ro1">
          <table:table-cell office:value-type="string" calcext:value-type="string">
            <text:p>STRINITY_DN14795_c0_g1_i1</text:p>
          </table:table-cell>
          <table:table-cell office:value-type="float" office:value="4.04132549536179" calcext:value-type="float">
            <text:p>4.0413254954</text:p>
          </table:table-cell>
          <table:table-cell office:value-type="float" office:value="0.801750009465549" calcext:value-type="float">
            <text:p>0.8017500095</text:p>
          </table:table-cell>
          <table:table-cell office:value-type="float" office:value="24.7332315322546" calcext:value-type="float">
            <text:p>24.7332315323</text:p>
          </table:table-cell>
          <table:table-cell office:value-type="float" office:value="0.000278795554524121" calcext:value-type="float">
            <text:p>0.0002787956</text:p>
          </table:table-cell>
          <table:table-cell office:value-type="float" office:value="0.00978593138251203" calcext:value-type="float">
            <text:p>0.0097859314</text:p>
          </table:table-cell>
        </table:table-row>
        <table:table-row table:style-name="ro1">
          <table:table-cell office:value-type="string" calcext:value-type="string">
            <text:p>STRINITY_DN7168_c0_g1_i1</text:p>
          </table:table-cell>
          <table:table-cell office:value-type="float" office:value="-1.68775330937649" calcext:value-type="float">
            <text:p>-1.6877533094</text:p>
          </table:table-cell>
          <table:table-cell office:value-type="float" office:value="5.33096548879769" calcext:value-type="float">
            <text:p>5.3309654888</text:p>
          </table:table-cell>
          <table:table-cell office:value-type="float" office:value="22.4774128044665" calcext:value-type="float">
            <text:p>22.4774128045</text:p>
          </table:table-cell>
          <table:table-cell office:value-type="float" office:value="0.00041863639816145" calcext:value-type="float">
            <text:p>0.0004186364</text:p>
          </table:table-cell>
          <table:table-cell office:value-type="float" office:value="0.0123304313680225" calcext:value-type="float">
            <text:p>0.0123304314</text:p>
          </table:table-cell>
        </table:table-row>
        <table:table-row table:style-name="ro1">
          <table:table-cell office:value-type="string" calcext:value-type="string">
            <text:p>STRINITY_DN9086_c0_g2_i1</text:p>
          </table:table-cell>
          <table:table-cell office:value-type="float" office:value="1.28953998518764" calcext:value-type="float">
            <text:p>1.2895399852</text:p>
          </table:table-cell>
          <table:table-cell office:value-type="float" office:value="3.87815975815945" calcext:value-type="float">
            <text:p>3.8781597582</text:p>
          </table:table-cell>
          <table:table-cell office:value-type="float" office:value="22.6699567006092" calcext:value-type="float">
            <text:p>22.6699567006</text:p>
          </table:table-cell>
          <table:table-cell office:value-type="float" office:value="0.00361059870319302" calcext:value-type="float">
            <text:p>0.0036105987</text:p>
          </table:table-cell>
          <table:table-cell office:value-type="float" office:value="0.045485264388178" calcext:value-type="float">
            <text:p>0.0454852644</text:p>
          </table:table-cell>
        </table:table-row>
        <table:table-row table:style-name="ro1">
          <table:table-cell office:value-type="string" calcext:value-type="string">
            <text:p>MTRINITY_DN2735_c0_g2_i1</text:p>
          </table:table-cell>
          <table:table-cell office:value-type="float" office:value="-7.10960908683017" calcext:value-type="float">
            <text:p>-7.1096090868</text:p>
          </table:table-cell>
          <table:table-cell office:value-type="float" office:value="0.725919783850977" calcext:value-type="float">
            <text:p>0.7259197839</text:p>
          </table:table-cell>
          <table:table-cell office:value-type="float" office:value="13.6947513146622" calcext:value-type="float">
            <text:p>13.6947513147</text:p>
          </table:table-cell>
          <table:table-cell office:value-type="float" office:value="0.00319899867075287" calcext:value-type="float">
            <text:p>0.0031989987</text:p>
          </table:table-cell>
          <table:table-cell office:value-type="float" office:value="0.0421358236501359" calcext:value-type="float">
            <text:p>0.0421358237</text:p>
          </table:table-cell>
        </table:table-row>
        <table:table-row table:style-name="ro1">
          <table:table-cell office:value-type="string" calcext:value-type="string">
            <text:p>STRINITY_DN7500_c0_g1_i1</text:p>
          </table:table-cell>
          <table:table-cell office:value-type="float" office:value="-1.8527178182103" calcext:value-type="float">
            <text:p>-1.8527178182</text:p>
          </table:table-cell>
          <table:table-cell office:value-type="float" office:value="6.22508764227781" calcext:value-type="float">
            <text:p>6.2250876423</text:p>
          </table:table-cell>
          <table:table-cell office:value-type="float" office:value="27.1196813407794" calcext:value-type="float">
            <text:p>27.1196813408</text:p>
          </table:table-cell>
          <table:table-cell office:value-type="float" office:value="0.000186321738188121" calcext:value-type="float">
            <text:p>0.0001863217</text:p>
          </table:table-cell>
          <table:table-cell office:value-type="float" office:value="0.00775103844068762" calcext:value-type="float">
            <text:p>0.0077510384</text:p>
          </table:table-cell>
        </table:table-row>
        <table:table-row table:style-name="ro1">
          <table:table-cell office:value-type="string" calcext:value-type="string">
            <text:p>MTRINITY_DN13992_c0_g1_i2</text:p>
          </table:table-cell>
          <table:table-cell office:value-type="float" office:value="-1.60867276508738" calcext:value-type="float">
            <text:p>-1.6086727651</text:p>
          </table:table-cell>
          <table:table-cell office:value-type="float" office:value="2.57224412764182" calcext:value-type="float">
            <text:p>2.5722441276</text:p>
          </table:table-cell>
          <table:table-cell office:value-type="float" office:value="20.8500795670927" calcext:value-type="float">
            <text:p>20.8500795671</text:p>
          </table:table-cell>
          <table:table-cell office:value-type="float" office:value="0.00185524867347383" calcext:value-type="float">
            <text:p>0.0018552487</text:p>
          </table:table-cell>
          <table:table-cell office:value-type="float" office:value="0.0296701410124334" calcext:value-type="float">
            <text:p>0.029670141</text:p>
          </table:table-cell>
        </table:table-row>
        <table:table-row table:style-name="ro1">
          <table:table-cell office:value-type="string" calcext:value-type="string">
            <text:p>STRINITY_DN4494_c0_g2_i1</text:p>
          </table:table-cell>
          <table:table-cell office:value-type="float" office:value="1.72320551732752" calcext:value-type="float">
            <text:p>1.7232055173</text:p>
          </table:table-cell>
          <table:table-cell office:value-type="float" office:value="1.91998673532007" calcext:value-type="float">
            <text:p>1.9199867353</text:p>
          </table:table-cell>
          <table:table-cell office:value-type="float" office:value="15.9863496837196" calcext:value-type="float">
            <text:p>15.9863496837</text:p>
          </table:table-cell>
          <table:table-cell office:value-type="float" office:value="0.00208910650589669" calcext:value-type="float">
            <text:p>0.0020891065</text:p>
          </table:table-cell>
          <table:table-cell office:value-type="float" office:value="0.0320238147355978" calcext:value-type="float">
            <text:p>0.0320238147</text:p>
          </table:table-cell>
        </table:table-row>
        <table:table-row table:style-name="ro1">
          <table:table-cell office:value-type="string" calcext:value-type="string">
            <text:p>MTRINITY_DN9474_c0_g1_i1</text:p>
          </table:table-cell>
          <table:table-cell office:value-type="float" office:value="1.48298023759926" calcext:value-type="float">
            <text:p>1.4829802376</text:p>
          </table:table-cell>
          <table:table-cell office:value-type="float" office:value="5.67399331945313" calcext:value-type="float">
            <text:p>5.6739933195</text:p>
          </table:table-cell>
          <table:table-cell office:value-type="float" office:value="21.5964155546819" calcext:value-type="float">
            <text:p>21.5964155547</text:p>
          </table:table-cell>
          <table:table-cell office:value-type="float" office:value="0.000494367555392883" calcext:value-type="float">
            <text:p>0.0004943676</text:p>
          </table:table-cell>
          <table:table-cell office:value-type="float" office:value="0.0134541480306288" calcext:value-type="float">
            <text:p>0.013454148</text:p>
          </table:table-cell>
        </table:table-row>
        <table:table-row table:style-name="ro1">
          <table:table-cell office:value-type="string" calcext:value-type="string">
            <text:p>STRINITY_DN19621_c0_g1_i1</text:p>
          </table:table-cell>
          <table:table-cell office:value-type="float" office:value="-4.05774930131898" calcext:value-type="float">
            <text:p>-4.0577493013</text:p>
          </table:table-cell>
          <table:table-cell office:value-type="float" office:value="1.3325717315261" calcext:value-type="float">
            <text:p>1.3325717315</text:p>
          </table:table-cell>
          <table:table-cell office:value-type="float" office:value="24.6730503686011" calcext:value-type="float">
            <text:p>24.6730503686</text:p>
          </table:table-cell>
          <table:table-cell office:value-type="float" office:value="0.000281740455514075" calcext:value-type="float">
            <text:p>0.0002817405</text:p>
          </table:table-cell>
          <table:table-cell office:value-type="float" office:value="0.0098455005746467" calcext:value-type="float">
            <text:p>0.0098455006</text:p>
          </table:table-cell>
        </table:table-row>
        <table:table-row table:style-name="ro1">
          <table:table-cell office:value-type="string" calcext:value-type="string">
            <text:p>Pc29483_g2_i1</text:p>
          </table:table-cell>
          <table:table-cell office:value-type="float" office:value="-2.67203370167701" calcext:value-type="float">
            <text:p>-2.6720337017</text:p>
          </table:table-cell>
          <table:table-cell office:value-type="float" office:value="4.75086724173399" calcext:value-type="float">
            <text:p>4.7508672417</text:p>
          </table:table-cell>
          <table:table-cell office:value-type="float" office:value="30.2591813461922" calcext:value-type="float">
            <text:p>30.2591813462</text:p>
          </table:table-cell>
          <table:table-cell office:value-type="float" office:value="0.000113759371280157" calcext:value-type="float">
            <text:p>0.0001137594</text:p>
          </table:table-cell>
          <table:table-cell office:value-type="float" office:value="0.00604394479130578" calcext:value-type="float">
            <text:p>0.0060439448</text:p>
          </table:table-cell>
        </table:table-row>
        <table:table-row table:style-name="ro1">
          <table:table-cell office:value-type="string" calcext:value-type="string">
            <text:p>MTRINITY_DN17388_c0_g1_i3</text:p>
          </table:table-cell>
          <table:table-cell office:value-type="float" office:value="2.71845949000246" calcext:value-type="float">
            <text:p>2.71845949</text:p>
          </table:table-cell>
          <table:table-cell office:value-type="float" office:value="5.88965376326895" calcext:value-type="float">
            <text:p>5.8896537633</text:p>
          </table:table-cell>
          <table:table-cell office:value-type="float" office:value="16.6137810109556" calcext:value-type="float">
            <text:p>16.613781011</text:p>
          </table:table-cell>
          <table:table-cell office:value-type="float" office:value="0.00139174619051395" calcext:value-type="float">
            <text:p>0.0013917462</text:p>
          </table:table-cell>
          <table:table-cell office:value-type="float" office:value="0.0247643373721681" calcext:value-type="float">
            <text:p>0.0247643374</text:p>
          </table:table-cell>
        </table:table-row>
        <table:table-row table:style-name="ro1">
          <table:table-cell office:value-type="string" calcext:value-type="string">
            <text:p>STRINITY_DN10223_c0_g1_i1</text:p>
          </table:table-cell>
          <table:table-cell office:value-type="float" office:value="1.72753887733739" calcext:value-type="float">
            <text:p>1.7275388773</text:p>
          </table:table-cell>
          <table:table-cell office:value-type="float" office:value="6.40587678780478" calcext:value-type="float">
            <text:p>6.4058767878</text:p>
          </table:table-cell>
          <table:table-cell office:value-type="float" office:value="16.3038315896293" calcext:value-type="float">
            <text:p>16.3038315896</text:p>
          </table:table-cell>
          <table:table-cell office:value-type="float" office:value="0.00149341313834715" calcext:value-type="float">
            <text:p>0.0014934131</text:p>
          </table:table-cell>
          <table:table-cell office:value-type="float" office:value="0.0257196073361473" calcext:value-type="float">
            <text:p>0.0257196073</text:p>
          </table:table-cell>
        </table:table-row>
        <table:table-row table:style-name="ro1">
          <table:table-cell office:value-type="string" calcext:value-type="string">
            <text:p>MTRINITY_DN13570_c0_g2_i2</text:p>
          </table:table-cell>
          <table:table-cell office:value-type="float" office:value="-6.48842526084109" calcext:value-type="float">
            <text:p>-6.4884252608</text:p>
          </table:table-cell>
          <table:table-cell office:value-type="float" office:value="0.41659088217943" calcext:value-type="float">
            <text:p>0.4165908822</text:p>
          </table:table-cell>
          <table:table-cell office:value-type="float" office:value="18.2644413724633" calcext:value-type="float">
            <text:p>18.2644413725</text:p>
          </table:table-cell>
          <table:table-cell office:value-type="float" office:value="0.00116284647996227" calcext:value-type="float">
            <text:p>0.0011628465</text:p>
          </table:table-cell>
          <table:table-cell office:value-type="float" office:value="0.0222050417528673" calcext:value-type="float">
            <text:p>0.0222050418</text:p>
          </table:table-cell>
        </table:table-row>
        <table:table-row table:style-name="ro1">
          <table:table-cell office:value-type="string" calcext:value-type="string">
            <text:p>MTRINITY_DN10207_c0_g1_i2</text:p>
          </table:table-cell>
          <table:table-cell office:value-type="float" office:value="-6.14430290226713" calcext:value-type="float">
            <text:p>-6.1443029023</text:p>
          </table:table-cell>
          <table:table-cell office:value-type="float" office:value="1.55363130866941" calcext:value-type="float">
            <text:p>1.5536313087</text:p>
          </table:table-cell>
          <table:table-cell office:value-type="float" office:value="26.8614895493634" calcext:value-type="float">
            <text:p>26.8614895494</text:p>
          </table:table-cell>
          <table:table-cell office:value-type="float" office:value="0.000253855084736721" calcext:value-type="float">
            <text:p>0.0002538551</text:p>
          </table:table-cell>
          <table:table-cell office:value-type="float" office:value="0.00933850727160158" calcext:value-type="float">
            <text:p>0.0093385073</text:p>
          </table:table-cell>
        </table:table-row>
        <table:table-row table:style-name="ro1">
          <table:table-cell office:value-type="string" calcext:value-type="string">
            <text:p>STRINITY_DN4183_c0_g1_i1</text:p>
          </table:table-cell>
          <table:table-cell office:value-type="float" office:value="1.97892333404205" calcext:value-type="float">
            <text:p>1.978923334</text:p>
          </table:table-cell>
          <table:table-cell office:value-type="float" office:value="5.25599533201351" calcext:value-type="float">
            <text:p>5.255995332</text:p>
          </table:table-cell>
          <table:table-cell office:value-type="float" office:value="14.1222692944491" calcext:value-type="float">
            <text:p>14.1222692944</text:p>
          </table:table-cell>
          <table:table-cell office:value-type="float" office:value="0.00251350356987508" calcext:value-type="float">
            <text:p>0.0025135036</text:p>
          </table:table-cell>
          <table:table-cell office:value-type="float" office:value="0.0362219635912194" calcext:value-type="float">
            <text:p>0.0362219636</text:p>
          </table:table-cell>
        </table:table-row>
        <table:table-row table:style-name="ro1">
          <table:table-cell office:value-type="string" calcext:value-type="string">
            <text:p>MTRINITY_DN11866_c0_g1_i1</text:p>
          </table:table-cell>
          <table:table-cell office:value-type="float" office:value="-3.69114409013736" calcext:value-type="float">
            <text:p>-3.6911440901</text:p>
          </table:table-cell>
          <table:table-cell office:value-type="float" office:value="5.67015067205978" calcext:value-type="float">
            <text:p>5.6701506721</text:p>
          </table:table-cell>
          <table:table-cell office:value-type="float" office:value="45.4703399969175" calcext:value-type="float">
            <text:p>45.4703399969</text:p>
          </table:table-cell>
          <table:table-cell office:value-type="float" office:value="0.0000160556739447841" calcext:value-type="float">
            <text:p>1.60556739447841E-005</text:p>
          </table:table-cell>
          <table:table-cell office:value-type="float" office:value="0.00265425374666926" calcext:value-type="float">
            <text:p>0.0026542537</text:p>
          </table:table-cell>
        </table:table-row>
        <table:table-row table:style-name="ro1">
          <table:table-cell office:value-type="string" calcext:value-type="string">
            <text:p>Pc32012_g5_i9</text:p>
          </table:table-cell>
          <table:table-cell office:value-type="float" office:value="1.73863150032106" calcext:value-type="float">
            <text:p>1.7386315003</text:p>
          </table:table-cell>
          <table:table-cell office:value-type="float" office:value="3.12860133003704" calcext:value-type="float">
            <text:p>3.12860133</text:p>
          </table:table-cell>
          <table:table-cell office:value-type="float" office:value="36.667970935754" calcext:value-type="float">
            <text:p>36.6679709358</text:p>
          </table:table-cell>
          <table:table-cell office:value-type="float" office:value="0.000324323673787252" calcext:value-type="float">
            <text:p>0.0003243237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STRINITY_DN3079_c0_g1_i1</text:p>
          </table:table-cell>
          <table:table-cell office:value-type="float" office:value="-3.73572579393321" calcext:value-type="float">
            <text:p>-3.7357257939</text:p>
          </table:table-cell>
          <table:table-cell office:value-type="float" office:value="1.24991716169309" calcext:value-type="float">
            <text:p>1.2499171617</text:p>
          </table:table-cell>
          <table:table-cell office:value-type="float" office:value="13.8599512499283" calcext:value-type="float">
            <text:p>13.8599512499</text:p>
          </table:table-cell>
          <table:table-cell office:value-type="float" office:value="0.00268417971578111" calcext:value-type="float">
            <text:p>0.0026841797</text:p>
          </table:table-cell>
          <table:table-cell office:value-type="float" office:value="0.0377217728035193" calcext:value-type="float">
            <text:p>0.0377217728</text:p>
          </table:table-cell>
        </table:table-row>
        <table:table-row table:style-name="ro1">
          <table:table-cell office:value-type="string" calcext:value-type="string">
            <text:p>MTRINITY_DN2977_c0_g1_i1</text:p>
          </table:table-cell>
          <table:table-cell office:value-type="float" office:value="-4.00134932953746" calcext:value-type="float">
            <text:p>-4.0013493295</text:p>
          </table:table-cell>
          <table:table-cell office:value-type="float" office:value="1.63007352064415" calcext:value-type="float">
            <text:p>1.6300735206</text:p>
          </table:table-cell>
          <table:table-cell office:value-type="float" office:value="16.5199343328604" calcext:value-type="float">
            <text:p>16.5199343329</text:p>
          </table:table-cell>
          <table:table-cell office:value-type="float" office:value="0.00142165470217711" calcext:value-type="float">
            <text:p>0.0014216547</text:p>
          </table:table-cell>
          <table:table-cell office:value-type="float" office:value="0.0250512853590988" calcext:value-type="float">
            <text:p>0.0250512854</text:p>
          </table:table-cell>
        </table:table-row>
        <table:table-row table:style-name="ro1">
          <table:table-cell office:value-type="string" calcext:value-type="string">
            <text:p>MTRINITY_DN14517_c0_g1_i3</text:p>
          </table:table-cell>
          <table:table-cell office:value-type="float" office:value="-2.70999631113522" calcext:value-type="float">
            <text:p>-2.7099963111</text:p>
          </table:table-cell>
          <table:table-cell office:value-type="float" office:value="3.7241250481817" calcext:value-type="float">
            <text:p>3.7241250482</text:p>
          </table:table-cell>
          <table:table-cell office:value-type="float" office:value="31.6906814692944" calcext:value-type="float">
            <text:p>31.6906814693</text:p>
          </table:table-cell>
          <table:table-cell office:value-type="float" office:value="0.0000919667478431361" calcext:value-type="float">
            <text:p>9.19667478431361E-005</text:p>
          </table:table-cell>
          <table:table-cell office:value-type="float" office:value="0.00532737384574794" calcext:value-type="float">
            <text:p>0.0053273738</text:p>
          </table:table-cell>
        </table:table-row>
        <table:table-row table:style-name="ro1">
          <table:table-cell office:value-type="string" calcext:value-type="string">
            <text:p>MTRINITY_DN20858_c0_g1_i1</text:p>
          </table:table-cell>
          <table:table-cell office:value-type="float" office:value="-5.38789560291509" calcext:value-type="float">
            <text:p>-5.3878956029</text:p>
          </table:table-cell>
          <table:table-cell office:value-type="float" office:value="2.12476974322979" calcext:value-type="float">
            <text:p>2.1247697432</text:p>
          </table:table-cell>
          <table:table-cell office:value-type="float" office:value="59.6033822166581" calcext:value-type="float">
            <text:p>59.6033822167</text:p>
          </table:table-cell>
          <table:table-cell office:value-type="float" office:value="0.0000039766165411114" calcext:value-type="float">
            <text:p>3.9766165411114E-006</text:p>
          </table:table-cell>
          <table:table-cell office:value-type="float" office:value="0.00157065888593529" calcext:value-type="float">
            <text:p>0.0015706589</text:p>
          </table:table-cell>
        </table:table-row>
        <table:table-row table:style-name="ro1">
          <table:table-cell office:value-type="string" calcext:value-type="string">
            <text:p>MTRINITY_DN16808_c1_g2_i6</text:p>
          </table:table-cell>
          <table:table-cell office:value-type="float" office:value="-5.09724352055122" calcext:value-type="float">
            <text:p>-5.0972435206</text:p>
          </table:table-cell>
          <table:table-cell office:value-type="float" office:value="3.7539013617503" calcext:value-type="float">
            <text:p>3.7539013618</text:p>
          </table:table-cell>
          <table:table-cell office:value-type="float" office:value="37.7616386491787" calcext:value-type="float">
            <text:p>37.7616386492</text:p>
          </table:table-cell>
          <table:table-cell office:value-type="float" office:value="0.0000401301443231314" calcext:value-type="float">
            <text:p>4.01301443231314E-005</text:p>
          </table:table-cell>
          <table:table-cell office:value-type="float" office:value="0.00358302998892713" calcext:value-type="float">
            <text:p>0.00358303</text:p>
          </table:table-cell>
        </table:table-row>
        <table:table-row table:style-name="ro1">
          <table:table-cell office:value-type="string" calcext:value-type="string">
            <text:p>MTRINITY_DN15474_c1_g1_i2</text:p>
          </table:table-cell>
          <table:table-cell office:value-type="float" office:value="-2.69302296808916" calcext:value-type="float">
            <text:p>-2.6930229681</text:p>
          </table:table-cell>
          <table:table-cell office:value-type="float" office:value="1.80963844878559" calcext:value-type="float">
            <text:p>1.8096384488</text:p>
          </table:table-cell>
          <table:table-cell office:value-type="float" office:value="28.6359053177735" calcext:value-type="float">
            <text:p>28.6359053178</text:p>
          </table:table-cell>
          <table:table-cell office:value-type="float" office:value="0.000146104666710073" calcext:value-type="float">
            <text:p>0.0001461047</text:p>
          </table:table-cell>
          <table:table-cell office:value-type="float" office:value="0.00683679708574058" calcext:value-type="float">
            <text:p>0.0068367971</text:p>
          </table:table-cell>
        </table:table-row>
        <table:table-row table:style-name="ro1">
          <table:table-cell office:value-type="string" calcext:value-type="string">
            <text:p>Pc17909_g1_i2</text:p>
          </table:table-cell>
          <table:table-cell office:value-type="float" office:value="2.96923010772172" calcext:value-type="float">
            <text:p>2.9692301077</text:p>
          </table:table-cell>
          <table:table-cell office:value-type="float" office:value="2.354716614209" calcext:value-type="float">
            <text:p>2.3547166142</text:p>
          </table:table-cell>
          <table:table-cell office:value-type="float" office:value="39.3988329405633" calcext:value-type="float">
            <text:p>39.3988329406</text:p>
          </table:table-cell>
          <table:table-cell office:value-type="float" office:value="0.0000326574891860058" calcext:value-type="float">
            <text:p>3.26574891860058E-005</text:p>
          </table:table-cell>
          <table:table-cell office:value-type="float" office:value="0.00327863715848" calcext:value-type="float">
            <text:p>0.0032786372</text:p>
          </table:table-cell>
        </table:table-row>
        <table:table-row table:style-name="ro1">
          <table:table-cell office:value-type="string" calcext:value-type="string">
            <text:p>MTRINITY_DN15604_c1_g1_i1</text:p>
          </table:table-cell>
          <table:table-cell office:value-type="float" office:value="-1.61294127525176" calcext:value-type="float">
            <text:p>-1.6129412753</text:p>
          </table:table-cell>
          <table:table-cell office:value-type="float" office:value="3.93537543161814" calcext:value-type="float">
            <text:p>3.9353754316</text:p>
          </table:table-cell>
          <table:table-cell office:value-type="float" office:value="16.8958887125259" calcext:value-type="float">
            <text:p>16.8958887125</text:p>
          </table:table-cell>
          <table:table-cell office:value-type="float" office:value="0.00130614897725988" calcext:value-type="float">
            <text:p>0.001306149</text:p>
          </table:table-cell>
          <table:table-cell office:value-type="float" office:value="0.0238491362526686" calcext:value-type="float">
            <text:p>0.0238491363</text:p>
          </table:table-cell>
        </table:table-row>
        <table:table-row table:style-name="ro1">
          <table:table-cell office:value-type="string" calcext:value-type="string">
            <text:p>MTRINITY_DN9033_c1_g1_i1</text:p>
          </table:table-cell>
          <table:table-cell office:value-type="float" office:value="1.9609056865653" calcext:value-type="float">
            <text:p>1.9609056866</text:p>
          </table:table-cell>
          <table:table-cell office:value-type="float" office:value="2.58759729883798" calcext:value-type="float">
            <text:p>2.5875972988</text:p>
          </table:table-cell>
          <table:table-cell office:value-type="float" office:value="28.677765120484" calcext:value-type="float">
            <text:p>28.6777651205</text:p>
          </table:table-cell>
          <table:table-cell office:value-type="float" office:value="0.00015080181169506" calcext:value-type="float">
            <text:p>0.0001508018</text:p>
          </table:table-cell>
          <table:table-cell office:value-type="float" office:value="0.00689005903114509" calcext:value-type="float">
            <text:p>0.006890059</text:p>
          </table:table-cell>
        </table:table-row>
        <table:table-row table:style-name="ro1">
          <table:table-cell office:value-type="string" calcext:value-type="string">
            <text:p>Pc27708_g2_i2</text:p>
          </table:table-cell>
          <table:table-cell office:value-type="float" office:value="1.77284278072157" calcext:value-type="float">
            <text:p>1.7728427807</text:p>
          </table:table-cell>
          <table:table-cell office:value-type="float" office:value="2.90092220438639" calcext:value-type="float">
            <text:p>2.9009222044</text:p>
          </table:table-cell>
          <table:table-cell office:value-type="float" office:value="20.0157756856462" calcext:value-type="float">
            <text:p>20.0157756856</text:p>
          </table:table-cell>
          <table:table-cell office:value-type="float" office:value="0.000674016624063053" calcext:value-type="float">
            <text:p>0.0006740166</text:p>
          </table:table-cell>
          <table:table-cell office:value-type="float" office:value="0.0159815410909358" calcext:value-type="float">
            <text:p>0.0159815411</text:p>
          </table:table-cell>
        </table:table-row>
        <table:table-row table:style-name="ro1">
          <table:table-cell office:value-type="string" calcext:value-type="string">
            <text:p>STRINITY_DN18331_c0_g1_i1</text:p>
          </table:table-cell>
          <table:table-cell office:value-type="float" office:value="-1.72329429351636" calcext:value-type="float">
            <text:p>-1.7232942935</text:p>
          </table:table-cell>
          <table:table-cell office:value-type="float" office:value="3.67418044933598" calcext:value-type="float">
            <text:p>3.6741804493</text:p>
          </table:table-cell>
          <table:table-cell office:value-type="float" office:value="21.8917617342088" calcext:value-type="float">
            <text:p>21.8917617342</text:p>
          </table:table-cell>
          <table:table-cell office:value-type="float" office:value="0.000467331567883564" calcext:value-type="float">
            <text:p>0.0004673316</text:p>
          </table:table-cell>
          <table:table-cell office:value-type="float" office:value="0.0130983744208486" calcext:value-type="float">
            <text:p>0.0130983744</text:p>
          </table:table-cell>
        </table:table-row>
        <table:table-row table:style-name="ro1">
          <table:table-cell office:value-type="string" calcext:value-type="string">
            <text:p>Pc27520_g1_i1</text:p>
          </table:table-cell>
          <table:table-cell office:value-type="float" office:value="1.95950173352145" calcext:value-type="float">
            <text:p>1.9595017335</text:p>
          </table:table-cell>
          <table:table-cell office:value-type="float" office:value="7.77695530301255" calcext:value-type="float">
            <text:p>7.776955303</text:p>
          </table:table-cell>
          <table:table-cell office:value-type="float" office:value="42.7511584544521" calcext:value-type="float">
            <text:p>42.7511584545</text:p>
          </table:table-cell>
          <table:table-cell office:value-type="float" office:value="0.0000218491764566947" calcext:value-type="float">
            <text:p>2.18491764566947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Pc30769_g3_i1</text:p>
          </table:table-cell>
          <table:table-cell office:value-type="float" office:value="-2.85886927961055" calcext:value-type="float">
            <text:p>-2.8588692796</text:p>
          </table:table-cell>
          <table:table-cell office:value-type="float" office:value="2.46206968304559" calcext:value-type="float">
            <text:p>2.462069683</text:p>
          </table:table-cell>
          <table:table-cell office:value-type="float" office:value="17.6188149307598" calcext:value-type="float">
            <text:p>17.6188149308</text:p>
          </table:table-cell>
          <table:table-cell office:value-type="float" office:value="0.00111332119871996" calcext:value-type="float">
            <text:p>0.0011133212</text:p>
          </table:table-cell>
          <table:table-cell office:value-type="float" office:value="0.0215055828463164" calcext:value-type="float">
            <text:p>0.0215055828</text:p>
          </table:table-cell>
        </table:table-row>
        <table:table-row table:style-name="ro1">
          <table:table-cell office:value-type="string" calcext:value-type="string">
            <text:p>MTRINITY_DN7514_c0_g1_i1</text:p>
          </table:table-cell>
          <table:table-cell office:value-type="float" office:value="-4.08707753626173" calcext:value-type="float">
            <text:p>-4.0870775363</text:p>
          </table:table-cell>
          <table:table-cell office:value-type="float" office:value="1.96408864460184" calcext:value-type="float">
            <text:p>1.9640886446</text:p>
          </table:table-cell>
          <table:table-cell office:value-type="float" office:value="14.9942350322862" calcext:value-type="float">
            <text:p>14.9942350323</text:p>
          </table:table-cell>
          <table:table-cell office:value-type="float" office:value="0.00203042450750073" calcext:value-type="float">
            <text:p>0.0020304245</text:p>
          </table:table-cell>
          <table:table-cell office:value-type="float" office:value="0.0314171561165757" calcext:value-type="float">
            <text:p>0.0314171561</text:p>
          </table:table-cell>
        </table:table-row>
        <table:table-row table:style-name="ro1">
          <table:table-cell office:value-type="string" calcext:value-type="string">
            <text:p>STRINITY_DN9297_c2_g1_i1</text:p>
          </table:table-cell>
          <table:table-cell office:value-type="float" office:value="-4.00436532485893" calcext:value-type="float">
            <text:p>-4.0043653249</text:p>
          </table:table-cell>
          <table:table-cell office:value-type="float" office:value="1.93396163452364" calcext:value-type="float">
            <text:p>1.9339616345</text:p>
          </table:table-cell>
          <table:table-cell office:value-type="float" office:value="17.6463842818504" calcext:value-type="float">
            <text:p>17.6463842819</text:p>
          </table:table-cell>
          <table:table-cell office:value-type="float" office:value="0.00110664978924381" calcext:value-type="float">
            <text:p>0.0011066498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Pc26919_g1_i1</text:p>
          </table:table-cell>
          <table:table-cell office:value-type="float" office:value="-3.45865037341829" calcext:value-type="float">
            <text:p>-3.4586503734</text:p>
          </table:table-cell>
          <table:table-cell office:value-type="float" office:value="3.13193003136809" calcext:value-type="float">
            <text:p>3.1319300314</text:p>
          </table:table-cell>
          <table:table-cell office:value-type="float" office:value="29.4784511588722" calcext:value-type="float">
            <text:p>29.4784511589</text:p>
          </table:table-cell>
          <table:table-cell office:value-type="float" office:value="0.000128148503746746" calcext:value-type="float">
            <text:p>0.0001281485</text:p>
          </table:table-cell>
          <table:table-cell office:value-type="float" office:value="0.00642132018025944" calcext:value-type="float">
            <text:p>0.0064213202</text:p>
          </table:table-cell>
        </table:table-row>
        <table:table-row table:style-name="ro1">
          <table:table-cell office:value-type="string" calcext:value-type="string">
            <text:p>MTRINITY_DN15310_c0_g1_i4</text:p>
          </table:table-cell>
          <table:table-cell office:value-type="float" office:value="-4.42554678640357" calcext:value-type="float">
            <text:p>-4.4255467864</text:p>
          </table:table-cell>
          <table:table-cell office:value-type="float" office:value="3.09756319867756" calcext:value-type="float">
            <text:p>3.0975631987</text:p>
          </table:table-cell>
          <table:table-cell office:value-type="float" office:value="32.5626218845415" calcext:value-type="float">
            <text:p>32.5626218845</text:p>
          </table:table-cell>
          <table:table-cell office:value-type="float" office:value="0.0000810730473446569" calcext:value-type="float">
            <text:p>0.000081073</text:p>
          </table:table-cell>
          <table:table-cell office:value-type="float" office:value="0.00496436059359" calcext:value-type="float">
            <text:p>0.0049643606</text:p>
          </table:table-cell>
        </table:table-row>
        <table:table-row table:style-name="ro1">
          <table:table-cell office:value-type="string" calcext:value-type="string">
            <text:p>STRINITY_DN12983_c5_g2_i1</text:p>
          </table:table-cell>
          <table:table-cell office:value-type="float" office:value="-2.2481835369591" calcext:value-type="float">
            <text:p>-2.248183537</text:p>
          </table:table-cell>
          <table:table-cell office:value-type="float" office:value="2.09372016996749" calcext:value-type="float">
            <text:p>2.09372017</text:p>
          </table:table-cell>
          <table:table-cell office:value-type="float" office:value="12.6133735408789" calcext:value-type="float">
            <text:p>12.6133735409</text:p>
          </table:table-cell>
          <table:table-cell office:value-type="float" office:value="0.0039979641742741" calcext:value-type="float">
            <text:p>0.0039979642</text:p>
          </table:table-cell>
          <table:table-cell office:value-type="float" office:value="0.0485677412316309" calcext:value-type="float">
            <text:p>0.0485677412</text:p>
          </table:table-cell>
        </table:table-row>
        <table:table-row table:style-name="ro1">
          <table:table-cell office:value-type="string" calcext:value-type="string">
            <text:p>MTRINITY_DN4283_c0_g2_i1</text:p>
          </table:table-cell>
          <table:table-cell office:value-type="float" office:value="-4.33885980358029" calcext:value-type="float">
            <text:p>-4.3388598036</text:p>
          </table:table-cell>
          <table:table-cell office:value-type="float" office:value="4.51691645366161" calcext:value-type="float">
            <text:p>4.5169164537</text:p>
          </table:table-cell>
          <table:table-cell office:value-type="float" office:value="60.0665650191246" calcext:value-type="float">
            <text:p>60.0665650191</text:p>
          </table:table-cell>
          <table:table-cell office:value-type="float" office:value="0.0000038173079303667" calcext:value-type="float">
            <text:p>3.8173079303667E-006</text:p>
          </table:table-cell>
          <table:table-cell office:value-type="float" office:value="0.00156802150317893" calcext:value-type="float">
            <text:p>0.0015680215</text:p>
          </table:table-cell>
        </table:table-row>
        <table:table-row table:style-name="ro1">
          <table:table-cell office:value-type="string" calcext:value-type="string">
            <text:p>MTRINITY_DN14288_c0_g1_i1</text:p>
          </table:table-cell>
          <table:table-cell office:value-type="float" office:value="-2.09594155879668" calcext:value-type="float">
            <text:p>-2.0959415588</text:p>
          </table:table-cell>
          <table:table-cell office:value-type="float" office:value="5.15046889169273" calcext:value-type="float">
            <text:p>5.1504688917</text:p>
          </table:table-cell>
          <table:table-cell office:value-type="float" office:value="21.8238831641367" calcext:value-type="float">
            <text:p>21.8238831641</text:p>
          </table:table-cell>
          <table:table-cell office:value-type="float" office:value="0.000473389975137694" calcext:value-type="float">
            <text:p>0.00047339</text:p>
          </table:table-cell>
          <table:table-cell office:value-type="float" office:value="0.0131698056289929" calcext:value-type="float">
            <text:p>0.0131698056</text:p>
          </table:table-cell>
        </table:table-row>
        <table:table-row table:style-name="ro1">
          <table:table-cell office:value-type="string" calcext:value-type="string">
            <text:p>Pc32107_g2_i1</text:p>
          </table:table-cell>
          <table:table-cell office:value-type="float" office:value="-1.29232626654745" calcext:value-type="float">
            <text:p>-1.2923262665</text:p>
          </table:table-cell>
          <table:table-cell office:value-type="float" office:value="4.10979338592805" calcext:value-type="float">
            <text:p>4.1097933859</text:p>
          </table:table-cell>
          <table:table-cell office:value-type="float" office:value="28.0801541436125" calcext:value-type="float">
            <text:p>28.0801541436</text:p>
          </table:table-cell>
          <table:table-cell office:value-type="float" office:value="0.00265048965026514" calcext:value-type="float">
            <text:p>0.0026504897</text:p>
          </table:table-cell>
          <table:table-cell office:value-type="float" office:value="0.0373965187214808" calcext:value-type="float">
            <text:p>0.0373965187</text:p>
          </table:table-cell>
        </table:table-row>
        <table:table-row table:style-name="ro1">
          <table:table-cell office:value-type="string" calcext:value-type="string">
            <text:p>Pc23267_g1_i2</text:p>
          </table:table-cell>
          <table:table-cell office:value-type="float" office:value="-2.73389890510663" calcext:value-type="float">
            <text:p>-2.7338989051</text:p>
          </table:table-cell>
          <table:table-cell office:value-type="float" office:value="6.06807525278867" calcext:value-type="float">
            <text:p>6.0680752528</text:p>
          </table:table-cell>
          <table:table-cell office:value-type="float" office:value="20.3539919449301" calcext:value-type="float">
            <text:p>20.3539919449</text:p>
          </table:table-cell>
          <table:table-cell office:value-type="float" office:value="0.00062993191902009" calcext:value-type="float">
            <text:p>0.0006299319</text:p>
          </table:table-cell>
          <table:table-cell office:value-type="float" office:value="0.0154072288560239" calcext:value-type="float">
            <text:p>0.0154072289</text:p>
          </table:table-cell>
        </table:table-row>
        <table:table-row table:style-name="ro1">
          <table:table-cell office:value-type="string" calcext:value-type="string">
            <text:p>Pc26355_g1_i1</text:p>
          </table:table-cell>
          <table:table-cell office:value-type="float" office:value="-5.43065579635825" calcext:value-type="float">
            <text:p>-5.4306557964</text:p>
          </table:table-cell>
          <table:table-cell office:value-type="float" office:value="1.44922885039266" calcext:value-type="float">
            <text:p>1.4492288504</text:p>
          </table:table-cell>
          <table:table-cell office:value-type="float" office:value="32.5213942215121" calcext:value-type="float">
            <text:p>32.5213942215</text:p>
          </table:table-cell>
          <table:table-cell office:value-type="float" office:value="0.0000815531488007518" calcext:value-type="float">
            <text:p>8.15531488007518E-005</text:p>
          </table:table-cell>
          <table:table-cell office:value-type="float" office:value="0.00496436059359" calcext:value-type="float">
            <text:p>0.0049643606</text:p>
          </table:table-cell>
        </table:table-row>
        <table:table-row table:style-name="ro1">
          <table:table-cell office:value-type="string" calcext:value-type="string">
            <text:p>STRINITY_DN7657_c0_g3_i1</text:p>
          </table:table-cell>
          <table:table-cell office:value-type="float" office:value="-5.3662738351008" calcext:value-type="float">
            <text:p>-5.3662738351</text:p>
          </table:table-cell>
          <table:table-cell office:value-type="float" office:value="0.485140020657734" calcext:value-type="float">
            <text:p>0.4851400207</text:p>
          </table:table-cell>
          <table:table-cell office:value-type="float" office:value="27.1526950993522" calcext:value-type="float">
            <text:p>27.1526950994</text:p>
          </table:table-cell>
          <table:table-cell office:value-type="float" office:value="0.000185318973196184" calcext:value-type="float">
            <text:p>0.000185319</text:p>
          </table:table-cell>
          <table:table-cell office:value-type="float" office:value="0.00773700269458005" calcext:value-type="float">
            <text:p>0.0077370027</text:p>
          </table:table-cell>
        </table:table-row>
        <table:table-row table:style-name="ro1">
          <table:table-cell office:value-type="string" calcext:value-type="string">
            <text:p>MTRINITY_DN6882_c0_g1_i1</text:p>
          </table:table-cell>
          <table:table-cell office:value-type="float" office:value="-3.36505309731977" calcext:value-type="float">
            <text:p>-3.3650530973</text:p>
          </table:table-cell>
          <table:table-cell office:value-type="float" office:value="4.41985176029653" calcext:value-type="float">
            <text:p>4.4198517603</text:p>
          </table:table-cell>
          <table:table-cell office:value-type="float" office:value="30.0769789501593" calcext:value-type="float">
            <text:p>30.0769789502</text:p>
          </table:table-cell>
          <table:table-cell office:value-type="float" office:value="0.000116942109662899" calcext:value-type="float">
            <text:p>0.0001169421</text:p>
          </table:table-cell>
          <table:table-cell office:value-type="float" office:value="0.00614775525019424" calcext:value-type="float">
            <text:p>0.0061477553</text:p>
          </table:table-cell>
        </table:table-row>
        <table:table-row table:style-name="ro1">
          <table:table-cell office:value-type="string" calcext:value-type="string">
            <text:p>STRINITY_DN1545_c0_g1_i1</text:p>
          </table:table-cell>
          <table:table-cell office:value-type="float" office:value="-3.87079275419335" calcext:value-type="float">
            <text:p>-3.8707927542</text:p>
          </table:table-cell>
          <table:table-cell office:value-type="float" office:value="3.62006482486641" calcext:value-type="float">
            <text:p>3.6200648249</text:p>
          </table:table-cell>
          <table:table-cell office:value-type="float" office:value="29.9043659659973" calcext:value-type="float">
            <text:p>29.904365966</text:p>
          </table:table-cell>
          <table:table-cell office:value-type="float" office:value="0.000120052982706864" calcext:value-type="float">
            <text:p>0.000120053</text:p>
          </table:table-cell>
          <table:table-cell office:value-type="float" office:value="0.00621336281878389" calcext:value-type="float">
            <text:p>0.0062133628</text:p>
          </table:table-cell>
        </table:table-row>
        <table:table-row table:style-name="ro1">
          <table:table-cell office:value-type="string" calcext:value-type="string">
            <text:p>MTRINITY_DN21348_c0_g1_i1</text:p>
          </table:table-cell>
          <table:table-cell office:value-type="float" office:value="-4.20118213047029" calcext:value-type="float">
            <text:p>-4.2011821305</text:p>
          </table:table-cell>
          <table:table-cell office:value-type="float" office:value="0.362117230109669" calcext:value-type="float">
            <text:p>0.3621172301</text:p>
          </table:table-cell>
          <table:table-cell office:value-type="float" office:value="14.6514628732623" calcext:value-type="float">
            <text:p>14.6514628733</text:p>
          </table:table-cell>
          <table:table-cell office:value-type="float" office:value="0.00220617012864934" calcext:value-type="float">
            <text:p>0.0022061701</text:p>
          </table:table-cell>
          <table:table-cell office:value-type="float" office:value="0.0332090273134582" calcext:value-type="float">
            <text:p>0.0332090273</text:p>
          </table:table-cell>
        </table:table-row>
        <table:table-row table:style-name="ro1">
          <table:table-cell office:value-type="string" calcext:value-type="string">
            <text:p>MTRINITY_DN8855_c1_g1_i1</text:p>
          </table:table-cell>
          <table:table-cell office:value-type="float" office:value="-2.09211773897201" calcext:value-type="float">
            <text:p>-2.092117739</text:p>
          </table:table-cell>
          <table:table-cell office:value-type="float" office:value="6.27145772650859" calcext:value-type="float">
            <text:p>6.2714577265</text:p>
          </table:table-cell>
          <table:table-cell office:value-type="float" office:value="54.499222649653" calcext:value-type="float">
            <text:p>54.4992226497</text:p>
          </table:table-cell>
          <table:table-cell office:value-type="float" office:value="0.00000635673105338507" calcext:value-type="float">
            <text:p>6.35673105338507E-006</text:p>
          </table:table-cell>
          <table:table-cell office:value-type="float" office:value="0.0018864916502339" calcext:value-type="float">
            <text:p>0.0018864917</text:p>
          </table:table-cell>
        </table:table-row>
        <table:table-row table:style-name="ro1">
          <table:table-cell office:value-type="string" calcext:value-type="string">
            <text:p>MTRINITY_DN14205_c0_g1_i1</text:p>
          </table:table-cell>
          <table:table-cell office:value-type="float" office:value="-4.85402405108963" calcext:value-type="float">
            <text:p>-4.8540240511</text:p>
          </table:table-cell>
          <table:table-cell office:value-type="float" office:value="4.28582906841427" calcext:value-type="float">
            <text:p>4.2858290684</text:p>
          </table:table-cell>
          <table:table-cell office:value-type="float" office:value="36.0376295592118" calcext:value-type="float">
            <text:p>36.0376295592</text:p>
          </table:table-cell>
          <table:table-cell office:value-type="float" office:value="0.0000502336642916987" calcext:value-type="float">
            <text:p>5.02336642916987E-005</text:p>
          </table:table-cell>
          <table:table-cell office:value-type="float" office:value="0.00398919083256141" calcext:value-type="float">
            <text:p>0.0039891908</text:p>
          </table:table-cell>
        </table:table-row>
        <table:table-row table:style-name="ro1">
          <table:table-cell office:value-type="string" calcext:value-type="string">
            <text:p>Pc28087_g3_i1</text:p>
          </table:table-cell>
          <table:table-cell office:value-type="float" office:value="1.34583597219653" calcext:value-type="float">
            <text:p>1.3458359722</text:p>
          </table:table-cell>
          <table:table-cell office:value-type="float" office:value="7.45852498236534" calcext:value-type="float">
            <text:p>7.4585249824</text:p>
          </table:table-cell>
          <table:table-cell office:value-type="float" office:value="22.5149767562888" calcext:value-type="float">
            <text:p>22.5149767563</text:p>
          </table:table-cell>
          <table:table-cell office:value-type="float" office:value="0.000896265002592448" calcext:value-type="float">
            <text:p>0.000896265</text:p>
          </table:table-cell>
          <table:table-cell office:value-type="float" office:value="0.0189465372167747" calcext:value-type="float">
            <text:p>0.0189465372</text:p>
          </table:table-cell>
        </table:table-row>
        <table:table-row table:style-name="ro1">
          <table:table-cell office:value-type="string" calcext:value-type="string">
            <text:p>MTRINITY_DN15498_c3_g7_i1</text:p>
          </table:table-cell>
          <table:table-cell office:value-type="float" office:value="-5.29722301402261" calcext:value-type="float">
            <text:p>-5.297223014</text:p>
          </table:table-cell>
          <table:table-cell office:value-type="float" office:value="2.21790550419321" calcext:value-type="float">
            <text:p>2.2179055042</text:p>
          </table:table-cell>
          <table:table-cell office:value-type="float" office:value="23.880873656933" calcext:value-type="float">
            <text:p>23.8808736569</text:p>
          </table:table-cell>
          <table:table-cell office:value-type="float" office:value="0.000324075999957248" calcext:value-type="float">
            <text:p>0.000324076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Pc28974_g3_i3</text:p>
          </table:table-cell>
          <table:table-cell office:value-type="float" office:value="-2.35253453142632" calcext:value-type="float">
            <text:p>-2.3525345314</text:p>
          </table:table-cell>
          <table:table-cell office:value-type="float" office:value="2.80520406674814" calcext:value-type="float">
            <text:p>2.8052040667</text:p>
          </table:table-cell>
          <table:table-cell office:value-type="float" office:value="18.2756829390855" calcext:value-type="float">
            <text:p>18.2756829391</text:p>
          </table:table-cell>
          <table:table-cell office:value-type="float" office:value="0.000966295052024786" calcext:value-type="float">
            <text:p>0.0009662951</text:p>
          </table:table-cell>
          <table:table-cell office:value-type="float" office:value="0.0199513729957022" calcext:value-type="float">
            <text:p>0.019951373</text:p>
          </table:table-cell>
        </table:table-row>
        <table:table-row table:style-name="ro1">
          <table:table-cell office:value-type="string" calcext:value-type="string">
            <text:p>MTRINITY_DN17448_c1_g2_i1</text:p>
          </table:table-cell>
          <table:table-cell office:value-type="float" office:value="2.36479633212609" calcext:value-type="float">
            <text:p>2.3647963321</text:p>
          </table:table-cell>
          <table:table-cell office:value-type="float" office:value="6.75322230809315" calcext:value-type="float">
            <text:p>6.7532223081</text:p>
          </table:table-cell>
          <table:table-cell office:value-type="float" office:value="24.9379750377002" calcext:value-type="float">
            <text:p>24.9379750377</text:p>
          </table:table-cell>
          <table:table-cell office:value-type="float" office:value="0.000269040784840873" calcext:value-type="float">
            <text:p>0.0002690408</text:p>
          </table:table-cell>
          <table:table-cell office:value-type="float" office:value="0.00960524864889865" calcext:value-type="float">
            <text:p>0.0096052486</text:p>
          </table:table-cell>
        </table:table-row>
        <table:table-row table:style-name="ro1">
          <table:table-cell office:value-type="string" calcext:value-type="string">
            <text:p>MTRINITY_DN8152_c0_g1_i1</text:p>
          </table:table-cell>
          <table:table-cell office:value-type="float" office:value="1.87659498507517" calcext:value-type="float">
            <text:p>1.8765949851</text:p>
          </table:table-cell>
          <table:table-cell office:value-type="float" office:value="8.86411242057337" calcext:value-type="float">
            <text:p>8.8641124206</text:p>
          </table:table-cell>
          <table:table-cell office:value-type="float" office:value="27.7026472996517" calcext:value-type="float">
            <text:p>27.7026472997</text:p>
          </table:table-cell>
          <table:table-cell office:value-type="float" office:value="0.000169501675132327" calcext:value-type="float">
            <text:p>0.0001695017</text:p>
          </table:table-cell>
          <table:table-cell office:value-type="float" office:value="0.00731054562777719" calcext:value-type="float">
            <text:p>0.0073105456</text:p>
          </table:table-cell>
        </table:table-row>
        <table:table-row table:style-name="ro1">
          <table:table-cell office:value-type="string" calcext:value-type="string">
            <text:p>MTRINITY_DN15206_c2_g22_i1</text:p>
          </table:table-cell>
          <table:table-cell office:value-type="float" office:value="-2.615934417778" calcext:value-type="float">
            <text:p>-2.6159344178</text:p>
          </table:table-cell>
          <table:table-cell office:value-type="float" office:value="3.96563479797855" calcext:value-type="float">
            <text:p>3.965634798</text:p>
          </table:table-cell>
          <table:table-cell office:value-type="float" office:value="49.1658102983913" calcext:value-type="float">
            <text:p>49.1658102984</text:p>
          </table:table-cell>
          <table:table-cell office:value-type="float" office:value="0.0000108069089111694" calcext:value-type="float">
            <text:p>1.08069089111694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Pc26936_g1_i3</text:p>
          </table:table-cell>
          <table:table-cell office:value-type="float" office:value="-2.88556379248497" calcext:value-type="float">
            <text:p>-2.8855637925</text:p>
          </table:table-cell>
          <table:table-cell office:value-type="float" office:value="1.05406790689706" calcext:value-type="float">
            <text:p>1.0540679069</text:p>
          </table:table-cell>
          <table:table-cell office:value-type="float" office:value="15.6386360316018" calcext:value-type="float">
            <text:p>15.6386360316</text:p>
          </table:table-cell>
          <table:table-cell office:value-type="float" office:value="0.00347554320854908" calcext:value-type="float">
            <text:p>0.0034755432</text:p>
          </table:table-cell>
          <table:table-cell office:value-type="float" office:value="0.0444440513472625" calcext:value-type="float">
            <text:p>0.0444440513</text:p>
          </table:table-cell>
        </table:table-row>
        <table:table-row table:style-name="ro1">
          <table:table-cell office:value-type="string" calcext:value-type="string">
            <text:p>Pc31601_g2_i1</text:p>
          </table:table-cell>
          <table:table-cell office:value-type="float" office:value="1.64319490014081" calcext:value-type="float">
            <text:p>1.6431949001</text:p>
          </table:table-cell>
          <table:table-cell office:value-type="float" office:value="4.87987520715775" calcext:value-type="float">
            <text:p>4.8798752072</text:p>
          </table:table-cell>
          <table:table-cell office:value-type="float" office:value="23.0955805833615" calcext:value-type="float">
            <text:p>23.0955805834</text:p>
          </table:table-cell>
          <table:table-cell office:value-type="float" office:value="0.000373505641299536" calcext:value-type="float">
            <text:p>0.0003735056</text:p>
          </table:table-cell>
          <table:table-cell office:value-type="float" office:value="0.011528856737348" calcext:value-type="float">
            <text:p>0.0115288567</text:p>
          </table:table-cell>
        </table:table-row>
        <table:table-row table:style-name="ro1">
          <table:table-cell office:value-type="string" calcext:value-type="string">
            <text:p>Pc32314_g2_i2</text:p>
          </table:table-cell>
          <table:table-cell office:value-type="float" office:value="3.54908397928477" calcext:value-type="float">
            <text:p>3.5490839793</text:p>
          </table:table-cell>
          <table:table-cell office:value-type="float" office:value="0.925793146461534" calcext:value-type="float">
            <text:p>0.9257931465</text:p>
          </table:table-cell>
          <table:table-cell office:value-type="float" office:value="14.5518416503277" calcext:value-type="float">
            <text:p>14.5518416503</text:p>
          </table:table-cell>
          <table:table-cell office:value-type="float" office:value="0.0022605261481981" calcext:value-type="float">
            <text:p>0.0022605261</text:p>
          </table:table-cell>
          <table:table-cell office:value-type="float" office:value="0.0336756694375239" calcext:value-type="float">
            <text:p>0.0336756694</text:p>
          </table:table-cell>
        </table:table-row>
        <table:table-row table:style-name="ro1">
          <table:table-cell office:value-type="string" calcext:value-type="string">
            <text:p>MTRINITY_DN6014_c0_g1_i1</text:p>
          </table:table-cell>
          <table:table-cell office:value-type="float" office:value="-3.40530820867174" calcext:value-type="float">
            <text:p>-3.4053082087</text:p>
          </table:table-cell>
          <table:table-cell office:value-type="float" office:value="4.09294217625906" calcext:value-type="float">
            <text:p>4.0929421763</text:p>
          </table:table-cell>
          <table:table-cell office:value-type="float" office:value="15.6089254367022" calcext:value-type="float">
            <text:p>15.6089254367</text:p>
          </table:table-cell>
          <table:table-cell office:value-type="float" office:value="0.00175442795327865" calcext:value-type="float">
            <text:p>0.001754428</text:p>
          </table:table-cell>
          <table:table-cell office:value-type="float" office:value="0.0286375303434032" calcext:value-type="float">
            <text:p>0.0286375303</text:p>
          </table:table-cell>
        </table:table-row>
        <table:table-row table:style-name="ro1">
          <table:table-cell office:value-type="string" calcext:value-type="string">
            <text:p>Pc28568_g1_i1</text:p>
          </table:table-cell>
          <table:table-cell office:value-type="float" office:value="1.43675541412637" calcext:value-type="float">
            <text:p>1.4367554141</text:p>
          </table:table-cell>
          <table:table-cell office:value-type="float" office:value="5.19277668457177" calcext:value-type="float">
            <text:p>5.1927766846</text:p>
          </table:table-cell>
          <table:table-cell office:value-type="float" office:value="19.3158887590981" calcext:value-type="float">
            <text:p>19.3158887591</text:p>
          </table:table-cell>
          <table:table-cell office:value-type="float" office:value="0.000777142818894189" calcext:value-type="float">
            <text:p>0.0007771428</text:p>
          </table:table-cell>
          <table:table-cell office:value-type="float" office:value="0.0173855644739431" calcext:value-type="float">
            <text:p>0.0173855645</text:p>
          </table:table-cell>
        </table:table-row>
        <table:table-row table:style-name="ro1">
          <table:table-cell office:value-type="string" calcext:value-type="string">
            <text:p>STRINITY_DN11569_c0_g1_i1</text:p>
          </table:table-cell>
          <table:table-cell office:value-type="float" office:value="1.97067812289352" calcext:value-type="float">
            <text:p>1.9706781229</text:p>
          </table:table-cell>
          <table:table-cell office:value-type="float" office:value="3.66381026696959" calcext:value-type="float">
            <text:p>3.663810267</text:p>
          </table:table-cell>
          <table:table-cell office:value-type="float" office:value="27.9486189180164" calcext:value-type="float">
            <text:p>27.948618918</text:p>
          </table:table-cell>
          <table:table-cell office:value-type="float" office:value="0.00016293790638702" calcext:value-type="float">
            <text:p>0.0001629379</text:p>
          </table:table-cell>
          <table:table-cell office:value-type="float" office:value="0.00721709120406372" calcext:value-type="float">
            <text:p>0.0072170912</text:p>
          </table:table-cell>
        </table:table-row>
        <table:table-row table:style-name="ro1">
          <table:table-cell office:value-type="string" calcext:value-type="string">
            <text:p>STRINITY_DN13720_c0_g1_i1</text:p>
          </table:table-cell>
          <table:table-cell office:value-type="float" office:value="-2.83281173227397" calcext:value-type="float">
            <text:p>-2.8328117323</text:p>
          </table:table-cell>
          <table:table-cell office:value-type="float" office:value="2.40128515190336" calcext:value-type="float">
            <text:p>2.4012851519</text:p>
          </table:table-cell>
          <table:table-cell office:value-type="float" office:value="17.8008124847995" calcext:value-type="float">
            <text:p>17.8008124848</text:p>
          </table:table-cell>
          <table:table-cell office:value-type="float" office:value="0.00107012814962818" calcext:value-type="float">
            <text:p>0.0010701281</text:p>
          </table:table-cell>
          <table:table-cell office:value-type="float" office:value="0.0211293632561634" calcext:value-type="float">
            <text:p>0.0211293633</text:p>
          </table:table-cell>
        </table:table-row>
        <table:table-row table:style-name="ro1">
          <table:table-cell office:value-type="string" calcext:value-type="string">
            <text:p>Pc32499_g8_i1</text:p>
          </table:table-cell>
          <table:table-cell office:value-type="float" office:value="1.5629174906999" calcext:value-type="float">
            <text:p>1.5629174907</text:p>
          </table:table-cell>
          <table:table-cell office:value-type="float" office:value="3.14315135557473" calcext:value-type="float">
            <text:p>3.1431513556</text:p>
          </table:table-cell>
          <table:table-cell office:value-type="float" office:value="14.2442527683856" calcext:value-type="float">
            <text:p>14.2442527684</text:p>
          </table:table-cell>
          <table:table-cell office:value-type="float" office:value="0.00243845962882343" calcext:value-type="float">
            <text:p>0.0024384596</text:p>
          </table:table-cell>
          <table:table-cell office:value-type="float" office:value="0.0354524242812713" calcext:value-type="float">
            <text:p>0.0354524243</text:p>
          </table:table-cell>
        </table:table-row>
        <table:table-row table:style-name="ro1">
          <table:table-cell office:value-type="string" calcext:value-type="string">
            <text:p>STRINITY_DN9639_c1_g1_i1</text:p>
          </table:table-cell>
          <table:table-cell office:value-type="float" office:value="-1.4496983743488" calcext:value-type="float">
            <text:p>-1.4496983743</text:p>
          </table:table-cell>
          <table:table-cell office:value-type="float" office:value="4.78791877770538" calcext:value-type="float">
            <text:p>4.7879187777</text:p>
          </table:table-cell>
          <table:table-cell office:value-type="float" office:value="16.6932728500745" calcext:value-type="float">
            <text:p>16.6932728501</text:p>
          </table:table-cell>
          <table:table-cell office:value-type="float" office:value="0.00136698365181547" calcext:value-type="float">
            <text:p>0.0013669837</text:p>
          </table:table-cell>
          <table:table-cell office:value-type="float" office:value="0.0245566219390765" calcext:value-type="float">
            <text:p>0.0245566219</text:p>
          </table:table-cell>
        </table:table-row>
        <table:table-row table:style-name="ro1">
          <table:table-cell office:value-type="string" calcext:value-type="string">
            <text:p>MTRINITY_DN10357_c0_g1_i1</text:p>
          </table:table-cell>
          <table:table-cell office:value-type="float" office:value="-3.43258382879302" calcext:value-type="float">
            <text:p>-3.4325838288</text:p>
          </table:table-cell>
          <table:table-cell office:value-type="float" office:value="5.41698817196322" calcext:value-type="float">
            <text:p>5.416988172</text:p>
          </table:table-cell>
          <table:table-cell office:value-type="float" office:value="17.3132771986994" calcext:value-type="float">
            <text:p>17.3132771987</text:p>
          </table:table-cell>
          <table:table-cell office:value-type="float" office:value="0.0011904760782806" calcext:value-type="float">
            <text:p>0.0011904761</text:p>
          </table:table-cell>
          <table:table-cell office:value-type="float" office:value="0.0225889449543787" calcext:value-type="float">
            <text:p>0.022588945</text:p>
          </table:table-cell>
        </table:table-row>
        <table:table-row table:style-name="ro1">
          <table:table-cell office:value-type="string" calcext:value-type="string">
            <text:p>Pc31377_g1_i1</text:p>
          </table:table-cell>
          <table:table-cell office:value-type="float" office:value="-2.33564600377582" calcext:value-type="float">
            <text:p>-2.3356460038</text:p>
          </table:table-cell>
          <table:table-cell office:value-type="float" office:value="2.47217632082984" calcext:value-type="float">
            <text:p>2.4721763208</text:p>
          </table:table-cell>
          <table:table-cell office:value-type="float" office:value="41.1362043505816" calcext:value-type="float">
            <text:p>41.1362043506</text:p>
          </table:table-cell>
          <table:table-cell office:value-type="float" office:value="0.000225254592014749" calcext:value-type="float">
            <text:p>0.0002252546</text:p>
          </table:table-cell>
          <table:table-cell office:value-type="float" office:value="0.00861362081923405" calcext:value-type="float">
            <text:p>0.0086136208</text:p>
          </table:table-cell>
        </table:table-row>
        <table:table-row table:style-name="ro1">
          <table:table-cell office:value-type="string" calcext:value-type="string">
            <text:p>Pc6786_g1_i1</text:p>
          </table:table-cell>
          <table:table-cell office:value-type="float" office:value="-1.18497505074145" calcext:value-type="float">
            <text:p>-1.1849750507</text:p>
          </table:table-cell>
          <table:table-cell office:value-type="float" office:value="5.00785768183306" calcext:value-type="float">
            <text:p>5.0078576818</text:p>
          </table:table-cell>
          <table:table-cell office:value-type="float" office:value="14.1007369424087" calcext:value-type="float">
            <text:p>14.1007369424</text:p>
          </table:table-cell>
          <table:table-cell office:value-type="float" office:value="0.00389302478380403" calcext:value-type="float">
            <text:p>0.0038930248</text:p>
          </table:table-cell>
          <table:table-cell office:value-type="float" office:value="0.0476323301018768" calcext:value-type="float">
            <text:p>0.0476323301</text:p>
          </table:table-cell>
        </table:table-row>
        <table:table-row table:style-name="ro1">
          <table:table-cell office:value-type="string" calcext:value-type="string">
            <text:p>MTRINITY_DN14117_c1_g2_i2</text:p>
          </table:table-cell>
          <table:table-cell office:value-type="float" office:value="-2.13781724993518" calcext:value-type="float">
            <text:p>-2.1378172499</text:p>
          </table:table-cell>
          <table:table-cell office:value-type="float" office:value="3.51549648030002" calcext:value-type="float">
            <text:p>3.5154964803</text:p>
          </table:table-cell>
          <table:table-cell office:value-type="float" office:value="20.5450592712194" calcext:value-type="float">
            <text:p>20.5450592712</text:p>
          </table:table-cell>
          <table:table-cell office:value-type="float" office:value="0.000606510737589359" calcext:value-type="float">
            <text:p>0.0006065107</text:p>
          </table:table-cell>
          <table:table-cell office:value-type="float" office:value="0.015121461230031" calcext:value-type="float">
            <text:p>0.0151214612</text:p>
          </table:table-cell>
        </table:table-row>
        <table:table-row table:style-name="ro1">
          <table:table-cell office:value-type="string" calcext:value-type="string">
            <text:p>MTRINITY_DN4832_c0_g1_i1</text:p>
          </table:table-cell>
          <table:table-cell office:value-type="float" office:value="-2.83598270747237" calcext:value-type="float">
            <text:p>-2.8359827075</text:p>
          </table:table-cell>
          <table:table-cell office:value-type="float" office:value="6.10939867973618" calcext:value-type="float">
            <text:p>6.1093986797</text:p>
          </table:table-cell>
          <table:table-cell office:value-type="float" office:value="31.3932302294817" calcext:value-type="float">
            <text:p>31.3932302295</text:p>
          </table:table-cell>
          <table:table-cell office:value-type="float" office:value="0.0000960649183849019" calcext:value-type="float">
            <text:p>9.60649183849019E-005</text:p>
          </table:table-cell>
          <table:table-cell office:value-type="float" office:value="0.00547187233411383" calcext:value-type="float">
            <text:p>0.0054718723</text:p>
          </table:table-cell>
        </table:table-row>
        <table:table-row table:style-name="ro1">
          <table:table-cell office:value-type="string" calcext:value-type="string">
            <text:p>MTRINITY_DN11938_c1_g1_i1</text:p>
          </table:table-cell>
          <table:table-cell office:value-type="float" office:value="-4.20063975390433" calcext:value-type="float">
            <text:p>-4.2006397539</text:p>
          </table:table-cell>
          <table:table-cell office:value-type="float" office:value="4.39980435384521" calcext:value-type="float">
            <text:p>4.3998043538</text:p>
          </table:table-cell>
          <table:table-cell office:value-type="float" office:value="60.7672669082696" calcext:value-type="float">
            <text:p>60.7672669083</text:p>
          </table:table-cell>
          <table:table-cell office:value-type="float" office:value="0.00000359015004189375" calcext:value-type="float">
            <text:p>3.59015004189375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STRINITY_DN20941_c0_g1_i1</text:p>
          </table:table-cell>
          <table:table-cell office:value-type="float" office:value="4.27694098227566" calcext:value-type="float">
            <text:p>4.2769409823</text:p>
          </table:table-cell>
          <table:table-cell office:value-type="float" office:value="1.42198216287819" calcext:value-type="float">
            <text:p>1.4219821629</text:p>
          </table:table-cell>
          <table:table-cell office:value-type="float" office:value="18.8534817386392" calcext:value-type="float">
            <text:p>18.8534817386</text:p>
          </table:table-cell>
          <table:table-cell office:value-type="float" office:value="0.000855354977185865" calcext:value-type="float">
            <text:p>0.000855355</text:p>
          </table:table-cell>
          <table:table-cell office:value-type="float" office:value="0.0184057675305844" calcext:value-type="float">
            <text:p>0.0184057675</text:p>
          </table:table-cell>
        </table:table-row>
        <table:table-row table:style-name="ro1">
          <table:table-cell office:value-type="string" calcext:value-type="string">
            <text:p>MTRINITY_DN16328_c0_g1_i3</text:p>
          </table:table-cell>
          <table:table-cell office:value-type="float" office:value="-3.25380892990627" calcext:value-type="float">
            <text:p>-3.2538089299</text:p>
          </table:table-cell>
          <table:table-cell office:value-type="float" office:value="1.09220544896571" calcext:value-type="float">
            <text:p>1.092205449</text:p>
          </table:table-cell>
          <table:table-cell office:value-type="float" office:value="24.0730204800104" calcext:value-type="float">
            <text:p>24.07302048</text:p>
          </table:table-cell>
          <table:table-cell office:value-type="float" office:value="0.000313165546330393" calcext:value-type="float">
            <text:p>0.0003131655</text:p>
          </table:table-cell>
          <table:table-cell office:value-type="float" office:value="0.0104104134770163" calcext:value-type="float">
            <text:p>0.0104104135</text:p>
          </table:table-cell>
        </table:table-row>
        <table:table-row table:style-name="ro1">
          <table:table-cell office:value-type="string" calcext:value-type="string">
            <text:p>STRINITY_DN7893_c0_g1_i2</text:p>
          </table:table-cell>
          <table:table-cell office:value-type="float" office:value="-3.89431274534611" calcext:value-type="float">
            <text:p>-3.8943127453</text:p>
          </table:table-cell>
          <table:table-cell office:value-type="float" office:value="3.29729900635503" calcext:value-type="float">
            <text:p>3.2972990064</text:p>
          </table:table-cell>
          <table:table-cell office:value-type="float" office:value="21.9136003702363" calcext:value-type="float">
            <text:p>21.9136003702</text:p>
          </table:table-cell>
          <table:table-cell office:value-type="float" office:value="0.000465401565784953" calcext:value-type="float">
            <text:p>0.0004654016</text:p>
          </table:table-cell>
          <table:table-cell office:value-type="float" office:value="0.0130895986904323" calcext:value-type="float">
            <text:p>0.0130895987</text:p>
          </table:table-cell>
        </table:table-row>
        <table:table-row table:style-name="ro1">
          <table:table-cell office:value-type="string" calcext:value-type="string">
            <text:p>MTRINITY_DN11637_c1_g1_i2</text:p>
          </table:table-cell>
          <table:table-cell office:value-type="float" office:value="2.34936976031332" calcext:value-type="float">
            <text:p>2.3493697603</text:p>
          </table:table-cell>
          <table:table-cell office:value-type="float" office:value="4.11560411602234" calcext:value-type="float">
            <text:p>4.115604116</text:p>
          </table:table-cell>
          <table:table-cell office:value-type="float" office:value="19.902942586962" calcext:value-type="float">
            <text:p>19.902942587</text:p>
          </table:table-cell>
          <table:table-cell office:value-type="float" office:value="0.00068951379906065" calcext:value-type="float">
            <text:p>0.0006895138</text:p>
          </table:table-cell>
          <table:table-cell office:value-type="float" office:value="0.0161449494697368" calcext:value-type="float">
            <text:p>0.0161449495</text:p>
          </table:table-cell>
        </table:table-row>
        <table:table-row table:style-name="ro1">
          <table:table-cell office:value-type="string" calcext:value-type="string">
            <text:p>MTRINITY_DN15054_c0_g1_i2</text:p>
          </table:table-cell>
          <table:table-cell office:value-type="float" office:value="2.93999534166028" calcext:value-type="float">
            <text:p>2.9399953417</text:p>
          </table:table-cell>
          <table:table-cell office:value-type="float" office:value="6.35793365721686" calcext:value-type="float">
            <text:p>6.3579336572</text:p>
          </table:table-cell>
          <table:table-cell office:value-type="float" office:value="27.2442341463127" calcext:value-type="float">
            <text:p>27.2442341463</text:p>
          </table:table-cell>
          <table:table-cell office:value-type="float" office:value="0.000182571137918202" calcext:value-type="float">
            <text:p>0.0001825711</text:p>
          </table:table-cell>
          <table:table-cell office:value-type="float" office:value="0.00767565884877955" calcext:value-type="float">
            <text:p>0.0076756588</text:p>
          </table:table-cell>
        </table:table-row>
        <table:table-row table:style-name="ro1">
          <table:table-cell office:value-type="string" calcext:value-type="string">
            <text:p>Pc31389_g2_i4</text:p>
          </table:table-cell>
          <table:table-cell office:value-type="float" office:value="-3.18838328581657" calcext:value-type="float">
            <text:p>-3.1883832858</text:p>
          </table:table-cell>
          <table:table-cell office:value-type="float" office:value="5.01993253568429" calcext:value-type="float">
            <text:p>5.0199325357</text:p>
          </table:table-cell>
          <table:table-cell office:value-type="float" office:value="22.3981089400542" calcext:value-type="float">
            <text:p>22.3981089401</text:p>
          </table:table-cell>
          <table:table-cell office:value-type="float" office:value="0.000424872577026039" calcext:value-type="float">
            <text:p>0.0004248726</text:p>
          </table:table-cell>
          <table:table-cell office:value-type="float" office:value="0.0124306286717034" calcext:value-type="float">
            <text:p>0.0124306287</text:p>
          </table:table-cell>
        </table:table-row>
        <table:table-row table:style-name="ro1">
          <table:table-cell office:value-type="string" calcext:value-type="string">
            <text:p>Pc27000_g1_i6</text:p>
          </table:table-cell>
          <table:table-cell office:value-type="float" office:value="-3.49036909456933" calcext:value-type="float">
            <text:p>-3.4903690946</text:p>
          </table:table-cell>
          <table:table-cell office:value-type="float" office:value="1.8766796710391" calcext:value-type="float">
            <text:p>1.876679671</text:p>
          </table:table-cell>
          <table:table-cell office:value-type="float" office:value="20.528114301669" calcext:value-type="float">
            <text:p>20.5281143017</text:p>
          </table:table-cell>
          <table:table-cell office:value-type="float" office:value="0.000608546502584133" calcext:value-type="float">
            <text:p>0.0006085465</text:p>
          </table:table-cell>
          <table:table-cell office:value-type="float" office:value="0.015144587386257" calcext:value-type="float">
            <text:p>0.0151445874</text:p>
          </table:table-cell>
        </table:table-row>
        <table:table-row table:style-name="ro1">
          <table:table-cell office:value-type="string" calcext:value-type="string">
            <text:p>MTRINITY_DN15848_c0_g1_i1</text:p>
          </table:table-cell>
          <table:table-cell office:value-type="float" office:value="1.36048716889728" calcext:value-type="float">
            <text:p>1.3604871689</text:p>
          </table:table-cell>
          <table:table-cell office:value-type="float" office:value="3.42372944174439" calcext:value-type="float">
            <text:p>3.4237294417</text:p>
          </table:table-cell>
          <table:table-cell office:value-type="float" office:value="19.786263406593" calcext:value-type="float">
            <text:p>19.7862634066</text:p>
          </table:table-cell>
          <table:table-cell office:value-type="float" office:value="0.00347640191096583" calcext:value-type="float">
            <text:p>0.0034764019</text:p>
          </table:table-cell>
          <table:table-cell office:value-type="float" office:value="0.0444440513472625" calcext:value-type="float">
            <text:p>0.0444440513</text:p>
          </table:table-cell>
        </table:table-row>
        <table:table-row table:style-name="ro1">
          <table:table-cell office:value-type="string" calcext:value-type="string">
            <text:p>MTRINITY_DN11428_c1_g1_i1</text:p>
          </table:table-cell>
          <table:table-cell office:value-type="float" office:value="-7.62672172506703" calcext:value-type="float">
            <text:p>-7.6267217251</text:p>
          </table:table-cell>
          <table:table-cell office:value-type="float" office:value="-0.00702139447826459" calcext:value-type="float">
            <text:p>-0.0070213945</text:p>
          </table:table-cell>
          <table:table-cell office:value-type="float" office:value="13.6068440455214" calcext:value-type="float">
            <text:p>13.6068440455</text:p>
          </table:table-cell>
          <table:table-cell office:value-type="float" office:value="0.00326806709842087" calcext:value-type="float">
            <text:p>0.0032680671</text:p>
          </table:table-cell>
          <table:table-cell office:value-type="float" office:value="0.042860847950489" calcext:value-type="float">
            <text:p>0.042860848</text:p>
          </table:table-cell>
        </table:table-row>
        <table:table-row table:style-name="ro1">
          <table:table-cell office:value-type="string" calcext:value-type="string">
            <text:p>Pc31214_g4_i2</text:p>
          </table:table-cell>
          <table:table-cell office:value-type="float" office:value="1.82658933938347" calcext:value-type="float">
            <text:p>1.8265893394</text:p>
          </table:table-cell>
          <table:table-cell office:value-type="float" office:value="2.14350237406779" calcext:value-type="float">
            <text:p>2.1435023741</text:p>
          </table:table-cell>
          <table:table-cell office:value-type="float" office:value="17.9211162696561" calcext:value-type="float">
            <text:p>17.9211162697</text:p>
          </table:table-cell>
          <table:table-cell office:value-type="float" office:value="0.00127554245341632" calcext:value-type="float">
            <text:p>0.0012755425</text:p>
          </table:table-cell>
          <table:table-cell office:value-type="float" office:value="0.023504747309178" calcext:value-type="float">
            <text:p>0.0235047473</text:p>
          </table:table-cell>
        </table:table-row>
        <table:table-row table:style-name="ro1">
          <table:table-cell office:value-type="string" calcext:value-type="string">
            <text:p>STRINITY_DN3928_c0_g1_i1</text:p>
          </table:table-cell>
          <table:table-cell office:value-type="float" office:value="1.25143548800664" calcext:value-type="float">
            <text:p>1.251435488</text:p>
          </table:table-cell>
          <table:table-cell office:value-type="float" office:value="9.88924173290379" calcext:value-type="float">
            <text:p>9.8892417329</text:p>
          </table:table-cell>
          <table:table-cell office:value-type="float" office:value="25.7831759839933" calcext:value-type="float">
            <text:p>25.783175984</text:p>
          </table:table-cell>
          <table:table-cell office:value-type="float" office:value="0.00230996714579522" calcext:value-type="float">
            <text:p>0.0023099671</text:p>
          </table:table-cell>
          <table:table-cell office:value-type="float" office:value="0.034074001858713" calcext:value-type="float">
            <text:p>0.0340740019</text:p>
          </table:table-cell>
        </table:table-row>
        <table:table-row table:style-name="ro1">
          <table:table-cell office:value-type="string" calcext:value-type="string">
            <text:p>MTRINITY_DN15191_c0_g1_i1</text:p>
          </table:table-cell>
          <table:table-cell office:value-type="float" office:value="-3.4859280510998" calcext:value-type="float">
            <text:p>-3.4859280511</text:p>
          </table:table-cell>
          <table:table-cell office:value-type="float" office:value="5.24559347013126" calcext:value-type="float">
            <text:p>5.2455934701</text:p>
          </table:table-cell>
          <table:table-cell office:value-type="float" office:value="42.5408327869225" calcext:value-type="float">
            <text:p>42.5408327869</text:p>
          </table:table-cell>
          <table:table-cell office:value-type="float" office:value="0.0000223904937529981" calcext:value-type="float">
            <text:p>2.23904937529981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Pc28276_g1_i1</text:p>
          </table:table-cell>
          <table:table-cell office:value-type="float" office:value="-3.72315237005578" calcext:value-type="float">
            <text:p>-3.7231523701</text:p>
          </table:table-cell>
          <table:table-cell office:value-type="float" office:value="5.84086959126617" calcext:value-type="float">
            <text:p>5.8408695913</text:p>
          </table:table-cell>
          <table:table-cell office:value-type="float" office:value="33.9175667244062" calcext:value-type="float">
            <text:p>33.9175667244</text:p>
          </table:table-cell>
          <table:table-cell office:value-type="float" office:value="0.0000669763140388649" calcext:value-type="float">
            <text:p>6.69763140388649E-005</text:p>
          </table:table-cell>
          <table:table-cell office:value-type="float" office:value="0.00461668055458098" calcext:value-type="float">
            <text:p>0.0046166806</text:p>
          </table:table-cell>
        </table:table-row>
        <table:table-row table:style-name="ro1">
          <table:table-cell office:value-type="string" calcext:value-type="string">
            <text:p>MTRINITY_DN5603_c0_g1_i1</text:p>
          </table:table-cell>
          <table:table-cell office:value-type="float" office:value="-3.4584398264591" calcext:value-type="float">
            <text:p>-3.4584398265</text:p>
          </table:table-cell>
          <table:table-cell office:value-type="float" office:value="2.68197034841179" calcext:value-type="float">
            <text:p>2.6819703484</text:p>
          </table:table-cell>
          <table:table-cell office:value-type="float" office:value="12.7969739533259" calcext:value-type="float">
            <text:p>12.7969739533</text:p>
          </table:table-cell>
          <table:table-cell office:value-type="float" office:value="0.00352935114849451" calcext:value-type="float">
            <text:p>0.0035293511</text:p>
          </table:table-cell>
          <table:table-cell office:value-type="float" office:value="0.0449105819311184" calcext:value-type="float">
            <text:p>0.0449105819</text:p>
          </table:table-cell>
        </table:table-row>
        <table:table-row table:style-name="ro1">
          <table:table-cell office:value-type="string" calcext:value-type="string">
            <text:p>Pc30177_g3_i3</text:p>
          </table:table-cell>
          <table:table-cell office:value-type="float" office:value="-4.34582792532423" calcext:value-type="float">
            <text:p>-4.3458279253</text:p>
          </table:table-cell>
          <table:table-cell office:value-type="float" office:value="2.38899681737983" calcext:value-type="float">
            <text:p>2.3889968174</text:p>
          </table:table-cell>
          <table:table-cell office:value-type="float" office:value="17.7655571345119" calcext:value-type="float">
            <text:p>17.7655571345</text:p>
          </table:table-cell>
          <table:table-cell office:value-type="float" office:value="0.0010783409226803" calcext:value-type="float">
            <text:p>0.0010783409</text:p>
          </table:table-cell>
          <table:table-cell office:value-type="float" office:value="0.0212120824488973" calcext:value-type="float">
            <text:p>0.0212120824</text:p>
          </table:table-cell>
        </table:table-row>
        <table:table-row table:style-name="ro1">
          <table:table-cell office:value-type="string" calcext:value-type="string">
            <text:p>STRINITY_DN12983_c4_g1_i1</text:p>
          </table:table-cell>
          <table:table-cell office:value-type="float" office:value="3.24618135456008" calcext:value-type="float">
            <text:p>3.2461813546</text:p>
          </table:table-cell>
          <table:table-cell office:value-type="float" office:value="0.385990011817904" calcext:value-type="float">
            <text:p>0.3859900118</text:p>
          </table:table-cell>
          <table:table-cell office:value-type="float" office:value="15.8822045809515" calcext:value-type="float">
            <text:p>15.882204581</text:p>
          </table:table-cell>
          <table:table-cell office:value-type="float" office:value="0.0016459066058488" calcext:value-type="float">
            <text:p>0.0016459066</text:p>
          </table:table-cell>
          <table:table-cell office:value-type="float" office:value="0.0273873749968788" calcext:value-type="float">
            <text:p>0.027387375</text:p>
          </table:table-cell>
        </table:table-row>
        <table:table-row table:style-name="ro1">
          <table:table-cell office:value-type="string" calcext:value-type="string">
            <text:p>MTRINITY_DN17440_c1_g2_i1</text:p>
          </table:table-cell>
          <table:table-cell office:value-type="float" office:value="-3.61488975458079" calcext:value-type="float">
            <text:p>-3.6148897546</text:p>
          </table:table-cell>
          <table:table-cell office:value-type="float" office:value="4.03308851210526" calcext:value-type="float">
            <text:p>4.0330885121</text:p>
          </table:table-cell>
          <table:table-cell office:value-type="float" office:value="36.1104488092603" calcext:value-type="float">
            <text:p>36.1104488093</text:p>
          </table:table-cell>
          <table:table-cell office:value-type="float" office:value="0.0000497512685728018" calcext:value-type="float">
            <text:p>4.97512685728018E-005</text:p>
          </table:table-cell>
          <table:table-cell office:value-type="float" office:value="0.00398919083256141" calcext:value-type="float">
            <text:p>0.0039891908</text:p>
          </table:table-cell>
        </table:table-row>
        <table:table-row table:style-name="ro1">
          <table:table-cell office:value-type="string" calcext:value-type="string">
            <text:p>MTRINITY_DN13190_c0_g1_i1</text:p>
          </table:table-cell>
          <table:table-cell office:value-type="float" office:value="-5.90406659956019" calcext:value-type="float">
            <text:p>-5.9040665996</text:p>
          </table:table-cell>
          <table:table-cell office:value-type="float" office:value="2.82635537303821" calcext:value-type="float">
            <text:p>2.826355373</text:p>
          </table:table-cell>
          <table:table-cell office:value-type="float" office:value="59.8234360502732" calcext:value-type="float">
            <text:p>59.8234360503</text:p>
          </table:table-cell>
          <table:table-cell office:value-type="float" office:value="0.00000389998886798074" calcext:value-type="float">
            <text:p>0.0000039</text:p>
          </table:table-cell>
          <table:table-cell office:value-type="float" office:value="0.00156802150317893" calcext:value-type="float">
            <text:p>0.0015680215</text:p>
          </table:table-cell>
        </table:table-row>
        <table:table-row table:style-name="ro1">
          <table:table-cell office:value-type="string" calcext:value-type="string">
            <text:p>Pc11695_g1_i2</text:p>
          </table:table-cell>
          <table:table-cell office:value-type="float" office:value="-1.91276854980086" calcext:value-type="float">
            <text:p>-1.9127685498</text:p>
          </table:table-cell>
          <table:table-cell office:value-type="float" office:value="3.82163919649659" calcext:value-type="float">
            <text:p>3.8216391965</text:p>
          </table:table-cell>
          <table:table-cell office:value-type="float" office:value="23.482313223557" calcext:value-type="float">
            <text:p>23.4823132236</text:p>
          </table:table-cell>
          <table:table-cell office:value-type="float" office:value="0.000348145226906284" calcext:value-type="float">
            <text:p>0.0003481452</text:p>
          </table:table-cell>
          <table:table-cell office:value-type="float" office:value="0.0110356193791833" calcext:value-type="float">
            <text:p>0.0110356194</text:p>
          </table:table-cell>
        </table:table-row>
        <table:table-row table:style-name="ro1">
          <table:table-cell office:value-type="string" calcext:value-type="string">
            <text:p>Pc28664_g1_i1</text:p>
          </table:table-cell>
          <table:table-cell office:value-type="float" office:value="-5.03152470465757" calcext:value-type="float">
            <text:p>-5.0315247047</text:p>
          </table:table-cell>
          <table:table-cell office:value-type="float" office:value="3.71636081819237" calcext:value-type="float">
            <text:p>3.7163608182</text:p>
          </table:table-cell>
          <table:table-cell office:value-type="float" office:value="39.8118344682227" calcext:value-type="float">
            <text:p>39.8118344682</text:p>
          </table:table-cell>
          <table:table-cell office:value-type="float" office:value="0.0000451452207909354" calcext:value-type="float">
            <text:p>4.51452207909354E-005</text:p>
          </table:table-cell>
          <table:table-cell office:value-type="float" office:value="0.00381993849479239" calcext:value-type="float">
            <text:p>0.0038199385</text:p>
          </table:table-cell>
        </table:table-row>
        <table:table-row table:style-name="ro1">
          <table:table-cell office:value-type="string" calcext:value-type="string">
            <text:p>MTRINITY_DN16322_c1_g2_i1</text:p>
          </table:table-cell>
          <table:table-cell office:value-type="float" office:value="2.70457568457254" calcext:value-type="float">
            <text:p>2.7045756846</text:p>
          </table:table-cell>
          <table:table-cell office:value-type="float" office:value="2.58546190007932" calcext:value-type="float">
            <text:p>2.5854619001</text:p>
          </table:table-cell>
          <table:table-cell office:value-type="float" office:value="41.7199743183754" calcext:value-type="float">
            <text:p>41.7199743184</text:p>
          </table:table-cell>
          <table:table-cell office:value-type="float" office:value="0.0000246573252573898" calcext:value-type="float">
            <text:p>2.46573252573898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MTRINITY_DN17015_c1_g1_i1</text:p>
          </table:table-cell>
          <table:table-cell office:value-type="float" office:value="3.05837654586115" calcext:value-type="float">
            <text:p>3.0583765459</text:p>
          </table:table-cell>
          <table:table-cell office:value-type="float" office:value="4.5028325297494" calcext:value-type="float">
            <text:p>4.5028325297</text:p>
          </table:table-cell>
          <table:table-cell office:value-type="float" office:value="52.6879598768479" calcext:value-type="float">
            <text:p>52.6879598768</text:p>
          </table:table-cell>
          <table:table-cell office:value-type="float" office:value="0.00000757427134028004" calcext:value-type="float">
            <text:p>7.57427134028004E-006</text:p>
          </table:table-cell>
          <table:table-cell office:value-type="float" office:value="0.00196705788718561" calcext:value-type="float">
            <text:p>0.0019670579</text:p>
          </table:table-cell>
        </table:table-row>
        <table:table-row table:style-name="ro1">
          <table:table-cell office:value-type="string" calcext:value-type="string">
            <text:p>STRINITY_DN12544_c1_g1_i1</text:p>
          </table:table-cell>
          <table:table-cell office:value-type="float" office:value="2.18248157965378" calcext:value-type="float">
            <text:p>2.1824815797</text:p>
          </table:table-cell>
          <table:table-cell office:value-type="float" office:value="4.25609863865061" calcext:value-type="float">
            <text:p>4.2560986387</text:p>
          </table:table-cell>
          <table:table-cell office:value-type="float" office:value="42.6007462002359" calcext:value-type="float">
            <text:p>42.6007462002</text:p>
          </table:table-cell>
          <table:table-cell office:value-type="float" office:value="0.0000222347260642052" calcext:value-type="float">
            <text:p>2.22347260642052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MTRINITY_DN12785_c0_g1_i2</text:p>
          </table:table-cell>
          <table:table-cell office:value-type="float" office:value="-2.81956353341816" calcext:value-type="float">
            <text:p>-2.8195635334</text:p>
          </table:table-cell>
          <table:table-cell office:value-type="float" office:value="5.45647870397113" calcext:value-type="float">
            <text:p>5.456478704</text:p>
          </table:table-cell>
          <table:table-cell office:value-type="float" office:value="40.9363668106671" calcext:value-type="float">
            <text:p>40.9363668107</text:p>
          </table:table-cell>
          <table:table-cell office:value-type="float" office:value="0.000027073042146623" calcext:value-type="float">
            <text:p>0.000027073</text:p>
          </table:table-cell>
          <table:table-cell office:value-type="float" office:value="0.00301683843628069" calcext:value-type="float">
            <text:p>0.0030168384</text:p>
          </table:table-cell>
        </table:table-row>
        <table:table-row table:style-name="ro1">
          <table:table-cell office:value-type="string" calcext:value-type="string">
            <text:p>MTRINITY_DN20770_c0_g1_i1</text:p>
          </table:table-cell>
          <table:table-cell office:value-type="float" office:value="-3.72046699288996" calcext:value-type="float">
            <text:p>-3.7204669929</text:p>
          </table:table-cell>
          <table:table-cell office:value-type="float" office:value="2.52616449560331" calcext:value-type="float">
            <text:p>2.5261644956</text:p>
          </table:table-cell>
          <table:table-cell office:value-type="float" office:value="15.4535099622011" calcext:value-type="float">
            <text:p>15.4535099622</text:p>
          </table:table-cell>
          <table:table-cell office:value-type="float" office:value="0.00181985088555508" calcext:value-type="float">
            <text:p>0.0018198509</text:p>
          </table:table-cell>
          <table:table-cell office:value-type="float" office:value="0.0293227503395558" calcext:value-type="float">
            <text:p>0.0293227503</text:p>
          </table:table-cell>
        </table:table-row>
        <table:table-row table:style-name="ro1">
          <table:table-cell office:value-type="string" calcext:value-type="string">
            <text:p>STRINITY_DN18057_c0_g1_i1</text:p>
          </table:table-cell>
          <table:table-cell office:value-type="float" office:value="-1.94580578316812" calcext:value-type="float">
            <text:p>-1.9458057832</text:p>
          </table:table-cell>
          <table:table-cell office:value-type="float" office:value="4.88830407030738" calcext:value-type="float">
            <text:p>4.8883040703</text:p>
          </table:table-cell>
          <table:table-cell office:value-type="float" office:value="14.6289282612692" calcext:value-type="float">
            <text:p>14.6289282613</text:p>
          </table:table-cell>
          <table:table-cell office:value-type="float" office:value="0.00221833126726053" calcext:value-type="float">
            <text:p>0.0022183313</text:p>
          </table:table-cell>
          <table:table-cell office:value-type="float" office:value="0.0333154046629032" calcext:value-type="float">
            <text:p>0.0333154047</text:p>
          </table:table-cell>
        </table:table-row>
        <table:table-row table:style-name="ro1">
          <table:table-cell office:value-type="string" calcext:value-type="string">
            <text:p>MTRINITY_DN7061_c0_g1_i1</text:p>
          </table:table-cell>
          <table:table-cell office:value-type="float" office:value="-3.02393680385062" calcext:value-type="float">
            <text:p>-3.0239368039</text:p>
          </table:table-cell>
          <table:table-cell office:value-type="float" office:value="3.53858779528743" calcext:value-type="float">
            <text:p>3.5385877953</text:p>
          </table:table-cell>
          <table:table-cell office:value-type="float" office:value="20.7753172164484" calcext:value-type="float">
            <text:p>20.7753172164</text:p>
          </table:table-cell>
          <table:table-cell office:value-type="float" office:value="0.000579616796203085" calcext:value-type="float">
            <text:p>0.0005796168</text:p>
          </table:table-cell>
          <table:table-cell office:value-type="float" office:value="0.0146702672752312" calcext:value-type="float">
            <text:p>0.0146702673</text:p>
          </table:table-cell>
        </table:table-row>
        <table:table-row table:style-name="ro1">
          <table:table-cell office:value-type="string" calcext:value-type="string">
            <text:p>STRINITY_DN1692_c0_g1_i1</text:p>
          </table:table-cell>
          <table:table-cell office:value-type="float" office:value="-5.86752730004804" calcext:value-type="float">
            <text:p>-5.8675273</text:p>
          </table:table-cell>
          <table:table-cell office:value-type="float" office:value="0.332229683556367" calcext:value-type="float">
            <text:p>0.3322296836</text:p>
          </table:table-cell>
          <table:table-cell office:value-type="float" office:value="27.3468589194366" calcext:value-type="float">
            <text:p>27.3468589194</text:p>
          </table:table-cell>
          <table:table-cell office:value-type="float" office:value="0.000179546558156839" calcext:value-type="float">
            <text:p>0.0001795466</text:p>
          </table:table-cell>
          <table:table-cell office:value-type="float" office:value="0.00761837136794167" calcext:value-type="float">
            <text:p>0.0076183714</text:p>
          </table:table-cell>
        </table:table-row>
        <table:table-row table:style-name="ro1">
          <table:table-cell office:value-type="string" calcext:value-type="string">
            <text:p>Pc29887_g4_i1</text:p>
          </table:table-cell>
          <table:table-cell office:value-type="float" office:value="-4.0161385940353" calcext:value-type="float">
            <text:p>-4.016138594</text:p>
          </table:table-cell>
          <table:table-cell office:value-type="float" office:value="1.78968393544104" calcext:value-type="float">
            <text:p>1.7896839354</text:p>
          </table:table-cell>
          <table:table-cell office:value-type="float" office:value="12.4456427589138" calcext:value-type="float">
            <text:p>12.4456427589</text:p>
          </table:table-cell>
          <table:table-cell office:value-type="float" office:value="0.00387434662906895" calcext:value-type="float">
            <text:p>0.0038743466</text:p>
          </table:table-cell>
          <table:table-cell office:value-type="float" office:value="0.047483765528623" calcext:value-type="float">
            <text:p>0.0474837655</text:p>
          </table:table-cell>
        </table:table-row>
        <table:table-row table:style-name="ro1">
          <table:table-cell office:value-type="string" calcext:value-type="string">
            <text:p>Pc30115_g1_i2</text:p>
          </table:table-cell>
          <table:table-cell office:value-type="float" office:value="-3.70926398414452" calcext:value-type="float">
            <text:p>-3.7092639841</text:p>
          </table:table-cell>
          <table:table-cell office:value-type="float" office:value="4.15186575118946" calcext:value-type="float">
            <text:p>4.1518657512</text:p>
          </table:table-cell>
          <table:table-cell office:value-type="float" office:value="19.1607907725424" calcext:value-type="float">
            <text:p>19.1607907725</text:p>
          </table:table-cell>
          <table:table-cell office:value-type="float" office:value="0.000802412101796272" calcext:value-type="float">
            <text:p>0.0008024121</text:p>
          </table:table-cell>
          <table:table-cell office:value-type="float" office:value="0.0177108871115592" calcext:value-type="float">
            <text:p>0.0177108871</text:p>
          </table:table-cell>
        </table:table-row>
        <table:table-row table:style-name="ro1">
          <table:table-cell office:value-type="string" calcext:value-type="string">
            <text:p>STRINITY_DN13088_c2_g1_i2</text:p>
          </table:table-cell>
          <table:table-cell office:value-type="float" office:value="1.93265207471628" calcext:value-type="float">
            <text:p>1.9326520747</text:p>
          </table:table-cell>
          <table:table-cell office:value-type="float" office:value="5.72395475840175" calcext:value-type="float">
            <text:p>5.7239547584</text:p>
          </table:table-cell>
          <table:table-cell office:value-type="float" office:value="75.3375712519628" calcext:value-type="float">
            <text:p>75.337571252</text:p>
          </table:table-cell>
          <table:table-cell office:value-type="float" office:value="0.00000176017616088057" calcext:value-type="float">
            <text:p>1.76017616088057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MTRINITY_DN9156_c0_g1_i1</text:p>
          </table:table-cell>
          <table:table-cell office:value-type="float" office:value="-4.65959179794728" calcext:value-type="float">
            <text:p>-4.6595917979</text:p>
          </table:table-cell>
          <table:table-cell office:value-type="float" office:value="0.837801639857552" calcext:value-type="float">
            <text:p>0.8378016399</text:p>
          </table:table-cell>
          <table:table-cell office:value-type="float" office:value="14.0834171559048" calcext:value-type="float">
            <text:p>14.0834171559</text:p>
          </table:table-cell>
          <table:table-cell office:value-type="float" office:value="0.0025379674590611" calcext:value-type="float">
            <text:p>0.0025379675</text:p>
          </table:table-cell>
          <table:table-cell office:value-type="float" office:value="0.0363997645418519" calcext:value-type="float">
            <text:p>0.0363997645</text:p>
          </table:table-cell>
        </table:table-row>
        <table:table-row table:style-name="ro1">
          <table:table-cell office:value-type="string" calcext:value-type="string">
            <text:p>Pc25182_g2_i1</text:p>
          </table:table-cell>
          <table:table-cell office:value-type="float" office:value="1.63860253704436" calcext:value-type="float">
            <text:p>1.638602537</text:p>
          </table:table-cell>
          <table:table-cell office:value-type="float" office:value="2.89242994037688" calcext:value-type="float">
            <text:p>2.8924299404</text:p>
          </table:table-cell>
          <table:table-cell office:value-type="float" office:value="20.0688971005472" calcext:value-type="float">
            <text:p>20.0688971005</text:p>
          </table:table-cell>
          <table:table-cell office:value-type="float" office:value="0.00103080505957292" calcext:value-type="float">
            <text:p>0.0010308051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Pc32211_g1_i1</text:p>
          </table:table-cell>
          <table:table-cell office:value-type="float" office:value="1.41286742060482" calcext:value-type="float">
            <text:p>1.4128674206</text:p>
          </table:table-cell>
          <table:table-cell office:value-type="float" office:value="4.38110006005345" calcext:value-type="float">
            <text:p>4.3811000601</text:p>
          </table:table-cell>
          <table:table-cell office:value-type="float" office:value="17.9748099039006" calcext:value-type="float">
            <text:p>17.9748099039</text:p>
          </table:table-cell>
          <table:table-cell office:value-type="float" office:value="0.00103064475766891" calcext:value-type="float">
            <text:p>0.0010306448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STRINITY_DN8677_c0_g1_i2</text:p>
          </table:table-cell>
          <table:table-cell office:value-type="float" office:value="-1.81985680610101" calcext:value-type="float">
            <text:p>-1.8198568061</text:p>
          </table:table-cell>
          <table:table-cell office:value-type="float" office:value="6.16761275284231" calcext:value-type="float">
            <text:p>6.1676127528</text:p>
          </table:table-cell>
          <table:table-cell office:value-type="float" office:value="30.3046119769004" calcext:value-type="float">
            <text:p>30.3046119769</text:p>
          </table:table-cell>
          <table:table-cell office:value-type="float" office:value="0.000112981505672738" calcext:value-type="float">
            <text:p>0.0001129815</text:p>
          </table:table-cell>
          <table:table-cell office:value-type="float" office:value="0.00602394109641961" calcext:value-type="float">
            <text:p>0.0060239411</text:p>
          </table:table-cell>
        </table:table-row>
        <table:table-row table:style-name="ro1">
          <table:table-cell office:value-type="string" calcext:value-type="string">
            <text:p>MTRINITY_DN16363_c1_g1_i5</text:p>
          </table:table-cell>
          <table:table-cell office:value-type="float" office:value="-1.19525819134262" calcext:value-type="float">
            <text:p>-1.1952581913</text:p>
          </table:table-cell>
          <table:table-cell office:value-type="float" office:value="5.50373612011151" calcext:value-type="float">
            <text:p>5.5037361201</text:p>
          </table:table-cell>
          <table:table-cell office:value-type="float" office:value="29.8054656049444" calcext:value-type="float">
            <text:p>29.8054656049</text:p>
          </table:table-cell>
          <table:table-cell office:value-type="float" office:value="0.00359285556604891" calcext:value-type="float">
            <text:p>0.0035928556</text:p>
          </table:table-cell>
          <table:table-cell office:value-type="float" office:value="0.0453915565579361" calcext:value-type="float">
            <text:p>0.0453915566</text:p>
          </table:table-cell>
        </table:table-row>
        <table:table-row table:style-name="ro1">
          <table:table-cell office:value-type="string" calcext:value-type="string">
            <text:p>MTRINITY_DN9519_c0_g1_i1</text:p>
          </table:table-cell>
          <table:table-cell office:value-type="float" office:value="-3.70409913966071" calcext:value-type="float">
            <text:p>-3.7040991397</text:p>
          </table:table-cell>
          <table:table-cell office:value-type="float" office:value="4.20302530732299" calcext:value-type="float">
            <text:p>4.2030253073</text:p>
          </table:table-cell>
          <table:table-cell office:value-type="float" office:value="38.3788054433615" calcext:value-type="float">
            <text:p>38.3788054434</text:p>
          </table:table-cell>
          <table:table-cell office:value-type="float" office:value="0.0000371014292129529" calcext:value-type="float">
            <text:p>3.71014292129529E-005</text:p>
          </table:table-cell>
          <table:table-cell office:value-type="float" office:value="0.00341629049728349" calcext:value-type="float">
            <text:p>0.0034162905</text:p>
          </table:table-cell>
        </table:table-row>
        <table:table-row table:style-name="ro1">
          <table:table-cell office:value-type="string" calcext:value-type="string">
            <text:p>MTRINITY_DN12700_c5_g1_i2</text:p>
          </table:table-cell>
          <table:table-cell office:value-type="float" office:value="2.02386195483927" calcext:value-type="float">
            <text:p>2.0238619548</text:p>
          </table:table-cell>
          <table:table-cell office:value-type="float" office:value="1.26111928792408" calcext:value-type="float">
            <text:p>1.2611192879</text:p>
          </table:table-cell>
          <table:table-cell office:value-type="float" office:value="14.33367640029" calcext:value-type="float">
            <text:p>14.3336764003</text:p>
          </table:table-cell>
          <table:table-cell office:value-type="float" office:value="0.00238510093415742" calcext:value-type="float">
            <text:p>0.0023851009</text:p>
          </table:table-cell>
          <table:table-cell office:value-type="float" office:value="0.0349419032901598" calcext:value-type="float">
            <text:p>0.0349419033</text:p>
          </table:table-cell>
        </table:table-row>
        <table:table-row table:style-name="ro1">
          <table:table-cell office:value-type="string" calcext:value-type="string">
            <text:p>MTRINITY_DN8100_c0_g1_i1</text:p>
          </table:table-cell>
          <table:table-cell office:value-type="float" office:value="-1.98263208183538" calcext:value-type="float">
            <text:p>-1.9826320818</text:p>
          </table:table-cell>
          <table:table-cell office:value-type="float" office:value="4.97404996226814" calcext:value-type="float">
            <text:p>4.9740499623</text:p>
          </table:table-cell>
          <table:table-cell office:value-type="float" office:value="27.9670636785859" calcext:value-type="float">
            <text:p>27.9670636786</text:p>
          </table:table-cell>
          <table:table-cell office:value-type="float" office:value="0.000162457707821432" calcext:value-type="float">
            <text:p>0.0001624577</text:p>
          </table:table-cell>
          <table:table-cell office:value-type="float" office:value="0.00721709120406372" calcext:value-type="float">
            <text:p>0.0072170912</text:p>
          </table:table-cell>
        </table:table-row>
        <table:table-row table:style-name="ro1">
          <table:table-cell office:value-type="string" calcext:value-type="string">
            <text:p>MTRINITY_DN10448_c1_g1_i1</text:p>
          </table:table-cell>
          <table:table-cell office:value-type="float" office:value="1.19952333623603" calcext:value-type="float">
            <text:p>1.1995233362</text:p>
          </table:table-cell>
          <table:table-cell office:value-type="float" office:value="4.74373741301771" calcext:value-type="float">
            <text:p>4.743737413</text:p>
          </table:table-cell>
          <table:table-cell office:value-type="float" office:value="22.7146282879365" calcext:value-type="float">
            <text:p>22.7146282879</text:p>
          </table:table-cell>
          <table:table-cell office:value-type="float" office:value="0.00382303471321825" calcext:value-type="float">
            <text:p>0.0038230347</text:p>
          </table:table-cell>
          <table:table-cell office:value-type="float" office:value="0.047085417371809" calcext:value-type="float">
            <text:p>0.0470854174</text:p>
          </table:table-cell>
        </table:table-row>
        <table:table-row table:style-name="ro1">
          <table:table-cell office:value-type="string" calcext:value-type="string">
            <text:p>MTRINITY_DN11397_c1_g1_i2</text:p>
          </table:table-cell>
          <table:table-cell office:value-type="float" office:value="-2.49949127704419" calcext:value-type="float">
            <text:p>-2.499491277</text:p>
          </table:table-cell>
          <table:table-cell office:value-type="float" office:value="1.84729349356728" calcext:value-type="float">
            <text:p>1.8472934936</text:p>
          </table:table-cell>
          <table:table-cell office:value-type="float" office:value="14.0588585454111" calcext:value-type="float">
            <text:p>14.0588585454</text:p>
          </table:table-cell>
          <table:table-cell office:value-type="float" office:value="0.00255357417752609" calcext:value-type="float">
            <text:p>0.0025535742</text:p>
          </table:table-cell>
          <table:table-cell office:value-type="float" office:value="0.0365015188861801" calcext:value-type="float">
            <text:p>0.0365015189</text:p>
          </table:table-cell>
        </table:table-row>
        <table:table-row table:style-name="ro1">
          <table:table-cell office:value-type="string" calcext:value-type="string">
            <text:p>STRINITY_DN12795_c0_g1_i1</text:p>
          </table:table-cell>
          <table:table-cell office:value-type="float" office:value="1.36530194779761" calcext:value-type="float">
            <text:p>1.3653019478</text:p>
          </table:table-cell>
          <table:table-cell office:value-type="float" office:value="4.31500891891169" calcext:value-type="float">
            <text:p>4.3150089189</text:p>
          </table:table-cell>
          <table:table-cell office:value-type="float" office:value="23.6983254000626" calcext:value-type="float">
            <text:p>23.6983254001</text:p>
          </table:table-cell>
          <table:table-cell office:value-type="float" office:value="0.0013663817809927" calcext:value-type="float">
            <text:p>0.0013663818</text:p>
          </table:table-cell>
          <table:table-cell office:value-type="float" office:value="0.0245566219390765" calcext:value-type="float">
            <text:p>0.0245566219</text:p>
          </table:table-cell>
        </table:table-row>
        <table:table-row table:style-name="ro1">
          <table:table-cell office:value-type="string" calcext:value-type="string">
            <text:p>MTRINITY_DN1211_c0_g1_i1</text:p>
          </table:table-cell>
          <table:table-cell office:value-type="float" office:value="2.06508312809995" calcext:value-type="float">
            <text:p>2.0650831281</text:p>
          </table:table-cell>
          <table:table-cell office:value-type="float" office:value="4.83091047550881" calcext:value-type="float">
            <text:p>4.8309104755</text:p>
          </table:table-cell>
          <table:table-cell office:value-type="float" office:value="63.251293442859" calcext:value-type="float">
            <text:p>63.2512934429</text:p>
          </table:table-cell>
          <table:table-cell office:value-type="float" office:value="0.00000290198790034021" calcext:value-type="float">
            <text:p>0.000002902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MTRINITY_DN15374_c0_g1_i6</text:p>
          </table:table-cell>
          <table:table-cell office:value-type="float" office:value="-1.55476637363356" calcext:value-type="float">
            <text:p>-1.5547663736</text:p>
          </table:table-cell>
          <table:table-cell office:value-type="float" office:value="3.42879077632451" calcext:value-type="float">
            <text:p>3.4287907763</text:p>
          </table:table-cell>
          <table:table-cell office:value-type="float" office:value="17.211965407955" calcext:value-type="float">
            <text:p>17.211965408</text:p>
          </table:table-cell>
          <table:table-cell office:value-type="float" office:value="0.0013241188114123" calcext:value-type="float">
            <text:p>0.0013241188</text:p>
          </table:table-cell>
          <table:table-cell office:value-type="float" office:value="0.0240165549733985" calcext:value-type="float">
            <text:p>0.024016555</text:p>
          </table:table-cell>
        </table:table-row>
        <table:table-row table:style-name="ro1">
          <table:table-cell office:value-type="string" calcext:value-type="string">
            <text:p>MTRINITY_DN14121_c0_g1_i2</text:p>
          </table:table-cell>
          <table:table-cell office:value-type="float" office:value="1.53734636104714" calcext:value-type="float">
            <text:p>1.537346361</text:p>
          </table:table-cell>
          <table:table-cell office:value-type="float" office:value="2.95642538115124" calcext:value-type="float">
            <text:p>2.9564253812</text:p>
          </table:table-cell>
          <table:table-cell office:value-type="float" office:value="27.6736315424594" calcext:value-type="float">
            <text:p>27.6736315425</text:p>
          </table:table-cell>
          <table:table-cell office:value-type="float" office:value="0.00179731452393034" calcext:value-type="float">
            <text:p>0.0017973145</text:p>
          </table:table-cell>
          <table:table-cell office:value-type="float" office:value="0.029084521498297" calcext:value-type="float">
            <text:p>0.0290845215</text:p>
          </table:table-cell>
        </table:table-row>
        <table:table-row table:style-name="ro1">
          <table:table-cell office:value-type="string" calcext:value-type="string">
            <text:p>MTRINITY_DN10779_c0_g1_i1</text:p>
          </table:table-cell>
          <table:table-cell office:value-type="float" office:value="2.38919773048117" calcext:value-type="float">
            <text:p>2.3891977305</text:p>
          </table:table-cell>
          <table:table-cell office:value-type="float" office:value="2.84082106431121" calcext:value-type="float">
            <text:p>2.8408210643</text:p>
          </table:table-cell>
          <table:table-cell office:value-type="float" office:value="19.6510051323219" calcext:value-type="float">
            <text:p>19.6510051323</text:p>
          </table:table-cell>
          <table:table-cell office:value-type="float" office:value="0.000725634667319614" calcext:value-type="float">
            <text:p>0.0007256347</text:p>
          </table:table-cell>
          <table:table-cell office:value-type="float" office:value="0.0167040655242333" calcext:value-type="float">
            <text:p>0.0167040655</text:p>
          </table:table-cell>
        </table:table-row>
        <table:table-row table:style-name="ro1">
          <table:table-cell office:value-type="string" calcext:value-type="string">
            <text:p>STRINITY_DN5552_c1_g1_i1</text:p>
          </table:table-cell>
          <table:table-cell office:value-type="float" office:value="-2.8913105153843" calcext:value-type="float">
            <text:p>-2.8913105154</text:p>
          </table:table-cell>
          <table:table-cell office:value-type="float" office:value="1.80090257815048" calcext:value-type="float">
            <text:p>1.8009025782</text:p>
          </table:table-cell>
          <table:table-cell office:value-type="float" office:value="19.4170860411479" calcext:value-type="float">
            <text:p>19.4170860411</text:p>
          </table:table-cell>
          <table:table-cell office:value-type="float" office:value="0.000761153543493729" calcext:value-type="float">
            <text:p>0.0007611535</text:p>
          </table:table-cell>
          <table:table-cell office:value-type="float" office:value="0.017192104641531" calcext:value-type="float">
            <text:p>0.0171921046</text:p>
          </table:table-cell>
        </table:table-row>
        <table:table-row table:style-name="ro1">
          <table:table-cell office:value-type="string" calcext:value-type="string">
            <text:p>STRINITY_DN10165_c0_g1_i1</text:p>
          </table:table-cell>
          <table:table-cell office:value-type="float" office:value="1.73229502013171" calcext:value-type="float">
            <text:p>1.7322950201</text:p>
          </table:table-cell>
          <table:table-cell office:value-type="float" office:value="3.23807541223828" calcext:value-type="float">
            <text:p>3.2380754122</text:p>
          </table:table-cell>
          <table:table-cell office:value-type="float" office:value="36.2326603809528" calcext:value-type="float">
            <text:p>36.232660381</text:p>
          </table:table-cell>
          <table:table-cell office:value-type="float" office:value="0.000297718930231709" calcext:value-type="float">
            <text:p>0.0002977189</text:p>
          </table:table-cell>
          <table:table-cell office:value-type="float" office:value="0.0101325701221037" calcext:value-type="float">
            <text:p>0.0101325701</text:p>
          </table:table-cell>
        </table:table-row>
        <table:table-row table:style-name="ro1">
          <table:table-cell office:value-type="string" calcext:value-type="string">
            <text:p>Pc21188_g2_i2</text:p>
          </table:table-cell>
          <table:table-cell office:value-type="float" office:value="-4.77466415510649" calcext:value-type="float">
            <text:p>-4.7746641551</text:p>
          </table:table-cell>
          <table:table-cell office:value-type="float" office:value="6.06889150644812" calcext:value-type="float">
            <text:p>6.0688915064</text:p>
          </table:table-cell>
          <table:table-cell office:value-type="float" office:value="49.0644790021455" calcext:value-type="float">
            <text:p>49.0644790021</text:p>
          </table:table-cell>
          <table:table-cell office:value-type="float" office:value="0.0000109212963835963" calcext:value-type="float">
            <text:p>1.09212963835963E-005</text:p>
          </table:table-cell>
          <table:table-cell office:value-type="float" office:value="0.00217109585988604" calcext:value-type="float">
            <text:p>0.0021710959</text:p>
          </table:table-cell>
        </table:table-row>
        <table:table-row table:style-name="ro1">
          <table:table-cell office:value-type="string" calcext:value-type="string">
            <text:p>STRINITY_DN13238_c1_g1_i1</text:p>
          </table:table-cell>
          <table:table-cell office:value-type="float" office:value="3.10302904404498" calcext:value-type="float">
            <text:p>3.103029044</text:p>
          </table:table-cell>
          <table:table-cell office:value-type="float" office:value="3.02959896927848" calcext:value-type="float">
            <text:p>3.0295989693</text:p>
          </table:table-cell>
          <table:table-cell office:value-type="float" office:value="17.4444437706516" calcext:value-type="float">
            <text:p>17.4444437707</text:p>
          </table:table-cell>
          <table:table-cell office:value-type="float" office:value="0.00115661609884608" calcext:value-type="float">
            <text:p>0.0011566161</text:p>
          </table:table-cell>
          <table:table-cell office:value-type="float" office:value="0.0221142051306762" calcext:value-type="float">
            <text:p>0.0221142051</text:p>
          </table:table-cell>
        </table:table-row>
        <table:table-row table:style-name="ro1">
          <table:table-cell office:value-type="string" calcext:value-type="string">
            <text:p>MTRINITY_DN13325_c0_g5_i4</text:p>
          </table:table-cell>
          <table:table-cell office:value-type="float" office:value="-4.7019119253796" calcext:value-type="float">
            <text:p>-4.7019119254</text:p>
          </table:table-cell>
          <table:table-cell office:value-type="float" office:value="3.60931275220138" calcext:value-type="float">
            <text:p>3.6093127522</text:p>
          </table:table-cell>
          <table:table-cell office:value-type="float" office:value="20.2473305763256" calcext:value-type="float">
            <text:p>20.2473305763</text:p>
          </table:table-cell>
          <table:table-cell office:value-type="float" office:value="0.000643462853136881" calcext:value-type="float">
            <text:p>0.0006434629</text:p>
          </table:table-cell>
          <table:table-cell office:value-type="float" office:value="0.0155144320686449" calcext:value-type="float">
            <text:p>0.0155144321</text:p>
          </table:table-cell>
        </table:table-row>
        <table:table-row table:style-name="ro1">
          <table:table-cell office:value-type="string" calcext:value-type="string">
            <text:p>Pc23801_g1_i1</text:p>
          </table:table-cell>
          <table:table-cell office:value-type="float" office:value="-2.87625668419923" calcext:value-type="float">
            <text:p>-2.8762566842</text:p>
          </table:table-cell>
          <table:table-cell office:value-type="float" office:value="3.00315275239871" calcext:value-type="float">
            <text:p>3.0031527524</text:p>
          </table:table-cell>
          <table:table-cell office:value-type="float" office:value="31.2242864473766" calcext:value-type="float">
            <text:p>31.2242864474</text:p>
          </table:table-cell>
          <table:table-cell office:value-type="float" office:value="0.0000984867550525732" calcext:value-type="float">
            <text:p>9.84867550525732E-005</text:p>
          </table:table-cell>
          <table:table-cell office:value-type="float" office:value="0.00557806681729838" calcext:value-type="float">
            <text:p>0.0055780668</text:p>
          </table:table-cell>
        </table:table-row>
        <table:table-row table:style-name="ro1">
          <table:table-cell office:value-type="string" calcext:value-type="string">
            <text:p>STRINITY_DN9471_c0_g2_i2</text:p>
          </table:table-cell>
          <table:table-cell office:value-type="float" office:value="-4.83856690609397" calcext:value-type="float">
            <text:p>-4.8385669061</text:p>
          </table:table-cell>
          <table:table-cell office:value-type="float" office:value="0.85855455906709" calcext:value-type="float">
            <text:p>0.8585545591</text:p>
          </table:table-cell>
          <table:table-cell office:value-type="float" office:value="26.2568010817468" calcext:value-type="float">
            <text:p>26.2568010817</text:p>
          </table:table-cell>
          <table:table-cell office:value-type="float" office:value="0.000214906438339607" calcext:value-type="float">
            <text:p>0.0002149064</text:p>
          </table:table-cell>
          <table:table-cell office:value-type="float" office:value="0.00836283141648909" calcext:value-type="float">
            <text:p>0.0083628314</text:p>
          </table:table-cell>
        </table:table-row>
        <table:table-row table:style-name="ro1">
          <table:table-cell office:value-type="string" calcext:value-type="string">
            <text:p>Pc17103_g1_i1</text:p>
          </table:table-cell>
          <table:table-cell office:value-type="float" office:value="-2.36596888287768" calcext:value-type="float">
            <text:p>-2.3659688829</text:p>
          </table:table-cell>
          <table:table-cell office:value-type="float" office:value="2.47749737229897" calcext:value-type="float">
            <text:p>2.4774973723</text:p>
          </table:table-cell>
          <table:table-cell office:value-type="float" office:value="15.2320946981269" calcext:value-type="float">
            <text:p>15.2320946981</text:p>
          </table:table-cell>
          <table:table-cell office:value-type="float" office:value="0.00191802316530732" calcext:value-type="float">
            <text:p>0.0019180232</text:p>
          </table:table-cell>
          <table:table-cell office:value-type="float" office:value="0.0303625809664857" calcext:value-type="float">
            <text:p>0.030362581</text:p>
          </table:table-cell>
        </table:table-row>
        <table:table-row table:style-name="ro1">
          <table:table-cell office:value-type="string" calcext:value-type="string">
            <text:p>MTRINITY_DN10791_c1_g2_i1</text:p>
          </table:table-cell>
          <table:table-cell office:value-type="float" office:value="1.84587199126439" calcext:value-type="float">
            <text:p>1.8458719913</text:p>
          </table:table-cell>
          <table:table-cell office:value-type="float" office:value="3.95934276074352" calcext:value-type="float">
            <text:p>3.9593427607</text:p>
          </table:table-cell>
          <table:table-cell office:value-type="float" office:value="20.2098939069073" calcext:value-type="float">
            <text:p>20.2098939069</text:p>
          </table:table-cell>
          <table:table-cell office:value-type="float" office:value="0.000648291845917582" calcext:value-type="float">
            <text:p>0.0006482918</text:p>
          </table:table-cell>
          <table:table-cell office:value-type="float" office:value="0.0156011467580605" calcext:value-type="float">
            <text:p>0.0156011468</text:p>
          </table:table-cell>
        </table:table-row>
        <table:table-row table:style-name="ro1">
          <table:table-cell office:value-type="string" calcext:value-type="string">
            <text:p>STRINITY_DN133_c0_g1_i1</text:p>
          </table:table-cell>
          <table:table-cell office:value-type="float" office:value="-3.13303400829399" calcext:value-type="float">
            <text:p>-3.1330340083</text:p>
          </table:table-cell>
          <table:table-cell office:value-type="float" office:value="6.44090073081112" calcext:value-type="float">
            <text:p>6.4409007308</text:p>
          </table:table-cell>
          <table:table-cell office:value-type="float" office:value="14.9414640388665" calcext:value-type="float">
            <text:p>14.9414640389</text:p>
          </table:table-cell>
          <table:table-cell office:value-type="float" office:value="0.00205638965461917" calcext:value-type="float">
            <text:p>0.0020563897</text:p>
          </table:table-cell>
          <table:table-cell office:value-type="float" office:value="0.0317045221635123" calcext:value-type="float">
            <text:p>0.0317045222</text:p>
          </table:table-cell>
        </table:table-row>
        <table:table-row table:style-name="ro1">
          <table:table-cell office:value-type="string" calcext:value-type="string">
            <text:p>MTRINITY_DN126_c1_g1_i1</text:p>
          </table:table-cell>
          <table:table-cell office:value-type="float" office:value="-3.6234638110729" calcext:value-type="float">
            <text:p>-3.6234638111</text:p>
          </table:table-cell>
          <table:table-cell office:value-type="float" office:value="4.28435422527506" calcext:value-type="float">
            <text:p>4.2843542253</text:p>
          </table:table-cell>
          <table:table-cell office:value-type="float" office:value="21.3550439644483" calcext:value-type="float">
            <text:p>21.3550439644</text:p>
          </table:table-cell>
          <table:table-cell office:value-type="float" office:value="0.000517817638397817" calcext:value-type="float">
            <text:p>0.0005178176</text:p>
          </table:table-cell>
          <table:table-cell office:value-type="float" office:value="0.0138288373963694" calcext:value-type="float">
            <text:p>0.0138288374</text:p>
          </table:table-cell>
        </table:table-row>
        <table:table-row table:style-name="ro1">
          <table:table-cell office:value-type="string" calcext:value-type="string">
            <text:p>STRINITY_DN3180_c0_g1_i1</text:p>
          </table:table-cell>
          <table:table-cell office:value-type="float" office:value="-2.75308951521333" calcext:value-type="float">
            <text:p>-2.7530895152</text:p>
          </table:table-cell>
          <table:table-cell office:value-type="float" office:value="3.27335316885043" calcext:value-type="float">
            <text:p>3.2733531689</text:p>
          </table:table-cell>
          <table:table-cell office:value-type="float" office:value="19.1112319529624" calcext:value-type="float">
            <text:p>19.111231953</text:p>
          </table:table-cell>
          <table:table-cell office:value-type="float" office:value="0.000810686795984413" calcext:value-type="float">
            <text:p>0.0008106868</text:p>
          </table:table-cell>
          <table:table-cell office:value-type="float" office:value="0.0177914509910647" calcext:value-type="float">
            <text:p>0.017791451</text:p>
          </table:table-cell>
        </table:table-row>
        <table:table-row table:style-name="ro1">
          <table:table-cell office:value-type="string" calcext:value-type="string">
            <text:p>MTRINITY_DN14648_c1_g1_i4</text:p>
          </table:table-cell>
          <table:table-cell office:value-type="float" office:value="-1.22752039440147" calcext:value-type="float">
            <text:p>-1.2275203944</text:p>
          </table:table-cell>
          <table:table-cell office:value-type="float" office:value="5.02422326819126" calcext:value-type="float">
            <text:p>5.0242232682</text:p>
          </table:table-cell>
          <table:table-cell office:value-type="float" office:value="14.7033726421595" calcext:value-type="float">
            <text:p>14.7033726422</text:p>
          </table:table-cell>
          <table:table-cell office:value-type="float" office:value="0.00265123539847099" calcext:value-type="float">
            <text:p>0.0026512354</text:p>
          </table:table-cell>
          <table:table-cell office:value-type="float" office:value="0.0373965187214808" calcext:value-type="float">
            <text:p>0.0373965187</text:p>
          </table:table-cell>
        </table:table-row>
        <table:table-row table:style-name="ro1">
          <table:table-cell office:value-type="string" calcext:value-type="string">
            <text:p>MTRINITY_DN11037_c0_g1_i2</text:p>
          </table:table-cell>
          <table:table-cell office:value-type="float" office:value="-3.29132959542982" calcext:value-type="float">
            <text:p>-3.2913295954</text:p>
          </table:table-cell>
          <table:table-cell office:value-type="float" office:value="1.32950875896536" calcext:value-type="float">
            <text:p>1.329508759</text:p>
          </table:table-cell>
          <table:table-cell office:value-type="float" office:value="50.7119616335479" calcext:value-type="float">
            <text:p>50.7119616335</text:p>
          </table:table-cell>
          <table:table-cell office:value-type="float" office:value="0.00000922280984830265" calcext:value-type="float">
            <text:p>9.22280984830265E-006</text:p>
          </table:table-cell>
          <table:table-cell office:value-type="float" office:value="0.00214903753473526" calcext:value-type="float">
            <text:p>0.0021490375</text:p>
          </table:table-cell>
        </table:table-row>
        <table:table-row table:style-name="ro1">
          <table:table-cell office:value-type="string" calcext:value-type="string">
            <text:p>STRINITY_DN3245_c0_g1_i1</text:p>
          </table:table-cell>
          <table:table-cell office:value-type="float" office:value="1.35127736287344" calcext:value-type="float">
            <text:p>1.3512773629</text:p>
          </table:table-cell>
          <table:table-cell office:value-type="float" office:value="3.22141916424724" calcext:value-type="float">
            <text:p>3.2214191642</text:p>
          </table:table-cell>
          <table:table-cell office:value-type="float" office:value="17.5041172442483" calcext:value-type="float">
            <text:p>17.5041172442</text:p>
          </table:table-cell>
          <table:table-cell office:value-type="float" office:value="0.00414971721983254" calcext:value-type="float">
            <text:p>0.0041497172</text:p>
          </table:table-cell>
          <table:table-cell office:value-type="float" office:value="0.0497646457113362" calcext:value-type="float">
            <text:p>0.0497646457</text:p>
          </table:table-cell>
        </table:table-row>
        <table:table-row table:style-name="ro1">
          <table:table-cell office:value-type="string" calcext:value-type="string">
            <text:p>Pc20594_g1_i1</text:p>
          </table:table-cell>
          <table:table-cell office:value-type="float" office:value="-3.59850761170133" calcext:value-type="float">
            <text:p>-3.5985076117</text:p>
          </table:table-cell>
          <table:table-cell office:value-type="float" office:value="4.48415842001792" calcext:value-type="float">
            <text:p>4.48415842</text:p>
          </table:table-cell>
          <table:table-cell office:value-type="float" office:value="16.7415338388953" calcext:value-type="float">
            <text:p>16.7415338389</text:p>
          </table:table-cell>
          <table:table-cell office:value-type="float" office:value="0.00135219980903628" calcext:value-type="float">
            <text:p>0.0013521998</text:p>
          </table:table-cell>
          <table:table-cell office:value-type="float" office:value="0.0243493304544997" calcext:value-type="float">
            <text:p>0.0243493305</text:p>
          </table:table-cell>
        </table:table-row>
        <table:table-row table:style-name="ro1">
          <table:table-cell office:value-type="string" calcext:value-type="string">
            <text:p>MTRINITY_DN11665_c0_g1_i1</text:p>
          </table:table-cell>
          <table:table-cell office:value-type="float" office:value="-3.77808746340315" calcext:value-type="float">
            <text:p>-3.7780874634</text:p>
          </table:table-cell>
          <table:table-cell office:value-type="float" office:value="0.762567390614039" calcext:value-type="float">
            <text:p>0.7625673906</text:p>
          </table:table-cell>
          <table:table-cell office:value-type="float" office:value="17.3649374520236" calcext:value-type="float">
            <text:p>17.364937452</text:p>
          </table:table-cell>
          <table:table-cell office:value-type="float" office:value="0.00117700450571355" calcext:value-type="float">
            <text:p>0.0011770045</text:p>
          </table:table-cell>
          <table:table-cell office:value-type="float" office:value="0.0223757576013359" calcext:value-type="float">
            <text:p>0.0223757576</text:p>
          </table:table-cell>
        </table:table-row>
        <table:table-row table:style-name="ro1">
          <table:table-cell office:value-type="string" calcext:value-type="string">
            <text:p>Pc25468_g1_i3</text:p>
          </table:table-cell>
          <table:table-cell office:value-type="float" office:value="-1.76351867008475" calcext:value-type="float">
            <text:p>-1.7635186701</text:p>
          </table:table-cell>
          <table:table-cell office:value-type="float" office:value="2.68861064901127" calcext:value-type="float">
            <text:p>2.688610649</text:p>
          </table:table-cell>
          <table:table-cell office:value-type="float" office:value="12.7644291823253" calcext:value-type="float">
            <text:p>12.7644291823</text:p>
          </table:table-cell>
          <table:table-cell office:value-type="float" office:value="0.0035597598335171" calcext:value-type="float">
            <text:p>0.0035597598</text:p>
          </table:table-cell>
          <table:table-cell office:value-type="float" office:value="0.0451444320585197" calcext:value-type="float">
            <text:p>0.0451444321</text:p>
          </table:table-cell>
        </table:table-row>
        <table:table-row table:style-name="ro1">
          <table:table-cell office:value-type="string" calcext:value-type="string">
            <text:p>Pc31783_g3_i2</text:p>
          </table:table-cell>
          <table:table-cell office:value-type="float" office:value="3.13719273616375" calcext:value-type="float">
            <text:p>3.1371927362</text:p>
          </table:table-cell>
          <table:table-cell office:value-type="float" office:value="0.670389028232717" calcext:value-type="float">
            <text:p>0.6703890282</text:p>
          </table:table-cell>
          <table:table-cell office:value-type="float" office:value="33.6199162550142" calcext:value-type="float">
            <text:p>33.619916255</text:p>
          </table:table-cell>
          <table:table-cell office:value-type="float" office:value="0.0000698118186773541" calcext:value-type="float">
            <text:p>6.98118186773541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STRINITY_DN15016_c0_g1_i1</text:p>
          </table:table-cell>
          <table:table-cell office:value-type="float" office:value="-3.45993456232205" calcext:value-type="float">
            <text:p>-3.4599345623</text:p>
          </table:table-cell>
          <table:table-cell office:value-type="float" office:value="6.3244581957906" calcext:value-type="float">
            <text:p>6.3244581958</text:p>
          </table:table-cell>
          <table:table-cell office:value-type="float" office:value="18.2649174718385" calcext:value-type="float">
            <text:p>18.2649174718</text:p>
          </table:table-cell>
          <table:table-cell office:value-type="float" office:value="0.0009685154631001" calcext:value-type="float">
            <text:p>0.0009685155</text:p>
          </table:table-cell>
          <table:table-cell office:value-type="float" office:value="0.019956462002548" calcext:value-type="float">
            <text:p>0.019956462</text:p>
          </table:table-cell>
        </table:table-row>
        <table:table-row table:style-name="ro1">
          <table:table-cell office:value-type="string" calcext:value-type="string">
            <text:p>MTRINITY_DN8261_c0_g1_i2</text:p>
          </table:table-cell>
          <table:table-cell office:value-type="float" office:value="-4.24756548722459" calcext:value-type="float">
            <text:p>-4.2475654872</text:p>
          </table:table-cell>
          <table:table-cell office:value-type="float" office:value="5.69365750004125" calcext:value-type="float">
            <text:p>5.6936575</text:p>
          </table:table-cell>
          <table:table-cell office:value-type="float" office:value="41.3232608303689" calcext:value-type="float">
            <text:p>41.3232608304</text:p>
          </table:table-cell>
          <table:table-cell office:value-type="float" office:value="0.000025847603649499" calcext:value-type="float">
            <text:p>2.5847603649499E-005</text:p>
          </table:table-cell>
          <table:table-cell office:value-type="float" office:value="0.00299572728320718" calcext:value-type="float">
            <text:p>0.0029957273</text:p>
          </table:table-cell>
        </table:table-row>
        <table:table-row table:style-name="ro1">
          <table:table-cell office:value-type="string" calcext:value-type="string">
            <text:p>STRINITY_DN9250_c0_g3_i1</text:p>
          </table:table-cell>
          <table:table-cell office:value-type="float" office:value="2.34273341572505" calcext:value-type="float">
            <text:p>2.3427334157</text:p>
          </table:table-cell>
          <table:table-cell office:value-type="float" office:value="0.386956502337528" calcext:value-type="float">
            <text:p>0.3869565023</text:p>
          </table:table-cell>
          <table:table-cell office:value-type="float" office:value="24.1519998134685" calcext:value-type="float">
            <text:p>24.1519998135</text:p>
          </table:table-cell>
          <table:table-cell office:value-type="float" office:value="0.00269199710075512" calcext:value-type="float">
            <text:p>0.0026919971</text:p>
          </table:table-cell>
          <table:table-cell office:value-type="float" office:value="0.0377962436718743" calcext:value-type="float">
            <text:p>0.0377962437</text:p>
          </table:table-cell>
        </table:table-row>
        <table:table-row table:style-name="ro1">
          <table:table-cell office:value-type="string" calcext:value-type="string">
            <text:p>MTRINITY_DN16247_c5_g1_i1</text:p>
          </table:table-cell>
          <table:table-cell office:value-type="float" office:value="-3.55112455931246" calcext:value-type="float">
            <text:p>-3.5511245593</text:p>
          </table:table-cell>
          <table:table-cell office:value-type="float" office:value="3.20608049010234" calcext:value-type="float">
            <text:p>3.2060804901</text:p>
          </table:table-cell>
          <table:table-cell office:value-type="float" office:value="33.9090547421766" calcext:value-type="float">
            <text:p>33.9090547422</text:p>
          </table:table-cell>
          <table:table-cell office:value-type="float" office:value="0.0000670555240787962" calcext:value-type="float">
            <text:p>6.70555240787962E-005</text:p>
          </table:table-cell>
          <table:table-cell office:value-type="float" office:value="0.00461668055458098" calcext:value-type="float">
            <text:p>0.0046166806</text:p>
          </table:table-cell>
        </table:table-row>
        <table:table-row table:style-name="ro1">
          <table:table-cell office:value-type="string" calcext:value-type="string">
            <text:p>STRINITY_DN11521_c0_g2_i1</text:p>
          </table:table-cell>
          <table:table-cell office:value-type="float" office:value="1.52978386384496" calcext:value-type="float">
            <text:p>1.5297838638</text:p>
          </table:table-cell>
          <table:table-cell office:value-type="float" office:value="3.04830117730655" calcext:value-type="float">
            <text:p>3.0483011773</text:p>
          </table:table-cell>
          <table:table-cell office:value-type="float" office:value="22.8257326911901" calcext:value-type="float">
            <text:p>22.8257326912</text:p>
          </table:table-cell>
          <table:table-cell office:value-type="float" office:value="0.00233004717808733" calcext:value-type="float">
            <text:p>0.0023300472</text:p>
          </table:table-cell>
          <table:table-cell office:value-type="float" office:value="0.0342691603095666" calcext:value-type="float">
            <text:p>0.0342691603</text:p>
          </table:table-cell>
        </table:table-row>
        <table:table-row table:style-name="ro1">
          <table:table-cell office:value-type="string" calcext:value-type="string">
            <text:p>Pc32591_g3_i1</text:p>
          </table:table-cell>
          <table:table-cell office:value-type="float" office:value="1.96026076969985" calcext:value-type="float">
            <text:p>1.9602607697</text:p>
          </table:table-cell>
          <table:table-cell office:value-type="float" office:value="4.69867719002167" calcext:value-type="float">
            <text:p>4.69867719</text:p>
          </table:table-cell>
          <table:table-cell office:value-type="float" office:value="22.7395560949305" calcext:value-type="float">
            <text:p>22.7395560949</text:p>
          </table:table-cell>
          <table:table-cell office:value-type="float" office:value="0.00039876565766352" calcext:value-type="float">
            <text:p>0.0003987657</text:p>
          </table:table-cell>
          <table:table-cell office:value-type="float" office:value="0.0119821296413849" calcext:value-type="float">
            <text:p>0.0119821296</text:p>
          </table:table-cell>
        </table:table-row>
        <table:table-row table:style-name="ro1">
          <table:table-cell office:value-type="string" calcext:value-type="string">
            <text:p>Pc8923_g1_i1</text:p>
          </table:table-cell>
          <table:table-cell office:value-type="float" office:value="-1.854250575924" calcext:value-type="float">
            <text:p>-1.8542505759</text:p>
          </table:table-cell>
          <table:table-cell office:value-type="float" office:value="1.47617845270727" calcext:value-type="float">
            <text:p>1.4761784527</text:p>
          </table:table-cell>
          <table:table-cell office:value-type="float" office:value="14.2335633596897" calcext:value-type="float">
            <text:p>14.2335633597</text:p>
          </table:table-cell>
          <table:table-cell office:value-type="float" office:value="0.00289549404400835" calcext:value-type="float">
            <text:p>0.002895494</text:p>
          </table:table-cell>
          <table:table-cell office:value-type="float" office:value="0.0395436488685362" calcext:value-type="float">
            <text:p>0.0395436489</text:p>
          </table:table-cell>
        </table:table-row>
        <table:table-row table:style-name="ro1">
          <table:table-cell office:value-type="string" calcext:value-type="string">
            <text:p>STRINITY_DN12295_c0_g1_i2</text:p>
          </table:table-cell>
          <table:table-cell office:value-type="float" office:value="-1.70355161423219" calcext:value-type="float">
            <text:p>-1.7035516142</text:p>
          </table:table-cell>
          <table:table-cell office:value-type="float" office:value="4.31663029611752" calcext:value-type="float">
            <text:p>4.3166302961</text:p>
          </table:table-cell>
          <table:table-cell office:value-type="float" office:value="17.1382043110028" calcext:value-type="float">
            <text:p>17.138204311</text:p>
          </table:table-cell>
          <table:table-cell office:value-type="float" office:value="0.00123748199187367" calcext:value-type="float">
            <text:p>0.001237482</text:p>
          </table:table-cell>
          <table:table-cell office:value-type="float" office:value="0.0231732591591165" calcext:value-type="float">
            <text:p>0.0231732592</text:p>
          </table:table-cell>
        </table:table-row>
        <table:table-row table:style-name="ro1">
          <table:table-cell office:value-type="string" calcext:value-type="string">
            <text:p>MTRINITY_DN10709_c0_g2_i1</text:p>
          </table:table-cell>
          <table:table-cell office:value-type="float" office:value="2.73830942207148" calcext:value-type="float">
            <text:p>2.7383094221</text:p>
          </table:table-cell>
          <table:table-cell office:value-type="float" office:value="5.37001324120929" calcext:value-type="float">
            <text:p>5.3700132412</text:p>
          </table:table-cell>
          <table:table-cell office:value-type="float" office:value="28.6979168887659" calcext:value-type="float">
            <text:p>28.6979168888</text:p>
          </table:table-cell>
          <table:table-cell office:value-type="float" office:value="0.000144687668525564" calcext:value-type="float">
            <text:p>0.0001446877</text:p>
          </table:table-cell>
          <table:table-cell office:value-type="float" office:value="0.00680757748244576" calcext:value-type="float">
            <text:p>0.0068075775</text:p>
          </table:table-cell>
        </table:table-row>
        <table:table-row table:style-name="ro1">
          <table:table-cell office:value-type="string" calcext:value-type="string">
            <text:p>MTRINITY_DN15749_c1_g2_i4</text:p>
          </table:table-cell>
          <table:table-cell office:value-type="float" office:value="2.48481117791968" calcext:value-type="float">
            <text:p>2.4848111779</text:p>
          </table:table-cell>
          <table:table-cell office:value-type="float" office:value="1.75302750961931" calcext:value-type="float">
            <text:p>1.7530275096</text:p>
          </table:table-cell>
          <table:table-cell office:value-type="float" office:value="29.2183586156442" calcext:value-type="float">
            <text:p>29.2183586156</text:p>
          </table:table-cell>
          <table:table-cell office:value-type="float" office:value="0.000155713098111071" calcext:value-type="float">
            <text:p>0.0001557131</text:p>
          </table:table-cell>
          <table:table-cell office:value-type="float" office:value="0.00703945147454537" calcext:value-type="float">
            <text:p>0.0070394515</text:p>
          </table:table-cell>
        </table:table-row>
        <table:table-row table:style-name="ro1">
          <table:table-cell office:value-type="string" calcext:value-type="string">
            <text:p>Pc3962_g1_i1</text:p>
          </table:table-cell>
          <table:table-cell office:value-type="float" office:value="1.92592104271598" calcext:value-type="float">
            <text:p>1.9259210427</text:p>
          </table:table-cell>
          <table:table-cell office:value-type="float" office:value="1.61512484627197" calcext:value-type="float">
            <text:p>1.6151248463</text:p>
          </table:table-cell>
          <table:table-cell office:value-type="float" office:value="18.4313957615116" calcext:value-type="float">
            <text:p>18.4313957615</text:p>
          </table:table-cell>
          <table:table-cell office:value-type="float" office:value="0.00124599376399153" calcext:value-type="float">
            <text:p>0.0012459938</text:p>
          </table:table-cell>
          <table:table-cell office:value-type="float" office:value="0.0232579029187412" calcext:value-type="float">
            <text:p>0.0232579029</text:p>
          </table:table-cell>
        </table:table-row>
        <table:table-row table:style-name="ro1">
          <table:table-cell office:value-type="string" calcext:value-type="string">
            <text:p>MTRINITY_DN17208_c1_g1_i1</text:p>
          </table:table-cell>
          <table:table-cell office:value-type="float" office:value="1.38904440547085" calcext:value-type="float">
            <text:p>1.3890444055</text:p>
          </table:table-cell>
          <table:table-cell office:value-type="float" office:value="4.03119180397891" calcext:value-type="float">
            <text:p>4.031191804</text:p>
          </table:table-cell>
          <table:table-cell office:value-type="float" office:value="22.6617736664992" calcext:value-type="float">
            <text:p>22.6617736665</text:p>
          </table:table-cell>
          <table:table-cell office:value-type="float" office:value="0.00142289431465332" calcext:value-type="float">
            <text:p>0.0014228943</text:p>
          </table:table-cell>
          <table:table-cell office:value-type="float" office:value="0.0250512853590988" calcext:value-type="float">
            <text:p>0.0250512854</text:p>
          </table:table-cell>
        </table:table-row>
        <table:table-row table:style-name="ro1">
          <table:table-cell office:value-type="string" calcext:value-type="string">
            <text:p>MTRINITY_DN17328_c5_g1_i2</text:p>
          </table:table-cell>
          <table:table-cell office:value-type="float" office:value="1.16583192643008" calcext:value-type="float">
            <text:p>1.1658319264</text:p>
          </table:table-cell>
          <table:table-cell office:value-type="float" office:value="5.24983569278263" calcext:value-type="float">
            <text:p>5.2498356928</text:p>
          </table:table-cell>
          <table:table-cell office:value-type="float" office:value="23.5704925554987" calcext:value-type="float">
            <text:p>23.5704925555</text:p>
          </table:table-cell>
          <table:table-cell office:value-type="float" office:value="0.00394033151870085" calcext:value-type="float">
            <text:p>0.0039403315</text:p>
          </table:table-cell>
          <table:table-cell office:value-type="float" office:value="0.0479841263806743" calcext:value-type="float">
            <text:p>0.0479841264</text:p>
          </table:table-cell>
        </table:table-row>
        <table:table-row table:style-name="ro1">
          <table:table-cell office:value-type="string" calcext:value-type="string">
            <text:p>MTRINITY_DN11742_c0_g2_i1</text:p>
          </table:table-cell>
          <table:table-cell office:value-type="float" office:value="-2.784255059591" calcext:value-type="float">
            <text:p>-2.7842550596</text:p>
          </table:table-cell>
          <table:table-cell office:value-type="float" office:value="1.63956221278718" calcext:value-type="float">
            <text:p>1.6395622128</text:p>
          </table:table-cell>
          <table:table-cell office:value-type="float" office:value="12.2835399334494" calcext:value-type="float">
            <text:p>12.2835399334</text:p>
          </table:table-cell>
          <table:table-cell office:value-type="float" office:value="0.00404668582495343" calcext:value-type="float">
            <text:p>0.0040466858</text:p>
          </table:table-cell>
          <table:table-cell office:value-type="float" office:value="0.0489417466129944" calcext:value-type="float">
            <text:p>0.0489417466</text:p>
          </table:table-cell>
        </table:table-row>
        <table:table-row table:style-name="ro1">
          <table:table-cell office:value-type="string" calcext:value-type="string">
            <text:p>MTRINITY_DN12890_c0_g1_i1</text:p>
          </table:table-cell>
          <table:table-cell office:value-type="float" office:value="-3.86894193163402" calcext:value-type="float">
            <text:p>-3.8689419316</text:p>
          </table:table-cell>
          <table:table-cell office:value-type="float" office:value="5.13939427322727" calcext:value-type="float">
            <text:p>5.1393942732</text:p>
          </table:table-cell>
          <table:table-cell office:value-type="float" office:value="21.2666232499855" calcext:value-type="float">
            <text:p>21.26662325</text:p>
          </table:table-cell>
          <table:table-cell office:value-type="float" office:value="0.000526729483221221" calcext:value-type="float">
            <text:p>0.0005267295</text:p>
          </table:table-cell>
          <table:table-cell office:value-type="float" office:value="0.013918455657865" calcext:value-type="float">
            <text:p>0.0139184557</text:p>
          </table:table-cell>
        </table:table-row>
        <table:table-row table:style-name="ro1">
          <table:table-cell office:value-type="string" calcext:value-type="string">
            <text:p>Pc36448_g1_i1</text:p>
          </table:table-cell>
          <table:table-cell office:value-type="float" office:value="1.69071552068965" calcext:value-type="float">
            <text:p>1.6907155207</text:p>
          </table:table-cell>
          <table:table-cell office:value-type="float" office:value="2.41242543388706" calcext:value-type="float">
            <text:p>2.4124254339</text:p>
          </table:table-cell>
          <table:table-cell office:value-type="float" office:value="14.9715032817939" calcext:value-type="float">
            <text:p>14.9715032818</text:p>
          </table:table-cell>
          <table:table-cell office:value-type="float" office:value="0.0020415622625403" calcext:value-type="float">
            <text:p>0.0020415623</text:p>
          </table:table-cell>
          <table:table-cell office:value-type="float" office:value="0.031556959833643" calcext:value-type="float">
            <text:p>0.0315569598</text:p>
          </table:table-cell>
        </table:table-row>
        <table:table-row table:style-name="ro1">
          <table:table-cell office:value-type="string" calcext:value-type="string">
            <text:p>STRINITY_DN6981_c0_g1_i1</text:p>
          </table:table-cell>
          <table:table-cell office:value-type="float" office:value="-5.47236393507613" calcext:value-type="float">
            <text:p>-5.4723639351</text:p>
          </table:table-cell>
          <table:table-cell office:value-type="float" office:value="1.71510189320879" calcext:value-type="float">
            <text:p>1.7151018932</text:p>
          </table:table-cell>
          <table:table-cell office:value-type="float" office:value="33.6176050461316" calcext:value-type="float">
            <text:p>33.6176050461</text:p>
          </table:table-cell>
          <table:table-cell office:value-type="float" office:value="0.0000698343743452849" calcext:value-type="float">
            <text:p>6.98343743452849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MTRINITY_DN15693_c1_g3_i2</text:p>
          </table:table-cell>
          <table:table-cell office:value-type="float" office:value="-1.61503081052801" calcext:value-type="float">
            <text:p>-1.6150308105</text:p>
          </table:table-cell>
          <table:table-cell office:value-type="float" office:value="2.80865488295417" calcext:value-type="float">
            <text:p>2.808654883</text:p>
          </table:table-cell>
          <table:table-cell office:value-type="float" office:value="16.1070148095502" calcext:value-type="float">
            <text:p>16.1070148096</text:p>
          </table:table-cell>
          <table:table-cell office:value-type="float" office:value="0.00167532369332295" calcext:value-type="float">
            <text:p>0.0016753237</text:p>
          </table:table-cell>
          <table:table-cell office:value-type="float" office:value="0.0277537895287904" calcext:value-type="float">
            <text:p>0.0277537895</text:p>
          </table:table-cell>
        </table:table-row>
        <table:table-row table:style-name="ro1">
          <table:table-cell office:value-type="string" calcext:value-type="string">
            <text:p>MTRINITY_DN9599_c0_g1_i1</text:p>
          </table:table-cell>
          <table:table-cell office:value-type="float" office:value="-1.83967494133364" calcext:value-type="float">
            <text:p>-1.8396749413</text:p>
          </table:table-cell>
          <table:table-cell office:value-type="float" office:value="7.74461494213277" calcext:value-type="float">
            <text:p>7.7446149421</text:p>
          </table:table-cell>
          <table:table-cell office:value-type="float" office:value="19.8241439503803" calcext:value-type="float">
            <text:p>19.8241439504</text:p>
          </table:table-cell>
          <table:table-cell office:value-type="float" office:value="0.000700582085167046" calcext:value-type="float">
            <text:p>0.0007005821</text:p>
          </table:table-cell>
          <table:table-cell office:value-type="float" office:value="0.0163403830866701" calcext:value-type="float">
            <text:p>0.0163403831</text:p>
          </table:table-cell>
        </table:table-row>
        <table:table-row table:style-name="ro1">
          <table:table-cell office:value-type="string" calcext:value-type="string">
            <text:p>STRINITY_DN15142_c0_g1_i1</text:p>
          </table:table-cell>
          <table:table-cell office:value-type="float" office:value="-5.11339639099853" calcext:value-type="float">
            <text:p>-5.113396391</text:p>
          </table:table-cell>
          <table:table-cell office:value-type="float" office:value="0.767246602700232" calcext:value-type="float">
            <text:p>0.7672466027</text:p>
          </table:table-cell>
          <table:table-cell office:value-type="float" office:value="22.2766706130059" calcext:value-type="float">
            <text:p>22.276670613</text:p>
          </table:table-cell>
          <table:table-cell office:value-type="float" office:value="0.000434632321997297" calcext:value-type="float">
            <text:p>0.0004346323</text:p>
          </table:table-cell>
          <table:table-cell office:value-type="float" office:value="0.0126055971417535" calcext:value-type="float">
            <text:p>0.0126055971</text:p>
          </table:table-cell>
        </table:table-row>
        <table:table-row table:style-name="ro1">
          <table:table-cell office:value-type="string" calcext:value-type="string">
            <text:p>MTRINITY_DN8541_c0_g2_i1</text:p>
          </table:table-cell>
          <table:table-cell office:value-type="float" office:value="-3.43943051424511" calcext:value-type="float">
            <text:p>-3.4394305142</text:p>
          </table:table-cell>
          <table:table-cell office:value-type="float" office:value="2.04619501397514" calcext:value-type="float">
            <text:p>2.046195014</text:p>
          </table:table-cell>
          <table:table-cell office:value-type="float" office:value="14.9080954710991" calcext:value-type="float">
            <text:p>14.9080954711</text:p>
          </table:table-cell>
          <table:table-cell office:value-type="float" office:value="0.00207300753618629" calcext:value-type="float">
            <text:p>0.0020730075</text:p>
          </table:table-cell>
          <table:table-cell office:value-type="float" office:value="0.031895202573675" calcext:value-type="float">
            <text:p>0.0318952026</text:p>
          </table:table-cell>
        </table:table-row>
        <table:table-row table:style-name="ro1">
          <table:table-cell office:value-type="string" calcext:value-type="string">
            <text:p>STRINITY_DN1653_c0_g2_i1</text:p>
          </table:table-cell>
          <table:table-cell office:value-type="float" office:value="-2.81625899994274" calcext:value-type="float">
            <text:p>-2.8162589999</text:p>
          </table:table-cell>
          <table:table-cell office:value-type="float" office:value="2.58756127303432" calcext:value-type="float">
            <text:p>2.587561273</text:p>
          </table:table-cell>
          <table:table-cell office:value-type="float" office:value="25.0408895660458" calcext:value-type="float">
            <text:p>25.040889566</text:p>
          </table:table-cell>
          <table:table-cell office:value-type="float" office:value="0.000264287442272728" calcext:value-type="float">
            <text:p>0.0002642874</text:p>
          </table:table-cell>
          <table:table-cell office:value-type="float" office:value="0.00953389081685033" calcext:value-type="float">
            <text:p>0.0095338908</text:p>
          </table:table-cell>
        </table:table-row>
        <table:table-row table:style-name="ro1">
          <table:table-cell office:value-type="string" calcext:value-type="string">
            <text:p>MTRINITY_DN12083_c0_g3_i6</text:p>
          </table:table-cell>
          <table:table-cell office:value-type="float" office:value="-2.825767289495" calcext:value-type="float">
            <text:p>-2.8257672895</text:p>
          </table:table-cell>
          <table:table-cell office:value-type="float" office:value="3.63782913706988" calcext:value-type="float">
            <text:p>3.6378291371</text:p>
          </table:table-cell>
          <table:table-cell office:value-type="float" office:value="13.702149779822" calcext:value-type="float">
            <text:p>13.7021497798</text:p>
          </table:table-cell>
          <table:table-cell office:value-type="float" office:value="0.00279334792983139" calcext:value-type="float">
            <text:p>0.0027933479</text:p>
          </table:table-cell>
          <table:table-cell office:value-type="float" office:value="0.0386765305155344" calcext:value-type="float">
            <text:p>0.0386765305</text:p>
          </table:table-cell>
        </table:table-row>
        <table:table-row table:style-name="ro1">
          <table:table-cell office:value-type="string" calcext:value-type="string">
            <text:p>STRINITY_DN9121_c0_g1_i2</text:p>
          </table:table-cell>
          <table:table-cell office:value-type="float" office:value="-3.8034759272594" calcext:value-type="float">
            <text:p>-3.8034759273</text:p>
          </table:table-cell>
          <table:table-cell office:value-type="float" office:value="2.94548937815477" calcext:value-type="float">
            <text:p>2.9454893782</text:p>
          </table:table-cell>
          <table:table-cell office:value-type="float" office:value="29.2292976350345" calcext:value-type="float">
            <text:p>29.229297635</text:p>
          </table:table-cell>
          <table:table-cell office:value-type="float" office:value="0.000133177411504776" calcext:value-type="float">
            <text:p>0.0001331774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STRINITY_DN6629_c0_g2_i1</text:p>
          </table:table-cell>
          <table:table-cell office:value-type="float" office:value="-2.85852111322273" calcext:value-type="float">
            <text:p>-2.8585211132</text:p>
          </table:table-cell>
          <table:table-cell office:value-type="float" office:value="3.57489774288101" calcext:value-type="float">
            <text:p>3.5748977429</text:p>
          </table:table-cell>
          <table:table-cell office:value-type="float" office:value="38.4944743397993" calcext:value-type="float">
            <text:p>38.4944743398</text:p>
          </table:table-cell>
          <table:table-cell office:value-type="float" office:value="0.0000365637354778978" calcext:value-type="float">
            <text:p>3.65637354778978E-005</text:p>
          </table:table-cell>
          <table:table-cell office:value-type="float" office:value="0.00340824956016166" calcext:value-type="float">
            <text:p>0.0034082496</text:p>
          </table:table-cell>
        </table:table-row>
        <table:table-row table:style-name="ro1">
          <table:table-cell office:value-type="string" calcext:value-type="string">
            <text:p>MTRINITY_DN12119_c2_g1_i3</text:p>
          </table:table-cell>
          <table:table-cell office:value-type="float" office:value="-2.96249385719384" calcext:value-type="float">
            <text:p>-2.9624938572</text:p>
          </table:table-cell>
          <table:table-cell office:value-type="float" office:value="3.16981444449159" calcext:value-type="float">
            <text:p>3.1698144445</text:p>
          </table:table-cell>
          <table:table-cell office:value-type="float" office:value="16.6554498238539" calcext:value-type="float">
            <text:p>16.6554498239</text:p>
          </table:table-cell>
          <table:table-cell office:value-type="float" office:value="0.00137870147407676" calcext:value-type="float">
            <text:p>0.0013787015</text:p>
          </table:table-cell>
          <table:table-cell office:value-type="float" office:value="0.0246932343966803" calcext:value-type="float">
            <text:p>0.0246932344</text:p>
          </table:table-cell>
        </table:table-row>
        <table:table-row table:style-name="ro1">
          <table:table-cell office:value-type="string" calcext:value-type="string">
            <text:p>Pc19739_g1_i2</text:p>
          </table:table-cell>
          <table:table-cell office:value-type="float" office:value="-5.32533856460016" calcext:value-type="float">
            <text:p>-5.3253385646</text:p>
          </table:table-cell>
          <table:table-cell office:value-type="float" office:value="0.355119597174486" calcext:value-type="float">
            <text:p>0.3551195972</text:p>
          </table:table-cell>
          <table:table-cell office:value-type="float" office:value="17.263989272203" calcext:value-type="float">
            <text:p>17.2639892722</text:p>
          </table:table-cell>
          <table:table-cell office:value-type="float" office:value="0.00120349636194682" calcext:value-type="float">
            <text:p>0.0012034964</text:p>
          </table:table-cell>
          <table:table-cell office:value-type="float" office:value="0.0227354020093893" calcext:value-type="float">
            <text:p>0.022735402</text:p>
          </table:table-cell>
        </table:table-row>
        <table:table-row table:style-name="ro1">
          <table:table-cell office:value-type="string" calcext:value-type="string">
            <text:p>Pc32447_g1_i1</text:p>
          </table:table-cell>
          <table:table-cell office:value-type="float" office:value="-2.00245188315375" calcext:value-type="float">
            <text:p>-2.0024518832</text:p>
          </table:table-cell>
          <table:table-cell office:value-type="float" office:value="2.24178721415446" calcext:value-type="float">
            <text:p>2.2417872142</text:p>
          </table:table-cell>
          <table:table-cell office:value-type="float" office:value="12.4941162525056" calcext:value-type="float">
            <text:p>12.4941162525</text:p>
          </table:table-cell>
          <table:table-cell office:value-type="float" office:value="0.00382448413959641" calcext:value-type="float">
            <text:p>0.0038244841</text:p>
          </table:table-cell>
          <table:table-cell office:value-type="float" office:value="0.047085417371809" calcext:value-type="float">
            <text:p>0.0470854174</text:p>
          </table:table-cell>
        </table:table-row>
        <table:table-row table:style-name="ro1">
          <table:table-cell office:value-type="string" calcext:value-type="string">
            <text:p>MTRINITY_DN9398_c0_g1_i1</text:p>
          </table:table-cell>
          <table:table-cell office:value-type="float" office:value="2.43824687965639" calcext:value-type="float">
            <text:p>2.4382468797</text:p>
          </table:table-cell>
          <table:table-cell office:value-type="float" office:value="9.59212353441713" calcext:value-type="float">
            <text:p>9.5921235344</text:p>
          </table:table-cell>
          <table:table-cell office:value-type="float" office:value="68.2192024674282" calcext:value-type="float">
            <text:p>68.2192024674</text:p>
          </table:table-cell>
          <table:table-cell office:value-type="float" office:value="0.00000193528154578611" calcext:value-type="float">
            <text:p>1.93528154578611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STRINITY_DN8015_c0_g1_i1</text:p>
          </table:table-cell>
          <table:table-cell office:value-type="float" office:value="1.66884356872861" calcext:value-type="float">
            <text:p>1.6688435687</text:p>
          </table:table-cell>
          <table:table-cell office:value-type="float" office:value="5.30119983960255" calcext:value-type="float">
            <text:p>5.3011998396</text:p>
          </table:table-cell>
          <table:table-cell office:value-type="float" office:value="32.5998330422192" calcext:value-type="float">
            <text:p>32.5998330422</text:p>
          </table:table-cell>
          <table:table-cell office:value-type="float" office:value="0.0000806425311163257" calcext:value-type="float">
            <text:p>8.06425311163257E-005</text:p>
          </table:table-cell>
          <table:table-cell office:value-type="float" office:value="0.00496044441887673" calcext:value-type="float">
            <text:p>0.0049604444</text:p>
          </table:table-cell>
        </table:table-row>
        <table:table-row table:style-name="ro1">
          <table:table-cell office:value-type="string" calcext:value-type="string">
            <text:p>Pc20762_g1_i1</text:p>
          </table:table-cell>
          <table:table-cell office:value-type="float" office:value="-1.88571546910394" calcext:value-type="float">
            <text:p>-1.8857154691</text:p>
          </table:table-cell>
          <table:table-cell office:value-type="float" office:value="8.37091877898782" calcext:value-type="float">
            <text:p>8.370918779</text:p>
          </table:table-cell>
          <table:table-cell office:value-type="float" office:value="24.4833843170271" calcext:value-type="float">
            <text:p>24.483384317</text:p>
          </table:table-cell>
          <table:table-cell office:value-type="float" office:value="0.00029126052990156" calcext:value-type="float">
            <text:p>0.0002912605</text:p>
          </table:table-cell>
          <table:table-cell office:value-type="float" office:value="0.0100032521621792" calcext:value-type="float">
            <text:p>0.0100032522</text:p>
          </table:table-cell>
        </table:table-row>
        <table:table-row table:style-name="ro1">
          <table:table-cell office:value-type="string" calcext:value-type="string">
            <text:p>Pc30733_g2_i3</text:p>
          </table:table-cell>
          <table:table-cell office:value-type="float" office:value="-2.64575414939845" calcext:value-type="float">
            <text:p>-2.6457541494</text:p>
          </table:table-cell>
          <table:table-cell office:value-type="float" office:value="6.22610812369542" calcext:value-type="float">
            <text:p>6.2261081237</text:p>
          </table:table-cell>
          <table:table-cell office:value-type="float" office:value="17.6575053541607" calcext:value-type="float">
            <text:p>17.6575053542</text:p>
          </table:table-cell>
          <table:table-cell office:value-type="float" office:value="0.00110397180049048" calcext:value-type="float">
            <text:p>0.0011039718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Pc8481_g1_i1</text:p>
          </table:table-cell>
          <table:table-cell office:value-type="float" office:value="1.69693272193244" calcext:value-type="float">
            <text:p>1.6969327219</text:p>
          </table:table-cell>
          <table:table-cell office:value-type="float" office:value="2.44429219463135" calcext:value-type="float">
            <text:p>2.4442921946</text:p>
          </table:table-cell>
          <table:table-cell office:value-type="float" office:value="31.4847368413556" calcext:value-type="float">
            <text:p>31.4847368414</text:p>
          </table:table-cell>
          <table:table-cell office:value-type="float" office:value="0.00178149688825206" calcext:value-type="float">
            <text:p>0.0017814969</text:p>
          </table:table-cell>
          <table:table-cell office:value-type="float" office:value="0.0289064722116489" calcext:value-type="float">
            <text:p>0.0289064722</text:p>
          </table:table-cell>
        </table:table-row>
        <table:table-row table:style-name="ro1">
          <table:table-cell office:value-type="string" calcext:value-type="string">
            <text:p>MTRINITY_DN11283_c0_g2_i1</text:p>
          </table:table-cell>
          <table:table-cell office:value-type="float" office:value="6.05432803208454" calcext:value-type="float">
            <text:p>6.0543280321</text:p>
          </table:table-cell>
          <table:table-cell office:value-type="float" office:value="0.444554396463951" calcext:value-type="float">
            <text:p>0.4445543965</text:p>
          </table:table-cell>
          <table:table-cell office:value-type="float" office:value="12.6797128650663" calcext:value-type="float">
            <text:p>12.6797128651</text:p>
          </table:table-cell>
          <table:table-cell office:value-type="float" office:value="0.00364035828589358" calcext:value-type="float">
            <text:p>0.0036403583</text:p>
          </table:table-cell>
          <table:table-cell office:value-type="float" office:value="0.0456908959446203" calcext:value-type="float">
            <text:p>0.0456908959</text:p>
          </table:table-cell>
        </table:table-row>
        <table:table-row table:style-name="ro1">
          <table:table-cell office:value-type="string" calcext:value-type="string">
            <text:p>Pc32629_g2_i1</text:p>
          </table:table-cell>
          <table:table-cell office:value-type="float" office:value="2.01581931667665" calcext:value-type="float">
            <text:p>2.0158193167</text:p>
          </table:table-cell>
          <table:table-cell office:value-type="float" office:value="4.0729675777636" calcext:value-type="float">
            <text:p>4.0729675778</text:p>
          </table:table-cell>
          <table:table-cell office:value-type="float" office:value="17.7103391209447" calcext:value-type="float">
            <text:p>17.7103391209</text:p>
          </table:table-cell>
          <table:table-cell office:value-type="float" office:value="0.00109135170522002" calcext:value-type="float">
            <text:p>0.0010913517</text:p>
          </table:table-cell>
          <table:table-cell office:value-type="float" office:value="0.0213378611627585" calcext:value-type="float">
            <text:p>0.0213378612</text:p>
          </table:table-cell>
        </table:table-row>
        <table:table-row table:style-name="ro1">
          <table:table-cell office:value-type="string" calcext:value-type="string">
            <text:p>MTRINITY_DN15672_c1_g1_i2</text:p>
          </table:table-cell>
          <table:table-cell office:value-type="float" office:value="1.91954247368947" calcext:value-type="float">
            <text:p>1.9195424737</text:p>
          </table:table-cell>
          <table:table-cell office:value-type="float" office:value="3.99460042796248" calcext:value-type="float">
            <text:p>3.994600428</text:p>
          </table:table-cell>
          <table:table-cell office:value-type="float" office:value="22.7107695690183" calcext:value-type="float">
            <text:p>22.710769569</text:p>
          </table:table-cell>
          <table:table-cell office:value-type="float" office:value="0.00040089333601088" calcext:value-type="float">
            <text:p>0.0004008933</text:p>
          </table:table-cell>
          <table:table-cell office:value-type="float" office:value="0.0120099961680385" calcext:value-type="float">
            <text:p>0.0120099962</text:p>
          </table:table-cell>
        </table:table-row>
        <table:table-row table:style-name="ro1">
          <table:table-cell office:value-type="string" calcext:value-type="string">
            <text:p>STRINITY_DN12999_c2_g1_i1</text:p>
          </table:table-cell>
          <table:table-cell office:value-type="float" office:value="1.83998305302436" calcext:value-type="float">
            <text:p>1.839983053</text:p>
          </table:table-cell>
          <table:table-cell office:value-type="float" office:value="4.30457317266907" calcext:value-type="float">
            <text:p>4.3045731727</text:p>
          </table:table-cell>
          <table:table-cell office:value-type="float" office:value="31.473544404251" calcext:value-type="float">
            <text:p>31.4735444043</text:p>
          </table:table-cell>
          <table:table-cell office:value-type="float" office:value="0.000094937868088126" calcext:value-type="float">
            <text:p>9.4937868088126E-005</text:p>
          </table:table-cell>
          <table:table-cell office:value-type="float" office:value="0.00541795612978967" calcext:value-type="float">
            <text:p>0.0054179561</text:p>
          </table:table-cell>
        </table:table-row>
        <table:table-row table:style-name="ro1">
          <table:table-cell office:value-type="string" calcext:value-type="string">
            <text:p>MTRINITY_DN16675_c0_g1_i1</text:p>
          </table:table-cell>
          <table:table-cell office:value-type="float" office:value="-1.57509826501899" calcext:value-type="float">
            <text:p>-1.575098265</text:p>
          </table:table-cell>
          <table:table-cell office:value-type="float" office:value="3.55902432179271" calcext:value-type="float">
            <text:p>3.5590243218</text:p>
          </table:table-cell>
          <table:table-cell office:value-type="float" office:value="12.4137652008993" calcext:value-type="float">
            <text:p>12.4137652009</text:p>
          </table:table-cell>
          <table:table-cell office:value-type="float" office:value="0.00390755068264064" calcext:value-type="float">
            <text:p>0.0039075507</text:p>
          </table:table-cell>
          <table:table-cell office:value-type="float" office:value="0.0477398682912116" calcext:value-type="float">
            <text:p>0.0477398683</text:p>
          </table:table-cell>
        </table:table-row>
        <table:table-row table:style-name="ro1">
          <table:table-cell office:value-type="string" calcext:value-type="string">
            <text:p>STRINITY_DN5241_c0_g1_i2</text:p>
          </table:table-cell>
          <table:table-cell office:value-type="float" office:value="-4.4176292178769" calcext:value-type="float">
            <text:p>-4.4176292179</text:p>
          </table:table-cell>
          <table:table-cell office:value-type="float" office:value="5.21215149048962" calcext:value-type="float">
            <text:p>5.2121514905</text:p>
          </table:table-cell>
          <table:table-cell office:value-type="float" office:value="49.1287618555944" calcext:value-type="float">
            <text:p>49.1287618556</text:p>
          </table:table-cell>
          <table:table-cell office:value-type="float" office:value="0.0000108485691162024" calcext:value-type="float">
            <text:p>1.08485691162024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MTRINITY_DN16777_c2_g1_i1</text:p>
          </table:table-cell>
          <table:table-cell office:value-type="float" office:value="-1.56278024427794" calcext:value-type="float">
            <text:p>-1.5627802443</text:p>
          </table:table-cell>
          <table:table-cell office:value-type="float" office:value="5.20822450906067" calcext:value-type="float">
            <text:p>5.2082245091</text:p>
          </table:table-cell>
          <table:table-cell office:value-type="float" office:value="16.6353625736427" calcext:value-type="float">
            <text:p>16.6353625736</text:p>
          </table:table-cell>
          <table:table-cell office:value-type="float" office:value="0.00138497210024788" calcext:value-type="float">
            <text:p>0.0013849721</text:p>
          </table:table-cell>
          <table:table-cell office:value-type="float" office:value="0.0247170299974044" calcext:value-type="float">
            <text:p>0.02471703</text:p>
          </table:table-cell>
        </table:table-row>
        <table:table-row table:style-name="ro1">
          <table:table-cell office:value-type="string" calcext:value-type="string">
            <text:p>MTRINITY_DN6820_c0_g1_i1</text:p>
          </table:table-cell>
          <table:table-cell office:value-type="float" office:value="4.90911082312444" calcext:value-type="float">
            <text:p>4.9091108231</text:p>
          </table:table-cell>
          <table:table-cell office:value-type="float" office:value="5.65467044090127" calcext:value-type="float">
            <text:p>5.6546704409</text:p>
          </table:table-cell>
          <table:table-cell office:value-type="float" office:value="39.7178598454913" calcext:value-type="float">
            <text:p>39.7178598455</text:p>
          </table:table-cell>
          <table:table-cell office:value-type="float" office:value="0.0000313965613179431" calcext:value-type="float">
            <text:p>3.13965613179431E-005</text:p>
          </table:table-cell>
          <table:table-cell office:value-type="float" office:value="0.00327229805371406" calcext:value-type="float">
            <text:p>0.0032722981</text:p>
          </table:table-cell>
        </table:table-row>
        <table:table-row table:style-name="ro1">
          <table:table-cell office:value-type="string" calcext:value-type="string">
            <text:p>MTRINITY_DN17058_c1_g1_i13</text:p>
          </table:table-cell>
          <table:table-cell office:value-type="float" office:value="-3.0097903764716" calcext:value-type="float">
            <text:p>-3.0097903765</text:p>
          </table:table-cell>
          <table:table-cell office:value-type="float" office:value="1.55873844211383" calcext:value-type="float">
            <text:p>1.5587384421</text:p>
          </table:table-cell>
          <table:table-cell office:value-type="float" office:value="12.5910225755728" calcext:value-type="float">
            <text:p>12.5910225756</text:p>
          </table:table-cell>
          <table:table-cell office:value-type="float" office:value="0.0037270256339872" calcext:value-type="float">
            <text:p>0.0037270256</text:p>
          </table:table-cell>
          <table:table-cell office:value-type="float" office:value="0.046444333372356" calcext:value-type="float">
            <text:p>0.0464443334</text:p>
          </table:table-cell>
        </table:table-row>
        <table:table-row table:style-name="ro1">
          <table:table-cell office:value-type="string" calcext:value-type="string">
            <text:p>STRINITY_DN7111_c0_g1_i1</text:p>
          </table:table-cell>
          <table:table-cell office:value-type="float" office:value="1.82670535923777" calcext:value-type="float">
            <text:p>1.8267053592</text:p>
          </table:table-cell>
          <table:table-cell office:value-type="float" office:value="6.03190011735593" calcext:value-type="float">
            <text:p>6.0319001174</text:p>
          </table:table-cell>
          <table:table-cell office:value-type="float" office:value="46.6247242758315" calcext:value-type="float">
            <text:p>46.6247242758</text:p>
          </table:table-cell>
          <table:table-cell office:value-type="float" office:value="0.0000141497823881097" calcext:value-type="float">
            <text:p>1.41497823881097E-005</text:p>
          </table:table-cell>
          <table:table-cell office:value-type="float" office:value="0.00244108142371424" calcext:value-type="float">
            <text:p>0.0024410814</text:p>
          </table:table-cell>
        </table:table-row>
        <table:table-row table:style-name="ro1">
          <table:table-cell office:value-type="string" calcext:value-type="string">
            <text:p>STRINITY_DN10215_c1_g1_i1</text:p>
          </table:table-cell>
          <table:table-cell office:value-type="float" office:value="-3.89456637352506" calcext:value-type="float">
            <text:p>-3.8945663735</text:p>
          </table:table-cell>
          <table:table-cell office:value-type="float" office:value="2.07226262582918" calcext:value-type="float">
            <text:p>2.0722626258</text:p>
          </table:table-cell>
          <table:table-cell office:value-type="float" office:value="19.8175312168974" calcext:value-type="float">
            <text:p>19.8175312169</text:p>
          </table:table-cell>
          <table:table-cell office:value-type="float" office:value="0.00070152027894133" calcext:value-type="float">
            <text:p>0.0007015203</text:p>
          </table:table-cell>
          <table:table-cell office:value-type="float" office:value="0.0163495619047056" calcext:value-type="float">
            <text:p>0.0163495619</text:p>
          </table:table-cell>
        </table:table-row>
        <table:table-row table:style-name="ro1">
          <table:table-cell office:value-type="string" calcext:value-type="string">
            <text:p>MTRINITY_DN15461_c1_g2_i1</text:p>
          </table:table-cell>
          <table:table-cell office:value-type="float" office:value="-2.82933367880762" calcext:value-type="float">
            <text:p>-2.8293336788</text:p>
          </table:table-cell>
          <table:table-cell office:value-type="float" office:value="3.33844695364169" calcext:value-type="float">
            <text:p>3.3384469536</text:p>
          </table:table-cell>
          <table:table-cell office:value-type="float" office:value="31.1647740152152" calcext:value-type="float">
            <text:p>31.1647740152</text:p>
          </table:table-cell>
          <table:table-cell office:value-type="float" office:value="0.0000993566893973157" calcext:value-type="float">
            <text:p>9.93566893973157E-005</text:p>
          </table:table-cell>
          <table:table-cell office:value-type="float" office:value="0.00558983807643656" calcext:value-type="float">
            <text:p>0.0055898381</text:p>
          </table:table-cell>
        </table:table-row>
        <table:table-row table:style-name="ro1">
          <table:table-cell office:value-type="string" calcext:value-type="string">
            <text:p>STRINITY_DN11750_c0_g1_i1</text:p>
          </table:table-cell>
          <table:table-cell office:value-type="float" office:value="-1.44667332269818" calcext:value-type="float">
            <text:p>-1.4466733227</text:p>
          </table:table-cell>
          <table:table-cell office:value-type="float" office:value="5.79331062681962" calcext:value-type="float">
            <text:p>5.7933106268</text:p>
          </table:table-cell>
          <table:table-cell office:value-type="float" office:value="17.8193724878032" calcext:value-type="float">
            <text:p>17.8193724878</text:p>
          </table:table-cell>
          <table:table-cell office:value-type="float" office:value="0.00106583379591985" calcext:value-type="float">
            <text:p>0.0010658338</text:p>
          </table:table-cell>
          <table:table-cell office:value-type="float" office:value="0.0210904409267779" calcext:value-type="float">
            <text:p>0.0210904409</text:p>
          </table:table-cell>
        </table:table-row>
        <table:table-row table:style-name="ro1">
          <table:table-cell office:value-type="string" calcext:value-type="string">
            <text:p>Pc29396_g1_i2</text:p>
          </table:table-cell>
          <table:table-cell office:value-type="float" office:value="1.68397079229578" calcext:value-type="float">
            <text:p>1.6839707923</text:p>
          </table:table-cell>
          <table:table-cell office:value-type="float" office:value="3.10911988093849" calcext:value-type="float">
            <text:p>3.1091198809</text:p>
          </table:table-cell>
          <table:table-cell office:value-type="float" office:value="18.8670748750035" calcext:value-type="float">
            <text:p>18.867074875</text:p>
          </table:table-cell>
          <table:table-cell office:value-type="float" office:value="0.000852929019224101" calcext:value-type="float">
            <text:p>0.000852929</text:p>
          </table:table-cell>
          <table:table-cell office:value-type="float" office:value="0.0183931201861128" calcext:value-type="float">
            <text:p>0.0183931202</text:p>
          </table:table-cell>
        </table:table-row>
        <table:table-row table:style-name="ro1">
          <table:table-cell office:value-type="string" calcext:value-type="string">
            <text:p>STRINITY_DN6456_c0_g1_i2</text:p>
          </table:table-cell>
          <table:table-cell office:value-type="float" office:value="-4.14256830305974" calcext:value-type="float">
            <text:p>-4.1425683031</text:p>
          </table:table-cell>
          <table:table-cell office:value-type="float" office:value="7.96135823004161" calcext:value-type="float">
            <text:p>7.96135823</text:p>
          </table:table-cell>
          <table:table-cell office:value-type="float" office:value="49.2821125462823" calcext:value-type="float">
            <text:p>49.2821125463</text:p>
          </table:table-cell>
          <table:table-cell office:value-type="float" office:value="0.0000106773291405848" calcext:value-type="float">
            <text:p>1.06773291405848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Pc32012_g5_i2</text:p>
          </table:table-cell>
          <table:table-cell office:value-type="float" office:value="1.95659272668653" calcext:value-type="float">
            <text:p>1.9565927267</text:p>
          </table:table-cell>
          <table:table-cell office:value-type="float" office:value="3.13491103953585" calcext:value-type="float">
            <text:p>3.1349110395</text:p>
          </table:table-cell>
          <table:table-cell office:value-type="float" office:value="41.8376709256609" calcext:value-type="float">
            <text:p>41.8376709257</text:p>
          </table:table-cell>
          <table:table-cell office:value-type="float" office:value="0.0000527950963742554" calcext:value-type="float">
            <text:p>5.27950963742554E-005</text:p>
          </table:table-cell>
          <table:table-cell office:value-type="float" office:value="0.00410570777969533" calcext:value-type="float">
            <text:p>0.0041057078</text:p>
          </table:table-cell>
        </table:table-row>
        <table:table-row table:style-name="ro1">
          <table:table-cell office:value-type="string" calcext:value-type="string">
            <text:p>STRINITY_DN7337_c0_g1_i1</text:p>
          </table:table-cell>
          <table:table-cell office:value-type="float" office:value="1.18682957391996" calcext:value-type="float">
            <text:p>1.1868295739</text:p>
          </table:table-cell>
          <table:table-cell office:value-type="float" office:value="6.53610221120292" calcext:value-type="float">
            <text:p>6.5361022112</text:p>
          </table:table-cell>
          <table:table-cell office:value-type="float" office:value="26.8325804420925" calcext:value-type="float">
            <text:p>26.8325804421</text:p>
          </table:table-cell>
          <table:table-cell office:value-type="float" office:value="0.00334604889254118" calcext:value-type="float">
            <text:p>0.0033460489</text:p>
          </table:table-cell>
          <table:table-cell office:value-type="float" office:value="0.0434436399897496" calcext:value-type="float">
            <text:p>0.04344364</text:p>
          </table:table-cell>
        </table:table-row>
        <table:table-row table:style-name="ro1">
          <table:table-cell office:value-type="string" calcext:value-type="string">
            <text:p>MTRINITY_DN15273_c1_g3_i1</text:p>
          </table:table-cell>
          <table:table-cell office:value-type="float" office:value="7.10696452863384" calcext:value-type="float">
            <text:p>7.1069645286</text:p>
          </table:table-cell>
          <table:table-cell office:value-type="float" office:value="-0.740573860680173" calcext:value-type="float">
            <text:p>-0.7405738607</text:p>
          </table:table-cell>
          <table:table-cell office:value-type="float" office:value="13.0775167958211" calcext:value-type="float">
            <text:p>13.0775167958</text:p>
          </table:table-cell>
          <table:table-cell office:value-type="float" office:value="0.00372314571158114" calcext:value-type="float">
            <text:p>0.0037231457</text:p>
          </table:table-cell>
          <table:table-cell office:value-type="float" office:value="0.0464318188492906" calcext:value-type="float">
            <text:p>0.0464318188</text:p>
          </table:table-cell>
        </table:table-row>
        <table:table-row table:style-name="ro1">
          <table:table-cell office:value-type="string" calcext:value-type="string">
            <text:p>MTRINITY_DN13240_c0_g1_i1</text:p>
          </table:table-cell>
          <table:table-cell office:value-type="float" office:value="-3.92098732093781" calcext:value-type="float">
            <text:p>-3.9209873209</text:p>
          </table:table-cell>
          <table:table-cell office:value-type="float" office:value="6.13048801327829" calcext:value-type="float">
            <text:p>6.1304880133</text:p>
          </table:table-cell>
          <table:table-cell office:value-type="float" office:value="38.4829060976219" calcext:value-type="float">
            <text:p>38.4829060976</text:p>
          </table:table-cell>
          <table:table-cell office:value-type="float" office:value="0.0000366171025970124" calcext:value-type="float">
            <text:p>3.66171025970124E-005</text:p>
          </table:table-cell>
          <table:table-cell office:value-type="float" office:value="0.00340824956016166" calcext:value-type="float">
            <text:p>0.0034082496</text:p>
          </table:table-cell>
        </table:table-row>
        <table:table-row table:style-name="ro1">
          <table:table-cell office:value-type="string" calcext:value-type="string">
            <text:p>MTRINITY_DN10694_c0_g1_i1</text:p>
          </table:table-cell>
          <table:table-cell office:value-type="float" office:value="3.7646623852449" calcext:value-type="float">
            <text:p>3.7646623852</text:p>
          </table:table-cell>
          <table:table-cell office:value-type="float" office:value="0.148170223882542" calcext:value-type="float">
            <text:p>0.1481702239</text:p>
          </table:table-cell>
          <table:table-cell office:value-type="float" office:value="27.8348427048417" calcext:value-type="float">
            <text:p>27.8348427048</text:p>
          </table:table-cell>
          <table:table-cell office:value-type="float" office:value="0.000165936675126315" calcext:value-type="float">
            <text:p>0.0001659367</text:p>
          </table:table-cell>
          <table:table-cell office:value-type="float" office:value="0.00726906590390797" calcext:value-type="float">
            <text:p>0.0072690659</text:p>
          </table:table-cell>
        </table:table-row>
        <table:table-row table:style-name="ro1">
          <table:table-cell office:value-type="string" calcext:value-type="string">
            <text:p>STRINITY_DN4896_c0_g2_i1</text:p>
          </table:table-cell>
          <table:table-cell office:value-type="float" office:value="2.04088402721756" calcext:value-type="float">
            <text:p>2.0408840272</text:p>
          </table:table-cell>
          <table:table-cell office:value-type="float" office:value="3.59854784533124" calcext:value-type="float">
            <text:p>3.5985478453</text:p>
          </table:table-cell>
          <table:table-cell office:value-type="float" office:value="54.6113324145553" calcext:value-type="float">
            <text:p>54.6113324146</text:p>
          </table:table-cell>
          <table:table-cell office:value-type="float" office:value="0.0000103747308977657" calcext:value-type="float">
            <text:p>1.03747308977657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MTRINITY_DN11502_c0_g1_i1</text:p>
          </table:table-cell>
          <table:table-cell office:value-type="float" office:value="1.28154172704135" calcext:value-type="float">
            <text:p>1.281541727</text:p>
          </table:table-cell>
          <table:table-cell office:value-type="float" office:value="7.27805708081127" calcext:value-type="float">
            <text:p>7.2780570808</text:p>
          </table:table-cell>
          <table:table-cell office:value-type="float" office:value="24.6505870789198" calcext:value-type="float">
            <text:p>24.6505870789</text:p>
          </table:table-cell>
          <table:table-cell office:value-type="float" office:value="0.00165895044857874" calcext:value-type="float">
            <text:p>0.0016589504</text:p>
          </table:table-cell>
          <table:table-cell office:value-type="float" office:value="0.027543348764069" calcext:value-type="float">
            <text:p>0.0275433488</text:p>
          </table:table-cell>
        </table:table-row>
        <table:table-row table:style-name="ro1">
          <table:table-cell office:value-type="string" calcext:value-type="string">
            <text:p>Pc30477_g1_i1</text:p>
          </table:table-cell>
          <table:table-cell office:value-type="float" office:value="2.43978009916954" calcext:value-type="float">
            <text:p>2.4397800992</text:p>
          </table:table-cell>
          <table:table-cell office:value-type="float" office:value="4.75549214493002" calcext:value-type="float">
            <text:p>4.7554921449</text:p>
          </table:table-cell>
          <table:table-cell office:value-type="float" office:value="14.6529552762014" calcext:value-type="float">
            <text:p>14.6529552762</text:p>
          </table:table-cell>
          <table:table-cell office:value-type="float" office:value="0.00220536747428507" calcext:value-type="float">
            <text:p>0.0022053675</text:p>
          </table:table-cell>
          <table:table-cell office:value-type="float" office:value="0.0332090273134582" calcext:value-type="float">
            <text:p>0.0332090273</text:p>
          </table:table-cell>
        </table:table-row>
        <table:table-row table:style-name="ro1">
          <table:table-cell office:value-type="string" calcext:value-type="string">
            <text:p>Pc24534_g3_i3</text:p>
          </table:table-cell>
          <table:table-cell office:value-type="float" office:value="-7.39402801451129" calcext:value-type="float">
            <text:p>-7.3940280145</text:p>
          </table:table-cell>
          <table:table-cell office:value-type="float" office:value="-0.623505964619364" calcext:value-type="float">
            <text:p>-0.6235059646</text:p>
          </table:table-cell>
          <table:table-cell office:value-type="float" office:value="16.2006166592068" calcext:value-type="float">
            <text:p>16.2006166592</text:p>
          </table:table-cell>
          <table:table-cell office:value-type="float" office:value="0.00179619757002068" calcext:value-type="float">
            <text:p>0.0017961976</text:p>
          </table:table-cell>
          <table:table-cell office:value-type="float" office:value="0.0290821244103996" calcext:value-type="float">
            <text:p>0.0290821244</text:p>
          </table:table-cell>
        </table:table-row>
        <table:table-row table:style-name="ro1">
          <table:table-cell office:value-type="string" calcext:value-type="string">
            <text:p>MTRINITY_DN16481_c1_g1_i4</text:p>
          </table:table-cell>
          <table:table-cell office:value-type="float" office:value="-3.82253538353478" calcext:value-type="float">
            <text:p>-3.8225353835</text:p>
          </table:table-cell>
          <table:table-cell office:value-type="float" office:value="2.4934998022281" calcext:value-type="float">
            <text:p>2.4934998022</text:p>
          </table:table-cell>
          <table:table-cell office:value-type="float" office:value="24.3142095372999" calcext:value-type="float">
            <text:p>24.3142095373</text:p>
          </table:table-cell>
          <table:table-cell office:value-type="float" office:value="0.000300068299337963" calcext:value-type="float">
            <text:p>0.0003000683</text:p>
          </table:table-cell>
          <table:table-cell office:value-type="float" office:value="0.0101779098412734" calcext:value-type="float">
            <text:p>0.0101779098</text:p>
          </table:table-cell>
        </table:table-row>
        <table:table-row table:style-name="ro1">
          <table:table-cell office:value-type="string" calcext:value-type="string">
            <text:p>MTRINITY_DN16751_c3_g1_i1</text:p>
          </table:table-cell>
          <table:table-cell office:value-type="float" office:value="-4.46460229886916" calcext:value-type="float">
            <text:p>-4.4646022989</text:p>
          </table:table-cell>
          <table:table-cell office:value-type="float" office:value="5.1710730700006" calcext:value-type="float">
            <text:p>5.17107307</text:p>
          </table:table-cell>
          <table:table-cell office:value-type="float" office:value="34.3716063035167" calcext:value-type="float">
            <text:p>34.3716063035</text:p>
          </table:table-cell>
          <table:table-cell office:value-type="float" office:value="0.0000629042052290562" calcext:value-type="float">
            <text:p>6.29042052290562E-005</text:p>
          </table:table-cell>
          <table:table-cell office:value-type="float" office:value="0.00452001692572024" calcext:value-type="float">
            <text:p>0.0045200169</text:p>
          </table:table-cell>
        </table:table-row>
        <table:table-row table:style-name="ro1">
          <table:table-cell office:value-type="string" calcext:value-type="string">
            <text:p>Pc30259_g1_i1</text:p>
          </table:table-cell>
          <table:table-cell office:value-type="float" office:value="-3.81420425504525" calcext:value-type="float">
            <text:p>-3.814204255</text:p>
          </table:table-cell>
          <table:table-cell office:value-type="float" office:value="5.32568525025839" calcext:value-type="float">
            <text:p>5.3256852503</text:p>
          </table:table-cell>
          <table:table-cell office:value-type="float" office:value="47.1285730896447" calcext:value-type="float">
            <text:p>47.1285730896</text:p>
          </table:table-cell>
          <table:table-cell office:value-type="float" office:value="0.000013401049947068" calcext:value-type="float">
            <text:p>0.000013401</text:p>
          </table:table-cell>
          <table:table-cell office:value-type="float" office:value="0.00238209805905119" calcext:value-type="float">
            <text:p>0.0023820981</text:p>
          </table:table-cell>
        </table:table-row>
        <table:table-row table:style-name="ro1">
          <table:table-cell office:value-type="string" calcext:value-type="string">
            <text:p>MTRINITY_DN13472_c1_g1_i1</text:p>
          </table:table-cell>
          <table:table-cell office:value-type="float" office:value="-2.59960293904632" calcext:value-type="float">
            <text:p>-2.599602939</text:p>
          </table:table-cell>
          <table:table-cell office:value-type="float" office:value="2.87530655564764" calcext:value-type="float">
            <text:p>2.8753065556</text:p>
          </table:table-cell>
          <table:table-cell office:value-type="float" office:value="23.9377910015309" calcext:value-type="float">
            <text:p>23.9377910015</text:p>
          </table:table-cell>
          <table:table-cell office:value-type="float" office:value="0.000320798784126229" calcext:value-type="float">
            <text:p>0.0003207988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MTRINITY_DN15608_c5_g1_i1</text:p>
          </table:table-cell>
          <table:table-cell office:value-type="float" office:value="-6.37424276027558" calcext:value-type="float">
            <text:p>-6.3742427603</text:p>
          </table:table-cell>
          <table:table-cell office:value-type="float" office:value="4.25390861058409" calcext:value-type="float">
            <text:p>4.2539086106</text:p>
          </table:table-cell>
          <table:table-cell office:value-type="float" office:value="27.7649104549539" calcext:value-type="float">
            <text:p>27.764910455</text:p>
          </table:table-cell>
          <table:table-cell office:value-type="float" office:value="0.000167811628252078" calcext:value-type="float">
            <text:p>0.0001678116</text:p>
          </table:table-cell>
          <table:table-cell office:value-type="float" office:value="0.00728997027043542" calcext:value-type="float">
            <text:p>0.0072899703</text:p>
          </table:table-cell>
        </table:table-row>
        <table:table-row table:style-name="ro1">
          <table:table-cell office:value-type="string" calcext:value-type="string">
            <text:p>MTRINITY_DN12192_c3_g2_i1</text:p>
          </table:table-cell>
          <table:table-cell office:value-type="float" office:value="-3.00647178134655" calcext:value-type="float">
            <text:p>-3.0064717813</text:p>
          </table:table-cell>
          <table:table-cell office:value-type="float" office:value="3.48083992998535" calcext:value-type="float">
            <text:p>3.48083993</text:p>
          </table:table-cell>
          <table:table-cell office:value-type="float" office:value="15.7642337143571" calcext:value-type="float">
            <text:p>15.7642337144</text:p>
          </table:table-cell>
          <table:table-cell office:value-type="float" office:value="0.00169176714450206" calcext:value-type="float">
            <text:p>0.0016917671</text:p>
          </table:table-cell>
          <table:table-cell office:value-type="float" office:value="0.0279798711535332" calcext:value-type="float">
            <text:p>0.0279798712</text:p>
          </table:table-cell>
        </table:table-row>
        <table:table-row table:style-name="ro1">
          <table:table-cell office:value-type="string" calcext:value-type="string">
            <text:p>MTRINITY_DN14010_c0_g1_i1</text:p>
          </table:table-cell>
          <table:table-cell office:value-type="float" office:value="1.32680729642608" calcext:value-type="float">
            <text:p>1.3268072964</text:p>
          </table:table-cell>
          <table:table-cell office:value-type="float" office:value="6.4548910143321" calcext:value-type="float">
            <text:p>6.4548910143</text:p>
          </table:table-cell>
          <table:table-cell office:value-type="float" office:value="19.5619024137731" calcext:value-type="float">
            <text:p>19.5619024138</text:p>
          </table:table-cell>
          <table:table-cell office:value-type="float" office:value="0.00100012383108662" calcext:value-type="float">
            <text:p>0.0010001238</text:p>
          </table:table-cell>
          <table:table-cell office:value-type="float" office:value="0.0204368394564725" calcext:value-type="float">
            <text:p>0.0204368395</text:p>
          </table:table-cell>
        </table:table-row>
        <table:table-row table:style-name="ro1">
          <table:table-cell office:value-type="string" calcext:value-type="string">
            <text:p>MTRINITY_DN10762_c0_g1_i3</text:p>
          </table:table-cell>
          <table:table-cell office:value-type="float" office:value="-4.17365359528382" calcext:value-type="float">
            <text:p>-4.1736535953</text:p>
          </table:table-cell>
          <table:table-cell office:value-type="float" office:value="1.87904547915125" calcext:value-type="float">
            <text:p>1.8790454792</text:p>
          </table:table-cell>
          <table:table-cell office:value-type="float" office:value="17.7987079975849" calcext:value-type="float">
            <text:p>17.7987079976</text:p>
          </table:table-cell>
          <table:table-cell office:value-type="float" office:value="0.00107061634727912" calcext:value-type="float">
            <text:p>0.0010706163</text:p>
          </table:table-cell>
          <table:table-cell office:value-type="float" office:value="0.0211293632561634" calcext:value-type="float">
            <text:p>0.0211293633</text:p>
          </table:table-cell>
        </table:table-row>
        <table:table-row table:style-name="ro1">
          <table:table-cell office:value-type="string" calcext:value-type="string">
            <text:p>Pc12906_g1_i1</text:p>
          </table:table-cell>
          <table:table-cell office:value-type="float" office:value="-3.24670658775132" calcext:value-type="float">
            <text:p>-3.2467065878</text:p>
          </table:table-cell>
          <table:table-cell office:value-type="float" office:value="3.11716063744151" calcext:value-type="float">
            <text:p>3.1171606374</text:p>
          </table:table-cell>
          <table:table-cell office:value-type="float" office:value="18.3014763023986" calcext:value-type="float">
            <text:p>18.3014763024</text:p>
          </table:table-cell>
          <table:table-cell office:value-type="float" office:value="0.000960999113074236" calcext:value-type="float">
            <text:p>0.0009609991</text:p>
          </table:table-cell>
          <table:table-cell office:value-type="float" office:value="0.0198809589085199" calcext:value-type="float">
            <text:p>0.0198809589</text:p>
          </table:table-cell>
        </table:table-row>
        <table:table-row table:style-name="ro1">
          <table:table-cell office:value-type="string" calcext:value-type="string">
            <text:p>MTRINITY_DN16521_c0_g2_i11</text:p>
          </table:table-cell>
          <table:table-cell office:value-type="float" office:value="-2.67985149003338" calcext:value-type="float">
            <text:p>-2.67985149</text:p>
          </table:table-cell>
          <table:table-cell office:value-type="float" office:value="5.48387111446503" calcext:value-type="float">
            <text:p>5.4838711145</text:p>
          </table:table-cell>
          <table:table-cell office:value-type="float" office:value="15.6781532457343" calcext:value-type="float">
            <text:p>15.6781532457</text:p>
          </table:table-cell>
          <table:table-cell office:value-type="float" office:value="0.00172616952347352" calcext:value-type="float">
            <text:p>0.0017261695</text:p>
          </table:table-cell>
          <table:table-cell office:value-type="float" office:value="0.0282993756174921" calcext:value-type="float">
            <text:p>0.0282993756</text:p>
          </table:table-cell>
        </table:table-row>
        <table:table-row table:style-name="ro1">
          <table:table-cell office:value-type="string" calcext:value-type="string">
            <text:p>STRINITY_DN9575_c0_g1_i1</text:p>
          </table:table-cell>
          <table:table-cell office:value-type="float" office:value="-2.18988634136729" calcext:value-type="float">
            <text:p>-2.1898863414</text:p>
          </table:table-cell>
          <table:table-cell office:value-type="float" office:value="5.87423935139581" calcext:value-type="float">
            <text:p>5.8742393514</text:p>
          </table:table-cell>
          <table:table-cell office:value-type="float" office:value="20.3290812013224" calcext:value-type="float">
            <text:p>20.3290812013</text:p>
          </table:table-cell>
          <table:table-cell office:value-type="float" office:value="0.000633062248028447" calcext:value-type="float">
            <text:p>0.0006330622</text:p>
          </table:table-cell>
          <table:table-cell office:value-type="float" office:value="0.0154319826145311" calcext:value-type="float">
            <text:p>0.0154319826</text:p>
          </table:table-cell>
        </table:table-row>
        <table:table-row table:style-name="ro1">
          <table:table-cell office:value-type="string" calcext:value-type="string">
            <text:p>MTRINITY_DN4977_c0_g1_i1</text:p>
          </table:table-cell>
          <table:table-cell office:value-type="float" office:value="-5.29500381962664" calcext:value-type="float">
            <text:p>-5.2950038196</text:p>
          </table:table-cell>
          <table:table-cell office:value-type="float" office:value="0.779378891166983" calcext:value-type="float">
            <text:p>0.7793788912</text:p>
          </table:table-cell>
          <table:table-cell office:value-type="float" office:value="16.0480861907373" calcext:value-type="float">
            <text:p>16.0480861907</text:p>
          </table:table-cell>
          <table:table-cell office:value-type="float" office:value="0.00158384438441455" calcext:value-type="float">
            <text:p>0.0015838444</text:p>
          </table:table-cell>
          <table:table-cell office:value-type="float" office:value="0.026706802991374" calcext:value-type="float">
            <text:p>0.026706803</text:p>
          </table:table-cell>
        </table:table-row>
        <table:table-row table:style-name="ro1">
          <table:table-cell office:value-type="string" calcext:value-type="string">
            <text:p>MTRINITY_DN11179_c0_g1_i1</text:p>
          </table:table-cell>
          <table:table-cell office:value-type="float" office:value="-2.52731613976012" calcext:value-type="float">
            <text:p>-2.5273161398</text:p>
          </table:table-cell>
          <table:table-cell office:value-type="float" office:value="4.6253638680423" calcext:value-type="float">
            <text:p>4.625363868</text:p>
          </table:table-cell>
          <table:table-cell office:value-type="float" office:value="19.2672087645257" calcext:value-type="float">
            <text:p>19.2672087645</text:p>
          </table:table-cell>
          <table:table-cell office:value-type="float" office:value="0.000784973110597801" calcext:value-type="float">
            <text:p>0.0007849731</text:p>
          </table:table-cell>
          <table:table-cell office:value-type="float" office:value="0.0174284932203586" calcext:value-type="float">
            <text:p>0.0174284932</text:p>
          </table:table-cell>
        </table:table-row>
        <table:table-row table:style-name="ro1">
          <table:table-cell office:value-type="string" calcext:value-type="string">
            <text:p>MTRINITY_DN12386_c1_g1_i1</text:p>
          </table:table-cell>
          <table:table-cell office:value-type="float" office:value="-2.68744471545435" calcext:value-type="float">
            <text:p>-2.6874447155</text:p>
          </table:table-cell>
          <table:table-cell office:value-type="float" office:value="2.59426124260639" calcext:value-type="float">
            <text:p>2.5942612426</text:p>
          </table:table-cell>
          <table:table-cell office:value-type="float" office:value="13.2439766970944" calcext:value-type="float">
            <text:p>13.2439766971</text:p>
          </table:table-cell>
          <table:table-cell office:value-type="float" office:value="0.00314085137052066" calcext:value-type="float">
            <text:p>0.0031408514</text:p>
          </table:table-cell>
          <table:table-cell office:value-type="float" office:value="0.041717732938181" calcext:value-type="float">
            <text:p>0.0417177329</text:p>
          </table:table-cell>
        </table:table-row>
        <table:table-row table:style-name="ro1">
          <table:table-cell office:value-type="string" calcext:value-type="string">
            <text:p>STRINITY_DN12807_c0_g1_i6</text:p>
          </table:table-cell>
          <table:table-cell office:value-type="float" office:value="-3.05724543868055" calcext:value-type="float">
            <text:p>-3.0572454387</text:p>
          </table:table-cell>
          <table:table-cell office:value-type="float" office:value="4.48113535815599" calcext:value-type="float">
            <text:p>4.4811353582</text:p>
          </table:table-cell>
          <table:table-cell office:value-type="float" office:value="22.5754572628934" calcext:value-type="float">
            <text:p>22.5754572629</text:p>
          </table:table-cell>
          <table:table-cell office:value-type="float" office:value="0.000411072854982009" calcext:value-type="float">
            <text:p>0.0004110729</text:p>
          </table:table-cell>
          <table:table-cell office:value-type="float" office:value="0.0122069678612924" calcext:value-type="float">
            <text:p>0.0122069679</text:p>
          </table:table-cell>
        </table:table-row>
        <table:table-row table:style-name="ro1">
          <table:table-cell office:value-type="string" calcext:value-type="string">
            <text:p>Pc31321_g1_i1</text:p>
          </table:table-cell>
          <table:table-cell office:value-type="float" office:value="-4.17581882795907" calcext:value-type="float">
            <text:p>-4.175818828</text:p>
          </table:table-cell>
          <table:table-cell office:value-type="float" office:value="5.45906572896706" calcext:value-type="float">
            <text:p>5.459065729</text:p>
          </table:table-cell>
          <table:table-cell office:value-type="float" office:value="38.4513924949255" calcext:value-type="float">
            <text:p>38.4513924949</text:p>
          </table:table-cell>
          <table:table-cell office:value-type="float" office:value="0.0000367629412508921" calcext:value-type="float">
            <text:p>3.67629412508921E-005</text:p>
          </table:table-cell>
          <table:table-cell office:value-type="float" office:value="0.00340824956016166" calcext:value-type="float">
            <text:p>0.0034082496</text:p>
          </table:table-cell>
        </table:table-row>
        <table:table-row table:style-name="ro1">
          <table:table-cell office:value-type="string" calcext:value-type="string">
            <text:p>Pc24304_g1_i1</text:p>
          </table:table-cell>
          <table:table-cell office:value-type="float" office:value="-4.71516473013634" calcext:value-type="float">
            <text:p>-4.7151647301</text:p>
          </table:table-cell>
          <table:table-cell office:value-type="float" office:value="6.73347655406922" calcext:value-type="float">
            <text:p>6.7334765541</text:p>
          </table:table-cell>
          <table:table-cell office:value-type="float" office:value="40.6036426045435" calcext:value-type="float">
            <text:p>40.6036426045</text:p>
          </table:table-cell>
          <table:table-cell office:value-type="float" office:value="0.0000281810257135452" calcext:value-type="float">
            <text:p>0.000028181</text:p>
          </table:table-cell>
          <table:table-cell office:value-type="float" office:value="0.00307613829043346" calcext:value-type="float">
            <text:p>0.0030761383</text:p>
          </table:table-cell>
        </table:table-row>
        <table:table-row table:style-name="ro1">
          <table:table-cell office:value-type="string" calcext:value-type="string">
            <text:p>MTRINITY_DN13604_c0_g3_i9</text:p>
          </table:table-cell>
          <table:table-cell office:value-type="float" office:value="-4.18237330413494" calcext:value-type="float">
            <text:p>-4.1823733041</text:p>
          </table:table-cell>
          <table:table-cell office:value-type="float" office:value="4.8987138020972" calcext:value-type="float">
            <text:p>4.8987138021</text:p>
          </table:table-cell>
          <table:table-cell office:value-type="float" office:value="20.3223415363227" calcext:value-type="float">
            <text:p>20.3223415363</text:p>
          </table:table-cell>
          <table:table-cell office:value-type="float" office:value="0.000633912269279403" calcext:value-type="float">
            <text:p>0.0006339123</text:p>
          </table:table-cell>
          <table:table-cell office:value-type="float" office:value="0.0154319826145311" calcext:value-type="float">
            <text:p>0.0154319826</text:p>
          </table:table-cell>
        </table:table-row>
        <table:table-row table:style-name="ro1">
          <table:table-cell office:value-type="string" calcext:value-type="string">
            <text:p>Pc32686_g4_i1</text:p>
          </table:table-cell>
          <table:table-cell office:value-type="float" office:value="-3.73303490836768" calcext:value-type="float">
            <text:p>-3.7330349084</text:p>
          </table:table-cell>
          <table:table-cell office:value-type="float" office:value="2.73240389468483" calcext:value-type="float">
            <text:p>2.7324038947</text:p>
          </table:table-cell>
          <table:table-cell office:value-type="float" office:value="35.5114250936587" calcext:value-type="float">
            <text:p>35.5114250937</text:p>
          </table:table-cell>
          <table:table-cell office:value-type="float" office:value="0.0000538853730488842" calcext:value-type="float">
            <text:p>5.38853730488842E-005</text:p>
          </table:table-cell>
          <table:table-cell office:value-type="float" office:value="0.00414964313923079" calcext:value-type="float">
            <text:p>0.0041496431</text:p>
          </table:table-cell>
        </table:table-row>
        <table:table-row table:style-name="ro1">
          <table:table-cell office:value-type="string" calcext:value-type="string">
            <text:p>MTRINITY_DN3764_c0_g1_i1</text:p>
          </table:table-cell>
          <table:table-cell office:value-type="float" office:value="-1.45217313298055" calcext:value-type="float">
            <text:p>-1.452173133</text:p>
          </table:table-cell>
          <table:table-cell office:value-type="float" office:value="5.19642371653858" calcext:value-type="float">
            <text:p>5.1964237165</text:p>
          </table:table-cell>
          <table:table-cell office:value-type="float" office:value="18.9497747845736" calcext:value-type="float">
            <text:p>18.9497747846</text:p>
          </table:table-cell>
          <table:table-cell office:value-type="float" office:value="0.000838340719469649" calcext:value-type="float">
            <text:p>0.0008383407</text:p>
          </table:table-cell>
          <table:table-cell office:value-type="float" office:value="0.0181436998680893" calcext:value-type="float">
            <text:p>0.0181436999</text:p>
          </table:table-cell>
        </table:table-row>
        <table:table-row table:style-name="ro1">
          <table:table-cell office:value-type="string" calcext:value-type="string">
            <text:p>MTRINITY_DN15543_c1_g1_i2</text:p>
          </table:table-cell>
          <table:table-cell office:value-type="float" office:value="-1.16228945693546" calcext:value-type="float">
            <text:p>-1.1622894569</text:p>
          </table:table-cell>
          <table:table-cell office:value-type="float" office:value="5.39351422651405" calcext:value-type="float">
            <text:p>5.3935142265</text:p>
          </table:table-cell>
          <table:table-cell office:value-type="float" office:value="21.1607519758485" calcext:value-type="float">
            <text:p>21.1607519758</text:p>
          </table:table-cell>
          <table:table-cell office:value-type="float" office:value="0.00403592932311211" calcext:value-type="float">
            <text:p>0.0040359293</text:p>
          </table:table-cell>
          <table:table-cell office:value-type="float" office:value="0.0488707246555785" calcext:value-type="float">
            <text:p>0.0488707247</text:p>
          </table:table-cell>
        </table:table-row>
        <table:table-row table:style-name="ro1">
          <table:table-cell office:value-type="string" calcext:value-type="string">
            <text:p>STRINITY_DN6535_c0_g1_i1</text:p>
          </table:table-cell>
          <table:table-cell office:value-type="float" office:value="-3.42244575110662" calcext:value-type="float">
            <text:p>-3.4224457511</text:p>
          </table:table-cell>
          <table:table-cell office:value-type="float" office:value="1.03359393189061" calcext:value-type="float">
            <text:p>1.0335939319</text:p>
          </table:table-cell>
          <table:table-cell office:value-type="float" office:value="23.8011720005012" calcext:value-type="float">
            <text:p>23.8011720005</text:p>
          </table:table-cell>
          <table:table-cell office:value-type="float" office:value="0.000328730634456318" calcext:value-type="float">
            <text:p>0.0003287306</text:p>
          </table:table-cell>
          <table:table-cell office:value-type="float" office:value="0.0106564105670732" calcext:value-type="float">
            <text:p>0.0106564106</text:p>
          </table:table-cell>
        </table:table-row>
        <table:table-row table:style-name="ro1">
          <table:table-cell office:value-type="string" calcext:value-type="string">
            <text:p>Pc12226_g1_i1</text:p>
          </table:table-cell>
          <table:table-cell office:value-type="float" office:value="-5.2742603536735" calcext:value-type="float">
            <text:p>-5.2742603537</text:p>
          </table:table-cell>
          <table:table-cell office:value-type="float" office:value="0.0149311962717243" calcext:value-type="float">
            <text:p>0.0149311963</text:p>
          </table:table-cell>
          <table:table-cell office:value-type="float" office:value="16.8922680734811" calcext:value-type="float">
            <text:p>16.8922680735</text:p>
          </table:table-cell>
          <table:table-cell office:value-type="float" office:value="0.00259681092671466" calcext:value-type="float">
            <text:p>0.0025968109</text:p>
          </table:table-cell>
          <table:table-cell office:value-type="float" office:value="0.0368562980605772" calcext:value-type="float">
            <text:p>0.0368562981</text:p>
          </table:table-cell>
        </table:table-row>
        <table:table-row table:style-name="ro1">
          <table:table-cell office:value-type="string" calcext:value-type="string">
            <text:p>Pc25885_g1_i2</text:p>
          </table:table-cell>
          <table:table-cell office:value-type="float" office:value="-4.87310686597639" calcext:value-type="float">
            <text:p>-4.873106866</text:p>
          </table:table-cell>
          <table:table-cell office:value-type="float" office:value="3.16633585314621" calcext:value-type="float">
            <text:p>3.1663358531</text:p>
          </table:table-cell>
          <table:table-cell office:value-type="float" office:value="41.8585348689394" calcext:value-type="float">
            <text:p>41.8585348689</text:p>
          </table:table-cell>
          <table:table-cell office:value-type="float" office:value="0.0000242566576127043" calcext:value-type="float">
            <text:p>2.42566576127043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MTRINITY_DN10867_c0_g1_i1</text:p>
          </table:table-cell>
          <table:table-cell office:value-type="float" office:value="2.34120789894241" calcext:value-type="float">
            <text:p>2.3412078989</text:p>
          </table:table-cell>
          <table:table-cell office:value-type="float" office:value="1.77471434599642" calcext:value-type="float">
            <text:p>1.774714346</text:p>
          </table:table-cell>
          <table:table-cell office:value-type="float" office:value="27.9409898644939" calcext:value-type="float">
            <text:p>27.9409898645</text:p>
          </table:table-cell>
          <table:table-cell office:value-type="float" office:value="0.000163137005613287" calcext:value-type="float">
            <text:p>0.000163137</text:p>
          </table:table-cell>
          <table:table-cell office:value-type="float" office:value="0.00721709120406372" calcext:value-type="float">
            <text:p>0.0072170912</text:p>
          </table:table-cell>
        </table:table-row>
        <table:table-row table:style-name="ro1">
          <table:table-cell office:value-type="string" calcext:value-type="string">
            <text:p>MTRINITY_DN1121_c0_g1_i1</text:p>
          </table:table-cell>
          <table:table-cell office:value-type="float" office:value="2.78542534774222" calcext:value-type="float">
            <text:p>2.7854253477</text:p>
          </table:table-cell>
          <table:table-cell office:value-type="float" office:value="1.42009818156608" calcext:value-type="float">
            <text:p>1.4200981816</text:p>
          </table:table-cell>
          <table:table-cell office:value-type="float" office:value="25.3944257941874" calcext:value-type="float">
            <text:p>25.3944257942</text:p>
          </table:table-cell>
          <table:table-cell office:value-type="float" office:value="0.000560029195979927" calcext:value-type="float">
            <text:p>0.0005600292</text:p>
          </table:table-cell>
          <table:table-cell office:value-type="float" office:value="0.0143847290001357" calcext:value-type="float">
            <text:p>0.014384729</text:p>
          </table:table-cell>
        </table:table-row>
        <table:table-row table:style-name="ro1">
          <table:table-cell office:value-type="string" calcext:value-type="string">
            <text:p>MTRINITY_DN13468_c1_g1_i2</text:p>
          </table:table-cell>
          <table:table-cell office:value-type="float" office:value="-2.27363078212705" calcext:value-type="float">
            <text:p>-2.2736307821</text:p>
          </table:table-cell>
          <table:table-cell office:value-type="float" office:value="3.38384680308802" calcext:value-type="float">
            <text:p>3.3838468031</text:p>
          </table:table-cell>
          <table:table-cell office:value-type="float" office:value="31.6407972391845" calcext:value-type="float">
            <text:p>31.6407972392</text:p>
          </table:table-cell>
          <table:table-cell office:value-type="float" office:value="0.0000926396638830861" calcext:value-type="float">
            <text:p>9.26396638830861E-005</text:p>
          </table:table-cell>
          <table:table-cell office:value-type="float" office:value="0.00533753825420821" calcext:value-type="float">
            <text:p>0.0053375383</text:p>
          </table:table-cell>
        </table:table-row>
        <table:table-row table:style-name="ro1">
          <table:table-cell office:value-type="string" calcext:value-type="string">
            <text:p>MTRINITY_DN11705_c1_g1_i1</text:p>
          </table:table-cell>
          <table:table-cell office:value-type="float" office:value="1.5399975879957" calcext:value-type="float">
            <text:p>1.539997588</text:p>
          </table:table-cell>
          <table:table-cell office:value-type="float" office:value="2.63756882482655" calcext:value-type="float">
            <text:p>2.6375688248</text:p>
          </table:table-cell>
          <table:table-cell office:value-type="float" office:value="12.2606581593899" calcext:value-type="float">
            <text:p>12.2606581594</text:p>
          </table:table-cell>
          <table:table-cell office:value-type="float" office:value="0.00407172543706762" calcext:value-type="float">
            <text:p>0.0040717254</text:p>
          </table:table-cell>
          <table:table-cell office:value-type="float" office:value="0.0491455786770792" calcext:value-type="float">
            <text:p>0.0491455787</text:p>
          </table:table-cell>
        </table:table-row>
        <table:table-row table:style-name="ro1">
          <table:table-cell office:value-type="string" calcext:value-type="string">
            <text:p>STRINITY_DN3092_c0_g2_i1</text:p>
          </table:table-cell>
          <table:table-cell office:value-type="float" office:value="-3.60384218459986" calcext:value-type="float">
            <text:p>-3.6038421846</text:p>
          </table:table-cell>
          <table:table-cell office:value-type="float" office:value="4.06243018066124" calcext:value-type="float">
            <text:p>4.0624301807</text:p>
          </table:table-cell>
          <table:table-cell office:value-type="float" office:value="31.7339025201012" calcext:value-type="float">
            <text:p>31.7339025201</text:p>
          </table:table-cell>
          <table:table-cell office:value-type="float" office:value="0.0000913882956203239" calcext:value-type="float">
            <text:p>9.13882956203239E-005</text:p>
          </table:table-cell>
          <table:table-cell office:value-type="float" office:value="0.00532678419015706" calcext:value-type="float">
            <text:p>0.0053267842</text:p>
          </table:table-cell>
        </table:table-row>
        <table:table-row table:style-name="ro1">
          <table:table-cell office:value-type="string" calcext:value-type="string">
            <text:p>MTRINITY_DN7604_c0_g1_i1</text:p>
          </table:table-cell>
          <table:table-cell office:value-type="float" office:value="-1.61830713384371" calcext:value-type="float">
            <text:p>-1.6183071338</text:p>
          </table:table-cell>
          <table:table-cell office:value-type="float" office:value="8.47847779553654" calcext:value-type="float">
            <text:p>8.4784777955</text:p>
          </table:table-cell>
          <table:table-cell office:value-type="float" office:value="14.4198218966037" calcext:value-type="float">
            <text:p>14.4198218966</text:p>
          </table:table-cell>
          <table:table-cell office:value-type="float" office:value="0.00233497937995766" calcext:value-type="float">
            <text:p>0.0023349794</text:p>
          </table:table-cell>
          <table:table-cell office:value-type="float" office:value="0.0343248829713854" calcext:value-type="float">
            <text:p>0.034324883</text:p>
          </table:table-cell>
        </table:table-row>
        <table:table-row table:style-name="ro1">
          <table:table-cell office:value-type="string" calcext:value-type="string">
            <text:p>STRINITY_DN11751_c0_g1_i1</text:p>
          </table:table-cell>
          <table:table-cell office:value-type="float" office:value="1.51036698991443" calcext:value-type="float">
            <text:p>1.5103669899</text:p>
          </table:table-cell>
          <table:table-cell office:value-type="float" office:value="4.20873890336271" calcext:value-type="float">
            <text:p>4.2087389034</text:p>
          </table:table-cell>
          <table:table-cell office:value-type="float" office:value="18.0489500009767" calcext:value-type="float">
            <text:p>18.048950001</text:p>
          </table:table-cell>
          <table:table-cell office:value-type="float" office:value="0.00101433708148439" calcext:value-type="float">
            <text:p>0.0010143371</text:p>
          </table:table-cell>
          <table:table-cell office:value-type="float" office:value="0.0205871335442857" calcext:value-type="float">
            <text:p>0.0205871335</text:p>
          </table:table-cell>
        </table:table-row>
        <table:table-row table:style-name="ro1">
          <table:table-cell office:value-type="string" calcext:value-type="string">
            <text:p>Pc32769_g2_i8</text:p>
          </table:table-cell>
          <table:table-cell office:value-type="float" office:value="2.28004339696261" calcext:value-type="float">
            <text:p>2.280043397</text:p>
          </table:table-cell>
          <table:table-cell office:value-type="float" office:value="3.31408804466727" calcext:value-type="float">
            <text:p>3.3140880447</text:p>
          </table:table-cell>
          <table:table-cell office:value-type="float" office:value="33.126918744516" calcext:value-type="float">
            <text:p>33.1269187445</text:p>
          </table:table-cell>
          <table:table-cell office:value-type="float" office:value="0.0000748203782233378" calcext:value-type="float">
            <text:p>7.48203782233378E-005</text:p>
          </table:table-cell>
          <table:table-cell office:value-type="float" office:value="0.0047525687174773" calcext:value-type="float">
            <text:p>0.0047525687</text:p>
          </table:table-cell>
        </table:table-row>
        <table:table-row table:style-name="ro1">
          <table:table-cell office:value-type="string" calcext:value-type="string">
            <text:p>Pc16522_g1_i1</text:p>
          </table:table-cell>
          <table:table-cell office:value-type="float" office:value="1.4814473738831" calcext:value-type="float">
            <text:p>1.4814473739</text:p>
          </table:table-cell>
          <table:table-cell office:value-type="float" office:value="3.30458959552299" calcext:value-type="float">
            <text:p>3.3045895955</text:p>
          </table:table-cell>
          <table:table-cell office:value-type="float" office:value="12.8719660339182" calcext:value-type="float">
            <text:p>12.8719660339</text:p>
          </table:table-cell>
          <table:table-cell office:value-type="float" office:value="0.00346042614509528" calcext:value-type="float">
            <text:p>0.0034604261</text:p>
          </table:table-cell>
          <table:table-cell office:value-type="float" office:value="0.0443910564202863" calcext:value-type="float">
            <text:p>0.0443910564</text:p>
          </table:table-cell>
        </table:table-row>
        <table:table-row table:style-name="ro1">
          <table:table-cell office:value-type="string" calcext:value-type="string">
            <text:p>STRINITY_DN5096_c0_g1_i1</text:p>
          </table:table-cell>
          <table:table-cell office:value-type="float" office:value="-1.51615170500045" calcext:value-type="float">
            <text:p>-1.516151705</text:p>
          </table:table-cell>
          <table:table-cell office:value-type="float" office:value="7.04352170207397" calcext:value-type="float">
            <text:p>7.0435217021</text:p>
          </table:table-cell>
          <table:table-cell office:value-type="float" office:value="32.298888168801" calcext:value-type="float">
            <text:p>32.2988881688</text:p>
          </table:table-cell>
          <table:table-cell office:value-type="float" office:value="0.000200199994534082" calcext:value-type="float">
            <text:p>0.0002002</text:p>
          </table:table-cell>
          <table:table-cell office:value-type="float" office:value="0.00807742397301622" calcext:value-type="float">
            <text:p>0.008077424</text:p>
          </table:table-cell>
        </table:table-row>
        <table:table-row table:style-name="ro1">
          <table:table-cell office:value-type="string" calcext:value-type="string">
            <text:p>MTRINITY_DN14730_c0_g1_i1</text:p>
          </table:table-cell>
          <table:table-cell office:value-type="float" office:value="-2.32369099792809" calcext:value-type="float">
            <text:p>-2.3236909979</text:p>
          </table:table-cell>
          <table:table-cell office:value-type="float" office:value="1.60462941508604" calcext:value-type="float">
            <text:p>1.6046294151</text:p>
          </table:table-cell>
          <table:table-cell office:value-type="float" office:value="16.4676166521903" calcext:value-type="float">
            <text:p>16.4676166522</text:p>
          </table:table-cell>
          <table:table-cell office:value-type="float" office:value="0.00223020920281301" calcext:value-type="float">
            <text:p>0.0022302092</text:p>
          </table:table-cell>
          <table:table-cell office:value-type="float" office:value="0.0333897355860554" calcext:value-type="float">
            <text:p>0.0333897356</text:p>
          </table:table-cell>
        </table:table-row>
        <table:table-row table:style-name="ro1">
          <table:table-cell office:value-type="string" calcext:value-type="string">
            <text:p>STRINITY_DN12966_c0_g1_i1</text:p>
          </table:table-cell>
          <table:table-cell office:value-type="float" office:value="-3.93408657407894" calcext:value-type="float">
            <text:p>-3.9340865741</text:p>
          </table:table-cell>
          <table:table-cell office:value-type="float" office:value="5.9205302481997" calcext:value-type="float">
            <text:p>5.9205302482</text:p>
          </table:table-cell>
          <table:table-cell office:value-type="float" office:value="216.534002430062" calcext:value-type="float">
            <text:p>216.5340024301</text:p>
          </table:table-cell>
          <table:table-cell office:value-type="float" office:value="0.00000000258302914815189" calcext:value-type="float">
            <text:p>2.58302914815189E-009</text:p>
          </table:table-cell>
          <table:table-cell office:value-type="float" office:value="0.0000387686844846117" calcext:value-type="float">
            <text:p>3.87686844846117E-005</text:p>
          </table:table-cell>
        </table:table-row>
        <table:table-row table:style-name="ro1">
          <table:table-cell office:value-type="string" calcext:value-type="string">
            <text:p>MTRINITY_DN13853_c0_g2_i1</text:p>
          </table:table-cell>
          <table:table-cell office:value-type="float" office:value="1.93540655698913" calcext:value-type="float">
            <text:p>1.935406557</text:p>
          </table:table-cell>
          <table:table-cell office:value-type="float" office:value="2.52060429716682" calcext:value-type="float">
            <text:p>2.5206042972</text:p>
          </table:table-cell>
          <table:table-cell office:value-type="float" office:value="42.7001872954802" calcext:value-type="float">
            <text:p>42.7001872955</text:p>
          </table:table-cell>
          <table:table-cell office:value-type="float" office:value="0.000176926400268237" calcext:value-type="float">
            <text:p>0.0001769264</text:p>
          </table:table-cell>
          <table:table-cell office:value-type="float" office:value="0.00757310196375908" calcext:value-type="float">
            <text:p>0.007573102</text:p>
          </table:table-cell>
        </table:table-row>
        <table:table-row table:style-name="ro1">
          <table:table-cell office:value-type="string" calcext:value-type="string">
            <text:p>STRINITY_DN9863_c0_g1_i1</text:p>
          </table:table-cell>
          <table:table-cell office:value-type="float" office:value="-1.20399306681666" calcext:value-type="float">
            <text:p>-1.2039930668</text:p>
          </table:table-cell>
          <table:table-cell office:value-type="float" office:value="5.82358398005282" calcext:value-type="float">
            <text:p>5.8235839801</text:p>
          </table:table-cell>
          <table:table-cell office:value-type="float" office:value="13.2059251238373" calcext:value-type="float">
            <text:p>13.2059251238</text:p>
          </table:table-cell>
          <table:table-cell office:value-type="float" office:value="0.00317191159081298" calcext:value-type="float">
            <text:p>0.0031719116</text:p>
          </table:table-cell>
          <table:table-cell office:value-type="float" office:value="0.0419779674120998" calcext:value-type="float">
            <text:p>0.0419779674</text:p>
          </table:table-cell>
        </table:table-row>
        <table:table-row table:style-name="ro1">
          <table:table-cell office:value-type="string" calcext:value-type="string">
            <text:p>STRINITY_DN5873_c0_g1_i1</text:p>
          </table:table-cell>
          <table:table-cell office:value-type="float" office:value="1.33571600984412" calcext:value-type="float">
            <text:p>1.3357160098</text:p>
          </table:table-cell>
          <table:table-cell office:value-type="float" office:value="5.48377715142542" calcext:value-type="float">
            <text:p>5.4837771514</text:p>
          </table:table-cell>
          <table:table-cell office:value-type="float" office:value="16.5635684406988" calcext:value-type="float">
            <text:p>16.5635684407</text:p>
          </table:table-cell>
          <table:table-cell office:value-type="float" office:value="0.00140765670818447" calcext:value-type="float">
            <text:p>0.0014076567</text:p>
          </table:table-cell>
          <table:table-cell office:value-type="float" office:value="0.024951424895621" calcext:value-type="float">
            <text:p>0.0249514249</text:p>
          </table:table-cell>
        </table:table-row>
        <table:table-row table:style-name="ro1">
          <table:table-cell office:value-type="string" calcext:value-type="string">
            <text:p>MTRINITY_DN10806_c0_g1_i1</text:p>
          </table:table-cell>
          <table:table-cell office:value-type="float" office:value="1.49908059698366" calcext:value-type="float">
            <text:p>1.499080597</text:p>
          </table:table-cell>
          <table:table-cell office:value-type="float" office:value="4.12583356918436" calcext:value-type="float">
            <text:p>4.1258335692</text:p>
          </table:table-cell>
          <table:table-cell office:value-type="float" office:value="34.8548545610987" calcext:value-type="float">
            <text:p>34.8548545611</text:p>
          </table:table-cell>
          <table:table-cell office:value-type="float" office:value="0.000525393767374997" calcext:value-type="float">
            <text:p>0.0005253938</text:p>
          </table:table-cell>
          <table:table-cell office:value-type="float" office:value="0.013895392166575" calcext:value-type="float">
            <text:p>0.0138953922</text:p>
          </table:table-cell>
        </table:table-row>
        <table:table-row table:style-name="ro1">
          <table:table-cell office:value-type="string" calcext:value-type="string">
            <text:p>STRINITY_DN3161_c0_g1_i1</text:p>
          </table:table-cell>
          <table:table-cell office:value-type="float" office:value="-3.19421419310346" calcext:value-type="float">
            <text:p>-3.1942141931</text:p>
          </table:table-cell>
          <table:table-cell office:value-type="float" office:value="2.7672695239671" calcext:value-type="float">
            <text:p>2.767269524</text:p>
          </table:table-cell>
          <table:table-cell office:value-type="float" office:value="15.3867194997929" calcext:value-type="float">
            <text:p>15.3867194998</text:p>
          </table:table-cell>
          <table:table-cell office:value-type="float" office:value="0.00184883570949167" calcext:value-type="float">
            <text:p>0.0018488357</text:p>
          </table:table-cell>
          <table:table-cell office:value-type="float" office:value="0.0296149147959023" calcext:value-type="float">
            <text:p>0.0296149148</text:p>
          </table:table-cell>
        </table:table-row>
        <table:table-row table:style-name="ro1">
          <table:table-cell office:value-type="string" calcext:value-type="string">
            <text:p>MTRINITY_DN11973_c0_g1_i1</text:p>
          </table:table-cell>
          <table:table-cell office:value-type="float" office:value="-2.02981850435288" calcext:value-type="float">
            <text:p>-2.0298185044</text:p>
          </table:table-cell>
          <table:table-cell office:value-type="float" office:value="2.90165599414138" calcext:value-type="float">
            <text:p>2.9016559941</text:p>
          </table:table-cell>
          <table:table-cell office:value-type="float" office:value="22.7471618799714" calcext:value-type="float">
            <text:p>22.74716188</text:p>
          </table:table-cell>
          <table:table-cell office:value-type="float" office:value="0.000514968060315032" calcext:value-type="float">
            <text:p>0.0005149681</text:p>
          </table:table-cell>
          <table:table-cell office:value-type="float" office:value="0.0137900382143816" calcext:value-type="float">
            <text:p>0.0137900382</text:p>
          </table:table-cell>
        </table:table-row>
        <table:table-row table:style-name="ro1">
          <table:table-cell office:value-type="string" calcext:value-type="string">
            <text:p>Pc10586_g2_i1</text:p>
          </table:table-cell>
          <table:table-cell office:value-type="float" office:value="-6.70387571171053" calcext:value-type="float">
            <text:p>-6.7038757117</text:p>
          </table:table-cell>
          <table:table-cell office:value-type="float" office:value="4.49588943134875" calcext:value-type="float">
            <text:p>4.4958894313</text:p>
          </table:table-cell>
          <table:table-cell office:value-type="float" office:value="17.4319829803805" calcext:value-type="float">
            <text:p>17.4319829804</text:p>
          </table:table-cell>
          <table:table-cell office:value-type="float" office:value="0.00167320225096205" calcext:value-type="float">
            <text:p>0.0016732023</text:p>
          </table:table-cell>
          <table:table-cell office:value-type="float" office:value="0.0277339509494085" calcext:value-type="float">
            <text:p>0.0277339509</text:p>
          </table:table-cell>
        </table:table-row>
        <table:table-row table:style-name="ro1">
          <table:table-cell office:value-type="string" calcext:value-type="string">
            <text:p>MTRINITY_DN16378_c2_g1_i1</text:p>
          </table:table-cell>
          <table:table-cell office:value-type="float" office:value="1.29518346964933" calcext:value-type="float">
            <text:p>1.2951834696</text:p>
          </table:table-cell>
          <table:table-cell office:value-type="float" office:value="5.81429127000863" calcext:value-type="float">
            <text:p>5.81429127</text:p>
          </table:table-cell>
          <table:table-cell office:value-type="float" office:value="32.8942133237626" calcext:value-type="float">
            <text:p>32.8942133238</text:p>
          </table:table-cell>
          <table:table-cell office:value-type="float" office:value="0.00122803862869704" calcext:value-type="float">
            <text:p>0.0012280386</text:p>
          </table:table-cell>
          <table:table-cell office:value-type="float" office:value="0.023031938175271" calcext:value-type="float">
            <text:p>0.0230319382</text:p>
          </table:table-cell>
        </table:table-row>
        <table:table-row table:style-name="ro1">
          <table:table-cell office:value-type="string" calcext:value-type="string">
            <text:p>STRINITY_DN14871_c0_g1_i1</text:p>
          </table:table-cell>
          <table:table-cell office:value-type="float" office:value="-3.9501115405082" calcext:value-type="float">
            <text:p>-3.9501115405</text:p>
          </table:table-cell>
          <table:table-cell office:value-type="float" office:value="4.38661130089929" calcext:value-type="float">
            <text:p>4.3866113009</text:p>
          </table:table-cell>
          <table:table-cell office:value-type="float" office:value="23.0672220615654" calcext:value-type="float">
            <text:p>23.0672220616</text:p>
          </table:table-cell>
          <table:table-cell office:value-type="float" office:value="0.000375448198339311" calcext:value-type="float">
            <text:p>0.0003754482</text:p>
          </table:table-cell>
          <table:table-cell office:value-type="float" office:value="0.0115591836079481" calcext:value-type="float">
            <text:p>0.0115591836</text:p>
          </table:table-cell>
        </table:table-row>
        <table:table-row table:style-name="ro1">
          <table:table-cell office:value-type="string" calcext:value-type="string">
            <text:p>MTRINITY_DN11278_c0_g1_i2</text:p>
          </table:table-cell>
          <table:table-cell office:value-type="float" office:value="2.27984387809271" calcext:value-type="float">
            <text:p>2.2798438781</text:p>
          </table:table-cell>
          <table:table-cell office:value-type="float" office:value="3.88171783205167" calcext:value-type="float">
            <text:p>3.8817178321</text:p>
          </table:table-cell>
          <table:table-cell office:value-type="float" office:value="17.9961431261994" calcext:value-type="float">
            <text:p>17.9961431262</text:p>
          </table:table-cell>
          <table:table-cell office:value-type="float" office:value="0.00102592133293055" calcext:value-type="float">
            <text:p>0.0010259213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Pc31377_g1_i4</text:p>
          </table:table-cell>
          <table:table-cell office:value-type="float" office:value="-4.10890062764504" calcext:value-type="float">
            <text:p>-4.1089006276</text:p>
          </table:table-cell>
          <table:table-cell office:value-type="float" office:value="2.68518041339626" calcext:value-type="float">
            <text:p>2.6851804134</text:p>
          </table:table-cell>
          <table:table-cell office:value-type="float" office:value="71.7812338582433" calcext:value-type="float">
            <text:p>71.7812338582</text:p>
          </table:table-cell>
          <table:table-cell office:value-type="float" office:value="0.00000146964260388532" calcext:value-type="float">
            <text:p>1.46964260388532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Pc31389_g2_i1</text:p>
          </table:table-cell>
          <table:table-cell office:value-type="float" office:value="-3.19157270435861" calcext:value-type="float">
            <text:p>-3.1915727044</text:p>
          </table:table-cell>
          <table:table-cell office:value-type="float" office:value="3.61012781720053" calcext:value-type="float">
            <text:p>3.6101278172</text:p>
          </table:table-cell>
          <table:table-cell office:value-type="float" office:value="18.1957137883152" calcext:value-type="float">
            <text:p>18.1957137883</text:p>
          </table:table-cell>
          <table:table-cell office:value-type="float" office:value="0.000982931334808724" calcext:value-type="float">
            <text:p>0.0009829313</text:p>
          </table:table-cell>
          <table:table-cell office:value-type="float" office:value="0.0201541207706887" calcext:value-type="float">
            <text:p>0.0201541208</text:p>
          </table:table-cell>
        </table:table-row>
        <table:table-row table:style-name="ro1">
          <table:table-cell office:value-type="string" calcext:value-type="string">
            <text:p>STRINITY_DN14949_c0_g1_i1</text:p>
          </table:table-cell>
          <table:table-cell office:value-type="float" office:value="-3.90500431142079" calcext:value-type="float">
            <text:p>-3.9050043114</text:p>
          </table:table-cell>
          <table:table-cell office:value-type="float" office:value="2.93606654647888" calcext:value-type="float">
            <text:p>2.9360665465</text:p>
          </table:table-cell>
          <table:table-cell office:value-type="float" office:value="19.2093144904734" calcext:value-type="float">
            <text:p>19.2093144905</text:p>
          </table:table-cell>
          <table:table-cell office:value-type="float" office:value="0.000794405157733541" calcext:value-type="float">
            <text:p>0.0007944052</text:p>
          </table:table-cell>
          <table:table-cell office:value-type="float" office:value="0.0175729211679038" calcext:value-type="float">
            <text:p>0.0175729212</text:p>
          </table:table-cell>
        </table:table-row>
        <table:table-row table:style-name="ro1">
          <table:table-cell office:value-type="string" calcext:value-type="string">
            <text:p>STRINITY_DN11534_c0_g1_i2</text:p>
          </table:table-cell>
          <table:table-cell office:value-type="float" office:value="1.2962676108069" calcext:value-type="float">
            <text:p>1.2962676108</text:p>
          </table:table-cell>
          <table:table-cell office:value-type="float" office:value="6.4145283025958" calcext:value-type="float">
            <text:p>6.4145283026</text:p>
          </table:table-cell>
          <table:table-cell office:value-type="float" office:value="16.6443850324899" calcext:value-type="float">
            <text:p>16.6443850325</text:p>
          </table:table-cell>
          <table:table-cell office:value-type="float" office:value="0.00138215147078091" calcext:value-type="float">
            <text:p>0.0013821515</text:p>
          </table:table-cell>
          <table:table-cell office:value-type="float" office:value="0.0247170299974044" calcext:value-type="float">
            <text:p>0.02471703</text:p>
          </table:table-cell>
        </table:table-row>
        <table:table-row table:style-name="ro1">
          <table:table-cell office:value-type="string" calcext:value-type="string">
            <text:p>Pc32618_g2_i5</text:p>
          </table:table-cell>
          <table:table-cell office:value-type="float" office:value="2.12232475213924" calcext:value-type="float">
            <text:p>2.1223247521</text:p>
          </table:table-cell>
          <table:table-cell office:value-type="float" office:value="1.57187347967921" calcext:value-type="float">
            <text:p>1.5718734797</text:p>
          </table:table-cell>
          <table:table-cell office:value-type="float" office:value="15.4429213784594" calcext:value-type="float">
            <text:p>15.4429213785</text:p>
          </table:table-cell>
          <table:table-cell office:value-type="float" office:value="0.00182441052314256" calcext:value-type="float">
            <text:p>0.0018244105</text:p>
          </table:table-cell>
          <table:table-cell office:value-type="float" office:value="0.029348957708303" calcext:value-type="float">
            <text:p>0.0293489577</text:p>
          </table:table-cell>
        </table:table-row>
        <table:table-row table:style-name="ro1">
          <table:table-cell office:value-type="string" calcext:value-type="string">
            <text:p>STRINITY_DN3638_c0_g1_i1</text:p>
          </table:table-cell>
          <table:table-cell office:value-type="float" office:value="-2.48186945872696" calcext:value-type="float">
            <text:p>-2.4818694587</text:p>
          </table:table-cell>
          <table:table-cell office:value-type="float" office:value="6.67588562300675" calcext:value-type="float">
            <text:p>6.675885623</text:p>
          </table:table-cell>
          <table:table-cell office:value-type="float" office:value="34.3499585560271" calcext:value-type="float">
            <text:p>34.349958556</text:p>
          </table:table-cell>
          <table:table-cell office:value-type="float" office:value="0.0000630917147004057" calcext:value-type="float">
            <text:p>6.30917147004057E-005</text:p>
          </table:table-cell>
          <table:table-cell office:value-type="float" office:value="0.00452001692572024" calcext:value-type="float">
            <text:p>0.0045200169</text:p>
          </table:table-cell>
        </table:table-row>
        <table:table-row table:style-name="ro1">
          <table:table-cell office:value-type="string" calcext:value-type="string">
            <text:p>MTRINITY_DN11842_c2_g1_i1</text:p>
          </table:table-cell>
          <table:table-cell office:value-type="float" office:value="-2.62382225575722" calcext:value-type="float">
            <text:p>-2.6238222558</text:p>
          </table:table-cell>
          <table:table-cell office:value-type="float" office:value="5.99313441983768" calcext:value-type="float">
            <text:p>5.9931344198</text:p>
          </table:table-cell>
          <table:table-cell office:value-type="float" office:value="54.2514959916723" calcext:value-type="float">
            <text:p>54.2514959917</text:p>
          </table:table-cell>
          <table:table-cell office:value-type="float" office:value="0.00000650906544968547" calcext:value-type="float">
            <text:p>6.50906544968547E-006</text:p>
          </table:table-cell>
          <table:table-cell office:value-type="float" office:value="0.0018864916502339" calcext:value-type="float">
            <text:p>0.0018864917</text:p>
          </table:table-cell>
        </table:table-row>
        <table:table-row table:style-name="ro1">
          <table:table-cell office:value-type="string" calcext:value-type="string">
            <text:p>Pc31055_g4_i2</text:p>
          </table:table-cell>
          <table:table-cell office:value-type="float" office:value="1.26354760702471" calcext:value-type="float">
            <text:p>1.263547607</text:p>
          </table:table-cell>
          <table:table-cell office:value-type="float" office:value="4.6139602050673" calcext:value-type="float">
            <text:p>4.6139602051</text:p>
          </table:table-cell>
          <table:table-cell office:value-type="float" office:value="14.7344686843752" calcext:value-type="float">
            <text:p>14.7344686844</text:p>
          </table:table-cell>
          <table:table-cell office:value-type="float" office:value="0.00258140245250307" calcext:value-type="float">
            <text:p>0.0025814025</text:p>
          </table:table-cell>
          <table:table-cell office:value-type="float" office:value="0.0367244259806811" calcext:value-type="float">
            <text:p>0.036724426</text:p>
          </table:table-cell>
        </table:table-row>
        <table:table-row table:style-name="ro1">
          <table:table-cell office:value-type="string" calcext:value-type="string">
            <text:p>MTRINITY_DN13092_c0_g1_i1</text:p>
          </table:table-cell>
          <table:table-cell office:value-type="float" office:value="-4.40659744674376" calcext:value-type="float">
            <text:p>-4.4065974467</text:p>
          </table:table-cell>
          <table:table-cell office:value-type="float" office:value="0.950641880172559" calcext:value-type="float">
            <text:p>0.9506418802</text:p>
          </table:table-cell>
          <table:table-cell office:value-type="float" office:value="30.7478967150564" calcext:value-type="float">
            <text:p>30.7478967151</text:p>
          </table:table-cell>
          <table:table-cell office:value-type="float" office:value="0.000105706659280507" calcext:value-type="float">
            <text:p>0.0001057067</text:p>
          </table:table-cell>
          <table:table-cell office:value-type="float" office:value="0.00577978597137024" calcext:value-type="float">
            <text:p>0.005779786</text:p>
          </table:table-cell>
        </table:table-row>
        <table:table-row table:style-name="ro1">
          <table:table-cell office:value-type="string" calcext:value-type="string">
            <text:p>STRINITY_DN17876_c0_g1_i1</text:p>
          </table:table-cell>
          <table:table-cell office:value-type="float" office:value="2.14982042816107" calcext:value-type="float">
            <text:p>2.1498204282</text:p>
          </table:table-cell>
          <table:table-cell office:value-type="float" office:value="5.93136458783507" calcext:value-type="float">
            <text:p>5.9313645878</text:p>
          </table:table-cell>
          <table:table-cell office:value-type="float" office:value="23.0994393235514" calcext:value-type="float">
            <text:p>23.0994393236</text:p>
          </table:table-cell>
          <table:table-cell office:value-type="float" office:value="0.000373242220648724" calcext:value-type="float">
            <text:p>0.0003732422</text:p>
          </table:table-cell>
          <table:table-cell office:value-type="float" office:value="0.011528856737348" calcext:value-type="float">
            <text:p>0.0115288567</text:p>
          </table:table-cell>
        </table:table-row>
        <table:table-row table:style-name="ro1">
          <table:table-cell office:value-type="string" calcext:value-type="string">
            <text:p>Pc31212_g1_i1</text:p>
          </table:table-cell>
          <table:table-cell office:value-type="float" office:value="2.27824881665771" calcext:value-type="float">
            <text:p>2.2782488167</text:p>
          </table:table-cell>
          <table:table-cell office:value-type="float" office:value="3.43543412939325" calcext:value-type="float">
            <text:p>3.4354341294</text:p>
          </table:table-cell>
          <table:table-cell office:value-type="float" office:value="37.6678997230758" calcext:value-type="float">
            <text:p>37.6678997231</text:p>
          </table:table-cell>
          <table:table-cell office:value-type="float" office:value="0.0000406148183552469" calcext:value-type="float">
            <text:p>4.06148183552469E-005</text:p>
          </table:table-cell>
          <table:table-cell office:value-type="float" office:value="0.00358581063937588" calcext:value-type="float">
            <text:p>0.0035858106</text:p>
          </table:table-cell>
        </table:table-row>
        <table:table-row table:style-name="ro1">
          <table:table-cell office:value-type="string" calcext:value-type="string">
            <text:p>MTRINITY_DN16541_c9_g1_i1</text:p>
          </table:table-cell>
          <table:table-cell office:value-type="float" office:value="-1.61337309846094" calcext:value-type="float">
            <text:p>-1.6133730985</text:p>
          </table:table-cell>
          <table:table-cell office:value-type="float" office:value="5.98393668690141" calcext:value-type="float">
            <text:p>5.9839366869</text:p>
          </table:table-cell>
          <table:table-cell office:value-type="float" office:value="43.3179772443771" calcext:value-type="float">
            <text:p>43.3179772444</text:p>
          </table:table-cell>
          <table:table-cell office:value-type="float" office:value="0.0000626629706448046" calcext:value-type="float">
            <text:p>0.000062663</text:p>
          </table:table-cell>
          <table:table-cell office:value-type="float" office:value="0.00452001692572024" calcext:value-type="float">
            <text:p>0.0045200169</text:p>
          </table:table-cell>
        </table:table-row>
        <table:table-row table:style-name="ro1">
          <table:table-cell office:value-type="string" calcext:value-type="string">
            <text:p>Pc36417_g1_i1</text:p>
          </table:table-cell>
          <table:table-cell office:value-type="float" office:value="2.34475360422863" calcext:value-type="float">
            <text:p>2.3447536042</text:p>
          </table:table-cell>
          <table:table-cell office:value-type="float" office:value="4.0414452906248" calcext:value-type="float">
            <text:p>4.0414452906</text:p>
          </table:table-cell>
          <table:table-cell office:value-type="float" office:value="36.5667645851693" calcext:value-type="float">
            <text:p>36.5667645852</text:p>
          </table:table-cell>
          <table:table-cell office:value-type="float" office:value="0.0000468478174065298" calcext:value-type="float">
            <text:p>4.68478174065298E-005</text:p>
          </table:table-cell>
          <table:table-cell office:value-type="float" office:value="0.0038763175953771" calcext:value-type="float">
            <text:p>0.0038763176</text:p>
          </table:table-cell>
        </table:table-row>
        <table:table-row table:style-name="ro1">
          <table:table-cell office:value-type="string" calcext:value-type="string">
            <text:p>MTRINITY_DN15847_c1_g1_i1</text:p>
          </table:table-cell>
          <table:table-cell office:value-type="float" office:value="-2.92168547916814" calcext:value-type="float">
            <text:p>-2.9216854792</text:p>
          </table:table-cell>
          <table:table-cell office:value-type="float" office:value="1.152908785457" calcext:value-type="float">
            <text:p>1.1529087855</text:p>
          </table:table-cell>
          <table:table-cell office:value-type="float" office:value="16.5444274498612" calcext:value-type="float">
            <text:p>16.5444274499</text:p>
          </table:table-cell>
          <table:table-cell office:value-type="float" office:value="0.00141377739020137" calcext:value-type="float">
            <text:p>0.0014137774</text:p>
          </table:table-cell>
          <table:table-cell office:value-type="float" office:value="0.0249600459021348" calcext:value-type="float">
            <text:p>0.0249600459</text:p>
          </table:table-cell>
        </table:table-row>
        <table:table-row table:style-name="ro1">
          <table:table-cell office:value-type="string" calcext:value-type="string">
            <text:p>MTRINITY_DN15098_c1_g1_i4</text:p>
          </table:table-cell>
          <table:table-cell office:value-type="float" office:value="-5.25367153340239" calcext:value-type="float">
            <text:p>-5.2536715334</text:p>
          </table:table-cell>
          <table:table-cell office:value-type="float" office:value="1.93996269991886" calcext:value-type="float">
            <text:p>1.9399626999</text:p>
          </table:table-cell>
          <table:table-cell office:value-type="float" office:value="39.2101290240306" calcext:value-type="float">
            <text:p>39.210129024</text:p>
          </table:table-cell>
          <table:table-cell office:value-type="float" office:value="0.0000334309397991632" calcext:value-type="float">
            <text:p>3.34309397991632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STRINITY_DN10393_c1_g1_i1</text:p>
          </table:table-cell>
          <table:table-cell office:value-type="float" office:value="-2.64442006633581" calcext:value-type="float">
            <text:p>-2.6444200663</text:p>
          </table:table-cell>
          <table:table-cell office:value-type="float" office:value="2.76387799752335" calcext:value-type="float">
            <text:p>2.7638779975</text:p>
          </table:table-cell>
          <table:table-cell office:value-type="float" office:value="36.0772520477701" calcext:value-type="float">
            <text:p>36.0772520478</text:p>
          </table:table-cell>
          <table:table-cell office:value-type="float" office:value="0.0000499705133010272" calcext:value-type="float">
            <text:p>4.99705133010272E-005</text:p>
          </table:table-cell>
          <table:table-cell office:value-type="float" office:value="0.00398919083256141" calcext:value-type="float">
            <text:p>0.0039891908</text:p>
          </table:table-cell>
        </table:table-row>
        <table:table-row table:style-name="ro1">
          <table:table-cell office:value-type="string" calcext:value-type="string">
            <text:p>Pc27638_g1_i4</text:p>
          </table:table-cell>
          <table:table-cell office:value-type="float" office:value="2.41176878643683" calcext:value-type="float">
            <text:p>2.4117687864</text:p>
          </table:table-cell>
          <table:table-cell office:value-type="float" office:value="6.39806019640312" calcext:value-type="float">
            <text:p>6.3980601964</text:p>
          </table:table-cell>
          <table:table-cell office:value-type="float" office:value="12.5181069674955" calcext:value-type="float">
            <text:p>12.5181069675</text:p>
          </table:table-cell>
          <table:table-cell office:value-type="float" office:value="0.0038000828671655" calcext:value-type="float">
            <text:p>0.0038000829</text:p>
          </table:table-cell>
          <table:table-cell office:value-type="float" office:value="0.0469814198956235" calcext:value-type="float">
            <text:p>0.0469814199</text:p>
          </table:table-cell>
        </table:table-row>
        <table:table-row table:style-name="ro1">
          <table:table-cell office:value-type="string" calcext:value-type="string">
            <text:p>Pc15697_g1_i1</text:p>
          </table:table-cell>
          <table:table-cell office:value-type="float" office:value="1.29265534707271" calcext:value-type="float">
            <text:p>1.2926553471</text:p>
          </table:table-cell>
          <table:table-cell office:value-type="float" office:value="4.30851218423562" calcext:value-type="float">
            <text:p>4.3085121842</text:p>
          </table:table-cell>
          <table:table-cell office:value-type="float" office:value="16.5667029691354" calcext:value-type="float">
            <text:p>16.5667029691</text:p>
          </table:table-cell>
          <table:table-cell office:value-type="float" office:value="0.00232725054217837" calcext:value-type="float">
            <text:p>0.0023272505</text:p>
          </table:table-cell>
          <table:table-cell office:value-type="float" office:value="0.0342448072427012" calcext:value-type="float">
            <text:p>0.0342448072</text:p>
          </table:table-cell>
        </table:table-row>
        <table:table-row table:style-name="ro1">
          <table:table-cell office:value-type="string" calcext:value-type="string">
            <text:p>Pc316_g1_i1</text:p>
          </table:table-cell>
          <table:table-cell office:value-type="float" office:value="-4.53598358066563" calcext:value-type="float">
            <text:p>-4.5359835807</text:p>
          </table:table-cell>
          <table:table-cell office:value-type="float" office:value="1.61104109769515" calcext:value-type="float">
            <text:p>1.6110410977</text:p>
          </table:table-cell>
          <table:table-cell office:value-type="float" office:value="13.8832475670532" calcext:value-type="float">
            <text:p>13.8832475671</text:p>
          </table:table-cell>
          <table:table-cell office:value-type="float" office:value="0.00266848753644396" calcext:value-type="float">
            <text:p>0.0026684875</text:p>
          </table:table-cell>
          <table:table-cell office:value-type="float" office:value="0.0375716035970801" calcext:value-type="float">
            <text:p>0.0375716036</text:p>
          </table:table-cell>
        </table:table-row>
        <table:table-row table:style-name="ro1">
          <table:table-cell office:value-type="string" calcext:value-type="string">
            <text:p>Pc31055_g5_i1</text:p>
          </table:table-cell>
          <table:table-cell office:value-type="float" office:value="-2.9939141548893" calcext:value-type="float">
            <text:p>-2.9939141549</text:p>
          </table:table-cell>
          <table:table-cell office:value-type="float" office:value="4.42927371188151" calcext:value-type="float">
            <text:p>4.4292737119</text:p>
          </table:table-cell>
          <table:table-cell office:value-type="float" office:value="69.4183496785546" calcext:value-type="float">
            <text:p>69.4183496786</text:p>
          </table:table-cell>
          <table:table-cell office:value-type="float" office:value="0.00000176164193470449" calcext:value-type="float">
            <text:p>1.76164193470449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MTRINITY_DN14355_c3_g1_i1</text:p>
          </table:table-cell>
          <table:table-cell office:value-type="float" office:value="-4.1175381804206" calcext:value-type="float">
            <text:p>-4.1175381804</text:p>
          </table:table-cell>
          <table:table-cell office:value-type="float" office:value="4.03764133402934" calcext:value-type="float">
            <text:p>4.037641334</text:p>
          </table:table-cell>
          <table:table-cell office:value-type="float" office:value="28.6609374636633" calcext:value-type="float">
            <text:p>28.6609374637</text:p>
          </table:table-cell>
          <table:table-cell office:value-type="float" office:value="0.000145530739498514" calcext:value-type="float">
            <text:p>0.0001455307</text:p>
          </table:table-cell>
          <table:table-cell office:value-type="float" office:value="0.00682584646604125" calcext:value-type="float">
            <text:p>0.0068258465</text:p>
          </table:table-cell>
        </table:table-row>
        <table:table-row table:style-name="ro1">
          <table:table-cell office:value-type="string" calcext:value-type="string">
            <text:p>STRINITY_DN9507_c0_g1_i1</text:p>
          </table:table-cell>
          <table:table-cell office:value-type="float" office:value="2.76226088082775" calcext:value-type="float">
            <text:p>2.7622608808</text:p>
          </table:table-cell>
          <table:table-cell office:value-type="float" office:value="2.1535705267476" calcext:value-type="float">
            <text:p>2.1535705267</text:p>
          </table:table-cell>
          <table:table-cell office:value-type="float" office:value="38.5467563906819" calcext:value-type="float">
            <text:p>38.5467563907</text:p>
          </table:table-cell>
          <table:table-cell office:value-type="float" office:value="0.0000363236676170212" calcext:value-type="float">
            <text:p>3.63236676170212E-005</text:p>
          </table:table-cell>
          <table:table-cell office:value-type="float" office:value="0.00340824956016166" calcext:value-type="float">
            <text:p>0.0034082496</text:p>
          </table:table-cell>
        </table:table-row>
        <table:table-row table:style-name="ro1">
          <table:table-cell office:value-type="string" calcext:value-type="string">
            <text:p>STRINITY_DN2298_c0_g1_i1</text:p>
          </table:table-cell>
          <table:table-cell office:value-type="float" office:value="2.05415615568785" calcext:value-type="float">
            <text:p>2.0541561557</text:p>
          </table:table-cell>
          <table:table-cell office:value-type="float" office:value="3.5017823076097" calcext:value-type="float">
            <text:p>3.5017823076</text:p>
          </table:table-cell>
          <table:table-cell office:value-type="float" office:value="21.1567524449899" calcext:value-type="float">
            <text:p>21.156752445</text:p>
          </table:table-cell>
          <table:table-cell office:value-type="float" office:value="0.000538052563811928" calcext:value-type="float">
            <text:p>0.0005380526</text:p>
          </table:table-cell>
          <table:table-cell office:value-type="float" office:value="0.0140690434324969" calcext:value-type="float">
            <text:p>0.0140690434</text:p>
          </table:table-cell>
        </table:table-row>
        <table:table-row table:style-name="ro1">
          <table:table-cell office:value-type="string" calcext:value-type="string">
            <text:p>Pc17999_g1_i2</text:p>
          </table:table-cell>
          <table:table-cell office:value-type="float" office:value="-2.10705118850597" calcext:value-type="float">
            <text:p>-2.1070511885</text:p>
          </table:table-cell>
          <table:table-cell office:value-type="float" office:value="1.79744689011825" calcext:value-type="float">
            <text:p>1.7974468901</text:p>
          </table:table-cell>
          <table:table-cell office:value-type="float" office:value="29.2968608667958" calcext:value-type="float">
            <text:p>29.2968608668</text:p>
          </table:table-cell>
          <table:table-cell office:value-type="float" office:value="0.000212433793090085" calcext:value-type="float">
            <text:p>0.0002124338</text:p>
          </table:table-cell>
          <table:table-cell office:value-type="float" office:value="0.00833818985796292" calcext:value-type="float">
            <text:p>0.0083381899</text:p>
          </table:table-cell>
        </table:table-row>
        <table:table-row table:style-name="ro1">
          <table:table-cell office:value-type="string" calcext:value-type="string">
            <text:p>Pc20578_g1_i1</text:p>
          </table:table-cell>
          <table:table-cell office:value-type="float" office:value="-2.78856664796519" calcext:value-type="float">
            <text:p>-2.788566648</text:p>
          </table:table-cell>
          <table:table-cell office:value-type="float" office:value="2.70855373063566" calcext:value-type="float">
            <text:p>2.7085537306</text:p>
          </table:table-cell>
          <table:table-cell office:value-type="float" office:value="23.555828053111" calcext:value-type="float">
            <text:p>23.5558280531</text:p>
          </table:table-cell>
          <table:table-cell office:value-type="float" office:value="0.000343553600046756" calcext:value-type="float">
            <text:p>0.0003435536</text:p>
          </table:table-cell>
          <table:table-cell office:value-type="float" office:value="0.0109361526682964" calcext:value-type="float">
            <text:p>0.0109361527</text:p>
          </table:table-cell>
        </table:table-row>
        <table:table-row table:style-name="ro1">
          <table:table-cell office:value-type="string" calcext:value-type="string">
            <text:p>MTRINITY_DN16269_c4_g1_i2</text:p>
          </table:table-cell>
          <table:table-cell office:value-type="float" office:value="1.9213618818873" calcext:value-type="float">
            <text:p>1.9213618819</text:p>
          </table:table-cell>
          <table:table-cell office:value-type="float" office:value="5.36000680312213" calcext:value-type="float">
            <text:p>5.3600068031</text:p>
          </table:table-cell>
          <table:table-cell office:value-type="float" office:value="13.6775800082948" calcext:value-type="float">
            <text:p>13.6775800083</text:p>
          </table:table-cell>
          <table:table-cell office:value-type="float" office:value="0.00281080672072545" calcext:value-type="float">
            <text:p>0.0028108067</text:p>
          </table:table-cell>
          <table:table-cell office:value-type="float" office:value="0.0388644846350698" calcext:value-type="float">
            <text:p>0.0388644846</text:p>
          </table:table-cell>
        </table:table-row>
        <table:table-row table:style-name="ro1">
          <table:table-cell office:value-type="string" calcext:value-type="string">
            <text:p>MTRINITY_DN13220_c4_g1_i2</text:p>
          </table:table-cell>
          <table:table-cell office:value-type="float" office:value="2.18103879147642" calcext:value-type="float">
            <text:p>2.1810387915</text:p>
          </table:table-cell>
          <table:table-cell office:value-type="float" office:value="5.62369966028775" calcext:value-type="float">
            <text:p>5.6236996603</text:p>
          </table:table-cell>
          <table:table-cell office:value-type="float" office:value="42.5546011302274" calcext:value-type="float">
            <text:p>42.5546011302</text:p>
          </table:table-cell>
          <table:table-cell office:value-type="float" office:value="0.0000223545860544946" calcext:value-type="float">
            <text:p>2.23545860544946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MTRINITY_DN11130_c1_g1_i1</text:p>
          </table:table-cell>
          <table:table-cell office:value-type="float" office:value="1.64981216681567" calcext:value-type="float">
            <text:p>1.6498121668</text:p>
          </table:table-cell>
          <table:table-cell office:value-type="float" office:value="3.68608494357291" calcext:value-type="float">
            <text:p>3.6860849436</text:p>
          </table:table-cell>
          <table:table-cell office:value-type="float" office:value="19.2595871685528" calcext:value-type="float">
            <text:p>19.2595871686</text:p>
          </table:table-cell>
          <table:table-cell office:value-type="float" office:value="0.000786207343168288" calcext:value-type="float">
            <text:p>0.0007862073</text:p>
          </table:table-cell>
          <table:table-cell office:value-type="float" office:value="0.0174367021150433" calcext:value-type="float">
            <text:p>0.0174367021</text:p>
          </table:table-cell>
        </table:table-row>
        <table:table-row table:style-name="ro1">
          <table:table-cell office:value-type="string" calcext:value-type="string">
            <text:p>Pc20016_g1_i1</text:p>
          </table:table-cell>
          <table:table-cell office:value-type="float" office:value="-2.71961854285286" calcext:value-type="float">
            <text:p>-2.7196185429</text:p>
          </table:table-cell>
          <table:table-cell office:value-type="float" office:value="3.98213292723094" calcext:value-type="float">
            <text:p>3.9821329272</text:p>
          </table:table-cell>
          <table:table-cell office:value-type="float" office:value="19.0990346299044" calcext:value-type="float">
            <text:p>19.0990346299</text:p>
          </table:table-cell>
          <table:table-cell office:value-type="float" office:value="0.000812738523483397" calcext:value-type="float">
            <text:p>0.0008127385</text:p>
          </table:table-cell>
          <table:table-cell office:value-type="float" office:value="0.0178078722612588" calcext:value-type="float">
            <text:p>0.0178078723</text:p>
          </table:table-cell>
        </table:table-row>
        <table:table-row table:style-name="ro1">
          <table:table-cell office:value-type="string" calcext:value-type="string">
            <text:p>MTRINITY_DN15817_c1_g1_i2</text:p>
          </table:table-cell>
          <table:table-cell office:value-type="float" office:value="-1.5958621778283" calcext:value-type="float">
            <text:p>-1.5958621778</text:p>
          </table:table-cell>
          <table:table-cell office:value-type="float" office:value="2.85027568652622" calcext:value-type="float">
            <text:p>2.8502756865</text:p>
          </table:table-cell>
          <table:table-cell office:value-type="float" office:value="19.7798658730925" calcext:value-type="float">
            <text:p>19.7798658731</text:p>
          </table:table-cell>
          <table:table-cell office:value-type="float" office:value="0.00208999242647669" calcext:value-type="float">
            <text:p>0.0020899924</text:p>
          </table:table-cell>
          <table:table-cell office:value-type="float" office:value="0.0320238147355978" calcext:value-type="float">
            <text:p>0.0320238147</text:p>
          </table:table-cell>
        </table:table-row>
        <table:table-row table:style-name="ro1">
          <table:table-cell office:value-type="string" calcext:value-type="string">
            <text:p>Pc29730_g1_i1</text:p>
          </table:table-cell>
          <table:table-cell office:value-type="float" office:value="2.54575876869406" calcext:value-type="float">
            <text:p>2.5457587687</text:p>
          </table:table-cell>
          <table:table-cell office:value-type="float" office:value="3.59657202999887" calcext:value-type="float">
            <text:p>3.59657203</text:p>
          </table:table-cell>
          <table:table-cell office:value-type="float" office:value="58.1159526551166" calcext:value-type="float">
            <text:p>58.1159526551</text:p>
          </table:table-cell>
          <table:table-cell office:value-type="float" office:value="0.00000454285357566166" calcext:value-type="float">
            <text:p>4.54285357566166E-006</text:p>
          </table:table-cell>
          <table:table-cell office:value-type="float" office:value="0.00167545198642243" calcext:value-type="float">
            <text:p>0.001675452</text:p>
          </table:table-cell>
        </table:table-row>
        <table:table-row table:style-name="ro1">
          <table:table-cell office:value-type="string" calcext:value-type="string">
            <text:p>MTRINITY_DN11169_c0_g1_i1</text:p>
          </table:table-cell>
          <table:table-cell office:value-type="float" office:value="2.46651519063131" calcext:value-type="float">
            <text:p>2.4665151906</text:p>
          </table:table-cell>
          <table:table-cell office:value-type="float" office:value="3.00692590282078" calcext:value-type="float">
            <text:p>3.0069259028</text:p>
          </table:table-cell>
          <table:table-cell office:value-type="float" office:value="50.1438225194303" calcext:value-type="float">
            <text:p>50.1438225194</text:p>
          </table:table-cell>
          <table:table-cell office:value-type="float" office:value="0.00000977140080196175" calcext:value-type="float">
            <text:p>9.77140080196175E-006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MTRINITY_DN8656_c0_g1_i1</text:p>
          </table:table-cell>
          <table:table-cell office:value-type="float" office:value="1.82141938305104" calcext:value-type="float">
            <text:p>1.8214193831</text:p>
          </table:table-cell>
          <table:table-cell office:value-type="float" office:value="3.10289831555055" calcext:value-type="float">
            <text:p>3.1028983156</text:p>
          </table:table-cell>
          <table:table-cell office:value-type="float" office:value="37.3385809665275" calcext:value-type="float">
            <text:p>37.3385809665</text:p>
          </table:table-cell>
          <table:table-cell office:value-type="float" office:value="0.000189408311307938" calcext:value-type="float">
            <text:p>0.0001894083</text:p>
          </table:table-cell>
          <table:table-cell office:value-type="float" office:value="0.00779925746068819" calcext:value-type="float">
            <text:p>0.0077992575</text:p>
          </table:table-cell>
        </table:table-row>
        <table:table-row table:style-name="ro1">
          <table:table-cell office:value-type="string" calcext:value-type="string">
            <text:p>MTRINITY_DN15322_c1_g1_i1</text:p>
          </table:table-cell>
          <table:table-cell office:value-type="float" office:value="1.61488102449156" calcext:value-type="float">
            <text:p>1.6148810245</text:p>
          </table:table-cell>
          <table:table-cell office:value-type="float" office:value="5.16402299999517" calcext:value-type="float">
            <text:p>5.164023</text:p>
          </table:table-cell>
          <table:table-cell office:value-type="float" office:value="28.4640269808155" calcext:value-type="float">
            <text:p>28.4640269808</text:p>
          </table:table-cell>
          <table:table-cell office:value-type="float" office:value="0.000150117110448609" calcext:value-type="float">
            <text:p>0.0001501171</text:p>
          </table:table-cell>
          <table:table-cell office:value-type="float" office:value="0.00687971820068146" calcext:value-type="float">
            <text:p>0.0068797182</text:p>
          </table:table-cell>
        </table:table-row>
        <table:table-row table:style-name="ro1">
          <table:table-cell office:value-type="string" calcext:value-type="string">
            <text:p>Pc26987_g1_i3</text:p>
          </table:table-cell>
          <table:table-cell office:value-type="float" office:value="3.55671336839993" calcext:value-type="float">
            <text:p>3.5567133684</text:p>
          </table:table-cell>
          <table:table-cell office:value-type="float" office:value="1.37443285892419" calcext:value-type="float">
            <text:p>1.3744328589</text:p>
          </table:table-cell>
          <table:table-cell office:value-type="float" office:value="23.1244458333644" calcext:value-type="float">
            <text:p>23.1244458334</text:p>
          </table:table-cell>
          <table:table-cell office:value-type="float" office:value="0.000371540344801924" calcext:value-type="float">
            <text:p>0.0003715403</text:p>
          </table:table-cell>
          <table:table-cell office:value-type="float" office:value="0.0114985542322612" calcext:value-type="float">
            <text:p>0.0114985542</text:p>
          </table:table-cell>
        </table:table-row>
        <table:table-row table:style-name="ro1">
          <table:table-cell office:value-type="string" calcext:value-type="string">
            <text:p>Pc32849_g1_i1</text:p>
          </table:table-cell>
          <table:table-cell office:value-type="float" office:value="-3.18815222613628" calcext:value-type="float">
            <text:p>-3.1881522261</text:p>
          </table:table-cell>
          <table:table-cell office:value-type="float" office:value="3.00172105473095" calcext:value-type="float">
            <text:p>3.0017210547</text:p>
          </table:table-cell>
          <table:table-cell office:value-type="float" office:value="14.7357494570149" calcext:value-type="float">
            <text:p>14.735749457</text:p>
          </table:table-cell>
          <table:table-cell office:value-type="float" office:value="0.00216136626766335" calcext:value-type="float">
            <text:p>0.0021613663</text:p>
          </table:table-cell>
          <table:table-cell office:value-type="float" office:value="0.0327262779746261" calcext:value-type="float">
            <text:p>0.032726278</text:p>
          </table:table-cell>
        </table:table-row>
        <table:table-row table:style-name="ro1">
          <table:table-cell office:value-type="string" calcext:value-type="string">
            <text:p>STRINITY_DN6897_c0_g1_i1</text:p>
          </table:table-cell>
          <table:table-cell office:value-type="float" office:value="1.26640967526495" calcext:value-type="float">
            <text:p>1.2664096753</text:p>
          </table:table-cell>
          <table:table-cell office:value-type="float" office:value="5.30017052123474" calcext:value-type="float">
            <text:p>5.3001705212</text:p>
          </table:table-cell>
          <table:table-cell office:value-type="float" office:value="25.4849489119966" calcext:value-type="float">
            <text:p>25.484948912</text:p>
          </table:table-cell>
          <table:table-cell office:value-type="float" office:value="0.00183072310988494" calcext:value-type="float">
            <text:p>0.0018307231</text:p>
          </table:table-cell>
          <table:table-cell office:value-type="float" office:value="0.0294189755420375" calcext:value-type="float">
            <text:p>0.0294189755</text:p>
          </table:table-cell>
        </table:table-row>
        <table:table-row table:style-name="ro1">
          <table:table-cell office:value-type="string" calcext:value-type="string">
            <text:p>MTRINITY_DN16471_c0_g1_i1</text:p>
          </table:table-cell>
          <table:table-cell office:value-type="float" office:value="-2.15845567114019" calcext:value-type="float">
            <text:p>-2.1584556711</text:p>
          </table:table-cell>
          <table:table-cell office:value-type="float" office:value="2.87157995418226" calcext:value-type="float">
            <text:p>2.8715799542</text:p>
          </table:table-cell>
          <table:table-cell office:value-type="float" office:value="21.8127722508054" calcext:value-type="float">
            <text:p>21.8127722508</text:p>
          </table:table-cell>
          <table:table-cell office:value-type="float" office:value="0.00047439032618567" calcext:value-type="float">
            <text:p>0.0004743903</text:p>
          </table:table-cell>
          <table:table-cell office:value-type="float" office:value="0.0131854155661495" calcext:value-type="float">
            <text:p>0.0131854156</text:p>
          </table:table-cell>
        </table:table-row>
        <table:table-row table:style-name="ro1">
          <table:table-cell office:value-type="string" calcext:value-type="string">
            <text:p>MTRINITY_DN11384_c0_g1_i3</text:p>
          </table:table-cell>
          <table:table-cell office:value-type="float" office:value="4.57495988547664" calcext:value-type="float">
            <text:p>4.5749598855</text:p>
          </table:table-cell>
          <table:table-cell office:value-type="float" office:value="1.35574159200102" calcext:value-type="float">
            <text:p>1.355741592</text:p>
          </table:table-cell>
          <table:table-cell office:value-type="float" office:value="17.7753147912291" calcext:value-type="float">
            <text:p>17.7753147912</text:p>
          </table:table-cell>
          <table:table-cell office:value-type="float" office:value="0.00107606055651033" calcext:value-type="float">
            <text:p>0.0010760606</text:p>
          </table:table-cell>
          <table:table-cell office:value-type="float" office:value="0.0211811054330013" calcext:value-type="float">
            <text:p>0.0211811054</text:p>
          </table:table-cell>
        </table:table-row>
        <table:table-row table:style-name="ro1">
          <table:table-cell office:value-type="string" calcext:value-type="string">
            <text:p>Pc31499_g1_i1</text:p>
          </table:table-cell>
          <table:table-cell office:value-type="float" office:value="-3.45794820015548" calcext:value-type="float">
            <text:p>-3.4579482002</text:p>
          </table:table-cell>
          <table:table-cell office:value-type="float" office:value="5.1465159189522" calcext:value-type="float">
            <text:p>5.146515919</text:p>
          </table:table-cell>
          <table:table-cell office:value-type="float" office:value="26.5671916091252" calcext:value-type="float">
            <text:p>26.5671916091</text:p>
          </table:table-cell>
          <table:table-cell office:value-type="float" office:value="0.000204074398667142" calcext:value-type="float">
            <text:p>0.0002040744</text:p>
          </table:table-cell>
          <table:table-cell office:value-type="float" office:value="0.00816012972076363" calcext:value-type="float">
            <text:p>0.0081601297</text:p>
          </table:table-cell>
        </table:table-row>
        <table:table-row table:style-name="ro1">
          <table:table-cell office:value-type="string" calcext:value-type="string">
            <text:p>Pc32207_g2_i4</text:p>
          </table:table-cell>
          <table:table-cell office:value-type="float" office:value="-3.40839797176906" calcext:value-type="float">
            <text:p>-3.4083979718</text:p>
          </table:table-cell>
          <table:table-cell office:value-type="float" office:value="3.02435503023937" calcext:value-type="float">
            <text:p>3.0243550302</text:p>
          </table:table-cell>
          <table:table-cell office:value-type="float" office:value="33.6779944279385" calcext:value-type="float">
            <text:p>33.6779944279</text:p>
          </table:table-cell>
          <table:table-cell office:value-type="float" office:value="0.0000692477832234881" calcext:value-type="float">
            <text:p>6.92477832234881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MTRINITY_DN13483_c0_g1_i1</text:p>
          </table:table-cell>
          <table:table-cell office:value-type="float" office:value="1.76315251474519" calcext:value-type="float">
            <text:p>1.7631525147</text:p>
          </table:table-cell>
          <table:table-cell office:value-type="float" office:value="1.85942358448494" calcext:value-type="float">
            <text:p>1.8594235845</text:p>
          </table:table-cell>
          <table:table-cell office:value-type="float" office:value="19.4542833976217" calcext:value-type="float">
            <text:p>19.4542833976</text:p>
          </table:table-cell>
          <table:table-cell office:value-type="float" office:value="0.00169161738140914" calcext:value-type="float">
            <text:p>0.0016916174</text:p>
          </table:table-cell>
          <table:table-cell office:value-type="float" office:value="0.0279798711535332" calcext:value-type="float">
            <text:p>0.0279798712</text:p>
          </table:table-cell>
        </table:table-row>
        <table:table-row table:style-name="ro1">
          <table:table-cell office:value-type="string" calcext:value-type="string">
            <text:p>MTRINITY_DN17315_c1_g1_i7</text:p>
          </table:table-cell>
          <table:table-cell office:value-type="float" office:value="-2.57293987089092" calcext:value-type="float">
            <text:p>-2.5729398709</text:p>
          </table:table-cell>
          <table:table-cell office:value-type="float" office:value="2.19790775146646" calcext:value-type="float">
            <text:p>2.1979077515</text:p>
          </table:table-cell>
          <table:table-cell office:value-type="float" office:value="12.3422609031935" calcext:value-type="float">
            <text:p>12.3422609032</text:p>
          </table:table-cell>
          <table:table-cell office:value-type="float" office:value="0.0039832442792422" calcext:value-type="float">
            <text:p>0.0039832443</text:p>
          </table:table-cell>
          <table:table-cell office:value-type="float" office:value="0.0484281193901548" calcext:value-type="float">
            <text:p>0.0484281194</text:p>
          </table:table-cell>
        </table:table-row>
        <table:table-row table:style-name="ro1">
          <table:table-cell office:value-type="string" calcext:value-type="string">
            <text:p>Pc32560_g3_i1</text:p>
          </table:table-cell>
          <table:table-cell office:value-type="float" office:value="-3.3478812234026" calcext:value-type="float">
            <text:p>-3.3478812234</text:p>
          </table:table-cell>
          <table:table-cell office:value-type="float" office:value="1.8159425281142" calcext:value-type="float">
            <text:p>1.8159425281</text:p>
          </table:table-cell>
          <table:table-cell office:value-type="float" office:value="42.810893485484" calcext:value-type="float">
            <text:p>42.8108934855</text:p>
          </table:table-cell>
          <table:table-cell office:value-type="float" office:value="0.0000216982126482331" calcext:value-type="float">
            <text:p>2.16982126482331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STRINITY_DN5941_c0_g1_i1</text:p>
          </table:table-cell>
          <table:table-cell office:value-type="float" office:value="-1.8314186765817" calcext:value-type="float">
            <text:p>-1.8314186766</text:p>
          </table:table-cell>
          <table:table-cell office:value-type="float" office:value="6.02143548569473" calcext:value-type="float">
            <text:p>6.0214354857</text:p>
          </table:table-cell>
          <table:table-cell office:value-type="float" office:value="16.8782618960323" calcext:value-type="float">
            <text:p>16.878261896</text:p>
          </table:table-cell>
          <table:table-cell office:value-type="float" office:value="0.00131131455617779" calcext:value-type="float">
            <text:p>0.0013113146</text:p>
          </table:table-cell>
          <table:table-cell office:value-type="float" office:value="0.0238998423481148" calcext:value-type="float">
            <text:p>0.0238998423</text:p>
          </table:table-cell>
        </table:table-row>
        <table:table-row table:style-name="ro1">
          <table:table-cell office:value-type="string" calcext:value-type="string">
            <text:p>MTRINITY_DN6533_c1_g1_i1</text:p>
          </table:table-cell>
          <table:table-cell office:value-type="float" office:value="1.37672740575983" calcext:value-type="float">
            <text:p>1.3767274058</text:p>
          </table:table-cell>
          <table:table-cell office:value-type="float" office:value="5.76192927710909" calcext:value-type="float">
            <text:p>5.7619292771</text:p>
          </table:table-cell>
          <table:table-cell office:value-type="float" office:value="20.3235403378277" calcext:value-type="float">
            <text:p>20.3235403378</text:p>
          </table:table-cell>
          <table:table-cell office:value-type="float" office:value="0.000633760976941948" calcext:value-type="float">
            <text:p>0.000633761</text:p>
          </table:table-cell>
          <table:table-cell office:value-type="float" office:value="0.0154319826145311" calcext:value-type="float">
            <text:p>0.0154319826</text:p>
          </table:table-cell>
        </table:table-row>
        <table:table-row table:style-name="ro1">
          <table:table-cell office:value-type="string" calcext:value-type="string">
            <text:p>STRINITY_DN6112_c0_g1_i1</text:p>
          </table:table-cell>
          <table:table-cell office:value-type="float" office:value="1.55547437854656" calcext:value-type="float">
            <text:p>1.5554743785</text:p>
          </table:table-cell>
          <table:table-cell office:value-type="float" office:value="3.79834142544975" calcext:value-type="float">
            <text:p>3.7983414254</text:p>
          </table:table-cell>
          <table:table-cell office:value-type="float" office:value="19.106945222624" calcext:value-type="float">
            <text:p>19.1069452226</text:p>
          </table:table-cell>
          <table:table-cell office:value-type="float" office:value="0.000811407185901617" calcext:value-type="float">
            <text:p>0.0008114072</text:p>
          </table:table-cell>
          <table:table-cell office:value-type="float" office:value="0.017791688025124" calcext:value-type="float">
            <text:p>0.017791688</text:p>
          </table:table-cell>
        </table:table-row>
        <table:table-row table:style-name="ro1">
          <table:table-cell office:value-type="string" calcext:value-type="string">
            <text:p>Pc25145_g1_i1</text:p>
          </table:table-cell>
          <table:table-cell office:value-type="float" office:value="-6.27275634216008" calcext:value-type="float">
            <text:p>-6.2727563422</text:p>
          </table:table-cell>
          <table:table-cell office:value-type="float" office:value="1.81855665545702" calcext:value-type="float">
            <text:p>1.8185566555</text:p>
          </table:table-cell>
          <table:table-cell office:value-type="float" office:value="41.380260827399" calcext:value-type="float">
            <text:p>41.3802608274</text:p>
          </table:table-cell>
          <table:table-cell office:value-type="float" office:value="0.0000256725522756815" calcext:value-type="float">
            <text:p>2.56725522756815E-005</text:p>
          </table:table-cell>
          <table:table-cell office:value-type="float" office:value="0.00298697160547057" calcext:value-type="float">
            <text:p>0.0029869716</text:p>
          </table:table-cell>
        </table:table-row>
        <table:table-row table:style-name="ro1">
          <table:table-cell office:value-type="string" calcext:value-type="string">
            <text:p>STRINITY_DN15484_c0_g1_i1</text:p>
          </table:table-cell>
          <table:table-cell office:value-type="float" office:value="-5.7419670682665" calcext:value-type="float">
            <text:p>-5.7419670683</text:p>
          </table:table-cell>
          <table:table-cell office:value-type="float" office:value="-0.0564105345711392" calcext:value-type="float">
            <text:p>-0.0564105346</text:p>
          </table:table-cell>
          <table:table-cell office:value-type="float" office:value="18.786382846348" calcext:value-type="float">
            <text:p>18.7863828463</text:p>
          </table:table-cell>
          <table:table-cell office:value-type="float" office:value="0.00132162951463716" calcext:value-type="float">
            <text:p>0.0013216295</text:p>
          </table:table-cell>
          <table:table-cell office:value-type="float" office:value="0.0239858976846301" calcext:value-type="float">
            <text:p>0.0239858977</text:p>
          </table:table-cell>
        </table:table-row>
        <table:table-row table:style-name="ro1">
          <table:table-cell office:value-type="string" calcext:value-type="string">
            <text:p>Pc30115_g1_i4</text:p>
          </table:table-cell>
          <table:table-cell office:value-type="float" office:value="-3.90289427404676" calcext:value-type="float">
            <text:p>-3.902894274</text:p>
          </table:table-cell>
          <table:table-cell office:value-type="float" office:value="5.48279957755374" calcext:value-type="float">
            <text:p>5.4827995776</text:p>
          </table:table-cell>
          <table:table-cell office:value-type="float" office:value="20.4218742642018" calcext:value-type="float">
            <text:p>20.4218742642</text:p>
          </table:table-cell>
          <table:table-cell office:value-type="float" office:value="0.000621492531566428" calcext:value-type="float">
            <text:p>0.0006214925</text:p>
          </table:table-cell>
          <table:table-cell office:value-type="float" office:value="0.0153168824405263" calcext:value-type="float">
            <text:p>0.0153168824</text:p>
          </table:table-cell>
        </table:table-row>
        <table:table-row table:style-name="ro1">
          <table:table-cell office:value-type="string" calcext:value-type="string">
            <text:p>STRINITY_DN17729_c0_g1_i1</text:p>
          </table:table-cell>
          <table:table-cell office:value-type="float" office:value="1.81941072889373" calcext:value-type="float">
            <text:p>1.8194107289</text:p>
          </table:table-cell>
          <table:table-cell office:value-type="float" office:value="2.36741706387351" calcext:value-type="float">
            <text:p>2.3674170639</text:p>
          </table:table-cell>
          <table:table-cell office:value-type="float" office:value="28.8695711090739" calcext:value-type="float">
            <text:p>28.8695711091</text:p>
          </table:table-cell>
          <table:table-cell office:value-type="float" office:value="0.000676112482089662" calcext:value-type="float">
            <text:p>0.0006761125</text:p>
          </table:table-cell>
          <table:table-cell office:value-type="float" office:value="0.0160185828629578" calcext:value-type="float">
            <text:p>0.0160185829</text:p>
          </table:table-cell>
        </table:table-row>
        <table:table-row table:style-name="ro1">
          <table:table-cell office:value-type="string" calcext:value-type="string">
            <text:p>Pc24042_g1_i2</text:p>
          </table:table-cell>
          <table:table-cell office:value-type="float" office:value="-2.39604171863507" calcext:value-type="float">
            <text:p>-2.3960417186</text:p>
          </table:table-cell>
          <table:table-cell office:value-type="float" office:value="2.62461936558628" calcext:value-type="float">
            <text:p>2.6246193656</text:p>
          </table:table-cell>
          <table:table-cell office:value-type="float" office:value="26.1102017283807" calcext:value-type="float">
            <text:p>26.1102017284</text:p>
          </table:table-cell>
          <table:table-cell office:value-type="float" office:value="0.00022025357293365" calcext:value-type="float">
            <text:p>0.0002202536</text:p>
          </table:table-cell>
          <table:table-cell office:value-type="float" office:value="0.00853106032557716" calcext:value-type="float">
            <text:p>0.0085310603</text:p>
          </table:table-cell>
        </table:table-row>
        <table:table-row table:style-name="ro1">
          <table:table-cell office:value-type="string" calcext:value-type="string">
            <text:p>Pc23201_g1_i1</text:p>
          </table:table-cell>
          <table:table-cell office:value-type="float" office:value="2.10906395122782" calcext:value-type="float">
            <text:p>2.1090639512</text:p>
          </table:table-cell>
          <table:table-cell office:value-type="float" office:value="5.75239496807946" calcext:value-type="float">
            <text:p>5.7523949681</text:p>
          </table:table-cell>
          <table:table-cell office:value-type="float" office:value="79.70458281409" calcext:value-type="float">
            <text:p>79.7045828141</text:p>
          </table:table-cell>
          <table:table-cell office:value-type="float" office:value="0.000000829270333023164" calcext:value-type="float">
            <text:p>8.29270333023164E-007</text:p>
          </table:table-cell>
          <table:table-cell office:value-type="float" office:value="0.00116787063376729" calcext:value-type="float">
            <text:p>0.0011678706</text:p>
          </table:table-cell>
        </table:table-row>
        <table:table-row table:style-name="ro1">
          <table:table-cell office:value-type="string" calcext:value-type="string">
            <text:p>Pc32689_g1_i3</text:p>
          </table:table-cell>
          <table:table-cell office:value-type="float" office:value="-1.74870088405827" calcext:value-type="float">
            <text:p>-1.7487008841</text:p>
          </table:table-cell>
          <table:table-cell office:value-type="float" office:value="1.93885824041479" calcext:value-type="float">
            <text:p>1.9388582404</text:p>
          </table:table-cell>
          <table:table-cell office:value-type="float" office:value="18.6076674886008" calcext:value-type="float">
            <text:p>18.6076674886</text:p>
          </table:table-cell>
          <table:table-cell office:value-type="float" office:value="0.00400461839666318" calcext:value-type="float">
            <text:p>0.0040046184</text:p>
          </table:table-cell>
          <table:table-cell office:value-type="float" office:value="0.0486288976662765" calcext:value-type="float">
            <text:p>0.0486288977</text:p>
          </table:table-cell>
        </table:table-row>
        <table:table-row table:style-name="ro1">
          <table:table-cell office:value-type="string" calcext:value-type="string">
            <text:p>MTRINITY_DN11907_c1_g1_i1</text:p>
          </table:table-cell>
          <table:table-cell office:value-type="float" office:value="-1.27106381501778" calcext:value-type="float">
            <text:p>-1.271063815</text:p>
          </table:table-cell>
          <table:table-cell office:value-type="float" office:value="5.80693758009677" calcext:value-type="float">
            <text:p>5.8069375801</text:p>
          </table:table-cell>
          <table:table-cell office:value-type="float" office:value="15.4027464594944" calcext:value-type="float">
            <text:p>15.4027464595</text:p>
          </table:table-cell>
          <table:table-cell office:value-type="float" office:value="0.00217904616483799" calcext:value-type="float">
            <text:p>0.0021790462</text:p>
          </table:table-cell>
          <table:table-cell office:value-type="float" office:value="0.0328861778663181" calcext:value-type="float">
            <text:p>0.0328861779</text:p>
          </table:table-cell>
        </table:table-row>
        <table:table-row table:style-name="ro1">
          <table:table-cell office:value-type="string" calcext:value-type="string">
            <text:p>STRINITY_DN13709_c0_g1_i1</text:p>
          </table:table-cell>
          <table:table-cell office:value-type="float" office:value="-2.97552124122274" calcext:value-type="float">
            <text:p>-2.9755212412</text:p>
          </table:table-cell>
          <table:table-cell office:value-type="float" office:value="0.859850799323321" calcext:value-type="float">
            <text:p>0.8598507993</text:p>
          </table:table-cell>
          <table:table-cell office:value-type="float" office:value="15.5718270903785" calcext:value-type="float">
            <text:p>15.5718270904</text:p>
          </table:table-cell>
          <table:table-cell office:value-type="float" office:value="0.00176979260111546" calcext:value-type="float">
            <text:p>0.0017697926</text:p>
          </table:table-cell>
          <table:table-cell office:value-type="float" office:value="0.0287665463829948" calcext:value-type="float">
            <text:p>0.0287665464</text:p>
          </table:table-cell>
        </table:table-row>
        <table:table-row table:style-name="ro1">
          <table:table-cell office:value-type="string" calcext:value-type="string">
            <text:p>Pc30804_g3_i1</text:p>
          </table:table-cell>
          <table:table-cell office:value-type="float" office:value="-1.90467008985269" calcext:value-type="float">
            <text:p>-1.9046700899</text:p>
          </table:table-cell>
          <table:table-cell office:value-type="float" office:value="4.12575887551001" calcext:value-type="float">
            <text:p>4.1257588755</text:p>
          </table:table-cell>
          <table:table-cell office:value-type="float" office:value="16.2269302670111" calcext:value-type="float">
            <text:p>16.226930267</text:p>
          </table:table-cell>
          <table:table-cell office:value-type="float" office:value="0.00151995872037131" calcext:value-type="float">
            <text:p>0.0015199587</text:p>
          </table:table-cell>
          <table:table-cell office:value-type="float" office:value="0.0259829845490354" calcext:value-type="float">
            <text:p>0.0259829845</text:p>
          </table:table-cell>
        </table:table-row>
        <table:table-row table:style-name="ro1">
          <table:table-cell office:value-type="string" calcext:value-type="string">
            <text:p>MTRINITY_DN17314_c2_g4_i1</text:p>
          </table:table-cell>
          <table:table-cell office:value-type="float" office:value="-3.40827482428789" calcext:value-type="float">
            <text:p>-3.4082748243</text:p>
          </table:table-cell>
          <table:table-cell office:value-type="float" office:value="1.36325554274122" calcext:value-type="float">
            <text:p>1.3632555427</text:p>
          </table:table-cell>
          <table:table-cell office:value-type="float" office:value="34.4280903917518" calcext:value-type="float">
            <text:p>34.4280903918</text:p>
          </table:table-cell>
          <table:table-cell office:value-type="float" office:value="0.0000624179838631799" calcext:value-type="float">
            <text:p>0.000062418</text:p>
          </table:table-cell>
          <table:table-cell office:value-type="float" office:value="0.00452001692572024" calcext:value-type="float">
            <text:p>0.0045200169</text:p>
          </table:table-cell>
        </table:table-row>
        <table:table-row table:style-name="ro1">
          <table:table-cell office:value-type="string" calcext:value-type="string">
            <text:p>MTRINITY_DN1768_c0_g1_i1</text:p>
          </table:table-cell>
          <table:table-cell office:value-type="float" office:value="2.07909176929308" calcext:value-type="float">
            <text:p>2.0790917693</text:p>
          </table:table-cell>
          <table:table-cell office:value-type="float" office:value="3.37393282320505" calcext:value-type="float">
            <text:p>3.3739328232</text:p>
          </table:table-cell>
          <table:table-cell office:value-type="float" office:value="36.7978441975803" calcext:value-type="float">
            <text:p>36.7978441976</text:p>
          </table:table-cell>
          <table:table-cell office:value-type="float" office:value="0.0000454527012033273" calcext:value-type="float">
            <text:p>4.54527012033273E-005</text:p>
          </table:table-cell>
          <table:table-cell office:value-type="float" office:value="0.00382104420205785" calcext:value-type="float">
            <text:p>0.0038210442</text:p>
          </table:table-cell>
        </table:table-row>
        <table:table-row table:style-name="ro1">
          <table:table-cell office:value-type="string" calcext:value-type="string">
            <text:p>Pc30503_g1_i1</text:p>
          </table:table-cell>
          <table:table-cell office:value-type="float" office:value="-2.75843181836683" calcext:value-type="float">
            <text:p>-2.7584318184</text:p>
          </table:table-cell>
          <table:table-cell office:value-type="float" office:value="2.23226078461249" calcext:value-type="float">
            <text:p>2.2322607846</text:p>
          </table:table-cell>
          <table:table-cell office:value-type="float" office:value="23.1771252211476" calcext:value-type="float">
            <text:p>23.1771252211</text:p>
          </table:table-cell>
          <table:table-cell office:value-type="float" office:value="0.00036798451711109" calcext:value-type="float">
            <text:p>0.0003679845</text:p>
          </table:table-cell>
          <table:table-cell office:value-type="float" office:value="0.0114705703371139" calcext:value-type="float">
            <text:p>0.0114705703</text:p>
          </table:table-cell>
        </table:table-row>
        <table:table-row table:style-name="ro1">
          <table:table-cell office:value-type="string" calcext:value-type="string">
            <text:p>Pc32391_g4_i1</text:p>
          </table:table-cell>
          <table:table-cell office:value-type="float" office:value="-1.48007672521401" calcext:value-type="float">
            <text:p>-1.4800767252</text:p>
          </table:table-cell>
          <table:table-cell office:value-type="float" office:value="4.96181159127612" calcext:value-type="float">
            <text:p>4.9618115913</text:p>
          </table:table-cell>
          <table:table-cell office:value-type="float" office:value="13.3531697363747" calcext:value-type="float">
            <text:p>13.3531697364</text:p>
          </table:table-cell>
          <table:table-cell office:value-type="float" office:value="0.00305366867878782" calcext:value-type="float">
            <text:p>0.0030536687</text:p>
          </table:table-cell>
          <table:table-cell office:value-type="float" office:value="0.0408489422459236" calcext:value-type="float">
            <text:p>0.0408489422</text:p>
          </table:table-cell>
        </table:table-row>
        <table:table-row table:style-name="ro1">
          <table:table-cell office:value-type="string" calcext:value-type="string">
            <text:p>Pc15453_g1_i1</text:p>
          </table:table-cell>
          <table:table-cell office:value-type="float" office:value="1.17469776581572" calcext:value-type="float">
            <text:p>1.1746977658</text:p>
          </table:table-cell>
          <table:table-cell office:value-type="float" office:value="6.62308502248714" calcext:value-type="float">
            <text:p>6.6230850225</text:p>
          </table:table-cell>
          <table:table-cell office:value-type="float" office:value="19.2160703365824" calcext:value-type="float">
            <text:p>19.2160703366</text:p>
          </table:table-cell>
          <table:table-cell office:value-type="float" office:value="0.00364992922876371" calcext:value-type="float">
            <text:p>0.0036499292</text:p>
          </table:table-cell>
          <table:table-cell office:value-type="float" office:value="0.0457490335171989" calcext:value-type="float">
            <text:p>0.0457490335</text:p>
          </table:table-cell>
        </table:table-row>
        <table:table-row table:style-name="ro1">
          <table:table-cell office:value-type="string" calcext:value-type="string">
            <text:p>STRINITY_DN7799_c0_g4_i1</text:p>
          </table:table-cell>
          <table:table-cell office:value-type="float" office:value="-3.93246419156446" calcext:value-type="float">
            <text:p>-3.9324641916</text:p>
          </table:table-cell>
          <table:table-cell office:value-type="float" office:value="5.34273009075172" calcext:value-type="float">
            <text:p>5.3427300908</text:p>
          </table:table-cell>
          <table:table-cell office:value-type="float" office:value="29.5962132760931" calcext:value-type="float">
            <text:p>29.5962132761</text:p>
          </table:table-cell>
          <table:table-cell office:value-type="float" office:value="0.000125848472138154" calcext:value-type="float">
            <text:p>0.0001258485</text:p>
          </table:table-cell>
          <table:table-cell office:value-type="float" office:value="0.00638128283216739" calcext:value-type="float">
            <text:p>0.0063812828</text:p>
          </table:table-cell>
        </table:table-row>
        <table:table-row table:style-name="ro1">
          <table:table-cell office:value-type="string" calcext:value-type="string">
            <text:p>MTRINITY_DN10798_c0_g1_i1</text:p>
          </table:table-cell>
          <table:table-cell office:value-type="float" office:value="-2.24186158926207" calcext:value-type="float">
            <text:p>-2.2418615893</text:p>
          </table:table-cell>
          <table:table-cell office:value-type="float" office:value="5.53057994430673" calcext:value-type="float">
            <text:p>5.5305799443</text:p>
          </table:table-cell>
          <table:table-cell office:value-type="float" office:value="88.7881080510955" calcext:value-type="float">
            <text:p>88.7881080511</text:p>
          </table:table-cell>
          <table:table-cell office:value-type="float" office:value="0.000000456114237304997" calcext:value-type="float">
            <text:p>4.56114237304997E-007</text:p>
          </table:table-cell>
          <table:table-cell office:value-type="float" office:value="0.00091277581169476" calcext:value-type="float">
            <text:p>0.0009127758</text:p>
          </table:table-cell>
        </table:table-row>
        <table:table-row table:style-name="ro1">
          <table:table-cell office:value-type="string" calcext:value-type="string">
            <text:p>MTRINITY_DN15007_c0_g1_i1</text:p>
          </table:table-cell>
          <table:table-cell office:value-type="float" office:value="1.74396560767318" calcext:value-type="float">
            <text:p>1.7439656077</text:p>
          </table:table-cell>
          <table:table-cell office:value-type="float" office:value="2.25258926772151" calcext:value-type="float">
            <text:p>2.2525892677</text:p>
          </table:table-cell>
          <table:table-cell office:value-type="float" office:value="12.3361045367075" calcext:value-type="float">
            <text:p>12.3361045367</text:p>
          </table:table-cell>
          <table:table-cell office:value-type="float" office:value="0.00398984087515342" calcext:value-type="float">
            <text:p>0.0039898409</text:p>
          </table:table-cell>
          <table:table-cell office:value-type="float" office:value="0.0484886815345568" calcext:value-type="float">
            <text:p>0.0484886815</text:p>
          </table:table-cell>
        </table:table-row>
        <table:table-row table:style-name="ro1">
          <table:table-cell office:value-type="string" calcext:value-type="string">
            <text:p>MTRINITY_DN2103_c0_g1_i1</text:p>
          </table:table-cell>
          <table:table-cell office:value-type="float" office:value="1.59515826494941" calcext:value-type="float">
            <text:p>1.5951582649</text:p>
          </table:table-cell>
          <table:table-cell office:value-type="float" office:value="3.93517888715467" calcext:value-type="float">
            <text:p>3.9351788872</text:p>
          </table:table-cell>
          <table:table-cell office:value-type="float" office:value="25.7335759923777" calcext:value-type="float">
            <text:p>25.7335759924</text:p>
          </table:table-cell>
          <table:table-cell office:value-type="float" office:value="0.000379972241183521" calcext:value-type="float">
            <text:p>0.0003799722</text:p>
          </table:table-cell>
          <table:table-cell office:value-type="float" office:value="0.0116406898593273" calcext:value-type="float">
            <text:p>0.0116406899</text:p>
          </table:table-cell>
        </table:table-row>
        <table:table-row table:style-name="ro1">
          <table:table-cell office:value-type="string" calcext:value-type="string">
            <text:p>Pc28589_g1_i5</text:p>
          </table:table-cell>
          <table:table-cell office:value-type="float" office:value="-4.33827884760889" calcext:value-type="float">
            <text:p>-4.3382788476</text:p>
          </table:table-cell>
          <table:table-cell office:value-type="float" office:value="3.7604921785062" calcext:value-type="float">
            <text:p>3.7604921785</text:p>
          </table:table-cell>
          <table:table-cell office:value-type="float" office:value="24.6172072771207" calcext:value-type="float">
            <text:p>24.6172072771</text:p>
          </table:table-cell>
          <table:table-cell office:value-type="float" office:value="0.000284505413672433" calcext:value-type="float">
            <text:p>0.0002845054</text:p>
          </table:table-cell>
          <table:table-cell office:value-type="float" office:value="0.00989604114440218" calcext:value-type="float">
            <text:p>0.0098960411</text:p>
          </table:table-cell>
        </table:table-row>
        <table:table-row table:style-name="ro1">
          <table:table-cell office:value-type="string" calcext:value-type="string">
            <text:p>MTRINITY_DN15870_c1_g1_i1</text:p>
          </table:table-cell>
          <table:table-cell office:value-type="float" office:value="2.73447035207349" calcext:value-type="float">
            <text:p>2.7344703521</text:p>
          </table:table-cell>
          <table:table-cell office:value-type="float" office:value="3.14763276690831" calcext:value-type="float">
            <text:p>3.1476327669</text:p>
          </table:table-cell>
          <table:table-cell office:value-type="float" office:value="13.4397924806914" calcext:value-type="float">
            <text:p>13.4397924807</text:p>
          </table:table-cell>
          <table:table-cell office:value-type="float" office:value="0.00298650755321294" calcext:value-type="float">
            <text:p>0.0029865076</text:p>
          </table:table-cell>
          <table:table-cell office:value-type="float" office:value="0.0403824251046604" calcext:value-type="float">
            <text:p>0.0403824251</text:p>
          </table:table-cell>
        </table:table-row>
        <table:table-row table:style-name="ro1">
          <table:table-cell office:value-type="string" calcext:value-type="string">
            <text:p>STRINITY_DN7769_c0_g1_i1</text:p>
          </table:table-cell>
          <table:table-cell office:value-type="float" office:value="-2.36447494901499" calcext:value-type="float">
            <text:p>-2.364474949</text:p>
          </table:table-cell>
          <table:table-cell office:value-type="float" office:value="1.69644082479367" calcext:value-type="float">
            <text:p>1.6964408248</text:p>
          </table:table-cell>
          <table:table-cell office:value-type="float" office:value="12.4510272698412" calcext:value-type="float">
            <text:p>12.4510272698</text:p>
          </table:table-cell>
          <table:table-cell office:value-type="float" office:value="0.00386877057757744" calcext:value-type="float">
            <text:p>0.0038687706</text:p>
          </table:table-cell>
          <table:table-cell office:value-type="float" office:value="0.0474592379230566" calcext:value-type="float">
            <text:p>0.0474592379</text:p>
          </table:table-cell>
        </table:table-row>
        <table:table-row table:style-name="ro1">
          <table:table-cell office:value-type="string" calcext:value-type="string">
            <text:p>MTRINITY_DN15131_c0_g1_i1</text:p>
          </table:table-cell>
          <table:table-cell office:value-type="float" office:value="1.37499393821863" calcext:value-type="float">
            <text:p>1.3749939382</text:p>
          </table:table-cell>
          <table:table-cell office:value-type="float" office:value="5.79422002364776" calcext:value-type="float">
            <text:p>5.7942200236</text:p>
          </table:table-cell>
          <table:table-cell office:value-type="float" office:value="40.754702781645" calcext:value-type="float">
            <text:p>40.7547027816</text:p>
          </table:table-cell>
          <table:table-cell office:value-type="float" office:value="0.000613274119745483" calcext:value-type="float">
            <text:p>0.0006132741</text:p>
          </table:table-cell>
          <table:table-cell office:value-type="float" office:value="0.0151766385214509" calcext:value-type="float">
            <text:p>0.0151766385</text:p>
          </table:table-cell>
        </table:table-row>
        <table:table-row table:style-name="ro1">
          <table:table-cell office:value-type="string" calcext:value-type="string">
            <text:p>STRINITY_DN11674_c0_g1_i1</text:p>
          </table:table-cell>
          <table:table-cell office:value-type="float" office:value="1.63898266291653" calcext:value-type="float">
            <text:p>1.6389826629</text:p>
          </table:table-cell>
          <table:table-cell office:value-type="float" office:value="3.93652298866548" calcext:value-type="float">
            <text:p>3.9365229887</text:p>
          </table:table-cell>
          <table:table-cell office:value-type="float" office:value="27.8786183253709" calcext:value-type="float">
            <text:p>27.8786183254</text:p>
          </table:table-cell>
          <table:table-cell office:value-type="float" office:value="0.000222710584854403" calcext:value-type="float">
            <text:p>0.0002227106</text:p>
          </table:table-cell>
          <table:table-cell office:value-type="float" office:value="0.00857093120020445" calcext:value-type="float">
            <text:p>0.0085709312</text:p>
          </table:table-cell>
        </table:table-row>
        <table:table-row table:style-name="ro1">
          <table:table-cell office:value-type="string" calcext:value-type="string">
            <text:p>Pc28015_g1_i5</text:p>
          </table:table-cell>
          <table:table-cell office:value-type="float" office:value="2.53790913972653" calcext:value-type="float">
            <text:p>2.5379091397</text:p>
          </table:table-cell>
          <table:table-cell office:value-type="float" office:value="1.24134064022141" calcext:value-type="float">
            <text:p>1.2413406402</text:p>
          </table:table-cell>
          <table:table-cell office:value-type="float" office:value="13.192957586965" calcext:value-type="float">
            <text:p>13.192957587</text:p>
          </table:table-cell>
          <table:table-cell office:value-type="float" office:value="0.00318257819237803" calcext:value-type="float">
            <text:p>0.0031825782</text:p>
          </table:table-cell>
          <table:table-cell office:value-type="float" office:value="0.042009983350707" calcext:value-type="float">
            <text:p>0.0420099834</text:p>
          </table:table-cell>
        </table:table-row>
        <table:table-row table:style-name="ro1">
          <table:table-cell office:value-type="string" calcext:value-type="string">
            <text:p>MTRINITY_DN11650_c2_g1_i1</text:p>
          </table:table-cell>
          <table:table-cell office:value-type="float" office:value="-5.02839949325053" calcext:value-type="float">
            <text:p>-5.0283994933</text:p>
          </table:table-cell>
          <table:table-cell office:value-type="float" office:value="3.47436534770245" calcext:value-type="float">
            <text:p>3.4743653477</text:p>
          </table:table-cell>
          <table:table-cell office:value-type="float" office:value="33.1067352135015" calcext:value-type="float">
            <text:p>33.1067352135</text:p>
          </table:table-cell>
          <table:table-cell office:value-type="float" office:value="0.0000750341486965424" calcext:value-type="float">
            <text:p>7.50341486965424E-005</text:p>
          </table:table-cell>
          <table:table-cell office:value-type="float" office:value="0.0047525687174773" calcext:value-type="float">
            <text:p>0.0047525687</text:p>
          </table:table-cell>
        </table:table-row>
        <table:table-row table:style-name="ro1">
          <table:table-cell office:value-type="string" calcext:value-type="string">
            <text:p>MTRINITY_DN14352_c1_g1_i2</text:p>
          </table:table-cell>
          <table:table-cell office:value-type="float" office:value="2.38197780659618" calcext:value-type="float">
            <text:p>2.3819778066</text:p>
          </table:table-cell>
          <table:table-cell office:value-type="float" office:value="1.18658282841005" calcext:value-type="float">
            <text:p>1.1865828284</text:p>
          </table:table-cell>
          <table:table-cell office:value-type="float" office:value="13.390459526654" calcext:value-type="float">
            <text:p>13.3904595267</text:p>
          </table:table-cell>
          <table:table-cell office:value-type="float" office:value="0.00302454343995779" calcext:value-type="float">
            <text:p>0.0030245434</text:p>
          </table:table-cell>
          <table:table-cell office:value-type="float" office:value="0.0406950896372268" calcext:value-type="float">
            <text:p>0.0406950896</text:p>
          </table:table-cell>
        </table:table-row>
        <table:table-row table:style-name="ro1">
          <table:table-cell office:value-type="string" calcext:value-type="string">
            <text:p>Pc22977_g1_i1</text:p>
          </table:table-cell>
          <table:table-cell office:value-type="float" office:value="1.32407807098244" calcext:value-type="float">
            <text:p>1.324078071</text:p>
          </table:table-cell>
          <table:table-cell office:value-type="float" office:value="3.73000996249905" calcext:value-type="float">
            <text:p>3.7300099625</text:p>
          </table:table-cell>
          <table:table-cell office:value-type="float" office:value="26.7305542079307" calcext:value-type="float">
            <text:p>26.7305542079</text:p>
          </table:table-cell>
          <table:table-cell office:value-type="float" office:value="0.00343058390143394" calcext:value-type="float">
            <text:p>0.0034305839</text:p>
          </table:table-cell>
          <table:table-cell office:value-type="float" office:value="0.0441402775624707" calcext:value-type="float">
            <text:p>0.0441402776</text:p>
          </table:table-cell>
        </table:table-row>
        <table:table-row table:style-name="ro1">
          <table:table-cell office:value-type="string" calcext:value-type="string">
            <text:p>Pc32482_g1_i2</text:p>
          </table:table-cell>
          <table:table-cell office:value-type="float" office:value="1.73260845470125" calcext:value-type="float">
            <text:p>1.7326084547</text:p>
          </table:table-cell>
          <table:table-cell office:value-type="float" office:value="4.90479182685073" calcext:value-type="float">
            <text:p>4.9047918269</text:p>
          </table:table-cell>
          <table:table-cell office:value-type="float" office:value="21.3794189240457" calcext:value-type="float">
            <text:p>21.379418924</text:p>
          </table:table-cell>
          <table:table-cell office:value-type="float" office:value="0.000515391776771457" calcext:value-type="float">
            <text:p>0.0005153918</text:p>
          </table:table-cell>
          <table:table-cell office:value-type="float" office:value="0.0137900382143816" calcext:value-type="float">
            <text:p>0.0137900382</text:p>
          </table:table-cell>
        </table:table-row>
        <table:table-row table:style-name="ro1">
          <table:table-cell office:value-type="string" calcext:value-type="string">
            <text:p>MTRINITY_DN9652_c0_g1_i1</text:p>
          </table:table-cell>
          <table:table-cell office:value-type="float" office:value="-3.76627957950162" calcext:value-type="float">
            <text:p>-3.7662795795</text:p>
          </table:table-cell>
          <table:table-cell office:value-type="float" office:value="2.53313531879852" calcext:value-type="float">
            <text:p>2.5331353188</text:p>
          </table:table-cell>
          <table:table-cell office:value-type="float" office:value="18.0110219562155" calcext:value-type="float">
            <text:p>18.0110219562</text:p>
          </table:table-cell>
          <table:table-cell office:value-type="float" office:value="0.00102264187595852" calcext:value-type="float">
            <text:p>0.0010226419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MTRINITY_DN10049_c1_g1_i1</text:p>
          </table:table-cell>
          <table:table-cell office:value-type="float" office:value="-1.56972502840766" calcext:value-type="float">
            <text:p>-1.5697250284</text:p>
          </table:table-cell>
          <table:table-cell office:value-type="float" office:value="3.46083828272277" calcext:value-type="float">
            <text:p>3.4608382827</text:p>
          </table:table-cell>
          <table:table-cell office:value-type="float" office:value="24.7403335430596" calcext:value-type="float">
            <text:p>24.7403335431</text:p>
          </table:table-cell>
          <table:table-cell office:value-type="float" office:value="0.00145646524187731" calcext:value-type="float">
            <text:p>0.0014564652</text:p>
          </table:table-cell>
          <table:table-cell office:value-type="float" office:value="0.0253744478413657" calcext:value-type="float">
            <text:p>0.0253744478</text:p>
          </table:table-cell>
        </table:table-row>
        <table:table-row table:style-name="ro1">
          <table:table-cell office:value-type="string" calcext:value-type="string">
            <text:p>MTRINITY_DN9376_c0_g1_i1</text:p>
          </table:table-cell>
          <table:table-cell office:value-type="float" office:value="-1.46142344567601" calcext:value-type="float">
            <text:p>-1.4614234457</text:p>
          </table:table-cell>
          <table:table-cell office:value-type="float" office:value="2.83256631455215" calcext:value-type="float">
            <text:p>2.8325663146</text:p>
          </table:table-cell>
          <table:table-cell office:value-type="float" office:value="14.2337473628698" calcext:value-type="float">
            <text:p>14.2337473629</text:p>
          </table:table-cell>
          <table:table-cell office:value-type="float" office:value="0.00339739412608508" calcext:value-type="float">
            <text:p>0.0033973941</text:p>
          </table:table-cell>
          <table:table-cell office:value-type="float" office:value="0.043769517972885" calcext:value-type="float">
            <text:p>0.043769518</text:p>
          </table:table-cell>
        </table:table-row>
        <table:table-row table:style-name="ro1">
          <table:table-cell office:value-type="string" calcext:value-type="string">
            <text:p>STRINITY_DN4563_c0_g2_i2</text:p>
          </table:table-cell>
          <table:table-cell office:value-type="float" office:value="3.55868337729921" calcext:value-type="float">
            <text:p>3.5586833773</text:p>
          </table:table-cell>
          <table:table-cell office:value-type="float" office:value="3.15872745646404" calcext:value-type="float">
            <text:p>3.1587274565</text:p>
          </table:table-cell>
          <table:table-cell office:value-type="float" office:value="34.9714507244168" calcext:value-type="float">
            <text:p>34.9714507244</text:p>
          </table:table-cell>
          <table:table-cell office:value-type="float" office:value="0.0000579566580069846" calcext:value-type="float">
            <text:p>5.79566580069846E-005</text:p>
          </table:table-cell>
          <table:table-cell office:value-type="float" office:value="0.00436025804524728" calcext:value-type="float">
            <text:p>0.004360258</text:p>
          </table:table-cell>
        </table:table-row>
        <table:table-row table:style-name="ro1">
          <table:table-cell office:value-type="string" calcext:value-type="string">
            <text:p>Pc27556_g1_i1</text:p>
          </table:table-cell>
          <table:table-cell office:value-type="float" office:value="-4.81616823792082" calcext:value-type="float">
            <text:p>-4.8161682379</text:p>
          </table:table-cell>
          <table:table-cell office:value-type="float" office:value="2.09095995974674" calcext:value-type="float">
            <text:p>2.0909599597</text:p>
          </table:table-cell>
          <table:table-cell office:value-type="float" office:value="52.3143505747967" calcext:value-type="float">
            <text:p>52.3143505748</text:p>
          </table:table-cell>
          <table:table-cell office:value-type="float" office:value="0.00000785790655396668" calcext:value-type="float">
            <text:p>7.85790655396668E-006</text:p>
          </table:table-cell>
          <table:table-cell office:value-type="float" office:value="0.00198217343644514" calcext:value-type="float">
            <text:p>0.0019821734</text:p>
          </table:table-cell>
        </table:table-row>
        <table:table-row table:style-name="ro1">
          <table:table-cell office:value-type="string" calcext:value-type="string">
            <text:p>Pc32805_g1_i6</text:p>
          </table:table-cell>
          <table:table-cell office:value-type="float" office:value="1.18737613424855" calcext:value-type="float">
            <text:p>1.1873761342</text:p>
          </table:table-cell>
          <table:table-cell office:value-type="float" office:value="5.01508019061404" calcext:value-type="float">
            <text:p>5.0150801906</text:p>
          </table:table-cell>
          <table:table-cell office:value-type="float" office:value="17.8043886159941" calcext:value-type="float">
            <text:p>17.804388616</text:p>
          </table:table-cell>
          <table:table-cell office:value-type="float" office:value="0.00374059459332425" calcext:value-type="float">
            <text:p>0.0037405946</text:p>
          </table:table-cell>
          <table:table-cell office:value-type="float" office:value="0.0464569156958904" calcext:value-type="float">
            <text:p>0.0464569157</text:p>
          </table:table-cell>
        </table:table-row>
        <table:table-row table:style-name="ro1">
          <table:table-cell office:value-type="string" calcext:value-type="string">
            <text:p>STRINITY_DN10931_c0_g1_i1</text:p>
          </table:table-cell>
          <table:table-cell office:value-type="float" office:value="-1.52493824952781" calcext:value-type="float">
            <text:p>-1.5249382495</text:p>
          </table:table-cell>
          <table:table-cell office:value-type="float" office:value="4.23339850436836" calcext:value-type="float">
            <text:p>4.2333985044</text:p>
          </table:table-cell>
          <table:table-cell office:value-type="float" office:value="12.4494530789359" calcext:value-type="float">
            <text:p>12.4494530789</text:p>
          </table:table-cell>
          <table:table-cell office:value-type="float" office:value="0.00387039979830157" calcext:value-type="float">
            <text:p>0.0038703998</text:p>
          </table:table-cell>
          <table:table-cell office:value-type="float" office:value="0.0474598288992714" calcext:value-type="float">
            <text:p>0.0474598289</text:p>
          </table:table-cell>
        </table:table-row>
        <table:table-row table:style-name="ro1">
          <table:table-cell office:value-type="string" calcext:value-type="string">
            <text:p>Pc22762_g1_i1</text:p>
          </table:table-cell>
          <table:table-cell office:value-type="float" office:value="2.3945525076607" calcext:value-type="float">
            <text:p>2.3945525077</text:p>
          </table:table-cell>
          <table:table-cell office:value-type="float" office:value="2.34104586576201" calcext:value-type="float">
            <text:p>2.3410458658</text:p>
          </table:table-cell>
          <table:table-cell office:value-type="float" office:value="42.1952867315268" calcext:value-type="float">
            <text:p>42.1952867315</text:p>
          </table:table-cell>
          <table:table-cell office:value-type="float" office:value="0.0000233139551781253" calcext:value-type="float">
            <text:p>0.000023314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MTRINITY_DN10471_c1_g1_i1</text:p>
          </table:table-cell>
          <table:table-cell office:value-type="float" office:value="2.27712381667142" calcext:value-type="float">
            <text:p>2.2771238167</text:p>
          </table:table-cell>
          <table:table-cell office:value-type="float" office:value="1.29194468929022" calcext:value-type="float">
            <text:p>1.2919446893</text:p>
          </table:table-cell>
          <table:table-cell office:value-type="float" office:value="22.0812488108886" calcext:value-type="float">
            <text:p>22.0812488109</text:p>
          </table:table-cell>
          <table:table-cell office:value-type="float" office:value="0.000588558637752489" calcext:value-type="float">
            <text:p>0.0005885586</text:p>
          </table:table-cell>
          <table:table-cell office:value-type="float" office:value="0.0148175393921763" calcext:value-type="float">
            <text:p>0.0148175394</text:p>
          </table:table-cell>
        </table:table-row>
        <table:table-row table:style-name="ro1">
          <table:table-cell office:value-type="string" calcext:value-type="string">
            <text:p>Pc32359_g1_i6</text:p>
          </table:table-cell>
          <table:table-cell office:value-type="float" office:value="1.26658719292956" calcext:value-type="float">
            <text:p>1.2665871929</text:p>
          </table:table-cell>
          <table:table-cell office:value-type="float" office:value="5.10317847563472" calcext:value-type="float">
            <text:p>5.1031784756</text:p>
          </table:table-cell>
          <table:table-cell office:value-type="float" office:value="20.2763492499754" calcext:value-type="float">
            <text:p>20.27634925</text:p>
          </table:table-cell>
          <table:table-cell office:value-type="float" office:value="0.0018513154233847" calcext:value-type="float">
            <text:p>0.0018513154</text:p>
          </table:table-cell>
          <table:table-cell office:value-type="float" office:value="0.0296340955315614" calcext:value-type="float">
            <text:p>0.0296340955</text:p>
          </table:table-cell>
        </table:table-row>
        <table:table-row table:style-name="ro1">
          <table:table-cell office:value-type="string" calcext:value-type="string">
            <text:p>MTRINITY_DN17273_c0_g2_i1</text:p>
          </table:table-cell>
          <table:table-cell office:value-type="float" office:value="-1.50485861310162" calcext:value-type="float">
            <text:p>-1.5048586131</text:p>
          </table:table-cell>
          <table:table-cell office:value-type="float" office:value="5.3966842914124" calcext:value-type="float">
            <text:p>5.3966842914</text:p>
          </table:table-cell>
          <table:table-cell office:value-type="float" office:value="28.076601057067" calcext:value-type="float">
            <text:p>28.0766010571</text:p>
          </table:table-cell>
          <table:table-cell office:value-type="float" office:value="0.000246147373314125" calcext:value-type="float">
            <text:p>0.0002461474</text:p>
          </table:table-cell>
          <table:table-cell office:value-type="float" office:value="0.00913399741446129" calcext:value-type="float">
            <text:p>0.0091339974</text:p>
          </table:table-cell>
        </table:table-row>
        <table:table-row table:style-name="ro1">
          <table:table-cell office:value-type="string" calcext:value-type="string">
            <text:p>STRINITY_DN5725_c0_g1_i1</text:p>
          </table:table-cell>
          <table:table-cell office:value-type="float" office:value="1.84059440155315" calcext:value-type="float">
            <text:p>1.8405944016</text:p>
          </table:table-cell>
          <table:table-cell office:value-type="float" office:value="3.87334865265735" calcext:value-type="float">
            <text:p>3.8733486527</text:p>
          </table:table-cell>
          <table:table-cell office:value-type="float" office:value="41.6816573753817" calcext:value-type="float">
            <text:p>41.6816573754</text:p>
          </table:table-cell>
          <table:table-cell office:value-type="float" office:value="0.0000499539056655339" calcext:value-type="float">
            <text:p>4.99539056655339E-005</text:p>
          </table:table-cell>
          <table:table-cell office:value-type="float" office:value="0.00398919083256141" calcext:value-type="float">
            <text:p>0.0039891908</text:p>
          </table:table-cell>
        </table:table-row>
        <table:table-row table:style-name="ro1">
          <table:table-cell office:value-type="string" calcext:value-type="string">
            <text:p>MTRINITY_DN10243_c0_g1_i1</text:p>
          </table:table-cell>
          <table:table-cell office:value-type="float" office:value="-1.26494519842346" calcext:value-type="float">
            <text:p>-1.2649451984</text:p>
          </table:table-cell>
          <table:table-cell office:value-type="float" office:value="5.74784317138334" calcext:value-type="float">
            <text:p>5.7478431714</text:p>
          </table:table-cell>
          <table:table-cell office:value-type="float" office:value="18.8846239873616" calcext:value-type="float">
            <text:p>18.8846239874</text:p>
          </table:table-cell>
          <table:table-cell office:value-type="float" office:value="0.00163720864067398" calcext:value-type="float">
            <text:p>0.0016372086</text:p>
          </table:table-cell>
          <table:table-cell office:value-type="float" office:value="0.0272880227516665" calcext:value-type="float">
            <text:p>0.0272880228</text:p>
          </table:table-cell>
        </table:table-row>
        <table:table-row table:style-name="ro1">
          <table:table-cell office:value-type="string" calcext:value-type="string">
            <text:p>MTRINITY_DN12300_c1_g3_i2</text:p>
          </table:table-cell>
          <table:table-cell office:value-type="float" office:value="-4.39919043686094" calcext:value-type="float">
            <text:p>-4.3991904369</text:p>
          </table:table-cell>
          <table:table-cell office:value-type="float" office:value="5.57254737483576" calcext:value-type="float">
            <text:p>5.5725473748</text:p>
          </table:table-cell>
          <table:table-cell office:value-type="float" office:value="25.5358391396547" calcext:value-type="float">
            <text:p>25.5358391397</text:p>
          </table:table-cell>
          <table:table-cell office:value-type="float" office:value="0.000242745392203288" calcext:value-type="float">
            <text:p>0.0002427454</text:p>
          </table:table-cell>
          <table:table-cell office:value-type="float" office:value="0.00907438503506638" calcext:value-type="float">
            <text:p>0.009074385</text:p>
          </table:table-cell>
        </table:table-row>
        <table:table-row table:style-name="ro1">
          <table:table-cell office:value-type="string" calcext:value-type="string">
            <text:p>STRINITY_DN5879_c0_g1_i1</text:p>
          </table:table-cell>
          <table:table-cell office:value-type="float" office:value="-3.73390261373444" calcext:value-type="float">
            <text:p>-3.7339026137</text:p>
          </table:table-cell>
          <table:table-cell office:value-type="float" office:value="5.33056452389959" calcext:value-type="float">
            <text:p>5.3305645239</text:p>
          </table:table-cell>
          <table:table-cell office:value-type="float" office:value="26.7807031242058" calcext:value-type="float">
            <text:p>26.7807031242</text:p>
          </table:table-cell>
          <table:table-cell office:value-type="float" office:value="0.000196990610489537" calcext:value-type="float">
            <text:p>0.0001969906</text:p>
          </table:table-cell>
          <table:table-cell office:value-type="float" office:value="0.00799699566777287" calcext:value-type="float">
            <text:p>0.0079969957</text:p>
          </table:table-cell>
        </table:table-row>
        <table:table-row table:style-name="ro1">
          <table:table-cell office:value-type="string" calcext:value-type="string">
            <text:p>MTRINITY_DN11204_c0_g1_i1</text:p>
          </table:table-cell>
          <table:table-cell office:value-type="float" office:value="-3.3483467924558" calcext:value-type="float">
            <text:p>-3.3483467925</text:p>
          </table:table-cell>
          <table:table-cell office:value-type="float" office:value="0.680969532305777" calcext:value-type="float">
            <text:p>0.6809695323</text:p>
          </table:table-cell>
          <table:table-cell office:value-type="float" office:value="36.5506549646959" calcext:value-type="float">
            <text:p>36.5506549647</text:p>
          </table:table-cell>
          <table:table-cell office:value-type="float" office:value="0.0000469469147851225" calcext:value-type="float">
            <text:p>4.69469147851225E-005</text:p>
          </table:table-cell>
          <table:table-cell office:value-type="float" office:value="0.0038763175953771" calcext:value-type="float">
            <text:p>0.0038763176</text:p>
          </table:table-cell>
        </table:table-row>
        <table:table-row table:style-name="ro1">
          <table:table-cell office:value-type="string" calcext:value-type="string">
            <text:p>Pc23157_g1_i1</text:p>
          </table:table-cell>
          <table:table-cell office:value-type="float" office:value="1.65134790215631" calcext:value-type="float">
            <text:p>1.6513479022</text:p>
          </table:table-cell>
          <table:table-cell office:value-type="float" office:value="3.28899521778103" calcext:value-type="float">
            <text:p>3.2889952178</text:p>
          </table:table-cell>
          <table:table-cell office:value-type="float" office:value="16.27812563006" calcext:value-type="float">
            <text:p>16.2781256301</text:p>
          </table:table-cell>
          <table:table-cell office:value-type="float" office:value="0.00150222614559738" calcext:value-type="float">
            <text:p>0.0015022261</text:p>
          </table:table-cell>
          <table:table-cell office:value-type="float" office:value="0.0258121490775857" calcext:value-type="float">
            <text:p>0.0258121491</text:p>
          </table:table-cell>
        </table:table-row>
        <table:table-row table:style-name="ro1">
          <table:table-cell office:value-type="string" calcext:value-type="string">
            <text:p>MTRINITY_DN15341_c0_g1_i3</text:p>
          </table:table-cell>
          <table:table-cell office:value-type="float" office:value="-3.63108727997492" calcext:value-type="float">
            <text:p>-3.63108728</text:p>
          </table:table-cell>
          <table:table-cell office:value-type="float" office:value="4.62234183567225" calcext:value-type="float">
            <text:p>4.6223418357</text:p>
          </table:table-cell>
          <table:table-cell office:value-type="float" office:value="31.0410629255251" calcext:value-type="float">
            <text:p>31.0410629255</text:p>
          </table:table-cell>
          <table:table-cell office:value-type="float" office:value="0.000101193740213465" calcext:value-type="float">
            <text:p>0.0001011937</text:p>
          </table:table-cell>
          <table:table-cell office:value-type="float" office:value="0.00564615928202189" calcext:value-type="float">
            <text:p>0.0056461593</text:p>
          </table:table-cell>
        </table:table-row>
        <table:table-row table:style-name="ro1">
          <table:table-cell office:value-type="string" calcext:value-type="string">
            <text:p>MTRINITY_DN8616_c0_g2_i1</text:p>
          </table:table-cell>
          <table:table-cell office:value-type="float" office:value="-5.27876530517894" calcext:value-type="float">
            <text:p>-5.2787653052</text:p>
          </table:table-cell>
          <table:table-cell office:value-type="float" office:value="0.598424470717442" calcext:value-type="float">
            <text:p>0.5984244707</text:p>
          </table:table-cell>
          <table:table-cell office:value-type="float" office:value="13.3972489641723" calcext:value-type="float">
            <text:p>13.3972489642</text:p>
          </table:table-cell>
          <table:table-cell office:value-type="float" office:value="0.00301927542302168" calcext:value-type="float">
            <text:p>0.0030192754</text:p>
          </table:table-cell>
          <table:table-cell office:value-type="float" office:value="0.0406606593307603" calcext:value-type="float">
            <text:p>0.0406606593</text:p>
          </table:table-cell>
        </table:table-row>
        <table:table-row table:style-name="ro1">
          <table:table-cell office:value-type="string" calcext:value-type="string">
            <text:p>MTRINITY_DN15206_c2_g15_i1</text:p>
          </table:table-cell>
          <table:table-cell office:value-type="float" office:value="-2.27720397464454" calcext:value-type="float">
            <text:p>-2.2772039746</text:p>
          </table:table-cell>
          <table:table-cell office:value-type="float" office:value="3.51101258573799" calcext:value-type="float">
            <text:p>3.5110125857</text:p>
          </table:table-cell>
          <table:table-cell office:value-type="float" office:value="33.3608339537866" calcext:value-type="float">
            <text:p>33.3608339538</text:p>
          </table:table-cell>
          <table:table-cell office:value-type="float" office:value="0.0000723937313580392" calcext:value-type="float">
            <text:p>7.23937313580392E-005</text:p>
          </table:table-cell>
          <table:table-cell office:value-type="float" office:value="0.00469355297603806" calcext:value-type="float">
            <text:p>0.004693553</text:p>
          </table:table-cell>
        </table:table-row>
        <table:table-row table:style-name="ro1">
          <table:table-cell office:value-type="string" calcext:value-type="string">
            <text:p>MTRINITY_DN14648_c1_g1_i1</text:p>
          </table:table-cell>
          <table:table-cell office:value-type="float" office:value="-1.31119313435011" calcext:value-type="float">
            <text:p>-1.3111931344</text:p>
          </table:table-cell>
          <table:table-cell office:value-type="float" office:value="4.80842226828631" calcext:value-type="float">
            <text:p>4.8084222683</text:p>
          </table:table-cell>
          <table:table-cell office:value-type="float" office:value="17.8945728376142" calcext:value-type="float">
            <text:p>17.8945728376</text:p>
          </table:table-cell>
          <table:table-cell office:value-type="float" office:value="0.00147017199517879" calcext:value-type="float">
            <text:p>0.001470172</text:p>
          </table:table-cell>
          <table:table-cell office:value-type="float" office:value="0.0255128356860226" calcext:value-type="float">
            <text:p>0.0255128357</text:p>
          </table:table-cell>
        </table:table-row>
        <table:table-row table:style-name="ro1">
          <table:table-cell office:value-type="string" calcext:value-type="string">
            <text:p>STRINITY_DN5467_c0_g1_i1</text:p>
          </table:table-cell>
          <table:table-cell office:value-type="float" office:value="-2.92011718781875" calcext:value-type="float">
            <text:p>-2.9201171878</text:p>
          </table:table-cell>
          <table:table-cell office:value-type="float" office:value="1.8455101833165" calcext:value-type="float">
            <text:p>1.8455101833</text:p>
          </table:table-cell>
          <table:table-cell office:value-type="float" office:value="14.0733365222306" calcext:value-type="float">
            <text:p>14.0733365222</text:p>
          </table:table-cell>
          <table:table-cell office:value-type="float" office:value="0.0025443601143591" calcext:value-type="float">
            <text:p>0.0025443601</text:p>
          </table:table-cell>
          <table:table-cell office:value-type="float" office:value="0.0364218416370202" calcext:value-type="float">
            <text:p>0.0364218416</text:p>
          </table:table-cell>
        </table:table-row>
        <table:table-row table:style-name="ro1">
          <table:table-cell office:value-type="string" calcext:value-type="string">
            <text:p>MTRINITY_DN16951_c0_g1_i4</text:p>
          </table:table-cell>
          <table:table-cell office:value-type="float" office:value="2.72527796520816" calcext:value-type="float">
            <text:p>2.7252779652</text:p>
          </table:table-cell>
          <table:table-cell office:value-type="float" office:value="3.29394378025321" calcext:value-type="float">
            <text:p>3.2939437803</text:p>
          </table:table-cell>
          <table:table-cell office:value-type="float" office:value="16.4892398112531" calcext:value-type="float">
            <text:p>16.4892398113</text:p>
          </table:table-cell>
          <table:table-cell office:value-type="float" office:value="0.00143159863103865" calcext:value-type="float">
            <text:p>0.0014315986</text:p>
          </table:table-cell>
          <table:table-cell office:value-type="float" office:value="0.0251065479426852" calcext:value-type="float">
            <text:p>0.0251065479</text:p>
          </table:table-cell>
        </table:table-row>
        <table:table-row table:style-name="ro1">
          <table:table-cell office:value-type="string" calcext:value-type="string">
            <text:p>Pc25516_g1_i1</text:p>
          </table:table-cell>
          <table:table-cell office:value-type="float" office:value="-3.15189501919478" calcext:value-type="float">
            <text:p>-3.1518950192</text:p>
          </table:table-cell>
          <table:table-cell office:value-type="float" office:value="6.92857832481165" calcext:value-type="float">
            <text:p>6.9285783248</text:p>
          </table:table-cell>
          <table:table-cell office:value-type="float" office:value="16.3100772386214" calcext:value-type="float">
            <text:p>16.3100772386</text:p>
          </table:table-cell>
          <table:table-cell office:value-type="float" office:value="0.00149128097349976" calcext:value-type="float">
            <text:p>0.001491281</text:p>
          </table:table-cell>
          <table:table-cell office:value-type="float" office:value="0.025702455050939" calcext:value-type="float">
            <text:p>0.0257024551</text:p>
          </table:table-cell>
        </table:table-row>
        <table:table-row table:style-name="ro1">
          <table:table-cell office:value-type="string" calcext:value-type="string">
            <text:p>MTRINITY_DN8377_c0_g1_i2</text:p>
          </table:table-cell>
          <table:table-cell office:value-type="float" office:value="-3.33081659296653" calcext:value-type="float">
            <text:p>-3.330816593</text:p>
          </table:table-cell>
          <table:table-cell office:value-type="float" office:value="5.85760423553362" calcext:value-type="float">
            <text:p>5.8576042355</text:p>
          </table:table-cell>
          <table:table-cell office:value-type="float" office:value="28.6104317683389" calcext:value-type="float">
            <text:p>28.6104317683</text:p>
          </table:table-cell>
          <table:table-cell office:value-type="float" office:value="0.00014669141162737" calcext:value-type="float">
            <text:p>0.0001466914</text:p>
          </table:table-cell>
          <table:table-cell office:value-type="float" office:value="0.00684571874964415" calcext:value-type="float">
            <text:p>0.0068457187</text:p>
          </table:table-cell>
        </table:table-row>
        <table:table-row table:style-name="ro1">
          <table:table-cell office:value-type="string" calcext:value-type="string">
            <text:p>MTRINITY_DN15666_c0_g1_i4</text:p>
          </table:table-cell>
          <table:table-cell office:value-type="float" office:value="-1.94932142389104" calcext:value-type="float">
            <text:p>-1.9493214239</text:p>
          </table:table-cell>
          <table:table-cell office:value-type="float" office:value="3.49580232369484" calcext:value-type="float">
            <text:p>3.4958023237</text:p>
          </table:table-cell>
          <table:table-cell office:value-type="float" office:value="16.0404439244641" calcext:value-type="float">
            <text:p>16.0404439245</text:p>
          </table:table-cell>
          <table:table-cell office:value-type="float" office:value="0.00158664313546859" calcext:value-type="float">
            <text:p>0.0015866431</text:p>
          </table:table-cell>
          <table:table-cell office:value-type="float" office:value="0.0267122005835648" calcext:value-type="float">
            <text:p>0.0267122006</text:p>
          </table:table-cell>
        </table:table-row>
        <table:table-row table:style-name="ro1">
          <table:table-cell office:value-type="string" calcext:value-type="string">
            <text:p>MTRINITY_DN15771_c1_g1_i1</text:p>
          </table:table-cell>
          <table:table-cell office:value-type="float" office:value="-1.21849037511012" calcext:value-type="float">
            <text:p>-1.2184903751</text:p>
          </table:table-cell>
          <table:table-cell office:value-type="float" office:value="5.07784534221076" calcext:value-type="float">
            <text:p>5.0778453422</text:p>
          </table:table-cell>
          <table:table-cell office:value-type="float" office:value="18.7529504522534" calcext:value-type="float">
            <text:p>18.7529504523</text:p>
          </table:table-cell>
          <table:table-cell office:value-type="float" office:value="0.00278280343965865" calcext:value-type="float">
            <text:p>0.0027828034</text:p>
          </table:table-cell>
          <table:table-cell office:value-type="float" office:value="0.038604620336149" calcext:value-type="float">
            <text:p>0.0386046203</text:p>
          </table:table-cell>
        </table:table-row>
        <table:table-row table:style-name="ro1">
          <table:table-cell office:value-type="string" calcext:value-type="string">
            <text:p>MTRINITY_DN14317_c1_g3_i3</text:p>
          </table:table-cell>
          <table:table-cell office:value-type="float" office:value="-2.89903768494595" calcext:value-type="float">
            <text:p>-2.8990376849</text:p>
          </table:table-cell>
          <table:table-cell office:value-type="float" office:value="2.33734794586171" calcext:value-type="float">
            <text:p>2.3373479459</text:p>
          </table:table-cell>
          <table:table-cell office:value-type="float" office:value="26.0526940551247" calcext:value-type="float">
            <text:p>26.0526940551</text:p>
          </table:table-cell>
          <table:table-cell office:value-type="float" office:value="0.000222393181910044" calcext:value-type="float">
            <text:p>0.0002223932</text:p>
          </table:table-cell>
          <table:table-cell office:value-type="float" office:value="0.00856970286851822" calcext:value-type="float">
            <text:p>0.0085697029</text:p>
          </table:table-cell>
        </table:table-row>
        <table:table-row table:style-name="ro1">
          <table:table-cell office:value-type="string" calcext:value-type="string">
            <text:p>Pc15226_g1_i2</text:p>
          </table:table-cell>
          <table:table-cell office:value-type="float" office:value="-2.00584685685014" calcext:value-type="float">
            <text:p>-2.0058468569</text:p>
          </table:table-cell>
          <table:table-cell office:value-type="float" office:value="5.79460306903121" calcext:value-type="float">
            <text:p>5.794603069</text:p>
          </table:table-cell>
          <table:table-cell office:value-type="float" office:value="35.678514854982" calcext:value-type="float">
            <text:p>35.678514855</text:p>
          </table:table-cell>
          <table:table-cell office:value-type="float" office:value="0.0000526934429471524" calcext:value-type="float">
            <text:p>5.26934429471524E-005</text:p>
          </table:table-cell>
          <table:table-cell office:value-type="float" office:value="0.00410570777969533" calcext:value-type="float">
            <text:p>0.0041057078</text:p>
          </table:table-cell>
        </table:table-row>
        <table:table-row table:style-name="ro1">
          <table:table-cell office:value-type="string" calcext:value-type="string">
            <text:p>MTRINITY_DN6230_c0_g1_i1</text:p>
          </table:table-cell>
          <table:table-cell office:value-type="float" office:value="-4.31965009031458" calcext:value-type="float">
            <text:p>-4.3196500903</text:p>
          </table:table-cell>
          <table:table-cell office:value-type="float" office:value="0.783531491100499" calcext:value-type="float">
            <text:p>0.7835314911</text:p>
          </table:table-cell>
          <table:table-cell office:value-type="float" office:value="15.5149181360073" calcext:value-type="float">
            <text:p>15.514918136</text:p>
          </table:table-cell>
          <table:table-cell office:value-type="float" office:value="0.00179366728799359" calcext:value-type="float">
            <text:p>0.0017936673</text:p>
          </table:table-cell>
          <table:table-cell office:value-type="float" office:value="0.0290568292773835" calcext:value-type="float">
            <text:p>0.0290568293</text:p>
          </table:table-cell>
        </table:table-row>
        <table:table-row table:style-name="ro1">
          <table:table-cell office:value-type="string" calcext:value-type="string">
            <text:p>Pc20361_g1_i1</text:p>
          </table:table-cell>
          <table:table-cell office:value-type="float" office:value="-2.91988367874065" calcext:value-type="float">
            <text:p>-2.9198836787</text:p>
          </table:table-cell>
          <table:table-cell office:value-type="float" office:value="5.05543852505071" calcext:value-type="float">
            <text:p>5.0554385251</text:p>
          </table:table-cell>
          <table:table-cell office:value-type="float" office:value="24.9264225803042" calcext:value-type="float">
            <text:p>24.9264225803</text:p>
          </table:table-cell>
          <table:table-cell office:value-type="float" office:value="0.000269580529710259" calcext:value-type="float">
            <text:p>0.0002695805</text:p>
          </table:table-cell>
          <table:table-cell office:value-type="float" office:value="0.00960524864889865" calcext:value-type="float">
            <text:p>0.0096052486</text:p>
          </table:table-cell>
        </table:table-row>
        <table:table-row table:style-name="ro1">
          <table:table-cell office:value-type="string" calcext:value-type="string">
            <text:p>Pc31721_g3_i9</text:p>
          </table:table-cell>
          <table:table-cell office:value-type="float" office:value="1.45892312870845" calcext:value-type="float">
            <text:p>1.4589231287</text:p>
          </table:table-cell>
          <table:table-cell office:value-type="float" office:value="3.06396735382833" calcext:value-type="float">
            <text:p>3.0639673538</text:p>
          </table:table-cell>
          <table:table-cell office:value-type="float" office:value="15.386164205109" calcext:value-type="float">
            <text:p>15.3861642051</text:p>
          </table:table-cell>
          <table:table-cell office:value-type="float" office:value="0.00253537044449852" calcext:value-type="float">
            <text:p>0.0025353704</text:p>
          </table:table-cell>
          <table:table-cell office:value-type="float" office:value="0.0363997645418519" calcext:value-type="float">
            <text:p>0.0363997645</text:p>
          </table:table-cell>
        </table:table-row>
        <table:table-row table:style-name="ro1">
          <table:table-cell office:value-type="string" calcext:value-type="string">
            <text:p>STRINITY_DN8311_c0_g1_i1</text:p>
          </table:table-cell>
          <table:table-cell office:value-type="float" office:value="1.43124498004917" calcext:value-type="float">
            <text:p>1.43124498</text:p>
          </table:table-cell>
          <table:table-cell office:value-type="float" office:value="3.14146055804296" calcext:value-type="float">
            <text:p>3.141460558</text:p>
          </table:table-cell>
          <table:table-cell office:value-type="float" office:value="21.058865467968" calcext:value-type="float">
            <text:p>21.058865468</text:p>
          </table:table-cell>
          <table:table-cell office:value-type="float" office:value="0.00304149378750197" calcext:value-type="float">
            <text:p>0.0030414938</text:p>
          </table:table-cell>
          <table:table-cell office:value-type="float" office:value="0.0407405446288417" calcext:value-type="float">
            <text:p>0.0407405446</text:p>
          </table:table-cell>
        </table:table-row>
        <table:table-row table:style-name="ro1">
          <table:table-cell office:value-type="string" calcext:value-type="string">
            <text:p>STRINITY_DN5295_c0_g1_i1</text:p>
          </table:table-cell>
          <table:table-cell office:value-type="float" office:value="1.94206120333533" calcext:value-type="float">
            <text:p>1.9420612033</text:p>
          </table:table-cell>
          <table:table-cell office:value-type="float" office:value="2.41365230788431" calcext:value-type="float">
            <text:p>2.4136523079</text:p>
          </table:table-cell>
          <table:table-cell office:value-type="float" office:value="14.9456286377665" calcext:value-type="float">
            <text:p>14.9456286378</text:p>
          </table:table-cell>
          <table:table-cell office:value-type="float" office:value="0.00205432654227184" calcext:value-type="float">
            <text:p>0.0020543265</text:p>
          </table:table-cell>
          <table:table-cell office:value-type="float" office:value="0.0317045221635123" calcext:value-type="float">
            <text:p>0.0317045222</text:p>
          </table:table-cell>
        </table:table-row>
        <table:table-row table:style-name="ro1">
          <table:table-cell office:value-type="string" calcext:value-type="string">
            <text:p>STRINITY_DN11840_c0_g1_i1</text:p>
          </table:table-cell>
          <table:table-cell office:value-type="float" office:value="-1.72510208448311" calcext:value-type="float">
            <text:p>-1.7251020845</text:p>
          </table:table-cell>
          <table:table-cell office:value-type="float" office:value="8.34921288832008" calcext:value-type="float">
            <text:p>8.3492128883</text:p>
          </table:table-cell>
          <table:table-cell office:value-type="float" office:value="20.7671774160833" calcext:value-type="float">
            <text:p>20.7671774161</text:p>
          </table:table-cell>
          <table:table-cell office:value-type="float" office:value="0.000580543588589613" calcext:value-type="float">
            <text:p>0.0005805436</text:p>
          </table:table-cell>
          <table:table-cell office:value-type="float" office:value="0.0146813457811988" calcext:value-type="float">
            <text:p>0.0146813458</text:p>
          </table:table-cell>
        </table:table-row>
        <table:table-row table:style-name="ro1">
          <table:table-cell office:value-type="string" calcext:value-type="string">
            <text:p>STRINITY_DN15006_c0_g1_i1</text:p>
          </table:table-cell>
          <table:table-cell office:value-type="float" office:value="-1.46309351343676" calcext:value-type="float">
            <text:p>-1.4630935134</text:p>
          </table:table-cell>
          <table:table-cell office:value-type="float" office:value="5.08689162993667" calcext:value-type="float">
            <text:p>5.0868916299</text:p>
          </table:table-cell>
          <table:table-cell office:value-type="float" office:value="12.9673365779506" calcext:value-type="float">
            <text:p>12.967336578</text:p>
          </table:table-cell>
          <table:table-cell office:value-type="float" office:value="0.00337502418659098" calcext:value-type="float">
            <text:p>0.0033750242</text:p>
          </table:table-cell>
          <table:table-cell office:value-type="float" office:value="0.0436790400789045" calcext:value-type="float">
            <text:p>0.0436790401</text:p>
          </table:table-cell>
        </table:table-row>
        <table:table-row table:style-name="ro1">
          <table:table-cell office:value-type="string" calcext:value-type="string">
            <text:p>STRINITY_DN11166_c0_g2_i1</text:p>
          </table:table-cell>
          <table:table-cell office:value-type="float" office:value="-1.5991973445522" calcext:value-type="float">
            <text:p>-1.5991973446</text:p>
          </table:table-cell>
          <table:table-cell office:value-type="float" office:value="6.85561598416912" calcext:value-type="float">
            <text:p>6.8556159842</text:p>
          </table:table-cell>
          <table:table-cell office:value-type="float" office:value="17.3694953397305" calcext:value-type="float">
            <text:p>17.3694953397</text:p>
          </table:table-cell>
          <table:table-cell office:value-type="float" office:value="0.00117582446410755" calcext:value-type="float">
            <text:p>0.0011758245</text:p>
          </table:table-cell>
          <table:table-cell office:value-type="float" office:value="0.0223757576013359" calcext:value-type="float">
            <text:p>0.0223757576</text:p>
          </table:table-cell>
        </table:table-row>
        <table:table-row table:style-name="ro1">
          <table:table-cell office:value-type="string" calcext:value-type="string">
            <text:p>STRINITY_DN20344_c0_g1_i1</text:p>
          </table:table-cell>
          <table:table-cell office:value-type="float" office:value="-4.94920023815945" calcext:value-type="float">
            <text:p>-4.9492002382</text:p>
          </table:table-cell>
          <table:table-cell office:value-type="float" office:value="-0.510959140307396" calcext:value-type="float">
            <text:p>-0.5109591403</text:p>
          </table:table-cell>
          <table:table-cell office:value-type="float" office:value="15.2835541620048" calcext:value-type="float">
            <text:p>15.283554162</text:p>
          </table:table-cell>
          <table:table-cell office:value-type="float" office:value="0.00189466823919019" calcext:value-type="float">
            <text:p>0.0018946682</text:p>
          </table:table-cell>
          <table:table-cell office:value-type="float" office:value="0.0300909398012263" calcext:value-type="float">
            <text:p>0.0300909398</text:p>
          </table:table-cell>
        </table:table-row>
        <table:table-row table:style-name="ro1">
          <table:table-cell office:value-type="string" calcext:value-type="string">
            <text:p>Pc32447_g1_i4</text:p>
          </table:table-cell>
          <table:table-cell office:value-type="float" office:value="-2.18631723863348" calcext:value-type="float">
            <text:p>-2.1863172386</text:p>
          </table:table-cell>
          <table:table-cell office:value-type="float" office:value="2.63096768222897" calcext:value-type="float">
            <text:p>2.6309676822</text:p>
          </table:table-cell>
          <table:table-cell office:value-type="float" office:value="22.8080448213696" calcext:value-type="float">
            <text:p>22.8080448214</text:p>
          </table:table-cell>
          <table:table-cell office:value-type="float" office:value="0.000393755981651636" calcext:value-type="float">
            <text:p>0.000393756</text:p>
          </table:table-cell>
          <table:table-cell office:value-type="float" office:value="0.0119030886779646" calcext:value-type="float">
            <text:p>0.0119030887</text:p>
          </table:table-cell>
        </table:table-row>
        <table:table-row table:style-name="ro1">
          <table:table-cell office:value-type="string" calcext:value-type="string">
            <text:p>Pc31749_g1_i2</text:p>
          </table:table-cell>
          <table:table-cell office:value-type="float" office:value="-3.38311473785628" calcext:value-type="float">
            <text:p>-3.3831147379</text:p>
          </table:table-cell>
          <table:table-cell office:value-type="float" office:value="2.0689022863369" calcext:value-type="float">
            <text:p>2.0689022863</text:p>
          </table:table-cell>
          <table:table-cell office:value-type="float" office:value="27.3145373041254" calcext:value-type="float">
            <text:p>27.3145373041</text:p>
          </table:table-cell>
          <table:table-cell office:value-type="float" office:value="0.000180492832411631" calcext:value-type="float">
            <text:p>0.0001804928</text:p>
          </table:table-cell>
          <table:table-cell office:value-type="float" office:value="0.00763103358215823" calcext:value-type="float">
            <text:p>0.0076310336</text:p>
          </table:table-cell>
        </table:table-row>
        <table:table-row table:style-name="ro1">
          <table:table-cell office:value-type="string" calcext:value-type="string">
            <text:p>STRINITY_DN2231_c0_g1_i1</text:p>
          </table:table-cell>
          <table:table-cell office:value-type="float" office:value="-5.13489107569887" calcext:value-type="float">
            <text:p>-5.1348910757</text:p>
          </table:table-cell>
          <table:table-cell office:value-type="float" office:value="2.94158261974862" calcext:value-type="float">
            <text:p>2.9415826197</text:p>
          </table:table-cell>
          <table:table-cell office:value-type="float" office:value="23.740879591992" calcext:value-type="float">
            <text:p>23.740879592</text:p>
          </table:table-cell>
          <table:table-cell office:value-type="float" office:value="0.000332303347895541" calcext:value-type="float">
            <text:p>0.0003323033</text:p>
          </table:table-cell>
          <table:table-cell office:value-type="float" office:value="0.010714373681126" calcext:value-type="float">
            <text:p>0.0107143737</text:p>
          </table:table-cell>
        </table:table-row>
        <table:table-row table:style-name="ro1">
          <table:table-cell office:value-type="string" calcext:value-type="string">
            <text:p>STRINITY_DN12399_c0_g1_i1</text:p>
          </table:table-cell>
          <table:table-cell office:value-type="float" office:value="-1.45878954863725" calcext:value-type="float">
            <text:p>-1.4587895486</text:p>
          </table:table-cell>
          <table:table-cell office:value-type="float" office:value="5.04490586409598" calcext:value-type="float">
            <text:p>5.0449058641</text:p>
          </table:table-cell>
          <table:table-cell office:value-type="float" office:value="13.6051644747857" calcext:value-type="float">
            <text:p>13.6051644748</text:p>
          </table:table-cell>
          <table:table-cell office:value-type="float" office:value="0.00286300767187907" calcext:value-type="float">
            <text:p>0.0028630077</text:p>
          </table:table-cell>
          <table:table-cell office:value-type="float" office:value="0.0393097768968472" calcext:value-type="float">
            <text:p>0.0393097769</text:p>
          </table:table-cell>
        </table:table-row>
        <table:table-row table:style-name="ro1">
          <table:table-cell office:value-type="string" calcext:value-type="string">
            <text:p>MTRINITY_DN14982_c0_g1_i5</text:p>
          </table:table-cell>
          <table:table-cell office:value-type="float" office:value="-4.12831060707921" calcext:value-type="float">
            <text:p>-4.1283106071</text:p>
          </table:table-cell>
          <table:table-cell office:value-type="float" office:value="2.98928823340847" calcext:value-type="float">
            <text:p>2.9892882334</text:p>
          </table:table-cell>
          <table:table-cell office:value-type="float" office:value="23.148121679488" calcext:value-type="float">
            <text:p>23.1481216795</text:p>
          </table:table-cell>
          <table:table-cell office:value-type="float" office:value="0.000369937327015288" calcext:value-type="float">
            <text:p>0.0003699373</text:p>
          </table:table-cell>
          <table:table-cell office:value-type="float" office:value="0.0114985542322612" calcext:value-type="float">
            <text:p>0.0114985542</text:p>
          </table:table-cell>
        </table:table-row>
        <table:table-row table:style-name="ro1">
          <table:table-cell office:value-type="string" calcext:value-type="string">
            <text:p>STRINITY_DN10837_c0_g1_i2</text:p>
          </table:table-cell>
          <table:table-cell office:value-type="float" office:value="-1.68064020876686" calcext:value-type="float">
            <text:p>-1.6806402088</text:p>
          </table:table-cell>
          <table:table-cell office:value-type="float" office:value="3.88155413143516" calcext:value-type="float">
            <text:p>3.8815541314</text:p>
          </table:table-cell>
          <table:table-cell office:value-type="float" office:value="25.9375002398874" calcext:value-type="float">
            <text:p>25.9375002399</text:p>
          </table:table-cell>
          <table:table-cell office:value-type="float" office:value="0.000297695803025061" calcext:value-type="float">
            <text:p>0.0002976958</text:p>
          </table:table-cell>
          <table:table-cell office:value-type="float" office:value="0.0101325701221037" calcext:value-type="float">
            <text:p>0.0101325701</text:p>
          </table:table-cell>
        </table:table-row>
        <table:table-row table:style-name="ro1">
          <table:table-cell office:value-type="string" calcext:value-type="string">
            <text:p>MTRINITY_DN12151_c0_g1_i1</text:p>
          </table:table-cell>
          <table:table-cell office:value-type="float" office:value="-1.85128133628782" calcext:value-type="float">
            <text:p>-1.8512813363</text:p>
          </table:table-cell>
          <table:table-cell office:value-type="float" office:value="5.2826946298898" calcext:value-type="float">
            <text:p>5.2826946299</text:p>
          </table:table-cell>
          <table:table-cell office:value-type="float" office:value="22.0840559651034" calcext:value-type="float">
            <text:p>22.0840559651</text:p>
          </table:table-cell>
          <table:table-cell office:value-type="float" office:value="0.000450651356430164" calcext:value-type="float">
            <text:p>0.0004506514</text:p>
          </table:table-cell>
          <table:table-cell office:value-type="float" office:value="0.0127981574430659" calcext:value-type="float">
            <text:p>0.0127981574</text:p>
          </table:table-cell>
        </table:table-row>
        <table:table-row table:style-name="ro1">
          <table:table-cell office:value-type="string" calcext:value-type="string">
            <text:p>MTRINITY_DN17086_c1_g1_i2</text:p>
          </table:table-cell>
          <table:table-cell office:value-type="float" office:value="-2.22157607389134" calcext:value-type="float">
            <text:p>-2.2215760739</text:p>
          </table:table-cell>
          <table:table-cell office:value-type="float" office:value="3.45427418946435" calcext:value-type="float">
            <text:p>3.4542741895</text:p>
          </table:table-cell>
          <table:table-cell office:value-type="float" office:value="31.2251826607988" calcext:value-type="float">
            <text:p>31.2251826608</text:p>
          </table:table-cell>
          <table:table-cell office:value-type="float" office:value="0.0000984737221664355" calcext:value-type="float">
            <text:p>9.84737221664355E-005</text:p>
          </table:table-cell>
          <table:table-cell office:value-type="float" office:value="0.00557806681729838" calcext:value-type="float">
            <text:p>0.0055780668</text:p>
          </table:table-cell>
        </table:table-row>
        <table:table-row table:style-name="ro1">
          <table:table-cell office:value-type="string" calcext:value-type="string">
            <text:p>STRINITY_DN6561_c0_g1_i1</text:p>
          </table:table-cell>
          <table:table-cell office:value-type="float" office:value="-1.74196610122451" calcext:value-type="float">
            <text:p>-1.7419661012</text:p>
          </table:table-cell>
          <table:table-cell office:value-type="float" office:value="4.56691195044186" calcext:value-type="float">
            <text:p>4.5669119504</text:p>
          </table:table-cell>
          <table:table-cell office:value-type="float" office:value="17.0508035672693" calcext:value-type="float">
            <text:p>17.0508035673</text:p>
          </table:table-cell>
          <table:table-cell office:value-type="float" office:value="0.00126175410316771" calcext:value-type="float">
            <text:p>0.0012617541</text:p>
          </table:table-cell>
          <table:table-cell office:value-type="float" office:value="0.0233906526978082" calcext:value-type="float">
            <text:p>0.0233906527</text:p>
          </table:table-cell>
        </table:table-row>
        <table:table-row table:style-name="ro1">
          <table:table-cell office:value-type="string" calcext:value-type="string">
            <text:p>Pc31215_g1_i1</text:p>
          </table:table-cell>
          <table:table-cell office:value-type="float" office:value="1.49259128598082" calcext:value-type="float">
            <text:p>1.492591286</text:p>
          </table:table-cell>
          <table:table-cell office:value-type="float" office:value="5.760148969522" calcext:value-type="float">
            <text:p>5.7601489695</text:p>
          </table:table-cell>
          <table:table-cell office:value-type="float" office:value="36.7376436798785" calcext:value-type="float">
            <text:p>36.7376436799</text:p>
          </table:table-cell>
          <table:table-cell office:value-type="float" office:value="0.000213885208562577" calcext:value-type="float">
            <text:p>0.0002138852</text:p>
          </table:table-cell>
          <table:table-cell office:value-type="float" office:value="0.00833818985796292" calcext:value-type="float">
            <text:p>0.0083381899</text:p>
          </table:table-cell>
        </table:table-row>
        <table:table-row table:style-name="ro1">
          <table:table-cell office:value-type="string" calcext:value-type="string">
            <text:p>MTRINITY_DN13630_c0_g1_i1</text:p>
          </table:table-cell>
          <table:table-cell office:value-type="float" office:value="-1.26889549068337" calcext:value-type="float">
            <text:p>-1.2688954907</text:p>
          </table:table-cell>
          <table:table-cell office:value-type="float" office:value="4.54536998619069" calcext:value-type="float">
            <text:p>4.5453699862</text:p>
          </table:table-cell>
          <table:table-cell office:value-type="float" office:value="16.4452886649892" calcext:value-type="float">
            <text:p>16.445288665</text:p>
          </table:table-cell>
          <table:table-cell office:value-type="float" office:value="0.00245900144819232" calcext:value-type="float">
            <text:p>0.0024590014</text:p>
          </table:table-cell>
          <table:table-cell office:value-type="float" office:value="0.0356342316967098" calcext:value-type="float">
            <text:p>0.0356342317</text:p>
          </table:table-cell>
        </table:table-row>
        <table:table-row table:style-name="ro1">
          <table:table-cell office:value-type="string" calcext:value-type="string">
            <text:p>MTRINITY_DN9938_c0_g1_i1</text:p>
          </table:table-cell>
          <table:table-cell office:value-type="float" office:value="1.37691454321744" calcext:value-type="float">
            <text:p>1.3769145432</text:p>
          </table:table-cell>
          <table:table-cell office:value-type="float" office:value="4.31020268244339" calcext:value-type="float">
            <text:p>4.3102026824</text:p>
          </table:table-cell>
          <table:table-cell office:value-type="float" office:value="29.4461680220256" calcext:value-type="float">
            <text:p>29.446168022</text:p>
          </table:table-cell>
          <table:table-cell office:value-type="float" office:value="0.00132084307487973" calcext:value-type="float">
            <text:p>0.0013208431</text:p>
          </table:table-cell>
          <table:table-cell office:value-type="float" office:value="0.0239858976846301" calcext:value-type="float">
            <text:p>0.0239858977</text:p>
          </table:table-cell>
        </table:table-row>
        <table:table-row table:style-name="ro1">
          <table:table-cell office:value-type="string" calcext:value-type="string">
            <text:p>MTRINITY_DN17371_c1_g1_i2</text:p>
          </table:table-cell>
          <table:table-cell office:value-type="float" office:value="-2.51680272172955" calcext:value-type="float">
            <text:p>-2.5168027217</text:p>
          </table:table-cell>
          <table:table-cell office:value-type="float" office:value="3.89078944340402" calcext:value-type="float">
            <text:p>3.8907894434</text:p>
          </table:table-cell>
          <table:table-cell office:value-type="float" office:value="25.187782981588" calcext:value-type="float">
            <text:p>25.1877829816</text:p>
          </table:table-cell>
          <table:table-cell office:value-type="float" office:value="0.000257670630929235" calcext:value-type="float">
            <text:p>0.0002576706</text:p>
          </table:table-cell>
          <table:table-cell office:value-type="float" office:value="0.00940968004772964" calcext:value-type="float">
            <text:p>0.00940968</text:p>
          </table:table-cell>
        </table:table-row>
        <table:table-row table:style-name="ro1">
          <table:table-cell office:value-type="string" calcext:value-type="string">
            <text:p>MTRINITY_DN16455_c0_g1_i3</text:p>
          </table:table-cell>
          <table:table-cell office:value-type="float" office:value="-2.07005532388442" calcext:value-type="float">
            <text:p>-2.0700553239</text:p>
          </table:table-cell>
          <table:table-cell office:value-type="float" office:value="3.92703717507513" calcext:value-type="float">
            <text:p>3.9270371751</text:p>
          </table:table-cell>
          <table:table-cell office:value-type="float" office:value="18.8480514053671" calcext:value-type="float">
            <text:p>18.8480514054</text:p>
          </table:table-cell>
          <table:table-cell office:value-type="float" office:value="0.000856326365547274" calcext:value-type="float">
            <text:p>0.0008563264</text:p>
          </table:table-cell>
          <table:table-cell office:value-type="float" office:value="0.0184134705164743" calcext:value-type="float">
            <text:p>0.0184134705</text:p>
          </table:table-cell>
        </table:table-row>
        <table:table-row table:style-name="ro1">
          <table:table-cell office:value-type="string" calcext:value-type="string">
            <text:p>STRINITY_DN16390_c0_g1_i1</text:p>
          </table:table-cell>
          <table:table-cell office:value-type="float" office:value="-2.2511867395608" calcext:value-type="float">
            <text:p>-2.2511867396</text:p>
          </table:table-cell>
          <table:table-cell office:value-type="float" office:value="1.92568114093525" calcext:value-type="float">
            <text:p>1.9256811409</text:p>
          </table:table-cell>
          <table:table-cell office:value-type="float" office:value="17.4220369873892" calcext:value-type="float">
            <text:p>17.4220369874</text:p>
          </table:table-cell>
          <table:table-cell office:value-type="float" office:value="0.00116232020202052" calcext:value-type="float">
            <text:p>0.0011623202</text:p>
          </table:table-cell>
          <table:table-cell office:value-type="float" office:value="0.0222050417528673" calcext:value-type="float">
            <text:p>0.0222050418</text:p>
          </table:table-cell>
        </table:table-row>
        <table:table-row table:style-name="ro1">
          <table:table-cell office:value-type="string" calcext:value-type="string">
            <text:p>MTRINITY_DN15690_c1_g2_i1</text:p>
          </table:table-cell>
          <table:table-cell office:value-type="float" office:value="2.11897186043319" calcext:value-type="float">
            <text:p>2.1189718604</text:p>
          </table:table-cell>
          <table:table-cell office:value-type="float" office:value="4.04076122748901" calcext:value-type="float">
            <text:p>4.0407612275</text:p>
          </table:table-cell>
          <table:table-cell office:value-type="float" office:value="33.6530683326654" calcext:value-type="float">
            <text:p>33.6530683327</text:p>
          </table:table-cell>
          <table:table-cell office:value-type="float" office:value="0.0000694892071700639" calcext:value-type="float">
            <text:p>6.94892071700639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MTRINITY_DN16345_c0_g1_i2</text:p>
          </table:table-cell>
          <table:table-cell office:value-type="float" office:value="-7.51291698744154" calcext:value-type="float">
            <text:p>-7.5129169874</text:p>
          </table:table-cell>
          <table:table-cell office:value-type="float" office:value="-0.298154389728875" calcext:value-type="float">
            <text:p>-0.2981543897</text:p>
          </table:table-cell>
          <table:table-cell office:value-type="float" office:value="24.1805941559404" calcext:value-type="float">
            <text:p>24.1805941559</text:p>
          </table:table-cell>
          <table:table-cell office:value-type="float" office:value="0.00039130411539194" calcext:value-type="float">
            <text:p>0.0003913041</text:p>
          </table:table-cell>
          <table:table-cell office:value-type="float" office:value="0.0118408940885436" calcext:value-type="float">
            <text:p>0.0118408941</text:p>
          </table:table-cell>
        </table:table-row>
        <table:table-row table:style-name="ro1">
          <table:table-cell office:value-type="string" calcext:value-type="string">
            <text:p>MTRINITY_DN5773_c0_g1_i1</text:p>
          </table:table-cell>
          <table:table-cell office:value-type="float" office:value="-1.5016558246899" calcext:value-type="float">
            <text:p>-1.5016558247</text:p>
          </table:table-cell>
          <table:table-cell office:value-type="float" office:value="6.31835537704386" calcext:value-type="float">
            <text:p>6.318355377</text:p>
          </table:table-cell>
          <table:table-cell office:value-type="float" office:value="39.0224392395613" calcext:value-type="float">
            <text:p>39.0224392396</text:p>
          </table:table-cell>
          <table:table-cell office:value-type="float" office:value="0.000634486118150734" calcext:value-type="float">
            <text:p>0.0006344861</text:p>
          </table:table-cell>
          <table:table-cell office:value-type="float" office:value="0.0154319826145311" calcext:value-type="float">
            <text:p>0.0154319826</text:p>
          </table:table-cell>
        </table:table-row>
        <table:table-row table:style-name="ro1">
          <table:table-cell office:value-type="string" calcext:value-type="string">
            <text:p>MTRINITY_DN13959_c0_g1_i1</text:p>
          </table:table-cell>
          <table:table-cell office:value-type="float" office:value="-2.89943170539057" calcext:value-type="float">
            <text:p>-2.8994317054</text:p>
          </table:table-cell>
          <table:table-cell office:value-type="float" office:value="2.73053241386093" calcext:value-type="float">
            <text:p>2.7305324139</text:p>
          </table:table-cell>
          <table:table-cell office:value-type="float" office:value="15.2968797186691" calcext:value-type="float">
            <text:p>15.2968797187</text:p>
          </table:table-cell>
          <table:table-cell office:value-type="float" office:value="0.00188867446101427" calcext:value-type="float">
            <text:p>0.0018886745</text:p>
          </table:table-cell>
          <table:table-cell office:value-type="float" office:value="0.0300287235014441" calcext:value-type="float">
            <text:p>0.0300287235</text:p>
          </table:table-cell>
        </table:table-row>
        <table:table-row table:style-name="ro1">
          <table:table-cell office:value-type="string" calcext:value-type="string">
            <text:p>MTRINITY_DN13757_c0_g1_i1</text:p>
          </table:table-cell>
          <table:table-cell office:value-type="float" office:value="-2.74730391642617" calcext:value-type="float">
            <text:p>-2.7473039164</text:p>
          </table:table-cell>
          <table:table-cell office:value-type="float" office:value="0.417587095734681" calcext:value-type="float">
            <text:p>0.4175870957</text:p>
          </table:table-cell>
          <table:table-cell office:value-type="float" office:value="19.676261011019" calcext:value-type="float">
            <text:p>19.676261011</text:p>
          </table:table-cell>
          <table:table-cell office:value-type="float" office:value="0.000721916184458451" calcext:value-type="float">
            <text:p>0.0007219162</text:p>
          </table:table-cell>
          <table:table-cell office:value-type="float" office:value="0.0166585396549353" calcext:value-type="float">
            <text:p>0.0166585397</text:p>
          </table:table-cell>
        </table:table-row>
        <table:table-row table:style-name="ro1">
          <table:table-cell office:value-type="string" calcext:value-type="string">
            <text:p>STRINITY_DN8685_c0_g2_i1</text:p>
          </table:table-cell>
          <table:table-cell office:value-type="float" office:value="2.07736664769735" calcext:value-type="float">
            <text:p>2.0773666477</text:p>
          </table:table-cell>
          <table:table-cell office:value-type="float" office:value="2.9017777554673" calcext:value-type="float">
            <text:p>2.9017777555</text:p>
          </table:table-cell>
          <table:table-cell office:value-type="float" office:value="26.7760799896702" calcext:value-type="float">
            <text:p>26.7760799897</text:p>
          </table:table-cell>
          <table:table-cell office:value-type="float" office:value="0.000197140941906587" calcext:value-type="float">
            <text:p>0.0001971409</text:p>
          </table:table-cell>
          <table:table-cell office:value-type="float" office:value="0.00799699566777287" calcext:value-type="float">
            <text:p>0.0079969957</text:p>
          </table:table-cell>
        </table:table-row>
        <table:table-row table:style-name="ro1">
          <table:table-cell office:value-type="string" calcext:value-type="string">
            <text:p>MTRINITY_DN15455_c0_g2_i2</text:p>
          </table:table-cell>
          <table:table-cell office:value-type="float" office:value="-1.51962557794795" calcext:value-type="float">
            <text:p>-1.5196255779</text:p>
          </table:table-cell>
          <table:table-cell office:value-type="float" office:value="4.09956413714184" calcext:value-type="float">
            <text:p>4.0995641371</text:p>
          </table:table-cell>
          <table:table-cell office:value-type="float" office:value="20.1146657269238" calcext:value-type="float">
            <text:p>20.1146657269</text:p>
          </table:table-cell>
          <table:table-cell office:value-type="float" office:value="0.000660766339444133" calcext:value-type="float">
            <text:p>0.0006607663</text:p>
          </table:table-cell>
          <table:table-cell office:value-type="float" office:value="0.0157988177320975" calcext:value-type="float">
            <text:p>0.0157988177</text:p>
          </table:table-cell>
        </table:table-row>
        <table:table-row table:style-name="ro1">
          <table:table-cell office:value-type="string" calcext:value-type="string">
            <text:p>MTRINITY_DN17190_c6_g3_i1</text:p>
          </table:table-cell>
          <table:table-cell office:value-type="float" office:value="-3.04139328629147" calcext:value-type="float">
            <text:p>-3.0413932863</text:p>
          </table:table-cell>
          <table:table-cell office:value-type="float" office:value="3.33673729582509" calcext:value-type="float">
            <text:p>3.3367372958</text:p>
          </table:table-cell>
          <table:table-cell office:value-type="float" office:value="15.3045820202368" calcext:value-type="float">
            <text:p>15.3045820202</text:p>
          </table:table-cell>
          <table:table-cell office:value-type="float" office:value="0.00188522005972131" calcext:value-type="float">
            <text:p>0.0018852201</text:p>
          </table:table-cell>
          <table:table-cell office:value-type="float" office:value="0.0299896850835793" calcext:value-type="float">
            <text:p>0.0299896851</text:p>
          </table:table-cell>
        </table:table-row>
        <table:table-row table:style-name="ro1">
          <table:table-cell office:value-type="string" calcext:value-type="string">
            <text:p>MTRINITY_DN16808_c1_g2_i7</text:p>
          </table:table-cell>
          <table:table-cell office:value-type="float" office:value="-3.89962644269837" calcext:value-type="float">
            <text:p>-3.8996264427</text:p>
          </table:table-cell>
          <table:table-cell office:value-type="float" office:value="2.09490991495032" calcext:value-type="float">
            <text:p>2.094909915</text:p>
          </table:table-cell>
          <table:table-cell office:value-type="float" office:value="22.9325507188092" calcext:value-type="float">
            <text:p>22.9325507188</text:p>
          </table:table-cell>
          <table:table-cell office:value-type="float" office:value="0.00038483478992926" calcext:value-type="float">
            <text:p>0.0003848348</text:p>
          </table:table-cell>
          <table:table-cell office:value-type="float" office:value="0.0117398076464396" calcext:value-type="float">
            <text:p>0.0117398076</text:p>
          </table:table-cell>
        </table:table-row>
        <table:table-row table:style-name="ro1">
          <table:table-cell office:value-type="string" calcext:value-type="string">
            <text:p>STRINITY_DN534_c0_g1_i1</text:p>
          </table:table-cell>
          <table:table-cell office:value-type="float" office:value="-2.48500257257778" calcext:value-type="float">
            <text:p>-2.4850025726</text:p>
          </table:table-cell>
          <table:table-cell office:value-type="float" office:value="3.30464660047482" calcext:value-type="float">
            <text:p>3.3046466005</text:p>
          </table:table-cell>
          <table:table-cell office:value-type="float" office:value="24.0538888090892" calcext:value-type="float">
            <text:p>24.0538888091</text:p>
          </table:table-cell>
          <table:table-cell office:value-type="float" office:value="0.000314232555031874" calcext:value-type="float">
            <text:p>0.0003142326</text:p>
          </table:table-cell>
          <table:table-cell office:value-type="float" office:value="0.0104343283594544" calcext:value-type="float">
            <text:p>0.0104343284</text:p>
          </table:table-cell>
        </table:table-row>
        <table:table-row table:style-name="ro1">
          <table:table-cell office:value-type="string" calcext:value-type="string">
            <text:p>MTRINITY_DN12617_c1_g1_i1</text:p>
          </table:table-cell>
          <table:table-cell office:value-type="float" office:value="-2.85588301798677" calcext:value-type="float">
            <text:p>-2.855883018</text:p>
          </table:table-cell>
          <table:table-cell office:value-type="float" office:value="5.40333971757312" calcext:value-type="float">
            <text:p>5.4033397176</text:p>
          </table:table-cell>
          <table:table-cell office:value-type="float" office:value="12.2792733501581" calcext:value-type="float">
            <text:p>12.2792733502</text:p>
          </table:table-cell>
          <table:table-cell office:value-type="float" office:value="0.0040513411186479" calcext:value-type="float">
            <text:p>0.0040513411</text:p>
          </table:table-cell>
          <table:table-cell office:value-type="float" office:value="0.0489585981077184" calcext:value-type="float">
            <text:p>0.0489585981</text:p>
          </table:table-cell>
        </table:table-row>
        <table:table-row table:style-name="ro1">
          <table:table-cell office:value-type="string" calcext:value-type="string">
            <text:p>Pc17232_g1_i2</text:p>
          </table:table-cell>
          <table:table-cell office:value-type="float" office:value="1.71533763224373" calcext:value-type="float">
            <text:p>1.7153376322</text:p>
          </table:table-cell>
          <table:table-cell office:value-type="float" office:value="3.32851032816066" calcext:value-type="float">
            <text:p>3.3285103282</text:p>
          </table:table-cell>
          <table:table-cell office:value-type="float" office:value="25.4424669029983" calcext:value-type="float">
            <text:p>25.442466903</text:p>
          </table:table-cell>
          <table:table-cell office:value-type="float" office:value="0.000545772166622257" calcext:value-type="float">
            <text:p>0.0005457722</text:p>
          </table:table-cell>
          <table:table-cell office:value-type="float" office:value="0.0141923492596813" calcext:value-type="float">
            <text:p>0.0141923493</text:p>
          </table:table-cell>
        </table:table-row>
        <table:table-row table:style-name="ro1">
          <table:table-cell office:value-type="string" calcext:value-type="string">
            <text:p>MTRINITY_DN3495_c0_g1_i1</text:p>
          </table:table-cell>
          <table:table-cell office:value-type="float" office:value="1.69413924150167" calcext:value-type="float">
            <text:p>1.6941392415</text:p>
          </table:table-cell>
          <table:table-cell office:value-type="float" office:value="6.42224734812476" calcext:value-type="float">
            <text:p>6.4222473481</text:p>
          </table:table-cell>
          <table:table-cell office:value-type="float" office:value="33.4622650745743" calcext:value-type="float">
            <text:p>33.4622650746</text:p>
          </table:table-cell>
          <table:table-cell office:value-type="float" office:value="0.0000713699339888639" calcext:value-type="float">
            <text:p>7.13699339888639E-005</text:p>
          </table:table-cell>
          <table:table-cell office:value-type="float" office:value="0.00467169139406807" calcext:value-type="float">
            <text:p>0.0046716914</text:p>
          </table:table-cell>
        </table:table-row>
        <table:table-row table:style-name="ro1">
          <table:table-cell office:value-type="string" calcext:value-type="string">
            <text:p>MTRINITY_DN7426_c0_g1_i1</text:p>
          </table:table-cell>
          <table:table-cell office:value-type="float" office:value="2.74577602909978" calcext:value-type="float">
            <text:p>2.7457760291</text:p>
          </table:table-cell>
          <table:table-cell office:value-type="float" office:value="4.34581393380754" calcext:value-type="float">
            <text:p>4.3458139338</text:p>
          </table:table-cell>
          <table:table-cell office:value-type="float" office:value="26.9065364798367" calcext:value-type="float">
            <text:p>26.9065364798</text:p>
          </table:table-cell>
          <table:table-cell office:value-type="float" office:value="0.000192949488471662" calcext:value-type="float">
            <text:p>0.0001929495</text:p>
          </table:table-cell>
          <table:table-cell office:value-type="float" office:value="0.0078802146189692" calcext:value-type="float">
            <text:p>0.0078802146</text:p>
          </table:table-cell>
        </table:table-row>
        <table:table-row table:style-name="ro1">
          <table:table-cell office:value-type="string" calcext:value-type="string">
            <text:p>STRINITY_DN11225_c0_g1_i1</text:p>
          </table:table-cell>
          <table:table-cell office:value-type="float" office:value="1.18239801924141" calcext:value-type="float">
            <text:p>1.1823980192</text:p>
          </table:table-cell>
          <table:table-cell office:value-type="float" office:value="6.64176865317078" calcext:value-type="float">
            <text:p>6.6417686532</text:p>
          </table:table-cell>
          <table:table-cell office:value-type="float" office:value="19.5934500746182" calcext:value-type="float">
            <text:p>19.5934500746</text:p>
          </table:table-cell>
          <table:table-cell office:value-type="float" office:value="0.00363587652378102" calcext:value-type="float">
            <text:p>0.0036358765</text:p>
          </table:table-cell>
          <table:table-cell office:value-type="float" office:value="0.0456660006237903" calcext:value-type="float">
            <text:p>0.0456660006</text:p>
          </table:table-cell>
        </table:table-row>
        <table:table-row table:style-name="ro1">
          <table:table-cell office:value-type="string" calcext:value-type="string">
            <text:p>MTRINITY_DN16583_c0_g1_i2</text:p>
          </table:table-cell>
          <table:table-cell office:value-type="float" office:value="-1.68396863907465" calcext:value-type="float">
            <text:p>-1.6839686391</text:p>
          </table:table-cell>
          <table:table-cell office:value-type="float" office:value="5.52036655431568" calcext:value-type="float">
            <text:p>5.5203665543</text:p>
          </table:table-cell>
          <table:table-cell office:value-type="float" office:value="22.9728986365474" calcext:value-type="float">
            <text:p>22.9728986365</text:p>
          </table:table-cell>
          <table:table-cell office:value-type="float" office:value="0.000381994247779154" calcext:value-type="float">
            <text:p>0.0003819942</text:p>
          </table:table-cell>
          <table:table-cell office:value-type="float" office:value="0.0116768873012573" calcext:value-type="float">
            <text:p>0.0116768873</text:p>
          </table:table-cell>
        </table:table-row>
        <table:table-row table:style-name="ro1">
          <table:table-cell office:value-type="string" calcext:value-type="string">
            <text:p>STRINITY_DN9020_c2_g1_i1</text:p>
          </table:table-cell>
          <table:table-cell office:value-type="float" office:value="2.38085729942339" calcext:value-type="float">
            <text:p>2.3808572994</text:p>
          </table:table-cell>
          <table:table-cell office:value-type="float" office:value="0.863693877727024" calcext:value-type="float">
            <text:p>0.8636938777</text:p>
          </table:table-cell>
          <table:table-cell office:value-type="float" office:value="14.0475601702796" calcext:value-type="float">
            <text:p>14.0475601703</text:p>
          </table:table-cell>
          <table:table-cell office:value-type="float" office:value="0.00256079167287147" calcext:value-type="float">
            <text:p>0.0025607917</text:p>
          </table:table-cell>
          <table:table-cell office:value-type="float" office:value="0.0365507567516602" calcext:value-type="float">
            <text:p>0.0365507568</text:p>
          </table:table-cell>
        </table:table-row>
        <table:table-row table:style-name="ro1">
          <table:table-cell office:value-type="string" calcext:value-type="string">
            <text:p>Pc23641_g1_i1</text:p>
          </table:table-cell>
          <table:table-cell office:value-type="float" office:value="-1.94534045844223" calcext:value-type="float">
            <text:p>-1.9453404584</text:p>
          </table:table-cell>
          <table:table-cell office:value-type="float" office:value="6.01896078619133" calcext:value-type="float">
            <text:p>6.0189607862</text:p>
          </table:table-cell>
          <table:table-cell office:value-type="float" office:value="59.3441861582135" calcext:value-type="float">
            <text:p>59.3441861582</text:p>
          </table:table-cell>
          <table:table-cell office:value-type="float" office:value="0.00000452858049091309" calcext:value-type="float">
            <text:p>4.52858049091309E-006</text:p>
          </table:table-cell>
          <table:table-cell office:value-type="float" office:value="0.00167545198642243" calcext:value-type="float">
            <text:p>0.001675452</text:p>
          </table:table-cell>
        </table:table-row>
        <table:table-row table:style-name="ro1">
          <table:table-cell office:value-type="string" calcext:value-type="string">
            <text:p>MTRINITY_DN18954_c0_g1_i1</text:p>
          </table:table-cell>
          <table:table-cell office:value-type="float" office:value="-6.03130496457427" calcext:value-type="float">
            <text:p>-6.0313049646</text:p>
          </table:table-cell>
          <table:table-cell office:value-type="float" office:value="-0.285238520466875" calcext:value-type="float">
            <text:p>-0.2852385205</text:p>
          </table:table-cell>
          <table:table-cell office:value-type="float" office:value="12.9686815763139" calcext:value-type="float">
            <text:p>12.9686815763</text:p>
          </table:table-cell>
          <table:table-cell office:value-type="float" office:value="0.00382574898293831" calcext:value-type="float">
            <text:p>0.003825749</text:p>
          </table:table-cell>
          <table:table-cell office:value-type="float" office:value="0.047085417371809" calcext:value-type="float">
            <text:p>0.0470854174</text:p>
          </table:table-cell>
        </table:table-row>
        <table:table-row table:style-name="ro1">
          <table:table-cell office:value-type="string" calcext:value-type="string">
            <text:p>Pc32750_g2_i2</text:p>
          </table:table-cell>
          <table:table-cell office:value-type="float" office:value="-2.9455082509856" calcext:value-type="float">
            <text:p>-2.945508251</text:p>
          </table:table-cell>
          <table:table-cell office:value-type="float" office:value="2.2982102056814" calcext:value-type="float">
            <text:p>2.2982102057</text:p>
          </table:table-cell>
          <table:table-cell office:value-type="float" office:value="20.871109637748" calcext:value-type="float">
            <text:p>20.8711096377</text:p>
          </table:table-cell>
          <table:table-cell office:value-type="float" office:value="0.000568838021908954" calcext:value-type="float">
            <text:p>0.000568838</text:p>
          </table:table-cell>
          <table:table-cell office:value-type="float" office:value="0.0144829344713002" calcext:value-type="float">
            <text:p>0.0144829345</text:p>
          </table:table-cell>
        </table:table-row>
        <table:table-row table:style-name="ro1">
          <table:table-cell office:value-type="string" calcext:value-type="string">
            <text:p>STRINITY_DN18269_c0_g1_i1</text:p>
          </table:table-cell>
          <table:table-cell office:value-type="float" office:value="-2.94022813530314" calcext:value-type="float">
            <text:p>-2.9402281353</text:p>
          </table:table-cell>
          <table:table-cell office:value-type="float" office:value="2.24328235501151" calcext:value-type="float">
            <text:p>2.243282355</text:p>
          </table:table-cell>
          <table:table-cell office:value-type="float" office:value="39.7814666605446" calcext:value-type="float">
            <text:p>39.7814666605</text:p>
          </table:table-cell>
          <table:table-cell office:value-type="float" office:value="0.0000311519604328964" calcext:value-type="float">
            <text:p>0.000031152</text:p>
          </table:table-cell>
          <table:table-cell office:value-type="float" office:value="0.0032696487701912" calcext:value-type="float">
            <text:p>0.0032696488</text:p>
          </table:table-cell>
        </table:table-row>
        <table:table-row table:style-name="ro1">
          <table:table-cell office:value-type="string" calcext:value-type="string">
            <text:p>MTRINITY_DN15263_c2_g1_i1</text:p>
          </table:table-cell>
          <table:table-cell office:value-type="float" office:value="-3.94371833748654" calcext:value-type="float">
            <text:p>-3.9437183375</text:p>
          </table:table-cell>
          <table:table-cell office:value-type="float" office:value="2.26659444475108" calcext:value-type="float">
            <text:p>2.2665944448</text:p>
          </table:table-cell>
          <table:table-cell office:value-type="float" office:value="67.4126454555279" calcext:value-type="float">
            <text:p>67.4126454555</text:p>
          </table:table-cell>
          <table:table-cell office:value-type="float" office:value="0.00000206324808079465" calcext:value-type="float">
            <text:p>2.06324808079465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MTRINITY_DN15590_c1_g1_i1</text:p>
          </table:table-cell>
          <table:table-cell office:value-type="float" office:value="-1.41779525317593" calcext:value-type="float">
            <text:p>-1.4177952532</text:p>
          </table:table-cell>
          <table:table-cell office:value-type="float" office:value="4.50448010125626" calcext:value-type="float">
            <text:p>4.5044801013</text:p>
          </table:table-cell>
          <table:table-cell office:value-type="float" office:value="12.7393549864403" calcext:value-type="float">
            <text:p>12.7393549864</text:p>
          </table:table-cell>
          <table:table-cell office:value-type="float" office:value="0.00358339660118978" calcext:value-type="float">
            <text:p>0.0035833966</text:p>
          </table:table-cell>
          <table:table-cell office:value-type="float" office:value="0.0452961196574358" calcext:value-type="float">
            <text:p>0.0452961197</text:p>
          </table:table-cell>
        </table:table-row>
        <table:table-row table:style-name="ro1">
          <table:table-cell office:value-type="string" calcext:value-type="string">
            <text:p>MTRINITY_DN14895_c0_g1_i1</text:p>
          </table:table-cell>
          <table:table-cell office:value-type="float" office:value="1.16972039679864" calcext:value-type="float">
            <text:p>1.1697203968</text:p>
          </table:table-cell>
          <table:table-cell office:value-type="float" office:value="5.76530883743899" calcext:value-type="float">
            <text:p>5.7653088374</text:p>
          </table:table-cell>
          <table:table-cell office:value-type="float" office:value="29.523079693547" calcext:value-type="float">
            <text:p>29.5230796935</text:p>
          </table:table-cell>
          <table:table-cell office:value-type="float" office:value="0.00345394808897223" calcext:value-type="float">
            <text:p>0.0034539481</text:p>
          </table:table-cell>
          <table:table-cell office:value-type="float" office:value="0.0443268977061858" calcext:value-type="float">
            <text:p>0.0443268977</text:p>
          </table:table-cell>
        </table:table-row>
        <table:table-row table:style-name="ro1">
          <table:table-cell office:value-type="string" calcext:value-type="string">
            <text:p>MTRINITY_DN16471_c0_g1_i2</text:p>
          </table:table-cell>
          <table:table-cell office:value-type="float" office:value="-2.99099609139148" calcext:value-type="float">
            <text:p>-2.9909960914</text:p>
          </table:table-cell>
          <table:table-cell office:value-type="float" office:value="2.9169670793731" calcext:value-type="float">
            <text:p>2.9169670794</text:p>
          </table:table-cell>
          <table:table-cell office:value-type="float" office:value="33.4585477450439" calcext:value-type="float">
            <text:p>33.458547745</text:p>
          </table:table-cell>
          <table:table-cell office:value-type="float" office:value="0.0000714071572826282" calcext:value-type="float">
            <text:p>7.14071572826282E-005</text:p>
          </table:table-cell>
          <table:table-cell office:value-type="float" office:value="0.00467169139406807" calcext:value-type="float">
            <text:p>0.0046716914</text:p>
          </table:table-cell>
        </table:table-row>
        <table:table-row table:style-name="ro1">
          <table:table-cell office:value-type="string" calcext:value-type="string">
            <text:p>MTRINITY_DN12234_c1_g1_i1</text:p>
          </table:table-cell>
          <table:table-cell office:value-type="float" office:value="-2.52510621449554" calcext:value-type="float">
            <text:p>-2.5251062145</text:p>
          </table:table-cell>
          <table:table-cell office:value-type="float" office:value="7.54984683965552" calcext:value-type="float">
            <text:p>7.5498468397</text:p>
          </table:table-cell>
          <table:table-cell office:value-type="float" office:value="12.3169668940457" calcext:value-type="float">
            <text:p>12.316966894</text:p>
          </table:table-cell>
          <table:table-cell office:value-type="float" office:value="0.00401042847897932" calcext:value-type="float">
            <text:p>0.0040104285</text:p>
          </table:table-cell>
          <table:table-cell office:value-type="float" office:value="0.0486600816822963" calcext:value-type="float">
            <text:p>0.0486600817</text:p>
          </table:table-cell>
        </table:table-row>
        <table:table-row table:style-name="ro1">
          <table:table-cell office:value-type="string" calcext:value-type="string">
            <text:p>STRINITY_DN9768_c0_g1_i1</text:p>
          </table:table-cell>
          <table:table-cell office:value-type="float" office:value="1.82023024886869" calcext:value-type="float">
            <text:p>1.8202302489</text:p>
          </table:table-cell>
          <table:table-cell office:value-type="float" office:value="3.4204171523574" calcext:value-type="float">
            <text:p>3.4204171524</text:p>
          </table:table-cell>
          <table:table-cell office:value-type="float" office:value="14.35563633701" calcext:value-type="float">
            <text:p>14.355636337</text:p>
          </table:table-cell>
          <table:table-cell office:value-type="float" office:value="0.0023722061698376" calcext:value-type="float">
            <text:p>0.0023722062</text:p>
          </table:table-cell>
          <table:table-cell office:value-type="float" office:value="0.0347869490992599" calcext:value-type="float">
            <text:p>0.0347869491</text:p>
          </table:table-cell>
        </table:table-row>
        <table:table-row table:style-name="ro1">
          <table:table-cell office:value-type="string" calcext:value-type="string">
            <text:p>STRINITY_DN353_c0_g1_i2</text:p>
          </table:table-cell>
          <table:table-cell office:value-type="float" office:value="-3.81782272635733" calcext:value-type="float">
            <text:p>-3.8178227264</text:p>
          </table:table-cell>
          <table:table-cell office:value-type="float" office:value="5.69473137368252" calcext:value-type="float">
            <text:p>5.6947313737</text:p>
          </table:table-cell>
          <table:table-cell office:value-type="float" office:value="37.543664412721" calcext:value-type="float">
            <text:p>37.5436644127</text:p>
          </table:table-cell>
          <table:table-cell office:value-type="float" office:value="0.0000412676697776182" calcext:value-type="float">
            <text:p>4.12676697776182E-005</text:p>
          </table:table-cell>
          <table:table-cell office:value-type="float" office:value="0.00360108404472251" calcext:value-type="float">
            <text:p>0.003601084</text:p>
          </table:table-cell>
        </table:table-row>
        <table:table-row table:style-name="ro1">
          <table:table-cell office:value-type="string" calcext:value-type="string">
            <text:p>Pc21868_g1_i1</text:p>
          </table:table-cell>
          <table:table-cell office:value-type="float" office:value="-2.52105437193504" calcext:value-type="float">
            <text:p>-2.5210543719</text:p>
          </table:table-cell>
          <table:table-cell office:value-type="float" office:value="4.47460349475909" calcext:value-type="float">
            <text:p>4.4746034948</text:p>
          </table:table-cell>
          <table:table-cell office:value-type="float" office:value="37.5814339540389" calcext:value-type="float">
            <text:p>37.581433954</text:p>
          </table:table-cell>
          <table:table-cell office:value-type="float" office:value="0.0000410679136045715" calcext:value-type="float">
            <text:p>4.10679136045715E-005</text:p>
          </table:table-cell>
          <table:table-cell office:value-type="float" office:value="0.00359605423986178" calcext:value-type="float">
            <text:p>0.0035960542</text:p>
          </table:table-cell>
        </table:table-row>
        <table:table-row table:style-name="ro1">
          <table:table-cell office:value-type="string" calcext:value-type="string">
            <text:p>MTRINITY_DN15812_c0_g1_i5</text:p>
          </table:table-cell>
          <table:table-cell office:value-type="float" office:value="-3.41849821456824" calcext:value-type="float">
            <text:p>-3.4184982146</text:p>
          </table:table-cell>
          <table:table-cell office:value-type="float" office:value="3.36029247442952" calcext:value-type="float">
            <text:p>3.3602924744</text:p>
          </table:table-cell>
          <table:table-cell office:value-type="float" office:value="14.5668853011908" calcext:value-type="float">
            <text:p>14.5668853012</text:p>
          </table:table-cell>
          <table:table-cell office:value-type="float" office:value="0.00225221885745434" calcext:value-type="float">
            <text:p>0.0022522189</text:p>
          </table:table-cell>
          <table:table-cell office:value-type="float" office:value="0.0335852487148854" calcext:value-type="float">
            <text:p>0.0335852487</text:p>
          </table:table-cell>
        </table:table-row>
        <table:table-row table:style-name="ro1">
          <table:table-cell office:value-type="string" calcext:value-type="string">
            <text:p>Pc20917_g1_i1</text:p>
          </table:table-cell>
          <table:table-cell office:value-type="float" office:value="-4.05384605127207" calcext:value-type="float">
            <text:p>-4.0538460513</text:p>
          </table:table-cell>
          <table:table-cell office:value-type="float" office:value="6.83351097586881" calcext:value-type="float">
            <text:p>6.8335109759</text:p>
          </table:table-cell>
          <table:table-cell office:value-type="float" office:value="43.0454353749737" calcext:value-type="float">
            <text:p>43.045435375</text:p>
          </table:table-cell>
          <table:table-cell office:value-type="float" office:value="0.0000211170514595823" calcext:value-type="float">
            <text:p>2.11170514595823E-005</text:p>
          </table:table-cell>
          <table:table-cell office:value-type="float" office:value="0.00290775986565937" calcext:value-type="float">
            <text:p>0.0029077599</text:p>
          </table:table-cell>
        </table:table-row>
        <table:table-row table:style-name="ro1">
          <table:table-cell office:value-type="string" calcext:value-type="string">
            <text:p>MTRINITY_DN7362_c0_g2_i1</text:p>
          </table:table-cell>
          <table:table-cell office:value-type="float" office:value="-4.49139900623368" calcext:value-type="float">
            <text:p>-4.4913990062</text:p>
          </table:table-cell>
          <table:table-cell office:value-type="float" office:value="5.4848383505161" calcext:value-type="float">
            <text:p>5.4848383505</text:p>
          </table:table-cell>
          <table:table-cell office:value-type="float" office:value="41.9783380201043" calcext:value-type="float">
            <text:p>41.9783380201</text:p>
          </table:table-cell>
          <table:table-cell office:value-type="float" office:value="0.0000239163041692767" calcext:value-type="float">
            <text:p>2.39163041692767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STRINITY_DN6191_c0_g2_i2</text:p>
          </table:table-cell>
          <table:table-cell office:value-type="float" office:value="2.76198260133463" calcext:value-type="float">
            <text:p>2.7619826013</text:p>
          </table:table-cell>
          <table:table-cell office:value-type="float" office:value="2.41831854091833" calcext:value-type="float">
            <text:p>2.4183185409</text:p>
          </table:table-cell>
          <table:table-cell office:value-type="float" office:value="34.7231175252002" calcext:value-type="float">
            <text:p>34.7231175252</text:p>
          </table:table-cell>
          <table:table-cell office:value-type="float" office:value="0.0000599480982927435" calcext:value-type="float">
            <text:p>5.99480982927435E-005</text:p>
          </table:table-cell>
          <table:table-cell office:value-type="float" office:value="0.00444326423346068" calcext:value-type="float">
            <text:p>0.0044432642</text:p>
          </table:table-cell>
        </table:table-row>
        <table:table-row table:style-name="ro1">
          <table:table-cell office:value-type="string" calcext:value-type="string">
            <text:p>MTRINITY_DN11650_c2_g8_i1</text:p>
          </table:table-cell>
          <table:table-cell office:value-type="float" office:value="-4.65420823373076" calcext:value-type="float">
            <text:p>-4.6542082337</text:p>
          </table:table-cell>
          <table:table-cell office:value-type="float" office:value="2.87313469629952" calcext:value-type="float">
            <text:p>2.8731346963</text:p>
          </table:table-cell>
          <table:table-cell office:value-type="float" office:value="31.5985124080442" calcext:value-type="float">
            <text:p>31.598512408</text:p>
          </table:table-cell>
          <table:table-cell office:value-type="float" office:value="0.0000932145424258058" calcext:value-type="float">
            <text:p>9.32145424258058E-005</text:p>
          </table:table-cell>
          <table:table-cell office:value-type="float" office:value="0.0053603719052449" calcext:value-type="float">
            <text:p>0.0053603719</text:p>
          </table:table-cell>
        </table:table-row>
        <table:table-row table:style-name="ro1">
          <table:table-cell office:value-type="string" calcext:value-type="string">
            <text:p>Pc16515_g1_i1</text:p>
          </table:table-cell>
          <table:table-cell office:value-type="float" office:value="-2.13752633421369" calcext:value-type="float">
            <text:p>-2.1375263342</text:p>
          </table:table-cell>
          <table:table-cell office:value-type="float" office:value="4.93479423798372" calcext:value-type="float">
            <text:p>4.934794238</text:p>
          </table:table-cell>
          <table:table-cell office:value-type="float" office:value="40.3577326281343" calcext:value-type="float">
            <text:p>40.3577326281</text:p>
          </table:table-cell>
          <table:table-cell office:value-type="float" office:value="0.0000290337625698317" calcext:value-type="float">
            <text:p>2.90337625698317E-005</text:p>
          </table:table-cell>
          <table:table-cell office:value-type="float" office:value="0.003101549768047" calcext:value-type="float">
            <text:p>0.0031015498</text:p>
          </table:table-cell>
        </table:table-row>
        <table:table-row table:style-name="ro1">
          <table:table-cell office:value-type="string" calcext:value-type="string">
            <text:p>Pc29780_g2_i2</text:p>
          </table:table-cell>
          <table:table-cell office:value-type="float" office:value="1.7591198242814" calcext:value-type="float">
            <text:p>1.7591198243</text:p>
          </table:table-cell>
          <table:table-cell office:value-type="float" office:value="1.59509985126958" calcext:value-type="float">
            <text:p>1.5950998513</text:p>
          </table:table-cell>
          <table:table-cell office:value-type="float" office:value="21.3241446526043" calcext:value-type="float">
            <text:p>21.3241446526</text:p>
          </table:table-cell>
          <table:table-cell office:value-type="float" office:value="0.0028443444218315" calcext:value-type="float">
            <text:p>0.0028443444</text:p>
          </table:table-cell>
          <table:table-cell office:value-type="float" office:value="0.0391658398415312" calcext:value-type="float">
            <text:p>0.0391658398</text:p>
          </table:table-cell>
        </table:table-row>
        <table:table-row table:style-name="ro1">
          <table:table-cell office:value-type="string" calcext:value-type="string">
            <text:p>STRINITY_DN11849_c0_g1_i1</text:p>
          </table:table-cell>
          <table:table-cell office:value-type="float" office:value="-1.53449990128353" calcext:value-type="float">
            <text:p>-1.5344999013</text:p>
          </table:table-cell>
          <table:table-cell office:value-type="float" office:value="4.20551419083863" calcext:value-type="float">
            <text:p>4.2055141908</text:p>
          </table:table-cell>
          <table:table-cell office:value-type="float" office:value="17.6617151798156" calcext:value-type="float">
            <text:p>17.6617151798</text:p>
          </table:table-cell>
          <table:table-cell office:value-type="float" office:value="0.00110296002722184" calcext:value-type="float">
            <text:p>0.00110296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STRINITY_DN12255_c0_g1_i1</text:p>
          </table:table-cell>
          <table:table-cell office:value-type="float" office:value="1.32350667108718" calcext:value-type="float">
            <text:p>1.3235066711</text:p>
          </table:table-cell>
          <table:table-cell office:value-type="float" office:value="6.7123529745578" calcext:value-type="float">
            <text:p>6.7123529746</text:p>
          </table:table-cell>
          <table:table-cell office:value-type="float" office:value="25.1185473050974" calcext:value-type="float">
            <text:p>25.1185473051</text:p>
          </table:table-cell>
          <table:table-cell office:value-type="float" office:value="0.00106580141716184" calcext:value-type="float">
            <text:p>0.0010658014</text:p>
          </table:table-cell>
          <table:table-cell office:value-type="float" office:value="0.0210904409267779" calcext:value-type="float">
            <text:p>0.0210904409</text:p>
          </table:table-cell>
        </table:table-row>
        <table:table-row table:style-name="ro1">
          <table:table-cell office:value-type="string" calcext:value-type="string">
            <text:p>MTRINITY_DN11665_c0_g1_i2</text:p>
          </table:table-cell>
          <table:table-cell office:value-type="float" office:value="-4.12018044535905" calcext:value-type="float">
            <text:p>-4.1201804454</text:p>
          </table:table-cell>
          <table:table-cell office:value-type="float" office:value="1.17913900939071" calcext:value-type="float">
            <text:p>1.1791390094</text:p>
          </table:table-cell>
          <table:table-cell office:value-type="float" office:value="13.369101768608" calcext:value-type="float">
            <text:p>13.3691017686</text:p>
          </table:table-cell>
          <table:table-cell office:value-type="float" office:value="0.00304118515625877" calcext:value-type="float">
            <text:p>0.0030411852</text:p>
          </table:table-cell>
          <table:table-cell office:value-type="float" office:value="0.0407405446288417" calcext:value-type="float">
            <text:p>0.0407405446</text:p>
          </table:table-cell>
        </table:table-row>
        <table:table-row table:style-name="ro1">
          <table:table-cell office:value-type="string" calcext:value-type="string">
            <text:p>Pc31377_g1_i2</text:p>
          </table:table-cell>
          <table:table-cell office:value-type="float" office:value="-3.79139572860208" calcext:value-type="float">
            <text:p>-3.7913957286</text:p>
          </table:table-cell>
          <table:table-cell office:value-type="float" office:value="1.98475448500354" calcext:value-type="float">
            <text:p>1.984754485</text:p>
          </table:table-cell>
          <table:table-cell office:value-type="float" office:value="32.0518077314782" calcext:value-type="float">
            <text:p>32.0518077315</text:p>
          </table:table-cell>
          <table:table-cell office:value-type="float" office:value="0.0000872608787145254" calcext:value-type="float">
            <text:p>8.72608787145254E-005</text:p>
          </table:table-cell>
          <table:table-cell office:value-type="float" office:value="0.00517644403534856" calcext:value-type="float">
            <text:p>0.005176444</text:p>
          </table:table-cell>
        </table:table-row>
        <table:table-row table:style-name="ro1">
          <table:table-cell office:value-type="string" calcext:value-type="string">
            <text:p>STRINITY_DN1624_c0_g2_i1</text:p>
          </table:table-cell>
          <table:table-cell office:value-type="float" office:value="-1.98543819376913" calcext:value-type="float">
            <text:p>-1.9854381938</text:p>
          </table:table-cell>
          <table:table-cell office:value-type="float" office:value="2.82873644745449" calcext:value-type="float">
            <text:p>2.8287364475</text:p>
          </table:table-cell>
          <table:table-cell office:value-type="float" office:value="25.1549100598437" calcext:value-type="float">
            <text:p>25.1549100598</text:p>
          </table:table-cell>
          <table:table-cell office:value-type="float" office:value="0.000462590354484072" calcext:value-type="float">
            <text:p>0.0004625904</text:p>
          </table:table-cell>
          <table:table-cell office:value-type="float" office:value="0.013026301370453" calcext:value-type="float">
            <text:p>0.0130263014</text:p>
          </table:table-cell>
        </table:table-row>
        <table:table-row table:style-name="ro1">
          <table:table-cell office:value-type="string" calcext:value-type="string">
            <text:p>MTRINITY_DN15488_c0_g1_i2</text:p>
          </table:table-cell>
          <table:table-cell office:value-type="float" office:value="-2.90093457782508" calcext:value-type="float">
            <text:p>-2.9009345778</text:p>
          </table:table-cell>
          <table:table-cell office:value-type="float" office:value="2.61329492306313" calcext:value-type="float">
            <text:p>2.6132949231</text:p>
          </table:table-cell>
          <table:table-cell office:value-type="float" office:value="36.1140515089932" calcext:value-type="float">
            <text:p>36.114051509</text:p>
          </table:table-cell>
          <table:table-cell office:value-type="float" office:value="0.0000497275420612357" calcext:value-type="float">
            <text:p>4.97275420612357E-005</text:p>
          </table:table-cell>
          <table:table-cell office:value-type="float" office:value="0.00398919083256141" calcext:value-type="float">
            <text:p>0.0039891908</text:p>
          </table:table-cell>
        </table:table-row>
        <table:table-row table:style-name="ro1">
          <table:table-cell office:value-type="string" calcext:value-type="string">
            <text:p>MTRINITY_DN19297_c0_g1_i1</text:p>
          </table:table-cell>
          <table:table-cell office:value-type="float" office:value="-3.94090197223943" calcext:value-type="float">
            <text:p>-3.9409019722</text:p>
          </table:table-cell>
          <table:table-cell office:value-type="float" office:value="2.23728741595547" calcext:value-type="float">
            <text:p>2.237287416</text:p>
          </table:table-cell>
          <table:table-cell office:value-type="float" office:value="14.0237998308208" calcext:value-type="float">
            <text:p>14.0237998308</text:p>
          </table:table-cell>
          <table:table-cell office:value-type="float" office:value="0.00257604760394064" calcext:value-type="float">
            <text:p>0.0025760476</text:p>
          </table:table-cell>
          <table:table-cell office:value-type="float" office:value="0.0366774301336375" calcext:value-type="float">
            <text:p>0.0366774301</text:p>
          </table:table-cell>
        </table:table-row>
        <table:table-row table:style-name="ro1">
          <table:table-cell office:value-type="string" calcext:value-type="string">
            <text:p>MTRINITY_DN10318_c0_g1_i1</text:p>
          </table:table-cell>
          <table:table-cell office:value-type="float" office:value="-3.86145074537424" calcext:value-type="float">
            <text:p>-3.8614507454</text:p>
          </table:table-cell>
          <table:table-cell office:value-type="float" office:value="1.83978047173693" calcext:value-type="float">
            <text:p>1.8397804717</text:p>
          </table:table-cell>
          <table:table-cell office:value-type="float" office:value="17.1047864618566" calcext:value-type="float">
            <text:p>17.1047864619</text:p>
          </table:table-cell>
          <table:table-cell office:value-type="float" office:value="0.00124669783079646" calcext:value-type="float">
            <text:p>0.0012466978</text:p>
          </table:table-cell>
          <table:table-cell office:value-type="float" office:value="0.0232579029187412" calcext:value-type="float">
            <text:p>0.0232579029</text:p>
          </table:table-cell>
        </table:table-row>
        <table:table-row table:style-name="ro1">
          <table:table-cell office:value-type="string" calcext:value-type="string">
            <text:p>Pc32109_g1_i1</text:p>
          </table:table-cell>
          <table:table-cell office:value-type="float" office:value="-3.36940204816937" calcext:value-type="float">
            <text:p>-3.3694020482</text:p>
          </table:table-cell>
          <table:table-cell office:value-type="float" office:value="5.71746894140606" calcext:value-type="float">
            <text:p>5.7174689414</text:p>
          </table:table-cell>
          <table:table-cell office:value-type="float" office:value="44.82548515401" calcext:value-type="float">
            <text:p>44.825485154</text:p>
          </table:table-cell>
          <table:table-cell office:value-type="float" office:value="0.0000172493252289476" calcext:value-type="float">
            <text:p>1.72493252289476E-005</text:p>
          </table:table-cell>
          <table:table-cell office:value-type="float" office:value="0.00272521181432921" calcext:value-type="float">
            <text:p>0.0027252118</text:p>
          </table:table-cell>
        </table:table-row>
        <table:table-row table:style-name="ro1">
          <table:table-cell office:value-type="string" calcext:value-type="string">
            <text:p>MTRINITY_DN18642_c0_g1_i1</text:p>
          </table:table-cell>
          <table:table-cell office:value-type="float" office:value="2.68007989289239" calcext:value-type="float">
            <text:p>2.6800798929</text:p>
          </table:table-cell>
          <table:table-cell office:value-type="float" office:value="2.68019841680411" calcext:value-type="float">
            <text:p>2.6801984168</text:p>
          </table:table-cell>
          <table:table-cell office:value-type="float" office:value="32.6118045029102" calcext:value-type="float">
            <text:p>32.6118045029</text:p>
          </table:table-cell>
          <table:table-cell office:value-type="float" office:value="0.0000805045908659038" calcext:value-type="float">
            <text:p>8.05045908659038E-005</text:p>
          </table:table-cell>
          <table:table-cell office:value-type="float" office:value="0.00496044441887673" calcext:value-type="float">
            <text:p>0.0049604444</text:p>
          </table:table-cell>
        </table:table-row>
        <table:table-row table:style-name="ro1">
          <table:table-cell office:value-type="string" calcext:value-type="string">
            <text:p>Pc32314_g2_i3</text:p>
          </table:table-cell>
          <table:table-cell office:value-type="float" office:value="3.08083939355881" calcext:value-type="float">
            <text:p>3.0808393936</text:p>
          </table:table-cell>
          <table:table-cell office:value-type="float" office:value="1.48377525332769" calcext:value-type="float">
            <text:p>1.4837752533</text:p>
          </table:table-cell>
          <table:table-cell office:value-type="float" office:value="16.5511524817601" calcext:value-type="float">
            <text:p>16.5511524818</text:p>
          </table:table-cell>
          <table:table-cell office:value-type="float" office:value="0.00141162341869993" calcext:value-type="float">
            <text:p>0.0014116234</text:p>
          </table:table-cell>
          <table:table-cell office:value-type="float" office:value="0.024951424895621" calcext:value-type="float">
            <text:p>0.0249514249</text:p>
          </table:table-cell>
        </table:table-row>
        <table:table-row table:style-name="ro1">
          <table:table-cell office:value-type="string" calcext:value-type="string">
            <text:p>MTRINITY_DN21690_c0_g1_i1</text:p>
          </table:table-cell>
          <table:table-cell office:value-type="float" office:value="-7.16960459851904" calcext:value-type="float">
            <text:p>-7.1696045985</text:p>
          </table:table-cell>
          <table:table-cell office:value-type="float" office:value="-0.267081422234388" calcext:value-type="float">
            <text:p>-0.2670814222</text:p>
          </table:table-cell>
          <table:table-cell office:value-type="float" office:value="13.8665111860136" calcext:value-type="float">
            <text:p>13.866511186</text:p>
          </table:table-cell>
          <table:table-cell office:value-type="float" office:value="0.00306894617011024" calcext:value-type="float">
            <text:p>0.0030689462</text:p>
          </table:table-cell>
          <table:table-cell office:value-type="float" office:value="0.0409869288297901" calcext:value-type="float">
            <text:p>0.0409869288</text:p>
          </table:table-cell>
        </table:table-row>
        <table:table-row table:style-name="ro1">
          <table:table-cell office:value-type="string" calcext:value-type="string">
            <text:p>MTRINITY_DN15887_c0_g2_i1</text:p>
          </table:table-cell>
          <table:table-cell office:value-type="float" office:value="-2.26863695643566" calcext:value-type="float">
            <text:p>-2.2686369564</text:p>
          </table:table-cell>
          <table:table-cell office:value-type="float" office:value="3.06249348909228" calcext:value-type="float">
            <text:p>3.0624934891</text:p>
          </table:table-cell>
          <table:table-cell office:value-type="float" office:value="12.2118990933131" calcext:value-type="float">
            <text:p>12.2118990933</text:p>
          </table:table-cell>
          <table:table-cell office:value-type="float" office:value="0.00412568765412063" calcext:value-type="float">
            <text:p>0.0041256877</text:p>
          </table:table-cell>
          <table:table-cell office:value-type="float" office:value="0.0496233097070097" calcext:value-type="float">
            <text:p>0.0496233097</text:p>
          </table:table-cell>
        </table:table-row>
        <table:table-row table:style-name="ro1">
          <table:table-cell office:value-type="string" calcext:value-type="string">
            <text:p>MTRINITY_DN12524_c0_g1_i2</text:p>
          </table:table-cell>
          <table:table-cell office:value-type="float" office:value="-3.46662384959989" calcext:value-type="float">
            <text:p>-3.4666238496</text:p>
          </table:table-cell>
          <table:table-cell office:value-type="float" office:value="4.00946914782527" calcext:value-type="float">
            <text:p>4.0094691478</text:p>
          </table:table-cell>
          <table:table-cell office:value-type="float" office:value="22.9236879947869" calcext:value-type="float">
            <text:p>22.9236879948</text:p>
          </table:table-cell>
          <table:table-cell office:value-type="float" office:value="0.000385462016546923" calcext:value-type="float">
            <text:p>0.000385462</text:p>
          </table:table-cell>
          <table:table-cell office:value-type="float" office:value="0.011747003870767" calcext:value-type="float">
            <text:p>0.0117470039</text:p>
          </table:table-cell>
        </table:table-row>
        <table:table-row table:style-name="ro1">
          <table:table-cell office:value-type="string" calcext:value-type="string">
            <text:p>Pc30451_g1_i2</text:p>
          </table:table-cell>
          <table:table-cell office:value-type="float" office:value="-3.42495600697412" calcext:value-type="float">
            <text:p>-3.424956007</text:p>
          </table:table-cell>
          <table:table-cell office:value-type="float" office:value="1.85649098353" calcext:value-type="float">
            <text:p>1.8564909835</text:p>
          </table:table-cell>
          <table:table-cell office:value-type="float" office:value="17.5832844755203" calcext:value-type="float">
            <text:p>17.5832844755</text:p>
          </table:table-cell>
          <table:table-cell office:value-type="float" office:value="0.00112198815066415" calcext:value-type="float">
            <text:p>0.0011219882</text:p>
          </table:table-cell>
          <table:table-cell office:value-type="float" office:value="0.0216173557808964" calcext:value-type="float">
            <text:p>0.0216173558</text:p>
          </table:table-cell>
        </table:table-row>
        <table:table-row table:style-name="ro1">
          <table:table-cell office:value-type="string" calcext:value-type="string">
            <text:p>MTRINITY_DN11037_c0_g1_i1</text:p>
          </table:table-cell>
          <table:table-cell office:value-type="float" office:value="-2.88076025169355" calcext:value-type="float">
            <text:p>-2.8807602517</text:p>
          </table:table-cell>
          <table:table-cell office:value-type="float" office:value="1.93445249379901" calcext:value-type="float">
            <text:p>1.9344524938</text:p>
          </table:table-cell>
          <table:table-cell office:value-type="float" office:value="33.0827155407896" calcext:value-type="float">
            <text:p>33.0827155408</text:p>
          </table:table-cell>
          <table:table-cell office:value-type="float" office:value="0.0000752894727176788" calcext:value-type="float">
            <text:p>7.52894727176788E-005</text:p>
          </table:table-cell>
          <table:table-cell office:value-type="float" office:value="0.00475797766745112" calcext:value-type="float">
            <text:p>0.0047579777</text:p>
          </table:table-cell>
        </table:table-row>
        <table:table-row table:style-name="ro1">
          <table:table-cell office:value-type="string" calcext:value-type="string">
            <text:p>MTRINITY_DN12501_c0_g4_i2</text:p>
          </table:table-cell>
          <table:table-cell office:value-type="float" office:value="-4.44251578667317" calcext:value-type="float">
            <text:p>-4.4425157867</text:p>
          </table:table-cell>
          <table:table-cell office:value-type="float" office:value="3.22867067593544" calcext:value-type="float">
            <text:p>3.2286706759</text:p>
          </table:table-cell>
          <table:table-cell office:value-type="float" office:value="26.2857718749264" calcext:value-type="float">
            <text:p>26.2857718749</text:p>
          </table:table-cell>
          <table:table-cell office:value-type="float" office:value="0.000213867653177668" calcext:value-type="float">
            <text:p>0.0002138677</text:p>
          </table:table-cell>
          <table:table-cell office:value-type="float" office:value="0.00833818985796292" calcext:value-type="float">
            <text:p>0.0083381899</text:p>
          </table:table-cell>
        </table:table-row>
        <table:table-row table:style-name="ro1">
          <table:table-cell office:value-type="string" calcext:value-type="string">
            <text:p>STRINITY_DN11561_c0_g1_i1</text:p>
          </table:table-cell>
          <table:table-cell office:value-type="float" office:value="2.44483130835402" calcext:value-type="float">
            <text:p>2.4448313084</text:p>
          </table:table-cell>
          <table:table-cell office:value-type="float" office:value="2.35394022219116" calcext:value-type="float">
            <text:p>2.3539402222</text:p>
          </table:table-cell>
          <table:table-cell office:value-type="float" office:value="22.8425718545304" calcext:value-type="float">
            <text:p>22.8425718545</text:p>
          </table:table-cell>
          <table:table-cell office:value-type="float" office:value="0.000391258188208951" calcext:value-type="float">
            <text:p>0.0003912582</text:p>
          </table:table-cell>
          <table:table-cell office:value-type="float" office:value="0.0118408940885436" calcext:value-type="float">
            <text:p>0.0118408941</text:p>
          </table:table-cell>
        </table:table-row>
        <table:table-row table:style-name="ro1">
          <table:table-cell office:value-type="string" calcext:value-type="string">
            <text:p>MTRINITY_DN4563_c0_g1_i1</text:p>
          </table:table-cell>
          <table:table-cell office:value-type="float" office:value="-6.83687426879972" calcext:value-type="float">
            <text:p>-6.8368742688</text:p>
          </table:table-cell>
          <table:table-cell office:value-type="float" office:value="-0.0902346941357083" calcext:value-type="float">
            <text:p>-0.0902346941</text:p>
          </table:table-cell>
          <table:table-cell office:value-type="float" office:value="13.1436694980105" calcext:value-type="float">
            <text:p>13.143669498</text:p>
          </table:table-cell>
          <table:table-cell office:value-type="float" office:value="0.0036623654850389" calcext:value-type="float">
            <text:p>0.0036623655</text:p>
          </table:table-cell>
          <table:table-cell office:value-type="float" office:value="0.0458643667625772" calcext:value-type="float">
            <text:p>0.0458643668</text:p>
          </table:table-cell>
        </table:table-row>
        <table:table-row table:style-name="ro1">
          <table:table-cell office:value-type="string" calcext:value-type="string">
            <text:p>MTRINITY_DN17478_c0_g1_i1</text:p>
          </table:table-cell>
          <table:table-cell office:value-type="float" office:value="-2.49672458242412" calcext:value-type="float">
            <text:p>-2.4967245824</text:p>
          </table:table-cell>
          <table:table-cell office:value-type="float" office:value="5.26802030166241" calcext:value-type="float">
            <text:p>5.2680203017</text:p>
          </table:table-cell>
          <table:table-cell office:value-type="float" office:value="34.6761766207518" calcext:value-type="float">
            <text:p>34.6761766208</text:p>
          </table:table-cell>
          <table:table-cell office:value-type="float" office:value="0.0000603333856975198" calcext:value-type="float">
            <text:p>6.03333856975198E-005</text:p>
          </table:table-cell>
          <table:table-cell office:value-type="float" office:value="0.00446080682726145" calcext:value-type="float">
            <text:p>0.0044608068</text:p>
          </table:table-cell>
        </table:table-row>
        <table:table-row table:style-name="ro1">
          <table:table-cell office:value-type="string" calcext:value-type="string">
            <text:p>STRINITY_DN19558_c0_g1_i1</text:p>
          </table:table-cell>
          <table:table-cell office:value-type="float" office:value="-1.31873401125955" calcext:value-type="float">
            <text:p>-1.3187340113</text:p>
          </table:table-cell>
          <table:table-cell office:value-type="float" office:value="5.60160752840005" calcext:value-type="float">
            <text:p>5.6016075284</text:p>
          </table:table-cell>
          <table:table-cell office:value-type="float" office:value="18.0729879289951" calcext:value-type="float">
            <text:p>18.072987929</text:p>
          </table:table-cell>
          <table:table-cell office:value-type="float" office:value="0.00159303608468358" calcext:value-type="float">
            <text:p>0.0015930361</text:p>
          </table:table-cell>
          <table:table-cell office:value-type="float" office:value="0.0267747800616079" calcext:value-type="float">
            <text:p>0.0267747801</text:p>
          </table:table-cell>
        </table:table-row>
        <table:table-row table:style-name="ro1">
          <table:table-cell office:value-type="string" calcext:value-type="string">
            <text:p>Pc23947_g1_i3</text:p>
          </table:table-cell>
          <table:table-cell office:value-type="float" office:value="-2.21716056301195" calcext:value-type="float">
            <text:p>-2.217160563</text:p>
          </table:table-cell>
          <table:table-cell office:value-type="float" office:value="2.03825459048982" calcext:value-type="float">
            <text:p>2.0382545905</text:p>
          </table:table-cell>
          <table:table-cell office:value-type="float" office:value="12.7749965122889" calcext:value-type="float">
            <text:p>12.7749965123</text:p>
          </table:table-cell>
          <table:table-cell office:value-type="float" office:value="0.00354985274524878" calcext:value-type="float">
            <text:p>0.0035498527</text:p>
          </table:table-cell>
          <table:table-cell office:value-type="float" office:value="0.0450378189800837" calcext:value-type="float">
            <text:p>0.045037819</text:p>
          </table:table-cell>
        </table:table-row>
        <table:table-row table:style-name="ro1">
          <table:table-cell office:value-type="string" calcext:value-type="string">
            <text:p>MTRINITY_DN13892_c0_g1_i1</text:p>
          </table:table-cell>
          <table:table-cell office:value-type="float" office:value="-2.09843275494468" calcext:value-type="float">
            <text:p>-2.0984327549</text:p>
          </table:table-cell>
          <table:table-cell office:value-type="float" office:value="7.38885051309557" calcext:value-type="float">
            <text:p>7.3888505131</text:p>
          </table:table-cell>
          <table:table-cell office:value-type="float" office:value="28.4688769252951" calcext:value-type="float">
            <text:p>28.4688769253</text:p>
          </table:table-cell>
          <table:table-cell office:value-type="float" office:value="0.000150002151283216" calcext:value-type="float">
            <text:p>0.0001500022</text:p>
          </table:table-cell>
          <table:table-cell office:value-type="float" office:value="0.00687971820068146" calcext:value-type="float">
            <text:p>0.0068797182</text:p>
          </table:table-cell>
        </table:table-row>
        <table:table-row table:style-name="ro1">
          <table:table-cell office:value-type="string" calcext:value-type="string">
            <text:p>MTRINITY_DN12672_c0_g1_i1</text:p>
          </table:table-cell>
          <table:table-cell office:value-type="float" office:value="-2.75905155340803" calcext:value-type="float">
            <text:p>-2.7590515534</text:p>
          </table:table-cell>
          <table:table-cell office:value-type="float" office:value="5.71147312543182" calcext:value-type="float">
            <text:p>5.7114731254</text:p>
          </table:table-cell>
          <table:table-cell office:value-type="float" office:value="27.363426423819" calcext:value-type="float">
            <text:p>27.3634264238</text:p>
          </table:table-cell>
          <table:table-cell office:value-type="float" office:value="0.000179063746242405" calcext:value-type="float">
            <text:p>0.0001790637</text:p>
          </table:table-cell>
          <table:table-cell office:value-type="float" office:value="0.00761837136794167" calcext:value-type="float">
            <text:p>0.0076183714</text:p>
          </table:table-cell>
        </table:table-row>
        <table:table-row table:style-name="ro1">
          <table:table-cell office:value-type="string" calcext:value-type="string">
            <text:p>MTRINITY_DN17186_c0_g1_i2</text:p>
          </table:table-cell>
          <table:table-cell office:value-type="float" office:value="1.50805458597311" calcext:value-type="float">
            <text:p>1.508054586</text:p>
          </table:table-cell>
          <table:table-cell office:value-type="float" office:value="5.0674757588365" calcext:value-type="float">
            <text:p>5.0674757588</text:p>
          </table:table-cell>
          <table:table-cell office:value-type="float" office:value="13.3913180013496" calcext:value-type="float">
            <text:p>13.3913180013</text:p>
          </table:table-cell>
          <table:table-cell office:value-type="float" office:value="0.0030238767468893" calcext:value-type="float">
            <text:p>0.0030238767</text:p>
          </table:table-cell>
          <table:table-cell office:value-type="float" office:value="0.0406950896372268" calcext:value-type="float">
            <text:p>0.0406950896</text:p>
          </table:table-cell>
        </table:table-row>
        <table:table-row table:style-name="ro1">
          <table:table-cell office:value-type="string" calcext:value-type="string">
            <text:p>MTRINITY_DN12187_c0_g1_i1</text:p>
          </table:table-cell>
          <table:table-cell office:value-type="float" office:value="1.29032563201555" calcext:value-type="float">
            <text:p>1.290325632</text:p>
          </table:table-cell>
          <table:table-cell office:value-type="float" office:value="5.20430099463979" calcext:value-type="float">
            <text:p>5.2043009946</text:p>
          </table:table-cell>
          <table:table-cell office:value-type="float" office:value="44.4931919436186" calcext:value-type="float">
            <text:p>44.4931919436</text:p>
          </table:table-cell>
          <table:table-cell office:value-type="float" office:value="0.00152527616565708" calcext:value-type="float">
            <text:p>0.0015252762</text:p>
          </table:table-cell>
          <table:table-cell office:value-type="float" office:value="0.0260442206716122" calcext:value-type="float">
            <text:p>0.0260442207</text:p>
          </table:table-cell>
        </table:table-row>
        <table:table-row table:style-name="ro1">
          <table:table-cell office:value-type="string" calcext:value-type="string">
            <text:p>MTRINITY_DN17263_c0_g2_i5</text:p>
          </table:table-cell>
          <table:table-cell office:value-type="float" office:value="2.24396920678072" calcext:value-type="float">
            <text:p>2.2439692068</text:p>
          </table:table-cell>
          <table:table-cell office:value-type="float" office:value="1.06818499960875" calcext:value-type="float">
            <text:p>1.0681849996</text:p>
          </table:table-cell>
          <table:table-cell office:value-type="float" office:value="25.1156841033771" calcext:value-type="float">
            <text:p>25.1156841034</text:p>
          </table:table-cell>
          <table:table-cell office:value-type="float" office:value="0.000451255910562441" calcext:value-type="float">
            <text:p>0.0004512559</text:p>
          </table:table-cell>
          <table:table-cell office:value-type="float" office:value="0.0128032135380561" calcext:value-type="float">
            <text:p>0.0128032135</text:p>
          </table:table-cell>
        </table:table-row>
        <table:table-row table:style-name="ro1">
          <table:table-cell office:value-type="string" calcext:value-type="string">
            <text:p>MTRINITY_DN19095_c0_g1_i1</text:p>
          </table:table-cell>
          <table:table-cell office:value-type="float" office:value="2.41023153744656" calcext:value-type="float">
            <text:p>2.4102315374</text:p>
          </table:table-cell>
          <table:table-cell office:value-type="float" office:value="1.32783997168839" calcext:value-type="float">
            <text:p>1.3278399717</text:p>
          </table:table-cell>
          <table:table-cell office:value-type="float" office:value="21.976436473676" calcext:value-type="float">
            <text:p>21.9764364737</text:p>
          </table:table-cell>
          <table:table-cell office:value-type="float" office:value="0.00045989980002895" calcext:value-type="float">
            <text:p>0.0004598998</text:p>
          </table:table-cell>
          <table:table-cell office:value-type="float" office:value="0.012999314686694" calcext:value-type="float">
            <text:p>0.0129993147</text:p>
          </table:table-cell>
        </table:table-row>
        <table:table-row table:style-name="ro1">
          <table:table-cell office:value-type="string" calcext:value-type="string">
            <text:p>STRINITY_DN5497_c0_g3_i1</text:p>
          </table:table-cell>
          <table:table-cell office:value-type="float" office:value="3.94200345018773" calcext:value-type="float">
            <text:p>3.9420034502</text:p>
          </table:table-cell>
          <table:table-cell office:value-type="float" office:value="2.01408013149734" calcext:value-type="float">
            <text:p>2.0140801315</text:p>
          </table:table-cell>
          <table:table-cell office:value-type="float" office:value="16.9928673467461" calcext:value-type="float">
            <text:p>16.9928673467</text:p>
          </table:table-cell>
          <table:table-cell office:value-type="float" office:value="0.00127814871778323" calcext:value-type="float">
            <text:p>0.0012781487</text:p>
          </table:table-cell>
          <table:table-cell office:value-type="float" office:value="0.0235383240554706" calcext:value-type="float">
            <text:p>0.0235383241</text:p>
          </table:table-cell>
        </table:table-row>
        <table:table-row table:style-name="ro1">
          <table:table-cell office:value-type="string" calcext:value-type="string">
            <text:p>STRINITY_DN5276_c0_g1_i1</text:p>
          </table:table-cell>
          <table:table-cell office:value-type="float" office:value="-3.95734548414356" calcext:value-type="float">
            <text:p>-3.9573454841</text:p>
          </table:table-cell>
          <table:table-cell office:value-type="float" office:value="4.91848201375728" calcext:value-type="float">
            <text:p>4.9184820138</text:p>
          </table:table-cell>
          <table:table-cell office:value-type="float" office:value="42.0210654263974" calcext:value-type="float">
            <text:p>42.0210654264</text:p>
          </table:table-cell>
          <table:table-cell office:value-type="float" office:value="0.0000237962599297734" calcext:value-type="float">
            <text:p>2.37962599297734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MTRINITY_DN15833_c0_g2_i4</text:p>
          </table:table-cell>
          <table:table-cell office:value-type="float" office:value="-3.75319272533979" calcext:value-type="float">
            <text:p>-3.7531927253</text:p>
          </table:table-cell>
          <table:table-cell office:value-type="float" office:value="1.96771535743241" calcext:value-type="float">
            <text:p>1.9677153574</text:p>
          </table:table-cell>
          <table:table-cell office:value-type="float" office:value="16.9377333075848" calcext:value-type="float">
            <text:p>16.9377333076</text:p>
          </table:table-cell>
          <table:table-cell office:value-type="float" office:value="0.00129398077466654" calcext:value-type="float">
            <text:p>0.0012939808</text:p>
          </table:table-cell>
          <table:table-cell office:value-type="float" office:value="0.023742490766467" calcext:value-type="float">
            <text:p>0.0237424908</text:p>
          </table:table-cell>
        </table:table-row>
        <table:table-row table:style-name="ro1">
          <table:table-cell office:value-type="string" calcext:value-type="string">
            <text:p>MTRINITY_DN3477_c0_g1_i1</text:p>
          </table:table-cell>
          <table:table-cell office:value-type="float" office:value="-2.71054076845733" calcext:value-type="float">
            <text:p>-2.7105407685</text:p>
          </table:table-cell>
          <table:table-cell office:value-type="float" office:value="2.4942900979113" calcext:value-type="float">
            <text:p>2.4942900979</text:p>
          </table:table-cell>
          <table:table-cell office:value-type="float" office:value="12.2532334349848" calcext:value-type="float">
            <text:p>12.253233435</text:p>
          </table:table-cell>
          <table:table-cell office:value-type="float" office:value="0.00407988911914262" calcext:value-type="float">
            <text:p>0.0040798891</text:p>
          </table:table-cell>
          <table:table-cell office:value-type="float" office:value="0.0492243213739643" calcext:value-type="float">
            <text:p>0.0492243214</text:p>
          </table:table-cell>
        </table:table-row>
        <table:table-row table:style-name="ro1">
          <table:table-cell office:value-type="string" calcext:value-type="string">
            <text:p>MTRINITY_DN5559_c0_g1_i1</text:p>
          </table:table-cell>
          <table:table-cell office:value-type="float" office:value="-3.38694132694452" calcext:value-type="float">
            <text:p>-3.3869413269</text:p>
          </table:table-cell>
          <table:table-cell office:value-type="float" office:value="1.74948212543959" calcext:value-type="float">
            <text:p>1.7494821254</text:p>
          </table:table-cell>
          <table:table-cell office:value-type="float" office:value="20.1178058882562" calcext:value-type="float">
            <text:p>20.1178058883</text:p>
          </table:table-cell>
          <table:table-cell office:value-type="float" office:value="0.000660350571241118" calcext:value-type="float">
            <text:p>0.0006603506</text:p>
          </table:table-cell>
          <table:table-cell office:value-type="float" office:value="0.0157988177320975" calcext:value-type="float">
            <text:p>0.0157988177</text:p>
          </table:table-cell>
        </table:table-row>
        <table:table-row table:style-name="ro1">
          <table:table-cell office:value-type="string" calcext:value-type="string">
            <text:p>MTRINITY_DN16053_c1_g1_i2</text:p>
          </table:table-cell>
          <table:table-cell office:value-type="float" office:value="2.13776431035141" calcext:value-type="float">
            <text:p>2.1377643104</text:p>
          </table:table-cell>
          <table:table-cell office:value-type="float" office:value="3.81311463345844" calcext:value-type="float">
            <text:p>3.8131146335</text:p>
          </table:table-cell>
          <table:table-cell office:value-type="float" office:value="28.5508276585778" calcext:value-type="float">
            <text:p>28.5508276586</text:p>
          </table:table-cell>
          <table:table-cell office:value-type="float" office:value="0.000148075015884442" calcext:value-type="float">
            <text:p>0.000148075</text:p>
          </table:table-cell>
          <table:table-cell office:value-type="float" office:value="0.00684571874964415" calcext:value-type="float">
            <text:p>0.0068457187</text:p>
          </table:table-cell>
        </table:table-row>
        <table:table-row table:style-name="ro1">
          <table:table-cell office:value-type="string" calcext:value-type="string">
            <text:p>STRINITY_DN1617_c0_g1_i1</text:p>
          </table:table-cell>
          <table:table-cell office:value-type="float" office:value="-4.5456013894624" calcext:value-type="float">
            <text:p>-4.5456013895</text:p>
          </table:table-cell>
          <table:table-cell office:value-type="float" office:value="1.67135015515086" calcext:value-type="float">
            <text:p>1.6713501552</text:p>
          </table:table-cell>
          <table:table-cell office:value-type="float" office:value="47.1699376206437" calcext:value-type="float">
            <text:p>47.1699376206</text:p>
          </table:table-cell>
          <table:table-cell office:value-type="float" office:value="0.0000133416480927247" calcext:value-type="float">
            <text:p>1.33416480927247E-005</text:p>
          </table:table-cell>
          <table:table-cell office:value-type="float" office:value="0.00238209805905119" calcext:value-type="float">
            <text:p>0.0023820981</text:p>
          </table:table-cell>
        </table:table-row>
        <table:table-row table:style-name="ro1">
          <table:table-cell office:value-type="string" calcext:value-type="string">
            <text:p>STRINITY_DN11535_c0_g1_i1</text:p>
          </table:table-cell>
          <table:table-cell office:value-type="float" office:value="1.83947337759489" calcext:value-type="float">
            <text:p>1.8394733776</text:p>
          </table:table-cell>
          <table:table-cell office:value-type="float" office:value="3.72972140659602" calcext:value-type="float">
            <text:p>3.7297214066</text:p>
          </table:table-cell>
          <table:table-cell office:value-type="float" office:value="24.4436112375085" calcext:value-type="float">
            <text:p>24.4436112375</text:p>
          </table:table-cell>
          <table:table-cell office:value-type="float" office:value="0.000293303953586895" calcext:value-type="float">
            <text:p>0.000293304</text:p>
          </table:table-cell>
          <table:table-cell office:value-type="float" office:value="0.0100163800668617" calcext:value-type="float">
            <text:p>0.0100163801</text:p>
          </table:table-cell>
        </table:table-row>
        <table:table-row table:style-name="ro1">
          <table:table-cell office:value-type="string" calcext:value-type="string">
            <text:p>Pc21587_g3_i1</text:p>
          </table:table-cell>
          <table:table-cell office:value-type="float" office:value="-3.85765164613427" calcext:value-type="float">
            <text:p>-3.8576516461</text:p>
          </table:table-cell>
          <table:table-cell office:value-type="float" office:value="1.78803979042332" calcext:value-type="float">
            <text:p>1.7880397904</text:p>
          </table:table-cell>
          <table:table-cell office:value-type="float" office:value="22.5734545187825" calcext:value-type="float">
            <text:p>22.5734545188</text:p>
          </table:table-cell>
          <table:table-cell office:value-type="float" office:value="0.000411225759148747" calcext:value-type="float">
            <text:p>0.0004112258</text:p>
          </table:table-cell>
          <table:table-cell office:value-type="float" office:value="0.0122069678612924" calcext:value-type="float">
            <text:p>0.0122069679</text:p>
          </table:table-cell>
        </table:table-row>
        <table:table-row table:style-name="ro1">
          <table:table-cell office:value-type="string" calcext:value-type="string">
            <text:p>Pc21911_g2_i1</text:p>
          </table:table-cell>
          <table:table-cell office:value-type="float" office:value="-3.74261251886312" calcext:value-type="float">
            <text:p>-3.7426125189</text:p>
          </table:table-cell>
          <table:table-cell office:value-type="float" office:value="0.17993185091297" calcext:value-type="float">
            <text:p>0.1799318509</text:p>
          </table:table-cell>
          <table:table-cell office:value-type="float" office:value="14.0458452179724" calcext:value-type="float">
            <text:p>14.045845218</text:p>
          </table:table-cell>
          <table:table-cell office:value-type="float" office:value="0.0025618892732858" calcext:value-type="float">
            <text:p>0.0025618893</text:p>
          </table:table-cell>
          <table:table-cell office:value-type="float" office:value="0.0365507567516602" calcext:value-type="float">
            <text:p>0.0365507568</text:p>
          </table:table-cell>
        </table:table-row>
        <table:table-row table:style-name="ro1">
          <table:table-cell office:value-type="string" calcext:value-type="string">
            <text:p>STRINITY_DN9121_c0_g1_i1</text:p>
          </table:table-cell>
          <table:table-cell office:value-type="float" office:value="-2.72380204221866" calcext:value-type="float">
            <text:p>-2.7238020422</text:p>
          </table:table-cell>
          <table:table-cell office:value-type="float" office:value="2.93801059508295" calcext:value-type="float">
            <text:p>2.9380105951</text:p>
          </table:table-cell>
          <table:table-cell office:value-type="float" office:value="12.1909991142171" calcext:value-type="float">
            <text:p>12.1909991142</text:p>
          </table:table-cell>
          <table:table-cell office:value-type="float" office:value="0.00414907286537028" calcext:value-type="float">
            <text:p>0.0041490729</text:p>
          </table:table-cell>
          <table:table-cell office:value-type="float" office:value="0.0497646457113362" calcext:value-type="float">
            <text:p>0.0497646457</text:p>
          </table:table-cell>
        </table:table-row>
        <table:table-row table:style-name="ro1">
          <table:table-cell office:value-type="string" calcext:value-type="string">
            <text:p>Pc20331_g2_i1</text:p>
          </table:table-cell>
          <table:table-cell office:value-type="float" office:value="-3.23567461689247" calcext:value-type="float">
            <text:p>-3.2356746169</text:p>
          </table:table-cell>
          <table:table-cell office:value-type="float" office:value="3.48437176766965" calcext:value-type="float">
            <text:p>3.4843717677</text:p>
          </table:table-cell>
          <table:table-cell office:value-type="float" office:value="43.9691249798911" calcext:value-type="float">
            <text:p>43.9691249799</text:p>
          </table:table-cell>
          <table:table-cell office:value-type="float" office:value="0.0000189971249310874" calcext:value-type="float">
            <text:p>1.89971249310874E-005</text:p>
          </table:table-cell>
          <table:table-cell office:value-type="float" office:value="0.00280914136049942" calcext:value-type="float">
            <text:p>0.0028091414</text:p>
          </table:table-cell>
        </table:table-row>
        <table:table-row table:style-name="ro1">
          <table:table-cell office:value-type="string" calcext:value-type="string">
            <text:p>MTRINITY_DN10616_c1_g2_i5</text:p>
          </table:table-cell>
          <table:table-cell office:value-type="float" office:value="-4.34127785661458" calcext:value-type="float">
            <text:p>-4.3412778566</text:p>
          </table:table-cell>
          <table:table-cell office:value-type="float" office:value="1.68183297922223" calcext:value-type="float">
            <text:p>1.6818329792</text:p>
          </table:table-cell>
          <table:table-cell office:value-type="float" office:value="18.3607425318745" calcext:value-type="float">
            <text:p>18.3607425319</text:p>
          </table:table-cell>
          <table:table-cell office:value-type="float" office:value="0.000948957738665818" calcext:value-type="float">
            <text:p>0.0009489577</text:p>
          </table:table-cell>
          <table:table-cell office:value-type="float" office:value="0.0197133656742357" calcext:value-type="float">
            <text:p>0.0197133657</text:p>
          </table:table-cell>
        </table:table-row>
        <table:table-row table:style-name="ro1">
          <table:table-cell office:value-type="string" calcext:value-type="string">
            <text:p>MTRINITY_DN15455_c0_g2_i9</text:p>
          </table:table-cell>
          <table:table-cell office:value-type="float" office:value="-1.50417841058807" calcext:value-type="float">
            <text:p>-1.5041784106</text:p>
          </table:table-cell>
          <table:table-cell office:value-type="float" office:value="3.99057917032699" calcext:value-type="float">
            <text:p>3.9905791703</text:p>
          </table:table-cell>
          <table:table-cell office:value-type="float" office:value="15.7247472192716" calcext:value-type="float">
            <text:p>15.7247472193</text:p>
          </table:table-cell>
          <table:table-cell office:value-type="float" office:value="0.00170744809952384" calcext:value-type="float">
            <text:p>0.0017074481</text:p>
          </table:table-cell>
          <table:table-cell office:value-type="float" office:value="0.028084480576168" calcext:value-type="float">
            <text:p>0.0280844806</text:p>
          </table:table-cell>
        </table:table-row>
        <table:table-row table:style-name="ro1">
          <table:table-cell office:value-type="string" calcext:value-type="string">
            <text:p>MTRINITY_DN13281_c0_g2_i1</text:p>
          </table:table-cell>
          <table:table-cell office:value-type="float" office:value="1.84343644382392" calcext:value-type="float">
            <text:p>1.8434364438</text:p>
          </table:table-cell>
          <table:table-cell office:value-type="float" office:value="3.71079484791783" calcext:value-type="float">
            <text:p>3.7107948479</text:p>
          </table:table-cell>
          <table:table-cell office:value-type="float" office:value="19.0179538135107" calcext:value-type="float">
            <text:p>19.0179538135</text:p>
          </table:table-cell>
          <table:table-cell office:value-type="float" office:value="0.000826531607220713" calcext:value-type="float">
            <text:p>0.0008265316</text:p>
          </table:table-cell>
          <table:table-cell office:value-type="float" office:value="0.018004953400255" calcext:value-type="float">
            <text:p>0.0180049534</text:p>
          </table:table-cell>
        </table:table-row>
        <table:table-row table:style-name="ro1">
          <table:table-cell office:value-type="string" calcext:value-type="string">
            <text:p>STRINITY_DN12112_c0_g1_i1</text:p>
          </table:table-cell>
          <table:table-cell office:value-type="float" office:value="-4.54187736889232" calcext:value-type="float">
            <text:p>-4.5418773689</text:p>
          </table:table-cell>
          <table:table-cell office:value-type="float" office:value="2.23644089592952" calcext:value-type="float">
            <text:p>2.2364408959</text:p>
          </table:table-cell>
          <table:table-cell office:value-type="float" office:value="19.6469538333163" calcext:value-type="float">
            <text:p>19.6469538333</text:p>
          </table:table-cell>
          <table:table-cell office:value-type="float" office:value="0.000726233218175379" calcext:value-type="float">
            <text:p>0.0007262332</text:p>
          </table:table-cell>
          <table:table-cell office:value-type="float" office:value="0.0167050335196847" calcext:value-type="float">
            <text:p>0.0167050335</text:p>
          </table:table-cell>
        </table:table-row>
        <table:table-row table:style-name="ro1">
          <table:table-cell office:value-type="string" calcext:value-type="string">
            <text:p>STRINITY_DN15090_c0_g1_i1</text:p>
          </table:table-cell>
          <table:table-cell office:value-type="float" office:value="-6.15945165506886" calcext:value-type="float">
            <text:p>-6.1594516551</text:p>
          </table:table-cell>
          <table:table-cell office:value-type="float" office:value="0.665439879036787" calcext:value-type="float">
            <text:p>0.665439879</text:p>
          </table:table-cell>
          <table:table-cell office:value-type="float" office:value="23.5103618291396" calcext:value-type="float">
            <text:p>23.5103618291</text:p>
          </table:table-cell>
          <table:table-cell office:value-type="float" office:value="0.000438325525372486" calcext:value-type="float">
            <text:p>0.0004383255</text:p>
          </table:table-cell>
          <table:table-cell office:value-type="float" office:value="0.01263025008973" calcext:value-type="float">
            <text:p>0.0126302501</text:p>
          </table:table-cell>
        </table:table-row>
        <table:table-row table:style-name="ro1">
          <table:table-cell office:value-type="string" calcext:value-type="string">
            <text:p>MTRINITY_DN5701_c1_g1_i1</text:p>
          </table:table-cell>
          <table:table-cell office:value-type="float" office:value="1.64250460851108" calcext:value-type="float">
            <text:p>1.6425046085</text:p>
          </table:table-cell>
          <table:table-cell office:value-type="float" office:value="6.72926997584455" calcext:value-type="float">
            <text:p>6.7292699758</text:p>
          </table:table-cell>
          <table:table-cell office:value-type="float" office:value="32.9318261235964" calcext:value-type="float">
            <text:p>32.9318261236</text:p>
          </table:table-cell>
          <table:table-cell office:value-type="float" office:value="0.0000769166368416363" calcext:value-type="float">
            <text:p>7.69166368416363E-005</text:p>
          </table:table-cell>
          <table:table-cell office:value-type="float" office:value="0.00484042684426046" calcext:value-type="float">
            <text:p>0.0048404268</text:p>
          </table:table-cell>
        </table:table-row>
        <table:table-row table:style-name="ro1">
          <table:table-cell office:value-type="string" calcext:value-type="string">
            <text:p>MTRINITY_DN10006_c0_g1_i2</text:p>
          </table:table-cell>
          <table:table-cell office:value-type="float" office:value="-5.05196229365925" calcext:value-type="float">
            <text:p>-5.0519622937</text:p>
          </table:table-cell>
          <table:table-cell office:value-type="float" office:value="1.12381025866546" calcext:value-type="float">
            <text:p>1.1238102587</text:p>
          </table:table-cell>
          <table:table-cell office:value-type="float" office:value="16.8081947449505" calcext:value-type="float">
            <text:p>16.808194745</text:p>
          </table:table-cell>
          <table:table-cell office:value-type="float" office:value="0.00133208411892828" calcext:value-type="float">
            <text:p>0.0013320841</text:p>
          </table:table-cell>
          <table:table-cell office:value-type="float" office:value="0.0241173106646496" calcext:value-type="float">
            <text:p>0.0241173107</text:p>
          </table:table-cell>
        </table:table-row>
        <table:table-row table:style-name="ro1">
          <table:table-cell office:value-type="string" calcext:value-type="string">
            <text:p>Pc30581_g2_i1</text:p>
          </table:table-cell>
          <table:table-cell office:value-type="float" office:value="-3.59800251445459" calcext:value-type="float">
            <text:p>-3.5980025145</text:p>
          </table:table-cell>
          <table:table-cell office:value-type="float" office:value="1.50711818691916" calcext:value-type="float">
            <text:p>1.5071181869</text:p>
          </table:table-cell>
          <table:table-cell office:value-type="float" office:value="22.030441911538" calcext:value-type="float">
            <text:p>22.0304419115</text:p>
          </table:table-cell>
          <table:table-cell office:value-type="float" office:value="0.000455231495250222" calcext:value-type="float">
            <text:p>0.0004552315</text:p>
          </table:table-cell>
          <table:table-cell office:value-type="float" office:value="0.0128832440295101" calcext:value-type="float">
            <text:p>0.012883244</text:p>
          </table:table-cell>
        </table:table-row>
        <table:table-row table:style-name="ro1">
          <table:table-cell office:value-type="string" calcext:value-type="string">
            <text:p>STRINITY_DN4762_c0_g1_i1</text:p>
          </table:table-cell>
          <table:table-cell office:value-type="float" office:value="-5.24064212572964" calcext:value-type="float">
            <text:p>-5.2406421257</text:p>
          </table:table-cell>
          <table:table-cell office:value-type="float" office:value="-0.100928015071324" calcext:value-type="float">
            <text:p>-0.1009280151</text:p>
          </table:table-cell>
          <table:table-cell office:value-type="float" office:value="17.1997054783567" calcext:value-type="float">
            <text:p>17.1997054784</text:p>
          </table:table-cell>
          <table:table-cell office:value-type="float" office:value="0.00122072762253148" calcext:value-type="float">
            <text:p>0.0012207276</text:p>
          </table:table-cell>
          <table:table-cell office:value-type="float" office:value="0.0229453987308391" calcext:value-type="float">
            <text:p>0.0229453987</text:p>
          </table:table-cell>
        </table:table-row>
        <table:table-row table:style-name="ro1">
          <table:table-cell office:value-type="string" calcext:value-type="string">
            <text:p>MTRINITY_DN13803_c0_g6_i1</text:p>
          </table:table-cell>
          <table:table-cell office:value-type="float" office:value="-5.64235680838818" calcext:value-type="float">
            <text:p>-5.6423568084</text:p>
          </table:table-cell>
          <table:table-cell office:value-type="float" office:value="1.51676234772566" calcext:value-type="float">
            <text:p>1.5167623477</text:p>
          </table:table-cell>
          <table:table-cell office:value-type="float" office:value="33.2170029113435" calcext:value-type="float">
            <text:p>33.2170029113</text:p>
          </table:table-cell>
          <table:table-cell office:value-type="float" office:value="0.0000738748369952131" calcext:value-type="float">
            <text:p>7.38748369952131E-005</text:p>
          </table:table-cell>
          <table:table-cell office:value-type="float" office:value="0.0047525687174773" calcext:value-type="float">
            <text:p>0.0047525687</text:p>
          </table:table-cell>
        </table:table-row>
        <table:table-row table:style-name="ro1">
          <table:table-cell office:value-type="string" calcext:value-type="string">
            <text:p>STRINITY_DN12482_c0_g1_i2</text:p>
          </table:table-cell>
          <table:table-cell office:value-type="float" office:value="-1.76063825544161" calcext:value-type="float">
            <text:p>-1.7606382554</text:p>
          </table:table-cell>
          <table:table-cell office:value-type="float" office:value="3.47988931752894" calcext:value-type="float">
            <text:p>3.4798893175</text:p>
          </table:table-cell>
          <table:table-cell office:value-type="float" office:value="13.6020555563887" calcext:value-type="float">
            <text:p>13.6020555564</text:p>
          </table:table-cell>
          <table:table-cell office:value-type="float" office:value="0.00286527389733832" calcext:value-type="float">
            <text:p>0.0028652739</text:p>
          </table:table-cell>
          <table:table-cell office:value-type="float" office:value="0.0393097768968472" calcext:value-type="float">
            <text:p>0.0393097769</text:p>
          </table:table-cell>
        </table:table-row>
        <table:table-row table:style-name="ro1">
          <table:table-cell office:value-type="string" calcext:value-type="string">
            <text:p>MTRINITY_DN21477_c0_g1_i1</text:p>
          </table:table-cell>
          <table:table-cell office:value-type="float" office:value="-2.90167493395342" calcext:value-type="float">
            <text:p>-2.901674934</text:p>
          </table:table-cell>
          <table:table-cell office:value-type="float" office:value="6.38012171238729" calcext:value-type="float">
            <text:p>6.3801217124</text:p>
          </table:table-cell>
          <table:table-cell office:value-type="float" office:value="19.7750731224267" calcext:value-type="float">
            <text:p>19.7750731224</text:p>
          </table:table-cell>
          <table:table-cell office:value-type="float" office:value="0.000707578985619251" calcext:value-type="float">
            <text:p>0.000707579</text:p>
          </table:table-cell>
          <table:table-cell office:value-type="float" office:value="0.0164722798796012" calcext:value-type="float">
            <text:p>0.0164722799</text:p>
          </table:table-cell>
        </table:table-row>
        <table:table-row table:style-name="ro1">
          <table:table-cell office:value-type="string" calcext:value-type="string">
            <text:p>Pc25736_g1_i1</text:p>
          </table:table-cell>
          <table:table-cell office:value-type="float" office:value="1.29434926340503" calcext:value-type="float">
            <text:p>1.2943492634</text:p>
          </table:table-cell>
          <table:table-cell office:value-type="float" office:value="7.05904383562454" calcext:value-type="float">
            <text:p>7.0590438356</text:p>
          </table:table-cell>
          <table:table-cell office:value-type="float" office:value="21.9251202990821" calcext:value-type="float">
            <text:p>21.9251202991</text:p>
          </table:table-cell>
          <table:table-cell office:value-type="float" office:value="0.00138134029295338" calcext:value-type="float">
            <text:p>0.0013813403</text:p>
          </table:table-cell>
          <table:table-cell office:value-type="float" office:value="0.0247170299974044" calcext:value-type="float">
            <text:p>0.02471703</text:p>
          </table:table-cell>
        </table:table-row>
        <table:table-row table:style-name="ro1">
          <table:table-cell office:value-type="string" calcext:value-type="string">
            <text:p>Pc32650_g2_i8</text:p>
          </table:table-cell>
          <table:table-cell office:value-type="float" office:value="-2.72594215536155" calcext:value-type="float">
            <text:p>-2.7259421554</text:p>
          </table:table-cell>
          <table:table-cell office:value-type="float" office:value="1.44388096013978" calcext:value-type="float">
            <text:p>1.4438809601</text:p>
          </table:table-cell>
          <table:table-cell office:value-type="float" office:value="15.5363933669269" calcext:value-type="float">
            <text:p>15.5363933669</text:p>
          </table:table-cell>
          <table:table-cell office:value-type="float" office:value="0.00178461415672401" calcext:value-type="float">
            <text:p>0.0017846142</text:p>
          </table:table-cell>
          <table:table-cell office:value-type="float" office:value="0.0289414088365972" calcext:value-type="float">
            <text:p>0.0289414088</text:p>
          </table:table-cell>
        </table:table-row>
        <table:table-row table:style-name="ro1">
          <table:table-cell office:value-type="string" calcext:value-type="string">
            <text:p>STRINITY_DN8832_c0_g1_i1</text:p>
          </table:table-cell>
          <table:table-cell office:value-type="float" office:value="-4.64545623305477" calcext:value-type="float">
            <text:p>-4.6454562331</text:p>
          </table:table-cell>
          <table:table-cell office:value-type="float" office:value="2.62029123566314" calcext:value-type="float">
            <text:p>2.6202912357</text:p>
          </table:table-cell>
          <table:table-cell office:value-type="float" office:value="15.3794845174389" calcext:value-type="float">
            <text:p>15.3794845174</text:p>
          </table:table-cell>
          <table:table-cell office:value-type="float" office:value="0.00185200756936535" calcext:value-type="float">
            <text:p>0.0018520076</text:p>
          </table:table-cell>
          <table:table-cell office:value-type="float" office:value="0.0296340955315614" calcext:value-type="float">
            <text:p>0.0296340955</text:p>
          </table:table-cell>
        </table:table-row>
        <table:table-row table:style-name="ro1">
          <table:table-cell office:value-type="string" calcext:value-type="string">
            <text:p>MTRINITY_DN811_c0_g1_i1</text:p>
          </table:table-cell>
          <table:table-cell office:value-type="float" office:value="-3.81201794577636" calcext:value-type="float">
            <text:p>-3.8120179458</text:p>
          </table:table-cell>
          <table:table-cell office:value-type="float" office:value="4.21939251118971" calcext:value-type="float">
            <text:p>4.2193925112</text:p>
          </table:table-cell>
          <table:table-cell office:value-type="float" office:value="30.004372075267" calcext:value-type="float">
            <text:p>30.0043720753</text:p>
          </table:table-cell>
          <table:table-cell office:value-type="float" office:value="0.000118239115252057" calcext:value-type="float">
            <text:p>0.0001182391</text:p>
          </table:table-cell>
          <table:table-cell office:value-type="float" office:value="0.00616198222506291" calcext:value-type="float">
            <text:p>0.0061619822</text:p>
          </table:table-cell>
        </table:table-row>
        <table:table-row table:style-name="ro1">
          <table:table-cell office:value-type="string" calcext:value-type="string">
            <text:p>STRINITY_DN11291_c0_g2_i1</text:p>
          </table:table-cell>
          <table:table-cell office:value-type="float" office:value="-4.13183099492212" calcext:value-type="float">
            <text:p>-4.1318309949</text:p>
          </table:table-cell>
          <table:table-cell office:value-type="float" office:value="4.6741103983376" calcext:value-type="float">
            <text:p>4.6741103983</text:p>
          </table:table-cell>
          <table:table-cell office:value-type="float" office:value="23.0888934290334" calcext:value-type="float">
            <text:p>23.088893429</text:p>
          </table:table-cell>
          <table:table-cell office:value-type="float" office:value="0.000373962657640587" calcext:value-type="float">
            <text:p>0.0003739627</text:p>
          </table:table-cell>
          <table:table-cell office:value-type="float" office:value="0.011528856737348" calcext:value-type="float">
            <text:p>0.0115288567</text:p>
          </table:table-cell>
        </table:table-row>
        <table:table-row table:style-name="ro1">
          <table:table-cell office:value-type="string" calcext:value-type="string">
            <text:p>Pc20636_g1_i1</text:p>
          </table:table-cell>
          <table:table-cell office:value-type="float" office:value="-1.40180171148298" calcext:value-type="float">
            <text:p>-1.4018017115</text:p>
          </table:table-cell>
          <table:table-cell office:value-type="float" office:value="4.058966685902" calcext:value-type="float">
            <text:p>4.0589666859</text:p>
          </table:table-cell>
          <table:table-cell office:value-type="float" office:value="12.1719327605095" calcext:value-type="float">
            <text:p>12.1719327605</text:p>
          </table:table-cell>
          <table:table-cell office:value-type="float" office:value="0.00417054129418339" calcext:value-type="float">
            <text:p>0.0041705413</text:p>
          </table:table-cell>
          <table:table-cell office:value-type="float" office:value="0.0498770153660546" calcext:value-type="float">
            <text:p>0.0498770154</text:p>
          </table:table-cell>
        </table:table-row>
        <table:table-row table:style-name="ro1">
          <table:table-cell office:value-type="string" calcext:value-type="string">
            <text:p>STRINITY_DN20755_c0_g1_i1</text:p>
          </table:table-cell>
          <table:table-cell office:value-type="float" office:value="1.55507281878606" calcext:value-type="float">
            <text:p>1.5550728188</text:p>
          </table:table-cell>
          <table:table-cell office:value-type="float" office:value="3.73575198716272" calcext:value-type="float">
            <text:p>3.7357519872</text:p>
          </table:table-cell>
          <table:table-cell office:value-type="float" office:value="19.3125018877695" calcext:value-type="float">
            <text:p>19.3125018878</text:p>
          </table:table-cell>
          <table:table-cell office:value-type="float" office:value="0.000777684658985501" calcext:value-type="float">
            <text:p>0.0007776847</text:p>
          </table:table-cell>
          <table:table-cell office:value-type="float" office:value="0.0173855644739431" calcext:value-type="float">
            <text:p>0.0173855645</text:p>
          </table:table-cell>
        </table:table-row>
        <table:table-row table:style-name="ro1">
          <table:table-cell office:value-type="string" calcext:value-type="string">
            <text:p>Pc29627_g1_i1</text:p>
          </table:table-cell>
          <table:table-cell office:value-type="float" office:value="-2.88347955070913" calcext:value-type="float">
            <text:p>-2.8834795507</text:p>
          </table:table-cell>
          <table:table-cell office:value-type="float" office:value="1.35548473603572" calcext:value-type="float">
            <text:p>1.355484736</text:p>
          </table:table-cell>
          <table:table-cell office:value-type="float" office:value="23.0429740877466" calcext:value-type="float">
            <text:p>23.0429740877</text:p>
          </table:table-cell>
          <table:table-cell office:value-type="float" office:value="0.000377118489038395" calcext:value-type="float">
            <text:p>0.0003771185</text:p>
          </table:table-cell>
          <table:table-cell office:value-type="float" office:value="0.0115868401268726" calcext:value-type="float">
            <text:p>0.0115868401</text:p>
          </table:table-cell>
        </table:table-row>
        <table:table-row table:style-name="ro1">
          <table:table-cell office:value-type="string" calcext:value-type="string">
            <text:p>MTRINITY_DN3992_c0_g1_i1</text:p>
          </table:table-cell>
          <table:table-cell office:value-type="float" office:value="-3.75869160867517" calcext:value-type="float">
            <text:p>-3.7586916087</text:p>
          </table:table-cell>
          <table:table-cell office:value-type="float" office:value="1.10197227458822" calcext:value-type="float">
            <text:p>1.1019722746</text:p>
          </table:table-cell>
          <table:table-cell office:value-type="float" office:value="18.0584306067535" calcext:value-type="float">
            <text:p>18.0584306068</text:p>
          </table:table-cell>
          <table:table-cell office:value-type="float" office:value="0.00101227345177962" calcext:value-type="float">
            <text:p>0.0010122735</text:p>
          </table:table-cell>
          <table:table-cell office:value-type="float" office:value="0.0205757306501886" calcext:value-type="float">
            <text:p>0.0205757307</text:p>
          </table:table-cell>
        </table:table-row>
        <table:table-row table:style-name="ro1">
          <table:table-cell office:value-type="string" calcext:value-type="string">
            <text:p>STRINITY_DN12191_c0_g1_i1</text:p>
          </table:table-cell>
          <table:table-cell office:value-type="float" office:value="-3.70630500974954" calcext:value-type="float">
            <text:p>-3.7063050097</text:p>
          </table:table-cell>
          <table:table-cell office:value-type="float" office:value="3.26525070698499" calcext:value-type="float">
            <text:p>3.265250707</text:p>
          </table:table-cell>
          <table:table-cell office:value-type="float" office:value="14.9970829366908" calcext:value-type="float">
            <text:p>14.9970829367</text:p>
          </table:table-cell>
          <table:table-cell office:value-type="float" office:value="0.00202903412461242" calcext:value-type="float">
            <text:p>0.0020290341</text:p>
          </table:table-cell>
          <table:table-cell office:value-type="float" office:value="0.0314118341168724" calcext:value-type="float">
            <text:p>0.0314118341</text:p>
          </table:table-cell>
        </table:table-row>
        <table:table-row table:style-name="ro1">
          <table:table-cell office:value-type="string" calcext:value-type="string">
            <text:p>STRINITY_DN11561_c1_g1_i1</text:p>
          </table:table-cell>
          <table:table-cell office:value-type="float" office:value="3.4317974459464" calcext:value-type="float">
            <text:p>3.4317974459</text:p>
          </table:table-cell>
          <table:table-cell office:value-type="float" office:value="2.4149434157995" calcext:value-type="float">
            <text:p>2.4149434158</text:p>
          </table:table-cell>
          <table:table-cell office:value-type="float" office:value="24.7515497584088" calcext:value-type="float">
            <text:p>24.7515497584</text:p>
          </table:table-cell>
          <table:table-cell office:value-type="float" office:value="0.000277906274426834" calcext:value-type="float">
            <text:p>0.0002779063</text:p>
          </table:table-cell>
          <table:table-cell office:value-type="float" office:value="0.00978173105235194" calcext:value-type="float">
            <text:p>0.0097817311</text:p>
          </table:table-cell>
        </table:table-row>
        <table:table-row table:style-name="ro1">
          <table:table-cell office:value-type="string" calcext:value-type="string">
            <text:p>MTRINITY_DN12688_c0_g1_i1</text:p>
          </table:table-cell>
          <table:table-cell office:value-type="float" office:value="-5.24314563521785" calcext:value-type="float">
            <text:p>-5.2431456352</text:p>
          </table:table-cell>
          <table:table-cell office:value-type="float" office:value="0.876763353358798" calcext:value-type="float">
            <text:p>0.8767633534</text:p>
          </table:table-cell>
          <table:table-cell office:value-type="float" office:value="35.1233625243912" calcext:value-type="float">
            <text:p>35.1233625244</text:p>
          </table:table-cell>
          <table:table-cell office:value-type="float" office:value="0.0000567762750145713" calcext:value-type="float">
            <text:p>5.67762750145713E-005</text:p>
          </table:table-cell>
          <table:table-cell office:value-type="float" office:value="0.00431470942629722" calcext:value-type="float">
            <text:p>0.0043147094</text:p>
          </table:table-cell>
        </table:table-row>
        <table:table-row table:style-name="ro1">
          <table:table-cell office:value-type="string" calcext:value-type="string">
            <text:p>MTRINITY_DN20309_c0_g1_i1</text:p>
          </table:table-cell>
          <table:table-cell office:value-type="float" office:value="2.9858412726417" calcext:value-type="float">
            <text:p>2.9858412726</text:p>
          </table:table-cell>
          <table:table-cell office:value-type="float" office:value="-0.127668839720054" calcext:value-type="float">
            <text:p>-0.1276688397</text:p>
          </table:table-cell>
          <table:table-cell office:value-type="float" office:value="14.6273371186025" calcext:value-type="float">
            <text:p>14.6273371186</text:p>
          </table:table-cell>
          <table:table-cell office:value-type="float" office:value="0.00221919289580795" calcext:value-type="float">
            <text:p>0.0022191929</text:p>
          </table:table-cell>
          <table:table-cell office:value-type="float" office:value="0.0333154046629032" calcext:value-type="float">
            <text:p>0.0333154047</text:p>
          </table:table-cell>
        </table:table-row>
        <table:table-row table:style-name="ro1">
          <table:table-cell office:value-type="string" calcext:value-type="string">
            <text:p>Pc26355_g1_i2</text:p>
          </table:table-cell>
          <table:table-cell office:value-type="float" office:value="-5.27555405780327" calcext:value-type="float">
            <text:p>-5.2755540578</text:p>
          </table:table-cell>
          <table:table-cell office:value-type="float" office:value="1.58999018852072" calcext:value-type="float">
            <text:p>1.5899901885</text:p>
          </table:table-cell>
          <table:table-cell office:value-type="float" office:value="38.9707707060933" calcext:value-type="float">
            <text:p>38.9707707061</text:p>
          </table:table-cell>
          <table:table-cell office:value-type="float" office:value="0.0000344427667927351" calcext:value-type="float">
            <text:p>3.44427667927351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STRINITY_DN11926_c0_g1_i1</text:p>
          </table:table-cell>
          <table:table-cell office:value-type="float" office:value="-4.58188385470205" calcext:value-type="float">
            <text:p>-4.5818838547</text:p>
          </table:table-cell>
          <table:table-cell office:value-type="float" office:value="3.96998129048166" calcext:value-type="float">
            <text:p>3.9699812905</text:p>
          </table:table-cell>
          <table:table-cell office:value-type="float" office:value="34.9319264224144" calcext:value-type="float">
            <text:p>34.9319264224</text:p>
          </table:table-cell>
          <table:table-cell office:value-type="float" office:value="0.0000582684184247702" calcext:value-type="float">
            <text:p>5.82684184247702E-005</text:p>
          </table:table-cell>
          <table:table-cell office:value-type="float" office:value="0.0043618488385904" calcext:value-type="float">
            <text:p>0.0043618488</text:p>
          </table:table-cell>
        </table:table-row>
        <table:table-row table:style-name="ro1">
          <table:table-cell office:value-type="string" calcext:value-type="string">
            <text:p>Pc26665_g1_i2</text:p>
          </table:table-cell>
          <table:table-cell office:value-type="float" office:value="-7.93316240794742" calcext:value-type="float">
            <text:p>-7.9331624079</text:p>
          </table:table-cell>
          <table:table-cell office:value-type="float" office:value="1.24195434162746" calcext:value-type="float">
            <text:p>1.2419543416</text:p>
          </table:table-cell>
          <table:table-cell office:value-type="float" office:value="48.4722077059667" calcext:value-type="float">
            <text:p>48.472207706</text:p>
          </table:table-cell>
          <table:table-cell office:value-type="float" office:value="0.0000179780231219283" calcext:value-type="float">
            <text:p>0.000017978</text:p>
          </table:table-cell>
          <table:table-cell office:value-type="float" office:value="0.00278177473234043" calcext:value-type="float">
            <text:p>0.0027817747</text:p>
          </table:table-cell>
        </table:table-row>
        <table:table-row table:style-name="ro1">
          <table:table-cell office:value-type="string" calcext:value-type="string">
            <text:p>MTRINITY_DN11847_c0_g1_i1</text:p>
          </table:table-cell>
          <table:table-cell office:value-type="float" office:value="-3.47747857745616" calcext:value-type="float">
            <text:p>-3.4774785775</text:p>
          </table:table-cell>
          <table:table-cell office:value-type="float" office:value="1.13034379149155" calcext:value-type="float">
            <text:p>1.1303437915</text:p>
          </table:table-cell>
          <table:table-cell office:value-type="float" office:value="17.3670579773639" calcext:value-type="float">
            <text:p>17.3670579774</text:p>
          </table:table-cell>
          <table:table-cell office:value-type="float" office:value="0.00117645532845997" calcext:value-type="float">
            <text:p>0.0011764553</text:p>
          </table:table-cell>
          <table:table-cell office:value-type="float" office:value="0.0223757576013359" calcext:value-type="float">
            <text:p>0.0223757576</text:p>
          </table:table-cell>
        </table:table-row>
        <table:table-row table:style-name="ro1">
          <table:table-cell office:value-type="string" calcext:value-type="string">
            <text:p>MTRINITY_DN7141_c0_g2_i1</text:p>
          </table:table-cell>
          <table:table-cell office:value-type="float" office:value="-3.4432226520882" calcext:value-type="float">
            <text:p>-3.4432226521</text:p>
          </table:table-cell>
          <table:table-cell office:value-type="float" office:value="0.0675080994555226" calcext:value-type="float">
            <text:p>0.0675080995</text:p>
          </table:table-cell>
          <table:table-cell office:value-type="float" office:value="15.8971764889653" calcext:value-type="float">
            <text:p>15.897176489</text:p>
          </table:table-cell>
          <table:table-cell office:value-type="float" office:value="0.00164019038687039" calcext:value-type="float">
            <text:p>0.0016401904</text:p>
          </table:table-cell>
          <table:table-cell office:value-type="float" office:value="0.0273073960250002" calcext:value-type="float">
            <text:p>0.027307396</text:p>
          </table:table-cell>
        </table:table-row>
        <table:table-row table:style-name="ro1">
          <table:table-cell office:value-type="string" calcext:value-type="string">
            <text:p>STRINITY_DN12022_c0_g2_i2</text:p>
          </table:table-cell>
          <table:table-cell office:value-type="float" office:value="-3.08032181379349" calcext:value-type="float">
            <text:p>-3.0803218138</text:p>
          </table:table-cell>
          <table:table-cell office:value-type="float" office:value="8.71163198110324" calcext:value-type="float">
            <text:p>8.7116319811</text:p>
          </table:table-cell>
          <table:table-cell office:value-type="float" office:value="28.5132241301449" calcext:value-type="float">
            <text:p>28.5132241301</text:p>
          </table:table-cell>
          <table:table-cell office:value-type="float" office:value="0.00014895570391831" calcext:value-type="float">
            <text:p>0.0001489557</text:p>
          </table:table-cell>
          <table:table-cell office:value-type="float" office:value="0.00684753350326806" calcext:value-type="float">
            <text:p>0.0068475335</text:p>
          </table:table-cell>
        </table:table-row>
        <table:table-row table:style-name="ro1">
          <table:table-cell office:value-type="string" calcext:value-type="string">
            <text:p>MTRINITY_DN2504_c0_g1_i1</text:p>
          </table:table-cell>
          <table:table-cell office:value-type="float" office:value="-3.58881619118392" calcext:value-type="float">
            <text:p>-3.5888161912</text:p>
          </table:table-cell>
          <table:table-cell office:value-type="float" office:value="1.66192263880614" calcext:value-type="float">
            <text:p>1.6619226388</text:p>
          </table:table-cell>
          <table:table-cell office:value-type="float" office:value="19.0088823316152" calcext:value-type="float">
            <text:p>19.0088823316</text:p>
          </table:table-cell>
          <table:table-cell office:value-type="float" office:value="0.000828091654951058" calcext:value-type="float">
            <text:p>0.0008280917</text:p>
          </table:table-cell>
          <table:table-cell office:value-type="float" office:value="0.0180127936944354" calcext:value-type="float">
            <text:p>0.0180127937</text:p>
          </table:table-cell>
        </table:table-row>
        <table:table-row table:style-name="ro1">
          <table:table-cell office:value-type="string" calcext:value-type="string">
            <text:p>Pc18938_g1_i1</text:p>
          </table:table-cell>
          <table:table-cell office:value-type="float" office:value="-5.85334613459532" calcext:value-type="float">
            <text:p>-5.8533461346</text:p>
          </table:table-cell>
          <table:table-cell office:value-type="float" office:value="1.22342467700421" calcext:value-type="float">
            <text:p>1.223424677</text:p>
          </table:table-cell>
          <table:table-cell office:value-type="float" office:value="31.5537512811237" calcext:value-type="float">
            <text:p>31.5537512811</text:p>
          </table:table-cell>
          <table:table-cell office:value-type="float" office:value="0.0000938276005411214" calcext:value-type="float">
            <text:p>9.38276005411214E-005</text:p>
          </table:table-cell>
          <table:table-cell office:value-type="float" office:value="0.00538530958516899" calcext:value-type="float">
            <text:p>0.0053853096</text:p>
          </table:table-cell>
        </table:table-row>
        <table:table-row table:style-name="ro1">
          <table:table-cell office:value-type="string" calcext:value-type="string">
            <text:p>MTRINITY_DN17068_c0_g1_i1</text:p>
          </table:table-cell>
          <table:table-cell office:value-type="float" office:value="1.61618666328858" calcext:value-type="float">
            <text:p>1.6161866633</text:p>
          </table:table-cell>
          <table:table-cell office:value-type="float" office:value="5.10023919673349" calcext:value-type="float">
            <text:p>5.1002391967</text:p>
          </table:table-cell>
          <table:table-cell office:value-type="float" office:value="15.2440130268373" calcext:value-type="float">
            <text:p>15.2440130268</text:p>
          </table:table-cell>
          <table:table-cell office:value-type="float" office:value="0.00191258435693285" calcext:value-type="float">
            <text:p>0.0019125844</text:p>
          </table:table-cell>
          <table:table-cell office:value-type="float" office:value="0.0303125434141553" calcext:value-type="float">
            <text:p>0.0303125434</text:p>
          </table:table-cell>
        </table:table-row>
        <table:table-row table:style-name="ro1">
          <table:table-cell office:value-type="string" calcext:value-type="string">
            <text:p>STRINITY_DN12306_c0_g1_i1</text:p>
          </table:table-cell>
          <table:table-cell office:value-type="float" office:value="-1.48680671694531" calcext:value-type="float">
            <text:p>-1.4868067169</text:p>
          </table:table-cell>
          <table:table-cell office:value-type="float" office:value="6.88359174399384" calcext:value-type="float">
            <text:p>6.883591744</text:p>
          </table:table-cell>
          <table:table-cell office:value-type="float" office:value="12.6014901209911" calcext:value-type="float">
            <text:p>12.601490121</text:p>
          </table:table-cell>
          <table:table-cell office:value-type="float" office:value="0.00371667267169117" calcext:value-type="float">
            <text:p>0.0037166727</text:p>
          </table:table-cell>
          <table:table-cell office:value-type="float" office:value="0.046389638361258" calcext:value-type="float">
            <text:p>0.0463896384</text:p>
          </table:table-cell>
        </table:table-row>
        <table:table-row table:style-name="ro1">
          <table:table-cell office:value-type="string" calcext:value-type="string">
            <text:p>MTRINITY_DN12351_c0_g1_i1</text:p>
          </table:table-cell>
          <table:table-cell office:value-type="float" office:value="-4.84194640477838" calcext:value-type="float">
            <text:p>-4.8419464048</text:p>
          </table:table-cell>
          <table:table-cell office:value-type="float" office:value="0.440275441129691" calcext:value-type="float">
            <text:p>0.4402754411</text:p>
          </table:table-cell>
          <table:table-cell office:value-type="float" office:value="19.8938681118752" calcext:value-type="float">
            <text:p>19.8938681119</text:p>
          </table:table-cell>
          <table:table-cell office:value-type="float" office:value="0.000690778023267473" calcext:value-type="float">
            <text:p>0.000690778</text:p>
          </table:table-cell>
          <table:table-cell office:value-type="float" office:value="0.0161619444290281" calcext:value-type="float">
            <text:p>0.0161619444</text:p>
          </table:table-cell>
        </table:table-row>
        <table:table-row table:style-name="ro1">
          <table:table-cell office:value-type="string" calcext:value-type="string">
            <text:p>STRINITY_DN17646_c0_g1_i1</text:p>
          </table:table-cell>
          <table:table-cell office:value-type="float" office:value="-4.74214471157868" calcext:value-type="float">
            <text:p>-4.7421447116</text:p>
          </table:table-cell>
          <table:table-cell office:value-type="float" office:value="1.61884583668075" calcext:value-type="float">
            <text:p>1.6188458367</text:p>
          </table:table-cell>
          <table:table-cell office:value-type="float" office:value="16.8584398199477" calcext:value-type="float">
            <text:p>16.8584398199</text:p>
          </table:table-cell>
          <table:table-cell office:value-type="float" office:value="0.00131715185702999" calcext:value-type="float">
            <text:p>0.0013171519</text:p>
          </table:table-cell>
          <table:table-cell office:value-type="float" office:value="0.0239829665190635" calcext:value-type="float">
            <text:p>0.0239829665</text:p>
          </table:table-cell>
        </table:table-row>
        <table:table-row table:style-name="ro1">
          <table:table-cell office:value-type="string" calcext:value-type="string">
            <text:p>STRINITY_DN11968_c0_g1_i1</text:p>
          </table:table-cell>
          <table:table-cell office:value-type="float" office:value="1.1658406635946" calcext:value-type="float">
            <text:p>1.1658406636</text:p>
          </table:table-cell>
          <table:table-cell office:value-type="float" office:value="5.96252229116157" calcext:value-type="float">
            <text:p>5.9625222912</text:p>
          </table:table-cell>
          <table:table-cell office:value-type="float" office:value="19.9124810595921" calcext:value-type="float">
            <text:p>19.9124810596</text:p>
          </table:table-cell>
          <table:table-cell office:value-type="float" office:value="0.00364090289491411" calcext:value-type="float">
            <text:p>0.0036409029</text:p>
          </table:table-cell>
          <table:table-cell office:value-type="float" office:value="0.0456908959446203" calcext:value-type="float">
            <text:p>0.0456908959</text:p>
          </table:table-cell>
        </table:table-row>
        <table:table-row table:style-name="ro1">
          <table:table-cell office:value-type="string" calcext:value-type="string">
            <text:p>STRINITY_DN6532_c0_g1_i1</text:p>
          </table:table-cell>
          <table:table-cell office:value-type="float" office:value="-3.65570150790657" calcext:value-type="float">
            <text:p>-3.6557015079</text:p>
          </table:table-cell>
          <table:table-cell office:value-type="float" office:value="3.06656859017688" calcext:value-type="float">
            <text:p>3.0665685902</text:p>
          </table:table-cell>
          <table:table-cell office:value-type="float" office:value="15.1297211428384" calcext:value-type="float">
            <text:p>15.1297211428</text:p>
          </table:table-cell>
          <table:table-cell office:value-type="float" office:value="0.00196548886564616" calcext:value-type="float">
            <text:p>0.0019654889</text:p>
          </table:table-cell>
          <table:table-cell office:value-type="float" office:value="0.0308094228558571" calcext:value-type="float">
            <text:p>0.0308094229</text:p>
          </table:table-cell>
        </table:table-row>
        <table:table-row table:style-name="ro1">
          <table:table-cell office:value-type="string" calcext:value-type="string">
            <text:p>Pc40034_g1_i1</text:p>
          </table:table-cell>
          <table:table-cell office:value-type="float" office:value="2.06959573576144" calcext:value-type="float">
            <text:p>2.0695957358</text:p>
          </table:table-cell>
          <table:table-cell office:value-type="float" office:value="3.82891419329917" calcext:value-type="float">
            <text:p>3.8289141933</text:p>
          </table:table-cell>
          <table:table-cell office:value-type="float" office:value="35.4738544036084" calcext:value-type="float">
            <text:p>35.4738544036</text:p>
          </table:table-cell>
          <table:table-cell office:value-type="float" office:value="0.0000541576702842793" calcext:value-type="float">
            <text:p>5.41576702842793E-005</text:p>
          </table:table-cell>
          <table:table-cell office:value-type="float" office:value="0.00415781316264321" calcext:value-type="float">
            <text:p>0.0041578132</text:p>
          </table:table-cell>
        </table:table-row>
        <table:table-row table:style-name="ro1">
          <table:table-cell office:value-type="string" calcext:value-type="string">
            <text:p>MTRINITY_DN13906_c1_g1_i1</text:p>
          </table:table-cell>
          <table:table-cell office:value-type="float" office:value="1.8348483541967" calcext:value-type="float">
            <text:p>1.8348483542</text:p>
          </table:table-cell>
          <table:table-cell office:value-type="float" office:value="4.84623879388344" calcext:value-type="float">
            <text:p>4.8462387939</text:p>
          </table:table-cell>
          <table:table-cell office:value-type="float" office:value="24.1216585407266" calcext:value-type="float">
            <text:p>24.1216585407</text:p>
          </table:table-cell>
          <table:table-cell office:value-type="float" office:value="0.000310471792924963" calcext:value-type="float">
            <text:p>0.0003104718</text:p>
          </table:table-cell>
          <table:table-cell office:value-type="float" office:value="0.0103552692000239" calcext:value-type="float">
            <text:p>0.0103552692</text:p>
          </table:table-cell>
        </table:table-row>
        <table:table-row table:style-name="ro1">
          <table:table-cell office:value-type="string" calcext:value-type="string">
            <text:p>Pc24855_g1_i1</text:p>
          </table:table-cell>
          <table:table-cell office:value-type="float" office:value="-1.47049883338136" calcext:value-type="float">
            <text:p>-1.4704988334</text:p>
          </table:table-cell>
          <table:table-cell office:value-type="float" office:value="4.97909982608936" calcext:value-type="float">
            <text:p>4.9790998261</text:p>
          </table:table-cell>
          <table:table-cell office:value-type="float" office:value="40.8662663108567" calcext:value-type="float">
            <text:p>40.8662663109</text:p>
          </table:table-cell>
          <table:table-cell office:value-type="float" office:value="0.000328072673010067" calcext:value-type="float">
            <text:p>0.0003280727</text:p>
          </table:table-cell>
          <table:table-cell office:value-type="float" office:value="0.010654967682199" calcext:value-type="float">
            <text:p>0.0106549677</text:p>
          </table:table-cell>
        </table:table-row>
        <table:table-row table:style-name="ro1">
          <table:table-cell office:value-type="string" calcext:value-type="string">
            <text:p>MTRINITY_DN10277_c0_g2_i1</text:p>
          </table:table-cell>
          <table:table-cell office:value-type="float" office:value="1.62291992744053" calcext:value-type="float">
            <text:p>1.6229199274</text:p>
          </table:table-cell>
          <table:table-cell office:value-type="float" office:value="4.4591708219787" calcext:value-type="float">
            <text:p>4.459170822</text:p>
          </table:table-cell>
          <table:table-cell office:value-type="float" office:value="33.9330898312516" calcext:value-type="float">
            <text:p>33.9330898313</text:p>
          </table:table-cell>
          <table:table-cell office:value-type="float" office:value="0.000122527703531474" calcext:value-type="float">
            <text:p>0.0001225277</text:p>
          </table:table-cell>
          <table:table-cell office:value-type="float" office:value="0.00626582045077989" calcext:value-type="float">
            <text:p>0.0062658205</text:p>
          </table:table-cell>
        </table:table-row>
        <table:table-row table:style-name="ro1">
          <table:table-cell office:value-type="string" calcext:value-type="string">
            <text:p>MTRINITY_DN7838_c0_g1_i1</text:p>
          </table:table-cell>
          <table:table-cell office:value-type="float" office:value="-3.56424282776723" calcext:value-type="float">
            <text:p>-3.5642428278</text:p>
          </table:table-cell>
          <table:table-cell office:value-type="float" office:value="6.09005207584442" calcext:value-type="float">
            <text:p>6.0900520758</text:p>
          </table:table-cell>
          <table:table-cell office:value-type="float" office:value="23.7275136857318" calcext:value-type="float">
            <text:p>23.7275136857</text:p>
          </table:table-cell>
          <table:table-cell office:value-type="float" office:value="0.00033310145496927" calcext:value-type="float">
            <text:p>0.0003331015</text:p>
          </table:table-cell>
          <table:table-cell office:value-type="float" office:value="0.0107170841106833" calcext:value-type="float">
            <text:p>0.0107170841</text:p>
          </table:table-cell>
        </table:table-row>
        <table:table-row table:style-name="ro1">
          <table:table-cell office:value-type="string" calcext:value-type="string">
            <text:p>STRINITY_DN8248_c0_g1_i1</text:p>
          </table:table-cell>
          <table:table-cell office:value-type="float" office:value="-3.53817773873447" calcext:value-type="float">
            <text:p>-3.5381777387</text:p>
          </table:table-cell>
          <table:table-cell office:value-type="float" office:value="1.55336761965351" calcext:value-type="float">
            <text:p>1.5533676197</text:p>
          </table:table-cell>
          <table:table-cell office:value-type="float" office:value="19.5242097255294" calcext:value-type="float">
            <text:p>19.5242097255</text:p>
          </table:table-cell>
          <table:table-cell office:value-type="float" office:value="0.000744642674658209" calcext:value-type="float">
            <text:p>0.0007446427</text:p>
          </table:table-cell>
          <table:table-cell office:value-type="float" office:value="0.0169844051017303" calcext:value-type="float">
            <text:p>0.0169844051</text:p>
          </table:table-cell>
        </table:table-row>
        <table:table-row table:style-name="ro1">
          <table:table-cell office:value-type="string" calcext:value-type="string">
            <text:p>MTRINITY_DN17064_c5_g13_i7</text:p>
          </table:table-cell>
          <table:table-cell office:value-type="float" office:value="-1.83849093094057" calcext:value-type="float">
            <text:p>-1.8384909309</text:p>
          </table:table-cell>
          <table:table-cell office:value-type="float" office:value="2.86628887741428" calcext:value-type="float">
            <text:p>2.8662888774</text:p>
          </table:table-cell>
          <table:table-cell office:value-type="float" office:value="15.4628988173855" calcext:value-type="float">
            <text:p>15.4628988174</text:p>
          </table:table-cell>
          <table:table-cell office:value-type="float" office:value="0.00181581895836997" calcext:value-type="float">
            <text:p>0.001815819</text:p>
          </table:table-cell>
          <table:table-cell office:value-type="float" office:value="0.0292734981161922" calcext:value-type="float">
            <text:p>0.0292734981</text:p>
          </table:table-cell>
        </table:table-row>
        <table:table-row table:style-name="ro1">
          <table:table-cell office:value-type="string" calcext:value-type="string">
            <text:p>STRINITY_DN4761_c0_g1_i1</text:p>
          </table:table-cell>
          <table:table-cell office:value-type="float" office:value="-1.54547032463359" calcext:value-type="float">
            <text:p>-1.5454703246</text:p>
          </table:table-cell>
          <table:table-cell office:value-type="float" office:value="4.43854995378419" calcext:value-type="float">
            <text:p>4.4385499538</text:p>
          </table:table-cell>
          <table:table-cell office:value-type="float" office:value="34.9243151238476" calcext:value-type="float">
            <text:p>34.9243151238</text:p>
          </table:table-cell>
          <table:table-cell office:value-type="float" office:value="0.000370193991499122" calcext:value-type="float">
            <text:p>0.000370194</text:p>
          </table:table-cell>
          <table:table-cell office:value-type="float" office:value="0.0114985542322612" calcext:value-type="float">
            <text:p>0.0114985542</text:p>
          </table:table-cell>
        </table:table-row>
        <table:table-row table:style-name="ro1">
          <table:table-cell office:value-type="string" calcext:value-type="string">
            <text:p>Pc24807_g1_i3</text:p>
          </table:table-cell>
          <table:table-cell office:value-type="float" office:value="-6.28329990138165" calcext:value-type="float">
            <text:p>-6.2832999014</text:p>
          </table:table-cell>
          <table:table-cell office:value-type="float" office:value="2.39299327290778" calcext:value-type="float">
            <text:p>2.3929932729</text:p>
          </table:table-cell>
          <table:table-cell office:value-type="float" office:value="15.8588078503075" calcext:value-type="float">
            <text:p>15.8588078503</text:p>
          </table:table-cell>
          <table:table-cell office:value-type="float" office:value="0.00193675134828648" calcext:value-type="float">
            <text:p>0.0019367513</text:p>
          </table:table-cell>
          <table:table-cell office:value-type="float" office:value="0.0305795787587517" calcext:value-type="float">
            <text:p>0.0305795788</text:p>
          </table:table-cell>
        </table:table-row>
        <table:table-row table:style-name="ro1">
          <table:table-cell office:value-type="string" calcext:value-type="string">
            <text:p>MTRINITY_DN12443_c0_g1_i2</text:p>
          </table:table-cell>
          <table:table-cell office:value-type="float" office:value="1.2355933997549" calcext:value-type="float">
            <text:p>1.2355933998</text:p>
          </table:table-cell>
          <table:table-cell office:value-type="float" office:value="6.23830130988959" calcext:value-type="float">
            <text:p>6.2383013099</text:p>
          </table:table-cell>
          <table:table-cell office:value-type="float" office:value="34.4349291720179" calcext:value-type="float">
            <text:p>34.434929172</text:p>
          </table:table-cell>
          <table:table-cell office:value-type="float" office:value="0.00209622898273076" calcext:value-type="float">
            <text:p>0.002096229</text:p>
          </table:table-cell>
          <table:table-cell office:value-type="float" office:value="0.0320494247185806" calcext:value-type="float">
            <text:p>0.0320494247</text:p>
          </table:table-cell>
        </table:table-row>
        <table:table-row table:style-name="ro1">
          <table:table-cell office:value-type="string" calcext:value-type="string">
            <text:p>MTRINITY_DN15126_c0_g1_i2</text:p>
          </table:table-cell>
          <table:table-cell office:value-type="float" office:value="1.99511549052856" calcext:value-type="float">
            <text:p>1.9951154905</text:p>
          </table:table-cell>
          <table:table-cell office:value-type="float" office:value="3.17712800436111" calcext:value-type="float">
            <text:p>3.1771280044</text:p>
          </table:table-cell>
          <table:table-cell office:value-type="float" office:value="28.7499013987052" calcext:value-type="float">
            <text:p>28.7499013987</text:p>
          </table:table-cell>
          <table:table-cell office:value-type="float" office:value="0.000143512067928648" calcext:value-type="float">
            <text:p>0.0001435121</text:p>
          </table:table-cell>
          <table:table-cell office:value-type="float" office:value="0.00678416575603489" calcext:value-type="float">
            <text:p>0.0067841658</text:p>
          </table:table-cell>
        </table:table-row>
        <table:table-row table:style-name="ro1">
          <table:table-cell office:value-type="string" calcext:value-type="string">
            <text:p>STRINITY_DN13243_c0_g1_i1</text:p>
          </table:table-cell>
          <table:table-cell office:value-type="float" office:value="2.48642224153298" calcext:value-type="float">
            <text:p>2.4864222415</text:p>
          </table:table-cell>
          <table:table-cell office:value-type="float" office:value="4.57017287310923" calcext:value-type="float">
            <text:p>4.5701728731</text:p>
          </table:table-cell>
          <table:table-cell office:value-type="float" office:value="23.4618314129548" calcext:value-type="float">
            <text:p>23.461831413</text:p>
          </table:table-cell>
          <table:table-cell office:value-type="float" office:value="0.00034943715157724" calcext:value-type="float">
            <text:p>0.0003494372</text:p>
          </table:table-cell>
          <table:table-cell office:value-type="float" office:value="0.0110647725907654" calcext:value-type="float">
            <text:p>0.0110647726</text:p>
          </table:table-cell>
        </table:table-row>
        <table:table-row table:style-name="ro1">
          <table:table-cell office:value-type="string" calcext:value-type="string">
            <text:p>STRINITY_DN4782_c0_g2_i1</text:p>
          </table:table-cell>
          <table:table-cell office:value-type="float" office:value="-1.61800395463205" calcext:value-type="float">
            <text:p>-1.6180039546</text:p>
          </table:table-cell>
          <table:table-cell office:value-type="float" office:value="4.06035589877506" calcext:value-type="float">
            <text:p>4.0603558988</text:p>
          </table:table-cell>
          <table:table-cell office:value-type="float" office:value="13.0830070876841" calcext:value-type="float">
            <text:p>13.0830070877</text:p>
          </table:table-cell>
          <table:table-cell office:value-type="float" office:value="0.00327471819634265" calcext:value-type="float">
            <text:p>0.0032747182</text:p>
          </table:table-cell>
          <table:table-cell office:value-type="float" office:value="0.042860847950489" calcext:value-type="float">
            <text:p>0.042860848</text:p>
          </table:table-cell>
        </table:table-row>
        <table:table-row table:style-name="ro1">
          <table:table-cell office:value-type="string" calcext:value-type="string">
            <text:p>Pc32121_g3_i3</text:p>
          </table:table-cell>
          <table:table-cell office:value-type="float" office:value="-1.86434884267788" calcext:value-type="float">
            <text:p>-1.8643488427</text:p>
          </table:table-cell>
          <table:table-cell office:value-type="float" office:value="3.5569763781094" calcext:value-type="float">
            <text:p>3.5569763781</text:p>
          </table:table-cell>
          <table:table-cell office:value-type="float" office:value="24.4623769378013" calcext:value-type="float">
            <text:p>24.4623769378</text:p>
          </table:table-cell>
          <table:table-cell office:value-type="float" office:value="0.000292337760998303" calcext:value-type="float">
            <text:p>0.0002923378</text:p>
          </table:table-cell>
          <table:table-cell office:value-type="float" office:value="0.0100163800668617" calcext:value-type="float">
            <text:p>0.0100163801</text:p>
          </table:table-cell>
        </table:table-row>
        <table:table-row table:style-name="ro1">
          <table:table-cell office:value-type="string" calcext:value-type="string">
            <text:p>STRINITY_DN11936_c0_g1_i1</text:p>
          </table:table-cell>
          <table:table-cell office:value-type="float" office:value="-1.37639965216203" calcext:value-type="float">
            <text:p>-1.3763996522</text:p>
          </table:table-cell>
          <table:table-cell office:value-type="float" office:value="6.36313007547192" calcext:value-type="float">
            <text:p>6.3631300755</text:p>
          </table:table-cell>
          <table:table-cell office:value-type="float" office:value="18.9174024903795" calcext:value-type="float">
            <text:p>18.9174024904</text:p>
          </table:table-cell>
          <table:table-cell office:value-type="float" office:value="0.000844016407445448" calcext:value-type="float">
            <text:p>0.0008440164</text:p>
          </table:table-cell>
          <table:table-cell office:value-type="float" office:value="0.0182402336347714" calcext:value-type="float">
            <text:p>0.0182402336</text:p>
          </table:table-cell>
        </table:table-row>
        <table:table-row table:style-name="ro1">
          <table:table-cell office:value-type="string" calcext:value-type="string">
            <text:p>STRINITY_DN9947_c0_g1_i1</text:p>
          </table:table-cell>
          <table:table-cell office:value-type="float" office:value="4.4400987365894" calcext:value-type="float">
            <text:p>4.4400987366</text:p>
          </table:table-cell>
          <table:table-cell office:value-type="float" office:value="5.78976574369972" calcext:value-type="float">
            <text:p>5.7897657437</text:p>
          </table:table-cell>
          <table:table-cell office:value-type="float" office:value="39.3292279095857" calcext:value-type="float">
            <text:p>39.3292279096</text:p>
          </table:table-cell>
          <table:table-cell office:value-type="float" office:value="0.0000329403429641533" calcext:value-type="float">
            <text:p>3.29403429641533E-005</text:p>
          </table:table-cell>
          <table:table-cell office:value-type="float" office:value="0.00329066420048258" calcext:value-type="float">
            <text:p>0.0032906642</text:p>
          </table:table-cell>
        </table:table-row>
        <table:table-row table:style-name="ro1">
          <table:table-cell office:value-type="string" calcext:value-type="string">
            <text:p>MTRINITY_DN20025_c0_g1_i1</text:p>
          </table:table-cell>
          <table:table-cell office:value-type="float" office:value="-3.87686981514444" calcext:value-type="float">
            <text:p>-3.8768698151</text:p>
          </table:table-cell>
          <table:table-cell office:value-type="float" office:value="5.50249429617252" calcext:value-type="float">
            <text:p>5.5024942962</text:p>
          </table:table-cell>
          <table:table-cell office:value-type="float" office:value="54.3041148100515" calcext:value-type="float">
            <text:p>54.3041148101</text:p>
          </table:table-cell>
          <table:table-cell office:value-type="float" office:value="0.00000647635781171524" calcext:value-type="float">
            <text:p>6.47635781171524E-006</text:p>
          </table:table-cell>
          <table:table-cell office:value-type="float" office:value="0.0018864916502339" calcext:value-type="float">
            <text:p>0.0018864917</text:p>
          </table:table-cell>
        </table:table-row>
        <table:table-row table:style-name="ro1">
          <table:table-cell office:value-type="string" calcext:value-type="string">
            <text:p>MTRINITY_DN13329_c0_g4_i4</text:p>
          </table:table-cell>
          <table:table-cell office:value-type="float" office:value="-3.80703236751227" calcext:value-type="float">
            <text:p>-3.8070323675</text:p>
          </table:table-cell>
          <table:table-cell office:value-type="float" office:value="6.19193402762432" calcext:value-type="float">
            <text:p>6.1919340276</text:p>
          </table:table-cell>
          <table:table-cell office:value-type="float" office:value="19.2809620454544" calcext:value-type="float">
            <text:p>19.2809620455</text:p>
          </table:table-cell>
          <table:table-cell office:value-type="float" office:value="0.000782751611094288" calcext:value-type="float">
            <text:p>0.0007827516</text:p>
          </table:table-cell>
          <table:table-cell office:value-type="float" office:value="0.017408130797043" calcext:value-type="float">
            <text:p>0.0174081308</text:p>
          </table:table-cell>
        </table:table-row>
        <table:table-row table:style-name="ro1">
          <table:table-cell office:value-type="string" calcext:value-type="string">
            <text:p>MTRINITY_DN16690_c0_g1_i1</text:p>
          </table:table-cell>
          <table:table-cell office:value-type="float" office:value="1.79643536570282" calcext:value-type="float">
            <text:p>1.7964353657</text:p>
          </table:table-cell>
          <table:table-cell office:value-type="float" office:value="4.47143841800212" calcext:value-type="float">
            <text:p>4.471438418</text:p>
          </table:table-cell>
          <table:table-cell office:value-type="float" office:value="53.0649654717439" calcext:value-type="float">
            <text:p>53.0649654717</text:p>
          </table:table-cell>
          <table:table-cell office:value-type="float" office:value="0.000021291337468588" calcext:value-type="float">
            <text:p>2.1291337468588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STRINITY_DN11877_c0_g1_i2</text:p>
          </table:table-cell>
          <table:table-cell office:value-type="float" office:value="2.03884181800686" calcext:value-type="float">
            <text:p>2.038841818</text:p>
          </table:table-cell>
          <table:table-cell office:value-type="float" office:value="2.54654319090773" calcext:value-type="float">
            <text:p>2.5465431909</text:p>
          </table:table-cell>
          <table:table-cell office:value-type="float" office:value="34.3657081051377" calcext:value-type="float">
            <text:p>34.3657081051</text:p>
          </table:table-cell>
          <table:table-cell office:value-type="float" office:value="0.000114527338218734" calcext:value-type="float">
            <text:p>0.0001145273</text:p>
          </table:table-cell>
          <table:table-cell office:value-type="float" office:value="0.00607043803222357" calcext:value-type="float">
            <text:p>0.006070438</text:p>
          </table:table-cell>
        </table:table-row>
        <table:table-row table:style-name="ro1">
          <table:table-cell office:value-type="string" calcext:value-type="string">
            <text:p>MTRINITY_DN12381_c2_g1_i1</text:p>
          </table:table-cell>
          <table:table-cell office:value-type="float" office:value="-4.37639501538948" calcext:value-type="float">
            <text:p>-4.3763950154</text:p>
          </table:table-cell>
          <table:table-cell office:value-type="float" office:value="3.96529929999546" calcext:value-type="float">
            <text:p>3.9652993</text:p>
          </table:table-cell>
          <table:table-cell office:value-type="float" office:value="16.4735361076773" calcext:value-type="float">
            <text:p>16.4735361077</text:p>
          </table:table-cell>
          <table:table-cell office:value-type="float" office:value="0.00143671733142446" calcext:value-type="float">
            <text:p>0.0014367173</text:p>
          </table:table-cell>
          <table:table-cell office:value-type="float" office:value="0.0251609638349494" calcext:value-type="float">
            <text:p>0.0251609638</text:p>
          </table:table-cell>
        </table:table-row>
        <table:table-row table:style-name="ro1">
          <table:table-cell office:value-type="string" calcext:value-type="string">
            <text:p>Pc32783_g1_i1</text:p>
          </table:table-cell>
          <table:table-cell office:value-type="float" office:value="3.26136500680755" calcext:value-type="float">
            <text:p>3.2613650068</text:p>
          </table:table-cell>
          <table:table-cell office:value-type="float" office:value="0.635663292735171" calcext:value-type="float">
            <text:p>0.6356632927</text:p>
          </table:table-cell>
          <table:table-cell office:value-type="float" office:value="24.2565148866263" calcext:value-type="float">
            <text:p>24.2565148866</text:p>
          </table:table-cell>
          <table:table-cell office:value-type="float" office:value="0.000303142479270558" calcext:value-type="float">
            <text:p>0.0003031425</text:p>
          </table:table-cell>
          <table:table-cell office:value-type="float" office:value="0.0102589976806579" calcext:value-type="float">
            <text:p>0.0102589977</text:p>
          </table:table-cell>
        </table:table-row>
        <table:table-row table:style-name="ro1">
          <table:table-cell office:value-type="string" calcext:value-type="string">
            <text:p>MTRINITY_DN13533_c0_g1_i1</text:p>
          </table:table-cell>
          <table:table-cell office:value-type="float" office:value="1.3942185491031" calcext:value-type="float">
            <text:p>1.3942185491</text:p>
          </table:table-cell>
          <table:table-cell office:value-type="float" office:value="5.75634808832836" calcext:value-type="float">
            <text:p>5.7563480883</text:p>
          </table:table-cell>
          <table:table-cell office:value-type="float" office:value="19.5101074072337" calcext:value-type="float">
            <text:p>19.5101074072</text:p>
          </table:table-cell>
          <table:table-cell office:value-type="float" office:value="0.000746792294588441" calcext:value-type="float">
            <text:p>0.0007467923</text:p>
          </table:table-cell>
          <table:table-cell office:value-type="float" office:value="0.0169930755870279" calcext:value-type="float">
            <text:p>0.0169930756</text:p>
          </table:table-cell>
        </table:table-row>
        <table:table-row table:style-name="ro1">
          <table:table-cell office:value-type="string" calcext:value-type="string">
            <text:p>MTRINITY_DN14757_c0_g8_i1</text:p>
          </table:table-cell>
          <table:table-cell office:value-type="float" office:value="-1.45616533150612" calcext:value-type="float">
            <text:p>-1.4561653315</text:p>
          </table:table-cell>
          <table:table-cell office:value-type="float" office:value="2.9056057231589" calcext:value-type="float">
            <text:p>2.9056057232</text:p>
          </table:table-cell>
          <table:table-cell office:value-type="float" office:value="14.5242209458661" calcext:value-type="float">
            <text:p>14.5242209459</text:p>
          </table:table-cell>
          <table:table-cell office:value-type="float" office:value="0.00361355121552056" calcext:value-type="float">
            <text:p>0.0036135512</text:p>
          </table:table-cell>
          <table:table-cell office:value-type="float" office:value="0.045492113982772" calcext:value-type="float">
            <text:p>0.045492114</text:p>
          </table:table-cell>
        </table:table-row>
        <table:table-row table:style-name="ro1">
          <table:table-cell office:value-type="string" calcext:value-type="string">
            <text:p>STRINITY_DN9924_c0_g1_i1</text:p>
          </table:table-cell>
          <table:table-cell office:value-type="float" office:value="-1.37463990961307" calcext:value-type="float">
            <text:p>-1.3746399096</text:p>
          </table:table-cell>
          <table:table-cell office:value-type="float" office:value="6.55715455615749" calcext:value-type="float">
            <text:p>6.5571545562</text:p>
          </table:table-cell>
          <table:table-cell office:value-type="float" office:value="17.8856342994896" calcext:value-type="float">
            <text:p>17.8856342995</text:p>
          </table:table-cell>
          <table:table-cell office:value-type="float" office:value="0.00105066489613642" calcext:value-type="float">
            <text:p>0.0010506649</text:p>
          </table:table-cell>
          <table:table-cell office:value-type="float" office:value="0.0209560523935037" calcext:value-type="float">
            <text:p>0.0209560524</text:p>
          </table:table-cell>
        </table:table-row>
        <table:table-row table:style-name="ro1">
          <table:table-cell office:value-type="string" calcext:value-type="string">
            <text:p>STRINITY_DN11085_c2_g1_i1</text:p>
          </table:table-cell>
          <table:table-cell office:value-type="float" office:value="-3.60921499677191" calcext:value-type="float">
            <text:p>-3.6092149968</text:p>
          </table:table-cell>
          <table:table-cell office:value-type="float" office:value="0.706020952066174" calcext:value-type="float">
            <text:p>0.7060209521</text:p>
          </table:table-cell>
          <table:table-cell office:value-type="float" office:value="16.9645175955553" calcext:value-type="float">
            <text:p>16.9645175956</text:p>
          </table:table-cell>
          <table:table-cell office:value-type="float" office:value="0.00128626120966602" calcext:value-type="float">
            <text:p>0.0012862612</text:p>
          </table:table-cell>
          <table:table-cell office:value-type="float" office:value="0.023629736225064" calcext:value-type="float">
            <text:p>0.0236297362</text:p>
          </table:table-cell>
        </table:table-row>
        <table:table-row table:style-name="ro1">
          <table:table-cell office:value-type="string" calcext:value-type="string">
            <text:p>MTRINITY_DN13293_c0_g6_i1</text:p>
          </table:table-cell>
          <table:table-cell office:value-type="float" office:value="-1.22352158412377" calcext:value-type="float">
            <text:p>-1.2235215841</text:p>
          </table:table-cell>
          <table:table-cell office:value-type="float" office:value="5.72993405920574" calcext:value-type="float">
            <text:p>5.7299340592</text:p>
          </table:table-cell>
          <table:table-cell office:value-type="float" office:value="18.1141431367335" calcext:value-type="float">
            <text:p>18.1141431367</text:p>
          </table:table-cell>
          <table:table-cell office:value-type="float" office:value="0.0025378327285276" calcext:value-type="float">
            <text:p>0.0025378327</text:p>
          </table:table-cell>
          <table:table-cell office:value-type="float" office:value="0.0363997645418519" calcext:value-type="float">
            <text:p>0.0363997645</text:p>
          </table:table-cell>
        </table:table-row>
        <table:table-row table:style-name="ro1">
          <table:table-cell office:value-type="string" calcext:value-type="string">
            <text:p>STRINITY_DN8915_c0_g1_i1</text:p>
          </table:table-cell>
          <table:table-cell office:value-type="float" office:value="-1.17758575483706" calcext:value-type="float">
            <text:p>-1.1775857548</text:p>
          </table:table-cell>
          <table:table-cell office:value-type="float" office:value="7.12279378582" calcext:value-type="float">
            <text:p>7.1227937858</text:p>
          </table:table-cell>
          <table:table-cell office:value-type="float" office:value="16.4606952987878" calcext:value-type="float">
            <text:p>16.4606952988</text:p>
          </table:table-cell>
          <table:table-cell office:value-type="float" office:value="0.00386856785804542" calcext:value-type="float">
            <text:p>0.0038685679</text:p>
          </table:table-cell>
          <table:table-cell office:value-type="float" office:value="0.0474592379230566" calcext:value-type="float">
            <text:p>0.0474592379</text:p>
          </table:table-cell>
        </table:table-row>
        <table:table-row table:style-name="ro1">
          <table:table-cell office:value-type="string" calcext:value-type="string">
            <text:p>Pc30598_g1_i1</text:p>
          </table:table-cell>
          <table:table-cell office:value-type="float" office:value="-2.55885398402614" calcext:value-type="float">
            <text:p>-2.558853984</text:p>
          </table:table-cell>
          <table:table-cell office:value-type="float" office:value="4.33446168158984" calcext:value-type="float">
            <text:p>4.3344616816</text:p>
          </table:table-cell>
          <table:table-cell office:value-type="float" office:value="34.8771922608748" calcext:value-type="float">
            <text:p>34.8771922609</text:p>
          </table:table-cell>
          <table:table-cell office:value-type="float" office:value="0.0000587033683466534" calcext:value-type="float">
            <text:p>5.87033683466534E-005</text:p>
          </table:table-cell>
          <table:table-cell office:value-type="float" office:value="0.00438347689310906" calcext:value-type="float">
            <text:p>0.0043834769</text:p>
          </table:table-cell>
        </table:table-row>
        <table:table-row table:style-name="ro1">
          <table:table-cell office:value-type="string" calcext:value-type="string">
            <text:p>Pc17549_g1_i1</text:p>
          </table:table-cell>
          <table:table-cell office:value-type="float" office:value="-3.11232717115853" calcext:value-type="float">
            <text:p>-3.1123271712</text:p>
          </table:table-cell>
          <table:table-cell office:value-type="float" office:value="2.60413398582688" calcext:value-type="float">
            <text:p>2.6041339858</text:p>
          </table:table-cell>
          <table:table-cell office:value-type="float" office:value="47.7452100941009" calcext:value-type="float">
            <text:p>47.7452100941</text:p>
          </table:table-cell>
          <table:table-cell office:value-type="float" office:value="0.0000125463615968214" calcext:value-type="float">
            <text:p>1.25463615968214E-005</text:p>
          </table:table-cell>
          <table:table-cell office:value-type="float" office:value="0.00237486212499405" calcext:value-type="float">
            <text:p>0.0023748621</text:p>
          </table:table-cell>
        </table:table-row>
        <table:table-row table:style-name="ro1">
          <table:table-cell office:value-type="string" calcext:value-type="string">
            <text:p>Pc27258_g1_i2</text:p>
          </table:table-cell>
          <table:table-cell office:value-type="float" office:value="-3.80867079811683" calcext:value-type="float">
            <text:p>-3.8086707981</text:p>
          </table:table-cell>
          <table:table-cell office:value-type="float" office:value="3.79535337515296" calcext:value-type="float">
            <text:p>3.7953533752</text:p>
          </table:table-cell>
          <table:table-cell office:value-type="float" office:value="14.9493530992303" calcext:value-type="float">
            <text:p>14.9493530992</text:p>
          </table:table-cell>
          <table:table-cell office:value-type="float" office:value="0.00205248351069852" calcext:value-type="float">
            <text:p>0.0020524835</text:p>
          </table:table-cell>
          <table:table-cell office:value-type="float" office:value="0.0316931327284713" calcext:value-type="float">
            <text:p>0.0316931327</text:p>
          </table:table-cell>
        </table:table-row>
        <table:table-row table:style-name="ro1">
          <table:table-cell office:value-type="string" calcext:value-type="string">
            <text:p>MTRINITY_DN13512_c1_g1_i1</text:p>
          </table:table-cell>
          <table:table-cell office:value-type="float" office:value="2.13940975435318" calcext:value-type="float">
            <text:p>2.1394097544</text:p>
          </table:table-cell>
          <table:table-cell office:value-type="float" office:value="2.8455773640569" calcext:value-type="float">
            <text:p>2.8455773641</text:p>
          </table:table-cell>
          <table:table-cell office:value-type="float" office:value="29.3551875425672" calcext:value-type="float">
            <text:p>29.3551875426</text:p>
          </table:table-cell>
          <table:table-cell office:value-type="float" office:value="0.000130608390958276" calcext:value-type="float">
            <text:p>0.0001306084</text:p>
          </table:table-cell>
          <table:table-cell office:value-type="float" office:value="0.00648386306876166" calcext:value-type="float">
            <text:p>0.0064838631</text:p>
          </table:table-cell>
        </table:table-row>
        <table:table-row table:style-name="ro1">
          <table:table-cell office:value-type="string" calcext:value-type="string">
            <text:p>MTRINITY_DN14766_c0_g1_i1</text:p>
          </table:table-cell>
          <table:table-cell office:value-type="float" office:value="-3.65699672007896" calcext:value-type="float">
            <text:p>-3.6569967201</text:p>
          </table:table-cell>
          <table:table-cell office:value-type="float" office:value="4.10849296323913" calcext:value-type="float">
            <text:p>4.1084929632</text:p>
          </table:table-cell>
          <table:table-cell office:value-type="float" office:value="19.4665896309437" calcext:value-type="float">
            <text:p>19.4665896309</text:p>
          </table:table-cell>
          <table:table-cell office:value-type="float" office:value="0.000753471307452564" calcext:value-type="float">
            <text:p>0.0007534713</text:p>
          </table:table-cell>
          <table:table-cell office:value-type="float" office:value="0.0170828562742531" calcext:value-type="float">
            <text:p>0.0170828563</text:p>
          </table:table-cell>
        </table:table-row>
        <table:table-row table:style-name="ro1">
          <table:table-cell office:value-type="string" calcext:value-type="string">
            <text:p>STRINITY_DN3029_c0_g2_i1</text:p>
          </table:table-cell>
          <table:table-cell office:value-type="float" office:value="1.83777922976118" calcext:value-type="float">
            <text:p>1.8377792298</text:p>
          </table:table-cell>
          <table:table-cell office:value-type="float" office:value="4.47777020979931" calcext:value-type="float">
            <text:p>4.4777702098</text:p>
          </table:table-cell>
          <table:table-cell office:value-type="float" office:value="58.1450645202126" calcext:value-type="float">
            <text:p>58.1450645202</text:p>
          </table:table-cell>
          <table:table-cell office:value-type="float" office:value="0.0000155312833615208" calcext:value-type="float">
            <text:p>1.55312833615208E-005</text:p>
          </table:table-cell>
          <table:table-cell office:value-type="float" office:value="0.00261920260643895" calcext:value-type="float">
            <text:p>0.0026192026</text:p>
          </table:table-cell>
        </table:table-row>
        <table:table-row table:style-name="ro1">
          <table:table-cell office:value-type="string" calcext:value-type="string">
            <text:p>MTRINITY_DN5084_c0_g1_i2</text:p>
          </table:table-cell>
          <table:table-cell office:value-type="float" office:value="2.48611216793647" calcext:value-type="float">
            <text:p>2.4861121679</text:p>
          </table:table-cell>
          <table:table-cell office:value-type="float" office:value="1.55417339037784" calcext:value-type="float">
            <text:p>1.5541733904</text:p>
          </table:table-cell>
          <table:table-cell office:value-type="float" office:value="31.9319336961315" calcext:value-type="float">
            <text:p>31.9319336961</text:p>
          </table:table-cell>
          <table:table-cell office:value-type="float" office:value="0.0000887913070244852" calcext:value-type="float">
            <text:p>8.87913070244852E-005</text:p>
          </table:table-cell>
          <table:table-cell office:value-type="float" office:value="0.00521592456802543" calcext:value-type="float">
            <text:p>0.0052159246</text:p>
          </table:table-cell>
        </table:table-row>
        <table:table-row table:style-name="ro1">
          <table:table-cell office:value-type="string" calcext:value-type="string">
            <text:p>MTRINITY_DN16831_c0_g3_i2</text:p>
          </table:table-cell>
          <table:table-cell office:value-type="float" office:value="-1.65286963855317" calcext:value-type="float">
            <text:p>-1.6528696386</text:p>
          </table:table-cell>
          <table:table-cell office:value-type="float" office:value="3.75350342442732" calcext:value-type="float">
            <text:p>3.7535034244</text:p>
          </table:table-cell>
          <table:table-cell office:value-type="float" office:value="21.8836144927852" calcext:value-type="float">
            <text:p>21.8836144928</text:p>
          </table:table-cell>
          <table:table-cell office:value-type="float" office:value="0.000524550406203196" calcext:value-type="float">
            <text:p>0.0005245504</text:p>
          </table:table-cell>
          <table:table-cell office:value-type="float" office:value="0.0138853210700243" calcext:value-type="float">
            <text:p>0.0138853211</text:p>
          </table:table-cell>
        </table:table-row>
        <table:table-row table:style-name="ro1">
          <table:table-cell office:value-type="string" calcext:value-type="string">
            <text:p>Pc36421_g1_i1</text:p>
          </table:table-cell>
          <table:table-cell office:value-type="float" office:value="-3.04095995967383" calcext:value-type="float">
            <text:p>-3.0409599597</text:p>
          </table:table-cell>
          <table:table-cell office:value-type="float" office:value="2.12144874634283" calcext:value-type="float">
            <text:p>2.1214487463</text:p>
          </table:table-cell>
          <table:table-cell office:value-type="float" office:value="42.0273868545814" calcext:value-type="float">
            <text:p>42.0273868546</text:p>
          </table:table-cell>
          <table:table-cell office:value-type="float" office:value="0.0000237785590243104" calcext:value-type="float">
            <text:p>2.37785590243104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MTRINITY_DN17317_c0_g2_i2</text:p>
          </table:table-cell>
          <table:table-cell office:value-type="float" office:value="1.42641410424912" calcext:value-type="float">
            <text:p>1.4264141042</text:p>
          </table:table-cell>
          <table:table-cell office:value-type="float" office:value="4.20933586726831" calcext:value-type="float">
            <text:p>4.2093358673</text:p>
          </table:table-cell>
          <table:table-cell office:value-type="float" office:value="33.2309512435448" calcext:value-type="float">
            <text:p>33.2309512435</text:p>
          </table:table-cell>
          <table:table-cell office:value-type="float" office:value="0.000937779573297393" calcext:value-type="float">
            <text:p>0.0009377796</text:p>
          </table:table-cell>
          <table:table-cell office:value-type="float" office:value="0.0195216832394183" calcext:value-type="float">
            <text:p>0.0195216832</text:p>
          </table:table-cell>
        </table:table-row>
        <table:table-row table:style-name="ro1">
          <table:table-cell office:value-type="string" calcext:value-type="string">
            <text:p>Pc17663_g1_i2</text:p>
          </table:table-cell>
          <table:table-cell office:value-type="float" office:value="-1.540262481812" calcext:value-type="float">
            <text:p>-1.5402624818</text:p>
          </table:table-cell>
          <table:table-cell office:value-type="float" office:value="6.29085999736185" calcext:value-type="float">
            <text:p>6.2908599974</text:p>
          </table:table-cell>
          <table:table-cell office:value-type="float" office:value="13.7393290360807" calcext:value-type="float">
            <text:p>13.7393290361</text:p>
          </table:table-cell>
          <table:table-cell office:value-type="float" office:value="0.00276716861378725" calcext:value-type="float">
            <text:p>0.0027671686</text:p>
          </table:table-cell>
          <table:table-cell office:value-type="float" office:value="0.0385373633828617" calcext:value-type="float">
            <text:p>0.0385373634</text:p>
          </table:table-cell>
        </table:table-row>
        <table:table-row table:style-name="ro1">
          <table:table-cell office:value-type="string" calcext:value-type="string">
            <text:p>MTRINITY_DN15098_c1_g1_i3</text:p>
          </table:table-cell>
          <table:table-cell office:value-type="float" office:value="-3.99165297699515" calcext:value-type="float">
            <text:p>-3.991652977</text:p>
          </table:table-cell>
          <table:table-cell office:value-type="float" office:value="2.57233503997555" calcext:value-type="float">
            <text:p>2.57233504</text:p>
          </table:table-cell>
          <table:table-cell office:value-type="float" office:value="25.4641588740453" calcext:value-type="float">
            <text:p>25.464158874</text:p>
          </table:table-cell>
          <table:table-cell office:value-type="float" office:value="0.000245735316030296" calcext:value-type="float">
            <text:p>0.0002457353</text:p>
          </table:table-cell>
          <table:table-cell office:value-type="float" office:value="0.00913399741446129" calcext:value-type="float">
            <text:p>0.0091339974</text:p>
          </table:table-cell>
        </table:table-row>
        <table:table-row table:style-name="ro1">
          <table:table-cell office:value-type="string" calcext:value-type="string">
            <text:p>Pc32513_g1_i1</text:p>
          </table:table-cell>
          <table:table-cell office:value-type="float" office:value="-2.3441229056889" calcext:value-type="float">
            <text:p>-2.3441229057</text:p>
          </table:table-cell>
          <table:table-cell office:value-type="float" office:value="1.63722494334914" calcext:value-type="float">
            <text:p>1.6372249433</text:p>
          </table:table-cell>
          <table:table-cell office:value-type="float" office:value="23.5218365610802" calcext:value-type="float">
            <text:p>23.5218365611</text:p>
          </table:table-cell>
          <table:table-cell office:value-type="float" office:value="0.000932386103747824" calcext:value-type="float">
            <text:p>0.0009323861</text:p>
          </table:table-cell>
          <table:table-cell office:value-type="float" office:value="0.0195132051076028" calcext:value-type="float">
            <text:p>0.0195132051</text:p>
          </table:table-cell>
        </table:table-row>
        <table:table-row table:style-name="ro1">
          <table:table-cell office:value-type="string" calcext:value-type="string">
            <text:p>MTRINITY_DN15236_c1_g1_i1</text:p>
          </table:table-cell>
          <table:table-cell office:value-type="float" office:value="-2.52174556378001" calcext:value-type="float">
            <text:p>-2.5217455638</text:p>
          </table:table-cell>
          <table:table-cell office:value-type="float" office:value="3.41473670812234" calcext:value-type="float">
            <text:p>3.4147367081</text:p>
          </table:table-cell>
          <table:table-cell office:value-type="float" office:value="13.2109128671625" calcext:value-type="float">
            <text:p>13.2109128672</text:p>
          </table:table-cell>
          <table:table-cell office:value-type="float" office:value="0.00316781995605419" calcext:value-type="float">
            <text:p>0.00316782</text:p>
          </table:table-cell>
          <table:table-cell office:value-type="float" office:value="0.0419645275555316" calcext:value-type="float">
            <text:p>0.0419645276</text:p>
          </table:table-cell>
        </table:table-row>
        <table:table-row table:style-name="ro1">
          <table:table-cell office:value-type="string" calcext:value-type="string">
            <text:p>MTRINITY_DN10050_c0_g3_i1</text:p>
          </table:table-cell>
          <table:table-cell office:value-type="float" office:value="-3.61516831851021" calcext:value-type="float">
            <text:p>-3.6151683185</text:p>
          </table:table-cell>
          <table:table-cell office:value-type="float" office:value="4.39734878304874" calcext:value-type="float">
            <text:p>4.397348783</text:p>
          </table:table-cell>
          <table:table-cell office:value-type="float" office:value="16.8456593327103" calcext:value-type="float">
            <text:p>16.8456593327</text:p>
          </table:table-cell>
          <table:table-cell office:value-type="float" office:value="0.0013209315355765" calcext:value-type="float">
            <text:p>0.0013209315</text:p>
          </table:table-cell>
          <table:table-cell office:value-type="float" office:value="0.0239858976846301" calcext:value-type="float">
            <text:p>0.0239858977</text:p>
          </table:table-cell>
        </table:table-row>
        <table:table-row table:style-name="ro1">
          <table:table-cell office:value-type="string" calcext:value-type="string">
            <text:p>MTRINITY_DN15376_c0_g1_i3</text:p>
          </table:table-cell>
          <table:table-cell office:value-type="float" office:value="-5.52707199217276" calcext:value-type="float">
            <text:p>-5.5270719922</text:p>
          </table:table-cell>
          <table:table-cell office:value-type="float" office:value="-0.0290889175645635" calcext:value-type="float">
            <text:p>-0.0290889176</text:p>
          </table:table-cell>
          <table:table-cell office:value-type="float" office:value="14.4409721218375" calcext:value-type="float">
            <text:p>14.4409721218</text:p>
          </table:table-cell>
          <table:table-cell office:value-type="float" office:value="0.0026770254786221" calcext:value-type="float">
            <text:p>0.0026770255</text:p>
          </table:table-cell>
          <table:table-cell office:value-type="float" office:value="0.0376564905423046" calcext:value-type="float">
            <text:p>0.0376564905</text:p>
          </table:table-cell>
        </table:table-row>
        <table:table-row table:style-name="ro1">
          <table:table-cell office:value-type="string" calcext:value-type="string">
            <text:p>Pc8392_g1_i1</text:p>
          </table:table-cell>
          <table:table-cell office:value-type="float" office:value="-2.09596647107569" calcext:value-type="float">
            <text:p>-2.0959664711</text:p>
          </table:table-cell>
          <table:table-cell office:value-type="float" office:value="2.33025968890347" calcext:value-type="float">
            <text:p>2.3302596889</text:p>
          </table:table-cell>
          <table:table-cell office:value-type="float" office:value="20.6929414890949" calcext:value-type="float">
            <text:p>20.6929414891</text:p>
          </table:table-cell>
          <table:table-cell office:value-type="float" office:value="0.000589075941779455" calcext:value-type="float">
            <text:p>0.0005890759</text:p>
          </table:table-cell>
          <table:table-cell office:value-type="float" office:value="0.0148175393921763" calcext:value-type="float">
            <text:p>0.0148175394</text:p>
          </table:table-cell>
        </table:table-row>
        <table:table-row table:style-name="ro1">
          <table:table-cell office:value-type="string" calcext:value-type="string">
            <text:p>MTRINITY_DN1112_c0_g1_i1</text:p>
          </table:table-cell>
          <table:table-cell office:value-type="float" office:value="-2.386102887742" calcext:value-type="float">
            <text:p>-2.3861028877</text:p>
          </table:table-cell>
          <table:table-cell office:value-type="float" office:value="5.66159110746566" calcext:value-type="float">
            <text:p>5.6615911075</text:p>
          </table:table-cell>
          <table:table-cell office:value-type="float" office:value="25.7376090848415" calcext:value-type="float">
            <text:p>25.7376090848</text:p>
          </table:table-cell>
          <table:table-cell office:value-type="float" office:value="0.000234553213402363" calcext:value-type="float">
            <text:p>0.0002345532</text:p>
          </table:table-cell>
          <table:table-cell office:value-type="float" office:value="0.00886110953043217" calcext:value-type="float">
            <text:p>0.0088611095</text:p>
          </table:table-cell>
        </table:table-row>
        <table:table-row table:style-name="ro1">
          <table:table-cell office:value-type="string" calcext:value-type="string">
            <text:p>STRINITY_DN12289_c0_g1_i1</text:p>
          </table:table-cell>
          <table:table-cell office:value-type="float" office:value="-2.94928572371888" calcext:value-type="float">
            <text:p>-2.9492857237</text:p>
          </table:table-cell>
          <table:table-cell office:value-type="float" office:value="1.63823125280329" calcext:value-type="float">
            <text:p>1.6382312528</text:p>
          </table:table-cell>
          <table:table-cell office:value-type="float" office:value="16.7488742364313" calcext:value-type="float">
            <text:p>16.7488742364</text:p>
          </table:table-cell>
          <table:table-cell office:value-type="float" office:value="0.00134996754158082" calcext:value-type="float">
            <text:p>0.0013499675</text:p>
          </table:table-cell>
          <table:table-cell office:value-type="float" office:value="0.0243493304544997" calcext:value-type="float">
            <text:p>0.0243493305</text:p>
          </table:table-cell>
        </table:table-row>
        <table:table-row table:style-name="ro1">
          <table:table-cell office:value-type="string" calcext:value-type="string">
            <text:p>STRINITY_DN10320_c0_g1_i1</text:p>
          </table:table-cell>
          <table:table-cell office:value-type="float" office:value="-2.61768840421561" calcext:value-type="float">
            <text:p>-2.6176884042</text:p>
          </table:table-cell>
          <table:table-cell office:value-type="float" office:value="3.10450433339155" calcext:value-type="float">
            <text:p>3.1045043334</text:p>
          </table:table-cell>
          <table:table-cell office:value-type="float" office:value="19.7360437995554" calcext:value-type="float">
            <text:p>19.7360437996</text:p>
          </table:table-cell>
          <table:table-cell office:value-type="float" office:value="0.000713202087043681" calcext:value-type="float">
            <text:p>0.0007132021</text:p>
          </table:table-cell>
          <table:table-cell office:value-type="float" office:value="0.0165575407957287" calcext:value-type="float">
            <text:p>0.0165575408</text:p>
          </table:table-cell>
        </table:table-row>
        <table:table-row table:style-name="ro1">
          <table:table-cell office:value-type="string" calcext:value-type="string">
            <text:p>Pc7422_g1_i1</text:p>
          </table:table-cell>
          <table:table-cell office:value-type="float" office:value="-3.73489779731108" calcext:value-type="float">
            <text:p>-3.7348977973</text:p>
          </table:table-cell>
          <table:table-cell office:value-type="float" office:value="5.29250888590743" calcext:value-type="float">
            <text:p>5.2925088859</text:p>
          </table:table-cell>
          <table:table-cell office:value-type="float" office:value="59.2367182181956" calcext:value-type="float">
            <text:p>59.2367182182</text:p>
          </table:table-cell>
          <table:table-cell office:value-type="float" office:value="0.00000410820771730628" calcext:value-type="float">
            <text:p>4.10820771730628E-006</text:p>
          </table:table-cell>
          <table:table-cell office:value-type="float" office:value="0.00160156076958571" calcext:value-type="float">
            <text:p>0.0016015608</text:p>
          </table:table-cell>
        </table:table-row>
        <table:table-row table:style-name="ro1">
          <table:table-cell office:value-type="string" calcext:value-type="string">
            <text:p>MTRINITY_DN9574_c0_g1_i1</text:p>
          </table:table-cell>
          <table:table-cell office:value-type="float" office:value="-5.31044830813672" calcext:value-type="float">
            <text:p>-5.3104483081</text:p>
          </table:table-cell>
          <table:table-cell office:value-type="float" office:value="3.10209683811627" calcext:value-type="float">
            <text:p>3.1020968381</text:p>
          </table:table-cell>
          <table:table-cell office:value-type="float" office:value="50.9945661790026" calcext:value-type="float">
            <text:p>50.994566179</text:p>
          </table:table-cell>
          <table:table-cell office:value-type="float" office:value="0.00000896327163368576" calcext:value-type="float">
            <text:p>8.96327163368576E-006</text:p>
          </table:table-cell>
          <table:table-cell office:value-type="float" office:value="0.00211857864488173" calcext:value-type="float">
            <text:p>0.0021185786</text:p>
          </table:table-cell>
        </table:table-row>
        <table:table-row table:style-name="ro1">
          <table:table-cell office:value-type="string" calcext:value-type="string">
            <text:p>MTRINITY_DN14943_c0_g1_i1</text:p>
          </table:table-cell>
          <table:table-cell office:value-type="float" office:value="1.62658416016572" calcext:value-type="float">
            <text:p>1.6265841602</text:p>
          </table:table-cell>
          <table:table-cell office:value-type="float" office:value="5.0080866451393" calcext:value-type="float">
            <text:p>5.0080866451</text:p>
          </table:table-cell>
          <table:table-cell office:value-type="float" office:value="29.8676195369673" calcext:value-type="float">
            <text:p>29.867619537</text:p>
          </table:table-cell>
          <table:table-cell office:value-type="float" office:value="0.000120727567819565" calcext:value-type="float">
            <text:p>0.0001207276</text:p>
          </table:table-cell>
          <table:table-cell office:value-type="float" office:value="0.00622574328663161" calcext:value-type="float">
            <text:p>0.0062257433</text:p>
          </table:table-cell>
        </table:table-row>
        <table:table-row table:style-name="ro1">
          <table:table-cell office:value-type="string" calcext:value-type="string">
            <text:p>MTRINITY_DN16106_c0_g1_i4</text:p>
          </table:table-cell>
          <table:table-cell office:value-type="float" office:value="-1.71613008833228" calcext:value-type="float">
            <text:p>-1.7161300883</text:p>
          </table:table-cell>
          <table:table-cell office:value-type="float" office:value="5.84071603168927" calcext:value-type="float">
            <text:p>5.8407160317</text:p>
          </table:table-cell>
          <table:table-cell office:value-type="float" office:value="41.9999297844645" calcext:value-type="float">
            <text:p>41.9999297845</text:p>
          </table:table-cell>
          <table:table-cell office:value-type="float" office:value="0.0000238555537774507" calcext:value-type="float">
            <text:p>2.38555537774507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Pc31572_g1_i2</text:p>
          </table:table-cell>
          <table:table-cell office:value-type="float" office:value="-4.26354164715345" calcext:value-type="float">
            <text:p>-4.2635416472</text:p>
          </table:table-cell>
          <table:table-cell office:value-type="float" office:value="1.61835596676076" calcext:value-type="float">
            <text:p>1.6183559668</text:p>
          </table:table-cell>
          <table:table-cell office:value-type="float" office:value="12.4791730634191" calcext:value-type="float">
            <text:p>12.4791730634</text:p>
          </table:table-cell>
          <table:table-cell office:value-type="float" office:value="0.00383977534929766" calcext:value-type="float">
            <text:p>0.0038397753</text:p>
          </table:table-cell>
          <table:table-cell office:value-type="float" office:value="0.0471806698465892" calcext:value-type="float">
            <text:p>0.0471806698</text:p>
          </table:table-cell>
        </table:table-row>
        <table:table-row table:style-name="ro1">
          <table:table-cell office:value-type="string" calcext:value-type="string">
            <text:p>MTRINITY_DN12381_c3_g1_i1</text:p>
          </table:table-cell>
          <table:table-cell office:value-type="float" office:value="-7.71221486904763" calcext:value-type="float">
            <text:p>-7.712214869</text:p>
          </table:table-cell>
          <table:table-cell office:value-type="float" office:value="0.599444828936227" calcext:value-type="float">
            <text:p>0.5994448289</text:p>
          </table:table-cell>
          <table:table-cell office:value-type="float" office:value="21.6472732587348" calcext:value-type="float">
            <text:p>21.6472732587</text:p>
          </table:table-cell>
          <table:table-cell office:value-type="float" office:value="0.00048958519158782" calcext:value-type="float">
            <text:p>0.0004895852</text:p>
          </table:table-cell>
          <table:table-cell office:value-type="float" office:value="0.0134385319512843" calcext:value-type="float">
            <text:p>0.013438532</text:p>
          </table:table-cell>
        </table:table-row>
        <table:table-row table:style-name="ro1">
          <table:table-cell office:value-type="string" calcext:value-type="string">
            <text:p>Pc32669_g1_i1</text:p>
          </table:table-cell>
          <table:table-cell office:value-type="float" office:value="1.20101210694938" calcext:value-type="float">
            <text:p>1.2010121069</text:p>
          </table:table-cell>
          <table:table-cell office:value-type="float" office:value="5.0108644722583" calcext:value-type="float">
            <text:p>5.0108644723</text:p>
          </table:table-cell>
          <table:table-cell office:value-type="float" office:value="13.7758843806563" calcext:value-type="float">
            <text:p>13.7758843807</text:p>
          </table:table-cell>
          <table:table-cell office:value-type="float" office:value="0.00317668724385279" calcext:value-type="float">
            <text:p>0.0031766872</text:p>
          </table:table-cell>
          <table:table-cell office:value-type="float" office:value="0.0419779674120998" calcext:value-type="float">
            <text:p>0.0419779674</text:p>
          </table:table-cell>
        </table:table-row>
        <table:table-row table:style-name="ro1">
          <table:table-cell office:value-type="string" calcext:value-type="string">
            <text:p>STRINITY_DN11859_c0_g1_i7</text:p>
          </table:table-cell>
          <table:table-cell office:value-type="float" office:value="-1.75123993148739" calcext:value-type="float">
            <text:p>-1.7512399315</text:p>
          </table:table-cell>
          <table:table-cell office:value-type="float" office:value="3.32141315865944" calcext:value-type="float">
            <text:p>3.3214131587</text:p>
          </table:table-cell>
          <table:table-cell office:value-type="float" office:value="23.5671730381303" calcext:value-type="float">
            <text:p>23.5671730381</text:p>
          </table:table-cell>
          <table:table-cell office:value-type="float" office:value="0.000342851287716184" calcext:value-type="float">
            <text:p>0.0003428513</text:p>
          </table:table-cell>
          <table:table-cell office:value-type="float" office:value="0.0109361526682964" calcext:value-type="float">
            <text:p>0.0109361527</text:p>
          </table:table-cell>
        </table:table-row>
        <table:table-row table:style-name="ro1">
          <table:table-cell office:value-type="string" calcext:value-type="string">
            <text:p>STRINITY_DN9302_c0_g1_i1</text:p>
          </table:table-cell>
          <table:table-cell office:value-type="float" office:value="1.82467719253514" calcext:value-type="float">
            <text:p>1.8246771925</text:p>
          </table:table-cell>
          <table:table-cell office:value-type="float" office:value="4.8217271489779" calcext:value-type="float">
            <text:p>4.821727149</text:p>
          </table:table-cell>
          <table:table-cell office:value-type="float" office:value="16.4080559077599" calcext:value-type="float">
            <text:p>16.4080559078</text:p>
          </table:table-cell>
          <table:table-cell office:value-type="float" office:value="0.00145829158968963" calcext:value-type="float">
            <text:p>0.0014582916</text:p>
          </table:table-cell>
          <table:table-cell office:value-type="float" office:value="0.0253848614628667" calcext:value-type="float">
            <text:p>0.0253848615</text:p>
          </table:table-cell>
        </table:table-row>
        <table:table-row table:style-name="ro1">
          <table:table-cell office:value-type="string" calcext:value-type="string">
            <text:p>MTRINITY_DN18289_c0_g1_i1</text:p>
          </table:table-cell>
          <table:table-cell office:value-type="float" office:value="2.42023003916309" calcext:value-type="float">
            <text:p>2.4202300392</text:p>
          </table:table-cell>
          <table:table-cell office:value-type="float" office:value="5.58527094320667" calcext:value-type="float">
            <text:p>5.5852709432</text:p>
          </table:table-cell>
          <table:table-cell office:value-type="float" office:value="47.6377191076812" calcext:value-type="float">
            <text:p>47.6377191077</text:p>
          </table:table-cell>
          <table:table-cell office:value-type="float" office:value="0.0000126906950395477" calcext:value-type="float">
            <text:p>1.26906950395477E-005</text:p>
          </table:table-cell>
          <table:table-cell office:value-type="float" office:value="0.00237486212499405" calcext:value-type="float">
            <text:p>0.0023748621</text:p>
          </table:table-cell>
        </table:table-row>
        <table:table-row table:style-name="ro1">
          <table:table-cell office:value-type="string" calcext:value-type="string">
            <text:p>STRINITY_DN13169_c0_g2_i1</text:p>
          </table:table-cell>
          <table:table-cell office:value-type="float" office:value="-3.89319697400813" calcext:value-type="float">
            <text:p>-3.893196974</text:p>
          </table:table-cell>
          <table:table-cell office:value-type="float" office:value="2.96384512578304" calcext:value-type="float">
            <text:p>2.9638451258</text:p>
          </table:table-cell>
          <table:table-cell office:value-type="float" office:value="56.8530209784598" calcext:value-type="float">
            <text:p>56.8530209785</text:p>
          </table:table-cell>
          <table:table-cell office:value-type="float" office:value="0.00000509796494914669" calcext:value-type="float">
            <text:p>0.000005098</text:p>
          </table:table-cell>
          <table:table-cell office:value-type="float" office:value="0.00173468449704326" calcext:value-type="float">
            <text:p>0.0017346845</text:p>
          </table:table-cell>
        </table:table-row>
        <table:table-row table:style-name="ro1">
          <table:table-cell office:value-type="string" calcext:value-type="string">
            <text:p>STRINITY_DN2580_c0_g2_i1</text:p>
          </table:table-cell>
          <table:table-cell office:value-type="float" office:value="-5.09520034729153" calcext:value-type="float">
            <text:p>-5.0952003473</text:p>
          </table:table-cell>
          <table:table-cell office:value-type="float" office:value="0.020221714159742" calcext:value-type="float">
            <text:p>0.0202217142</text:p>
          </table:table-cell>
          <table:table-cell office:value-type="float" office:value="14.6876527353756" calcext:value-type="float">
            <text:p>14.6876527354</text:p>
          </table:table-cell>
          <table:table-cell office:value-type="float" office:value="0.002186801700782" calcext:value-type="float">
            <text:p>0.0021868017</text:p>
          </table:table-cell>
          <table:table-cell office:value-type="float" office:value="0.0329866399266704" calcext:value-type="float">
            <text:p>0.0329866399</text:p>
          </table:table-cell>
        </table:table-row>
        <table:table-row table:style-name="ro1">
          <table:table-cell office:value-type="string" calcext:value-type="string">
            <text:p>MTRINITY_DN13362_c1_g1_i3</text:p>
          </table:table-cell>
          <table:table-cell office:value-type="float" office:value="1.62312538245439" calcext:value-type="float">
            <text:p>1.6231253825</text:p>
          </table:table-cell>
          <table:table-cell office:value-type="float" office:value="4.49866747561398" calcext:value-type="float">
            <text:p>4.4986674756</text:p>
          </table:table-cell>
          <table:table-cell office:value-type="float" office:value="24.2413238404854" calcext:value-type="float">
            <text:p>24.2413238405</text:p>
          </table:table-cell>
          <table:table-cell office:value-type="float" office:value="0.00030395798251614" calcext:value-type="float">
            <text:p>0.000303958</text:p>
          </table:table-cell>
          <table:table-cell office:value-type="float" office:value="0.010262538535555" calcext:value-type="float">
            <text:p>0.0102625385</text:p>
          </table:table-cell>
        </table:table-row>
        <table:table-row table:style-name="ro1">
          <table:table-cell office:value-type="string" calcext:value-type="string">
            <text:p>MTRINITY_DN3636_c0_g2_i1</text:p>
          </table:table-cell>
          <table:table-cell office:value-type="float" office:value="-3.08632993001648" calcext:value-type="float">
            <text:p>-3.08632993</text:p>
          </table:table-cell>
          <table:table-cell office:value-type="float" office:value="2.85796025980537" calcext:value-type="float">
            <text:p>2.8579602598</text:p>
          </table:table-cell>
          <table:table-cell office:value-type="float" office:value="19.9191014709426" calcext:value-type="float">
            <text:p>19.9191014709</text:p>
          </table:table-cell>
          <table:table-cell office:value-type="float" office:value="0.000687269247245158" calcext:value-type="float">
            <text:p>0.0006872692</text:p>
          </table:table-cell>
          <table:table-cell office:value-type="float" office:value="0.0161049557094498" calcext:value-type="float">
            <text:p>0.0161049557</text:p>
          </table:table-cell>
        </table:table-row>
        <table:table-row table:style-name="ro1">
          <table:table-cell office:value-type="string" calcext:value-type="string">
            <text:p>STRINITY_DN10038_c0_g1_i1</text:p>
          </table:table-cell>
          <table:table-cell office:value-type="float" office:value="-1.60181018838847" calcext:value-type="float">
            <text:p>-1.6018101884</text:p>
          </table:table-cell>
          <table:table-cell office:value-type="float" office:value="4.70514065383589" calcext:value-type="float">
            <text:p>4.7051406538</text:p>
          </table:table-cell>
          <table:table-cell office:value-type="float" office:value="26.4762643540317" calcext:value-type="float">
            <text:p>26.476264354</text:p>
          </table:table-cell>
          <table:table-cell office:value-type="float" office:value="0.000207180587481533" calcext:value-type="float">
            <text:p>0.0002071806</text:p>
          </table:table-cell>
          <table:table-cell office:value-type="float" office:value="0.00819386940055424" calcext:value-type="float">
            <text:p>0.0081938694</text:p>
          </table:table-cell>
        </table:table-row>
        <table:table-row table:style-name="ro1">
          <table:table-cell office:value-type="string" calcext:value-type="string">
            <text:p>MTRINITY_DN14542_c1_g1_i1</text:p>
          </table:table-cell>
          <table:table-cell office:value-type="float" office:value="-1.34317484719737" calcext:value-type="float">
            <text:p>-1.3431748472</text:p>
          </table:table-cell>
          <table:table-cell office:value-type="float" office:value="5.47449160615505" calcext:value-type="float">
            <text:p>5.4744916062</text:p>
          </table:table-cell>
          <table:table-cell office:value-type="float" office:value="27.5372040123456" calcext:value-type="float">
            <text:p>27.5372040123</text:p>
          </table:table-cell>
          <table:table-cell office:value-type="float" office:value="0.000967061353479467" calcext:value-type="float">
            <text:p>0.0009670614</text:p>
          </table:table-cell>
          <table:table-cell office:value-type="float" office:value="0.0199513729957022" calcext:value-type="float">
            <text:p>0.019951373</text:p>
          </table:table-cell>
        </table:table-row>
        <table:table-row table:style-name="ro1">
          <table:table-cell office:value-type="string" calcext:value-type="string">
            <text:p>MTRINITY_DN15077_c1_g1_i3</text:p>
          </table:table-cell>
          <table:table-cell office:value-type="float" office:value="2.01224922848105" calcext:value-type="float">
            <text:p>2.0122492285</text:p>
          </table:table-cell>
          <table:table-cell office:value-type="float" office:value="3.61619582179295" calcext:value-type="float">
            <text:p>3.6161958218</text:p>
          </table:table-cell>
          <table:table-cell office:value-type="float" office:value="15.4345103884567" calcext:value-type="float">
            <text:p>15.4345103885</text:p>
          </table:table-cell>
          <table:table-cell office:value-type="float" office:value="0.00182804192190017" calcext:value-type="float">
            <text:p>0.0018280419</text:p>
          </table:table-cell>
          <table:table-cell office:value-type="float" office:value="0.0293916242161753" calcext:value-type="float">
            <text:p>0.0293916242</text:p>
          </table:table-cell>
        </table:table-row>
        <table:table-row table:style-name="ro1">
          <table:table-cell office:value-type="string" calcext:value-type="string">
            <text:p>STRINITY_DN9200_c0_g2_i1</text:p>
          </table:table-cell>
          <table:table-cell office:value-type="float" office:value="-4.99328299092486" calcext:value-type="float">
            <text:p>-4.9932829909</text:p>
          </table:table-cell>
          <table:table-cell office:value-type="float" office:value="3.64044304437722" calcext:value-type="float">
            <text:p>3.6404430444</text:p>
          </table:table-cell>
          <table:table-cell office:value-type="float" office:value="22.1136596711098" calcext:value-type="float">
            <text:p>22.1136596711</text:p>
          </table:table-cell>
          <table:table-cell office:value-type="float" office:value="0.000448145307771075" calcext:value-type="float">
            <text:p>0.0004481453</text:p>
          </table:table-cell>
          <table:table-cell office:value-type="float" office:value="0.0127820104343679" calcext:value-type="float">
            <text:p>0.0127820104</text:p>
          </table:table-cell>
        </table:table-row>
        <table:table-row table:style-name="ro1">
          <table:table-cell office:value-type="string" calcext:value-type="string">
            <text:p>MTRINITY_DN5803_c0_g2_i1</text:p>
          </table:table-cell>
          <table:table-cell office:value-type="float" office:value="2.40438421057521" calcext:value-type="float">
            <text:p>2.4043842106</text:p>
          </table:table-cell>
          <table:table-cell office:value-type="float" office:value="3.94384187986777" calcext:value-type="float">
            <text:p>3.9438418799</text:p>
          </table:table-cell>
          <table:table-cell office:value-type="float" office:value="23.7773676064502" calcext:value-type="float">
            <text:p>23.7773676065</text:p>
          </table:table-cell>
          <table:table-cell office:value-type="float" office:value="0.000330135845450623" calcext:value-type="float">
            <text:p>0.0003301358</text:p>
          </table:table-cell>
          <table:table-cell office:value-type="float" office:value="0.0106674034539686" calcext:value-type="float">
            <text:p>0.0106674035</text:p>
          </table:table-cell>
        </table:table-row>
        <table:table-row table:style-name="ro1">
          <table:table-cell office:value-type="string" calcext:value-type="string">
            <text:p>MTRINITY_DN11020_c0_g1_i1</text:p>
          </table:table-cell>
          <table:table-cell office:value-type="float" office:value="2.06274603250049" calcext:value-type="float">
            <text:p>2.0627460325</text:p>
          </table:table-cell>
          <table:table-cell office:value-type="float" office:value="2.18257074751137" calcext:value-type="float">
            <text:p>2.1825707475</text:p>
          </table:table-cell>
          <table:table-cell office:value-type="float" office:value="14.6264099337951" calcext:value-type="float">
            <text:p>14.6264099338</text:p>
          </table:table-cell>
          <table:table-cell office:value-type="float" office:value="0.00221969516043062" calcext:value-type="float">
            <text:p>0.0022196952</text:p>
          </table:table-cell>
          <table:table-cell office:value-type="float" office:value="0.0333154046629032" calcext:value-type="float">
            <text:p>0.0333154047</text:p>
          </table:table-cell>
        </table:table-row>
        <table:table-row table:style-name="ro1">
          <table:table-cell office:value-type="string" calcext:value-type="string">
            <text:p>MTRINITY_DN7493_c0_g2_i1</text:p>
          </table:table-cell>
          <table:table-cell office:value-type="float" office:value="-1.64006777268191" calcext:value-type="float">
            <text:p>-1.6400677727</text:p>
          </table:table-cell>
          <table:table-cell office:value-type="float" office:value="5.39438479827769" calcext:value-type="float">
            <text:p>5.3943847983</text:p>
          </table:table-cell>
          <table:table-cell office:value-type="float" office:value="49.6709299254131" calcext:value-type="float">
            <text:p>49.6709299254</text:p>
          </table:table-cell>
          <table:table-cell office:value-type="float" office:value="0.000388825442641996" calcext:value-type="float">
            <text:p>0.0003888254</text:p>
          </table:table-cell>
          <table:table-cell office:value-type="float" office:value="0.0118015795118579" calcext:value-type="float">
            <text:p>0.0118015795</text:p>
          </table:table-cell>
        </table:table-row>
        <table:table-row table:style-name="ro1">
          <table:table-cell office:value-type="string" calcext:value-type="string">
            <text:p>MTRINITY_DN11367_c1_g1_i1</text:p>
          </table:table-cell>
          <table:table-cell office:value-type="float" office:value="-1.36986373266457" calcext:value-type="float">
            <text:p>-1.3698637327</text:p>
          </table:table-cell>
          <table:table-cell office:value-type="float" office:value="5.04268761351547" calcext:value-type="float">
            <text:p>5.0426876135</text:p>
          </table:table-cell>
          <table:table-cell office:value-type="float" office:value="19.3108494084992" calcext:value-type="float">
            <text:p>19.3108494085</text:p>
          </table:table-cell>
          <table:table-cell office:value-type="float" office:value="0.000854348866402852" calcext:value-type="float">
            <text:p>0.0008543489</text:p>
          </table:table-cell>
          <table:table-cell office:value-type="float" office:value="0.0184057675305844" calcext:value-type="float">
            <text:p>0.0184057675</text:p>
          </table:table-cell>
        </table:table-row>
        <table:table-row table:style-name="ro1">
          <table:table-cell office:value-type="string" calcext:value-type="string">
            <text:p>MTRINITY_DN8776_c0_g1_i2</text:p>
          </table:table-cell>
          <table:table-cell office:value-type="float" office:value="-4.82356660517902" calcext:value-type="float">
            <text:p>-4.8235666052</text:p>
          </table:table-cell>
          <table:table-cell office:value-type="float" office:value="1.34071630843045" calcext:value-type="float">
            <text:p>1.3407163084</text:p>
          </table:table-cell>
          <table:table-cell office:value-type="float" office:value="17.9489641694893" calcext:value-type="float">
            <text:p>17.9489641695</text:p>
          </table:table-cell>
          <table:table-cell office:value-type="float" office:value="0.00103640120316874" calcext:value-type="float">
            <text:p>0.0010364012</text:p>
          </table:table-cell>
          <table:table-cell office:value-type="float" office:value="0.0207404608778127" calcext:value-type="float">
            <text:p>0.0207404609</text:p>
          </table:table-cell>
        </table:table-row>
        <table:table-row table:style-name="ro1">
          <table:table-cell office:value-type="string" calcext:value-type="string">
            <text:p>MTRINITY_DN21571_c0_g1_i1</text:p>
          </table:table-cell>
          <table:table-cell office:value-type="float" office:value="4.1163699214108" calcext:value-type="float">
            <text:p>4.1163699214</text:p>
          </table:table-cell>
          <table:table-cell office:value-type="float" office:value="5.26258940437658" calcext:value-type="float">
            <text:p>5.2625894044</text:p>
          </table:table-cell>
          <table:table-cell office:value-type="float" office:value="15.7443919509284" calcext:value-type="float">
            <text:p>15.7443919509</text:p>
          </table:table-cell>
          <table:table-cell office:value-type="float" office:value="0.0016996257103396" calcext:value-type="float">
            <text:p>0.0016996257</text:p>
          </table:table-cell>
          <table:table-cell office:value-type="float" office:value="0.0280326178972385" calcext:value-type="float">
            <text:p>0.0280326179</text:p>
          </table:table-cell>
        </table:table-row>
        <table:table-row table:style-name="ro1">
          <table:table-cell office:value-type="string" calcext:value-type="string">
            <text:p>MTRINITY_DN11918_c0_g1_i1</text:p>
          </table:table-cell>
          <table:table-cell office:value-type="float" office:value="-1.3031809467743" calcext:value-type="float">
            <text:p>-1.3031809468</text:p>
          </table:table-cell>
          <table:table-cell office:value-type="float" office:value="8.17007627336344" calcext:value-type="float">
            <text:p>8.1700762734</text:p>
          </table:table-cell>
          <table:table-cell office:value-type="float" office:value="12.8888010188621" calcext:value-type="float">
            <text:p>12.8888010189</text:p>
          </table:table-cell>
          <table:table-cell office:value-type="float" office:value="0.00344516947097917" calcext:value-type="float">
            <text:p>0.0034451695</text:p>
          </table:table-cell>
          <table:table-cell office:value-type="float" office:value="0.0442331467835127" calcext:value-type="float">
            <text:p>0.0442331468</text:p>
          </table:table-cell>
        </table:table-row>
        <table:table-row table:style-name="ro1">
          <table:table-cell office:value-type="string" calcext:value-type="string">
            <text:p>MTRINITY_DN14019_c0_g2_i1</text:p>
          </table:table-cell>
          <table:table-cell office:value-type="float" office:value="1.75682802132332" calcext:value-type="float">
            <text:p>1.7568280213</text:p>
          </table:table-cell>
          <table:table-cell office:value-type="float" office:value="2.10100125686389" calcext:value-type="float">
            <text:p>2.1010012569</text:p>
          </table:table-cell>
          <table:table-cell office:value-type="float" office:value="19.2269022756429" calcext:value-type="float">
            <text:p>19.2269022756</text:p>
          </table:table-cell>
          <table:table-cell office:value-type="float" office:value="0.0014375059290072" calcext:value-type="float">
            <text:p>0.0014375059</text:p>
          </table:table-cell>
          <table:table-cell office:value-type="float" office:value="0.0251609638349494" calcext:value-type="float">
            <text:p>0.0251609638</text:p>
          </table:table-cell>
        </table:table-row>
        <table:table-row table:style-name="ro1">
          <table:table-cell office:value-type="string" calcext:value-type="string">
            <text:p>STRINITY_DN8625_c0_g1_i1</text:p>
          </table:table-cell>
          <table:table-cell office:value-type="float" office:value="-2.14313131189604" calcext:value-type="float">
            <text:p>-2.1431313119</text:p>
          </table:table-cell>
          <table:table-cell office:value-type="float" office:value="2.21923894938554" calcext:value-type="float">
            <text:p>2.2192389494</text:p>
          </table:table-cell>
          <table:table-cell office:value-type="float" office:value="24.0712334657588" calcext:value-type="float">
            <text:p>24.0712334658</text:p>
          </table:table-cell>
          <table:table-cell office:value-type="float" office:value="0.000567561642040395" calcext:value-type="float">
            <text:p>0.0005675616</text:p>
          </table:table-cell>
          <table:table-cell office:value-type="float" office:value="0.0144660743342384" calcext:value-type="float">
            <text:p>0.0144660743</text:p>
          </table:table-cell>
        </table:table-row>
        <table:table-row table:style-name="ro1">
          <table:table-cell office:value-type="string" calcext:value-type="string">
            <text:p>STRINITY_DN12719_c1_g1_i1</text:p>
          </table:table-cell>
          <table:table-cell office:value-type="float" office:value="-3.95101792195867" calcext:value-type="float">
            <text:p>-3.951017922</text:p>
          </table:table-cell>
          <table:table-cell office:value-type="float" office:value="3.24362169134046" calcext:value-type="float">
            <text:p>3.2436216913</text:p>
          </table:table-cell>
          <table:table-cell office:value-type="float" office:value="40.3725273173293" calcext:value-type="float">
            <text:p>40.3725273173</text:p>
          </table:table-cell>
          <table:table-cell office:value-type="float" office:value="0.0000289816213176137" calcext:value-type="float">
            <text:p>2.89816213176137E-005</text:p>
          </table:table-cell>
          <table:table-cell office:value-type="float" office:value="0.003101549768047" calcext:value-type="float">
            <text:p>0.0031015498</text:p>
          </table:table-cell>
        </table:table-row>
        <table:table-row table:style-name="ro1">
          <table:table-cell office:value-type="string" calcext:value-type="string">
            <text:p>MTRINITY_DN13411_c0_g1_i4</text:p>
          </table:table-cell>
          <table:table-cell office:value-type="float" office:value="-2.02181508663856" calcext:value-type="float">
            <text:p>-2.0218150866</text:p>
          </table:table-cell>
          <table:table-cell office:value-type="float" office:value="1.70247106452596" calcext:value-type="float">
            <text:p>1.7024710645</text:p>
          </table:table-cell>
          <table:table-cell office:value-type="float" office:value="12.8467814839281" calcext:value-type="float">
            <text:p>12.8467814839</text:p>
          </table:table-cell>
          <table:table-cell office:value-type="float" office:value="0.00348339681043269" calcext:value-type="float">
            <text:p>0.0034833968</text:p>
          </table:table-cell>
          <table:table-cell office:value-type="float" office:value="0.0444766505553248" calcext:value-type="float">
            <text:p>0.0444766506</text:p>
          </table:table-cell>
        </table:table-row>
        <table:table-row table:style-name="ro1">
          <table:table-cell office:value-type="string" calcext:value-type="string">
            <text:p>STRINITY_DN3148_c0_g1_i2</text:p>
          </table:table-cell>
          <table:table-cell office:value-type="float" office:value="-4.56587573603176" calcext:value-type="float">
            <text:p>-4.565875736</text:p>
          </table:table-cell>
          <table:table-cell office:value-type="float" office:value="1.75252002743928" calcext:value-type="float">
            <text:p>1.7525200274</text:p>
          </table:table-cell>
          <table:table-cell office:value-type="float" office:value="12.7454024240958" calcext:value-type="float">
            <text:p>12.7454024241</text:p>
          </table:table-cell>
          <table:table-cell office:value-type="float" office:value="0.00357767915299289" calcext:value-type="float">
            <text:p>0.0035776792</text:p>
          </table:table-cell>
          <table:table-cell office:value-type="float" office:value="0.0452948444337734" calcext:value-type="float">
            <text:p>0.0452948444</text:p>
          </table:table-cell>
        </table:table-row>
        <table:table-row table:style-name="ro1">
          <table:table-cell office:value-type="string" calcext:value-type="string">
            <text:p>MTRINITY_DN17284_c2_g1_i2</text:p>
          </table:table-cell>
          <table:table-cell office:value-type="float" office:value="-1.68820545799438" calcext:value-type="float">
            <text:p>-1.688205458</text:p>
          </table:table-cell>
          <table:table-cell office:value-type="float" office:value="3.51833126068351" calcext:value-type="float">
            <text:p>3.5183312607</text:p>
          </table:table-cell>
          <table:table-cell office:value-type="float" office:value="17.3803407692562" calcext:value-type="float">
            <text:p>17.3803407693</text:p>
          </table:table-cell>
          <table:table-cell office:value-type="float" office:value="0.00117302209680465" calcext:value-type="float">
            <text:p>0.0011730221</text:p>
          </table:table-cell>
          <table:table-cell office:value-type="float" office:value="0.0223757576013359" calcext:value-type="float">
            <text:p>0.0223757576</text:p>
          </table:table-cell>
        </table:table-row>
        <table:table-row table:style-name="ro1">
          <table:table-cell office:value-type="string" calcext:value-type="string">
            <text:p>Pc27717_g1_i2</text:p>
          </table:table-cell>
          <table:table-cell office:value-type="float" office:value="1.80026914675085" calcext:value-type="float">
            <text:p>1.8002691468</text:p>
          </table:table-cell>
          <table:table-cell office:value-type="float" office:value="3.95836193901193" calcext:value-type="float">
            <text:p>3.958361939</text:p>
          </table:table-cell>
          <table:table-cell office:value-type="float" office:value="30.9829544616413" calcext:value-type="float">
            <text:p>30.9829544616</text:p>
          </table:table-cell>
          <table:table-cell office:value-type="float" office:value="0.000102070203402104" calcext:value-type="float">
            <text:p>0.0001020702</text:p>
          </table:table-cell>
          <table:table-cell office:value-type="float" office:value="0.00566348126751269" calcext:value-type="float">
            <text:p>0.0056634813</text:p>
          </table:table-cell>
        </table:table-row>
        <table:table-row table:style-name="ro1">
          <table:table-cell office:value-type="string" calcext:value-type="string">
            <text:p>STRINITY_DN3140_c0_g1_i1</text:p>
          </table:table-cell>
          <table:table-cell office:value-type="float" office:value="-1.27106522190331" calcext:value-type="float">
            <text:p>-1.2710652219</text:p>
          </table:table-cell>
          <table:table-cell office:value-type="float" office:value="5.20993028880142" calcext:value-type="float">
            <text:p>5.2099302888</text:p>
          </table:table-cell>
          <table:table-cell office:value-type="float" office:value="13.0205871541801" calcext:value-type="float">
            <text:p>13.0205871542</text:p>
          </table:table-cell>
          <table:table-cell office:value-type="float" office:value="0.00332840873907708" calcext:value-type="float">
            <text:p>0.0033284087</text:p>
          </table:table-cell>
          <table:table-cell office:value-type="float" office:value="0.0433458453490741" calcext:value-type="float">
            <text:p>0.0433458453</text:p>
          </table:table-cell>
        </table:table-row>
        <table:table-row table:style-name="ro1">
          <table:table-cell office:value-type="string" calcext:value-type="string">
            <text:p>MTRINITY_DN11220_c1_g1_i1</text:p>
          </table:table-cell>
          <table:table-cell office:value-type="float" office:value="1.71858869472309" calcext:value-type="float">
            <text:p>1.7185886947</text:p>
          </table:table-cell>
          <table:table-cell office:value-type="float" office:value="4.41910254745779" calcext:value-type="float">
            <text:p>4.4191025475</text:p>
          </table:table-cell>
          <table:table-cell office:value-type="float" office:value="47.8074831613863" calcext:value-type="float">
            <text:p>47.8074831614</text:p>
          </table:table-cell>
          <table:table-cell office:value-type="float" office:value="0.0000486980175614629" calcext:value-type="float">
            <text:p>0.000048698</text:p>
          </table:table-cell>
          <table:table-cell office:value-type="float" office:value="0.0039723290520652" calcext:value-type="float">
            <text:p>0.0039723291</text:p>
          </table:table-cell>
        </table:table-row>
        <table:table-row table:style-name="ro1">
          <table:table-cell office:value-type="string" calcext:value-type="string">
            <text:p>MTRINITY_DN21494_c0_g1_i1</text:p>
          </table:table-cell>
          <table:table-cell office:value-type="float" office:value="1.60489799693988" calcext:value-type="float">
            <text:p>1.6048979969</text:p>
          </table:table-cell>
          <table:table-cell office:value-type="float" office:value="6.13073440435504" calcext:value-type="float">
            <text:p>6.1307344044</text:p>
          </table:table-cell>
          <table:table-cell office:value-type="float" office:value="42.8056081921175" calcext:value-type="float">
            <text:p>42.8056081921</text:p>
          </table:table-cell>
          <table:table-cell office:value-type="float" office:value="0.0000691620130940912" calcext:value-type="float">
            <text:p>0.000069162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STRINITY_DN738_c0_g1_i1</text:p>
          </table:table-cell>
          <table:table-cell office:value-type="float" office:value="-2.4542579287992" calcext:value-type="float">
            <text:p>-2.4542579288</text:p>
          </table:table-cell>
          <table:table-cell office:value-type="float" office:value="3.82729148191213" calcext:value-type="float">
            <text:p>3.8272914819</text:p>
          </table:table-cell>
          <table:table-cell office:value-type="float" office:value="16.9037296165423" calcext:value-type="float">
            <text:p>16.9037296165</text:p>
          </table:table-cell>
          <table:table-cell office:value-type="float" office:value="0.00130385878701723" calcext:value-type="float">
            <text:p>0.0013038588</text:p>
          </table:table-cell>
          <table:table-cell office:value-type="float" office:value="0.0238400611144118" calcext:value-type="float">
            <text:p>0.0238400611</text:p>
          </table:table-cell>
        </table:table-row>
        <table:table-row table:style-name="ro1">
          <table:table-cell office:value-type="string" calcext:value-type="string">
            <text:p>MTRINITY_DN9151_c0_g2_i1</text:p>
          </table:table-cell>
          <table:table-cell office:value-type="float" office:value="1.97305997676283" calcext:value-type="float">
            <text:p>1.9730599768</text:p>
          </table:table-cell>
          <table:table-cell office:value-type="float" office:value="1.64909656472697" calcext:value-type="float">
            <text:p>1.6490965647</text:p>
          </table:table-cell>
          <table:table-cell office:value-type="float" office:value="23.574199097368" calcext:value-type="float">
            <text:p>23.5741990974</text:p>
          </table:table-cell>
          <table:table-cell office:value-type="float" office:value="0.000823204158028583" calcext:value-type="float">
            <text:p>0.0008232042</text:p>
          </table:table-cell>
          <table:table-cell office:value-type="float" office:value="0.0179454919504009" calcext:value-type="float">
            <text:p>0.017945492</text:p>
          </table:table-cell>
        </table:table-row>
        <table:table-row table:style-name="ro1">
          <table:table-cell office:value-type="string" calcext:value-type="string">
            <text:p>MTRINITY_DN12126_c0_g1_i2</text:p>
          </table:table-cell>
          <table:table-cell office:value-type="float" office:value="-1.35724692699036" calcext:value-type="float">
            <text:p>-1.357246927</text:p>
          </table:table-cell>
          <table:table-cell office:value-type="float" office:value="6.67080196102059" calcext:value-type="float">
            <text:p>6.670801961</text:p>
          </table:table-cell>
          <table:table-cell office:value-type="float" office:value="16.3235894108052" calcext:value-type="float">
            <text:p>16.3235894108</text:p>
          </table:table-cell>
          <table:table-cell office:value-type="float" office:value="0.00148668023532837" calcext:value-type="float">
            <text:p>0.0014866802</text:p>
          </table:table-cell>
          <table:table-cell office:value-type="float" office:value="0.0256477973011994" calcext:value-type="float">
            <text:p>0.0256477973</text:p>
          </table:table-cell>
        </table:table-row>
        <table:table-row table:style-name="ro1">
          <table:table-cell office:value-type="string" calcext:value-type="string">
            <text:p>MTRINITY_DN16384_c0_g10_i1</text:p>
          </table:table-cell>
          <table:table-cell office:value-type="float" office:value="-2.41373466449885" calcext:value-type="float">
            <text:p>-2.4137346645</text:p>
          </table:table-cell>
          <table:table-cell office:value-type="float" office:value="4.00817612949484" calcext:value-type="float">
            <text:p>4.0081761295</text:p>
          </table:table-cell>
          <table:table-cell office:value-type="float" office:value="15.9609628265223" calcext:value-type="float">
            <text:p>15.9609628265</text:p>
          </table:table-cell>
          <table:table-cell office:value-type="float" office:value="0.00161609429574472" calcext:value-type="float">
            <text:p>0.0016160943</text:p>
          </table:table-cell>
          <table:table-cell office:value-type="float" office:value="0.027026138478922" calcext:value-type="float">
            <text:p>0.0270261385</text:p>
          </table:table-cell>
        </table:table-row>
        <table:table-row table:style-name="ro1">
          <table:table-cell office:value-type="string" calcext:value-type="string">
            <text:p>MTRINITY_DN7285_c0_g1_i1</text:p>
          </table:table-cell>
          <table:table-cell office:value-type="float" office:value="-3.96224328620091" calcext:value-type="float">
            <text:p>-3.9622432862</text:p>
          </table:table-cell>
          <table:table-cell office:value-type="float" office:value="2.62745062786784" calcext:value-type="float">
            <text:p>2.6274506279</text:p>
          </table:table-cell>
          <table:table-cell office:value-type="float" office:value="34.5386772729948" calcext:value-type="float">
            <text:p>34.538677273</text:p>
          </table:table-cell>
          <table:table-cell office:value-type="float" office:value="0.0000614786024009828" calcext:value-type="float">
            <text:p>6.14786024009828E-005</text:p>
          </table:table-cell>
          <table:table-cell office:value-type="float" office:value="0.00451213859871076" calcext:value-type="float">
            <text:p>0.0045121386</text:p>
          </table:table-cell>
        </table:table-row>
        <table:table-row table:style-name="ro1">
          <table:table-cell office:value-type="string" calcext:value-type="string">
            <text:p>MTRINITY_DN13360_c1_g1_i1</text:p>
          </table:table-cell>
          <table:table-cell office:value-type="float" office:value="-3.32759998694015" calcext:value-type="float">
            <text:p>-3.3275999869</text:p>
          </table:table-cell>
          <table:table-cell office:value-type="float" office:value="-0.0195577189612372" calcext:value-type="float">
            <text:p>-0.019557719</text:p>
          </table:table-cell>
          <table:table-cell office:value-type="float" office:value="12.5356944885664" calcext:value-type="float">
            <text:p>12.5356944886</text:p>
          </table:table-cell>
          <table:table-cell office:value-type="float" office:value="0.00378230959785885" calcext:value-type="float">
            <text:p>0.0037823096</text:p>
          </table:table-cell>
          <table:table-cell office:value-type="float" office:value="0.0468245511136564" calcext:value-type="float">
            <text:p>0.0468245511</text:p>
          </table:table-cell>
        </table:table-row>
        <table:table-row table:style-name="ro1">
          <table:table-cell office:value-type="string" calcext:value-type="string">
            <text:p>STRINITY_DN4752_c0_g1_i1</text:p>
          </table:table-cell>
          <table:table-cell office:value-type="float" office:value="-3.61910930730408" calcext:value-type="float">
            <text:p>-3.6191093073</text:p>
          </table:table-cell>
          <table:table-cell office:value-type="float" office:value="3.95685813901794" calcext:value-type="float">
            <text:p>3.956858139</text:p>
          </table:table-cell>
          <table:table-cell office:value-type="float" office:value="15.6823059821125" calcext:value-type="float">
            <text:p>15.6823059821</text:p>
          </table:table-cell>
          <table:table-cell office:value-type="float" office:value="0.00172449129896943" calcext:value-type="float">
            <text:p>0.0017244913</text:p>
          </table:table-cell>
          <table:table-cell office:value-type="float" office:value="0.0282873113729313" calcext:value-type="float">
            <text:p>0.0282873114</text:p>
          </table:table-cell>
        </table:table-row>
        <table:table-row table:style-name="ro1">
          <table:table-cell office:value-type="string" calcext:value-type="string">
            <text:p>MTRINITY_DN16096_c0_g1_i1</text:p>
          </table:table-cell>
          <table:table-cell office:value-type="float" office:value="-1.51164868031911" calcext:value-type="float">
            <text:p>-1.5116486803</text:p>
          </table:table-cell>
          <table:table-cell office:value-type="float" office:value="3.73785541285895" calcext:value-type="float">
            <text:p>3.7378554129</text:p>
          </table:table-cell>
          <table:table-cell office:value-type="float" office:value="16.2235913666424" calcext:value-type="float">
            <text:p>16.2235913666</text:p>
          </table:table-cell>
          <table:table-cell office:value-type="float" office:value="0.00152112364811145" calcext:value-type="float">
            <text:p>0.0015211236</text:p>
          </table:table-cell>
          <table:table-cell office:value-type="float" office:value="0.0259880988440577" calcext:value-type="float">
            <text:p>0.0259880988</text:p>
          </table:table-cell>
        </table:table-row>
        <table:table-row table:style-name="ro1">
          <table:table-cell office:value-type="string" calcext:value-type="string">
            <text:p>MTRINITY_DN16709_c0_g1_i3</text:p>
          </table:table-cell>
          <table:table-cell office:value-type="float" office:value="1.50245564667294" calcext:value-type="float">
            <text:p>1.5024556467</text:p>
          </table:table-cell>
          <table:table-cell office:value-type="float" office:value="2.50866004507912" calcext:value-type="float">
            <text:p>2.5086600451</text:p>
          </table:table-cell>
          <table:table-cell office:value-type="float" office:value="14.2931157423016" calcext:value-type="float">
            <text:p>14.2931157423</text:p>
          </table:table-cell>
          <table:table-cell office:value-type="float" office:value="0.00401907289563349" calcext:value-type="float">
            <text:p>0.0040190729</text:p>
          </table:table-cell>
          <table:table-cell office:value-type="float" office:value="0.0487255776175792" calcext:value-type="float">
            <text:p>0.0487255776</text:p>
          </table:table-cell>
        </table:table-row>
        <table:table-row table:style-name="ro1">
          <table:table-cell office:value-type="string" calcext:value-type="string">
            <text:p>MTRINITY_DN6264_c0_g1_i1</text:p>
          </table:table-cell>
          <table:table-cell office:value-type="float" office:value="1.81974887988805" calcext:value-type="float">
            <text:p>1.8197488799</text:p>
          </table:table-cell>
          <table:table-cell office:value-type="float" office:value="5.20644928870652" calcext:value-type="float">
            <text:p>5.2064492887</text:p>
          </table:table-cell>
          <table:table-cell office:value-type="float" office:value="46.1729930016537" calcext:value-type="float">
            <text:p>46.1729930017</text:p>
          </table:table-cell>
          <table:table-cell office:value-type="float" office:value="0.0000148625570311261" calcext:value-type="float">
            <text:p>1.48625570311261E-005</text:p>
          </table:table-cell>
          <table:table-cell office:value-type="float" office:value="0.00253491043727468" calcext:value-type="float">
            <text:p>0.0025349104</text:p>
          </table:table-cell>
        </table:table-row>
        <table:table-row table:style-name="ro1">
          <table:table-cell office:value-type="string" calcext:value-type="string">
            <text:p>Pc30828_g1_i1</text:p>
          </table:table-cell>
          <table:table-cell office:value-type="float" office:value="1.38389771611693" calcext:value-type="float">
            <text:p>1.3838977161</text:p>
          </table:table-cell>
          <table:table-cell office:value-type="float" office:value="4.88568416055083" calcext:value-type="float">
            <text:p>4.8856841606</text:p>
          </table:table-cell>
          <table:table-cell office:value-type="float" office:value="35.1701786976519" calcext:value-type="float">
            <text:p>35.1701786977</text:p>
          </table:table-cell>
          <table:table-cell office:value-type="float" office:value="0.00077243574133697" calcext:value-type="float">
            <text:p>0.0007724357</text:p>
          </table:table-cell>
          <table:table-cell office:value-type="float" office:value="0.0173379062917871" calcext:value-type="float">
            <text:p>0.0173379063</text:p>
          </table:table-cell>
        </table:table-row>
        <table:table-row table:style-name="ro1">
          <table:table-cell office:value-type="string" calcext:value-type="string">
            <text:p>MTRINITY_DN16328_c0_g2_i1</text:p>
          </table:table-cell>
          <table:table-cell office:value-type="float" office:value="-1.95255213995639" calcext:value-type="float">
            <text:p>-1.95255214</text:p>
          </table:table-cell>
          <table:table-cell office:value-type="float" office:value="4.59621008085514" calcext:value-type="float">
            <text:p>4.5962100809</text:p>
          </table:table-cell>
          <table:table-cell office:value-type="float" office:value="16.3271911953186" calcext:value-type="float">
            <text:p>16.3271911953</text:p>
          </table:table-cell>
          <table:table-cell office:value-type="float" office:value="0.00148545665695756" calcext:value-type="float">
            <text:p>0.0014854567</text:p>
          </table:table-cell>
          <table:table-cell office:value-type="float" office:value="0.0256414249157861" calcext:value-type="float">
            <text:p>0.0256414249</text:p>
          </table:table-cell>
        </table:table-row>
        <table:table-row table:style-name="ro1">
          <table:table-cell office:value-type="string" calcext:value-type="string">
            <text:p>MTRINITY_DN16949_c3_g3_i3</text:p>
          </table:table-cell>
          <table:table-cell office:value-type="float" office:value="-3.73326465117791" calcext:value-type="float">
            <text:p>-3.7332646512</text:p>
          </table:table-cell>
          <table:table-cell office:value-type="float" office:value="3.09665406913966" calcext:value-type="float">
            <text:p>3.0966540691</text:p>
          </table:table-cell>
          <table:table-cell office:value-type="float" office:value="29.468282124787" calcext:value-type="float">
            <text:p>29.4682821248</text:p>
          </table:table-cell>
          <table:table-cell office:value-type="float" office:value="0.000128349393968808" calcext:value-type="float">
            <text:p>0.0001283494</text:p>
          </table:table-cell>
          <table:table-cell office:value-type="float" office:value="0.00642132018025944" calcext:value-type="float">
            <text:p>0.0064213202</text:p>
          </table:table-cell>
        </table:table-row>
        <table:table-row table:style-name="ro1">
          <table:table-cell office:value-type="string" calcext:value-type="string">
            <text:p>Pc21986_g1_i1</text:p>
          </table:table-cell>
          <table:table-cell office:value-type="float" office:value="1.42036940127471" calcext:value-type="float">
            <text:p>1.4203694013</text:p>
          </table:table-cell>
          <table:table-cell office:value-type="float" office:value="3.9999877543835" calcext:value-type="float">
            <text:p>3.9999877544</text:p>
          </table:table-cell>
          <table:table-cell office:value-type="float" office:value="24.4702792380892" calcext:value-type="float">
            <text:p>24.4702792381</text:p>
          </table:table-cell>
          <table:table-cell office:value-type="float" office:value="0.00122740312724682" calcext:value-type="float">
            <text:p>0.0012274031</text:p>
          </table:table-cell>
          <table:table-cell office:value-type="float" office:value="0.023031938175271" calcext:value-type="float">
            <text:p>0.0230319382</text:p>
          </table:table-cell>
        </table:table-row>
        <table:table-row table:style-name="ro1">
          <table:table-cell office:value-type="string" calcext:value-type="string">
            <text:p>STRINITY_DN12616_c0_g2_i2</text:p>
          </table:table-cell>
          <table:table-cell office:value-type="float" office:value="-2.92573776712458" calcext:value-type="float">
            <text:p>-2.9257377671</text:p>
          </table:table-cell>
          <table:table-cell office:value-type="float" office:value="1.06800301080684" calcext:value-type="float">
            <text:p>1.0680030108</text:p>
          </table:table-cell>
          <table:table-cell office:value-type="float" office:value="12.3750238405348" calcext:value-type="float">
            <text:p>12.3750238405</text:p>
          </table:table-cell>
          <table:table-cell office:value-type="float" office:value="0.00394835164253836" calcext:value-type="float">
            <text:p>0.0039483516</text:p>
          </table:table-cell>
          <table:table-cell office:value-type="float" office:value="0.0480428129735373" calcext:value-type="float">
            <text:p>0.048042813</text:p>
          </table:table-cell>
        </table:table-row>
        <table:table-row table:style-name="ro1">
          <table:table-cell office:value-type="string" calcext:value-type="string">
            <text:p>STRINITY_DN3722_c0_g1_i1</text:p>
          </table:table-cell>
          <table:table-cell office:value-type="float" office:value="-2.12726730300706" calcext:value-type="float">
            <text:p>-2.127267303</text:p>
          </table:table-cell>
          <table:table-cell office:value-type="float" office:value="5.01413880953633" calcext:value-type="float">
            <text:p>5.0141388095</text:p>
          </table:table-cell>
          <table:table-cell office:value-type="float" office:value="16.1680303481497" calcext:value-type="float">
            <text:p>16.1680303481</text:p>
          </table:table-cell>
          <table:table-cell office:value-type="float" office:value="0.00154066186497954" calcext:value-type="float">
            <text:p>0.0015406619</text:p>
          </table:table-cell>
          <table:table-cell office:value-type="float" office:value="0.0261729416315539" calcext:value-type="float">
            <text:p>0.0261729416</text:p>
          </table:table-cell>
        </table:table-row>
        <table:table-row table:style-name="ro1">
          <table:table-cell office:value-type="string" calcext:value-type="string">
            <text:p>Pc32450_g1_i3</text:p>
          </table:table-cell>
          <table:table-cell office:value-type="float" office:value="2.9100484007356" calcext:value-type="float">
            <text:p>2.9100484007</text:p>
          </table:table-cell>
          <table:table-cell office:value-type="float" office:value="3.13905249438979" calcext:value-type="float">
            <text:p>3.1390524944</text:p>
          </table:table-cell>
          <table:table-cell office:value-type="float" office:value="17.7331282908625" calcext:value-type="float">
            <text:p>17.7331282909</text:p>
          </table:table-cell>
          <table:table-cell office:value-type="float" office:value="0.00108596000205482" calcext:value-type="float">
            <text:p>0.00108596</text:p>
          </table:table-cell>
          <table:table-cell office:value-type="float" office:value="0.0212782946094528" calcext:value-type="float">
            <text:p>0.0212782946</text:p>
          </table:table-cell>
        </table:table-row>
        <table:table-row table:style-name="ro1">
          <table:table-cell office:value-type="string" calcext:value-type="string">
            <text:p>MTRINITY_DN14168_c0_g1_i2</text:p>
          </table:table-cell>
          <table:table-cell office:value-type="float" office:value="2.69351616444313" calcext:value-type="float">
            <text:p>2.6935161644</text:p>
          </table:table-cell>
          <table:table-cell office:value-type="float" office:value="3.98999269320923" calcext:value-type="float">
            <text:p>3.9899926932</text:p>
          </table:table-cell>
          <table:table-cell office:value-type="float" office:value="89.78650620929" calcext:value-type="float">
            <text:p>89.7865062093</text:p>
          </table:table-cell>
          <table:table-cell office:value-type="float" office:value="0.000000428533306772195" calcext:value-type="float">
            <text:p>4.28533306772195E-007</text:p>
          </table:table-cell>
          <table:table-cell office:value-type="float" office:value="0.00091277581169476" calcext:value-type="float">
            <text:p>0.0009127758</text:p>
          </table:table-cell>
        </table:table-row>
        <table:table-row table:style-name="ro1">
          <table:table-cell office:value-type="string" calcext:value-type="string">
            <text:p>MTRINITY_DN9865_c0_g1_i2</text:p>
          </table:table-cell>
          <table:table-cell office:value-type="float" office:value="1.66185025810456" calcext:value-type="float">
            <text:p>1.6618502581</text:p>
          </table:table-cell>
          <table:table-cell office:value-type="float" office:value="4.05445088193724" calcext:value-type="float">
            <text:p>4.0544508819</text:p>
          </table:table-cell>
          <table:table-cell office:value-type="float" office:value="26.1690462752153" calcext:value-type="float">
            <text:p>26.1690462752</text:p>
          </table:table-cell>
          <table:table-cell office:value-type="float" office:value="0.000218088909714399" calcext:value-type="float">
            <text:p>0.0002180889</text:p>
          </table:table-cell>
          <table:table-cell office:value-type="float" office:value="0.00846907230505412" calcext:value-type="float">
            <text:p>0.0084690723</text:p>
          </table:table-cell>
        </table:table-row>
        <table:table-row table:style-name="ro1">
          <table:table-cell office:value-type="string" calcext:value-type="string">
            <text:p>STRINITY_DN11766_c0_g1_i4</text:p>
          </table:table-cell>
          <table:table-cell office:value-type="float" office:value="-2.44203806498551" calcext:value-type="float">
            <text:p>-2.442038065</text:p>
          </table:table-cell>
          <table:table-cell office:value-type="float" office:value="2.85137459542894" calcext:value-type="float">
            <text:p>2.8513745954</text:p>
          </table:table-cell>
          <table:table-cell office:value-type="float" office:value="37.0100125800875" calcext:value-type="float">
            <text:p>37.0100125801</text:p>
          </table:table-cell>
          <table:table-cell office:value-type="float" office:value="0.000044214024974792" calcext:value-type="float">
            <text:p>0.000044214</text:p>
          </table:table-cell>
          <table:table-cell office:value-type="float" office:value="0.00377050170935598" calcext:value-type="float">
            <text:p>0.0037705017</text:p>
          </table:table-cell>
        </table:table-row>
        <table:table-row table:style-name="ro1">
          <table:table-cell office:value-type="string" calcext:value-type="string">
            <text:p>MTRINITY_DN14967_c0_g1_i1</text:p>
          </table:table-cell>
          <table:table-cell office:value-type="float" office:value="-1.9828149952659" calcext:value-type="float">
            <text:p>-1.9828149953</text:p>
          </table:table-cell>
          <table:table-cell office:value-type="float" office:value="2.72366699806458" calcext:value-type="float">
            <text:p>2.7236669981</text:p>
          </table:table-cell>
          <table:table-cell office:value-type="float" office:value="21.5095855880286" calcext:value-type="float">
            <text:p>21.509585588</text:p>
          </table:table-cell>
          <table:table-cell office:value-type="float" office:value="0.000744501285095913" calcext:value-type="float">
            <text:p>0.0007445013</text:p>
          </table:table-cell>
          <table:table-cell office:value-type="float" office:value="0.0169844051017303" calcext:value-type="float">
            <text:p>0.0169844051</text:p>
          </table:table-cell>
        </table:table-row>
        <table:table-row table:style-name="ro1">
          <table:table-cell office:value-type="string" calcext:value-type="string">
            <text:p>MTRINITY_DN2341_c0_g1_i1</text:p>
          </table:table-cell>
          <table:table-cell office:value-type="float" office:value="-4.43841156269431" calcext:value-type="float">
            <text:p>-4.4384115627</text:p>
          </table:table-cell>
          <table:table-cell office:value-type="float" office:value="-0.260641853198332" calcext:value-type="float">
            <text:p>-0.2606418532</text:p>
          </table:table-cell>
          <table:table-cell office:value-type="float" office:value="13.0268429914897" calcext:value-type="float">
            <text:p>13.0268429915</text:p>
          </table:table-cell>
          <table:table-cell office:value-type="float" office:value="0.00332298178165628" calcext:value-type="float">
            <text:p>0.0033229818</text:p>
          </table:table-cell>
          <table:table-cell office:value-type="float" office:value="0.043311387931949" calcext:value-type="float">
            <text:p>0.0433113879</text:p>
          </table:table-cell>
        </table:table-row>
        <table:table-row table:style-name="ro1">
          <table:table-cell office:value-type="string" calcext:value-type="string">
            <text:p>STRINITY_DN8443_c0_g2_i1</text:p>
          </table:table-cell>
          <table:table-cell office:value-type="float" office:value="-2.13612234604355" calcext:value-type="float">
            <text:p>-2.136122346</text:p>
          </table:table-cell>
          <table:table-cell office:value-type="float" office:value="1.75753044535984" calcext:value-type="float">
            <text:p>1.7575304454</text:p>
          </table:table-cell>
          <table:table-cell office:value-type="float" office:value="12.9974036107982" calcext:value-type="float">
            <text:p>12.9974036108</text:p>
          </table:table-cell>
          <table:table-cell office:value-type="float" office:value="0.00334861076775612" calcext:value-type="float">
            <text:p>0.0033486108</text:p>
          </table:table-cell>
          <table:table-cell office:value-type="float" office:value="0.0434581055021631" calcext:value-type="float">
            <text:p>0.0434581055</text:p>
          </table:table-cell>
        </table:table-row>
        <table:table-row table:style-name="ro1">
          <table:table-cell office:value-type="string" calcext:value-type="string">
            <text:p>MTRINITY_DN9556_c0_g1_i1</text:p>
          </table:table-cell>
          <table:table-cell office:value-type="float" office:value="-1.37482579115902" calcext:value-type="float">
            <text:p>-1.3748257912</text:p>
          </table:table-cell>
          <table:table-cell office:value-type="float" office:value="5.77209443531429" calcext:value-type="float">
            <text:p>5.7720944353</text:p>
          </table:table-cell>
          <table:table-cell office:value-type="float" office:value="21.3747469025834" calcext:value-type="float">
            <text:p>21.3747469026</text:p>
          </table:table-cell>
          <table:table-cell office:value-type="float" office:value="0.000602212953273024" calcext:value-type="float">
            <text:p>0.000602213</text:p>
          </table:table-cell>
          <table:table-cell office:value-type="float" office:value="0.0150392915402243" calcext:value-type="float">
            <text:p>0.0150392915</text:p>
          </table:table-cell>
        </table:table-row>
        <table:table-row table:style-name="ro1">
          <table:table-cell office:value-type="string" calcext:value-type="string">
            <text:p>MTRINITY_DN9457_c0_g1_i1</text:p>
          </table:table-cell>
          <table:table-cell office:value-type="float" office:value="-2.00202889502631" calcext:value-type="float">
            <text:p>-2.002028895</text:p>
          </table:table-cell>
          <table:table-cell office:value-type="float" office:value="2.94329746992255" calcext:value-type="float">
            <text:p>2.9432974699</text:p>
          </table:table-cell>
          <table:table-cell office:value-type="float" office:value="30.6195789506722" calcext:value-type="float">
            <text:p>30.6195789507</text:p>
          </table:table-cell>
          <table:table-cell office:value-type="float" office:value="0.000107755116018224" calcext:value-type="float">
            <text:p>0.0001077551</text:p>
          </table:table-cell>
          <table:table-cell office:value-type="float" office:value="0.00585427969694059" calcext:value-type="float">
            <text:p>0.0058542797</text:p>
          </table:table-cell>
        </table:table-row>
        <table:table-row table:style-name="ro1">
          <table:table-cell office:value-type="string" calcext:value-type="string">
            <text:p>MTRINITY_DN1120_c1_g1_i1</text:p>
          </table:table-cell>
          <table:table-cell office:value-type="float" office:value="1.98896903595933" calcext:value-type="float">
            <text:p>1.988969036</text:p>
          </table:table-cell>
          <table:table-cell office:value-type="float" office:value="4.88805812009183" calcext:value-type="float">
            <text:p>4.8880581201</text:p>
          </table:table-cell>
          <table:table-cell office:value-type="float" office:value="43.3661890064815" calcext:value-type="float">
            <text:p>43.3661890065</text:p>
          </table:table-cell>
          <table:table-cell office:value-type="float" office:value="0.0000203512333053352" calcext:value-type="float">
            <text:p>2.03512333053352E-005</text:p>
          </table:table-cell>
          <table:table-cell office:value-type="float" office:value="0.00286809071060823" calcext:value-type="float">
            <text:p>0.0028680907</text:p>
          </table:table-cell>
        </table:table-row>
        <table:table-row table:style-name="ro1">
          <table:table-cell office:value-type="string" calcext:value-type="string">
            <text:p>STRINITY_DN10283_c0_g1_i1</text:p>
          </table:table-cell>
          <table:table-cell office:value-type="float" office:value="-3.28426656544236" calcext:value-type="float">
            <text:p>-3.2842665654</text:p>
          </table:table-cell>
          <table:table-cell office:value-type="float" office:value="1.5423142876729" calcext:value-type="float">
            <text:p>1.5423142877</text:p>
          </table:table-cell>
          <table:table-cell office:value-type="float" office:value="14.4922571998572" calcext:value-type="float">
            <text:p>14.4922571999</text:p>
          </table:table-cell>
          <table:table-cell office:value-type="float" office:value="0.00229378168174981" calcext:value-type="float">
            <text:p>0.0022937817</text:p>
          </table:table-cell>
          <table:table-cell office:value-type="float" office:value="0.0339353073054539" calcext:value-type="float">
            <text:p>0.0339353073</text:p>
          </table:table-cell>
        </table:table-row>
        <table:table-row table:style-name="ro1">
          <table:table-cell office:value-type="string" calcext:value-type="string">
            <text:p>MTRINITY_DN196_c0_g1_i1</text:p>
          </table:table-cell>
          <table:table-cell office:value-type="float" office:value="-2.10917387281179" calcext:value-type="float">
            <text:p>-2.1091738728</text:p>
          </table:table-cell>
          <table:table-cell office:value-type="float" office:value="1.73857549986154" calcext:value-type="float">
            <text:p>1.7385754999</text:p>
          </table:table-cell>
          <table:table-cell office:value-type="float" office:value="17.2077095984956" calcext:value-type="float">
            <text:p>17.2077095985</text:p>
          </table:table-cell>
          <table:table-cell office:value-type="float" office:value="0.00121856656233946" calcext:value-type="float">
            <text:p>0.0012185666</text:p>
          </table:table-cell>
          <table:table-cell office:value-type="float" office:value="0.0229334991023861" calcext:value-type="float">
            <text:p>0.0229334991</text:p>
          </table:table-cell>
        </table:table-row>
        <table:table-row table:style-name="ro1">
          <table:table-cell office:value-type="string" calcext:value-type="string">
            <text:p>STRINITY_DN5131_c0_g1_i1</text:p>
          </table:table-cell>
          <table:table-cell office:value-type="float" office:value="1.32775299220185" calcext:value-type="float">
            <text:p>1.3277529922</text:p>
          </table:table-cell>
          <table:table-cell office:value-type="float" office:value="6.4560469699411" calcext:value-type="float">
            <text:p>6.4560469699</text:p>
          </table:table-cell>
          <table:table-cell office:value-type="float" office:value="18.2488728913093" calcext:value-type="float">
            <text:p>18.2488728913</text:p>
          </table:table-cell>
          <table:table-cell office:value-type="float" office:value="0.00102920511221132" calcext:value-type="float">
            <text:p>0.0010292051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STRINITY_DN6889_c0_g1_i1</text:p>
          </table:table-cell>
          <table:table-cell office:value-type="float" office:value="2.09753646832254" calcext:value-type="float">
            <text:p>2.0975364683</text:p>
          </table:table-cell>
          <table:table-cell office:value-type="float" office:value="2.57218475488731" calcext:value-type="float">
            <text:p>2.5721847549</text:p>
          </table:table-cell>
          <table:table-cell office:value-type="float" office:value="17.8566760551705" calcext:value-type="float">
            <text:p>17.8566760552</text:p>
          </table:table-cell>
          <table:table-cell office:value-type="float" office:value="0.00105726305055964" calcext:value-type="float">
            <text:p>0.0010572631</text:p>
          </table:table-cell>
          <table:table-cell office:value-type="float" office:value="0.0209900279442455" calcext:value-type="float">
            <text:p>0.0209900279</text:p>
          </table:table-cell>
        </table:table-row>
        <table:table-row table:style-name="ro1">
          <table:table-cell office:value-type="string" calcext:value-type="string">
            <text:p>Pc32848_g2_i1</text:p>
          </table:table-cell>
          <table:table-cell office:value-type="float" office:value="-1.5595100025264" calcext:value-type="float">
            <text:p>-1.5595100025</text:p>
          </table:table-cell>
          <table:table-cell office:value-type="float" office:value="4.14029390123906" calcext:value-type="float">
            <text:p>4.1402939012</text:p>
          </table:table-cell>
          <table:table-cell office:value-type="float" office:value="13.0825121551845" calcext:value-type="float">
            <text:p>13.0825121552</text:p>
          </table:table-cell>
          <table:table-cell office:value-type="float" office:value="0.00327513992640359" calcext:value-type="float">
            <text:p>0.0032751399</text:p>
          </table:table-cell>
          <table:table-cell office:value-type="float" office:value="0.042860847950489" calcext:value-type="float">
            <text:p>0.042860848</text:p>
          </table:table-cell>
        </table:table-row>
        <table:table-row table:style-name="ro1">
          <table:table-cell office:value-type="string" calcext:value-type="string">
            <text:p>MTRINITY_DN8628_c0_g1_i1</text:p>
          </table:table-cell>
          <table:table-cell office:value-type="float" office:value="2.32499789191635" calcext:value-type="float">
            <text:p>2.3249978919</text:p>
          </table:table-cell>
          <table:table-cell office:value-type="float" office:value="5.09685575764194" calcext:value-type="float">
            <text:p>5.0968557576</text:p>
          </table:table-cell>
          <table:table-cell office:value-type="float" office:value="45.5517028380199" calcext:value-type="float">
            <text:p>45.551702838</text:p>
          </table:table-cell>
          <table:table-cell office:value-type="float" office:value="0.0000159119800222133" calcext:value-type="float">
            <text:p>0.000015912</text:p>
          </table:table-cell>
          <table:table-cell office:value-type="float" office:value="0.00265358786837111" calcext:value-type="float">
            <text:p>0.0026535879</text:p>
          </table:table-cell>
        </table:table-row>
        <table:table-row table:style-name="ro1">
          <table:table-cell office:value-type="string" calcext:value-type="string">
            <text:p>STRINITY_DN1195_c0_g1_i1</text:p>
          </table:table-cell>
          <table:table-cell office:value-type="float" office:value="-6.8746596124449" calcext:value-type="float">
            <text:p>-6.8746596124</text:p>
          </table:table-cell>
          <table:table-cell office:value-type="float" office:value="1.05361756302928" calcext:value-type="float">
            <text:p>1.053617563</text:p>
          </table:table-cell>
          <table:table-cell office:value-type="float" office:value="18.518141386013" calcext:value-type="float">
            <text:p>18.518141386</text:p>
          </table:table-cell>
          <table:table-cell office:value-type="float" office:value="0.00110477965212574" calcext:value-type="float">
            <text:p>0.0011047797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Pc32405_g6_i3</text:p>
          </table:table-cell>
          <table:table-cell office:value-type="float" office:value="-3.46259332796646" calcext:value-type="float">
            <text:p>-3.462593328</text:p>
          </table:table-cell>
          <table:table-cell office:value-type="float" office:value="-0.24634535622879" calcext:value-type="float">
            <text:p>-0.2463453562</text:p>
          </table:table-cell>
          <table:table-cell office:value-type="float" office:value="19.5170437251307" calcext:value-type="float">
            <text:p>19.5170437251</text:p>
          </table:table-cell>
          <table:table-cell office:value-type="float" office:value="0.000745734090348474" calcext:value-type="float">
            <text:p>0.0007457341</text:p>
          </table:table-cell>
          <table:table-cell office:value-type="float" office:value="0.0169844051017303" calcext:value-type="float">
            <text:p>0.0169844051</text:p>
          </table:table-cell>
        </table:table-row>
        <table:table-row table:style-name="ro1">
          <table:table-cell office:value-type="string" calcext:value-type="string">
            <text:p>STRINITY_DN12626_c0_g1_i2</text:p>
          </table:table-cell>
          <table:table-cell office:value-type="float" office:value="-3.73674439965534" calcext:value-type="float">
            <text:p>-3.7367443997</text:p>
          </table:table-cell>
          <table:table-cell office:value-type="float" office:value="4.47731693307687" calcext:value-type="float">
            <text:p>4.4773169331</text:p>
          </table:table-cell>
          <table:table-cell office:value-type="float" office:value="52.790906478" calcext:value-type="float">
            <text:p>52.790906478</text:p>
          </table:table-cell>
          <table:table-cell office:value-type="float" office:value="0.00000749821425883628" calcext:value-type="float">
            <text:p>7.49821425883628E-006</text:p>
          </table:table-cell>
          <table:table-cell office:value-type="float" office:value="0.00196705788718561" calcext:value-type="float">
            <text:p>0.0019670579</text:p>
          </table:table-cell>
        </table:table-row>
        <table:table-row table:style-name="ro1">
          <table:table-cell office:value-type="string" calcext:value-type="string">
            <text:p>Pc31880_g8_i1</text:p>
          </table:table-cell>
          <table:table-cell office:value-type="float" office:value="-1.544466958566" calcext:value-type="float">
            <text:p>-1.5444669586</text:p>
          </table:table-cell>
          <table:table-cell office:value-type="float" office:value="4.52594470970007" calcext:value-type="float">
            <text:p>4.5259447097</text:p>
          </table:table-cell>
          <table:table-cell office:value-type="float" office:value="29.0155315659691" calcext:value-type="float">
            <text:p>29.015531566</text:p>
          </table:table-cell>
          <table:table-cell office:value-type="float" office:value="0.000271119606121241" calcext:value-type="float">
            <text:p>0.0002711196</text:p>
          </table:table-cell>
          <table:table-cell office:value-type="float" office:value="0.00963490276829786" calcext:value-type="float">
            <text:p>0.0096349028</text:p>
          </table:table-cell>
        </table:table-row>
        <table:table-row table:style-name="ro1">
          <table:table-cell office:value-type="string" calcext:value-type="string">
            <text:p>STRINITY_DN5002_c0_g2_i1</text:p>
          </table:table-cell>
          <table:table-cell office:value-type="float" office:value="-4.47631005114928" calcext:value-type="float">
            <text:p>-4.4763100511</text:p>
          </table:table-cell>
          <table:table-cell office:value-type="float" office:value="2.0985181766519" calcext:value-type="float">
            <text:p>2.0985181767</text:p>
          </table:table-cell>
          <table:table-cell office:value-type="float" office:value="21.7678318765412" calcext:value-type="float">
            <text:p>21.7678318765</text:p>
          </table:table-cell>
          <table:table-cell office:value-type="float" office:value="0.000478461572114456" calcext:value-type="float">
            <text:p>0.0004784616</text:p>
          </table:table-cell>
          <table:table-cell office:value-type="float" office:value="0.0132617354309619" calcext:value-type="float">
            <text:p>0.0132617354</text:p>
          </table:table-cell>
        </table:table-row>
        <table:table-row table:style-name="ro1">
          <table:table-cell office:value-type="string" calcext:value-type="string">
            <text:p>STRINITY_DN12421_c0_g1_i1</text:p>
          </table:table-cell>
          <table:table-cell office:value-type="float" office:value="-2.7185143250582" calcext:value-type="float">
            <text:p>-2.7185143251</text:p>
          </table:table-cell>
          <table:table-cell office:value-type="float" office:value="4.2419768916704" calcext:value-type="float">
            <text:p>4.2419768917</text:p>
          </table:table-cell>
          <table:table-cell office:value-type="float" office:value="48.6073298940029" calcext:value-type="float">
            <text:p>48.607329894</text:p>
          </table:table-cell>
          <table:table-cell office:value-type="float" office:value="0.000011455113684099" calcext:value-type="float">
            <text:p>1.1455113684099E-005</text:p>
          </table:table-cell>
          <table:table-cell office:value-type="float" office:value="0.00224744838280577" calcext:value-type="float">
            <text:p>0.0022474484</text:p>
          </table:table-cell>
        </table:table-row>
        <table:table-row table:style-name="ro1">
          <table:table-cell office:value-type="string" calcext:value-type="string">
            <text:p>STRINITY_DN6200_c0_g1_i1</text:p>
          </table:table-cell>
          <table:table-cell office:value-type="float" office:value="1.59087960032488" calcext:value-type="float">
            <text:p>1.5908796003</text:p>
          </table:table-cell>
          <table:table-cell office:value-type="float" office:value="3.25950389670767" calcext:value-type="float">
            <text:p>3.2595038967</text:p>
          </table:table-cell>
          <table:table-cell office:value-type="float" office:value="21.9566548550836" calcext:value-type="float">
            <text:p>21.9566548551</text:p>
          </table:table-cell>
          <table:table-cell office:value-type="float" office:value="0.000752542578701131" calcext:value-type="float">
            <text:p>0.0007525426</text:p>
          </table:table-cell>
          <table:table-cell office:value-type="float" office:value="0.0170746962414592" calcext:value-type="float">
            <text:p>0.0170746962</text:p>
          </table:table-cell>
        </table:table-row>
        <table:table-row table:style-name="ro1">
          <table:table-cell office:value-type="string" calcext:value-type="string">
            <text:p>MTRINITY_DN8609_c0_g1_i1</text:p>
          </table:table-cell>
          <table:table-cell office:value-type="float" office:value="-5.83084980489003" calcext:value-type="float">
            <text:p>-5.8308498049</text:p>
          </table:table-cell>
          <table:table-cell office:value-type="float" office:value="2.97993648979409" calcext:value-type="float">
            <text:p>2.9799364898</text:p>
          </table:table-cell>
          <table:table-cell office:value-type="float" office:value="15.5930711104482" calcext:value-type="float">
            <text:p>15.5930711104</text:p>
          </table:table-cell>
          <table:table-cell office:value-type="float" office:value="0.00176097511633944" calcext:value-type="float">
            <text:p>0.0017609751</text:p>
          </table:table-cell>
          <table:table-cell office:value-type="float" office:value="0.0286820135877793" calcext:value-type="float">
            <text:p>0.0286820136</text:p>
          </table:table-cell>
        </table:table-row>
        <table:table-row table:style-name="ro1">
          <table:table-cell office:value-type="string" calcext:value-type="string">
            <text:p>STRINITY_DN17112_c0_g1_i1</text:p>
          </table:table-cell>
          <table:table-cell office:value-type="float" office:value="-5.32198962215294" calcext:value-type="float">
            <text:p>-5.3219896222</text:p>
          </table:table-cell>
          <table:table-cell office:value-type="float" office:value="2.27215801063334" calcext:value-type="float">
            <text:p>2.2721580106</text:p>
          </table:table-cell>
          <table:table-cell office:value-type="float" office:value="23.270700001507" calcext:value-type="float">
            <text:p>23.2707000015</text:p>
          </table:table-cell>
          <table:table-cell office:value-type="float" office:value="0.000361765215442386" calcext:value-type="float">
            <text:p>0.0003617652</text:p>
          </table:table-cell>
          <table:table-cell office:value-type="float" office:value="0.0113355618341853" calcext:value-type="float">
            <text:p>0.0113355618</text:p>
          </table:table-cell>
        </table:table-row>
        <table:table-row table:style-name="ro1">
          <table:table-cell office:value-type="string" calcext:value-type="string">
            <text:p>MTRINITY_DN8876_c0_g2_i1</text:p>
          </table:table-cell>
          <table:table-cell office:value-type="float" office:value="2.57820308741481" calcext:value-type="float">
            <text:p>2.5782030874</text:p>
          </table:table-cell>
          <table:table-cell office:value-type="float" office:value="0.845143810444224" calcext:value-type="float">
            <text:p>0.8451438104</text:p>
          </table:table-cell>
          <table:table-cell office:value-type="float" office:value="20.1295122375872" calcext:value-type="float">
            <text:p>20.1295122376</text:p>
          </table:table-cell>
          <table:table-cell office:value-type="float" office:value="0.000658803285703816" calcext:value-type="float">
            <text:p>0.0006588033</text:p>
          </table:table-cell>
          <table:table-cell office:value-type="float" office:value="0.0157954928356686" calcext:value-type="float">
            <text:p>0.0157954928</text:p>
          </table:table-cell>
        </table:table-row>
        <table:table-row table:style-name="ro1">
          <table:table-cell office:value-type="string" calcext:value-type="string">
            <text:p>MTRINITY_DN17179_c0_g1_i9</text:p>
          </table:table-cell>
          <table:table-cell office:value-type="float" office:value="1.53736421472231" calcext:value-type="float">
            <text:p>1.5373642147</text:p>
          </table:table-cell>
          <table:table-cell office:value-type="float" office:value="3.25116208750442" calcext:value-type="float">
            <text:p>3.2511620875</text:p>
          </table:table-cell>
          <table:table-cell office:value-type="float" office:value="20.3145700691296" calcext:value-type="float">
            <text:p>20.3145700691</text:p>
          </table:table-cell>
          <table:table-cell office:value-type="float" office:value="0.00131006757014987" calcext:value-type="float">
            <text:p>0.0013100676</text:p>
          </table:table-cell>
          <table:table-cell office:value-type="float" office:value="0.0238916210940211" calcext:value-type="float">
            <text:p>0.0238916211</text:p>
          </table:table-cell>
        </table:table-row>
        <table:table-row table:style-name="ro1">
          <table:table-cell office:value-type="string" calcext:value-type="string">
            <text:p>MTRINITY_DN17363_c1_g2_i2</text:p>
          </table:table-cell>
          <table:table-cell office:value-type="float" office:value="-2.16480683022404" calcext:value-type="float">
            <text:p>-2.1648068302</text:p>
          </table:table-cell>
          <table:table-cell office:value-type="float" office:value="4.34170435414645" calcext:value-type="float">
            <text:p>4.3417043541</text:p>
          </table:table-cell>
          <table:table-cell office:value-type="float" office:value="21.5741503864269" calcext:value-type="float">
            <text:p>21.5741503864</text:p>
          </table:table-cell>
          <table:table-cell office:value-type="float" office:value="0.000496478300061575" calcext:value-type="float">
            <text:p>0.0004964783</text:p>
          </table:table-cell>
          <table:table-cell office:value-type="float" office:value="0.0134871362997723" calcext:value-type="float">
            <text:p>0.0134871363</text:p>
          </table:table-cell>
        </table:table-row>
        <table:table-row table:style-name="ro1">
          <table:table-cell office:value-type="string" calcext:value-type="string">
            <text:p>MTRINITY_DN14756_c0_g1_i1</text:p>
          </table:table-cell>
          <table:table-cell office:value-type="float" office:value="1.36845352492936" calcext:value-type="float">
            <text:p>1.3684535249</text:p>
          </table:table-cell>
          <table:table-cell office:value-type="float" office:value="4.14040026924934" calcext:value-type="float">
            <text:p>4.1404002692</text:p>
          </table:table-cell>
          <table:table-cell office:value-type="float" office:value="34.4413136323618" calcext:value-type="float">
            <text:p>34.4413136324</text:p>
          </table:table-cell>
          <table:table-cell office:value-type="float" office:value="0.00156089350887381" calcext:value-type="float">
            <text:p>0.0015608935</text:p>
          </table:table-cell>
          <table:table-cell office:value-type="float" office:value="0.026397127520774" calcext:value-type="float">
            <text:p>0.0263971275</text:p>
          </table:table-cell>
        </table:table-row>
        <table:table-row table:style-name="ro1">
          <table:table-cell office:value-type="string" calcext:value-type="string">
            <text:p>STRINITY_DN9059_c0_g1_i1</text:p>
          </table:table-cell>
          <table:table-cell office:value-type="float" office:value="2.26425028353173" calcext:value-type="float">
            <text:p>2.2642502835</text:p>
          </table:table-cell>
          <table:table-cell office:value-type="float" office:value="4.10908273249778" calcext:value-type="float">
            <text:p>4.1090827325</text:p>
          </table:table-cell>
          <table:table-cell office:value-type="float" office:value="41.8268023627944" calcext:value-type="float">
            <text:p>41.8268023628</text:p>
          </table:table-cell>
          <table:table-cell office:value-type="float" office:value="0.0000243477461781669" calcext:value-type="float">
            <text:p>2.43477461781669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STRINITY_DN6286_c0_g1_i1</text:p>
          </table:table-cell>
          <table:table-cell office:value-type="float" office:value="-1.45875404604826" calcext:value-type="float">
            <text:p>-1.458754046</text:p>
          </table:table-cell>
          <table:table-cell office:value-type="float" office:value="5.70012650143348" calcext:value-type="float">
            <text:p>5.7001265014</text:p>
          </table:table-cell>
          <table:table-cell office:value-type="float" office:value="13.5650274259319" calcext:value-type="float">
            <text:p>13.5650274259</text:p>
          </table:table-cell>
          <table:table-cell office:value-type="float" office:value="0.00289242654844483" calcext:value-type="float">
            <text:p>0.0028924265</text:p>
          </table:table-cell>
          <table:table-cell office:value-type="float" office:value="0.0395197360633668" calcext:value-type="float">
            <text:p>0.0395197361</text:p>
          </table:table-cell>
        </table:table-row>
        <table:table-row table:style-name="ro1">
          <table:table-cell office:value-type="string" calcext:value-type="string">
            <text:p>MTRINITY_DN10863_c0_g1_i1</text:p>
          </table:table-cell>
          <table:table-cell office:value-type="float" office:value="-4.0359654994418" calcext:value-type="float">
            <text:p>-4.0359654994</text:p>
          </table:table-cell>
          <table:table-cell office:value-type="float" office:value="0.34523775014356" calcext:value-type="float">
            <text:p>0.3452377501</text:p>
          </table:table-cell>
          <table:table-cell office:value-type="float" office:value="15.7055341534592" calcext:value-type="float">
            <text:p>15.7055341535</text:p>
          </table:table-cell>
          <table:table-cell office:value-type="float" office:value="0.00171513913644212" calcext:value-type="float">
            <text:p>0.0017151391</text:p>
          </table:table-cell>
          <table:table-cell office:value-type="float" office:value="0.0281955348289811" calcext:value-type="float">
            <text:p>0.0281955348</text:p>
          </table:table-cell>
        </table:table-row>
        <table:table-row table:style-name="ro1">
          <table:table-cell office:value-type="string" calcext:value-type="string">
            <text:p>STRINITY_DN7447_c0_g1_i2</text:p>
          </table:table-cell>
          <table:table-cell office:value-type="float" office:value="-5.88312182169458" calcext:value-type="float">
            <text:p>-5.8831218217</text:p>
          </table:table-cell>
          <table:table-cell office:value-type="float" office:value="1.90019752163494" calcext:value-type="float">
            <text:p>1.9001975216</text:p>
          </table:table-cell>
          <table:table-cell office:value-type="float" office:value="14.2627731739424" calcext:value-type="float">
            <text:p>14.2627731739</text:p>
          </table:table-cell>
          <table:table-cell office:value-type="float" office:value="0.00242729542894982" calcext:value-type="float">
            <text:p>0.0024272954</text:p>
          </table:table-cell>
          <table:table-cell office:value-type="float" office:value="0.0353564003133135" calcext:value-type="float">
            <text:p>0.0353564003</text:p>
          </table:table-cell>
        </table:table-row>
        <table:table-row table:style-name="ro1">
          <table:table-cell office:value-type="string" calcext:value-type="string">
            <text:p>STRINITY_DN11325_c0_g1_i1</text:p>
          </table:table-cell>
          <table:table-cell office:value-type="float" office:value="1.9226209677985" calcext:value-type="float">
            <text:p>1.9226209678</text:p>
          </table:table-cell>
          <table:table-cell office:value-type="float" office:value="3.14363796721915" calcext:value-type="float">
            <text:p>3.1436379672</text:p>
          </table:table-cell>
          <table:table-cell office:value-type="float" office:value="44.7300704329684" calcext:value-type="float">
            <text:p>44.730070433</text:p>
          </table:table-cell>
          <table:table-cell office:value-type="float" office:value="0.0000645301067072184" calcext:value-type="float">
            <text:p>6.45301067072184E-005</text:p>
          </table:table-cell>
          <table:table-cell office:value-type="float" office:value="0.00454710033600301" calcext:value-type="float">
            <text:p>0.0045471003</text:p>
          </table:table-cell>
        </table:table-row>
        <table:table-row table:style-name="ro1">
          <table:table-cell office:value-type="string" calcext:value-type="string">
            <text:p>STRINITY_DN11871_c0_g7_i1</text:p>
          </table:table-cell>
          <table:table-cell office:value-type="float" office:value="2.87197982555898" calcext:value-type="float">
            <text:p>2.8719798256</text:p>
          </table:table-cell>
          <table:table-cell office:value-type="float" office:value="3.70355216070899" calcext:value-type="float">
            <text:p>3.7035521607</text:p>
          </table:table-cell>
          <table:table-cell office:value-type="float" office:value="55.0556071604596" calcext:value-type="float">
            <text:p>55.0556071605</text:p>
          </table:table-cell>
          <table:table-cell office:value-type="float" office:value="0.00000602940955130994" calcext:value-type="float">
            <text:p>6.02940955130994E-006</text:p>
          </table:table-cell>
          <table:table-cell office:value-type="float" office:value="0.00184457403701368" calcext:value-type="float">
            <text:p>0.001844574</text:p>
          </table:table-cell>
        </table:table-row>
        <table:table-row table:style-name="ro1">
          <table:table-cell office:value-type="string" calcext:value-type="string">
            <text:p>Pc29622_g1_i3</text:p>
          </table:table-cell>
          <table:table-cell office:value-type="float" office:value="2.04065530554967" calcext:value-type="float">
            <text:p>2.0406553055</text:p>
          </table:table-cell>
          <table:table-cell office:value-type="float" office:value="2.83316639112706" calcext:value-type="float">
            <text:p>2.8331663911</text:p>
          </table:table-cell>
          <table:table-cell office:value-type="float" office:value="40.5935635562291" calcext:value-type="float">
            <text:p>40.5935635562</text:p>
          </table:table-cell>
          <table:table-cell office:value-type="float" office:value="0.0000506721165609516" calcext:value-type="float">
            <text:p>5.06721165609516E-005</text:p>
          </table:table-cell>
          <table:table-cell office:value-type="float" office:value="0.0040121439474588" calcext:value-type="float">
            <text:p>0.0040121439</text:p>
          </table:table-cell>
        </table:table-row>
        <table:table-row table:style-name="ro1">
          <table:table-cell office:value-type="string" calcext:value-type="string">
            <text:p>MTRINITY_DN12854_c0_g1_i3</text:p>
          </table:table-cell>
          <table:table-cell office:value-type="float" office:value="-4.18347410032108" calcext:value-type="float">
            <text:p>-4.1834741003</text:p>
          </table:table-cell>
          <table:table-cell office:value-type="float" office:value="4.45234882984118" calcext:value-type="float">
            <text:p>4.4523488298</text:p>
          </table:table-cell>
          <table:table-cell office:value-type="float" office:value="33.6366522888066" calcext:value-type="float">
            <text:p>33.6366522888</text:p>
          </table:table-cell>
          <table:table-cell office:value-type="float" office:value="0.000069648739377874" calcext:value-type="float">
            <text:p>6.9648739377874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STRINITY_DN8287_c0_g1_i3</text:p>
          </table:table-cell>
          <table:table-cell office:value-type="float" office:value="1.50166405862877" calcext:value-type="float">
            <text:p>1.5016640586</text:p>
          </table:table-cell>
          <table:table-cell office:value-type="float" office:value="5.02207171144827" calcext:value-type="float">
            <text:p>5.0220717114</text:p>
          </table:table-cell>
          <table:table-cell office:value-type="float" office:value="21.9643971286061" calcext:value-type="float">
            <text:p>21.9643971286</text:p>
          </table:table-cell>
          <table:table-cell office:value-type="float" office:value="0.000460948060244325" calcext:value-type="float">
            <text:p>0.0004609481</text:p>
          </table:table-cell>
          <table:table-cell office:value-type="float" office:value="0.0130083991568592" calcext:value-type="float">
            <text:p>0.0130083992</text:p>
          </table:table-cell>
        </table:table-row>
        <table:table-row table:style-name="ro1">
          <table:table-cell office:value-type="string" calcext:value-type="string">
            <text:p>Pc30167_g1_i3</text:p>
          </table:table-cell>
          <table:table-cell office:value-type="float" office:value="-3.89899027874223" calcext:value-type="float">
            <text:p>-3.8989902787</text:p>
          </table:table-cell>
          <table:table-cell office:value-type="float" office:value="2.9951873442269" calcext:value-type="float">
            <text:p>2.9951873442</text:p>
          </table:table-cell>
          <table:table-cell office:value-type="float" office:value="13.4751884713841" calcext:value-type="float">
            <text:p>13.4751884714</text:p>
          </table:table-cell>
          <table:table-cell office:value-type="float" office:value="0.00295956018570733" calcext:value-type="float">
            <text:p>0.0029595602</text:p>
          </table:table-cell>
          <table:table-cell office:value-type="float" office:value="0.0401627837498023" calcext:value-type="float">
            <text:p>0.0401627837</text:p>
          </table:table-cell>
        </table:table-row>
        <table:table-row table:style-name="ro1">
          <table:table-cell office:value-type="string" calcext:value-type="string">
            <text:p>MTRINITY_DN14298_c2_g1_i3</text:p>
          </table:table-cell>
          <table:table-cell office:value-type="float" office:value="1.52116679670078" calcext:value-type="float">
            <text:p>1.5211667967</text:p>
          </table:table-cell>
          <table:table-cell office:value-type="float" office:value="2.67911180592431" calcext:value-type="float">
            <text:p>2.6791118059</text:p>
          </table:table-cell>
          <table:table-cell office:value-type="float" office:value="21.7359192009506" calcext:value-type="float">
            <text:p>21.735919201</text:p>
          </table:table-cell>
          <table:table-cell office:value-type="float" office:value="0.00289074803565844" calcext:value-type="float">
            <text:p>0.002890748</text:p>
          </table:table-cell>
          <table:table-cell office:value-type="float" office:value="0.0395197360633668" calcext:value-type="float">
            <text:p>0.0395197361</text:p>
          </table:table-cell>
        </table:table-row>
        <table:table-row table:style-name="ro1">
          <table:table-cell office:value-type="string" calcext:value-type="string">
            <text:p>Pc32849_g1_i9</text:p>
          </table:table-cell>
          <table:table-cell office:value-type="float" office:value="-3.7423758777946" calcext:value-type="float">
            <text:p>-3.7423758778</text:p>
          </table:table-cell>
          <table:table-cell office:value-type="float" office:value="2.24859002666114" calcext:value-type="float">
            <text:p>2.2485900267</text:p>
          </table:table-cell>
          <table:table-cell office:value-type="float" office:value="15.2233317382304" calcext:value-type="float">
            <text:p>15.2233317382</text:p>
          </table:table-cell>
          <table:table-cell office:value-type="float" office:value="0.0019220335332503" calcext:value-type="float">
            <text:p>0.0019220335</text:p>
          </table:table-cell>
          <table:table-cell office:value-type="float" office:value="0.0303820972096406" calcext:value-type="float">
            <text:p>0.0303820972</text:p>
          </table:table-cell>
        </table:table-row>
        <table:table-row table:style-name="ro1">
          <table:table-cell office:value-type="string" calcext:value-type="string">
            <text:p>MTRINITY_DN10393_c0_g1_i1</text:p>
          </table:table-cell>
          <table:table-cell office:value-type="float" office:value="1.29098570392942" calcext:value-type="float">
            <text:p>1.2909857039</text:p>
          </table:table-cell>
          <table:table-cell office:value-type="float" office:value="4.60504850879307" calcext:value-type="float">
            <text:p>4.6050485088</text:p>
          </table:table-cell>
          <table:table-cell office:value-type="float" office:value="34.3392895992568" calcext:value-type="float">
            <text:p>34.3392895993</text:p>
          </table:table-cell>
          <table:table-cell office:value-type="float" office:value="0.00195917658954925" calcext:value-type="float">
            <text:p>0.0019591766</text:p>
          </table:table-cell>
          <table:table-cell office:value-type="float" office:value="0.0307405100185974" calcext:value-type="float">
            <text:p>0.03074051</text:p>
          </table:table-cell>
        </table:table-row>
        <table:table-row table:style-name="ro1">
          <table:table-cell office:value-type="string" calcext:value-type="string">
            <text:p>MTRINITY_DN3593_c0_g1_i1</text:p>
          </table:table-cell>
          <table:table-cell office:value-type="float" office:value="1.5013222063221" calcext:value-type="float">
            <text:p>1.5013222063</text:p>
          </table:table-cell>
          <table:table-cell office:value-type="float" office:value="3.56036656917104" calcext:value-type="float">
            <text:p>3.5603665692</text:p>
          </table:table-cell>
          <table:table-cell office:value-type="float" office:value="16.9030278391949" calcext:value-type="float">
            <text:p>16.9030278392</text:p>
          </table:table-cell>
          <table:table-cell office:value-type="float" office:value="0.00130406357351803" calcext:value-type="float">
            <text:p>0.0013040636</text:p>
          </table:table-cell>
          <table:table-cell office:value-type="float" office:value="0.0238400611144118" calcext:value-type="float">
            <text:p>0.0238400611</text:p>
          </table:table-cell>
        </table:table-row>
        <table:table-row table:style-name="ro1">
          <table:table-cell office:value-type="string" calcext:value-type="string">
            <text:p>MTRINITY_DN16162_c1_g6_i1</text:p>
          </table:table-cell>
          <table:table-cell office:value-type="float" office:value="-2.79735648900554" calcext:value-type="float">
            <text:p>-2.797356489</text:p>
          </table:table-cell>
          <table:table-cell office:value-type="float" office:value="3.6735676204601" calcext:value-type="float">
            <text:p>3.6735676205</text:p>
          </table:table-cell>
          <table:table-cell office:value-type="float" office:value="13.4561479675905" calcext:value-type="float">
            <text:p>13.4561479676</text:p>
          </table:table-cell>
          <table:table-cell office:value-type="float" office:value="0.002974020578395" calcext:value-type="float">
            <text:p>0.0029740206</text:p>
          </table:table-cell>
          <table:table-cell office:value-type="float" office:value="0.04024984207496" calcext:value-type="float">
            <text:p>0.0402498421</text:p>
          </table:table-cell>
        </table:table-row>
        <table:table-row table:style-name="ro1">
          <table:table-cell office:value-type="string" calcext:value-type="string">
            <text:p>MTRINITY_DN17206_c2_g3_i4</text:p>
          </table:table-cell>
          <table:table-cell office:value-type="float" office:value="-2.4609848349774" calcext:value-type="float">
            <text:p>-2.460984835</text:p>
          </table:table-cell>
          <table:table-cell office:value-type="float" office:value="7.73321485361949" calcext:value-type="float">
            <text:p>7.7332148536</text:p>
          </table:table-cell>
          <table:table-cell office:value-type="float" office:value="20.2821276458318" calcext:value-type="float">
            <text:p>20.2821276458</text:p>
          </table:table-cell>
          <table:table-cell office:value-type="float" office:value="0.000639011771825816" calcext:value-type="float">
            <text:p>0.0006390118</text:p>
          </table:table-cell>
          <table:table-cell office:value-type="float" office:value="0.0154768233635329" calcext:value-type="float">
            <text:p>0.0154768234</text:p>
          </table:table-cell>
        </table:table-row>
        <table:table-row table:style-name="ro1">
          <table:table-cell office:value-type="string" calcext:value-type="string">
            <text:p>Pc30895_g1_i2</text:p>
          </table:table-cell>
          <table:table-cell office:value-type="float" office:value="-4.56559631021996" calcext:value-type="float">
            <text:p>-4.5655963102</text:p>
          </table:table-cell>
          <table:table-cell office:value-type="float" office:value="1.25525891066921" calcext:value-type="float">
            <text:p>1.2552589107</text:p>
          </table:table-cell>
          <table:table-cell office:value-type="float" office:value="14.1695116552754" calcext:value-type="float">
            <text:p>14.1695116553</text:p>
          </table:table-cell>
          <table:table-cell office:value-type="float" office:value="0.00248412554903715" calcext:value-type="float">
            <text:p>0.0024841255</text:p>
          </table:table-cell>
          <table:table-cell office:value-type="float" office:value="0.0359366172197576" calcext:value-type="float">
            <text:p>0.0359366172</text:p>
          </table:table-cell>
        </table:table-row>
        <table:table-row table:style-name="ro1">
          <table:table-cell office:value-type="string" calcext:value-type="string">
            <text:p>STRINITY_DN10564_c0_g1_i1</text:p>
          </table:table-cell>
          <table:table-cell office:value-type="float" office:value="-1.84119372725347" calcext:value-type="float">
            <text:p>-1.8411937273</text:p>
          </table:table-cell>
          <table:table-cell office:value-type="float" office:value="5.61047732944049" calcext:value-type="float">
            <text:p>5.6104773294</text:p>
          </table:table-cell>
          <table:table-cell office:value-type="float" office:value="14.6357466677932" calcext:value-type="float">
            <text:p>14.6357466678</text:p>
          </table:table-cell>
          <table:table-cell office:value-type="float" office:value="0.00221464339993284" calcext:value-type="float">
            <text:p>0.0022146434</text:p>
          </table:table-cell>
          <table:table-cell office:value-type="float" office:value="0.0333061951799519" calcext:value-type="float">
            <text:p>0.0333061952</text:p>
          </table:table-cell>
        </table:table-row>
        <table:table-row table:style-name="ro1">
          <table:table-cell office:value-type="string" calcext:value-type="string">
            <text:p>STRINITY_DN8867_c0_g1_i1</text:p>
          </table:table-cell>
          <table:table-cell office:value-type="float" office:value="-2.99450763119427" calcext:value-type="float">
            <text:p>-2.9945076312</text:p>
          </table:table-cell>
          <table:table-cell office:value-type="float" office:value="8.5756248238109" calcext:value-type="float">
            <text:p>8.5756248238</text:p>
          </table:table-cell>
          <table:table-cell office:value-type="float" office:value="40.8865221627354" calcext:value-type="float">
            <text:p>40.8865221627</text:p>
          </table:table-cell>
          <table:table-cell office:value-type="float" office:value="0.0000272357657482866" calcext:value-type="float">
            <text:p>2.72357657482866E-005</text:p>
          </table:table-cell>
          <table:table-cell office:value-type="float" office:value="0.00301683843628069" calcext:value-type="float">
            <text:p>0.0030168384</text:p>
          </table:table-cell>
        </table:table-row>
        <table:table-row table:style-name="ro1">
          <table:table-cell office:value-type="string" calcext:value-type="string">
            <text:p>MTRINITY_DN11772_c0_g1_i1</text:p>
          </table:table-cell>
          <table:table-cell office:value-type="float" office:value="-2.26782742369296" calcext:value-type="float">
            <text:p>-2.2678274237</text:p>
          </table:table-cell>
          <table:table-cell office:value-type="float" office:value="5.41116828788939" calcext:value-type="float">
            <text:p>5.4111682879</text:p>
          </table:table-cell>
          <table:table-cell office:value-type="float" office:value="33.7058838301467" calcext:value-type="float">
            <text:p>33.7058838301</text:p>
          </table:table-cell>
          <table:table-cell office:value-type="float" office:value="0.0000689788101004001" calcext:value-type="float">
            <text:p>6.89788101004001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STRINITY_DN6776_c0_g1_i1</text:p>
          </table:table-cell>
          <table:table-cell office:value-type="float" office:value="-1.57907655395081" calcext:value-type="float">
            <text:p>-1.579076554</text:p>
          </table:table-cell>
          <table:table-cell office:value-type="float" office:value="3.00124699867732" calcext:value-type="float">
            <text:p>3.0012469987</text:p>
          </table:table-cell>
          <table:table-cell office:value-type="float" office:value="12.4552208322726" calcext:value-type="float">
            <text:p>12.4552208323</text:p>
          </table:table-cell>
          <table:table-cell office:value-type="float" office:value="0.00386443431797371" calcext:value-type="float">
            <text:p>0.0038644343</text:p>
          </table:table-cell>
          <table:table-cell office:value-type="float" office:value="0.0474448218228773" calcext:value-type="float">
            <text:p>0.0474448218</text:p>
          </table:table-cell>
        </table:table-row>
        <table:table-row table:style-name="ro1">
          <table:table-cell office:value-type="string" calcext:value-type="string">
            <text:p>MTRINITY_DN10032_c0_g1_i3</text:p>
          </table:table-cell>
          <table:table-cell office:value-type="float" office:value="-3.90968137476064" calcext:value-type="float">
            <text:p>-3.9096813748</text:p>
          </table:table-cell>
          <table:table-cell office:value-type="float" office:value="4.42431234171277" calcext:value-type="float">
            <text:p>4.4243123417</text:p>
          </table:table-cell>
          <table:table-cell office:value-type="float" office:value="29.9603461493884" calcext:value-type="float">
            <text:p>29.9603461494</text:p>
          </table:table-cell>
          <table:table-cell office:value-type="float" office:value="0.000119033693209501" calcext:value-type="float">
            <text:p>0.0001190337</text:p>
          </table:table-cell>
          <table:table-cell office:value-type="float" office:value="0.0061926402127605" calcext:value-type="float">
            <text:p>0.0061926402</text:p>
          </table:table-cell>
        </table:table-row>
        <table:table-row table:style-name="ro1">
          <table:table-cell office:value-type="string" calcext:value-type="string">
            <text:p>MTRINITY_DN5354_c0_g1_i2</text:p>
          </table:table-cell>
          <table:table-cell office:value-type="float" office:value="4.83663530827644" calcext:value-type="float">
            <text:p>4.8366353083</text:p>
          </table:table-cell>
          <table:table-cell office:value-type="float" office:value="-0.00828811755531809" calcext:value-type="float">
            <text:p>-0.0082881176</text:p>
          </table:table-cell>
          <table:table-cell office:value-type="float" office:value="19.1278907664812" calcext:value-type="float">
            <text:p>19.1278907665</text:p>
          </table:table-cell>
          <table:table-cell office:value-type="float" office:value="0.000807894309040262" calcext:value-type="float">
            <text:p>0.0008078943</text:p>
          </table:table-cell>
          <table:table-cell office:value-type="float" office:value="0.0177914509910647" calcext:value-type="float">
            <text:p>0.017791451</text:p>
          </table:table-cell>
        </table:table-row>
        <table:table-row table:style-name="ro1">
          <table:table-cell office:value-type="string" calcext:value-type="string">
            <text:p>MTRINITY_DN9944_c0_g1_i1</text:p>
          </table:table-cell>
          <table:table-cell office:value-type="float" office:value="-2.51725382573787" calcext:value-type="float">
            <text:p>-2.5172538257</text:p>
          </table:table-cell>
          <table:table-cell office:value-type="float" office:value="5.26947082383725" calcext:value-type="float">
            <text:p>5.2694708238</text:p>
          </table:table-cell>
          <table:table-cell office:value-type="float" office:value="13.4798132432693" calcext:value-type="float">
            <text:p>13.4798132433</text:p>
          </table:table-cell>
          <table:table-cell office:value-type="float" office:value="0.00295606025278083" calcext:value-type="float">
            <text:p>0.0029560603</text:p>
          </table:table-cell>
          <table:table-cell office:value-type="float" office:value="0.0401334313287991" calcext:value-type="float">
            <text:p>0.0401334313</text:p>
          </table:table-cell>
        </table:table-row>
        <table:table-row table:style-name="ro1">
          <table:table-cell office:value-type="string" calcext:value-type="string">
            <text:p>MTRINITY_DN14611_c0_g1_i2</text:p>
          </table:table-cell>
          <table:table-cell office:value-type="float" office:value="-4.62356011591709" calcext:value-type="float">
            <text:p>-4.6235601159</text:p>
          </table:table-cell>
          <table:table-cell office:value-type="float" office:value="2.14749319300907" calcext:value-type="float">
            <text:p>2.147493193</text:p>
          </table:table-cell>
          <table:table-cell office:value-type="float" office:value="30.3545332721569" calcext:value-type="float">
            <text:p>30.3545332722</text:p>
          </table:table-cell>
          <table:table-cell office:value-type="float" office:value="0.000112133855283685" calcext:value-type="float">
            <text:p>0.0001121339</text:p>
          </table:table-cell>
          <table:table-cell office:value-type="float" office:value="0.00600006072710457" calcext:value-type="float">
            <text:p>0.0060000607</text:p>
          </table:table-cell>
        </table:table-row>
        <table:table-row table:style-name="ro1">
          <table:table-cell office:value-type="string" calcext:value-type="string">
            <text:p>MTRINITY_DN15310_c0_g1_i5</text:p>
          </table:table-cell>
          <table:table-cell office:value-type="float" office:value="-3.30891399372995" calcext:value-type="float">
            <text:p>-3.3089139937</text:p>
          </table:table-cell>
          <table:table-cell office:value-type="float" office:value="2.3127923530047" calcext:value-type="float">
            <text:p>2.312792353</text:p>
          </table:table-cell>
          <table:table-cell office:value-type="float" office:value="14.4653031016833" calcext:value-type="float">
            <text:p>14.4653031017</text:p>
          </table:table-cell>
          <table:table-cell office:value-type="float" office:value="0.00230901225586478" calcext:value-type="float">
            <text:p>0.0023090123</text:p>
          </table:table-cell>
          <table:table-cell office:value-type="float" office:value="0.034074001858713" calcext:value-type="float">
            <text:p>0.0340740019</text:p>
          </table:table-cell>
        </table:table-row>
        <table:table-row table:style-name="ro1">
          <table:table-cell office:value-type="string" calcext:value-type="string">
            <text:p>Pc34768_g1_i1</text:p>
          </table:table-cell>
          <table:table-cell office:value-type="float" office:value="1.22586352388378" calcext:value-type="float">
            <text:p>1.2258635239</text:p>
          </table:table-cell>
          <table:table-cell office:value-type="float" office:value="5.80185681118902" calcext:value-type="float">
            <text:p>5.8018568112</text:p>
          </table:table-cell>
          <table:table-cell office:value-type="float" office:value="18.7963940376766" calcext:value-type="float">
            <text:p>18.7963940377</text:p>
          </table:table-cell>
          <table:table-cell office:value-type="float" office:value="0.00216721809232897" calcext:value-type="float">
            <text:p>0.0021672181</text:p>
          </table:table-cell>
          <table:table-cell office:value-type="float" office:value="0.0327262779746261" calcext:value-type="float">
            <text:p>0.032726278</text:p>
          </table:table-cell>
        </table:table-row>
        <table:table-row table:style-name="ro1">
          <table:table-cell office:value-type="string" calcext:value-type="string">
            <text:p>STRINITY_DN10126_c0_g1_i1</text:p>
          </table:table-cell>
          <table:table-cell office:value-type="float" office:value="1.34910044908053" calcext:value-type="float">
            <text:p>1.3491004491</text:p>
          </table:table-cell>
          <table:table-cell office:value-type="float" office:value="4.47434970283733" calcext:value-type="float">
            <text:p>4.4743497028</text:p>
          </table:table-cell>
          <table:table-cell office:value-type="float" office:value="12.3038944205074" calcext:value-type="float">
            <text:p>12.3038944205</text:p>
          </table:table-cell>
          <table:table-cell office:value-type="float" office:value="0.00402456257671093" calcext:value-type="float">
            <text:p>0.0040245626</text:p>
          </table:table-cell>
          <table:table-cell office:value-type="float" office:value="0.0487724341654052" calcext:value-type="float">
            <text:p>0.0487724342</text:p>
          </table:table-cell>
        </table:table-row>
        <table:table-row table:style-name="ro1">
          <table:table-cell office:value-type="string" calcext:value-type="string">
            <text:p>Pc32649_g1_i4</text:p>
          </table:table-cell>
          <table:table-cell office:value-type="float" office:value="-2.80330094969291" calcext:value-type="float">
            <text:p>-2.8033009497</text:p>
          </table:table-cell>
          <table:table-cell office:value-type="float" office:value="3.33433373258812" calcext:value-type="float">
            <text:p>3.3343337326</text:p>
          </table:table-cell>
          <table:table-cell office:value-type="float" office:value="14.524332472244" calcext:value-type="float">
            <text:p>14.5243324722</text:p>
          </table:table-cell>
          <table:table-cell office:value-type="float" office:value="0.00227580946747779" calcext:value-type="float">
            <text:p>0.0022758095</text:p>
          </table:table-cell>
          <table:table-cell office:value-type="float" office:value="0.0338049028113156" calcext:value-type="float">
            <text:p>0.0338049028</text:p>
          </table:table-cell>
        </table:table-row>
        <table:table-row table:style-name="ro1">
          <table:table-cell office:value-type="string" calcext:value-type="string">
            <text:p>Pc30578_g1_i3</text:p>
          </table:table-cell>
          <table:table-cell office:value-type="float" office:value="-1.66867952139891" calcext:value-type="float">
            <text:p>-1.6686795214</text:p>
          </table:table-cell>
          <table:table-cell office:value-type="float" office:value="3.25295955138732" calcext:value-type="float">
            <text:p>3.2529595514</text:p>
          </table:table-cell>
          <table:table-cell office:value-type="float" office:value="13.3962928267801" calcext:value-type="float">
            <text:p>13.3962928268</text:p>
          </table:table-cell>
          <table:table-cell office:value-type="float" office:value="0.0030274011834651" calcext:value-type="float">
            <text:p>0.0030274012</text:p>
          </table:table-cell>
          <table:table-cell office:value-type="float" office:value="0.0407152906475158" calcext:value-type="float">
            <text:p>0.0407152906</text:p>
          </table:table-cell>
        </table:table-row>
        <table:table-row table:style-name="ro1">
          <table:table-cell office:value-type="string" calcext:value-type="string">
            <text:p>MTRINITY_DN16082_c4_g1_i1</text:p>
          </table:table-cell>
          <table:table-cell office:value-type="float" office:value="-4.27816754685541" calcext:value-type="float">
            <text:p>-4.2781675469</text:p>
          </table:table-cell>
          <table:table-cell office:value-type="float" office:value="1.87778608736735" calcext:value-type="float">
            <text:p>1.8777860874</text:p>
          </table:table-cell>
          <table:table-cell office:value-type="float" office:value="18.7379483175835" calcext:value-type="float">
            <text:p>18.7379483176</text:p>
          </table:table-cell>
          <table:table-cell office:value-type="float" office:value="0.000876301013263436" calcext:value-type="float">
            <text:p>0.000876301</text:p>
          </table:table-cell>
          <table:table-cell office:value-type="float" office:value="0.018698962328338" calcext:value-type="float">
            <text:p>0.0186989623</text:p>
          </table:table-cell>
        </table:table-row>
        <table:table-row table:style-name="ro1">
          <table:table-cell office:value-type="string" calcext:value-type="string">
            <text:p>STRINITY_DN9187_c0_g1_i1</text:p>
          </table:table-cell>
          <table:table-cell office:value-type="float" office:value="3.07135440573753" calcext:value-type="float">
            <text:p>3.0713544057</text:p>
          </table:table-cell>
          <table:table-cell office:value-type="float" office:value="7.44137055319894" calcext:value-type="float">
            <text:p>7.4413705532</text:p>
          </table:table-cell>
          <table:table-cell office:value-type="float" office:value="16.7342835543487" calcext:value-type="float">
            <text:p>16.7342835543</text:p>
          </table:table-cell>
          <table:table-cell office:value-type="float" office:value="0.0013544088864889" calcext:value-type="float">
            <text:p>0.0013544089</text:p>
          </table:table-cell>
          <table:table-cell office:value-type="float" office:value="0.0243744879823884" calcext:value-type="float">
            <text:p>0.024374488</text:p>
          </table:table-cell>
        </table:table-row>
        <table:table-row table:style-name="ro1">
          <table:table-cell office:value-type="string" calcext:value-type="string">
            <text:p>MTRINITY_DN11650_c2_g12_i1</text:p>
          </table:table-cell>
          <table:table-cell office:value-type="float" office:value="-4.41323428382386" calcext:value-type="float">
            <text:p>-4.4132342838</text:p>
          </table:table-cell>
          <table:table-cell office:value-type="float" office:value="3.17192650112991" calcext:value-type="float">
            <text:p>3.1719265011</text:p>
          </table:table-cell>
          <table:table-cell office:value-type="float" office:value="25.4826361503493" calcext:value-type="float">
            <text:p>25.4826361503</text:p>
          </table:table-cell>
          <table:table-cell office:value-type="float" office:value="0.000244960524130204" calcext:value-type="float">
            <text:p>0.0002449605</text:p>
          </table:table-cell>
          <table:table-cell office:value-type="float" office:value="0.00913399741446129" calcext:value-type="float">
            <text:p>0.0091339974</text:p>
          </table:table-cell>
        </table:table-row>
        <table:table-row table:style-name="ro1">
          <table:table-cell office:value-type="string" calcext:value-type="string">
            <text:p>STRINITY_DN13277_c1_g1_i1</text:p>
          </table:table-cell>
          <table:table-cell office:value-type="float" office:value="1.48953568589991" calcext:value-type="float">
            <text:p>1.4895356859</text:p>
          </table:table-cell>
          <table:table-cell office:value-type="float" office:value="5.28827481849266" calcext:value-type="float">
            <text:p>5.2882748185</text:p>
          </table:table-cell>
          <table:table-cell office:value-type="float" office:value="21.8335275177628" calcext:value-type="float">
            <text:p>21.8335275178</text:p>
          </table:table-cell>
          <table:table-cell office:value-type="float" office:value="0.000472523648383426" calcext:value-type="float">
            <text:p>0.0004725236</text:p>
          </table:table-cell>
          <table:table-cell office:value-type="float" office:value="0.0131592997496199" calcext:value-type="float">
            <text:p>0.0131592997</text:p>
          </table:table-cell>
        </table:table-row>
        <table:table-row table:style-name="ro1">
          <table:table-cell office:value-type="string" calcext:value-type="string">
            <text:p>MTRINITY_DN7988_c0_g1_i1</text:p>
          </table:table-cell>
          <table:table-cell office:value-type="float" office:value="-3.56312128937853" calcext:value-type="float">
            <text:p>-3.5631212894</text:p>
          </table:table-cell>
          <table:table-cell office:value-type="float" office:value="3.13927837402795" calcext:value-type="float">
            <text:p>3.139278374</text:p>
          </table:table-cell>
          <table:table-cell office:value-type="float" office:value="22.4729657162381" calcext:value-type="float">
            <text:p>22.4729657162</text:p>
          </table:table-cell>
          <table:table-cell office:value-type="float" office:value="0.000418983276546838" calcext:value-type="float">
            <text:p>0.0004189833</text:p>
          </table:table-cell>
          <table:table-cell office:value-type="float" office:value="0.0123304313680225" calcext:value-type="float">
            <text:p>0.0123304314</text:p>
          </table:table-cell>
        </table:table-row>
        <table:table-row table:style-name="ro1">
          <table:table-cell office:value-type="string" calcext:value-type="string">
            <text:p>Pc27448_g3_i1</text:p>
          </table:table-cell>
          <table:table-cell office:value-type="float" office:value="1.78535030441239" calcext:value-type="float">
            <text:p>1.7853503044</text:p>
          </table:table-cell>
          <table:table-cell office:value-type="float" office:value="7.03448094985568" calcext:value-type="float">
            <text:p>7.0344809499</text:p>
          </table:table-cell>
          <table:table-cell office:value-type="float" office:value="15.9869278049066" calcext:value-type="float">
            <text:p>15.9869278049</text:p>
          </table:table-cell>
          <table:table-cell office:value-type="float" office:value="0.00160640377664132" calcext:value-type="float">
            <text:p>0.0016064038</text:p>
          </table:table-cell>
          <table:table-cell office:value-type="float" office:value="0.0268790571723629" calcext:value-type="float">
            <text:p>0.0268790572</text:p>
          </table:table-cell>
        </table:table-row>
        <table:table-row table:style-name="ro1">
          <table:table-cell office:value-type="string" calcext:value-type="string">
            <text:p>STRINITY_DN13268_c1_g2_i2</text:p>
          </table:table-cell>
          <table:table-cell office:value-type="float" office:value="-2.87896517902945" calcext:value-type="float">
            <text:p>-2.878965179</text:p>
          </table:table-cell>
          <table:table-cell office:value-type="float" office:value="4.4211547823785" calcext:value-type="float">
            <text:p>4.4211547824</text:p>
          </table:table-cell>
          <table:table-cell office:value-type="float" office:value="12.5629645583802" calcext:value-type="float">
            <text:p>12.5629645584</text:p>
          </table:table-cell>
          <table:table-cell office:value-type="float" office:value="0.00375494271289133" calcext:value-type="float">
            <text:p>0.0037549427</text:p>
          </table:table-cell>
          <table:table-cell office:value-type="float" office:value="0.0466153309989958" calcext:value-type="float">
            <text:p>0.046615331</text:p>
          </table:table-cell>
        </table:table-row>
        <table:table-row table:style-name="ro1">
          <table:table-cell office:value-type="string" calcext:value-type="string">
            <text:p>MTRINITY_DN10537_c0_g1_i1</text:p>
          </table:table-cell>
          <table:table-cell office:value-type="float" office:value="-1.25990350240131" calcext:value-type="float">
            <text:p>-1.2599035024</text:p>
          </table:table-cell>
          <table:table-cell office:value-type="float" office:value="7.79047195346615" calcext:value-type="float">
            <text:p>7.7904719535</text:p>
          </table:table-cell>
          <table:table-cell office:value-type="float" office:value="27.5119752249282" calcext:value-type="float">
            <text:p>27.5119752249</text:p>
          </table:table-cell>
          <table:table-cell office:value-type="float" office:value="0.00195875457735506" calcext:value-type="float">
            <text:p>0.0019587546</text:p>
          </table:table-cell>
          <table:table-cell office:value-type="float" office:value="0.0307405100185974" calcext:value-type="float">
            <text:p>0.03074051</text:p>
          </table:table-cell>
        </table:table-row>
        <table:table-row table:style-name="ro1">
          <table:table-cell office:value-type="string" calcext:value-type="string">
            <text:p>MTRINITY_DN9102_c0_g1_i1</text:p>
          </table:table-cell>
          <table:table-cell office:value-type="float" office:value="-4.74711206138044" calcext:value-type="float">
            <text:p>-4.7471120614</text:p>
          </table:table-cell>
          <table:table-cell office:value-type="float" office:value="2.61182433906498" calcext:value-type="float">
            <text:p>2.6118243391</text:p>
          </table:table-cell>
          <table:table-cell office:value-type="float" office:value="22.9093699327532" calcext:value-type="float">
            <text:p>22.9093699328</text:p>
          </table:table-cell>
          <table:table-cell office:value-type="float" office:value="0.000386477833665188" calcext:value-type="float">
            <text:p>0.0003864778</text:p>
          </table:table-cell>
          <table:table-cell office:value-type="float" office:value="0.0117540948439327" calcext:value-type="float">
            <text:p>0.0117540948</text:p>
          </table:table-cell>
        </table:table-row>
        <table:table-row table:style-name="ro1">
          <table:table-cell office:value-type="string" calcext:value-type="string">
            <text:p>STRINITY_DN6779_c0_g1_i1</text:p>
          </table:table-cell>
          <table:table-cell office:value-type="float" office:value="-3.4613085599078" calcext:value-type="float">
            <text:p>-3.4613085599</text:p>
          </table:table-cell>
          <table:table-cell office:value-type="float" office:value="2.88736748973812" calcext:value-type="float">
            <text:p>2.8873674897</text:p>
          </table:table-cell>
          <table:table-cell office:value-type="float" office:value="21.8854570698411" calcext:value-type="float">
            <text:p>21.8854570698</text:p>
          </table:table-cell>
          <table:table-cell office:value-type="float" office:value="0.000467890473789381" calcext:value-type="float">
            <text:p>0.0004678905</text:p>
          </table:table-cell>
          <table:table-cell office:value-type="float" office:value="0.0131001312498836" calcext:value-type="float">
            <text:p>0.0131001312</text:p>
          </table:table-cell>
        </table:table-row>
        <table:table-row table:style-name="ro1">
          <table:table-cell office:value-type="string" calcext:value-type="string">
            <text:p>Pc31616_g3_i1</text:p>
          </table:table-cell>
          <table:table-cell office:value-type="float" office:value="1.92114501858282" calcext:value-type="float">
            <text:p>1.9211450186</text:p>
          </table:table-cell>
          <table:table-cell office:value-type="float" office:value="2.68069927405226" calcext:value-type="float">
            <text:p>2.6806992741</text:p>
          </table:table-cell>
          <table:table-cell office:value-type="float" office:value="32.9276049046761" calcext:value-type="float">
            <text:p>32.9276049047</text:p>
          </table:table-cell>
          <table:table-cell office:value-type="float" office:value="0.000315563821364401" calcext:value-type="float">
            <text:p>0.0003155638</text:p>
          </table:table-cell>
          <table:table-cell office:value-type="float" office:value="0.0104669555687476" calcext:value-type="float">
            <text:p>0.0104669556</text:p>
          </table:table-cell>
        </table:table-row>
        <table:table-row table:style-name="ro1">
          <table:table-cell office:value-type="string" calcext:value-type="string">
            <text:p>Pc29635_g1_i1</text:p>
          </table:table-cell>
          <table:table-cell office:value-type="float" office:value="1.74535849662134" calcext:value-type="float">
            <text:p>1.7453584966</text:p>
          </table:table-cell>
          <table:table-cell office:value-type="float" office:value="4.81740149515965" calcext:value-type="float">
            <text:p>4.8174014952</text:p>
          </table:table-cell>
          <table:table-cell office:value-type="float" office:value="21.2965405069325" calcext:value-type="float">
            <text:p>21.2965405069</text:p>
          </table:table-cell>
          <table:table-cell office:value-type="float" office:value="0.000523694359618964" calcext:value-type="float">
            <text:p>0.0005236944</text:p>
          </table:table-cell>
          <table:table-cell office:value-type="float" office:value="0.0138853210700243" calcext:value-type="float">
            <text:p>0.0138853211</text:p>
          </table:table-cell>
        </table:table-row>
        <table:table-row table:style-name="ro1">
          <table:table-cell office:value-type="string" calcext:value-type="string">
            <text:p>STRINITY_DN2088_c0_g1_i1</text:p>
          </table:table-cell>
          <table:table-cell office:value-type="float" office:value="-4.66381153905202" calcext:value-type="float">
            <text:p>-4.6638115391</text:p>
          </table:table-cell>
          <table:table-cell office:value-type="float" office:value="1.45548436696392" calcext:value-type="float">
            <text:p>1.455484367</text:p>
          </table:table-cell>
          <table:table-cell office:value-type="float" office:value="17.8985175382709" calcext:value-type="float">
            <text:p>17.8985175383</text:p>
          </table:table-cell>
          <table:table-cell office:value-type="float" office:value="0.0010477448314628" calcext:value-type="float">
            <text:p>0.0010477448</text:p>
          </table:table-cell>
          <table:table-cell office:value-type="float" office:value="0.0209117050205121" calcext:value-type="float">
            <text:p>0.020911705</text:p>
          </table:table-cell>
        </table:table-row>
        <table:table-row table:style-name="ro1">
          <table:table-cell office:value-type="string" calcext:value-type="string">
            <text:p>STRINITY_DN20769_c0_g1_i1</text:p>
          </table:table-cell>
          <table:table-cell office:value-type="float" office:value="-4.42990041380781" calcext:value-type="float">
            <text:p>-4.4299004138</text:p>
          </table:table-cell>
          <table:table-cell office:value-type="float" office:value="2.47166501833909" calcext:value-type="float">
            <text:p>2.4716650183</text:p>
          </table:table-cell>
          <table:table-cell office:value-type="float" office:value="30.5678564475536" calcext:value-type="float">
            <text:p>30.5678564476</text:p>
          </table:table-cell>
          <table:table-cell office:value-type="float" office:value="0.000108593805405212" calcext:value-type="float">
            <text:p>0.0001085938</text:p>
          </table:table-cell>
          <table:table-cell office:value-type="float" office:value="0.00586289361628353" calcext:value-type="float">
            <text:p>0.0058628936</text:p>
          </table:table-cell>
        </table:table-row>
        <table:table-row table:style-name="ro1">
          <table:table-cell office:value-type="string" calcext:value-type="string">
            <text:p>MTRINITY_DN12772_c0_g1_i2</text:p>
          </table:table-cell>
          <table:table-cell office:value-type="float" office:value="2.93068694575566" calcext:value-type="float">
            <text:p>2.9306869458</text:p>
          </table:table-cell>
          <table:table-cell office:value-type="float" office:value="-0.166104916883315" calcext:value-type="float">
            <text:p>-0.1661049169</text:p>
          </table:table-cell>
          <table:table-cell office:value-type="float" office:value="15.2692852559985" calcext:value-type="float">
            <text:p>15.269285256</text:p>
          </table:table-cell>
          <table:table-cell office:value-type="float" office:value="0.00226882431944254" calcext:value-type="float">
            <text:p>0.0022688243</text:p>
          </table:table-cell>
          <table:table-cell office:value-type="float" office:value="0.0337825240183662" calcext:value-type="float">
            <text:p>0.033782524</text:p>
          </table:table-cell>
        </table:table-row>
        <table:table-row table:style-name="ro1">
          <table:table-cell office:value-type="string" calcext:value-type="string">
            <text:p>Pc5456_g1_i1</text:p>
          </table:table-cell>
          <table:table-cell office:value-type="float" office:value="-3.45896321793591" calcext:value-type="float">
            <text:p>-3.4589632179</text:p>
          </table:table-cell>
          <table:table-cell office:value-type="float" office:value="2.93450138770916" calcext:value-type="float">
            <text:p>2.9345013877</text:p>
          </table:table-cell>
          <table:table-cell office:value-type="float" office:value="16.1763907071577" calcext:value-type="float">
            <text:p>16.1763907072</text:p>
          </table:table-cell>
          <table:table-cell office:value-type="float" office:value="0.00153770334594672" calcext:value-type="float">
            <text:p>0.0015377033</text:p>
          </table:table-cell>
          <table:table-cell office:value-type="float" office:value="0.0261522827414326" calcext:value-type="float">
            <text:p>0.0261522827</text:p>
          </table:table-cell>
        </table:table-row>
        <table:table-row table:style-name="ro1">
          <table:table-cell office:value-type="string" calcext:value-type="string">
            <text:p>MTRINITY_DN17028_c0_g2_i2</text:p>
          </table:table-cell>
          <table:table-cell office:value-type="float" office:value="-2.79414318742434" calcext:value-type="float">
            <text:p>-2.7941431874</text:p>
          </table:table-cell>
          <table:table-cell office:value-type="float" office:value="4.46547323940135" calcext:value-type="float">
            <text:p>4.4654732394</text:p>
          </table:table-cell>
          <table:table-cell office:value-type="float" office:value="22.6309162903741" calcext:value-type="float">
            <text:p>22.6309162904</text:p>
          </table:table-cell>
          <table:table-cell office:value-type="float" office:value="0.000406864810642082" calcext:value-type="float">
            <text:p>0.0004068648</text:p>
          </table:table-cell>
          <table:table-cell office:value-type="float" office:value="0.0121525053590587" calcext:value-type="float">
            <text:p>0.0121525054</text:p>
          </table:table-cell>
        </table:table-row>
        <table:table-row table:style-name="ro1">
          <table:table-cell office:value-type="string" calcext:value-type="string">
            <text:p>STRINITY_DN1267_c0_g1_i1</text:p>
          </table:table-cell>
          <table:table-cell office:value-type="float" office:value="-4.12063024315846" calcext:value-type="float">
            <text:p>-4.1206302432</text:p>
          </table:table-cell>
          <table:table-cell office:value-type="float" office:value="4.87000050929297" calcext:value-type="float">
            <text:p>4.8700005093</text:p>
          </table:table-cell>
          <table:table-cell office:value-type="float" office:value="22.0973740184451" calcext:value-type="float">
            <text:p>22.0973740184</text:p>
          </table:table-cell>
          <table:table-cell office:value-type="float" office:value="0.000449521932475113" calcext:value-type="float">
            <text:p>0.0004495219</text:p>
          </table:table-cell>
          <table:table-cell office:value-type="float" office:value="0.0127902837621213" calcext:value-type="float">
            <text:p>0.0127902838</text:p>
          </table:table-cell>
        </table:table-row>
        <table:table-row table:style-name="ro1">
          <table:table-cell office:value-type="string" calcext:value-type="string">
            <text:p>MTRINITY_DN11150_c1_g1_i1</text:p>
          </table:table-cell>
          <table:table-cell office:value-type="float" office:value="-3.18526745868913" calcext:value-type="float">
            <text:p>-3.1852674587</text:p>
          </table:table-cell>
          <table:table-cell office:value-type="float" office:value="1.75887023750176" calcext:value-type="float">
            <text:p>1.7588702375</text:p>
          </table:table-cell>
          <table:table-cell office:value-type="float" office:value="36.2332386752701" calcext:value-type="float">
            <text:p>36.2332386753</text:p>
          </table:table-cell>
          <table:table-cell office:value-type="float" office:value="0.0000489499511493263" calcext:value-type="float">
            <text:p>0.00004895</text:p>
          </table:table-cell>
          <table:table-cell office:value-type="float" office:value="0.00398205862764357" calcext:value-type="float">
            <text:p>0.0039820586</text:p>
          </table:table-cell>
        </table:table-row>
        <table:table-row table:style-name="ro1">
          <table:table-cell office:value-type="string" calcext:value-type="string">
            <text:p>STRINITY_DN8079_c0_g1_i5</text:p>
          </table:table-cell>
          <table:table-cell office:value-type="float" office:value="-1.90993454041272" calcext:value-type="float">
            <text:p>-1.9099345404</text:p>
          </table:table-cell>
          <table:table-cell office:value-type="float" office:value="6.67572149263727" calcext:value-type="float">
            <text:p>6.6757214926</text:p>
          </table:table-cell>
          <table:table-cell office:value-type="float" office:value="35.507601393971" calcext:value-type="float">
            <text:p>35.507601394</text:p>
          </table:table-cell>
          <table:table-cell office:value-type="float" office:value="0.0000539130130021989" calcext:value-type="float">
            <text:p>0.000053913</text:p>
          </table:table-cell>
          <table:table-cell office:value-type="float" office:value="0.00414964313923079" calcext:value-type="float">
            <text:p>0.0041496431</text:p>
          </table:table-cell>
        </table:table-row>
        <table:table-row table:style-name="ro1">
          <table:table-cell office:value-type="string" calcext:value-type="string">
            <text:p>STRINITY_DN2391_c0_g1_i1</text:p>
          </table:table-cell>
          <table:table-cell office:value-type="float" office:value="1.92648748336809" calcext:value-type="float">
            <text:p>1.9264874834</text:p>
          </table:table-cell>
          <table:table-cell office:value-type="float" office:value="6.03218436924788" calcext:value-type="float">
            <text:p>6.0321843692</text:p>
          </table:table-cell>
          <table:table-cell office:value-type="float" office:value="20.9902805800789" calcext:value-type="float">
            <text:p>20.9902805801</text:p>
          </table:table-cell>
          <table:table-cell office:value-type="float" office:value="0.000555751950926432" calcext:value-type="float">
            <text:p>0.000555752</text:p>
          </table:table-cell>
          <table:table-cell office:value-type="float" office:value="0.0143320979921904" calcext:value-type="float">
            <text:p>0.014332098</text:p>
          </table:table-cell>
        </table:table-row>
        <table:table-row table:style-name="ro1">
          <table:table-cell office:value-type="string" calcext:value-type="string">
            <text:p>Pc25355_g2_i3</text:p>
          </table:table-cell>
          <table:table-cell office:value-type="float" office:value="-1.54089788487852" calcext:value-type="float">
            <text:p>-1.5408978849</text:p>
          </table:table-cell>
          <table:table-cell office:value-type="float" office:value="3.20539001304835" calcext:value-type="float">
            <text:p>3.205390013</text:p>
          </table:table-cell>
          <table:table-cell office:value-type="float" office:value="22.3076142325008" calcext:value-type="float">
            <text:p>22.3076142325</text:p>
          </table:table-cell>
          <table:table-cell office:value-type="float" office:value="0.00248550323990226" calcext:value-type="float">
            <text:p>0.0024855032</text:p>
          </table:table-cell>
          <table:table-cell office:value-type="float" office:value="0.0359392274833267" calcext:value-type="float">
            <text:p>0.0359392275</text:p>
          </table:table-cell>
        </table:table-row>
        <table:table-row table:style-name="ro1">
          <table:table-cell office:value-type="string" calcext:value-type="string">
            <text:p>MTRINITY_DN14185_c20_g1_i1</text:p>
          </table:table-cell>
          <table:table-cell office:value-type="float" office:value="-1.21433027282458" calcext:value-type="float">
            <text:p>-1.2143302728</text:p>
          </table:table-cell>
          <table:table-cell office:value-type="float" office:value="6.33349358689155" calcext:value-type="float">
            <text:p>6.3334935869</text:p>
          </table:table-cell>
          <table:table-cell office:value-type="float" office:value="18.0073626908951" calcext:value-type="float">
            <text:p>18.0073626909</text:p>
          </table:table-cell>
          <table:table-cell office:value-type="float" office:value="0.00272110312852975" calcext:value-type="float">
            <text:p>0.0027211031</text:p>
          </table:table-cell>
          <table:table-cell office:value-type="float" office:value="0.0380979821418872" calcext:value-type="float">
            <text:p>0.0380979821</text:p>
          </table:table-cell>
        </table:table-row>
        <table:table-row table:style-name="ro1">
          <table:table-cell office:value-type="string" calcext:value-type="string">
            <text:p>MTRINITY_DN12931_c0_g1_i1</text:p>
          </table:table-cell>
          <table:table-cell office:value-type="float" office:value="2.13008972137768" calcext:value-type="float">
            <text:p>2.1300897214</text:p>
          </table:table-cell>
          <table:table-cell office:value-type="float" office:value="3.74736466150943" calcext:value-type="float">
            <text:p>3.7473646615</text:p>
          </table:table-cell>
          <table:table-cell office:value-type="float" office:value="29.6743078823387" calcext:value-type="float">
            <text:p>29.6743078823</text:p>
          </table:table-cell>
          <table:table-cell office:value-type="float" office:value="0.000124349595578447" calcext:value-type="float">
            <text:p>0.0001243496</text:p>
          </table:table-cell>
          <table:table-cell office:value-type="float" office:value="0.00632665450859971" calcext:value-type="float">
            <text:p>0.0063266545</text:p>
          </table:table-cell>
        </table:table-row>
        <table:table-row table:style-name="ro1">
          <table:table-cell office:value-type="string" calcext:value-type="string">
            <text:p>STRINITY_DN11650_c0_g2_i3</text:p>
          </table:table-cell>
          <table:table-cell office:value-type="float" office:value="1.49518416007242" calcext:value-type="float">
            <text:p>1.4951841601</text:p>
          </table:table-cell>
          <table:table-cell office:value-type="float" office:value="9.44107773282659" calcext:value-type="float">
            <text:p>9.4410777328</text:p>
          </table:table-cell>
          <table:table-cell office:value-type="float" office:value="13.9320541719777" calcext:value-type="float">
            <text:p>13.932054172</text:p>
          </table:table-cell>
          <table:table-cell office:value-type="float" office:value="0.00263595684676055" calcext:value-type="float">
            <text:p>0.0026359568</text:p>
          </table:table-cell>
          <table:table-cell office:value-type="float" office:value="0.0372884790886231" calcext:value-type="float">
            <text:p>0.0372884791</text:p>
          </table:table-cell>
        </table:table-row>
        <table:table-row table:style-name="ro1">
          <table:table-cell office:value-type="string" calcext:value-type="string">
            <text:p>STRINITY_DN4007_c0_g1_i1</text:p>
          </table:table-cell>
          <table:table-cell office:value-type="float" office:value="1.80438433464442" calcext:value-type="float">
            <text:p>1.8043843346</text:p>
          </table:table-cell>
          <table:table-cell office:value-type="float" office:value="4.87112884520182" calcext:value-type="float">
            <text:p>4.8711288452</text:p>
          </table:table-cell>
          <table:table-cell office:value-type="float" office:value="27.1126709097134" calcext:value-type="float">
            <text:p>27.1126709097</text:p>
          </table:table-cell>
          <table:table-cell office:value-type="float" office:value="0.000186535483646494" calcext:value-type="float">
            <text:p>0.0001865355</text:p>
          </table:table-cell>
          <table:table-cell office:value-type="float" office:value="0.00775103844068762" calcext:value-type="float">
            <text:p>0.0077510384</text:p>
          </table:table-cell>
        </table:table-row>
        <table:table-row table:style-name="ro1">
          <table:table-cell office:value-type="string" calcext:value-type="string">
            <text:p>STRINITY_DN12931_c0_g1_i1</text:p>
          </table:table-cell>
          <table:table-cell office:value-type="float" office:value="-5.4130315213763" calcext:value-type="float">
            <text:p>-5.4130315214</text:p>
          </table:table-cell>
          <table:table-cell office:value-type="float" office:value="3.37158769061609" calcext:value-type="float">
            <text:p>3.3715876906</text:p>
          </table:table-cell>
          <table:table-cell office:value-type="float" office:value="36.0488097135422" calcext:value-type="float">
            <text:p>36.0488097135</text:p>
          </table:table-cell>
          <table:table-cell office:value-type="float" office:value="0.0000501592494032825" calcext:value-type="float">
            <text:p>5.01592494032825E-005</text:p>
          </table:table-cell>
          <table:table-cell office:value-type="float" office:value="0.00398919083256141" calcext:value-type="float">
            <text:p>0.0039891908</text:p>
          </table:table-cell>
        </table:table-row>
        <table:table-row table:style-name="ro1">
          <table:table-cell office:value-type="string" calcext:value-type="string">
            <text:p>STRINITY_DN11776_c0_g2_i2</text:p>
          </table:table-cell>
          <table:table-cell office:value-type="float" office:value="2.44179181108113" calcext:value-type="float">
            <text:p>2.4417918111</text:p>
          </table:table-cell>
          <table:table-cell office:value-type="float" office:value="1.77235000684829" calcext:value-type="float">
            <text:p>1.7723500068</text:p>
          </table:table-cell>
          <table:table-cell office:value-type="float" office:value="12.8950743790851" calcext:value-type="float">
            <text:p>12.8950743791</text:p>
          </table:table-cell>
          <table:table-cell office:value-type="float" office:value="0.00343950430296977" calcext:value-type="float">
            <text:p>0.0034395043</text:p>
          </table:table-cell>
          <table:table-cell office:value-type="float" office:value="0.0441982192493778" calcext:value-type="float">
            <text:p>0.0441982192</text:p>
          </table:table-cell>
        </table:table-row>
        <table:table-row table:style-name="ro1">
          <table:table-cell office:value-type="string" calcext:value-type="string">
            <text:p>STRINITY_DN10323_c0_g2_i1</text:p>
          </table:table-cell>
          <table:table-cell office:value-type="float" office:value="-1.96414746918873" calcext:value-type="float">
            <text:p>-1.9641474692</text:p>
          </table:table-cell>
          <table:table-cell office:value-type="float" office:value="4.42969532229048" calcext:value-type="float">
            <text:p>4.4296953223</text:p>
          </table:table-cell>
          <table:table-cell office:value-type="float" office:value="31.5231203922867" calcext:value-type="float">
            <text:p>31.5231203923</text:p>
          </table:table-cell>
          <table:table-cell office:value-type="float" office:value="0.0000942498232877705" calcext:value-type="float">
            <text:p>9.42498232877705E-005</text:p>
          </table:table-cell>
          <table:table-cell office:value-type="float" office:value="0.00539921983864942" calcext:value-type="float">
            <text:p>0.0053992198</text:p>
          </table:table-cell>
        </table:table-row>
        <table:table-row table:style-name="ro1">
          <table:table-cell office:value-type="string" calcext:value-type="string">
            <text:p>STRINITY_DN12928_c0_g1_i1</text:p>
          </table:table-cell>
          <table:table-cell office:value-type="float" office:value="-4.6578134400641" calcext:value-type="float">
            <text:p>-4.6578134401</text:p>
          </table:table-cell>
          <table:table-cell office:value-type="float" office:value="3.91032747749209" calcext:value-type="float">
            <text:p>3.9103274775</text:p>
          </table:table-cell>
          <table:table-cell office:value-type="float" office:value="33.5755687868678" calcext:value-type="float">
            <text:p>33.5755687869</text:p>
          </table:table-cell>
          <table:table-cell office:value-type="float" office:value="0.000070246095167296" calcext:value-type="float">
            <text:p>7.0246095167296E-005</text:p>
          </table:table-cell>
          <table:table-cell office:value-type="float" office:value="0.00466514886002631" calcext:value-type="float">
            <text:p>0.0046651489</text:p>
          </table:table-cell>
        </table:table-row>
        <table:table-row table:style-name="ro1">
          <table:table-cell office:value-type="string" calcext:value-type="string">
            <text:p>MTRINITY_DN16318_c0_g1_i1</text:p>
          </table:table-cell>
          <table:table-cell office:value-type="float" office:value="1.25385373550405" calcext:value-type="float">
            <text:p>1.2538537355</text:p>
          </table:table-cell>
          <table:table-cell office:value-type="float" office:value="6.67605135769228" calcext:value-type="float">
            <text:p>6.6760513577</text:p>
          </table:table-cell>
          <table:table-cell office:value-type="float" office:value="13.0043324574583" calcext:value-type="float">
            <text:p>13.0043324575</text:p>
          </table:table-cell>
          <table:table-cell office:value-type="float" office:value="0.00334255807448725" calcext:value-type="float">
            <text:p>0.0033425581</text:p>
          </table:table-cell>
          <table:table-cell office:value-type="float" office:value="0.0434196674135912" calcext:value-type="float">
            <text:p>0.0434196674</text:p>
          </table:table-cell>
        </table:table-row>
        <table:table-row table:style-name="ro1">
          <table:table-cell office:value-type="string" calcext:value-type="string">
            <text:p>MTRINITY_DN11233_c0_g1_i1</text:p>
          </table:table-cell>
          <table:table-cell office:value-type="float" office:value="-1.57499925904927" calcext:value-type="float">
            <text:p>-1.574999259</text:p>
          </table:table-cell>
          <table:table-cell office:value-type="float" office:value="3.70058293855649" calcext:value-type="float">
            <text:p>3.7005829386</text:p>
          </table:table-cell>
          <table:table-cell office:value-type="float" office:value="17.4547116283533" calcext:value-type="float">
            <text:p>17.4547116284</text:p>
          </table:table-cell>
          <table:table-cell office:value-type="float" office:value="0.0011540130821757" calcext:value-type="float">
            <text:p>0.0011540131</text:p>
          </table:table-cell>
          <table:table-cell office:value-type="float" office:value="0.0220870367027905" calcext:value-type="float">
            <text:p>0.0220870367</text:p>
          </table:table-cell>
        </table:table-row>
        <table:table-row table:style-name="ro1">
          <table:table-cell office:value-type="string" calcext:value-type="string">
            <text:p>Pc6705_g1_i1</text:p>
          </table:table-cell>
          <table:table-cell office:value-type="float" office:value="-1.45513268345714" calcext:value-type="float">
            <text:p>-1.4551326835</text:p>
          </table:table-cell>
          <table:table-cell office:value-type="float" office:value="4.40880948426212" calcext:value-type="float">
            <text:p>4.4088094843</text:p>
          </table:table-cell>
          <table:table-cell office:value-type="float" office:value="12.8220161853689" calcext:value-type="float">
            <text:p>12.8220161854</text:p>
          </table:table-cell>
          <table:table-cell office:value-type="float" office:value="0.00350615851014555" calcext:value-type="float">
            <text:p>0.0035061585</text:p>
          </table:table-cell>
          <table:table-cell office:value-type="float" office:value="0.0447292248863362" calcext:value-type="float">
            <text:p>0.0447292249</text:p>
          </table:table-cell>
        </table:table-row>
        <table:table-row table:style-name="ro1">
          <table:table-cell office:value-type="string" calcext:value-type="string">
            <text:p>Pc26825_g3_i1</text:p>
          </table:table-cell>
          <table:table-cell office:value-type="float" office:value="-2.85764983878968" calcext:value-type="float">
            <text:p>-2.8576498388</text:p>
          </table:table-cell>
          <table:table-cell office:value-type="float" office:value="4.35839396356141" calcext:value-type="float">
            <text:p>4.3583939636</text:p>
          </table:table-cell>
          <table:table-cell office:value-type="float" office:value="48.4558649763418" calcext:value-type="float">
            <text:p>48.4558649763</text:p>
          </table:table-cell>
          <table:table-cell office:value-type="float" office:value="0.0000116386080073459" calcext:value-type="float">
            <text:p>1.16386080073459E-005</text:p>
          </table:table-cell>
          <table:table-cell office:value-type="float" office:value="0.00226862165691239" calcext:value-type="float">
            <text:p>0.0022686217</text:p>
          </table:table-cell>
        </table:table-row>
        <table:table-row table:style-name="ro1">
          <table:table-cell office:value-type="string" calcext:value-type="string">
            <text:p>MTRINITY_DN6128_c1_g2_i1</text:p>
          </table:table-cell>
          <table:table-cell office:value-type="float" office:value="-3.10513101882324" calcext:value-type="float">
            <text:p>-3.1051310188</text:p>
          </table:table-cell>
          <table:table-cell office:value-type="float" office:value="0.473481366893367" calcext:value-type="float">
            <text:p>0.4734813669</text:p>
          </table:table-cell>
          <table:table-cell office:value-type="float" office:value="20.2546062953638" calcext:value-type="float">
            <text:p>20.2546062954</text:p>
          </table:table-cell>
          <table:table-cell office:value-type="float" office:value="0.000642529206730666" calcext:value-type="float">
            <text:p>0.0006425292</text:p>
          </table:table-cell>
          <table:table-cell office:value-type="float" office:value="0.0155043743791327" calcext:value-type="float">
            <text:p>0.0155043744</text:p>
          </table:table-cell>
        </table:table-row>
        <table:table-row table:style-name="ro1">
          <table:table-cell office:value-type="string" calcext:value-type="string">
            <text:p>Pc30581_g2_i2</text:p>
          </table:table-cell>
          <table:table-cell office:value-type="float" office:value="-2.60857369524906" calcext:value-type="float">
            <text:p>-2.6085736952</text:p>
          </table:table-cell>
          <table:table-cell office:value-type="float" office:value="1.41763176084883" calcext:value-type="float">
            <text:p>1.4176317608</text:p>
          </table:table-cell>
          <table:table-cell office:value-type="float" office:value="15.4053966245599" calcext:value-type="float">
            <text:p>15.4053966246</text:p>
          </table:table-cell>
          <table:table-cell office:value-type="float" office:value="0.00184067671650496" calcext:value-type="float">
            <text:p>0.0018406767</text:p>
          </table:table-cell>
          <table:table-cell office:value-type="float" office:value="0.029516089445381" calcext:value-type="float">
            <text:p>0.0295160894</text:p>
          </table:table-cell>
        </table:table-row>
        <table:table-row table:style-name="ro1">
          <table:table-cell office:value-type="string" calcext:value-type="string">
            <text:p>MTRINITY_DN12793_c1_g1_i1</text:p>
          </table:table-cell>
          <table:table-cell office:value-type="float" office:value="1.36430716842889" calcext:value-type="float">
            <text:p>1.3643071684</text:p>
          </table:table-cell>
          <table:table-cell office:value-type="float" office:value="5.67963832091048" calcext:value-type="float">
            <text:p>5.6796383209</text:p>
          </table:table-cell>
          <table:table-cell office:value-type="float" office:value="20.0316451920804" calcext:value-type="float">
            <text:p>20.0316451921</text:p>
          </table:table-cell>
          <table:table-cell office:value-type="float" office:value="0.000680197689683768" calcext:value-type="float">
            <text:p>0.0006801977</text:p>
          </table:table-cell>
          <table:table-cell office:value-type="float" office:value="0.0160394141782619" calcext:value-type="float">
            <text:p>0.0160394142</text:p>
          </table:table-cell>
        </table:table-row>
        <table:table-row table:style-name="ro1">
          <table:table-cell office:value-type="string" calcext:value-type="string">
            <text:p>Pc31101_g1_i1</text:p>
          </table:table-cell>
          <table:table-cell office:value-type="float" office:value="-3.49369039423177" calcext:value-type="float">
            <text:p>-3.4936903942</text:p>
          </table:table-cell>
          <table:table-cell office:value-type="float" office:value="2.84118889026446" calcext:value-type="float">
            <text:p>2.8411888903</text:p>
          </table:table-cell>
          <table:table-cell office:value-type="float" office:value="33.9844138886568" calcext:value-type="float">
            <text:p>33.9844138887</text:p>
          </table:table-cell>
          <table:table-cell office:value-type="float" office:value="0.0000663580117587508" calcext:value-type="float">
            <text:p>0.000066358</text:p>
          </table:table-cell>
          <table:table-cell office:value-type="float" office:value="0.00461668055458098" calcext:value-type="float">
            <text:p>0.0046166806</text:p>
          </table:table-cell>
        </table:table-row>
        <table:table-row table:style-name="ro1">
          <table:table-cell office:value-type="string" calcext:value-type="string">
            <text:p>STRINITY_DN12201_c0_g2_i1</text:p>
          </table:table-cell>
          <table:table-cell office:value-type="float" office:value="-1.61486523529155" calcext:value-type="float">
            <text:p>-1.6148652353</text:p>
          </table:table-cell>
          <table:table-cell office:value-type="float" office:value="6.46792300394545" calcext:value-type="float">
            <text:p>6.4679230039</text:p>
          </table:table-cell>
          <table:table-cell office:value-type="float" office:value="36.1844595624402" calcext:value-type="float">
            <text:p>36.1844595624</text:p>
          </table:table-cell>
          <table:table-cell office:value-type="float" office:value="0.0000630547819178767" calcext:value-type="float">
            <text:p>6.30547819178767E-005</text:p>
          </table:table-cell>
          <table:table-cell office:value-type="float" office:value="0.00452001692572024" calcext:value-type="float">
            <text:p>0.0045200169</text:p>
          </table:table-cell>
        </table:table-row>
        <table:table-row table:style-name="ro1">
          <table:table-cell office:value-type="string" calcext:value-type="string">
            <text:p>Pc23321_g1_i1</text:p>
          </table:table-cell>
          <table:table-cell office:value-type="float" office:value="1.80565498377839" calcext:value-type="float">
            <text:p>1.8056549838</text:p>
          </table:table-cell>
          <table:table-cell office:value-type="float" office:value="1.93931285673502" calcext:value-type="float">
            <text:p>1.9393128567</text:p>
          </table:table-cell>
          <table:table-cell office:value-type="float" office:value="28.5911645683565" calcext:value-type="float">
            <text:p>28.5911645684</text:p>
          </table:table-cell>
          <table:table-cell office:value-type="float" office:value="0.0010669954442452" calcext:value-type="float">
            <text:p>0.0010669954</text:p>
          </table:table-cell>
          <table:table-cell office:value-type="float" office:value="0.0210995186069515" calcext:value-type="float">
            <text:p>0.0210995186</text:p>
          </table:table-cell>
        </table:table-row>
        <table:table-row table:style-name="ro1">
          <table:table-cell office:value-type="string" calcext:value-type="string">
            <text:p>MTRINITY_DN9716_c1_g1_i1</text:p>
          </table:table-cell>
          <table:table-cell office:value-type="float" office:value="3.18486469585405" calcext:value-type="float">
            <text:p>3.1848646959</text:p>
          </table:table-cell>
          <table:table-cell office:value-type="float" office:value="5.42770261097191" calcext:value-type="float">
            <text:p>5.427702611</text:p>
          </table:table-cell>
          <table:table-cell office:value-type="float" office:value="32.0660247408819" calcext:value-type="float">
            <text:p>32.0660247409</text:p>
          </table:table-cell>
          <table:table-cell office:value-type="float" office:value="0.0000870814080021936" calcext:value-type="float">
            <text:p>8.70814080021936E-005</text:p>
          </table:table-cell>
          <table:table-cell office:value-type="float" office:value="0.00517644403534856" calcext:value-type="float">
            <text:p>0.005176444</text:p>
          </table:table-cell>
        </table:table-row>
        <table:table-row table:style-name="ro1">
          <table:table-cell office:value-type="string" calcext:value-type="string">
            <text:p>MTRINITY_DN15892_c0_g1_i1</text:p>
          </table:table-cell>
          <table:table-cell office:value-type="float" office:value="-1.68599626759035" calcext:value-type="float">
            <text:p>-1.6859962676</text:p>
          </table:table-cell>
          <table:table-cell office:value-type="float" office:value="4.26686379361519" calcext:value-type="float">
            <text:p>4.2668637936</text:p>
          </table:table-cell>
          <table:table-cell office:value-type="float" office:value="42.7996394208388" calcext:value-type="float">
            <text:p>42.7996394208</text:p>
          </table:table-cell>
          <table:table-cell office:value-type="float" office:value="0.000115498794272242" calcext:value-type="float">
            <text:p>0.0001154988</text:p>
          </table:table-cell>
          <table:table-cell office:value-type="float" office:value="0.00610394860292988" calcext:value-type="float">
            <text:p>0.0061039486</text:p>
          </table:table-cell>
        </table:table-row>
        <table:table-row table:style-name="ro1">
          <table:table-cell office:value-type="string" calcext:value-type="string">
            <text:p>Pc26304_g1_i1</text:p>
          </table:table-cell>
          <table:table-cell office:value-type="float" office:value="1.94699411391571" calcext:value-type="float">
            <text:p>1.9469941139</text:p>
          </table:table-cell>
          <table:table-cell office:value-type="float" office:value="3.74229178994831" calcext:value-type="float">
            <text:p>3.7422917899</text:p>
          </table:table-cell>
          <table:table-cell office:value-type="float" office:value="55.0323819541564" calcext:value-type="float">
            <text:p>55.0323819542</text:p>
          </table:table-cell>
          <table:table-cell office:value-type="float" office:value="0.0000188104619287294" calcext:value-type="float">
            <text:p>1.88104619287294E-005</text:p>
          </table:table-cell>
          <table:table-cell office:value-type="float" office:value="0.00280914136049942" calcext:value-type="float">
            <text:p>0.0028091414</text:p>
          </table:table-cell>
        </table:table-row>
        <table:table-row table:style-name="ro1">
          <table:table-cell office:value-type="string" calcext:value-type="string">
            <text:p>MTRINITY_DN9495_c0_g1_i1</text:p>
          </table:table-cell>
          <table:table-cell office:value-type="float" office:value="1.8710287301619" calcext:value-type="float">
            <text:p>1.8710287302</text:p>
          </table:table-cell>
          <table:table-cell office:value-type="float" office:value="2.01450161846769" calcext:value-type="float">
            <text:p>2.0145016185</text:p>
          </table:table-cell>
          <table:table-cell office:value-type="float" office:value="16.1146598803599" calcext:value-type="float">
            <text:p>16.1146598804</text:p>
          </table:table-cell>
          <table:table-cell office:value-type="float" office:value="0.0015597050961241" calcext:value-type="float">
            <text:p>0.0015597051</text:p>
          </table:table-cell>
          <table:table-cell office:value-type="float" office:value="0.0263918982950695" calcext:value-type="float">
            <text:p>0.0263918983</text:p>
          </table:table-cell>
        </table:table-row>
        <table:table-row table:style-name="ro1">
          <table:table-cell office:value-type="string" calcext:value-type="string">
            <text:p>MTRINITY_DN14570_c0_g1_i2</text:p>
          </table:table-cell>
          <table:table-cell office:value-type="float" office:value="-2.84298620649202" calcext:value-type="float">
            <text:p>-2.8429862065</text:p>
          </table:table-cell>
          <table:table-cell office:value-type="float" office:value="4.42199897857095" calcext:value-type="float">
            <text:p>4.4219989786</text:p>
          </table:table-cell>
          <table:table-cell office:value-type="float" office:value="35.0122065811309" calcext:value-type="float">
            <text:p>35.0122065811</text:p>
          </table:table-cell>
          <table:table-cell office:value-type="float" office:value="0.000057637207074692" calcext:value-type="float">
            <text:p>5.7637207074692E-005</text:p>
          </table:table-cell>
          <table:table-cell office:value-type="float" office:value="0.00434711980393996" calcext:value-type="float">
            <text:p>0.0043471198</text:p>
          </table:table-cell>
        </table:table-row>
        <table:table-row table:style-name="ro1">
          <table:table-cell office:value-type="string" calcext:value-type="string">
            <text:p>MTRINITY_DN2432_c0_g1_i1</text:p>
          </table:table-cell>
          <table:table-cell office:value-type="float" office:value="1.45216649364532" calcext:value-type="float">
            <text:p>1.4521664936</text:p>
          </table:table-cell>
          <table:table-cell office:value-type="float" office:value="6.21609326933999" calcext:value-type="float">
            <text:p>6.2160932693</text:p>
          </table:table-cell>
          <table:table-cell office:value-type="float" office:value="14.6232853719427" calcext:value-type="float">
            <text:p>14.6232853719</text:p>
          </table:table-cell>
          <table:table-cell office:value-type="float" office:value="0.00222138873899109" calcext:value-type="float">
            <text:p>0.0022213887</text:p>
          </table:table-cell>
          <table:table-cell office:value-type="float" office:value="0.0333226967673188" calcext:value-type="float">
            <text:p>0.0333226968</text:p>
          </table:table-cell>
        </table:table-row>
        <table:table-row table:style-name="ro1">
          <table:table-cell office:value-type="string" calcext:value-type="string">
            <text:p>Pc39882_g1_i1</text:p>
          </table:table-cell>
          <table:table-cell office:value-type="float" office:value="-3.22040498835638" calcext:value-type="float">
            <text:p>-3.2204049884</text:p>
          </table:table-cell>
          <table:table-cell office:value-type="float" office:value="6.85172456005732" calcext:value-type="float">
            <text:p>6.8517245601</text:p>
          </table:table-cell>
          <table:table-cell office:value-type="float" office:value="18.3521358446068" calcext:value-type="float">
            <text:p>18.3521358446</text:p>
          </table:table-cell>
          <table:table-cell office:value-type="float" office:value="0.000950695467371884" calcext:value-type="float">
            <text:p>0.0009506955</text:p>
          </table:table-cell>
          <table:table-cell office:value-type="float" office:value="0.019722167615459" calcext:value-type="float">
            <text:p>0.0197221676</text:p>
          </table:table-cell>
        </table:table-row>
        <table:table-row table:style-name="ro1">
          <table:table-cell office:value-type="string" calcext:value-type="string">
            <text:p>MTRINITY_DN401_c0_g1_i1</text:p>
          </table:table-cell>
          <table:table-cell office:value-type="float" office:value="-2.8652364732099" calcext:value-type="float">
            <text:p>-2.8652364732</text:p>
          </table:table-cell>
          <table:table-cell office:value-type="float" office:value="3.41564839454052" calcext:value-type="float">
            <text:p>3.4156483945</text:p>
          </table:table-cell>
          <table:table-cell office:value-type="float" office:value="12.4100263082181" calcext:value-type="float">
            <text:p>12.4100263082</text:p>
          </table:table-cell>
          <table:table-cell office:value-type="float" office:value="0.00391146684901033" calcext:value-type="float">
            <text:p>0.0039114668</text:p>
          </table:table-cell>
          <table:table-cell office:value-type="float" office:value="0.0477488458208995" calcext:value-type="float">
            <text:p>0.0477488458</text:p>
          </table:table-cell>
        </table:table-row>
        <table:table-row table:style-name="ro1">
          <table:table-cell office:value-type="string" calcext:value-type="string">
            <text:p>STRINITY_DN12958_c0_g1_i9</text:p>
          </table:table-cell>
          <table:table-cell office:value-type="float" office:value="-3.36352097886629" calcext:value-type="float">
            <text:p>-3.3635209789</text:p>
          </table:table-cell>
          <table:table-cell office:value-type="float" office:value="4.12184981574498" calcext:value-type="float">
            <text:p>4.1218498157</text:p>
          </table:table-cell>
          <table:table-cell office:value-type="float" office:value="17.9779303648525" calcext:value-type="float">
            <text:p>17.9779303649</text:p>
          </table:table-cell>
          <table:table-cell office:value-type="float" office:value="0.00102995227560101" calcext:value-type="float">
            <text:p>0.0010299523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STRINITY_DN9776_c0_g1_i2</text:p>
          </table:table-cell>
          <table:table-cell office:value-type="float" office:value="-4.39727310961173" calcext:value-type="float">
            <text:p>-4.3972731096</text:p>
          </table:table-cell>
          <table:table-cell office:value-type="float" office:value="4.01228693867656" calcext:value-type="float">
            <text:p>4.0122869387</text:p>
          </table:table-cell>
          <table:table-cell office:value-type="float" office:value="21.3410867560672" calcext:value-type="float">
            <text:p>21.3410867561</text:p>
          </table:table-cell>
          <table:table-cell office:value-type="float" office:value="0.000519212666159828" calcext:value-type="float">
            <text:p>0.0005192127</text:p>
          </table:table-cell>
          <table:table-cell office:value-type="float" office:value="0.0138416747893301" calcext:value-type="float">
            <text:p>0.0138416748</text:p>
          </table:table-cell>
        </table:table-row>
        <table:table-row table:style-name="ro1">
          <table:table-cell office:value-type="string" calcext:value-type="string">
            <text:p>MTRINITY_DN11434_c0_g1_i1</text:p>
          </table:table-cell>
          <table:table-cell office:value-type="float" office:value="1.28144330144074" calcext:value-type="float">
            <text:p>1.2814433014</text:p>
          </table:table-cell>
          <table:table-cell office:value-type="float" office:value="6.4263417536346" calcext:value-type="float">
            <text:p>6.4263417536</text:p>
          </table:table-cell>
          <table:table-cell office:value-type="float" office:value="24.7981269396997" calcext:value-type="float">
            <text:p>24.7981269397</text:p>
          </table:table-cell>
          <table:table-cell office:value-type="float" office:value="0.00149156095338582" calcext:value-type="float">
            <text:p>0.001491561</text:p>
          </table:table-cell>
          <table:table-cell office:value-type="float" office:value="0.025702455050939" calcext:value-type="float">
            <text:p>0.0257024551</text:p>
          </table:table-cell>
        </table:table-row>
        <table:table-row table:style-name="ro1">
          <table:table-cell office:value-type="string" calcext:value-type="string">
            <text:p>MTRINITY_DN15137_c0_g5_i1</text:p>
          </table:table-cell>
          <table:table-cell office:value-type="float" office:value="-2.98362894597774" calcext:value-type="float">
            <text:p>-2.983628946</text:p>
          </table:table-cell>
          <table:table-cell office:value-type="float" office:value="3.56084691044341" calcext:value-type="float">
            <text:p>3.5608469104</text:p>
          </table:table-cell>
          <table:table-cell office:value-type="float" office:value="47.4860374798494" calcext:value-type="float">
            <text:p>47.4860374798</text:p>
          </table:table-cell>
          <table:table-cell office:value-type="float" office:value="0.0000128976524547281" calcext:value-type="float">
            <text:p>1.28976524547281E-005</text:p>
          </table:table-cell>
          <table:table-cell office:value-type="float" office:value="0.00237486212499405" calcext:value-type="float">
            <text:p>0.0023748621</text:p>
          </table:table-cell>
        </table:table-row>
        <table:table-row table:style-name="ro1">
          <table:table-cell office:value-type="string" calcext:value-type="string">
            <text:p>STRINITY_DN4532_c0_g1_i1</text:p>
          </table:table-cell>
          <table:table-cell office:value-type="float" office:value="-2.54278346732974" calcext:value-type="float">
            <text:p>-2.5427834673</text:p>
          </table:table-cell>
          <table:table-cell office:value-type="float" office:value="3.02498939159784" calcext:value-type="float">
            <text:p>3.0249893916</text:p>
          </table:table-cell>
          <table:table-cell office:value-type="float" office:value="43.7975391288328" calcext:value-type="float">
            <text:p>43.7975391288</text:p>
          </table:table-cell>
          <table:table-cell office:value-type="float" office:value="0.0000193715522519714" calcext:value-type="float">
            <text:p>1.93715522519714E-005</text:p>
          </table:table-cell>
          <table:table-cell office:value-type="float" office:value="0.00283335736071505" calcext:value-type="float">
            <text:p>0.0028333574</text:p>
          </table:table-cell>
        </table:table-row>
        <table:table-row table:style-name="ro1">
          <table:table-cell office:value-type="string" calcext:value-type="string">
            <text:p>MTRINITY_DN9632_c1_g1_i1</text:p>
          </table:table-cell>
          <table:table-cell office:value-type="float" office:value="-2.75901766703586" calcext:value-type="float">
            <text:p>-2.759017667</text:p>
          </table:table-cell>
          <table:table-cell office:value-type="float" office:value="4.78510453543897" calcext:value-type="float">
            <text:p>4.7851045354</text:p>
          </table:table-cell>
          <table:table-cell office:value-type="float" office:value="38.6651100695377" calcext:value-type="float">
            <text:p>38.6651100695</text:p>
          </table:table-cell>
          <table:table-cell office:value-type="float" office:value="0.0000357869327550912" calcext:value-type="float">
            <text:p>3.57869327550912E-005</text:p>
          </table:table-cell>
          <table:table-cell office:value-type="float" office:value="0.00337815140705134" calcext:value-type="float">
            <text:p>0.0033781514</text:p>
          </table:table-cell>
        </table:table-row>
        <table:table-row table:style-name="ro1">
          <table:table-cell office:value-type="string" calcext:value-type="string">
            <text:p>MTRINITY_DN16282_c0_g2_i2</text:p>
          </table:table-cell>
          <table:table-cell office:value-type="float" office:value="2.23572849461867" calcext:value-type="float">
            <text:p>2.2357284946</text:p>
          </table:table-cell>
          <table:table-cell office:value-type="float" office:value="3.00984278092252" calcext:value-type="float">
            <text:p>3.0098427809</text:p>
          </table:table-cell>
          <table:table-cell office:value-type="float" office:value="31.6801527307565" calcext:value-type="float">
            <text:p>31.6801527308</text:p>
          </table:table-cell>
          <table:table-cell office:value-type="float" office:value="0.0000921083025499094" calcext:value-type="float">
            <text:p>9.21083025499094E-005</text:p>
          </table:table-cell>
          <table:table-cell office:value-type="float" office:value="0.00532737384574794" calcext:value-type="float">
            <text:p>0.0053273738</text:p>
          </table:table-cell>
        </table:table-row>
        <table:table-row table:style-name="ro1">
          <table:table-cell office:value-type="string" calcext:value-type="string">
            <text:p>MTRINITY_DN12501_c0_g4_i3</text:p>
          </table:table-cell>
          <table:table-cell office:value-type="float" office:value="-4.26069763712017" calcext:value-type="float">
            <text:p>-4.2606976371</text:p>
          </table:table-cell>
          <table:table-cell office:value-type="float" office:value="1.60079325253416" calcext:value-type="float">
            <text:p>1.6007932525</text:p>
          </table:table-cell>
          <table:table-cell office:value-type="float" office:value="31.1591435662409" calcext:value-type="float">
            <text:p>31.1591435662</text:p>
          </table:table-cell>
          <table:table-cell office:value-type="float" office:value="0.0000994394540881179" calcext:value-type="float">
            <text:p>9.94394540881179E-005</text:p>
          </table:table-cell>
          <table:table-cell office:value-type="float" office:value="0.00558983807643656" calcext:value-type="float">
            <text:p>0.0055898381</text:p>
          </table:table-cell>
        </table:table-row>
        <table:table-row table:style-name="ro1">
          <table:table-cell office:value-type="string" calcext:value-type="string">
            <text:p>MTRINITY_DN8330_c1_g1_i1</text:p>
          </table:table-cell>
          <table:table-cell office:value-type="float" office:value="-2.84510510612312" calcext:value-type="float">
            <text:p>-2.8451051061</text:p>
          </table:table-cell>
          <table:table-cell office:value-type="float" office:value="9.3086198962707" calcext:value-type="float">
            <text:p>9.3086198963</text:p>
          </table:table-cell>
          <table:table-cell office:value-type="float" office:value="12.4798758795939" calcext:value-type="float">
            <text:p>12.4798758796</text:p>
          </table:table-cell>
          <table:table-cell office:value-type="float" office:value="0.00383905456990377" calcext:value-type="float">
            <text:p>0.0038390546</text:p>
          </table:table-cell>
          <table:table-cell office:value-type="float" office:value="0.0471806698465892" calcext:value-type="float">
            <text:p>0.0471806698</text:p>
          </table:table-cell>
        </table:table-row>
        <table:table-row table:style-name="ro1">
          <table:table-cell office:value-type="string" calcext:value-type="string">
            <text:p>MTRINITY_DN8343_c0_g1_i1</text:p>
          </table:table-cell>
          <table:table-cell office:value-type="float" office:value="2.39032740833275" calcext:value-type="float">
            <text:p>2.3903274083</text:p>
          </table:table-cell>
          <table:table-cell office:value-type="float" office:value="4.38352363337722" calcext:value-type="float">
            <text:p>4.3835236334</text:p>
          </table:table-cell>
          <table:table-cell office:value-type="float" office:value="53.6639725841233" calcext:value-type="float">
            <text:p>53.6639725841</text:p>
          </table:table-cell>
          <table:table-cell office:value-type="float" office:value="0.00000688758032708924" calcext:value-type="float">
            <text:p>6.88758032708924E-006</text:p>
          </table:table-cell>
          <table:table-cell office:value-type="float" office:value="0.00190082630288479" calcext:value-type="float">
            <text:p>0.0019008263</text:p>
          </table:table-cell>
        </table:table-row>
        <table:table-row table:style-name="ro1">
          <table:table-cell office:value-type="string" calcext:value-type="string">
            <text:p>STRINITY_DN867_c0_g2_i1</text:p>
          </table:table-cell>
          <table:table-cell office:value-type="float" office:value="3.10750982195162" calcext:value-type="float">
            <text:p>3.107509822</text:p>
          </table:table-cell>
          <table:table-cell office:value-type="float" office:value="3.78474605990812" calcext:value-type="float">
            <text:p>3.7847460599</text:p>
          </table:table-cell>
          <table:table-cell office:value-type="float" office:value="14.7379499361722" calcext:value-type="float">
            <text:p>14.7379499362</text:p>
          </table:table-cell>
          <table:table-cell office:value-type="float" office:value="0.0021602108288833" calcext:value-type="float">
            <text:p>0.0021602108</text:p>
          </table:table-cell>
          <table:table-cell office:value-type="float" office:value="0.0327262779746261" calcext:value-type="float">
            <text:p>0.032726278</text:p>
          </table:table-cell>
        </table:table-row>
        <table:table-row table:style-name="ro1">
          <table:table-cell office:value-type="string" calcext:value-type="string">
            <text:p>MTRINITY_DN16686_c0_g1_i2</text:p>
          </table:table-cell>
          <table:table-cell office:value-type="float" office:value="1.87918084746951" calcext:value-type="float">
            <text:p>1.8791808475</text:p>
          </table:table-cell>
          <table:table-cell office:value-type="float" office:value="3.59367531464922" calcext:value-type="float">
            <text:p>3.5936753146</text:p>
          </table:table-cell>
          <table:table-cell office:value-type="float" office:value="17.711996697225" calcext:value-type="float">
            <text:p>17.7119966972</text:p>
          </table:table-cell>
          <table:table-cell office:value-type="float" office:value="0.00109095849068555" calcext:value-type="float">
            <text:p>0.0010909585</text:p>
          </table:table-cell>
          <table:table-cell office:value-type="float" office:value="0.0213378611627585" calcext:value-type="float">
            <text:p>0.0213378612</text:p>
          </table:table-cell>
        </table:table-row>
        <table:table-row table:style-name="ro1">
          <table:table-cell office:value-type="string" calcext:value-type="string">
            <text:p>MTRINITY_DN11768_c0_g1_i1</text:p>
          </table:table-cell>
          <table:table-cell office:value-type="float" office:value="-1.97474101198173" calcext:value-type="float">
            <text:p>-1.974741012</text:p>
          </table:table-cell>
          <table:table-cell office:value-type="float" office:value="4.96283583763567" calcext:value-type="float">
            <text:p>4.9628358376</text:p>
          </table:table-cell>
          <table:table-cell office:value-type="float" office:value="88.1015634886407" calcext:value-type="float">
            <text:p>88.1015634886</text:p>
          </table:table-cell>
          <table:table-cell office:value-type="float" office:value="0.00000525321077349609" calcext:value-type="float">
            <text:p>5.25321077349609E-006</text:p>
          </table:table-cell>
          <table:table-cell office:value-type="float" office:value="0.00173468449704326" calcext:value-type="float">
            <text:p>0.0017346845</text:p>
          </table:table-cell>
        </table:table-row>
        <table:table-row table:style-name="ro1">
          <table:table-cell office:value-type="string" calcext:value-type="string">
            <text:p>MTRINITY_DN284_c0_g1_i1</text:p>
          </table:table-cell>
          <table:table-cell office:value-type="float" office:value="1.38637601230598" calcext:value-type="float">
            <text:p>1.3863760123</text:p>
          </table:table-cell>
          <table:table-cell office:value-type="float" office:value="6.21465718026014" calcext:value-type="float">
            <text:p>6.2146571803</text:p>
          </table:table-cell>
          <table:table-cell office:value-type="float" office:value="27.5492270291969" calcext:value-type="float">
            <text:p>27.5492270292</text:p>
          </table:table-cell>
          <table:table-cell office:value-type="float" office:value="0.00057161119505109" calcext:value-type="float">
            <text:p>0.0005716112</text:p>
          </table:table-cell>
          <table:table-cell office:value-type="float" office:value="0.0145412075025794" calcext:value-type="float">
            <text:p>0.0145412075</text:p>
          </table:table-cell>
        </table:table-row>
        <table:table-row table:style-name="ro1">
          <table:table-cell office:value-type="string" calcext:value-type="string">
            <text:p>MTRINITY_DN14168_c0_g1_i1</text:p>
          </table:table-cell>
          <table:table-cell office:value-type="float" office:value="2.26241537989293" calcext:value-type="float">
            <text:p>2.2624153799</text:p>
          </table:table-cell>
          <table:table-cell office:value-type="float" office:value="3.99094969420789" calcext:value-type="float">
            <text:p>3.9909496942</text:p>
          </table:table-cell>
          <table:table-cell office:value-type="float" office:value="40.3936901372302" calcext:value-type="float">
            <text:p>40.3936901372</text:p>
          </table:table-cell>
          <table:table-cell office:value-type="float" office:value="0.0000289072253155523" calcext:value-type="float">
            <text:p>2.89072253155523E-005</text:p>
          </table:table-cell>
          <table:table-cell office:value-type="float" office:value="0.003101549768047" calcext:value-type="float">
            <text:p>0.0031015498</text:p>
          </table:table-cell>
        </table:table-row>
        <table:table-row table:style-name="ro1">
          <table:table-cell office:value-type="string" calcext:value-type="string">
            <text:p>MTRINITY_DN15053_c0_g3_i1</text:p>
          </table:table-cell>
          <table:table-cell office:value-type="float" office:value="-2.11311636099072" calcext:value-type="float">
            <text:p>-2.113116361</text:p>
          </table:table-cell>
          <table:table-cell office:value-type="float" office:value="5.14236409406994" calcext:value-type="float">
            <text:p>5.1423640941</text:p>
          </table:table-cell>
          <table:table-cell office:value-type="float" office:value="43.1694649404779" calcext:value-type="float">
            <text:p>43.1694649405</text:p>
          </table:table-cell>
          <table:table-cell office:value-type="float" office:value="0.0000208170278071305" calcext:value-type="float">
            <text:p>0.000020817</text:p>
          </table:table-cell>
          <table:table-cell office:value-type="float" office:value="0.0028986879862161" calcext:value-type="float">
            <text:p>0.002898688</text:p>
          </table:table-cell>
        </table:table-row>
        <table:table-row table:style-name="ro1">
          <table:table-cell office:value-type="string" calcext:value-type="string">
            <text:p>Pc31052_g1_i1</text:p>
          </table:table-cell>
          <table:table-cell office:value-type="float" office:value="-2.13448556032229" calcext:value-type="float">
            <text:p>-2.1344855603</text:p>
          </table:table-cell>
          <table:table-cell office:value-type="float" office:value="2.69230386677695" calcext:value-type="float">
            <text:p>2.6923038668</text:p>
          </table:table-cell>
          <table:table-cell office:value-type="float" office:value="15.7562390972875" calcext:value-type="float">
            <text:p>15.7562390973</text:p>
          </table:table-cell>
          <table:table-cell office:value-type="float" office:value="0.00169492841295286" calcext:value-type="float">
            <text:p>0.0016949284</text:p>
          </table:table-cell>
          <table:table-cell office:value-type="float" office:value="0.02798589719473" calcext:value-type="float">
            <text:p>0.0279858972</text:p>
          </table:table-cell>
        </table:table-row>
        <table:table-row table:style-name="ro1">
          <table:table-cell office:value-type="string" calcext:value-type="string">
            <text:p>STRINITY_DN8561_c1_g1_i1</text:p>
          </table:table-cell>
          <table:table-cell office:value-type="float" office:value="-1.45833131474588" calcext:value-type="float">
            <text:p>-1.4583313147</text:p>
          </table:table-cell>
          <table:table-cell office:value-type="float" office:value="3.79493519941274" calcext:value-type="float">
            <text:p>3.7949351994</text:p>
          </table:table-cell>
          <table:table-cell office:value-type="float" office:value="12.8647271730915" calcext:value-type="float">
            <text:p>12.8647271731</text:p>
          </table:table-cell>
          <table:table-cell office:value-type="float" office:value="0.00346701054109423" calcext:value-type="float">
            <text:p>0.0034670105</text:p>
          </table:table-cell>
          <table:table-cell office:value-type="float" office:value="0.0444375415980216" calcext:value-type="float">
            <text:p>0.0444375416</text:p>
          </table:table-cell>
        </table:table-row>
        <table:table-row table:style-name="ro1">
          <table:table-cell office:value-type="string" calcext:value-type="string">
            <text:p>Pc31162_g1_i1</text:p>
          </table:table-cell>
          <table:table-cell office:value-type="float" office:value="1.86574700286661" calcext:value-type="float">
            <text:p>1.8657470029</text:p>
          </table:table-cell>
          <table:table-cell office:value-type="float" office:value="4.8227235160348" calcext:value-type="float">
            <text:p>4.822723516</text:p>
          </table:table-cell>
          <table:table-cell office:value-type="float" office:value="19.5328628097663" calcext:value-type="float">
            <text:p>19.5328628098</text:p>
          </table:table-cell>
          <table:table-cell office:value-type="float" office:value="0.000743327241274263" calcext:value-type="float">
            <text:p>0.0007433272</text:p>
          </table:table-cell>
          <table:table-cell office:value-type="float" office:value="0.0169844051017303" calcext:value-type="float">
            <text:p>0.0169844051</text:p>
          </table:table-cell>
        </table:table-row>
        <table:table-row table:style-name="ro1">
          <table:table-cell office:value-type="string" calcext:value-type="string">
            <text:p>MTRINITY_DN7829_c0_g1_i1</text:p>
          </table:table-cell>
          <table:table-cell office:value-type="float" office:value="2.02542781986579" calcext:value-type="float">
            <text:p>2.0254278199</text:p>
          </table:table-cell>
          <table:table-cell office:value-type="float" office:value="8.75784029217146" calcext:value-type="float">
            <text:p>8.7578402922</text:p>
          </table:table-cell>
          <table:table-cell office:value-type="float" office:value="53.0373545560658" calcext:value-type="float">
            <text:p>53.0373545561</text:p>
          </table:table-cell>
          <table:table-cell office:value-type="float" office:value="0.00000731970645057545" calcext:value-type="float">
            <text:p>7.31970645057545E-006</text:p>
          </table:table-cell>
          <table:table-cell office:value-type="float" office:value="0.00196705788718561" calcext:value-type="float">
            <text:p>0.0019670579</text:p>
          </table:table-cell>
        </table:table-row>
        <table:table-row table:style-name="ro1">
          <table:table-cell office:value-type="string" calcext:value-type="string">
            <text:p>MTRINITY_DN16582_c0_g1_i2</text:p>
          </table:table-cell>
          <table:table-cell office:value-type="float" office:value="1.24004162930321" calcext:value-type="float">
            <text:p>1.2400416293</text:p>
          </table:table-cell>
          <table:table-cell office:value-type="float" office:value="6.38402906623881" calcext:value-type="float">
            <text:p>6.3840290662</text:p>
          </table:table-cell>
          <table:table-cell office:value-type="float" office:value="12.1823249115229" calcext:value-type="float">
            <text:p>12.1823249115</text:p>
          </table:table-cell>
          <table:table-cell office:value-type="float" office:value="0.0041588238749131" calcext:value-type="float">
            <text:p>0.0041588239</text:p>
          </table:table-cell>
          <table:table-cell office:value-type="float" office:value="0.0498162709805034" calcext:value-type="float">
            <text:p>0.049816271</text:p>
          </table:table-cell>
        </table:table-row>
        <table:table-row table:style-name="ro1">
          <table:table-cell office:value-type="string" calcext:value-type="string">
            <text:p>STRINITY_DN15847_c0_g1_i1</text:p>
          </table:table-cell>
          <table:table-cell office:value-type="float" office:value="-2.86403088770928" calcext:value-type="float">
            <text:p>-2.8640308877</text:p>
          </table:table-cell>
          <table:table-cell office:value-type="float" office:value="4.51777512958797" calcext:value-type="float">
            <text:p>4.5177751296</text:p>
          </table:table-cell>
          <table:table-cell office:value-type="float" office:value="17.6499154075148" calcext:value-type="float">
            <text:p>17.6499154075</text:p>
          </table:table-cell>
          <table:table-cell office:value-type="float" office:value="0.00110579866596016" calcext:value-type="float">
            <text:p>0.0011057987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STRINITY_DN10844_c0_g1_i1</text:p>
          </table:table-cell>
          <table:table-cell office:value-type="float" office:value="-1.89448402246539" calcext:value-type="float">
            <text:p>-1.8944840225</text:p>
          </table:table-cell>
          <table:table-cell office:value-type="float" office:value="3.21250819622974" calcext:value-type="float">
            <text:p>3.2125081962</text:p>
          </table:table-cell>
          <table:table-cell office:value-type="float" office:value="16.1791314566438" calcext:value-type="float">
            <text:p>16.1791314566</text:p>
          </table:table-cell>
          <table:table-cell office:value-type="float" office:value="0.00153673490253909" calcext:value-type="float">
            <text:p>0.0015367349</text:p>
          </table:table-cell>
          <table:table-cell office:value-type="float" office:value="0.0261506282904867" calcext:value-type="float">
            <text:p>0.0261506283</text:p>
          </table:table-cell>
        </table:table-row>
        <table:table-row table:style-name="ro1">
          <table:table-cell office:value-type="string" calcext:value-type="string">
            <text:p>MTRINITY_DN11169_c0_g1_i2</text:p>
          </table:table-cell>
          <table:table-cell office:value-type="float" office:value="2.17229782266878" calcext:value-type="float">
            <text:p>2.1722978227</text:p>
          </table:table-cell>
          <table:table-cell office:value-type="float" office:value="0.931025931530046" calcext:value-type="float">
            <text:p>0.9310259315</text:p>
          </table:table-cell>
          <table:table-cell office:value-type="float" office:value="27.1148996131881" calcext:value-type="float">
            <text:p>27.1148996132</text:p>
          </table:table-cell>
          <table:table-cell office:value-type="float" office:value="0.00101030848685798" calcext:value-type="float">
            <text:p>0.0010103085</text:p>
          </table:table-cell>
          <table:table-cell office:value-type="float" office:value="0.0205609763786461" calcext:value-type="float">
            <text:p>0.0205609764</text:p>
          </table:table-cell>
        </table:table-row>
        <table:table-row table:style-name="ro1">
          <table:table-cell office:value-type="string" calcext:value-type="string">
            <text:p>STRINITY_DN10700_c1_g1_i2</text:p>
          </table:table-cell>
          <table:table-cell office:value-type="float" office:value="1.22212955647717" calcext:value-type="float">
            <text:p>1.2221295565</text:p>
          </table:table-cell>
          <table:table-cell office:value-type="float" office:value="5.11357101285729" calcext:value-type="float">
            <text:p>5.1135710129</text:p>
          </table:table-cell>
          <table:table-cell office:value-type="float" office:value="13.9220398136308" calcext:value-type="float">
            <text:p>13.9220398136</text:p>
          </table:table-cell>
          <table:table-cell office:value-type="float" office:value="0.00323456015763155" calcext:value-type="float">
            <text:p>0.0032345602</text:p>
          </table:table-cell>
          <table:table-cell office:value-type="float" office:value="0.0425295781041541" calcext:value-type="float">
            <text:p>0.0425295781</text:p>
          </table:table-cell>
        </table:table-row>
        <table:table-row table:style-name="ro1">
          <table:table-cell office:value-type="string" calcext:value-type="string">
            <text:p>MTRINITY_DN17066_c1_g1_i2</text:p>
          </table:table-cell>
          <table:table-cell office:value-type="float" office:value="-2.16135741825818" calcext:value-type="float">
            <text:p>-2.1613574183</text:p>
          </table:table-cell>
          <table:table-cell office:value-type="float" office:value="4.61415648003547" calcext:value-type="float">
            <text:p>4.61415648</text:p>
          </table:table-cell>
          <table:table-cell office:value-type="float" office:value="24.7481377556668" calcext:value-type="float">
            <text:p>24.7481377557</text:p>
          </table:table-cell>
          <table:table-cell office:value-type="float" office:value="0.000278071664390442" calcext:value-type="float">
            <text:p>0.0002780717</text:p>
          </table:table-cell>
          <table:table-cell office:value-type="float" office:value="0.00978173105235194" calcext:value-type="float">
            <text:p>0.0097817311</text:p>
          </table:table-cell>
        </table:table-row>
        <table:table-row table:style-name="ro1">
          <table:table-cell office:value-type="string" calcext:value-type="string">
            <text:p>Pc32311_g4_i1</text:p>
          </table:table-cell>
          <table:table-cell office:value-type="float" office:value="-1.70633479674567" calcext:value-type="float">
            <text:p>-1.7063347967</text:p>
          </table:table-cell>
          <table:table-cell office:value-type="float" office:value="3.01256366925578" calcext:value-type="float">
            <text:p>3.0125636693</text:p>
          </table:table-cell>
          <table:table-cell office:value-type="float" office:value="18.8905973999914" calcext:value-type="float">
            <text:p>18.8905974</text:p>
          </table:table-cell>
          <table:table-cell office:value-type="float" office:value="0.00191990756020606" calcext:value-type="float">
            <text:p>0.0019199076</text:p>
          </table:table-cell>
          <table:table-cell office:value-type="float" office:value="0.0303644811076214" calcext:value-type="float">
            <text:p>0.0303644811</text:p>
          </table:table-cell>
        </table:table-row>
        <table:table-row table:style-name="ro1">
          <table:table-cell office:value-type="string" calcext:value-type="string">
            <text:p>MTRINITY_DN10616_c1_g2_i6</text:p>
          </table:table-cell>
          <table:table-cell office:value-type="float" office:value="-6.74732965339709" calcext:value-type="float">
            <text:p>-6.7473296534</text:p>
          </table:table-cell>
          <table:table-cell office:value-type="float" office:value="-0.13267123035557" calcext:value-type="float">
            <text:p>-0.1326712304</text:p>
          </table:table-cell>
          <table:table-cell office:value-type="float" office:value="23.0166453063567" calcext:value-type="float">
            <text:p>23.0166453064</text:p>
          </table:table-cell>
          <table:table-cell office:value-type="float" office:value="0.000477236801289047" calcext:value-type="float">
            <text:p>0.0004772368</text:p>
          </table:table-cell>
          <table:table-cell office:value-type="float" office:value="0.0132400132172778" calcext:value-type="float">
            <text:p>0.0132400132</text:p>
          </table:table-cell>
        </table:table-row>
        <table:table-row table:style-name="ro1">
          <table:table-cell office:value-type="string" calcext:value-type="string">
            <text:p>STRINITY_DN13775_c0_g1_i1</text:p>
          </table:table-cell>
          <table:table-cell office:value-type="float" office:value="3.18188125038712" calcext:value-type="float">
            <text:p>3.1818812504</text:p>
          </table:table-cell>
          <table:table-cell office:value-type="float" office:value="0.475640763220824" calcext:value-type="float">
            <text:p>0.4756407632</text:p>
          </table:table-cell>
          <table:table-cell office:value-type="float" office:value="15.0798755347775" calcext:value-type="float">
            <text:p>15.0798755348</text:p>
          </table:table-cell>
          <table:table-cell office:value-type="float" office:value="0.00230837416074206" calcext:value-type="float">
            <text:p>0.0023083742</text:p>
          </table:table-cell>
          <table:table-cell office:value-type="float" office:value="0.034074001858713" calcext:value-type="float">
            <text:p>0.0340740019</text:p>
          </table:table-cell>
        </table:table-row>
        <table:table-row table:style-name="ro1">
          <table:table-cell office:value-type="string" calcext:value-type="string">
            <text:p>MTRINITY_DN16053_c1_g1_i6</text:p>
          </table:table-cell>
          <table:table-cell office:value-type="float" office:value="2.65759979228907" calcext:value-type="float">
            <text:p>2.6575997923</text:p>
          </table:table-cell>
          <table:table-cell office:value-type="float" office:value="3.81096699484998" calcext:value-type="float">
            <text:p>3.8109669948</text:p>
          </table:table-cell>
          <table:table-cell office:value-type="float" office:value="67.1513329399937" calcext:value-type="float">
            <text:p>67.15133294</text:p>
          </table:table-cell>
          <table:table-cell office:value-type="float" office:value="0.00000210679174841068" calcext:value-type="float">
            <text:p>2.10679174841068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Pc15446_g1_i2</text:p>
          </table:table-cell>
          <table:table-cell office:value-type="float" office:value="-3.87435218908239" calcext:value-type="float">
            <text:p>-3.8743521891</text:p>
          </table:table-cell>
          <table:table-cell office:value-type="float" office:value="2.2189310456285" calcext:value-type="float">
            <text:p>2.2189310456</text:p>
          </table:table-cell>
          <table:table-cell office:value-type="float" office:value="21.1120204008192" calcext:value-type="float">
            <text:p>21.1120204008</text:p>
          </table:table-cell>
          <table:table-cell office:value-type="float" office:value="0.000542743358167982" calcext:value-type="float">
            <text:p>0.0005427434</text:p>
          </table:table-cell>
          <table:table-cell office:value-type="float" office:value="0.0141590091852298" calcext:value-type="float">
            <text:p>0.0141590092</text:p>
          </table:table-cell>
        </table:table-row>
        <table:table-row table:style-name="ro1">
          <table:table-cell office:value-type="string" calcext:value-type="string">
            <text:p>MTRINITY_DN16487_c0_g3_i1</text:p>
          </table:table-cell>
          <table:table-cell office:value-type="float" office:value="1.38067425372252" calcext:value-type="float">
            <text:p>1.3806742537</text:p>
          </table:table-cell>
          <table:table-cell office:value-type="float" office:value="5.17448532559217" calcext:value-type="float">
            <text:p>5.1744853256</text:p>
          </table:table-cell>
          <table:table-cell office:value-type="float" office:value="20.5329842204524" calcext:value-type="float">
            <text:p>20.5329842205</text:p>
          </table:table-cell>
          <table:table-cell office:value-type="float" office:value="0.00068168586561937" calcext:value-type="float">
            <text:p>0.0006816859</text:p>
          </table:table-cell>
          <table:table-cell office:value-type="float" office:value="0.0160406599705787" calcext:value-type="float">
            <text:p>0.01604066</text:p>
          </table:table-cell>
        </table:table-row>
        <table:table-row table:style-name="ro1">
          <table:table-cell office:value-type="string" calcext:value-type="string">
            <text:p>MTRINITY_DN19954_c1_g1_i1</text:p>
          </table:table-cell>
          <table:table-cell office:value-type="float" office:value="-4.2182176453702" calcext:value-type="float">
            <text:p>-4.2182176454</text:p>
          </table:table-cell>
          <table:table-cell office:value-type="float" office:value="5.55541475303702" calcext:value-type="float">
            <text:p>5.555414753</text:p>
          </table:table-cell>
          <table:table-cell office:value-type="float" office:value="35.9151490747006" calcext:value-type="float">
            <text:p>35.9151490747</text:p>
          </table:table-cell>
          <table:table-cell office:value-type="float" office:value="0.0000510573318651895" calcext:value-type="float">
            <text:p>5.10573318651895E-005</text:p>
          </table:table-cell>
          <table:table-cell office:value-type="float" office:value="0.0040121439474588" calcext:value-type="float">
            <text:p>0.0040121439</text:p>
          </table:table-cell>
        </table:table-row>
        <table:table-row table:style-name="ro1">
          <table:table-cell office:value-type="string" calcext:value-type="string">
            <text:p>MTRINITY_DN1827_c0_g1_i1</text:p>
          </table:table-cell>
          <table:table-cell office:value-type="float" office:value="-4.18711842508821" calcext:value-type="float">
            <text:p>-4.1871184251</text:p>
          </table:table-cell>
          <table:table-cell office:value-type="float" office:value="6.09135096499289" calcext:value-type="float">
            <text:p>6.091350965</text:p>
          </table:table-cell>
          <table:table-cell office:value-type="float" office:value="36.7720709496924" calcext:value-type="float">
            <text:p>36.7720709497</text:p>
          </table:table-cell>
          <table:table-cell office:value-type="float" office:value="0.0000456058935605696" calcext:value-type="float">
            <text:p>4.56058935605696E-005</text:p>
          </table:table-cell>
          <table:table-cell office:value-type="float" office:value="0.00382104420205785" calcext:value-type="float">
            <text:p>0.0038210442</text:p>
          </table:table-cell>
        </table:table-row>
        <table:table-row table:style-name="ro1">
          <table:table-cell office:value-type="string" calcext:value-type="string">
            <text:p>STRINITY_DN19546_c0_g1_i1</text:p>
          </table:table-cell>
          <table:table-cell office:value-type="float" office:value="-4.43935809146234" calcext:value-type="float">
            <text:p>-4.4393580915</text:p>
          </table:table-cell>
          <table:table-cell office:value-type="float" office:value="2.82540806317124" calcext:value-type="float">
            <text:p>2.8254080632</text:p>
          </table:table-cell>
          <table:table-cell office:value-type="float" office:value="25.2171645444511" calcext:value-type="float">
            <text:p>25.2171645445</text:p>
          </table:table-cell>
          <table:table-cell office:value-type="float" office:value="0.000256370323644011" calcext:value-type="float">
            <text:p>0.0002563703</text:p>
          </table:table-cell>
          <table:table-cell office:value-type="float" office:value="0.00939648885854204" calcext:value-type="float">
            <text:p>0.0093964889</text:p>
          </table:table-cell>
        </table:table-row>
        <table:table-row table:style-name="ro1">
          <table:table-cell office:value-type="string" calcext:value-type="string">
            <text:p>MTRINITY_DN8663_c0_g1_i1</text:p>
          </table:table-cell>
          <table:table-cell office:value-type="float" office:value="-1.57193066081069" calcext:value-type="float">
            <text:p>-1.5719306608</text:p>
          </table:table-cell>
          <table:table-cell office:value-type="float" office:value="4.74629516328772" calcext:value-type="float">
            <text:p>4.7462951633</text:p>
          </table:table-cell>
          <table:table-cell office:value-type="float" office:value="13.4925120100176" calcext:value-type="float">
            <text:p>13.49251201</text:p>
          </table:table-cell>
          <table:table-cell office:value-type="float" office:value="0.00294647484664495" calcext:value-type="float">
            <text:p>0.0029464748</text:p>
          </table:table-cell>
          <table:table-cell office:value-type="float" office:value="0.0400395119721992" calcext:value-type="float">
            <text:p>0.040039512</text:p>
          </table:table-cell>
        </table:table-row>
        <table:table-row table:style-name="ro1">
          <table:table-cell office:value-type="string" calcext:value-type="string">
            <text:p>Pc20336_g1_i2</text:p>
          </table:table-cell>
          <table:table-cell office:value-type="float" office:value="1.3349677095467" calcext:value-type="float">
            <text:p>1.3349677095</text:p>
          </table:table-cell>
          <table:table-cell office:value-type="float" office:value="4.31230236225248" calcext:value-type="float">
            <text:p>4.3123023623</text:p>
          </table:table-cell>
          <table:table-cell office:value-type="float" office:value="20.290620628021" calcext:value-type="float">
            <text:p>20.290620628</text:p>
          </table:table-cell>
          <table:table-cell office:value-type="float" office:value="0.00175819530751945" calcext:value-type="float">
            <text:p>0.0017581953</text:p>
          </table:table-cell>
          <table:table-cell office:value-type="float" office:value="0.0286667743706705" calcext:value-type="float">
            <text:p>0.0286667744</text:p>
          </table:table-cell>
        </table:table-row>
        <table:table-row table:style-name="ro1">
          <table:table-cell office:value-type="string" calcext:value-type="string">
            <text:p>MTRINITY_DN12750_c1_g1_i1</text:p>
          </table:table-cell>
          <table:table-cell office:value-type="float" office:value="2.10157758739224" calcext:value-type="float">
            <text:p>2.1015775874</text:p>
          </table:table-cell>
          <table:table-cell office:value-type="float" office:value="2.91574037281336" calcext:value-type="float">
            <text:p>2.9157403728</text:p>
          </table:table-cell>
          <table:table-cell office:value-type="float" office:value="25.0596481118704" calcext:value-type="float">
            <text:p>25.0596481119</text:p>
          </table:table-cell>
          <table:table-cell office:value-type="float" office:value="0.000668385186463453" calcext:value-type="float">
            <text:p>0.0006683852</text:p>
          </table:table-cell>
          <table:table-cell office:value-type="float" office:value="0.0158730906070094" calcext:value-type="float">
            <text:p>0.0158730906</text:p>
          </table:table-cell>
        </table:table-row>
        <table:table-row table:style-name="ro1">
          <table:table-cell office:value-type="string" calcext:value-type="string">
            <text:p>Pc34801_g1_i1</text:p>
          </table:table-cell>
          <table:table-cell office:value-type="float" office:value="-3.64356758741026" calcext:value-type="float">
            <text:p>-3.6435675874</text:p>
          </table:table-cell>
          <table:table-cell office:value-type="float" office:value="3.56649099917381" calcext:value-type="float">
            <text:p>3.5664909992</text:p>
          </table:table-cell>
          <table:table-cell office:value-type="float" office:value="23.1241025209715" calcext:value-type="float">
            <text:p>23.124102521</text:p>
          </table:table-cell>
          <table:table-cell office:value-type="float" office:value="0.000371563648653919" calcext:value-type="float">
            <text:p>0.0003715636</text:p>
          </table:table-cell>
          <table:table-cell office:value-type="float" office:value="0.0114985542322612" calcext:value-type="float">
            <text:p>0.0114985542</text:p>
          </table:table-cell>
        </table:table-row>
        <table:table-row table:style-name="ro1">
          <table:table-cell office:value-type="string" calcext:value-type="string">
            <text:p>STRINITY_DN11325_c0_g2_i1</text:p>
          </table:table-cell>
          <table:table-cell office:value-type="float" office:value="-3.00366601453281" calcext:value-type="float">
            <text:p>-3.0036660145</text:p>
          </table:table-cell>
          <table:table-cell office:value-type="float" office:value="3.39431168787879" calcext:value-type="float">
            <text:p>3.3943116879</text:p>
          </table:table-cell>
          <table:table-cell office:value-type="float" office:value="13.2668269035645" calcext:value-type="float">
            <text:p>13.2668269036</text:p>
          </table:table-cell>
          <table:table-cell office:value-type="float" office:value="0.00312236978334405" calcext:value-type="float">
            <text:p>0.0031223698</text:p>
          </table:table-cell>
          <table:table-cell office:value-type="float" office:value="0.0415980007682538" calcext:value-type="float">
            <text:p>0.0415980008</text:p>
          </table:table-cell>
        </table:table-row>
        <table:table-row table:style-name="ro1">
          <table:table-cell office:value-type="string" calcext:value-type="string">
            <text:p>MTRINITY_DN17262_c0_g1_i9</text:p>
          </table:table-cell>
          <table:table-cell office:value-type="float" office:value="2.44326980514155" calcext:value-type="float">
            <text:p>2.4432698051</text:p>
          </table:table-cell>
          <table:table-cell office:value-type="float" office:value="4.863369867548" calcext:value-type="float">
            <text:p>4.8633698675</text:p>
          </table:table-cell>
          <table:table-cell office:value-type="float" office:value="12.7270361504154" calcext:value-type="float">
            <text:p>12.7270361504</text:p>
          </table:table-cell>
          <table:table-cell office:value-type="float" office:value="0.00359507620352858" calcext:value-type="float">
            <text:p>0.0035950762</text:p>
          </table:table-cell>
          <table:table-cell office:value-type="float" office:value="0.0454005037768283" calcext:value-type="float">
            <text:p>0.0454005038</text:p>
          </table:table-cell>
        </table:table-row>
        <table:table-row table:style-name="ro1">
          <table:table-cell office:value-type="string" calcext:value-type="string">
            <text:p>STRINITY_DN5848_c0_g1_i1</text:p>
          </table:table-cell>
          <table:table-cell office:value-type="float" office:value="-2.17490674793718" calcext:value-type="float">
            <text:p>-2.1749067479</text:p>
          </table:table-cell>
          <table:table-cell office:value-type="float" office:value="5.54519114891263" calcext:value-type="float">
            <text:p>5.5451911489</text:p>
          </table:table-cell>
          <table:table-cell office:value-type="float" office:value="46.8243632375323" calcext:value-type="float">
            <text:p>46.8243632375</text:p>
          </table:table-cell>
          <table:table-cell office:value-type="float" office:value="0.000013847456048433" calcext:value-type="float">
            <text:p>1.3847456048433E-005</text:p>
          </table:table-cell>
          <table:table-cell office:value-type="float" office:value="0.00240273373214949" calcext:value-type="float">
            <text:p>0.0024027337</text:p>
          </table:table-cell>
        </table:table-row>
        <table:table-row table:style-name="ro1">
          <table:table-cell office:value-type="string" calcext:value-type="string">
            <text:p>STRINITY_DN14511_c0_g1_i1</text:p>
          </table:table-cell>
          <table:table-cell office:value-type="float" office:value="2.67167762542904" calcext:value-type="float">
            <text:p>2.6716776254</text:p>
          </table:table-cell>
          <table:table-cell office:value-type="float" office:value="1.90197912733782" calcext:value-type="float">
            <text:p>1.9019791273</text:p>
          </table:table-cell>
          <table:table-cell office:value-type="float" office:value="36.5757450536579" calcext:value-type="float">
            <text:p>36.5757450537</text:p>
          </table:table-cell>
          <table:table-cell office:value-type="float" office:value="0.0000467926798861071" calcext:value-type="float">
            <text:p>4.67926798861071E-005</text:p>
          </table:table-cell>
          <table:table-cell office:value-type="float" office:value="0.0038763175953771" calcext:value-type="float">
            <text:p>0.0038763176</text:p>
          </table:table-cell>
        </table:table-row>
        <table:table-row table:style-name="ro1">
          <table:table-cell office:value-type="string" calcext:value-type="string">
            <text:p>MTRINITY_DN15256_c1_g1_i1</text:p>
          </table:table-cell>
          <table:table-cell office:value-type="float" office:value="-2.88991614177507" calcext:value-type="float">
            <text:p>-2.8899161418</text:p>
          </table:table-cell>
          <table:table-cell office:value-type="float" office:value="5.69173837253605" calcext:value-type="float">
            <text:p>5.6917383725</text:p>
          </table:table-cell>
          <table:table-cell office:value-type="float" office:value="70.1726604436083" calcext:value-type="float">
            <text:p>70.1726604436</text:p>
          </table:table-cell>
          <table:table-cell office:value-type="float" office:value="0.00000166167109327722" calcext:value-type="float">
            <text:p>1.66167109327722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MTRINITY_DN16502_c0_g1_i1</text:p>
          </table:table-cell>
          <table:table-cell office:value-type="float" office:value="-2.67369096519627" calcext:value-type="float">
            <text:p>-2.6736909652</text:p>
          </table:table-cell>
          <table:table-cell office:value-type="float" office:value="4.95044365268029" calcext:value-type="float">
            <text:p>4.9504436527</text:p>
          </table:table-cell>
          <table:table-cell office:value-type="float" office:value="20.3511266563899" calcext:value-type="float">
            <text:p>20.3511266564</text:p>
          </table:table-cell>
          <table:table-cell office:value-type="float" office:value="0.000630291059870658" calcext:value-type="float">
            <text:p>0.0006302911</text:p>
          </table:table-cell>
          <table:table-cell office:value-type="float" office:value="0.0154072288560239" calcext:value-type="float">
            <text:p>0.0154072289</text:p>
          </table:table-cell>
        </table:table-row>
        <table:table-row table:style-name="ro1">
          <table:table-cell office:value-type="string" calcext:value-type="string">
            <text:p>Pc19191_g1_i1</text:p>
          </table:table-cell>
          <table:table-cell office:value-type="float" office:value="2.70583814704736" calcext:value-type="float">
            <text:p>2.705838147</text:p>
          </table:table-cell>
          <table:table-cell office:value-type="float" office:value="3.42282260321571" calcext:value-type="float">
            <text:p>3.4228226032</text:p>
          </table:table-cell>
          <table:table-cell office:value-type="float" office:value="29.3742588007079" calcext:value-type="float">
            <text:p>29.3742588007</text:p>
          </table:table-cell>
          <table:table-cell office:value-type="float" office:value="0.000130224240917412" calcext:value-type="float">
            <text:p>0.0001302242</text:p>
          </table:table-cell>
          <table:table-cell office:value-type="float" office:value="0.00648270524686379" calcext:value-type="float">
            <text:p>0.0064827052</text:p>
          </table:table-cell>
        </table:table-row>
        <table:table-row table:style-name="ro1">
          <table:table-cell office:value-type="string" calcext:value-type="string">
            <text:p>Pc30320_g3_i1</text:p>
          </table:table-cell>
          <table:table-cell office:value-type="float" office:value="-1.50972986288562" calcext:value-type="float">
            <text:p>-1.5097298629</text:p>
          </table:table-cell>
          <table:table-cell office:value-type="float" office:value="5.18311059612199" calcext:value-type="float">
            <text:p>5.1831105961</text:p>
          </table:table-cell>
          <table:table-cell office:value-type="float" office:value="12.21145436984" calcext:value-type="float">
            <text:p>12.2114543698</text:p>
          </table:table-cell>
          <table:table-cell office:value-type="float" office:value="0.00412618365742875" calcext:value-type="float">
            <text:p>0.0041261837</text:p>
          </table:table-cell>
          <table:table-cell office:value-type="float" office:value="0.0496233097070097" calcext:value-type="float">
            <text:p>0.0496233097</text:p>
          </table:table-cell>
        </table:table-row>
        <table:table-row table:style-name="ro1">
          <table:table-cell office:value-type="string" calcext:value-type="string">
            <text:p>MTRINITY_DN19194_c0_g2_i1</text:p>
          </table:table-cell>
          <table:table-cell office:value-type="float" office:value="-2.72436094333709" calcext:value-type="float">
            <text:p>-2.7243609433</text:p>
          </table:table-cell>
          <table:table-cell office:value-type="float" office:value="1.6964907091131" calcext:value-type="float">
            <text:p>1.6964907091</text:p>
          </table:table-cell>
          <table:table-cell office:value-type="float" office:value="23.8497870066988" calcext:value-type="float">
            <text:p>23.8497870067</text:p>
          </table:table-cell>
          <table:table-cell office:value-type="float" office:value="0.000325882324359167" calcext:value-type="float">
            <text:p>0.0003258823</text:p>
          </table:table-cell>
          <table:table-cell office:value-type="float" office:value="0.0106099084735504" calcext:value-type="float">
            <text:p>0.0106099085</text:p>
          </table:table-cell>
        </table:table-row>
        <table:table-row table:style-name="ro1">
          <table:table-cell office:value-type="string" calcext:value-type="string">
            <text:p>STRINITY_DN11190_c0_g1_i1</text:p>
          </table:table-cell>
          <table:table-cell office:value-type="float" office:value="-4.04153064657051" calcext:value-type="float">
            <text:p>-4.0415306466</text:p>
          </table:table-cell>
          <table:table-cell office:value-type="float" office:value="4.57985931340259" calcext:value-type="float">
            <text:p>4.5798593134</text:p>
          </table:table-cell>
          <table:table-cell office:value-type="float" office:value="44.006819542442" calcext:value-type="float">
            <text:p>44.0068195424</text:p>
          </table:table-cell>
          <table:table-cell office:value-type="float" office:value="0.0000189159974764923" calcext:value-type="float">
            <text:p>0.000018916</text:p>
          </table:table-cell>
          <table:table-cell office:value-type="float" office:value="0.00280914136049942" calcext:value-type="float">
            <text:p>0.0028091414</text:p>
          </table:table-cell>
        </table:table-row>
        <table:table-row table:style-name="ro1">
          <table:table-cell office:value-type="string" calcext:value-type="string">
            <text:p>MTRINITY_DN16417_c4_g1_i2</text:p>
          </table:table-cell>
          <table:table-cell office:value-type="float" office:value="2.82665419196867" calcext:value-type="float">
            <text:p>2.826654192</text:p>
          </table:table-cell>
          <table:table-cell office:value-type="float" office:value="5.01019663528147" calcext:value-type="float">
            <text:p>5.0101966353</text:p>
          </table:table-cell>
          <table:table-cell office:value-type="float" office:value="65.2083456370293" calcext:value-type="float">
            <text:p>65.208345637</text:p>
          </table:table-cell>
          <table:table-cell office:value-type="float" office:value="0.00000246617251312262" calcext:value-type="float">
            <text:p>2.46617251312262E-006</text:p>
          </table:table-cell>
          <table:table-cell office:value-type="float" office:value="0.00152778014698936" calcext:value-type="float">
            <text:p>0.0015277801</text:p>
          </table:table-cell>
        </table:table-row>
        <table:table-row table:style-name="ro1">
          <table:table-cell office:value-type="string" calcext:value-type="string">
            <text:p>MTRINITY_DN15502_c1_g3_i2</text:p>
          </table:table-cell>
          <table:table-cell office:value-type="float" office:value="-3.03511072320325" calcext:value-type="float">
            <text:p>-3.0351107232</text:p>
          </table:table-cell>
          <table:table-cell office:value-type="float" office:value="3.89220436937289" calcext:value-type="float">
            <text:p>3.8922043694</text:p>
          </table:table-cell>
          <table:table-cell office:value-type="float" office:value="17.8238780322988" calcext:value-type="float">
            <text:p>17.8238780323</text:p>
          </table:table-cell>
          <table:table-cell office:value-type="float" office:value="0.001064794340796" calcext:value-type="float">
            <text:p>0.0010647943</text:p>
          </table:table-cell>
          <table:table-cell office:value-type="float" office:value="0.0210904409267779" calcext:value-type="float">
            <text:p>0.0210904409</text:p>
          </table:table-cell>
        </table:table-row>
        <table:table-row table:style-name="ro1">
          <table:table-cell office:value-type="string" calcext:value-type="string">
            <text:p>STRINITY_DN2747_c0_g1_i1</text:p>
          </table:table-cell>
          <table:table-cell office:value-type="float" office:value="-3.17720723461442" calcext:value-type="float">
            <text:p>-3.1772072346</text:p>
          </table:table-cell>
          <table:table-cell office:value-type="float" office:value="2.54946086162494" calcext:value-type="float">
            <text:p>2.5494608616</text:p>
          </table:table-cell>
          <table:table-cell office:value-type="float" office:value="21.3634552811583" calcext:value-type="float">
            <text:p>21.3634552812</text:p>
          </table:table-cell>
          <table:table-cell office:value-type="float" office:value="0.000516979026322271" calcext:value-type="float">
            <text:p>0.000516979</text:p>
          </table:table-cell>
          <table:table-cell office:value-type="float" office:value="0.0138189460482119" calcext:value-type="float">
            <text:p>0.013818946</text:p>
          </table:table-cell>
        </table:table-row>
        <table:table-row table:style-name="ro1">
          <table:table-cell office:value-type="string" calcext:value-type="string">
            <text:p>MTRINITY_DN6293_c0_g1_i1</text:p>
          </table:table-cell>
          <table:table-cell office:value-type="float" office:value="-4.60493168103752" calcext:value-type="float">
            <text:p>-4.604931681</text:p>
          </table:table-cell>
          <table:table-cell office:value-type="float" office:value="4.02266469288362" calcext:value-type="float">
            <text:p>4.0226646929</text:p>
          </table:table-cell>
          <table:table-cell office:value-type="float" office:value="56.3989073917912" calcext:value-type="float">
            <text:p>56.3989073918</text:p>
          </table:table-cell>
          <table:table-cell office:value-type="float" office:value="0.00000531650921873475" calcext:value-type="float">
            <text:p>5.31650921873475E-006</text:p>
          </table:table-cell>
          <table:table-cell office:value-type="float" office:value="0.00173468449704326" calcext:value-type="float">
            <text:p>0.0017346845</text:p>
          </table:table-cell>
        </table:table-row>
        <table:table-row table:style-name="ro1">
          <table:table-cell office:value-type="string" calcext:value-type="string">
            <text:p>MTRINITY_DN19940_c0_g1_i1</text:p>
          </table:table-cell>
          <table:table-cell office:value-type="float" office:value="1.90505495823069" calcext:value-type="float">
            <text:p>1.9050549582</text:p>
          </table:table-cell>
          <table:table-cell office:value-type="float" office:value="3.62177039206865" calcext:value-type="float">
            <text:p>3.6217703921</text:p>
          </table:table-cell>
          <table:table-cell office:value-type="float" office:value="33.1716898930095" calcext:value-type="float">
            <text:p>33.171689893</text:p>
          </table:table-cell>
          <table:table-cell office:value-type="float" office:value="0.0000743487081675924" calcext:value-type="float">
            <text:p>7.43487081675924E-005</text:p>
          </table:table-cell>
          <table:table-cell office:value-type="float" office:value="0.0047525687174773" calcext:value-type="float">
            <text:p>0.0047525687</text:p>
          </table:table-cell>
        </table:table-row>
        <table:table-row table:style-name="ro1">
          <table:table-cell office:value-type="string" calcext:value-type="string">
            <text:p>MTRINITY_DN18336_c0_g1_i1</text:p>
          </table:table-cell>
          <table:table-cell office:value-type="float" office:value="-4.11459177797901" calcext:value-type="float">
            <text:p>-4.114591778</text:p>
          </table:table-cell>
          <table:table-cell office:value-type="float" office:value="6.17294264388076" calcext:value-type="float">
            <text:p>6.1729426439</text:p>
          </table:table-cell>
          <table:table-cell office:value-type="float" office:value="45.0732601592092" calcext:value-type="float">
            <text:p>45.0732601592</text:p>
          </table:table-cell>
          <table:table-cell office:value-type="float" office:value="0.0000167789043249133" calcext:value-type="float">
            <text:p>1.67789043249133E-005</text:p>
          </table:table-cell>
          <table:table-cell office:value-type="float" office:value="0.00269341791457351" calcext:value-type="float">
            <text:p>0.0026934179</text:p>
          </table:table-cell>
        </table:table-row>
        <table:table-row table:style-name="ro1">
          <table:table-cell office:value-type="string" calcext:value-type="string">
            <text:p>MTRINITY_DN9255_c0_g1_i1</text:p>
          </table:table-cell>
          <table:table-cell office:value-type="float" office:value="-3.28511906883799" calcext:value-type="float">
            <text:p>-3.2851190688</text:p>
          </table:table-cell>
          <table:table-cell office:value-type="float" office:value="5.20274402011239" calcext:value-type="float">
            <text:p>5.2027440201</text:p>
          </table:table-cell>
          <table:table-cell office:value-type="float" office:value="29.1840094373861" calcext:value-type="float">
            <text:p>29.1840094374</text:p>
          </table:table-cell>
          <table:table-cell office:value-type="float" office:value="0.000134115905279666" calcext:value-type="float">
            <text:p>0.0001341159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STRINITY_DN17079_c0_g2_i1</text:p>
          </table:table-cell>
          <table:table-cell office:value-type="float" office:value="-6.7883296637281" calcext:value-type="float">
            <text:p>-6.7883296637</text:p>
          </table:table-cell>
          <table:table-cell office:value-type="float" office:value="-0.39376519004793" calcext:value-type="float">
            <text:p>-0.39376519</text:p>
          </table:table-cell>
          <table:table-cell office:value-type="float" office:value="22.4792375614792" calcext:value-type="float">
            <text:p>22.4792375615</text:p>
          </table:table-cell>
          <table:table-cell office:value-type="float" office:value="0.000524291440017212" calcext:value-type="float">
            <text:p>0.0005242914</text:p>
          </table:table-cell>
          <table:table-cell office:value-type="float" office:value="0.0138853210700243" calcext:value-type="float">
            <text:p>0.0138853211</text:p>
          </table:table-cell>
        </table:table-row>
        <table:table-row table:style-name="ro1">
          <table:table-cell office:value-type="string" calcext:value-type="string">
            <text:p>Pc30068_g3_i1</text:p>
          </table:table-cell>
          <table:table-cell office:value-type="float" office:value="-3.86819203867814" calcext:value-type="float">
            <text:p>-3.8681920387</text:p>
          </table:table-cell>
          <table:table-cell office:value-type="float" office:value="2.45406662809988" calcext:value-type="float">
            <text:p>2.4540666281</text:p>
          </table:table-cell>
          <table:table-cell office:value-type="float" office:value="16.5526110951399" calcext:value-type="float">
            <text:p>16.5526110951</text:p>
          </table:table-cell>
          <table:table-cell office:value-type="float" office:value="0.00141115674072717" calcext:value-type="float">
            <text:p>0.0014111567</text:p>
          </table:table-cell>
          <table:table-cell office:value-type="float" office:value="0.024951424895621" calcext:value-type="float">
            <text:p>0.0249514249</text:p>
          </table:table-cell>
        </table:table-row>
        <table:table-row table:style-name="ro1">
          <table:table-cell office:value-type="string" calcext:value-type="string">
            <text:p>STRINITY_DN6231_c0_g1_i1</text:p>
          </table:table-cell>
          <table:table-cell office:value-type="float" office:value="-1.91598781111814" calcext:value-type="float">
            <text:p>-1.9159878111</text:p>
          </table:table-cell>
          <table:table-cell office:value-type="float" office:value="3.40430183656722" calcext:value-type="float">
            <text:p>3.4043018366</text:p>
          </table:table-cell>
          <table:table-cell office:value-type="float" office:value="24.567693689926" calcext:value-type="float">
            <text:p>24.5676936899</text:p>
          </table:table-cell>
          <table:table-cell office:value-type="float" office:value="0.00168655865064772" calcext:value-type="float">
            <text:p>0.0016865587</text:p>
          </table:table-cell>
          <table:table-cell office:value-type="float" office:value="0.027924499489875" calcext:value-type="float">
            <text:p>0.0279244995</text:p>
          </table:table-cell>
        </table:table-row>
        <table:table-row table:style-name="ro1">
          <table:table-cell office:value-type="string" calcext:value-type="string">
            <text:p>STRINITY_DN8194_c0_g1_i1</text:p>
          </table:table-cell>
          <table:table-cell office:value-type="float" office:value="2.18341783772219" calcext:value-type="float">
            <text:p>2.1834178377</text:p>
          </table:table-cell>
          <table:table-cell office:value-type="float" office:value="4.34218893573565" calcext:value-type="float">
            <text:p>4.3421889357</text:p>
          </table:table-cell>
          <table:table-cell office:value-type="float" office:value="37.7173360787001" calcext:value-type="float">
            <text:p>37.7173360787</text:p>
          </table:table-cell>
          <table:table-cell office:value-type="float" office:value="0.0000403583686424088" calcext:value-type="float">
            <text:p>4.03583686424088E-005</text:p>
          </table:table-cell>
          <table:table-cell office:value-type="float" office:value="0.00358425298789298" calcext:value-type="float">
            <text:p>0.003584253</text:p>
          </table:table-cell>
        </table:table-row>
        <table:table-row table:style-name="ro1">
          <table:table-cell office:value-type="string" calcext:value-type="string">
            <text:p>Pc29971_g4_i1</text:p>
          </table:table-cell>
          <table:table-cell office:value-type="float" office:value="-2.41244860022831" calcext:value-type="float">
            <text:p>-2.4124486002</text:p>
          </table:table-cell>
          <table:table-cell office:value-type="float" office:value="4.30246451971244" calcext:value-type="float">
            <text:p>4.3024645197</text:p>
          </table:table-cell>
          <table:table-cell office:value-type="float" office:value="86.914405861626" calcext:value-type="float">
            <text:p>86.9144058616</text:p>
          </table:table-cell>
          <table:table-cell office:value-type="float" office:value="0.000000677812755462406" calcext:value-type="float">
            <text:p>6.77812755462406E-007</text:p>
          </table:table-cell>
          <table:table-cell office:value-type="float" office:value="0.0010708728049195" calcext:value-type="float">
            <text:p>0.0010708728</text:p>
          </table:table-cell>
        </table:table-row>
        <table:table-row table:style-name="ro1">
          <table:table-cell office:value-type="string" calcext:value-type="string">
            <text:p>MTRINITY_DN9118_c2_g1_i1</text:p>
          </table:table-cell>
          <table:table-cell office:value-type="float" office:value="1.81069333509361" calcext:value-type="float">
            <text:p>1.8106933351</text:p>
          </table:table-cell>
          <table:table-cell office:value-type="float" office:value="5.6461414168946" calcext:value-type="float">
            <text:p>5.6461414169</text:p>
          </table:table-cell>
          <table:table-cell office:value-type="float" office:value="14.9503137285684" calcext:value-type="float">
            <text:p>14.9503137286</text:p>
          </table:table-cell>
          <table:table-cell office:value-type="float" office:value="0.00205200846011752" calcext:value-type="float">
            <text:p>0.0020520085</text:p>
          </table:table-cell>
          <table:table-cell office:value-type="float" office:value="0.0316931327284713" calcext:value-type="float">
            <text:p>0.0316931327</text:p>
          </table:table-cell>
        </table:table-row>
        <table:table-row table:style-name="ro1">
          <table:table-cell office:value-type="string" calcext:value-type="string">
            <text:p>STRINITY_DN9160_c0_g1_i1</text:p>
          </table:table-cell>
          <table:table-cell office:value-type="float" office:value="-5.18012515773144" calcext:value-type="float">
            <text:p>-5.1801251577</text:p>
          </table:table-cell>
          <table:table-cell office:value-type="float" office:value="3.99719514554597" calcext:value-type="float">
            <text:p>3.9971951455</text:p>
          </table:table-cell>
          <table:table-cell office:value-type="float" office:value="77.0220276607537" calcext:value-type="float">
            <text:p>77.0220276608</text:p>
          </table:table-cell>
          <table:table-cell office:value-type="float" office:value="0.00000100076246379933" calcext:value-type="float">
            <text:p>1.00076246379933E-006</text:p>
          </table:table-cell>
          <table:table-cell office:value-type="float" office:value="0.00125170365159701" calcext:value-type="float">
            <text:p>0.0012517037</text:p>
          </table:table-cell>
        </table:table-row>
        <table:table-row table:style-name="ro1">
          <table:table-cell office:value-type="string" calcext:value-type="string">
            <text:p>Pc8086_g1_i1</text:p>
          </table:table-cell>
          <table:table-cell office:value-type="float" office:value="1.35403430423353" calcext:value-type="float">
            <text:p>1.3540343042</text:p>
          </table:table-cell>
          <table:table-cell office:value-type="float" office:value="4.61081467501917" calcext:value-type="float">
            <text:p>4.610814675</text:p>
          </table:table-cell>
          <table:table-cell office:value-type="float" office:value="30.787272395997" calcext:value-type="float">
            <text:p>30.787272396</text:p>
          </table:table-cell>
          <table:table-cell office:value-type="float" office:value="0.00131861162552386" calcext:value-type="float">
            <text:p>0.0013186116</text:p>
          </table:table-cell>
          <table:table-cell office:value-type="float" office:value="0.0239858976846301" calcext:value-type="float">
            <text:p>0.0239858977</text:p>
          </table:table-cell>
        </table:table-row>
        <table:table-row table:style-name="ro1">
          <table:table-cell office:value-type="string" calcext:value-type="string">
            <text:p>MTRINITY_DN13839_c3_g1_i1</text:p>
          </table:table-cell>
          <table:table-cell office:value-type="float" office:value="-7.48059778396867" calcext:value-type="float">
            <text:p>-7.480597784</text:p>
          </table:table-cell>
          <table:table-cell office:value-type="float" office:value="-0.14921548942723" calcext:value-type="float">
            <text:p>-0.1492154894</text:p>
          </table:table-cell>
          <table:table-cell office:value-type="float" office:value="15.12972595403" calcext:value-type="float">
            <text:p>15.129725954</text:p>
          </table:table-cell>
          <table:table-cell office:value-type="float" office:value="0.00228221162261316" calcext:value-type="float">
            <text:p>0.0022822116</text:p>
          </table:table-cell>
          <table:table-cell office:value-type="float" office:value="0.0338475437191708" calcext:value-type="float">
            <text:p>0.0338475437</text:p>
          </table:table-cell>
        </table:table-row>
        <table:table-row table:style-name="ro1">
          <table:table-cell office:value-type="string" calcext:value-type="string">
            <text:p>STRINITY_DN19128_c0_g1_i1</text:p>
          </table:table-cell>
          <table:table-cell office:value-type="float" office:value="-8.54021245547871" calcext:value-type="float">
            <text:p>-8.5402124555</text:p>
          </table:table-cell>
          <table:table-cell office:value-type="float" office:value="-0.646769740940428" calcext:value-type="float">
            <text:p>-0.6467697409</text:p>
          </table:table-cell>
          <table:table-cell office:value-type="float" office:value="16.7704707416651" calcext:value-type="float">
            <text:p>16.7704707417</text:p>
          </table:table-cell>
          <table:table-cell office:value-type="float" office:value="0.00158764520300758" calcext:value-type="float">
            <text:p>0.0015876452</text:p>
          </table:table-cell>
          <table:table-cell office:value-type="float" office:value="0.0267140883990368" calcext:value-type="float">
            <text:p>0.0267140884</text:p>
          </table:table-cell>
        </table:table-row>
        <table:table-row table:style-name="ro1">
          <table:table-cell office:value-type="string" calcext:value-type="string">
            <text:p>MTRINITY_DN8005_c0_g1_i1</text:p>
          </table:table-cell>
          <table:table-cell office:value-type="float" office:value="3.03393721031759" calcext:value-type="float">
            <text:p>3.0339372103</text:p>
          </table:table-cell>
          <table:table-cell office:value-type="float" office:value="5.52317945851433" calcext:value-type="float">
            <text:p>5.5231794585</text:p>
          </table:table-cell>
          <table:table-cell office:value-type="float" office:value="56.9937773763062" calcext:value-type="float">
            <text:p>56.9937773763</text:p>
          </table:table-cell>
          <table:table-cell office:value-type="float" office:value="0.00000503235181236441" calcext:value-type="float">
            <text:p>5.03235181236441E-006</text:p>
          </table:table-cell>
          <table:table-cell office:value-type="float" office:value="0.00173468449704326" calcext:value-type="float">
            <text:p>0.0017346845</text:p>
          </table:table-cell>
        </table:table-row>
        <table:table-row table:style-name="ro1">
          <table:table-cell office:value-type="string" calcext:value-type="string">
            <text:p>Pc12427_g1_i2</text:p>
          </table:table-cell>
          <table:table-cell office:value-type="float" office:value="-1.47224964982397" calcext:value-type="float">
            <text:p>-1.4722496498</text:p>
          </table:table-cell>
          <table:table-cell office:value-type="float" office:value="4.6497807570586" calcext:value-type="float">
            <text:p>4.6497807571</text:p>
          </table:table-cell>
          <table:table-cell office:value-type="float" office:value="24.2385051260255" calcext:value-type="float">
            <text:p>24.238505126</text:p>
          </table:table-cell>
          <table:table-cell office:value-type="float" office:value="0.000666463391271752" calcext:value-type="float">
            <text:p>0.0006664634</text:p>
          </table:table-cell>
          <table:table-cell office:value-type="float" office:value="0.015856185404871" calcext:value-type="float">
            <text:p>0.0158561854</text:p>
          </table:table-cell>
        </table:table-row>
        <table:table-row table:style-name="ro1">
          <table:table-cell office:value-type="string" calcext:value-type="string">
            <text:p>STRINITY_DN9806_c0_g1_i2</text:p>
          </table:table-cell>
          <table:table-cell office:value-type="float" office:value="1.21616496440247" calcext:value-type="float">
            <text:p>1.2161649644</text:p>
          </table:table-cell>
          <table:table-cell office:value-type="float" office:value="5.1361722525262" calcext:value-type="float">
            <text:p>5.1361722525</text:p>
          </table:table-cell>
          <table:table-cell office:value-type="float" office:value="19.381848978556" calcext:value-type="float">
            <text:p>19.3818489786</text:p>
          </table:table-cell>
          <table:table-cell office:value-type="float" office:value="0.00278304726549059" calcext:value-type="float">
            <text:p>0.0027830473</text:p>
          </table:table-cell>
          <table:table-cell office:value-type="float" office:value="0.038604620336149" calcext:value-type="float">
            <text:p>0.0386046203</text:p>
          </table:table-cell>
        </table:table-row>
        <table:table-row table:style-name="ro1">
          <table:table-cell office:value-type="string" calcext:value-type="string">
            <text:p>MTRINITY_DN16703_c6_g8_i17</text:p>
          </table:table-cell>
          <table:table-cell office:value-type="float" office:value="-3.99158974079126" calcext:value-type="float">
            <text:p>-3.9915897408</text:p>
          </table:table-cell>
          <table:table-cell office:value-type="float" office:value="1.27554621630194" calcext:value-type="float">
            <text:p>1.2755462163</text:p>
          </table:table-cell>
          <table:table-cell office:value-type="float" office:value="13.5006189136382" calcext:value-type="float">
            <text:p>13.5006189136</text:p>
          </table:table-cell>
          <table:table-cell office:value-type="float" office:value="0.00294037444539712" calcext:value-type="float">
            <text:p>0.0029403744</text:p>
          </table:table-cell>
          <table:table-cell office:value-type="float" office:value="0.0399928228826147" calcext:value-type="float">
            <text:p>0.0399928229</text:p>
          </table:table-cell>
        </table:table-row>
        <table:table-row table:style-name="ro1">
          <table:table-cell office:value-type="string" calcext:value-type="string">
            <text:p>STRINITY_DN4045_c0_g1_i1</text:p>
          </table:table-cell>
          <table:table-cell office:value-type="float" office:value="-1.73420051336732" calcext:value-type="float">
            <text:p>-1.7342005134</text:p>
          </table:table-cell>
          <table:table-cell office:value-type="float" office:value="6.31542707193449" calcext:value-type="float">
            <text:p>6.3154270719</text:p>
          </table:table-cell>
          <table:table-cell office:value-type="float" office:value="20.7031172614701" calcext:value-type="float">
            <text:p>20.7031172615</text:p>
          </table:table-cell>
          <table:table-cell office:value-type="float" office:value="0.000587897812579044" calcext:value-type="float">
            <text:p>0.0005878978</text:p>
          </table:table-cell>
          <table:table-cell office:value-type="float" office:value="0.0148173942384532" calcext:value-type="float">
            <text:p>0.0148173942</text:p>
          </table:table-cell>
        </table:table-row>
        <table:table-row table:style-name="ro1">
          <table:table-cell office:value-type="string" calcext:value-type="string">
            <text:p>MTRINITY_DN16481_c2_g1_i1</text:p>
          </table:table-cell>
          <table:table-cell office:value-type="float" office:value="-3.94357248203004" calcext:value-type="float">
            <text:p>-3.943572482</text:p>
          </table:table-cell>
          <table:table-cell office:value-type="float" office:value="0.956684884220144" calcext:value-type="float">
            <text:p>0.9566848842</text:p>
          </table:table-cell>
          <table:table-cell office:value-type="float" office:value="19.2860031028658" calcext:value-type="float">
            <text:p>19.2860031029</text:p>
          </table:table-cell>
          <table:table-cell office:value-type="float" office:value="0.000781939183763199" calcext:value-type="float">
            <text:p>0.0007819392</text:p>
          </table:table-cell>
          <table:table-cell office:value-type="float" office:value="0.017408130797043" calcext:value-type="float">
            <text:p>0.0174081308</text:p>
          </table:table-cell>
        </table:table-row>
        <table:table-row table:style-name="ro1">
          <table:table-cell office:value-type="string" calcext:value-type="string">
            <text:p>MTRINITY_DN4923_c0_g1_i1</text:p>
          </table:table-cell>
          <table:table-cell office:value-type="float" office:value="-3.60008486103168" calcext:value-type="float">
            <text:p>-3.600084861</text:p>
          </table:table-cell>
          <table:table-cell office:value-type="float" office:value="2.98151525107009" calcext:value-type="float">
            <text:p>2.9815152511</text:p>
          </table:table-cell>
          <table:table-cell office:value-type="float" office:value="25.0157990626333" calcext:value-type="float">
            <text:p>25.0157990626</text:p>
          </table:table-cell>
          <table:table-cell office:value-type="float" office:value="0.000265437258321135" calcext:value-type="float">
            <text:p>0.0002654373</text:p>
          </table:table-cell>
          <table:table-cell office:value-type="float" office:value="0.00955383167899738" calcext:value-type="float">
            <text:p>0.0095538317</text:p>
          </table:table-cell>
        </table:table-row>
        <table:table-row table:style-name="ro1">
          <table:table-cell office:value-type="string" calcext:value-type="string">
            <text:p>Pc28765_g1_i1</text:p>
          </table:table-cell>
          <table:table-cell office:value-type="float" office:value="1.5255835979316" calcext:value-type="float">
            <text:p>1.5255835979</text:p>
          </table:table-cell>
          <table:table-cell office:value-type="float" office:value="4.48700525478013" calcext:value-type="float">
            <text:p>4.4870052548</text:p>
          </table:table-cell>
          <table:table-cell office:value-type="float" office:value="18.911354936813" calcext:value-type="float">
            <text:p>18.9113549368</text:p>
          </table:table-cell>
          <table:table-cell office:value-type="float" office:value="0.000845081640130686" calcext:value-type="float">
            <text:p>0.0008450816</text:p>
          </table:table-cell>
          <table:table-cell office:value-type="float" office:value="0.018250115592405" calcext:value-type="float">
            <text:p>0.0182501156</text:p>
          </table:table-cell>
        </table:table-row>
        <table:table-row table:style-name="ro1">
          <table:table-cell office:value-type="string" calcext:value-type="string">
            <text:p>Pc18729_g2_i1</text:p>
          </table:table-cell>
          <table:table-cell office:value-type="float" office:value="-7.66223901656764" calcext:value-type="float">
            <text:p>-7.6622390166</text:p>
          </table:table-cell>
          <table:table-cell office:value-type="float" office:value="0.571502729821096" calcext:value-type="float">
            <text:p>0.5715027298</text:p>
          </table:table-cell>
          <table:table-cell office:value-type="float" office:value="24.643454624701" calcext:value-type="float">
            <text:p>24.6434546247</text:p>
          </table:table-cell>
          <table:table-cell office:value-type="float" office:value="0.000362276639698981" calcext:value-type="float">
            <text:p>0.0003622766</text:p>
          </table:table-cell>
          <table:table-cell office:value-type="float" office:value="0.0113397499170845" calcext:value-type="float">
            <text:p>0.0113397499</text:p>
          </table:table-cell>
        </table:table-row>
        <table:table-row table:style-name="ro1">
          <table:table-cell office:value-type="string" calcext:value-type="string">
            <text:p>STRINITY_DN12070_c1_g1_i1</text:p>
          </table:table-cell>
          <table:table-cell office:value-type="float" office:value="-3.30149856208016" calcext:value-type="float">
            <text:p>-3.3014985621</text:p>
          </table:table-cell>
          <table:table-cell office:value-type="float" office:value="1.19115055239342" calcext:value-type="float">
            <text:p>1.1911505524</text:p>
          </table:table-cell>
          <table:table-cell office:value-type="float" office:value="16.9662505808281" calcext:value-type="float">
            <text:p>16.9662505808</text:p>
          </table:table-cell>
          <table:table-cell office:value-type="float" office:value="0.00128576358862594" calcext:value-type="float">
            <text:p>0.0012857636</text:p>
          </table:table-cell>
          <table:table-cell office:value-type="float" office:value="0.023629736225064" calcext:value-type="float">
            <text:p>0.0236297362</text:p>
          </table:table-cell>
        </table:table-row>
        <table:table-row table:style-name="ro1">
          <table:table-cell office:value-type="string" calcext:value-type="string">
            <text:p>Pc31783_g2_i1</text:p>
          </table:table-cell>
          <table:table-cell office:value-type="float" office:value="3.02075409234906" calcext:value-type="float">
            <text:p>3.0207540923</text:p>
          </table:table-cell>
          <table:table-cell office:value-type="float" office:value="2.56808626760679" calcext:value-type="float">
            <text:p>2.5680862676</text:p>
          </table:table-cell>
          <table:table-cell office:value-type="float" office:value="40.9953270197842" calcext:value-type="float">
            <text:p>40.9953270198</text:p>
          </table:table-cell>
          <table:table-cell office:value-type="float" office:value="0.0000268820128345013" calcext:value-type="float">
            <text:p>0.000026882</text:p>
          </table:table-cell>
          <table:table-cell office:value-type="float" office:value="0.00301683843628069" calcext:value-type="float">
            <text:p>0.0030168384</text:p>
          </table:table-cell>
        </table:table-row>
        <table:table-row table:style-name="ro1">
          <table:table-cell office:value-type="string" calcext:value-type="string">
            <text:p>Pc19657_g1_i2</text:p>
          </table:table-cell>
          <table:table-cell office:value-type="float" office:value="1.91983061498538" calcext:value-type="float">
            <text:p>1.919830615</text:p>
          </table:table-cell>
          <table:table-cell office:value-type="float" office:value="2.08923310210173" calcext:value-type="float">
            <text:p>2.0892331021</text:p>
          </table:table-cell>
          <table:table-cell office:value-type="float" office:value="20.4031344821455" calcext:value-type="float">
            <text:p>20.4031344821</text:p>
          </table:table-cell>
          <table:table-cell office:value-type="float" office:value="0.000623809139392872" calcext:value-type="float">
            <text:p>0.0006238091</text:p>
          </table:table-cell>
          <table:table-cell office:value-type="float" office:value="0.0153235314606953" calcext:value-type="float">
            <text:p>0.0153235315</text:p>
          </table:table-cell>
        </table:table-row>
        <table:table-row table:style-name="ro1">
          <table:table-cell office:value-type="string" calcext:value-type="string">
            <text:p>MTRINITY_DN16196_c0_g1_i2</text:p>
          </table:table-cell>
          <table:table-cell office:value-type="float" office:value="2.15260412691458" calcext:value-type="float">
            <text:p>2.1526041269</text:p>
          </table:table-cell>
          <table:table-cell office:value-type="float" office:value="6.20239153207081" calcext:value-type="float">
            <text:p>6.2023915321</text:p>
          </table:table-cell>
          <table:table-cell office:value-type="float" office:value="95.1947357074971" calcext:value-type="float">
            <text:p>95.1947357075</text:p>
          </table:table-cell>
          <table:table-cell office:value-type="float" office:value="0.000000308839556340958" calcext:value-type="float">
            <text:p>3.08839556340958E-007</text:p>
          </table:table-cell>
          <table:table-cell office:value-type="float" office:value="0.000772562150186907" calcext:value-type="float">
            <text:p>0.0007725622</text:p>
          </table:table-cell>
        </table:table-row>
        <table:table-row table:style-name="ro1">
          <table:table-cell office:value-type="string" calcext:value-type="string">
            <text:p>MTRINITY_DN10204_c0_g1_i1</text:p>
          </table:table-cell>
          <table:table-cell office:value-type="float" office:value="-3.02819908894486" calcext:value-type="float">
            <text:p>-3.0281990889</text:p>
          </table:table-cell>
          <table:table-cell office:value-type="float" office:value="3.25653093282187" calcext:value-type="float">
            <text:p>3.2565309328</text:p>
          </table:table-cell>
          <table:table-cell office:value-type="float" office:value="18.4785636617905" calcext:value-type="float">
            <text:p>18.4785636618</text:p>
          </table:table-cell>
          <table:table-cell office:value-type="float" office:value="0.000925536354881753" calcext:value-type="float">
            <text:p>0.0009255364</text:p>
          </table:table-cell>
          <table:table-cell office:value-type="float" office:value="0.0194013619419277" calcext:value-type="float">
            <text:p>0.0194013619</text:p>
          </table:table-cell>
        </table:table-row>
        <table:table-row table:style-name="ro1">
          <table:table-cell office:value-type="string" calcext:value-type="string">
            <text:p>MTRINITY_DN16335_c0_g2_i1</text:p>
          </table:table-cell>
          <table:table-cell office:value-type="float" office:value="-2.04250865339371" calcext:value-type="float">
            <text:p>-2.0425086534</text:p>
          </table:table-cell>
          <table:table-cell office:value-type="float" office:value="2.15102166039341" calcext:value-type="float">
            <text:p>2.1510216604</text:p>
          </table:table-cell>
          <table:table-cell office:value-type="float" office:value="22.361709718179" calcext:value-type="float">
            <text:p>22.3617097182</text:p>
          </table:table-cell>
          <table:table-cell office:value-type="float" office:value="0.000471694545791802" calcext:value-type="float">
            <text:p>0.0004716945</text:p>
          </table:table-cell>
          <table:table-cell office:value-type="float" office:value="0.0131592257207977" calcext:value-type="float">
            <text:p>0.0131592257</text:p>
          </table:table-cell>
        </table:table-row>
        <table:table-row table:style-name="ro1">
          <table:table-cell office:value-type="string" calcext:value-type="string">
            <text:p>MTRINITY_DN9188_c0_g1_i1</text:p>
          </table:table-cell>
          <table:table-cell office:value-type="float" office:value="-2.93599004990127" calcext:value-type="float">
            <text:p>-2.9359900499</text:p>
          </table:table-cell>
          <table:table-cell office:value-type="float" office:value="2.62720979314118" calcext:value-type="float">
            <text:p>2.6272097931</text:p>
          </table:table-cell>
          <table:table-cell office:value-type="float" office:value="40.7356499027387" calcext:value-type="float">
            <text:p>40.7356499027</text:p>
          </table:table-cell>
          <table:table-cell office:value-type="float" office:value="0.0000277352598792026" calcext:value-type="float">
            <text:p>2.77352598792026E-005</text:p>
          </table:table-cell>
          <table:table-cell office:value-type="float" office:value="0.00304965945440991" calcext:value-type="float">
            <text:p>0.0030496595</text:p>
          </table:table-cell>
        </table:table-row>
        <table:table-row table:style-name="ro1">
          <table:table-cell office:value-type="string" calcext:value-type="string">
            <text:p>MTRINITY_DN15273_c1_g3_i3</text:p>
          </table:table-cell>
          <table:table-cell office:value-type="float" office:value="1.61016391482689" calcext:value-type="float">
            <text:p>1.6101639148</text:p>
          </table:table-cell>
          <table:table-cell office:value-type="float" office:value="3.20521774370381" calcext:value-type="float">
            <text:p>3.2052177437</text:p>
          </table:table-cell>
          <table:table-cell office:value-type="float" office:value="16.2887711641467" calcext:value-type="float">
            <text:p>16.2887711641</text:p>
          </table:table-cell>
          <table:table-cell office:value-type="float" office:value="0.00149856912378454" calcext:value-type="float">
            <text:p>0.0014985691</text:p>
          </table:table-cell>
          <table:table-cell office:value-type="float" office:value="0.0257640595405293" calcext:value-type="float">
            <text:p>0.0257640595</text:p>
          </table:table-cell>
        </table:table-row>
        <table:table-row table:style-name="ro1">
          <table:table-cell office:value-type="string" calcext:value-type="string">
            <text:p>STRINITY_DN8043_c1_g1_i1</text:p>
          </table:table-cell>
          <table:table-cell office:value-type="float" office:value="-7.60520253361066" calcext:value-type="float">
            <text:p>-7.6052025336</text:p>
          </table:table-cell>
          <table:table-cell office:value-type="float" office:value="0.311830685827283" calcext:value-type="float">
            <text:p>0.3118306858</text:p>
          </table:table-cell>
          <table:table-cell office:value-type="float" office:value="15.4276353389267" calcext:value-type="float">
            <text:p>15.4276353389</text:p>
          </table:table-cell>
          <table:table-cell office:value-type="float" office:value="0.00213294183718944" calcext:value-type="float">
            <text:p>0.0021329418</text:p>
          </table:table-cell>
          <table:table-cell office:value-type="float" office:value="0.0324349787582334" calcext:value-type="float">
            <text:p>0.0324349788</text:p>
          </table:table-cell>
        </table:table-row>
        <table:table-row table:style-name="ro1">
          <table:table-cell office:value-type="string" calcext:value-type="string">
            <text:p>MTRINITY_DN15549_c0_g1_i1</text:p>
          </table:table-cell>
          <table:table-cell office:value-type="float" office:value="-1.62999501426811" calcext:value-type="float">
            <text:p>-1.6299950143</text:p>
          </table:table-cell>
          <table:table-cell office:value-type="float" office:value="5.75756845270106" calcext:value-type="float">
            <text:p>5.7575684527</text:p>
          </table:table-cell>
          <table:table-cell office:value-type="float" office:value="12.4965886267913" calcext:value-type="float">
            <text:p>12.4965886268</text:p>
          </table:table-cell>
          <table:table-cell office:value-type="float" office:value="0.00382196103280121" calcext:value-type="float">
            <text:p>0.003821961</text:p>
          </table:table-cell>
          <table:table-cell office:value-type="float" office:value="0.047085417371809" calcext:value-type="float">
            <text:p>0.0470854174</text:p>
          </table:table-cell>
        </table:table-row>
        <table:table-row table:style-name="ro1">
          <table:table-cell office:value-type="string" calcext:value-type="string">
            <text:p>Pc18641_g1_i2</text:p>
          </table:table-cell>
          <table:table-cell office:value-type="float" office:value="3.73556068975999" calcext:value-type="float">
            <text:p>3.7355606898</text:p>
          </table:table-cell>
          <table:table-cell office:value-type="float" office:value="4.14914425489657" calcext:value-type="float">
            <text:p>4.1491442549</text:p>
          </table:table-cell>
          <table:table-cell office:value-type="float" office:value="28.9395636309602" calcext:value-type="float">
            <text:p>28.939563631</text:p>
          </table:table-cell>
          <table:table-cell office:value-type="float" office:value="0.000139315921870045" calcext:value-type="float">
            <text:p>0.0001393159</text:p>
          </table:table-cell>
          <table:table-cell office:value-type="float" office:value="0.00666983308244819" calcext:value-type="float">
            <text:p>0.0066698331</text:p>
          </table:table-cell>
        </table:table-row>
        <table:table-row table:style-name="ro1">
          <table:table-cell office:value-type="string" calcext:value-type="string">
            <text:p>MTRINITY_DN15068_c0_g1_i1</text:p>
          </table:table-cell>
          <table:table-cell office:value-type="float" office:value="3.66788317798381" calcext:value-type="float">
            <text:p>3.667883178</text:p>
          </table:table-cell>
          <table:table-cell office:value-type="float" office:value="-0.124273706305711" calcext:value-type="float">
            <text:p>-0.1242737063</text:p>
          </table:table-cell>
          <table:table-cell office:value-type="float" office:value="21.0170956437693" calcext:value-type="float">
            <text:p>21.0170956438</text:p>
          </table:table-cell>
          <table:table-cell office:value-type="float" office:value="0.000552855793183162" calcext:value-type="float">
            <text:p>0.0005528558</text:p>
          </table:table-cell>
          <table:table-cell office:value-type="float" office:value="0.0142696691313604" calcext:value-type="float">
            <text:p>0.0142696691</text:p>
          </table:table-cell>
        </table:table-row>
        <table:table-row table:style-name="ro1">
          <table:table-cell office:value-type="string" calcext:value-type="string">
            <text:p>Pc36758_g1_i1</text:p>
          </table:table-cell>
          <table:table-cell office:value-type="float" office:value="-4.37369637250652" calcext:value-type="float">
            <text:p>-4.3736963725</text:p>
          </table:table-cell>
          <table:table-cell office:value-type="float" office:value="2.01606677434932" calcext:value-type="float">
            <text:p>2.0160667743</text:p>
          </table:table-cell>
          <table:table-cell office:value-type="float" office:value="18.0578285148959" calcext:value-type="float">
            <text:p>18.0578285149</text:p>
          </table:table-cell>
          <table:table-cell office:value-type="float" office:value="0.00101240436305978" calcext:value-type="float">
            <text:p>0.0010124044</text:p>
          </table:table-cell>
          <table:table-cell office:value-type="float" office:value="0.0205757306501886" calcext:value-type="float">
            <text:p>0.0205757307</text:p>
          </table:table-cell>
        </table:table-row>
        <table:table-row table:style-name="ro1">
          <table:table-cell office:value-type="string" calcext:value-type="string">
            <text:p>STRINITY_DN4721_c0_g1_i2</text:p>
          </table:table-cell>
          <table:table-cell office:value-type="float" office:value="1.6464246559868" calcext:value-type="float">
            <text:p>1.646424656</text:p>
          </table:table-cell>
          <table:table-cell office:value-type="float" office:value="1.87880659145684" calcext:value-type="float">
            <text:p>1.8788065915</text:p>
          </table:table-cell>
          <table:table-cell office:value-type="float" office:value="16.5478167120596" calcext:value-type="float">
            <text:p>16.5478167121</text:p>
          </table:table-cell>
          <table:table-cell office:value-type="float" office:value="0.00366894188057803" calcext:value-type="float">
            <text:p>0.0036689419</text:p>
          </table:table-cell>
          <table:table-cell office:value-type="float" office:value="0.0459275635409471" calcext:value-type="float">
            <text:p>0.0459275635</text:p>
          </table:table-cell>
        </table:table-row>
        <table:table-row table:style-name="ro1">
          <table:table-cell office:value-type="string" calcext:value-type="string">
            <text:p>STRINITY_DN9958_c0_g3_i1</text:p>
          </table:table-cell>
          <table:table-cell office:value-type="float" office:value="-3.63761337038766" calcext:value-type="float">
            <text:p>-3.6376133704</text:p>
          </table:table-cell>
          <table:table-cell office:value-type="float" office:value="1.17530007851696" calcext:value-type="float">
            <text:p>1.1753000785</text:p>
          </table:table-cell>
          <table:table-cell office:value-type="float" office:value="27.9467848804204" calcext:value-type="float">
            <text:p>27.9467848804</text:p>
          </table:table-cell>
          <table:table-cell office:value-type="float" office:value="0.000162985744432234" calcext:value-type="float">
            <text:p>0.0001629857</text:p>
          </table:table-cell>
          <table:table-cell office:value-type="float" office:value="0.00721709120406372" calcext:value-type="float">
            <text:p>0.0072170912</text:p>
          </table:table-cell>
        </table:table-row>
        <table:table-row table:style-name="ro1">
          <table:table-cell office:value-type="string" calcext:value-type="string">
            <text:p>MTRINITY_DN13520_c0_g1_i2</text:p>
          </table:table-cell>
          <table:table-cell office:value-type="float" office:value="-3.62830683610516" calcext:value-type="float">
            <text:p>-3.6283068361</text:p>
          </table:table-cell>
          <table:table-cell office:value-type="float" office:value="4.43225078620505" calcext:value-type="float">
            <text:p>4.4322507862</text:p>
          </table:table-cell>
          <table:table-cell office:value-type="float" office:value="15.2442691345089" calcext:value-type="float">
            <text:p>15.2442691345</text:p>
          </table:table-cell>
          <table:table-cell office:value-type="float" office:value="0.00191246768186948" calcext:value-type="float">
            <text:p>0.0019124677</text:p>
          </table:table-cell>
          <table:table-cell office:value-type="float" office:value="0.0303125434141553" calcext:value-type="float">
            <text:p>0.0303125434</text:p>
          </table:table-cell>
        </table:table-row>
        <table:table-row table:style-name="ro1">
          <table:table-cell office:value-type="string" calcext:value-type="string">
            <text:p>STRINITY_DN16682_c0_g1_i1</text:p>
          </table:table-cell>
          <table:table-cell office:value-type="float" office:value="-3.14433353306141" calcext:value-type="float">
            <text:p>-3.1443335331</text:p>
          </table:table-cell>
          <table:table-cell office:value-type="float" office:value="1.61154069789698" calcext:value-type="float">
            <text:p>1.6115406979</text:p>
          </table:table-cell>
          <table:table-cell office:value-type="float" office:value="14.5954849198737" calcext:value-type="float">
            <text:p>14.5954849199</text:p>
          </table:table-cell>
          <table:table-cell office:value-type="float" office:value="0.00223652356996405" calcext:value-type="float">
            <text:p>0.0022365236</text:p>
          </table:table-cell>
          <table:table-cell office:value-type="float" office:value="0.0334342452804686" calcext:value-type="float">
            <text:p>0.0334342453</text:p>
          </table:table-cell>
        </table:table-row>
        <table:table-row table:style-name="ro1">
          <table:table-cell office:value-type="string" calcext:value-type="string">
            <text:p>STRINITY_DN13070_c1_g2_i1</text:p>
          </table:table-cell>
          <table:table-cell office:value-type="float" office:value="1.59304289801576" calcext:value-type="float">
            <text:p>1.593042898</text:p>
          </table:table-cell>
          <table:table-cell office:value-type="float" office:value="4.60110975068379" calcext:value-type="float">
            <text:p>4.6011097507</text:p>
          </table:table-cell>
          <table:table-cell office:value-type="float" office:value="26.9961423459176" calcext:value-type="float">
            <text:p>26.9961423459</text:p>
          </table:table-cell>
          <table:table-cell office:value-type="float" office:value="0.000190130403114531" calcext:value-type="float">
            <text:p>0.0001901304</text:p>
          </table:table-cell>
          <table:table-cell office:value-type="float" office:value="0.00779954104801704" calcext:value-type="float">
            <text:p>0.007799541</text:p>
          </table:table-cell>
        </table:table-row>
        <table:table-row table:style-name="ro1">
          <table:table-cell office:value-type="string" calcext:value-type="string">
            <text:p>STRINITY_DN9200_c2_g1_i1</text:p>
          </table:table-cell>
          <table:table-cell office:value-type="float" office:value="-4.23726727978124" calcext:value-type="float">
            <text:p>-4.2372672798</text:p>
          </table:table-cell>
          <table:table-cell office:value-type="float" office:value="5.40524930094503" calcext:value-type="float">
            <text:p>5.4052493009</text:p>
          </table:table-cell>
          <table:table-cell office:value-type="float" office:value="24.9586402927174" calcext:value-type="float">
            <text:p>24.9586402927</text:p>
          </table:table-cell>
          <table:table-cell office:value-type="float" office:value="0.000268078404066686" calcext:value-type="float">
            <text:p>0.0002680784</text:p>
          </table:table-cell>
          <table:table-cell office:value-type="float" office:value="0.00960524864889865" calcext:value-type="float">
            <text:p>0.0096052486</text:p>
          </table:table-cell>
        </table:table-row>
        <table:table-row table:style-name="ro1">
          <table:table-cell office:value-type="string" calcext:value-type="string">
            <text:p>Pc29903_g4_i1</text:p>
          </table:table-cell>
          <table:table-cell office:value-type="float" office:value="-6.27693065385561" calcext:value-type="float">
            <text:p>-6.2769306539</text:p>
          </table:table-cell>
          <table:table-cell office:value-type="float" office:value="1.52545060167493" calcext:value-type="float">
            <text:p>1.5254506017</text:p>
          </table:table-cell>
          <table:table-cell office:value-type="float" office:value="29.4539176848829" calcext:value-type="float">
            <text:p>29.4539176849</text:p>
          </table:table-cell>
          <table:table-cell office:value-type="float" office:value="0.000128633787638503" calcext:value-type="float">
            <text:p>0.0001286338</text:p>
          </table:table-cell>
          <table:table-cell office:value-type="float" office:value="0.00642484032834038" calcext:value-type="float">
            <text:p>0.0064248403</text:p>
          </table:table-cell>
        </table:table-row>
        <table:table-row table:style-name="ro1">
          <table:table-cell office:value-type="string" calcext:value-type="string">
            <text:p>STRINITY_DN7025_c0_g1_i1</text:p>
          </table:table-cell>
          <table:table-cell office:value-type="float" office:value="-2.3895539823109" calcext:value-type="float">
            <text:p>-2.3895539823</text:p>
          </table:table-cell>
          <table:table-cell office:value-type="float" office:value="3.06961421097902" calcext:value-type="float">
            <text:p>3.069614211</text:p>
          </table:table-cell>
          <table:table-cell office:value-type="float" office:value="13.7218218611018" calcext:value-type="float">
            <text:p>13.7218218611</text:p>
          </table:table-cell>
          <table:table-cell office:value-type="float" office:value="0.00277946032201805" calcext:value-type="float">
            <text:p>0.0027794603</text:p>
          </table:table-cell>
          <table:table-cell office:value-type="float" office:value="0.038604620336149" calcext:value-type="float">
            <text:p>0.0386046203</text:p>
          </table:table-cell>
        </table:table-row>
        <table:table-row table:style-name="ro1">
          <table:table-cell office:value-type="string" calcext:value-type="string">
            <text:p>MTRINITY_DN9190_c0_g1_i1</text:p>
          </table:table-cell>
          <table:table-cell office:value-type="float" office:value="2.23720746762247" calcext:value-type="float">
            <text:p>2.2372074676</text:p>
          </table:table-cell>
          <table:table-cell office:value-type="float" office:value="0.972933114636085" calcext:value-type="float">
            <text:p>0.9729331146</text:p>
          </table:table-cell>
          <table:table-cell office:value-type="float" office:value="18.1431184658188" calcext:value-type="float">
            <text:p>18.1431184658</text:p>
          </table:table-cell>
          <table:table-cell office:value-type="float" office:value="0.00126570165242197" calcext:value-type="float">
            <text:p>0.0012657017</text:p>
          </table:table-cell>
          <table:table-cell office:value-type="float" office:value="0.0234240642431582" calcext:value-type="float">
            <text:p>0.0234240642</text:p>
          </table:table-cell>
        </table:table-row>
        <table:table-row table:style-name="ro1">
          <table:table-cell office:value-type="string" calcext:value-type="string">
            <text:p>MTRINITY_DN18418_c0_g2_i1</text:p>
          </table:table-cell>
          <table:table-cell office:value-type="float" office:value="-5.5672125696245" calcext:value-type="float">
            <text:p>-5.5672125696</text:p>
          </table:table-cell>
          <table:table-cell office:value-type="float" office:value="4.07591477116609" calcext:value-type="float">
            <text:p>4.0759147712</text:p>
          </table:table-cell>
          <table:table-cell office:value-type="float" office:value="16.4838922320449" calcext:value-type="float">
            <text:p>16.483892232</text:p>
          </table:table-cell>
          <table:table-cell office:value-type="float" office:value="0.00143333931644011" calcext:value-type="float">
            <text:p>0.0014333393</text:p>
          </table:table-cell>
          <table:table-cell office:value-type="float" office:value="0.0251173260950958" calcext:value-type="float">
            <text:p>0.0251173261</text:p>
          </table:table-cell>
        </table:table-row>
        <table:table-row table:style-name="ro1">
          <table:table-cell office:value-type="string" calcext:value-type="string">
            <text:p>Pc31451_g4_i12</text:p>
          </table:table-cell>
          <table:table-cell office:value-type="float" office:value="-4.70016989469986" calcext:value-type="float">
            <text:p>-4.7001698947</text:p>
          </table:table-cell>
          <table:table-cell office:value-type="float" office:value="0.0594511966486751" calcext:value-type="float">
            <text:p>0.0594511966</text:p>
          </table:table-cell>
          <table:table-cell office:value-type="float" office:value="15.9475208899884" calcext:value-type="float">
            <text:p>15.94752089</text:p>
          </table:table-cell>
          <table:table-cell office:value-type="float" office:value="0.00162113772874806" calcext:value-type="float">
            <text:p>0.0016211377</text:p>
          </table:table-cell>
          <table:table-cell office:value-type="float" office:value="0.027080307368703" calcext:value-type="float">
            <text:p>0.0270803074</text:p>
          </table:table-cell>
        </table:table-row>
        <table:table-row table:style-name="ro1">
          <table:table-cell office:value-type="string" calcext:value-type="string">
            <text:p>Pc28063_g1_i1</text:p>
          </table:table-cell>
          <table:table-cell office:value-type="float" office:value="-4.51459001480716" calcext:value-type="float">
            <text:p>-4.5145900148</text:p>
          </table:table-cell>
          <table:table-cell office:value-type="float" office:value="4.73332214294791" calcext:value-type="float">
            <text:p>4.7333221429</text:p>
          </table:table-cell>
          <table:table-cell office:value-type="float" office:value="31.1061518083702" calcext:value-type="float">
            <text:p>31.1061518084</text:p>
          </table:table-cell>
          <table:table-cell office:value-type="float" office:value="0.000100222336109049" calcext:value-type="float">
            <text:p>0.0001002223</text:p>
          </table:table-cell>
          <table:table-cell office:value-type="float" office:value="0.00561282478604745" calcext:value-type="float">
            <text:p>0.0056128248</text:p>
          </table:table-cell>
        </table:table-row>
        <table:table-row table:style-name="ro1">
          <table:table-cell office:value-type="string" calcext:value-type="string">
            <text:p>MTRINITY_DN12978_c0_g1_i1</text:p>
          </table:table-cell>
          <table:table-cell office:value-type="float" office:value="-1.39998910668761" calcext:value-type="float">
            <text:p>-1.3999891067</text:p>
          </table:table-cell>
          <table:table-cell office:value-type="float" office:value="4.75216469486327" calcext:value-type="float">
            <text:p>4.7521646949</text:p>
          </table:table-cell>
          <table:table-cell office:value-type="float" office:value="23.9031886276246" calcext:value-type="float">
            <text:p>23.9031886276</text:p>
          </table:table-cell>
          <table:table-cell office:value-type="float" office:value="0.000784396937633318" calcext:value-type="float">
            <text:p>0.0007843969</text:p>
          </table:table-cell>
          <table:table-cell office:value-type="float" office:value="0.0174284932203586" calcext:value-type="float">
            <text:p>0.0174284932</text:p>
          </table:table-cell>
        </table:table-row>
        <table:table-row table:style-name="ro1">
          <table:table-cell office:value-type="string" calcext:value-type="string">
            <text:p>Pc23803_g1_i2</text:p>
          </table:table-cell>
          <table:table-cell office:value-type="float" office:value="-6.75067594205414" calcext:value-type="float">
            <text:p>-6.7506759421</text:p>
          </table:table-cell>
          <table:table-cell office:value-type="float" office:value="0.539172632141756" calcext:value-type="float">
            <text:p>0.5391726321</text:p>
          </table:table-cell>
          <table:table-cell office:value-type="float" office:value="17.7007052297461" calcext:value-type="float">
            <text:p>17.7007052297</text:p>
          </table:table-cell>
          <table:table-cell office:value-type="float" office:value="0.00130522226623838" calcext:value-type="float">
            <text:p>0.0013052223</text:p>
          </table:table-cell>
          <table:table-cell office:value-type="float" office:value="0.0238467206256505" calcext:value-type="float">
            <text:p>0.0238467206</text:p>
          </table:table-cell>
        </table:table-row>
        <table:table-row table:style-name="ro1">
          <table:table-cell office:value-type="string" calcext:value-type="string">
            <text:p>MTRINITY_DN7848_c0_g1_i1</text:p>
          </table:table-cell>
          <table:table-cell office:value-type="float" office:value="2.2937887813664" calcext:value-type="float">
            <text:p>2.2937887814</text:p>
          </table:table-cell>
          <table:table-cell office:value-type="float" office:value="3.24369576876726" calcext:value-type="float">
            <text:p>3.2436957688</text:p>
          </table:table-cell>
          <table:table-cell office:value-type="float" office:value="25.1590216392183" calcext:value-type="float">
            <text:p>25.1590216392</text:p>
          </table:table-cell>
          <table:table-cell office:value-type="float" office:value="0.000258950908524279" calcext:value-type="float">
            <text:p>0.0002589509</text:p>
          </table:table-cell>
          <table:table-cell office:value-type="float" office:value="0.0094449433439633" calcext:value-type="float">
            <text:p>0.0094449433</text:p>
          </table:table-cell>
        </table:table-row>
        <table:table-row table:style-name="ro1">
          <table:table-cell office:value-type="string" calcext:value-type="string">
            <text:p>Pc32548_g1_i4</text:p>
          </table:table-cell>
          <table:table-cell office:value-type="float" office:value="-2.22650961804358" calcext:value-type="float">
            <text:p>-2.226509618</text:p>
          </table:table-cell>
          <table:table-cell office:value-type="float" office:value="2.58428748806651" calcext:value-type="float">
            <text:p>2.5842874881</text:p>
          </table:table-cell>
          <table:table-cell office:value-type="float" office:value="13.5432188217587" calcext:value-type="float">
            <text:p>13.5432188218</text:p>
          </table:table-cell>
          <table:table-cell office:value-type="float" office:value="0.00290855894295417" calcext:value-type="float">
            <text:p>0.0029085589</text:p>
          </table:table-cell>
          <table:table-cell office:value-type="float" office:value="0.0396259412894348" calcext:value-type="float">
            <text:p>0.0396259413</text:p>
          </table:table-cell>
        </table:table-row>
        <table:table-row table:style-name="ro1">
          <table:table-cell office:value-type="string" calcext:value-type="string">
            <text:p>STRINITY_DN1559_c0_g1_i2</text:p>
          </table:table-cell>
          <table:table-cell office:value-type="float" office:value="-3.77550445645063" calcext:value-type="float">
            <text:p>-3.7755044565</text:p>
          </table:table-cell>
          <table:table-cell office:value-type="float" office:value="3.77201771616352" calcext:value-type="float">
            <text:p>3.7720177162</text:p>
          </table:table-cell>
          <table:table-cell office:value-type="float" office:value="15.2085649208316" calcext:value-type="float">
            <text:p>15.2085649208</text:p>
          </table:table-cell>
          <table:table-cell office:value-type="float" office:value="0.00192881365878907" calcext:value-type="float">
            <text:p>0.0019288137</text:p>
          </table:table-cell>
          <table:table-cell office:value-type="float" office:value="0.0304732254787001" calcext:value-type="float">
            <text:p>0.0304732255</text:p>
          </table:table-cell>
        </table:table-row>
        <table:table-row table:style-name="ro1">
          <table:table-cell office:value-type="string" calcext:value-type="string">
            <text:p>STRINITY_DN9696_c0_g1_i1</text:p>
          </table:table-cell>
          <table:table-cell office:value-type="float" office:value="-3.51198233499812" calcext:value-type="float">
            <text:p>-3.511982335</text:p>
          </table:table-cell>
          <table:table-cell office:value-type="float" office:value="6.45782302138182" calcext:value-type="float">
            <text:p>6.4578230214</text:p>
          </table:table-cell>
          <table:table-cell office:value-type="float" office:value="16.4360851518455" calcext:value-type="float">
            <text:p>16.4360851518</text:p>
          </table:table-cell>
          <table:table-cell office:value-type="float" office:value="0.00144901078995249" calcext:value-type="float">
            <text:p>0.0014490108</text:p>
          </table:table-cell>
          <table:table-cell office:value-type="float" office:value="0.0253033193093624" calcext:value-type="float">
            <text:p>0.0253033193</text:p>
          </table:table-cell>
        </table:table-row>
        <table:table-row table:style-name="ro1">
          <table:table-cell office:value-type="string" calcext:value-type="string">
            <text:p>MTRINITY_DN16599_c0_g1_i1</text:p>
          </table:table-cell>
          <table:table-cell office:value-type="float" office:value="1.87709504743926" calcext:value-type="float">
            <text:p>1.8770950474</text:p>
          </table:table-cell>
          <table:table-cell office:value-type="float" office:value="7.05669413754028" calcext:value-type="float">
            <text:p>7.0566941375</text:p>
          </table:table-cell>
          <table:table-cell office:value-type="float" office:value="32.1973076558796" calcext:value-type="float">
            <text:p>32.1973076559</text:p>
          </table:table-cell>
          <table:table-cell office:value-type="float" office:value="0.0000854442095583975" calcext:value-type="float">
            <text:p>8.54442095583975E-005</text:p>
          </table:table-cell>
          <table:table-cell office:value-type="float" office:value="0.00511581838669943" calcext:value-type="float">
            <text:p>0.0051158184</text:p>
          </table:table-cell>
        </table:table-row>
        <table:table-row table:style-name="ro1">
          <table:table-cell office:value-type="string" calcext:value-type="string">
            <text:p>STRINITY_DN3596_c0_g1_i1</text:p>
          </table:table-cell>
          <table:table-cell office:value-type="float" office:value="-1.41207777372217" calcext:value-type="float">
            <text:p>-1.4120777737</text:p>
          </table:table-cell>
          <table:table-cell office:value-type="float" office:value="5.5911246652914" calcext:value-type="float">
            <text:p>5.5911246653</text:p>
          </table:table-cell>
          <table:table-cell office:value-type="float" office:value="30.982272653972" calcext:value-type="float">
            <text:p>30.982272654</text:p>
          </table:table-cell>
          <table:table-cell office:value-type="float" office:value="0.00054607779981784" calcext:value-type="float">
            <text:p>0.0005460778</text:p>
          </table:table-cell>
          <table:table-cell office:value-type="float" office:value="0.0141923492596813" calcext:value-type="float">
            <text:p>0.0141923493</text:p>
          </table:table-cell>
        </table:table-row>
        <table:table-row table:style-name="ro1">
          <table:table-cell office:value-type="string" calcext:value-type="string">
            <text:p>STRINITY_DN10457_c0_g1_i4</text:p>
          </table:table-cell>
          <table:table-cell office:value-type="float" office:value="-1.47070800161509" calcext:value-type="float">
            <text:p>-1.4707080016</text:p>
          </table:table-cell>
          <table:table-cell office:value-type="float" office:value="3.67082765538979" calcext:value-type="float">
            <text:p>3.6708276554</text:p>
          </table:table-cell>
          <table:table-cell office:value-type="float" office:value="30.6734546629805" calcext:value-type="float">
            <text:p>30.673454663</text:p>
          </table:table-cell>
          <table:table-cell office:value-type="float" office:value="0.00209972942442578" calcext:value-type="float">
            <text:p>0.0020997294</text:p>
          </table:table-cell>
          <table:table-cell office:value-type="float" office:value="0.0320494247185806" calcext:value-type="float">
            <text:p>0.0320494247</text:p>
          </table:table-cell>
        </table:table-row>
        <table:table-row table:style-name="ro1">
          <table:table-cell office:value-type="string" calcext:value-type="string">
            <text:p>MTRINITY_DN15942_c0_g2_i2</text:p>
          </table:table-cell>
          <table:table-cell office:value-type="float" office:value="-1.9202983546976" calcext:value-type="float">
            <text:p>-1.9202983547</text:p>
          </table:table-cell>
          <table:table-cell office:value-type="float" office:value="4.26688334135637" calcext:value-type="float">
            <text:p>4.2668833414</text:p>
          </table:table-cell>
          <table:table-cell office:value-type="float" office:value="48.9194251748668" calcext:value-type="float">
            <text:p>48.9194251749</text:p>
          </table:table-cell>
          <table:table-cell office:value-type="float" office:value="0.0000317952576276087" calcext:value-type="float">
            <text:p>3.17952576276087E-005</text:p>
          </table:table-cell>
          <table:table-cell office:value-type="float" office:value="0.00327863715848" calcext:value-type="float">
            <text:p>0.0032786372</text:p>
          </table:table-cell>
        </table:table-row>
        <table:table-row table:style-name="ro1">
          <table:table-cell office:value-type="string" calcext:value-type="string">
            <text:p>STRINITY_DN1761_c0_g2_i1</text:p>
          </table:table-cell>
          <table:table-cell office:value-type="float" office:value="-3.80429512789415" calcext:value-type="float">
            <text:p>-3.8042951279</text:p>
          </table:table-cell>
          <table:table-cell office:value-type="float" office:value="3.89513937314468" calcext:value-type="float">
            <text:p>3.8951393731</text:p>
          </table:table-cell>
          <table:table-cell office:value-type="float" office:value="16.6843611724253" calcext:value-type="float">
            <text:p>16.6843611724</text:p>
          </table:table-cell>
          <table:table-cell office:value-type="float" office:value="0.00136973408677225" calcext:value-type="float">
            <text:p>0.0013697341</text:p>
          </table:table-cell>
          <table:table-cell office:value-type="float" office:value="0.024576615550944" calcext:value-type="float">
            <text:p>0.0245766156</text:p>
          </table:table-cell>
        </table:table-row>
        <table:table-row table:style-name="ro1">
          <table:table-cell office:value-type="string" calcext:value-type="string">
            <text:p>STRINITY_DN18019_c0_g1_i1</text:p>
          </table:table-cell>
          <table:table-cell office:value-type="float" office:value="-5.30804991378017" calcext:value-type="float">
            <text:p>-5.3080499138</text:p>
          </table:table-cell>
          <table:table-cell office:value-type="float" office:value="0.332699882056888" calcext:value-type="float">
            <text:p>0.3326998821</text:p>
          </table:table-cell>
          <table:table-cell office:value-type="float" office:value="16.1423694921512" calcext:value-type="float">
            <text:p>16.1423694922</text:p>
          </table:table-cell>
          <table:table-cell office:value-type="float" office:value="0.00186348861869221" calcext:value-type="float">
            <text:p>0.0018634886</text:p>
          </table:table-cell>
          <table:table-cell office:value-type="float" office:value="0.0297701976348605" calcext:value-type="float">
            <text:p>0.0297701976</text:p>
          </table:table-cell>
        </table:table-row>
        <table:table-row table:style-name="ro1">
          <table:table-cell office:value-type="string" calcext:value-type="string">
            <text:p>STRINITY_DN9751_c0_g1_i1</text:p>
          </table:table-cell>
          <table:table-cell office:value-type="float" office:value="3.12187674603575" calcext:value-type="float">
            <text:p>3.121876746</text:p>
          </table:table-cell>
          <table:table-cell office:value-type="float" office:value="3.66930540322239" calcext:value-type="float">
            <text:p>3.6693054032</text:p>
          </table:table-cell>
          <table:table-cell office:value-type="float" office:value="40.560728411093" calcext:value-type="float">
            <text:p>40.5607284111</text:p>
          </table:table-cell>
          <table:table-cell office:value-type="float" office:value="0.0000283277246323377" calcext:value-type="float">
            <text:p>2.83277246323377E-005</text:p>
          </table:table-cell>
          <table:table-cell office:value-type="float" office:value="0.00307715160102571" calcext:value-type="float">
            <text:p>0.0030771516</text:p>
          </table:table-cell>
        </table:table-row>
        <table:table-row table:style-name="ro1">
          <table:table-cell office:value-type="string" calcext:value-type="string">
            <text:p>MTRINITY_DN16911_c1_g1_i1</text:p>
          </table:table-cell>
          <table:table-cell office:value-type="float" office:value="1.95962966183811" calcext:value-type="float">
            <text:p>1.9596296618</text:p>
          </table:table-cell>
          <table:table-cell office:value-type="float" office:value="6.62462492496104" calcext:value-type="float">
            <text:p>6.624624925</text:p>
          </table:table-cell>
          <table:table-cell office:value-type="float" office:value="61.8573475461008" calcext:value-type="float">
            <text:p>61.8573475461</text:p>
          </table:table-cell>
          <table:table-cell office:value-type="float" office:value="0.00000326716701004844" calcext:value-type="float">
            <text:p>3.26716701004844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MTRINITY_DN14482_c0_g1_i1</text:p>
          </table:table-cell>
          <table:table-cell office:value-type="float" office:value="-4.13089691919945" calcext:value-type="float">
            <text:p>-4.1308969192</text:p>
          </table:table-cell>
          <table:table-cell office:value-type="float" office:value="9.57106777386732" calcext:value-type="float">
            <text:p>9.5710677739</text:p>
          </table:table-cell>
          <table:table-cell office:value-type="float" office:value="40.1730676176964" calcext:value-type="float">
            <text:p>40.1730676177</text:p>
          </table:table-cell>
          <table:table-cell office:value-type="float" office:value="0.0000296938187664443" calcext:value-type="float">
            <text:p>2.96938187664443E-005</text:p>
          </table:table-cell>
          <table:table-cell office:value-type="float" office:value="0.00314964329233613" calcext:value-type="float">
            <text:p>0.0031496433</text:p>
          </table:table-cell>
        </table:table-row>
        <table:table-row table:style-name="ro1">
          <table:table-cell office:value-type="string" calcext:value-type="string">
            <text:p>MTRINITY_DN9090_c0_g1_i1</text:p>
          </table:table-cell>
          <table:table-cell office:value-type="float" office:value="-3.46722554461937" calcext:value-type="float">
            <text:p>-3.4672255446</text:p>
          </table:table-cell>
          <table:table-cell office:value-type="float" office:value="3.94597333277693" calcext:value-type="float">
            <text:p>3.9459733328</text:p>
          </table:table-cell>
          <table:table-cell office:value-type="float" office:value="16.2312750267087" calcext:value-type="float">
            <text:p>16.2312750267</text:p>
          </table:table-cell>
          <table:table-cell office:value-type="float" office:value="0.00151844440571016" calcext:value-type="float">
            <text:p>0.0015184444</text:p>
          </table:table-cell>
          <table:table-cell office:value-type="float" office:value="0.0259789293198502" calcext:value-type="float">
            <text:p>0.0259789293</text:p>
          </table:table-cell>
        </table:table-row>
        <table:table-row table:style-name="ro1">
          <table:table-cell office:value-type="string" calcext:value-type="string">
            <text:p>Pc29849_g2_i1</text:p>
          </table:table-cell>
          <table:table-cell office:value-type="float" office:value="1.69695290644161" calcext:value-type="float">
            <text:p>1.6969529064</text:p>
          </table:table-cell>
          <table:table-cell office:value-type="float" office:value="5.22606203001784" calcext:value-type="float">
            <text:p>5.22606203</text:p>
          </table:table-cell>
          <table:table-cell office:value-type="float" office:value="42.6845250092642" calcext:value-type="float">
            <text:p>42.6845250093</text:p>
          </table:table-cell>
          <table:table-cell office:value-type="float" office:value="0.0000386681906969191" calcext:value-type="float">
            <text:p>3.86681906969191E-005</text:p>
          </table:table-cell>
          <table:table-cell office:value-type="float" office:value="0.00348571095597633" calcext:value-type="float">
            <text:p>0.003485711</text:p>
          </table:table-cell>
        </table:table-row>
        <table:table-row table:style-name="ro1">
          <table:table-cell office:value-type="string" calcext:value-type="string">
            <text:p>STRINITY_DN8098_c0_g1_i1</text:p>
          </table:table-cell>
          <table:table-cell office:value-type="float" office:value="-3.66521168576236" calcext:value-type="float">
            <text:p>-3.6652116858</text:p>
          </table:table-cell>
          <table:table-cell office:value-type="float" office:value="3.06802738161695" calcext:value-type="float">
            <text:p>3.0680273816</text:p>
          </table:table-cell>
          <table:table-cell office:value-type="float" office:value="22.3697114485969" calcext:value-type="float">
            <text:p>22.3697114486</text:p>
          </table:table-cell>
          <table:table-cell office:value-type="float" office:value="0.00042713183343891" calcext:value-type="float">
            <text:p>0.0004271318</text:p>
          </table:table-cell>
          <table:table-cell office:value-type="float" office:value="0.0124602948262091" calcext:value-type="float">
            <text:p>0.0124602948</text:p>
          </table:table-cell>
        </table:table-row>
        <table:table-row table:style-name="ro1">
          <table:table-cell office:value-type="string" calcext:value-type="string">
            <text:p>MTRINITY_DN9491_c1_g1_i1</text:p>
          </table:table-cell>
          <table:table-cell office:value-type="float" office:value="1.59789958960991" calcext:value-type="float">
            <text:p>1.5978995896</text:p>
          </table:table-cell>
          <table:table-cell office:value-type="float" office:value="8.77464039190795" calcext:value-type="float">
            <text:p>8.7746403919</text:p>
          </table:table-cell>
          <table:table-cell office:value-type="float" office:value="22.5671975099836" calcext:value-type="float">
            <text:p>22.56719751</text:p>
          </table:table-cell>
          <table:table-cell office:value-type="float" office:value="0.000411703890625646" calcext:value-type="float">
            <text:p>0.0004117039</text:p>
          </table:table-cell>
          <table:table-cell office:value-type="float" office:value="0.0122069678612924" calcext:value-type="float">
            <text:p>0.0122069679</text:p>
          </table:table-cell>
        </table:table-row>
        <table:table-row table:style-name="ro1">
          <table:table-cell office:value-type="string" calcext:value-type="string">
            <text:p>MTRINITY_DN2874_c1_g1_i1</text:p>
          </table:table-cell>
          <table:table-cell office:value-type="float" office:value="3.17207210818376" calcext:value-type="float">
            <text:p>3.1720721082</text:p>
          </table:table-cell>
          <table:table-cell office:value-type="float" office:value="6.07418125633841" calcext:value-type="float">
            <text:p>6.0741812563</text:p>
          </table:table-cell>
          <table:table-cell office:value-type="float" office:value="28.2211786967858" calcext:value-type="float">
            <text:p>28.2211786968</text:p>
          </table:table-cell>
          <table:table-cell office:value-type="float" office:value="0.000156006290598351" calcext:value-type="float">
            <text:p>0.0001560063</text:p>
          </table:table-cell>
          <table:table-cell office:value-type="float" office:value="0.00704210049801698" calcext:value-type="float">
            <text:p>0.0070421005</text:p>
          </table:table-cell>
        </table:table-row>
        <table:table-row table:style-name="ro1">
          <table:table-cell office:value-type="string" calcext:value-type="string">
            <text:p>MTRINITY_DN13839_c6_g2_i4</text:p>
          </table:table-cell>
          <table:table-cell office:value-type="float" office:value="-5.85772092729257" calcext:value-type="float">
            <text:p>-5.8577209273</text:p>
          </table:table-cell>
          <table:table-cell office:value-type="float" office:value="0.961530861413198" calcext:value-type="float">
            <text:p>0.9615308614</text:p>
          </table:table-cell>
          <table:table-cell office:value-type="float" office:value="16.1837812597952" calcext:value-type="float">
            <text:p>16.1837812598</text:p>
          </table:table-cell>
          <table:table-cell office:value-type="float" office:value="0.00153509351726672" calcext:value-type="float">
            <text:p>0.0015350935</text:p>
          </table:table-cell>
          <table:table-cell office:value-type="float" office:value="0.0261411144628189" calcext:value-type="float">
            <text:p>0.0261411145</text:p>
          </table:table-cell>
        </table:table-row>
        <table:table-row table:style-name="ro1">
          <table:table-cell office:value-type="string" calcext:value-type="string">
            <text:p>MTRINITY_DN15576_c0_g2_i3</text:p>
          </table:table-cell>
          <table:table-cell office:value-type="float" office:value="-2.49340236127989" calcext:value-type="float">
            <text:p>-2.4934023613</text:p>
          </table:table-cell>
          <table:table-cell office:value-type="float" office:value="2.13620567302722" calcext:value-type="float">
            <text:p>2.136205673</text:p>
          </table:table-cell>
          <table:table-cell office:value-type="float" office:value="15.2814983982806" calcext:value-type="float">
            <text:p>15.2814983983</text:p>
          </table:table-cell>
          <table:table-cell office:value-type="float" office:value="0.00189559488187484" calcext:value-type="float">
            <text:p>0.0018955949</text:p>
          </table:table-cell>
          <table:table-cell office:value-type="float" office:value="0.0300909398012263" calcext:value-type="float">
            <text:p>0.0300909398</text:p>
          </table:table-cell>
        </table:table-row>
        <table:table-row table:style-name="ro1">
          <table:table-cell office:value-type="string" calcext:value-type="string">
            <text:p>MTRINITY_DN14280_c5_g1_i2</text:p>
          </table:table-cell>
          <table:table-cell office:value-type="float" office:value="-2.79500027942493" calcext:value-type="float">
            <text:p>-2.7950002794</text:p>
          </table:table-cell>
          <table:table-cell office:value-type="float" office:value="2.7882218994925" calcext:value-type="float">
            <text:p>2.7882218995</text:p>
          </table:table-cell>
          <table:table-cell office:value-type="float" office:value="28.708575384985" calcext:value-type="float">
            <text:p>28.708575385</text:p>
          </table:table-cell>
          <table:table-cell office:value-type="float" office:value="0.000144445724887023" calcext:value-type="float">
            <text:p>0.0001444457</text:p>
          </table:table-cell>
          <table:table-cell office:value-type="float" office:value="0.00680686306068861" calcext:value-type="float">
            <text:p>0.0068068631</text:p>
          </table:table-cell>
        </table:table-row>
        <table:table-row table:style-name="ro1">
          <table:table-cell office:value-type="string" calcext:value-type="string">
            <text:p>MTRINITY_DN10129_c0_g1_i1</text:p>
          </table:table-cell>
          <table:table-cell office:value-type="float" office:value="-4.86638588454393" calcext:value-type="float">
            <text:p>-4.8663858845</text:p>
          </table:table-cell>
          <table:table-cell office:value-type="float" office:value="1.60437827071668" calcext:value-type="float">
            <text:p>1.6043782707</text:p>
          </table:table-cell>
          <table:table-cell office:value-type="float" office:value="12.3975664301436" calcext:value-type="float">
            <text:p>12.3975664301</text:p>
          </table:table-cell>
          <table:table-cell office:value-type="float" office:value="0.00392455055609403" calcext:value-type="float">
            <text:p>0.0039245506</text:p>
          </table:table-cell>
          <table:table-cell office:value-type="float" office:value="0.0478113468315059" calcext:value-type="float">
            <text:p>0.0478113468</text:p>
          </table:table-cell>
        </table:table-row>
        <table:table-row table:style-name="ro1">
          <table:table-cell office:value-type="string" calcext:value-type="string">
            <text:p>STRINITY_DN5241_c0_g1_i1</text:p>
          </table:table-cell>
          <table:table-cell office:value-type="float" office:value="-4.90435487302142" calcext:value-type="float">
            <text:p>-4.904354873</text:p>
          </table:table-cell>
          <table:table-cell office:value-type="float" office:value="4.82160596081284" calcext:value-type="float">
            <text:p>4.8216059608</text:p>
          </table:table-cell>
          <table:table-cell office:value-type="float" office:value="42.5992966599325" calcext:value-type="float">
            <text:p>42.5992966599</text:p>
          </table:table-cell>
          <table:table-cell office:value-type="float" office:value="0.000022238479835658" calcext:value-type="float">
            <text:p>2.2238479835658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Pc29686_g1_i1</text:p>
          </table:table-cell>
          <table:table-cell office:value-type="float" office:value="1.33785762082033" calcext:value-type="float">
            <text:p>1.3378576208</text:p>
          </table:table-cell>
          <table:table-cell office:value-type="float" office:value="4.04397711823299" calcext:value-type="float">
            <text:p>4.0439771182</text:p>
          </table:table-cell>
          <table:table-cell office:value-type="float" office:value="16.2450328860703" calcext:value-type="float">
            <text:p>16.2450328861</text:p>
          </table:table-cell>
          <table:table-cell office:value-type="float" office:value="0.00221883907208249" calcext:value-type="float">
            <text:p>0.0022188391</text:p>
          </table:table-cell>
          <table:table-cell office:value-type="float" office:value="0.0333154046629032" calcext:value-type="float">
            <text:p>0.0333154047</text:p>
          </table:table-cell>
        </table:table-row>
        <table:table-row table:style-name="ro1">
          <table:table-cell office:value-type="string" calcext:value-type="string">
            <text:p>Pc17847_g1_i3</text:p>
          </table:table-cell>
          <table:table-cell office:value-type="float" office:value="-2.69938983058158" calcext:value-type="float">
            <text:p>-2.6993898306</text:p>
          </table:table-cell>
          <table:table-cell office:value-type="float" office:value="2.86294368262362" calcext:value-type="float">
            <text:p>2.8629436826</text:p>
          </table:table-cell>
          <table:table-cell office:value-type="float" office:value="12.5098162187014" calcext:value-type="float">
            <text:p>12.5098162187</text:p>
          </table:table-cell>
          <table:table-cell office:value-type="float" office:value="0.0038084949230014" calcext:value-type="float">
            <text:p>0.0038084949</text:p>
          </table:table-cell>
          <table:table-cell office:value-type="float" office:value="0.0470108438788526" calcext:value-type="float">
            <text:p>0.0470108439</text:p>
          </table:table-cell>
        </table:table-row>
        <table:table-row table:style-name="ro1">
          <table:table-cell office:value-type="string" calcext:value-type="string">
            <text:p>MTRINITY_DN8616_c0_g2_i2</text:p>
          </table:table-cell>
          <table:table-cell office:value-type="float" office:value="-4.4149388495262" calcext:value-type="float">
            <text:p>-4.4149388495</text:p>
          </table:table-cell>
          <table:table-cell office:value-type="float" office:value="1.56284738342415" calcext:value-type="float">
            <text:p>1.5628473834</text:p>
          </table:table-cell>
          <table:table-cell office:value-type="float" office:value="19.138731308619" calcext:value-type="float">
            <text:p>19.1387313086</text:p>
          </table:table-cell>
          <table:table-cell office:value-type="float" office:value="0.000806083130465137" calcext:value-type="float">
            <text:p>0.0008060831</text:p>
          </table:table-cell>
          <table:table-cell office:value-type="float" office:value="0.0177746697872077" calcext:value-type="float">
            <text:p>0.0177746698</text:p>
          </table:table-cell>
        </table:table-row>
        <table:table-row table:style-name="ro1">
          <table:table-cell office:value-type="string" calcext:value-type="string">
            <text:p>Pc32314_g1_i1</text:p>
          </table:table-cell>
          <table:table-cell office:value-type="float" office:value="2.46777501952129" calcext:value-type="float">
            <text:p>2.4677750195</text:p>
          </table:table-cell>
          <table:table-cell office:value-type="float" office:value="4.91179819856759" calcext:value-type="float">
            <text:p>4.9117981986</text:p>
          </table:table-cell>
          <table:table-cell office:value-type="float" office:value="52.8740589115172" calcext:value-type="float">
            <text:p>52.8740589115</text:p>
          </table:table-cell>
          <table:table-cell office:value-type="float" office:value="0.00000743742690768937" calcext:value-type="float">
            <text:p>7.43742690768937E-006</text:p>
          </table:table-cell>
          <table:table-cell office:value-type="float" office:value="0.00196705788718561" calcext:value-type="float">
            <text:p>0.0019670579</text:p>
          </table:table-cell>
        </table:table-row>
        <table:table-row table:style-name="ro1">
          <table:table-cell office:value-type="string" calcext:value-type="string">
            <text:p>Pc23077_g1_i1</text:p>
          </table:table-cell>
          <table:table-cell office:value-type="float" office:value="-2.71421136225054" calcext:value-type="float">
            <text:p>-2.7142113623</text:p>
          </table:table-cell>
          <table:table-cell office:value-type="float" office:value="5.17388064664087" calcext:value-type="float">
            <text:p>5.1738806466</text:p>
          </table:table-cell>
          <table:table-cell office:value-type="float" office:value="16.5663993363976" calcext:value-type="float">
            <text:p>16.5663993364</text:p>
          </table:table-cell>
          <table:table-cell office:value-type="float" office:value="0.00140675409528522" calcext:value-type="float">
            <text:p>0.0014067541</text:p>
          </table:table-cell>
          <table:table-cell office:value-type="float" office:value="0.024951424895621" calcext:value-type="float">
            <text:p>0.0249514249</text:p>
          </table:table-cell>
        </table:table-row>
        <table:table-row table:style-name="ro1">
          <table:table-cell office:value-type="string" calcext:value-type="string">
            <text:p>MTRINITY_DN17382_c2_g2_i1</text:p>
          </table:table-cell>
          <table:table-cell office:value-type="float" office:value="2.70077364223972" calcext:value-type="float">
            <text:p>2.7007736422</text:p>
          </table:table-cell>
          <table:table-cell office:value-type="float" office:value="6.63720295786947" calcext:value-type="float">
            <text:p>6.6372029579</text:p>
          </table:table-cell>
          <table:table-cell office:value-type="float" office:value="73.5809482636175" calcext:value-type="float">
            <text:p>73.5809482636</text:p>
          </table:table-cell>
          <table:table-cell office:value-type="float" office:value="0.00000128454315527747" calcext:value-type="float">
            <text:p>1.28454315527747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MTRINITY_DN10567_c0_g1_i2</text:p>
          </table:table-cell>
          <table:table-cell office:value-type="float" office:value="2.08781112474372" calcext:value-type="float">
            <text:p>2.0878111247</text:p>
          </table:table-cell>
          <table:table-cell office:value-type="float" office:value="1.44993921490847" calcext:value-type="float">
            <text:p>1.4499392149</text:p>
          </table:table-cell>
          <table:table-cell office:value-type="float" office:value="18.8288510398179" calcext:value-type="float">
            <text:p>18.8288510398</text:p>
          </table:table-cell>
          <table:table-cell office:value-type="float" office:value="0.000859771256247929" calcext:value-type="float">
            <text:p>0.0008597713</text:p>
          </table:table-cell>
          <table:table-cell office:value-type="float" office:value="0.018436134334137" calcext:value-type="float">
            <text:p>0.0184361343</text:p>
          </table:table-cell>
        </table:table-row>
        <table:table-row table:style-name="ro1">
          <table:table-cell office:value-type="string" calcext:value-type="string">
            <text:p>STRINITY_DN13169_c0_g1_i3</text:p>
          </table:table-cell>
          <table:table-cell office:value-type="float" office:value="-3.49317733178394" calcext:value-type="float">
            <text:p>-3.4931773318</text:p>
          </table:table-cell>
          <table:table-cell office:value-type="float" office:value="3.50658488419126" calcext:value-type="float">
            <text:p>3.5065848842</text:p>
          </table:table-cell>
          <table:table-cell office:value-type="float" office:value="34.6393951786352" calcext:value-type="float">
            <text:p>34.6393951786</text:p>
          </table:table-cell>
          <table:table-cell office:value-type="float" office:value="0.0000606372923899566" calcext:value-type="float">
            <text:p>6.06372923899566E-005</text:p>
          </table:table-cell>
          <table:table-cell office:value-type="float" office:value="0.00447226103921798" calcext:value-type="float">
            <text:p>0.004472261</text:p>
          </table:table-cell>
        </table:table-row>
        <table:table-row table:style-name="ro1">
          <table:table-cell office:value-type="string" calcext:value-type="string">
            <text:p>MTRINITY_DN12403_c0_g2_i2</text:p>
          </table:table-cell>
          <table:table-cell office:value-type="float" office:value="-1.32358416731558" calcext:value-type="float">
            <text:p>-1.3235841673</text:p>
          </table:table-cell>
          <table:table-cell office:value-type="float" office:value="5.36126262104358" calcext:value-type="float">
            <text:p>5.361262621</text:p>
          </table:table-cell>
          <table:table-cell office:value-type="float" office:value="14.2132072464969" calcext:value-type="float">
            <text:p>14.2132072465</text:p>
          </table:table-cell>
          <table:table-cell office:value-type="float" office:value="0.00245730839777359" calcext:value-type="float">
            <text:p>0.0024573084</text:p>
          </table:table-cell>
          <table:table-cell office:value-type="float" office:value="0.0356342316967098" calcext:value-type="float">
            <text:p>0.0356342317</text:p>
          </table:table-cell>
        </table:table-row>
        <table:table-row table:style-name="ro1">
          <table:table-cell office:value-type="string" calcext:value-type="string">
            <text:p>MTRINITY_DN9870_c0_g1_i1</text:p>
          </table:table-cell>
          <table:table-cell office:value-type="float" office:value="-2.56117056030304" calcext:value-type="float">
            <text:p>-2.5611705603</text:p>
          </table:table-cell>
          <table:table-cell office:value-type="float" office:value="4.20549109209996" calcext:value-type="float">
            <text:p>4.2054910921</text:p>
          </table:table-cell>
          <table:table-cell office:value-type="float" office:value="44.9376129168936" calcext:value-type="float">
            <text:p>44.9376129169</text:p>
          </table:table-cell>
          <table:table-cell office:value-type="float" office:value="0.0000170345727267423" calcext:value-type="float">
            <text:p>1.70345727267423E-005</text:p>
          </table:table-cell>
          <table:table-cell office:value-type="float" office:value="0.00270823472208737" calcext:value-type="float">
            <text:p>0.0027082347</text:p>
          </table:table-cell>
        </table:table-row>
        <table:table-row table:style-name="ro1">
          <table:table-cell office:value-type="string" calcext:value-type="string">
            <text:p>Pc29316_g3_i1</text:p>
          </table:table-cell>
          <table:table-cell office:value-type="float" office:value="1.85601248902186" calcext:value-type="float">
            <text:p>1.856012489</text:p>
          </table:table-cell>
          <table:table-cell office:value-type="float" office:value="3.57671440890607" calcext:value-type="float">
            <text:p>3.5767144089</text:p>
          </table:table-cell>
          <table:table-cell office:value-type="float" office:value="13.781910188458" calcext:value-type="float">
            <text:p>13.7819101885</text:p>
          </table:table-cell>
          <table:table-cell office:value-type="float" office:value="0.00273753583307099" calcext:value-type="float">
            <text:p>0.0027375358</text:p>
          </table:table-cell>
          <table:table-cell office:value-type="float" office:value="0.0382522143762437" calcext:value-type="float">
            <text:p>0.0382522144</text:p>
          </table:table-cell>
        </table:table-row>
        <table:table-row table:style-name="ro1">
          <table:table-cell office:value-type="string" calcext:value-type="string">
            <text:p>MTRINITY_DN530_c0_g1_i1</text:p>
          </table:table-cell>
          <table:table-cell office:value-type="float" office:value="-5.19015790228795" calcext:value-type="float">
            <text:p>-5.1901579023</text:p>
          </table:table-cell>
          <table:table-cell office:value-type="float" office:value="1.26241766605739" calcext:value-type="float">
            <text:p>1.2624176661</text:p>
          </table:table-cell>
          <table:table-cell office:value-type="float" office:value="21.3279669570511" calcext:value-type="float">
            <text:p>21.3279669571</text:p>
          </table:table-cell>
          <table:table-cell office:value-type="float" office:value="0.000520527975200256" calcext:value-type="float">
            <text:p>0.000520528</text:p>
          </table:table-cell>
          <table:table-cell office:value-type="float" office:value="0.0138640554397203" calcext:value-type="float">
            <text:p>0.0138640554</text:p>
          </table:table-cell>
        </table:table-row>
        <table:table-row table:style-name="ro1">
          <table:table-cell office:value-type="string" calcext:value-type="string">
            <text:p>MTRINITY_DN12590_c0_g1_i4</text:p>
          </table:table-cell>
          <table:table-cell office:value-type="float" office:value="2.17930375304077" calcext:value-type="float">
            <text:p>2.179303753</text:p>
          </table:table-cell>
          <table:table-cell office:value-type="float" office:value="0.508509213946789" calcext:value-type="float">
            <text:p>0.5085092139</text:p>
          </table:table-cell>
          <table:table-cell office:value-type="float" office:value="19.4715192985017" calcext:value-type="float">
            <text:p>19.4715192985</text:p>
          </table:table-cell>
          <table:table-cell office:value-type="float" office:value="0.00206563140454733" calcext:value-type="float">
            <text:p>0.0020656314</text:p>
          </table:table-cell>
          <table:table-cell office:value-type="float" office:value="0.0318143270916889" calcext:value-type="float">
            <text:p>0.0318143271</text:p>
          </table:table-cell>
        </table:table-row>
        <table:table-row table:style-name="ro1">
          <table:table-cell office:value-type="string" calcext:value-type="string">
            <text:p>STRINITY_DN6374_c0_g2_i1</text:p>
          </table:table-cell>
          <table:table-cell office:value-type="float" office:value="1.38027090265284" calcext:value-type="float">
            <text:p>1.3802709027</text:p>
          </table:table-cell>
          <table:table-cell office:value-type="float" office:value="5.31554108234252" calcext:value-type="float">
            <text:p>5.3155410823</text:p>
          </table:table-cell>
          <table:table-cell office:value-type="float" office:value="18.5770022248433" calcext:value-type="float">
            <text:p>18.5770022248</text:p>
          </table:table-cell>
          <table:table-cell office:value-type="float" office:value="0.000906481896971894" calcext:value-type="float">
            <text:p>0.0009064819</text:p>
          </table:table-cell>
          <table:table-cell office:value-type="float" office:value="0.019097788362652" calcext:value-type="float">
            <text:p>0.0190977884</text:p>
          </table:table-cell>
        </table:table-row>
        <table:table-row table:style-name="ro1">
          <table:table-cell office:value-type="string" calcext:value-type="string">
            <text:p>Pc29769_g1_i3</text:p>
          </table:table-cell>
          <table:table-cell office:value-type="float" office:value="-2.87687523873609" calcext:value-type="float">
            <text:p>-2.8768752387</text:p>
          </table:table-cell>
          <table:table-cell office:value-type="float" office:value="4.14000671117128" calcext:value-type="float">
            <text:p>4.1400067112</text:p>
          </table:table-cell>
          <table:table-cell office:value-type="float" office:value="49.2992963881699" calcext:value-type="float">
            <text:p>49.2992963882</text:p>
          </table:table-cell>
          <table:table-cell office:value-type="float" office:value="0.000010658336623835" calcext:value-type="float">
            <text:p>1.0658336623835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MTRINITY_DN21496_c0_g1_i1</text:p>
          </table:table-cell>
          <table:table-cell office:value-type="float" office:value="-4.53172316435587" calcext:value-type="float">
            <text:p>-4.5317231644</text:p>
          </table:table-cell>
          <table:table-cell office:value-type="float" office:value="5.53083265799709" calcext:value-type="float">
            <text:p>5.530832658</text:p>
          </table:table-cell>
          <table:table-cell office:value-type="float" office:value="38.3088227604872" calcext:value-type="float">
            <text:p>38.3088227605</text:p>
          </table:table-cell>
          <table:table-cell office:value-type="float" office:value="0.0000374311983537823" calcext:value-type="float">
            <text:p>3.74311983537823E-005</text:p>
          </table:table-cell>
          <table:table-cell office:value-type="float" office:value="0.00343611532777932" calcext:value-type="float">
            <text:p>0.0034361153</text:p>
          </table:table-cell>
        </table:table-row>
        <table:table-row table:style-name="ro1">
          <table:table-cell office:value-type="string" calcext:value-type="string">
            <text:p>MTRINITY_DN12372_c1_g1_i5</text:p>
          </table:table-cell>
          <table:table-cell office:value-type="float" office:value="-4.39105129324199" calcext:value-type="float">
            <text:p>-4.3910512932</text:p>
          </table:table-cell>
          <table:table-cell office:value-type="float" office:value="4.84314565275259" calcext:value-type="float">
            <text:p>4.8431456528</text:p>
          </table:table-cell>
          <table:table-cell office:value-type="float" office:value="26.4769221364731" calcext:value-type="float">
            <text:p>26.4769221365</text:p>
          </table:table-cell>
          <table:table-cell office:value-type="float" office:value="0.000207157920659385" calcext:value-type="float">
            <text:p>0.0002071579</text:p>
          </table:table-cell>
          <table:table-cell office:value-type="float" office:value="0.00819386940055424" calcext:value-type="float">
            <text:p>0.0081938694</text:p>
          </table:table-cell>
        </table:table-row>
        <table:table-row table:style-name="ro1">
          <table:table-cell office:value-type="string" calcext:value-type="string">
            <text:p>MTRINITY_DN16130_c0_g1_i1</text:p>
          </table:table-cell>
          <table:table-cell office:value-type="float" office:value="-3.06049839966279" calcext:value-type="float">
            <text:p>-3.0604983997</text:p>
          </table:table-cell>
          <table:table-cell office:value-type="float" office:value="4.73541842366474" calcext:value-type="float">
            <text:p>4.7354184237</text:p>
          </table:table-cell>
          <table:table-cell office:value-type="float" office:value="55.2182413543039" calcext:value-type="float">
            <text:p>55.2182413543</text:p>
          </table:table-cell>
          <table:table-cell office:value-type="float" office:value="0.00000593745076378349" calcext:value-type="float">
            <text:p>5.93745076378349E-006</text:p>
          </table:table-cell>
          <table:table-cell office:value-type="float" office:value="0.00184457403701368" calcext:value-type="float">
            <text:p>0.001844574</text:p>
          </table:table-cell>
        </table:table-row>
        <table:table-row table:style-name="ro1">
          <table:table-cell office:value-type="string" calcext:value-type="string">
            <text:p>Pc28460_g1_i1</text:p>
          </table:table-cell>
          <table:table-cell office:value-type="float" office:value="2.2097164221197" calcext:value-type="float">
            <text:p>2.2097164221</text:p>
          </table:table-cell>
          <table:table-cell office:value-type="float" office:value="2.69154300380209" calcext:value-type="float">
            <text:p>2.6915430038</text:p>
          </table:table-cell>
          <table:table-cell office:value-type="float" office:value="20.4105271541237" calcext:value-type="float">
            <text:p>20.4105271541</text:p>
          </table:table-cell>
          <table:table-cell office:value-type="float" office:value="0.000622894063091267" calcext:value-type="float">
            <text:p>0.0006228941</text:p>
          </table:table-cell>
          <table:table-cell office:value-type="float" office:value="0.0153235314606953" calcext:value-type="float">
            <text:p>0.0153235315</text:p>
          </table:table-cell>
        </table:table-row>
        <table:table-row table:style-name="ro1">
          <table:table-cell office:value-type="string" calcext:value-type="string">
            <text:p>MTRINITY_DN4827_c0_g1_i1</text:p>
          </table:table-cell>
          <table:table-cell office:value-type="float" office:value="3.37486103166993" calcext:value-type="float">
            <text:p>3.3748610317</text:p>
          </table:table-cell>
          <table:table-cell office:value-type="float" office:value="1.68126654305811" calcext:value-type="float">
            <text:p>1.6812665431</text:p>
          </table:table-cell>
          <table:table-cell office:value-type="float" office:value="12.8617487573672" calcext:value-type="float">
            <text:p>12.8617487574</text:p>
          </table:table-cell>
          <table:table-cell office:value-type="float" office:value="0.00346972391630086" calcext:value-type="float">
            <text:p>0.0034697239</text:p>
          </table:table-cell>
          <table:table-cell office:value-type="float" office:value="0.0444440513472625" calcext:value-type="float">
            <text:p>0.0444440513</text:p>
          </table:table-cell>
        </table:table-row>
        <table:table-row table:style-name="ro1">
          <table:table-cell office:value-type="string" calcext:value-type="string">
            <text:p>Pc30506_g2_i4</text:p>
          </table:table-cell>
          <table:table-cell office:value-type="float" office:value="-2.83220686506754" calcext:value-type="float">
            <text:p>-2.8322068651</text:p>
          </table:table-cell>
          <table:table-cell office:value-type="float" office:value="3.57630966503211" calcext:value-type="float">
            <text:p>3.576309665</text:p>
          </table:table-cell>
          <table:table-cell office:value-type="float" office:value="38.3967917146211" calcext:value-type="float">
            <text:p>38.3967917146</text:p>
          </table:table-cell>
          <table:table-cell office:value-type="float" office:value="0.0000370172200695664" calcext:value-type="float">
            <text:p>3.70172200695664E-005</text:p>
          </table:table-cell>
          <table:table-cell office:value-type="float" office:value="0.00341629049728349" calcext:value-type="float">
            <text:p>0.0034162905</text:p>
          </table:table-cell>
        </table:table-row>
        <table:table-row table:style-name="ro1">
          <table:table-cell office:value-type="string" calcext:value-type="string">
            <text:p>STRINITY_DN13205_c10_g1_i1</text:p>
          </table:table-cell>
          <table:table-cell office:value-type="float" office:value="-1.60067353082926" calcext:value-type="float">
            <text:p>-1.6006735308</text:p>
          </table:table-cell>
          <table:table-cell office:value-type="float" office:value="5.35821498002764" calcext:value-type="float">
            <text:p>5.35821498</text:p>
          </table:table-cell>
          <table:table-cell office:value-type="float" office:value="14.02458943171" calcext:value-type="float">
            <text:p>14.0245894317</text:p>
          </table:table-cell>
          <table:table-cell office:value-type="float" office:value="0.00257553892384874" calcext:value-type="float">
            <text:p>0.0025755389</text:p>
          </table:table-cell>
          <table:table-cell office:value-type="float" office:value="0.0366774301336375" calcext:value-type="float">
            <text:p>0.0366774301</text:p>
          </table:table-cell>
        </table:table-row>
        <table:table-row table:style-name="ro1">
          <table:table-cell office:value-type="string" calcext:value-type="string">
            <text:p>Pc31214_g1_i1</text:p>
          </table:table-cell>
          <table:table-cell office:value-type="float" office:value="2.38243195414229" calcext:value-type="float">
            <text:p>2.3824319541</text:p>
          </table:table-cell>
          <table:table-cell office:value-type="float" office:value="1.44540124176154" calcext:value-type="float">
            <text:p>1.4454012418</text:p>
          </table:table-cell>
          <table:table-cell office:value-type="float" office:value="30.3119867414437" calcext:value-type="float">
            <text:p>30.3119867414</text:p>
          </table:table-cell>
          <table:table-cell office:value-type="float" office:value="0.000112855817449692" calcext:value-type="float">
            <text:p>0.0001128558</text:p>
          </table:table-cell>
          <table:table-cell office:value-type="float" office:value="0.00602394109641961" calcext:value-type="float">
            <text:p>0.0060239411</text:p>
          </table:table-cell>
        </table:table-row>
        <table:table-row table:style-name="ro1">
          <table:table-cell office:value-type="string" calcext:value-type="string">
            <text:p>MTRINITY_DN16489_c2_g1_i1</text:p>
          </table:table-cell>
          <table:table-cell office:value-type="float" office:value="2.26353861785533" calcext:value-type="float">
            <text:p>2.2635386179</text:p>
          </table:table-cell>
          <table:table-cell office:value-type="float" office:value="3.91757327571084" calcext:value-type="float">
            <text:p>3.9175732757</text:p>
          </table:table-cell>
          <table:table-cell office:value-type="float" office:value="33.7637274301551" calcext:value-type="float">
            <text:p>33.7637274302</text:p>
          </table:table-cell>
          <table:table-cell office:value-type="float" office:value="0.0000684248032476273" calcext:value-type="float">
            <text:p>6.84248032476273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MTRINITY_DN13088_c0_g1_i1</text:p>
          </table:table-cell>
          <table:table-cell office:value-type="float" office:value="-4.89904250798921" calcext:value-type="float">
            <text:p>-4.899042508</text:p>
          </table:table-cell>
          <table:table-cell office:value-type="float" office:value="0.833142622778922" calcext:value-type="float">
            <text:p>0.8331426228</text:p>
          </table:table-cell>
          <table:table-cell office:value-type="float" office:value="15.0879072693992" calcext:value-type="float">
            <text:p>15.0879072694</text:p>
          </table:table-cell>
          <table:table-cell office:value-type="float" office:value="0.00198526810263797" calcext:value-type="float">
            <text:p>0.0019852681</text:p>
          </table:table-cell>
          <table:table-cell office:value-type="float" office:value="0.0309578067038891" calcext:value-type="float">
            <text:p>0.0309578067</text:p>
          </table:table-cell>
        </table:table-row>
        <table:table-row table:style-name="ro1">
          <table:table-cell office:value-type="string" calcext:value-type="string">
            <text:p>MTRINITY_DN12683_c0_g1_i1</text:p>
          </table:table-cell>
          <table:table-cell office:value-type="float" office:value="1.36986365142529" calcext:value-type="float">
            <text:p>1.3698636514</text:p>
          </table:table-cell>
          <table:table-cell office:value-type="float" office:value="6.43323729908515" calcext:value-type="float">
            <text:p>6.4332372991</text:p>
          </table:table-cell>
          <table:table-cell office:value-type="float" office:value="13.795202167099" calcext:value-type="float">
            <text:p>13.7952021671</text:p>
          </table:table-cell>
          <table:table-cell office:value-type="float" office:value="0.00272836155624753" calcext:value-type="float">
            <text:p>0.0027283616</text:p>
          </table:table-cell>
          <table:table-cell office:value-type="float" office:value="0.0381817982263116" calcext:value-type="float">
            <text:p>0.0381817982</text:p>
          </table:table-cell>
        </table:table-row>
        <table:table-row table:style-name="ro1">
          <table:table-cell office:value-type="string" calcext:value-type="string">
            <text:p>STRINITY_DN11728_c1_g1_i1</text:p>
          </table:table-cell>
          <table:table-cell office:value-type="float" office:value="-1.48293567949616" calcext:value-type="float">
            <text:p>-1.4829356795</text:p>
          </table:table-cell>
          <table:table-cell office:value-type="float" office:value="4.55195447362948" calcext:value-type="float">
            <text:p>4.5519544736</text:p>
          </table:table-cell>
          <table:table-cell office:value-type="float" office:value="21.9882910745618" calcext:value-type="float">
            <text:p>21.9882910746</text:p>
          </table:table-cell>
          <table:table-cell office:value-type="float" office:value="0.000559934339955532" calcext:value-type="float">
            <text:p>0.0005599343</text:p>
          </table:table-cell>
          <table:table-cell office:value-type="float" office:value="0.0143847290001357" calcext:value-type="float">
            <text:p>0.014384729</text:p>
          </table:table-cell>
        </table:table-row>
        <table:table-row table:style-name="ro1">
          <table:table-cell office:value-type="string" calcext:value-type="string">
            <text:p>MTRINITY_DN911_c0_g1_i1</text:p>
          </table:table-cell>
          <table:table-cell office:value-type="float" office:value="-3.48809877338468" calcext:value-type="float">
            <text:p>-3.4880987734</text:p>
          </table:table-cell>
          <table:table-cell office:value-type="float" office:value="0.461974388399281" calcext:value-type="float">
            <text:p>0.4619743884</text:p>
          </table:table-cell>
          <table:table-cell office:value-type="float" office:value="13.6967575463719" calcext:value-type="float">
            <text:p>13.6967575464</text:p>
          </table:table-cell>
          <table:table-cell office:value-type="float" office:value="0.0027971687029945" calcext:value-type="float">
            <text:p>0.0027971687</text:p>
          </table:table-cell>
          <table:table-cell office:value-type="float" office:value="0.0387115768218021" calcext:value-type="float">
            <text:p>0.0387115768</text:p>
          </table:table-cell>
        </table:table-row>
        <table:table-row table:style-name="ro1">
          <table:table-cell office:value-type="string" calcext:value-type="string">
            <text:p>MTRINITY_DN13803_c0_g1_i1</text:p>
          </table:table-cell>
          <table:table-cell office:value-type="float" office:value="-3.75763501327638" calcext:value-type="float">
            <text:p>-3.7576350133</text:p>
          </table:table-cell>
          <table:table-cell office:value-type="float" office:value="3.13426535331846" calcext:value-type="float">
            <text:p>3.1342653533</text:p>
          </table:table-cell>
          <table:table-cell office:value-type="float" office:value="23.3531557789771" calcext:value-type="float">
            <text:p>23.353155779</text:p>
          </table:table-cell>
          <table:table-cell office:value-type="float" office:value="0.000356385864799657" calcext:value-type="float">
            <text:p>0.0003563859</text:p>
          </table:table-cell>
          <table:table-cell office:value-type="float" office:value="0.0112227590169234" calcext:value-type="float">
            <text:p>0.011222759</text:p>
          </table:table-cell>
        </table:table-row>
        <table:table-row table:style-name="ro1">
          <table:table-cell office:value-type="string" calcext:value-type="string">
            <text:p>STRINITY_DN1199_c0_g1_i1</text:p>
          </table:table-cell>
          <table:table-cell office:value-type="float" office:value="-7.0942038407216" calcext:value-type="float">
            <text:p>-7.0942038407</text:p>
          </table:table-cell>
          <table:table-cell office:value-type="float" office:value="1.84020155724591" calcext:value-type="float">
            <text:p>1.8402015572</text:p>
          </table:table-cell>
          <table:table-cell office:value-type="float" office:value="26.0956140634563" calcext:value-type="float">
            <text:p>26.0956140635</text:p>
          </table:table-cell>
          <table:table-cell office:value-type="float" office:value="0.000286315361356474" calcext:value-type="float">
            <text:p>0.0002863154</text:p>
          </table:table-cell>
          <table:table-cell office:value-type="float" office:value="0.00991808175975863" calcext:value-type="float">
            <text:p>0.0099180818</text:p>
          </table:table-cell>
        </table:table-row>
        <table:table-row table:style-name="ro1">
          <table:table-cell office:value-type="string" calcext:value-type="string">
            <text:p>Pc29249_g2_i1</text:p>
          </table:table-cell>
          <table:table-cell office:value-type="float" office:value="-4.24588478916028" calcext:value-type="float">
            <text:p>-4.2458847892</text:p>
          </table:table-cell>
          <table:table-cell office:value-type="float" office:value="3.85089739534475" calcext:value-type="float">
            <text:p>3.8508973953</text:p>
          </table:table-cell>
          <table:table-cell office:value-type="float" office:value="31.0092285390698" calcext:value-type="float">
            <text:p>31.0092285391</text:p>
          </table:table-cell>
          <table:table-cell office:value-type="float" office:value="0.000101672819471216" calcext:value-type="float">
            <text:p>0.0001016728</text:p>
          </table:table-cell>
          <table:table-cell office:value-type="float" office:value="0.00565187906460547" calcext:value-type="float">
            <text:p>0.0056518791</text:p>
          </table:table-cell>
        </table:table-row>
        <table:table-row table:style-name="ro1">
          <table:table-cell office:value-type="string" calcext:value-type="string">
            <text:p>MTRINITY_DN13591_c0_g2_i1</text:p>
          </table:table-cell>
          <table:table-cell office:value-type="float" office:value="1.40522480357539" calcext:value-type="float">
            <text:p>1.4052248036</text:p>
          </table:table-cell>
          <table:table-cell office:value-type="float" office:value="3.29411301393078" calcext:value-type="float">
            <text:p>3.2941130139</text:p>
          </table:table-cell>
          <table:table-cell office:value-type="float" office:value="13.7666306393381" calcext:value-type="float">
            <text:p>13.7666306393</text:p>
          </table:table-cell>
          <table:table-cell office:value-type="float" office:value="0.00284710772833911" calcext:value-type="float">
            <text:p>0.0028471077</text:p>
          </table:table-cell>
          <table:table-cell office:value-type="float" office:value="0.0391859146214046" calcext:value-type="float">
            <text:p>0.0391859146</text:p>
          </table:table-cell>
        </table:table-row>
        <table:table-row table:style-name="ro1">
          <table:table-cell office:value-type="string" calcext:value-type="string">
            <text:p>STRINITY_DN9783_c3_g1_i1</text:p>
          </table:table-cell>
          <table:table-cell office:value-type="float" office:value="-1.88590536004599" calcext:value-type="float">
            <text:p>-1.88590536</text:p>
          </table:table-cell>
          <table:table-cell office:value-type="float" office:value="6.09155936905608" calcext:value-type="float">
            <text:p>6.0915593691</text:p>
          </table:table-cell>
          <table:table-cell office:value-type="float" office:value="16.8004405056282" calcext:value-type="float">
            <text:p>16.8004405056</text:p>
          </table:table-cell>
          <table:table-cell office:value-type="float" office:value="0.00133440607915225" calcext:value-type="float">
            <text:p>0.0013344061</text:p>
          </table:table-cell>
          <table:table-cell office:value-type="float" office:value="0.0241447870307368" calcext:value-type="float">
            <text:p>0.024144787</text:p>
          </table:table-cell>
        </table:table-row>
        <table:table-row table:style-name="ro1">
          <table:table-cell office:value-type="string" calcext:value-type="string">
            <text:p>STRINITY_DN5846_c1_g1_i1</text:p>
          </table:table-cell>
          <table:table-cell office:value-type="float" office:value="-3.76045564131425" calcext:value-type="float">
            <text:p>-3.7604556413</text:p>
          </table:table-cell>
          <table:table-cell office:value-type="float" office:value="0.619347427970803" calcext:value-type="float">
            <text:p>0.619347428</text:p>
          </table:table-cell>
          <table:table-cell office:value-type="float" office:value="21.3106136270658" calcext:value-type="float">
            <text:p>21.3106136271</text:p>
          </table:table-cell>
          <table:table-cell office:value-type="float" office:value="0.000522273659520294" calcext:value-type="float">
            <text:p>0.0005222737</text:p>
          </table:table-cell>
          <table:table-cell office:value-type="float" office:value="0.013873991780071" calcext:value-type="float">
            <text:p>0.0138739918</text:p>
          </table:table-cell>
        </table:table-row>
        <table:table-row table:style-name="ro1">
          <table:table-cell office:value-type="string" calcext:value-type="string">
            <text:p>MTRINITY_DN10831_c0_g1_i1</text:p>
          </table:table-cell>
          <table:table-cell office:value-type="float" office:value="1.8134476744909" calcext:value-type="float">
            <text:p>1.8134476745</text:p>
          </table:table-cell>
          <table:table-cell office:value-type="float" office:value="5.59417374088852" calcext:value-type="float">
            <text:p>5.5941737409</text:p>
          </table:table-cell>
          <table:table-cell office:value-type="float" office:value="14.6274593681461" calcext:value-type="float">
            <text:p>14.6274593681</text:p>
          </table:table-cell>
          <table:table-cell office:value-type="float" office:value="0.00243868091301216" calcext:value-type="float">
            <text:p>0.0024386809</text:p>
          </table:table-cell>
          <table:table-cell office:value-type="float" office:value="0.0354524242812713" calcext:value-type="float">
            <text:p>0.0354524243</text:p>
          </table:table-cell>
        </table:table-row>
        <table:table-row table:style-name="ro1">
          <table:table-cell office:value-type="string" calcext:value-type="string">
            <text:p>Pc32207_g2_i2</text:p>
          </table:table-cell>
          <table:table-cell office:value-type="float" office:value="-3.36222897936844" calcext:value-type="float">
            <text:p>-3.3622289794</text:p>
          </table:table-cell>
          <table:table-cell office:value-type="float" office:value="2.54338097474823" calcext:value-type="float">
            <text:p>2.5433809747</text:p>
          </table:table-cell>
          <table:table-cell office:value-type="float" office:value="36.844737822351" calcext:value-type="float">
            <text:p>36.8447378224</text:p>
          </table:table-cell>
          <table:table-cell office:value-type="float" office:value="0.000045175500221577" calcext:value-type="float">
            <text:p>4.5175500221577E-005</text:p>
          </table:table-cell>
          <table:table-cell office:value-type="float" office:value="0.00381993849479239" calcext:value-type="float">
            <text:p>0.0038199385</text:p>
          </table:table-cell>
        </table:table-row>
        <table:table-row table:style-name="ro1">
          <table:table-cell office:value-type="string" calcext:value-type="string">
            <text:p>MTRINITY_DN8058_c0_g1_i1</text:p>
          </table:table-cell>
          <table:table-cell office:value-type="float" office:value="-3.61076473979682" calcext:value-type="float">
            <text:p>-3.6107647398</text:p>
          </table:table-cell>
          <table:table-cell office:value-type="float" office:value="1.12898120901425" calcext:value-type="float">
            <text:p>1.128981209</text:p>
          </table:table-cell>
          <table:table-cell office:value-type="float" office:value="24.7232423289013" calcext:value-type="float">
            <text:p>24.7232423289</text:p>
          </table:table-cell>
          <table:table-cell office:value-type="float" office:value="0.000279281883618454" calcext:value-type="float">
            <text:p>0.0002792819</text:p>
          </table:table-cell>
          <table:table-cell office:value-type="float" office:value="0.00978593138251203" calcext:value-type="float">
            <text:p>0.0097859314</text:p>
          </table:table-cell>
        </table:table-row>
        <table:table-row table:style-name="ro1">
          <table:table-cell office:value-type="string" calcext:value-type="string">
            <text:p>MTRINITY_DN8674_c0_g1_i1</text:p>
          </table:table-cell>
          <table:table-cell office:value-type="float" office:value="1.45523642694009" calcext:value-type="float">
            <text:p>1.4552364269</text:p>
          </table:table-cell>
          <table:table-cell office:value-type="float" office:value="6.06900663031074" calcext:value-type="float">
            <text:p>6.0690066303</text:p>
          </table:table-cell>
          <table:table-cell office:value-type="float" office:value="29.8485165608382" calcext:value-type="float">
            <text:p>29.8485165608</text:p>
          </table:table-cell>
          <table:table-cell office:value-type="float" office:value="0.000293104252028384" calcext:value-type="float">
            <text:p>0.0002931043</text:p>
          </table:table-cell>
          <table:table-cell office:value-type="float" office:value="0.0100163800668617" calcext:value-type="float">
            <text:p>0.0100163801</text:p>
          </table:table-cell>
        </table:table-row>
        <table:table-row table:style-name="ro1">
          <table:table-cell office:value-type="string" calcext:value-type="string">
            <text:p>MTRINITY_DN8857_c0_g1_i1</text:p>
          </table:table-cell>
          <table:table-cell office:value-type="float" office:value="-5.01109380860181" calcext:value-type="float">
            <text:p>-5.0110938086</text:p>
          </table:table-cell>
          <table:table-cell office:value-type="float" office:value="5.94705049718615" calcext:value-type="float">
            <text:p>5.9470504972</text:p>
          </table:table-cell>
          <table:table-cell office:value-type="float" office:value="53.9636083024216" calcext:value-type="float">
            <text:p>53.9636083024</text:p>
          </table:table-cell>
          <table:table-cell office:value-type="float" office:value="0.0000066914410821253" calcext:value-type="float">
            <text:p>6.6914410821253E-006</text:p>
          </table:table-cell>
          <table:table-cell office:value-type="float" office:value="0.00189494036229469" calcext:value-type="float">
            <text:p>0.0018949404</text:p>
          </table:table-cell>
        </table:table-row>
        <table:table-row table:style-name="ro1">
          <table:table-cell office:value-type="string" calcext:value-type="string">
            <text:p>MTRINITY_DN8904_c1_g1_i1</text:p>
          </table:table-cell>
          <table:table-cell office:value-type="float" office:value="-1.95268758085655" calcext:value-type="float">
            <text:p>-1.9526875809</text:p>
          </table:table-cell>
          <table:table-cell office:value-type="float" office:value="4.10561420235084" calcext:value-type="float">
            <text:p>4.1056142024</text:p>
          </table:table-cell>
          <table:table-cell office:value-type="float" office:value="14.7770849939866" calcext:value-type="float">
            <text:p>14.777084994</text:p>
          </table:table-cell>
          <table:table-cell office:value-type="float" office:value="0.00213978117758228" calcext:value-type="float">
            <text:p>0.0021397812</text:p>
          </table:table-cell>
          <table:table-cell office:value-type="float" office:value="0.0325060482736159" calcext:value-type="float">
            <text:p>0.0325060483</text:p>
          </table:table-cell>
        </table:table-row>
        <table:table-row table:style-name="ro1">
          <table:table-cell office:value-type="string" calcext:value-type="string">
            <text:p>MTRINITY_DN15470_c4_g2_i2</text:p>
          </table:table-cell>
          <table:table-cell office:value-type="float" office:value="-3.93816577775516" calcext:value-type="float">
            <text:p>-3.9381657778</text:p>
          </table:table-cell>
          <table:table-cell office:value-type="float" office:value="0.140985890497305" calcext:value-type="float">
            <text:p>0.1409858905</text:p>
          </table:table-cell>
          <table:table-cell office:value-type="float" office:value="13.5939042717568" calcext:value-type="float">
            <text:p>13.5939042718</text:p>
          </table:table-cell>
          <table:table-cell office:value-type="float" office:value="0.00287122564770418" calcext:value-type="float">
            <text:p>0.0028712256</text:p>
          </table:table-cell>
          <table:table-cell office:value-type="float" office:value="0.0393195490386789" calcext:value-type="float">
            <text:p>0.039319549</text:p>
          </table:table-cell>
        </table:table-row>
        <table:table-row table:style-name="ro1">
          <table:table-cell office:value-type="string" calcext:value-type="string">
            <text:p>MTRINITY_DN7681_c0_g1_i2</text:p>
          </table:table-cell>
          <table:table-cell office:value-type="float" office:value="-4.84836047314804" calcext:value-type="float">
            <text:p>-4.8483604731</text:p>
          </table:table-cell>
          <table:table-cell office:value-type="float" office:value="3.16398470173321" calcext:value-type="float">
            <text:p>3.1639847017</text:p>
          </table:table-cell>
          <table:table-cell office:value-type="float" office:value="68.5579789636062" calcext:value-type="float">
            <text:p>68.5579789636</text:p>
          </table:table-cell>
          <table:table-cell office:value-type="float" office:value="0.00000188429174521234" calcext:value-type="float">
            <text:p>1.88429174521234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Pc10807_g1_i1</text:p>
          </table:table-cell>
          <table:table-cell office:value-type="float" office:value="-2.69101980598653" calcext:value-type="float">
            <text:p>-2.691019806</text:p>
          </table:table-cell>
          <table:table-cell office:value-type="float" office:value="5.15973314309451" calcext:value-type="float">
            <text:p>5.1597331431</text:p>
          </table:table-cell>
          <table:table-cell office:value-type="float" office:value="21.1903382781294" calcext:value-type="float">
            <text:p>21.1903382781</text:p>
          </table:table-cell>
          <table:table-cell office:value-type="float" office:value="0.000534561538767957" calcext:value-type="float">
            <text:p>0.0005345615</text:p>
          </table:table-cell>
          <table:table-cell office:value-type="float" office:value="0.0140407405729626" calcext:value-type="float">
            <text:p>0.0140407406</text:p>
          </table:table-cell>
        </table:table-row>
        <table:table-row table:style-name="ro1">
          <table:table-cell office:value-type="string" calcext:value-type="string">
            <text:p>Pc30152_g1_i1</text:p>
          </table:table-cell>
          <table:table-cell office:value-type="float" office:value="1.92398000980703" calcext:value-type="float">
            <text:p>1.9239800098</text:p>
          </table:table-cell>
          <table:table-cell office:value-type="float" office:value="6.53096611539319" calcext:value-type="float">
            <text:p>6.5309661154</text:p>
          </table:table-cell>
          <table:table-cell office:value-type="float" office:value="20.5150204648802" calcext:value-type="float">
            <text:p>20.5150204649</text:p>
          </table:table-cell>
          <table:table-cell office:value-type="float" office:value="0.00061012502984109" calcext:value-type="float">
            <text:p>0.000610125</text:p>
          </table:table-cell>
          <table:table-cell office:value-type="float" office:value="0.015144587386257" calcext:value-type="float">
            <text:p>0.0151445874</text:p>
          </table:table-cell>
        </table:table-row>
        <table:table-row table:style-name="ro1">
          <table:table-cell office:value-type="string" calcext:value-type="string">
            <text:p>MTRINITY_DN13604_c0_g3_i7</text:p>
          </table:table-cell>
          <table:table-cell office:value-type="float" office:value="-4.31192697822258" calcext:value-type="float">
            <text:p>-4.3119269782</text:p>
          </table:table-cell>
          <table:table-cell office:value-type="float" office:value="4.14014034308024" calcext:value-type="float">
            <text:p>4.1401403431</text:p>
          </table:table-cell>
          <table:table-cell office:value-type="float" office:value="25.1227403485646" calcext:value-type="float">
            <text:p>25.1227403486</text:p>
          </table:table-cell>
          <table:table-cell office:value-type="float" office:value="0.000260576472148622" calcext:value-type="float">
            <text:p>0.0002605765</text:p>
          </table:table-cell>
          <table:table-cell office:value-type="float" office:value="0.00944684123304026" calcext:value-type="float">
            <text:p>0.0094468412</text:p>
          </table:table-cell>
        </table:table-row>
        <table:table-row table:style-name="ro1">
          <table:table-cell office:value-type="string" calcext:value-type="string">
            <text:p>MTRINITY_DN12394_c1_g1_i1</text:p>
          </table:table-cell>
          <table:table-cell office:value-type="float" office:value="-3.45901346612525" calcext:value-type="float">
            <text:p>-3.4590134661</text:p>
          </table:table-cell>
          <table:table-cell office:value-type="float" office:value="5.5087220851167" calcext:value-type="float">
            <text:p>5.5087220851</text:p>
          </table:table-cell>
          <table:table-cell office:value-type="float" office:value="17.3043408730871" calcext:value-type="float">
            <text:p>17.3043408731</text:p>
          </table:table-cell>
          <table:table-cell office:value-type="float" office:value="0.00119282456776954" calcext:value-type="float">
            <text:p>0.0011928246</text:p>
          </table:table-cell>
          <table:table-cell office:value-type="float" office:value="0.0226049292142084" calcext:value-type="float">
            <text:p>0.0226049292</text:p>
          </table:table-cell>
        </table:table-row>
        <table:table-row table:style-name="ro1">
          <table:table-cell office:value-type="string" calcext:value-type="string">
            <text:p>MTRINITY_DN15275_c1_g1_i2</text:p>
          </table:table-cell>
          <table:table-cell office:value-type="float" office:value="-1.1835798537432" calcext:value-type="float">
            <text:p>-1.1835798537</text:p>
          </table:table-cell>
          <table:table-cell office:value-type="float" office:value="6.27962210581691" calcext:value-type="float">
            <text:p>6.2796221058</text:p>
          </table:table-cell>
          <table:table-cell office:value-type="float" office:value="12.7772327389033" calcext:value-type="float">
            <text:p>12.7772327389</text:p>
          </table:table-cell>
          <table:table-cell office:value-type="float" office:value="0.00354776035778754" calcext:value-type="float">
            <text:p>0.0035477604</text:p>
          </table:table-cell>
          <table:table-cell office:value-type="float" office:value="0.0450303046173642" calcext:value-type="float">
            <text:p>0.0450303046</text:p>
          </table:table-cell>
        </table:table-row>
        <table:table-row table:style-name="ro1">
          <table:table-cell office:value-type="string" calcext:value-type="string">
            <text:p>MTRINITY_DN12029_c0_g1_i1</text:p>
          </table:table-cell>
          <table:table-cell office:value-type="float" office:value="1.48896539615538" calcext:value-type="float">
            <text:p>1.4889653962</text:p>
          </table:table-cell>
          <table:table-cell office:value-type="float" office:value="3.82588904850171" calcext:value-type="float">
            <text:p>3.8258890485</text:p>
          </table:table-cell>
          <table:table-cell office:value-type="float" office:value="24.0065301055781" calcext:value-type="float">
            <text:p>24.0065301056</text:p>
          </table:table-cell>
          <table:table-cell office:value-type="float" office:value="0.000953863963341079" calcext:value-type="float">
            <text:p>0.000953864</text:p>
          </table:table-cell>
          <table:table-cell office:value-type="float" office:value="0.0197640686816802" calcext:value-type="float">
            <text:p>0.0197640687</text:p>
          </table:table-cell>
        </table:table-row>
        <table:table-row table:style-name="ro1">
          <table:table-cell office:value-type="string" calcext:value-type="string">
            <text:p>Pc31790_g4_i1</text:p>
          </table:table-cell>
          <table:table-cell office:value-type="float" office:value="1.74816095981242" calcext:value-type="float">
            <text:p>1.7481609598</text:p>
          </table:table-cell>
          <table:table-cell office:value-type="float" office:value="2.85118009818918" calcext:value-type="float">
            <text:p>2.8511800982</text:p>
          </table:table-cell>
          <table:table-cell office:value-type="float" office:value="14.6018850934105" calcext:value-type="float">
            <text:p>14.6018850934</text:p>
          </table:table-cell>
          <table:table-cell office:value-type="float" office:value="0.00223302864831443" calcext:value-type="float">
            <text:p>0.0022330286</text:p>
          </table:table-cell>
          <table:table-cell office:value-type="float" office:value="0.0333986317713515" calcext:value-type="float">
            <text:p>0.0333986318</text:p>
          </table:table-cell>
        </table:table-row>
        <table:table-row table:style-name="ro1">
          <table:table-cell office:value-type="string" calcext:value-type="string">
            <text:p>STRINITY_DN6959_c0_g1_i1</text:p>
          </table:table-cell>
          <table:table-cell office:value-type="float" office:value="1.8340506378466" calcext:value-type="float">
            <text:p>1.8340506378</text:p>
          </table:table-cell>
          <table:table-cell office:value-type="float" office:value="5.76456188132265" calcext:value-type="float">
            <text:p>5.7645618813</text:p>
          </table:table-cell>
          <table:table-cell office:value-type="float" office:value="37.1655987551135" calcext:value-type="float">
            <text:p>37.1655987551</text:p>
          </table:table-cell>
          <table:table-cell office:value-type="float" office:value="0.000043330532478419" calcext:value-type="float">
            <text:p>4.3330532478419E-005</text:p>
          </table:table-cell>
          <table:table-cell office:value-type="float" office:value="0.00370568639298342" calcext:value-type="float">
            <text:p>0.0037056864</text:p>
          </table:table-cell>
        </table:table-row>
        <table:table-row table:style-name="ro1">
          <table:table-cell office:value-type="string" calcext:value-type="string">
            <text:p>MTRINITY_DN12854_c0_g1_i5</text:p>
          </table:table-cell>
          <table:table-cell office:value-type="float" office:value="-4.37309682761541" calcext:value-type="float">
            <text:p>-4.3730968276</text:p>
          </table:table-cell>
          <table:table-cell office:value-type="float" office:value="4.28764711818265" calcext:value-type="float">
            <text:p>4.2876471182</text:p>
          </table:table-cell>
          <table:table-cell office:value-type="float" office:value="41.9612886041882" calcext:value-type="float">
            <text:p>41.9612886042</text:p>
          </table:table-cell>
          <table:table-cell office:value-type="float" office:value="0.0000239644009972436" calcext:value-type="float">
            <text:p>2.39644009972436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Pc27461_g2_i2</text:p>
          </table:table-cell>
          <table:table-cell office:value-type="float" office:value="-1.72455639036501" calcext:value-type="float">
            <text:p>-1.7245563904</text:p>
          </table:table-cell>
          <table:table-cell office:value-type="float" office:value="4.44345675061103" calcext:value-type="float">
            <text:p>4.4434567506</text:p>
          </table:table-cell>
          <table:table-cell office:value-type="float" office:value="26.3317255574948" calcext:value-type="float">
            <text:p>26.3317255575</text:p>
          </table:table-cell>
          <table:table-cell office:value-type="float" office:value="0.000212231850951287" calcext:value-type="float">
            <text:p>0.0002122319</text:p>
          </table:table-cell>
          <table:table-cell office:value-type="float" office:value="0.00833818985796292" calcext:value-type="float">
            <text:p>0.0083381899</text:p>
          </table:table-cell>
        </table:table-row>
        <table:table-row table:style-name="ro1">
          <table:table-cell office:value-type="string" calcext:value-type="string">
            <text:p>MTRINITY_DN12756_c0_g1_i1</text:p>
          </table:table-cell>
          <table:table-cell office:value-type="float" office:value="-4.3187010781285" calcext:value-type="float">
            <text:p>-4.3187010781</text:p>
          </table:table-cell>
          <table:table-cell office:value-type="float" office:value="2.87514478404065" calcext:value-type="float">
            <text:p>2.875144784</text:p>
          </table:table-cell>
          <table:table-cell office:value-type="float" office:value="24.6203970936446" calcext:value-type="float">
            <text:p>24.6203970936</text:p>
          </table:table-cell>
          <table:table-cell office:value-type="float" office:value="0.000284346630801693" calcext:value-type="float">
            <text:p>0.0002843466</text:p>
          </table:table-cell>
          <table:table-cell office:value-type="float" office:value="0.00989604114440218" calcext:value-type="float">
            <text:p>0.0098960411</text:p>
          </table:table-cell>
        </table:table-row>
        <table:table-row table:style-name="ro1">
          <table:table-cell office:value-type="string" calcext:value-type="string">
            <text:p>Pc32450_g1_i2</text:p>
          </table:table-cell>
          <table:table-cell office:value-type="float" office:value="2.60884020363068" calcext:value-type="float">
            <text:p>2.6088402036</text:p>
          </table:table-cell>
          <table:table-cell office:value-type="float" office:value="3.24010263064458" calcext:value-type="float">
            <text:p>3.2401026306</text:p>
          </table:table-cell>
          <table:table-cell office:value-type="float" office:value="18.1862543555433" calcext:value-type="float">
            <text:p>18.1862543555</text:p>
          </table:table-cell>
          <table:table-cell office:value-type="float" office:value="0.000984921144920894" calcext:value-type="float">
            <text:p>0.0009849211</text:p>
          </table:table-cell>
          <table:table-cell office:value-type="float" office:value="0.0201811351045975" calcext:value-type="float">
            <text:p>0.0201811351</text:p>
          </table:table-cell>
        </table:table-row>
        <table:table-row table:style-name="ro1">
          <table:table-cell office:value-type="string" calcext:value-type="string">
            <text:p>MTRINITY_DN17644_c0_g1_i1</text:p>
          </table:table-cell>
          <table:table-cell office:value-type="float" office:value="6.03738631915832" calcext:value-type="float">
            <text:p>6.0373863192</text:p>
          </table:table-cell>
          <table:table-cell office:value-type="float" office:value="-0.909886352861226" calcext:value-type="float">
            <text:p>-0.9098863529</text:p>
          </table:table-cell>
          <table:table-cell office:value-type="float" office:value="21.2904207717512" calcext:value-type="float">
            <text:p>21.2904207718</text:p>
          </table:table-cell>
          <table:table-cell office:value-type="float" office:value="0.0009228646676687" calcext:value-type="float">
            <text:p>0.0009228647</text:p>
          </table:table-cell>
          <table:table-cell office:value-type="float" office:value="0.0193588760266101" calcext:value-type="float">
            <text:p>0.019358876</text:p>
          </table:table-cell>
        </table:table-row>
        <table:table-row table:style-name="ro1">
          <table:table-cell office:value-type="string" calcext:value-type="string">
            <text:p>STRINITY_DN6929_c0_g1_i1</text:p>
          </table:table-cell>
          <table:table-cell office:value-type="float" office:value="-2.79103247097001" calcext:value-type="float">
            <text:p>-2.791032471</text:p>
          </table:table-cell>
          <table:table-cell office:value-type="float" office:value="2.08409169360051" calcext:value-type="float">
            <text:p>2.0840916936</text:p>
          </table:table-cell>
          <table:table-cell office:value-type="float" office:value="22.3431076150076" calcext:value-type="float">
            <text:p>22.343107615</text:p>
          </table:table-cell>
          <table:table-cell office:value-type="float" office:value="0.000429261052284412" calcext:value-type="float">
            <text:p>0.0004292611</text:p>
          </table:table-cell>
          <table:table-cell office:value-type="float" office:value="0.0125102507451199" calcext:value-type="float">
            <text:p>0.0125102507</text:p>
          </table:table-cell>
        </table:table-row>
        <table:table-row table:style-name="ro1">
          <table:table-cell office:value-type="string" calcext:value-type="string">
            <text:p>Pc27084_g2_i1</text:p>
          </table:table-cell>
          <table:table-cell office:value-type="float" office:value="-3.2688004054618" calcext:value-type="float">
            <text:p>-3.2688004055</text:p>
          </table:table-cell>
          <table:table-cell office:value-type="float" office:value="7.60148416905815" calcext:value-type="float">
            <text:p>7.6014841691</text:p>
          </table:table-cell>
          <table:table-cell office:value-type="float" office:value="16.5506795223287" calcext:value-type="float">
            <text:p>16.5506795223</text:p>
          </table:table-cell>
          <table:table-cell office:value-type="float" office:value="0.00141177477885158" calcext:value-type="float">
            <text:p>0.0014117748</text:p>
          </table:table-cell>
          <table:table-cell office:value-type="float" office:value="0.024951424895621" calcext:value-type="float">
            <text:p>0.0249514249</text:p>
          </table:table-cell>
        </table:table-row>
        <table:table-row table:style-name="ro1">
          <table:table-cell office:value-type="string" calcext:value-type="string">
            <text:p>STRINITY_DN10330_c0_g1_i1</text:p>
          </table:table-cell>
          <table:table-cell office:value-type="float" office:value="1.53051476875291" calcext:value-type="float">
            <text:p>1.5305147688</text:p>
          </table:table-cell>
          <table:table-cell office:value-type="float" office:value="3.39026659648679" calcext:value-type="float">
            <text:p>3.3902665965</text:p>
          </table:table-cell>
          <table:table-cell office:value-type="float" office:value="12.7066999031553" calcext:value-type="float">
            <text:p>12.7066999032</text:p>
          </table:table-cell>
          <table:table-cell office:value-type="float" office:value="0.00361445438899698" calcext:value-type="float">
            <text:p>0.0036144544</text:p>
          </table:table-cell>
          <table:table-cell office:value-type="float" office:value="0.045492113982772" calcext:value-type="float">
            <text:p>0.045492114</text:p>
          </table:table-cell>
        </table:table-row>
        <table:table-row table:style-name="ro1">
          <table:table-cell office:value-type="string" calcext:value-type="string">
            <text:p>STRINITY_DN4563_c0_g1_i1</text:p>
          </table:table-cell>
          <table:table-cell office:value-type="float" office:value="2.64329467964563" calcext:value-type="float">
            <text:p>2.6432946796</text:p>
          </table:table-cell>
          <table:table-cell office:value-type="float" office:value="2.23324035879501" calcext:value-type="float">
            <text:p>2.2332403588</text:p>
          </table:table-cell>
          <table:table-cell office:value-type="float" office:value="29.1607138543282" calcext:value-type="float">
            <text:p>29.1607138543</text:p>
          </table:table-cell>
          <table:table-cell office:value-type="float" office:value="0.000134601639680841" calcext:value-type="float">
            <text:p>0.0001346016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MTRINITY_DN4181_c0_g1_i1</text:p>
          </table:table-cell>
          <table:table-cell office:value-type="float" office:value="-5.72756191395779" calcext:value-type="float">
            <text:p>-5.727561914</text:p>
          </table:table-cell>
          <table:table-cell office:value-type="float" office:value="0.315079041748099" calcext:value-type="float">
            <text:p>0.3150790417</text:p>
          </table:table-cell>
          <table:table-cell office:value-type="float" office:value="26.2521297156595" calcext:value-type="float">
            <text:p>26.2521297157</text:p>
          </table:table-cell>
          <table:table-cell office:value-type="float" office:value="0.000215074483760729" calcext:value-type="float">
            <text:p>0.0002150745</text:p>
          </table:table-cell>
          <table:table-cell office:value-type="float" office:value="0.00836283141648909" calcext:value-type="float">
            <text:p>0.0083628314</text:p>
          </table:table-cell>
        </table:table-row>
        <table:table-row table:style-name="ro1">
          <table:table-cell office:value-type="string" calcext:value-type="string">
            <text:p>STRINITY_DN5897_c0_g1_i1</text:p>
          </table:table-cell>
          <table:table-cell office:value-type="float" office:value="-2.30756869616807" calcext:value-type="float">
            <text:p>-2.3075686962</text:p>
          </table:table-cell>
          <table:table-cell office:value-type="float" office:value="4.52909909826996" calcext:value-type="float">
            <text:p>4.5290990983</text:p>
          </table:table-cell>
          <table:table-cell office:value-type="float" office:value="22.7566186799055" calcext:value-type="float">
            <text:p>22.7566186799</text:p>
          </table:table-cell>
          <table:table-cell office:value-type="float" office:value="0.000397510711324652" calcext:value-type="float">
            <text:p>0.0003975107</text:p>
          </table:table-cell>
          <table:table-cell office:value-type="float" office:value="0.0119803981250436" calcext:value-type="float">
            <text:p>0.0119803981</text:p>
          </table:table-cell>
        </table:table-row>
        <table:table-row table:style-name="ro1">
          <table:table-cell office:value-type="string" calcext:value-type="string">
            <text:p>STRINITY_DN13332_c0_g1_i1</text:p>
          </table:table-cell>
          <table:table-cell office:value-type="float" office:value="-2.83270707725561" calcext:value-type="float">
            <text:p>-2.8327070773</text:p>
          </table:table-cell>
          <table:table-cell office:value-type="float" office:value="1.3841669196256" calcext:value-type="float">
            <text:p>1.3841669196</text:p>
          </table:table-cell>
          <table:table-cell office:value-type="float" office:value="15.9392089348665" calcext:value-type="float">
            <text:p>15.9392089349</text:p>
          </table:table-cell>
          <table:table-cell office:value-type="float" office:value="0.00162426554485464" calcext:value-type="float">
            <text:p>0.0016242655</text:p>
          </table:table-cell>
          <table:table-cell office:value-type="float" office:value="0.0271174655870114" calcext:value-type="float">
            <text:p>0.0271174656</text:p>
          </table:table-cell>
        </table:table-row>
        <table:table-row table:style-name="ro1">
          <table:table-cell office:value-type="string" calcext:value-type="string">
            <text:p>MTRINITY_DN19575_c0_g1_i1</text:p>
          </table:table-cell>
          <table:table-cell office:value-type="float" office:value="1.57949373524251" calcext:value-type="float">
            <text:p>1.5794937352</text:p>
          </table:table-cell>
          <table:table-cell office:value-type="float" office:value="2.93315896533585" calcext:value-type="float">
            <text:p>2.9331589653</text:p>
          </table:table-cell>
          <table:table-cell office:value-type="float" office:value="20.3256477057241" calcext:value-type="float">
            <text:p>20.3256477057</text:p>
          </table:table-cell>
          <table:table-cell office:value-type="float" office:value="0.00137223559178192" calcext:value-type="float">
            <text:p>0.0013722356</text:p>
          </table:table-cell>
          <table:table-cell office:value-type="float" office:value="0.0245921002949909" calcext:value-type="float">
            <text:p>0.0245921003</text:p>
          </table:table-cell>
        </table:table-row>
        <table:table-row table:style-name="ro1">
          <table:table-cell office:value-type="string" calcext:value-type="string">
            <text:p>MTRINITY_DN13197_c0_g1_i2</text:p>
          </table:table-cell>
          <table:table-cell office:value-type="float" office:value="-3.87709795205334" calcext:value-type="float">
            <text:p>-3.8770979521</text:p>
          </table:table-cell>
          <table:table-cell office:value-type="float" office:value="3.46664833996429" calcext:value-type="float">
            <text:p>3.46664834</text:p>
          </table:table-cell>
          <table:table-cell office:value-type="float" office:value="22.3318405531929" calcext:value-type="float">
            <text:p>22.3318405532</text:p>
          </table:table-cell>
          <table:table-cell office:value-type="float" office:value="0.000430166516328775" calcext:value-type="float">
            <text:p>0.0004301665</text:p>
          </table:table-cell>
          <table:table-cell office:value-type="float" office:value="0.0125244796189691" calcext:value-type="float">
            <text:p>0.0125244796</text:p>
          </table:table-cell>
        </table:table-row>
        <table:table-row table:style-name="ro1">
          <table:table-cell office:value-type="string" calcext:value-type="string">
            <text:p>Pc25244_g1_i2</text:p>
          </table:table-cell>
          <table:table-cell office:value-type="float" office:value="1.54910892552592" calcext:value-type="float">
            <text:p>1.5491089255</text:p>
          </table:table-cell>
          <table:table-cell office:value-type="float" office:value="4.81969224465289" calcext:value-type="float">
            <text:p>4.8196922447</text:p>
          </table:table-cell>
          <table:table-cell office:value-type="float" office:value="12.2223872792594" calcext:value-type="float">
            <text:p>12.2223872793</text:p>
          </table:table-cell>
          <table:table-cell office:value-type="float" office:value="0.00411401022854867" calcext:value-type="float">
            <text:p>0.0041140102</text:p>
          </table:table-cell>
          <table:table-cell office:value-type="float" office:value="0.0495443365341186" calcext:value-type="float">
            <text:p>0.0495443365</text:p>
          </table:table-cell>
        </table:table-row>
        <table:table-row table:style-name="ro1">
          <table:table-cell office:value-type="string" calcext:value-type="string">
            <text:p>MTRINITY_DN8384_c0_g1_i1</text:p>
          </table:table-cell>
          <table:table-cell office:value-type="float" office:value="2.00724265234577" calcext:value-type="float">
            <text:p>2.0072426523</text:p>
          </table:table-cell>
          <table:table-cell office:value-type="float" office:value="3.44737520609115" calcext:value-type="float">
            <text:p>3.4473752061</text:p>
          </table:table-cell>
          <table:table-cell office:value-type="float" office:value="18.6393719881453" calcext:value-type="float">
            <text:p>18.6393719881</text:p>
          </table:table-cell>
          <table:table-cell office:value-type="float" office:value="0.000894645060478276" calcext:value-type="float">
            <text:p>0.0008946451</text:p>
          </table:table-cell>
          <table:table-cell office:value-type="float" office:value="0.0189256204548533" calcext:value-type="float">
            <text:p>0.0189256205</text:p>
          </table:table-cell>
        </table:table-row>
        <table:table-row table:style-name="ro1">
          <table:table-cell office:value-type="string" calcext:value-type="string">
            <text:p>Pc28589_g1_i3</text:p>
          </table:table-cell>
          <table:table-cell office:value-type="float" office:value="-4.04098582593696" calcext:value-type="float">
            <text:p>-4.0409858259</text:p>
          </table:table-cell>
          <table:table-cell office:value-type="float" office:value="3.89945055997362" calcext:value-type="float">
            <text:p>3.89945056</text:p>
          </table:table-cell>
          <table:table-cell office:value-type="float" office:value="20.6385300801046" calcext:value-type="float">
            <text:p>20.6385300801</text:p>
          </table:table-cell>
          <table:table-cell office:value-type="float" office:value="0.000595422301406272" calcext:value-type="float">
            <text:p>0.0005954223</text:p>
          </table:table-cell>
          <table:table-cell office:value-type="float" office:value="0.0148944888696779" calcext:value-type="float">
            <text:p>0.0148944889</text:p>
          </table:table-cell>
        </table:table-row>
        <table:table-row table:style-name="ro1">
          <table:table-cell office:value-type="string" calcext:value-type="string">
            <text:p>MTRINITY_DN15491_c0_g1_i1</text:p>
          </table:table-cell>
          <table:table-cell office:value-type="float" office:value="4.61900011883611" calcext:value-type="float">
            <text:p>4.6190001188</text:p>
          </table:table-cell>
          <table:table-cell office:value-type="float" office:value="3.7711892400141" calcext:value-type="float">
            <text:p>3.77118924</text:p>
          </table:table-cell>
          <table:table-cell office:value-type="float" office:value="100.443804719899" calcext:value-type="float">
            <text:p>100.4438047199</text:p>
          </table:table-cell>
          <table:table-cell office:value-type="float" office:value="0.000000228243483757044" calcext:value-type="float">
            <text:p>2.28243483757044E-007</text:p>
          </table:table-cell>
          <table:table-cell office:value-type="float" office:value="0.000772562150186907" calcext:value-type="float">
            <text:p>0.0007725622</text:p>
          </table:table-cell>
        </table:table-row>
        <table:table-row table:style-name="ro1">
          <table:table-cell office:value-type="string" calcext:value-type="string">
            <text:p>MTRINITY_DN14851_c0_g1_i1</text:p>
          </table:table-cell>
          <table:table-cell office:value-type="float" office:value="-1.65187094795551" calcext:value-type="float">
            <text:p>-1.651870948</text:p>
          </table:table-cell>
          <table:table-cell office:value-type="float" office:value="4.99387502216135" calcext:value-type="float">
            <text:p>4.9938750222</text:p>
          </table:table-cell>
          <table:table-cell office:value-type="float" office:value="14.8269902064555" calcext:value-type="float">
            <text:p>14.8269902065</text:p>
          </table:table-cell>
          <table:table-cell office:value-type="float" office:value="0.00211405446955461" calcext:value-type="float">
            <text:p>0.0021140545</text:p>
          </table:table-cell>
          <table:table-cell office:value-type="float" office:value="0.0322130391203503" calcext:value-type="float">
            <text:p>0.0322130391</text:p>
          </table:table-cell>
        </table:table-row>
        <table:table-row table:style-name="ro1">
          <table:table-cell office:value-type="string" calcext:value-type="string">
            <text:p>Pc27153_g1_i1</text:p>
          </table:table-cell>
          <table:table-cell office:value-type="float" office:value="-5.19858118662717" calcext:value-type="float">
            <text:p>-5.1985811866</text:p>
          </table:table-cell>
          <table:table-cell office:value-type="float" office:value="4.23086118624295" calcext:value-type="float">
            <text:p>4.2308611862</text:p>
          </table:table-cell>
          <table:table-cell office:value-type="float" office:value="21.7378145531402" calcext:value-type="float">
            <text:p>21.7378145531</text:p>
          </table:table-cell>
          <table:table-cell office:value-type="float" office:value="0.000481203507552757" calcext:value-type="float">
            <text:p>0.0004812035</text:p>
          </table:table-cell>
          <table:table-cell office:value-type="float" office:value="0.013305472952595" calcext:value-type="float">
            <text:p>0.013305473</text:p>
          </table:table-cell>
        </table:table-row>
        <table:table-row table:style-name="ro1">
          <table:table-cell office:value-type="string" calcext:value-type="string">
            <text:p>MTRINITY_DN11966_c0_g2_i2</text:p>
          </table:table-cell>
          <table:table-cell office:value-type="float" office:value="-2.40867994236207" calcext:value-type="float">
            <text:p>-2.4086799424</text:p>
          </table:table-cell>
          <table:table-cell office:value-type="float" office:value="5.21303592332945" calcext:value-type="float">
            <text:p>5.2130359233</text:p>
          </table:table-cell>
          <table:table-cell office:value-type="float" office:value="16.6282056882873" calcext:value-type="float">
            <text:p>16.6282056883</text:p>
          </table:table-cell>
          <table:table-cell office:value-type="float" office:value="0.00138721426899255" calcext:value-type="float">
            <text:p>0.0013872143</text:p>
          </table:table-cell>
          <table:table-cell office:value-type="float" office:value="0.0247276709778018" calcext:value-type="float">
            <text:p>0.024727671</text:p>
          </table:table-cell>
        </table:table-row>
        <table:table-row table:style-name="ro1">
          <table:table-cell office:value-type="string" calcext:value-type="string">
            <text:p>MTRINITY_DN14151_c0_g1_i4</text:p>
          </table:table-cell>
          <table:table-cell office:value-type="float" office:value="-2.94712898449371" calcext:value-type="float">
            <text:p>-2.9471289845</text:p>
          </table:table-cell>
          <table:table-cell office:value-type="float" office:value="3.37393367770889" calcext:value-type="float">
            <text:p>3.3739336777</text:p>
          </table:table-cell>
          <table:table-cell office:value-type="float" office:value="21.9485791496854" calcext:value-type="float">
            <text:p>21.9485791497</text:p>
          </table:table-cell>
          <table:table-cell office:value-type="float" office:value="0.000462329544050509" calcext:value-type="float">
            <text:p>0.0004623295</text:p>
          </table:table-cell>
          <table:table-cell office:value-type="float" office:value="0.013026301370453" calcext:value-type="float">
            <text:p>0.0130263014</text:p>
          </table:table-cell>
        </table:table-row>
        <table:table-row table:style-name="ro1">
          <table:table-cell office:value-type="string" calcext:value-type="string">
            <text:p>MTRINITY_DN17319_c4_g2_i5</text:p>
          </table:table-cell>
          <table:table-cell office:value-type="float" office:value="2.0910937680524" calcext:value-type="float">
            <text:p>2.0910937681</text:p>
          </table:table-cell>
          <table:table-cell office:value-type="float" office:value="1.13763007009506" calcext:value-type="float">
            <text:p>1.1376300701</text:p>
          </table:table-cell>
          <table:table-cell office:value-type="float" office:value="19.6524959146637" calcext:value-type="float">
            <text:p>19.6524959147</text:p>
          </table:table-cell>
          <table:table-cell office:value-type="float" office:value="0.0013515054268685" calcext:value-type="float">
            <text:p>0.0013515054</text:p>
          </table:table-cell>
          <table:table-cell office:value-type="float" office:value="0.0243493304544997" calcext:value-type="float">
            <text:p>0.0243493305</text:p>
          </table:table-cell>
        </table:table-row>
        <table:table-row table:style-name="ro1">
          <table:table-cell office:value-type="string" calcext:value-type="string">
            <text:p>STRINITY_DN4551_c0_g2_i2</text:p>
          </table:table-cell>
          <table:table-cell office:value-type="float" office:value="-3.13105335057104" calcext:value-type="float">
            <text:p>-3.1310533506</text:p>
          </table:table-cell>
          <table:table-cell office:value-type="float" office:value="1.82759931780326" calcext:value-type="float">
            <text:p>1.8275993178</text:p>
          </table:table-cell>
          <table:table-cell office:value-type="float" office:value="17.2756740833071" calcext:value-type="float">
            <text:p>17.2756740833</text:p>
          </table:table-cell>
          <table:table-cell office:value-type="float" office:value="0.00120039470351709" calcext:value-type="float">
            <text:p>0.0012003947</text:p>
          </table:table-cell>
          <table:table-cell office:value-type="float" office:value="0.0227053863958262" calcext:value-type="float">
            <text:p>0.0227053864</text:p>
          </table:table-cell>
        </table:table-row>
        <table:table-row table:style-name="ro1">
          <table:table-cell office:value-type="string" calcext:value-type="string">
            <text:p>MTRINITY_DN17190_c6_g3_i2</text:p>
          </table:table-cell>
          <table:table-cell office:value-type="float" office:value="-3.37770679232225" calcext:value-type="float">
            <text:p>-3.3777067923</text:p>
          </table:table-cell>
          <table:table-cell office:value-type="float" office:value="3.24974620398261" calcext:value-type="float">
            <text:p>3.249746204</text:p>
          </table:table-cell>
          <table:table-cell office:value-type="float" office:value="23.237435550099" calcext:value-type="float">
            <text:p>23.2374355501</text:p>
          </table:table-cell>
          <table:table-cell office:value-type="float" office:value="0.000363962003321232" calcext:value-type="float">
            <text:p>0.000363962</text:p>
          </table:table-cell>
          <table:table-cell office:value-type="float" office:value="0.0113806368913508" calcext:value-type="float">
            <text:p>0.0113806369</text:p>
          </table:table-cell>
        </table:table-row>
        <table:table-row table:style-name="ro1">
          <table:table-cell office:value-type="string" calcext:value-type="string">
            <text:p>STRINITY_DN965_c0_g1_i1</text:p>
          </table:table-cell>
          <table:table-cell office:value-type="float" office:value="-5.5306359270198" calcext:value-type="float">
            <text:p>-5.530635927</text:p>
          </table:table-cell>
          <table:table-cell office:value-type="float" office:value="-0.671554467516228" calcext:value-type="float">
            <text:p>-0.6715544675</text:p>
          </table:table-cell>
          <table:table-cell office:value-type="float" office:value="14.1546801722668" calcext:value-type="float">
            <text:p>14.1546801723</text:p>
          </table:table-cell>
          <table:table-cell office:value-type="float" office:value="0.00317710865826591" calcext:value-type="float">
            <text:p>0.0031771087</text:p>
          </table:table-cell>
          <table:table-cell office:value-type="float" office:value="0.0419779674120998" calcext:value-type="float">
            <text:p>0.0419779674</text:p>
          </table:table-cell>
        </table:table-row>
        <table:table-row table:style-name="ro1">
          <table:table-cell office:value-type="string" calcext:value-type="string">
            <text:p>Pc17591_g1_i1</text:p>
          </table:table-cell>
          <table:table-cell office:value-type="float" office:value="-2.3131705597315" calcext:value-type="float">
            <text:p>-2.3131705597</text:p>
          </table:table-cell>
          <table:table-cell office:value-type="float" office:value="4.46183968820831" calcext:value-type="float">
            <text:p>4.4618396882</text:p>
          </table:table-cell>
          <table:table-cell office:value-type="float" office:value="14.8723792543493" calcext:value-type="float">
            <text:p>14.8723792543</text:p>
          </table:table-cell>
          <table:table-cell office:value-type="float" office:value="0.00209096798193656" calcext:value-type="float">
            <text:p>0.002090968</text:p>
          </table:table-cell>
          <table:table-cell office:value-type="float" office:value="0.0320238147355978" calcext:value-type="float">
            <text:p>0.0320238147</text:p>
          </table:table-cell>
        </table:table-row>
        <table:table-row table:style-name="ro1">
          <table:table-cell office:value-type="string" calcext:value-type="string">
            <text:p>STRINITY_DN12583_c2_g3_i2</text:p>
          </table:table-cell>
          <table:table-cell office:value-type="float" office:value="1.53615377727917" calcext:value-type="float">
            <text:p>1.5361537773</text:p>
          </table:table-cell>
          <table:table-cell office:value-type="float" office:value="3.04463828124245" calcext:value-type="float">
            <text:p>3.0446382812</text:p>
          </table:table-cell>
          <table:table-cell office:value-type="float" office:value="26.066665681189" calcext:value-type="float">
            <text:p>26.0666656812</text:p>
          </table:table-cell>
          <table:table-cell office:value-type="float" office:value="0.00162974238350503" calcext:value-type="float">
            <text:p>0.0016297424</text:p>
          </table:table-cell>
          <table:table-cell office:value-type="float" office:value="0.0271786704822522" calcext:value-type="float">
            <text:p>0.0271786705</text:p>
          </table:table-cell>
        </table:table-row>
        <table:table-row table:style-name="ro1">
          <table:table-cell office:value-type="string" calcext:value-type="string">
            <text:p>STRINITY_DN9945_c1_g1_i3</text:p>
          </table:table-cell>
          <table:table-cell office:value-type="float" office:value="-3.7341427234319" calcext:value-type="float">
            <text:p>-3.7341427234</text:p>
          </table:table-cell>
          <table:table-cell office:value-type="float" office:value="2.15624621534561" calcext:value-type="float">
            <text:p>2.1562462153</text:p>
          </table:table-cell>
          <table:table-cell office:value-type="float" office:value="13.7382974709284" calcext:value-type="float">
            <text:p>13.7382974709</text:p>
          </table:table-cell>
          <table:table-cell office:value-type="float" office:value="0.00276789111378006" calcext:value-type="float">
            <text:p>0.0027678911</text:p>
          </table:table-cell>
          <table:table-cell office:value-type="float" office:value="0.0385373633828617" calcext:value-type="float">
            <text:p>0.0385373634</text:p>
          </table:table-cell>
        </table:table-row>
        <table:table-row table:style-name="ro1">
          <table:table-cell office:value-type="string" calcext:value-type="string">
            <text:p>MTRINITY_DN14487_c0_g1_i1</text:p>
          </table:table-cell>
          <table:table-cell office:value-type="float" office:value="-1.95491446671863" calcext:value-type="float">
            <text:p>-1.9549144667</text:p>
          </table:table-cell>
          <table:table-cell office:value-type="float" office:value="6.21249433329498" calcext:value-type="float">
            <text:p>6.2124943333</text:p>
          </table:table-cell>
          <table:table-cell office:value-type="float" office:value="32.6827192793975" calcext:value-type="float">
            <text:p>32.6827192794</text:p>
          </table:table-cell>
          <table:table-cell office:value-type="float" office:value="0.0000796930699905595" calcext:value-type="float">
            <text:p>7.96930699905595E-005</text:p>
          </table:table-cell>
          <table:table-cell office:value-type="float" office:value="0.00493242592778683" calcext:value-type="float">
            <text:p>0.0049324259</text:p>
          </table:table-cell>
        </table:table-row>
        <table:table-row table:style-name="ro1">
          <table:table-cell office:value-type="string" calcext:value-type="string">
            <text:p>MTRINITY_DN11422_c1_g1_i2</text:p>
          </table:table-cell>
          <table:table-cell office:value-type="float" office:value="-2.1316683905764" calcext:value-type="float">
            <text:p>-2.1316683906</text:p>
          </table:table-cell>
          <table:table-cell office:value-type="float" office:value="3.73565178343304" calcext:value-type="float">
            <text:p>3.7356517834</text:p>
          </table:table-cell>
          <table:table-cell office:value-type="float" office:value="42.7049896817086" calcext:value-type="float">
            <text:p>42.7049896817</text:p>
          </table:table-cell>
          <table:table-cell office:value-type="float" office:value="0.0000219666898616305" calcext:value-type="float">
            <text:p>2.19666898616305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MTRINITY_DN17213_c2_g1_i1</text:p>
          </table:table-cell>
          <table:table-cell office:value-type="float" office:value="-1.56869326980502" calcext:value-type="float">
            <text:p>-1.5686932698</text:p>
          </table:table-cell>
          <table:table-cell office:value-type="float" office:value="6.23557696106896" calcext:value-type="float">
            <text:p>6.2355769611</text:p>
          </table:table-cell>
          <table:table-cell office:value-type="float" office:value="13.8069671044122" calcext:value-type="float">
            <text:p>13.8069671044</text:p>
          </table:table-cell>
          <table:table-cell office:value-type="float" office:value="0.00272027111555221" calcext:value-type="float">
            <text:p>0.0027202711</text:p>
          </table:table-cell>
          <table:table-cell office:value-type="float" office:value="0.0380979821418872" calcext:value-type="float">
            <text:p>0.0380979821</text:p>
          </table:table-cell>
        </table:table-row>
        <table:table-row table:style-name="ro1">
          <table:table-cell office:value-type="string" calcext:value-type="string">
            <text:p>MTRINITY_DN14455_c0_g1_i3</text:p>
          </table:table-cell>
          <table:table-cell office:value-type="float" office:value="1.66274740194469" calcext:value-type="float">
            <text:p>1.6627474019</text:p>
          </table:table-cell>
          <table:table-cell office:value-type="float" office:value="2.73124840192854" calcext:value-type="float">
            <text:p>2.7312484019</text:p>
          </table:table-cell>
          <table:table-cell office:value-type="float" office:value="27.4087478941679" calcext:value-type="float">
            <text:p>27.4087478942</text:p>
          </table:table-cell>
          <table:table-cell office:value-type="float" office:value="0.00105506425723068" calcext:value-type="float">
            <text:p>0.0010550643</text:p>
          </table:table-cell>
          <table:table-cell office:value-type="float" office:value="0.0209722123364254" calcext:value-type="float">
            <text:p>0.0209722123</text:p>
          </table:table-cell>
        </table:table-row>
        <table:table-row table:style-name="ro1">
          <table:table-cell office:value-type="string" calcext:value-type="string">
            <text:p>MTRINITY_DN9077_c0_g2_i1</text:p>
          </table:table-cell>
          <table:table-cell office:value-type="float" office:value="1.63687031989271" calcext:value-type="float">
            <text:p>1.6368703199</text:p>
          </table:table-cell>
          <table:table-cell office:value-type="float" office:value="5.20025386781715" calcext:value-type="float">
            <text:p>5.2002538678</text:p>
          </table:table-cell>
          <table:table-cell office:value-type="float" office:value="20.649038952521" calcext:value-type="float">
            <text:p>20.6490389525</text:p>
          </table:table-cell>
          <table:table-cell office:value-type="float" office:value="0.000594190419859753" calcext:value-type="float">
            <text:p>0.0005941904</text:p>
          </table:table-cell>
          <table:table-cell office:value-type="float" office:value="0.0148760700778566" calcext:value-type="float">
            <text:p>0.0148760701</text:p>
          </table:table-cell>
        </table:table-row>
        <table:table-row table:style-name="ro1">
          <table:table-cell office:value-type="string" calcext:value-type="string">
            <text:p>STRINITY_DN10483_c0_g1_i1</text:p>
          </table:table-cell>
          <table:table-cell office:value-type="float" office:value="-4.08798314887121" calcext:value-type="float">
            <text:p>-4.0879831489</text:p>
          </table:table-cell>
          <table:table-cell office:value-type="float" office:value="5.55982240984634" calcext:value-type="float">
            <text:p>5.5598224098</text:p>
          </table:table-cell>
          <table:table-cell office:value-type="float" office:value="21.1270776603846" calcext:value-type="float">
            <text:p>21.1270776604</text:p>
          </table:table-cell>
          <table:table-cell office:value-type="float" office:value="0.000541159106710412" calcext:value-type="float">
            <text:p>0.0005411591</text:p>
          </table:table-cell>
          <table:table-cell office:value-type="float" office:value="0.0141379582813169" calcext:value-type="float">
            <text:p>0.0141379583</text:p>
          </table:table-cell>
        </table:table-row>
        <table:table-row table:style-name="ro1">
          <table:table-cell office:value-type="string" calcext:value-type="string">
            <text:p>STRINITY_DN24_c0_g1_i1</text:p>
          </table:table-cell>
          <table:table-cell office:value-type="float" office:value="-6.03237429573305" calcext:value-type="float">
            <text:p>-6.0323742957</text:p>
          </table:table-cell>
          <table:table-cell office:value-type="float" office:value="1.50038907569623" calcext:value-type="float">
            <text:p>1.5003890757</text:p>
          </table:table-cell>
          <table:table-cell office:value-type="float" office:value="13.8301903569244" calcext:value-type="float">
            <text:p>13.8301903569</text:p>
          </table:table-cell>
          <table:table-cell office:value-type="float" office:value="0.00270438293496801" calcext:value-type="float">
            <text:p>0.0027043829</text:p>
          </table:table-cell>
          <table:table-cell office:value-type="float" office:value="0.0379169392535589" calcext:value-type="float">
            <text:p>0.0379169393</text:p>
          </table:table-cell>
        </table:table-row>
        <table:table-row table:style-name="ro1">
          <table:table-cell office:value-type="string" calcext:value-type="string">
            <text:p>MTRINITY_DN4432_c0_g1_i2</text:p>
          </table:table-cell>
          <table:table-cell office:value-type="float" office:value="-1.74462581522208" calcext:value-type="float">
            <text:p>-1.7446258152</text:p>
          </table:table-cell>
          <table:table-cell office:value-type="float" office:value="1.54895452410441" calcext:value-type="float">
            <text:p>1.5489545241</text:p>
          </table:table-cell>
          <table:table-cell office:value-type="float" office:value="13.4677202621445" calcext:value-type="float">
            <text:p>13.4677202621</text:p>
          </table:table-cell>
          <table:table-cell office:value-type="float" office:value="0.00296522216801145" calcext:value-type="float">
            <text:p>0.0029652222</text:p>
          </table:table-cell>
          <table:table-cell office:value-type="float" office:value="0.0401851192051321" calcext:value-type="float">
            <text:p>0.0401851192</text:p>
          </table:table-cell>
        </table:table-row>
        <table:table-row table:style-name="ro1">
          <table:table-cell office:value-type="string" calcext:value-type="string">
            <text:p>Pc30561_g1_i3</text:p>
          </table:table-cell>
          <table:table-cell office:value-type="float" office:value="-3.48218561752772" calcext:value-type="float">
            <text:p>-3.4821856175</text:p>
          </table:table-cell>
          <table:table-cell office:value-type="float" office:value="1.334061874432" calcext:value-type="float">
            <text:p>1.3340618744</text:p>
          </table:table-cell>
          <table:table-cell office:value-type="float" office:value="21.3914692510022" calcext:value-type="float">
            <text:p>21.391469251</text:p>
          </table:table-cell>
          <table:table-cell office:value-type="float" office:value="0.00051419737181409" calcext:value-type="float">
            <text:p>0.0005141974</text:p>
          </table:table-cell>
          <table:table-cell office:value-type="float" office:value="0.0137900382143816" calcext:value-type="float">
            <text:p>0.0137900382</text:p>
          </table:table-cell>
        </table:table-row>
        <table:table-row table:style-name="ro1">
          <table:table-cell office:value-type="string" calcext:value-type="string">
            <text:p>STRINITY_DN3115_c0_g1_i1</text:p>
          </table:table-cell>
          <table:table-cell office:value-type="float" office:value="-1.76376682433787" calcext:value-type="float">
            <text:p>-1.7637668243</text:p>
          </table:table-cell>
          <table:table-cell office:value-type="float" office:value="2.91134003274103" calcext:value-type="float">
            <text:p>2.9113400327</text:p>
          </table:table-cell>
          <table:table-cell office:value-type="float" office:value="37.3812643551848" calcext:value-type="float">
            <text:p>37.3812643552</text:p>
          </table:table-cell>
          <table:table-cell office:value-type="float" office:value="0.00147276997879955" calcext:value-type="float">
            <text:p>0.00147277</text:p>
          </table:table-cell>
          <table:table-cell office:value-type="float" office:value="0.0255208887374157" calcext:value-type="float">
            <text:p>0.0255208887</text:p>
          </table:table-cell>
        </table:table-row>
        <table:table-row table:style-name="ro1">
          <table:table-cell office:value-type="string" calcext:value-type="string">
            <text:p>MTRINITY_DN17454_c2_g1_i1</text:p>
          </table:table-cell>
          <table:table-cell office:value-type="float" office:value="2.34745177943066" calcext:value-type="float">
            <text:p>2.3474517794</text:p>
          </table:table-cell>
          <table:table-cell office:value-type="float" office:value="3.76630807484445" calcext:value-type="float">
            <text:p>3.7663080748</text:p>
          </table:table-cell>
          <table:table-cell office:value-type="float" office:value="16.1073442327248" calcext:value-type="float">
            <text:p>16.1073442327</text:p>
          </table:table-cell>
          <table:table-cell office:value-type="float" office:value="0.00156233668324186" calcext:value-type="float">
            <text:p>0.0015623367</text:p>
          </table:table-cell>
          <table:table-cell office:value-type="float" office:value="0.026400407632037" calcext:value-type="float">
            <text:p>0.0264004076</text:p>
          </table:table-cell>
        </table:table-row>
        <table:table-row table:style-name="ro1">
          <table:table-cell office:value-type="string" calcext:value-type="string">
            <text:p>Pc22772_g2_i1</text:p>
          </table:table-cell>
          <table:table-cell office:value-type="float" office:value="-2.11501808104446" calcext:value-type="float">
            <text:p>-2.115018081</text:p>
          </table:table-cell>
          <table:table-cell office:value-type="float" office:value="6.10670643894822" calcext:value-type="float">
            <text:p>6.1067064389</text:p>
          </table:table-cell>
          <table:table-cell office:value-type="float" office:value="12.7627011783101" calcext:value-type="float">
            <text:p>12.7627011783</text:p>
          </table:table-cell>
          <table:table-cell office:value-type="float" office:value="0.00356138293575565" calcext:value-type="float">
            <text:p>0.0035613829</text:p>
          </table:table-cell>
          <table:table-cell office:value-type="float" office:value="0.0451459429753011" calcext:value-type="float">
            <text:p>0.045145943</text:p>
          </table:table-cell>
        </table:table-row>
        <table:table-row table:style-name="ro1">
          <table:table-cell office:value-type="string" calcext:value-type="string">
            <text:p>STRINITY_DN1719_c0_g2_i1</text:p>
          </table:table-cell>
          <table:table-cell office:value-type="float" office:value="-4.2206926147029" calcext:value-type="float">
            <text:p>-4.2206926147</text:p>
          </table:table-cell>
          <table:table-cell office:value-type="float" office:value="4.23579148962444" calcext:value-type="float">
            <text:p>4.2357914896</text:p>
          </table:table-cell>
          <table:table-cell office:value-type="float" office:value="31.1325980514677" calcext:value-type="float">
            <text:p>31.1325980515</text:p>
          </table:table-cell>
          <table:table-cell office:value-type="float" office:value="0.0000998307382816283" calcext:value-type="float">
            <text:p>9.98307382816283E-005</text:p>
          </table:table-cell>
          <table:table-cell office:value-type="float" office:value="0.00560134411539798" calcext:value-type="float">
            <text:p>0.0056013441</text:p>
          </table:table-cell>
        </table:table-row>
        <table:table-row table:style-name="ro1">
          <table:table-cell office:value-type="string" calcext:value-type="string">
            <text:p>MTRINITY_DN14561_c1_g1_i1</text:p>
          </table:table-cell>
          <table:table-cell office:value-type="float" office:value="-2.25444686074693" calcext:value-type="float">
            <text:p>-2.2544468607</text:p>
          </table:table-cell>
          <table:table-cell office:value-type="float" office:value="5.94342470903887" calcext:value-type="float">
            <text:p>5.943424709</text:p>
          </table:table-cell>
          <table:table-cell office:value-type="float" office:value="38.9818286801037" calcext:value-type="float">
            <text:p>38.9818286801</text:p>
          </table:table-cell>
          <table:table-cell office:value-type="float" office:value="0.0000343952467336565" calcext:value-type="float">
            <text:p>3.43952467336565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STRINITY_DN10078_c0_g1_i4</text:p>
          </table:table-cell>
          <table:table-cell office:value-type="float" office:value="-3.9239434287526" calcext:value-type="float">
            <text:p>-3.9239434288</text:p>
          </table:table-cell>
          <table:table-cell office:value-type="float" office:value="2.74104058340074" calcext:value-type="float">
            <text:p>2.7410405834</text:p>
          </table:table-cell>
          <table:table-cell office:value-type="float" office:value="32.5856109960266" calcext:value-type="float">
            <text:p>32.585610996</text:p>
          </table:table-cell>
          <table:table-cell office:value-type="float" office:value="0.0000808067599717077" calcext:value-type="float">
            <text:p>8.08067599717077E-005</text:p>
          </table:table-cell>
          <table:table-cell office:value-type="float" office:value="0.00496044441887673" calcext:value-type="float">
            <text:p>0.0049604444</text:p>
          </table:table-cell>
        </table:table-row>
        <table:table-row table:style-name="ro1">
          <table:table-cell office:value-type="string" calcext:value-type="string">
            <text:p>MTRINITY_DN16351_c0_g1_i6</text:p>
          </table:table-cell>
          <table:table-cell office:value-type="float" office:value="-1.1855575044068" calcext:value-type="float">
            <text:p>-1.1855575044</text:p>
          </table:table-cell>
          <table:table-cell office:value-type="float" office:value="5.2117789826751" calcext:value-type="float">
            <text:p>5.2117789827</text:p>
          </table:table-cell>
          <table:table-cell office:value-type="float" office:value="16.0215254423759" calcext:value-type="float">
            <text:p>16.0215254424</text:p>
          </table:table-cell>
          <table:table-cell office:value-type="float" office:value="0.00396473827044115" calcext:value-type="float">
            <text:p>0.0039647383</text:p>
          </table:table-cell>
          <table:table-cell office:value-type="float" office:value="0.0482226553493122" calcext:value-type="float">
            <text:p>0.0482226553</text:p>
          </table:table-cell>
        </table:table-row>
        <table:table-row table:style-name="ro1">
          <table:table-cell office:value-type="string" calcext:value-type="string">
            <text:p>MTRINITY_DN14753_c1_g1_i2</text:p>
          </table:table-cell>
          <table:table-cell office:value-type="float" office:value="1.19384437823664" calcext:value-type="float">
            <text:p>1.1938443782</text:p>
          </table:table-cell>
          <table:table-cell office:value-type="float" office:value="5.11535338832834" calcext:value-type="float">
            <text:p>5.1153533883</text:p>
          </table:table-cell>
          <table:table-cell office:value-type="float" office:value="18.7274835390225" calcext:value-type="float">
            <text:p>18.727483539</text:p>
          </table:table-cell>
          <table:table-cell office:value-type="float" office:value="0.00339494560315405" calcext:value-type="float">
            <text:p>0.0033949456</text:p>
          </table:table-cell>
          <table:table-cell office:value-type="float" office:value="0.043769517972885" calcext:value-type="float">
            <text:p>0.043769518</text:p>
          </table:table-cell>
        </table:table-row>
        <table:table-row table:style-name="ro1">
          <table:table-cell office:value-type="string" calcext:value-type="string">
            <text:p>MTRINITY_DN12501_c0_g10_i1</text:p>
          </table:table-cell>
          <table:table-cell office:value-type="float" office:value="-4.25159312269175" calcext:value-type="float">
            <text:p>-4.2515931227</text:p>
          </table:table-cell>
          <table:table-cell office:value-type="float" office:value="3.6703632050653" calcext:value-type="float">
            <text:p>3.6703632051</text:p>
          </table:table-cell>
          <table:table-cell office:value-type="float" office:value="28.1751510189085" calcext:value-type="float">
            <text:p>28.1751510189</text:p>
          </table:table-cell>
          <table:table-cell office:value-type="float" office:value="0.000157152467727707" calcext:value-type="float">
            <text:p>0.0001571525</text:p>
          </table:table-cell>
          <table:table-cell office:value-type="float" office:value="0.00708318735172719" calcext:value-type="float">
            <text:p>0.0070831874</text:p>
          </table:table-cell>
        </table:table-row>
        <table:table-row table:style-name="ro1">
          <table:table-cell office:value-type="string" calcext:value-type="string">
            <text:p>MTRINITY_DN14438_c0_g1_i2</text:p>
          </table:table-cell>
          <table:table-cell office:value-type="float" office:value="-3.66436205354189" calcext:value-type="float">
            <text:p>-3.6643620535</text:p>
          </table:table-cell>
          <table:table-cell office:value-type="float" office:value="6.2906671036003" calcext:value-type="float">
            <text:p>6.2906671036</text:p>
          </table:table-cell>
          <table:table-cell office:value-type="float" office:value="32.5090574379254" calcext:value-type="float">
            <text:p>32.5090574379</text:p>
          </table:table-cell>
          <table:table-cell office:value-type="float" office:value="0.0000816974526362002" calcext:value-type="float">
            <text:p>8.16974526362002E-005</text:p>
          </table:table-cell>
          <table:table-cell office:value-type="float" office:value="0.00496436059359" calcext:value-type="float">
            <text:p>0.0049643606</text:p>
          </table:table-cell>
        </table:table-row>
        <table:table-row table:style-name="ro1">
          <table:table-cell office:value-type="string" calcext:value-type="string">
            <text:p>MTRINITY_DN9772_c0_g6_i1</text:p>
          </table:table-cell>
          <table:table-cell office:value-type="float" office:value="-5.32387263204763" calcext:value-type="float">
            <text:p>-5.323872632</text:p>
          </table:table-cell>
          <table:table-cell office:value-type="float" office:value="-0.423285546939762" calcext:value-type="float">
            <text:p>-0.4232855469</text:p>
          </table:table-cell>
          <table:table-cell office:value-type="float" office:value="12.9150612101048" calcext:value-type="float">
            <text:p>12.9150612101</text:p>
          </table:table-cell>
          <table:table-cell office:value-type="float" office:value="0.00387752265432492" calcext:value-type="float">
            <text:p>0.0038775227</text:p>
          </table:table-cell>
          <table:table-cell office:value-type="float" office:value="0.0474889739035192" calcext:value-type="float">
            <text:p>0.0474889739</text:p>
          </table:table-cell>
        </table:table-row>
        <table:table-row table:style-name="ro1">
          <table:table-cell office:value-type="string" calcext:value-type="string">
            <text:p>STRINITY_DN1765_c1_g1_i1</text:p>
          </table:table-cell>
          <table:table-cell office:value-type="float" office:value="1.80587728063061" calcext:value-type="float">
            <text:p>1.8058772806</text:p>
          </table:table-cell>
          <table:table-cell office:value-type="float" office:value="2.42301720933146" calcext:value-type="float">
            <text:p>2.4230172093</text:p>
          </table:table-cell>
          <table:table-cell office:value-type="float" office:value="16.9896718767527" calcext:value-type="float">
            <text:p>16.9896718768</text:p>
          </table:table-cell>
          <table:table-cell office:value-type="float" office:value="0.00127906014459565" calcext:value-type="float">
            <text:p>0.0012790601</text:p>
          </table:table-cell>
          <table:table-cell office:value-type="float" office:value="0.0235406667200934" calcext:value-type="float">
            <text:p>0.0235406667</text:p>
          </table:table-cell>
        </table:table-row>
        <table:table-row table:style-name="ro1">
          <table:table-cell office:value-type="string" calcext:value-type="string">
            <text:p>Pc23483_g1_i1</text:p>
          </table:table-cell>
          <table:table-cell office:value-type="float" office:value="-4.53824449788276" calcext:value-type="float">
            <text:p>-4.5382444979</text:p>
          </table:table-cell>
          <table:table-cell office:value-type="float" office:value="0.843235456279183" calcext:value-type="float">
            <text:p>0.8432354563</text:p>
          </table:table-cell>
          <table:table-cell office:value-type="float" office:value="20.9307939364995" calcext:value-type="float">
            <text:p>20.9307939365</text:p>
          </table:table-cell>
          <table:table-cell office:value-type="float" office:value="0.000562239924946086" calcext:value-type="float">
            <text:p>0.0005622399</text:p>
          </table:table-cell>
          <table:table-cell office:value-type="float" office:value="0.0144004420367164" calcext:value-type="float">
            <text:p>0.014400442</text:p>
          </table:table-cell>
        </table:table-row>
        <table:table-row table:style-name="ro1">
          <table:table-cell office:value-type="string" calcext:value-type="string">
            <text:p>MTRINITY_DN7437_c0_g1_i1</text:p>
          </table:table-cell>
          <table:table-cell office:value-type="float" office:value="1.89435834448992" calcext:value-type="float">
            <text:p>1.8943583445</text:p>
          </table:table-cell>
          <table:table-cell office:value-type="float" office:value="3.25554365753174" calcext:value-type="float">
            <text:p>3.2555436575</text:p>
          </table:table-cell>
          <table:table-cell office:value-type="float" office:value="13.7437917792869" calcext:value-type="float">
            <text:p>13.7437917793</text:p>
          </table:table-cell>
          <table:table-cell office:value-type="float" office:value="0.00276404547299764" calcext:value-type="float">
            <text:p>0.0027640455</text:p>
          </table:table-cell>
          <table:table-cell office:value-type="float" office:value="0.0385373633828617" calcext:value-type="float">
            <text:p>0.0385373634</text:p>
          </table:table-cell>
        </table:table-row>
        <table:table-row table:style-name="ro1">
          <table:table-cell office:value-type="string" calcext:value-type="string">
            <text:p>MTRINITY_DN16617_c0_g1_i1</text:p>
          </table:table-cell>
          <table:table-cell office:value-type="float" office:value="1.1625886593476" calcext:value-type="float">
            <text:p>1.1625886593</text:p>
          </table:table-cell>
          <table:table-cell office:value-type="float" office:value="5.44507380927775" calcext:value-type="float">
            <text:p>5.4450738093</text:p>
          </table:table-cell>
          <table:table-cell office:value-type="float" office:value="21.4868702596705" calcext:value-type="float">
            <text:p>21.4868702597</text:p>
          </table:table-cell>
          <table:table-cell office:value-type="float" office:value="0.00381025763709298" calcext:value-type="float">
            <text:p>0.0038102576</text:p>
          </table:table-cell>
          <table:table-cell office:value-type="float" office:value="0.0470108438788526" calcext:value-type="float">
            <text:p>0.0470108439</text:p>
          </table:table-cell>
        </table:table-row>
        <table:table-row table:style-name="ro1">
          <table:table-cell office:value-type="string" calcext:value-type="string">
            <text:p>Pc29647_g2_i1</text:p>
          </table:table-cell>
          <table:table-cell office:value-type="float" office:value="2.02237908280654" calcext:value-type="float">
            <text:p>2.0223790828</text:p>
          </table:table-cell>
          <table:table-cell office:value-type="float" office:value="2.85676210928989" calcext:value-type="float">
            <text:p>2.8567621093</text:p>
          </table:table-cell>
          <table:table-cell office:value-type="float" office:value="21.2272904627994" calcext:value-type="float">
            <text:p>21.2272904628</text:p>
          </table:table-cell>
          <table:table-cell office:value-type="float" office:value="0.000530750952533318" calcext:value-type="float">
            <text:p>0.000530751</text:p>
          </table:table-cell>
          <table:table-cell office:value-type="float" office:value="0.0139755106080221" calcext:value-type="float">
            <text:p>0.0139755106</text:p>
          </table:table-cell>
        </table:table-row>
        <table:table-row table:style-name="ro1">
          <table:table-cell office:value-type="string" calcext:value-type="string">
            <text:p>MTRINITY_DN18271_c0_g1_i1</text:p>
          </table:table-cell>
          <table:table-cell office:value-type="float" office:value="-1.79911769333098" calcext:value-type="float">
            <text:p>-1.7991176933</text:p>
          </table:table-cell>
          <table:table-cell office:value-type="float" office:value="1.75976800126531" calcext:value-type="float">
            <text:p>1.7597680013</text:p>
          </table:table-cell>
          <table:table-cell office:value-type="float" office:value="14.9412043220958" calcext:value-type="float">
            <text:p>14.9412043221</text:p>
          </table:table-cell>
          <table:table-cell office:value-type="float" office:value="0.00285101891006824" calcext:value-type="float">
            <text:p>0.0028510189</text:p>
          </table:table-cell>
          <table:table-cell office:value-type="float" office:value="0.0392217624392431" calcext:value-type="float">
            <text:p>0.0392217624</text:p>
          </table:table-cell>
        </table:table-row>
        <table:table-row table:style-name="ro1">
          <table:table-cell office:value-type="string" calcext:value-type="string">
            <text:p>STRINITY_DN8802_c1_g1_i1</text:p>
          </table:table-cell>
          <table:table-cell office:value-type="float" office:value="-2.36397526251671" calcext:value-type="float">
            <text:p>-2.3639752625</text:p>
          </table:table-cell>
          <table:table-cell office:value-type="float" office:value="2.78288200929348" calcext:value-type="float">
            <text:p>2.7828820093</text:p>
          </table:table-cell>
          <table:table-cell office:value-type="float" office:value="17.7266346897321" calcext:value-type="float">
            <text:p>17.7266346897</text:p>
          </table:table-cell>
          <table:table-cell office:value-type="float" office:value="0.00108749316668701" calcext:value-type="float">
            <text:p>0.0010874932</text:p>
          </table:table-cell>
          <table:table-cell office:value-type="float" office:value="0.0212944356670651" calcext:value-type="float">
            <text:p>0.0212944357</text:p>
          </table:table-cell>
        </table:table-row>
        <table:table-row table:style-name="ro1">
          <table:table-cell office:value-type="string" calcext:value-type="string">
            <text:p>MTRINITY_DN17035_c0_g1_i5</text:p>
          </table:table-cell>
          <table:table-cell office:value-type="float" office:value="-2.75757150275291" calcext:value-type="float">
            <text:p>-2.7575715028</text:p>
          </table:table-cell>
          <table:table-cell office:value-type="float" office:value="4.51953480025817" calcext:value-type="float">
            <text:p>4.5195348003</text:p>
          </table:table-cell>
          <table:table-cell office:value-type="float" office:value="39.5002441472813" calcext:value-type="float">
            <text:p>39.5002441473</text:p>
          </table:table-cell>
          <table:table-cell office:value-type="float" office:value="0.0000322504093092142" calcext:value-type="float">
            <text:p>3.22504093092142E-005</text:p>
          </table:table-cell>
          <table:table-cell office:value-type="float" office:value="0.00327863715848" calcext:value-type="float">
            <text:p>0.0032786372</text:p>
          </table:table-cell>
        </table:table-row>
        <table:table-row table:style-name="ro1">
          <table:table-cell office:value-type="string" calcext:value-type="string">
            <text:p>STRINITY_DN20824_c0_g1_i1</text:p>
          </table:table-cell>
          <table:table-cell office:value-type="float" office:value="-3.39827980463928" calcext:value-type="float">
            <text:p>-3.3982798046</text:p>
          </table:table-cell>
          <table:table-cell office:value-type="float" office:value="5.49056458816091" calcext:value-type="float">
            <text:p>5.4905645882</text:p>
          </table:table-cell>
          <table:table-cell office:value-type="float" office:value="16.9275016781792" calcext:value-type="float">
            <text:p>16.9275016782</text:p>
          </table:table-cell>
          <table:table-cell office:value-type="float" office:value="0.00129694386548287" calcext:value-type="float">
            <text:p>0.0012969439</text:p>
          </table:table-cell>
          <table:table-cell office:value-type="float" office:value="0.0237678027802593" calcext:value-type="float">
            <text:p>0.0237678028</text:p>
          </table:table-cell>
        </table:table-row>
        <table:table-row table:style-name="ro1">
          <table:table-cell office:value-type="string" calcext:value-type="string">
            <text:p>STRINITY_DN13333_c11_g1_i1</text:p>
          </table:table-cell>
          <table:table-cell office:value-type="float" office:value="-1.77701423251913" calcext:value-type="float">
            <text:p>-1.7770142325</text:p>
          </table:table-cell>
          <table:table-cell office:value-type="float" office:value="2.34922143940648" calcext:value-type="float">
            <text:p>2.3492214394</text:p>
          </table:table-cell>
          <table:table-cell office:value-type="float" office:value="14.7697437278563" calcext:value-type="float">
            <text:p>14.7697437279</text:p>
          </table:table-cell>
          <table:table-cell office:value-type="float" office:value="0.00285245618283718" calcext:value-type="float">
            <text:p>0.0028524562</text:p>
          </table:table-cell>
          <table:table-cell office:value-type="float" office:value="0.0392235591829622" calcext:value-type="float">
            <text:p>0.0392235592</text:p>
          </table:table-cell>
        </table:table-row>
        <table:table-row table:style-name="ro1">
          <table:table-cell office:value-type="string" calcext:value-type="string">
            <text:p>MTRINITY_DN16118_c0_g3_i2</text:p>
          </table:table-cell>
          <table:table-cell office:value-type="float" office:value="-2.21257965785718" calcext:value-type="float">
            <text:p>-2.2125796579</text:p>
          </table:table-cell>
          <table:table-cell office:value-type="float" office:value="4.22705814221813" calcext:value-type="float">
            <text:p>4.2270581422</text:p>
          </table:table-cell>
          <table:table-cell office:value-type="float" office:value="22.2626628346638" calcext:value-type="float">
            <text:p>22.2626628347</text:p>
          </table:table-cell>
          <table:table-cell office:value-type="float" office:value="0.000435774754020644" calcext:value-type="float">
            <text:p>0.0004357748</text:p>
          </table:table-cell>
          <table:table-cell office:value-type="float" office:value="0.012626531434548" calcext:value-type="float">
            <text:p>0.0126265314</text:p>
          </table:table-cell>
        </table:table-row>
        <table:table-row table:style-name="ro1">
          <table:table-cell office:value-type="string" calcext:value-type="string">
            <text:p>MTRINITY_DN11932_c0_g1_i1</text:p>
          </table:table-cell>
          <table:table-cell office:value-type="float" office:value="-5.61756517923829" calcext:value-type="float">
            <text:p>-5.6175651792</text:p>
          </table:table-cell>
          <table:table-cell office:value-type="float" office:value="0.910366349847245" calcext:value-type="float">
            <text:p>0.9103663498</text:p>
          </table:table-cell>
          <table:table-cell office:value-type="float" office:value="17.3735078751762" calcext:value-type="float">
            <text:p>17.3735078752</text:p>
          </table:table-cell>
          <table:table-cell office:value-type="float" office:value="0.00117478675285124" calcext:value-type="float">
            <text:p>0.0011747868</text:p>
          </table:table-cell>
          <table:table-cell office:value-type="float" office:value="0.0223757576013359" calcext:value-type="float">
            <text:p>0.0223757576</text:p>
          </table:table-cell>
        </table:table-row>
        <table:table-row table:style-name="ro1">
          <table:table-cell office:value-type="string" calcext:value-type="string">
            <text:p>MTRINITY_DN17079_c0_g1_i1</text:p>
          </table:table-cell>
          <table:table-cell office:value-type="float" office:value="1.97846399816805" calcext:value-type="float">
            <text:p>1.9784639982</text:p>
          </table:table-cell>
          <table:table-cell office:value-type="float" office:value="2.71453972339317" calcext:value-type="float">
            <text:p>2.7145397234</text:p>
          </table:table-cell>
          <table:table-cell office:value-type="float" office:value="25.8786276470386" calcext:value-type="float">
            <text:p>25.878627647</text:p>
          </table:table-cell>
          <table:table-cell office:value-type="float" office:value="0.000229017930532875" calcext:value-type="float">
            <text:p>0.0002290179</text:p>
          </table:table-cell>
          <table:table-cell office:value-type="float" office:value="0.00871313084757393" calcext:value-type="float">
            <text:p>0.0087131308</text:p>
          </table:table-cell>
        </table:table-row>
        <table:table-row table:style-name="ro1">
          <table:table-cell office:value-type="string" calcext:value-type="string">
            <text:p>Pc23312_g1_i1</text:p>
          </table:table-cell>
          <table:table-cell office:value-type="float" office:value="-2.82617553189411" calcext:value-type="float">
            <text:p>-2.8261755319</text:p>
          </table:table-cell>
          <table:table-cell office:value-type="float" office:value="5.25473074033093" calcext:value-type="float">
            <text:p>5.2547307403</text:p>
          </table:table-cell>
          <table:table-cell office:value-type="float" office:value="13.0883259172447" calcext:value-type="float">
            <text:p>13.0883259172</text:p>
          </table:table-cell>
          <table:table-cell office:value-type="float" office:value="0.00327019003291307" calcext:value-type="float">
            <text:p>0.00327019</text:p>
          </table:table-cell>
          <table:table-cell office:value-type="float" office:value="0.042860847950489" calcext:value-type="float">
            <text:p>0.042860848</text:p>
          </table:table-cell>
        </table:table-row>
        <table:table-row table:style-name="ro1">
          <table:table-cell office:value-type="string" calcext:value-type="string">
            <text:p>Pc23879_g1_i1</text:p>
          </table:table-cell>
          <table:table-cell office:value-type="float" office:value="-6.5241800822875" calcext:value-type="float">
            <text:p>-6.5241800823</text:p>
          </table:table-cell>
          <table:table-cell office:value-type="float" office:value="1.61299692652907" calcext:value-type="float">
            <text:p>1.6129969265</text:p>
          </table:table-cell>
          <table:table-cell office:value-type="float" office:value="16.1336630784252" calcext:value-type="float">
            <text:p>16.1336630784</text:p>
          </table:table-cell>
          <table:table-cell office:value-type="float" office:value="0.0018227582709068" calcext:value-type="float">
            <text:p>0.0018227583</text:p>
          </table:table-cell>
          <table:table-cell office:value-type="float" office:value="0.0293411076169282" calcext:value-type="float">
            <text:p>0.0293411076</text:p>
          </table:table-cell>
        </table:table-row>
        <table:table-row table:style-name="ro1">
          <table:table-cell office:value-type="string" calcext:value-type="string">
            <text:p>Pc12485_g1_i1</text:p>
          </table:table-cell>
          <table:table-cell office:value-type="float" office:value="-4.4817028768642" calcext:value-type="float">
            <text:p>-4.4817028769</text:p>
          </table:table-cell>
          <table:table-cell office:value-type="float" office:value="5.84655577170508" calcext:value-type="float">
            <text:p>5.8465557717</text:p>
          </table:table-cell>
          <table:table-cell office:value-type="float" office:value="34.3506739833762" calcext:value-type="float">
            <text:p>34.3506739834</text:p>
          </table:table-cell>
          <table:table-cell office:value-type="float" office:value="0.0000630855074307322" calcext:value-type="float">
            <text:p>6.30855074307322E-005</text:p>
          </table:table-cell>
          <table:table-cell office:value-type="float" office:value="0.00452001692572024" calcext:value-type="float">
            <text:p>0.0045200169</text:p>
          </table:table-cell>
        </table:table-row>
        <table:table-row table:style-name="ro1">
          <table:table-cell office:value-type="string" calcext:value-type="string">
            <text:p>MTRINITY_DN826_c0_g1_i1</text:p>
          </table:table-cell>
          <table:table-cell office:value-type="float" office:value="-2.99538036964148" calcext:value-type="float">
            <text:p>-2.9953803696</text:p>
          </table:table-cell>
          <table:table-cell office:value-type="float" office:value="1.46783106405658" calcext:value-type="float">
            <text:p>1.4678310641</text:p>
          </table:table-cell>
          <table:table-cell office:value-type="float" office:value="15.585219731416" calcext:value-type="float">
            <text:p>15.5852197314</text:p>
          </table:table-cell>
          <table:table-cell office:value-type="float" office:value="0.00176422792203181" calcext:value-type="float">
            <text:p>0.0017642279</text:p>
          </table:table-cell>
          <table:table-cell office:value-type="float" office:value="0.0287194109346805" calcext:value-type="float">
            <text:p>0.0287194109</text:p>
          </table:table-cell>
        </table:table-row>
        <table:table-row table:style-name="ro1">
          <table:table-cell office:value-type="string" calcext:value-type="string">
            <text:p>MTRINITY_DN9958_c0_g1_i1</text:p>
          </table:table-cell>
          <table:table-cell office:value-type="float" office:value="-1.76104657321241" calcext:value-type="float">
            <text:p>-1.7610465732</text:p>
          </table:table-cell>
          <table:table-cell office:value-type="float" office:value="7.0398480034687" calcext:value-type="float">
            <text:p>7.0398480035</text:p>
          </table:table-cell>
          <table:table-cell office:value-type="float" office:value="17.7517305176084" calcext:value-type="float">
            <text:p>17.7517305176</text:p>
          </table:table-cell>
          <table:table-cell office:value-type="float" office:value="0.00108158183067362" calcext:value-type="float">
            <text:p>0.0010815818</text:p>
          </table:table-cell>
          <table:table-cell office:value-type="float" office:value="0.0212405625960283" calcext:value-type="float">
            <text:p>0.0212405626</text:p>
          </table:table-cell>
        </table:table-row>
        <table:table-row table:style-name="ro1">
          <table:table-cell office:value-type="string" calcext:value-type="string">
            <text:p>Pc31825_g1_i2</text:p>
          </table:table-cell>
          <table:table-cell office:value-type="float" office:value="3.69904354121952" calcext:value-type="float">
            <text:p>3.6990435412</text:p>
          </table:table-cell>
          <table:table-cell office:value-type="float" office:value="6.04304319663239" calcext:value-type="float">
            <text:p>6.0430431966</text:p>
          </table:table-cell>
          <table:table-cell office:value-type="float" office:value="28.8067397629611" calcext:value-type="float">
            <text:p>28.806739763</text:p>
          </table:table-cell>
          <table:table-cell office:value-type="float" office:value="0.000142239360598372" calcext:value-type="float">
            <text:p>0.0001422394</text:p>
          </table:table-cell>
          <table:table-cell office:value-type="float" office:value="0.00676662619087468" calcext:value-type="float">
            <text:p>0.0067666262</text:p>
          </table:table-cell>
        </table:table-row>
        <table:table-row table:style-name="ro1">
          <table:table-cell office:value-type="string" calcext:value-type="string">
            <text:p>STRINITY_DN9387_c0_g3_i4</text:p>
          </table:table-cell>
          <table:table-cell office:value-type="float" office:value="-4.49609963846732" calcext:value-type="float">
            <text:p>-4.4960996385</text:p>
          </table:table-cell>
          <table:table-cell office:value-type="float" office:value="4.60273860204523" calcext:value-type="float">
            <text:p>4.602738602</text:p>
          </table:table-cell>
          <table:table-cell office:value-type="float" office:value="29.1607302833614" calcext:value-type="float">
            <text:p>29.1607302834</text:p>
          </table:table-cell>
          <table:table-cell office:value-type="float" office:value="0.000134601296401965" calcext:value-type="float">
            <text:p>0.0001346013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MTRINITY_DN5911_c0_g1_i3</text:p>
          </table:table-cell>
          <table:table-cell office:value-type="float" office:value="-2.55173208750241" calcext:value-type="float">
            <text:p>-2.5517320875</text:p>
          </table:table-cell>
          <table:table-cell office:value-type="float" office:value="1.72483556851194" calcext:value-type="float">
            <text:p>1.7248355685</text:p>
          </table:table-cell>
          <table:table-cell office:value-type="float" office:value="18.2359901469875" calcext:value-type="float">
            <text:p>18.235990147</text:p>
          </table:table-cell>
          <table:table-cell office:value-type="float" office:value="0.00159758575241151" calcext:value-type="float">
            <text:p>0.0015975858</text:p>
          </table:table-cell>
          <table:table-cell office:value-type="float" office:value="0.0267808845837699" calcext:value-type="float">
            <text:p>0.0267808846</text:p>
          </table:table-cell>
        </table:table-row>
        <table:table-row table:style-name="ro1">
          <table:table-cell office:value-type="string" calcext:value-type="string">
            <text:p>STRINITY_DN13157_c0_g1_i1</text:p>
          </table:table-cell>
          <table:table-cell office:value-type="float" office:value="1.91379466342774" calcext:value-type="float">
            <text:p>1.9137946634</text:p>
          </table:table-cell>
          <table:table-cell office:value-type="float" office:value="5.21183029270257" calcext:value-type="float">
            <text:p>5.2118302927</text:p>
          </table:table-cell>
          <table:table-cell office:value-type="float" office:value="35.1716761849067" calcext:value-type="float">
            <text:p>35.1716761849</text:p>
          </table:table-cell>
          <table:table-cell office:value-type="float" office:value="0.000056406728623771" calcext:value-type="float">
            <text:p>5.6406728623771E-005</text:p>
          </table:table-cell>
          <table:table-cell office:value-type="float" office:value="0.00429750553255929" calcext:value-type="float">
            <text:p>0.0042975055</text:p>
          </table:table-cell>
        </table:table-row>
        <table:table-row table:style-name="ro1">
          <table:table-cell office:value-type="string" calcext:value-type="string">
            <text:p>Pc23032_g1_i4</text:p>
          </table:table-cell>
          <table:table-cell office:value-type="float" office:value="-2.9310419317514" calcext:value-type="float">
            <text:p>-2.9310419318</text:p>
          </table:table-cell>
          <table:table-cell office:value-type="float" office:value="0.783429423943227" calcext:value-type="float">
            <text:p>0.7834294239</text:p>
          </table:table-cell>
          <table:table-cell office:value-type="float" office:value="12.2192408838659" calcext:value-type="float">
            <text:p>12.2192408839</text:p>
          </table:table-cell>
          <table:table-cell office:value-type="float" office:value="0.00411750933866178" calcext:value-type="float">
            <text:p>0.0041175093</text:p>
          </table:table-cell>
          <table:table-cell office:value-type="float" office:value="0.0495586990088008" calcext:value-type="float">
            <text:p>0.049558699</text:p>
          </table:table-cell>
        </table:table-row>
        <table:table-row table:style-name="ro1">
          <table:table-cell office:value-type="string" calcext:value-type="string">
            <text:p>STRINITY_DN7129_c0_g1_i1</text:p>
          </table:table-cell>
          <table:table-cell office:value-type="float" office:value="-2.93127581115928" calcext:value-type="float">
            <text:p>-2.9312758112</text:p>
          </table:table-cell>
          <table:table-cell office:value-type="float" office:value="0.82565321975504" calcext:value-type="float">
            <text:p>0.8256532198</text:p>
          </table:table-cell>
          <table:table-cell office:value-type="float" office:value="12.4445151437837" calcext:value-type="float">
            <text:p>12.4445151438</text:p>
          </table:table-cell>
          <table:table-cell office:value-type="float" office:value="0.00387551554217891" calcext:value-type="float">
            <text:p>0.0038755155</text:p>
          </table:table-cell>
          <table:table-cell office:value-type="float" office:value="0.047483765528623" calcext:value-type="float">
            <text:p>0.0474837655</text:p>
          </table:table-cell>
        </table:table-row>
        <table:table-row table:style-name="ro1">
          <table:table-cell office:value-type="string" calcext:value-type="string">
            <text:p>MTRINITY_DN20736_c0_g1_i1</text:p>
          </table:table-cell>
          <table:table-cell office:value-type="float" office:value="-2.3775414866282" calcext:value-type="float">
            <text:p>-2.3775414866</text:p>
          </table:table-cell>
          <table:table-cell office:value-type="float" office:value="4.83437276636454" calcext:value-type="float">
            <text:p>4.8343727664</text:p>
          </table:table-cell>
          <table:table-cell office:value-type="float" office:value="49.979051767721" calcext:value-type="float">
            <text:p>49.9790517677</text:p>
          </table:table-cell>
          <table:table-cell office:value-type="float" office:value="0.00000993751469913115" calcext:value-type="float">
            <text:p>9.93751469913115E-006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Pc27881_g1_i2</text:p>
          </table:table-cell>
          <table:table-cell office:value-type="float" office:value="-1.77075310755785" calcext:value-type="float">
            <text:p>-1.7707531076</text:p>
          </table:table-cell>
          <table:table-cell office:value-type="float" office:value="2.0760347012253" calcext:value-type="float">
            <text:p>2.0760347012</text:p>
          </table:table-cell>
          <table:table-cell office:value-type="float" office:value="17.1824624770575" calcext:value-type="float">
            <text:p>17.1824624771</text:p>
          </table:table-cell>
          <table:table-cell office:value-type="float" office:value="0.00381590444445632" calcext:value-type="float">
            <text:p>0.0038159044</text:p>
          </table:table-cell>
          <table:table-cell office:value-type="float" office:value="0.0470414043588049" calcext:value-type="float">
            <text:p>0.0470414044</text:p>
          </table:table-cell>
        </table:table-row>
        <table:table-row table:style-name="ro1">
          <table:table-cell office:value-type="string" calcext:value-type="string">
            <text:p>MTRINITY_DN13713_c0_g1_i8</text:p>
          </table:table-cell>
          <table:table-cell office:value-type="float" office:value="-7.48824586502074" calcext:value-type="float">
            <text:p>-7.488245865</text:p>
          </table:table-cell>
          <table:table-cell office:value-type="float" office:value="0.983631681649717" calcext:value-type="float">
            <text:p>0.9836316816</text:p>
          </table:table-cell>
          <table:table-cell office:value-type="float" office:value="33.4323982182336" calcext:value-type="float">
            <text:p>33.4323982182</text:p>
          </table:table-cell>
          <table:table-cell office:value-type="float" office:value="0.0000991148988704494" calcext:value-type="float">
            <text:p>9.91148988704494E-005</text:p>
          </table:table-cell>
          <table:table-cell office:value-type="float" office:value="0.00558983807643656" calcext:value-type="float">
            <text:p>0.0055898381</text:p>
          </table:table-cell>
        </table:table-row>
        <table:table-row table:style-name="ro1">
          <table:table-cell office:value-type="string" calcext:value-type="string">
            <text:p>Pc32942_g1_i1</text:p>
          </table:table-cell>
          <table:table-cell office:value-type="float" office:value="-4.21541679633343" calcext:value-type="float">
            <text:p>-4.2154167963</text:p>
          </table:table-cell>
          <table:table-cell office:value-type="float" office:value="3.02167366311553" calcext:value-type="float">
            <text:p>3.0216736631</text:p>
          </table:table-cell>
          <table:table-cell office:value-type="float" office:value="70.6533926461274" calcext:value-type="float">
            <text:p>70.6533926461</text:p>
          </table:table-cell>
          <table:table-cell office:value-type="float" office:value="0.00000160138878543825" calcext:value-type="float">
            <text:p>1.60138878543825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Pc31214_g4_i8</text:p>
          </table:table-cell>
          <table:table-cell office:value-type="float" office:value="2.14683095730301" calcext:value-type="float">
            <text:p>2.1468309573</text:p>
          </table:table-cell>
          <table:table-cell office:value-type="float" office:value="2.01428223235343" calcext:value-type="float">
            <text:p>2.0142822324</text:p>
          </table:table-cell>
          <table:table-cell office:value-type="float" office:value="19.5644504809321" calcext:value-type="float">
            <text:p>19.5644504809</text:p>
          </table:table-cell>
          <table:table-cell office:value-type="float" office:value="0.000738548173518697" calcext:value-type="float">
            <text:p>0.0007385482</text:p>
          </table:table-cell>
          <table:table-cell office:value-type="float" office:value="0.0169105561195151" calcext:value-type="float">
            <text:p>0.0169105561</text:p>
          </table:table-cell>
        </table:table-row>
        <table:table-row table:style-name="ro1">
          <table:table-cell office:value-type="string" calcext:value-type="string">
            <text:p>Pc30177_g3_i7</text:p>
          </table:table-cell>
          <table:table-cell office:value-type="float" office:value="-3.71104057912721" calcext:value-type="float">
            <text:p>-3.7110405791</text:p>
          </table:table-cell>
          <table:table-cell office:value-type="float" office:value="2.72553692645507" calcext:value-type="float">
            <text:p>2.7255369265</text:p>
          </table:table-cell>
          <table:table-cell office:value-type="float" office:value="21.4956644106366" calcext:value-type="float">
            <text:p>21.4956644106</text:p>
          </table:table-cell>
          <table:table-cell office:value-type="float" office:value="0.000504002708136155" calcext:value-type="float">
            <text:p>0.0005040027</text:p>
          </table:table-cell>
          <table:table-cell office:value-type="float" office:value="0.0136053536806035" calcext:value-type="float">
            <text:p>0.0136053537</text:p>
          </table:table-cell>
        </table:table-row>
        <table:table-row table:style-name="ro1">
          <table:table-cell office:value-type="string" calcext:value-type="string">
            <text:p>Pc25820_g2_i1</text:p>
          </table:table-cell>
          <table:table-cell office:value-type="float" office:value="-1.19478564223879" calcext:value-type="float">
            <text:p>-1.1947856422</text:p>
          </table:table-cell>
          <table:table-cell office:value-type="float" office:value="5.22356673851567" calcext:value-type="float">
            <text:p>5.2235667385</text:p>
          </table:table-cell>
          <table:table-cell office:value-type="float" office:value="16.5882111761013" calcext:value-type="float">
            <text:p>16.5882111761</text:p>
          </table:table-cell>
          <table:table-cell office:value-type="float" office:value="0.00327135759935634" calcext:value-type="float">
            <text:p>0.0032713576</text:p>
          </table:table-cell>
          <table:table-cell office:value-type="float" office:value="0.042860847950489" calcext:value-type="float">
            <text:p>0.042860848</text:p>
          </table:table-cell>
        </table:table-row>
        <table:table-row table:style-name="ro1">
          <table:table-cell office:value-type="string" calcext:value-type="string">
            <text:p>MTRINITY_DN14187_c1_g1_i1</text:p>
          </table:table-cell>
          <table:table-cell office:value-type="float" office:value="2.00503767217137" calcext:value-type="float">
            <text:p>2.0050376722</text:p>
          </table:table-cell>
          <table:table-cell office:value-type="float" office:value="3.26798686249154" calcext:value-type="float">
            <text:p>3.2679868625</text:p>
          </table:table-cell>
          <table:table-cell office:value-type="float" office:value="17.0134598832714" calcext:value-type="float">
            <text:p>17.0134598833</text:p>
          </table:table-cell>
          <table:table-cell office:value-type="float" office:value="0.00127229329617864" calcext:value-type="float">
            <text:p>0.0012722933</text:p>
          </table:table-cell>
          <table:table-cell office:value-type="float" office:value="0.0234723171346479" calcext:value-type="float">
            <text:p>0.0234723171</text:p>
          </table:table-cell>
        </table:table-row>
        <table:table-row table:style-name="ro1">
          <table:table-cell office:value-type="string" calcext:value-type="string">
            <text:p>MTRINITY_DN8624_c0_g1_i1</text:p>
          </table:table-cell>
          <table:table-cell office:value-type="float" office:value="-2.37607366417537" calcext:value-type="float">
            <text:p>-2.3760736642</text:p>
          </table:table-cell>
          <table:table-cell office:value-type="float" office:value="4.10985953340874" calcext:value-type="float">
            <text:p>4.1098595334</text:p>
          </table:table-cell>
          <table:table-cell office:value-type="float" office:value="29.268855849865" calcext:value-type="float">
            <text:p>29.2688558499</text:p>
          </table:table-cell>
          <table:table-cell office:value-type="float" office:value="0.000132363887274085" calcext:value-type="float">
            <text:p>0.0001323639</text:p>
          </table:table-cell>
          <table:table-cell office:value-type="float" office:value="0.00651779018172013" calcext:value-type="float">
            <text:p>0.0065177902</text:p>
          </table:table-cell>
        </table:table-row>
        <table:table-row table:style-name="ro1">
          <table:table-cell office:value-type="string" calcext:value-type="string">
            <text:p>Pc16374_g1_i1</text:p>
          </table:table-cell>
          <table:table-cell office:value-type="float" office:value="-4.27836247317072" calcext:value-type="float">
            <text:p>-4.2783624732</text:p>
          </table:table-cell>
          <table:table-cell office:value-type="float" office:value="1.22795004541135" calcext:value-type="float">
            <text:p>1.2279500454</text:p>
          </table:table-cell>
          <table:table-cell office:value-type="float" office:value="22.1447302731568" calcext:value-type="float">
            <text:p>22.1447302732</text:p>
          </table:table-cell>
          <table:table-cell office:value-type="float" office:value="0.000445532466530287" calcext:value-type="float">
            <text:p>0.0004455325</text:p>
          </table:table-cell>
          <table:table-cell office:value-type="float" office:value="0.0127736328369686" calcext:value-type="float">
            <text:p>0.0127736328</text:p>
          </table:table-cell>
        </table:table-row>
        <table:table-row table:style-name="ro1">
          <table:table-cell office:value-type="string" calcext:value-type="string">
            <text:p>MTRINITY_DN14597_c0_g1_i1</text:p>
          </table:table-cell>
          <table:table-cell office:value-type="float" office:value="-3.35046035537186" calcext:value-type="float">
            <text:p>-3.3504603554</text:p>
          </table:table-cell>
          <table:table-cell office:value-type="float" office:value="4.11660569040437" calcext:value-type="float">
            <text:p>4.1166056904</text:p>
          </table:table-cell>
          <table:table-cell office:value-type="float" office:value="89.6180022221982" calcext:value-type="float">
            <text:p>89.6180022222</text:p>
          </table:table-cell>
          <table:table-cell office:value-type="float" office:value="0.000000433049702095209" calcext:value-type="float">
            <text:p>0.000000433</text:p>
          </table:table-cell>
          <table:table-cell office:value-type="float" office:value="0.00091277581169476" calcext:value-type="float">
            <text:p>0.0009127758</text:p>
          </table:table-cell>
        </table:table-row>
        <table:table-row table:style-name="ro1">
          <table:table-cell office:value-type="string" calcext:value-type="string">
            <text:p>STRINITY_DN8345_c0_g1_i1</text:p>
          </table:table-cell>
          <table:table-cell office:value-type="float" office:value="1.81754152201473" calcext:value-type="float">
            <text:p>1.817541522</text:p>
          </table:table-cell>
          <table:table-cell office:value-type="float" office:value="1.98258481985442" calcext:value-type="float">
            <text:p>1.9825848199</text:p>
          </table:table-cell>
          <table:table-cell office:value-type="float" office:value="18.6136767815955" calcext:value-type="float">
            <text:p>18.6136767816</text:p>
          </table:table-cell>
          <table:table-cell office:value-type="float" office:value="0.0012085347333138" calcext:value-type="float">
            <text:p>0.0012085347</text:p>
          </table:table-cell>
          <table:table-cell office:value-type="float" office:value="0.0227732552571335" calcext:value-type="float">
            <text:p>0.0227732553</text:p>
          </table:table-cell>
        </table:table-row>
        <table:table-row table:style-name="ro1">
          <table:table-cell office:value-type="string" calcext:value-type="string">
            <text:p>STRINITY_DN10957_c0_g2_i1</text:p>
          </table:table-cell>
          <table:table-cell office:value-type="float" office:value="-4.46949126385505" calcext:value-type="float">
            <text:p>-4.4694912639</text:p>
          </table:table-cell>
          <table:table-cell office:value-type="float" office:value="2.74433756327817" calcext:value-type="float">
            <text:p>2.7443375633</text:p>
          </table:table-cell>
          <table:table-cell office:value-type="float" office:value="16.5673511961503" calcext:value-type="float">
            <text:p>16.5673511962</text:p>
          </table:table-cell>
          <table:table-cell office:value-type="float" office:value="0.00140645075211206" calcext:value-type="float">
            <text:p>0.0014064508</text:p>
          </table:table-cell>
          <table:table-cell office:value-type="float" office:value="0.024951424895621" calcext:value-type="float">
            <text:p>0.0249514249</text:p>
          </table:table-cell>
        </table:table-row>
        <table:table-row table:style-name="ro1">
          <table:table-cell office:value-type="string" calcext:value-type="string">
            <text:p>MTRINITY_DN9011_c0_g1_i1</text:p>
          </table:table-cell>
          <table:table-cell office:value-type="float" office:value="-2.42798115054561" calcext:value-type="float">
            <text:p>-2.4279811505</text:p>
          </table:table-cell>
          <table:table-cell office:value-type="float" office:value="4.60927216121592" calcext:value-type="float">
            <text:p>4.6092721612</text:p>
          </table:table-cell>
          <table:table-cell office:value-type="float" office:value="27.0217767815451" calcext:value-type="float">
            <text:p>27.0217767815</text:p>
          </table:table-cell>
          <table:table-cell office:value-type="float" office:value="0.000189332730786264" calcext:value-type="float">
            <text:p>0.0001893327</text:p>
          </table:table-cell>
          <table:table-cell office:value-type="float" office:value="0.00779925746068819" calcext:value-type="float">
            <text:p>0.0077992575</text:p>
          </table:table-cell>
        </table:table-row>
        <table:table-row table:style-name="ro1">
          <table:table-cell office:value-type="string" calcext:value-type="string">
            <text:p>Pc30741_g1_i1</text:p>
          </table:table-cell>
          <table:table-cell office:value-type="float" office:value="-2.68070614635541" calcext:value-type="float">
            <text:p>-2.6807061464</text:p>
          </table:table-cell>
          <table:table-cell office:value-type="float" office:value="1.85182864698839" calcext:value-type="float">
            <text:p>1.851828647</text:p>
          </table:table-cell>
          <table:table-cell office:value-type="float" office:value="15.6628882872186" calcext:value-type="float">
            <text:p>15.6628882872</text:p>
          </table:table-cell>
          <table:table-cell office:value-type="float" office:value="0.0017323548218422" calcext:value-type="float">
            <text:p>0.0017323548</text:p>
          </table:table-cell>
          <table:table-cell office:value-type="float" office:value="0.0283852767696829" calcext:value-type="float">
            <text:p>0.0283852768</text:p>
          </table:table-cell>
        </table:table-row>
        <table:table-row table:style-name="ro1">
          <table:table-cell office:value-type="string" calcext:value-type="string">
            <text:p>Pc28528_g1_i2</text:p>
          </table:table-cell>
          <table:table-cell office:value-type="float" office:value="2.81121129221734" calcext:value-type="float">
            <text:p>2.8112112922</text:p>
          </table:table-cell>
          <table:table-cell office:value-type="float" office:value="5.01553485859161" calcext:value-type="float">
            <text:p>5.0155348586</text:p>
          </table:table-cell>
          <table:table-cell office:value-type="float" office:value="32.9522261857865" calcext:value-type="float">
            <text:p>32.9522261858</text:p>
          </table:table-cell>
          <table:table-cell office:value-type="float" office:value="0.0000766942793575244" calcext:value-type="float">
            <text:p>7.66942793575244E-005</text:p>
          </table:table-cell>
          <table:table-cell office:value-type="float" office:value="0.00483657327259279" calcext:value-type="float">
            <text:p>0.0048365733</text:p>
          </table:table-cell>
        </table:table-row>
        <table:table-row table:style-name="ro1">
          <table:table-cell office:value-type="string" calcext:value-type="string">
            <text:p>MTRINITY_DN11961_c0_g1_i1</text:p>
          </table:table-cell>
          <table:table-cell office:value-type="float" office:value="-1.57782452053835" calcext:value-type="float">
            <text:p>-1.5778245205</text:p>
          </table:table-cell>
          <table:table-cell office:value-type="float" office:value="2.17329668227252" calcext:value-type="float">
            <text:p>2.1732966823</text:p>
          </table:table-cell>
          <table:table-cell office:value-type="float" office:value="13.9096045853053" calcext:value-type="float">
            <text:p>13.9096045853</text:p>
          </table:table-cell>
          <table:table-cell office:value-type="float" office:value="0.00372752320003417" calcext:value-type="float">
            <text:p>0.0037275232</text:p>
          </table:table-cell>
          <table:table-cell office:value-type="float" office:value="0.046444333372356" calcext:value-type="float">
            <text:p>0.0464443334</text:p>
          </table:table-cell>
        </table:table-row>
        <table:table-row table:style-name="ro1">
          <table:table-cell office:value-type="string" calcext:value-type="string">
            <text:p>STRINITY_DN14990_c0_g1_i1</text:p>
          </table:table-cell>
          <table:table-cell office:value-type="float" office:value="2.13174549704485" calcext:value-type="float">
            <text:p>2.131745497</text:p>
          </table:table-cell>
          <table:table-cell office:value-type="float" office:value="5.28426017870012" calcext:value-type="float">
            <text:p>5.2842601787</text:p>
          </table:table-cell>
          <table:table-cell office:value-type="float" office:value="14.0927303931687" calcext:value-type="float">
            <text:p>14.0927303932</text:p>
          </table:table-cell>
          <table:table-cell office:value-type="float" office:value="0.00253207806128914" calcext:value-type="float">
            <text:p>0.0025320781</text:p>
          </table:table-cell>
          <table:table-cell office:value-type="float" office:value="0.0363997645418519" calcext:value-type="float">
            <text:p>0.0363997645</text:p>
          </table:table-cell>
        </table:table-row>
        <table:table-row table:style-name="ro1">
          <table:table-cell office:value-type="string" calcext:value-type="string">
            <text:p>STRINITY_DN944_c0_g1_i1</text:p>
          </table:table-cell>
          <table:table-cell office:value-type="float" office:value="-2.91961147983102" calcext:value-type="float">
            <text:p>-2.9196114798</text:p>
          </table:table-cell>
          <table:table-cell office:value-type="float" office:value="3.13258700103" calcext:value-type="float">
            <text:p>3.132587001</text:p>
          </table:table-cell>
          <table:table-cell office:value-type="float" office:value="12.3792498049265" calcext:value-type="float">
            <text:p>12.3792498049</text:p>
          </table:table-cell>
          <table:table-cell office:value-type="float" office:value="0.0039438769673028" calcext:value-type="float">
            <text:p>0.003943877</text:p>
          </table:table-cell>
          <table:table-cell office:value-type="float" office:value="0.0480078259547832" calcext:value-type="float">
            <text:p>0.048007826</text:p>
          </table:table-cell>
        </table:table-row>
        <table:table-row table:style-name="ro1">
          <table:table-cell office:value-type="string" calcext:value-type="string">
            <text:p>MTRINITY_DN15013_c0_g1_i1</text:p>
          </table:table-cell>
          <table:table-cell office:value-type="float" office:value="1.50954020861407" calcext:value-type="float">
            <text:p>1.5095402086</text:p>
          </table:table-cell>
          <table:table-cell office:value-type="float" office:value="4.52846891770529" calcext:value-type="float">
            <text:p>4.5284689177</text:p>
          </table:table-cell>
          <table:table-cell office:value-type="float" office:value="44.0804914501419" calcext:value-type="float">
            <text:p>44.0804914501</text:p>
          </table:table-cell>
          <table:table-cell office:value-type="float" office:value="0.000309781668521921" calcext:value-type="float">
            <text:p>0.0003097817</text:p>
          </table:table-cell>
          <table:table-cell office:value-type="float" office:value="0.0103552692000239" calcext:value-type="float">
            <text:p>0.0103552692</text:p>
          </table:table-cell>
        </table:table-row>
        <table:table-row table:style-name="ro1">
          <table:table-cell office:value-type="string" calcext:value-type="string">
            <text:p>MTRINITY_DN17263_c0_g2_i13</text:p>
          </table:table-cell>
          <table:table-cell office:value-type="float" office:value="1.70585623805449" calcext:value-type="float">
            <text:p>1.7058562381</text:p>
          </table:table-cell>
          <table:table-cell office:value-type="float" office:value="2.72212821186341" calcext:value-type="float">
            <text:p>2.7221282119</text:p>
          </table:table-cell>
          <table:table-cell office:value-type="float" office:value="22.8000703888495" calcext:value-type="float">
            <text:p>22.8000703888</text:p>
          </table:table-cell>
          <table:table-cell office:value-type="float" office:value="0.000548621161980495" calcext:value-type="float">
            <text:p>0.0005486212</text:p>
          </table:table-cell>
          <table:table-cell office:value-type="float" office:value="0.0142092407595604" calcext:value-type="float">
            <text:p>0.0142092408</text:p>
          </table:table-cell>
        </table:table-row>
        <table:table-row table:style-name="ro1">
          <table:table-cell office:value-type="string" calcext:value-type="string">
            <text:p>Pc24794_g1_i1</text:p>
          </table:table-cell>
          <table:table-cell office:value-type="float" office:value="-3.12126704287102" calcext:value-type="float">
            <text:p>-3.1212670429</text:p>
          </table:table-cell>
          <table:table-cell office:value-type="float" office:value="5.52997040045633" calcext:value-type="float">
            <text:p>5.5299704005</text:p>
          </table:table-cell>
          <table:table-cell office:value-type="float" office:value="40.6436348791281" calcext:value-type="float">
            <text:p>40.6436348791</text:p>
          </table:table-cell>
          <table:table-cell office:value-type="float" office:value="0.0000280451074740546" calcext:value-type="float">
            <text:p>2.80451074740546E-005</text:p>
          </table:table-cell>
          <table:table-cell office:value-type="float" office:value="0.00307247458451157" calcext:value-type="float">
            <text:p>0.0030724746</text:p>
          </table:table-cell>
        </table:table-row>
        <table:table-row table:style-name="ro1">
          <table:table-cell office:value-type="string" calcext:value-type="string">
            <text:p>MTRINITY_DN21495_c1_g1_i1</text:p>
          </table:table-cell>
          <table:table-cell office:value-type="float" office:value="1.27985335153316" calcext:value-type="float">
            <text:p>1.2798533515</text:p>
          </table:table-cell>
          <table:table-cell office:value-type="float" office:value="5.19640418888826" calcext:value-type="float">
            <text:p>5.1964041889</text:p>
          </table:table-cell>
          <table:table-cell office:value-type="float" office:value="19.9700568324669" calcext:value-type="float">
            <text:p>19.9700568325</text:p>
          </table:table-cell>
          <table:table-cell office:value-type="float" office:value="0.00162024101682214" calcext:value-type="float">
            <text:p>0.001620241</text:p>
          </table:table-cell>
          <table:table-cell office:value-type="float" office:value="0.027080307368703" calcext:value-type="float">
            <text:p>0.0270803074</text:p>
          </table:table-cell>
        </table:table-row>
        <table:table-row table:style-name="ro1">
          <table:table-cell office:value-type="string" calcext:value-type="string">
            <text:p>STRINITY_DN6190_c0_g1_i1</text:p>
          </table:table-cell>
          <table:table-cell office:value-type="float" office:value="1.38040164160507" calcext:value-type="float">
            <text:p>1.3804016416</text:p>
          </table:table-cell>
          <table:table-cell office:value-type="float" office:value="6.65016658532461" calcext:value-type="float">
            <text:p>6.6501665853</text:p>
          </table:table-cell>
          <table:table-cell office:value-type="float" office:value="17.0705390457394" calcext:value-type="float">
            <text:p>17.0705390457</text:p>
          </table:table-cell>
          <table:table-cell office:value-type="float" office:value="0.00125622533234071" calcext:value-type="float">
            <text:p>0.0012562253</text:p>
          </table:table-cell>
          <table:table-cell office:value-type="float" office:value="0.0233546353997625" calcext:value-type="float">
            <text:p>0.0233546354</text:p>
          </table:table-cell>
        </table:table-row>
        <table:table-row table:style-name="ro1">
          <table:table-cell office:value-type="string" calcext:value-type="string">
            <text:p>MTRINITY_DN9227_c0_g1_i2</text:p>
          </table:table-cell>
          <table:table-cell office:value-type="float" office:value="1.6273210681731" calcext:value-type="float">
            <text:p>1.6273210682</text:p>
          </table:table-cell>
          <table:table-cell office:value-type="float" office:value="3.21984640547145" calcext:value-type="float">
            <text:p>3.2198464055</text:p>
          </table:table-cell>
          <table:table-cell office:value-type="float" office:value="23.9220788041692" calcext:value-type="float">
            <text:p>23.9220788042</text:p>
          </table:table-cell>
          <table:table-cell office:value-type="float" office:value="0.000715568702806112" calcext:value-type="float">
            <text:p>0.0007155687</text:p>
          </table:table-cell>
          <table:table-cell office:value-type="float" office:value="0.0165868272747752" calcext:value-type="float">
            <text:p>0.0165868273</text:p>
          </table:table-cell>
        </table:table-row>
        <table:table-row table:style-name="ro1">
          <table:table-cell office:value-type="string" calcext:value-type="string">
            <text:p>MTRINITY_DN16477_c0_g1_i1</text:p>
          </table:table-cell>
          <table:table-cell office:value-type="float" office:value="-3.03634610021359" calcext:value-type="float">
            <text:p>-3.0363461002</text:p>
          </table:table-cell>
          <table:table-cell office:value-type="float" office:value="5.10928764507119" calcext:value-type="float">
            <text:p>5.1092876451</text:p>
          </table:table-cell>
          <table:table-cell office:value-type="float" office:value="39.0594775631904" calcext:value-type="float">
            <text:p>39.0594775632</text:p>
          </table:table-cell>
          <table:table-cell office:value-type="float" office:value="0.00003406369447475" calcext:value-type="float">
            <text:p>3.406369447475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MTRINITY_DN15017_c0_g2_i3</text:p>
          </table:table-cell>
          <table:table-cell office:value-type="float" office:value="-4.12460481128815" calcext:value-type="float">
            <text:p>-4.1246048113</text:p>
          </table:table-cell>
          <table:table-cell office:value-type="float" office:value="3.71837738718916" calcext:value-type="float">
            <text:p>3.7183773872</text:p>
          </table:table-cell>
          <table:table-cell office:value-type="float" office:value="23.0871911188991" calcext:value-type="float">
            <text:p>23.0871911189</text:p>
          </table:table-cell>
          <table:table-cell office:value-type="float" office:value="0.000374079101278466" calcext:value-type="float">
            <text:p>0.0003740791</text:p>
          </table:table-cell>
          <table:table-cell office:value-type="float" office:value="0.011528856737348" calcext:value-type="float">
            <text:p>0.0115288567</text:p>
          </table:table-cell>
        </table:table-row>
        <table:table-row table:style-name="ro1">
          <table:table-cell office:value-type="string" calcext:value-type="string">
            <text:p>MTRINITY_DN791_c0_g1_i1</text:p>
          </table:table-cell>
          <table:table-cell office:value-type="float" office:value="-3.53558797330925" calcext:value-type="float">
            <text:p>-3.5355879733</text:p>
          </table:table-cell>
          <table:table-cell office:value-type="float" office:value="2.6783197602031" calcext:value-type="float">
            <text:p>2.6783197602</text:p>
          </table:table-cell>
          <table:table-cell office:value-type="float" office:value="28.6676432365905" calcext:value-type="float">
            <text:p>28.6676432366</text:p>
          </table:table-cell>
          <table:table-cell office:value-type="float" office:value="0.000145377436615694" calcext:value-type="float">
            <text:p>0.0001453774</text:p>
          </table:table-cell>
          <table:table-cell office:value-type="float" office:value="0.00682584646604125" calcext:value-type="float">
            <text:p>0.0068258465</text:p>
          </table:table-cell>
        </table:table-row>
        <table:table-row table:style-name="ro1">
          <table:table-cell office:value-type="string" calcext:value-type="string">
            <text:p>STRINITY_DN14970_c0_g1_i1</text:p>
          </table:table-cell>
          <table:table-cell office:value-type="float" office:value="-4.59943840289041" calcext:value-type="float">
            <text:p>-4.5994384029</text:p>
          </table:table-cell>
          <table:table-cell office:value-type="float" office:value="4.30409541460348" calcext:value-type="float">
            <text:p>4.3040954146</text:p>
          </table:table-cell>
          <table:table-cell office:value-type="float" office:value="35.0244907277271" calcext:value-type="float">
            <text:p>35.0244907277</text:p>
          </table:table-cell>
          <table:table-cell office:value-type="float" office:value="0.0000575413227503222" calcext:value-type="float">
            <text:p>5.75413227503222E-005</text:p>
          </table:table-cell>
          <table:table-cell office:value-type="float" office:value="0.00434711980393996" calcext:value-type="float">
            <text:p>0.0043471198</text:p>
          </table:table-cell>
        </table:table-row>
        <table:table-row table:style-name="ro1">
          <table:table-cell office:value-type="string" calcext:value-type="string">
            <text:p>Pc29073_g2_i2</text:p>
          </table:table-cell>
          <table:table-cell office:value-type="float" office:value="-1.71800224243286" calcext:value-type="float">
            <text:p>-1.7180022424</text:p>
          </table:table-cell>
          <table:table-cell office:value-type="float" office:value="4.57037962755265" calcext:value-type="float">
            <text:p>4.5703796276</text:p>
          </table:table-cell>
          <table:table-cell office:value-type="float" office:value="31.362027958442" calcext:value-type="float">
            <text:p>31.3620279584</text:p>
          </table:table-cell>
          <table:table-cell office:value-type="float" office:value="0.000111396347732658" calcext:value-type="float">
            <text:p>0.0001113963</text:p>
          </table:table-cell>
          <table:table-cell office:value-type="float" office:value="0.00598192408987287" calcext:value-type="float">
            <text:p>0.0059819241</text:p>
          </table:table-cell>
        </table:table-row>
        <table:table-row table:style-name="ro1">
          <table:table-cell office:value-type="string" calcext:value-type="string">
            <text:p>MTRINITY_DN11064_c0_g1_i1</text:p>
          </table:table-cell>
          <table:table-cell office:value-type="float" office:value="2.66153747400642" calcext:value-type="float">
            <text:p>2.661537474</text:p>
          </table:table-cell>
          <table:table-cell office:value-type="float" office:value="4.19832184354308" calcext:value-type="float">
            <text:p>4.1983218435</text:p>
          </table:table-cell>
          <table:table-cell office:value-type="float" office:value="47.5120248871005" calcext:value-type="float">
            <text:p>47.5120248871</text:p>
          </table:table-cell>
          <table:table-cell office:value-type="float" office:value="0.0000128619186035821" calcext:value-type="float">
            <text:p>1.28619186035821E-005</text:p>
          </table:table-cell>
          <table:table-cell office:value-type="float" office:value="0.00237486212499405" calcext:value-type="float">
            <text:p>0.0023748621</text:p>
          </table:table-cell>
        </table:table-row>
        <table:table-row table:style-name="ro1">
          <table:table-cell office:value-type="string" calcext:value-type="string">
            <text:p>MTRINITY_DN16842_c0_g1_i1</text:p>
          </table:table-cell>
          <table:table-cell office:value-type="float" office:value="-1.61065020734021" calcext:value-type="float">
            <text:p>-1.6106502073</text:p>
          </table:table-cell>
          <table:table-cell office:value-type="float" office:value="2.23610265781541" calcext:value-type="float">
            <text:p>2.2361026578</text:p>
          </table:table-cell>
          <table:table-cell office:value-type="float" office:value="19.213373532074" calcext:value-type="float">
            <text:p>19.2133735321</text:p>
          </table:table-cell>
          <table:table-cell office:value-type="float" office:value="0.00274434953161771" calcext:value-type="float">
            <text:p>0.0027443495</text:p>
          </table:table-cell>
          <table:table-cell office:value-type="float" office:value="0.0382984120130639" calcext:value-type="float">
            <text:p>0.038298412</text:p>
          </table:table-cell>
        </table:table-row>
        <table:table-row table:style-name="ro1">
          <table:table-cell office:value-type="string" calcext:value-type="string">
            <text:p>STRINITY_DN11443_c0_g2_i1</text:p>
          </table:table-cell>
          <table:table-cell office:value-type="float" office:value="1.54934887679496" calcext:value-type="float">
            <text:p>1.5493488768</text:p>
          </table:table-cell>
          <table:table-cell office:value-type="float" office:value="2.82508895301365" calcext:value-type="float">
            <text:p>2.825088953</text:p>
          </table:table-cell>
          <table:table-cell office:value-type="float" office:value="13.1783980762786" calcext:value-type="float">
            <text:p>13.1783980763</text:p>
          </table:table-cell>
          <table:table-cell office:value-type="float" office:value="0.00319460411912659" calcext:value-type="float">
            <text:p>0.0031946041</text:p>
          </table:table-cell>
          <table:table-cell office:value-type="float" office:value="0.0420964119613442" calcext:value-type="float">
            <text:p>0.042096412</text:p>
          </table:table-cell>
        </table:table-row>
        <table:table-row table:style-name="ro1">
          <table:table-cell office:value-type="string" calcext:value-type="string">
            <text:p>MTRINITY_DN13839_c7_g4_i1</text:p>
          </table:table-cell>
          <table:table-cell office:value-type="float" office:value="-3.88201609346755" calcext:value-type="float">
            <text:p>-3.8820160935</text:p>
          </table:table-cell>
          <table:table-cell office:value-type="float" office:value="1.68868611421912" calcext:value-type="float">
            <text:p>1.6886861142</text:p>
          </table:table-cell>
          <table:table-cell office:value-type="float" office:value="18.4389606702915" calcext:value-type="float">
            <text:p>18.4389606703</text:p>
          </table:table-cell>
          <table:table-cell office:value-type="float" office:value="0.000933333192312414" calcext:value-type="float">
            <text:p>0.0009333332</text:p>
          </table:table-cell>
          <table:table-cell office:value-type="float" office:value="0.0195132051076028" calcext:value-type="float">
            <text:p>0.0195132051</text:p>
          </table:table-cell>
        </table:table-row>
        <table:table-row table:style-name="ro1">
          <table:table-cell office:value-type="string" calcext:value-type="string">
            <text:p>STRINITY_DN7495_c0_g1_i2</text:p>
          </table:table-cell>
          <table:table-cell office:value-type="float" office:value="1.56339397846842" calcext:value-type="float">
            <text:p>1.5633939785</text:p>
          </table:table-cell>
          <table:table-cell office:value-type="float" office:value="3.20531464061345" calcext:value-type="float">
            <text:p>3.2053146406</text:p>
          </table:table-cell>
          <table:table-cell office:value-type="float" office:value="13.3826080617909" calcext:value-type="float">
            <text:p>13.3826080618</text:p>
          </table:table-cell>
          <table:table-cell office:value-type="float" office:value="0.00303064885175154" calcext:value-type="float">
            <text:p>0.0030306489</text:p>
          </table:table-cell>
          <table:table-cell office:value-type="float" office:value="0.0407263870203396" calcext:value-type="float">
            <text:p>0.040726387</text:p>
          </table:table-cell>
        </table:table-row>
        <table:table-row table:style-name="ro1">
          <table:table-cell office:value-type="string" calcext:value-type="string">
            <text:p>MTRINITY_DN9451_c1_g1_i1</text:p>
          </table:table-cell>
          <table:table-cell office:value-type="float" office:value="1.63609835557084" calcext:value-type="float">
            <text:p>1.6360983556</text:p>
          </table:table-cell>
          <table:table-cell office:value-type="float" office:value="6.35143142780628" calcext:value-type="float">
            <text:p>6.3514314278</text:p>
          </table:table-cell>
          <table:table-cell office:value-type="float" office:value="29.4816363176691" calcext:value-type="float">
            <text:p>29.4816363177</text:p>
          </table:table-cell>
          <table:table-cell office:value-type="float" office:value="0.000128085655667153" calcext:value-type="float">
            <text:p>0.0001280857</text:p>
          </table:table-cell>
          <table:table-cell office:value-type="float" office:value="0.00642132018025944" calcext:value-type="float">
            <text:p>0.0064213202</text:p>
          </table:table-cell>
        </table:table-row>
        <table:table-row table:style-name="ro1">
          <table:table-cell office:value-type="string" calcext:value-type="string">
            <text:p>Pc23421_g2_i1</text:p>
          </table:table-cell>
          <table:table-cell office:value-type="float" office:value="-2.7670292161117" calcext:value-type="float">
            <text:p>-2.7670292161</text:p>
          </table:table-cell>
          <table:table-cell office:value-type="float" office:value="4.66005741697807" calcext:value-type="float">
            <text:p>4.660057417</text:p>
          </table:table-cell>
          <table:table-cell office:value-type="float" office:value="12.1720616452324" calcext:value-type="float">
            <text:p>12.1720616452</text:p>
          </table:table-cell>
          <table:table-cell office:value-type="float" office:value="0.00417039573781156" calcext:value-type="float">
            <text:p>0.0041703957</text:p>
          </table:table-cell>
          <table:table-cell office:value-type="float" office:value="0.0498770153660546" calcext:value-type="float">
            <text:p>0.0498770154</text:p>
          </table:table-cell>
        </table:table-row>
        <table:table-row table:style-name="ro1">
          <table:table-cell office:value-type="string" calcext:value-type="string">
            <text:p>MTRINITY_DN5536_c0_g1_i1</text:p>
          </table:table-cell>
          <table:table-cell office:value-type="float" office:value="3.0235084917651" calcext:value-type="float">
            <text:p>3.0235084918</text:p>
          </table:table-cell>
          <table:table-cell office:value-type="float" office:value="0.0932901020393668" calcext:value-type="float">
            <text:p>0.093290102</text:p>
          </table:table-cell>
          <table:table-cell office:value-type="float" office:value="14.40512265128" calcext:value-type="float">
            <text:p>14.4051226513</text:p>
          </table:table-cell>
          <table:table-cell office:value-type="float" office:value="0.00234344436102512" calcext:value-type="float">
            <text:p>0.0023434444</text:p>
          </table:table-cell>
          <table:table-cell office:value-type="float" office:value="0.0344156129301625" calcext:value-type="float">
            <text:p>0.0344156129</text:p>
          </table:table-cell>
        </table:table-row>
        <table:table-row table:style-name="ro1">
          <table:table-cell office:value-type="string" calcext:value-type="string">
            <text:p>STRINITY_DN5394_c0_g1_i1</text:p>
          </table:table-cell>
          <table:table-cell office:value-type="float" office:value="-3.35073512496771" calcext:value-type="float">
            <text:p>-3.350735125</text:p>
          </table:table-cell>
          <table:table-cell office:value-type="float" office:value="5.09092718307533" calcext:value-type="float">
            <text:p>5.0909271831</text:p>
          </table:table-cell>
          <table:table-cell office:value-type="float" office:value="22.2383550705251" calcext:value-type="float">
            <text:p>22.2383550705</text:p>
          </table:table-cell>
          <table:table-cell office:value-type="float" office:value="0.000437765506398037" calcext:value-type="float">
            <text:p>0.0004377655</text:p>
          </table:table-cell>
          <table:table-cell office:value-type="float" office:value="0.01263025008973" calcext:value-type="float">
            <text:p>0.0126302501</text:p>
          </table:table-cell>
        </table:table-row>
        <table:table-row table:style-name="ro1">
          <table:table-cell office:value-type="string" calcext:value-type="string">
            <text:p>Pc22272_g1_i3</text:p>
          </table:table-cell>
          <table:table-cell office:value-type="float" office:value="-1.49633783308177" calcext:value-type="float">
            <text:p>-1.4963378331</text:p>
          </table:table-cell>
          <table:table-cell office:value-type="float" office:value="5.32077992177494" calcext:value-type="float">
            <text:p>5.3207799218</text:p>
          </table:table-cell>
          <table:table-cell office:value-type="float" office:value="23.4471539048374" calcext:value-type="float">
            <text:p>23.4471539048</text:p>
          </table:table-cell>
          <table:table-cell office:value-type="float" office:value="0.000350366383403299" calcext:value-type="float">
            <text:p>0.0003503664</text:p>
          </table:table-cell>
          <table:table-cell office:value-type="float" office:value="0.0110825058977874" calcext:value-type="float">
            <text:p>0.0110825059</text:p>
          </table:table-cell>
        </table:table-row>
        <table:table-row table:style-name="ro1">
          <table:table-cell office:value-type="string" calcext:value-type="string">
            <text:p>MTRINITY_DN10613_c1_g1_i1</text:p>
          </table:table-cell>
          <table:table-cell office:value-type="float" office:value="1.81253720733964" calcext:value-type="float">
            <text:p>1.8125372073</text:p>
          </table:table-cell>
          <table:table-cell office:value-type="float" office:value="5.73692654351143" calcext:value-type="float">
            <text:p>5.7369265435</text:p>
          </table:table-cell>
          <table:table-cell office:value-type="float" office:value="21.5056652716675" calcext:value-type="float">
            <text:p>21.5056652717</text:p>
          </table:table-cell>
          <table:table-cell office:value-type="float" office:value="0.000503036606898693" calcext:value-type="float">
            <text:p>0.0005030366</text:p>
          </table:table-cell>
          <table:table-cell office:value-type="float" office:value="0.0135914967289694" calcext:value-type="float">
            <text:p>0.0135914967</text:p>
          </table:table-cell>
        </table:table-row>
        <table:table-row table:style-name="ro1">
          <table:table-cell office:value-type="string" calcext:value-type="string">
            <text:p>MTRINITY_DN13269_c0_g1_i2</text:p>
          </table:table-cell>
          <table:table-cell office:value-type="float" office:value="-5.14024102010325" calcext:value-type="float">
            <text:p>-5.1402410201</text:p>
          </table:table-cell>
          <table:table-cell office:value-type="float" office:value="2.00158867271199" calcext:value-type="float">
            <text:p>2.0015886727</text:p>
          </table:table-cell>
          <table:table-cell office:value-type="float" office:value="41.1066979369413" calcext:value-type="float">
            <text:p>41.1066979369</text:p>
          </table:table-cell>
          <table:table-cell office:value-type="float" office:value="0.0000265254216469148" calcext:value-type="float">
            <text:p>2.65254216469148E-005</text:p>
          </table:table-cell>
          <table:table-cell office:value-type="float" office:value="0.00300207094695237" calcext:value-type="float">
            <text:p>0.0030020709</text:p>
          </table:table-cell>
        </table:table-row>
        <table:table-row table:style-name="ro1">
          <table:table-cell office:value-type="string" calcext:value-type="string">
            <text:p>MTRINITY_DN9413_c0_g1_i1</text:p>
          </table:table-cell>
          <table:table-cell office:value-type="float" office:value="2.12073529859551" calcext:value-type="float">
            <text:p>2.1207352986</text:p>
          </table:table-cell>
          <table:table-cell office:value-type="float" office:value="2.34600726632394" calcext:value-type="float">
            <text:p>2.3460072663</text:p>
          </table:table-cell>
          <table:table-cell office:value-type="float" office:value="16.5756404720097" calcext:value-type="float">
            <text:p>16.575640472</text:p>
          </table:table-cell>
          <table:table-cell office:value-type="float" office:value="0.00140381229907086" calcext:value-type="float">
            <text:p>0.0014038123</text:p>
          </table:table-cell>
          <table:table-cell office:value-type="float" office:value="0.0249494597948544" calcext:value-type="float">
            <text:p>0.0249494598</text:p>
          </table:table-cell>
        </table:table-row>
        <table:table-row table:style-name="ro1">
          <table:table-cell office:value-type="string" calcext:value-type="string">
            <text:p>STRINITY_DN21774_c0_g1_i1</text:p>
          </table:table-cell>
          <table:table-cell office:value-type="float" office:value="4.09579494178884" calcext:value-type="float">
            <text:p>4.0957949418</text:p>
          </table:table-cell>
          <table:table-cell office:value-type="float" office:value="-0.19056204395363" calcext:value-type="float">
            <text:p>-0.190562044</text:p>
          </table:table-cell>
          <table:table-cell office:value-type="float" office:value="25.5633126509458" calcext:value-type="float">
            <text:p>25.5633126509</text:p>
          </table:table-cell>
          <table:table-cell office:value-type="float" office:value="0.000241610624771515" calcext:value-type="float">
            <text:p>0.0002416106</text:p>
          </table:table-cell>
          <table:table-cell office:value-type="float" office:value="0.00905451652233626" calcext:value-type="float">
            <text:p>0.0090545165</text:p>
          </table:table-cell>
        </table:table-row>
        <table:table-row table:style-name="ro1">
          <table:table-cell office:value-type="string" calcext:value-type="string">
            <text:p>Pc39895_g1_i1</text:p>
          </table:table-cell>
          <table:table-cell office:value-type="float" office:value="1.65062646136559" calcext:value-type="float">
            <text:p>1.6506264614</text:p>
          </table:table-cell>
          <table:table-cell office:value-type="float" office:value="3.03247648995197" calcext:value-type="float">
            <text:p>3.03247649</text:p>
          </table:table-cell>
          <table:table-cell office:value-type="float" office:value="21.7067871399201" calcext:value-type="float">
            <text:p>21.7067871399</text:p>
          </table:table-cell>
          <table:table-cell office:value-type="float" office:value="0.00075997006493348" calcext:value-type="float">
            <text:p>0.0007599701</text:p>
          </table:table-cell>
          <table:table-cell office:value-type="float" office:value="0.0171912444681034" calcext:value-type="float">
            <text:p>0.0171912445</text:p>
          </table:table-cell>
        </table:table-row>
        <table:table-row table:style-name="ro1">
          <table:table-cell office:value-type="string" calcext:value-type="string">
            <text:p>Pc12706_g1_i2</text:p>
          </table:table-cell>
          <table:table-cell office:value-type="float" office:value="-4.32835473766592" calcext:value-type="float">
            <text:p>-4.3283547377</text:p>
          </table:table-cell>
          <table:table-cell office:value-type="float" office:value="2.81346992402135" calcext:value-type="float">
            <text:p>2.813469924</text:p>
          </table:table-cell>
          <table:table-cell office:value-type="float" office:value="17.686360233857" calcext:value-type="float">
            <text:p>17.6863602339</text:p>
          </table:table-cell>
          <table:table-cell office:value-type="float" office:value="0.00109705850695807" calcext:value-type="float">
            <text:p>0.0010970585</text:p>
          </table:table-cell>
          <table:table-cell office:value-type="float" office:value="0.0213840923778359" calcext:value-type="float">
            <text:p>0.0213840924</text:p>
          </table:table-cell>
        </table:table-row>
        <table:table-row table:style-name="ro1">
          <table:table-cell office:value-type="string" calcext:value-type="string">
            <text:p>STRINITY_DN10808_c0_g1_i1</text:p>
          </table:table-cell>
          <table:table-cell office:value-type="float" office:value="-1.1619417637585" calcext:value-type="float">
            <text:p>-1.1619417638</text:p>
          </table:table-cell>
          <table:table-cell office:value-type="float" office:value="5.5977950300151" calcext:value-type="float">
            <text:p>5.59779503</text:p>
          </table:table-cell>
          <table:table-cell office:value-type="float" office:value="19.7810322869964" calcext:value-type="float">
            <text:p>19.781032287</text:p>
          </table:table-cell>
          <table:table-cell office:value-type="float" office:value="0.00374022967049342" calcext:value-type="float">
            <text:p>0.0037402297</text:p>
          </table:table-cell>
          <table:table-cell office:value-type="float" office:value="0.0464569156958904" calcext:value-type="float">
            <text:p>0.0464569157</text:p>
          </table:table-cell>
        </table:table-row>
        <table:table-row table:style-name="ro1">
          <table:table-cell office:value-type="string" calcext:value-type="string">
            <text:p>MTRINITY_DN15890_c1_g1_i2</text:p>
          </table:table-cell>
          <table:table-cell office:value-type="float" office:value="1.36983391134616" calcext:value-type="float">
            <text:p>1.3698339113</text:p>
          </table:table-cell>
          <table:table-cell office:value-type="float" office:value="3.21085768002804" calcext:value-type="float">
            <text:p>3.21085768</text:p>
          </table:table-cell>
          <table:table-cell office:value-type="float" office:value="17.0944755385316" calcext:value-type="float">
            <text:p>17.0944755385</text:p>
          </table:table-cell>
          <table:table-cell office:value-type="float" office:value="0.00359854402358706" calcext:value-type="float">
            <text:p>0.003598544</text:p>
          </table:table-cell>
          <table:table-cell office:value-type="float" office:value="0.0454251869217984" calcext:value-type="float">
            <text:p>0.0454251869</text:p>
          </table:table-cell>
        </table:table-row>
        <table:table-row table:style-name="ro1">
          <table:table-cell office:value-type="string" calcext:value-type="string">
            <text:p>MTRINITY_DN13642_c0_g1_i1</text:p>
          </table:table-cell>
          <table:table-cell office:value-type="float" office:value="-1.24949115400524" calcext:value-type="float">
            <text:p>-1.249491154</text:p>
          </table:table-cell>
          <table:table-cell office:value-type="float" office:value="8.31906476263334" calcext:value-type="float">
            <text:p>8.3190647626</text:p>
          </table:table-cell>
          <table:table-cell office:value-type="float" office:value="21.3157544447482" calcext:value-type="float">
            <text:p>21.3157544447</text:p>
          </table:table-cell>
          <table:table-cell office:value-type="float" office:value="0.00224027908510273" calcext:value-type="float">
            <text:p>0.0022402791</text:p>
          </table:table-cell>
          <table:table-cell office:value-type="float" office:value="0.0334570634709521" calcext:value-type="float">
            <text:p>0.0334570635</text:p>
          </table:table-cell>
        </table:table-row>
        <table:table-row table:style-name="ro1">
          <table:table-cell office:value-type="string" calcext:value-type="string">
            <text:p>Pc28924_g2_i1</text:p>
          </table:table-cell>
          <table:table-cell office:value-type="float" office:value="2.54742474525409" calcext:value-type="float">
            <text:p>2.5474247453</text:p>
          </table:table-cell>
          <table:table-cell office:value-type="float" office:value="0.79654075994852" calcext:value-type="float">
            <text:p>0.7965407599</text:p>
          </table:table-cell>
          <table:table-cell office:value-type="float" office:value="15.1873537165641" calcext:value-type="float">
            <text:p>15.1873537166</text:p>
          </table:table-cell>
          <table:table-cell office:value-type="float" office:value="0.00193860145172578" calcext:value-type="float">
            <text:p>0.0019386015</text:p>
          </table:table-cell>
          <table:table-cell office:value-type="float" office:value="0.0305795787587517" calcext:value-type="float">
            <text:p>0.0305795788</text:p>
          </table:table-cell>
        </table:table-row>
        <table:table-row table:style-name="ro1">
          <table:table-cell office:value-type="string" calcext:value-type="string">
            <text:p>MTRINITY_DN615_c0_g1_i1</text:p>
          </table:table-cell>
          <table:table-cell office:value-type="float" office:value="2.22800648473673" calcext:value-type="float">
            <text:p>2.2280064847</text:p>
          </table:table-cell>
          <table:table-cell office:value-type="float" office:value="1.6834684327257" calcext:value-type="float">
            <text:p>1.6834684327</text:p>
          </table:table-cell>
          <table:table-cell office:value-type="float" office:value="25.8484485060781" calcext:value-type="float">
            <text:p>25.8484485061</text:p>
          </table:table-cell>
          <table:table-cell office:value-type="float" office:value="0.000230189664167377" calcext:value-type="float">
            <text:p>0.0002301897</text:p>
          </table:table-cell>
          <table:table-cell office:value-type="float" office:value="0.0087355668002229" calcext:value-type="float">
            <text:p>0.0087355668</text:p>
          </table:table-cell>
        </table:table-row>
        <table:table-row table:style-name="ro1">
          <table:table-cell office:value-type="string" calcext:value-type="string">
            <text:p>MTRINITY_DN14615_c1_g1_i2</text:p>
          </table:table-cell>
          <table:table-cell office:value-type="float" office:value="-5.11738626161633" calcext:value-type="float">
            <text:p>-5.1173862616</text:p>
          </table:table-cell>
          <table:table-cell office:value-type="float" office:value="3.33384363478572" calcext:value-type="float">
            <text:p>3.3338436348</text:p>
          </table:table-cell>
          <table:table-cell office:value-type="float" office:value="28.2352173359343" calcext:value-type="float">
            <text:p>28.2352173359</text:p>
          </table:table-cell>
          <table:table-cell office:value-type="float" office:value="0.00015565863380856" calcext:value-type="float">
            <text:p>0.0001556586</text:p>
          </table:table-cell>
          <table:table-cell office:value-type="float" office:value="0.00703945147454537" calcext:value-type="float">
            <text:p>0.0070394515</text:p>
          </table:table-cell>
        </table:table-row>
        <table:table-row table:style-name="ro1">
          <table:table-cell office:value-type="string" calcext:value-type="string">
            <text:p>MTRINITY_DN17016_c0_g15_i1</text:p>
          </table:table-cell>
          <table:table-cell office:value-type="float" office:value="-4.20166274594256" calcext:value-type="float">
            <text:p>-4.2016627459</text:p>
          </table:table-cell>
          <table:table-cell office:value-type="float" office:value="0.5271508877989" calcext:value-type="float">
            <text:p>0.5271508878</text:p>
          </table:table-cell>
          <table:table-cell office:value-type="float" office:value="12.9606661269479" calcext:value-type="float">
            <text:p>12.9606661269</text:p>
          </table:table-cell>
          <table:table-cell office:value-type="float" office:value="0.00338091692513457" calcext:value-type="float">
            <text:p>0.0033809169</text:p>
          </table:table-cell>
          <table:table-cell office:value-type="float" office:value="0.043683561270512" calcext:value-type="float">
            <text:p>0.0436835613</text:p>
          </table:table-cell>
        </table:table-row>
        <table:table-row table:style-name="ro1">
          <table:table-cell office:value-type="string" calcext:value-type="string">
            <text:p>MTRINITY_DN10939_c0_g2_i2</text:p>
          </table:table-cell>
          <table:table-cell office:value-type="float" office:value="1.90744821680978" calcext:value-type="float">
            <text:p>1.9074482168</text:p>
          </table:table-cell>
          <table:table-cell office:value-type="float" office:value="3.94204644121148" calcext:value-type="float">
            <text:p>3.9420464412</text:p>
          </table:table-cell>
          <table:table-cell office:value-type="float" office:value="26.7668954835268" calcext:value-type="float">
            <text:p>26.7668954835</text:p>
          </table:table-cell>
          <table:table-cell office:value-type="float" office:value="0.000197439991468484" calcext:value-type="float">
            <text:p>0.00019744</text:p>
          </table:table-cell>
          <table:table-cell office:value-type="float" office:value="0.00799831803495407" calcext:value-type="float">
            <text:p>0.007998318</text:p>
          </table:table-cell>
        </table:table-row>
        <table:table-row table:style-name="ro1">
          <table:table-cell office:value-type="string" calcext:value-type="string">
            <text:p>STRINITY_DN9884_c0_g2_i1</text:p>
          </table:table-cell>
          <table:table-cell office:value-type="float" office:value="1.52422069185606" calcext:value-type="float">
            <text:p>1.5242206919</text:p>
          </table:table-cell>
          <table:table-cell office:value-type="float" office:value="3.25408877409139" calcext:value-type="float">
            <text:p>3.2540887741</text:p>
          </table:table-cell>
          <table:table-cell office:value-type="float" office:value="20.3761254920329" calcext:value-type="float">
            <text:p>20.376125492</text:p>
          </table:table-cell>
          <table:table-cell office:value-type="float" office:value="0.00142264124894186" calcext:value-type="float">
            <text:p>0.0014226412</text:p>
          </table:table-cell>
          <table:table-cell office:value-type="float" office:value="0.0250512853590988" calcext:value-type="float">
            <text:p>0.0250512854</text:p>
          </table:table-cell>
        </table:table-row>
        <table:table-row table:style-name="ro1">
          <table:table-cell office:value-type="string" calcext:value-type="string">
            <text:p>MTRINITY_DN17234_c6_g2_i1</text:p>
          </table:table-cell>
          <table:table-cell office:value-type="float" office:value="1.89847902232587" calcext:value-type="float">
            <text:p>1.8984790223</text:p>
          </table:table-cell>
          <table:table-cell office:value-type="float" office:value="2.01769864772933" calcext:value-type="float">
            <text:p>2.0176986477</text:p>
          </table:table-cell>
          <table:table-cell office:value-type="float" office:value="18.4436843908792" calcext:value-type="float">
            <text:p>18.4436843909</text:p>
          </table:table-cell>
          <table:table-cell office:value-type="float" office:value="0.000932399212380436" calcext:value-type="float">
            <text:p>0.0009323992</text:p>
          </table:table-cell>
          <table:table-cell office:value-type="float" office:value="0.0195132051076028" calcext:value-type="float">
            <text:p>0.0195132051</text:p>
          </table:table-cell>
        </table:table-row>
        <table:table-row table:style-name="ro1">
          <table:table-cell office:value-type="string" calcext:value-type="string">
            <text:p>Pc25376_g1_i1</text:p>
          </table:table-cell>
          <table:table-cell office:value-type="float" office:value="-4.41986160458854" calcext:value-type="float">
            <text:p>-4.4198616046</text:p>
          </table:table-cell>
          <table:table-cell office:value-type="float" office:value="2.37458961878083" calcext:value-type="float">
            <text:p>2.3745896188</text:p>
          </table:table-cell>
          <table:table-cell office:value-type="float" office:value="43.1411031343767" calcext:value-type="float">
            <text:p>43.1411031344</text:p>
          </table:table-cell>
          <table:table-cell office:value-type="float" office:value="0.000020885195961445" calcext:value-type="float">
            <text:p>2.0885195961445E-005</text:p>
          </table:table-cell>
          <table:table-cell office:value-type="float" office:value="0.0028986879862161" calcext:value-type="float">
            <text:p>0.002898688</text:p>
          </table:table-cell>
        </table:table-row>
        <table:table-row table:style-name="ro1">
          <table:table-cell office:value-type="string" calcext:value-type="string">
            <text:p>MTRINITY_DN13599_c0_g1_i1</text:p>
          </table:table-cell>
          <table:table-cell office:value-type="float" office:value="-2.00945821677535" calcext:value-type="float">
            <text:p>-2.0094582168</text:p>
          </table:table-cell>
          <table:table-cell office:value-type="float" office:value="6.60963806985677" calcext:value-type="float">
            <text:p>6.6096380699</text:p>
          </table:table-cell>
          <table:table-cell office:value-type="float" office:value="15.2339133770803" calcext:value-type="float">
            <text:p>15.2339133771</text:p>
          </table:table-cell>
          <table:table-cell office:value-type="float" office:value="0.00191719206738379" calcext:value-type="float">
            <text:p>0.0019171921</text:p>
          </table:table-cell>
          <table:table-cell office:value-type="float" office:value="0.0303625809664857" calcext:value-type="float">
            <text:p>0.030362581</text:p>
          </table:table-cell>
        </table:table-row>
        <table:table-row table:style-name="ro1">
          <table:table-cell office:value-type="string" calcext:value-type="string">
            <text:p>Pc19488_g1_i1</text:p>
          </table:table-cell>
          <table:table-cell office:value-type="float" office:value="2.60752009287237" calcext:value-type="float">
            <text:p>2.6075200929</text:p>
          </table:table-cell>
          <table:table-cell office:value-type="float" office:value="1.38676121536192" calcext:value-type="float">
            <text:p>1.3867612154</text:p>
          </table:table-cell>
          <table:table-cell office:value-type="float" office:value="33.4577074234756" calcext:value-type="float">
            <text:p>33.4577074235</text:p>
          </table:table-cell>
          <table:table-cell office:value-type="float" office:value="0.0000861978064077997" calcext:value-type="float">
            <text:p>8.61978064077997E-005</text:p>
          </table:table-cell>
          <table:table-cell office:value-type="float" office:value="0.00514410686431279" calcext:value-type="float">
            <text:p>0.0051441069</text:p>
          </table:table-cell>
        </table:table-row>
        <table:table-row table:style-name="ro1">
          <table:table-cell office:value-type="string" calcext:value-type="string">
            <text:p>MTRINITY_DN15582_c0_g1_i3</text:p>
          </table:table-cell>
          <table:table-cell office:value-type="float" office:value="-3.12489574158823" calcext:value-type="float">
            <text:p>-3.1248957416</text:p>
          </table:table-cell>
          <table:table-cell office:value-type="float" office:value="2.99012244413901" calcext:value-type="float">
            <text:p>2.9901224441</text:p>
          </table:table-cell>
          <table:table-cell office:value-type="float" office:value="16.3478606878361" calcext:value-type="float">
            <text:p>16.3478606878</text:p>
          </table:table-cell>
          <table:table-cell office:value-type="float" office:value="0.00147845753143455" calcext:value-type="float">
            <text:p>0.0014784575</text:p>
          </table:table-cell>
          <table:table-cell office:value-type="float" office:value="0.0255647109323746" calcext:value-type="float">
            <text:p>0.0255647109</text:p>
          </table:table-cell>
        </table:table-row>
        <table:table-row table:style-name="ro1">
          <table:table-cell office:value-type="string" calcext:value-type="string">
            <text:p>MTRINITY_DN4208_c0_g1_i1</text:p>
          </table:table-cell>
          <table:table-cell office:value-type="float" office:value="-4.67305827775976" calcext:value-type="float">
            <text:p>-4.6730582778</text:p>
          </table:table-cell>
          <table:table-cell office:value-type="float" office:value="3.30246198417673" calcext:value-type="float">
            <text:p>3.3024619842</text:p>
          </table:table-cell>
          <table:table-cell office:value-type="float" office:value="34.4394547903956" calcext:value-type="float">
            <text:p>34.4394547904</text:p>
          </table:table-cell>
          <table:table-cell office:value-type="float" office:value="0.0000623206852734982" calcext:value-type="float">
            <text:p>6.23206852734982E-005</text:p>
          </table:table-cell>
          <table:table-cell office:value-type="float" office:value="0.00452001692572024" calcext:value-type="float">
            <text:p>0.0045200169</text:p>
          </table:table-cell>
        </table:table-row>
        <table:table-row table:style-name="ro1">
          <table:table-cell office:value-type="string" calcext:value-type="string">
            <text:p>MTRINITY_DN21498_c0_g1_i1</text:p>
          </table:table-cell>
          <table:table-cell office:value-type="float" office:value="1.58355293058604" calcext:value-type="float">
            <text:p>1.5835529306</text:p>
          </table:table-cell>
          <table:table-cell office:value-type="float" office:value="3.72656952839344" calcext:value-type="float">
            <text:p>3.7265695284</text:p>
          </table:table-cell>
          <table:table-cell office:value-type="float" office:value="26.7748967262348" calcext:value-type="float">
            <text:p>26.7748967262</text:p>
          </table:table-cell>
          <table:table-cell office:value-type="float" office:value="0.000493846473929493" calcext:value-type="float">
            <text:p>0.0004938465</text:p>
          </table:table-cell>
          <table:table-cell office:value-type="float" office:value="0.0134541480306288" calcext:value-type="float">
            <text:p>0.013454148</text:p>
          </table:table-cell>
        </table:table-row>
        <table:table-row table:style-name="ro1">
          <table:table-cell office:value-type="string" calcext:value-type="string">
            <text:p>STRINITY_DN616_c0_g1_i1</text:p>
          </table:table-cell>
          <table:table-cell office:value-type="float" office:value="-6.44817080959963" calcext:value-type="float">
            <text:p>-6.4481708096</text:p>
          </table:table-cell>
          <table:table-cell office:value-type="float" office:value="-0.00577871983914882" calcext:value-type="float">
            <text:p>-0.0057787198</text:p>
          </table:table-cell>
          <table:table-cell office:value-type="float" office:value="13.0350049266836" calcext:value-type="float">
            <text:p>13.0350049267</text:p>
          </table:table-cell>
          <table:table-cell office:value-type="float" office:value="0.00376283263618255" calcext:value-type="float">
            <text:p>0.0037628326</text:p>
          </table:table-cell>
          <table:table-cell office:value-type="float" office:value="0.0466837738113033" calcext:value-type="float">
            <text:p>0.0466837738</text:p>
          </table:table-cell>
        </table:table-row>
        <table:table-row table:style-name="ro1">
          <table:table-cell office:value-type="string" calcext:value-type="string">
            <text:p>MTRINITY_DN7625_c0_g1_i1</text:p>
          </table:table-cell>
          <table:table-cell office:value-type="float" office:value="2.91236196011249" calcext:value-type="float">
            <text:p>2.9123619601</text:p>
          </table:table-cell>
          <table:table-cell office:value-type="float" office:value="5.49984024280853" calcext:value-type="float">
            <text:p>5.4998402428</text:p>
          </table:table-cell>
          <table:table-cell office:value-type="float" office:value="13.6616045194471" calcext:value-type="float">
            <text:p>13.6616045194</text:p>
          </table:table-cell>
          <table:table-cell office:value-type="float" office:value="0.00282222675764374" calcext:value-type="float">
            <text:p>0.0028222268</text:p>
          </table:table-cell>
          <table:table-cell office:value-type="float" office:value="0.0389685385514949" calcext:value-type="float">
            <text:p>0.0389685386</text:p>
          </table:table-cell>
        </table:table-row>
        <table:table-row table:style-name="ro1">
          <table:table-cell office:value-type="string" calcext:value-type="string">
            <text:p>STRINITY_DN7893_c0_g1_i3</text:p>
          </table:table-cell>
          <table:table-cell office:value-type="float" office:value="-3.29011384998286" calcext:value-type="float">
            <text:p>-3.29011385</text:p>
          </table:table-cell>
          <table:table-cell office:value-type="float" office:value="3.27122905718657" calcext:value-type="float">
            <text:p>3.2712290572</text:p>
          </table:table-cell>
          <table:table-cell office:value-type="float" office:value="20.7221438540892" calcext:value-type="float">
            <text:p>20.7221438541</text:p>
          </table:table-cell>
          <table:table-cell office:value-type="float" office:value="0.000585702287894156" calcext:value-type="float">
            <text:p>0.0005857023</text:p>
          </table:table-cell>
          <table:table-cell office:value-type="float" office:value="0.0147744632588292" calcext:value-type="float">
            <text:p>0.0147744633</text:p>
          </table:table-cell>
        </table:table-row>
        <table:table-row table:style-name="ro1">
          <table:table-cell office:value-type="string" calcext:value-type="string">
            <text:p>STRINITY_DN5814_c0_g1_i1</text:p>
          </table:table-cell>
          <table:table-cell office:value-type="float" office:value="-2.82931669294389" calcext:value-type="float">
            <text:p>-2.8293166929</text:p>
          </table:table-cell>
          <table:table-cell office:value-type="float" office:value="6.23686005375407" calcext:value-type="float">
            <text:p>6.2368600538</text:p>
          </table:table-cell>
          <table:table-cell office:value-type="float" office:value="145.590179801771" calcext:value-type="float">
            <text:p>145.5901798018</text:p>
          </table:table-cell>
          <table:table-cell office:value-type="float" office:value="0.0000000270207074211641" calcext:value-type="float">
            <text:p>0.000000027</text:p>
          </table:table-cell>
          <table:table-cell office:value-type="float" office:value="0.000135184599228084" calcext:value-type="float">
            <text:p>0.0001351846</text:p>
          </table:table-cell>
        </table:table-row>
        <table:table-row table:style-name="ro1">
          <table:table-cell office:value-type="string" calcext:value-type="string">
            <text:p>MTRINITY_DN16579_c1_g1_i3</text:p>
          </table:table-cell>
          <table:table-cell office:value-type="float" office:value="-3.17082790974274" calcext:value-type="float">
            <text:p>-3.1708279097</text:p>
          </table:table-cell>
          <table:table-cell office:value-type="float" office:value="5.05715787649074" calcext:value-type="float">
            <text:p>5.0571578765</text:p>
          </table:table-cell>
          <table:table-cell office:value-type="float" office:value="24.9230924652208" calcext:value-type="float">
            <text:p>24.9230924652</text:p>
          </table:table-cell>
          <table:table-cell office:value-type="float" office:value="0.000269736350001821" calcext:value-type="float">
            <text:p>0.0002697364</text:p>
          </table:table-cell>
          <table:table-cell office:value-type="float" office:value="0.00960524864889865" calcext:value-type="float">
            <text:p>0.0096052486</text:p>
          </table:table-cell>
        </table:table-row>
        <table:table-row table:style-name="ro1">
          <table:table-cell office:value-type="string" calcext:value-type="string">
            <text:p>MTRINITY_DN13713_c0_g1_i1</text:p>
          </table:table-cell>
          <table:table-cell office:value-type="float" office:value="-3.74999990057822" calcext:value-type="float">
            <text:p>-3.7499999006</text:p>
          </table:table-cell>
          <table:table-cell office:value-type="float" office:value="-0.276004333525316" calcext:value-type="float">
            <text:p>-0.2760043335</text:p>
          </table:table-cell>
          <table:table-cell office:value-type="float" office:value="20.7311658011338" calcext:value-type="float">
            <text:p>20.7311658011</text:p>
          </table:table-cell>
          <table:table-cell office:value-type="float" office:value="0.000584664552486659" calcext:value-type="float">
            <text:p>0.0005846646</text:p>
          </table:table-cell>
          <table:table-cell office:value-type="float" office:value="0.0147606901064294" calcext:value-type="float">
            <text:p>0.0147606901</text:p>
          </table:table-cell>
        </table:table-row>
        <table:table-row table:style-name="ro1">
          <table:table-cell office:value-type="string" calcext:value-type="string">
            <text:p>MTRINITY_DN13713_c0_g1_i3</text:p>
          </table:table-cell>
          <table:table-cell office:value-type="float" office:value="-5.54146161530057" calcext:value-type="float">
            <text:p>-5.5414616153</text:p>
          </table:table-cell>
          <table:table-cell office:value-type="float" office:value="1.10699228660966" calcext:value-type="float">
            <text:p>1.1069922866</text:p>
          </table:table-cell>
          <table:table-cell office:value-type="float" office:value="17.8993751196724" calcext:value-type="float">
            <text:p>17.8993751197</text:p>
          </table:table-cell>
          <table:table-cell office:value-type="float" office:value="0.00104755079045468" calcext:value-type="float">
            <text:p>0.0010475508</text:p>
          </table:table-cell>
          <table:table-cell office:value-type="float" office:value="0.0209117050205121" calcext:value-type="float">
            <text:p>0.020911705</text:p>
          </table:table-cell>
        </table:table-row>
        <table:table-row table:style-name="ro1">
          <table:table-cell office:value-type="string" calcext:value-type="string">
            <text:p>MTRINITY_DN16780_c1_g2_i1</text:p>
          </table:table-cell>
          <table:table-cell office:value-type="float" office:value="1.29527575415321" calcext:value-type="float">
            <text:p>1.2952757542</text:p>
          </table:table-cell>
          <table:table-cell office:value-type="float" office:value="8.42018564295955" calcext:value-type="float">
            <text:p>8.420185643</text:p>
          </table:table-cell>
          <table:table-cell office:value-type="float" office:value="22.0629474649931" calcext:value-type="float">
            <text:p>22.062947465</text:p>
          </table:table-cell>
          <table:table-cell office:value-type="float" office:value="0.00155241867470145" calcext:value-type="float">
            <text:p>0.0015524187</text:p>
          </table:table-cell>
          <table:table-cell office:value-type="float" office:value="0.0262982526959301" calcext:value-type="float">
            <text:p>0.0262982527</text:p>
          </table:table-cell>
        </table:table-row>
        <table:table-row table:style-name="ro1">
          <table:table-cell office:value-type="string" calcext:value-type="string">
            <text:p>MTRINITY_DN6652_c0_g1_i1</text:p>
          </table:table-cell>
          <table:table-cell office:value-type="float" office:value="-4.25665399678217" calcext:value-type="float">
            <text:p>-4.2566539968</text:p>
          </table:table-cell>
          <table:table-cell office:value-type="float" office:value="2.19682276393217" calcext:value-type="float">
            <text:p>2.1968227639</text:p>
          </table:table-cell>
          <table:table-cell office:value-type="float" office:value="42.1360715601759" calcext:value-type="float">
            <text:p>42.1360715602</text:p>
          </table:table-cell>
          <table:table-cell office:value-type="float" office:value="0.0000234766007120326" calcext:value-type="float">
            <text:p>2.34766007120326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STRINITY_DN12243_c0_g1_i1</text:p>
          </table:table-cell>
          <table:table-cell office:value-type="float" office:value="-1.45026673028533" calcext:value-type="float">
            <text:p>-1.4502667303</text:p>
          </table:table-cell>
          <table:table-cell office:value-type="float" office:value="5.77336221252082" calcext:value-type="float">
            <text:p>5.7733622125</text:p>
          </table:table-cell>
          <table:table-cell office:value-type="float" office:value="25.3796227226552" calcext:value-type="float">
            <text:p>25.3796227227</text:p>
          </table:table-cell>
          <table:table-cell office:value-type="float" office:value="0.000304272746240388" calcext:value-type="float">
            <text:p>0.0003042727</text:p>
          </table:table-cell>
          <table:table-cell office:value-type="float" office:value="0.010262538535555" calcext:value-type="float">
            <text:p>0.0102625385</text:p>
          </table:table-cell>
        </table:table-row>
        <table:table-row table:style-name="ro1">
          <table:table-cell office:value-type="string" calcext:value-type="string">
            <text:p>MTRINITY_DN8496_c0_g1_i1</text:p>
          </table:table-cell>
          <table:table-cell office:value-type="float" office:value="-3.99616884665534" calcext:value-type="float">
            <text:p>-3.9961688467</text:p>
          </table:table-cell>
          <table:table-cell office:value-type="float" office:value="0.854999872216056" calcext:value-type="float">
            <text:p>0.8549998722</text:p>
          </table:table-cell>
          <table:table-cell office:value-type="float" office:value="16.3931834023994" calcext:value-type="float">
            <text:p>16.3931834024</text:p>
          </table:table-cell>
          <table:table-cell office:value-type="float" office:value="0.00146324410451077" calcext:value-type="float">
            <text:p>0.0014632441</text:p>
          </table:table-cell>
          <table:table-cell office:value-type="float" office:value="0.0254187856071784" calcext:value-type="float">
            <text:p>0.0254187856</text:p>
          </table:table-cell>
        </table:table-row>
        <table:table-row table:style-name="ro1">
          <table:table-cell office:value-type="string" calcext:value-type="string">
            <text:p>MTRINITY_DN3928_c0_g1_i1</text:p>
          </table:table-cell>
          <table:table-cell office:value-type="float" office:value="-2.09353866011977" calcext:value-type="float">
            <text:p>-2.0935386601</text:p>
          </table:table-cell>
          <table:table-cell office:value-type="float" office:value="3.16561384504175" calcext:value-type="float">
            <text:p>3.165613845</text:p>
          </table:table-cell>
          <table:table-cell office:value-type="float" office:value="22.3141924993056" calcext:value-type="float">
            <text:p>22.3141924993</text:p>
          </table:table-cell>
          <table:table-cell office:value-type="float" office:value="0.000431589241827964" calcext:value-type="float">
            <text:p>0.0004315892</text:p>
          </table:table-cell>
          <table:table-cell office:value-type="float" office:value="0.0125518555528177" calcext:value-type="float">
            <text:p>0.0125518556</text:p>
          </table:table-cell>
        </table:table-row>
        <table:table-row table:style-name="ro1">
          <table:table-cell office:value-type="string" calcext:value-type="string">
            <text:p>MTRINITY_DN13826_c1_g1_i1</text:p>
          </table:table-cell>
          <table:table-cell office:value-type="float" office:value="-4.97643735428309" calcext:value-type="float">
            <text:p>-4.9764373543</text:p>
          </table:table-cell>
          <table:table-cell office:value-type="float" office:value="3.33627990537373" calcext:value-type="float">
            <text:p>3.3362799054</text:p>
          </table:table-cell>
          <table:table-cell office:value-type="float" office:value="48.8643168505935" calcext:value-type="float">
            <text:p>48.8643168506</text:p>
          </table:table-cell>
          <table:table-cell office:value-type="float" office:value="0.0000111513985453082" calcext:value-type="float">
            <text:p>1.11513985453082E-005</text:p>
          </table:table-cell>
          <table:table-cell office:value-type="float" office:value="0.00220225448377015" calcext:value-type="float">
            <text:p>0.0022022545</text:p>
          </table:table-cell>
        </table:table-row>
        <table:table-row table:style-name="ro1">
          <table:table-cell office:value-type="string" calcext:value-type="string">
            <text:p>STRINITY_DN11561_c1_g1_i3</text:p>
          </table:table-cell>
          <table:table-cell office:value-type="float" office:value="3.23417842099416" calcext:value-type="float">
            <text:p>3.234178421</text:p>
          </table:table-cell>
          <table:table-cell office:value-type="float" office:value="2.51417803441277" calcext:value-type="float">
            <text:p>2.5141780344</text:p>
          </table:table-cell>
          <table:table-cell office:value-type="float" office:value="36.7566660833286" calcext:value-type="float">
            <text:p>36.7566660833</text:p>
          </table:table-cell>
          <table:table-cell office:value-type="float" office:value="0.0000456977436384425" calcext:value-type="float">
            <text:p>4.56977436384425E-005</text:p>
          </table:table-cell>
          <table:table-cell office:value-type="float" office:value="0.00382104420205785" calcext:value-type="float">
            <text:p>0.0038210442</text:p>
          </table:table-cell>
        </table:table-row>
        <table:table-row table:style-name="ro1">
          <table:table-cell office:value-type="string" calcext:value-type="string">
            <text:p>MTRINITY_DN17314_c2_g5_i5</text:p>
          </table:table-cell>
          <table:table-cell office:value-type="float" office:value="-2.54941894673142" calcext:value-type="float">
            <text:p>-2.5494189467</text:p>
          </table:table-cell>
          <table:table-cell office:value-type="float" office:value="3.13962430761651" calcext:value-type="float">
            <text:p>3.1396243076</text:p>
          </table:table-cell>
          <table:table-cell office:value-type="float" office:value="33.4185916006519" calcext:value-type="float">
            <text:p>33.4185916007</text:p>
          </table:table-cell>
          <table:table-cell office:value-type="float" office:value="0.0000718086810246981" calcext:value-type="float">
            <text:p>7.18086810246981E-005</text:p>
          </table:table-cell>
          <table:table-cell office:value-type="float" office:value="0.00467169139406807" calcext:value-type="float">
            <text:p>0.0046716914</text:p>
          </table:table-cell>
        </table:table-row>
        <table:table-row table:style-name="ro1">
          <table:table-cell office:value-type="string" calcext:value-type="string">
            <text:p>MTRINITY_DN10318_c0_g1_i5</text:p>
          </table:table-cell>
          <table:table-cell office:value-type="float" office:value="-4.15854825989006" calcext:value-type="float">
            <text:p>-4.1585482599</text:p>
          </table:table-cell>
          <table:table-cell office:value-type="float" office:value="6.40639410737937" calcext:value-type="float">
            <text:p>6.4063941074</text:p>
          </table:table-cell>
          <table:table-cell office:value-type="float" office:value="21.6108802409936" calcext:value-type="float">
            <text:p>21.610880241</text:p>
          </table:table-cell>
          <table:table-cell office:value-type="float" office:value="0.000493001882038774" calcext:value-type="float">
            <text:p>0.0004930019</text:p>
          </table:table-cell>
          <table:table-cell office:value-type="float" office:value="0.013453573177309" calcext:value-type="float">
            <text:p>0.0134535732</text:p>
          </table:table-cell>
        </table:table-row>
        <table:table-row table:style-name="ro1">
          <table:table-cell office:value-type="string" calcext:value-type="string">
            <text:p>Pc32081_g1_i1</text:p>
          </table:table-cell>
          <table:table-cell office:value-type="float" office:value="2.60319488256708" calcext:value-type="float">
            <text:p>2.6031948826</text:p>
          </table:table-cell>
          <table:table-cell office:value-type="float" office:value="0.024967139371646" calcext:value-type="float">
            <text:p>0.0249671394</text:p>
          </table:table-cell>
          <table:table-cell office:value-type="float" office:value="13.7387442306888" calcext:value-type="float">
            <text:p>13.7387442307</text:p>
          </table:table-cell>
          <table:table-cell office:value-type="float" office:value="0.00276757817985062" calcext:value-type="float">
            <text:p>0.0027675782</text:p>
          </table:table-cell>
          <table:table-cell office:value-type="float" office:value="0.0385373633828617" calcext:value-type="float">
            <text:p>0.0385373634</text:p>
          </table:table-cell>
        </table:table-row>
        <table:table-row table:style-name="ro1">
          <table:table-cell office:value-type="string" calcext:value-type="string">
            <text:p>MTRINITY_DN21742_c0_g1_i1</text:p>
          </table:table-cell>
          <table:table-cell office:value-type="float" office:value="-4.97839384520806" calcext:value-type="float">
            <text:p>-4.9783938452</text:p>
          </table:table-cell>
          <table:table-cell office:value-type="float" office:value="4.22190799485904" calcext:value-type="float">
            <text:p>4.2219079949</text:p>
          </table:table-cell>
          <table:table-cell office:value-type="float" office:value="49.286341384691" calcext:value-type="float">
            <text:p>49.2863413847</text:p>
          </table:table-cell>
          <table:table-cell office:value-type="float" office:value="0.0000106726515617995" calcext:value-type="float">
            <text:p>1.06726515617995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STRINITY_DN13991_c0_g1_i1</text:p>
          </table:table-cell>
          <table:table-cell office:value-type="float" office:value="-4.38578709046186" calcext:value-type="float">
            <text:p>-4.3857870905</text:p>
          </table:table-cell>
          <table:table-cell office:value-type="float" office:value="5.03333584350711" calcext:value-type="float">
            <text:p>5.0333358435</text:p>
          </table:table-cell>
          <table:table-cell office:value-type="float" office:value="86.0845790350906" calcext:value-type="float">
            <text:p>86.0845790351</text:p>
          </table:table-cell>
          <table:table-cell office:value-type="float" office:value="0.000000541755048537047" calcext:value-type="float">
            <text:p>5.41755048537047E-007</text:p>
          </table:table-cell>
          <table:table-cell office:value-type="float" office:value="0.000944933362768818" calcext:value-type="float">
            <text:p>0.0009449334</text:p>
          </table:table-cell>
        </table:table-row>
        <table:table-row table:style-name="ro1">
          <table:table-cell office:value-type="string" calcext:value-type="string">
            <text:p>Pc30177_g3_i4</text:p>
          </table:table-cell>
          <table:table-cell office:value-type="float" office:value="-4.14120094007282" calcext:value-type="float">
            <text:p>-4.1412009401</text:p>
          </table:table-cell>
          <table:table-cell office:value-type="float" office:value="2.69515644771154" calcext:value-type="float">
            <text:p>2.6951564477</text:p>
          </table:table-cell>
          <table:table-cell office:value-type="float" office:value="21.5608720102371" calcext:value-type="float">
            <text:p>21.5608720102</text:p>
          </table:table-cell>
          <table:table-cell office:value-type="float" office:value="0.000497742074933706" calcext:value-type="float">
            <text:p>0.0004977421</text:p>
          </table:table-cell>
          <table:table-cell office:value-type="float" office:value="0.01350924195783" calcext:value-type="float">
            <text:p>0.013509242</text:p>
          </table:table-cell>
        </table:table-row>
        <table:table-row table:style-name="ro1">
          <table:table-cell office:value-type="string" calcext:value-type="string">
            <text:p>Pc31801_g1_i1</text:p>
          </table:table-cell>
          <table:table-cell office:value-type="float" office:value="1.45838272916314" calcext:value-type="float">
            <text:p>1.4583827292</text:p>
          </table:table-cell>
          <table:table-cell office:value-type="float" office:value="3.33440166205923" calcext:value-type="float">
            <text:p>3.3344016621</text:p>
          </table:table-cell>
          <table:table-cell office:value-type="float" office:value="19.2008084998609" calcext:value-type="float">
            <text:p>19.2008084999</text:p>
          </table:table-cell>
          <table:table-cell office:value-type="float" office:value="0.00193840586601714" calcext:value-type="float">
            <text:p>0.0019384059</text:p>
          </table:table-cell>
          <table:table-cell office:value-type="float" office:value="0.0305795787587517" calcext:value-type="float">
            <text:p>0.0305795788</text:p>
          </table:table-cell>
        </table:table-row>
        <table:table-row table:style-name="ro1">
          <table:table-cell office:value-type="string" calcext:value-type="string">
            <text:p>MTRINITY_DN11932_c4_g1_i1</text:p>
          </table:table-cell>
          <table:table-cell office:value-type="float" office:value="-4.67018789189989" calcext:value-type="float">
            <text:p>-4.6701878919</text:p>
          </table:table-cell>
          <table:table-cell office:value-type="float" office:value="0.93175842062314" calcext:value-type="float">
            <text:p>0.9317584206</text:p>
          </table:table-cell>
          <table:table-cell office:value-type="float" office:value="15.6938150597949" calcext:value-type="float">
            <text:p>15.6938150598</text:p>
          </table:table-cell>
          <table:table-cell office:value-type="float" office:value="0.0017198501024805" calcext:value-type="float">
            <text:p>0.0017198501</text:p>
          </table:table-cell>
          <table:table-cell office:value-type="float" office:value="0.0282575043110342" calcext:value-type="float">
            <text:p>0.0282575043</text:p>
          </table:table-cell>
        </table:table-row>
        <table:table-row table:style-name="ro1">
          <table:table-cell office:value-type="string" calcext:value-type="string">
            <text:p>STRINITY_DN3248_c0_g1_i1</text:p>
          </table:table-cell>
          <table:table-cell office:value-type="float" office:value="-4.75038234629874" calcext:value-type="float">
            <text:p>-4.7503823463</text:p>
          </table:table-cell>
          <table:table-cell office:value-type="float" office:value="0.840071863403116" calcext:value-type="float">
            <text:p>0.8400718634</text:p>
          </table:table-cell>
          <table:table-cell office:value-type="float" office:value="17.5901987000237" calcext:value-type="float">
            <text:p>17.5901987</text:p>
          </table:table-cell>
          <table:table-cell office:value-type="float" office:value="0.00112029543424064" calcext:value-type="float">
            <text:p>0.0011202954</text:p>
          </table:table-cell>
          <table:table-cell office:value-type="float" office:value="0.0215986052312367" calcext:value-type="float">
            <text:p>0.0215986052</text:p>
          </table:table-cell>
        </table:table-row>
        <table:table-row table:style-name="ro1">
          <table:table-cell office:value-type="string" calcext:value-type="string">
            <text:p>MTRINITY_DN17209_c2_g5_i4</text:p>
          </table:table-cell>
          <table:table-cell office:value-type="float" office:value="-1.7143270985027" calcext:value-type="float">
            <text:p>-1.7143270985</text:p>
          </table:table-cell>
          <table:table-cell office:value-type="float" office:value="3.50589605103447" calcext:value-type="float">
            <text:p>3.505896051</text:p>
          </table:table-cell>
          <table:table-cell office:value-type="float" office:value="15.4870340656007" calcext:value-type="float">
            <text:p>15.4870340656</text:p>
          </table:table-cell>
          <table:table-cell office:value-type="float" office:value="0.00180550197555524" calcext:value-type="float">
            <text:p>0.001805502</text:p>
          </table:table-cell>
          <table:table-cell office:value-type="float" office:value="0.0291698376222913" calcext:value-type="float">
            <text:p>0.0291698376</text:p>
          </table:table-cell>
        </table:table-row>
        <table:table-row table:style-name="ro1">
          <table:table-cell office:value-type="string" calcext:value-type="string">
            <text:p>STRINITY_DN7150_c0_g2_i1</text:p>
          </table:table-cell>
          <table:table-cell office:value-type="float" office:value="-5.34209117740848" calcext:value-type="float">
            <text:p>-5.3420911774</text:p>
          </table:table-cell>
          <table:table-cell office:value-type="float" office:value="1.46723357551844" calcext:value-type="float">
            <text:p>1.4672335755</text:p>
          </table:table-cell>
          <table:table-cell office:value-type="float" office:value="14.5079186747821" calcext:value-type="float">
            <text:p>14.5079186748</text:p>
          </table:table-cell>
          <table:table-cell office:value-type="float" office:value="0.00228498578660713" calcext:value-type="float">
            <text:p>0.0022849858</text:p>
          </table:table-cell>
          <table:table-cell office:value-type="float" office:value="0.0338552336339451" calcext:value-type="float">
            <text:p>0.0338552336</text:p>
          </table:table-cell>
        </table:table-row>
        <table:table-row table:style-name="ro1">
          <table:table-cell office:value-type="string" calcext:value-type="string">
            <text:p>STRINITY_DN441_c0_g1_i1</text:p>
          </table:table-cell>
          <table:table-cell office:value-type="float" office:value="-4.76655364779443" calcext:value-type="float">
            <text:p>-4.7665536478</text:p>
          </table:table-cell>
          <table:table-cell office:value-type="float" office:value="0.606062857471655" calcext:value-type="float">
            <text:p>0.6060628575</text:p>
          </table:table-cell>
          <table:table-cell office:value-type="float" office:value="20.4117798507934" calcext:value-type="float">
            <text:p>20.4117798508</text:p>
          </table:table-cell>
          <table:table-cell office:value-type="float" office:value="0.000622739156889684" calcext:value-type="float">
            <text:p>0.0006227392</text:p>
          </table:table-cell>
          <table:table-cell office:value-type="float" office:value="0.0153235314606953" calcext:value-type="float">
            <text:p>0.0153235315</text:p>
          </table:table-cell>
        </table:table-row>
        <table:table-row table:style-name="ro1">
          <table:table-cell office:value-type="string" calcext:value-type="string">
            <text:p>MTRINITY_DN16594_c2_g1_i1</text:p>
          </table:table-cell>
          <table:table-cell office:value-type="float" office:value="2.09588883717751" calcext:value-type="float">
            <text:p>2.0958888372</text:p>
          </table:table-cell>
          <table:table-cell office:value-type="float" office:value="5.18517003224117" calcext:value-type="float">
            <text:p>5.1851700322</text:p>
          </table:table-cell>
          <table:table-cell office:value-type="float" office:value="57.7680568894431" calcext:value-type="float">
            <text:p>57.7680568894</text:p>
          </table:table-cell>
          <table:table-cell office:value-type="float" office:value="0.00000468845249048851" calcext:value-type="float">
            <text:p>4.68845249048851E-006</text:p>
          </table:table-cell>
          <table:table-cell office:value-type="float" office:value="0.00167545198642243" calcext:value-type="float">
            <text:p>0.001675452</text:p>
          </table:table-cell>
        </table:table-row>
        <table:table-row table:style-name="ro1">
          <table:table-cell office:value-type="string" calcext:value-type="string">
            <text:p>MTRINITY_DN16292_c1_g1_i1</text:p>
          </table:table-cell>
          <table:table-cell office:value-type="float" office:value="-3.59833185824883" calcext:value-type="float">
            <text:p>-3.5983318582</text:p>
          </table:table-cell>
          <table:table-cell office:value-type="float" office:value="4.87760867679836" calcext:value-type="float">
            <text:p>4.8776086768</text:p>
          </table:table-cell>
          <table:table-cell office:value-type="float" office:value="46.8725509825689" calcext:value-type="float">
            <text:p>46.8725509826</text:p>
          </table:table-cell>
          <table:table-cell office:value-type="float" office:value="0.0000137756082034733" calcext:value-type="float">
            <text:p>1.37756082034733E-005</text:p>
          </table:table-cell>
          <table:table-cell office:value-type="float" office:value="0.00240273373214949" calcext:value-type="float">
            <text:p>0.0024027337</text:p>
          </table:table-cell>
        </table:table-row>
        <table:table-row table:style-name="ro1">
          <table:table-cell office:value-type="string" calcext:value-type="string">
            <text:p>MTRINITY_DN6892_c0_g1_i1</text:p>
          </table:table-cell>
          <table:table-cell office:value-type="float" office:value="1.37709639013696" calcext:value-type="float">
            <text:p>1.3770963901</text:p>
          </table:table-cell>
          <table:table-cell office:value-type="float" office:value="6.5765922535966" calcext:value-type="float">
            <text:p>6.5765922536</text:p>
          </table:table-cell>
          <table:table-cell office:value-type="float" office:value="33.5511039120313" calcext:value-type="float">
            <text:p>33.551103912</text:p>
          </table:table-cell>
          <table:table-cell office:value-type="float" office:value="0.000793398969847909" calcext:value-type="float">
            <text:p>0.000793399</text:p>
          </table:table-cell>
          <table:table-cell office:value-type="float" office:value="0.0175636063988898" calcext:value-type="float">
            <text:p>0.0175636064</text:p>
          </table:table-cell>
        </table:table-row>
        <table:table-row table:style-name="ro1">
          <table:table-cell office:value-type="string" calcext:value-type="string">
            <text:p>MTRINITY_DN12329_c0_g1_i1</text:p>
          </table:table-cell>
          <table:table-cell office:value-type="float" office:value="-2.01325129005139" calcext:value-type="float">
            <text:p>-2.0132512901</text:p>
          </table:table-cell>
          <table:table-cell office:value-type="float" office:value="1.53601961879631" calcext:value-type="float">
            <text:p>1.5360196188</text:p>
          </table:table-cell>
          <table:table-cell office:value-type="float" office:value="12.9778132511871" calcext:value-type="float">
            <text:p>12.9778132512</text:p>
          </table:table-cell>
          <table:table-cell office:value-type="float" office:value="0.00336579313336238" calcext:value-type="float">
            <text:p>0.0033657931</text:p>
          </table:table-cell>
          <table:table-cell office:value-type="float" office:value="0.043605687646643" calcext:value-type="float">
            <text:p>0.0436056876</text:p>
          </table:table-cell>
        </table:table-row>
        <table:table-row table:style-name="ro1">
          <table:table-cell office:value-type="string" calcext:value-type="string">
            <text:p>Pc30173_g4_i1</text:p>
          </table:table-cell>
          <table:table-cell office:value-type="float" office:value="2.08907016000953" calcext:value-type="float">
            <text:p>2.08907016</text:p>
          </table:table-cell>
          <table:table-cell office:value-type="float" office:value="5.82696751770669" calcext:value-type="float">
            <text:p>5.8269675177</text:p>
          </table:table-cell>
          <table:table-cell office:value-type="float" office:value="54.2085280959157" calcext:value-type="float">
            <text:p>54.2085280959</text:p>
          </table:table-cell>
          <table:table-cell office:value-type="float" office:value="0.0000065359161711082" calcext:value-type="float">
            <text:p>6.5359161711082E-006</text:p>
          </table:table-cell>
          <table:table-cell office:value-type="float" office:value="0.0018864916502339" calcext:value-type="float">
            <text:p>0.0018864917</text:p>
          </table:table-cell>
        </table:table-row>
        <table:table-row table:style-name="ro1">
          <table:table-cell office:value-type="string" calcext:value-type="string">
            <text:p>STRINITY_DN10475_c0_g1_i1</text:p>
          </table:table-cell>
          <table:table-cell office:value-type="float" office:value="-1.72911840193531" calcext:value-type="float">
            <text:p>-1.7291184019</text:p>
          </table:table-cell>
          <table:table-cell office:value-type="float" office:value="4.83541436376017" calcext:value-type="float">
            <text:p>4.8354143638</text:p>
          </table:table-cell>
          <table:table-cell office:value-type="float" office:value="15.5518787050618" calcext:value-type="float">
            <text:p>15.5518787051</text:p>
          </table:table-cell>
          <table:table-cell office:value-type="float" office:value="0.00177811910951807" calcext:value-type="float">
            <text:p>0.0017781191</text:p>
          </table:table-cell>
          <table:table-cell office:value-type="float" office:value="0.0288672684854047" calcext:value-type="float">
            <text:p>0.0288672685</text:p>
          </table:table-cell>
        </table:table-row>
        <table:table-row table:style-name="ro1">
          <table:table-cell office:value-type="string" calcext:value-type="string">
            <text:p>Pc32395_g1_i2</text:p>
          </table:table-cell>
          <table:table-cell office:value-type="float" office:value="1.660728532772" calcext:value-type="float">
            <text:p>1.6607285328</text:p>
          </table:table-cell>
          <table:table-cell office:value-type="float" office:value="4.0638078688691" calcext:value-type="float">
            <text:p>4.0638078689</text:p>
          </table:table-cell>
          <table:table-cell office:value-type="float" office:value="28.7919047771791" calcext:value-type="float">
            <text:p>28.7919047772</text:p>
          </table:table-cell>
          <table:table-cell office:value-type="float" office:value="0.000142570273898036" calcext:value-type="float">
            <text:p>0.0001425703</text:p>
          </table:table-cell>
          <table:table-cell office:value-type="float" office:value="0.00677163683840386" calcext:value-type="float">
            <text:p>0.0067716368</text:p>
          </table:table-cell>
        </table:table-row>
        <table:table-row table:style-name="ro1">
          <table:table-cell office:value-type="string" calcext:value-type="string">
            <text:p>MTRINITY_DN7399_c0_g1_i1</text:p>
          </table:table-cell>
          <table:table-cell office:value-type="float" office:value="-5.74756387224572" calcext:value-type="float">
            <text:p>-5.7475638722</text:p>
          </table:table-cell>
          <table:table-cell office:value-type="float" office:value="-0.456519511775246" calcext:value-type="float">
            <text:p>-0.4565195118</text:p>
          </table:table-cell>
          <table:table-cell office:value-type="float" office:value="14.5651801611926" calcext:value-type="float">
            <text:p>14.5651801612</text:p>
          </table:table-cell>
          <table:table-cell office:value-type="float" office:value="0.0026002193977197" calcext:value-type="float">
            <text:p>0.0026002194</text:p>
          </table:table-cell>
          <table:table-cell office:value-type="float" office:value="0.0368677259030997" calcext:value-type="float">
            <text:p>0.0368677259</text:p>
          </table:table-cell>
        </table:table-row>
        <table:table-row table:style-name="ro1">
          <table:table-cell office:value-type="string" calcext:value-type="string">
            <text:p>STRINITY_DN11623_c0_g1_i1</text:p>
          </table:table-cell>
          <table:table-cell office:value-type="float" office:value="-1.71191487443496" calcext:value-type="float">
            <text:p>-1.7119148744</text:p>
          </table:table-cell>
          <table:table-cell office:value-type="float" office:value="3.30178400545389" calcext:value-type="float">
            <text:p>3.3017840055</text:p>
          </table:table-cell>
          <table:table-cell office:value-type="float" office:value="29.8291060987669" calcext:value-type="float">
            <text:p>29.8291060988</text:p>
          </table:table-cell>
          <table:table-cell office:value-type="float" office:value="0.000323837894560175" calcext:value-type="float">
            <text:p>0.0003238379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Pc28767_g1_i2</text:p>
          </table:table-cell>
          <table:table-cell office:value-type="float" office:value="-2.32657965351232" calcext:value-type="float">
            <text:p>-2.3265796535</text:p>
          </table:table-cell>
          <table:table-cell office:value-type="float" office:value="2.28460923604356" calcext:value-type="float">
            <text:p>2.284609236</text:p>
          </table:table-cell>
          <table:table-cell office:value-type="float" office:value="20.8220084234309" calcext:value-type="float">
            <text:p>20.8220084234</text:p>
          </table:table-cell>
          <table:table-cell office:value-type="float" office:value="0.000574333642911741" calcext:value-type="float">
            <text:p>0.0005743336</text:p>
          </table:table-cell>
          <table:table-cell office:value-type="float" office:value="0.0145857422105961" calcext:value-type="float">
            <text:p>0.0145857422</text:p>
          </table:table-cell>
        </table:table-row>
        <table:table-row table:style-name="ro1">
          <table:table-cell office:value-type="string" calcext:value-type="string">
            <text:p>STRINITY_DN9746_c0_g1_i1</text:p>
          </table:table-cell>
          <table:table-cell office:value-type="float" office:value="-3.76843661989069" calcext:value-type="float">
            <text:p>-3.7684366199</text:p>
          </table:table-cell>
          <table:table-cell office:value-type="float" office:value="5.25833659374849" calcext:value-type="float">
            <text:p>5.2583365937</text:p>
          </table:table-cell>
          <table:table-cell office:value-type="float" office:value="34.1044868712486" calcext:value-type="float">
            <text:p>34.1044868712</text:p>
          </table:table-cell>
          <table:table-cell office:value-type="float" office:value="0.000065263943139684" calcext:value-type="float">
            <text:p>6.5263943139684E-005</text:p>
          </table:table-cell>
          <table:table-cell office:value-type="float" office:value="0.00458803991842397" calcext:value-type="float">
            <text:p>0.0045880399</text:p>
          </table:table-cell>
        </table:table-row>
        <table:table-row table:style-name="ro1">
          <table:table-cell office:value-type="string" calcext:value-type="string">
            <text:p>STRINITY_DN11762_c2_g1_i1</text:p>
          </table:table-cell>
          <table:table-cell office:value-type="float" office:value="2.1196952095652" calcext:value-type="float">
            <text:p>2.1196952096</text:p>
          </table:table-cell>
          <table:table-cell office:value-type="float" office:value="1.7995274553243" calcext:value-type="float">
            <text:p>1.7995274553</text:p>
          </table:table-cell>
          <table:table-cell office:value-type="float" office:value="21.248267410032" calcext:value-type="float">
            <text:p>21.24826741</text:p>
          </table:table-cell>
          <table:table-cell office:value-type="float" office:value="0.000528601804568438" calcext:value-type="float">
            <text:p>0.0005286018</text:p>
          </table:table-cell>
          <table:table-cell office:value-type="float" office:value="0.0139433822227903" calcext:value-type="float">
            <text:p>0.0139433822</text:p>
          </table:table-cell>
        </table:table-row>
        <table:table-row table:style-name="ro1">
          <table:table-cell office:value-type="string" calcext:value-type="string">
            <text:p>MTRINITY_DN15310_c0_g1_i3</text:p>
          </table:table-cell>
          <table:table-cell office:value-type="float" office:value="-3.17966407383206" calcext:value-type="float">
            <text:p>-3.1796640738</text:p>
          </table:table-cell>
          <table:table-cell office:value-type="float" office:value="2.42031332751427" calcext:value-type="float">
            <text:p>2.4203133275</text:p>
          </table:table-cell>
          <table:table-cell office:value-type="float" office:value="30.5754010456512" calcext:value-type="float">
            <text:p>30.5754010457</text:p>
          </table:table-cell>
          <table:table-cell office:value-type="float" office:value="0.000108470998018748" calcext:value-type="float">
            <text:p>0.000108471</text:p>
          </table:table-cell>
          <table:table-cell office:value-type="float" office:value="0.00586289361628353" calcext:value-type="float">
            <text:p>0.0058628936</text:p>
          </table:table-cell>
        </table:table-row>
        <table:table-row table:style-name="ro1">
          <table:table-cell office:value-type="string" calcext:value-type="string">
            <text:p>MTRINITY_DN5499_c0_g1_i1</text:p>
          </table:table-cell>
          <table:table-cell office:value-type="float" office:value="1.70994790249618" calcext:value-type="float">
            <text:p>1.7099479025</text:p>
          </table:table-cell>
          <table:table-cell office:value-type="float" office:value="3.55858268812309" calcext:value-type="float">
            <text:p>3.5585826881</text:p>
          </table:table-cell>
          <table:table-cell office:value-type="float" office:value="18.6949790634385" calcext:value-type="float">
            <text:p>18.6949790634</text:p>
          </table:table-cell>
          <table:table-cell office:value-type="float" office:value="0.000884242894876938" calcext:value-type="float">
            <text:p>0.0008842429</text:p>
          </table:table-cell>
          <table:table-cell office:value-type="float" office:value="0.0187962577777511" calcext:value-type="float">
            <text:p>0.0187962578</text:p>
          </table:table-cell>
        </table:table-row>
        <table:table-row table:style-name="ro1">
          <table:table-cell office:value-type="string" calcext:value-type="string">
            <text:p>MTRINITY_DN14355_c3_g1_i4</text:p>
          </table:table-cell>
          <table:table-cell office:value-type="float" office:value="-4.04108477639819" calcext:value-type="float">
            <text:p>-4.0410847764</text:p>
          </table:table-cell>
          <table:table-cell office:value-type="float" office:value="3.69872726855829" calcext:value-type="float">
            <text:p>3.6987272686</text:p>
          </table:table-cell>
          <table:table-cell office:value-type="float" office:value="33.6188959824633" calcext:value-type="float">
            <text:p>33.6188959825</text:p>
          </table:table-cell>
          <table:table-cell office:value-type="float" office:value="0.0000698217747316597" calcext:value-type="float">
            <text:p>6.98217747316597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MTRINITY_DN951_c1_g1_i1</text:p>
          </table:table-cell>
          <table:table-cell office:value-type="float" office:value="1.73086980629909" calcext:value-type="float">
            <text:p>1.7308698063</text:p>
          </table:table-cell>
          <table:table-cell office:value-type="float" office:value="2.09030302743383" calcext:value-type="float">
            <text:p>2.0903030274</text:p>
          </table:table-cell>
          <table:table-cell office:value-type="float" office:value="17.3724063709283" calcext:value-type="float">
            <text:p>17.3724063709</text:p>
          </table:table-cell>
          <table:table-cell office:value-type="float" office:value="0.00220117820665126" calcext:value-type="float">
            <text:p>0.0022011782</text:p>
          </table:table-cell>
          <table:table-cell office:value-type="float" office:value="0.033170164361073" calcext:value-type="float">
            <text:p>0.0331701644</text:p>
          </table:table-cell>
        </table:table-row>
        <table:table-row table:style-name="ro1">
          <table:table-cell office:value-type="string" calcext:value-type="string">
            <text:p>Pc17130_g1_i2</text:p>
          </table:table-cell>
          <table:table-cell office:value-type="float" office:value="-4.12414395531462" calcext:value-type="float">
            <text:p>-4.1241439553</text:p>
          </table:table-cell>
          <table:table-cell office:value-type="float" office:value="4.55640392204966" calcext:value-type="float">
            <text:p>4.556403922</text:p>
          </table:table-cell>
          <table:table-cell office:value-type="float" office:value="29.1460864123793" calcext:value-type="float">
            <text:p>29.1460864124</text:p>
          </table:table-cell>
          <table:table-cell office:value-type="float" office:value="0.000134907678328413" calcext:value-type="float">
            <text:p>0.0001349077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Pc31304_g2_i1</text:p>
          </table:table-cell>
          <table:table-cell office:value-type="float" office:value="-6.88556331382381" calcext:value-type="float">
            <text:p>-6.8855633138</text:p>
          </table:table-cell>
          <table:table-cell office:value-type="float" office:value="-0.590162286918728" calcext:value-type="float">
            <text:p>-0.5901622869</text:p>
          </table:table-cell>
          <table:table-cell office:value-type="float" office:value="16.3881580772296" calcext:value-type="float">
            <text:p>16.3881580772</text:p>
          </table:table-cell>
          <table:table-cell office:value-type="float" office:value="0.00172418867075073" calcext:value-type="float">
            <text:p>0.0017241887</text:p>
          </table:table-cell>
          <table:table-cell office:value-type="float" office:value="0.0282873113729313" calcext:value-type="float">
            <text:p>0.0282873114</text:p>
          </table:table-cell>
        </table:table-row>
        <table:table-row table:style-name="ro1">
          <table:table-cell office:value-type="string" calcext:value-type="string">
            <text:p>MTRINITY_DN13936_c0_g2_i1</text:p>
          </table:table-cell>
          <table:table-cell office:value-type="float" office:value="-3.1327791932331" calcext:value-type="float">
            <text:p>-3.1327791932</text:p>
          </table:table-cell>
          <table:table-cell office:value-type="float" office:value="1.84101818148579" calcext:value-type="float">
            <text:p>1.8410181815</text:p>
          </table:table-cell>
          <table:table-cell office:value-type="float" office:value="27.6499325416379" calcext:value-type="float">
            <text:p>27.6499325416</text:p>
          </table:table-cell>
          <table:table-cell office:value-type="float" office:value="0.000170947995279248" calcext:value-type="float">
            <text:p>0.000170948</text:p>
          </table:table-cell>
          <table:table-cell office:value-type="float" office:value="0.00735174344167977" calcext:value-type="float">
            <text:p>0.0073517434</text:p>
          </table:table-cell>
        </table:table-row>
        <table:table-row table:style-name="ro1">
          <table:table-cell office:value-type="string" calcext:value-type="string">
            <text:p>MTRINITY_DN9278_c0_g1_i1</text:p>
          </table:table-cell>
          <table:table-cell office:value-type="float" office:value="-1.66487130926845" calcext:value-type="float">
            <text:p>-1.6648713093</text:p>
          </table:table-cell>
          <table:table-cell office:value-type="float" office:value="5.89441644901526" calcext:value-type="float">
            <text:p>5.894416449</text:p>
          </table:table-cell>
          <table:table-cell office:value-type="float" office:value="18.8553296445346" calcext:value-type="float">
            <text:p>18.8553296445</text:p>
          </table:table-cell>
          <table:table-cell office:value-type="float" office:value="0.00085502471226246" calcext:value-type="float">
            <text:p>0.0008550247</text:p>
          </table:table-cell>
          <table:table-cell office:value-type="float" office:value="0.0184057675305844" calcext:value-type="float">
            <text:p>0.0184057675</text:p>
          </table:table-cell>
        </table:table-row>
        <table:table-row table:style-name="ro1">
          <table:table-cell office:value-type="string" calcext:value-type="string">
            <text:p>MTRINITY_DN21475_c0_g1_i1</text:p>
          </table:table-cell>
          <table:table-cell office:value-type="float" office:value="-1.59145491129798" calcext:value-type="float">
            <text:p>-1.5914549113</text:p>
          </table:table-cell>
          <table:table-cell office:value-type="float" office:value="6.21888435779498" calcext:value-type="float">
            <text:p>6.2188843578</text:p>
          </table:table-cell>
          <table:table-cell office:value-type="float" office:value="16.1705541137516" calcext:value-type="float">
            <text:p>16.1705541138</text:p>
          </table:table-cell>
          <table:table-cell office:value-type="float" office:value="0.00153976807137248" calcext:value-type="float">
            <text:p>0.0015397681</text:p>
          </table:table-cell>
          <table:table-cell office:value-type="float" office:value="0.0261725696299316" calcext:value-type="float">
            <text:p>0.0261725696</text:p>
          </table:table-cell>
        </table:table-row>
        <table:table-row table:style-name="ro1">
          <table:table-cell office:value-type="string" calcext:value-type="string">
            <text:p>Pc21210_g2_i2</text:p>
          </table:table-cell>
          <table:table-cell office:value-type="float" office:value="2.66517410372643" calcext:value-type="float">
            <text:p>2.6651741037</text:p>
          </table:table-cell>
          <table:table-cell office:value-type="float" office:value="1.70875970657509" calcext:value-type="float">
            <text:p>1.7087597066</text:p>
          </table:table-cell>
          <table:table-cell office:value-type="float" office:value="17.0511885802396" calcext:value-type="float">
            <text:p>17.0511885802</text:p>
          </table:table-cell>
          <table:table-cell office:value-type="float" office:value="0.00126164597399463" calcext:value-type="float">
            <text:p>0.001261646</text:p>
          </table:table-cell>
          <table:table-cell office:value-type="float" office:value="0.0233906526978082" calcext:value-type="float">
            <text:p>0.0233906527</text:p>
          </table:table-cell>
        </table:table-row>
        <table:table-row table:style-name="ro1">
          <table:table-cell office:value-type="string" calcext:value-type="string">
            <text:p>MTRINITY_DN7908_c0_g2_i1</text:p>
          </table:table-cell>
          <table:table-cell office:value-type="float" office:value="1.62205129783635" calcext:value-type="float">
            <text:p>1.6220512978</text:p>
          </table:table-cell>
          <table:table-cell office:value-type="float" office:value="3.91597019945354" calcext:value-type="float">
            <text:p>3.9159701995</text:p>
          </table:table-cell>
          <table:table-cell office:value-type="float" office:value="20.3352005415263" calcext:value-type="float">
            <text:p>20.3352005415</text:p>
          </table:table-cell>
          <table:table-cell office:value-type="float" office:value="0.000632291609961373" calcext:value-type="float">
            <text:p>0.0006322916</text:p>
          </table:table-cell>
          <table:table-cell office:value-type="float" office:value="0.0154309996323744" calcext:value-type="float">
            <text:p>0.0154309996</text:p>
          </table:table-cell>
        </table:table-row>
        <table:table-row table:style-name="ro1">
          <table:table-cell office:value-type="string" calcext:value-type="string">
            <text:p>STRINITY_DN8509_c0_g1_i2</text:p>
          </table:table-cell>
          <table:table-cell office:value-type="float" office:value="-2.35966242777457" calcext:value-type="float">
            <text:p>-2.3596624278</text:p>
          </table:table-cell>
          <table:table-cell office:value-type="float" office:value="2.18893721718031" calcext:value-type="float">
            <text:p>2.1889372172</text:p>
          </table:table-cell>
          <table:table-cell office:value-type="float" office:value="27.2333005633485" calcext:value-type="float">
            <text:p>27.2333005633</text:p>
          </table:table-cell>
          <table:table-cell office:value-type="float" office:value="0.000182896845833682" calcext:value-type="float">
            <text:p>0.0001828968</text:p>
          </table:table-cell>
          <table:table-cell office:value-type="float" office:value="0.00767809649815049" calcext:value-type="float">
            <text:p>0.0076780965</text:p>
          </table:table-cell>
        </table:table-row>
        <table:table-row table:style-name="ro1">
          <table:table-cell office:value-type="string" calcext:value-type="string">
            <text:p>MTRINITY_DN16740_c0_g1_i2</text:p>
          </table:table-cell>
          <table:table-cell office:value-type="float" office:value="-3.69721907335836" calcext:value-type="float">
            <text:p>-3.6972190734</text:p>
          </table:table-cell>
          <table:table-cell office:value-type="float" office:value="5.61851139239029" calcext:value-type="float">
            <text:p>5.6185113924</text:p>
          </table:table-cell>
          <table:table-cell office:value-type="float" office:value="19.1105361080345" calcext:value-type="float">
            <text:p>19.110536108</text:p>
          </table:table-cell>
          <table:table-cell office:value-type="float" office:value="0.000810803682982761" calcext:value-type="float">
            <text:p>0.0008108037</text:p>
          </table:table-cell>
          <table:table-cell office:value-type="float" office:value="0.0177914509910647" calcext:value-type="float">
            <text:p>0.017791451</text:p>
          </table:table-cell>
        </table:table-row>
        <table:table-row table:style-name="ro1">
          <table:table-cell office:value-type="string" calcext:value-type="string">
            <text:p>STRINITY_DN9327_c0_g1_i1</text:p>
          </table:table-cell>
          <table:table-cell office:value-type="float" office:value="-5.44255975540635" calcext:value-type="float">
            <text:p>-5.4425597554</text:p>
          </table:table-cell>
          <table:table-cell office:value-type="float" office:value="-0.126221467295109" calcext:value-type="float">
            <text:p>-0.1262214673</text:p>
          </table:table-cell>
          <table:table-cell office:value-type="float" office:value="15.4053441943092" calcext:value-type="float">
            <text:p>15.4053441943</text:p>
          </table:table-cell>
          <table:table-cell office:value-type="float" office:value="0.00184069956165478" calcext:value-type="float">
            <text:p>0.0018406996</text:p>
          </table:table-cell>
          <table:table-cell office:value-type="float" office:value="0.029516089445381" calcext:value-type="float">
            <text:p>0.0295160894</text:p>
          </table:table-cell>
        </table:table-row>
        <table:table-row table:style-name="ro1">
          <table:table-cell office:value-type="string" calcext:value-type="string">
            <text:p>STRINITY_DN9387_c0_g1_i1</text:p>
          </table:table-cell>
          <table:table-cell office:value-type="float" office:value="-8.4305712064938" calcext:value-type="float">
            <text:p>-8.4305712065</text:p>
          </table:table-cell>
          <table:table-cell office:value-type="float" office:value="0.338725415407692" calcext:value-type="float">
            <text:p>0.3387254154</text:p>
          </table:table-cell>
          <table:table-cell office:value-type="float" office:value="16.8440554256959" calcext:value-type="float">
            <text:p>16.8440554257</text:p>
          </table:table-cell>
          <table:table-cell office:value-type="float" office:value="0.0015628464375418" calcext:value-type="float">
            <text:p>0.0015628464</text:p>
          </table:table-cell>
          <table:table-cell office:value-type="float" office:value="0.026400407632037" calcext:value-type="float">
            <text:p>0.0264004076</text:p>
          </table:table-cell>
        </table:table-row>
        <table:table-row table:style-name="ro1">
          <table:table-cell office:value-type="string" calcext:value-type="string">
            <text:p>STRINITY_DN9499_c0_g1_i1</text:p>
          </table:table-cell>
          <table:table-cell office:value-type="float" office:value="1.22524060463258" calcext:value-type="float">
            <text:p>1.2252406046</text:p>
          </table:table-cell>
          <table:table-cell office:value-type="float" office:value="6.88693935058098" calcext:value-type="float">
            <text:p>6.8869393506</text:p>
          </table:table-cell>
          <table:table-cell office:value-type="float" office:value="14.2464809422542" calcext:value-type="float">
            <text:p>14.2464809423</text:p>
          </table:table-cell>
          <table:table-cell office:value-type="float" office:value="0.00265356069280945" calcext:value-type="float">
            <text:p>0.0026535607</text:p>
          </table:table-cell>
          <table:table-cell office:value-type="float" office:value="0.0373965187214808" calcext:value-type="float">
            <text:p>0.0373965187</text:p>
          </table:table-cell>
        </table:table-row>
        <table:table-row table:style-name="ro1">
          <table:table-cell office:value-type="string" calcext:value-type="string">
            <text:p>MTRINITY_DN17526_c0_g1_i1</text:p>
          </table:table-cell>
          <table:table-cell office:value-type="float" office:value="1.23168913588921" calcext:value-type="float">
            <text:p>1.2316891359</text:p>
          </table:table-cell>
          <table:table-cell office:value-type="float" office:value="6.26328171349536" calcext:value-type="float">
            <text:p>6.2632817135</text:p>
          </table:table-cell>
          <table:table-cell office:value-type="float" office:value="21.4164167653578" calcext:value-type="float">
            <text:p>21.4164167654</text:p>
          </table:table-cell>
          <table:table-cell office:value-type="float" office:value="0.00220707607070255" calcext:value-type="float">
            <text:p>0.0022070761</text:p>
          </table:table-cell>
          <table:table-cell office:value-type="float" office:value="0.0332090273134582" calcext:value-type="float">
            <text:p>0.0332090273</text:p>
          </table:table-cell>
        </table:table-row>
        <table:table-row table:style-name="ro1">
          <table:table-cell office:value-type="string" calcext:value-type="string">
            <text:p>MTRINITY_DN15760_c9_g2_i4</text:p>
          </table:table-cell>
          <table:table-cell office:value-type="float" office:value="1.2145039091241" calcext:value-type="float">
            <text:p>1.2145039091</text:p>
          </table:table-cell>
          <table:table-cell office:value-type="float" office:value="6.01159856871235" calcext:value-type="float">
            <text:p>6.0115985687</text:p>
          </table:table-cell>
          <table:table-cell office:value-type="float" office:value="14.6809767974235" calcext:value-type="float">
            <text:p>14.6809767974</text:p>
          </table:table-cell>
          <table:table-cell office:value-type="float" office:value="0.00245966180543616" calcext:value-type="float">
            <text:p>0.0024596618</text:p>
          </table:table-cell>
          <table:table-cell office:value-type="float" office:value="0.0356342316967098" calcext:value-type="float">
            <text:p>0.0356342317</text:p>
          </table:table-cell>
        </table:table-row>
        <table:table-row table:style-name="ro1">
          <table:table-cell office:value-type="string" calcext:value-type="string">
            <text:p>Pc28957_g1_i1</text:p>
          </table:table-cell>
          <table:table-cell office:value-type="float" office:value="-2.34249844252417" calcext:value-type="float">
            <text:p>-2.3424984425</text:p>
          </table:table-cell>
          <table:table-cell office:value-type="float" office:value="4.16389320005528" calcext:value-type="float">
            <text:p>4.1638932001</text:p>
          </table:table-cell>
          <table:table-cell office:value-type="float" office:value="17.6047400983516" calcext:value-type="float">
            <text:p>17.6047400984</text:p>
          </table:table-cell>
          <table:table-cell office:value-type="float" office:value="0.00111674513582468" calcext:value-type="float">
            <text:p>0.0011167451</text:p>
          </table:table-cell>
          <table:table-cell office:value-type="float" office:value="0.0215578491879004" calcext:value-type="float">
            <text:p>0.0215578492</text:p>
          </table:table-cell>
        </table:table-row>
        <table:table-row table:style-name="ro1">
          <table:table-cell office:value-type="string" calcext:value-type="string">
            <text:p>MTRINITY_DN10249_c0_g1_i1</text:p>
          </table:table-cell>
          <table:table-cell office:value-type="float" office:value="-3.85995140267285" calcext:value-type="float">
            <text:p>-3.8599514027</text:p>
          </table:table-cell>
          <table:table-cell office:value-type="float" office:value="2.61055161819899" calcext:value-type="float">
            <text:p>2.6105516182</text:p>
          </table:table-cell>
          <table:table-cell office:value-type="float" office:value="19.3098256577477" calcext:value-type="float">
            <text:p>19.3098256577</text:p>
          </table:table-cell>
          <table:table-cell office:value-type="float" office:value="0.000778113119338595" calcext:value-type="float">
            <text:p>0.0007781131</text:p>
          </table:table-cell>
          <table:table-cell office:value-type="float" office:value="0.0173855644739431" calcext:value-type="float">
            <text:p>0.0173855645</text:p>
          </table:table-cell>
        </table:table-row>
        <table:table-row table:style-name="ro1">
          <table:table-cell office:value-type="string" calcext:value-type="string">
            <text:p>Pc31866_g2_i5</text:p>
          </table:table-cell>
          <table:table-cell office:value-type="float" office:value="-2.26772526014364" calcext:value-type="float">
            <text:p>-2.2677252601</text:p>
          </table:table-cell>
          <table:table-cell office:value-type="float" office:value="1.70784581757233" calcext:value-type="float">
            <text:p>1.7078458176</text:p>
          </table:table-cell>
          <table:table-cell office:value-type="float" office:value="19.6421984804325" calcext:value-type="float">
            <text:p>19.6421984804</text:p>
          </table:table-cell>
          <table:table-cell office:value-type="float" office:value="0.000809671490878193" calcext:value-type="float">
            <text:p>0.0008096715</text:p>
          </table:table-cell>
          <table:table-cell office:value-type="float" office:value="0.0177914509910647" calcext:value-type="float">
            <text:p>0.017791451</text:p>
          </table:table-cell>
        </table:table-row>
        <table:table-row table:style-name="ro1">
          <table:table-cell office:value-type="string" calcext:value-type="string">
            <text:p>MTRINITY_DN17334_c0_g1_i1</text:p>
          </table:table-cell>
          <table:table-cell office:value-type="float" office:value="1.31628663548301" calcext:value-type="float">
            <text:p>1.3162866355</text:p>
          </table:table-cell>
          <table:table-cell office:value-type="float" office:value="4.86860058479718" calcext:value-type="float">
            <text:p>4.8686005848</text:p>
          </table:table-cell>
          <table:table-cell office:value-type="float" office:value="19.7951534092242" calcext:value-type="float">
            <text:p>19.7951534092</text:p>
          </table:table-cell>
          <table:table-cell office:value-type="float" office:value="0.00135177654307473" calcext:value-type="float">
            <text:p>0.0013517765</text:p>
          </table:table-cell>
          <table:table-cell office:value-type="float" office:value="0.0243493304544997" calcext:value-type="float">
            <text:p>0.0243493305</text:p>
          </table:table-cell>
        </table:table-row>
        <table:table-row table:style-name="ro1">
          <table:table-cell office:value-type="string" calcext:value-type="string">
            <text:p>STRINITY_DN11651_c1_g1_i1</text:p>
          </table:table-cell>
          <table:table-cell office:value-type="float" office:value="1.49259672160285" calcext:value-type="float">
            <text:p>1.4925967216</text:p>
          </table:table-cell>
          <table:table-cell office:value-type="float" office:value="5.7116900050356" calcext:value-type="float">
            <text:p>5.711690005</text:p>
          </table:table-cell>
          <table:table-cell office:value-type="float" office:value="27.3301958829949" calcext:value-type="float">
            <text:p>27.330195883</text:p>
          </table:table-cell>
          <table:table-cell office:value-type="float" office:value="0.000200958988818069" calcext:value-type="float">
            <text:p>0.000200959</text:p>
          </table:table-cell>
          <table:table-cell office:value-type="float" office:value="0.00808630955273565" calcext:value-type="float">
            <text:p>0.0080863096</text:p>
          </table:table-cell>
        </table:table-row>
        <table:table-row table:style-name="ro1">
          <table:table-cell office:value-type="string" calcext:value-type="string">
            <text:p>Pc33218_g1_i1</text:p>
          </table:table-cell>
          <table:table-cell office:value-type="float" office:value="1.63403143777184" calcext:value-type="float">
            <text:p>1.6340314378</text:p>
          </table:table-cell>
          <table:table-cell office:value-type="float" office:value="3.38391606440752" calcext:value-type="float">
            <text:p>3.3839160644</text:p>
          </table:table-cell>
          <table:table-cell office:value-type="float" office:value="13.9878900889603" calcext:value-type="float">
            <text:p>13.987890089</text:p>
          </table:table-cell>
          <table:table-cell office:value-type="float" office:value="0.0025993056344964" calcext:value-type="float">
            <text:p>0.0025993056</text:p>
          </table:table-cell>
          <table:table-cell office:value-type="float" office:value="0.0368677259030997" calcext:value-type="float">
            <text:p>0.0368677259</text:p>
          </table:table-cell>
        </table:table-row>
        <table:table-row table:style-name="ro1">
          <table:table-cell office:value-type="string" calcext:value-type="string">
            <text:p>MTRINITY_DN12732_c0_g1_i3</text:p>
          </table:table-cell>
          <table:table-cell office:value-type="float" office:value="-5.19918933671095" calcext:value-type="float">
            <text:p>-5.1991893367</text:p>
          </table:table-cell>
          <table:table-cell office:value-type="float" office:value="0.889692465893676" calcext:value-type="float">
            <text:p>0.8896924659</text:p>
          </table:table-cell>
          <table:table-cell office:value-type="float" office:value="22.0681987956878" calcext:value-type="float">
            <text:p>22.0681987957</text:p>
          </table:table-cell>
          <table:table-cell office:value-type="float" office:value="0.000452000406897836" calcext:value-type="float">
            <text:p>0.0004520004</text:p>
          </table:table-cell>
          <table:table-cell office:value-type="float" office:value="0.0128122268312174" calcext:value-type="float">
            <text:p>0.0128122268</text:p>
          </table:table-cell>
        </table:table-row>
        <table:table-row table:style-name="ro1">
          <table:table-cell office:value-type="string" calcext:value-type="string">
            <text:p>MTRINITY_DN10132_c0_g1_i1</text:p>
          </table:table-cell>
          <table:table-cell office:value-type="float" office:value="-3.48359079453421" calcext:value-type="float">
            <text:p>-3.4835907945</text:p>
          </table:table-cell>
          <table:table-cell office:value-type="float" office:value="0.969863272926637" calcext:value-type="float">
            <text:p>0.9698632729</text:p>
          </table:table-cell>
          <table:table-cell office:value-type="float" office:value="19.5770933425726" calcext:value-type="float">
            <text:p>19.5770933426</text:p>
          </table:table-cell>
          <table:table-cell office:value-type="float" office:value="0.000736645375908916" calcext:value-type="float">
            <text:p>0.0007366454</text:p>
          </table:table-cell>
          <table:table-cell office:value-type="float" office:value="0.0168798632778884" calcext:value-type="float">
            <text:p>0.0168798633</text:p>
          </table:table-cell>
        </table:table-row>
        <table:table-row table:style-name="ro1">
          <table:table-cell office:value-type="string" calcext:value-type="string">
            <text:p>MTRINITY_DN16505_c0_g1_i1</text:p>
          </table:table-cell>
          <table:table-cell office:value-type="float" office:value="1.32161455341031" calcext:value-type="float">
            <text:p>1.3216145534</text:p>
          </table:table-cell>
          <table:table-cell office:value-type="float" office:value="4.88048878925588" calcext:value-type="float">
            <text:p>4.8804887893</text:p>
          </table:table-cell>
          <table:table-cell office:value-type="float" office:value="33.3356948731745" calcext:value-type="float">
            <text:p>33.3356948732</text:p>
          </table:table-cell>
          <table:table-cell office:value-type="float" office:value="0.00151646069000733" calcext:value-type="float">
            <text:p>0.0015164607</text:p>
          </table:table-cell>
          <table:table-cell office:value-type="float" office:value="0.0259759604525369" calcext:value-type="float">
            <text:p>0.0259759605</text:p>
          </table:table-cell>
        </table:table-row>
        <table:table-row table:style-name="ro1">
          <table:table-cell office:value-type="string" calcext:value-type="string">
            <text:p>Pc32683_g3_i3</text:p>
          </table:table-cell>
          <table:table-cell office:value-type="float" office:value="2.24099004988649" calcext:value-type="float">
            <text:p>2.2409900499</text:p>
          </table:table-cell>
          <table:table-cell office:value-type="float" office:value="3.1540724013958" calcext:value-type="float">
            <text:p>3.1540724014</text:p>
          </table:table-cell>
          <table:table-cell office:value-type="float" office:value="16.4204924653746" calcext:value-type="float">
            <text:p>16.4204924654</text:p>
          </table:table-cell>
          <table:table-cell office:value-type="float" office:value="0.00145416520019181" calcext:value-type="float">
            <text:p>0.0014541652</text:p>
          </table:table-cell>
          <table:table-cell office:value-type="float" office:value="0.0253621004602869" calcext:value-type="float">
            <text:p>0.0253621005</text:p>
          </table:table-cell>
        </table:table-row>
        <table:table-row table:style-name="ro1">
          <table:table-cell office:value-type="string" calcext:value-type="string">
            <text:p>STRINITY_DN219_c0_g1_i2</text:p>
          </table:table-cell>
          <table:table-cell office:value-type="float" office:value="-4.3100042177701" calcext:value-type="float">
            <text:p>-4.3100042178</text:p>
          </table:table-cell>
          <table:table-cell office:value-type="float" office:value="2.5564479759796" calcext:value-type="float">
            <text:p>2.556447976</text:p>
          </table:table-cell>
          <table:table-cell office:value-type="float" office:value="15.0474440888892" calcext:value-type="float">
            <text:p>15.0474440889</text:p>
          </table:table-cell>
          <table:table-cell office:value-type="float" office:value="0.00200462923849506" calcext:value-type="float">
            <text:p>0.0020046292</text:p>
          </table:table-cell>
          <table:table-cell office:value-type="float" office:value="0.0311303468603957" calcext:value-type="float">
            <text:p>0.0311303469</text:p>
          </table:table-cell>
        </table:table-row>
        <table:table-row table:style-name="ro1">
          <table:table-cell office:value-type="string" calcext:value-type="string">
            <text:p>MTRINITY_DN12120_c0_g1_i2</text:p>
          </table:table-cell>
          <table:table-cell office:value-type="float" office:value="-3.17159872492266" calcext:value-type="float">
            <text:p>-3.1715987249</text:p>
          </table:table-cell>
          <table:table-cell office:value-type="float" office:value="0.348422067030644" calcext:value-type="float">
            <text:p>0.348422067</text:p>
          </table:table-cell>
          <table:table-cell office:value-type="float" office:value="15.1456836007085" calcext:value-type="float">
            <text:p>15.1456836007</text:p>
          </table:table-cell>
          <table:table-cell office:value-type="float" office:value="0.00195799867254025" calcext:value-type="float">
            <text:p>0.0019579987</text:p>
          </table:table-cell>
          <table:table-cell office:value-type="float" office:value="0.0307405100185974" calcext:value-type="float">
            <text:p>0.03074051</text:p>
          </table:table-cell>
        </table:table-row>
        <table:table-row table:style-name="ro1">
          <table:table-cell office:value-type="string" calcext:value-type="string">
            <text:p>STRINITY_DN11872_c0_g1_i2</text:p>
          </table:table-cell>
          <table:table-cell office:value-type="float" office:value="-1.44540593650798" calcext:value-type="float">
            <text:p>-1.4454059365</text:p>
          </table:table-cell>
          <table:table-cell office:value-type="float" office:value="3.31558414340435" calcext:value-type="float">
            <text:p>3.3155841434</text:p>
          </table:table-cell>
          <table:table-cell office:value-type="float" office:value="31.3363827656725" calcext:value-type="float">
            <text:p>31.3363827657</text:p>
          </table:table-cell>
          <table:table-cell office:value-type="float" office:value="0.00361087964011687" calcext:value-type="float">
            <text:p>0.0036108796</text:p>
          </table:table-cell>
          <table:table-cell office:value-type="float" office:value="0.045485264388178" calcext:value-type="float">
            <text:p>0.0454852644</text:p>
          </table:table-cell>
        </table:table-row>
        <table:table-row table:style-name="ro1">
          <table:table-cell office:value-type="string" calcext:value-type="string">
            <text:p>Pc29887_g2_i1</text:p>
          </table:table-cell>
          <table:table-cell office:value-type="float" office:value="-3.99482948539258" calcext:value-type="float">
            <text:p>-3.9948294854</text:p>
          </table:table-cell>
          <table:table-cell office:value-type="float" office:value="5.23883264855517" calcext:value-type="float">
            <text:p>5.2388326486</text:p>
          </table:table-cell>
          <table:table-cell office:value-type="float" office:value="46.9867672921568" calcext:value-type="float">
            <text:p>46.9867672922</text:p>
          </table:table-cell>
          <table:table-cell office:value-type="float" office:value="0.0000136070310246106" calcext:value-type="float">
            <text:p>0.000013607</text:p>
          </table:table-cell>
          <table:table-cell office:value-type="float" office:value="0.00240268151351036" calcext:value-type="float">
            <text:p>0.0024026815</text:p>
          </table:table-cell>
        </table:table-row>
        <table:table-row table:style-name="ro1">
          <table:table-cell office:value-type="string" calcext:value-type="string">
            <text:p>MTRINITY_DN7756_c0_g1_i1</text:p>
          </table:table-cell>
          <table:table-cell office:value-type="float" office:value="-3.9217468824106" calcext:value-type="float">
            <text:p>-3.9217468824</text:p>
          </table:table-cell>
          <table:table-cell office:value-type="float" office:value="1.0484879748732" calcext:value-type="float">
            <text:p>1.0484879749</text:p>
          </table:table-cell>
          <table:table-cell office:value-type="float" office:value="30.3751524789712" calcext:value-type="float">
            <text:p>30.375152479</text:p>
          </table:table-cell>
          <table:table-cell office:value-type="float" office:value="0.000111785900823197" calcext:value-type="float">
            <text:p>0.0001117859</text:p>
          </table:table-cell>
          <table:table-cell office:value-type="float" office:value="0.00599212351948343" calcext:value-type="float">
            <text:p>0.0059921235</text:p>
          </table:table-cell>
        </table:table-row>
        <table:table-row table:style-name="ro1">
          <table:table-cell office:value-type="string" calcext:value-type="string">
            <text:p>STRINITY_DN13034_c2_g1_i3</text:p>
          </table:table-cell>
          <table:table-cell office:value-type="float" office:value="-2.89193956053032" calcext:value-type="float">
            <text:p>-2.8919395605</text:p>
          </table:table-cell>
          <table:table-cell office:value-type="float" office:value="2.9271155095212" calcext:value-type="float">
            <text:p>2.9271155095</text:p>
          </table:table-cell>
          <table:table-cell office:value-type="float" office:value="15.2827995488873" calcext:value-type="float">
            <text:p>15.2827995489</text:p>
          </table:table-cell>
          <table:table-cell office:value-type="float" office:value="0.0018950083224596" calcext:value-type="float">
            <text:p>0.0018950083</text:p>
          </table:table-cell>
          <table:table-cell office:value-type="float" office:value="0.0300909398012263" calcext:value-type="float">
            <text:p>0.0300909398</text:p>
          </table:table-cell>
        </table:table-row>
        <table:table-row table:style-name="ro1">
          <table:table-cell office:value-type="string" calcext:value-type="string">
            <text:p>Pc27765_g1_i2</text:p>
          </table:table-cell>
          <table:table-cell office:value-type="float" office:value="1.71142809635796" calcext:value-type="float">
            <text:p>1.7114280964</text:p>
          </table:table-cell>
          <table:table-cell office:value-type="float" office:value="2.6890580354371" calcext:value-type="float">
            <text:p>2.6890580354</text:p>
          </table:table-cell>
          <table:table-cell office:value-type="float" office:value="24.8154882586074" calcext:value-type="float">
            <text:p>24.8154882586</text:p>
          </table:table-cell>
          <table:table-cell office:value-type="float" office:value="0.000876455459923099" calcext:value-type="float">
            <text:p>0.0008764555</text:p>
          </table:table-cell>
          <table:table-cell office:value-type="float" office:value="0.018698962328338" calcext:value-type="float">
            <text:p>0.0186989623</text:p>
          </table:table-cell>
        </table:table-row>
        <table:table-row table:style-name="ro1">
          <table:table-cell office:value-type="string" calcext:value-type="string">
            <text:p>Pc27032_g6_i3</text:p>
          </table:table-cell>
          <table:table-cell office:value-type="float" office:value="-3.2441694537828" calcext:value-type="float">
            <text:p>-3.2441694538</text:p>
          </table:table-cell>
          <table:table-cell office:value-type="float" office:value="5.75682083848594" calcext:value-type="float">
            <text:p>5.7568208385</text:p>
          </table:table-cell>
          <table:table-cell office:value-type="float" office:value="62.9030094443507" calcext:value-type="float">
            <text:p>62.9030094444</text:p>
          </table:table-cell>
          <table:table-cell office:value-type="float" office:value="0.00000298859094919183" calcext:value-type="float">
            <text:p>2.98859094919183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STRINITY_DN11927_c0_g1_i1</text:p>
          </table:table-cell>
          <table:table-cell office:value-type="float" office:value="-4.45354552650042" calcext:value-type="float">
            <text:p>-4.4535455265</text:p>
          </table:table-cell>
          <table:table-cell office:value-type="float" office:value="2.69984472509269" calcext:value-type="float">
            <text:p>2.6998447251</text:p>
          </table:table-cell>
          <table:table-cell office:value-type="float" office:value="40.2759122099452" calcext:value-type="float">
            <text:p>40.2759122099</text:p>
          </table:table-cell>
          <table:table-cell office:value-type="float" office:value="0.000029324095644182" calcext:value-type="float">
            <text:p>2.9324095644182E-005</text:p>
          </table:table-cell>
          <table:table-cell office:value-type="float" office:value="0.00312145639378389" calcext:value-type="float">
            <text:p>0.0031214564</text:p>
          </table:table-cell>
        </table:table-row>
        <table:table-row table:style-name="ro1">
          <table:table-cell office:value-type="string" calcext:value-type="string">
            <text:p>STRINITY_DN12531_c0_g1_i1</text:p>
          </table:table-cell>
          <table:table-cell office:value-type="float" office:value="-3.30267172963496" calcext:value-type="float">
            <text:p>-3.3026717296</text:p>
          </table:table-cell>
          <table:table-cell office:value-type="float" office:value="0.780003730362511" calcext:value-type="float">
            <text:p>0.7800037304</text:p>
          </table:table-cell>
          <table:table-cell office:value-type="float" office:value="14.0841413262196" calcext:value-type="float">
            <text:p>14.0841413262</text:p>
          </table:table-cell>
          <table:table-cell office:value-type="float" office:value="0.00253750894521378" calcext:value-type="float">
            <text:p>0.0025375089</text:p>
          </table:table-cell>
          <table:table-cell office:value-type="float" office:value="0.0363997645418519" calcext:value-type="float">
            <text:p>0.0363997645</text:p>
          </table:table-cell>
        </table:table-row>
        <table:table-row table:style-name="ro1">
          <table:table-cell office:value-type="string" calcext:value-type="string">
            <text:p>Pc32818_g1_i4</text:p>
          </table:table-cell>
          <table:table-cell office:value-type="float" office:value="1.66526561677646" calcext:value-type="float">
            <text:p>1.6652656168</text:p>
          </table:table-cell>
          <table:table-cell office:value-type="float" office:value="4.5181316502892" calcext:value-type="float">
            <text:p>4.5181316503</text:p>
          </table:table-cell>
          <table:table-cell office:value-type="float" office:value="21.3505089165978" calcext:value-type="float">
            <text:p>21.3505089166</text:p>
          </table:table-cell>
          <table:table-cell office:value-type="float" office:value="0.000518270440099793" calcext:value-type="float">
            <text:p>0.0005182704</text:p>
          </table:table-cell>
          <table:table-cell office:value-type="float" office:value="0.0138288373963694" calcext:value-type="float">
            <text:p>0.0138288374</text:p>
          </table:table-cell>
        </table:table-row>
        <table:table-row table:style-name="ro1">
          <table:table-cell office:value-type="string" calcext:value-type="string">
            <text:p>Pc30262_g2_i2</text:p>
          </table:table-cell>
          <table:table-cell office:value-type="float" office:value="-4.54425764693199" calcext:value-type="float">
            <text:p>-4.5442576469</text:p>
          </table:table-cell>
          <table:table-cell office:value-type="float" office:value="3.19250519490261" calcext:value-type="float">
            <text:p>3.1925051949</text:p>
          </table:table-cell>
          <table:table-cell office:value-type="float" office:value="27.7369095587787" calcext:value-type="float">
            <text:p>27.7369095588</text:p>
          </table:table-cell>
          <table:table-cell office:value-type="float" office:value="0.000168569243039083" calcext:value-type="float">
            <text:p>0.0001685692</text:p>
          </table:table-cell>
          <table:table-cell office:value-type="float" office:value="0.00730174825042885" calcext:value-type="float">
            <text:p>0.0073017483</text:p>
          </table:table-cell>
        </table:table-row>
        <table:table-row table:style-name="ro1">
          <table:table-cell office:value-type="string" calcext:value-type="string">
            <text:p>MTRINITY_DN14649_c0_g1_i1</text:p>
          </table:table-cell>
          <table:table-cell office:value-type="float" office:value="1.62137418650969" calcext:value-type="float">
            <text:p>1.6213741865</text:p>
          </table:table-cell>
          <table:table-cell office:value-type="float" office:value="4.04419735872906" calcext:value-type="float">
            <text:p>4.0441973587</text:p>
          </table:table-cell>
          <table:table-cell office:value-type="float" office:value="17.69903786673" calcext:value-type="float">
            <text:p>17.6990378667</text:p>
          </table:table-cell>
          <table:table-cell office:value-type="float" office:value="0.00109403701236931" calcext:value-type="float">
            <text:p>0.001094037</text:p>
          </table:table-cell>
          <table:table-cell office:value-type="float" office:value="0.021352927852602" calcext:value-type="float">
            <text:p>0.0213529279</text:p>
          </table:table-cell>
        </table:table-row>
        <table:table-row table:style-name="ro1">
          <table:table-cell office:value-type="string" calcext:value-type="string">
            <text:p>MTRINITY_DN15306_c0_g1_i1</text:p>
          </table:table-cell>
          <table:table-cell office:value-type="float" office:value="-1.94991880769586" calcext:value-type="float">
            <text:p>-1.9499188077</text:p>
          </table:table-cell>
          <table:table-cell office:value-type="float" office:value="7.80604014605472" calcext:value-type="float">
            <text:p>7.8060401461</text:p>
          </table:table-cell>
          <table:table-cell office:value-type="float" office:value="26.6514506113283" calcext:value-type="float">
            <text:p>26.6514506113</text:p>
          </table:table-cell>
          <table:table-cell office:value-type="float" office:value="0.000201244150471884" calcext:value-type="float">
            <text:p>0.0002012442</text:p>
          </table:table-cell>
          <table:table-cell office:value-type="float" office:value="0.00808694365309907" calcext:value-type="float">
            <text:p>0.0080869437</text:p>
          </table:table-cell>
        </table:table-row>
        <table:table-row table:style-name="ro1">
          <table:table-cell office:value-type="string" calcext:value-type="string">
            <text:p>STRINITY_DN2788_c0_g2_i1</text:p>
          </table:table-cell>
          <table:table-cell office:value-type="float" office:value="-3.01108382044337" calcext:value-type="float">
            <text:p>-3.0110838204</text:p>
          </table:table-cell>
          <table:table-cell office:value-type="float" office:value="5.26713642013918" calcext:value-type="float">
            <text:p>5.2671364201</text:p>
          </table:table-cell>
          <table:table-cell office:value-type="float" office:value="24.0900844482379" calcext:value-type="float">
            <text:p>24.0900844482</text:p>
          </table:table-cell>
          <table:table-cell office:value-type="float" office:value="0.000312217403960666" calcext:value-type="float">
            <text:p>0.0003122174</text:p>
          </table:table-cell>
          <table:table-cell office:value-type="float" office:value="0.0104019334429426" calcext:value-type="float">
            <text:p>0.0104019334</text:p>
          </table:table-cell>
        </table:table-row>
        <table:table-row table:style-name="ro1">
          <table:table-cell office:value-type="string" calcext:value-type="string">
            <text:p>MTRINITY_DN12782_c0_g1_i1</text:p>
          </table:table-cell>
          <table:table-cell office:value-type="float" office:value="-3.46816712002066" calcext:value-type="float">
            <text:p>-3.46816712</text:p>
          </table:table-cell>
          <table:table-cell office:value-type="float" office:value="3.27930172095777" calcext:value-type="float">
            <text:p>3.279301721</text:p>
          </table:table-cell>
          <table:table-cell office:value-type="float" office:value="59.7721228511258" calcext:value-type="float">
            <text:p>59.7721228511</text:p>
          </table:table-cell>
          <table:table-cell office:value-type="float" office:value="0.00000391770313606569" calcext:value-type="float">
            <text:p>3.91770313606569E-006</text:p>
          </table:table-cell>
          <table:table-cell office:value-type="float" office:value="0.00156802150317893" calcext:value-type="float">
            <text:p>0.0015680215</text:p>
          </table:table-cell>
        </table:table-row>
        <table:table-row table:style-name="ro1">
          <table:table-cell office:value-type="string" calcext:value-type="string">
            <text:p>Pc16596_g1_i1</text:p>
          </table:table-cell>
          <table:table-cell office:value-type="float" office:value="-2.89155365351851" calcext:value-type="float">
            <text:p>-2.8915536535</text:p>
          </table:table-cell>
          <table:table-cell office:value-type="float" office:value="5.17846843058198" calcext:value-type="float">
            <text:p>5.1784684306</text:p>
          </table:table-cell>
          <table:table-cell office:value-type="float" office:value="12.9167982301188" calcext:value-type="float">
            <text:p>12.9167982301</text:p>
          </table:table-cell>
          <table:table-cell office:value-type="float" office:value="0.00341997023872423" calcext:value-type="float">
            <text:p>0.0034199702</text:p>
          </table:table-cell>
          <table:table-cell office:value-type="float" office:value="0.0440225843164768" calcext:value-type="float">
            <text:p>0.0440225843</text:p>
          </table:table-cell>
        </table:table-row>
        <table:table-row table:style-name="ro1">
          <table:table-cell office:value-type="string" calcext:value-type="string">
            <text:p>MTRINITY_DN6121_c0_g1_i1</text:p>
          </table:table-cell>
          <table:table-cell office:value-type="float" office:value="-3.898356074185" calcext:value-type="float">
            <text:p>-3.8983560742</text:p>
          </table:table-cell>
          <table:table-cell office:value-type="float" office:value="0.754329319341493" calcext:value-type="float">
            <text:p>0.7543293193</text:p>
          </table:table-cell>
          <table:table-cell office:value-type="float" office:value="14.8588052667674" calcext:value-type="float">
            <text:p>14.8588052668</text:p>
          </table:table-cell>
          <table:table-cell office:value-type="float" office:value="0.00209784130835848" calcext:value-type="float">
            <text:p>0.0020978413</text:p>
          </table:table-cell>
          <table:table-cell office:value-type="float" office:value="0.0320494247185806" calcext:value-type="float">
            <text:p>0.0320494247</text:p>
          </table:table-cell>
        </table:table-row>
        <table:table-row table:style-name="ro1">
          <table:table-cell office:value-type="string" calcext:value-type="string">
            <text:p>STRINITY_DN10634_c0_g3_i1</text:p>
          </table:table-cell>
          <table:table-cell office:value-type="float" office:value="-3.53852857885728" calcext:value-type="float">
            <text:p>-3.5385285789</text:p>
          </table:table-cell>
          <table:table-cell office:value-type="float" office:value="2.89277971362861" calcext:value-type="float">
            <text:p>2.8927797136</text:p>
          </table:table-cell>
          <table:table-cell office:value-type="float" office:value="33.4094506684845" calcext:value-type="float">
            <text:p>33.4094506685</text:p>
          </table:table-cell>
          <table:table-cell office:value-type="float" office:value="0.0000719009069244936" calcext:value-type="float">
            <text:p>7.19009069244936E-005</text:p>
          </table:table-cell>
          <table:table-cell office:value-type="float" office:value="0.00467169139406807" calcext:value-type="float">
            <text:p>0.0046716914</text:p>
          </table:table-cell>
        </table:table-row>
        <table:table-row table:style-name="ro1">
          <table:table-cell office:value-type="string" calcext:value-type="string">
            <text:p>Pc21944_g1_i1</text:p>
          </table:table-cell>
          <table:table-cell office:value-type="float" office:value="-3.97467171607114" calcext:value-type="float">
            <text:p>-3.9746717161</text:p>
          </table:table-cell>
          <table:table-cell office:value-type="float" office:value="4.83438870037308" calcext:value-type="float">
            <text:p>4.8343887004</text:p>
          </table:table-cell>
          <table:table-cell office:value-type="float" office:value="24.5661837944728" calcext:value-type="float">
            <text:p>24.5661837945</text:p>
          </table:table-cell>
          <table:table-cell office:value-type="float" office:value="0.000287059304407687" calcext:value-type="float">
            <text:p>0.0002870593</text:p>
          </table:table-cell>
          <table:table-cell office:value-type="float" office:value="0.00991808175975863" calcext:value-type="float">
            <text:p>0.0099180818</text:p>
          </table:table-cell>
        </table:table-row>
        <table:table-row table:style-name="ro1">
          <table:table-cell office:value-type="string" calcext:value-type="string">
            <text:p>MTRINITY_DN14213_c1_g1_i1</text:p>
          </table:table-cell>
          <table:table-cell office:value-type="float" office:value="1.2468903296236" calcext:value-type="float">
            <text:p>1.2468903296</text:p>
          </table:table-cell>
          <table:table-cell office:value-type="float" office:value="4.96316613449279" calcext:value-type="float">
            <text:p>4.9631661345</text:p>
          </table:table-cell>
          <table:table-cell office:value-type="float" office:value="16.0861069791378" calcext:value-type="float">
            <text:p>16.0861069791</text:p>
          </table:table-cell>
          <table:table-cell office:value-type="float" office:value="0.00313367550335714" calcext:value-type="float">
            <text:p>0.0031336755</text:p>
          </table:table-cell>
          <table:table-cell office:value-type="float" office:value="0.0416592875375441" calcext:value-type="float">
            <text:p>0.0416592875</text:p>
          </table:table-cell>
        </table:table-row>
        <table:table-row table:style-name="ro1">
          <table:table-cell office:value-type="string" calcext:value-type="string">
            <text:p>STRINITY_DN6561_c0_g1_i3</text:p>
          </table:table-cell>
          <table:table-cell office:value-type="float" office:value="-1.69599217948337" calcext:value-type="float">
            <text:p>-1.6959921795</text:p>
          </table:table-cell>
          <table:table-cell office:value-type="float" office:value="7.03021315359391" calcext:value-type="float">
            <text:p>7.0302131536</text:p>
          </table:table-cell>
          <table:table-cell office:value-type="float" office:value="14.9418310632987" calcext:value-type="float">
            <text:p>14.9418310633</text:p>
          </table:table-cell>
          <table:table-cell office:value-type="float" office:value="0.00205620773651348" calcext:value-type="float">
            <text:p>0.0020562077</text:p>
          </table:table-cell>
          <table:table-cell office:value-type="float" office:value="0.0317045221635123" calcext:value-type="float">
            <text:p>0.0317045222</text:p>
          </table:table-cell>
        </table:table-row>
        <table:table-row table:style-name="ro1">
          <table:table-cell office:value-type="string" calcext:value-type="string">
            <text:p>MTRINITY_DN14317_c1_g3_i1</text:p>
          </table:table-cell>
          <table:table-cell office:value-type="float" office:value="-1.53953730159266" calcext:value-type="float">
            <text:p>-1.5395373016</text:p>
          </table:table-cell>
          <table:table-cell office:value-type="float" office:value="5.21726026215971" calcext:value-type="float">
            <text:p>5.2172602622</text:p>
          </table:table-cell>
          <table:table-cell office:value-type="float" office:value="16.8246131217327" calcext:value-type="float">
            <text:p>16.8246131217</text:p>
          </table:table-cell>
          <table:table-cell office:value-type="float" office:value="0.00132718321996232" calcext:value-type="float">
            <text:p>0.0013271832</text:p>
          </table:table-cell>
          <table:table-cell office:value-type="float" office:value="0.024043081410277" calcext:value-type="float">
            <text:p>0.0240430814</text:p>
          </table:table-cell>
        </table:table-row>
        <table:table-row table:style-name="ro1">
          <table:table-cell office:value-type="string" calcext:value-type="string">
            <text:p>Pc30615_g1_i1</text:p>
          </table:table-cell>
          <table:table-cell office:value-type="float" office:value="1.2040426417501" calcext:value-type="float">
            <text:p>1.2040426418</text:p>
          </table:table-cell>
          <table:table-cell office:value-type="float" office:value="5.92035395390127" calcext:value-type="float">
            <text:p>5.9203539539</text:p>
          </table:table-cell>
          <table:table-cell office:value-type="float" office:value="16.4511882498857" calcext:value-type="float">
            <text:p>16.4511882499</text:p>
          </table:table-cell>
          <table:table-cell office:value-type="float" office:value="0.00287071850461258" calcext:value-type="float">
            <text:p>0.0028707185</text:p>
          </table:table-cell>
          <table:table-cell office:value-type="float" office:value="0.0393195490386789" calcext:value-type="float">
            <text:p>0.039319549</text:p>
          </table:table-cell>
        </table:table-row>
        <table:table-row table:style-name="ro1">
          <table:table-cell office:value-type="string" calcext:value-type="string">
            <text:p>Pc32031_g3_i1</text:p>
          </table:table-cell>
          <table:table-cell office:value-type="float" office:value="1.47085491308326" calcext:value-type="float">
            <text:p>1.4708549131</text:p>
          </table:table-cell>
          <table:table-cell office:value-type="float" office:value="3.94715849193633" calcext:value-type="float">
            <text:p>3.9471584919</text:p>
          </table:table-cell>
          <table:table-cell office:value-type="float" office:value="33.6172927960436" calcext:value-type="float">
            <text:p>33.617292796</text:p>
          </table:table-cell>
          <table:table-cell office:value-type="float" office:value="0.000859548231554345" calcext:value-type="float">
            <text:p>0.0008595482</text:p>
          </table:table-cell>
          <table:table-cell office:value-type="float" office:value="0.018436134334137" calcext:value-type="float">
            <text:p>0.0184361343</text:p>
          </table:table-cell>
        </table:table-row>
        <table:table-row table:style-name="ro1">
          <table:table-cell office:value-type="string" calcext:value-type="string">
            <text:p>STRINITY_DN11826_c0_g2_i1</text:p>
          </table:table-cell>
          <table:table-cell office:value-type="float" office:value="-3.02556015761308" calcext:value-type="float">
            <text:p>-3.0255601576</text:p>
          </table:table-cell>
          <table:table-cell office:value-type="float" office:value="4.37810134736178" calcext:value-type="float">
            <text:p>4.3781013474</text:p>
          </table:table-cell>
          <table:table-cell office:value-type="float" office:value="13.0402833998063" calcext:value-type="float">
            <text:p>13.0402833998</text:p>
          </table:table-cell>
          <table:table-cell office:value-type="float" office:value="0.00331135701396843" calcext:value-type="float">
            <text:p>0.003311357</text:p>
          </table:table-cell>
          <table:table-cell office:value-type="float" office:value="0.0431987461300758" calcext:value-type="float">
            <text:p>0.0431987461</text:p>
          </table:table-cell>
        </table:table-row>
        <table:table-row table:style-name="ro1">
          <table:table-cell office:value-type="string" calcext:value-type="string">
            <text:p>STRINITY_DN12476_c0_g1_i1</text:p>
          </table:table-cell>
          <table:table-cell office:value-type="float" office:value="1.72293638155035" calcext:value-type="float">
            <text:p>1.7229363816</text:p>
          </table:table-cell>
          <table:table-cell office:value-type="float" office:value="4.68436715116388" calcext:value-type="float">
            <text:p>4.6843671512</text:p>
          </table:table-cell>
          <table:table-cell office:value-type="float" office:value="29.9170464154322" calcext:value-type="float">
            <text:p>29.9170464154</text:p>
          </table:table-cell>
          <table:table-cell office:value-type="float" office:value="0.000119821212491253" calcext:value-type="float">
            <text:p>0.0001198212</text:p>
          </table:table-cell>
          <table:table-cell office:value-type="float" office:value="0.00621207799060867" calcext:value-type="float">
            <text:p>0.006212078</text:p>
          </table:table-cell>
        </table:table-row>
        <table:table-row table:style-name="ro1">
          <table:table-cell office:value-type="string" calcext:value-type="string">
            <text:p>MTRINITY_DN16150_c0_g1_i2</text:p>
          </table:table-cell>
          <table:table-cell office:value-type="float" office:value="1.48550720444324" calcext:value-type="float">
            <text:p>1.4855072044</text:p>
          </table:table-cell>
          <table:table-cell office:value-type="float" office:value="4.5499692334331" calcext:value-type="float">
            <text:p>4.5499692334</text:p>
          </table:table-cell>
          <table:table-cell office:value-type="float" office:value="27.2865614020274" calcext:value-type="float">
            <text:p>27.286561402</text:p>
          </table:table-cell>
          <table:table-cell office:value-type="float" office:value="0.000370019666115274" calcext:value-type="float">
            <text:p>0.0003700197</text:p>
          </table:table-cell>
          <table:table-cell office:value-type="float" office:value="0.0114985542322612" calcext:value-type="float">
            <text:p>0.0114985542</text:p>
          </table:table-cell>
        </table:table-row>
        <table:table-row table:style-name="ro1">
          <table:table-cell office:value-type="string" calcext:value-type="string">
            <text:p>STRINITY_DN3896_c0_g1_i1</text:p>
          </table:table-cell>
          <table:table-cell office:value-type="float" office:value="-2.89146701131565" calcext:value-type="float">
            <text:p>-2.8914670113</text:p>
          </table:table-cell>
          <table:table-cell office:value-type="float" office:value="1.05161710895718" calcext:value-type="float">
            <text:p>1.051617109</text:p>
          </table:table-cell>
          <table:table-cell office:value-type="float" office:value="12.425282785944" calcext:value-type="float">
            <text:p>12.4252827859</text:p>
          </table:table-cell>
          <table:table-cell office:value-type="float" office:value="0.00389551569981992" calcext:value-type="float">
            <text:p>0.0038955157</text:p>
          </table:table-cell>
          <table:table-cell office:value-type="float" office:value="0.0476323301018768" calcext:value-type="float">
            <text:p>0.0476323301</text:p>
          </table:table-cell>
        </table:table-row>
        <table:table-row table:style-name="ro1">
          <table:table-cell office:value-type="string" calcext:value-type="string">
            <text:p>MTRINITY_DN11392_c0_g1_i1</text:p>
          </table:table-cell>
          <table:table-cell office:value-type="float" office:value="4.36239932022447" calcext:value-type="float">
            <text:p>4.3623993202</text:p>
          </table:table-cell>
          <table:table-cell office:value-type="float" office:value="6.04535295848192" calcext:value-type="float">
            <text:p>6.0453529585</text:p>
          </table:table-cell>
          <table:table-cell office:value-type="float" office:value="85.3915726268426" calcext:value-type="float">
            <text:p>85.3915726268</text:p>
          </table:table-cell>
          <table:table-cell office:value-type="float" office:value="0.000000566620045633911" calcext:value-type="float">
            <text:p>5.66620045633911E-007</text:p>
          </table:table-cell>
          <table:table-cell office:value-type="float" office:value="0.000944933362768818" calcext:value-type="float">
            <text:p>0.0009449334</text:p>
          </table:table-cell>
        </table:table-row>
        <table:table-row table:style-name="ro1">
          <table:table-cell office:value-type="string" calcext:value-type="string">
            <text:p>MTRINITY_DN14754_c0_g1_i2</text:p>
          </table:table-cell>
          <table:table-cell office:value-type="float" office:value="-2.0839291448556" calcext:value-type="float">
            <text:p>-2.0839291449</text:p>
          </table:table-cell>
          <table:table-cell office:value-type="float" office:value="2.82903915090071" calcext:value-type="float">
            <text:p>2.8290391509</text:p>
          </table:table-cell>
          <table:table-cell office:value-type="float" office:value="17.1714183909601" calcext:value-type="float">
            <text:p>17.171418391</text:p>
          </table:table-cell>
          <table:table-cell office:value-type="float" office:value="0.00122840072685085" calcext:value-type="float">
            <text:p>0.0012284007</text:p>
          </table:table-cell>
          <table:table-cell office:value-type="float" office:value="0.023031938175271" calcext:value-type="float">
            <text:p>0.0230319382</text:p>
          </table:table-cell>
        </table:table-row>
        <table:table-row table:style-name="ro1">
          <table:table-cell office:value-type="string" calcext:value-type="string">
            <text:p>MTRINITY_DN16015_c1_g1_i4</text:p>
          </table:table-cell>
          <table:table-cell office:value-type="float" office:value="-5.17401909041581" calcext:value-type="float">
            <text:p>-5.1740190904</text:p>
          </table:table-cell>
          <table:table-cell office:value-type="float" office:value="0.265125124397226" calcext:value-type="float">
            <text:p>0.2651251244</text:p>
          </table:table-cell>
          <table:table-cell office:value-type="float" office:value="20.2796689207828" calcext:value-type="float">
            <text:p>20.2796689208</text:p>
          </table:table-cell>
          <table:table-cell office:value-type="float" office:value="0.000639325103963648" calcext:value-type="float">
            <text:p>0.0006393251</text:p>
          </table:table-cell>
          <table:table-cell office:value-type="float" office:value="0.0154768233635329" calcext:value-type="float">
            <text:p>0.0154768234</text:p>
          </table:table-cell>
        </table:table-row>
        <table:table-row table:style-name="ro1">
          <table:table-cell office:value-type="string" calcext:value-type="string">
            <text:p>Pc32649_g1_i2</text:p>
          </table:table-cell>
          <table:table-cell office:value-type="float" office:value="-2.6531119668744" calcext:value-type="float">
            <text:p>-2.6531119669</text:p>
          </table:table-cell>
          <table:table-cell office:value-type="float" office:value="3.25523122359434" calcext:value-type="float">
            <text:p>3.2552312236</text:p>
          </table:table-cell>
          <table:table-cell office:value-type="float" office:value="46.8471987274711" calcext:value-type="float">
            <text:p>46.8471987275</text:p>
          </table:table-cell>
          <table:table-cell office:value-type="float" office:value="0.0000138133543610764" calcext:value-type="float">
            <text:p>1.38133543610764E-005</text:p>
          </table:table-cell>
          <table:table-cell office:value-type="float" office:value="0.00240273373214949" calcext:value-type="float">
            <text:p>0.0024027337</text:p>
          </table:table-cell>
        </table:table-row>
        <table:table-row table:style-name="ro1">
          <table:table-cell office:value-type="string" calcext:value-type="string">
            <text:p>MTRINITY_DN16049_c1_g1_i1</text:p>
          </table:table-cell>
          <table:table-cell office:value-type="float" office:value="2.70450601851386" calcext:value-type="float">
            <text:p>2.7045060185</text:p>
          </table:table-cell>
          <table:table-cell office:value-type="float" office:value="5.2988077250547" calcext:value-type="float">
            <text:p>5.2988077251</text:p>
          </table:table-cell>
          <table:table-cell office:value-type="float" office:value="42.1027337523545" calcext:value-type="float">
            <text:p>42.1027337524</text:p>
          </table:table-cell>
          <table:table-cell office:value-type="float" office:value="0.0000235687478577566" calcext:value-type="float">
            <text:p>2.35687478577566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MTRINITY_DN13667_c0_g1_i1</text:p>
          </table:table-cell>
          <table:table-cell office:value-type="float" office:value="1.28127660557629" calcext:value-type="float">
            <text:p>1.2812766056</text:p>
          </table:table-cell>
          <table:table-cell office:value-type="float" office:value="4.67534801586292" calcext:value-type="float">
            <text:p>4.6753480159</text:p>
          </table:table-cell>
          <table:table-cell office:value-type="float" office:value="27.9579600235671" calcext:value-type="float">
            <text:p>27.9579600236</text:p>
          </table:table-cell>
          <table:table-cell office:value-type="float" office:value="0.00197795735906288" calcext:value-type="float">
            <text:p>0.0019779574</text:p>
          </table:table-cell>
          <table:table-cell office:value-type="float" office:value="0.0308919479731267" calcext:value-type="float">
            <text:p>0.030891948</text:p>
          </table:table-cell>
        </table:table-row>
        <table:table-row table:style-name="ro1">
          <table:table-cell office:value-type="string" calcext:value-type="string">
            <text:p>STRINITY_DN9779_c1_g1_i1</text:p>
          </table:table-cell>
          <table:table-cell office:value-type="float" office:value="-3.04399991077085" calcext:value-type="float">
            <text:p>-3.0439999108</text:p>
          </table:table-cell>
          <table:table-cell office:value-type="float" office:value="6.10712379143936" calcext:value-type="float">
            <text:p>6.1071237914</text:p>
          </table:table-cell>
          <table:table-cell office:value-type="float" office:value="15.6495960227924" calcext:value-type="float">
            <text:p>15.6495960228</text:p>
          </table:table-cell>
          <table:table-cell office:value-type="float" office:value="0.00173776179864246" calcext:value-type="float">
            <text:p>0.0017377618</text:p>
          </table:table-cell>
          <table:table-cell office:value-type="float" office:value="0.028442820976908" calcext:value-type="float">
            <text:p>0.028442821</text:p>
          </table:table-cell>
        </table:table-row>
        <table:table-row table:style-name="ro1">
          <table:table-cell office:value-type="string" calcext:value-type="string">
            <text:p>MTRINITY_DN9865_c0_g1_i4</text:p>
          </table:table-cell>
          <table:table-cell office:value-type="float" office:value="1.72834787663194" calcext:value-type="float">
            <text:p>1.7283478766</text:p>
          </table:table-cell>
          <table:table-cell office:value-type="float" office:value="3.99586214285057" calcext:value-type="float">
            <text:p>3.9958621429</text:p>
          </table:table-cell>
          <table:table-cell office:value-type="float" office:value="34.1840435610976" calcext:value-type="float">
            <text:p>34.1840435611</text:p>
          </table:table-cell>
          <table:table-cell office:value-type="float" office:value="0.000085553362320045" calcext:value-type="float">
            <text:p>8.5553362320045E-005</text:p>
          </table:table-cell>
          <table:table-cell office:value-type="float" office:value="0.00511581838669943" calcext:value-type="float">
            <text:p>0.0051158184</text:p>
          </table:table-cell>
        </table:table-row>
        <table:table-row table:style-name="ro1">
          <table:table-cell office:value-type="string" calcext:value-type="string">
            <text:p>MTRINITY_DN8554_c0_g1_i1</text:p>
          </table:table-cell>
          <table:table-cell office:value-type="float" office:value="-3.71413282670685" calcext:value-type="float">
            <text:p>-3.7141328267</text:p>
          </table:table-cell>
          <table:table-cell office:value-type="float" office:value="3.49497118424192" calcext:value-type="float">
            <text:p>3.4949711842</text:p>
          </table:table-cell>
          <table:table-cell office:value-type="float" office:value="20.1125457216521" calcext:value-type="float">
            <text:p>20.1125457217</text:p>
          </table:table-cell>
          <table:table-cell office:value-type="float" office:value="0.000661047207392715" calcext:value-type="float">
            <text:p>0.0006610472</text:p>
          </table:table-cell>
          <table:table-cell office:value-type="float" office:value="0.0157988177320975" calcext:value-type="float">
            <text:p>0.0157988177</text:p>
          </table:table-cell>
        </table:table-row>
        <table:table-row table:style-name="ro1">
          <table:table-cell office:value-type="string" calcext:value-type="string">
            <text:p>MTRINITY_DN13438_c0_g1_i1</text:p>
          </table:table-cell>
          <table:table-cell office:value-type="float" office:value="2.1492964124464" calcext:value-type="float">
            <text:p>2.1492964124</text:p>
          </table:table-cell>
          <table:table-cell office:value-type="float" office:value="3.76119485555748" calcext:value-type="float">
            <text:p>3.7611948556</text:p>
          </table:table-cell>
          <table:table-cell office:value-type="float" office:value="30.1236624297669" calcext:value-type="float">
            <text:p>30.1236624298</text:p>
          </table:table-cell>
          <table:table-cell office:value-type="float" office:value="0.000116116900388394" calcext:value-type="float">
            <text:p>0.0001161169</text:p>
          </table:table-cell>
          <table:table-cell office:value-type="float" office:value="0.00611508265940143" calcext:value-type="float">
            <text:p>0.0061150827</text:p>
          </table:table-cell>
        </table:table-row>
        <table:table-row table:style-name="ro1">
          <table:table-cell office:value-type="string" calcext:value-type="string">
            <text:p>Pc17269_g1_i1</text:p>
          </table:table-cell>
          <table:table-cell office:value-type="float" office:value="-3.17691291703801" calcext:value-type="float">
            <text:p>-3.176912917</text:p>
          </table:table-cell>
          <table:table-cell office:value-type="float" office:value="2.16438278297098" calcext:value-type="float">
            <text:p>2.164382783</text:p>
          </table:table-cell>
          <table:table-cell office:value-type="float" office:value="39.4255312811455" calcext:value-type="float">
            <text:p>39.4255312811</text:p>
          </table:table-cell>
          <table:table-cell office:value-type="float" office:value="0.000032549743143945" calcext:value-type="float">
            <text:p>3.2549743143945E-005</text:p>
          </table:table-cell>
          <table:table-cell office:value-type="float" office:value="0.00327863715848" calcext:value-type="float">
            <text:p>0.0032786372</text:p>
          </table:table-cell>
        </table:table-row>
        <table:table-row table:style-name="ro1">
          <table:table-cell office:value-type="string" calcext:value-type="string">
            <text:p>MTRINITY_DN16883_c0_g1_i2</text:p>
          </table:table-cell>
          <table:table-cell office:value-type="float" office:value="1.91371746418105" calcext:value-type="float">
            <text:p>1.9137174642</text:p>
          </table:table-cell>
          <table:table-cell office:value-type="float" office:value="4.11724044629971" calcext:value-type="float">
            <text:p>4.1172404463</text:p>
          </table:table-cell>
          <table:table-cell office:value-type="float" office:value="30.636487938966" calcext:value-type="float">
            <text:p>30.636487939</text:p>
          </table:table-cell>
          <table:table-cell office:value-type="float" office:value="0.000107482565125714" calcext:value-type="float">
            <text:p>0.0001074826</text:p>
          </table:table-cell>
          <table:table-cell office:value-type="float" office:value="0.00585427969694059" calcext:value-type="float">
            <text:p>0.0058542797</text:p>
          </table:table-cell>
        </table:table-row>
        <table:table-row table:style-name="ro1">
          <table:table-cell office:value-type="string" calcext:value-type="string">
            <text:p>MTRINITY_DN12224_c1_g2_i1</text:p>
          </table:table-cell>
          <table:table-cell office:value-type="float" office:value="-2.27535942590932" calcext:value-type="float">
            <text:p>-2.2753594259</text:p>
          </table:table-cell>
          <table:table-cell office:value-type="float" office:value="5.20292934624847" calcext:value-type="float">
            <text:p>5.2029293462</text:p>
          </table:table-cell>
          <table:table-cell office:value-type="float" office:value="28.5763569680376" calcext:value-type="float">
            <text:p>28.576356968</text:p>
          </table:table-cell>
          <table:table-cell office:value-type="float" office:value="0.000147480552602869" calcext:value-type="float">
            <text:p>0.0001474806</text:p>
          </table:table-cell>
          <table:table-cell office:value-type="float" office:value="0.00684571874964415" calcext:value-type="float">
            <text:p>0.0068457187</text:p>
          </table:table-cell>
        </table:table-row>
        <table:table-row table:style-name="ro1">
          <table:table-cell office:value-type="string" calcext:value-type="string">
            <text:p>STRINITY_DN4091_c0_g1_i1</text:p>
          </table:table-cell>
          <table:table-cell office:value-type="float" office:value="1.30581429559704" calcext:value-type="float">
            <text:p>1.3058142956</text:p>
          </table:table-cell>
          <table:table-cell office:value-type="float" office:value="7.11439473255745" calcext:value-type="float">
            <text:p>7.1143947326</text:p>
          </table:table-cell>
          <table:table-cell office:value-type="float" office:value="21.5427868468185" calcext:value-type="float">
            <text:p>21.5427868468</text:p>
          </table:table-cell>
          <table:table-cell office:value-type="float" office:value="0.00126569156322589" calcext:value-type="float">
            <text:p>0.0012656916</text:p>
          </table:table-cell>
          <table:table-cell office:value-type="float" office:value="0.0234240642431582" calcext:value-type="float">
            <text:p>0.0234240642</text:p>
          </table:table-cell>
        </table:table-row>
        <table:table-row table:style-name="ro1">
          <table:table-cell office:value-type="string" calcext:value-type="string">
            <text:p>MTRINITY_DN6719_c0_g1_i1</text:p>
          </table:table-cell>
          <table:table-cell office:value-type="float" office:value="-4.14523426370975" calcext:value-type="float">
            <text:p>-4.1452342637</text:p>
          </table:table-cell>
          <table:table-cell office:value-type="float" office:value="0.521535870343116" calcext:value-type="float">
            <text:p>0.5215358703</text:p>
          </table:table-cell>
          <table:table-cell office:value-type="float" office:value="15.7729561615772" calcext:value-type="float">
            <text:p>15.7729561616</text:p>
          </table:table-cell>
          <table:table-cell office:value-type="float" office:value="0.00197406254994468" calcext:value-type="float">
            <text:p>0.0019740625</text:p>
          </table:table-cell>
          <table:table-cell office:value-type="float" office:value="0.0308793171569773" calcext:value-type="float">
            <text:p>0.0308793172</text:p>
          </table:table-cell>
        </table:table-row>
        <table:table-row table:style-name="ro1">
          <table:table-cell office:value-type="string" calcext:value-type="string">
            <text:p>MTRINITY_DN3121_c0_g1_i1</text:p>
          </table:table-cell>
          <table:table-cell office:value-type="float" office:value="-4.27638863042871" calcext:value-type="float">
            <text:p>-4.2763886304</text:p>
          </table:table-cell>
          <table:table-cell office:value-type="float" office:value="1.84345265302838" calcext:value-type="float">
            <text:p>1.843452653</text:p>
          </table:table-cell>
          <table:table-cell office:value-type="float" office:value="20.6902808480822" calcext:value-type="float">
            <text:p>20.6902808481</text:p>
          </table:table-cell>
          <table:table-cell office:value-type="float" office:value="0.000589384437146329" calcext:value-type="float">
            <text:p>0.0005893844</text:p>
          </table:table-cell>
          <table:table-cell office:value-type="float" office:value="0.0148175393921763" calcext:value-type="float">
            <text:p>0.0148175394</text:p>
          </table:table-cell>
        </table:table-row>
        <table:table-row table:style-name="ro1">
          <table:table-cell office:value-type="string" calcext:value-type="string">
            <text:p>Pc29746_g1_i2</text:p>
          </table:table-cell>
          <table:table-cell office:value-type="float" office:value="1.26816331944305" calcext:value-type="float">
            <text:p>1.2681633194</text:p>
          </table:table-cell>
          <table:table-cell office:value-type="float" office:value="4.86149420530584" calcext:value-type="float">
            <text:p>4.8614942053</text:p>
          </table:table-cell>
          <table:table-cell office:value-type="float" office:value="22.9945733083528" calcext:value-type="float">
            <text:p>22.9945733084</text:p>
          </table:table-cell>
          <table:table-cell office:value-type="float" office:value="0.00202704148043725" calcext:value-type="float">
            <text:p>0.0020270415</text:p>
          </table:table-cell>
          <table:table-cell office:value-type="float" office:value="0.0313971781010142" calcext:value-type="float">
            <text:p>0.0313971781</text:p>
          </table:table-cell>
        </table:table-row>
        <table:table-row table:style-name="ro1">
          <table:table-cell office:value-type="string" calcext:value-type="string">
            <text:p>MTRINITY_DN9065_c0_g1_i1</text:p>
          </table:table-cell>
          <table:table-cell office:value-type="float" office:value="-4.48555057808493" calcext:value-type="float">
            <text:p>-4.4855505781</text:p>
          </table:table-cell>
          <table:table-cell office:value-type="float" office:value="4.01603264509361" calcext:value-type="float">
            <text:p>4.0160326451</text:p>
          </table:table-cell>
          <table:table-cell office:value-type="float" office:value="95.2725255598195" calcext:value-type="float">
            <text:p>95.2725255598</text:p>
          </table:table-cell>
          <table:table-cell office:value-type="float" office:value="0.000000307425462063445" calcext:value-type="float">
            <text:p>3.07425462063445E-007</text:p>
          </table:table-cell>
          <table:table-cell office:value-type="float" office:value="0.000772562150186907" calcext:value-type="float">
            <text:p>0.0007725622</text:p>
          </table:table-cell>
        </table:table-row>
        <table:table-row table:style-name="ro1">
          <table:table-cell office:value-type="string" calcext:value-type="string">
            <text:p>Pc12853_g1_i2</text:p>
          </table:table-cell>
          <table:table-cell office:value-type="float" office:value="-3.12645925037302" calcext:value-type="float">
            <text:p>-3.1264592504</text:p>
          </table:table-cell>
          <table:table-cell office:value-type="float" office:value="3.24026407996371" calcext:value-type="float">
            <text:p>3.24026408</text:p>
          </table:table-cell>
          <table:table-cell office:value-type="float" office:value="15.7337813214973" calcext:value-type="float">
            <text:p>15.7337813215</text:p>
          </table:table-cell>
          <table:table-cell office:value-type="float" office:value="0.00170384559657695" calcext:value-type="float">
            <text:p>0.0017038456</text:p>
          </table:table-cell>
          <table:table-cell office:value-type="float" office:value="0.028040590525245" calcext:value-type="float">
            <text:p>0.0280405905</text:p>
          </table:table-cell>
        </table:table-row>
        <table:table-row table:style-name="ro1">
          <table:table-cell office:value-type="string" calcext:value-type="string">
            <text:p>STRINITY_DN11783_c0_g1_i1</text:p>
          </table:table-cell>
          <table:table-cell office:value-type="float" office:value="5.43294332701362" calcext:value-type="float">
            <text:p>5.432943327</text:p>
          </table:table-cell>
          <table:table-cell office:value-type="float" office:value="2.12547479606052" calcext:value-type="float">
            <text:p>2.1254747961</text:p>
          </table:table-cell>
          <table:table-cell office:value-type="float" office:value="34.596590476185" calcext:value-type="float">
            <text:p>34.5965904762</text:p>
          </table:table-cell>
          <table:table-cell office:value-type="float" office:value="0.0000609932039237104" calcext:value-type="float">
            <text:p>6.09932039237104E-005</text:p>
          </table:table-cell>
          <table:table-cell office:value-type="float" office:value="0.00448748528279887" calcext:value-type="float">
            <text:p>0.0044874853</text:p>
          </table:table-cell>
        </table:table-row>
        <table:table-row table:style-name="ro1">
          <table:table-cell office:value-type="string" calcext:value-type="string">
            <text:p>MTRINITY_DN14570_c0_g1_i3</text:p>
          </table:table-cell>
          <table:table-cell office:value-type="float" office:value="-2.62897344990412" calcext:value-type="float">
            <text:p>-2.6289734499</text:p>
          </table:table-cell>
          <table:table-cell office:value-type="float" office:value="4.36570790692975" calcext:value-type="float">
            <text:p>4.3657079069</text:p>
          </table:table-cell>
          <table:table-cell office:value-type="float" office:value="30.9657215498186" calcext:value-type="float">
            <text:p>30.9657215498</text:p>
          </table:table-cell>
          <table:table-cell office:value-type="float" office:value="0.000102331821967542" calcext:value-type="float">
            <text:p>0.0001023318</text:p>
          </table:table-cell>
          <table:table-cell office:value-type="float" office:value="0.00566752146092558" calcext:value-type="float">
            <text:p>0.0056675215</text:p>
          </table:table-cell>
        </table:table-row>
        <table:table-row table:style-name="ro1">
          <table:table-cell office:value-type="string" calcext:value-type="string">
            <text:p>MTRINITY_DN16377_c2_g1_i1</text:p>
          </table:table-cell>
          <table:table-cell office:value-type="float" office:value="-4.16500063152987" calcext:value-type="float">
            <text:p>-4.1650006315</text:p>
          </table:table-cell>
          <table:table-cell office:value-type="float" office:value="0.374240574444751" calcext:value-type="float">
            <text:p>0.3742405744</text:p>
          </table:table-cell>
          <table:table-cell office:value-type="float" office:value="25.2041690198402" calcext:value-type="float">
            <text:p>25.2041690198</text:p>
          </table:table-cell>
          <table:table-cell office:value-type="float" office:value="0.000256944510723055" calcext:value-type="float">
            <text:p>0.0002569445</text:p>
          </table:table-cell>
          <table:table-cell office:value-type="float" office:value="0.00940088440861699" calcext:value-type="float">
            <text:p>0.0094008844</text:p>
          </table:table-cell>
        </table:table-row>
        <table:table-row table:style-name="ro1">
          <table:table-cell office:value-type="string" calcext:value-type="string">
            <text:p>MTRINITY_DN17169_c0_g1_i1</text:p>
          </table:table-cell>
          <table:table-cell office:value-type="float" office:value="1.35033072546374" calcext:value-type="float">
            <text:p>1.3503307255</text:p>
          </table:table-cell>
          <table:table-cell office:value-type="float" office:value="4.7788069360119" calcext:value-type="float">
            <text:p>4.778806936</text:p>
          </table:table-cell>
          <table:table-cell office:value-type="float" office:value="23.7029142891904" calcext:value-type="float">
            <text:p>23.7029142892</text:p>
          </table:table-cell>
          <table:table-cell office:value-type="float" office:value="0.00108547697328486" calcext:value-type="float">
            <text:p>0.001085477</text:p>
          </table:table-cell>
          <table:table-cell office:value-type="float" office:value="0.0212782946094528" calcext:value-type="float">
            <text:p>0.0212782946</text:p>
          </table:table-cell>
        </table:table-row>
        <table:table-row table:style-name="ro1">
          <table:table-cell office:value-type="string" calcext:value-type="string">
            <text:p>MTRINITY_DN11160_c0_g2_i1</text:p>
          </table:table-cell>
          <table:table-cell office:value-type="float" office:value="1.75175292756535" calcext:value-type="float">
            <text:p>1.7517529276</text:p>
          </table:table-cell>
          <table:table-cell office:value-type="float" office:value="4.7920215253968" calcext:value-type="float">
            <text:p>4.7920215254</text:p>
          </table:table-cell>
          <table:table-cell office:value-type="float" office:value="52.6835164637729" calcext:value-type="float">
            <text:p>52.6835164638</text:p>
          </table:table-cell>
          <table:table-cell office:value-type="float" office:value="0.0000232590895190673" calcext:value-type="float">
            <text:p>2.32590895190673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STRINITY_DN13332_c3_g1_i3</text:p>
          </table:table-cell>
          <table:table-cell office:value-type="float" office:value="-3.45544646910966" calcext:value-type="float">
            <text:p>-3.4554464691</text:p>
          </table:table-cell>
          <table:table-cell office:value-type="float" office:value="3.19256693465133" calcext:value-type="float">
            <text:p>3.1925669347</text:p>
          </table:table-cell>
          <table:table-cell office:value-type="float" office:value="19.2025610960782" calcext:value-type="float">
            <text:p>19.2025610961</text:p>
          </table:table-cell>
          <table:table-cell office:value-type="float" office:value="0.000795513962283213" calcext:value-type="float">
            <text:p>0.000795514</text:p>
          </table:table-cell>
          <table:table-cell office:value-type="float" office:value="0.0175844905153295" calcext:value-type="float">
            <text:p>0.0175844905</text:p>
          </table:table-cell>
        </table:table-row>
        <table:table-row table:style-name="ro1">
          <table:table-cell office:value-type="string" calcext:value-type="string">
            <text:p>Pc29728_g1_i4</text:p>
          </table:table-cell>
          <table:table-cell office:value-type="float" office:value="2.02481276666519" calcext:value-type="float">
            <text:p>2.0248127667</text:p>
          </table:table-cell>
          <table:table-cell office:value-type="float" office:value="2.3443394315675" calcext:value-type="float">
            <text:p>2.3443394316</text:p>
          </table:table-cell>
          <table:table-cell office:value-type="float" office:value="29.6755422174942" calcext:value-type="float">
            <text:p>29.6755422175</text:p>
          </table:table-cell>
          <table:table-cell office:value-type="float" office:value="0.000332828729187675" calcext:value-type="float">
            <text:p>0.0003328287</text:p>
          </table:table-cell>
          <table:table-cell office:value-type="float" office:value="0.0107170841106833" calcext:value-type="float">
            <text:p>0.0107170841</text:p>
          </table:table-cell>
        </table:table-row>
        <table:table-row table:style-name="ro1">
          <table:table-cell office:value-type="string" calcext:value-type="string">
            <text:p>MTRINITY_DN19216_c0_g1_i1</text:p>
          </table:table-cell>
          <table:table-cell office:value-type="float" office:value="1.33128486195001" calcext:value-type="float">
            <text:p>1.331284862</text:p>
          </table:table-cell>
          <table:table-cell office:value-type="float" office:value="4.30765845249547" calcext:value-type="float">
            <text:p>4.3076584525</text:p>
          </table:table-cell>
          <table:table-cell office:value-type="float" office:value="15.4463211097274" calcext:value-type="float">
            <text:p>15.4463211097</text:p>
          </table:table-cell>
          <table:table-cell office:value-type="float" office:value="0.00182294508979849" calcext:value-type="float">
            <text:p>0.0018229451</text:p>
          </table:table-cell>
          <table:table-cell office:value-type="float" office:value="0.0293411076169282" calcext:value-type="float">
            <text:p>0.0293411076</text:p>
          </table:table-cell>
        </table:table-row>
        <table:table-row table:style-name="ro1">
          <table:table-cell office:value-type="string" calcext:value-type="string">
            <text:p>STRINITY_DN17183_c0_g1_i1</text:p>
          </table:table-cell>
          <table:table-cell office:value-type="float" office:value="-7.42985576819018" calcext:value-type="float">
            <text:p>-7.4298557682</text:p>
          </table:table-cell>
          <table:table-cell office:value-type="float" office:value="-0.740662397125822" calcext:value-type="float">
            <text:p>-0.7406623971</text:p>
          </table:table-cell>
          <table:table-cell office:value-type="float" office:value="15.2413981141657" calcext:value-type="float">
            <text:p>15.2413981142</text:p>
          </table:table-cell>
          <table:table-cell office:value-type="float" office:value="0.00222485985265454" calcext:value-type="float">
            <text:p>0.0022248599</text:p>
          </table:table-cell>
          <table:table-cell office:value-type="float" office:value="0.0333429071677404" calcext:value-type="float">
            <text:p>0.0333429072</text:p>
          </table:table-cell>
        </table:table-row>
        <table:table-row table:style-name="ro1">
          <table:table-cell office:value-type="string" calcext:value-type="string">
            <text:p>MTRINITY_DN10525_c0_g1_i1</text:p>
          </table:table-cell>
          <table:table-cell office:value-type="float" office:value="1.77729049214613" calcext:value-type="float">
            <text:p>1.7772904921</text:p>
          </table:table-cell>
          <table:table-cell office:value-type="float" office:value="3.78320518904736" calcext:value-type="float">
            <text:p>3.783205189</text:p>
          </table:table-cell>
          <table:table-cell office:value-type="float" office:value="12.6216368576629" calcext:value-type="float">
            <text:p>12.6216368577</text:p>
          </table:table-cell>
          <table:table-cell office:value-type="float" office:value="0.00369684064750687" calcext:value-type="float">
            <text:p>0.0036968406</text:p>
          </table:table-cell>
          <table:table-cell office:value-type="float" office:value="0.0461997346198423" calcext:value-type="float">
            <text:p>0.0461997346</text:p>
          </table:table-cell>
        </table:table-row>
        <table:table-row table:style-name="ro1">
          <table:table-cell office:value-type="string" calcext:value-type="string">
            <text:p>MTRINITY_DN7482_c0_g1_i1</text:p>
          </table:table-cell>
          <table:table-cell office:value-type="float" office:value="1.34662136899269" calcext:value-type="float">
            <text:p>1.346621369</text:p>
          </table:table-cell>
          <table:table-cell office:value-type="float" office:value="4.39486949363774" calcext:value-type="float">
            <text:p>4.3948694936</text:p>
          </table:table-cell>
          <table:table-cell office:value-type="float" office:value="14.5592652465279" calcext:value-type="float">
            <text:p>14.5592652465</text:p>
          </table:table-cell>
          <table:table-cell office:value-type="float" office:value="0.00225642229750083" calcext:value-type="float">
            <text:p>0.0022564223</text:p>
          </table:table-cell>
          <table:table-cell office:value-type="float" office:value="0.0336312236973088" calcext:value-type="float">
            <text:p>0.0336312237</text:p>
          </table:table-cell>
        </table:table-row>
        <table:table-row table:style-name="ro1">
          <table:table-cell office:value-type="string" calcext:value-type="string">
            <text:p>MTRINITY_DN10004_c1_g1_i1</text:p>
          </table:table-cell>
          <table:table-cell office:value-type="float" office:value="-1.59193314048857" calcext:value-type="float">
            <text:p>-1.5919331405</text:p>
          </table:table-cell>
          <table:table-cell office:value-type="float" office:value="3.21841594443731" calcext:value-type="float">
            <text:p>3.2184159444</text:p>
          </table:table-cell>
          <table:table-cell office:value-type="float" office:value="13.6557079007943" calcext:value-type="float">
            <text:p>13.6557079008</text:p>
          </table:table-cell>
          <table:table-cell office:value-type="float" office:value="0.00282645558538788" calcext:value-type="float">
            <text:p>0.0028264556</text:p>
          </table:table-cell>
          <table:table-cell office:value-type="float" office:value="0.0390089856377808" calcext:value-type="float">
            <text:p>0.0390089856</text:p>
          </table:table-cell>
        </table:table-row>
        <table:table-row table:style-name="ro1">
          <table:table-cell office:value-type="string" calcext:value-type="string">
            <text:p>MTRINITY_DN13342_c1_g1_i1</text:p>
          </table:table-cell>
          <table:table-cell office:value-type="float" office:value="-3.34580951752611" calcext:value-type="float">
            <text:p>-3.3458095175</text:p>
          </table:table-cell>
          <table:table-cell office:value-type="float" office:value="5.96800527041355" calcext:value-type="float">
            <text:p>5.9680052704</text:p>
          </table:table-cell>
          <table:table-cell office:value-type="float" office:value="19.0568351674606" calcext:value-type="float">
            <text:p>19.0568351675</text:p>
          </table:table-cell>
          <table:table-cell office:value-type="float" office:value="0.000819883637788457" calcext:value-type="float">
            <text:p>0.0008198836</text:p>
          </table:table-cell>
          <table:table-cell office:value-type="float" office:value="0.0178860952319287" calcext:value-type="float">
            <text:p>0.0178860952</text:p>
          </table:table-cell>
        </table:table-row>
        <table:table-row table:style-name="ro1">
          <table:table-cell office:value-type="string" calcext:value-type="string">
            <text:p>Pc29854_g3_i1</text:p>
          </table:table-cell>
          <table:table-cell office:value-type="float" office:value="1.79480871834811" calcext:value-type="float">
            <text:p>1.7948087183</text:p>
          </table:table-cell>
          <table:table-cell office:value-type="float" office:value="2.86524174655591" calcext:value-type="float">
            <text:p>2.8652417466</text:p>
          </table:table-cell>
          <table:table-cell office:value-type="float" office:value="19.7046612288561" calcext:value-type="float">
            <text:p>19.7046612289</text:p>
          </table:table-cell>
          <table:table-cell office:value-type="float" office:value="0.00071776116378754" calcext:value-type="float">
            <text:p>0.0007177612</text:p>
          </table:table-cell>
          <table:table-cell office:value-type="float" office:value="0.0166119927637428" calcext:value-type="float">
            <text:p>0.0166119928</text:p>
          </table:table-cell>
        </table:table-row>
        <table:table-row table:style-name="ro1">
          <table:table-cell office:value-type="string" calcext:value-type="string">
            <text:p>MTRINITY_DN17281_c1_g2_i3</text:p>
          </table:table-cell>
          <table:table-cell office:value-type="float" office:value="2.01056372266953" calcext:value-type="float">
            <text:p>2.0105637227</text:p>
          </table:table-cell>
          <table:table-cell office:value-type="float" office:value="3.74534301346007" calcext:value-type="float">
            <text:p>3.7453430135</text:p>
          </table:table-cell>
          <table:table-cell office:value-type="float" office:value="30.1302979959413" calcext:value-type="float">
            <text:p>30.1302979959</text:p>
          </table:table-cell>
          <table:table-cell office:value-type="float" office:value="0.000116000154683011" calcext:value-type="float">
            <text:p>0.0001160002</text:p>
          </table:table-cell>
          <table:table-cell office:value-type="float" office:value="0.00611508265940143" calcext:value-type="float">
            <text:p>0.0061150827</text:p>
          </table:table-cell>
        </table:table-row>
        <table:table-row table:style-name="ro1">
          <table:table-cell office:value-type="string" calcext:value-type="string">
            <text:p>Pc30493_g2_i1</text:p>
          </table:table-cell>
          <table:table-cell office:value-type="float" office:value="-2.81924658182425" calcext:value-type="float">
            <text:p>-2.8192465818</text:p>
          </table:table-cell>
          <table:table-cell office:value-type="float" office:value="1.30756139321237" calcext:value-type="float">
            <text:p>1.3075613932</text:p>
          </table:table-cell>
          <table:table-cell office:value-type="float" office:value="38.0768606290832" calcext:value-type="float">
            <text:p>38.0768606291</text:p>
          </table:table-cell>
          <table:table-cell office:value-type="float" office:value="0.0000385487961801018" calcext:value-type="float">
            <text:p>3.85487961801018E-005</text:p>
          </table:table-cell>
          <table:table-cell office:value-type="float" office:value="0.00348541495100692" calcext:value-type="float">
            <text:p>0.003485415</text:p>
          </table:table-cell>
        </table:table-row>
        <table:table-row table:style-name="ro1">
          <table:table-cell office:value-type="string" calcext:value-type="string">
            <text:p>MTRINITY_DN11428_c1_g3_i3</text:p>
          </table:table-cell>
          <table:table-cell office:value-type="float" office:value="-7.69895903553972" calcext:value-type="float">
            <text:p>-7.6989590355</text:p>
          </table:table-cell>
          <table:table-cell office:value-type="float" office:value="-0.35035951157903" calcext:value-type="float">
            <text:p>-0.3503595116</text:p>
          </table:table-cell>
          <table:table-cell office:value-type="float" office:value="13.9164674008872" calcext:value-type="float">
            <text:p>13.9164674009</text:p>
          </table:table-cell>
          <table:table-cell office:value-type="float" office:value="0.00303229645514221" calcext:value-type="float">
            <text:p>0.0030322965</text:p>
          </table:table-cell>
          <table:table-cell office:value-type="float" office:value="0.0407263870203396" calcext:value-type="float">
            <text:p>0.040726387</text:p>
          </table:table-cell>
        </table:table-row>
        <table:table-row table:style-name="ro1">
          <table:table-cell office:value-type="string" calcext:value-type="string">
            <text:p>MTRINITY_DN12331_c0_g1_i2</text:p>
          </table:table-cell>
          <table:table-cell office:value-type="float" office:value="-3.0043067760233" calcext:value-type="float">
            <text:p>-3.004306776</text:p>
          </table:table-cell>
          <table:table-cell office:value-type="float" office:value="2.25946018320916" calcext:value-type="float">
            <text:p>2.2594601832</text:p>
          </table:table-cell>
          <table:table-cell office:value-type="float" office:value="24.1539015853762" calcext:value-type="float">
            <text:p>24.1539015854</text:p>
          </table:table-cell>
          <table:table-cell office:value-type="float" office:value="0.000308700877268237" calcext:value-type="float">
            <text:p>0.0003087009</text:p>
          </table:table-cell>
          <table:table-cell office:value-type="float" office:value="0.0103552692000239" calcext:value-type="float">
            <text:p>0.0103552692</text:p>
          </table:table-cell>
        </table:table-row>
        <table:table-row table:style-name="ro1">
          <table:table-cell office:value-type="string" calcext:value-type="string">
            <text:p>MTRINITY_DN7876_c0_g1_i1</text:p>
          </table:table-cell>
          <table:table-cell office:value-type="float" office:value="-7.21236171620693" calcext:value-type="float">
            <text:p>-7.2123617162</text:p>
          </table:table-cell>
          <table:table-cell office:value-type="float" office:value="0.596501711513041" calcext:value-type="float">
            <text:p>0.5965017115</text:p>
          </table:table-cell>
          <table:table-cell office:value-type="float" office:value="22.895268858264" calcext:value-type="float">
            <text:p>22.8952688583</text:p>
          </table:table-cell>
          <table:table-cell office:value-type="float" office:value="0.000487415337851576" calcext:value-type="float">
            <text:p>0.0004874153</text:p>
          </table:table-cell>
          <table:table-cell office:value-type="float" office:value="0.0134231501024116" calcext:value-type="float">
            <text:p>0.0134231501</text:p>
          </table:table-cell>
        </table:table-row>
        <table:table-row table:style-name="ro1">
          <table:table-cell office:value-type="string" calcext:value-type="string">
            <text:p>STRINITY_DN11783_c0_g1_i3</text:p>
          </table:table-cell>
          <table:table-cell office:value-type="float" office:value="3.65780368531969" calcext:value-type="float">
            <text:p>3.6578036853</text:p>
          </table:table-cell>
          <table:table-cell office:value-type="float" office:value="4.19818131155688" calcext:value-type="float">
            <text:p>4.1981813116</text:p>
          </table:table-cell>
          <table:table-cell office:value-type="float" office:value="28.9186016814278" calcext:value-type="float">
            <text:p>28.9186016814</text:p>
          </table:table-cell>
          <table:table-cell office:value-type="float" office:value="0.000139772626308888" calcext:value-type="float">
            <text:p>0.0001397726</text:p>
          </table:table-cell>
          <table:table-cell office:value-type="float" office:value="0.00668104251041431" calcext:value-type="float">
            <text:p>0.0066810425</text:p>
          </table:table-cell>
        </table:table-row>
        <table:table-row table:style-name="ro1">
          <table:table-cell office:value-type="string" calcext:value-type="string">
            <text:p>MTRINITY_DN15920_c0_g2_i8</text:p>
          </table:table-cell>
          <table:table-cell office:value-type="float" office:value="-2.39540926331191" calcext:value-type="float">
            <text:p>-2.3954092633</text:p>
          </table:table-cell>
          <table:table-cell office:value-type="float" office:value="2.50764256857391" calcext:value-type="float">
            <text:p>2.5076425686</text:p>
          </table:table-cell>
          <table:table-cell office:value-type="float" office:value="14.7971589509993" calcext:value-type="float">
            <text:p>14.797158951</text:p>
          </table:table-cell>
          <table:table-cell office:value-type="float" office:value="0.00212938926571835" calcext:value-type="float">
            <text:p>0.0021293893</text:p>
          </table:table-cell>
          <table:table-cell office:value-type="float" office:value="0.0323973679565806" calcext:value-type="float">
            <text:p>0.032397368</text:p>
          </table:table-cell>
        </table:table-row>
        <table:table-row table:style-name="ro1">
          <table:table-cell office:value-type="string" calcext:value-type="string">
            <text:p>Pc24504_g2_i5</text:p>
          </table:table-cell>
          <table:table-cell office:value-type="float" office:value="-3.05384079549423" calcext:value-type="float">
            <text:p>-3.0538407955</text:p>
          </table:table-cell>
          <table:table-cell office:value-type="float" office:value="1.58806344709477" calcext:value-type="float">
            <text:p>1.5880634471</text:p>
          </table:table-cell>
          <table:table-cell office:value-type="float" office:value="13.7162957638552" calcext:value-type="float">
            <text:p>13.7162957639</text:p>
          </table:table-cell>
          <table:table-cell office:value-type="float" office:value="0.00278335336267662" calcext:value-type="float">
            <text:p>0.0027833534</text:p>
          </table:table-cell>
          <table:table-cell office:value-type="float" office:value="0.038604620336149" calcext:value-type="float">
            <text:p>0.0386046203</text:p>
          </table:table-cell>
        </table:table-row>
        <table:table-row table:style-name="ro1">
          <table:table-cell office:value-type="string" calcext:value-type="string">
            <text:p>MTRINITY_DN21812_c0_g1_i1</text:p>
          </table:table-cell>
          <table:table-cell office:value-type="float" office:value="-8.09774927316851" calcext:value-type="float">
            <text:p>-8.0977492732</text:p>
          </table:table-cell>
          <table:table-cell office:value-type="float" office:value="0.315514858714727" calcext:value-type="float">
            <text:p>0.3155148587</text:p>
          </table:table-cell>
          <table:table-cell office:value-type="float" office:value="19.36064435683" calcext:value-type="float">
            <text:p>19.3606443568</text:p>
          </table:table-cell>
          <table:table-cell office:value-type="float" office:value="0.000934975383698618" calcext:value-type="float">
            <text:p>0.0009349754</text:p>
          </table:table-cell>
          <table:table-cell office:value-type="float" office:value="0.0195132051076028" calcext:value-type="float">
            <text:p>0.0195132051</text:p>
          </table:table-cell>
        </table:table-row>
        <table:table-row table:style-name="ro1">
          <table:table-cell office:value-type="string" calcext:value-type="string">
            <text:p>STRINITY_DN4833_c0_g1_i1</text:p>
          </table:table-cell>
          <table:table-cell office:value-type="float" office:value="1.7743482803332" calcext:value-type="float">
            <text:p>1.7743482803</text:p>
          </table:table-cell>
          <table:table-cell office:value-type="float" office:value="1.65956463365836" calcext:value-type="float">
            <text:p>1.6595646337</text:p>
          </table:table-cell>
          <table:table-cell office:value-type="float" office:value="14.580440841851" calcext:value-type="float">
            <text:p>14.5804408419</text:p>
          </table:table-cell>
          <table:table-cell office:value-type="float" office:value="0.00249109501465732" calcext:value-type="float">
            <text:p>0.002491095</text:p>
          </table:table-cell>
          <table:table-cell office:value-type="float" office:value="0.0360027396003772" calcext:value-type="float">
            <text:p>0.0360027396</text:p>
          </table:table-cell>
        </table:table-row>
        <table:table-row table:style-name="ro1">
          <table:table-cell office:value-type="string" calcext:value-type="string">
            <text:p>MTRINITY_DN16556_c0_g1_i2</text:p>
          </table:table-cell>
          <table:table-cell office:value-type="float" office:value="-4.96425121727758" calcext:value-type="float">
            <text:p>-4.9642512173</text:p>
          </table:table-cell>
          <table:table-cell office:value-type="float" office:value="1.2106225910965" calcext:value-type="float">
            <text:p>1.2106225911</text:p>
          </table:table-cell>
          <table:table-cell office:value-type="float" office:value="13.6109588877627" calcext:value-type="float">
            <text:p>13.6109588878</text:p>
          </table:table-cell>
          <table:table-cell office:value-type="float" office:value="0.00285878944100138" calcext:value-type="float">
            <text:p>0.0028587894</text:p>
          </table:table-cell>
          <table:table-cell office:value-type="float" office:value="0.0392926471794777" calcext:value-type="float">
            <text:p>0.0392926472</text:p>
          </table:table-cell>
        </table:table-row>
        <table:table-row table:style-name="ro1">
          <table:table-cell office:value-type="string" calcext:value-type="string">
            <text:p>Pc31389_g2_i2</text:p>
          </table:table-cell>
          <table:table-cell office:value-type="float" office:value="-2.69318903820944" calcext:value-type="float">
            <text:p>-2.6931890382</text:p>
          </table:table-cell>
          <table:table-cell office:value-type="float" office:value="3.86771134838605" calcext:value-type="float">
            <text:p>3.8677113484</text:p>
          </table:table-cell>
          <table:table-cell office:value-type="float" office:value="14.4501072084391" calcext:value-type="float">
            <text:p>14.4501072084</text:p>
          </table:table-cell>
          <table:table-cell office:value-type="float" office:value="0.00231765066004705" calcext:value-type="float">
            <text:p>0.0023176507</text:p>
          </table:table-cell>
          <table:table-cell office:value-type="float" office:value="0.0341385316646724" calcext:value-type="float">
            <text:p>0.0341385317</text:p>
          </table:table-cell>
        </table:table-row>
        <table:table-row table:style-name="ro1">
          <table:table-cell office:value-type="string" calcext:value-type="string">
            <text:p>MTRINITY_DN11548_c0_g3_i3</text:p>
          </table:table-cell>
          <table:table-cell office:value-type="float" office:value="-1.28753460925705" calcext:value-type="float">
            <text:p>-1.2875346093</text:p>
          </table:table-cell>
          <table:table-cell office:value-type="float" office:value="4.19157117664519" calcext:value-type="float">
            <text:p>4.1915711766</text:p>
          </table:table-cell>
          <table:table-cell office:value-type="float" office:value="23.5206962920906" calcext:value-type="float">
            <text:p>23.5206962921</text:p>
          </table:table-cell>
          <table:table-cell office:value-type="float" office:value="0.00278429618987816" calcext:value-type="float">
            <text:p>0.0027842962</text:p>
          </table:table-cell>
          <table:table-cell office:value-type="float" office:value="0.038604620336149" calcext:value-type="float">
            <text:p>0.0386046203</text:p>
          </table:table-cell>
        </table:table-row>
        <table:table-row table:style-name="ro1">
          <table:table-cell office:value-type="string" calcext:value-type="string">
            <text:p>MTRINITY_DN16649_c3_g3_i9</text:p>
          </table:table-cell>
          <table:table-cell office:value-type="float" office:value="1.79335904502078" calcext:value-type="float">
            <text:p>1.793359045</text:p>
          </table:table-cell>
          <table:table-cell office:value-type="float" office:value="4.22899324664541" calcext:value-type="float">
            <text:p>4.2289932466</text:p>
          </table:table-cell>
          <table:table-cell office:value-type="float" office:value="16.9348614827325" calcext:value-type="float">
            <text:p>16.9348614827</text:p>
          </table:table-cell>
          <table:table-cell office:value-type="float" office:value="0.00129481166298263" calcext:value-type="float">
            <text:p>0.0012948117</text:p>
          </table:table-cell>
          <table:table-cell office:value-type="float" office:value="0.0237432232739234" calcext:value-type="float">
            <text:p>0.0237432233</text:p>
          </table:table-cell>
        </table:table-row>
        <table:table-row table:style-name="ro1">
          <table:table-cell office:value-type="string" calcext:value-type="string">
            <text:p>STRINITY_DN1414_c0_g1_i1</text:p>
          </table:table-cell>
          <table:table-cell office:value-type="float" office:value="1.48916148388936" calcext:value-type="float">
            <text:p>1.4891614839</text:p>
          </table:table-cell>
          <table:table-cell office:value-type="float" office:value="2.56760837444584" calcext:value-type="float">
            <text:p>2.5676083744</text:p>
          </table:table-cell>
          <table:table-cell office:value-type="float" office:value="16.8011302872224" calcext:value-type="float">
            <text:p>16.8011302872</text:p>
          </table:table-cell>
          <table:table-cell office:value-type="float" office:value="0.00304418323094179" calcext:value-type="float">
            <text:p>0.0030441832</text:p>
          </table:table-cell>
          <table:table-cell office:value-type="float" office:value="0.0407583819029486" calcext:value-type="float">
            <text:p>0.0407583819</text:p>
          </table:table-cell>
        </table:table-row>
        <table:table-row table:style-name="ro1">
          <table:table-cell office:value-type="string" calcext:value-type="string">
            <text:p>MTRINITY_DN15327_c0_g2_i1</text:p>
          </table:table-cell>
          <table:table-cell office:value-type="float" office:value="2.05898614412851" calcext:value-type="float">
            <text:p>2.0589861441</text:p>
          </table:table-cell>
          <table:table-cell office:value-type="float" office:value="4.45618482609711" calcext:value-type="float">
            <text:p>4.4561848261</text:p>
          </table:table-cell>
          <table:table-cell office:value-type="float" office:value="42.6357848022834" calcext:value-type="float">
            <text:p>42.6357848023</text:p>
          </table:table-cell>
          <table:table-cell office:value-type="float" office:value="0.0000221442121739336" calcext:value-type="float">
            <text:p>2.21442121739336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MTRINITY_DN9189_c0_g1_i1</text:p>
          </table:table-cell>
          <table:table-cell office:value-type="float" office:value="1.7039754671447" calcext:value-type="float">
            <text:p>1.7039754671</text:p>
          </table:table-cell>
          <table:table-cell office:value-type="float" office:value="5.91086908342685" calcext:value-type="float">
            <text:p>5.9108690834</text:p>
          </table:table-cell>
          <table:table-cell office:value-type="float" office:value="25.7514355347874" calcext:value-type="float">
            <text:p>25.7514355348</text:p>
          </table:table-cell>
          <table:table-cell office:value-type="float" office:value="0.000234003683812604" calcext:value-type="float">
            <text:p>0.0002340037</text:p>
          </table:table-cell>
          <table:table-cell office:value-type="float" office:value="0.00885790993781431" calcext:value-type="float">
            <text:p>0.0088579099</text:p>
          </table:table-cell>
        </table:table-row>
        <table:table-row table:style-name="ro1">
          <table:table-cell office:value-type="string" calcext:value-type="string">
            <text:p>STRINITY_DN12702_c0_g1_i1</text:p>
          </table:table-cell>
          <table:table-cell office:value-type="float" office:value="-1.7571983805661" calcext:value-type="float">
            <text:p>-1.7571983806</text:p>
          </table:table-cell>
          <table:table-cell office:value-type="float" office:value="2.34655790227794" calcext:value-type="float">
            <text:p>2.3465579023</text:p>
          </table:table-cell>
          <table:table-cell office:value-type="float" office:value="14.567026478618" calcext:value-type="float">
            <text:p>14.5670264786</text:p>
          </table:table-cell>
          <table:table-cell office:value-type="float" office:value="0.00225214106597733" calcext:value-type="float">
            <text:p>0.0022521411</text:p>
          </table:table-cell>
          <table:table-cell office:value-type="float" office:value="0.0335852487148854" calcext:value-type="float">
            <text:p>0.0335852487</text:p>
          </table:table-cell>
        </table:table-row>
        <table:table-row table:style-name="ro1">
          <table:table-cell office:value-type="string" calcext:value-type="string">
            <text:p>MTRINITY_DN6376_c0_g1_i1</text:p>
          </table:table-cell>
          <table:table-cell office:value-type="float" office:value="-6.23052754996805" calcext:value-type="float">
            <text:p>-6.23052755</text:p>
          </table:table-cell>
          <table:table-cell office:value-type="float" office:value="2.03333053543732" calcext:value-type="float">
            <text:p>2.0333305354</text:p>
          </table:table-cell>
          <table:table-cell office:value-type="float" office:value="19.163420069724" calcext:value-type="float">
            <text:p>19.1634200697</text:p>
          </table:table-cell>
          <table:table-cell office:value-type="float" office:value="0.000801975843783082" calcext:value-type="float">
            <text:p>0.0008019758</text:p>
          </table:table-cell>
          <table:table-cell office:value-type="float" office:value="0.0177108871115592" calcext:value-type="float">
            <text:p>0.0177108871</text:p>
          </table:table-cell>
        </table:table-row>
        <table:table-row table:style-name="ro1">
          <table:table-cell office:value-type="string" calcext:value-type="string">
            <text:p>MTRINITY_DN8006_c0_g2_i1</text:p>
          </table:table-cell>
          <table:table-cell office:value-type="float" office:value="-3.73123429933557" calcext:value-type="float">
            <text:p>-3.7312342993</text:p>
          </table:table-cell>
          <table:table-cell office:value-type="float" office:value="5.50068579056389" calcext:value-type="float">
            <text:p>5.5006857906</text:p>
          </table:table-cell>
          <table:table-cell office:value-type="float" office:value="34.3040059726621" calcext:value-type="float">
            <text:p>34.3040059727</text:p>
          </table:table-cell>
          <table:table-cell office:value-type="float" office:value="0.0000634919014370893" calcext:value-type="float">
            <text:p>6.34919014370893E-005</text:p>
          </table:table-cell>
          <table:table-cell office:value-type="float" office:value="0.00452363097441336" calcext:value-type="float">
            <text:p>0.004523631</text:p>
          </table:table-cell>
        </table:table-row>
        <table:table-row table:style-name="ro1">
          <table:table-cell office:value-type="string" calcext:value-type="string">
            <text:p>STRINITY_DN11340_c0_g1_i2</text:p>
          </table:table-cell>
          <table:table-cell office:value-type="float" office:value="-1.90319374858413" calcext:value-type="float">
            <text:p>-1.9031937486</text:p>
          </table:table-cell>
          <table:table-cell office:value-type="float" office:value="2.81061512216676" calcext:value-type="float">
            <text:p>2.8106151222</text:p>
          </table:table-cell>
          <table:table-cell office:value-type="float" office:value="46.3810239496342" calcext:value-type="float">
            <text:p>46.3810239496</text:p>
          </table:table-cell>
          <table:table-cell office:value-type="float" office:value="0.000490098474255463" calcext:value-type="float">
            <text:p>0.0004900985</text:p>
          </table:table-cell>
          <table:table-cell office:value-type="float" office:value="0.0134385319512843" calcext:value-type="float">
            <text:p>0.013438532</text:p>
          </table:table-cell>
        </table:table-row>
        <table:table-row table:style-name="ro1">
          <table:table-cell office:value-type="string" calcext:value-type="string">
            <text:p>MTRINITY_DN18509_c0_g1_i1</text:p>
          </table:table-cell>
          <table:table-cell office:value-type="float" office:value="-5.178669005724" calcext:value-type="float">
            <text:p>-5.1786690057</text:p>
          </table:table-cell>
          <table:table-cell office:value-type="float" office:value="4.22762029384074" calcext:value-type="float">
            <text:p>4.2276202938</text:p>
          </table:table-cell>
          <table:table-cell office:value-type="float" office:value="25.0348075639924" calcext:value-type="float">
            <text:p>25.034807564</text:p>
          </table:table-cell>
          <table:table-cell office:value-type="float" office:value="0.000264565628970495" calcext:value-type="float">
            <text:p>0.0002645656</text:p>
          </table:table-cell>
          <table:table-cell office:value-type="float" office:value="0.00953389081685033" calcext:value-type="float">
            <text:p>0.0095338908</text:p>
          </table:table-cell>
        </table:table-row>
        <table:table-row table:style-name="ro1">
          <table:table-cell office:value-type="string" calcext:value-type="string">
            <text:p>STRINITY_DN12583_c2_g3_i3</text:p>
          </table:table-cell>
          <table:table-cell office:value-type="float" office:value="1.60652158027159" calcext:value-type="float">
            <text:p>1.6065215803</text:p>
          </table:table-cell>
          <table:table-cell office:value-type="float" office:value="3.11667629049744" calcext:value-type="float">
            <text:p>3.1166762905</text:p>
          </table:table-cell>
          <table:table-cell office:value-type="float" office:value="32.8953570341201" calcext:value-type="float">
            <text:p>32.8953570341</text:p>
          </table:table-cell>
          <table:table-cell office:value-type="float" office:value="0.000884772877605515" calcext:value-type="float">
            <text:p>0.0008847729</text:p>
          </table:table-cell>
          <table:table-cell office:value-type="float" office:value="0.0187962577777511" calcext:value-type="float">
            <text:p>0.0187962578</text:p>
          </table:table-cell>
        </table:table-row>
        <table:table-row table:style-name="ro1">
          <table:table-cell office:value-type="string" calcext:value-type="string">
            <text:p>MTRINITY_DN15174_c0_g1_i1</text:p>
          </table:table-cell>
          <table:table-cell office:value-type="float" office:value="1.99629642274168" calcext:value-type="float">
            <text:p>1.9962964227</text:p>
          </table:table-cell>
          <table:table-cell office:value-type="float" office:value="4.00371701736013" calcext:value-type="float">
            <text:p>4.0037170174</text:p>
          </table:table-cell>
          <table:table-cell office:value-type="float" office:value="18.6024951802806" calcext:value-type="float">
            <text:p>18.6024951803</text:p>
          </table:table-cell>
          <table:table-cell office:value-type="float" office:value="0.000901621864078908" calcext:value-type="float">
            <text:p>0.0009016219</text:p>
          </table:table-cell>
          <table:table-cell office:value-type="float" office:value="0.0190329712488894" calcext:value-type="float">
            <text:p>0.0190329712</text:p>
          </table:table-cell>
        </table:table-row>
        <table:table-row table:style-name="ro1">
          <table:table-cell office:value-type="string" calcext:value-type="string">
            <text:p>Pc31377_g1_i3</text:p>
          </table:table-cell>
          <table:table-cell office:value-type="float" office:value="-3.30996937134973" calcext:value-type="float">
            <text:p>-3.3099693713</text:p>
          </table:table-cell>
          <table:table-cell office:value-type="float" office:value="2.17034807742778" calcext:value-type="float">
            <text:p>2.1703480774</text:p>
          </table:table-cell>
          <table:table-cell office:value-type="float" office:value="44.2351985444881" calcext:value-type="float">
            <text:p>44.2351985445</text:p>
          </table:table-cell>
          <table:table-cell office:value-type="float" office:value="0.000018432974147229" calcext:value-type="float">
            <text:p>0.000018433</text:p>
          </table:table-cell>
          <table:table-cell office:value-type="float" office:value="0.00280914136049942" calcext:value-type="float">
            <text:p>0.0028091414</text:p>
          </table:table-cell>
        </table:table-row>
        <table:table-row table:style-name="ro1">
          <table:table-cell office:value-type="string" calcext:value-type="string">
            <text:p>STRINITY_DN5054_c0_g1_i1</text:p>
          </table:table-cell>
          <table:table-cell office:value-type="float" office:value="-3.9410328236371" calcext:value-type="float">
            <text:p>-3.9410328236</text:p>
          </table:table-cell>
          <table:table-cell office:value-type="float" office:value="1.72932701333317" calcext:value-type="float">
            <text:p>1.7293270133</text:p>
          </table:table-cell>
          <table:table-cell office:value-type="float" office:value="17.8065276460384" calcext:value-type="float">
            <text:p>17.806527646</text:p>
          </table:table-cell>
          <table:table-cell office:value-type="float" office:value="0.00106880365488075" calcext:value-type="float">
            <text:p>0.0010688037</text:p>
          </table:table-cell>
          <table:table-cell office:value-type="float" office:value="0.0211213614958593" calcext:value-type="float">
            <text:p>0.0211213615</text:p>
          </table:table-cell>
        </table:table-row>
        <table:table-row table:style-name="ro1">
          <table:table-cell office:value-type="string" calcext:value-type="string">
            <text:p>MTRINITY_DN12984_c1_g1_i1</text:p>
          </table:table-cell>
          <table:table-cell office:value-type="float" office:value="-3.5319498695327" calcext:value-type="float">
            <text:p>-3.5319498695</text:p>
          </table:table-cell>
          <table:table-cell office:value-type="float" office:value="4.54655259449231" calcext:value-type="float">
            <text:p>4.5465525945</text:p>
          </table:table-cell>
          <table:table-cell office:value-type="float" office:value="163.819731766867" calcext:value-type="float">
            <text:p>163.8197317669</text:p>
          </table:table-cell>
          <table:table-cell office:value-type="float" office:value="0.0000000135319133334316" calcext:value-type="float">
            <text:p>1.35319133334316E-008</text:p>
          </table:table-cell>
          <table:table-cell office:value-type="float" office:value="0.000135184599228084" calcext:value-type="float">
            <text:p>0.0001351846</text:p>
          </table:table-cell>
        </table:table-row>
        <table:table-row table:style-name="ro1">
          <table:table-cell office:value-type="string" calcext:value-type="string">
            <text:p>Pc28677_g2_i1</text:p>
          </table:table-cell>
          <table:table-cell office:value-type="float" office:value="1.42178159003392" calcext:value-type="float">
            <text:p>1.42178159</text:p>
          </table:table-cell>
          <table:table-cell office:value-type="float" office:value="6.18434736904581" calcext:value-type="float">
            <text:p>6.184347369</text:p>
          </table:table-cell>
          <table:table-cell office:value-type="float" office:value="18.5313975089947" calcext:value-type="float">
            <text:p>18.531397509</text:p>
          </table:table-cell>
          <table:table-cell office:value-type="float" office:value="0.000915252223395598" calcext:value-type="float">
            <text:p>0.0009152522</text:p>
          </table:table-cell>
          <table:table-cell office:value-type="float" office:value="0.0192530071772173" calcext:value-type="float">
            <text:p>0.0192530072</text:p>
          </table:table-cell>
        </table:table-row>
        <table:table-row table:style-name="ro1">
          <table:table-cell office:value-type="string" calcext:value-type="string">
            <text:p>MTRINITY_DN17051_c0_g1_i1</text:p>
          </table:table-cell>
          <table:table-cell office:value-type="float" office:value="1.2081162736873" calcext:value-type="float">
            <text:p>1.2081162737</text:p>
          </table:table-cell>
          <table:table-cell office:value-type="float" office:value="5.60366153457967" calcext:value-type="float">
            <text:p>5.6036615346</text:p>
          </table:table-cell>
          <table:table-cell office:value-type="float" office:value="13.2013283184979" calcext:value-type="float">
            <text:p>13.2013283185</text:p>
          </table:table-cell>
          <table:table-cell office:value-type="float" office:value="0.00317568797631269" calcext:value-type="float">
            <text:p>0.003175688</text:p>
          </table:table-cell>
          <table:table-cell office:value-type="float" office:value="0.0419779674120998" calcext:value-type="float">
            <text:p>0.0419779674</text:p>
          </table:table-cell>
        </table:table-row>
        <table:table-row table:style-name="ro1">
          <table:table-cell office:value-type="string" calcext:value-type="string">
            <text:p>STRINITY_DN11307_c0_g1_i1</text:p>
          </table:table-cell>
          <table:table-cell office:value-type="float" office:value="-3.91606422284699" calcext:value-type="float">
            <text:p>-3.9160642228</text:p>
          </table:table-cell>
          <table:table-cell office:value-type="float" office:value="4.66159157148849" calcext:value-type="float">
            <text:p>4.6615915715</text:p>
          </table:table-cell>
          <table:table-cell office:value-type="float" office:value="74.9761587719217" calcext:value-type="float">
            <text:p>74.9761587719</text:p>
          </table:table-cell>
          <table:table-cell office:value-type="float" office:value="0.0000011594996163902" calcext:value-type="float">
            <text:p>1.1594996163902E-006</text:p>
          </table:table-cell>
          <table:table-cell office:value-type="float" office:value="0.00139223437939204" calcext:value-type="float">
            <text:p>0.0013922344</text:p>
          </table:table-cell>
        </table:table-row>
        <table:table-row table:style-name="ro1">
          <table:table-cell office:value-type="string" calcext:value-type="string">
            <text:p>MTRINITY_DN2911_c0_g1_i1</text:p>
          </table:table-cell>
          <table:table-cell office:value-type="float" office:value="-5.156212680712" calcext:value-type="float">
            <text:p>-5.1562126807</text:p>
          </table:table-cell>
          <table:table-cell office:value-type="float" office:value="5.09070039823725" calcext:value-type="float">
            <text:p>5.0907003982</text:p>
          </table:table-cell>
          <table:table-cell office:value-type="float" office:value="33.793583337241" calcext:value-type="float">
            <text:p>33.7935833372</text:p>
          </table:table-cell>
          <table:table-cell office:value-type="float" office:value="0.0000681408731444719" calcext:value-type="float">
            <text:p>6.81408731444719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MTRINITY_DN14517_c0_g1_i1</text:p>
          </table:table-cell>
          <table:table-cell office:value-type="float" office:value="-2.40327755062074" calcext:value-type="float">
            <text:p>-2.4032775506</text:p>
          </table:table-cell>
          <table:table-cell office:value-type="float" office:value="5.29794666827394" calcext:value-type="float">
            <text:p>5.2979466683</text:p>
          </table:table-cell>
          <table:table-cell office:value-type="float" office:value="36.4759750344971" calcext:value-type="float">
            <text:p>36.4759750345</text:p>
          </table:table-cell>
          <table:table-cell office:value-type="float" office:value="0.0000474094909012252" calcext:value-type="float">
            <text:p>4.74094909012252E-005</text:p>
          </table:table-cell>
          <table:table-cell office:value-type="float" office:value="0.00388835545866934" calcext:value-type="float">
            <text:p>0.0038883555</text:p>
          </table:table-cell>
        </table:table-row>
        <table:table-row table:style-name="ro1">
          <table:table-cell office:value-type="string" calcext:value-type="string">
            <text:p>Pc32306_g1_i1</text:p>
          </table:table-cell>
          <table:table-cell office:value-type="float" office:value="1.62094470932177" calcext:value-type="float">
            <text:p>1.6209447093</text:p>
          </table:table-cell>
          <table:table-cell office:value-type="float" office:value="4.3040519448967" calcext:value-type="float">
            <text:p>4.3040519449</text:p>
          </table:table-cell>
          <table:table-cell office:value-type="float" office:value="20.2654471438296" calcext:value-type="float">
            <text:p>20.2654471438</text:p>
          </table:table-cell>
          <table:table-cell office:value-type="float" office:value="0.000641140987295289" calcext:value-type="float">
            <text:p>0.000641141</text:p>
          </table:table-cell>
          <table:table-cell office:value-type="float" office:value="0.015493924842803" calcext:value-type="float">
            <text:p>0.0154939248</text:p>
          </table:table-cell>
        </table:table-row>
        <table:table-row table:style-name="ro1">
          <table:table-cell office:value-type="string" calcext:value-type="string">
            <text:p>MTRINITY_DN12006_c0_g1_i2</text:p>
          </table:table-cell>
          <table:table-cell office:value-type="float" office:value="-1.57250896364005" calcext:value-type="float">
            <text:p>-1.5725089636</text:p>
          </table:table-cell>
          <table:table-cell office:value-type="float" office:value="4.87050294070751" calcext:value-type="float">
            <text:p>4.8705029407</text:p>
          </table:table-cell>
          <table:table-cell office:value-type="float" office:value="14.5174661229957" calcext:value-type="float">
            <text:p>14.517466123</text:p>
          </table:table-cell>
          <table:table-cell office:value-type="float" office:value="0.00227964294980835" calcext:value-type="float">
            <text:p>0.0022796429</text:p>
          </table:table-cell>
          <table:table-cell office:value-type="float" office:value="0.033837072833589" calcext:value-type="float">
            <text:p>0.0338370728</text:p>
          </table:table-cell>
        </table:table-row>
        <table:table-row table:style-name="ro1">
          <table:table-cell office:value-type="string" calcext:value-type="string">
            <text:p>Pc29572_g1_i3</text:p>
          </table:table-cell>
          <table:table-cell office:value-type="float" office:value="-1.47460565062228" calcext:value-type="float">
            <text:p>-1.4746056506</text:p>
          </table:table-cell>
          <table:table-cell office:value-type="float" office:value="3.03330565132879" calcext:value-type="float">
            <text:p>3.0333056513</text:p>
          </table:table-cell>
          <table:table-cell office:value-type="float" office:value="24.3027599172069" calcext:value-type="float">
            <text:p>24.3027599172</text:p>
          </table:table-cell>
          <table:table-cell office:value-type="float" office:value="0.00240720416209858" calcext:value-type="float">
            <text:p>0.0024072042</text:p>
          </table:table-cell>
          <table:table-cell office:value-type="float" office:value="0.0351317027133499" calcext:value-type="float">
            <text:p>0.0351317027</text:p>
          </table:table-cell>
        </table:table-row>
        <table:table-row table:style-name="ro1">
          <table:table-cell office:value-type="string" calcext:value-type="string">
            <text:p>STRINITY_DN719_c0_g2_i1</text:p>
          </table:table-cell>
          <table:table-cell office:value-type="float" office:value="-3.22033528508686" calcext:value-type="float">
            <text:p>-3.2203352851</text:p>
          </table:table-cell>
          <table:table-cell office:value-type="float" office:value="3.87333219094968" calcext:value-type="float">
            <text:p>3.8733321909</text:p>
          </table:table-cell>
          <table:table-cell office:value-type="float" office:value="26.1213648797793" calcext:value-type="float">
            <text:p>26.1213648798</text:p>
          </table:table-cell>
          <table:table-cell office:value-type="float" office:value="0.000219841014470023" calcext:value-type="float">
            <text:p>0.000219841</text:p>
          </table:table-cell>
          <table:table-cell office:value-type="float" office:value="0.00852608213483353" calcext:value-type="float">
            <text:p>0.0085260821</text:p>
          </table:table-cell>
        </table:table-row>
        <table:table-row table:style-name="ro1">
          <table:table-cell office:value-type="string" calcext:value-type="string">
            <text:p>STRINITY_DN9945_c1_g1_i2</text:p>
          </table:table-cell>
          <table:table-cell office:value-type="float" office:value="-3.31654864013739" calcext:value-type="float">
            <text:p>-3.3165486401</text:p>
          </table:table-cell>
          <table:table-cell office:value-type="float" office:value="4.21418069335239" calcext:value-type="float">
            <text:p>4.2141806934</text:p>
          </table:table-cell>
          <table:table-cell office:value-type="float" office:value="13.3786703091962" calcext:value-type="float">
            <text:p>13.3786703092</text:p>
          </table:table-cell>
          <table:table-cell office:value-type="float" office:value="0.00303371630883925" calcext:value-type="float">
            <text:p>0.0030337163</text:p>
          </table:table-cell>
          <table:table-cell office:value-type="float" office:value="0.0407272344180397" calcext:value-type="float">
            <text:p>0.0407272344</text:p>
          </table:table-cell>
        </table:table-row>
        <table:table-row table:style-name="ro1">
          <table:table-cell office:value-type="string" calcext:value-type="string">
            <text:p>MTRINITY_DN15369_c1_g1_i1</text:p>
          </table:table-cell>
          <table:table-cell office:value-type="float" office:value="-2.48808877681832" calcext:value-type="float">
            <text:p>-2.4880887768</text:p>
          </table:table-cell>
          <table:table-cell office:value-type="float" office:value="3.74799451984987" calcext:value-type="float">
            <text:p>3.7479945198</text:p>
          </table:table-cell>
          <table:table-cell office:value-type="float" office:value="26.32286468124" calcext:value-type="float">
            <text:p>26.3228646812</text:p>
          </table:table-cell>
          <table:table-cell office:value-type="float" office:value="0.000212546136475801" calcext:value-type="float">
            <text:p>0.0002125461</text:p>
          </table:table-cell>
          <table:table-cell office:value-type="float" office:value="0.00833818985796292" calcext:value-type="float">
            <text:p>0.0083381899</text:p>
          </table:table-cell>
        </table:table-row>
        <table:table-row table:style-name="ro1">
          <table:table-cell office:value-type="string" calcext:value-type="string">
            <text:p>Pc13685_g1_i1</text:p>
          </table:table-cell>
          <table:table-cell office:value-type="float" office:value="1.62098242282195" calcext:value-type="float">
            <text:p>1.6209824228</text:p>
          </table:table-cell>
          <table:table-cell office:value-type="float" office:value="4.15948829456043" calcext:value-type="float">
            <text:p>4.1594882946</text:p>
          </table:table-cell>
          <table:table-cell office:value-type="float" office:value="28.720535353719" calcext:value-type="float">
            <text:p>28.7205353537</text:p>
          </table:table-cell>
          <table:table-cell office:value-type="float" office:value="0.000186946226632615" calcext:value-type="float">
            <text:p>0.0001869462</text:p>
          </table:table-cell>
          <table:table-cell office:value-type="float" office:value="0.00775103844068762" calcext:value-type="float">
            <text:p>0.0077510384</text:p>
          </table:table-cell>
        </table:table-row>
        <table:table-row table:style-name="ro1">
          <table:table-cell office:value-type="string" calcext:value-type="string">
            <text:p>MTRINITY_DN651_c0_g1_i1</text:p>
          </table:table-cell>
          <table:table-cell office:value-type="float" office:value="1.54246144461005" calcext:value-type="float">
            <text:p>1.5424614446</text:p>
          </table:table-cell>
          <table:table-cell office:value-type="float" office:value="4.46972397479311" calcext:value-type="float">
            <text:p>4.4697239748</text:p>
          </table:table-cell>
          <table:table-cell office:value-type="float" office:value="14.8853723275812" calcext:value-type="float">
            <text:p>14.8853723276</text:p>
          </table:table-cell>
          <table:table-cell office:value-type="float" office:value="0.0020844133420249" calcext:value-type="float">
            <text:p>0.0020844133</text:p>
          </table:table-cell>
          <table:table-cell office:value-type="float" office:value="0.0319887115035294" calcext:value-type="float">
            <text:p>0.0319887115</text:p>
          </table:table-cell>
        </table:table-row>
        <table:table-row table:style-name="ro1">
          <table:table-cell office:value-type="string" calcext:value-type="string">
            <text:p>MTRINITY_DN16904_c4_g1_i1</text:p>
          </table:table-cell>
          <table:table-cell office:value-type="float" office:value="3.32894180667152" calcext:value-type="float">
            <text:p>3.3289418067</text:p>
          </table:table-cell>
          <table:table-cell office:value-type="float" office:value="1.08181622205014" calcext:value-type="float">
            <text:p>1.0818162221</text:p>
          </table:table-cell>
          <table:table-cell office:value-type="float" office:value="36.0709079988798" calcext:value-type="float">
            <text:p>36.0709079989</text:p>
          </table:table-cell>
          <table:table-cell office:value-type="float" office:value="0.000050012539342104" calcext:value-type="float">
            <text:p>5.0012539342104E-005</text:p>
          </table:table-cell>
          <table:table-cell office:value-type="float" office:value="0.00398919083256141" calcext:value-type="float">
            <text:p>0.0039891908</text:p>
          </table:table-cell>
        </table:table-row>
        <table:table-row table:style-name="ro1">
          <table:table-cell office:value-type="string" calcext:value-type="string">
            <text:p>Pc20168_g1_i1</text:p>
          </table:table-cell>
          <table:table-cell office:value-type="float" office:value="-3.43395281031906" calcext:value-type="float">
            <text:p>-3.4339528103</text:p>
          </table:table-cell>
          <table:table-cell office:value-type="float" office:value="5.16657409787987" calcext:value-type="float">
            <text:p>5.1665740979</text:p>
          </table:table-cell>
          <table:table-cell office:value-type="float" office:value="44.2123443308849" calcext:value-type="float">
            <text:p>44.2123443309</text:p>
          </table:table-cell>
          <table:table-cell office:value-type="float" office:value="0.0000184806617580193" calcext:value-type="float">
            <text:p>1.84806617580193E-005</text:p>
          </table:table-cell>
          <table:table-cell office:value-type="float" office:value="0.00280914136049942" calcext:value-type="float">
            <text:p>0.0028091414</text:p>
          </table:table-cell>
        </table:table-row>
        <table:table-row table:style-name="ro1">
          <table:table-cell office:value-type="string" calcext:value-type="string">
            <text:p>MTRINITY_DN9128_c0_g1_i1</text:p>
          </table:table-cell>
          <table:table-cell office:value-type="float" office:value="-3.21597711481085" calcext:value-type="float">
            <text:p>-3.2159771148</text:p>
          </table:table-cell>
          <table:table-cell office:value-type="float" office:value="3.69750342933774" calcext:value-type="float">
            <text:p>3.6975034293</text:p>
          </table:table-cell>
          <table:table-cell office:value-type="float" office:value="13.4627664305842" calcext:value-type="float">
            <text:p>13.4627664306</text:p>
          </table:table-cell>
          <table:table-cell office:value-type="float" office:value="0.00296898484793112" calcext:value-type="float">
            <text:p>0.0029689848</text:p>
          </table:table-cell>
          <table:table-cell office:value-type="float" office:value="0.0402173904867127" calcext:value-type="float">
            <text:p>0.0402173905</text:p>
          </table:table-cell>
        </table:table-row>
        <table:table-row table:style-name="ro1">
          <table:table-cell office:value-type="string" calcext:value-type="string">
            <text:p>STRINITY_DN6473_c0_g2_i1</text:p>
          </table:table-cell>
          <table:table-cell office:value-type="float" office:value="-4.46794046545746" calcext:value-type="float">
            <text:p>-4.4679404655</text:p>
          </table:table-cell>
          <table:table-cell office:value-type="float" office:value="0.304472612125211" calcext:value-type="float">
            <text:p>0.3044726121</text:p>
          </table:table-cell>
          <table:table-cell office:value-type="float" office:value="19.06927714896" calcext:value-type="float">
            <text:p>19.069277149</text:p>
          </table:table-cell>
          <table:table-cell office:value-type="float" office:value="0.000817769431309322" calcext:value-type="float">
            <text:p>0.0008177694</text:p>
          </table:table-cell>
          <table:table-cell office:value-type="float" office:value="0.0178529474829405" calcext:value-type="float">
            <text:p>0.0178529475</text:p>
          </table:table-cell>
        </table:table-row>
        <table:table-row table:style-name="ro1">
          <table:table-cell office:value-type="string" calcext:value-type="string">
            <text:p>STRINITY_DN13544_c0_g1_i1</text:p>
          </table:table-cell>
          <table:table-cell office:value-type="float" office:value="-4.27693515919718" calcext:value-type="float">
            <text:p>-4.2769351592</text:p>
          </table:table-cell>
          <table:table-cell office:value-type="float" office:value="0.390429972876342" calcext:value-type="float">
            <text:p>0.3904299729</text:p>
          </table:table-cell>
          <table:table-cell office:value-type="float" office:value="14.2205493794523" calcext:value-type="float">
            <text:p>14.2205493795</text:p>
          </table:table-cell>
          <table:table-cell office:value-type="float" office:value="0.00245283547809005" calcext:value-type="float">
            <text:p>0.0024528355</text:p>
          </table:table-cell>
          <table:table-cell office:value-type="float" office:value="0.0356040693333206" calcext:value-type="float">
            <text:p>0.0356040693</text:p>
          </table:table-cell>
        </table:table-row>
        <table:table-row table:style-name="ro1">
          <table:table-cell office:value-type="string" calcext:value-type="string">
            <text:p>STRINITY_DN11316_c0_g1_i1</text:p>
          </table:table-cell>
          <table:table-cell office:value-type="float" office:value="-2.14009689425683" calcext:value-type="float">
            <text:p>-2.1400968943</text:p>
          </table:table-cell>
          <table:table-cell office:value-type="float" office:value="5.8710168897859" calcext:value-type="float">
            <text:p>5.8710168898</text:p>
          </table:table-cell>
          <table:table-cell office:value-type="float" office:value="24.1238013986725" calcext:value-type="float">
            <text:p>24.1238013987</text:p>
          </table:table-cell>
          <table:table-cell office:value-type="float" office:value="0.000310353733546933" calcext:value-type="float">
            <text:p>0.0003103537</text:p>
          </table:table-cell>
          <table:table-cell office:value-type="float" office:value="0.0103552692000239" calcext:value-type="float">
            <text:p>0.0103552692</text:p>
          </table:table-cell>
        </table:table-row>
        <table:table-row table:style-name="ro1">
          <table:table-cell office:value-type="string" calcext:value-type="string">
            <text:p>Pc34742_g1_i1</text:p>
          </table:table-cell>
          <table:table-cell office:value-type="float" office:value="1.46096520691739" calcext:value-type="float">
            <text:p>1.4609652069</text:p>
          </table:table-cell>
          <table:table-cell office:value-type="float" office:value="5.33943004582123" calcext:value-type="float">
            <text:p>5.3394300458</text:p>
          </table:table-cell>
          <table:table-cell office:value-type="float" office:value="21.1716345308427" calcext:value-type="float">
            <text:p>21.1716345308</text:p>
          </table:table-cell>
          <table:table-cell office:value-type="float" office:value="0.000536502413125062" calcext:value-type="float">
            <text:p>0.0005365024</text:p>
          </table:table-cell>
          <table:table-cell office:value-type="float" office:value="0.0140407405729626" calcext:value-type="float">
            <text:p>0.0140407406</text:p>
          </table:table-cell>
        </table:table-row>
        <table:table-row table:style-name="ro1">
          <table:table-cell office:value-type="string" calcext:value-type="string">
            <text:p>Pc32088_g4_i4</text:p>
          </table:table-cell>
          <table:table-cell office:value-type="float" office:value="-2.50546620839633" calcext:value-type="float">
            <text:p>-2.5054662084</text:p>
          </table:table-cell>
          <table:table-cell office:value-type="float" office:value="4.82594361788169" calcext:value-type="float">
            <text:p>4.8259436179</text:p>
          </table:table-cell>
          <table:table-cell office:value-type="float" office:value="41.6225467256338" calcext:value-type="float">
            <text:p>41.6225467256</text:p>
          </table:table-cell>
          <table:table-cell office:value-type="float" office:value="0.0000249436474068188" calcext:value-type="float">
            <text:p>2.49436474068188E-005</text:p>
          </table:table-cell>
          <table:table-cell office:value-type="float" office:value="0.00295931412532764" calcext:value-type="float">
            <text:p>0.0029593141</text:p>
          </table:table-cell>
        </table:table-row>
        <table:table-row table:style-name="ro1">
          <table:table-cell office:value-type="string" calcext:value-type="string">
            <text:p>STRINITY_DN7386_c0_g1_i1</text:p>
          </table:table-cell>
          <table:table-cell office:value-type="float" office:value="-1.8990036393872" calcext:value-type="float">
            <text:p>-1.8990036394</text:p>
          </table:table-cell>
          <table:table-cell office:value-type="float" office:value="3.7554789600346" calcext:value-type="float">
            <text:p>3.75547896</text:p>
          </table:table-cell>
          <table:table-cell office:value-type="float" office:value="17.5653681377154" calcext:value-type="float">
            <text:p>17.5653681377</text:p>
          </table:table-cell>
          <table:table-cell office:value-type="float" office:value="0.00112638821607281" calcext:value-type="float">
            <text:p>0.0011263882</text:p>
          </table:table-cell>
          <table:table-cell office:value-type="float" office:value="0.0216743086346626" calcext:value-type="float">
            <text:p>0.0216743086</text:p>
          </table:table-cell>
        </table:table-row>
        <table:table-row table:style-name="ro1">
          <table:table-cell office:value-type="string" calcext:value-type="string">
            <text:p>STRINITY_DN7138_c0_g1_i1</text:p>
          </table:table-cell>
          <table:table-cell office:value-type="float" office:value="-4.04711752674894" calcext:value-type="float">
            <text:p>-4.0471175267</text:p>
          </table:table-cell>
          <table:table-cell office:value-type="float" office:value="3.47451965421762" calcext:value-type="float">
            <text:p>3.4745196542</text:p>
          </table:table-cell>
          <table:table-cell office:value-type="float" office:value="17.3310128506379" calcext:value-type="float">
            <text:p>17.3310128506</text:p>
          </table:table-cell>
          <table:table-cell office:value-type="float" office:value="0.00118583100336654" calcext:value-type="float">
            <text:p>0.001185831</text:p>
          </table:table-cell>
          <table:table-cell office:value-type="float" office:value="0.0225150379880182" calcext:value-type="float">
            <text:p>0.022515038</text:p>
          </table:table-cell>
        </table:table-row>
        <table:table-row table:style-name="ro1">
          <table:table-cell office:value-type="string" calcext:value-type="string">
            <text:p>STRINITY_DN16302_c0_g1_i1</text:p>
          </table:table-cell>
          <table:table-cell office:value-type="float" office:value="-3.64407862762197" calcext:value-type="float">
            <text:p>-3.6440786276</text:p>
          </table:table-cell>
          <table:table-cell office:value-type="float" office:value="1.22002513184355" calcext:value-type="float">
            <text:p>1.2200251318</text:p>
          </table:table-cell>
          <table:table-cell office:value-type="float" office:value="27.7923219417979" calcext:value-type="float">
            <text:p>27.7923219418</text:p>
          </table:table-cell>
          <table:table-cell office:value-type="float" office:value="0.000167073784975149" calcext:value-type="float">
            <text:p>0.0001670738</text:p>
          </table:table-cell>
          <table:table-cell office:value-type="float" office:value="0.00728956522875585" calcext:value-type="float">
            <text:p>0.0072895652</text:p>
          </table:table-cell>
        </table:table-row>
        <table:table-row table:style-name="ro1">
          <table:table-cell office:value-type="string" calcext:value-type="string">
            <text:p>Pc32571_g3_i1</text:p>
          </table:table-cell>
          <table:table-cell office:value-type="float" office:value="2.07458275396358" calcext:value-type="float">
            <text:p>2.074582754</text:p>
          </table:table-cell>
          <table:table-cell office:value-type="float" office:value="5.19562297158884" calcext:value-type="float">
            <text:p>5.1956229716</text:p>
          </table:table-cell>
          <table:table-cell office:value-type="float" office:value="38.7813821930188" calcext:value-type="float">
            <text:p>38.781382193</text:p>
          </table:table-cell>
          <table:table-cell office:value-type="float" office:value="0.000035268572063593" calcext:value-type="float">
            <text:p>3.5268572063593E-005</text:p>
          </table:table-cell>
          <table:table-cell office:value-type="float" office:value="0.00336092697207916" calcext:value-type="float">
            <text:p>0.003360927</text:p>
          </table:table-cell>
        </table:table-row>
        <table:table-row table:style-name="ro1">
          <table:table-cell office:value-type="string" calcext:value-type="string">
            <text:p>MTRINITY_DN15219_c0_g1_i2</text:p>
          </table:table-cell>
          <table:table-cell office:value-type="float" office:value="3.32928718426599" calcext:value-type="float">
            <text:p>3.3292871843</text:p>
          </table:table-cell>
          <table:table-cell office:value-type="float" office:value="2.60069111440814" calcext:value-type="float">
            <text:p>2.6006911144</text:p>
          </table:table-cell>
          <table:table-cell office:value-type="float" office:value="18.0064859561975" calcext:value-type="float">
            <text:p>18.0064859562</text:p>
          </table:table-cell>
          <table:table-cell office:value-type="float" office:value="0.00102364036738044" calcext:value-type="float">
            <text:p>0.0010236404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Pc29357_g2_i1</text:p>
          </table:table-cell>
          <table:table-cell office:value-type="float" office:value="2.19168061346549" calcext:value-type="float">
            <text:p>2.1916806135</text:p>
          </table:table-cell>
          <table:table-cell office:value-type="float" office:value="0.46053143766102" calcext:value-type="float">
            <text:p>0.4605314377</text:p>
          </table:table-cell>
          <table:table-cell office:value-type="float" office:value="26.2407027195373" calcext:value-type="float">
            <text:p>26.2407027195</text:p>
          </table:table-cell>
          <table:table-cell office:value-type="float" office:value="0.00400966634582247" calcext:value-type="float">
            <text:p>0.0040096663</text:p>
          </table:table-cell>
          <table:table-cell office:value-type="float" office:value="0.0486600816822963" calcext:value-type="float">
            <text:p>0.0486600817</text:p>
          </table:table-cell>
        </table:table-row>
        <table:table-row table:style-name="ro1">
          <table:table-cell office:value-type="string" calcext:value-type="string">
            <text:p>MTRINITY_DN13073_c0_g4_i2</text:p>
          </table:table-cell>
          <table:table-cell office:value-type="float" office:value="-5.46601847151316" calcext:value-type="float">
            <text:p>-5.4660184715</text:p>
          </table:table-cell>
          <table:table-cell office:value-type="float" office:value="-0.0147740612148494" calcext:value-type="float">
            <text:p>-0.0147740612</text:p>
          </table:table-cell>
          <table:table-cell office:value-type="float" office:value="17.1900725010674" calcext:value-type="float">
            <text:p>17.1900725011</text:p>
          </table:table-cell>
          <table:table-cell office:value-type="float" office:value="0.00194587740964078" calcext:value-type="float">
            <text:p>0.0019458774</text:p>
          </table:table-cell>
          <table:table-cell office:value-type="float" office:value="0.0306460378187812" calcext:value-type="float">
            <text:p>0.0306460378</text:p>
          </table:table-cell>
        </table:table-row>
        <table:table-row table:style-name="ro1">
          <table:table-cell office:value-type="string" calcext:value-type="string">
            <text:p>MTRINITY_DN17058_c1_g1_i14</text:p>
          </table:table-cell>
          <table:table-cell office:value-type="float" office:value="-3.03281738384114" calcext:value-type="float">
            <text:p>-3.0328173838</text:p>
          </table:table-cell>
          <table:table-cell office:value-type="float" office:value="4.00954908660349" calcext:value-type="float">
            <text:p>4.0095490866</text:p>
          </table:table-cell>
          <table:table-cell office:value-type="float" office:value="52.616945379446" calcext:value-type="float">
            <text:p>52.6169453794</text:p>
          </table:table-cell>
          <table:table-cell office:value-type="float" office:value="0.00000762725822088434" calcext:value-type="float">
            <text:p>7.62725822088434E-006</text:p>
          </table:table-cell>
          <table:table-cell office:value-type="float" office:value="0.00196705788718561" calcext:value-type="float">
            <text:p>0.0019670579</text:p>
          </table:table-cell>
        </table:table-row>
        <table:table-row table:style-name="ro1">
          <table:table-cell office:value-type="string" calcext:value-type="string">
            <text:p>MTRINITY_DN15310_c0_g1_i2</text:p>
          </table:table-cell>
          <table:table-cell office:value-type="float" office:value="-3.62501311817092" calcext:value-type="float">
            <text:p>-3.6250131182</text:p>
          </table:table-cell>
          <table:table-cell office:value-type="float" office:value="2.27696564443026" calcext:value-type="float">
            <text:p>2.2769656444</text:p>
          </table:table-cell>
          <table:table-cell office:value-type="float" office:value="32.4146074809061" calcext:value-type="float">
            <text:p>32.4146074809</text:p>
          </table:table-cell>
          <table:table-cell office:value-type="float" office:value="0.0000828121036111345" calcext:value-type="float">
            <text:p>8.28121036111345E-005</text:p>
          </table:table-cell>
          <table:table-cell office:value-type="float" office:value="0.00501050223740446" calcext:value-type="float">
            <text:p>0.0050105022</text:p>
          </table:table-cell>
        </table:table-row>
        <table:table-row table:style-name="ro1">
          <table:table-cell office:value-type="string" calcext:value-type="string">
            <text:p>Pc13395_g1_i4</text:p>
          </table:table-cell>
          <table:table-cell office:value-type="float" office:value="-2.91994977520217" calcext:value-type="float">
            <text:p>-2.9199497752</text:p>
          </table:table-cell>
          <table:table-cell office:value-type="float" office:value="1.86782465135285" calcext:value-type="float">
            <text:p>1.8678246514</text:p>
          </table:table-cell>
          <table:table-cell office:value-type="float" office:value="17.9534711089018" calcext:value-type="float">
            <text:p>17.9534711089</text:p>
          </table:table-cell>
          <table:table-cell office:value-type="float" office:value="0.00103539471864022" calcext:value-type="float">
            <text:p>0.0010353947</text:p>
          </table:table-cell>
          <table:table-cell office:value-type="float" office:value="0.0207404608778127" calcext:value-type="float">
            <text:p>0.0207404609</text:p>
          </table:table-cell>
        </table:table-row>
        <table:table-row table:style-name="ro1">
          <table:table-cell office:value-type="string" calcext:value-type="string">
            <text:p>STRINITY_DN12462_c0_g2_i2</text:p>
          </table:table-cell>
          <table:table-cell office:value-type="float" office:value="-2.04790242899918" calcext:value-type="float">
            <text:p>-2.047902429</text:p>
          </table:table-cell>
          <table:table-cell office:value-type="float" office:value="4.02577711797697" calcext:value-type="float">
            <text:p>4.025777118</text:p>
          </table:table-cell>
          <table:table-cell office:value-type="float" office:value="18.2643258663717" calcext:value-type="float">
            <text:p>18.2643258664</text:p>
          </table:table-cell>
          <table:table-cell office:value-type="float" office:value="0.00096863765533055" calcext:value-type="float">
            <text:p>0.0009686377</text:p>
          </table:table-cell>
          <table:table-cell office:value-type="float" office:value="0.019956462002548" calcext:value-type="float">
            <text:p>0.019956462</text:p>
          </table:table-cell>
        </table:table-row>
        <table:table-row table:style-name="ro1">
          <table:table-cell office:value-type="string" calcext:value-type="string">
            <text:p>MTRINITY_DN10518_c0_g1_i1</text:p>
          </table:table-cell>
          <table:table-cell office:value-type="float" office:value="-4.46153521949731" calcext:value-type="float">
            <text:p>-4.4615352195</text:p>
          </table:table-cell>
          <table:table-cell office:value-type="float" office:value="1.70935866132402" calcext:value-type="float">
            <text:p>1.7093586613</text:p>
          </table:table-cell>
          <table:table-cell office:value-type="float" office:value="20.7807242466241" calcext:value-type="float">
            <text:p>20.7807242466</text:p>
          </table:table-cell>
          <table:table-cell office:value-type="float" office:value="0.000579002105017755" calcext:value-type="float">
            <text:p>0.0005790021</text:p>
          </table:table-cell>
          <table:table-cell office:value-type="float" office:value="0.0146670761083738" calcext:value-type="float">
            <text:p>0.0146670761</text:p>
          </table:table-cell>
        </table:table-row>
        <table:table-row table:style-name="ro1">
          <table:table-cell office:value-type="string" calcext:value-type="string">
            <text:p>MTRINITY_DN14683_c0_g1_i2</text:p>
          </table:table-cell>
          <table:table-cell office:value-type="float" office:value="1.62795829922289" calcext:value-type="float">
            <text:p>1.6279582992</text:p>
          </table:table-cell>
          <table:table-cell office:value-type="float" office:value="2.32484811451439" calcext:value-type="float">
            <text:p>2.3248481145</text:p>
          </table:table-cell>
          <table:table-cell office:value-type="float" office:value="12.9004193292982" calcext:value-type="float">
            <text:p>12.9004193293</text:p>
          </table:table-cell>
          <table:table-cell office:value-type="float" office:value="0.00348516918512841" calcext:value-type="float">
            <text:p>0.0034851692</text:p>
          </table:table-cell>
          <table:table-cell office:value-type="float" office:value="0.0444803607989731" calcext:value-type="float">
            <text:p>0.0444803608</text:p>
          </table:table-cell>
        </table:table-row>
        <table:table-row table:style-name="ro1">
          <table:table-cell office:value-type="string" calcext:value-type="string">
            <text:p>STRINITY_DN16622_c0_g1_i1</text:p>
          </table:table-cell>
          <table:table-cell office:value-type="float" office:value="1.46230138464282" calcext:value-type="float">
            <text:p>1.4623013846</text:p>
          </table:table-cell>
          <table:table-cell office:value-type="float" office:value="4.1784568507261" calcext:value-type="float">
            <text:p>4.1784568507</text:p>
          </table:table-cell>
          <table:table-cell office:value-type="float" office:value="20.6123827751227" calcext:value-type="float">
            <text:p>20.6123827751</text:p>
          </table:table-cell>
          <table:table-cell office:value-type="float" office:value="0.000750403555351212" calcext:value-type="float">
            <text:p>0.0007504036</text:p>
          </table:table-cell>
          <table:table-cell office:value-type="float" office:value="0.0170390423029748" calcext:value-type="float">
            <text:p>0.0170390423</text:p>
          </table:table-cell>
        </table:table-row>
        <table:table-row table:style-name="ro1">
          <table:table-cell office:value-type="string" calcext:value-type="string">
            <text:p>MTRINITY_DN4121_c0_g1_i1</text:p>
          </table:table-cell>
          <table:table-cell office:value-type="float" office:value="-3.37833531134523" calcext:value-type="float">
            <text:p>-3.3783353113</text:p>
          </table:table-cell>
          <table:table-cell office:value-type="float" office:value="5.68831936678563" calcext:value-type="float">
            <text:p>5.6883193668</text:p>
          </table:table-cell>
          <table:table-cell office:value-type="float" office:value="37.2023674627815" calcext:value-type="float">
            <text:p>37.2023674628</text:p>
          </table:table-cell>
          <table:table-cell office:value-type="float" office:value="0.0000431247432278274" calcext:value-type="float">
            <text:p>4.31247432278274E-005</text:p>
          </table:table-cell>
          <table:table-cell office:value-type="float" office:value="0.00370568639298342" calcext:value-type="float">
            <text:p>0.0037056864</text:p>
          </table:table-cell>
        </table:table-row>
        <table:table-row table:style-name="ro1">
          <table:table-cell office:value-type="string" calcext:value-type="string">
            <text:p>Pc22169_g1_i2</text:p>
          </table:table-cell>
          <table:table-cell office:value-type="float" office:value="-7.00696687482016" calcext:value-type="float">
            <text:p>-7.0069668748</text:p>
          </table:table-cell>
          <table:table-cell office:value-type="float" office:value="-0.313665365534186" calcext:value-type="float">
            <text:p>-0.3136653655</text:p>
          </table:table-cell>
          <table:table-cell office:value-type="float" office:value="17.0152331587383" calcext:value-type="float">
            <text:p>17.0152331587</text:p>
          </table:table-cell>
          <table:table-cell office:value-type="float" office:value="0.00150689935535224" calcext:value-type="float">
            <text:p>0.0015068994</text:p>
          </table:table-cell>
          <table:table-cell office:value-type="float" office:value="0.025877634352954" calcext:value-type="float">
            <text:p>0.0258776344</text:p>
          </table:table-cell>
        </table:table-row>
        <table:table-row table:style-name="ro1">
          <table:table-cell office:value-type="string" calcext:value-type="string">
            <text:p>Pc30528_g1_i2</text:p>
          </table:table-cell>
          <table:table-cell office:value-type="float" office:value="6.42403973042301" calcext:value-type="float">
            <text:p>6.4240397304</text:p>
          </table:table-cell>
          <table:table-cell office:value-type="float" office:value="0.0414768369704017" calcext:value-type="float">
            <text:p>0.041476837</text:p>
          </table:table-cell>
          <table:table-cell office:value-type="float" office:value="22.9668123285406" calcext:value-type="float">
            <text:p>22.9668123285</text:p>
          </table:table-cell>
          <table:table-cell office:value-type="float" office:value="0.000619491078975305" calcext:value-type="float">
            <text:p>0.0006194911</text:p>
          </table:table-cell>
          <table:table-cell office:value-type="float" office:value="0.0152926671124019" calcext:value-type="float">
            <text:p>0.0152926671</text:p>
          </table:table-cell>
        </table:table-row>
        <table:table-row table:style-name="ro1">
          <table:table-cell office:value-type="string" calcext:value-type="string">
            <text:p>Pc15544_g1_i1</text:p>
          </table:table-cell>
          <table:table-cell office:value-type="float" office:value="1.78821433670548" calcext:value-type="float">
            <text:p>1.7882143367</text:p>
          </table:table-cell>
          <table:table-cell office:value-type="float" office:value="2.97997930499029" calcext:value-type="float">
            <text:p>2.979979305</text:p>
          </table:table-cell>
          <table:table-cell office:value-type="float" office:value="16.1149194862976" calcext:value-type="float">
            <text:p>16.1149194863</text:p>
          </table:table-cell>
          <table:table-cell office:value-type="float" office:value="0.00155961180534524" calcext:value-type="float">
            <text:p>0.0015596118</text:p>
          </table:table-cell>
          <table:table-cell office:value-type="float" office:value="0.0263918982950695" calcext:value-type="float">
            <text:p>0.0263918983</text:p>
          </table:table-cell>
        </table:table-row>
        <table:table-row table:style-name="ro1">
          <table:table-cell office:value-type="string" calcext:value-type="string">
            <text:p>MTRINITY_DN17066_c1_g1_i5</text:p>
          </table:table-cell>
          <table:table-cell office:value-type="float" office:value="-2.2932060753112" calcext:value-type="float">
            <text:p>-2.2932060753</text:p>
          </table:table-cell>
          <table:table-cell office:value-type="float" office:value="4.47182306946571" calcext:value-type="float">
            <text:p>4.4718230695</text:p>
          </table:table-cell>
          <table:table-cell office:value-type="float" office:value="22.5640918557483" calcext:value-type="float">
            <text:p>22.5640918557</text:p>
          </table:table-cell>
          <table:table-cell office:value-type="float" office:value="0.000411941449913026" calcext:value-type="float">
            <text:p>0.0004119414</text:p>
          </table:table-cell>
          <table:table-cell office:value-type="float" office:value="0.0122069678612924" calcext:value-type="float">
            <text:p>0.0122069679</text:p>
          </table:table-cell>
        </table:table-row>
        <table:table-row table:style-name="ro1">
          <table:table-cell office:value-type="string" calcext:value-type="string">
            <text:p>STRINITY_DN19364_c0_g1_i1</text:p>
          </table:table-cell>
          <table:table-cell office:value-type="float" office:value="-4.4125598200075" calcext:value-type="float">
            <text:p>-4.41255982</text:p>
          </table:table-cell>
          <table:table-cell office:value-type="float" office:value="4.60667246416533" calcext:value-type="float">
            <text:p>4.6066724642</text:p>
          </table:table-cell>
          <table:table-cell office:value-type="float" office:value="27.9091820307704" calcext:value-type="float">
            <text:p>27.9091820308</text:p>
          </table:table-cell>
          <table:table-cell office:value-type="float" office:value="0.000163970157944282" calcext:value-type="float">
            <text:p>0.0001639702</text:p>
          </table:table-cell>
          <table:table-cell office:value-type="float" office:value="0.00721709120406372" calcext:value-type="float">
            <text:p>0.0072170912</text:p>
          </table:table-cell>
        </table:table-row>
        <table:table-row table:style-name="ro1">
          <table:table-cell office:value-type="string" calcext:value-type="string">
            <text:p>STRINITY_DN7670_c0_g1_i1</text:p>
          </table:table-cell>
          <table:table-cell office:value-type="float" office:value="1.56249124137295" calcext:value-type="float">
            <text:p>1.5624912414</text:p>
          </table:table-cell>
          <table:table-cell office:value-type="float" office:value="3.29729160382077" calcext:value-type="float">
            <text:p>3.2972916038</text:p>
          </table:table-cell>
          <table:table-cell office:value-type="float" office:value="20.3282493981262" calcext:value-type="float">
            <text:p>20.3282493981</text:p>
          </table:table-cell>
          <table:table-cell office:value-type="float" office:value="0.00103630186871645" calcext:value-type="float">
            <text:p>0.0010363019</text:p>
          </table:table-cell>
          <table:table-cell office:value-type="float" office:value="0.0207404608778127" calcext:value-type="float">
            <text:p>0.0207404609</text:p>
          </table:table-cell>
        </table:table-row>
        <table:table-row table:style-name="ro1">
          <table:table-cell office:value-type="string" calcext:value-type="string">
            <text:p>Pc30751_g3_i1</text:p>
          </table:table-cell>
          <table:table-cell office:value-type="float" office:value="-4.43976113903842" calcext:value-type="float">
            <text:p>-4.439761139</text:p>
          </table:table-cell>
          <table:table-cell office:value-type="float" office:value="1.51356660024279" calcext:value-type="float">
            <text:p>1.5135666002</text:p>
          </table:table-cell>
          <table:table-cell office:value-type="float" office:value="16.4525691308968" calcext:value-type="float">
            <text:p>16.4525691309</text:p>
          </table:table-cell>
          <table:table-cell office:value-type="float" office:value="0.00144358483416723" calcext:value-type="float">
            <text:p>0.0014435848</text:p>
          </table:table-cell>
          <table:table-cell office:value-type="float" office:value="0.0252232418812758" calcext:value-type="float">
            <text:p>0.0252232419</text:p>
          </table:table-cell>
        </table:table-row>
        <table:table-row table:style-name="ro1">
          <table:table-cell office:value-type="string" calcext:value-type="string">
            <text:p>Pc32629_g1_i2</text:p>
          </table:table-cell>
          <table:table-cell office:value-type="float" office:value="1.47133764761627" calcext:value-type="float">
            <text:p>1.4713376476</text:p>
          </table:table-cell>
          <table:table-cell office:value-type="float" office:value="3.26300171165684" calcext:value-type="float">
            <text:p>3.2630017117</text:p>
          </table:table-cell>
          <table:table-cell office:value-type="float" office:value="14.726097013762" calcext:value-type="float">
            <text:p>14.7260970138</text:p>
          </table:table-cell>
          <table:table-cell office:value-type="float" office:value="0.00216644312571288" calcext:value-type="float">
            <text:p>0.0021664431</text:p>
          </table:table-cell>
          <table:table-cell office:value-type="float" office:value="0.0327262779746261" calcext:value-type="float">
            <text:p>0.032726278</text:p>
          </table:table-cell>
        </table:table-row>
        <table:table-row table:style-name="ro1">
          <table:table-cell office:value-type="string" calcext:value-type="string">
            <text:p>Pc30976_g2_i1</text:p>
          </table:table-cell>
          <table:table-cell office:value-type="float" office:value="-2.78839204454393" calcext:value-type="float">
            <text:p>-2.7883920445</text:p>
          </table:table-cell>
          <table:table-cell office:value-type="float" office:value="6.29244839964141" calcext:value-type="float">
            <text:p>6.2924483996</text:p>
          </table:table-cell>
          <table:table-cell office:value-type="float" office:value="53.6420442363804" calcext:value-type="float">
            <text:p>53.6420442364</text:p>
          </table:table-cell>
          <table:table-cell office:value-type="float" office:value="0.00000690219425059771" calcext:value-type="float">
            <text:p>6.90219425059771E-006</text:p>
          </table:table-cell>
          <table:table-cell office:value-type="float" office:value="0.00190082630288479" calcext:value-type="float">
            <text:p>0.0019008263</text:p>
          </table:table-cell>
        </table:table-row>
        <table:table-row table:style-name="ro1">
          <table:table-cell office:value-type="string" calcext:value-type="string">
            <text:p>STRINITY_DN11958_c0_g1_i6</text:p>
          </table:table-cell>
          <table:table-cell office:value-type="float" office:value="-2.38399543275576" calcext:value-type="float">
            <text:p>-2.3839954328</text:p>
          </table:table-cell>
          <table:table-cell office:value-type="float" office:value="3.64457692236013" calcext:value-type="float">
            <text:p>3.6445769224</text:p>
          </table:table-cell>
          <table:table-cell office:value-type="float" office:value="41.3850898927366" calcext:value-type="float">
            <text:p>41.3850898927</text:p>
          </table:table-cell>
          <table:table-cell office:value-type="float" office:value="0.0000256577851019633" calcext:value-type="float">
            <text:p>2.56577851019633E-005</text:p>
          </table:table-cell>
          <table:table-cell office:value-type="float" office:value="0.00298697160547057" calcext:value-type="float">
            <text:p>0.0029869716</text:p>
          </table:table-cell>
        </table:table-row>
        <table:table-row table:style-name="ro1">
          <table:table-cell office:value-type="string" calcext:value-type="string">
            <text:p>Pc28589_g1_i6</text:p>
          </table:table-cell>
          <table:table-cell office:value-type="float" office:value="-4.99440716032254" calcext:value-type="float">
            <text:p>-4.9944071603</text:p>
          </table:table-cell>
          <table:table-cell office:value-type="float" office:value="3.22125097594442" calcext:value-type="float">
            <text:p>3.2212509759</text:p>
          </table:table-cell>
          <table:table-cell office:value-type="float" office:value="27.0241028650926" calcext:value-type="float">
            <text:p>27.0241028651</text:p>
          </table:table-cell>
          <table:table-cell office:value-type="float" office:value="0.000189260541883941" calcext:value-type="float">
            <text:p>0.0001892605</text:p>
          </table:table-cell>
          <table:table-cell office:value-type="float" office:value="0.00779925746068819" calcext:value-type="float">
            <text:p>0.0077992575</text:p>
          </table:table-cell>
        </table:table-row>
        <table:table-row table:style-name="ro1">
          <table:table-cell office:value-type="string" calcext:value-type="string">
            <text:p>MTRINITY_DN8610_c0_g1_i1</text:p>
          </table:table-cell>
          <table:table-cell office:value-type="float" office:value="-4.06664334627642" calcext:value-type="float">
            <text:p>-4.0666433463</text:p>
          </table:table-cell>
          <table:table-cell office:value-type="float" office:value="4.06159210897217" calcext:value-type="float">
            <text:p>4.061592109</text:p>
          </table:table-cell>
          <table:table-cell office:value-type="float" office:value="54.9613790107849" calcext:value-type="float">
            <text:p>54.9613790108</text:p>
          </table:table-cell>
          <table:table-cell office:value-type="float" office:value="0.00000608344425559178" calcext:value-type="float">
            <text:p>6.08344425559178E-006</text:p>
          </table:table-cell>
          <table:table-cell office:value-type="float" office:value="0.00184457403701368" calcext:value-type="float">
            <text:p>0.001844574</text:p>
          </table:table-cell>
        </table:table-row>
        <table:table-row table:style-name="ro1">
          <table:table-cell office:value-type="string" calcext:value-type="string">
            <text:p>MTRINITY_DN15270_c0_g1_i1</text:p>
          </table:table-cell>
          <table:table-cell office:value-type="float" office:value="2.18466571886616" calcext:value-type="float">
            <text:p>2.1846657189</text:p>
          </table:table-cell>
          <table:table-cell office:value-type="float" office:value="3.47405053252769" calcext:value-type="float">
            <text:p>3.4740505325</text:p>
          </table:table-cell>
          <table:table-cell office:value-type="float" office:value="46.4539215512962" calcext:value-type="float">
            <text:p>46.4539215513</text:p>
          </table:table-cell>
          <table:table-cell office:value-type="float" office:value="0.0000144145261563229" calcext:value-type="float">
            <text:p>1.44145261563229E-005</text:p>
          </table:table-cell>
          <table:table-cell office:value-type="float" office:value="0.00247254426377429" calcext:value-type="float">
            <text:p>0.0024725443</text:p>
          </table:table-cell>
        </table:table-row>
        <table:table-row table:style-name="ro1">
          <table:table-cell office:value-type="string" calcext:value-type="string">
            <text:p>Pc31835_g1_i1</text:p>
          </table:table-cell>
          <table:table-cell office:value-type="float" office:value="-2.79945661394071" calcext:value-type="float">
            <text:p>-2.7994566139</text:p>
          </table:table-cell>
          <table:table-cell office:value-type="float" office:value="4.43246800795179" calcext:value-type="float">
            <text:p>4.432468008</text:p>
          </table:table-cell>
          <table:table-cell office:value-type="float" office:value="43.3865642174128" calcext:value-type="float">
            <text:p>43.3865642174</text:p>
          </table:table-cell>
          <table:table-cell office:value-type="float" office:value="0.0000203036839571344" calcext:value-type="float">
            <text:p>2.03036839571344E-005</text:p>
          </table:table-cell>
          <table:table-cell office:value-type="float" office:value="0.00286809071060823" calcext:value-type="float">
            <text:p>0.0028680907</text:p>
          </table:table-cell>
        </table:table-row>
        <table:table-row table:style-name="ro1">
          <table:table-cell office:value-type="string" calcext:value-type="string">
            <text:p>MTRINITY_DN10951_c0_g1_i1</text:p>
          </table:table-cell>
          <table:table-cell office:value-type="float" office:value="5.39819258129826" calcext:value-type="float">
            <text:p>5.3981925813</text:p>
          </table:table-cell>
          <table:table-cell office:value-type="float" office:value="1.74853165260432" calcext:value-type="float">
            <text:p>1.7485316526</text:p>
          </table:table-cell>
          <table:table-cell office:value-type="float" office:value="18.6396729795684" calcext:value-type="float">
            <text:p>18.6396729796</text:p>
          </table:table-cell>
          <table:table-cell office:value-type="float" office:value="0.000894588373898505" calcext:value-type="float">
            <text:p>0.0008945884</text:p>
          </table:table-cell>
          <table:table-cell office:value-type="float" office:value="0.0189256204548533" calcext:value-type="float">
            <text:p>0.0189256205</text:p>
          </table:table-cell>
        </table:table-row>
        <table:table-row table:style-name="ro1">
          <table:table-cell office:value-type="string" calcext:value-type="string">
            <text:p>MTRINITY_DN8834_c0_g1_i1</text:p>
          </table:table-cell>
          <table:table-cell office:value-type="float" office:value="-3.62620052879484" calcext:value-type="float">
            <text:p>-3.6262005288</text:p>
          </table:table-cell>
          <table:table-cell office:value-type="float" office:value="3.05381343738542" calcext:value-type="float">
            <text:p>3.0538134374</text:p>
          </table:table-cell>
          <table:table-cell office:value-type="float" office:value="19.4459687635533" calcext:value-type="float">
            <text:p>19.4459687636</text:p>
          </table:table-cell>
          <table:table-cell office:value-type="float" office:value="0.000756660368807532" calcext:value-type="float">
            <text:p>0.0007566604</text:p>
          </table:table-cell>
          <table:table-cell office:value-type="float" office:value="0.0171401746365411" calcext:value-type="float">
            <text:p>0.0171401746</text:p>
          </table:table-cell>
        </table:table-row>
        <table:table-row table:style-name="ro1">
          <table:table-cell office:value-type="string" calcext:value-type="string">
            <text:p>MTRINITY_DN7021_c0_g1_i1</text:p>
          </table:table-cell>
          <table:table-cell office:value-type="float" office:value="-1.20854298395677" calcext:value-type="float">
            <text:p>-1.208542984</text:p>
          </table:table-cell>
          <table:table-cell office:value-type="float" office:value="4.52123446820869" calcext:value-type="float">
            <text:p>4.5212344682</text:p>
          </table:table-cell>
          <table:table-cell office:value-type="float" office:value="18.4464655728086" calcext:value-type="float">
            <text:p>18.4464655728</text:p>
          </table:table-cell>
          <table:table-cell office:value-type="float" office:value="0.00414153650504712" calcext:value-type="float">
            <text:p>0.0041415365</text:p>
          </table:table-cell>
          <table:table-cell office:value-type="float" office:value="0.0497426883386308" calcext:value-type="float">
            <text:p>0.0497426883</text:p>
          </table:table-cell>
        </table:table-row>
        <table:table-row table:style-name="ro1">
          <table:table-cell office:value-type="string" calcext:value-type="string">
            <text:p>MTRINITY_DN6758_c0_g1_i1</text:p>
          </table:table-cell>
          <table:table-cell office:value-type="float" office:value="-6.48927918916511" calcext:value-type="float">
            <text:p>-6.4892791892</text:p>
          </table:table-cell>
          <table:table-cell office:value-type="float" office:value="-0.247031987791334" calcext:value-type="float">
            <text:p>-0.2470319878</text:p>
          </table:table-cell>
          <table:table-cell office:value-type="float" office:value="19.6536519815137" calcext:value-type="float">
            <text:p>19.6536519815</text:p>
          </table:table-cell>
          <table:table-cell office:value-type="float" office:value="0.000883249607704884" calcext:value-type="float">
            <text:p>0.0008832496</text:p>
          </table:table-cell>
          <table:table-cell office:value-type="float" office:value="0.0187904937803581" calcext:value-type="float">
            <text:p>0.0187904938</text:p>
          </table:table-cell>
        </table:table-row>
        <table:table-row table:style-name="ro1">
          <table:table-cell office:value-type="string" calcext:value-type="string">
            <text:p>STRINITY_DN1481_c0_g1_i1</text:p>
          </table:table-cell>
          <table:table-cell office:value-type="float" office:value="1.79144205302527" calcext:value-type="float">
            <text:p>1.791442053</text:p>
          </table:table-cell>
          <table:table-cell office:value-type="float" office:value="6.794271611586" calcext:value-type="float">
            <text:p>6.7942716116</text:p>
          </table:table-cell>
          <table:table-cell office:value-type="float" office:value="22.7127295437545" calcext:value-type="float">
            <text:p>22.7127295438</text:p>
          </table:table-cell>
          <table:table-cell office:value-type="float" office:value="0.00040074805234095" calcext:value-type="float">
            <text:p>0.0004007481</text:p>
          </table:table-cell>
          <table:table-cell office:value-type="float" office:value="0.0120099961680385" calcext:value-type="float">
            <text:p>0.0120099962</text:p>
          </table:table-cell>
        </table:table-row>
        <table:table-row table:style-name="ro1">
          <table:table-cell office:value-type="string" calcext:value-type="string">
            <text:p>Pc30644_g1_i1</text:p>
          </table:table-cell>
          <table:table-cell office:value-type="float" office:value="-2.68977306775248" calcext:value-type="float">
            <text:p>-2.6897730678</text:p>
          </table:table-cell>
          <table:table-cell office:value-type="float" office:value="0.537171587766664" calcext:value-type="float">
            <text:p>0.5371715878</text:p>
          </table:table-cell>
          <table:table-cell office:value-type="float" office:value="18.65639486501" calcext:value-type="float">
            <text:p>18.656394865</text:p>
          </table:table-cell>
          <table:table-cell office:value-type="float" office:value="0.00201766086795205" calcext:value-type="float">
            <text:p>0.0020176609</text:p>
          </table:table-cell>
          <table:table-cell office:value-type="float" office:value="0.0312830417730082" calcext:value-type="float">
            <text:p>0.0312830418</text:p>
          </table:table-cell>
        </table:table-row>
        <table:table-row table:style-name="ro1">
          <table:table-cell office:value-type="string" calcext:value-type="string">
            <text:p>MTRINITY_DN8997_c0_g2_i1</text:p>
          </table:table-cell>
          <table:table-cell office:value-type="float" office:value="-1.89937716685955" calcext:value-type="float">
            <text:p>-1.8993771669</text:p>
          </table:table-cell>
          <table:table-cell office:value-type="float" office:value="4.15961837224111" calcext:value-type="float">
            <text:p>4.1596183722</text:p>
          </table:table-cell>
          <table:table-cell office:value-type="float" office:value="14.3160523603982" calcext:value-type="float">
            <text:p>14.3160523604</text:p>
          </table:table-cell>
          <table:table-cell office:value-type="float" office:value="0.00239550871943794" calcext:value-type="float">
            <text:p>0.0023955087</text:p>
          </table:table-cell>
          <table:table-cell office:value-type="float" office:value="0.0350260013346752" calcext:value-type="float">
            <text:p>0.0350260013</text:p>
          </table:table-cell>
        </table:table-row>
        <table:table-row table:style-name="ro1">
          <table:table-cell office:value-type="string" calcext:value-type="string">
            <text:p>MTRINITY_DN11739_c0_g1_i1</text:p>
          </table:table-cell>
          <table:table-cell office:value-type="float" office:value="-4.90408967258002" calcext:value-type="float">
            <text:p>-4.9040896726</text:p>
          </table:table-cell>
          <table:table-cell office:value-type="float" office:value="1.71004776834693" calcext:value-type="float">
            <text:p>1.7100477683</text:p>
          </table:table-cell>
          <table:table-cell office:value-type="float" office:value="29.2075163568492" calcext:value-type="float">
            <text:p>29.2075163568</text:p>
          </table:table-cell>
          <table:table-cell office:value-type="float" office:value="0.000133627824237563" calcext:value-type="float">
            <text:p>0.0001336278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Pc29340_g1_i3</text:p>
          </table:table-cell>
          <table:table-cell office:value-type="float" office:value="-3.19286483964529" calcext:value-type="float">
            <text:p>-3.1928648396</text:p>
          </table:table-cell>
          <table:table-cell office:value-type="float" office:value="2.07265706856099" calcext:value-type="float">
            <text:p>2.0726570686</text:p>
          </table:table-cell>
          <table:table-cell office:value-type="float" office:value="19.7283745423881" calcext:value-type="float">
            <text:p>19.7283745424</text:p>
          </table:table-cell>
          <table:table-cell office:value-type="float" office:value="0.000714313118532791" calcext:value-type="float">
            <text:p>0.0007143131</text:p>
          </table:table-cell>
          <table:table-cell office:value-type="float" office:value="0.0165705186956084" calcext:value-type="float">
            <text:p>0.0165705187</text:p>
          </table:table-cell>
        </table:table-row>
        <table:table-row table:style-name="ro1">
          <table:table-cell office:value-type="string" calcext:value-type="string">
            <text:p>STRINITY_DN8642_c0_g1_i1</text:p>
          </table:table-cell>
          <table:table-cell office:value-type="float" office:value="-1.95507703201601" calcext:value-type="float">
            <text:p>-1.955077032</text:p>
          </table:table-cell>
          <table:table-cell office:value-type="float" office:value="3.15611002599819" calcext:value-type="float">
            <text:p>3.156110026</text:p>
          </table:table-cell>
          <table:table-cell office:value-type="float" office:value="12.7438298772542" calcext:value-type="float">
            <text:p>12.7438298773</text:p>
          </table:table-cell>
          <table:table-cell office:value-type="float" office:value="0.00357916486764309" calcext:value-type="float">
            <text:p>0.0035791649</text:p>
          </table:table-cell>
          <table:table-cell office:value-type="float" office:value="0.0452948444337734" calcext:value-type="float">
            <text:p>0.0452948444</text:p>
          </table:table-cell>
        </table:table-row>
        <table:table-row table:style-name="ro1">
          <table:table-cell office:value-type="string" calcext:value-type="string">
            <text:p>Pc28797_g1_i1</text:p>
          </table:table-cell>
          <table:table-cell office:value-type="float" office:value="1.64749148230031" calcext:value-type="float">
            <text:p>1.6474914823</text:p>
          </table:table-cell>
          <table:table-cell office:value-type="float" office:value="3.83389910396952" calcext:value-type="float">
            <text:p>3.833899104</text:p>
          </table:table-cell>
          <table:table-cell office:value-type="float" office:value="24.9453428663815" calcext:value-type="float">
            <text:p>24.9453428664</text:p>
          </table:table-cell>
          <table:table-cell office:value-type="float" office:value="0.000306868645779332" calcext:value-type="float">
            <text:p>0.0003068686</text:p>
          </table:table-cell>
          <table:table-cell office:value-type="float" office:value="0.0103268867813946" calcext:value-type="float">
            <text:p>0.0103268868</text:p>
          </table:table-cell>
        </table:table-row>
        <table:table-row table:style-name="ro1">
          <table:table-cell office:value-type="string" calcext:value-type="string">
            <text:p>MTRINITY_DN10331_c0_g1_i1</text:p>
          </table:table-cell>
          <table:table-cell office:value-type="float" office:value="-2.94541661182582" calcext:value-type="float">
            <text:p>-2.9454166118</text:p>
          </table:table-cell>
          <table:table-cell office:value-type="float" office:value="3.11859838203551" calcext:value-type="float">
            <text:p>3.118598382</text:p>
          </table:table-cell>
          <table:table-cell office:value-type="float" office:value="16.0085618437568" calcext:value-type="float">
            <text:p>16.0085618438</text:p>
          </table:table-cell>
          <table:table-cell office:value-type="float" office:value="0.00159838121233226" calcext:value-type="float">
            <text:p>0.0015983812</text:p>
          </table:table-cell>
          <table:table-cell office:value-type="float" office:value="0.0267808845837699" calcext:value-type="float">
            <text:p>0.0267808846</text:p>
          </table:table-cell>
        </table:table-row>
        <table:table-row table:style-name="ro1">
          <table:table-cell office:value-type="string" calcext:value-type="string">
            <text:p>MTRINITY_DN9807_c0_g1_i1</text:p>
          </table:table-cell>
          <table:table-cell office:value-type="float" office:value="2.01509407817266" calcext:value-type="float">
            <text:p>2.0150940782</text:p>
          </table:table-cell>
          <table:table-cell office:value-type="float" office:value="7.10141082666602" calcext:value-type="float">
            <text:p>7.1014108267</text:p>
          </table:table-cell>
          <table:table-cell office:value-type="float" office:value="43.8934537769556" calcext:value-type="float">
            <text:p>43.893453777</text:p>
          </table:table-cell>
          <table:table-cell office:value-type="float" office:value="0.0000191612076953838" calcext:value-type="float">
            <text:p>1.91612076953838E-005</text:p>
          </table:table-cell>
          <table:table-cell office:value-type="float" office:value="0.00281951535588251" calcext:value-type="float">
            <text:p>0.0028195154</text:p>
          </table:table-cell>
        </table:table-row>
        <table:table-row table:style-name="ro1">
          <table:table-cell office:value-type="string" calcext:value-type="string">
            <text:p>STRINITY_DN7442_c0_g1_i2</text:p>
          </table:table-cell>
          <table:table-cell office:value-type="float" office:value="-2.75530716940417" calcext:value-type="float">
            <text:p>-2.7553071694</text:p>
          </table:table-cell>
          <table:table-cell office:value-type="float" office:value="4.1324681048185" calcext:value-type="float">
            <text:p>4.1324681048</text:p>
          </table:table-cell>
          <table:table-cell office:value-type="float" office:value="18.9779670129463" calcext:value-type="float">
            <text:p>18.9779670129</text:p>
          </table:table-cell>
          <table:table-cell office:value-type="float" office:value="0.000833434002471522" calcext:value-type="float">
            <text:p>0.000833434</text:p>
          </table:table-cell>
          <table:table-cell office:value-type="float" office:value="0.01808967598423" calcext:value-type="float">
            <text:p>0.018089676</text:p>
          </table:table-cell>
        </table:table-row>
        <table:table-row table:style-name="ro1">
          <table:table-cell office:value-type="string" calcext:value-type="string">
            <text:p>MTRINITY_DN12226_c1_g2_i1</text:p>
          </table:table-cell>
          <table:table-cell office:value-type="float" office:value="-2.32249027840171" calcext:value-type="float">
            <text:p>-2.3224902784</text:p>
          </table:table-cell>
          <table:table-cell office:value-type="float" office:value="3.37539415275201" calcext:value-type="float">
            <text:p>3.3753941528</text:p>
          </table:table-cell>
          <table:table-cell office:value-type="float" office:value="24.1523236472932" calcext:value-type="float">
            <text:p>24.1523236473</text:p>
          </table:table-cell>
          <table:table-cell office:value-type="float" office:value="0.000308787270562617" calcext:value-type="float">
            <text:p>0.0003087873</text:p>
          </table:table-cell>
          <table:table-cell office:value-type="float" office:value="0.0103552692000239" calcext:value-type="float">
            <text:p>0.0103552692</text:p>
          </table:table-cell>
        </table:table-row>
        <table:table-row table:style-name="ro1">
          <table:table-cell office:value-type="string" calcext:value-type="string">
            <text:p>MTRINITY_DN14379_c0_g1_i1</text:p>
          </table:table-cell>
          <table:table-cell office:value-type="float" office:value="-2.55827264216127" calcext:value-type="float">
            <text:p>-2.5582726422</text:p>
          </table:table-cell>
          <table:table-cell office:value-type="float" office:value="3.31583576382432" calcext:value-type="float">
            <text:p>3.3158357638</text:p>
          </table:table-cell>
          <table:table-cell office:value-type="float" office:value="13.9848272451014" calcext:value-type="float">
            <text:p>13.9848272451</text:p>
          </table:table-cell>
          <table:table-cell office:value-type="float" office:value="0.00260130066835782" calcext:value-type="float">
            <text:p>0.0026013007</text:p>
          </table:table-cell>
          <table:table-cell office:value-type="float" office:value="0.0368677259030997" calcext:value-type="float">
            <text:p>0.0368677259</text:p>
          </table:table-cell>
        </table:table-row>
        <table:table-row table:style-name="ro1">
          <table:table-cell office:value-type="string" calcext:value-type="string">
            <text:p>MTRINITY_DN15470_c4_g3_i2</text:p>
          </table:table-cell>
          <table:table-cell office:value-type="float" office:value="-3.87541754306075" calcext:value-type="float">
            <text:p>-3.8754175431</text:p>
          </table:table-cell>
          <table:table-cell office:value-type="float" office:value="1.92210533893442" calcext:value-type="float">
            <text:p>1.9221053389</text:p>
          </table:table-cell>
          <table:table-cell office:value-type="float" office:value="44.505229214072" calcext:value-type="float">
            <text:p>44.5052292141</text:p>
          </table:table-cell>
          <table:table-cell office:value-type="float" office:value="0.0000178801922850514" calcext:value-type="float">
            <text:p>1.78801922850514E-005</text:p>
          </table:table-cell>
          <table:table-cell office:value-type="float" office:value="0.00278097208296721" calcext:value-type="float">
            <text:p>0.0027809721</text:p>
          </table:table-cell>
        </table:table-row>
        <table:table-row table:style-name="ro1">
          <table:table-cell office:value-type="string" calcext:value-type="string">
            <text:p>MTRINITY_DN13800_c0_g1_i1</text:p>
          </table:table-cell>
          <table:table-cell office:value-type="float" office:value="-1.26812037345206" calcext:value-type="float">
            <text:p>-1.2681203735</text:p>
          </table:table-cell>
          <table:table-cell office:value-type="float" office:value="4.86865470988146" calcext:value-type="float">
            <text:p>4.8686547099</text:p>
          </table:table-cell>
          <table:table-cell office:value-type="float" office:value="14.4415121551686" calcext:value-type="float">
            <text:p>14.4415121552</text:p>
          </table:table-cell>
          <table:table-cell office:value-type="float" office:value="0.00368869541898101" calcext:value-type="float">
            <text:p>0.0036886954</text:p>
          </table:table-cell>
          <table:table-cell office:value-type="float" office:value="0.046136357952905" calcext:value-type="float">
            <text:p>0.046136358</text:p>
          </table:table-cell>
        </table:table-row>
        <table:table-row table:style-name="ro1">
          <table:table-cell office:value-type="string" calcext:value-type="string">
            <text:p>STRINITY_DN10486_c1_g1_i1</text:p>
          </table:table-cell>
          <table:table-cell office:value-type="float" office:value="1.62004050561834" calcext:value-type="float">
            <text:p>1.6200405056</text:p>
          </table:table-cell>
          <table:table-cell office:value-type="float" office:value="8.61283611984874" calcext:value-type="float">
            <text:p>8.6128361198</text:p>
          </table:table-cell>
          <table:table-cell office:value-type="float" office:value="16.5868086655351" calcext:value-type="float">
            <text:p>16.5868086655</text:p>
          </table:table-cell>
          <table:table-cell office:value-type="float" office:value="0.00140026658966191" calcext:value-type="float">
            <text:p>0.0014002666</text:p>
          </table:table-cell>
          <table:table-cell office:value-type="float" office:value="0.0249011863083361" calcext:value-type="float">
            <text:p>0.0249011863</text:p>
          </table:table-cell>
        </table:table-row>
        <table:table-row table:style-name="ro1">
          <table:table-cell office:value-type="string" calcext:value-type="string">
            <text:p>MTRINITY_DN15095_c0_g1_i2</text:p>
          </table:table-cell>
          <table:table-cell office:value-type="float" office:value="1.70270915179622" calcext:value-type="float">
            <text:p>1.7027091518</text:p>
          </table:table-cell>
          <table:table-cell office:value-type="float" office:value="4.11522519050784" calcext:value-type="float">
            <text:p>4.1152251905</text:p>
          </table:table-cell>
          <table:table-cell office:value-type="float" office:value="26.5034432187551" calcext:value-type="float">
            <text:p>26.5034432188</text:p>
          </table:table-cell>
          <table:table-cell office:value-type="float" office:value="0.000206246410989354" calcext:value-type="float">
            <text:p>0.0002062464</text:p>
          </table:table-cell>
          <table:table-cell office:value-type="float" office:value="0.0081784739300904" calcext:value-type="float">
            <text:p>0.0081784739</text:p>
          </table:table-cell>
        </table:table-row>
        <table:table-row table:style-name="ro1">
          <table:table-cell office:value-type="string" calcext:value-type="string">
            <text:p>Pc23755_g1_i2</text:p>
          </table:table-cell>
          <table:table-cell office:value-type="float" office:value="-2.5977109996743" calcext:value-type="float">
            <text:p>-2.5977109997</text:p>
          </table:table-cell>
          <table:table-cell office:value-type="float" office:value="3.55859886308466" calcext:value-type="float">
            <text:p>3.5585988631</text:p>
          </table:table-cell>
          <table:table-cell office:value-type="float" office:value="18.0233109768599" calcext:value-type="float">
            <text:p>18.0233109769</text:p>
          </table:table-cell>
          <table:table-cell office:value-type="float" office:value="0.00101994242545052" calcext:value-type="float">
            <text:p>0.0010199424</text:p>
          </table:table-cell>
          <table:table-cell office:value-type="float" office:value="0.0206729451230072" calcext:value-type="float">
            <text:p>0.0206729451</text:p>
          </table:table-cell>
        </table:table-row>
        <table:table-row table:style-name="ro1">
          <table:table-cell office:value-type="string" calcext:value-type="string">
            <text:p>MTRINITY_DN11438_c0_g1_i1</text:p>
          </table:table-cell>
          <table:table-cell office:value-type="float" office:value="1.59505525934872" calcext:value-type="float">
            <text:p>1.5950552593</text:p>
          </table:table-cell>
          <table:table-cell office:value-type="float" office:value="3.49882097019727" calcext:value-type="float">
            <text:p>3.4988209702</text:p>
          </table:table-cell>
          <table:table-cell office:value-type="float" office:value="18.9659557518474" calcext:value-type="float">
            <text:p>18.9659557518</text:p>
          </table:table-cell>
          <table:table-cell office:value-type="float" office:value="0.000835520411966413" calcext:value-type="float">
            <text:p>0.0008355204</text:p>
          </table:table-cell>
          <table:table-cell office:value-type="float" office:value="0.0181087738096807" calcext:value-type="float">
            <text:p>0.0181087738</text:p>
          </table:table-cell>
        </table:table-row>
        <table:table-row table:style-name="ro1">
          <table:table-cell office:value-type="string" calcext:value-type="string">
            <text:p>MTRINITY_DN5681_c0_g1_i2</text:p>
          </table:table-cell>
          <table:table-cell office:value-type="float" office:value="-2.00063702835666" calcext:value-type="float">
            <text:p>-2.0006370284</text:p>
          </table:table-cell>
          <table:table-cell office:value-type="float" office:value="3.43950632611744" calcext:value-type="float">
            <text:p>3.4395063261</text:p>
          </table:table-cell>
          <table:table-cell office:value-type="float" office:value="15.4662950242172" calcext:value-type="float">
            <text:p>15.4662950242</text:p>
          </table:table-cell>
          <table:table-cell office:value-type="float" office:value="0.00181436305950574" calcext:value-type="float">
            <text:p>0.0018143631</text:p>
          </table:table-cell>
          <table:table-cell office:value-type="float" office:value="0.0292734981161922" calcext:value-type="float">
            <text:p>0.0292734981</text:p>
          </table:table-cell>
        </table:table-row>
        <table:table-row table:style-name="ro1">
          <table:table-cell office:value-type="string" calcext:value-type="string">
            <text:p>STRINITY_DN734_c0_g1_i1</text:p>
          </table:table-cell>
          <table:table-cell office:value-type="float" office:value="1.43127206587403" calcext:value-type="float">
            <text:p>1.4312720659</text:p>
          </table:table-cell>
          <table:table-cell office:value-type="float" office:value="4.77931699814318" calcext:value-type="float">
            <text:p>4.7793169981</text:p>
          </table:table-cell>
          <table:table-cell office:value-type="float" office:value="30.3801775359128" calcext:value-type="float">
            <text:p>30.3801775359</text:p>
          </table:table-cell>
          <table:table-cell office:value-type="float" office:value="0.000564046258638872" calcext:value-type="float">
            <text:p>0.0005640463</text:p>
          </table:table-cell>
          <table:table-cell office:value-type="float" office:value="0.0144331707501045" calcext:value-type="float">
            <text:p>0.0144331708</text:p>
          </table:table-cell>
        </table:table-row>
        <table:table-row table:style-name="ro1">
          <table:table-cell office:value-type="string" calcext:value-type="string">
            <text:p>STRINITY_DN10432_c0_g1_i1</text:p>
          </table:table-cell>
          <table:table-cell office:value-type="float" office:value="-2.41606345040406" calcext:value-type="float">
            <text:p>-2.4160634504</text:p>
          </table:table-cell>
          <table:table-cell office:value-type="float" office:value="3.38958965828483" calcext:value-type="float">
            <text:p>3.3895896583</text:p>
          </table:table-cell>
          <table:table-cell office:value-type="float" office:value="32.8455869059462" calcext:value-type="float">
            <text:p>32.8455869059</text:p>
          </table:table-cell>
          <table:table-cell office:value-type="float" office:value="0.0000778649297293781" calcext:value-type="float">
            <text:p>7.78649297293781E-005</text:p>
          </table:table-cell>
          <table:table-cell office:value-type="float" office:value="0.00486947804295098" calcext:value-type="float">
            <text:p>0.004869478</text:p>
          </table:table-cell>
        </table:table-row>
        <table:table-row table:style-name="ro1">
          <table:table-cell office:value-type="string" calcext:value-type="string">
            <text:p>MTRINITY_DN19213_c0_g1_i1</text:p>
          </table:table-cell>
          <table:table-cell office:value-type="float" office:value="2.32406646969608" calcext:value-type="float">
            <text:p>2.3240664697</text:p>
          </table:table-cell>
          <table:table-cell office:value-type="float" office:value="0.554042000933625" calcext:value-type="float">
            <text:p>0.5540420009</text:p>
          </table:table-cell>
          <table:table-cell office:value-type="float" office:value="23.3434669452008" calcext:value-type="float">
            <text:p>23.3434669452</text:p>
          </table:table-cell>
          <table:table-cell office:value-type="float" office:value="0.00183359707649032" calcext:value-type="float">
            <text:p>0.0018335971</text:p>
          </table:table-cell>
          <table:table-cell office:value-type="float" office:value="0.0294493938159905" calcext:value-type="float">
            <text:p>0.0294493938</text:p>
          </table:table-cell>
        </table:table-row>
        <table:table-row table:style-name="ro1">
          <table:table-cell office:value-type="string" calcext:value-type="string">
            <text:p>MTRINITY_DN13322_c0_g1_i2</text:p>
          </table:table-cell>
          <table:table-cell office:value-type="float" office:value="-3.83212870220791" calcext:value-type="float">
            <text:p>-3.8321287022</text:p>
          </table:table-cell>
          <table:table-cell office:value-type="float" office:value="1.162545650236" calcext:value-type="float">
            <text:p>1.1625456502</text:p>
          </table:table-cell>
          <table:table-cell office:value-type="float" office:value="20.8012469961561" calcext:value-type="float">
            <text:p>20.8012469962</text:p>
          </table:table-cell>
          <table:table-cell office:value-type="float" office:value="0.00057667588269103" calcext:value-type="float">
            <text:p>0.0005766759</text:p>
          </table:table-cell>
          <table:table-cell office:value-type="float" office:value="0.0146328458551305" calcext:value-type="float">
            <text:p>0.0146328459</text:p>
          </table:table-cell>
        </table:table-row>
        <table:table-row table:style-name="ro1">
          <table:table-cell office:value-type="string" calcext:value-type="string">
            <text:p>MTRINITY_DN14983_c0_g1_i1</text:p>
          </table:table-cell>
          <table:table-cell office:value-type="float" office:value="-3.44077268485917" calcext:value-type="float">
            <text:p>-3.4407726849</text:p>
          </table:table-cell>
          <table:table-cell office:value-type="float" office:value="2.09887197354557" calcext:value-type="float">
            <text:p>2.0988719735</text:p>
          </table:table-cell>
          <table:table-cell office:value-type="float" office:value="13.0316071163739" calcext:value-type="float">
            <text:p>13.0316071164</text:p>
          </table:table-cell>
          <table:table-cell office:value-type="float" office:value="0.00331885580291295" calcext:value-type="float">
            <text:p>0.0033188558</text:p>
          </table:table-cell>
          <table:table-cell office:value-type="float" office:value="0.0432777643318162" calcext:value-type="float">
            <text:p>0.0432777643</text:p>
          </table:table-cell>
        </table:table-row>
        <table:table-row table:style-name="ro1">
          <table:table-cell office:value-type="string" calcext:value-type="string">
            <text:p>MTRINITY_DN11411_c0_g1_i1</text:p>
          </table:table-cell>
          <table:table-cell office:value-type="float" office:value="-2.75937821197918" calcext:value-type="float">
            <text:p>-2.759378212</text:p>
          </table:table-cell>
          <table:table-cell office:value-type="float" office:value="3.34020186294699" calcext:value-type="float">
            <text:p>3.3402018629</text:p>
          </table:table-cell>
          <table:table-cell office:value-type="float" office:value="59.8807218204116" calcext:value-type="float">
            <text:p>59.8807218204</text:p>
          </table:table-cell>
          <table:table-cell office:value-type="float" office:value="0.00000388032231719151" calcext:value-type="float">
            <text:p>3.88032231719151E-006</text:p>
          </table:table-cell>
          <table:table-cell office:value-type="float" office:value="0.00156802150317893" calcext:value-type="float">
            <text:p>0.0015680215</text:p>
          </table:table-cell>
        </table:table-row>
        <table:table-row table:style-name="ro1">
          <table:table-cell office:value-type="string" calcext:value-type="string">
            <text:p>STRINITY_DN8885_c0_g2_i1</text:p>
          </table:table-cell>
          <table:table-cell office:value-type="float" office:value="-2.12455763134195" calcext:value-type="float">
            <text:p>-2.1245576313</text:p>
          </table:table-cell>
          <table:table-cell office:value-type="float" office:value="3.67096096082623" calcext:value-type="float">
            <text:p>3.6709609608</text:p>
          </table:table-cell>
          <table:table-cell office:value-type="float" office:value="42.7146038859546" calcext:value-type="float">
            <text:p>42.714603886</text:p>
          </table:table-cell>
          <table:table-cell office:value-type="float" office:value="0.0000219421585392469" calcext:value-type="float">
            <text:p>2.19421585392469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MTRINITY_DN13222_c0_g2_i2</text:p>
          </table:table-cell>
          <table:table-cell office:value-type="float" office:value="-3.48357212432929" calcext:value-type="float">
            <text:p>-3.4835721243</text:p>
          </table:table-cell>
          <table:table-cell office:value-type="float" office:value="1.5835160273233" calcext:value-type="float">
            <text:p>1.5835160273</text:p>
          </table:table-cell>
          <table:table-cell office:value-type="float" office:value="23.9460979893581" calcext:value-type="float">
            <text:p>23.9460979894</text:p>
          </table:table-cell>
          <table:table-cell office:value-type="float" office:value="0.000320323703929527" calcext:value-type="float">
            <text:p>0.0003203237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MTRINITY_DN9496_c1_g1_i1</text:p>
          </table:table-cell>
          <table:table-cell office:value-type="float" office:value="-5.94528259312463" calcext:value-type="float">
            <text:p>-5.9452825931</text:p>
          </table:table-cell>
          <table:table-cell office:value-type="float" office:value="1.63350324209449" calcext:value-type="float">
            <text:p>1.6335032421</text:p>
          </table:table-cell>
          <table:table-cell office:value-type="float" office:value="21.6075745690632" calcext:value-type="float">
            <text:p>21.6075745691</text:p>
          </table:table-cell>
          <table:table-cell office:value-type="float" office:value="0.000612734073706877" calcext:value-type="float">
            <text:p>0.0006127341</text:p>
          </table:table-cell>
          <table:table-cell office:value-type="float" office:value="0.0151757850037401" calcext:value-type="float">
            <text:p>0.015175785</text:p>
          </table:table-cell>
        </table:table-row>
        <table:table-row table:style-name="ro1">
          <table:table-cell office:value-type="string" calcext:value-type="string">
            <text:p>MTRINITY_DN14892_c1_g1_i1</text:p>
          </table:table-cell>
          <table:table-cell office:value-type="float" office:value="-4.06203571999159" calcext:value-type="float">
            <text:p>-4.06203572</text:p>
          </table:table-cell>
          <table:table-cell office:value-type="float" office:value="2.37382065464346" calcext:value-type="float">
            <text:p>2.3738206546</text:p>
          </table:table-cell>
          <table:table-cell office:value-type="float" office:value="13.1037285746793" calcext:value-type="float">
            <text:p>13.1037285747</text:p>
          </table:table-cell>
          <table:table-cell office:value-type="float" office:value="0.00325711813260643" calcext:value-type="float">
            <text:p>0.0032571181</text:p>
          </table:table-cell>
          <table:table-cell office:value-type="float" office:value="0.0427699790483726" calcext:value-type="float">
            <text:p>0.042769979</text:p>
          </table:table-cell>
        </table:table-row>
        <table:table-row table:style-name="ro1">
          <table:table-cell office:value-type="string" calcext:value-type="string">
            <text:p>MTRINITY_DN4966_c0_g1_i1</text:p>
          </table:table-cell>
          <table:table-cell office:value-type="float" office:value="-4.32361989765598" calcext:value-type="float">
            <text:p>-4.3236198977</text:p>
          </table:table-cell>
          <table:table-cell office:value-type="float" office:value="5.51946117232356" calcext:value-type="float">
            <text:p>5.5194611723</text:p>
          </table:table-cell>
          <table:table-cell office:value-type="float" office:value="15.3330499550551" calcext:value-type="float">
            <text:p>15.3330499551</text:p>
          </table:table-cell>
          <table:table-cell office:value-type="float" office:value="0.00187251612080201" calcext:value-type="float">
            <text:p>0.0018725161</text:p>
          </table:table-cell>
          <table:table-cell office:value-type="float" office:value="0.0298350259629697" calcext:value-type="float">
            <text:p>0.029835026</text:p>
          </table:table-cell>
        </table:table-row>
        <table:table-row table:style-name="ro1">
          <table:table-cell office:value-type="string" calcext:value-type="string">
            <text:p>STRINITY_DN9932_c0_g1_i2</text:p>
          </table:table-cell>
          <table:table-cell office:value-type="float" office:value="-4.26243647605762" calcext:value-type="float">
            <text:p>-4.2624364761</text:p>
          </table:table-cell>
          <table:table-cell office:value-type="float" office:value="3.38334554750087" calcext:value-type="float">
            <text:p>3.3833455475</text:p>
          </table:table-cell>
          <table:table-cell office:value-type="float" office:value="17.6489754924546" calcext:value-type="float">
            <text:p>17.6489754925</text:p>
          </table:table-cell>
          <table:table-cell office:value-type="float" office:value="0.00110602514363492" calcext:value-type="float">
            <text:p>0.0011060251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Pc7944_g1_i1</text:p>
          </table:table-cell>
          <table:table-cell office:value-type="float" office:value="-2.70976484662989" calcext:value-type="float">
            <text:p>-2.7097648466</text:p>
          </table:table-cell>
          <table:table-cell office:value-type="float" office:value="3.13236463608654" calcext:value-type="float">
            <text:p>3.1323646361</text:p>
          </table:table-cell>
          <table:table-cell office:value-type="float" office:value="12.7872201901299" calcext:value-type="float">
            <text:p>12.7872201901</text:p>
          </table:table-cell>
          <table:table-cell office:value-type="float" office:value="0.003538432845905" calcext:value-type="float">
            <text:p>0.0035384328</text:p>
          </table:table-cell>
          <table:table-cell office:value-type="float" office:value="0.0449747724914212" calcext:value-type="float">
            <text:p>0.0449747725</text:p>
          </table:table-cell>
        </table:table-row>
        <table:table-row table:style-name="ro1">
          <table:table-cell office:value-type="string" calcext:value-type="string">
            <text:p>MTRINITY_DN10616_c1_g2_i2</text:p>
          </table:table-cell>
          <table:table-cell office:value-type="float" office:value="-3.76725955751755" calcext:value-type="float">
            <text:p>-3.7672595575</text:p>
          </table:table-cell>
          <table:table-cell office:value-type="float" office:value="1.89100761028548" calcext:value-type="float">
            <text:p>1.8910076103</text:p>
          </table:table-cell>
          <table:table-cell office:value-type="float" office:value="17.0237909294088" calcext:value-type="float">
            <text:p>17.0237909294</text:p>
          </table:table-cell>
          <table:table-cell office:value-type="float" office:value="0.00126936744651395" calcext:value-type="float">
            <text:p>0.0012693674</text:p>
          </table:table-cell>
          <table:table-cell office:value-type="float" office:value="0.0234629753752806" calcext:value-type="float">
            <text:p>0.0234629754</text:p>
          </table:table-cell>
        </table:table-row>
        <table:table-row table:style-name="ro1">
          <table:table-cell office:value-type="string" calcext:value-type="string">
            <text:p>MTRINITY_DN7526_c0_g1_i1</text:p>
          </table:table-cell>
          <table:table-cell office:value-type="float" office:value="-4.21008112187168" calcext:value-type="float">
            <text:p>-4.2100811219</text:p>
          </table:table-cell>
          <table:table-cell office:value-type="float" office:value="-0.0611371352957193" calcext:value-type="float">
            <text:p>-0.0611371353</text:p>
          </table:table-cell>
          <table:table-cell office:value-type="float" office:value="16.9191109362014" calcext:value-type="float">
            <text:p>16.9191109362</text:p>
          </table:table-cell>
          <table:table-cell office:value-type="float" office:value="0.00129937972151709" calcext:value-type="float">
            <text:p>0.0012993797</text:p>
          </table:table-cell>
          <table:table-cell office:value-type="float" office:value="0.0237979136549726" calcext:value-type="float">
            <text:p>0.0237979137</text:p>
          </table:table-cell>
        </table:table-row>
        <table:table-row table:style-name="ro1">
          <table:table-cell office:value-type="string" calcext:value-type="string">
            <text:p>MTRINITY_DN13647_c0_g1_i1</text:p>
          </table:table-cell>
          <table:table-cell office:value-type="float" office:value="-2.14435977852342" calcext:value-type="float">
            <text:p>-2.1443597785</text:p>
          </table:table-cell>
          <table:table-cell office:value-type="float" office:value="1.78630103393484" calcext:value-type="float">
            <text:p>1.7863010339</text:p>
          </table:table-cell>
          <table:table-cell office:value-type="float" office:value="16.827982073793" calcext:value-type="float">
            <text:p>16.8279820738</text:p>
          </table:table-cell>
          <table:table-cell office:value-type="float" office:value="0.00216616679939837" calcext:value-type="float">
            <text:p>0.0021661668</text:p>
          </table:table-cell>
          <table:table-cell office:value-type="float" office:value="0.0327262779746261" calcext:value-type="float">
            <text:p>0.032726278</text:p>
          </table:table-cell>
        </table:table-row>
        <table:table-row table:style-name="ro1">
          <table:table-cell office:value-type="string" calcext:value-type="string">
            <text:p>STRINITY_DN441_c0_g3_i1</text:p>
          </table:table-cell>
          <table:table-cell office:value-type="float" office:value="-3.50387224212753" calcext:value-type="float">
            <text:p>-3.5038722421</text:p>
          </table:table-cell>
          <table:table-cell office:value-type="float" office:value="5.37551871113445" calcext:value-type="float">
            <text:p>5.3755187111</text:p>
          </table:table-cell>
          <table:table-cell office:value-type="float" office:value="34.0467302003614" calcext:value-type="float">
            <text:p>34.0467302004</text:p>
          </table:table-cell>
          <table:table-cell office:value-type="float" office:value="0.0000657875719993673" calcext:value-type="float">
            <text:p>6.57875719993673E-005</text:p>
          </table:table-cell>
          <table:table-cell office:value-type="float" office:value="0.00460167579728546" calcext:value-type="float">
            <text:p>0.0046016758</text:p>
          </table:table-cell>
        </table:table-row>
        <table:table-row table:style-name="ro1">
          <table:table-cell office:value-type="string" calcext:value-type="string">
            <text:p>Pc29903_g3_i1</text:p>
          </table:table-cell>
          <table:table-cell office:value-type="float" office:value="-5.47881682968568" calcext:value-type="float">
            <text:p>-5.4788168297</text:p>
          </table:table-cell>
          <table:table-cell office:value-type="float" office:value="0.663917391159991" calcext:value-type="float">
            <text:p>0.6639173912</text:p>
          </table:table-cell>
          <table:table-cell office:value-type="float" office:value="15.7610365158749" calcext:value-type="float">
            <text:p>15.7610365159</text:p>
          </table:table-cell>
          <table:table-cell office:value-type="float" office:value="0.00169303057190438" calcext:value-type="float">
            <text:p>0.0016930306</text:p>
          </table:table-cell>
          <table:table-cell office:value-type="float" office:value="0.027985347856512" calcext:value-type="float">
            <text:p>0.0279853479</text:p>
          </table:table-cell>
        </table:table-row>
        <table:table-row table:style-name="ro1">
          <table:table-cell office:value-type="string" calcext:value-type="string">
            <text:p>STRINITY_DN5924_c0_g1_i1</text:p>
          </table:table-cell>
          <table:table-cell office:value-type="float" office:value="-1.45763717805709" calcext:value-type="float">
            <text:p>-1.4576371781</text:p>
          </table:table-cell>
          <table:table-cell office:value-type="float" office:value="5.78965325815954" calcext:value-type="float">
            <text:p>5.7896532582</text:p>
          </table:table-cell>
          <table:table-cell office:value-type="float" office:value="20.1986176343176" calcext:value-type="float">
            <text:p>20.1986176343</text:p>
          </table:table-cell>
          <table:table-cell office:value-type="float" office:value="0.00300345803347009" calcext:value-type="float">
            <text:p>0.003003458</text:p>
          </table:table-cell>
          <table:table-cell office:value-type="float" office:value="0.0405306925365996" calcext:value-type="float">
            <text:p>0.0405306925</text:p>
          </table:table-cell>
        </table:table-row>
        <table:table-row table:style-name="ro1">
          <table:table-cell office:value-type="string" calcext:value-type="string">
            <text:p>MTRINITY_DN16833_c0_g1_i1</text:p>
          </table:table-cell>
          <table:table-cell office:value-type="float" office:value="-2.24344286961901" calcext:value-type="float">
            <text:p>-2.2434428696</text:p>
          </table:table-cell>
          <table:table-cell office:value-type="float" office:value="2.44068128762971" calcext:value-type="float">
            <text:p>2.4406812876</text:p>
          </table:table-cell>
          <table:table-cell office:value-type="float" office:value="19.630205074235" calcext:value-type="float">
            <text:p>19.6302050742</text:p>
          </table:table-cell>
          <table:table-cell office:value-type="float" office:value="0.000728713823621459" calcext:value-type="float">
            <text:p>0.0007287138</text:p>
          </table:table-cell>
          <table:table-cell office:value-type="float" office:value="0.0167492584666684" calcext:value-type="float">
            <text:p>0.0167492585</text:p>
          </table:table-cell>
        </table:table-row>
        <table:table-row table:style-name="ro1">
          <table:table-cell office:value-type="string" calcext:value-type="string">
            <text:p>Pc23767_g3_i2</text:p>
          </table:table-cell>
          <table:table-cell office:value-type="float" office:value="1.46800288452118" calcext:value-type="float">
            <text:p>1.4680028845</text:p>
          </table:table-cell>
          <table:table-cell office:value-type="float" office:value="2.60812493287067" calcext:value-type="float">
            <text:p>2.6081249329</text:p>
          </table:table-cell>
          <table:table-cell office:value-type="float" office:value="18.3973520420458" calcext:value-type="float">
            <text:p>18.397352042</text:p>
          </table:table-cell>
          <table:table-cell office:value-type="float" office:value="0.00390486730372297" calcext:value-type="float">
            <text:p>0.0039048673</text:p>
          </table:table-cell>
          <table:table-cell office:value-type="float" office:value="0.0477265092520994" calcext:value-type="float">
            <text:p>0.0477265093</text:p>
          </table:table-cell>
        </table:table-row>
        <table:table-row table:style-name="ro1">
          <table:table-cell office:value-type="string" calcext:value-type="string">
            <text:p>Pc22780_g3_i1</text:p>
          </table:table-cell>
          <table:table-cell office:value-type="float" office:value="-5.12856566385896" calcext:value-type="float">
            <text:p>-5.1285656639</text:p>
          </table:table-cell>
          <table:table-cell office:value-type="float" office:value="1.09614900392517" calcext:value-type="float">
            <text:p>1.0961490039</text:p>
          </table:table-cell>
          <table:table-cell office:value-type="float" office:value="13.0762002574288" calcext:value-type="float">
            <text:p>13.0762002574</text:p>
          </table:table-cell>
          <table:table-cell office:value-type="float" office:value="0.00328052382232003" calcext:value-type="float">
            <text:p>0.0032805238</text:p>
          </table:table-cell>
          <table:table-cell office:value-type="float" office:value="0.0428897056177712" calcext:value-type="float">
            <text:p>0.0428897056</text:p>
          </table:table-cell>
        </table:table-row>
        <table:table-row table:style-name="ro1">
          <table:table-cell office:value-type="string" calcext:value-type="string">
            <text:p>MTRINITY_DN16762_c0_g3_i5</text:p>
          </table:table-cell>
          <table:table-cell office:value-type="float" office:value="1.94261953058167" calcext:value-type="float">
            <text:p>1.9426195306</text:p>
          </table:table-cell>
          <table:table-cell office:value-type="float" office:value="4.44031599824467" calcext:value-type="float">
            <text:p>4.4403159982</text:p>
          </table:table-cell>
          <table:table-cell office:value-type="float" office:value="19.6202732124649" calcext:value-type="float">
            <text:p>19.6202732125</text:p>
          </table:table-cell>
          <table:table-cell office:value-type="float" office:value="0.000730189448567858" calcext:value-type="float">
            <text:p>0.0007301894</text:p>
          </table:table-cell>
          <table:table-cell office:value-type="float" office:value="0.0167703342518056" calcext:value-type="float">
            <text:p>0.0167703343</text:p>
          </table:table-cell>
        </table:table-row>
        <table:table-row table:style-name="ro1">
          <table:table-cell office:value-type="string" calcext:value-type="string">
            <text:p>Pc31044_g1_i2</text:p>
          </table:table-cell>
          <table:table-cell office:value-type="float" office:value="-1.17797259243016" calcext:value-type="float">
            <text:p>-1.1779725924</text:p>
          </table:table-cell>
          <table:table-cell office:value-type="float" office:value="6.13089552165178" calcext:value-type="float">
            <text:p>6.1308955217</text:p>
          </table:table-cell>
          <table:table-cell office:value-type="float" office:value="15.107163011522" calcext:value-type="float">
            <text:p>15.1071630115</text:p>
          </table:table-cell>
          <table:table-cell office:value-type="float" office:value="0.00343778193606669" calcext:value-type="float">
            <text:p>0.0034377819</text:p>
          </table:table-cell>
          <table:table-cell office:value-type="float" office:value="0.0441950056346252" calcext:value-type="float">
            <text:p>0.0441950056</text:p>
          </table:table-cell>
        </table:table-row>
        <table:table-row table:style-name="ro1">
          <table:table-cell office:value-type="string" calcext:value-type="string">
            <text:p>Pc20349_g1_i1</text:p>
          </table:table-cell>
          <table:table-cell office:value-type="float" office:value="2.27991300689457" calcext:value-type="float">
            <text:p>2.2799130069</text:p>
          </table:table-cell>
          <table:table-cell office:value-type="float" office:value="6.58589299682395" calcext:value-type="float">
            <text:p>6.5858929968</text:p>
          </table:table-cell>
          <table:table-cell office:value-type="float" office:value="21.0630532906207" calcext:value-type="float">
            <text:p>21.0630532906</text:p>
          </table:table-cell>
          <table:table-cell office:value-type="float" office:value="0.00054793280209401" calcext:value-type="float">
            <text:p>0.0005479328</text:p>
          </table:table-cell>
          <table:table-cell office:value-type="float" office:value="0.0142036674035043" calcext:value-type="float">
            <text:p>0.0142036674</text:p>
          </table:table-cell>
        </table:table-row>
        <table:table-row table:style-name="ro1">
          <table:table-cell office:value-type="string" calcext:value-type="string">
            <text:p>Pc30486_g2_i1</text:p>
          </table:table-cell>
          <table:table-cell office:value-type="float" office:value="-2.90322676078012" calcext:value-type="float">
            <text:p>-2.9032267608</text:p>
          </table:table-cell>
          <table:table-cell office:value-type="float" office:value="1.89888343709913" calcext:value-type="float">
            <text:p>1.8988834371</text:p>
          </table:table-cell>
          <table:table-cell office:value-type="float" office:value="24.7552327652662" calcext:value-type="float">
            <text:p>24.7552327653</text:p>
          </table:table-cell>
          <table:table-cell office:value-type="float" office:value="0.000277727876195602" calcext:value-type="float">
            <text:p>0.0002777279</text:p>
          </table:table-cell>
          <table:table-cell office:value-type="float" office:value="0.00978173105235194" calcext:value-type="float">
            <text:p>0.0097817311</text:p>
          </table:table-cell>
        </table:table-row>
        <table:table-row table:style-name="ro1">
          <table:table-cell office:value-type="string" calcext:value-type="string">
            <text:p>MTRINITY_DN9139_c0_g2_i1</text:p>
          </table:table-cell>
          <table:table-cell office:value-type="float" office:value="-5.42550942352622" calcext:value-type="float">
            <text:p>-5.4255094235</text:p>
          </table:table-cell>
          <table:table-cell office:value-type="float" office:value="5.12068148119426" calcext:value-type="float">
            <text:p>5.1206814812</text:p>
          </table:table-cell>
          <table:table-cell office:value-type="float" office:value="42.7281545005155" calcext:value-type="float">
            <text:p>42.7281545005</text:p>
          </table:table-cell>
          <table:table-cell office:value-type="float" office:value="0.0000219076370930933" calcext:value-type="float">
            <text:p>2.19076370930933E-005</text:p>
          </table:table-cell>
          <table:table-cell office:value-type="float" office:value="0.00290960104535713" calcext:value-type="float">
            <text:p>0.002909601</text:p>
          </table:table-cell>
        </table:table-row>
        <table:table-row table:style-name="ro1">
          <table:table-cell office:value-type="string" calcext:value-type="string">
            <text:p>Pc23569_g1_i1</text:p>
          </table:table-cell>
          <table:table-cell office:value-type="float" office:value="-4.48309929662466" calcext:value-type="float">
            <text:p>-4.4830992966</text:p>
          </table:table-cell>
          <table:table-cell office:value-type="float" office:value="2.06672076378749" calcext:value-type="float">
            <text:p>2.0667207638</text:p>
          </table:table-cell>
          <table:table-cell office:value-type="float" office:value="33.3164518195577" calcext:value-type="float">
            <text:p>33.3164518196</text:p>
          </table:table-cell>
          <table:table-cell office:value-type="float" office:value="0.0000728470534372822" calcext:value-type="float">
            <text:p>7.28470534372822E-005</text:p>
          </table:table-cell>
          <table:table-cell office:value-type="float" office:value="0.00471276476310417" calcext:value-type="float">
            <text:p>0.0047127648</text:p>
          </table:table-cell>
        </table:table-row>
        <table:table-row table:style-name="ro1">
          <table:table-cell office:value-type="string" calcext:value-type="string">
            <text:p>MTRINITY_DN9858_c0_g1_i1</text:p>
          </table:table-cell>
          <table:table-cell office:value-type="float" office:value="1.770065337624" calcext:value-type="float">
            <text:p>1.7700653376</text:p>
          </table:table-cell>
          <table:table-cell office:value-type="float" office:value="7.41922748750407" calcext:value-type="float">
            <text:p>7.4192274875</text:p>
          </table:table-cell>
          <table:table-cell office:value-type="float" office:value="17.1154704853647" calcext:value-type="float">
            <text:p>17.1154704854</text:p>
          </table:table-cell>
          <table:table-cell office:value-type="float" office:value="0.00124374278471979" calcext:value-type="float">
            <text:p>0.0012437428</text:p>
          </table:table-cell>
          <table:table-cell office:value-type="float" office:value="0.0232579029187412" calcext:value-type="float">
            <text:p>0.0232579029</text:p>
          </table:table-cell>
        </table:table-row>
        <table:table-row table:style-name="ro1">
          <table:table-cell office:value-type="string" calcext:value-type="string">
            <text:p>Pc32026_g1_i2</text:p>
          </table:table-cell>
          <table:table-cell office:value-type="float" office:value="-6.77337234746729" calcext:value-type="float">
            <text:p>-6.7733723475</text:p>
          </table:table-cell>
          <table:table-cell office:value-type="float" office:value="0.221371921014848" calcext:value-type="float">
            <text:p>0.221371921</text:p>
          </table:table-cell>
          <table:table-cell office:value-type="float" office:value="19.456649749267" calcext:value-type="float">
            <text:p>19.4566497493</text:p>
          </table:table-cell>
          <table:table-cell office:value-type="float" office:value="0.000917644432397451" calcext:value-type="float">
            <text:p>0.0009176444</text:p>
          </table:table-cell>
          <table:table-cell office:value-type="float" office:value="0.0192763125064427" calcext:value-type="float">
            <text:p>0.0192763125</text:p>
          </table:table-cell>
        </table:table-row>
        <table:table-row table:style-name="ro1">
          <table:table-cell office:value-type="string" calcext:value-type="string">
            <text:p>MTRINITY_DN16569_c0_g2_i1</text:p>
          </table:table-cell>
          <table:table-cell office:value-type="float" office:value="-2.69939447554726" calcext:value-type="float">
            <text:p>-2.6993944755</text:p>
          </table:table-cell>
          <table:table-cell office:value-type="float" office:value="2.35647896064474" calcext:value-type="float">
            <text:p>2.3564789606</text:p>
          </table:table-cell>
          <table:table-cell office:value-type="float" office:value="36.0580762296366" calcext:value-type="float">
            <text:p>36.0580762296</text:p>
          </table:table-cell>
          <table:table-cell office:value-type="float" office:value="0.000050097668520548" calcext:value-type="float">
            <text:p>5.0097668520548E-005</text:p>
          </table:table-cell>
          <table:table-cell office:value-type="float" office:value="0.00398919083256141" calcext:value-type="float">
            <text:p>0.0039891908</text:p>
          </table:table-cell>
        </table:table-row>
        <table:table-row table:style-name="ro1">
          <table:table-cell office:value-type="string" calcext:value-type="string">
            <text:p>STRINITY_DN1599_c0_g1_i1</text:p>
          </table:table-cell>
          <table:table-cell office:value-type="float" office:value="-6.38201663037908" calcext:value-type="float">
            <text:p>-6.3820166304</text:p>
          </table:table-cell>
          <table:table-cell office:value-type="float" office:value="0.680522137716615" calcext:value-type="float">
            <text:p>0.6805221377</text:p>
          </table:table-cell>
          <table:table-cell office:value-type="float" office:value="13.9387804832298" calcext:value-type="float">
            <text:p>13.9387804832</text:p>
          </table:table-cell>
          <table:table-cell office:value-type="float" office:value="0.0030160934476894" calcext:value-type="float">
            <text:p>0.0030160934</text:p>
          </table:table-cell>
          <table:table-cell office:value-type="float" office:value="0.0406360382014095" calcext:value-type="float">
            <text:p>0.0406360382</text:p>
          </table:table-cell>
        </table:table-row>
        <table:table-row table:style-name="ro1">
          <table:table-cell office:value-type="string" calcext:value-type="string">
            <text:p>MTRINITY_DN16486_c0_g1_i1</text:p>
          </table:table-cell>
          <table:table-cell office:value-type="float" office:value="2.93473298368105" calcext:value-type="float">
            <text:p>2.9347329837</text:p>
          </table:table-cell>
          <table:table-cell office:value-type="float" office:value="5.97190315455868" calcext:value-type="float">
            <text:p>5.9719031546</text:p>
          </table:table-cell>
          <table:table-cell office:value-type="float" office:value="33.4579626412511" calcext:value-type="float">
            <text:p>33.4579626413</text:p>
          </table:table-cell>
          <table:table-cell office:value-type="float" office:value="0.0000714130182408061" calcext:value-type="float">
            <text:p>0.000071413</text:p>
          </table:table-cell>
          <table:table-cell office:value-type="float" office:value="0.00467169139406807" calcext:value-type="float">
            <text:p>0.0046716914</text:p>
          </table:table-cell>
        </table:table-row>
        <table:table-row table:style-name="ro1">
          <table:table-cell office:value-type="string" calcext:value-type="string">
            <text:p>MTRINITY_DN15626_c0_g1_i1</text:p>
          </table:table-cell>
          <table:table-cell office:value-type="float" office:value="-2.04813017175473" calcext:value-type="float">
            <text:p>-2.0481301718</text:p>
          </table:table-cell>
          <table:table-cell office:value-type="float" office:value="5.7944767048025" calcext:value-type="float">
            <text:p>5.7944767048</text:p>
          </table:table-cell>
          <table:table-cell office:value-type="float" office:value="20.8826268657555" calcext:value-type="float">
            <text:p>20.8826268658</text:p>
          </table:table-cell>
          <table:table-cell office:value-type="float" office:value="0.00056755782080939" calcext:value-type="float">
            <text:p>0.0005675578</text:p>
          </table:table-cell>
          <table:table-cell office:value-type="float" office:value="0.0144660743342384" calcext:value-type="float">
            <text:p>0.0144660743</text:p>
          </table:table-cell>
        </table:table-row>
        <table:table-row table:style-name="ro1">
          <table:table-cell office:value-type="string" calcext:value-type="string">
            <text:p>MTRINITY_DN17138_c2_g1_i1</text:p>
          </table:table-cell>
          <table:table-cell office:value-type="float" office:value="1.74813239916472" calcext:value-type="float">
            <text:p>1.7481323992</text:p>
          </table:table-cell>
          <table:table-cell office:value-type="float" office:value="3.99899860874451" calcext:value-type="float">
            <text:p>3.9989986087</text:p>
          </table:table-cell>
          <table:table-cell office:value-type="float" office:value="18.335661189418" calcext:value-type="float">
            <text:p>18.3356611894</text:p>
          </table:table-cell>
          <table:table-cell office:value-type="float" office:value="0.000954032098066313" calcext:value-type="float">
            <text:p>0.0009540321</text:p>
          </table:table-cell>
          <table:table-cell office:value-type="float" office:value="0.0197640686816802" calcext:value-type="float">
            <text:p>0.0197640687</text:p>
          </table:table-cell>
        </table:table-row>
        <table:table-row table:style-name="ro1">
          <table:table-cell office:value-type="string" calcext:value-type="string">
            <text:p>MTRINITY_DN16118_c0_g3_i1</text:p>
          </table:table-cell>
          <table:table-cell office:value-type="float" office:value="-2.36262319001085" calcext:value-type="float">
            <text:p>-2.36262319</text:p>
          </table:table-cell>
          <table:table-cell office:value-type="float" office:value="4.35396542102746" calcext:value-type="float">
            <text:p>4.353965421</text:p>
          </table:table-cell>
          <table:table-cell office:value-type="float" office:value="26.5213600278062" calcext:value-type="float">
            <text:p>26.5213600278</text:p>
          </table:table-cell>
          <table:table-cell office:value-type="float" office:value="0.000205633257445956" calcext:value-type="float">
            <text:p>0.0002056333</text:p>
          </table:table-cell>
          <table:table-cell office:value-type="float" office:value="0.00816516187626122" calcext:value-type="float">
            <text:p>0.0081651619</text:p>
          </table:table-cell>
        </table:table-row>
        <table:table-row table:style-name="ro1">
          <table:table-cell office:value-type="string" calcext:value-type="string">
            <text:p>MTRINITY_DN17346_c3_g1_i1</text:p>
          </table:table-cell>
          <table:table-cell office:value-type="float" office:value="-2.63788083067079" calcext:value-type="float">
            <text:p>-2.6378808307</text:p>
          </table:table-cell>
          <table:table-cell office:value-type="float" office:value="3.52608146828681" calcext:value-type="float">
            <text:p>3.5260814683</text:p>
          </table:table-cell>
          <table:table-cell office:value-type="float" office:value="30.7703159970237" calcext:value-type="float">
            <text:p>30.770315997</text:p>
          </table:table-cell>
          <table:table-cell office:value-type="float" office:value="0.000105353412594745" calcext:value-type="float">
            <text:p>0.0001053534</text:p>
          </table:table-cell>
          <table:table-cell office:value-type="float" office:value="0.00577098310085593" calcext:value-type="float">
            <text:p>0.0057709831</text:p>
          </table:table-cell>
        </table:table-row>
        <table:table-row table:style-name="ro1">
          <table:table-cell office:value-type="string" calcext:value-type="string">
            <text:p>STRINITY_DN16953_c0_g1_i1</text:p>
          </table:table-cell>
          <table:table-cell office:value-type="float" office:value="1.27648287757187" calcext:value-type="float">
            <text:p>1.2764828776</text:p>
          </table:table-cell>
          <table:table-cell office:value-type="float" office:value="4.27374678247106" calcext:value-type="float">
            <text:p>4.2737467825</text:p>
          </table:table-cell>
          <table:table-cell office:value-type="float" office:value="28.4374268649494" calcext:value-type="float">
            <text:p>28.4374268649</text:p>
          </table:table-cell>
          <table:table-cell office:value-type="float" office:value="0.00296519486685488" calcext:value-type="float">
            <text:p>0.0029651949</text:p>
          </table:table-cell>
          <table:table-cell office:value-type="float" office:value="0.0401851192051321" calcext:value-type="float">
            <text:p>0.0401851192</text:p>
          </table:table-cell>
        </table:table-row>
        <table:table-row table:style-name="ro1">
          <table:table-cell office:value-type="string" calcext:value-type="string">
            <text:p>MTRINITY_DN16783_c4_g3_i1</text:p>
          </table:table-cell>
          <table:table-cell office:value-type="float" office:value="-5.67516680377563" calcext:value-type="float">
            <text:p>-5.6751668038</text:p>
          </table:table-cell>
          <table:table-cell office:value-type="float" office:value="-0.464993715926594" calcext:value-type="float">
            <text:p>-0.4649937159</text:p>
          </table:table-cell>
          <table:table-cell office:value-type="float" office:value="15.9043792895626" calcext:value-type="float">
            <text:p>15.9043792896</text:p>
          </table:table-cell>
          <table:table-cell office:value-type="float" office:value="0.0022839982520542" calcext:value-type="float">
            <text:p>0.0022839983</text:p>
          </table:table-cell>
          <table:table-cell office:value-type="float" office:value="0.0338552336339451" calcext:value-type="float">
            <text:p>0.0338552336</text:p>
          </table:table-cell>
        </table:table-row>
        <table:table-row table:style-name="ro1">
          <table:table-cell office:value-type="string" calcext:value-type="string">
            <text:p>MTRINITY_DN16459_c0_g1_i5</text:p>
          </table:table-cell>
          <table:table-cell office:value-type="float" office:value="-4.30491099922178" calcext:value-type="float">
            <text:p>-4.3049109992</text:p>
          </table:table-cell>
          <table:table-cell office:value-type="float" office:value="-0.307696845295617" calcext:value-type="float">
            <text:p>-0.3076968453</text:p>
          </table:table-cell>
          <table:table-cell office:value-type="float" office:value="15.7372423314503" calcext:value-type="float">
            <text:p>15.7372423315</text:p>
          </table:table-cell>
          <table:table-cell office:value-type="float" office:value="0.0017024678024082" calcext:value-type="float">
            <text:p>0.0017024678</text:p>
          </table:table-cell>
          <table:table-cell office:value-type="float" office:value="0.0280332849658196" calcext:value-type="float">
            <text:p>0.028033285</text:p>
          </table:table-cell>
        </table:table-row>
        <table:table-row table:style-name="ro1">
          <table:table-cell office:value-type="string" calcext:value-type="string">
            <text:p>Pc30115_g1_i5</text:p>
          </table:table-cell>
          <table:table-cell office:value-type="float" office:value="-3.38923567208125" calcext:value-type="float">
            <text:p>-3.3892356721</text:p>
          </table:table-cell>
          <table:table-cell office:value-type="float" office:value="4.62367415105562" calcext:value-type="float">
            <text:p>4.6236741511</text:p>
          </table:table-cell>
          <table:table-cell office:value-type="float" office:value="13.7805299755923" calcext:value-type="float">
            <text:p>13.7805299756</text:p>
          </table:table-cell>
          <table:table-cell office:value-type="float" office:value="0.00273849052883429" calcext:value-type="float">
            <text:p>0.0027384905</text:p>
          </table:table-cell>
          <table:table-cell office:value-type="float" office:value="0.0382522143762437" calcext:value-type="float">
            <text:p>0.0382522144</text:p>
          </table:table-cell>
        </table:table-row>
        <table:table-row table:style-name="ro1">
          <table:table-cell office:value-type="string" calcext:value-type="string">
            <text:p>MTRINITY_DN13658_c0_g1_i1</text:p>
          </table:table-cell>
          <table:table-cell office:value-type="float" office:value="2.33623047125979" calcext:value-type="float">
            <text:p>2.3362304713</text:p>
          </table:table-cell>
          <table:table-cell office:value-type="float" office:value="2.12419495213586" calcext:value-type="float">
            <text:p>2.1241949521</text:p>
          </table:table-cell>
          <table:table-cell office:value-type="float" office:value="19.3234380811518" calcext:value-type="float">
            <text:p>19.3234380812</text:p>
          </table:table-cell>
          <table:table-cell office:value-type="float" office:value="0.000775936637109106" calcext:value-type="float">
            <text:p>0.0007759366</text:p>
          </table:table-cell>
          <table:table-cell office:value-type="float" office:value="0.0173855644739431" calcext:value-type="float">
            <text:p>0.0173855645</text:p>
          </table:table-cell>
        </table:table-row>
        <table:table-row table:style-name="ro1">
          <table:table-cell office:value-type="string" calcext:value-type="string">
            <text:p>MTRINITY_DN11381_c0_g1_i2</text:p>
          </table:table-cell>
          <table:table-cell office:value-type="float" office:value="-2.91286923718815" calcext:value-type="float">
            <text:p>-2.9128692372</text:p>
          </table:table-cell>
          <table:table-cell office:value-type="float" office:value="4.36580074687571" calcext:value-type="float">
            <text:p>4.3658007469</text:p>
          </table:table-cell>
          <table:table-cell office:value-type="float" office:value="55.8217770041914" calcext:value-type="float">
            <text:p>55.8217770042</text:p>
          </table:table-cell>
          <table:table-cell office:value-type="float" office:value="0.00000561011267688462" calcext:value-type="float">
            <text:p>5.61011267688462E-006</text:p>
          </table:table-cell>
          <table:table-cell office:value-type="float" office:value="0.00177267749826024" calcext:value-type="float">
            <text:p>0.0017726775</text:p>
          </table:table-cell>
        </table:table-row>
        <table:table-row table:style-name="ro1">
          <table:table-cell office:value-type="string" calcext:value-type="string">
            <text:p>MTRINITY_DN12875_c0_g1_i1</text:p>
          </table:table-cell>
          <table:table-cell office:value-type="float" office:value="-1.46475467924162" calcext:value-type="float">
            <text:p>-1.4647546792</text:p>
          </table:table-cell>
          <table:table-cell office:value-type="float" office:value="4.50526042629256" calcext:value-type="float">
            <text:p>4.5052604263</text:p>
          </table:table-cell>
          <table:table-cell office:value-type="float" office:value="19.3645188464305" calcext:value-type="float">
            <text:p>19.3645188464</text:p>
          </table:table-cell>
          <table:table-cell office:value-type="float" office:value="0.000769411010598814" calcext:value-type="float">
            <text:p>0.000769411</text:p>
          </table:table-cell>
          <table:table-cell office:value-type="float" office:value="0.0172989310804998" calcext:value-type="float">
            <text:p>0.0172989311</text:p>
          </table:table-cell>
        </table:table-row>
        <table:table-row table:style-name="ro1">
          <table:table-cell office:value-type="string" calcext:value-type="string">
            <text:p>STRINITY_DN10219_c0_g1_i1</text:p>
          </table:table-cell>
          <table:table-cell office:value-type="float" office:value="1.3708424222002" calcext:value-type="float">
            <text:p>1.3708424222</text:p>
          </table:table-cell>
          <table:table-cell office:value-type="float" office:value="6.87364336482681" calcext:value-type="float">
            <text:p>6.8736433648</text:p>
          </table:table-cell>
          <table:table-cell office:value-type="float" office:value="13.9119323590684" calcext:value-type="float">
            <text:p>13.9119323591</text:p>
          </table:table-cell>
          <table:table-cell office:value-type="float" office:value="0.00264931222877901" calcext:value-type="float">
            <text:p>0.0026493122</text:p>
          </table:table-cell>
          <table:table-cell office:value-type="float" office:value="0.0373965187214808" calcext:value-type="float">
            <text:p>0.0373965187</text:p>
          </table:table-cell>
        </table:table-row>
        <table:table-row table:style-name="ro1">
          <table:table-cell office:value-type="string" calcext:value-type="string">
            <text:p>STRINITY_DN3976_c0_g1_i1</text:p>
          </table:table-cell>
          <table:table-cell office:value-type="float" office:value="-3.24986078586858" calcext:value-type="float">
            <text:p>-3.2498607859</text:p>
          </table:table-cell>
          <table:table-cell office:value-type="float" office:value="4.19183613585338" calcext:value-type="float">
            <text:p>4.1918361359</text:p>
          </table:table-cell>
          <table:table-cell office:value-type="float" office:value="25.7344596751746" calcext:value-type="float">
            <text:p>25.7344596752</text:p>
          </table:table-cell>
          <table:table-cell office:value-type="float" office:value="0.000234678595399213" calcext:value-type="float">
            <text:p>0.0002346786</text:p>
          </table:table-cell>
          <table:table-cell office:value-type="float" office:value="0.00886110953043217" calcext:value-type="float">
            <text:p>0.0088611095</text:p>
          </table:table-cell>
        </table:table-row>
        <table:table-row table:style-name="ro1">
          <table:table-cell office:value-type="string" calcext:value-type="string">
            <text:p>STRINITY_DN10269_c0_g1_i1</text:p>
          </table:table-cell>
          <table:table-cell office:value-type="float" office:value="-1.4831717671511" calcext:value-type="float">
            <text:p>-1.4831717672</text:p>
          </table:table-cell>
          <table:table-cell office:value-type="float" office:value="5.2698646464151" calcext:value-type="float">
            <text:p>5.2698646464</text:p>
          </table:table-cell>
          <table:table-cell office:value-type="float" office:value="25.499353849382" calcext:value-type="float">
            <text:p>25.4993538494</text:p>
          </table:table-cell>
          <table:table-cell office:value-type="float" office:value="0.000317329750305637" calcext:value-type="float">
            <text:p>0.0003173298</text:p>
          </table:table-cell>
          <table:table-cell office:value-type="float" office:value="0.0105139121905901" calcext:value-type="float">
            <text:p>0.0105139122</text:p>
          </table:table-cell>
        </table:table-row>
        <table:table-row table:style-name="ro1">
          <table:table-cell office:value-type="string" calcext:value-type="string">
            <text:p>STRINITY_DN6306_c0_g1_i1</text:p>
          </table:table-cell>
          <table:table-cell office:value-type="float" office:value="-3.9817564184789" calcext:value-type="float">
            <text:p>-3.9817564185</text:p>
          </table:table-cell>
          <table:table-cell office:value-type="float" office:value="6.35888609997964" calcext:value-type="float">
            <text:p>6.3588861</text:p>
          </table:table-cell>
          <table:table-cell office:value-type="float" office:value="51.2388467243058" calcext:value-type="float">
            <text:p>51.2388467243</text:p>
          </table:table-cell>
          <table:table-cell office:value-type="float" office:value="0.00000874573169587549" calcext:value-type="float">
            <text:p>8.74573169587549E-006</text:p>
          </table:table-cell>
          <table:table-cell office:value-type="float" office:value="0.00210023499237432" calcext:value-type="float">
            <text:p>0.002100235</text:p>
          </table:table-cell>
        </table:table-row>
        <table:table-row table:style-name="ro1">
          <table:table-cell office:value-type="string" calcext:value-type="string">
            <text:p>Pc19947_g1_i1</text:p>
          </table:table-cell>
          <table:table-cell office:value-type="float" office:value="-1.28342184198261" calcext:value-type="float">
            <text:p>-1.283421842</text:p>
          </table:table-cell>
          <table:table-cell office:value-type="float" office:value="6.9240954516065" calcext:value-type="float">
            <text:p>6.9240954516</text:p>
          </table:table-cell>
          <table:table-cell office:value-type="float" office:value="40.1779155141369" calcext:value-type="float">
            <text:p>40.1779155141</text:p>
          </table:table-cell>
          <table:table-cell office:value-type="float" office:value="0.00151885605158029" calcext:value-type="float">
            <text:p>0.0015188561</text:p>
          </table:table-cell>
          <table:table-cell office:value-type="float" office:value="0.0259789293198502" calcext:value-type="float">
            <text:p>0.0259789293</text:p>
          </table:table-cell>
        </table:table-row>
        <table:table-row table:style-name="ro1">
          <table:table-cell office:value-type="string" calcext:value-type="string">
            <text:p>STRINITY_DN11706_c0_g1_i2</text:p>
          </table:table-cell>
          <table:table-cell office:value-type="float" office:value="2.01775505021511" calcext:value-type="float">
            <text:p>2.0177550502</text:p>
          </table:table-cell>
          <table:table-cell office:value-type="float" office:value="3.63552705165328" calcext:value-type="float">
            <text:p>3.6355270517</text:p>
          </table:table-cell>
          <table:table-cell office:value-type="float" office:value="41.122080825129" calcext:value-type="float">
            <text:p>41.1220808251</text:p>
          </table:table-cell>
          <table:table-cell office:value-type="float" office:value="0.000026476600493235" calcext:value-type="float">
            <text:p>2.6476600493235E-005</text:p>
          </table:table-cell>
          <table:table-cell office:value-type="float" office:value="0.00300207094695237" calcext:value-type="float">
            <text:p>0.0030020709</text:p>
          </table:table-cell>
        </table:table-row>
        <table:table-row table:style-name="ro1">
          <table:table-cell office:value-type="string" calcext:value-type="string">
            <text:p>MTRINITY_DN12573_c0_g1_i1</text:p>
          </table:table-cell>
          <table:table-cell office:value-type="float" office:value="2.34038938482202" calcext:value-type="float">
            <text:p>2.3403893848</text:p>
          </table:table-cell>
          <table:table-cell office:value-type="float" office:value="4.88507119342753" calcext:value-type="float">
            <text:p>4.8850711934</text:p>
          </table:table-cell>
          <table:table-cell office:value-type="float" office:value="23.3066647885762" calcext:value-type="float">
            <text:p>23.3066647886</text:p>
          </table:table-cell>
          <table:table-cell office:value-type="float" office:value="0.000359407392928671" calcext:value-type="float">
            <text:p>0.0003594074</text:p>
          </table:table-cell>
          <table:table-cell office:value-type="float" office:value="0.0112762650359737" calcext:value-type="float">
            <text:p>0.011276265</text:p>
          </table:table-cell>
        </table:table-row>
        <table:table-row table:style-name="ro1">
          <table:table-cell office:value-type="string" calcext:value-type="string">
            <text:p>MTRINITY_DN14648_c1_g1_i11</text:p>
          </table:table-cell>
          <table:table-cell office:value-type="float" office:value="-1.30648155984445" calcext:value-type="float">
            <text:p>-1.3064815598</text:p>
          </table:table-cell>
          <table:table-cell office:value-type="float" office:value="5.83661658124096" calcext:value-type="float">
            <text:p>5.8366165812</text:p>
          </table:table-cell>
          <table:table-cell office:value-type="float" office:value="13.9602333770837" calcext:value-type="float">
            <text:p>13.9602333771</text:p>
          </table:table-cell>
          <table:table-cell office:value-type="float" office:value="0.00261738508150331" calcext:value-type="float">
            <text:p>0.0026173851</text:p>
          </table:table-cell>
          <table:table-cell office:value-type="float" office:value="0.0370781809233442" calcext:value-type="float">
            <text:p>0.0370781809</text:p>
          </table:table-cell>
        </table:table-row>
        <table:table-row table:style-name="ro1">
          <table:table-cell office:value-type="string" calcext:value-type="string">
            <text:p>MTRINITY_DN16169_c0_g1_i1</text:p>
          </table:table-cell>
          <table:table-cell office:value-type="float" office:value="-1.43738028408679" calcext:value-type="float">
            <text:p>-1.4373802841</text:p>
          </table:table-cell>
          <table:table-cell office:value-type="float" office:value="5.03340149824259" calcext:value-type="float">
            <text:p>5.0334014982</text:p>
          </table:table-cell>
          <table:table-cell office:value-type="float" office:value="16.2031629658822" calcext:value-type="float">
            <text:p>16.2031629659</text:p>
          </table:table-cell>
          <table:table-cell office:value-type="float" office:value="0.00152827367908322" calcext:value-type="float">
            <text:p>0.0015282737</text:p>
          </table:table-cell>
          <table:table-cell office:value-type="float" office:value="0.0260657496015454" calcext:value-type="float">
            <text:p>0.0260657496</text:p>
          </table:table-cell>
        </table:table-row>
        <table:table-row table:style-name="ro1">
          <table:table-cell office:value-type="string" calcext:value-type="string">
            <text:p>MTRINITY_DN8032_c0_g1_i1</text:p>
          </table:table-cell>
          <table:table-cell office:value-type="float" office:value="2.92614160485242" calcext:value-type="float">
            <text:p>2.9261416049</text:p>
          </table:table-cell>
          <table:table-cell office:value-type="float" office:value="5.06790994022053" calcext:value-type="float">
            <text:p>5.0679099402</text:p>
          </table:table-cell>
          <table:table-cell office:value-type="float" office:value="25.5032908506958" calcext:value-type="float">
            <text:p>25.5032908507</text:p>
          </table:table-cell>
          <table:table-cell office:value-type="float" office:value="0.000244097781571524" calcext:value-type="float">
            <text:p>0.0002440978</text:p>
          </table:table-cell>
          <table:table-cell office:value-type="float" office:value="0.00911359105374876" calcext:value-type="float">
            <text:p>0.0091135911</text:p>
          </table:table-cell>
        </table:table-row>
        <table:table-row table:style-name="ro1">
          <table:table-cell office:value-type="string" calcext:value-type="string">
            <text:p>MTRINITY_DN13564_c1_g1_i1</text:p>
          </table:table-cell>
          <table:table-cell office:value-type="float" office:value="1.89620286380842" calcext:value-type="float">
            <text:p>1.8962028638</text:p>
          </table:table-cell>
          <table:table-cell office:value-type="float" office:value="4.48095986861594" calcext:value-type="float">
            <text:p>4.4809598686</text:p>
          </table:table-cell>
          <table:table-cell office:value-type="float" office:value="35.0747363220663" calcext:value-type="float">
            <text:p>35.0747363221</text:p>
          </table:table-cell>
          <table:table-cell office:value-type="float" office:value="0.0000571510498121345" calcext:value-type="float">
            <text:p>0.000057151</text:p>
          </table:table-cell>
          <table:table-cell office:value-type="float" office:value="0.00433222276075922" calcext:value-type="float">
            <text:p>0.0043322228</text:p>
          </table:table-cell>
        </table:table-row>
        <table:table-row table:style-name="ro1">
          <table:table-cell office:value-type="string" calcext:value-type="string">
            <text:p>MTRINITY_DN8992_c1_g1_i1</text:p>
          </table:table-cell>
          <table:table-cell office:value-type="float" office:value="-4.31930333346181" calcext:value-type="float">
            <text:p>-4.3193033335</text:p>
          </table:table-cell>
          <table:table-cell office:value-type="float" office:value="2.26667915433309" calcext:value-type="float">
            <text:p>2.2666791543</text:p>
          </table:table-cell>
          <table:table-cell office:value-type="float" office:value="16.3597992717162" calcext:value-type="float">
            <text:p>16.3597992717</text:p>
          </table:table-cell>
          <table:table-cell office:value-type="float" office:value="0.00147443234912719" calcext:value-type="float">
            <text:p>0.0014744323</text:p>
          </table:table-cell>
          <table:table-cell office:value-type="float" office:value="0.0255245157186275" calcext:value-type="float">
            <text:p>0.0255245157</text:p>
          </table:table-cell>
        </table:table-row>
        <table:table-row table:style-name="ro1">
          <table:table-cell office:value-type="string" calcext:value-type="string">
            <text:p>MTRINITY_DN17174_c5_g3_i6</text:p>
          </table:table-cell>
          <table:table-cell office:value-type="float" office:value="-1.81638939039802" calcext:value-type="float">
            <text:p>-1.8163893904</text:p>
          </table:table-cell>
          <table:table-cell office:value-type="float" office:value="2.48114790735885" calcext:value-type="float">
            <text:p>2.4811479074</text:p>
          </table:table-cell>
          <table:table-cell office:value-type="float" office:value="13.0084096457956" calcext:value-type="float">
            <text:p>13.0084096458</text:p>
          </table:table-cell>
          <table:table-cell office:value-type="float" office:value="0.0033390024037917" calcext:value-type="float">
            <text:p>0.0033390024</text:p>
          </table:table-cell>
          <table:table-cell office:value-type="float" office:value="0.0434196674135912" calcext:value-type="float">
            <text:p>0.0434196674</text:p>
          </table:table-cell>
        </table:table-row>
        <table:table-row table:style-name="ro1">
          <table:table-cell office:value-type="string" calcext:value-type="string">
            <text:p>STRINITY_DN19551_c0_g1_i1</text:p>
          </table:table-cell>
          <table:table-cell office:value-type="float" office:value="-5.32707632958298" calcext:value-type="float">
            <text:p>-5.3270763296</text:p>
          </table:table-cell>
          <table:table-cell office:value-type="float" office:value="0.561836318075499" calcext:value-type="float">
            <text:p>0.5618363181</text:p>
          </table:table-cell>
          <table:table-cell office:value-type="float" office:value="22.3868831500238" calcext:value-type="float">
            <text:p>22.38688315</text:p>
          </table:table-cell>
          <table:table-cell office:value-type="float" office:value="0.00159415785770551" calcext:value-type="float">
            <text:p>0.0015941579</text:p>
          </table:table-cell>
          <table:table-cell office:value-type="float" office:value="0.0267786404994985" calcext:value-type="float">
            <text:p>0.0267786405</text:p>
          </table:table-cell>
        </table:table-row>
        <table:table-row table:style-name="ro1">
          <table:table-cell office:value-type="string" calcext:value-type="string">
            <text:p>MTRINITY_DN15495_c1_g1_i1</text:p>
          </table:table-cell>
          <table:table-cell office:value-type="float" office:value="-3.89669609104003" calcext:value-type="float">
            <text:p>-3.896696091</text:p>
          </table:table-cell>
          <table:table-cell office:value-type="float" office:value="1.45580511211762" calcext:value-type="float">
            <text:p>1.4558051121</text:p>
          </table:table-cell>
          <table:table-cell office:value-type="float" office:value="13.0106636641232" calcext:value-type="float">
            <text:p>13.0106636641</text:p>
          </table:table-cell>
          <table:table-cell office:value-type="float" office:value="0.00333703859086923" calcext:value-type="float">
            <text:p>0.0033370386</text:p>
          </table:table-cell>
          <table:table-cell office:value-type="float" office:value="0.0434196674135912" calcext:value-type="float">
            <text:p>0.0434196674</text:p>
          </table:table-cell>
        </table:table-row>
        <table:table-row table:style-name="ro1">
          <table:table-cell office:value-type="string" calcext:value-type="string">
            <text:p>MTRINITY_DN14280_c6_g2_i2</text:p>
          </table:table-cell>
          <table:table-cell office:value-type="float" office:value="-2.19779190054456" calcext:value-type="float">
            <text:p>-2.1977919005</text:p>
          </table:table-cell>
          <table:table-cell office:value-type="float" office:value="2.08847776316024" calcext:value-type="float">
            <text:p>2.0884777632</text:p>
          </table:table-cell>
          <table:table-cell office:value-type="float" office:value="16.9802942541415" calcext:value-type="float">
            <text:p>16.9802942541</text:p>
          </table:table-cell>
          <table:table-cell office:value-type="float" office:value="0.00128173923912916" calcext:value-type="float">
            <text:p>0.0012817392</text:p>
          </table:table-cell>
          <table:table-cell office:value-type="float" office:value="0.0235755199020706" calcext:value-type="float">
            <text:p>0.0235755199</text:p>
          </table:table-cell>
        </table:table-row>
        <table:table-row table:style-name="ro1">
          <table:table-cell office:value-type="string" calcext:value-type="string">
            <text:p>MTRINITY_DN14168_c0_g1_i3</text:p>
          </table:table-cell>
          <table:table-cell office:value-type="float" office:value="2.57786794499477" calcext:value-type="float">
            <text:p>2.577867945</text:p>
          </table:table-cell>
          <table:table-cell office:value-type="float" office:value="3.57144130832083" calcext:value-type="float">
            <text:p>3.5714413083</text:p>
          </table:table-cell>
          <table:table-cell office:value-type="float" office:value="58.0009878155878" calcext:value-type="float">
            <text:p>58.0009878156</text:p>
          </table:table-cell>
          <table:table-cell office:value-type="float" office:value="0.00000459038033708676" calcext:value-type="float">
            <text:p>4.59038033708676E-006</text:p>
          </table:table-cell>
          <table:table-cell office:value-type="float" office:value="0.00167545198642243" calcext:value-type="float">
            <text:p>0.001675452</text:p>
          </table:table-cell>
        </table:table-row>
        <table:table-row table:style-name="ro1">
          <table:table-cell office:value-type="string" calcext:value-type="string">
            <text:p>MTRINITY_DN12990_c0_g1_i1</text:p>
          </table:table-cell>
          <table:table-cell office:value-type="float" office:value="1.1830915788754" calcext:value-type="float">
            <text:p>1.1830915789</text:p>
          </table:table-cell>
          <table:table-cell office:value-type="float" office:value="6.36272276929831" calcext:value-type="float">
            <text:p>6.3627227693</text:p>
          </table:table-cell>
          <table:table-cell office:value-type="float" office:value="15.1897443757485" calcext:value-type="float">
            <text:p>15.1897443757</text:p>
          </table:table-cell>
          <table:table-cell office:value-type="float" office:value="0.00327903409526718" calcext:value-type="float">
            <text:p>0.0032790341</text:p>
          </table:table-cell>
          <table:table-cell office:value-type="float" office:value="0.0428889087022789" calcext:value-type="float">
            <text:p>0.0428889087</text:p>
          </table:table-cell>
        </table:table-row>
        <table:table-row table:style-name="ro1">
          <table:table-cell office:value-type="string" calcext:value-type="string">
            <text:p>MTRINITY_DN15832_c0_g1_i1</text:p>
          </table:table-cell>
          <table:table-cell office:value-type="float" office:value="-2.41447888087163" calcext:value-type="float">
            <text:p>-2.4144788809</text:p>
          </table:table-cell>
          <table:table-cell office:value-type="float" office:value="1.82563424566117" calcext:value-type="float">
            <text:p>1.8256342457</text:p>
          </table:table-cell>
          <table:table-cell office:value-type="float" office:value="30.372842989822" calcext:value-type="float">
            <text:p>30.3728429898</text:p>
          </table:table-cell>
          <table:table-cell office:value-type="float" office:value="0.000322537904497516" calcext:value-type="float">
            <text:p>0.0003225379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STRINITY_DN1036_c0_g1_i1</text:p>
          </table:table-cell>
          <table:table-cell office:value-type="float" office:value="3.07210161129494" calcext:value-type="float">
            <text:p>3.0721016113</text:p>
          </table:table-cell>
          <table:table-cell office:value-type="float" office:value="0.897492513959487" calcext:value-type="float">
            <text:p>0.897492514</text:p>
          </table:table-cell>
          <table:table-cell office:value-type="float" office:value="12.5816012792587" calcext:value-type="float">
            <text:p>12.5816012793</text:p>
          </table:table-cell>
          <table:table-cell office:value-type="float" office:value="0.00373637254645075" calcext:value-type="float">
            <text:p>0.0037363725</text:p>
          </table:table-cell>
          <table:table-cell office:value-type="float" office:value="0.0464569156958904" calcext:value-type="float">
            <text:p>0.0464569157</text:p>
          </table:table-cell>
        </table:table-row>
        <table:table-row table:style-name="ro1">
          <table:table-cell office:value-type="string" calcext:value-type="string">
            <text:p>MTRINITY_DN18286_c1_g1_i1</text:p>
          </table:table-cell>
          <table:table-cell office:value-type="float" office:value="-1.25715600488849" calcext:value-type="float">
            <text:p>-1.2571560049</text:p>
          </table:table-cell>
          <table:table-cell office:value-type="float" office:value="4.73334349625561" calcext:value-type="float">
            <text:p>4.7333434963</text:p>
          </table:table-cell>
          <table:table-cell office:value-type="float" office:value="37.0513869575559" calcext:value-type="float">
            <text:p>37.0513869576</text:p>
          </table:table-cell>
          <table:table-cell office:value-type="float" office:value="0.0032037447278057" calcext:value-type="float">
            <text:p>0.0032037447</text:p>
          </table:table-cell>
          <table:table-cell office:value-type="float" office:value="0.0421798286137156" calcext:value-type="float">
            <text:p>0.0421798286</text:p>
          </table:table-cell>
        </table:table-row>
        <table:table-row table:style-name="ro1">
          <table:table-cell office:value-type="string" calcext:value-type="string">
            <text:p>STRINITY_DN19346_c0_g1_i1</text:p>
          </table:table-cell>
          <table:table-cell office:value-type="float" office:value="-4.6725373848123" calcext:value-type="float">
            <text:p>-4.6725373848</text:p>
          </table:table-cell>
          <table:table-cell office:value-type="float" office:value="5.42492323566794" calcext:value-type="float">
            <text:p>5.4249232357</text:p>
          </table:table-cell>
          <table:table-cell office:value-type="float" office:value="29.7278429187895" calcext:value-type="float">
            <text:p>29.7278429188</text:p>
          </table:table-cell>
          <table:table-cell office:value-type="float" office:value="0.000123334053438888" calcext:value-type="float">
            <text:p>0.0001233341</text:p>
          </table:table-cell>
          <table:table-cell office:value-type="float" office:value="0.00629632927913015" calcext:value-type="float">
            <text:p>0.0062963293</text:p>
          </table:table-cell>
        </table:table-row>
        <table:table-row table:style-name="ro1">
          <table:table-cell office:value-type="string" calcext:value-type="string">
            <text:p>MTRINITY_DN13314_c1_g2_i1</text:p>
          </table:table-cell>
          <table:table-cell office:value-type="float" office:value="-2.56711835188838" calcext:value-type="float">
            <text:p>-2.5671183519</text:p>
          </table:table-cell>
          <table:table-cell office:value-type="float" office:value="6.32867264844173" calcext:value-type="float">
            <text:p>6.3286726484</text:p>
          </table:table-cell>
          <table:table-cell office:value-type="float" office:value="28.9799476193086" calcext:value-type="float">
            <text:p>28.9799476193</text:p>
          </table:table-cell>
          <table:table-cell office:value-type="float" office:value="0.000138440934577602" calcext:value-type="float">
            <text:p>0.0001384409</text:p>
          </table:table-cell>
          <table:table-cell office:value-type="float" office:value="0.0066385303101445" calcext:value-type="float">
            <text:p>0.0066385303</text:p>
          </table:table-cell>
        </table:table-row>
        <table:table-row table:style-name="ro1">
          <table:table-cell office:value-type="string" calcext:value-type="string">
            <text:p>MTRINITY_DN1020_c0_g1_i1</text:p>
          </table:table-cell>
          <table:table-cell office:value-type="float" office:value="-5.42405058735991" calcext:value-type="float">
            <text:p>-5.4240505874</text:p>
          </table:table-cell>
          <table:table-cell office:value-type="float" office:value="2.97716123719619" calcext:value-type="float">
            <text:p>2.9771612372</text:p>
          </table:table-cell>
          <table:table-cell office:value-type="float" office:value="67.9292513176326" calcext:value-type="float">
            <text:p>67.9292513176</text:p>
          </table:table-cell>
          <table:table-cell office:value-type="float" office:value="0.00000198019579375836" calcext:value-type="float">
            <text:p>1.98019579375836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MTRINITY_DN4923_c0_g1_i2</text:p>
          </table:table-cell>
          <table:table-cell office:value-type="float" office:value="-3.54864476561706" calcext:value-type="float">
            <text:p>-3.5486447656</text:p>
          </table:table-cell>
          <table:table-cell office:value-type="float" office:value="2.88198182985756" calcext:value-type="float">
            <text:p>2.8819818299</text:p>
          </table:table-cell>
          <table:table-cell office:value-type="float" office:value="29.8630485041846" calcext:value-type="float">
            <text:p>29.8630485042</text:p>
          </table:table-cell>
          <table:table-cell office:value-type="float" office:value="0.000120811789219655" calcext:value-type="float">
            <text:p>0.0001208118</text:p>
          </table:table-cell>
          <table:table-cell office:value-type="float" office:value="0.00622574328663161" calcext:value-type="float">
            <text:p>0.0062257433</text:p>
          </table:table-cell>
        </table:table-row>
        <table:table-row table:style-name="ro1">
          <table:table-cell office:value-type="string" calcext:value-type="string">
            <text:p>MTRINITY_DN15590_c1_g1_i2</text:p>
          </table:table-cell>
          <table:table-cell office:value-type="float" office:value="-1.52610160697887" calcext:value-type="float">
            <text:p>-1.526101607</text:p>
          </table:table-cell>
          <table:table-cell office:value-type="float" office:value="4.43061414252344" calcext:value-type="float">
            <text:p>4.4306141425</text:p>
          </table:table-cell>
          <table:table-cell office:value-type="float" office:value="23.3361582161237" calcext:value-type="float">
            <text:p>23.3361582161</text:p>
          </table:table-cell>
          <table:table-cell office:value-type="float" office:value="0.00035748713290636" calcext:value-type="float">
            <text:p>0.0003574871</text:p>
          </table:table-cell>
          <table:table-cell office:value-type="float" office:value="0.0112367002676263" calcext:value-type="float">
            <text:p>0.0112367003</text:p>
          </table:table-cell>
        </table:table-row>
        <table:table-row table:style-name="ro1">
          <table:table-cell office:value-type="string" calcext:value-type="string">
            <text:p>Pc24194_g1_i3</text:p>
          </table:table-cell>
          <table:table-cell office:value-type="float" office:value="-2.54051171716637" calcext:value-type="float">
            <text:p>-2.5405117172</text:p>
          </table:table-cell>
          <table:table-cell office:value-type="float" office:value="3.1146428990573" calcext:value-type="float">
            <text:p>3.1146428991</text:p>
          </table:table-cell>
          <table:table-cell office:value-type="float" office:value="26.6935130249642" calcext:value-type="float">
            <text:p>26.693513025</text:p>
          </table:table-cell>
          <table:table-cell office:value-type="float" office:value="0.000199848337040565" calcext:value-type="float">
            <text:p>0.0001998483</text:p>
          </table:table-cell>
          <table:table-cell office:value-type="float" office:value="0.00807408799634412" calcext:value-type="float">
            <text:p>0.008074088</text:p>
          </table:table-cell>
        </table:table-row>
        <table:table-row table:style-name="ro1">
          <table:table-cell office:value-type="string" calcext:value-type="string">
            <text:p>Pc27658_g3_i1</text:p>
          </table:table-cell>
          <table:table-cell office:value-type="float" office:value="-5.798930689131" calcext:value-type="float">
            <text:p>-5.7989306891</text:p>
          </table:table-cell>
          <table:table-cell office:value-type="float" office:value="3.36055913426709" calcext:value-type="float">
            <text:p>3.3605591343</text:p>
          </table:table-cell>
          <table:table-cell office:value-type="float" office:value="31.7513153250233" calcext:value-type="float">
            <text:p>31.751315325</text:p>
          </table:table-cell>
          <table:table-cell office:value-type="float" office:value="0.0000911564432978369" calcext:value-type="float">
            <text:p>9.11564432978369E-005</text:p>
          </table:table-cell>
          <table:table-cell office:value-type="float" office:value="0.00532360722746006" calcext:value-type="float">
            <text:p>0.0053236072</text:p>
          </table:table-cell>
        </table:table-row>
        <table:table-row table:style-name="ro1">
          <table:table-cell office:value-type="string" calcext:value-type="string">
            <text:p>STRINITY_DN7788_c0_g1_i1</text:p>
          </table:table-cell>
          <table:table-cell office:value-type="float" office:value="1.75523261260122" calcext:value-type="float">
            <text:p>1.7552326126</text:p>
          </table:table-cell>
          <table:table-cell office:value-type="float" office:value="5.14454101566545" calcext:value-type="float">
            <text:p>5.1445410157</text:p>
          </table:table-cell>
          <table:table-cell office:value-type="float" office:value="16.3719224120196" calcext:value-type="float">
            <text:p>16.371922412</text:p>
          </table:table-cell>
          <table:table-cell office:value-type="float" office:value="0.00147035797644144" calcext:value-type="float">
            <text:p>0.001470358</text:p>
          </table:table-cell>
          <table:table-cell office:value-type="float" office:value="0.0255128356860226" calcext:value-type="float">
            <text:p>0.0255128357</text:p>
          </table:table-cell>
        </table:table-row>
        <table:table-row table:style-name="ro1">
          <table:table-cell office:value-type="string" calcext:value-type="string">
            <text:p>STRINITY_DN17292_c0_g1_i1</text:p>
          </table:table-cell>
          <table:table-cell office:value-type="float" office:value="-3.4139549502102" calcext:value-type="float">
            <text:p>-3.4139549502</text:p>
          </table:table-cell>
          <table:table-cell office:value-type="float" office:value="4.41193999689739" calcext:value-type="float">
            <text:p>4.4119399969</text:p>
          </table:table-cell>
          <table:table-cell office:value-type="float" office:value="41.7706515790248" calcext:value-type="float">
            <text:p>41.770651579</text:p>
          </table:table-cell>
          <table:table-cell office:value-type="float" office:value="0.0000245099012161814" calcext:value-type="float">
            <text:p>2.45099012161814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MTRINITY_DN10245_c0_g1_i1</text:p>
          </table:table-cell>
          <table:table-cell office:value-type="float" office:value="2.3460368126228" calcext:value-type="float">
            <text:p>2.3460368126</text:p>
          </table:table-cell>
          <table:table-cell office:value-type="float" office:value="4.81384358050726" calcext:value-type="float">
            <text:p>4.8138435805</text:p>
          </table:table-cell>
          <table:table-cell office:value-type="float" office:value="24.074140253899" calcext:value-type="float">
            <text:p>24.0741402539</text:p>
          </table:table-cell>
          <table:table-cell office:value-type="float" office:value="0.000313103224850423" calcext:value-type="float">
            <text:p>0.0003131032</text:p>
          </table:table-cell>
          <table:table-cell office:value-type="float" office:value="0.0104104134770163" calcext:value-type="float">
            <text:p>0.0104104135</text:p>
          </table:table-cell>
        </table:table-row>
        <table:table-row table:style-name="ro1">
          <table:table-cell office:value-type="string" calcext:value-type="string">
            <text:p>STRINITY_DN18064_c0_g1_i1</text:p>
          </table:table-cell>
          <table:table-cell office:value-type="float" office:value="-3.76755831126068" calcext:value-type="float">
            <text:p>-3.7675583113</text:p>
          </table:table-cell>
          <table:table-cell office:value-type="float" office:value="5.19231226302074" calcext:value-type="float">
            <text:p>5.192312263</text:p>
          </table:table-cell>
          <table:table-cell office:value-type="float" office:value="19.4207396012083" calcext:value-type="float">
            <text:p>19.4207396012</text:p>
          </table:table-cell>
          <table:table-cell office:value-type="float" office:value="0.000760583464114436" calcext:value-type="float">
            <text:p>0.0007605835</text:p>
          </table:table-cell>
          <table:table-cell office:value-type="float" office:value="0.017192104641531" calcext:value-type="float">
            <text:p>0.0171921046</text:p>
          </table:table-cell>
        </table:table-row>
        <table:table-row table:style-name="ro1">
          <table:table-cell office:value-type="string" calcext:value-type="string">
            <text:p>MTRINITY_DN9212_c1_g1_i1</text:p>
          </table:table-cell>
          <table:table-cell office:value-type="float" office:value="-1.40608169842068" calcext:value-type="float">
            <text:p>-1.4060816984</text:p>
          </table:table-cell>
          <table:table-cell office:value-type="float" office:value="4.82680172069659" calcext:value-type="float">
            <text:p>4.8268017207</text:p>
          </table:table-cell>
          <table:table-cell office:value-type="float" office:value="12.2286488541898" calcext:value-type="float">
            <text:p>12.2286488542</text:p>
          </table:table-cell>
          <table:table-cell office:value-type="float" office:value="0.00410705703162518" calcext:value-type="float">
            <text:p>0.004107057</text:p>
          </table:table-cell>
          <table:table-cell office:value-type="float" office:value="0.0494924279306803" calcext:value-type="float">
            <text:p>0.0494924279</text:p>
          </table:table-cell>
        </table:table-row>
        <table:table-row table:style-name="ro1">
          <table:table-cell office:value-type="string" calcext:value-type="string">
            <text:p>MTRINITY_DN10971_c1_g1_i2</text:p>
          </table:table-cell>
          <table:table-cell office:value-type="float" office:value="-4.1046405727409" calcext:value-type="float">
            <text:p>-4.1046405727</text:p>
          </table:table-cell>
          <table:table-cell office:value-type="float" office:value="5.16581153456648" calcext:value-type="float">
            <text:p>5.1658115346</text:p>
          </table:table-cell>
          <table:table-cell office:value-type="float" office:value="20.5199929091115" calcext:value-type="float">
            <text:p>20.5199929091</text:p>
          </table:table-cell>
          <table:table-cell office:value-type="float" office:value="0.000609525017517535" calcext:value-type="float">
            <text:p>0.000609525</text:p>
          </table:table-cell>
          <table:table-cell office:value-type="float" office:value="0.015144587386257" calcext:value-type="float">
            <text:p>0.0151445874</text:p>
          </table:table-cell>
        </table:table-row>
        <table:table-row table:style-name="ro1">
          <table:table-cell office:value-type="string" calcext:value-type="string">
            <text:p>MTRINITY_DN13325_c0_g3_i2</text:p>
          </table:table-cell>
          <table:table-cell office:value-type="float" office:value="-5.91913051898864" calcext:value-type="float">
            <text:p>-5.919130519</text:p>
          </table:table-cell>
          <table:table-cell office:value-type="float" office:value="2.53081551712372" calcext:value-type="float">
            <text:p>2.5308155171</text:p>
          </table:table-cell>
          <table:table-cell office:value-type="float" office:value="31.9549609399336" calcext:value-type="float">
            <text:p>31.9549609399</text:p>
          </table:table-cell>
          <table:table-cell office:value-type="float" office:value="0.0000884949185059663" calcext:value-type="float">
            <text:p>8.84949185059663E-005</text:p>
          </table:table-cell>
          <table:table-cell office:value-type="float" office:value="0.00520870679159234" calcext:value-type="float">
            <text:p>0.0052087068</text:p>
          </table:table-cell>
        </table:table-row>
        <table:table-row table:style-name="ro1">
          <table:table-cell office:value-type="string" calcext:value-type="string">
            <text:p>Pc25695_g1_i1</text:p>
          </table:table-cell>
          <table:table-cell office:value-type="float" office:value="1.65492712106312" calcext:value-type="float">
            <text:p>1.6549271211</text:p>
          </table:table-cell>
          <table:table-cell office:value-type="float" office:value="4.74892021887153" calcext:value-type="float">
            <text:p>4.7489202189</text:p>
          </table:table-cell>
          <table:table-cell office:value-type="float" office:value="34.2945899366683" calcext:value-type="float">
            <text:p>34.2945899367</text:p>
          </table:table-cell>
          <table:table-cell office:value-type="float" office:value="0.000064324848471383" calcext:value-type="float">
            <text:p>6.4324848471383E-005</text:p>
          </table:table-cell>
          <table:table-cell office:value-type="float" office:value="0.00454330188567994" calcext:value-type="float">
            <text:p>0.0045433019</text:p>
          </table:table-cell>
        </table:table-row>
        <table:table-row table:style-name="ro1">
          <table:table-cell office:value-type="string" calcext:value-type="string">
            <text:p>Pc38363_g1_i1</text:p>
          </table:table-cell>
          <table:table-cell office:value-type="float" office:value="-1.32583569455299" calcext:value-type="float">
            <text:p>-1.3258356946</text:p>
          </table:table-cell>
          <table:table-cell office:value-type="float" office:value="4.96511734862282" calcext:value-type="float">
            <text:p>4.9651173486</text:p>
          </table:table-cell>
          <table:table-cell office:value-type="float" office:value="20.2837242894133" calcext:value-type="float">
            <text:p>20.2837242894</text:p>
          </table:table-cell>
          <table:table-cell office:value-type="float" office:value="0.00144097656411514" calcext:value-type="float">
            <text:p>0.0014409766</text:p>
          </table:table-cell>
          <table:table-cell office:value-type="float" office:value="0.0252070131128254" calcext:value-type="float">
            <text:p>0.0252070131</text:p>
          </table:table-cell>
        </table:table-row>
        <table:table-row table:style-name="ro1">
          <table:table-cell office:value-type="string" calcext:value-type="string">
            <text:p>Pc38256_g1_i1</text:p>
          </table:table-cell>
          <table:table-cell office:value-type="float" office:value="-2.57410561125256" calcext:value-type="float">
            <text:p>-2.5741056113</text:p>
          </table:table-cell>
          <table:table-cell office:value-type="float" office:value="3.43133678394474" calcext:value-type="float">
            <text:p>3.4313367839</text:p>
          </table:table-cell>
          <table:table-cell office:value-type="float" office:value="22.7683261768109" calcext:value-type="float">
            <text:p>22.7683261768</text:p>
          </table:table-cell>
          <table:table-cell office:value-type="float" office:value="0.000396652281638292" calcext:value-type="float">
            <text:p>0.0003966523</text:p>
          </table:table-cell>
          <table:table-cell office:value-type="float" office:value="0.0119665408946917" calcext:value-type="float">
            <text:p>0.0119665409</text:p>
          </table:table-cell>
        </table:table-row>
        <table:table-row table:style-name="ro1">
          <table:table-cell office:value-type="string" calcext:value-type="string">
            <text:p>MTRINITY_DN152_c0_g1_i1</text:p>
          </table:table-cell>
          <table:table-cell office:value-type="float" office:value="1.90342591377318" calcext:value-type="float">
            <text:p>1.9034259138</text:p>
          </table:table-cell>
          <table:table-cell office:value-type="float" office:value="6.58305758653514" calcext:value-type="float">
            <text:p>6.5830575865</text:p>
          </table:table-cell>
          <table:table-cell office:value-type="float" office:value="35.8606584370804" calcext:value-type="float">
            <text:p>35.8606584371</text:p>
          </table:table-cell>
          <table:table-cell office:value-type="float" office:value="0.0000514288018154169" calcext:value-type="float">
            <text:p>5.14288018154169E-005</text:p>
          </table:table-cell>
          <table:table-cell office:value-type="float" office:value="0.00403078269685427" calcext:value-type="float">
            <text:p>0.0040307827</text:p>
          </table:table-cell>
        </table:table-row>
        <table:table-row table:style-name="ro1">
          <table:table-cell office:value-type="string" calcext:value-type="string">
            <text:p>STRINITY_DN12105_c0_g4_i1</text:p>
          </table:table-cell>
          <table:table-cell office:value-type="float" office:value="-3.49879085343745" calcext:value-type="float">
            <text:p>-3.4987908534</text:p>
          </table:table-cell>
          <table:table-cell office:value-type="float" office:value="3.18244043262469" calcext:value-type="float">
            <text:p>3.1824404326</text:p>
          </table:table-cell>
          <table:table-cell office:value-type="float" office:value="20.5900395583032" calcext:value-type="float">
            <text:p>20.5900395583</text:p>
          </table:table-cell>
          <table:table-cell office:value-type="float" office:value="0.000601145064682969" calcext:value-type="float">
            <text:p>0.0006011451</text:p>
          </table:table-cell>
          <table:table-cell office:value-type="float" office:value="0.01502512285733" calcext:value-type="float">
            <text:p>0.0150251229</text:p>
          </table:table-cell>
        </table:table-row>
        <table:table-row table:style-name="ro1">
          <table:table-cell office:value-type="string" calcext:value-type="string">
            <text:p>MTRINITY_DN7041_c0_g1_i1</text:p>
          </table:table-cell>
          <table:table-cell office:value-type="float" office:value="-1.5080098570632" calcext:value-type="float">
            <text:p>-1.5080098571</text:p>
          </table:table-cell>
          <table:table-cell office:value-type="float" office:value="3.88407929579903" calcext:value-type="float">
            <text:p>3.8840792958</text:p>
          </table:table-cell>
          <table:table-cell office:value-type="float" office:value="18.6131693398456" calcext:value-type="float">
            <text:p>18.6131693398</text:p>
          </table:table-cell>
          <table:table-cell office:value-type="float" office:value="0.000937199979799997" calcext:value-type="float">
            <text:p>0.0009372</text:p>
          </table:table-cell>
          <table:table-cell office:value-type="float" office:value="0.0195216832394183" calcext:value-type="float">
            <text:p>0.0195216832</text:p>
          </table:table-cell>
        </table:table-row>
        <table:table-row table:style-name="ro1">
          <table:table-cell office:value-type="string" calcext:value-type="string">
            <text:p>MTRINITY_DN13839_c7_g3_i1</text:p>
          </table:table-cell>
          <table:table-cell office:value-type="float" office:value="-4.24872030139016" calcext:value-type="float">
            <text:p>-4.2487203014</text:p>
          </table:table-cell>
          <table:table-cell office:value-type="float" office:value="-0.138234136218642" calcext:value-type="float">
            <text:p>-0.1382341362</text:p>
          </table:table-cell>
          <table:table-cell office:value-type="float" office:value="13.6325576361994" calcext:value-type="float">
            <text:p>13.6325576362</text:p>
          </table:table-cell>
          <table:table-cell office:value-type="float" office:value="0.00284312956959267" calcext:value-type="float">
            <text:p>0.0028431296</text:p>
          </table:table-cell>
          <table:table-cell office:value-type="float" office:value="0.0391658398415312" calcext:value-type="float">
            <text:p>0.0391658398</text:p>
          </table:table-cell>
        </table:table-row>
        <table:table-row table:style-name="ro1">
          <table:table-cell office:value-type="string" calcext:value-type="string">
            <text:p>MTRINITY_DN20750_c0_g1_i1</text:p>
          </table:table-cell>
          <table:table-cell office:value-type="float" office:value="1.52174975751806" calcext:value-type="float">
            <text:p>1.5217497575</text:p>
          </table:table-cell>
          <table:table-cell office:value-type="float" office:value="6.63055064807425" calcext:value-type="float">
            <text:p>6.6305506481</text:p>
          </table:table-cell>
          <table:table-cell office:value-type="float" office:value="25.3603871611275" calcext:value-type="float">
            <text:p>25.3603871611</text:p>
          </table:table-cell>
          <table:table-cell office:value-type="float" office:value="0.000250139890799537" calcext:value-type="float">
            <text:p>0.0002501399</text:p>
          </table:table-cell>
          <table:table-cell office:value-type="float" office:value="0.00924716655421244" calcext:value-type="float">
            <text:p>0.0092471666</text:p>
          </table:table-cell>
        </table:table-row>
        <table:table-row table:style-name="ro1">
          <table:table-cell office:value-type="string" calcext:value-type="string">
            <text:p>MTRINITY_DN7670_c1_g1_i1</text:p>
          </table:table-cell>
          <table:table-cell office:value-type="float" office:value="-3.86183229448468" calcext:value-type="float">
            <text:p>-3.8618322945</text:p>
          </table:table-cell>
          <table:table-cell office:value-type="float" office:value="4.51981796683718" calcext:value-type="float">
            <text:p>4.5198179668</text:p>
          </table:table-cell>
          <table:table-cell office:value-type="float" office:value="43.9935196405952" calcext:value-type="float">
            <text:p>43.9935196406</text:p>
          </table:table-cell>
          <table:table-cell office:value-type="float" office:value="0.0000189445760149745" calcext:value-type="float">
            <text:p>1.89445760149745E-005</text:p>
          </table:table-cell>
          <table:table-cell office:value-type="float" office:value="0.00280914136049942" calcext:value-type="float">
            <text:p>0.0028091414</text:p>
          </table:table-cell>
        </table:table-row>
        <table:table-row table:style-name="ro1">
          <table:table-cell office:value-type="string" calcext:value-type="string">
            <text:p>MTRINITY_DN13088_c0_g2_i3</text:p>
          </table:table-cell>
          <table:table-cell office:value-type="float" office:value="-4.60833905606748" calcext:value-type="float">
            <text:p>-4.6083390561</text:p>
          </table:table-cell>
          <table:table-cell office:value-type="float" office:value="1.58532424498951" calcext:value-type="float">
            <text:p>1.585324245</text:p>
          </table:table-cell>
          <table:table-cell office:value-type="float" office:value="22.4304014689467" calcext:value-type="float">
            <text:p>22.4304014689</text:p>
          </table:table-cell>
          <table:table-cell office:value-type="float" office:value="0.000422320276809937" calcext:value-type="float">
            <text:p>0.0004223203</text:p>
          </table:table-cell>
          <table:table-cell office:value-type="float" office:value="0.0123800879582819" calcext:value-type="float">
            <text:p>0.012380088</text:p>
          </table:table-cell>
        </table:table-row>
        <table:table-row table:style-name="ro1">
          <table:table-cell office:value-type="string" calcext:value-type="string">
            <text:p>MTRINITY_DN10874_c0_g1_i1</text:p>
          </table:table-cell>
          <table:table-cell office:value-type="float" office:value="-4.84023799855511" calcext:value-type="float">
            <text:p>-4.8402379986</text:p>
          </table:table-cell>
          <table:table-cell office:value-type="float" office:value="2.91083753581626" calcext:value-type="float">
            <text:p>2.9108375358</text:p>
          </table:table-cell>
          <table:table-cell office:value-type="float" office:value="24.5601814584335" calcext:value-type="float">
            <text:p>24.5601814584</text:p>
          </table:table-cell>
          <table:table-cell office:value-type="float" office:value="0.000287361486322084" calcext:value-type="float">
            <text:p>0.0002873615</text:p>
          </table:table-cell>
          <table:table-cell office:value-type="float" office:value="0.00991808175975863" calcext:value-type="float">
            <text:p>0.0099180818</text:p>
          </table:table-cell>
        </table:table-row>
        <table:table-row table:style-name="ro1">
          <table:table-cell office:value-type="string" calcext:value-type="string">
            <text:p>STRINITY_DN7492_c0_g1_i1</text:p>
          </table:table-cell>
          <table:table-cell office:value-type="float" office:value="-1.59369780968173" calcext:value-type="float">
            <text:p>-1.5936978097</text:p>
          </table:table-cell>
          <table:table-cell office:value-type="float" office:value="4.46789590585468" calcext:value-type="float">
            <text:p>4.4678959059</text:p>
          </table:table-cell>
          <table:table-cell office:value-type="float" office:value="25.5558904898475" calcext:value-type="float">
            <text:p>25.5558904898</text:p>
          </table:table-cell>
          <table:table-cell office:value-type="float" office:value="0.00024191658210721" calcext:value-type="float">
            <text:p>0.0002419166</text:p>
          </table:table-cell>
          <table:table-cell office:value-type="float" office:value="0.00905467825647659" calcext:value-type="float">
            <text:p>0.0090546783</text:p>
          </table:table-cell>
        </table:table-row>
        <table:table-row table:style-name="ro1">
          <table:table-cell office:value-type="string" calcext:value-type="string">
            <text:p>MTRINITY_DN13931_c0_g1_i1</text:p>
          </table:table-cell>
          <table:table-cell office:value-type="float" office:value="-1.78406023147815" calcext:value-type="float">
            <text:p>-1.7840602315</text:p>
          </table:table-cell>
          <table:table-cell office:value-type="float" office:value="6.46363686145637" calcext:value-type="float">
            <text:p>6.4636368615</text:p>
          </table:table-cell>
          <table:table-cell office:value-type="float" office:value="12.8889851539221" calcext:value-type="float">
            <text:p>12.8889851539</text:p>
          </table:table-cell>
          <table:table-cell office:value-type="float" office:value="0.00344500303272566" calcext:value-type="float">
            <text:p>0.003445003</text:p>
          </table:table-cell>
          <table:table-cell office:value-type="float" office:value="0.0442331467835127" calcext:value-type="float">
            <text:p>0.0442331468</text:p>
          </table:table-cell>
        </table:table-row>
        <table:table-row table:style-name="ro1">
          <table:table-cell office:value-type="string" calcext:value-type="string">
            <text:p>MTRINITY_DN5551_c0_g1_i1</text:p>
          </table:table-cell>
          <table:table-cell office:value-type="float" office:value="-4.06083421782386" calcext:value-type="float">
            <text:p>-4.0608342178</text:p>
          </table:table-cell>
          <table:table-cell office:value-type="float" office:value="5.81924035892199" calcext:value-type="float">
            <text:p>5.8192403589</text:p>
          </table:table-cell>
          <table:table-cell office:value-type="float" office:value="22.2198983823735" calcext:value-type="float">
            <text:p>22.2198983824</text:p>
          </table:table-cell>
          <table:table-cell office:value-type="float" office:value="0.000439284122459755" calcext:value-type="float">
            <text:p>0.0004392841</text:p>
          </table:table-cell>
          <table:table-cell office:value-type="float" office:value="0.01263025008973" calcext:value-type="float">
            <text:p>0.0126302501</text:p>
          </table:table-cell>
        </table:table-row>
        <table:table-row table:style-name="ro1">
          <table:table-cell office:value-type="string" calcext:value-type="string">
            <text:p>MTRINITY_DN17325_c0_g1_i2</text:p>
          </table:table-cell>
          <table:table-cell office:value-type="float" office:value="1.89297400719006" calcext:value-type="float">
            <text:p>1.8929740072</text:p>
          </table:table-cell>
          <table:table-cell office:value-type="float" office:value="2.35547407174954" calcext:value-type="float">
            <text:p>2.3554740717</text:p>
          </table:table-cell>
          <table:table-cell office:value-type="float" office:value="12.9647866884086" calcext:value-type="float">
            <text:p>12.9647866884</text:p>
          </table:table-cell>
          <table:table-cell office:value-type="float" office:value="0.00337727536888325" calcext:value-type="float">
            <text:p>0.0033772754</text:p>
          </table:table-cell>
          <table:table-cell office:value-type="float" office:value="0.0436790400789045" calcext:value-type="float">
            <text:p>0.0436790401</text:p>
          </table:table-cell>
        </table:table-row>
        <table:table-row table:style-name="ro1">
          <table:table-cell office:value-type="string" calcext:value-type="string">
            <text:p>Pc32744_g1_i1</text:p>
          </table:table-cell>
          <table:table-cell office:value-type="float" office:value="2.85197874905966" calcext:value-type="float">
            <text:p>2.8519787491</text:p>
          </table:table-cell>
          <table:table-cell office:value-type="float" office:value="4.44039231522386" calcext:value-type="float">
            <text:p>4.4403923152</text:p>
          </table:table-cell>
          <table:table-cell office:value-type="float" office:value="21.5989542630636" calcext:value-type="float">
            <text:p>21.5989542631</text:p>
          </table:table-cell>
          <table:table-cell office:value-type="float" office:value="0.000494127547486523" calcext:value-type="float">
            <text:p>0.0004941275</text:p>
          </table:table-cell>
          <table:table-cell office:value-type="float" office:value="0.0134541480306288" calcext:value-type="float">
            <text:p>0.013454148</text:p>
          </table:table-cell>
        </table:table-row>
        <table:table-row table:style-name="ro1">
          <table:table-cell office:value-type="string" calcext:value-type="string">
            <text:p>MTRINITY_DN11422_c1_g1_i1</text:p>
          </table:table-cell>
          <table:table-cell office:value-type="float" office:value="-1.64620381254289" calcext:value-type="float">
            <text:p>-1.6462038125</text:p>
          </table:table-cell>
          <table:table-cell office:value-type="float" office:value="3.65522164311187" calcext:value-type="float">
            <text:p>3.6552216431</text:p>
          </table:table-cell>
          <table:table-cell office:value-type="float" office:value="31.0152793991993" calcext:value-type="float">
            <text:p>31.0152793992</text:p>
          </table:table-cell>
          <table:table-cell office:value-type="float" office:value="0.000359497156353748" calcext:value-type="float">
            <text:p>0.0003594972</text:p>
          </table:table-cell>
          <table:table-cell office:value-type="float" office:value="0.0112762650359737" calcext:value-type="float">
            <text:p>0.011276265</text:p>
          </table:table-cell>
        </table:table-row>
        <table:table-row table:style-name="ro1">
          <table:table-cell office:value-type="string" calcext:value-type="string">
            <text:p>Pc31451_g4_i7</text:p>
          </table:table-cell>
          <table:table-cell office:value-type="float" office:value="-4.52309588502809" calcext:value-type="float">
            <text:p>-4.523095885</text:p>
          </table:table-cell>
          <table:table-cell office:value-type="float" office:value="1.60045616242037" calcext:value-type="float">
            <text:p>1.6004561624</text:p>
          </table:table-cell>
          <table:table-cell office:value-type="float" office:value="24.8543214883481" calcext:value-type="float">
            <text:p>24.8543214883</text:p>
          </table:table-cell>
          <table:table-cell office:value-type="float" office:value="0.000272977718313633" calcext:value-type="float">
            <text:p>0.0002729777</text:p>
          </table:table-cell>
          <table:table-cell office:value-type="float" office:value="0.00966302493907857" calcext:value-type="float">
            <text:p>0.0096630249</text:p>
          </table:table-cell>
        </table:table-row>
        <table:table-row table:style-name="ro1">
          <table:table-cell office:value-type="string" calcext:value-type="string">
            <text:p>STRINITY_DN18126_c0_g1_i1</text:p>
          </table:table-cell>
          <table:table-cell office:value-type="float" office:value="-2.92956237462632" calcext:value-type="float">
            <text:p>-2.9295623746</text:p>
          </table:table-cell>
          <table:table-cell office:value-type="float" office:value="2.21220425061934" calcext:value-type="float">
            <text:p>2.2122042506</text:p>
          </table:table-cell>
          <table:table-cell office:value-type="float" office:value="26.3112717505639" calcext:value-type="float">
            <text:p>26.3112717506</text:p>
          </table:table-cell>
          <table:table-cell office:value-type="float" office:value="0.000212958140795849" calcext:value-type="float">
            <text:p>0.0002129581</text:p>
          </table:table-cell>
          <table:table-cell office:value-type="float" office:value="0.00833818985796292" calcext:value-type="float">
            <text:p>0.0083381899</text:p>
          </table:table-cell>
        </table:table-row>
        <table:table-row table:style-name="ro1">
          <table:table-cell office:value-type="string" calcext:value-type="string">
            <text:p>MTRINITY_DN10119_c0_g1_i1</text:p>
          </table:table-cell>
          <table:table-cell office:value-type="float" office:value="-1.38055720844063" calcext:value-type="float">
            <text:p>-1.3805572084</text:p>
          </table:table-cell>
          <table:table-cell office:value-type="float" office:value="5.37430982284619" calcext:value-type="float">
            <text:p>5.3743098228</text:p>
          </table:table-cell>
          <table:table-cell office:value-type="float" office:value="19.3079957372772" calcext:value-type="float">
            <text:p>19.3079957373</text:p>
          </table:table-cell>
          <table:table-cell office:value-type="float" office:value="0.00077840624468584" calcext:value-type="float">
            <text:p>0.0007784062</text:p>
          </table:table-cell>
          <table:table-cell office:value-type="float" office:value="0.0173855644739431" calcext:value-type="float">
            <text:p>0.0173855645</text:p>
          </table:table-cell>
        </table:table-row>
        <table:table-row table:style-name="ro1">
          <table:table-cell office:value-type="string" calcext:value-type="string">
            <text:p>MTRINITY_DN17203_c0_g1_i1</text:p>
          </table:table-cell>
          <table:table-cell office:value-type="float" office:value="-1.86520010704331" calcext:value-type="float">
            <text:p>-1.865200107</text:p>
          </table:table-cell>
          <table:table-cell office:value-type="float" office:value="3.90154188416003" calcext:value-type="float">
            <text:p>3.9015418842</text:p>
          </table:table-cell>
          <table:table-cell office:value-type="float" office:value="51.370212903761" calcext:value-type="float">
            <text:p>51.3702129038</text:p>
          </table:table-cell>
          <table:table-cell office:value-type="float" office:value="0.0000525640772174518" calcext:value-type="float">
            <text:p>5.25640772174518E-005</text:p>
          </table:table-cell>
          <table:table-cell office:value-type="float" office:value="0.00410570777969533" calcext:value-type="float">
            <text:p>0.0041057078</text:p>
          </table:table-cell>
        </table:table-row>
        <table:table-row table:style-name="ro1">
          <table:table-cell office:value-type="string" calcext:value-type="string">
            <text:p>MTRINITY_DN18583_c0_g1_i1</text:p>
          </table:table-cell>
          <table:table-cell office:value-type="float" office:value="1.50517784743552" calcext:value-type="float">
            <text:p>1.5051778474</text:p>
          </table:table-cell>
          <table:table-cell office:value-type="float" office:value="4.14299280753391" calcext:value-type="float">
            <text:p>4.1429928075</text:p>
          </table:table-cell>
          <table:table-cell office:value-type="float" office:value="17.3771090036068" calcext:value-type="float">
            <text:p>17.3771090036</text:p>
          </table:table-cell>
          <table:table-cell office:value-type="float" office:value="0.001173856344906" calcext:value-type="float">
            <text:p>0.0011738563</text:p>
          </table:table-cell>
          <table:table-cell office:value-type="float" office:value="0.0223757576013359" calcext:value-type="float">
            <text:p>0.0223757576</text:p>
          </table:table-cell>
        </table:table-row>
        <table:table-row table:style-name="ro1">
          <table:table-cell office:value-type="string" calcext:value-type="string">
            <text:p>MTRINITY_DN11650_c2_g23_i1</text:p>
          </table:table-cell>
          <table:table-cell office:value-type="float" office:value="-4.86297703614684" calcext:value-type="float">
            <text:p>-4.8629770361</text:p>
          </table:table-cell>
          <table:table-cell office:value-type="float" office:value="3.288667680704" calcext:value-type="float">
            <text:p>3.2886676807</text:p>
          </table:table-cell>
          <table:table-cell office:value-type="float" office:value="40.0430852763255" calcext:value-type="float">
            <text:p>40.0430852763</text:p>
          </table:table-cell>
          <table:table-cell office:value-type="float" office:value="0.0000301688598800849" calcext:value-type="float">
            <text:p>3.01688598800849E-005</text:p>
          </table:table-cell>
          <table:table-cell office:value-type="float" office:value="0.00318876350662109" calcext:value-type="float">
            <text:p>0.0031887635</text:p>
          </table:table-cell>
        </table:table-row>
        <table:table-row table:style-name="ro1">
          <table:table-cell office:value-type="string" calcext:value-type="string">
            <text:p>STRINITY_DN11670_c0_g2_i2</text:p>
          </table:table-cell>
          <table:table-cell office:value-type="float" office:value="-1.6960438326763" calcext:value-type="float">
            <text:p>-1.6960438327</text:p>
          </table:table-cell>
          <table:table-cell office:value-type="float" office:value="3.2455577491936" calcext:value-type="float">
            <text:p>3.2455577492</text:p>
          </table:table-cell>
          <table:table-cell office:value-type="float" office:value="16.3952384528786" calcext:value-type="float">
            <text:p>16.3952384529</text:p>
          </table:table-cell>
          <table:table-cell office:value-type="float" office:value="0.00146255861360696" calcext:value-type="float">
            <text:p>0.0014625586</text:p>
          </table:table-cell>
          <table:table-cell office:value-type="float" office:value="0.0254187856071784" calcext:value-type="float">
            <text:p>0.0254187856</text:p>
          </table:table-cell>
        </table:table-row>
        <table:table-row table:style-name="ro1">
          <table:table-cell office:value-type="string" calcext:value-type="string">
            <text:p>Pc32435_g1_i4</text:p>
          </table:table-cell>
          <table:table-cell office:value-type="float" office:value="1.39727957259129" calcext:value-type="float">
            <text:p>1.3972795726</text:p>
          </table:table-cell>
          <table:table-cell office:value-type="float" office:value="4.59723251697617" calcext:value-type="float">
            <text:p>4.597232517</text:p>
          </table:table-cell>
          <table:table-cell office:value-type="float" office:value="17.0135030434915" calcext:value-type="float">
            <text:p>17.0135030435</text:p>
          </table:table-cell>
          <table:table-cell office:value-type="float" office:value="0.00127228105649945" calcext:value-type="float">
            <text:p>0.0012722811</text:p>
          </table:table-cell>
          <table:table-cell office:value-type="float" office:value="0.0234723171346479" calcext:value-type="float">
            <text:p>0.0234723171</text:p>
          </table:table-cell>
        </table:table-row>
        <table:table-row table:style-name="ro1">
          <table:table-cell office:value-type="string" calcext:value-type="string">
            <text:p>STRINITY_DN6952_c1_g1_i1</text:p>
          </table:table-cell>
          <table:table-cell office:value-type="float" office:value="-4.0606681308933" calcext:value-type="float">
            <text:p>-4.0606681309</text:p>
          </table:table-cell>
          <table:table-cell office:value-type="float" office:value="4.73056716316858" calcext:value-type="float">
            <text:p>4.7305671632</text:p>
          </table:table-cell>
          <table:table-cell office:value-type="float" office:value="19.9781038288152" calcext:value-type="float">
            <text:p>19.9781038288</text:p>
          </table:table-cell>
          <table:table-cell office:value-type="float" office:value="0.000679145277379733" calcext:value-type="float">
            <text:p>0.0006791453</text:p>
          </table:table-cell>
          <table:table-cell office:value-type="float" office:value="0.0160381397824427" calcext:value-type="float">
            <text:p>0.0160381398</text:p>
          </table:table-cell>
        </table:table-row>
        <table:table-row table:style-name="ro1">
          <table:table-cell office:value-type="string" calcext:value-type="string">
            <text:p>MTRINITY_DN12205_c1_g1_i1</text:p>
          </table:table-cell>
          <table:table-cell office:value-type="float" office:value="-6.26433182442005" calcext:value-type="float">
            <text:p>-6.2643318244</text:p>
          </table:table-cell>
          <table:table-cell office:value-type="float" office:value="-0.544916842990042" calcext:value-type="float">
            <text:p>-0.544916843</text:p>
          </table:table-cell>
          <table:table-cell office:value-type="float" office:value="20.3391392701633" calcext:value-type="float">
            <text:p>20.3391392702</text:p>
          </table:table-cell>
          <table:table-cell office:value-type="float" office:value="0.00113609843835253" calcext:value-type="float">
            <text:p>0.0011360984</text:p>
          </table:table-cell>
          <table:table-cell office:value-type="float" office:value="0.0218191957277455" calcext:value-type="float">
            <text:p>0.0218191957</text:p>
          </table:table-cell>
        </table:table-row>
        <table:table-row table:style-name="ro1">
          <table:table-cell office:value-type="string" calcext:value-type="string">
            <text:p>Pc27209_g1_i2</text:p>
          </table:table-cell>
          <table:table-cell office:value-type="float" office:value="-1.56787362727107" calcext:value-type="float">
            <text:p>-1.5678736273</text:p>
          </table:table-cell>
          <table:table-cell office:value-type="float" office:value="4.64236769029165" calcext:value-type="float">
            <text:p>4.6423676903</text:p>
          </table:table-cell>
          <table:table-cell office:value-type="float" office:value="30.6028283421866" calcext:value-type="float">
            <text:p>30.6028283422</text:p>
          </table:table-cell>
          <table:table-cell office:value-type="float" office:value="0.000170018740692693" calcext:value-type="float">
            <text:p>0.0001700187</text:p>
          </table:table-cell>
          <table:table-cell office:value-type="float" office:value="0.00732227052813956" calcext:value-type="float">
            <text:p>0.0073222705</text:p>
          </table:table-cell>
        </table:table-row>
        <table:table-row table:style-name="ro1">
          <table:table-cell office:value-type="string" calcext:value-type="string">
            <text:p>Pc32649_g1_i1</text:p>
          </table:table-cell>
          <table:table-cell office:value-type="float" office:value="-5.42015937735567" calcext:value-type="float">
            <text:p>-5.4201593774</text:p>
          </table:table-cell>
          <table:table-cell office:value-type="float" office:value="3.00645768972753" calcext:value-type="float">
            <text:p>3.0064576897</text:p>
          </table:table-cell>
          <table:table-cell office:value-type="float" office:value="40.9249742340492" calcext:value-type="float">
            <text:p>40.924974234</text:p>
          </table:table-cell>
          <table:table-cell office:value-type="float" office:value="0.0000271101349315063" calcext:value-type="float">
            <text:p>2.71101349315063E-005</text:p>
          </table:table-cell>
          <table:table-cell office:value-type="float" office:value="0.00301683843628069" calcext:value-type="float">
            <text:p>0.0030168384</text:p>
          </table:table-cell>
        </table:table-row>
        <table:table-row table:style-name="ro1">
          <table:table-cell office:value-type="string" calcext:value-type="string">
            <text:p>MTRINITY_DN16881_c0_g1_i1</text:p>
          </table:table-cell>
          <table:table-cell office:value-type="float" office:value="-3.15023887918772" calcext:value-type="float">
            <text:p>-3.1502388792</text:p>
          </table:table-cell>
          <table:table-cell office:value-type="float" office:value="1.77081918346128" calcext:value-type="float">
            <text:p>1.7708191835</text:p>
          </table:table-cell>
          <table:table-cell office:value-type="float" office:value="17.0487257211091" calcext:value-type="float">
            <text:p>17.0487257211</text:p>
          </table:table-cell>
          <table:table-cell office:value-type="float" office:value="0.00126233784297586" calcext:value-type="float">
            <text:p>0.0012623378</text:p>
          </table:table-cell>
          <table:table-cell office:value-type="float" office:value="0.0233906526978082" calcext:value-type="float">
            <text:p>0.0233906527</text:p>
          </table:table-cell>
        </table:table-row>
        <table:table-row table:style-name="ro1">
          <table:table-cell office:value-type="string" calcext:value-type="string">
            <text:p>MTRINITY_DN13604_c0_g3_i5</text:p>
          </table:table-cell>
          <table:table-cell office:value-type="float" office:value="-4.30580386976855" calcext:value-type="float">
            <text:p>-4.3058038698</text:p>
          </table:table-cell>
          <table:table-cell office:value-type="float" office:value="3.33229952816979" calcext:value-type="float">
            <text:p>3.3322995282</text:p>
          </table:table-cell>
          <table:table-cell office:value-type="float" office:value="19.5189153251165" calcext:value-type="float">
            <text:p>19.5189153251</text:p>
          </table:table-cell>
          <table:table-cell office:value-type="float" office:value="0.000745448857648031" calcext:value-type="float">
            <text:p>0.0007454489</text:p>
          </table:table-cell>
          <table:table-cell office:value-type="float" office:value="0.0169844051017303" calcext:value-type="float">
            <text:p>0.0169844051</text:p>
          </table:table-cell>
        </table:table-row>
        <table:table-row table:style-name="ro1">
          <table:table-cell office:value-type="string" calcext:value-type="string">
            <text:p>STRINITY_DN9926_c0_g1_i1</text:p>
          </table:table-cell>
          <table:table-cell office:value-type="float" office:value="2.44390942425016" calcext:value-type="float">
            <text:p>2.4439094243</text:p>
          </table:table-cell>
          <table:table-cell office:value-type="float" office:value="3.42921324361417" calcext:value-type="float">
            <text:p>3.4292132436</text:p>
          </table:table-cell>
          <table:table-cell office:value-type="float" office:value="53.762599694169" calcext:value-type="float">
            <text:p>53.7625996942</text:p>
          </table:table-cell>
          <table:table-cell office:value-type="float" office:value="0.00000682229309664994" calcext:value-type="float">
            <text:p>6.82229309664994E-006</text:p>
          </table:table-cell>
          <table:table-cell office:value-type="float" office:value="0.00190082630288479" calcext:value-type="float">
            <text:p>0.0019008263</text:p>
          </table:table-cell>
        </table:table-row>
        <table:table-row table:style-name="ro1">
          <table:table-cell office:value-type="string" calcext:value-type="string">
            <text:p>MTRINITY_DN21256_c0_g1_i1</text:p>
          </table:table-cell>
          <table:table-cell office:value-type="float" office:value="-6.11645858547937" calcext:value-type="float">
            <text:p>-6.1164585855</text:p>
          </table:table-cell>
          <table:table-cell office:value-type="float" office:value="0.145636928532213" calcext:value-type="float">
            <text:p>0.1456369285</text:p>
          </table:table-cell>
          <table:table-cell office:value-type="float" office:value="14.1478046536084" calcext:value-type="float">
            <text:p>14.1478046536</text:p>
          </table:table-cell>
          <table:table-cell office:value-type="float" office:value="0.00286915598585284" calcext:value-type="float">
            <text:p>0.002869156</text:p>
          </table:table-cell>
          <table:table-cell office:value-type="float" office:value="0.0393195490386789" calcext:value-type="float">
            <text:p>0.039319549</text:p>
          </table:table-cell>
        </table:table-row>
        <table:table-row table:style-name="ro1">
          <table:table-cell office:value-type="string" calcext:value-type="string">
            <text:p>Pc31945_g2_i1</text:p>
          </table:table-cell>
          <table:table-cell office:value-type="float" office:value="-2.48486150668263" calcext:value-type="float">
            <text:p>-2.4848615067</text:p>
          </table:table-cell>
          <table:table-cell office:value-type="float" office:value="4.43066976365409" calcext:value-type="float">
            <text:p>4.4306697637</text:p>
          </table:table-cell>
          <table:table-cell office:value-type="float" office:value="36.3630402082637" calcext:value-type="float">
            <text:p>36.3630402083</text:p>
          </table:table-cell>
          <table:table-cell office:value-type="float" office:value="0.0000481190996347601" calcext:value-type="float">
            <text:p>4.81190996347601E-005</text:p>
          </table:table-cell>
          <table:table-cell office:value-type="float" office:value="0.00393580145186983" calcext:value-type="float">
            <text:p>0.0039358015</text:p>
          </table:table-cell>
        </table:table-row>
        <table:table-row table:style-name="ro1">
          <table:table-cell office:value-type="string" calcext:value-type="string">
            <text:p>MTRINITY_DN3482_c0_g1_i1</text:p>
          </table:table-cell>
          <table:table-cell office:value-type="float" office:value="-1.5051658244775" calcext:value-type="float">
            <text:p>-1.5051658245</text:p>
          </table:table-cell>
          <table:table-cell office:value-type="float" office:value="3.17515441543007" calcext:value-type="float">
            <text:p>3.1751544154</text:p>
          </table:table-cell>
          <table:table-cell office:value-type="float" office:value="14.1243753978195" calcext:value-type="float">
            <text:p>14.1243753978</text:p>
          </table:table-cell>
          <table:table-cell office:value-type="float" office:value="0.00263801300612029" calcext:value-type="float">
            <text:p>0.002638013</text:p>
          </table:table-cell>
          <table:table-cell office:value-type="float" office:value="0.0372999879499382" calcext:value-type="float">
            <text:p>0.0372999879</text:p>
          </table:table-cell>
        </table:table-row>
        <table:table-row table:style-name="ro1">
          <table:table-cell office:value-type="string" calcext:value-type="string">
            <text:p>MTRINITY_DN11172_c0_g1_i2</text:p>
          </table:table-cell>
          <table:table-cell office:value-type="float" office:value="1.48782889474063" calcext:value-type="float">
            <text:p>1.4878288947</text:p>
          </table:table-cell>
          <table:table-cell office:value-type="float" office:value="4.56463851089768" calcext:value-type="float">
            <text:p>4.5646385109</text:p>
          </table:table-cell>
          <table:table-cell office:value-type="float" office:value="29.8894201134804" calcext:value-type="float">
            <text:p>29.8894201135</text:p>
          </table:table-cell>
          <table:table-cell office:value-type="float" office:value="0.000409928365016604" calcext:value-type="float">
            <text:p>0.0004099284</text:p>
          </table:table-cell>
          <table:table-cell office:value-type="float" office:value="0.0122069678612924" calcext:value-type="float">
            <text:p>0.0122069679</text:p>
          </table:table-cell>
        </table:table-row>
        <table:table-row table:style-name="ro1">
          <table:table-cell office:value-type="string" calcext:value-type="string">
            <text:p>Pc31770_g2_i1</text:p>
          </table:table-cell>
          <table:table-cell office:value-type="float" office:value="1.58585600057502" calcext:value-type="float">
            <text:p>1.5858560006</text:p>
          </table:table-cell>
          <table:table-cell office:value-type="float" office:value="3.73330900964223" calcext:value-type="float">
            <text:p>3.7333090096</text:p>
          </table:table-cell>
          <table:table-cell office:value-type="float" office:value="30.8064647564475" calcext:value-type="float">
            <text:p>30.8064647564</text:p>
          </table:table-cell>
          <table:table-cell office:value-type="float" office:value="0.000534357662121257" calcext:value-type="float">
            <text:p>0.0005343577</text:p>
          </table:table-cell>
          <table:table-cell office:value-type="float" office:value="0.0140407405729626" calcext:value-type="float">
            <text:p>0.0140407406</text:p>
          </table:table-cell>
        </table:table-row>
        <table:table-row table:style-name="ro1">
          <table:table-cell office:value-type="string" calcext:value-type="string">
            <text:p>STRINITY_DN5261_c0_g1_i1</text:p>
          </table:table-cell>
          <table:table-cell office:value-type="float" office:value="-2.1790707760628" calcext:value-type="float">
            <text:p>-2.1790707761</text:p>
          </table:table-cell>
          <table:table-cell office:value-type="float" office:value="6.02255762139519" calcext:value-type="float">
            <text:p>6.0225576214</text:p>
          </table:table-cell>
          <table:table-cell office:value-type="float" office:value="43.5630965736649" calcext:value-type="float">
            <text:p>43.5630965737</text:p>
          </table:table-cell>
          <table:table-cell office:value-type="float" office:value="0.0000198970604764919" calcext:value-type="float">
            <text:p>1.98970604764919E-005</text:p>
          </table:table-cell>
          <table:table-cell office:value-type="float" office:value="0.00286537164655877" calcext:value-type="float">
            <text:p>0.0028653716</text:p>
          </table:table-cell>
        </table:table-row>
        <table:table-row table:style-name="ro1">
          <table:table-cell office:value-type="string" calcext:value-type="string">
            <text:p>STRINITY_DN12853_c1_g1_i3</text:p>
          </table:table-cell>
          <table:table-cell office:value-type="float" office:value="-6.44469441388096" calcext:value-type="float">
            <text:p>-6.4446944139</text:p>
          </table:table-cell>
          <table:table-cell office:value-type="float" office:value="1.57295156049374" calcext:value-type="float">
            <text:p>1.5729515605</text:p>
          </table:table-cell>
          <table:table-cell office:value-type="float" office:value="28.9030342413442" calcext:value-type="float">
            <text:p>28.9030342413</text:p>
          </table:table-cell>
          <table:table-cell office:value-type="float" office:value="0.000140112922958042" calcext:value-type="float">
            <text:p>0.0001401129</text:p>
          </table:table-cell>
          <table:table-cell office:value-type="float" office:value="0.006686660924252" calcext:value-type="float">
            <text:p>0.0066866609</text:p>
          </table:table-cell>
        </table:table-row>
        <table:table-row table:style-name="ro1">
          <table:table-cell office:value-type="string" calcext:value-type="string">
            <text:p>Pc26709_g1_i1</text:p>
          </table:table-cell>
          <table:table-cell office:value-type="float" office:value="1.86236118625388" calcext:value-type="float">
            <text:p>1.8623611863</text:p>
          </table:table-cell>
          <table:table-cell office:value-type="float" office:value="6.43268753614323" calcext:value-type="float">
            <text:p>6.4326875361</text:p>
          </table:table-cell>
          <table:table-cell office:value-type="float" office:value="34.2972498251151" calcext:value-type="float">
            <text:p>34.2972498251</text:p>
          </table:table-cell>
          <table:table-cell office:value-type="float" office:value="0.0000635509864898515" calcext:value-type="float">
            <text:p>0.000063551</text:p>
          </table:table-cell>
          <table:table-cell office:value-type="float" office:value="0.00452363097441336" calcext:value-type="float">
            <text:p>0.004523631</text:p>
          </table:table-cell>
        </table:table-row>
        <table:table-row table:style-name="ro1">
          <table:table-cell office:value-type="string" calcext:value-type="string">
            <text:p>Pc41641_g1_i1</text:p>
          </table:table-cell>
          <table:table-cell office:value-type="float" office:value="1.69844170486527" calcext:value-type="float">
            <text:p>1.6984417049</text:p>
          </table:table-cell>
          <table:table-cell office:value-type="float" office:value="8.48288355392882" calcext:value-type="float">
            <text:p>8.4828835539</text:p>
          </table:table-cell>
          <table:table-cell office:value-type="float" office:value="36.9213675467542" calcext:value-type="float">
            <text:p>36.9213675468</text:p>
          </table:table-cell>
          <table:table-cell office:value-type="float" office:value="0.0000447267286617399" calcext:value-type="float">
            <text:p>4.47267286617399E-005</text:p>
          </table:table-cell>
          <table:table-cell office:value-type="float" office:value="0.00380341909622694" calcext:value-type="float">
            <text:p>0.0038034191</text:p>
          </table:table-cell>
        </table:table-row>
        <table:table-row table:style-name="ro1">
          <table:table-cell office:value-type="string" calcext:value-type="string">
            <text:p>MTRINITY_DN14985_c0_g1_i1</text:p>
          </table:table-cell>
          <table:table-cell office:value-type="float" office:value="1.53965732507073" calcext:value-type="float">
            <text:p>1.5396573251</text:p>
          </table:table-cell>
          <table:table-cell office:value-type="float" office:value="6.15059777204268" calcext:value-type="float">
            <text:p>6.150597772</text:p>
          </table:table-cell>
          <table:table-cell office:value-type="float" office:value="41.159054848141" calcext:value-type="float">
            <text:p>41.1590548481</text:p>
          </table:table-cell>
          <table:table-cell office:value-type="float" office:value="0.000150535305589588" calcext:value-type="float">
            <text:p>0.0001505353</text:p>
          </table:table-cell>
          <table:table-cell office:value-type="float" office:value="0.00688836707803088" calcext:value-type="float">
            <text:p>0.0068883671</text:p>
          </table:table-cell>
        </table:table-row>
        <table:table-row table:style-name="ro1">
          <table:table-cell office:value-type="string" calcext:value-type="string">
            <text:p>Pc15879_g1_i1</text:p>
          </table:table-cell>
          <table:table-cell office:value-type="float" office:value="-3.63978042652112" calcext:value-type="float">
            <text:p>-3.6397804265</text:p>
          </table:table-cell>
          <table:table-cell office:value-type="float" office:value="3.55374544160343" calcext:value-type="float">
            <text:p>3.5537454416</text:p>
          </table:table-cell>
          <table:table-cell office:value-type="float" office:value="14.3646538826109" calcext:value-type="float">
            <text:p>14.3646538826</text:p>
          </table:table-cell>
          <table:table-cell office:value-type="float" office:value="0.00236693462653557" calcext:value-type="float">
            <text:p>0.0023669346</text:p>
          </table:table-cell>
          <table:table-cell office:value-type="float" office:value="0.034726609784626" calcext:value-type="float">
            <text:p>0.0347266098</text:p>
          </table:table-cell>
        </table:table-row>
        <table:table-row table:style-name="ro1">
          <table:table-cell office:value-type="string" calcext:value-type="string">
            <text:p>MTRINITY_DN20031_c0_g1_i1</text:p>
          </table:table-cell>
          <table:table-cell office:value-type="float" office:value="-2.84254634900168" calcext:value-type="float">
            <text:p>-2.842546349</text:p>
          </table:table-cell>
          <table:table-cell office:value-type="float" office:value="4.01382817749747" calcext:value-type="float">
            <text:p>4.0138281775</text:p>
          </table:table-cell>
          <table:table-cell office:value-type="float" office:value="28.2412886510813" calcext:value-type="float">
            <text:p>28.2412886511</text:p>
          </table:table-cell>
          <table:table-cell office:value-type="float" office:value="0.000155508560523451" calcext:value-type="float">
            <text:p>0.0001555086</text:p>
          </table:table-cell>
          <table:table-cell office:value-type="float" office:value="0.00703945147454537" calcext:value-type="float">
            <text:p>0.0070394515</text:p>
          </table:table-cell>
        </table:table-row>
        <table:table-row table:style-name="ro1">
          <table:table-cell office:value-type="string" calcext:value-type="string">
            <text:p>Pc30371_g1_i4</text:p>
          </table:table-cell>
          <table:table-cell office:value-type="float" office:value="-4.42766206486013" calcext:value-type="float">
            <text:p>-4.4276620649</text:p>
          </table:table-cell>
          <table:table-cell office:value-type="float" office:value="4.04193058231285" calcext:value-type="float">
            <text:p>4.0419305823</text:p>
          </table:table-cell>
          <table:table-cell office:value-type="float" office:value="31.1633691166899" calcext:value-type="float">
            <text:p>31.1633691167</text:p>
          </table:table-cell>
          <table:table-cell office:value-type="float" office:value="0.0000993773331964612" calcext:value-type="float">
            <text:p>9.93773331964612E-005</text:p>
          </table:table-cell>
          <table:table-cell office:value-type="float" office:value="0.00558983807643656" calcext:value-type="float">
            <text:p>0.0055898381</text:p>
          </table:table-cell>
        </table:table-row>
        <table:table-row table:style-name="ro1">
          <table:table-cell office:value-type="string" calcext:value-type="string">
            <text:p>MTRINITY_DN10658_c0_g1_i1</text:p>
          </table:table-cell>
          <table:table-cell office:value-type="float" office:value="-1.53700136477438" calcext:value-type="float">
            <text:p>-1.5370013648</text:p>
          </table:table-cell>
          <table:table-cell office:value-type="float" office:value="7.18827238578713" calcext:value-type="float">
            <text:p>7.1882723858</text:p>
          </table:table-cell>
          <table:table-cell office:value-type="float" office:value="18.6688038545375" calcext:value-type="float">
            <text:p>18.6688038545</text:p>
          </table:table-cell>
          <table:table-cell office:value-type="float" office:value="0.000889121767489792" calcext:value-type="float">
            <text:p>0.0008891218</text:p>
          </table:table-cell>
          <table:table-cell office:value-type="float" office:value="0.0188619485629036" calcext:value-type="float">
            <text:p>0.0188619486</text:p>
          </table:table-cell>
        </table:table-row>
        <table:table-row table:style-name="ro1">
          <table:table-cell office:value-type="string" calcext:value-type="string">
            <text:p>MTRINITY_DN17263_c0_g2_i7</text:p>
          </table:table-cell>
          <table:table-cell office:value-type="float" office:value="1.81255835551008" calcext:value-type="float">
            <text:p>1.8125583555</text:p>
          </table:table-cell>
          <table:table-cell office:value-type="float" office:value="2.451468338801" calcext:value-type="float">
            <text:p>2.4514683388</text:p>
          </table:table-cell>
          <table:table-cell office:value-type="float" office:value="20.8814011851352" calcext:value-type="float">
            <text:p>20.8814011851</text:p>
          </table:table-cell>
          <table:table-cell office:value-type="float" office:value="0.000567693902516253" calcext:value-type="float">
            <text:p>0.0005676939</text:p>
          </table:table-cell>
          <table:table-cell office:value-type="float" office:value="0.0144660743342384" calcext:value-type="float">
            <text:p>0.0144660743</text:p>
          </table:table-cell>
        </table:table-row>
        <table:table-row table:style-name="ro1">
          <table:table-cell office:value-type="string" calcext:value-type="string">
            <text:p>Pc19897_g1_i2</text:p>
          </table:table-cell>
          <table:table-cell office:value-type="float" office:value="-2.63765928182337" calcext:value-type="float">
            <text:p>-2.6376592818</text:p>
          </table:table-cell>
          <table:table-cell office:value-type="float" office:value="3.857970899779" calcext:value-type="float">
            <text:p>3.8579708998</text:p>
          </table:table-cell>
          <table:table-cell office:value-type="float" office:value="25.7706675512836" calcext:value-type="float">
            <text:p>25.7706675513</text:p>
          </table:table-cell>
          <table:table-cell office:value-type="float" office:value="0.000233241793439936" calcext:value-type="float">
            <text:p>0.0002332418</text:p>
          </table:table-cell>
          <table:table-cell office:value-type="float" office:value="0.00884021736803031" calcext:value-type="float">
            <text:p>0.0088402174</text:p>
          </table:table-cell>
        </table:table-row>
        <table:table-row table:style-name="ro1">
          <table:table-cell office:value-type="string" calcext:value-type="string">
            <text:p>Pc26972_g2_i1</text:p>
          </table:table-cell>
          <table:table-cell office:value-type="float" office:value="-3.99309405312269" calcext:value-type="float">
            <text:p>-3.9930940531</text:p>
          </table:table-cell>
          <table:table-cell office:value-type="float" office:value="3.63731298103073" calcext:value-type="float">
            <text:p>3.637312981</text:p>
          </table:table-cell>
          <table:table-cell office:value-type="float" office:value="22.4921746202068" calcext:value-type="float">
            <text:p>22.4921746202</text:p>
          </table:table-cell>
          <table:table-cell office:value-type="float" office:value="0.000417487346122528" calcext:value-type="float">
            <text:p>0.0004174873</text:p>
          </table:table-cell>
          <table:table-cell office:value-type="float" office:value="0.0123304313680225" calcext:value-type="float">
            <text:p>0.0123304314</text:p>
          </table:table-cell>
        </table:table-row>
        <table:table-row table:style-name="ro1">
          <table:table-cell office:value-type="string" calcext:value-type="string">
            <text:p>MTRINITY_DN15232_c0_g1_i5</text:p>
          </table:table-cell>
          <table:table-cell office:value-type="float" office:value="1.40076639877189" calcext:value-type="float">
            <text:p>1.4007663988</text:p>
          </table:table-cell>
          <table:table-cell office:value-type="float" office:value="3.19889222213656" calcext:value-type="float">
            <text:p>3.1988922221</text:p>
          </table:table-cell>
          <table:table-cell office:value-type="float" office:value="14.8163501000952" calcext:value-type="float">
            <text:p>14.8163501001</text:p>
          </table:table-cell>
          <table:table-cell office:value-type="float" office:value="0.00323366079965056" calcext:value-type="float">
            <text:p>0.0032336608</text:p>
          </table:table-cell>
          <table:table-cell office:value-type="float" office:value="0.0425295781041541" calcext:value-type="float">
            <text:p>0.0425295781</text:p>
          </table:table-cell>
        </table:table-row>
        <table:table-row table:style-name="ro1">
          <table:table-cell office:value-type="string" calcext:value-type="string">
            <text:p>STRINITY_DN22152_c0_g1_i1</text:p>
          </table:table-cell>
          <table:table-cell office:value-type="float" office:value="-6.07181741217956" calcext:value-type="float">
            <text:p>-6.0718174122</text:p>
          </table:table-cell>
          <table:table-cell office:value-type="float" office:value="-0.348951413577371" calcext:value-type="float">
            <text:p>-0.3489514136</text:p>
          </table:table-cell>
          <table:table-cell office:value-type="float" office:value="13.7877417964291" calcext:value-type="float">
            <text:p>13.7877417964</text:p>
          </table:table-cell>
          <table:table-cell office:value-type="float" office:value="0.00363466799880457" calcext:value-type="float">
            <text:p>0.003634668</text:p>
          </table:table-cell>
          <table:table-cell office:value-type="float" office:value="0.0456660006237903" calcext:value-type="float">
            <text:p>0.0456660006</text:p>
          </table:table-cell>
        </table:table-row>
        <table:table-row table:style-name="ro1">
          <table:table-cell office:value-type="string" calcext:value-type="string">
            <text:p>MTRINITY_DN13057_c0_g1_i1</text:p>
          </table:table-cell>
          <table:table-cell office:value-type="float" office:value="-2.01613234500346" calcext:value-type="float">
            <text:p>-2.016132345</text:p>
          </table:table-cell>
          <table:table-cell office:value-type="float" office:value="2.47492285914934" calcext:value-type="float">
            <text:p>2.4749228591</text:p>
          </table:table-cell>
          <table:table-cell office:value-type="float" office:value="21.9711059997898" calcext:value-type="float">
            <text:p>21.9711059998</text:p>
          </table:table-cell>
          <table:table-cell office:value-type="float" office:value="0.00145875428154591" calcext:value-type="float">
            <text:p>0.0014587543</text:p>
          </table:table-cell>
          <table:table-cell office:value-type="float" office:value="0.0253848614628667" calcext:value-type="float">
            <text:p>0.0253848615</text:p>
          </table:table-cell>
        </table:table-row>
        <table:table-row table:style-name="ro1">
          <table:table-cell office:value-type="string" calcext:value-type="string">
            <text:p>STRINITY_DN2063_c0_g2_i1</text:p>
          </table:table-cell>
          <table:table-cell office:value-type="float" office:value="-5.62053834170439" calcext:value-type="float">
            <text:p>-5.6205383417</text:p>
          </table:table-cell>
          <table:table-cell office:value-type="float" office:value="1.12412031131831" calcext:value-type="float">
            <text:p>1.1241203113</text:p>
          </table:table-cell>
          <table:table-cell office:value-type="float" office:value="16.3663329625356" calcext:value-type="float">
            <text:p>16.3663329625</text:p>
          </table:table-cell>
          <table:table-cell office:value-type="float" office:value="0.0014722348626243" calcext:value-type="float">
            <text:p>0.0014722349</text:p>
          </table:table-cell>
          <table:table-cell office:value-type="float" office:value="0.0255208887374157" calcext:value-type="float">
            <text:p>0.0255208887</text:p>
          </table:table-cell>
        </table:table-row>
        <table:table-row table:style-name="ro1">
          <table:table-cell office:value-type="string" calcext:value-type="string">
            <text:p>MTRINITY_DN16788_c0_g1_i4</text:p>
          </table:table-cell>
          <table:table-cell office:value-type="float" office:value="-1.59552173389815" calcext:value-type="float">
            <text:p>-1.5955217339</text:p>
          </table:table-cell>
          <table:table-cell office:value-type="float" office:value="6.12852708419883" calcext:value-type="float">
            <text:p>6.1285270842</text:p>
          </table:table-cell>
          <table:table-cell office:value-type="float" office:value="12.5037392173188" calcext:value-type="float">
            <text:p>12.5037392173</text:p>
          </table:table-cell>
          <table:table-cell office:value-type="float" office:value="0.00381467462579652" calcext:value-type="float">
            <text:p>0.0038146746</text:p>
          </table:table-cell>
          <table:table-cell office:value-type="float" office:value="0.0470414043588049" calcext:value-type="float">
            <text:p>0.0470414044</text:p>
          </table:table-cell>
        </table:table-row>
        <table:table-row table:style-name="ro1">
          <table:table-cell office:value-type="string" calcext:value-type="string">
            <text:p>STRINITY_DN4794_c0_g1_i1</text:p>
          </table:table-cell>
          <table:table-cell office:value-type="float" office:value="8.0514622638057" calcext:value-type="float">
            <text:p>8.0514622638</text:p>
          </table:table-cell>
          <table:table-cell office:value-type="float" office:value="1.31438728678641" calcext:value-type="float">
            <text:p>1.3143872868</text:p>
          </table:table-cell>
          <table:table-cell office:value-type="float" office:value="26.3585704928522" calcext:value-type="float">
            <text:p>26.3585704929</text:p>
          </table:table-cell>
          <table:table-cell office:value-type="float" office:value="0.000274649296037475" calcext:value-type="float">
            <text:p>0.0002746493</text:p>
          </table:table-cell>
          <table:table-cell office:value-type="float" office:value="0.00971074507473844" calcext:value-type="float">
            <text:p>0.0097107451</text:p>
          </table:table-cell>
        </table:table-row>
        <table:table-row table:style-name="ro1">
          <table:table-cell office:value-type="string" calcext:value-type="string">
            <text:p>STRINITY_DN12109_c0_g1_i1</text:p>
          </table:table-cell>
          <table:table-cell office:value-type="float" office:value="-2.30876605225481" calcext:value-type="float">
            <text:p>-2.3087660523</text:p>
          </table:table-cell>
          <table:table-cell office:value-type="float" office:value="6.06294543238079" calcext:value-type="float">
            <text:p>6.0629454324</text:p>
          </table:table-cell>
          <table:table-cell office:value-type="float" office:value="20.5527051983935" calcext:value-type="float">
            <text:p>20.5527051984</text:p>
          </table:table-cell>
          <table:table-cell office:value-type="float" office:value="0.000605594747830374" calcext:value-type="float">
            <text:p>0.0006055947</text:p>
          </table:table-cell>
          <table:table-cell office:value-type="float" office:value="0.0151111746802761" calcext:value-type="float">
            <text:p>0.0151111747</text:p>
          </table:table-cell>
        </table:table-row>
        <table:table-row table:style-name="ro1">
          <table:table-cell office:value-type="string" calcext:value-type="string">
            <text:p>STRINITY_DN7898_c0_g2_i1</text:p>
          </table:table-cell>
          <table:table-cell office:value-type="float" office:value="-2.78903861717832" calcext:value-type="float">
            <text:p>-2.7890386172</text:p>
          </table:table-cell>
          <table:table-cell office:value-type="float" office:value="1.94543241316817" calcext:value-type="float">
            <text:p>1.9454324132</text:p>
          </table:table-cell>
          <table:table-cell office:value-type="float" office:value="17.6265325357891" calcext:value-type="float">
            <text:p>17.6265325358</text:p>
          </table:table-cell>
          <table:table-cell office:value-type="float" office:value="0.00111144894299076" calcext:value-type="float">
            <text:p>0.0011114489</text:p>
          </table:table-cell>
          <table:table-cell office:value-type="float" office:value="0.0214832417068234" calcext:value-type="float">
            <text:p>0.0214832417</text:p>
          </table:table-cell>
        </table:table-row>
        <table:table-row table:style-name="ro1">
          <table:table-cell office:value-type="string" calcext:value-type="string">
            <text:p>MTRINITY_DN14153_c0_g1_i2</text:p>
          </table:table-cell>
          <table:table-cell office:value-type="float" office:value="-3.15727810442522" calcext:value-type="float">
            <text:p>-3.1572781044</text:p>
          </table:table-cell>
          <table:table-cell office:value-type="float" office:value="1.67713719732011" calcext:value-type="float">
            <text:p>1.6771371973</text:p>
          </table:table-cell>
          <table:table-cell office:value-type="float" office:value="20.0904836715262" calcext:value-type="float">
            <text:p>20.0904836715</text:p>
          </table:table-cell>
          <table:table-cell office:value-type="float" office:value="0.000663978333509907" calcext:value-type="float">
            <text:p>0.0006639783</text:p>
          </table:table-cell>
          <table:table-cell office:value-type="float" office:value="0.0158397383790184" calcext:value-type="float">
            <text:p>0.0158397384</text:p>
          </table:table-cell>
        </table:table-row>
        <table:table-row table:style-name="ro1">
          <table:table-cell office:value-type="string" calcext:value-type="string">
            <text:p>STRINITY_DN4074_c0_g1_i1</text:p>
          </table:table-cell>
          <table:table-cell office:value-type="float" office:value="-1.73859511791764" calcext:value-type="float">
            <text:p>-1.7385951179</text:p>
          </table:table-cell>
          <table:table-cell office:value-type="float" office:value="3.56004990052984" calcext:value-type="float">
            <text:p>3.5600499005</text:p>
          </table:table-cell>
          <table:table-cell office:value-type="float" office:value="13.2296455103006" calcext:value-type="float">
            <text:p>13.2296455103</text:p>
          </table:table-cell>
          <table:table-cell office:value-type="float" office:value="0.00315250766618385" calcext:value-type="float">
            <text:p>0.0031525077</text:p>
          </table:table-cell>
          <table:table-cell office:value-type="float" office:value="0.0418333254983064" calcext:value-type="float">
            <text:p>0.0418333255</text:p>
          </table:table-cell>
        </table:table-row>
        <table:table-row table:style-name="ro1">
          <table:table-cell office:value-type="string" calcext:value-type="string">
            <text:p>Pc41780_g1_i1</text:p>
          </table:table-cell>
          <table:table-cell office:value-type="float" office:value="-3.16663123697452" calcext:value-type="float">
            <text:p>-3.166631237</text:p>
          </table:table-cell>
          <table:table-cell office:value-type="float" office:value="2.70420940843525" calcext:value-type="float">
            <text:p>2.7042094084</text:p>
          </table:table-cell>
          <table:table-cell office:value-type="float" office:value="60.7522934402405" calcext:value-type="float">
            <text:p>60.7522934402</text:p>
          </table:table-cell>
          <table:table-cell office:value-type="float" office:value="0.00000359483751954298" calcext:value-type="float">
            <text:p>3.59483751954298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Pc32671_g2_i7</text:p>
          </table:table-cell>
          <table:table-cell office:value-type="float" office:value="2.10459194417676" calcext:value-type="float">
            <text:p>2.1045919442</text:p>
          </table:table-cell>
          <table:table-cell office:value-type="float" office:value="0.856923322485617" calcext:value-type="float">
            <text:p>0.8569233225</text:p>
          </table:table-cell>
          <table:table-cell office:value-type="float" office:value="13.9067155346976" calcext:value-type="float">
            <text:p>13.9067155347</text:p>
          </table:table-cell>
          <table:table-cell office:value-type="float" office:value="0.00265278762340286" calcext:value-type="float">
            <text:p>0.0026527876</text:p>
          </table:table-cell>
          <table:table-cell office:value-type="float" office:value="0.0373965187214808" calcext:value-type="float">
            <text:p>0.0373965187</text:p>
          </table:table-cell>
        </table:table-row>
        <table:table-row table:style-name="ro1">
          <table:table-cell office:value-type="string" calcext:value-type="string">
            <text:p>STRINITY_DN2404_c0_g1_i1</text:p>
          </table:table-cell>
          <table:table-cell office:value-type="float" office:value="-4.28155756640199" calcext:value-type="float">
            <text:p>-4.2815575664</text:p>
          </table:table-cell>
          <table:table-cell office:value-type="float" office:value="5.58608956623165" calcext:value-type="float">
            <text:p>5.5860895662</text:p>
          </table:table-cell>
          <table:table-cell office:value-type="float" office:value="62.8592736050009" calcext:value-type="float">
            <text:p>62.859273605</text:p>
          </table:table-cell>
          <table:table-cell office:value-type="float" office:value="0.00000299967641644594" calcext:value-type="float">
            <text:p>2.99967641644594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MTRINITY_DN13584_c0_g1_i1</text:p>
          </table:table-cell>
          <table:table-cell office:value-type="float" office:value="-1.61510677947602" calcext:value-type="float">
            <text:p>-1.6151067795</text:p>
          </table:table-cell>
          <table:table-cell office:value-type="float" office:value="5.60639097233957" calcext:value-type="float">
            <text:p>5.6063909723</text:p>
          </table:table-cell>
          <table:table-cell office:value-type="float" office:value="39.1593612662265" calcext:value-type="float">
            <text:p>39.1593612662</text:p>
          </table:table-cell>
          <table:table-cell office:value-type="float" office:value="0.0000674137614950084" calcext:value-type="float">
            <text:p>6.74137614950084E-005</text:p>
          </table:table-cell>
          <table:table-cell office:value-type="float" office:value="0.00463072378159534" calcext:value-type="float">
            <text:p>0.0046307238</text:p>
          </table:table-cell>
        </table:table-row>
        <table:table-row table:style-name="ro1">
          <table:table-cell office:value-type="string" calcext:value-type="string">
            <text:p>MTRINITY_DN15165_c0_g2_i2</text:p>
          </table:table-cell>
          <table:table-cell office:value-type="float" office:value="2.68370248429538" calcext:value-type="float">
            <text:p>2.6837024843</text:p>
          </table:table-cell>
          <table:table-cell office:value-type="float" office:value="3.10058175285187" calcext:value-type="float">
            <text:p>3.1005817529</text:p>
          </table:table-cell>
          <table:table-cell office:value-type="float" office:value="56.8804720476698" calcext:value-type="float">
            <text:p>56.8804720477</text:p>
          </table:table-cell>
          <table:table-cell office:value-type="float" office:value="0.00000508509126423942" calcext:value-type="float">
            <text:p>5.08509126423942E-006</text:p>
          </table:table-cell>
          <table:table-cell office:value-type="float" office:value="0.00173468449704326" calcext:value-type="float">
            <text:p>0.0017346845</text:p>
          </table:table-cell>
        </table:table-row>
        <table:table-row table:style-name="ro1">
          <table:table-cell office:value-type="string" calcext:value-type="string">
            <text:p>Pc22708_g1_i1</text:p>
          </table:table-cell>
          <table:table-cell office:value-type="float" office:value="-3.14318895540267" calcext:value-type="float">
            <text:p>-3.1431889554</text:p>
          </table:table-cell>
          <table:table-cell office:value-type="float" office:value="6.05116458365464" calcext:value-type="float">
            <text:p>6.0511645837</text:p>
          </table:table-cell>
          <table:table-cell office:value-type="float" office:value="113.119140640427" calcext:value-type="float">
            <text:p>113.1191406404</text:p>
          </table:table-cell>
          <table:table-cell office:value-type="float" office:value="0.000000116157166688048" calcext:value-type="float">
            <text:p>1.16157166688048E-007</text:p>
          </table:table-cell>
          <table:table-cell office:value-type="float" office:value="0.000498115118520261" calcext:value-type="float">
            <text:p>0.0004981151</text:p>
          </table:table-cell>
        </table:table-row>
        <table:table-row table:style-name="ro1">
          <table:table-cell office:value-type="string" calcext:value-type="string">
            <text:p>Pc30752_g1_i1</text:p>
          </table:table-cell>
          <table:table-cell office:value-type="float" office:value="-7.1758566616902" calcext:value-type="float">
            <text:p>-7.1758566617</text:p>
          </table:table-cell>
          <table:table-cell office:value-type="float" office:value="-0.260131895624493" calcext:value-type="float">
            <text:p>-0.2601318956</text:p>
          </table:table-cell>
          <table:table-cell office:value-type="float" office:value="13.600532640667" calcext:value-type="float">
            <text:p>13.6005326407</text:p>
          </table:table-cell>
          <table:table-cell office:value-type="float" office:value="0.00327309318688635" calcext:value-type="float">
            <text:p>0.0032730932</text:p>
          </table:table-cell>
          <table:table-cell office:value-type="float" office:value="0.042860847950489" calcext:value-type="float">
            <text:p>0.042860848</text:p>
          </table:table-cell>
        </table:table-row>
        <table:table-row table:style-name="ro1">
          <table:table-cell office:value-type="string" calcext:value-type="string">
            <text:p>STRINITY_DN2037_c0_g1_i1</text:p>
          </table:table-cell>
          <table:table-cell office:value-type="float" office:value="-2.67004999907413" calcext:value-type="float">
            <text:p>-2.6700499991</text:p>
          </table:table-cell>
          <table:table-cell office:value-type="float" office:value="1.68786275773346" calcext:value-type="float">
            <text:p>1.6878627577</text:p>
          </table:table-cell>
          <table:table-cell office:value-type="float" office:value="17.2452914124978" calcext:value-type="float">
            <text:p>17.2452914125</text:p>
          </table:table-cell>
          <table:table-cell office:value-type="float" office:value="0.0012084789917802" calcext:value-type="float">
            <text:p>0.001208479</text:p>
          </table:table-cell>
          <table:table-cell office:value-type="float" office:value="0.0227732552571335" calcext:value-type="float">
            <text:p>0.0227732553</text:p>
          </table:table-cell>
        </table:table-row>
        <table:table-row table:style-name="ro1">
          <table:table-cell office:value-type="string" calcext:value-type="string">
            <text:p>STRINITY_DN13326_c0_g2_i1</text:p>
          </table:table-cell>
          <table:table-cell office:value-type="float" office:value="2.36682096103937" calcext:value-type="float">
            <text:p>2.366820961</text:p>
          </table:table-cell>
          <table:table-cell office:value-type="float" office:value="3.88317594629927" calcext:value-type="float">
            <text:p>3.8831759463</text:p>
          </table:table-cell>
          <table:table-cell office:value-type="float" office:value="28.7628920321528" calcext:value-type="float">
            <text:p>28.7628920322</text:p>
          </table:table-cell>
          <table:table-cell office:value-type="float" office:value="0.000143220024939377" calcext:value-type="float">
            <text:p>0.00014322</text:p>
          </table:table-cell>
          <table:table-cell office:value-type="float" office:value="0.00678416575603489" calcext:value-type="float">
            <text:p>0.0067841658</text:p>
          </table:table-cell>
        </table:table-row>
        <table:table-row table:style-name="ro1">
          <table:table-cell office:value-type="string" calcext:value-type="string">
            <text:p>MTRINITY_DN13986_c0_g1_i2</text:p>
          </table:table-cell>
          <table:table-cell office:value-type="float" office:value="1.3167543872255" calcext:value-type="float">
            <text:p>1.3167543872</text:p>
          </table:table-cell>
          <table:table-cell office:value-type="float" office:value="4.21924073497237" calcext:value-type="float">
            <text:p>4.219240735</text:p>
          </table:table-cell>
          <table:table-cell office:value-type="float" office:value="13.8178209796828" calcext:value-type="float">
            <text:p>13.8178209797</text:p>
          </table:table-cell>
          <table:table-cell office:value-type="float" office:value="0.00271283195138459" calcext:value-type="float">
            <text:p>0.002712832</text:p>
          </table:table-cell>
          <table:table-cell office:value-type="float" office:value="0.0380176421646418" calcext:value-type="float">
            <text:p>0.0380176422</text:p>
          </table:table-cell>
        </table:table-row>
        <table:table-row table:style-name="ro1">
          <table:table-cell office:value-type="string" calcext:value-type="string">
            <text:p>STRINITY_DN10320_c0_g1_i4</text:p>
          </table:table-cell>
          <table:table-cell office:value-type="float" office:value="-3.63574022457057" calcext:value-type="float">
            <text:p>-3.6357402246</text:p>
          </table:table-cell>
          <table:table-cell office:value-type="float" office:value="3.17012844644288" calcext:value-type="float">
            <text:p>3.1701284464</text:p>
          </table:table-cell>
          <table:table-cell office:value-type="float" office:value="36.5204161854709" calcext:value-type="float">
            <text:p>36.5204161855</text:p>
          </table:table-cell>
          <table:table-cell office:value-type="float" office:value="0.000047133583926732" calcext:value-type="float">
            <text:p>4.7133583926732E-005</text:p>
          </table:table-cell>
          <table:table-cell office:value-type="float" office:value="0.0038763175953771" calcext:value-type="float">
            <text:p>0.0038763176</text:p>
          </table:table-cell>
        </table:table-row>
        <table:table-row table:style-name="ro1">
          <table:table-cell office:value-type="string" calcext:value-type="string">
            <text:p>STRINITY_DN12967_c0_g2_i1</text:p>
          </table:table-cell>
          <table:table-cell office:value-type="float" office:value="-2.0394212466767" calcext:value-type="float">
            <text:p>-2.0394212467</text:p>
          </table:table-cell>
          <table:table-cell office:value-type="float" office:value="5.79286886929756" calcext:value-type="float">
            <text:p>5.7928688693</text:p>
          </table:table-cell>
          <table:table-cell office:value-type="float" office:value="26.6669140070586" calcext:value-type="float">
            <text:p>26.6669140071</text:p>
          </table:table-cell>
          <table:table-cell office:value-type="float" office:value="0.000200729697074063" calcext:value-type="float">
            <text:p>0.0002007297</text:p>
          </table:table-cell>
          <table:table-cell office:value-type="float" office:value="0.00808630955273565" calcext:value-type="float">
            <text:p>0.0080863096</text:p>
          </table:table-cell>
        </table:table-row>
        <table:table-row table:style-name="ro1">
          <table:table-cell office:value-type="string" calcext:value-type="string">
            <text:p>STRINITY_DN7412_c0_g1_i1</text:p>
          </table:table-cell>
          <table:table-cell office:value-type="float" office:value="-1.77899236962228" calcext:value-type="float">
            <text:p>-1.7789923696</text:p>
          </table:table-cell>
          <table:table-cell office:value-type="float" office:value="4.23200854724549" calcext:value-type="float">
            <text:p>4.2320085472</text:p>
          </table:table-cell>
          <table:table-cell office:value-type="float" office:value="18.828485295995" calcext:value-type="float">
            <text:p>18.828485296</text:p>
          </table:table-cell>
          <table:table-cell office:value-type="float" office:value="0.000859837033373037" calcext:value-type="float">
            <text:p>0.000859837</text:p>
          </table:table-cell>
          <table:table-cell office:value-type="float" office:value="0.018436134334137" calcext:value-type="float">
            <text:p>0.0184361343</text:p>
          </table:table-cell>
        </table:table-row>
        <table:table-row table:style-name="ro1">
          <table:table-cell office:value-type="string" calcext:value-type="string">
            <text:p>Pc23178_g1_i1</text:p>
          </table:table-cell>
          <table:table-cell office:value-type="float" office:value="-2.70650075522156" calcext:value-type="float">
            <text:p>-2.7065007552</text:p>
          </table:table-cell>
          <table:table-cell office:value-type="float" office:value="3.12880121244832" calcext:value-type="float">
            <text:p>3.1288012124</text:p>
          </table:table-cell>
          <table:table-cell office:value-type="float" office:value="17.1351721401886" calcext:value-type="float">
            <text:p>17.1351721402</text:p>
          </table:table-cell>
          <table:table-cell office:value-type="float" office:value="0.00123831491702168" calcext:value-type="float">
            <text:p>0.0012383149</text:p>
          </table:table-cell>
          <table:table-cell office:value-type="float" office:value="0.0231743997376289" calcext:value-type="float">
            <text:p>0.0231743997</text:p>
          </table:table-cell>
        </table:table-row>
        <table:table-row table:style-name="ro1">
          <table:table-cell office:value-type="string" calcext:value-type="string">
            <text:p>MTRINITY_DN16679_c0_g1_i1</text:p>
          </table:table-cell>
          <table:table-cell office:value-type="float" office:value="1.54928965650071" calcext:value-type="float">
            <text:p>1.5492896565</text:p>
          </table:table-cell>
          <table:table-cell office:value-type="float" office:value="3.05456585156312" calcext:value-type="float">
            <text:p>3.0545658516</text:p>
          </table:table-cell>
          <table:table-cell office:value-type="float" office:value="23.5237901441058" calcext:value-type="float">
            <text:p>23.5237901441</text:p>
          </table:table-cell>
          <table:table-cell office:value-type="float" office:value="0.00170199213760148" calcext:value-type="float">
            <text:p>0.0017019921</text:p>
          </table:table-cell>
          <table:table-cell office:value-type="float" office:value="0.0280332849658196" calcext:value-type="float">
            <text:p>0.028033285</text:p>
          </table:table-cell>
        </table:table-row>
        <table:table-row table:style-name="ro1">
          <table:table-cell office:value-type="string" calcext:value-type="string">
            <text:p>Pc28996_g1_i1</text:p>
          </table:table-cell>
          <table:table-cell office:value-type="float" office:value="-1.77895702661631" calcext:value-type="float">
            <text:p>-1.7789570266</text:p>
          </table:table-cell>
          <table:table-cell office:value-type="float" office:value="3.76534305550668" calcext:value-type="float">
            <text:p>3.7653430555</text:p>
          </table:table-cell>
          <table:table-cell office:value-type="float" office:value="13.4260658486322" calcext:value-type="float">
            <text:p>13.4260658486</text:p>
          </table:table-cell>
          <table:table-cell office:value-type="float" office:value="0.0029970346137872" calcext:value-type="float">
            <text:p>0.0029970346</text:p>
          </table:table-cell>
          <table:table-cell office:value-type="float" office:value="0.0405065218535184" calcext:value-type="float">
            <text:p>0.0405065219</text:p>
          </table:table-cell>
        </table:table-row>
        <table:table-row table:style-name="ro1">
          <table:table-cell office:value-type="string" calcext:value-type="string">
            <text:p>STRINITY_DN13307_c6_g2_i3</text:p>
          </table:table-cell>
          <table:table-cell office:value-type="float" office:value="1.70818583551822" calcext:value-type="float">
            <text:p>1.7081858355</text:p>
          </table:table-cell>
          <table:table-cell office:value-type="float" office:value="3.44627315782275" calcext:value-type="float">
            <text:p>3.4462731578</text:p>
          </table:table-cell>
          <table:table-cell office:value-type="float" office:value="21.2288072557664" calcext:value-type="float">
            <text:p>21.2288072558</text:p>
          </table:table-cell>
          <table:table-cell office:value-type="float" office:value="0.00053059521289482" calcext:value-type="float">
            <text:p>0.0005305952</text:p>
          </table:table-cell>
          <table:table-cell office:value-type="float" office:value="0.0139755106080221" calcext:value-type="float">
            <text:p>0.0139755106</text:p>
          </table:table-cell>
        </table:table-row>
        <table:table-row table:style-name="ro1">
          <table:table-cell office:value-type="string" calcext:value-type="string">
            <text:p>MTRINITY_DN12524_c0_g1_i1</text:p>
          </table:table-cell>
          <table:table-cell office:value-type="float" office:value="-3.95050958781213" calcext:value-type="float">
            <text:p>-3.9505095878</text:p>
          </table:table-cell>
          <table:table-cell office:value-type="float" office:value="2.84545543078106" calcext:value-type="float">
            <text:p>2.8454554308</text:p>
          </table:table-cell>
          <table:table-cell office:value-type="float" office:value="24.6244332788712" calcext:value-type="float">
            <text:p>24.6244332789</text:p>
          </table:table-cell>
          <table:table-cell office:value-type="float" office:value="0.000284145864719388" calcext:value-type="float">
            <text:p>0.0002841459</text:p>
          </table:table-cell>
          <table:table-cell office:value-type="float" office:value="0.00989604114440218" calcext:value-type="float">
            <text:p>0.0098960411</text:p>
          </table:table-cell>
        </table:table-row>
        <table:table-row table:style-name="ro1">
          <table:table-cell office:value-type="string" calcext:value-type="string">
            <text:p>Pc29200_g6_i1</text:p>
          </table:table-cell>
          <table:table-cell office:value-type="float" office:value="2.00054754257759" calcext:value-type="float">
            <text:p>2.0005475426</text:p>
          </table:table-cell>
          <table:table-cell office:value-type="float" office:value="1.27889208486614" calcext:value-type="float">
            <text:p>1.2788920849</text:p>
          </table:table-cell>
          <table:table-cell office:value-type="float" office:value="15.0912098128069" calcext:value-type="float">
            <text:p>15.0912098128</text:p>
          </table:table-cell>
          <table:table-cell office:value-type="float" office:value="0.00198369750218713" calcext:value-type="float">
            <text:p>0.0019836975</text:p>
          </table:table-cell>
          <table:table-cell office:value-type="float" office:value="0.0309493927342272" calcext:value-type="float">
            <text:p>0.0309493927</text:p>
          </table:table-cell>
        </table:table-row>
        <table:table-row table:style-name="ro1">
          <table:table-cell office:value-type="string" calcext:value-type="string">
            <text:p>MTRINITY_DN12231_c0_g2_i2</text:p>
          </table:table-cell>
          <table:table-cell office:value-type="float" office:value="-3.74330129400032" calcext:value-type="float">
            <text:p>-3.743301294</text:p>
          </table:table-cell>
          <table:table-cell office:value-type="float" office:value="1.77897874686041" calcext:value-type="float">
            <text:p>1.7789787469</text:p>
          </table:table-cell>
          <table:table-cell office:value-type="float" office:value="13.6508364959924" calcext:value-type="float">
            <text:p>13.650836496</text:p>
          </table:table-cell>
          <table:table-cell office:value-type="float" office:value="0.00282995473576056" calcext:value-type="float">
            <text:p>0.0028299547</text:p>
          </table:table-cell>
          <table:table-cell office:value-type="float" office:value="0.039021396994975" calcext:value-type="float">
            <text:p>0.039021397</text:p>
          </table:table-cell>
        </table:table-row>
        <table:table-row table:style-name="ro1">
          <table:table-cell office:value-type="string" calcext:value-type="string">
            <text:p>MTRINITY_DN16581_c0_g1_i1</text:p>
          </table:table-cell>
          <table:table-cell office:value-type="float" office:value="1.30401064538405" calcext:value-type="float">
            <text:p>1.3040106454</text:p>
          </table:table-cell>
          <table:table-cell office:value-type="float" office:value="4.47034484951378" calcext:value-type="float">
            <text:p>4.4703448495</text:p>
          </table:table-cell>
          <table:table-cell office:value-type="float" office:value="19.5277226500224" calcext:value-type="float">
            <text:p>19.52772265</text:p>
          </table:table-cell>
          <table:table-cell office:value-type="float" office:value="0.00195676850733684" calcext:value-type="float">
            <text:p>0.0019567685</text:p>
          </table:table-cell>
          <table:table-cell office:value-type="float" office:value="0.0307405100185974" calcext:value-type="float">
            <text:p>0.03074051</text:p>
          </table:table-cell>
        </table:table-row>
        <table:table-row table:style-name="ro1">
          <table:table-cell office:value-type="string" calcext:value-type="string">
            <text:p>Pc32101_g1_i2</text:p>
          </table:table-cell>
          <table:table-cell office:value-type="float" office:value="2.48184097897615" calcext:value-type="float">
            <text:p>2.481840979</text:p>
          </table:table-cell>
          <table:table-cell office:value-type="float" office:value="3.70196005680303" calcext:value-type="float">
            <text:p>3.7019600568</text:p>
          </table:table-cell>
          <table:table-cell office:value-type="float" office:value="20.064257476068" calcext:value-type="float">
            <text:p>20.0642574761</text:p>
          </table:table-cell>
          <table:table-cell office:value-type="float" office:value="0.000667482360796306" calcext:value-type="float">
            <text:p>0.0006674824</text:p>
          </table:table-cell>
          <table:table-cell office:value-type="float" office:value="0.0158642007176433" calcext:value-type="float">
            <text:p>0.0158642007</text:p>
          </table:table-cell>
        </table:table-row>
        <table:table-row table:style-name="ro1">
          <table:table-cell office:value-type="string" calcext:value-type="string">
            <text:p>MTRINITY_DN1379_c0_g2_i1</text:p>
          </table:table-cell>
          <table:table-cell office:value-type="float" office:value="-3.93763685906619" calcext:value-type="float">
            <text:p>-3.9376368591</text:p>
          </table:table-cell>
          <table:table-cell office:value-type="float" office:value="0.418885274765702" calcext:value-type="float">
            <text:p>0.4188852748</text:p>
          </table:table-cell>
          <table:table-cell office:value-type="float" office:value="15.6497121677424" calcext:value-type="float">
            <text:p>15.6497121677</text:p>
          </table:table-cell>
          <table:table-cell office:value-type="float" office:value="0.00173771446870415" calcext:value-type="float">
            <text:p>0.0017377145</text:p>
          </table:table-cell>
          <table:table-cell office:value-type="float" office:value="0.028442820976908" calcext:value-type="float">
            <text:p>0.028442821</text:p>
          </table:table-cell>
        </table:table-row>
        <table:table-row table:style-name="ro1">
          <table:table-cell office:value-type="string" calcext:value-type="string">
            <text:p>MTRINITY_DN14757_c0_g8_i2</text:p>
          </table:table-cell>
          <table:table-cell office:value-type="float" office:value="-1.72114221649452" calcext:value-type="float">
            <text:p>-1.7211422165</text:p>
          </table:table-cell>
          <table:table-cell office:value-type="float" office:value="3.34987250244231" calcext:value-type="float">
            <text:p>3.3498725024</text:p>
          </table:table-cell>
          <table:table-cell office:value-type="float" office:value="48.2142429022891" calcext:value-type="float">
            <text:p>48.2142429023</text:p>
          </table:table-cell>
          <table:table-cell office:value-type="float" office:value="0.000323109425550641" calcext:value-type="float">
            <text:p>0.0003231094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MTRINITY_DN6703_c0_g2_i1</text:p>
          </table:table-cell>
          <table:table-cell office:value-type="float" office:value="-1.4659934269833" calcext:value-type="float">
            <text:p>-1.465993427</text:p>
          </table:table-cell>
          <table:table-cell office:value-type="float" office:value="4.28836162345119" calcext:value-type="float">
            <text:p>4.2883616235</text:p>
          </table:table-cell>
          <table:table-cell office:value-type="float" office:value="18.6507280650175" calcext:value-type="float">
            <text:p>18.650728065</text:p>
          </table:table-cell>
          <table:table-cell office:value-type="float" office:value="0.000892509226594533" calcext:value-type="float">
            <text:p>0.0008925092</text:p>
          </table:table-cell>
          <table:table-cell office:value-type="float" office:value="0.0189204392400527" calcext:value-type="float">
            <text:p>0.0189204392</text:p>
          </table:table-cell>
        </table:table-row>
        <table:table-row table:style-name="ro1">
          <table:table-cell office:value-type="string" calcext:value-type="string">
            <text:p>MTRINITY_DN9461_c0_g1_i1</text:p>
          </table:table-cell>
          <table:table-cell office:value-type="float" office:value="1.92760620921483" calcext:value-type="float">
            <text:p>1.9276062092</text:p>
          </table:table-cell>
          <table:table-cell office:value-type="float" office:value="7.26027661283814" calcext:value-type="float">
            <text:p>7.2602766128</text:p>
          </table:table-cell>
          <table:table-cell office:value-type="float" office:value="44.9286377892033" calcext:value-type="float">
            <text:p>44.9286377892</text:p>
          </table:table-cell>
          <table:table-cell office:value-type="float" office:value="0.0000170516477604941" calcext:value-type="float">
            <text:p>1.70516477604941E-005</text:p>
          </table:table-cell>
          <table:table-cell office:value-type="float" office:value="0.00270823472208737" calcext:value-type="float">
            <text:p>0.0027082347</text:p>
          </table:table-cell>
        </table:table-row>
        <table:table-row table:style-name="ro1">
          <table:table-cell office:value-type="string" calcext:value-type="string">
            <text:p>STRINITY_DN6645_c0_g1_i1</text:p>
          </table:table-cell>
          <table:table-cell office:value-type="float" office:value="-7.6158073072311" calcext:value-type="float">
            <text:p>-7.6158073072</text:p>
          </table:table-cell>
          <table:table-cell office:value-type="float" office:value="0.495008698285039" calcext:value-type="float">
            <text:p>0.4950086983</text:p>
          </table:table-cell>
          <table:table-cell office:value-type="float" office:value="15.7078732475881" calcext:value-type="float">
            <text:p>15.7078732476</text:p>
          </table:table-cell>
          <table:table-cell office:value-type="float" office:value="0.00200291198989162" calcext:value-type="float">
            <text:p>0.002002912</text:p>
          </table:table-cell>
          <table:table-cell office:value-type="float" office:value="0.0311197785261732" calcext:value-type="float">
            <text:p>0.0311197785</text:p>
          </table:table-cell>
        </table:table-row>
        <table:table-row table:style-name="ro1">
          <table:table-cell office:value-type="string" calcext:value-type="string">
            <text:p>Pc15226_g1_i1</text:p>
          </table:table-cell>
          <table:table-cell office:value-type="float" office:value="-2.12625761313922" calcext:value-type="float">
            <text:p>-2.1262576131</text:p>
          </table:table-cell>
          <table:table-cell office:value-type="float" office:value="5.57716780333909" calcext:value-type="float">
            <text:p>5.5771678033</text:p>
          </table:table-cell>
          <table:table-cell office:value-type="float" office:value="38.6663116972436" calcext:value-type="float">
            <text:p>38.6663116972</text:p>
          </table:table-cell>
          <table:table-cell office:value-type="float" office:value="0.0000357815307118133" calcext:value-type="float">
            <text:p>3.57815307118133E-005</text:p>
          </table:table-cell>
          <table:table-cell office:value-type="float" office:value="0.00337815140705134" calcext:value-type="float">
            <text:p>0.0033781514</text:p>
          </table:table-cell>
        </table:table-row>
        <table:table-row table:style-name="ro1">
          <table:table-cell office:value-type="string" calcext:value-type="string">
            <text:p>STRINITY_DN9106_c0_g1_i2</text:p>
          </table:table-cell>
          <table:table-cell office:value-type="float" office:value="1.64417313269419" calcext:value-type="float">
            <text:p>1.6441731327</text:p>
          </table:table-cell>
          <table:table-cell office:value-type="float" office:value="2.94868391582294" calcext:value-type="float">
            <text:p>2.9486839158</text:p>
          </table:table-cell>
          <table:table-cell office:value-type="float" office:value="19.0893984450747" calcext:value-type="float">
            <text:p>19.0893984451</text:p>
          </table:table-cell>
          <table:table-cell office:value-type="float" office:value="0.000814936010341647" calcext:value-type="float">
            <text:p>0.000814936</text:p>
          </table:table-cell>
          <table:table-cell office:value-type="float" office:value="0.0178429971979836" calcext:value-type="float">
            <text:p>0.0178429972</text:p>
          </table:table-cell>
        </table:table-row>
        <table:table-row table:style-name="ro1">
          <table:table-cell office:value-type="string" calcext:value-type="string">
            <text:p>MTRINITY_DN10836_c0_g1_i1</text:p>
          </table:table-cell>
          <table:table-cell office:value-type="float" office:value="-3.03517822043285" calcext:value-type="float">
            <text:p>-3.0351782204</text:p>
          </table:table-cell>
          <table:table-cell office:value-type="float" office:value="3.77319035272082" calcext:value-type="float">
            <text:p>3.7731903527</text:p>
          </table:table-cell>
          <table:table-cell office:value-type="float" office:value="18.953277424774" calcext:value-type="float">
            <text:p>18.9532774248</text:p>
          </table:table-cell>
          <table:table-cell office:value-type="float" office:value="0.000837729280076393" calcext:value-type="float">
            <text:p>0.0008377293</text:p>
          </table:table-cell>
          <table:table-cell office:value-type="float" office:value="0.0181435480009619" calcext:value-type="float">
            <text:p>0.018143548</text:p>
          </table:table-cell>
        </table:table-row>
        <table:table-row table:style-name="ro1">
          <table:table-cell office:value-type="string" calcext:value-type="string">
            <text:p>STRINITY_DN19543_c0_g1_i1</text:p>
          </table:table-cell>
          <table:table-cell office:value-type="float" office:value="2.72028114316991" calcext:value-type="float">
            <text:p>2.7202811432</text:p>
          </table:table-cell>
          <table:table-cell office:value-type="float" office:value="3.66352998060775" calcext:value-type="float">
            <text:p>3.6635299806</text:p>
          </table:table-cell>
          <table:table-cell office:value-type="float" office:value="12.7416841268954" calcext:value-type="float">
            <text:p>12.7416841269</text:p>
          </table:table-cell>
          <table:table-cell office:value-type="float" office:value="0.00358119329482386" calcext:value-type="float">
            <text:p>0.0035811933</text:p>
          </table:table-cell>
          <table:table-cell office:value-type="float" office:value="0.0452961196574358" calcext:value-type="float">
            <text:p>0.0452961197</text:p>
          </table:table-cell>
        </table:table-row>
        <table:table-row table:style-name="ro1">
          <table:table-cell office:value-type="string" calcext:value-type="string">
            <text:p>MTRINITY_DN12501_c0_g4_i4</text:p>
          </table:table-cell>
          <table:table-cell office:value-type="float" office:value="-8.86944502274724" calcext:value-type="float">
            <text:p>-8.8694450227</text:p>
          </table:table-cell>
          <table:table-cell office:value-type="float" office:value="0.520060749597353" calcext:value-type="float">
            <text:p>0.5200607496</text:p>
          </table:table-cell>
          <table:table-cell office:value-type="float" office:value="19.1314357327847" calcext:value-type="float">
            <text:p>19.1314357328</text:p>
          </table:table-cell>
          <table:table-cell office:value-type="float" office:value="0.000977931624024434" calcext:value-type="float">
            <text:p>0.0009779316</text:p>
          </table:table-cell>
          <table:table-cell office:value-type="float" office:value="0.0200790365868437" calcext:value-type="float">
            <text:p>0.0200790366</text:p>
          </table:table-cell>
        </table:table-row>
        <table:table-row table:style-name="ro1">
          <table:table-cell office:value-type="string" calcext:value-type="string">
            <text:p>MTRINITY_DN16951_c0_g1_i1</text:p>
          </table:table-cell>
          <table:table-cell office:value-type="float" office:value="2.5472134375224" calcext:value-type="float">
            <text:p>2.5472134375</text:p>
          </table:table-cell>
          <table:table-cell office:value-type="float" office:value="3.29666594669379" calcext:value-type="float">
            <text:p>3.2966659467</text:p>
          </table:table-cell>
          <table:table-cell office:value-type="float" office:value="16.4551428093213" calcext:value-type="float">
            <text:p>16.4551428093</text:p>
          </table:table-cell>
          <table:table-cell office:value-type="float" office:value="0.00144273980223907" calcext:value-type="float">
            <text:p>0.0014427398</text:p>
          </table:table-cell>
          <table:table-cell office:value-type="float" office:value="0.0252231586392618" calcext:value-type="float">
            <text:p>0.0252231586</text:p>
          </table:table-cell>
        </table:table-row>
        <table:table-row table:style-name="ro1">
          <table:table-cell office:value-type="string" calcext:value-type="string">
            <text:p>MTRINITY_DN13663_c1_g1_i1</text:p>
          </table:table-cell>
          <table:table-cell office:value-type="float" office:value="1.99446184380606" calcext:value-type="float">
            <text:p>1.9944618438</text:p>
          </table:table-cell>
          <table:table-cell office:value-type="float" office:value="4.93275626006011" calcext:value-type="float">
            <text:p>4.9327562601</text:p>
          </table:table-cell>
          <table:table-cell office:value-type="float" office:value="21.6226506007904" calcext:value-type="float">
            <text:p>21.6226506008</text:p>
          </table:table-cell>
          <table:table-cell office:value-type="float" office:value="0.000491893823536246" calcext:value-type="float">
            <text:p>0.0004918938</text:p>
          </table:table-cell>
          <table:table-cell office:value-type="float" office:value="0.0134385319512843" calcext:value-type="float">
            <text:p>0.013438532</text:p>
          </table:table-cell>
        </table:table-row>
        <table:table-row table:style-name="ro1">
          <table:table-cell office:value-type="string" calcext:value-type="string">
            <text:p>MTRINITY_DN8840_c0_g1_i1</text:p>
          </table:table-cell>
          <table:table-cell office:value-type="float" office:value="1.68767099436617" calcext:value-type="float">
            <text:p>1.6876709944</text:p>
          </table:table-cell>
          <table:table-cell office:value-type="float" office:value="8.3316490223462" calcext:value-type="float">
            <text:p>8.3316490223</text:p>
          </table:table-cell>
          <table:table-cell office:value-type="float" office:value="22.9953769792227" calcext:value-type="float">
            <text:p>22.9953769792</text:p>
          </table:table-cell>
          <table:table-cell office:value-type="float" office:value="0.000380422305016994" calcext:value-type="float">
            <text:p>0.0003804223</text:p>
          </table:table-cell>
          <table:table-cell office:value-type="float" office:value="0.0116406898593273" calcext:value-type="float">
            <text:p>0.0116406899</text:p>
          </table:table-cell>
        </table:table-row>
        <table:table-row table:style-name="ro1">
          <table:table-cell office:value-type="string" calcext:value-type="string">
            <text:p>MTRINITY_DN8785_c0_g1_i1</text:p>
          </table:table-cell>
          <table:table-cell office:value-type="float" office:value="2.58760059025235" calcext:value-type="float">
            <text:p>2.5876005903</text:p>
          </table:table-cell>
          <table:table-cell office:value-type="float" office:value="5.51256585953154" calcext:value-type="float">
            <text:p>5.5125658595</text:p>
          </table:table-cell>
          <table:table-cell office:value-type="float" office:value="15.4634205441039" calcext:value-type="float">
            <text:p>15.4634205441</text:p>
          </table:table-cell>
          <table:table-cell office:value-type="float" office:value="0.00181559521424985" calcext:value-type="float">
            <text:p>0.0018155952</text:p>
          </table:table-cell>
          <table:table-cell office:value-type="float" office:value="0.0292734981161922" calcext:value-type="float">
            <text:p>0.0292734981</text:p>
          </table:table-cell>
        </table:table-row>
        <table:table-row table:style-name="ro1">
          <table:table-cell office:value-type="string" calcext:value-type="string">
            <text:p>MTRINITY_DN10803_c1_g1_i1</text:p>
          </table:table-cell>
          <table:table-cell office:value-type="float" office:value="1.7456159607525" calcext:value-type="float">
            <text:p>1.7456159608</text:p>
          </table:table-cell>
          <table:table-cell office:value-type="float" office:value="2.76386951434528" calcext:value-type="float">
            <text:p>2.7638695143</text:p>
          </table:table-cell>
          <table:table-cell office:value-type="float" office:value="16.1408735864703" calcext:value-type="float">
            <text:p>16.1408735865</text:p>
          </table:table-cell>
          <table:table-cell office:value-type="float" office:value="0.00155031772946095" calcext:value-type="float">
            <text:p>0.0015503177</text:p>
          </table:table-cell>
          <table:table-cell office:value-type="float" office:value="0.0262774915883449" calcext:value-type="float">
            <text:p>0.0262774916</text:p>
          </table:table-cell>
        </table:table-row>
        <table:table-row table:style-name="ro1">
          <table:table-cell office:value-type="string" calcext:value-type="string">
            <text:p>MTRINITY_DN13320_c3_g3_i5</text:p>
          </table:table-cell>
          <table:table-cell office:value-type="float" office:value="2.51153042011961" calcext:value-type="float">
            <text:p>2.5115304201</text:p>
          </table:table-cell>
          <table:table-cell office:value-type="float" office:value="0.246437078552628" calcext:value-type="float">
            <text:p>0.2464370786</text:p>
          </table:table-cell>
          <table:table-cell office:value-type="float" office:value="12.5952949226756" calcext:value-type="float">
            <text:p>12.5952949227</text:p>
          </table:table-cell>
          <table:table-cell office:value-type="float" office:value="0.00372279600019126" calcext:value-type="float">
            <text:p>0.003722796</text:p>
          </table:table-cell>
          <table:table-cell office:value-type="float" office:value="0.0464318188492906" calcext:value-type="float">
            <text:p>0.0464318188</text:p>
          </table:table-cell>
        </table:table-row>
        <table:table-row table:style-name="ro1">
          <table:table-cell office:value-type="string" calcext:value-type="string">
            <text:p>Pc26353_g1_i1</text:p>
          </table:table-cell>
          <table:table-cell office:value-type="float" office:value="-1.49115739907933" calcext:value-type="float">
            <text:p>-1.4911573991</text:p>
          </table:table-cell>
          <table:table-cell office:value-type="float" office:value="3.76081678442882" calcext:value-type="float">
            <text:p>3.7608167844</text:p>
          </table:table-cell>
          <table:table-cell office:value-type="float" office:value="18.123621768709" calcext:value-type="float">
            <text:p>18.1236217687</text:p>
          </table:table-cell>
          <table:table-cell office:value-type="float" office:value="0.00316285235322919" calcext:value-type="float">
            <text:p>0.0031628524</text:p>
          </table:table-cell>
          <table:table-cell office:value-type="float" office:value="0.0419172193992203" calcext:value-type="float">
            <text:p>0.0419172194</text:p>
          </table:table-cell>
        </table:table-row>
        <table:table-row table:style-name="ro1">
          <table:table-cell office:value-type="string" calcext:value-type="string">
            <text:p>STRINITY_DN12359_c0_g1_i2</text:p>
          </table:table-cell>
          <table:table-cell office:value-type="float" office:value="-3.3035496317396" calcext:value-type="float">
            <text:p>-3.3035496317</text:p>
          </table:table-cell>
          <table:table-cell office:value-type="float" office:value="2.44183413425055" calcext:value-type="float">
            <text:p>2.4418341343</text:p>
          </table:table-cell>
          <table:table-cell office:value-type="float" office:value="13.7867350600545" calcext:value-type="float">
            <text:p>13.7867350601</text:p>
          </table:table-cell>
          <table:table-cell office:value-type="float" office:value="0.00273420150443165" calcext:value-type="float">
            <text:p>0.0027342015</text:p>
          </table:table-cell>
          <table:table-cell office:value-type="float" office:value="0.0382278811178525" calcext:value-type="float">
            <text:p>0.0382278811</text:p>
          </table:table-cell>
        </table:table-row>
        <table:table-row table:style-name="ro1">
          <table:table-cell office:value-type="string" calcext:value-type="string">
            <text:p>MTRINITY_DN13870_c1_g1_i2</text:p>
          </table:table-cell>
          <table:table-cell office:value-type="float" office:value="-4.77455590162122" calcext:value-type="float">
            <text:p>-4.7745559016</text:p>
          </table:table-cell>
          <table:table-cell office:value-type="float" office:value="2.56363858523155" calcext:value-type="float">
            <text:p>2.5636385852</text:p>
          </table:table-cell>
          <table:table-cell office:value-type="float" office:value="19.3145867870657" calcext:value-type="float">
            <text:p>19.3145867871</text:p>
          </table:table-cell>
          <table:table-cell office:value-type="float" office:value="0.000777351059707082" calcext:value-type="float">
            <text:p>0.0007773511</text:p>
          </table:table-cell>
          <table:table-cell office:value-type="float" office:value="0.0173855644739431" calcext:value-type="float">
            <text:p>0.0173855645</text:p>
          </table:table-cell>
        </table:table-row>
        <table:table-row table:style-name="ro1">
          <table:table-cell office:value-type="string" calcext:value-type="string">
            <text:p>STRINITY_DN4060_c0_g1_i1</text:p>
          </table:table-cell>
          <table:table-cell office:value-type="float" office:value="-4.74808850437058" calcext:value-type="float">
            <text:p>-4.7480885044</text:p>
          </table:table-cell>
          <table:table-cell office:value-type="float" office:value="2.15743642613875" calcext:value-type="float">
            <text:p>2.1574364261</text:p>
          </table:table-cell>
          <table:table-cell office:value-type="float" office:value="18.4929063217253" calcext:value-type="float">
            <text:p>18.4929063217</text:p>
          </table:table-cell>
          <table:table-cell office:value-type="float" office:value="0.000922731331151462" calcext:value-type="float">
            <text:p>0.0009227313</text:p>
          </table:table-cell>
          <table:table-cell office:value-type="float" office:value="0.0193588760266101" calcext:value-type="float">
            <text:p>0.019358876</text:p>
          </table:table-cell>
        </table:table-row>
        <table:table-row table:style-name="ro1">
          <table:table-cell office:value-type="string" calcext:value-type="string">
            <text:p>Pc28589_g1_i1</text:p>
          </table:table-cell>
          <table:table-cell office:value-type="float" office:value="-3.9031645180056" calcext:value-type="float">
            <text:p>-3.903164518</text:p>
          </table:table-cell>
          <table:table-cell office:value-type="float" office:value="4.14495728562934" calcext:value-type="float">
            <text:p>4.1449572856</text:p>
          </table:table-cell>
          <table:table-cell office:value-type="float" office:value="23.5588334894402" calcext:value-type="float">
            <text:p>23.5588334894</text:p>
          </table:table-cell>
          <table:table-cell office:value-type="float" office:value="0.000343367385773763" calcext:value-type="float">
            <text:p>0.0003433674</text:p>
          </table:table-cell>
          <table:table-cell office:value-type="float" office:value="0.0109361526682964" calcext:value-type="float">
            <text:p>0.0109361527</text:p>
          </table:table-cell>
        </table:table-row>
        <table:table-row table:style-name="ro1">
          <table:table-cell office:value-type="string" calcext:value-type="string">
            <text:p>MTRINITY_DN14005_c0_g1_i1</text:p>
          </table:table-cell>
          <table:table-cell office:value-type="float" office:value="1.44525573985059" calcext:value-type="float">
            <text:p>1.4452557399</text:p>
          </table:table-cell>
          <table:table-cell office:value-type="float" office:value="5.8803974831642" calcext:value-type="float">
            <text:p>5.8803974832</text:p>
          </table:table-cell>
          <table:table-cell office:value-type="float" office:value="28.5282807998643" calcext:value-type="float">
            <text:p>28.5282807999</text:p>
          </table:table-cell>
          <table:table-cell office:value-type="float" office:value="0.000321552681549356" calcext:value-type="float">
            <text:p>0.0003215527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Pc5600_g1_i1</text:p>
          </table:table-cell>
          <table:table-cell office:value-type="float" office:value="-3.49156068242972" calcext:value-type="float">
            <text:p>-3.4915606824</text:p>
          </table:table-cell>
          <table:table-cell office:value-type="float" office:value="5.22619334575187" calcext:value-type="float">
            <text:p>5.2261933458</text:p>
          </table:table-cell>
          <table:table-cell office:value-type="float" office:value="33.9682244867134" calcext:value-type="float">
            <text:p>33.9682244867</text:p>
          </table:table-cell>
          <table:table-cell office:value-type="float" office:value="0.0000665071458848775" calcext:value-type="float">
            <text:p>6.65071458848775E-005</text:p>
          </table:table-cell>
          <table:table-cell office:value-type="float" office:value="0.00461668055458098" calcext:value-type="float">
            <text:p>0.0046166806</text:p>
          </table:table-cell>
        </table:table-row>
        <table:table-row table:style-name="ro1">
          <table:table-cell office:value-type="string" calcext:value-type="string">
            <text:p>Pc31749_g1_i1</text:p>
          </table:table-cell>
          <table:table-cell office:value-type="float" office:value="-3.54513693820544" calcext:value-type="float">
            <text:p>-3.5451369382</text:p>
          </table:table-cell>
          <table:table-cell office:value-type="float" office:value="1.99721648257452" calcext:value-type="float">
            <text:p>1.9972164826</text:p>
          </table:table-cell>
          <table:table-cell office:value-type="float" office:value="49.4261997376962" calcext:value-type="float">
            <text:p>49.4261997377</text:p>
          </table:table-cell>
          <table:table-cell office:value-type="float" office:value="0.0000108486690428609" calcext:value-type="float">
            <text:p>1.08486690428609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MTRINITY_DN2826_c0_g1_i1</text:p>
          </table:table-cell>
          <table:table-cell office:value-type="float" office:value="-2.57055171926334" calcext:value-type="float">
            <text:p>-2.5705517193</text:p>
          </table:table-cell>
          <table:table-cell office:value-type="float" office:value="4.89609862804465" calcext:value-type="float">
            <text:p>4.896098628</text:p>
          </table:table-cell>
          <table:table-cell office:value-type="float" office:value="29.2332302821856" calcext:value-type="float">
            <text:p>29.2332302822</text:p>
          </table:table-cell>
          <table:table-cell office:value-type="float" office:value="0.000133096276534621" calcext:value-type="float">
            <text:p>0.0001330963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STRINITY_DN11408_c0_g1_i1</text:p>
          </table:table-cell>
          <table:table-cell office:value-type="float" office:value="-1.19681747914972" calcext:value-type="float">
            <text:p>-1.1968174791</text:p>
          </table:table-cell>
          <table:table-cell office:value-type="float" office:value="5.08526162790633" calcext:value-type="float">
            <text:p>5.0852616279</text:p>
          </table:table-cell>
          <table:table-cell office:value-type="float" office:value="13.4526416918866" calcext:value-type="float">
            <text:p>13.4526416919</text:p>
          </table:table-cell>
          <table:table-cell office:value-type="float" office:value="0.00415708216255996" calcext:value-type="float">
            <text:p>0.0041570822</text:p>
          </table:table-cell>
          <table:table-cell office:value-type="float" office:value="0.0498152863695509" calcext:value-type="float">
            <text:p>0.0498152864</text:p>
          </table:table-cell>
        </table:table-row>
        <table:table-row table:style-name="ro1">
          <table:table-cell office:value-type="string" calcext:value-type="string">
            <text:p>MTRINITY_DN15617_c0_g1_i2</text:p>
          </table:table-cell>
          <table:table-cell office:value-type="float" office:value="-2.07185008145286" calcext:value-type="float">
            <text:p>-2.0718500815</text:p>
          </table:table-cell>
          <table:table-cell office:value-type="float" office:value="2.20470829345507" calcext:value-type="float">
            <text:p>2.2047082935</text:p>
          </table:table-cell>
          <table:table-cell office:value-type="float" office:value="16.6950397810077" calcext:value-type="float">
            <text:p>16.695039781</text:p>
          </table:table-cell>
          <table:table-cell office:value-type="float" office:value="0.00231307722539745" calcext:value-type="float">
            <text:p>0.0023130772</text:p>
          </table:table-cell>
          <table:table-cell office:value-type="float" office:value="0.0341031199174758" calcext:value-type="float">
            <text:p>0.0341031199</text:p>
          </table:table-cell>
        </table:table-row>
        <table:table-row table:style-name="ro1">
          <table:table-cell office:value-type="string" calcext:value-type="string">
            <text:p>MTRINITY_DN13822_c0_g1_i2</text:p>
          </table:table-cell>
          <table:table-cell office:value-type="float" office:value="-1.70167584796625" calcext:value-type="float">
            <text:p>-1.701675848</text:p>
          </table:table-cell>
          <table:table-cell office:value-type="float" office:value="2.75279052514193" calcext:value-type="float">
            <text:p>2.7527905251</text:p>
          </table:table-cell>
          <table:table-cell office:value-type="float" office:value="14.4924792641333" calcext:value-type="float">
            <text:p>14.4924792641</text:p>
          </table:table-cell>
          <table:table-cell office:value-type="float" office:value="0.00229365668951084" calcext:value-type="float">
            <text:p>0.0022936567</text:p>
          </table:table-cell>
          <table:table-cell office:value-type="float" office:value="0.0339353073054539" calcext:value-type="float">
            <text:p>0.0339353073</text:p>
          </table:table-cell>
        </table:table-row>
        <table:table-row table:style-name="ro1">
          <table:table-cell office:value-type="string" calcext:value-type="string">
            <text:p>Pc32110_g1_i2</text:p>
          </table:table-cell>
          <table:table-cell office:value-type="float" office:value="-3.96246695645091" calcext:value-type="float">
            <text:p>-3.9624669565</text:p>
          </table:table-cell>
          <table:table-cell office:value-type="float" office:value="4.10617914476155" calcext:value-type="float">
            <text:p>4.1061791448</text:p>
          </table:table-cell>
          <table:table-cell office:value-type="float" office:value="27.3854092400031" calcext:value-type="float">
            <text:p>27.38540924</text:p>
          </table:table-cell>
          <table:table-cell office:value-type="float" office:value="0.00017842544420399" calcext:value-type="float">
            <text:p>0.0001784254</text:p>
          </table:table-cell>
          <table:table-cell office:value-type="float" office:value="0.00760791901152753" calcext:value-type="float">
            <text:p>0.007607919</text:p>
          </table:table-cell>
        </table:table-row>
        <table:table-row table:style-name="ro1">
          <table:table-cell office:value-type="string" calcext:value-type="string">
            <text:p>STRINITY_DN5918_c0_g1_i1</text:p>
          </table:table-cell>
          <table:table-cell office:value-type="float" office:value="-4.07033849013434" calcext:value-type="float">
            <text:p>-4.0703384901</text:p>
          </table:table-cell>
          <table:table-cell office:value-type="float" office:value="3.91874400756366" calcext:value-type="float">
            <text:p>3.9187440076</text:p>
          </table:table-cell>
          <table:table-cell office:value-type="float" office:value="22.423718741742" calcext:value-type="float">
            <text:p>22.4237187417</text:p>
          </table:table-cell>
          <table:table-cell office:value-type="float" office:value="0.00042284699468316" calcext:value-type="float">
            <text:p>0.000422847</text:p>
          </table:table-cell>
          <table:table-cell office:value-type="float" office:value="0.012383435206243" calcext:value-type="float">
            <text:p>0.0123834352</text:p>
          </table:table-cell>
        </table:table-row>
        <table:table-row table:style-name="ro1">
          <table:table-cell office:value-type="string" calcext:value-type="string">
            <text:p>Pc19739_g3_i2</text:p>
          </table:table-cell>
          <table:table-cell office:value-type="float" office:value="-6.17448910688034" calcext:value-type="float">
            <text:p>-6.1744891069</text:p>
          </table:table-cell>
          <table:table-cell office:value-type="float" office:value="0.612377146619535" calcext:value-type="float">
            <text:p>0.6123771466</text:p>
          </table:table-cell>
          <table:table-cell office:value-type="float" office:value="26.8976917754601" calcext:value-type="float">
            <text:p>26.8976917755</text:p>
          </table:table-cell>
          <table:table-cell office:value-type="float" office:value="0.000193230371891987" calcext:value-type="float">
            <text:p>0.0001932304</text:p>
          </table:table-cell>
          <table:table-cell office:value-type="float" office:value="0.00788096372751855" calcext:value-type="float">
            <text:p>0.0078809637</text:p>
          </table:table-cell>
        </table:table-row>
        <table:table-row table:style-name="ro1">
          <table:table-cell office:value-type="string" calcext:value-type="string">
            <text:p>MTRINITY_DN12427_c0_g1_i1</text:p>
          </table:table-cell>
          <table:table-cell office:value-type="float" office:value="-1.89203963054242" calcext:value-type="float">
            <text:p>-1.8920396305</text:p>
          </table:table-cell>
          <table:table-cell office:value-type="float" office:value="3.1111546009863" calcext:value-type="float">
            <text:p>3.111154601</text:p>
          </table:table-cell>
          <table:table-cell office:value-type="float" office:value="15.6455544746018" calcext:value-type="float">
            <text:p>15.6455544746</text:p>
          </table:table-cell>
          <table:table-cell office:value-type="float" office:value="0.00173940969415375" calcext:value-type="float">
            <text:p>0.0017394097</text:p>
          </table:table-cell>
          <table:table-cell office:value-type="float" office:value="0.0284542780376607" calcext:value-type="float">
            <text:p>0.028454278</text:p>
          </table:table-cell>
        </table:table-row>
        <table:table-row table:style-name="ro1">
          <table:table-cell office:value-type="string" calcext:value-type="string">
            <text:p>STRINITY_DN11898_c1_g1_i1</text:p>
          </table:table-cell>
          <table:table-cell office:value-type="float" office:value="-1.40803689337416" calcext:value-type="float">
            <text:p>-1.4080368934</text:p>
          </table:table-cell>
          <table:table-cell office:value-type="float" office:value="6.25606726565534" calcext:value-type="float">
            <text:p>6.2560672657</text:p>
          </table:table-cell>
          <table:table-cell office:value-type="float" office:value="17.2524191507236" calcext:value-type="float">
            <text:p>17.2524191507</text:p>
          </table:table-cell>
          <table:table-cell office:value-type="float" office:value="0.0012065767598537" calcext:value-type="float">
            <text:p>0.0012065768</text:p>
          </table:table-cell>
          <table:table-cell office:value-type="float" office:value="0.0227732552571335" calcext:value-type="float">
            <text:p>0.0227732553</text:p>
          </table:table-cell>
        </table:table-row>
        <table:table-row table:style-name="ro1">
          <table:table-cell office:value-type="string" calcext:value-type="string">
            <text:p>STRINITY_DN12056_c0_g1_i5</text:p>
          </table:table-cell>
          <table:table-cell office:value-type="float" office:value="-2.16339933948232" calcext:value-type="float">
            <text:p>-2.1633993395</text:p>
          </table:table-cell>
          <table:table-cell office:value-type="float" office:value="4.91733341999319" calcext:value-type="float">
            <text:p>4.91733342</text:p>
          </table:table-cell>
          <table:table-cell office:value-type="float" office:value="21.3789515552229" calcext:value-type="float">
            <text:p>21.3789515552</text:p>
          </table:table-cell>
          <table:table-cell office:value-type="float" office:value="0.000515438166318082" calcext:value-type="float">
            <text:p>0.0005154382</text:p>
          </table:table-cell>
          <table:table-cell office:value-type="float" office:value="0.0137900382143816" calcext:value-type="float">
            <text:p>0.0137900382</text:p>
          </table:table-cell>
        </table:table-row>
        <table:table-row table:style-name="ro1">
          <table:table-cell office:value-type="string" calcext:value-type="string">
            <text:p>STRINITY_DN4247_c0_g3_i1</text:p>
          </table:table-cell>
          <table:table-cell office:value-type="float" office:value="2.59817310230498" calcext:value-type="float">
            <text:p>2.5981731023</text:p>
          </table:table-cell>
          <table:table-cell office:value-type="float" office:value="-0.172459176263304" calcext:value-type="float">
            <text:p>-0.1724591763</text:p>
          </table:table-cell>
          <table:table-cell office:value-type="float" office:value="12.9660377964683" calcext:value-type="float">
            <text:p>12.9660377965</text:p>
          </table:table-cell>
          <table:table-cell office:value-type="float" office:value="0.00337617060357122" calcext:value-type="float">
            <text:p>0.0033761706</text:p>
          </table:table-cell>
          <table:table-cell office:value-type="float" office:value="0.0436790400789045" calcext:value-type="float">
            <text:p>0.0436790401</text:p>
          </table:table-cell>
        </table:table-row>
        <table:table-row table:style-name="ro1">
          <table:table-cell office:value-type="string" calcext:value-type="string">
            <text:p>MTRINITY_DN9126_c0_g1_i1</text:p>
          </table:table-cell>
          <table:table-cell office:value-type="float" office:value="-4.69669327924212" calcext:value-type="float">
            <text:p>-4.6966932792</text:p>
          </table:table-cell>
          <table:table-cell office:value-type="float" office:value="0.49970724697355" calcext:value-type="float">
            <text:p>0.499707247</text:p>
          </table:table-cell>
          <table:table-cell office:value-type="float" office:value="15.3350712486554" calcext:value-type="float">
            <text:p>15.3350712487</text:p>
          </table:table-cell>
          <table:table-cell office:value-type="float" office:value="0.00187161790285644" calcext:value-type="float">
            <text:p>0.0018716179</text:p>
          </table:table-cell>
          <table:table-cell office:value-type="float" office:value="0.0298350259629697" calcext:value-type="float">
            <text:p>0.029835026</text:p>
          </table:table-cell>
        </table:table-row>
        <table:table-row table:style-name="ro1">
          <table:table-cell office:value-type="string" calcext:value-type="string">
            <text:p>MTRINITY_DN9393_c0_g1_i2</text:p>
          </table:table-cell>
          <table:table-cell office:value-type="float" office:value="-3.93020677062868" calcext:value-type="float">
            <text:p>-3.9302067706</text:p>
          </table:table-cell>
          <table:table-cell office:value-type="float" office:value="2.56982838435941" calcext:value-type="float">
            <text:p>2.5698283844</text:p>
          </table:table-cell>
          <table:table-cell office:value-type="float" office:value="16.7779611496718" calcext:value-type="float">
            <text:p>16.7779611497</text:p>
          </table:table-cell>
          <table:table-cell office:value-type="float" office:value="0.0015850998095116" calcext:value-type="float">
            <text:p>0.0015850998</text:p>
          </table:table-cell>
          <table:table-cell office:value-type="float" office:value="0.026706802991374" calcext:value-type="float">
            <text:p>0.026706803</text:p>
          </table:table-cell>
        </table:table-row>
        <table:table-row table:style-name="ro1">
          <table:table-cell office:value-type="string" calcext:value-type="string">
            <text:p>MTRINITY_DN13520_c0_g1_i1</text:p>
          </table:table-cell>
          <table:table-cell office:value-type="float" office:value="-3.42108417200311" calcext:value-type="float">
            <text:p>-3.421084172</text:p>
          </table:table-cell>
          <table:table-cell office:value-type="float" office:value="5.35636329476806" calcext:value-type="float">
            <text:p>5.3563632948</text:p>
          </table:table-cell>
          <table:table-cell office:value-type="float" office:value="17.0576408219034" calcext:value-type="float">
            <text:p>17.0576408219</text:p>
          </table:table-cell>
          <table:table-cell office:value-type="float" office:value="0.00125983549272833" calcext:value-type="float">
            <text:p>0.0012598355</text:p>
          </table:table-cell>
          <table:table-cell office:value-type="float" office:value="0.0233906526978082" calcext:value-type="float">
            <text:p>0.0233906527</text:p>
          </table:table-cell>
        </table:table-row>
        <table:table-row table:style-name="ro1">
          <table:table-cell office:value-type="string" calcext:value-type="string">
            <text:p>STRINITY_DN8712_c0_g1_i1</text:p>
          </table:table-cell>
          <table:table-cell office:value-type="float" office:value="1.55469340017014" calcext:value-type="float">
            <text:p>1.5546934002</text:p>
          </table:table-cell>
          <table:table-cell office:value-type="float" office:value="3.68379318387335" calcext:value-type="float">
            <text:p>3.6837931839</text:p>
          </table:table-cell>
          <table:table-cell office:value-type="float" office:value="17.6209581899609" calcext:value-type="float">
            <text:p>17.62095819</text:p>
          </table:table-cell>
          <table:table-cell office:value-type="float" office:value="0.0014263522891585" calcext:value-type="float">
            <text:p>0.0014263523</text:p>
          </table:table-cell>
          <table:table-cell office:value-type="float" office:value="0.0250827434188401" calcext:value-type="float">
            <text:p>0.0250827434</text:p>
          </table:table-cell>
        </table:table-row>
        <table:table-row table:style-name="ro1">
          <table:table-cell office:value-type="string" calcext:value-type="string">
            <text:p>Pc25179_g2_i1</text:p>
          </table:table-cell>
          <table:table-cell office:value-type="float" office:value="-5.1720352204151" calcext:value-type="float">
            <text:p>-5.1720352204</text:p>
          </table:table-cell>
          <table:table-cell office:value-type="float" office:value="4.11641419085669" calcext:value-type="float">
            <text:p>4.1164141909</text:p>
          </table:table-cell>
          <table:table-cell office:value-type="float" office:value="24.5927802183288" calcext:value-type="float">
            <text:p>24.5927802183</text:p>
          </table:table-cell>
          <table:table-cell office:value-type="float" office:value="0.000285724762420257" calcext:value-type="float">
            <text:p>0.0002857248</text:p>
          </table:table-cell>
          <table:table-cell office:value-type="float" office:value="0.00991685022712157" calcext:value-type="float">
            <text:p>0.0099168502</text:p>
          </table:table-cell>
        </table:table-row>
        <table:table-row table:style-name="ro1">
          <table:table-cell office:value-type="string" calcext:value-type="string">
            <text:p>MTRINITY_DN15101_c1_g1_i1</text:p>
          </table:table-cell>
          <table:table-cell office:value-type="float" office:value="-4.99452051677277" calcext:value-type="float">
            <text:p>-4.9945205168</text:p>
          </table:table-cell>
          <table:table-cell office:value-type="float" office:value="3.60493993309059" calcext:value-type="float">
            <text:p>3.6049399331</text:p>
          </table:table-cell>
          <table:table-cell office:value-type="float" office:value="33.7219744050016" calcext:value-type="float">
            <text:p>33.721974405</text:p>
          </table:table-cell>
          <table:table-cell office:value-type="float" office:value="0.0000688241793471363" calcext:value-type="float">
            <text:p>6.88241793471363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STRINITY_DN10550_c0_g1_i1</text:p>
          </table:table-cell>
          <table:table-cell office:value-type="float" office:value="1.31156507875232" calcext:value-type="float">
            <text:p>1.3115650788</text:p>
          </table:table-cell>
          <table:table-cell office:value-type="float" office:value="3.82029682309915" calcext:value-type="float">
            <text:p>3.8202968231</text:p>
          </table:table-cell>
          <table:table-cell office:value-type="float" office:value="23.2051070790216" calcext:value-type="float">
            <text:p>23.205107079</text:p>
          </table:table-cell>
          <table:table-cell office:value-type="float" office:value="0.00318524625578683" calcext:value-type="float">
            <text:p>0.0031852463</text:p>
          </table:table-cell>
          <table:table-cell office:value-type="float" office:value="0.042009983350707" calcext:value-type="float">
            <text:p>0.0420099834</text:p>
          </table:table-cell>
        </table:table-row>
        <table:table-row table:style-name="ro1">
          <table:table-cell office:value-type="string" calcext:value-type="string">
            <text:p>MTRINITY_DN13140_c0_g1_i5</text:p>
          </table:table-cell>
          <table:table-cell office:value-type="float" office:value="1.3605666141373" calcext:value-type="float">
            <text:p>1.3605666141</text:p>
          </table:table-cell>
          <table:table-cell office:value-type="float" office:value="5.10363553135471" calcext:value-type="float">
            <text:p>5.1036355314</text:p>
          </table:table-cell>
          <table:table-cell office:value-type="float" office:value="12.7161221261708" calcext:value-type="float">
            <text:p>12.7161221262</text:p>
          </table:table-cell>
          <table:table-cell office:value-type="float" office:value="0.00360546096378559" calcext:value-type="float">
            <text:p>0.003605461</text:p>
          </table:table-cell>
          <table:table-cell office:value-type="float" office:value="0.045485264388178" calcext:value-type="float">
            <text:p>0.0454852644</text:p>
          </table:table-cell>
        </table:table-row>
        <table:table-row table:style-name="ro1">
          <table:table-cell office:value-type="string" calcext:value-type="string">
            <text:p>MTRINITY_DN17336_c9_g4_i1</text:p>
          </table:table-cell>
          <table:table-cell office:value-type="float" office:value="-1.90522717852187" calcext:value-type="float">
            <text:p>-1.9052271785</text:p>
          </table:table-cell>
          <table:table-cell office:value-type="float" office:value="1.53821769514698" calcext:value-type="float">
            <text:p>1.5382176951</text:p>
          </table:table-cell>
          <table:table-cell office:value-type="float" office:value="26.7449533748521" calcext:value-type="float">
            <text:p>26.7449533749</text:p>
          </table:table-cell>
          <table:table-cell office:value-type="float" office:value="0.00223285060078981" calcext:value-type="float">
            <text:p>0.0022328506</text:p>
          </table:table-cell>
          <table:table-cell office:value-type="float" office:value="0.0333986317713515" calcext:value-type="float">
            <text:p>0.0333986318</text:p>
          </table:table-cell>
        </table:table-row>
        <table:table-row table:style-name="ro1">
          <table:table-cell office:value-type="string" calcext:value-type="string">
            <text:p>MTRINITY_DN15298_c1_g1_i1</text:p>
          </table:table-cell>
          <table:table-cell office:value-type="float" office:value="2.56355353735042" calcext:value-type="float">
            <text:p>2.5635535374</text:p>
          </table:table-cell>
          <table:table-cell office:value-type="float" office:value="5.2818959749211" calcext:value-type="float">
            <text:p>5.2818959749</text:p>
          </table:table-cell>
          <table:table-cell office:value-type="float" office:value="13.7363882705448" calcext:value-type="float">
            <text:p>13.7363882705</text:p>
          </table:table-cell>
          <table:table-cell office:value-type="float" office:value="0.00276922888202804" calcext:value-type="float">
            <text:p>0.0027692289</text:p>
          </table:table-cell>
          <table:table-cell office:value-type="float" office:value="0.0385381143165126" calcext:value-type="float">
            <text:p>0.0385381143</text:p>
          </table:table-cell>
        </table:table-row>
        <table:table-row table:style-name="ro1">
          <table:table-cell office:value-type="string" calcext:value-type="string">
            <text:p>STRINITY_DN11690_c1_g1_i1</text:p>
          </table:table-cell>
          <table:table-cell office:value-type="float" office:value="-1.4222883036151" calcext:value-type="float">
            <text:p>-1.4222883036</text:p>
          </table:table-cell>
          <table:table-cell office:value-type="float" office:value="5.53886106838658" calcext:value-type="float">
            <text:p>5.5388610684</text:p>
          </table:table-cell>
          <table:table-cell office:value-type="float" office:value="14.8543285951503" calcext:value-type="float">
            <text:p>14.8543285952</text:p>
          </table:table-cell>
          <table:table-cell office:value-type="float" office:value="0.00210011387905417" calcext:value-type="float">
            <text:p>0.0021001139</text:p>
          </table:table-cell>
          <table:table-cell office:value-type="float" office:value="0.0320494247185806" calcext:value-type="float">
            <text:p>0.0320494247</text:p>
          </table:table-cell>
        </table:table-row>
        <table:table-row table:style-name="ro1">
          <table:table-cell office:value-type="string" calcext:value-type="string">
            <text:p>STRINITY_DN18472_c0_g1_i1</text:p>
          </table:table-cell>
          <table:table-cell office:value-type="float" office:value="-7.04877055439465" calcext:value-type="float">
            <text:p>-7.0487705544</text:p>
          </table:table-cell>
          <table:table-cell office:value-type="float" office:value="0.0823060067827927" calcext:value-type="float">
            <text:p>0.0823060068</text:p>
          </table:table-cell>
          <table:table-cell office:value-type="float" office:value="14.7165900325179" calcext:value-type="float">
            <text:p>14.7165900325</text:p>
          </table:table-cell>
          <table:table-cell office:value-type="float" office:value="0.00251007391021258" calcext:value-type="float">
            <text:p>0.0025100739</text:p>
          </table:table-cell>
          <table:table-cell office:value-type="float" office:value="0.0362136719803901" calcext:value-type="float">
            <text:p>0.036213672</text:p>
          </table:table-cell>
        </table:table-row>
        <table:table-row table:style-name="ro1">
          <table:table-cell office:value-type="string" calcext:value-type="string">
            <text:p>Pc32383_g1_i6</text:p>
          </table:table-cell>
          <table:table-cell office:value-type="float" office:value="2.91232839492851" calcext:value-type="float">
            <text:p>2.9123283949</text:p>
          </table:table-cell>
          <table:table-cell office:value-type="float" office:value="0.879354765189183" calcext:value-type="float">
            <text:p>0.8793547652</text:p>
          </table:table-cell>
          <table:table-cell office:value-type="float" office:value="17.452949393588" calcext:value-type="float">
            <text:p>17.4529493936</text:p>
          </table:table-cell>
          <table:table-cell office:value-type="float" office:value="0.00115445934394957" calcext:value-type="float">
            <text:p>0.0011544593</text:p>
          </table:table-cell>
          <table:table-cell office:value-type="float" office:value="0.0220870367027905" calcext:value-type="float">
            <text:p>0.0220870367</text:p>
          </table:table-cell>
        </table:table-row>
        <table:table-row table:style-name="ro1">
          <table:table-cell office:value-type="string" calcext:value-type="string">
            <text:p>STRINITY_DN18778_c0_g1_i1</text:p>
          </table:table-cell>
          <table:table-cell office:value-type="float" office:value="-2.87591291451011" calcext:value-type="float">
            <text:p>-2.8759129145</text:p>
          </table:table-cell>
          <table:table-cell office:value-type="float" office:value="2.39273338923464" calcext:value-type="float">
            <text:p>2.3927333892</text:p>
          </table:table-cell>
          <table:table-cell office:value-type="float" office:value="14.22351596643" calcext:value-type="float">
            <text:p>14.2235159664</text:p>
          </table:table-cell>
          <table:table-cell office:value-type="float" office:value="0.00245103088482453" calcext:value-type="float">
            <text:p>0.0024510309</text:p>
          </table:table-cell>
          <table:table-cell office:value-type="float" office:value="0.0355950871314285" calcext:value-type="float">
            <text:p>0.0355950871</text:p>
          </table:table-cell>
        </table:table-row>
        <table:table-row table:style-name="ro1">
          <table:table-cell office:value-type="string" calcext:value-type="string">
            <text:p>STRINITY_DN18907_c0_g1_i1</text:p>
          </table:table-cell>
          <table:table-cell office:value-type="float" office:value="-8.19135693946953" calcext:value-type="float">
            <text:p>-8.1913569395</text:p>
          </table:table-cell>
          <table:table-cell office:value-type="float" office:value="-1.05961673066725" calcext:value-type="float">
            <text:p>-1.0596167307</text:p>
          </table:table-cell>
          <table:table-cell office:value-type="float" office:value="16.0444595962081" calcext:value-type="float">
            <text:p>16.0444595962</text:p>
          </table:table-cell>
          <table:table-cell office:value-type="float" office:value="0.00185886698949881" calcext:value-type="float">
            <text:p>0.001858867</text:p>
          </table:table-cell>
          <table:table-cell office:value-type="float" office:value="0.0297121774711264" calcext:value-type="float">
            <text:p>0.0297121775</text:p>
          </table:table-cell>
        </table:table-row>
        <table:table-row table:style-name="ro1">
          <table:table-cell office:value-type="string" calcext:value-type="string">
            <text:p>Pc24576_g2_i1</text:p>
          </table:table-cell>
          <table:table-cell office:value-type="float" office:value="-3.45733973271943" calcext:value-type="float">
            <text:p>-3.4573397327</text:p>
          </table:table-cell>
          <table:table-cell office:value-type="float" office:value="2.13870107577707" calcext:value-type="float">
            <text:p>2.1387010758</text:p>
          </table:table-cell>
          <table:table-cell office:value-type="float" office:value="40.5410385079778" calcext:value-type="float">
            <text:p>40.541038508</text:p>
          </table:table-cell>
          <table:table-cell office:value-type="float" office:value="0.0000283953292519196" calcext:value-type="float">
            <text:p>2.83953292519196E-005</text:p>
          </table:table-cell>
          <table:table-cell office:value-type="float" office:value="0.00307715160102571" calcext:value-type="float">
            <text:p>0.0030771516</text:p>
          </table:table-cell>
        </table:table-row>
        <table:table-row table:style-name="ro1">
          <table:table-cell office:value-type="string" calcext:value-type="string">
            <text:p>MTRINITY_DN17319_c4_g7_i1</text:p>
          </table:table-cell>
          <table:table-cell office:value-type="float" office:value="2.45372926952314" calcext:value-type="float">
            <text:p>2.4537292695</text:p>
          </table:table-cell>
          <table:table-cell office:value-type="float" office:value="2.08698221490703" calcext:value-type="float">
            <text:p>2.0869822149</text:p>
          </table:table-cell>
          <table:table-cell office:value-type="float" office:value="42.415567803357" calcext:value-type="float">
            <text:p>42.4155678034</text:p>
          </table:table-cell>
          <table:table-cell office:value-type="float" office:value="0.0000237172629463916" calcext:value-type="float">
            <text:p>2.37172629463916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Pc30561_g1_i1</text:p>
          </table:table-cell>
          <table:table-cell office:value-type="float" office:value="-2.1721480302294" calcext:value-type="float">
            <text:p>-2.1721480302</text:p>
          </table:table-cell>
          <table:table-cell office:value-type="float" office:value="1.92369923439622" calcext:value-type="float">
            <text:p>1.9236992344</text:p>
          </table:table-cell>
          <table:table-cell office:value-type="float" office:value="27.1564600320336" calcext:value-type="float">
            <text:p>27.156460032</text:p>
          </table:table-cell>
          <table:table-cell office:value-type="float" office:value="0.00213621852144933" calcext:value-type="float">
            <text:p>0.0021362185</text:p>
          </table:table-cell>
          <table:table-cell office:value-type="float" office:value="0.0324683582667675" calcext:value-type="float">
            <text:p>0.0324683583</text:p>
          </table:table-cell>
        </table:table-row>
        <table:table-row table:style-name="ro1">
          <table:table-cell office:value-type="string" calcext:value-type="string">
            <text:p>Pc36494_g1_i1</text:p>
          </table:table-cell>
          <table:table-cell office:value-type="float" office:value="-3.90543966940783" calcext:value-type="float">
            <text:p>-3.9054396694</text:p>
          </table:table-cell>
          <table:table-cell office:value-type="float" office:value="5.65450347989375" calcext:value-type="float">
            <text:p>5.6545034799</text:p>
          </table:table-cell>
          <table:table-cell office:value-type="float" office:value="33.1136787947355" calcext:value-type="float">
            <text:p>33.1136787947</text:p>
          </table:table-cell>
          <table:table-cell office:value-type="float" office:value="0.0000749605270984155" calcext:value-type="float">
            <text:p>7.49605270984155E-005</text:p>
          </table:table-cell>
          <table:table-cell office:value-type="float" office:value="0.0047525687174773" calcext:value-type="float">
            <text:p>0.0047525687</text:p>
          </table:table-cell>
        </table:table-row>
        <table:table-row table:style-name="ro1">
          <table:table-cell office:value-type="string" calcext:value-type="string">
            <text:p>Pc27861_g1_i2</text:p>
          </table:table-cell>
          <table:table-cell office:value-type="float" office:value="-3.10941938901117" calcext:value-type="float">
            <text:p>-3.109419389</text:p>
          </table:table-cell>
          <table:table-cell office:value-type="float" office:value="1.4859649831399" calcext:value-type="float">
            <text:p>1.4859649831</text:p>
          </table:table-cell>
          <table:table-cell office:value-type="float" office:value="18.7244438241586" calcext:value-type="float">
            <text:p>18.7244438242</text:p>
          </table:table-cell>
          <table:table-cell office:value-type="float" office:value="0.000878788044974462" calcext:value-type="float">
            <text:p>0.000878788</text:p>
          </table:table-cell>
          <table:table-cell office:value-type="float" office:value="0.0187354116008831" calcext:value-type="float">
            <text:p>0.0187354116</text:p>
          </table:table-cell>
        </table:table-row>
        <table:table-row table:style-name="ro1">
          <table:table-cell office:value-type="string" calcext:value-type="string">
            <text:p>STRINITY_DN11645_c1_g1_i1</text:p>
          </table:table-cell>
          <table:table-cell office:value-type="float" office:value="2.40841210737924" calcext:value-type="float">
            <text:p>2.4084121074</text:p>
          </table:table-cell>
          <table:table-cell office:value-type="float" office:value="3.91915762286857" calcext:value-type="float">
            <text:p>3.9191576229</text:p>
          </table:table-cell>
          <table:table-cell office:value-type="float" office:value="14.7315263686862" calcext:value-type="float">
            <text:p>14.7315263687</text:p>
          </table:table-cell>
          <table:table-cell office:value-type="float" office:value="0.0021635857635434" calcext:value-type="float">
            <text:p>0.0021635858</text:p>
          </table:table-cell>
          <table:table-cell office:value-type="float" office:value="0.0327262779746261" calcext:value-type="float">
            <text:p>0.032726278</text:p>
          </table:table-cell>
        </table:table-row>
        <table:table-row table:style-name="ro1">
          <table:table-cell office:value-type="string" calcext:value-type="string">
            <text:p>STRINITY_DN11801_c0_g1_i2</text:p>
          </table:table-cell>
          <table:table-cell office:value-type="float" office:value="2.07784958669921" calcext:value-type="float">
            <text:p>2.0778495867</text:p>
          </table:table-cell>
          <table:table-cell office:value-type="float" office:value="4.15994218877702" calcext:value-type="float">
            <text:p>4.1599421888</text:p>
          </table:table-cell>
          <table:table-cell office:value-type="float" office:value="47.3864518967008" calcext:value-type="float">
            <text:p>47.3864518967</text:p>
          </table:table-cell>
          <table:table-cell office:value-type="float" office:value="0.0000130356567161536" calcext:value-type="float">
            <text:p>1.30356567161536E-005</text:p>
          </table:table-cell>
          <table:table-cell office:value-type="float" office:value="0.00237486212499405" calcext:value-type="float">
            <text:p>0.0023748621</text:p>
          </table:table-cell>
        </table:table-row>
        <table:table-row table:style-name="ro1">
          <table:table-cell office:value-type="string" calcext:value-type="string">
            <text:p>Pc31264_g1_i2</text:p>
          </table:table-cell>
          <table:table-cell office:value-type="float" office:value="1.89487375326043" calcext:value-type="float">
            <text:p>1.8948737533</text:p>
          </table:table-cell>
          <table:table-cell office:value-type="float" office:value="1.5025593733911" calcext:value-type="float">
            <text:p>1.5025593734</text:p>
          </table:table-cell>
          <table:table-cell office:value-type="float" office:value="19.6116164291759" calcext:value-type="float">
            <text:p>19.6116164292</text:p>
          </table:table-cell>
          <table:table-cell office:value-type="float" office:value="0.00234023984194726" calcext:value-type="float">
            <text:p>0.0023402398</text:p>
          </table:table-cell>
          <table:table-cell office:value-type="float" office:value="0.0343853742415922" calcext:value-type="float">
            <text:p>0.0343853742</text:p>
          </table:table-cell>
        </table:table-row>
        <table:table-row table:style-name="ro1">
          <table:table-cell office:value-type="string" calcext:value-type="string">
            <text:p>MTRINITY_DN15669_c1_g1_i1</text:p>
          </table:table-cell>
          <table:table-cell office:value-type="float" office:value="1.36315359256933" calcext:value-type="float">
            <text:p>1.3631535926</text:p>
          </table:table-cell>
          <table:table-cell office:value-type="float" office:value="7.04253902706018" calcext:value-type="float">
            <text:p>7.0425390271</text:p>
          </table:table-cell>
          <table:table-cell office:value-type="float" office:value="24.9802707044114" calcext:value-type="float">
            <text:p>24.9802707044</text:p>
          </table:table-cell>
          <table:table-cell office:value-type="float" office:value="0.00076355868575133" calcext:value-type="float">
            <text:p>0.0007635587</text:p>
          </table:table-cell>
          <table:table-cell office:value-type="float" office:value="0.0172254062630868" calcext:value-type="float">
            <text:p>0.0172254063</text:p>
          </table:table-cell>
        </table:table-row>
        <table:table-row table:style-name="ro1">
          <table:table-cell office:value-type="string" calcext:value-type="string">
            <text:p>MTRINITY_DN9865_c0_g1_i3</text:p>
          </table:table-cell>
          <table:table-cell office:value-type="float" office:value="1.6270337933249" calcext:value-type="float">
            <text:p>1.6270337933</text:p>
          </table:table-cell>
          <table:table-cell office:value-type="float" office:value="4.84424383559963" calcext:value-type="float">
            <text:p>4.8442438356</text:p>
          </table:table-cell>
          <table:table-cell office:value-type="float" office:value="28.5348164060016" calcext:value-type="float">
            <text:p>28.534816406</text:p>
          </table:table-cell>
          <table:table-cell office:value-type="float" office:value="0.000148449264629994" calcext:value-type="float">
            <text:p>0.0001484493</text:p>
          </table:table-cell>
          <table:table-cell office:value-type="float" office:value="0.00684571874964415" calcext:value-type="float">
            <text:p>0.0068457187</text:p>
          </table:table-cell>
        </table:table-row>
        <table:table-row table:style-name="ro1">
          <table:table-cell office:value-type="string" calcext:value-type="string">
            <text:p>MTRINITY_DN14009_c1_g4_i1</text:p>
          </table:table-cell>
          <table:table-cell office:value-type="float" office:value="-4.58069678657602" calcext:value-type="float">
            <text:p>-4.5806967866</text:p>
          </table:table-cell>
          <table:table-cell office:value-type="float" office:value="0.881942859265355" calcext:value-type="float">
            <text:p>0.8819428593</text:p>
          </table:table-cell>
          <table:table-cell office:value-type="float" office:value="17.7784076833578" calcext:value-type="float">
            <text:p>17.7784076834</text:p>
          </table:table-cell>
          <table:table-cell office:value-type="float" office:value="0.00107533891719933" calcext:value-type="float">
            <text:p>0.0010753389</text:p>
          </table:table-cell>
          <table:table-cell office:value-type="float" office:value="0.0211807897745995" calcext:value-type="float">
            <text:p>0.0211807898</text:p>
          </table:table-cell>
        </table:table-row>
        <table:table-row table:style-name="ro1">
          <table:table-cell office:value-type="string" calcext:value-type="string">
            <text:p>STRINITY_DN5896_c0_g2_i1</text:p>
          </table:table-cell>
          <table:table-cell office:value-type="float" office:value="-1.58413140658173" calcext:value-type="float">
            <text:p>-1.5841314066</text:p>
          </table:table-cell>
          <table:table-cell office:value-type="float" office:value="4.32960712540197" calcext:value-type="float">
            <text:p>4.3296071254</text:p>
          </table:table-cell>
          <table:table-cell office:value-type="float" office:value="13.5443860444091" calcext:value-type="float">
            <text:p>13.5443860444</text:p>
          </table:table-cell>
          <table:table-cell office:value-type="float" office:value="0.0029076928683429" calcext:value-type="float">
            <text:p>0.0029076929</text:p>
          </table:table-cell>
          <table:table-cell office:value-type="float" office:value="0.0396259412894348" calcext:value-type="float">
            <text:p>0.0396259413</text:p>
          </table:table-cell>
        </table:table-row>
        <table:table-row table:style-name="ro1">
          <table:table-cell office:value-type="string" calcext:value-type="string">
            <text:p>MTRINITY_DN14103_c0_g1_i1</text:p>
          </table:table-cell>
          <table:table-cell office:value-type="float" office:value="1.60917559991659" calcext:value-type="float">
            <text:p>1.6091755999</text:p>
          </table:table-cell>
          <table:table-cell office:value-type="float" office:value="3.61789006008024" calcext:value-type="float">
            <text:p>3.6178900601</text:p>
          </table:table-cell>
          <table:table-cell office:value-type="float" office:value="31.7237872029688" calcext:value-type="float">
            <text:p>31.723787203</text:p>
          </table:table-cell>
          <table:table-cell office:value-type="float" office:value="0.000450103068750338" calcext:value-type="float">
            <text:p>0.0004501031</text:p>
          </table:table-cell>
          <table:table-cell office:value-type="float" office:value="0.0127946912099883" calcext:value-type="float">
            <text:p>0.0127946912</text:p>
          </table:table-cell>
        </table:table-row>
        <table:table-row table:style-name="ro1">
          <table:table-cell office:value-type="string" calcext:value-type="string">
            <text:p>STRINITY_DN16408_c0_g2_i1</text:p>
          </table:table-cell>
          <table:table-cell office:value-type="float" office:value="-3.86839428340213" calcext:value-type="float">
            <text:p>-3.8683942834</text:p>
          </table:table-cell>
          <table:table-cell office:value-type="float" office:value="1.00318503158022" calcext:value-type="float">
            <text:p>1.0031850316</text:p>
          </table:table-cell>
          <table:table-cell office:value-type="float" office:value="15.756431052051" calcext:value-type="float">
            <text:p>15.7564310521</text:p>
          </table:table-cell>
          <table:table-cell office:value-type="float" office:value="0.00169485242885066" calcext:value-type="float">
            <text:p>0.0016948524</text:p>
          </table:table-cell>
          <table:table-cell office:value-type="float" office:value="0.02798589719473" calcext:value-type="float">
            <text:p>0.0279858972</text:p>
          </table:table-cell>
        </table:table-row>
        <table:table-row table:style-name="ro1">
          <table:table-cell office:value-type="string" calcext:value-type="string">
            <text:p>MTRINITY_DN9129_c0_g1_i1</text:p>
          </table:table-cell>
          <table:table-cell office:value-type="float" office:value="1.640170436561" calcext:value-type="float">
            <text:p>1.6401704366</text:p>
          </table:table-cell>
          <table:table-cell office:value-type="float" office:value="3.16606922229506" calcext:value-type="float">
            <text:p>3.1660692223</text:p>
          </table:table-cell>
          <table:table-cell office:value-type="float" office:value="26.5352095217808" calcext:value-type="float">
            <text:p>26.5352095218</text:p>
          </table:table-cell>
          <table:table-cell office:value-type="float" office:value="0.000626941428172194" calcext:value-type="float">
            <text:p>0.0006269414</text:p>
          </table:table-cell>
          <table:table-cell office:value-type="float" office:value="0.0153503489321965" calcext:value-type="float">
            <text:p>0.0153503489</text:p>
          </table:table-cell>
        </table:table-row>
        <table:table-row table:style-name="ro1">
          <table:table-cell office:value-type="string" calcext:value-type="string">
            <text:p>STRINITY_DN6949_c0_g1_i1</text:p>
          </table:table-cell>
          <table:table-cell office:value-type="float" office:value="-1.75947087862553" calcext:value-type="float">
            <text:p>-1.7594708786</text:p>
          </table:table-cell>
          <table:table-cell office:value-type="float" office:value="2.71552997782399" calcext:value-type="float">
            <text:p>2.7155299778</text:p>
          </table:table-cell>
          <table:table-cell office:value-type="float" office:value="21.7905803292108" calcext:value-type="float">
            <text:p>21.7905803292</text:p>
          </table:table-cell>
          <table:table-cell office:value-type="float" office:value="0.000956977729544948" calcext:value-type="float">
            <text:p>0.0009569777</text:p>
          </table:table-cell>
          <table:table-cell office:value-type="float" office:value="0.0198114189555036" calcext:value-type="float">
            <text:p>0.019811419</text:p>
          </table:table-cell>
        </table:table-row>
        <table:table-row table:style-name="ro1">
          <table:table-cell office:value-type="string" calcext:value-type="string">
            <text:p>MTRINITY_DN8358_c0_g1_i1</text:p>
          </table:table-cell>
          <table:table-cell office:value-type="float" office:value="2.39444524825108" calcext:value-type="float">
            <text:p>2.3944452483</text:p>
          </table:table-cell>
          <table:table-cell office:value-type="float" office:value="2.73560504614755" calcext:value-type="float">
            <text:p>2.7356050461</text:p>
          </table:table-cell>
          <table:table-cell office:value-type="float" office:value="18.4319778816118" calcext:value-type="float">
            <text:p>18.4319778816</text:p>
          </table:table-cell>
          <table:table-cell office:value-type="float" office:value="0.00093471583005356" calcext:value-type="float">
            <text:p>0.0009347158</text:p>
          </table:table-cell>
          <table:table-cell office:value-type="float" office:value="0.0195132051076028" calcext:value-type="float">
            <text:p>0.0195132051</text:p>
          </table:table-cell>
        </table:table-row>
        <table:table-row table:style-name="ro1">
          <table:table-cell office:value-type="string" calcext:value-type="string">
            <text:p>Pc24510_g3_i2</text:p>
          </table:table-cell>
          <table:table-cell office:value-type="float" office:value="2.32133867856963" calcext:value-type="float">
            <text:p>2.3213386786</text:p>
          </table:table-cell>
          <table:table-cell office:value-type="float" office:value="6.53727456674237" calcext:value-type="float">
            <text:p>6.5372745667</text:p>
          </table:table-cell>
          <table:table-cell office:value-type="float" office:value="17.6464950965053" calcext:value-type="float">
            <text:p>17.6464950965</text:p>
          </table:table-cell>
          <table:table-cell office:value-type="float" office:value="0.00110662306751348" calcext:value-type="float">
            <text:p>0.0011066231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Pc9215_g1_i1</text:p>
          </table:table-cell>
          <table:table-cell office:value-type="float" office:value="1.67722453145893" calcext:value-type="float">
            <text:p>1.6772245315</text:p>
          </table:table-cell>
          <table:table-cell office:value-type="float" office:value="2.92217918024969" calcext:value-type="float">
            <text:p>2.9221791802</text:p>
          </table:table-cell>
          <table:table-cell office:value-type="float" office:value="26.615628081855" calcext:value-type="float">
            <text:p>26.6156280819</text:p>
          </table:table-cell>
          <table:table-cell office:value-type="float" office:value="0.00061270758040987" calcext:value-type="float">
            <text:p>0.0006127076</text:p>
          </table:table-cell>
          <table:table-cell office:value-type="float" office:value="0.0151757850037401" calcext:value-type="float">
            <text:p>0.015175785</text:p>
          </table:table-cell>
        </table:table-row>
        <table:table-row table:style-name="ro1">
          <table:table-cell office:value-type="string" calcext:value-type="string">
            <text:p>MTRINITY_DN12372_c1_g1_i7</text:p>
          </table:table-cell>
          <table:table-cell office:value-type="float" office:value="-3.98280523599509" calcext:value-type="float">
            <text:p>-3.982805236</text:p>
          </table:table-cell>
          <table:table-cell office:value-type="float" office:value="5.33423112808163" calcext:value-type="float">
            <text:p>5.3342311281</text:p>
          </table:table-cell>
          <table:table-cell office:value-type="float" office:value="21.6376427163024" calcext:value-type="float">
            <text:p>21.6376427163</text:p>
          </table:table-cell>
          <table:table-cell office:value-type="float" office:value="0.000490486654502888" calcext:value-type="float">
            <text:p>0.0004904867</text:p>
          </table:table-cell>
          <table:table-cell office:value-type="float" office:value="0.0134385319512843" calcext:value-type="float">
            <text:p>0.013438532</text:p>
          </table:table-cell>
        </table:table-row>
        <table:table-row table:style-name="ro1">
          <table:table-cell office:value-type="string" calcext:value-type="string">
            <text:p>MTRINITY_DN14236_c1_g1_i1</text:p>
          </table:table-cell>
          <table:table-cell office:value-type="float" office:value="-3.92248194150057" calcext:value-type="float">
            <text:p>-3.9224819415</text:p>
          </table:table-cell>
          <table:table-cell office:value-type="float" office:value="3.66975528150777" calcext:value-type="float">
            <text:p>3.6697552815</text:p>
          </table:table-cell>
          <table:table-cell office:value-type="float" office:value="17.9870480050439" calcext:value-type="float">
            <text:p>17.987048005</text:p>
          </table:table-cell>
          <table:table-cell office:value-type="float" office:value="0.00102793201599079" calcext:value-type="float">
            <text:p>0.001027932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MTRINITY_DN11868_c0_g1_i2</text:p>
          </table:table-cell>
          <table:table-cell office:value-type="float" office:value="2.13703855324812" calcext:value-type="float">
            <text:p>2.1370385532</text:p>
          </table:table-cell>
          <table:table-cell office:value-type="float" office:value="4.08879136645919" calcext:value-type="float">
            <text:p>4.0887913665</text:p>
          </table:table-cell>
          <table:table-cell office:value-type="float" office:value="17.9869727411309" calcext:value-type="float">
            <text:p>17.9869727411</text:p>
          </table:table-cell>
          <table:table-cell office:value-type="float" office:value="0.00102794867388333" calcext:value-type="float">
            <text:p>0.0010279487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STRINITY_DN12036_c0_g1_i1</text:p>
          </table:table-cell>
          <table:table-cell office:value-type="float" office:value="-1.60764457065958" calcext:value-type="float">
            <text:p>-1.6076445707</text:p>
          </table:table-cell>
          <table:table-cell office:value-type="float" office:value="3.57769125563339" calcext:value-type="float">
            <text:p>3.5776912556</text:p>
          </table:table-cell>
          <table:table-cell office:value-type="float" office:value="13.1256743130686" calcext:value-type="float">
            <text:p>13.1256743131</text:p>
          </table:table-cell>
          <table:table-cell office:value-type="float" office:value="0.00323859826007761" calcext:value-type="float">
            <text:p>0.0032385983</text:p>
          </table:table-cell>
          <table:table-cell office:value-type="float" office:value="0.0425640291466767" calcext:value-type="float">
            <text:p>0.0425640291</text:p>
          </table:table-cell>
        </table:table-row>
        <table:table-row table:style-name="ro1">
          <table:table-cell office:value-type="string" calcext:value-type="string">
            <text:p>Pc28288_g1_i2</text:p>
          </table:table-cell>
          <table:table-cell office:value-type="float" office:value="-1.57070857944415" calcext:value-type="float">
            <text:p>-1.5707085794</text:p>
          </table:table-cell>
          <table:table-cell office:value-type="float" office:value="3.14012424480065" calcext:value-type="float">
            <text:p>3.1401242448</text:p>
          </table:table-cell>
          <table:table-cell office:value-type="float" office:value="12.5352923306096" calcext:value-type="float">
            <text:p>12.5352923306</text:p>
          </table:table-cell>
          <table:table-cell office:value-type="float" office:value="0.00378271491940225" calcext:value-type="float">
            <text:p>0.0037827149</text:p>
          </table:table-cell>
          <table:table-cell office:value-type="float" office:value="0.0468245511136564" calcext:value-type="float">
            <text:p>0.0468245511</text:p>
          </table:table-cell>
        </table:table-row>
        <table:table-row table:style-name="ro1">
          <table:table-cell office:value-type="string" calcext:value-type="string">
            <text:p>MTRINITY_DN8487_c0_g3_i1</text:p>
          </table:table-cell>
          <table:table-cell office:value-type="float" office:value="1.8669405003569" calcext:value-type="float">
            <text:p>1.8669405004</text:p>
          </table:table-cell>
          <table:table-cell office:value-type="float" office:value="3.83369313560542" calcext:value-type="float">
            <text:p>3.8336931356</text:p>
          </table:table-cell>
          <table:table-cell office:value-type="float" office:value="37.3448089440023" calcext:value-type="float">
            <text:p>37.344808944</text:p>
          </table:table-cell>
          <table:table-cell office:value-type="float" office:value="0.0000423381452437153" calcext:value-type="float">
            <text:p>4.23381452437153E-005</text:p>
          </table:table-cell>
          <table:table-cell office:value-type="float" office:value="0.00367314001134638" calcext:value-type="float">
            <text:p>0.00367314</text:p>
          </table:table-cell>
        </table:table-row>
        <table:table-row table:style-name="ro1">
          <table:table-cell office:value-type="string" calcext:value-type="string">
            <text:p>Pc10650_g1_i1</text:p>
          </table:table-cell>
          <table:table-cell office:value-type="float" office:value="-2.37392602654734" calcext:value-type="float">
            <text:p>-2.3739260265</text:p>
          </table:table-cell>
          <table:table-cell office:value-type="float" office:value="2.53729497556915" calcext:value-type="float">
            <text:p>2.5372949756</text:p>
          </table:table-cell>
          <table:table-cell office:value-type="float" office:value="17.1054133773122" calcext:value-type="float">
            <text:p>17.1054133773</text:p>
          </table:table-cell>
          <table:table-cell office:value-type="float" office:value="0.00124652420981962" calcext:value-type="float">
            <text:p>0.0012465242</text:p>
          </table:table-cell>
          <table:table-cell office:value-type="float" office:value="0.0232579029187412" calcext:value-type="float">
            <text:p>0.0232579029</text:p>
          </table:table-cell>
        </table:table-row>
        <table:table-row table:style-name="ro1">
          <table:table-cell office:value-type="string" calcext:value-type="string">
            <text:p>MTRINITY_DN16210_c0_g1_i1</text:p>
          </table:table-cell>
          <table:table-cell office:value-type="float" office:value="-1.69790193630926" calcext:value-type="float">
            <text:p>-1.6979019363</text:p>
          </table:table-cell>
          <table:table-cell office:value-type="float" office:value="3.58456444147857" calcext:value-type="float">
            <text:p>3.5845644415</text:p>
          </table:table-cell>
          <table:table-cell office:value-type="float" office:value="19.0798183925713" calcext:value-type="float">
            <text:p>19.0798183926</text:p>
          </table:table-cell>
          <table:table-cell office:value-type="float" office:value="0.000815983163328765" calcext:value-type="float">
            <text:p>0.0008159832</text:p>
          </table:table-cell>
          <table:table-cell office:value-type="float" office:value="0.017852902767349" calcext:value-type="float">
            <text:p>0.0178529028</text:p>
          </table:table-cell>
        </table:table-row>
        <table:table-row table:style-name="ro1">
          <table:table-cell office:value-type="string" calcext:value-type="string">
            <text:p>MTRINITY_DN4322_c0_g1_i1</text:p>
          </table:table-cell>
          <table:table-cell office:value-type="float" office:value="-7.36386297380031" calcext:value-type="float">
            <text:p>-7.3638629738</text:p>
          </table:table-cell>
          <table:table-cell office:value-type="float" office:value="0.403500317483038" calcext:value-type="float">
            <text:p>0.4035003175</text:p>
          </table:table-cell>
          <table:table-cell office:value-type="float" office:value="13.7332710450949" calcext:value-type="float">
            <text:p>13.7332710451</text:p>
          </table:table-cell>
          <table:table-cell office:value-type="float" office:value="0.00316927654748064" calcext:value-type="float">
            <text:p>0.0031692765</text:p>
          </table:table-cell>
          <table:table-cell office:value-type="float" office:value="0.0419653036622293" calcext:value-type="float">
            <text:p>0.0419653037</text:p>
          </table:table-cell>
        </table:table-row>
        <table:table-row table:style-name="ro1">
          <table:table-cell office:value-type="string" calcext:value-type="string">
            <text:p>MTRINITY_DN3326_c0_g1_i1</text:p>
          </table:table-cell>
          <table:table-cell office:value-type="float" office:value="-2.35688798282349" calcext:value-type="float">
            <text:p>-2.3568879828</text:p>
          </table:table-cell>
          <table:table-cell office:value-type="float" office:value="3.45931761608582" calcext:value-type="float">
            <text:p>3.4593176161</text:p>
          </table:table-cell>
          <table:table-cell office:value-type="float" office:value="14.4948182590658" calcext:value-type="float">
            <text:p>14.4948182591</text:p>
          </table:table-cell>
          <table:table-cell office:value-type="float" office:value="0.00229234063217487" calcext:value-type="float">
            <text:p>0.0022923406</text:p>
          </table:table-cell>
          <table:table-cell office:value-type="float" office:value="0.0339353073054539" calcext:value-type="float">
            <text:p>0.0339353073</text:p>
          </table:table-cell>
        </table:table-row>
        <table:table-row table:style-name="ro1">
          <table:table-cell office:value-type="string" calcext:value-type="string">
            <text:p>Pc29196_g2_i2</text:p>
          </table:table-cell>
          <table:table-cell office:value-type="float" office:value="-4.08798548509269" calcext:value-type="float">
            <text:p>-4.0879854851</text:p>
          </table:table-cell>
          <table:table-cell office:value-type="float" office:value="4.08305481514302" calcext:value-type="float">
            <text:p>4.0830548151</text:p>
          </table:table-cell>
          <table:table-cell office:value-type="float" office:value="29.5089761945949" calcext:value-type="float">
            <text:p>29.5089761946</text:p>
          </table:table-cell>
          <table:table-cell office:value-type="float" office:value="0.000127547665940257" calcext:value-type="float">
            <text:p>0.0001275477</text:p>
          </table:table-cell>
          <table:table-cell office:value-type="float" office:value="0.00642132018025944" calcext:value-type="float">
            <text:p>0.0064213202</text:p>
          </table:table-cell>
        </table:table-row>
        <table:table-row table:style-name="ro1">
          <table:table-cell office:value-type="string" calcext:value-type="string">
            <text:p>MTRINITY_DN14363_c0_g1_i2</text:p>
          </table:table-cell>
          <table:table-cell office:value-type="float" office:value="-4.02635901989634" calcext:value-type="float">
            <text:p>-4.0263590199</text:p>
          </table:table-cell>
          <table:table-cell office:value-type="float" office:value="1.21241740793633" calcext:value-type="float">
            <text:p>1.2124174079</text:p>
          </table:table-cell>
          <table:table-cell office:value-type="float" office:value="26.564878172436" calcext:value-type="float">
            <text:p>26.5648781724</text:p>
          </table:table-cell>
          <table:table-cell office:value-type="float" office:value="0.000204152755689702" calcext:value-type="float">
            <text:p>0.0002041528</text:p>
          </table:table-cell>
          <table:table-cell office:value-type="float" office:value="0.00816012972076363" calcext:value-type="float">
            <text:p>0.0081601297</text:p>
          </table:table-cell>
        </table:table-row>
        <table:table-row table:style-name="ro1">
          <table:table-cell office:value-type="string" calcext:value-type="string">
            <text:p>STRINITY_DN7154_c0_g1_i1</text:p>
          </table:table-cell>
          <table:table-cell office:value-type="float" office:value="-3.89727724218613" calcext:value-type="float">
            <text:p>-3.8972772422</text:p>
          </table:table-cell>
          <table:table-cell office:value-type="float" office:value="1.78071213747055" calcext:value-type="float">
            <text:p>1.7807121375</text:p>
          </table:table-cell>
          <table:table-cell office:value-type="float" office:value="13.5020272391048" calcext:value-type="float">
            <text:p>13.5020272391</text:p>
          </table:table-cell>
          <table:table-cell office:value-type="float" office:value="0.0029393161882727" calcext:value-type="float">
            <text:p>0.0029393162</text:p>
          </table:table-cell>
          <table:table-cell office:value-type="float" office:value="0.0399928228826147" calcext:value-type="float">
            <text:p>0.0399928229</text:p>
          </table:table-cell>
        </table:table-row>
        <table:table-row table:style-name="ro1">
          <table:table-cell office:value-type="string" calcext:value-type="string">
            <text:p>MTRINITY_DN13456_c0_g1_i3</text:p>
          </table:table-cell>
          <table:table-cell office:value-type="float" office:value="-5.86737765944152" calcext:value-type="float">
            <text:p>-5.8673776594</text:p>
          </table:table-cell>
          <table:table-cell office:value-type="float" office:value="1.91737793035133" calcext:value-type="float">
            <text:p>1.9173779304</text:p>
          </table:table-cell>
          <table:table-cell office:value-type="float" office:value="18.7452739239642" calcext:value-type="float">
            <text:p>18.745273924</text:p>
          </table:table-cell>
          <table:table-cell office:value-type="float" office:value="0.00105566702779462" calcext:value-type="float">
            <text:p>0.001055667</text:p>
          </table:table-cell>
          <table:table-cell office:value-type="float" office:value="0.0209722123364254" calcext:value-type="float">
            <text:p>0.0209722123</text:p>
          </table:table-cell>
        </table:table-row>
        <table:table-row table:style-name="ro1">
          <table:table-cell office:value-type="string" calcext:value-type="string">
            <text:p>Pc30075_g2_i3</text:p>
          </table:table-cell>
          <table:table-cell office:value-type="float" office:value="1.83958073168203" calcext:value-type="float">
            <text:p>1.8395807317</text:p>
          </table:table-cell>
          <table:table-cell office:value-type="float" office:value="3.00399978041053" calcext:value-type="float">
            <text:p>3.0039997804</text:p>
          </table:table-cell>
          <table:table-cell office:value-type="float" office:value="25.9081659215747" calcext:value-type="float">
            <text:p>25.9081659216</text:p>
          </table:table-cell>
          <table:table-cell office:value-type="float" office:value="0.000227877776301401" calcext:value-type="float">
            <text:p>0.0002278778</text:p>
          </table:table-cell>
          <table:table-cell office:value-type="float" office:value="0.00868075518910591" calcext:value-type="float">
            <text:p>0.0086807552</text:p>
          </table:table-cell>
        </table:table-row>
        <table:table-row table:style-name="ro1">
          <table:table-cell office:value-type="string" calcext:value-type="string">
            <text:p>Pc26546_g1_i3</text:p>
          </table:table-cell>
          <table:table-cell office:value-type="float" office:value="-4.50586244322399" calcext:value-type="float">
            <text:p>-4.5058624432</text:p>
          </table:table-cell>
          <table:table-cell office:value-type="float" office:value="2.69934622858186" calcext:value-type="float">
            <text:p>2.6993462286</text:p>
          </table:table-cell>
          <table:table-cell office:value-type="float" office:value="17.8714813668802" calcext:value-type="float">
            <text:p>17.8714813669</text:p>
          </table:table-cell>
          <table:table-cell office:value-type="float" office:value="0.00105388365325777" calcext:value-type="float">
            <text:p>0.0010538837</text:p>
          </table:table-cell>
          <table:table-cell office:value-type="float" office:value="0.0209722123364254" calcext:value-type="float">
            <text:p>0.0209722123</text:p>
          </table:table-cell>
        </table:table-row>
        <table:table-row table:style-name="ro1">
          <table:table-cell office:value-type="string" calcext:value-type="string">
            <text:p>Pc29769_g1_i1</text:p>
          </table:table-cell>
          <table:table-cell office:value-type="float" office:value="-2.8738341292804" calcext:value-type="float">
            <text:p>-2.8738341293</text:p>
          </table:table-cell>
          <table:table-cell office:value-type="float" office:value="1.64187729806712" calcext:value-type="float">
            <text:p>1.6418772981</text:p>
          </table:table-cell>
          <table:table-cell office:value-type="float" office:value="26.6747375022079" calcext:value-type="float">
            <text:p>26.6747375022</text:p>
          </table:table-cell>
          <table:table-cell office:value-type="float" office:value="0.000638551289716212" calcext:value-type="float">
            <text:p>0.0006385513</text:p>
          </table:table-cell>
          <table:table-cell office:value-type="float" office:value="0.0154768233635329" calcext:value-type="float">
            <text:p>0.0154768234</text:p>
          </table:table-cell>
        </table:table-row>
        <table:table-row table:style-name="ro1">
          <table:table-cell office:value-type="string" calcext:value-type="string">
            <text:p>MTRINITY_DN5830_c1_g1_i1</text:p>
          </table:table-cell>
          <table:table-cell office:value-type="float" office:value="-2.9231568674094" calcext:value-type="float">
            <text:p>-2.9231568674</text:p>
          </table:table-cell>
          <table:table-cell office:value-type="float" office:value="5.24805342327226" calcext:value-type="float">
            <text:p>5.2480534233</text:p>
          </table:table-cell>
          <table:table-cell office:value-type="float" office:value="63.3322525373744" calcext:value-type="float">
            <text:p>63.3322525374</text:p>
          </table:table-cell>
          <table:table-cell office:value-type="float" office:value="0.00000288227568280473" calcext:value-type="float">
            <text:p>2.88227568280473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MTRINITY_DN9155_c0_g2_i1</text:p>
          </table:table-cell>
          <table:table-cell office:value-type="float" office:value="-3.03257920010382" calcext:value-type="float">
            <text:p>-3.0325792001</text:p>
          </table:table-cell>
          <table:table-cell office:value-type="float" office:value="2.03932427819488" calcext:value-type="float">
            <text:p>2.0393242782</text:p>
          </table:table-cell>
          <table:table-cell office:value-type="float" office:value="34.2751219737369" calcext:value-type="float">
            <text:p>34.2751219737</text:p>
          </table:table-cell>
          <table:table-cell office:value-type="float" office:value="0.0000637449497693668" calcext:value-type="float">
            <text:p>6.37449497693668E-005</text:p>
          </table:table-cell>
          <table:table-cell office:value-type="float" office:value="0.00452363097441336" calcext:value-type="float">
            <text:p>0.004523631</text:p>
          </table:table-cell>
        </table:table-row>
        <table:table-row table:style-name="ro1">
          <table:table-cell office:value-type="string" calcext:value-type="string">
            <text:p>Pc10957_g1_i1</text:p>
          </table:table-cell>
          <table:table-cell office:value-type="float" office:value="-1.67235044905113" calcext:value-type="float">
            <text:p>-1.6723504491</text:p>
          </table:table-cell>
          <table:table-cell office:value-type="float" office:value="4.23783773344388" calcext:value-type="float">
            <text:p>4.2378377334</text:p>
          </table:table-cell>
          <table:table-cell office:value-type="float" office:value="24.7982177306211" calcext:value-type="float">
            <text:p>24.7982177306</text:p>
          </table:table-cell>
          <table:table-cell office:value-type="float" office:value="0.000353401566905224" calcext:value-type="float">
            <text:p>0.0003534016</text:p>
          </table:table-cell>
          <table:table-cell office:value-type="float" office:value="0.0111474025961241" calcext:value-type="float">
            <text:p>0.0111474026</text:p>
          </table:table-cell>
        </table:table-row>
        <table:table-row table:style-name="ro1">
          <table:table-cell office:value-type="string" calcext:value-type="string">
            <text:p>MTRINITY_DN15658_c1_g1_i1</text:p>
          </table:table-cell>
          <table:table-cell office:value-type="float" office:value="-1.19753520939611" calcext:value-type="float">
            <text:p>-1.1975352094</text:p>
          </table:table-cell>
          <table:table-cell office:value-type="float" office:value="5.74028677125806" calcext:value-type="float">
            <text:p>5.7402867713</text:p>
          </table:table-cell>
          <table:table-cell office:value-type="float" office:value="16.5988425705497" calcext:value-type="float">
            <text:p>16.5988425705</text:p>
          </table:table-cell>
          <table:table-cell office:value-type="float" office:value="0.00299911869285834" calcext:value-type="float">
            <text:p>0.0029991187</text:p>
          </table:table-cell>
          <table:table-cell office:value-type="float" office:value="0.0405089545249582" calcext:value-type="float">
            <text:p>0.0405089545</text:p>
          </table:table-cell>
        </table:table-row>
        <table:table-row table:style-name="ro1">
          <table:table-cell office:value-type="string" calcext:value-type="string">
            <text:p>MTRINITY_DN9809_c0_g1_i1</text:p>
          </table:table-cell>
          <table:table-cell office:value-type="float" office:value="-6.85468982079635" calcext:value-type="float">
            <text:p>-6.8546898208</text:p>
          </table:table-cell>
          <table:table-cell office:value-type="float" office:value="0.14359465967487" calcext:value-type="float">
            <text:p>0.1435946597</text:p>
          </table:table-cell>
          <table:table-cell office:value-type="float" office:value="37.1710974083621" calcext:value-type="float">
            <text:p>37.1710974084</text:p>
          </table:table-cell>
          <table:table-cell office:value-type="float" office:value="0.0000432996850057466" calcext:value-type="float">
            <text:p>4.32996850057466E-005</text:p>
          </table:table-cell>
          <table:table-cell office:value-type="float" office:value="0.00370568639298342" calcext:value-type="float">
            <text:p>0.0037056864</text:p>
          </table:table-cell>
        </table:table-row>
        <table:table-row table:style-name="ro1">
          <table:table-cell office:value-type="string" calcext:value-type="string">
            <text:p>MTRINITY_DN12372_c1_g1_i3</text:p>
          </table:table-cell>
          <table:table-cell office:value-type="float" office:value="-3.77098898982061" calcext:value-type="float">
            <text:p>-3.7709889898</text:p>
          </table:table-cell>
          <table:table-cell office:value-type="float" office:value="4.43658553031916" calcext:value-type="float">
            <text:p>4.4365855303</text:p>
          </table:table-cell>
          <table:table-cell office:value-type="float" office:value="21.0713930858255" calcext:value-type="float">
            <text:p>21.0713930858</text:p>
          </table:table-cell>
          <table:table-cell office:value-type="float" office:value="0.000547044908664029" calcext:value-type="float">
            <text:p>0.0005470449</text:p>
          </table:table-cell>
          <table:table-cell office:value-type="float" office:value="0.0141929075784588" calcext:value-type="float">
            <text:p>0.0141929076</text:p>
          </table:table-cell>
        </table:table-row>
        <table:table-row table:style-name="ro1">
          <table:table-cell office:value-type="string" calcext:value-type="string">
            <text:p>MTRINITY_DN17507_c0_g1_i1</text:p>
          </table:table-cell>
          <table:table-cell office:value-type="float" office:value="-2.34841021069084" calcext:value-type="float">
            <text:p>-2.3484102107</text:p>
          </table:table-cell>
          <table:table-cell office:value-type="float" office:value="2.96408486258997" calcext:value-type="float">
            <text:p>2.9640848626</text:p>
          </table:table-cell>
          <table:table-cell office:value-type="float" office:value="36.1745429105023" calcext:value-type="float">
            <text:p>36.1745429105</text:p>
          </table:table-cell>
          <table:table-cell office:value-type="float" office:value="0.0000493311133146712" calcext:value-type="float">
            <text:p>4.93311133146712E-005</text:p>
          </table:table-cell>
          <table:table-cell office:value-type="float" office:value="0.00398919083256141" calcext:value-type="float">
            <text:p>0.0039891908</text:p>
          </table:table-cell>
        </table:table-row>
        <table:table-row table:style-name="ro1">
          <table:table-cell office:value-type="string" calcext:value-type="string">
            <text:p>MTRINITY_DN16295_c0_g1_i1</text:p>
          </table:table-cell>
          <table:table-cell office:value-type="float" office:value="-1.81527170973509" calcext:value-type="float">
            <text:p>-1.8152717097</text:p>
          </table:table-cell>
          <table:table-cell office:value-type="float" office:value="2.47827039531598" calcext:value-type="float">
            <text:p>2.4782703953</text:p>
          </table:table-cell>
          <table:table-cell office:value-type="float" office:value="28.5655880099147" calcext:value-type="float">
            <text:p>28.5655880099</text:p>
          </table:table-cell>
          <table:table-cell office:value-type="float" office:value="0.000659877095053556" calcext:value-type="float">
            <text:p>0.0006598771</text:p>
          </table:table-cell>
          <table:table-cell office:value-type="float" office:value="0.0157988177320975" calcext:value-type="float">
            <text:p>0.0157988177</text:p>
          </table:table-cell>
        </table:table-row>
        <table:table-row table:style-name="ro1">
          <table:table-cell office:value-type="string" calcext:value-type="string">
            <text:p>STRINITY_DN12408_c0_g1_i1</text:p>
          </table:table-cell>
          <table:table-cell office:value-type="float" office:value="1.47568015215526" calcext:value-type="float">
            <text:p>1.4756801522</text:p>
          </table:table-cell>
          <table:table-cell office:value-type="float" office:value="4.95988992958536" calcext:value-type="float">
            <text:p>4.9598899296</text:p>
          </table:table-cell>
          <table:table-cell office:value-type="float" office:value="46.1280913837075" calcext:value-type="float">
            <text:p>46.1280913837</text:p>
          </table:table-cell>
          <table:table-cell office:value-type="float" office:value="0.000322634257417854" calcext:value-type="float">
            <text:p>0.0003226343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STRINITY_DN3396_c0_g1_i1</text:p>
          </table:table-cell>
          <table:table-cell office:value-type="float" office:value="-4.2432465762814" calcext:value-type="float">
            <text:p>-4.2432465763</text:p>
          </table:table-cell>
          <table:table-cell office:value-type="float" office:value="2.80216293645428" calcext:value-type="float">
            <text:p>2.8021629365</text:p>
          </table:table-cell>
          <table:table-cell office:value-type="float" office:value="17.8673895573777" calcext:value-type="float">
            <text:p>17.8673895574</text:p>
          </table:table-cell>
          <table:table-cell office:value-type="float" office:value="0.00105481637529633" calcext:value-type="float">
            <text:p>0.0010548164</text:p>
          </table:table-cell>
          <table:table-cell office:value-type="float" office:value="0.0209722123364254" calcext:value-type="float">
            <text:p>0.0209722123</text:p>
          </table:table-cell>
        </table:table-row>
        <table:table-row table:style-name="ro1">
          <table:table-cell office:value-type="string" calcext:value-type="string">
            <text:p>MTRINITY_DN11457_c1_g1_i1</text:p>
          </table:table-cell>
          <table:table-cell office:value-type="float" office:value="-2.48095290401075" calcext:value-type="float">
            <text:p>-2.480952904</text:p>
          </table:table-cell>
          <table:table-cell office:value-type="float" office:value="3.04750913287475" calcext:value-type="float">
            <text:p>3.0475091329</text:p>
          </table:table-cell>
          <table:table-cell office:value-type="float" office:value="12.2937072449733" calcext:value-type="float">
            <text:p>12.293707245</text:p>
          </table:table-cell>
          <table:table-cell office:value-type="float" office:value="0.00403561732454577" calcext:value-type="float">
            <text:p>0.0040356173</text:p>
          </table:table-cell>
          <table:table-cell office:value-type="float" office:value="0.0488707246555785" calcext:value-type="float">
            <text:p>0.0488707247</text:p>
          </table:table-cell>
        </table:table-row>
        <table:table-row table:style-name="ro1">
          <table:table-cell office:value-type="string" calcext:value-type="string">
            <text:p>STRINITY_DN12056_c0_g1_i2</text:p>
          </table:table-cell>
          <table:table-cell office:value-type="float" office:value="-2.28030675866304" calcext:value-type="float">
            <text:p>-2.2803067587</text:p>
          </table:table-cell>
          <table:table-cell office:value-type="float" office:value="4.87999159221733" calcext:value-type="float">
            <text:p>4.8799915922</text:p>
          </table:table-cell>
          <table:table-cell office:value-type="float" office:value="21.0759205252682" calcext:value-type="float">
            <text:p>21.0759205253</text:p>
          </table:table-cell>
          <table:table-cell office:value-type="float" office:value="0.000546563596137998" calcext:value-type="float">
            <text:p>0.0005465636</text:p>
          </table:table-cell>
          <table:table-cell office:value-type="float" office:value="0.0141926868761855" calcext:value-type="float">
            <text:p>0.0141926869</text:p>
          </table:table-cell>
        </table:table-row>
        <table:table-row table:style-name="ro1">
          <table:table-cell office:value-type="string" calcext:value-type="string">
            <text:p>STRINITY_DN16606_c0_g1_i1</text:p>
          </table:table-cell>
          <table:table-cell office:value-type="float" office:value="-3.87506433581272" calcext:value-type="float">
            <text:p>-3.8750643358</text:p>
          </table:table-cell>
          <table:table-cell office:value-type="float" office:value="3.39215028939938" calcext:value-type="float">
            <text:p>3.3921502894</text:p>
          </table:table-cell>
          <table:table-cell office:value-type="float" office:value="21.4190605006177" calcext:value-type="float">
            <text:p>21.4190605006</text:p>
          </table:table-cell>
          <table:table-cell office:value-type="float" office:value="0.00051147466527796" calcext:value-type="float">
            <text:p>0.0005114747</text:p>
          </table:table-cell>
          <table:table-cell office:value-type="float" office:value="0.0137452520163955" calcext:value-type="float">
            <text:p>0.013745252</text:p>
          </table:table-cell>
        </table:table-row>
        <table:table-row table:style-name="ro1">
          <table:table-cell office:value-type="string" calcext:value-type="string">
            <text:p>STRINITY_DN10193_c0_g1_i1</text:p>
          </table:table-cell>
          <table:table-cell office:value-type="float" office:value="-2.45583534932893" calcext:value-type="float">
            <text:p>-2.4558353493</text:p>
          </table:table-cell>
          <table:table-cell office:value-type="float" office:value="2.18336836395268" calcext:value-type="float">
            <text:p>2.183368364</text:p>
          </table:table-cell>
          <table:table-cell office:value-type="float" office:value="16.7432157500907" calcext:value-type="float">
            <text:p>16.7432157501</text:p>
          </table:table-cell>
          <table:table-cell office:value-type="float" office:value="0.00135168794902273" calcext:value-type="float">
            <text:p>0.0013516879</text:p>
          </table:table-cell>
          <table:table-cell office:value-type="float" office:value="0.0243493304544997" calcext:value-type="float">
            <text:p>0.0243493305</text:p>
          </table:table-cell>
        </table:table-row>
        <table:table-row table:style-name="ro1">
          <table:table-cell office:value-type="string" calcext:value-type="string">
            <text:p>STRINITY_DN4935_c0_g1_i1</text:p>
          </table:table-cell>
          <table:table-cell office:value-type="float" office:value="3.12345566639314" calcext:value-type="float">
            <text:p>3.1234556664</text:p>
          </table:table-cell>
          <table:table-cell office:value-type="float" office:value="3.32488789659923" calcext:value-type="float">
            <text:p>3.3248878966</text:p>
          </table:table-cell>
          <table:table-cell office:value-type="float" office:value="49.8927446611159" calcext:value-type="float">
            <text:p>49.8927446611</text:p>
          </table:table-cell>
          <table:table-cell office:value-type="float" office:value="0.0000100258305381125" calcext:value-type="float">
            <text:p>1.00258305381125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MTRINITY_DN12566_c0_g1_i1</text:p>
          </table:table-cell>
          <table:table-cell office:value-type="float" office:value="-3.25007841637564" calcext:value-type="float">
            <text:p>-3.2500784164</text:p>
          </table:table-cell>
          <table:table-cell office:value-type="float" office:value="3.86217666388328" calcext:value-type="float">
            <text:p>3.8621766639</text:p>
          </table:table-cell>
          <table:table-cell office:value-type="float" office:value="22.433601338495" calcext:value-type="float">
            <text:p>22.4336013385</text:p>
          </table:table-cell>
          <table:table-cell office:value-type="float" office:value="0.000422068339832301" calcext:value-type="float">
            <text:p>0.0004220683</text:p>
          </table:table-cell>
          <table:table-cell office:value-type="float" office:value="0.0123800879582819" calcext:value-type="float">
            <text:p>0.012380088</text:p>
          </table:table-cell>
        </table:table-row>
        <table:table-row table:style-name="ro1">
          <table:table-cell office:value-type="string" calcext:value-type="string">
            <text:p>Pc1448_g1_i1</text:p>
          </table:table-cell>
          <table:table-cell office:value-type="float" office:value="1.4635096772202" calcext:value-type="float">
            <text:p>1.4635096772</text:p>
          </table:table-cell>
          <table:table-cell office:value-type="float" office:value="4.07279843789134" calcext:value-type="float">
            <text:p>4.0727984379</text:p>
          </table:table-cell>
          <table:table-cell office:value-type="float" office:value="19.1276132739742" calcext:value-type="float">
            <text:p>19.127613274</text:p>
          </table:table-cell>
          <table:table-cell office:value-type="float" office:value="0.00114503327370854" calcext:value-type="float">
            <text:p>0.0011450333</text:p>
          </table:table-cell>
          <table:table-cell office:value-type="float" office:value="0.0219626893355802" calcext:value-type="float">
            <text:p>0.0219626893</text:p>
          </table:table-cell>
        </table:table-row>
        <table:table-row table:style-name="ro1">
          <table:table-cell office:value-type="string" calcext:value-type="string">
            <text:p>STRINITY_DN817_c0_g1_i1</text:p>
          </table:table-cell>
          <table:table-cell office:value-type="float" office:value="1.72585885386582" calcext:value-type="float">
            <text:p>1.7258588539</text:p>
          </table:table-cell>
          <table:table-cell office:value-type="float" office:value="3.82220927193787" calcext:value-type="float">
            <text:p>3.8222092719</text:p>
          </table:table-cell>
          <table:table-cell office:value-type="float" office:value="29.857484620873" calcext:value-type="float">
            <text:p>29.8574846209</text:p>
          </table:table-cell>
          <table:table-cell office:value-type="float" office:value="0.000120914395899335" calcext:value-type="float">
            <text:p>0.0001209144</text:p>
          </table:table-cell>
          <table:table-cell office:value-type="float" office:value="0.00622574328663161" calcext:value-type="float">
            <text:p>0.0062257433</text:p>
          </table:table-cell>
        </table:table-row>
        <table:table-row table:style-name="ro1">
          <table:table-cell office:value-type="string" calcext:value-type="string">
            <text:p>MTRINITY_DN6596_c0_g1_i1</text:p>
          </table:table-cell>
          <table:table-cell office:value-type="float" office:value="-1.75668052012571" calcext:value-type="float">
            <text:p>-1.7566805201</text:p>
          </table:table-cell>
          <table:table-cell office:value-type="float" office:value="4.66274565458203" calcext:value-type="float">
            <text:p>4.6627456546</text:p>
          </table:table-cell>
          <table:table-cell office:value-type="float" office:value="14.1817974059504" calcext:value-type="float">
            <text:p>14.181797406</text:p>
          </table:table-cell>
          <table:table-cell office:value-type="float" office:value="0.00247655117868804" calcext:value-type="float">
            <text:p>0.0024765512</text:p>
          </table:table-cell>
          <table:table-cell office:value-type="float" office:value="0.0358616079507273" calcext:value-type="float">
            <text:p>0.035861608</text:p>
          </table:table-cell>
        </table:table-row>
        <table:table-row table:style-name="ro1">
          <table:table-cell office:value-type="string" calcext:value-type="string">
            <text:p>MTRINITY_DN161_c1_g1_i1</text:p>
          </table:table-cell>
          <table:table-cell office:value-type="float" office:value="-3.01560294086575" calcext:value-type="float">
            <text:p>-3.0156029409</text:p>
          </table:table-cell>
          <table:table-cell office:value-type="float" office:value="2.65800447994593" calcext:value-type="float">
            <text:p>2.6580044799</text:p>
          </table:table-cell>
          <table:table-cell office:value-type="float" office:value="23.8636542518804" calcext:value-type="float">
            <text:p>23.8636542519</text:p>
          </table:table-cell>
          <table:table-cell office:value-type="float" office:value="0.000325075112701508" calcext:value-type="float">
            <text:p>0.0003250751</text:p>
          </table:table-cell>
          <table:table-cell office:value-type="float" office:value="0.0105951191455742" calcext:value-type="float">
            <text:p>0.0105951191</text:p>
          </table:table-cell>
        </table:table-row>
        <table:table-row table:style-name="ro1">
          <table:table-cell office:value-type="string" calcext:value-type="string">
            <text:p>Pc27830_g1_i1</text:p>
          </table:table-cell>
          <table:table-cell office:value-type="float" office:value="-4.40422444535268" calcext:value-type="float">
            <text:p>-4.4042244454</text:p>
          </table:table-cell>
          <table:table-cell office:value-type="float" office:value="6.45732663110194" calcext:value-type="float">
            <text:p>6.4573266311</text:p>
          </table:table-cell>
          <table:table-cell office:value-type="float" office:value="39.4203886323836" calcext:value-type="float">
            <text:p>39.4203886324</text:p>
          </table:table-cell>
          <table:table-cell office:value-type="float" office:value="0.000032570465157751" calcext:value-type="float">
            <text:p>3.2570465157751E-005</text:p>
          </table:table-cell>
          <table:table-cell office:value-type="float" office:value="0.00327863715848" calcext:value-type="float">
            <text:p>0.0032786372</text:p>
          </table:table-cell>
        </table:table-row>
        <table:table-row table:style-name="ro1">
          <table:table-cell office:value-type="string" calcext:value-type="string">
            <text:p>Pc31572_g1_i3</text:p>
          </table:table-cell>
          <table:table-cell office:value-type="float" office:value="-2.40934044836214" calcext:value-type="float">
            <text:p>-2.4093404484</text:p>
          </table:table-cell>
          <table:table-cell office:value-type="float" office:value="3.18106558181363" calcext:value-type="float">
            <text:p>3.1810655818</text:p>
          </table:table-cell>
          <table:table-cell office:value-type="float" office:value="20.2632094698522" calcext:value-type="float">
            <text:p>20.2632094699</text:p>
          </table:table-cell>
          <table:table-cell office:value-type="float" office:value="0.000641427245974625" calcext:value-type="float">
            <text:p>0.0006414272</text:p>
          </table:table-cell>
          <table:table-cell office:value-type="float" office:value="0.015493924842803" calcext:value-type="float">
            <text:p>0.0154939248</text:p>
          </table:table-cell>
        </table:table-row>
        <table:table-row table:style-name="ro1">
          <table:table-cell office:value-type="string" calcext:value-type="string">
            <text:p>Pc31836_g1_i2</text:p>
          </table:table-cell>
          <table:table-cell office:value-type="float" office:value="1.4927015437066" calcext:value-type="float">
            <text:p>1.4927015437</text:p>
          </table:table-cell>
          <table:table-cell office:value-type="float" office:value="4.9235282740177" calcext:value-type="float">
            <text:p>4.923528274</text:p>
          </table:table-cell>
          <table:table-cell office:value-type="float" office:value="44.0271548308475" calcext:value-type="float">
            <text:p>44.0271548308</text:p>
          </table:table-cell>
          <table:table-cell office:value-type="float" office:value="0.000267906254654507" calcext:value-type="float">
            <text:p>0.0002679063</text:p>
          </table:table-cell>
          <table:table-cell office:value-type="float" office:value="0.00960524864889865" calcext:value-type="float">
            <text:p>0.0096052486</text:p>
          </table:table-cell>
        </table:table-row>
        <table:table-row table:style-name="ro1">
          <table:table-cell office:value-type="string" calcext:value-type="string">
            <text:p>MTRINITY_DN4134_c0_g1_i2</text:p>
          </table:table-cell>
          <table:table-cell office:value-type="float" office:value="-2.72489530564684" calcext:value-type="float">
            <text:p>-2.7248953056</text:p>
          </table:table-cell>
          <table:table-cell office:value-type="float" office:value="3.37344024774008" calcext:value-type="float">
            <text:p>3.3734402477</text:p>
          </table:table-cell>
          <table:table-cell office:value-type="float" office:value="17.7503266413106" calcext:value-type="float">
            <text:p>17.7503266413</text:p>
          </table:table-cell>
          <table:table-cell office:value-type="float" office:value="0.0010819115267282" calcext:value-type="float">
            <text:p>0.0010819115</text:p>
          </table:table-cell>
          <table:table-cell office:value-type="float" office:value="0.0212405625960283" calcext:value-type="float">
            <text:p>0.0212405626</text:p>
          </table:table-cell>
        </table:table-row>
        <table:table-row table:style-name="ro1">
          <table:table-cell office:value-type="string" calcext:value-type="string">
            <text:p>STRINITY_DN5252_c0_g1_i1</text:p>
          </table:table-cell>
          <table:table-cell office:value-type="float" office:value="-2.40412420247115" calcext:value-type="float">
            <text:p>-2.4041242025</text:p>
          </table:table-cell>
          <table:table-cell office:value-type="float" office:value="2.82796594923157" calcext:value-type="float">
            <text:p>2.8279659492</text:p>
          </table:table-cell>
          <table:table-cell office:value-type="float" office:value="30.7017291727281" calcext:value-type="float">
            <text:p>30.7017291727</text:p>
          </table:table-cell>
          <table:table-cell office:value-type="float" office:value="0.000106438429088626" calcext:value-type="float">
            <text:p>0.0001064384</text:p>
          </table:table-cell>
          <table:table-cell office:value-type="float" office:value="0.00580921593524066" calcext:value-type="float">
            <text:p>0.0058092159</text:p>
          </table:table-cell>
        </table:table-row>
        <table:table-row table:style-name="ro1">
          <table:table-cell office:value-type="string" calcext:value-type="string">
            <text:p>STRINITY_DN560_c0_g3_i1</text:p>
          </table:table-cell>
          <table:table-cell office:value-type="float" office:value="-1.78863067275878" calcext:value-type="float">
            <text:p>-1.7886306728</text:p>
          </table:table-cell>
          <table:table-cell office:value-type="float" office:value="2.5735756884495" calcext:value-type="float">
            <text:p>2.5735756884</text:p>
          </table:table-cell>
          <table:table-cell office:value-type="float" office:value="17.3703541390774" calcext:value-type="float">
            <text:p>17.3703541391</text:p>
          </table:table-cell>
          <table:table-cell office:value-type="float" office:value="0.00117560227411359" calcext:value-type="float">
            <text:p>0.0011756023</text:p>
          </table:table-cell>
          <table:table-cell office:value-type="float" office:value="0.0223757576013359" calcext:value-type="float">
            <text:p>0.0223757576</text:p>
          </table:table-cell>
        </table:table-row>
        <table:table-row table:style-name="ro1">
          <table:table-cell office:value-type="string" calcext:value-type="string">
            <text:p>MTRINITY_DN1859_c0_g1_i1</text:p>
          </table:table-cell>
          <table:table-cell office:value-type="float" office:value="-1.63173790665339" calcext:value-type="float">
            <text:p>-1.6317379067</text:p>
          </table:table-cell>
          <table:table-cell office:value-type="float" office:value="7.20758378757301" calcext:value-type="float">
            <text:p>7.2075837876</text:p>
          </table:table-cell>
          <table:table-cell office:value-type="float" office:value="20.3145046419119" calcext:value-type="float">
            <text:p>20.3145046419</text:p>
          </table:table-cell>
          <table:table-cell office:value-type="float" office:value="0.000634902342892462" calcext:value-type="float">
            <text:p>0.0006349023</text:p>
          </table:table-cell>
          <table:table-cell office:value-type="float" office:value="0.0154319826145311" calcext:value-type="float">
            <text:p>0.0154319826</text:p>
          </table:table-cell>
        </table:table-row>
        <table:table-row table:style-name="ro1">
          <table:table-cell office:value-type="string" calcext:value-type="string">
            <text:p>STRINITY_DN12161_c0_g1_i1</text:p>
          </table:table-cell>
          <table:table-cell office:value-type="float" office:value="-1.86579204083567" calcext:value-type="float">
            <text:p>-1.8657920408</text:p>
          </table:table-cell>
          <table:table-cell office:value-type="float" office:value="3.82902881341838" calcext:value-type="float">
            <text:p>3.8290288134</text:p>
          </table:table-cell>
          <table:table-cell office:value-type="float" office:value="14.4499265253896" calcext:value-type="float">
            <text:p>14.4499265254</text:p>
          </table:table-cell>
          <table:table-cell office:value-type="float" office:value="0.00231775359892739" calcext:value-type="float">
            <text:p>0.0023177536</text:p>
          </table:table-cell>
          <table:table-cell office:value-type="float" office:value="0.0341385316646724" calcext:value-type="float">
            <text:p>0.0341385317</text:p>
          </table:table-cell>
        </table:table-row>
        <table:table-row table:style-name="ro1">
          <table:table-cell office:value-type="string" calcext:value-type="string">
            <text:p>STRINITY_DN11543_c0_g2_i1</text:p>
          </table:table-cell>
          <table:table-cell office:value-type="float" office:value="-2.11142678573992" calcext:value-type="float">
            <text:p>-2.1114267857</text:p>
          </table:table-cell>
          <table:table-cell office:value-type="float" office:value="2.47958519154868" calcext:value-type="float">
            <text:p>2.4795851915</text:p>
          </table:table-cell>
          <table:table-cell office:value-type="float" office:value="17.652118753269" calcext:value-type="float">
            <text:p>17.6521187533</text:p>
          </table:table-cell>
          <table:table-cell office:value-type="float" office:value="0.00110526796899413" calcext:value-type="float">
            <text:p>0.001105268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MTRINITY_DN13064_c0_g1_i1</text:p>
          </table:table-cell>
          <table:table-cell office:value-type="float" office:value="-6.06488659434895" calcext:value-type="float">
            <text:p>-6.0648865943</text:p>
          </table:table-cell>
          <table:table-cell office:value-type="float" office:value="1.27287596363412" calcext:value-type="float">
            <text:p>1.2728759636</text:p>
          </table:table-cell>
          <table:table-cell office:value-type="float" office:value="12.988970400821" calcext:value-type="float">
            <text:p>12.9889704008</text:p>
          </table:table-cell>
          <table:table-cell office:value-type="float" office:value="0.00380637166394057" calcext:value-type="float">
            <text:p>0.0038063717</text:p>
          </table:table-cell>
          <table:table-cell office:value-type="float" office:value="0.0470108438788526" calcext:value-type="float">
            <text:p>0.0470108439</text:p>
          </table:table-cell>
        </table:table-row>
        <table:table-row table:style-name="ro1">
          <table:table-cell office:value-type="string" calcext:value-type="string">
            <text:p>MTRINITY_DN15996_c0_g1_i1</text:p>
          </table:table-cell>
          <table:table-cell office:value-type="float" office:value="-3.49311287703676" calcext:value-type="float">
            <text:p>-3.493112877</text:p>
          </table:table-cell>
          <table:table-cell office:value-type="float" office:value="3.81711127960849" calcext:value-type="float">
            <text:p>3.8171112796</text:p>
          </table:table-cell>
          <table:table-cell office:value-type="float" office:value="19.3913015263928" calcext:value-type="float">
            <text:p>19.3913015264</text:p>
          </table:table-cell>
          <table:table-cell office:value-type="float" office:value="0.000765190946054576" calcext:value-type="float">
            <text:p>0.0007651909</text:p>
          </table:table-cell>
          <table:table-cell office:value-type="float" office:value="0.0172443707347344" calcext:value-type="float">
            <text:p>0.0172443707</text:p>
          </table:table-cell>
        </table:table-row>
        <table:table-row table:style-name="ro1">
          <table:table-cell office:value-type="string" calcext:value-type="string">
            <text:p>STRINITY_DN7869_c0_g1_i2</text:p>
          </table:table-cell>
          <table:table-cell office:value-type="float" office:value="1.60205999960276" calcext:value-type="float">
            <text:p>1.6020599996</text:p>
          </table:table-cell>
          <table:table-cell office:value-type="float" office:value="2.9593648763626" calcext:value-type="float">
            <text:p>2.9593648764</text:p>
          </table:table-cell>
          <table:table-cell office:value-type="float" office:value="24.9526317284454" calcext:value-type="float">
            <text:p>24.9526317284</text:p>
          </table:table-cell>
          <table:table-cell office:value-type="float" office:value="0.00103896839312101" calcext:value-type="float">
            <text:p>0.0010389684</text:p>
          </table:table-cell>
          <table:table-cell office:value-type="float" office:value="0.0207641499498711" calcext:value-type="float">
            <text:p>0.0207641499</text:p>
          </table:table-cell>
        </table:table-row>
        <table:table-row table:style-name="ro1">
          <table:table-cell office:value-type="string" calcext:value-type="string">
            <text:p>MTRINITY_DN13724_c0_g1_i5</text:p>
          </table:table-cell>
          <table:table-cell office:value-type="float" office:value="-4.10667549684729" calcext:value-type="float">
            <text:p>-4.1066754968</text:p>
          </table:table-cell>
          <table:table-cell office:value-type="float" office:value="1.19538106851133" calcext:value-type="float">
            <text:p>1.1953810685</text:p>
          </table:table-cell>
          <table:table-cell office:value-type="float" office:value="20.1915399994065" calcext:value-type="float">
            <text:p>20.1915399994</text:p>
          </table:table-cell>
          <table:table-cell office:value-type="float" office:value="0.000650674703864019" calcext:value-type="float">
            <text:p>0.0006506747</text:p>
          </table:table-cell>
          <table:table-cell office:value-type="float" office:value="0.0156310592823736" calcext:value-type="float">
            <text:p>0.0156310593</text:p>
          </table:table-cell>
        </table:table-row>
        <table:table-row table:style-name="ro1">
          <table:table-cell office:value-type="string" calcext:value-type="string">
            <text:p>Pc19794_g1_i1</text:p>
          </table:table-cell>
          <table:table-cell office:value-type="float" office:value="-3.73872553951972" calcext:value-type="float">
            <text:p>-3.7387255395</text:p>
          </table:table-cell>
          <table:table-cell office:value-type="float" office:value="4.93154852532448" calcext:value-type="float">
            <text:p>4.9315485253</text:p>
          </table:table-cell>
          <table:table-cell office:value-type="float" office:value="35.9183183191652" calcext:value-type="float">
            <text:p>35.9183183192</text:p>
          </table:table-cell>
          <table:table-cell office:value-type="float" office:value="0.0000510358226188291" calcext:value-type="float">
            <text:p>5.10358226188291E-005</text:p>
          </table:table-cell>
          <table:table-cell office:value-type="float" office:value="0.0040121439474588" calcext:value-type="float">
            <text:p>0.0040121439</text:p>
          </table:table-cell>
        </table:table-row>
        <table:table-row table:style-name="ro1">
          <table:table-cell office:value-type="string" calcext:value-type="string">
            <text:p>Pc31488_g1_i3</text:p>
          </table:table-cell>
          <table:table-cell office:value-type="float" office:value="-4.29323648878775" calcext:value-type="float">
            <text:p>-4.2932364888</text:p>
          </table:table-cell>
          <table:table-cell office:value-type="float" office:value="6.47539456936471" calcext:value-type="float">
            <text:p>6.4753945694</text:p>
          </table:table-cell>
          <table:table-cell office:value-type="float" office:value="47.2886823082777" calcext:value-type="float">
            <text:p>47.2886823083</text:p>
          </table:table-cell>
          <table:table-cell office:value-type="float" office:value="0.0000131728122163604" calcext:value-type="float">
            <text:p>1.31728122163604E-005</text:p>
          </table:table-cell>
          <table:table-cell office:value-type="float" office:value="0.00238205709102836" calcext:value-type="float">
            <text:p>0.0023820571</text:p>
          </table:table-cell>
        </table:table-row>
        <table:table-row table:style-name="ro1">
          <table:table-cell office:value-type="string" calcext:value-type="string">
            <text:p>MTRINITY_DN7785_c0_g1_i1</text:p>
          </table:table-cell>
          <table:table-cell office:value-type="float" office:value="-2.50820915982792" calcext:value-type="float">
            <text:p>-2.5082091598</text:p>
          </table:table-cell>
          <table:table-cell office:value-type="float" office:value="0.897418874571778" calcext:value-type="float">
            <text:p>0.8974188746</text:p>
          </table:table-cell>
          <table:table-cell office:value-type="float" office:value="12.5892412145524" calcext:value-type="float">
            <text:p>12.5892412146</text:p>
          </table:table-cell>
          <table:table-cell office:value-type="float" office:value="0.00372879083974208" calcext:value-type="float">
            <text:p>0.0037287908</text:p>
          </table:table-cell>
          <table:table-cell office:value-type="float" office:value="0.046444333372356" calcext:value-type="float">
            <text:p>0.0464443334</text:p>
          </table:table-cell>
        </table:table-row>
        <table:table-row table:style-name="ro1">
          <table:table-cell office:value-type="string" calcext:value-type="string">
            <text:p>MTRINITY_DN14592_c1_g2_i1</text:p>
          </table:table-cell>
          <table:table-cell office:value-type="float" office:value="-2.38727730159087" calcext:value-type="float">
            <text:p>-2.3872773016</text:p>
          </table:table-cell>
          <table:table-cell office:value-type="float" office:value="1.95318550953678" calcext:value-type="float">
            <text:p>1.9531855095</text:p>
          </table:table-cell>
          <table:table-cell office:value-type="float" office:value="15.177361691818" calcext:value-type="float">
            <text:p>15.1773616918</text:p>
          </table:table-cell>
          <table:table-cell office:value-type="float" office:value="0.00194323223149515" calcext:value-type="float">
            <text:p>0.0019432322</text:p>
          </table:table-cell>
          <table:table-cell office:value-type="float" office:value="0.0306204436351818" calcext:value-type="float">
            <text:p>0.0306204436</text:p>
          </table:table-cell>
        </table:table-row>
        <table:table-row table:style-name="ro1">
          <table:table-cell office:value-type="string" calcext:value-type="string">
            <text:p>MTRINITY_DN15122_c1_g1_i2</text:p>
          </table:table-cell>
          <table:table-cell office:value-type="float" office:value="1.29491021078961" calcext:value-type="float">
            <text:p>1.2949102108</text:p>
          </table:table-cell>
          <table:table-cell office:value-type="float" office:value="4.03523836832141" calcext:value-type="float">
            <text:p>4.0352383683</text:p>
          </table:table-cell>
          <table:table-cell office:value-type="float" office:value="29.5710262695202" calcext:value-type="float">
            <text:p>29.5710262695</text:p>
          </table:table-cell>
          <table:table-cell office:value-type="float" office:value="0.00297723162201404" calcext:value-type="float">
            <text:p>0.0029772316</text:p>
          </table:table-cell>
          <table:table-cell office:value-type="float" office:value="0.040275141428399" calcext:value-type="float">
            <text:p>0.0402751414</text:p>
          </table:table-cell>
        </table:table-row>
        <table:table-row table:style-name="ro1">
          <table:table-cell office:value-type="string" calcext:value-type="string">
            <text:p>MTRINITY_DN15911_c1_g1_i2</text:p>
          </table:table-cell>
          <table:table-cell office:value-type="float" office:value="1.33497644302625" calcext:value-type="float">
            <text:p>1.334976443</text:p>
          </table:table-cell>
          <table:table-cell office:value-type="float" office:value="3.74692285951723" calcext:value-type="float">
            <text:p>3.7469228595</text:p>
          </table:table-cell>
          <table:table-cell office:value-type="float" office:value="27.0794252872196" calcext:value-type="float">
            <text:p>27.0794252872</text:p>
          </table:table-cell>
          <table:table-cell office:value-type="float" office:value="0.00314286630476214" calcext:value-type="float">
            <text:p>0.0031428663</text:p>
          </table:table-cell>
          <table:table-cell office:value-type="float" office:value="0.0417260330545555" calcext:value-type="float">
            <text:p>0.0417260331</text:p>
          </table:table-cell>
        </table:table-row>
        <table:table-row table:style-name="ro1">
          <table:table-cell office:value-type="string" calcext:value-type="string">
            <text:p>Pc31715_g1_i4</text:p>
          </table:table-cell>
          <table:table-cell office:value-type="float" office:value="2.550399835083" calcext:value-type="float">
            <text:p>2.5503998351</text:p>
          </table:table-cell>
          <table:table-cell office:value-type="float" office:value="0.887847329190056" calcext:value-type="float">
            <text:p>0.8878473292</text:p>
          </table:table-cell>
          <table:table-cell office:value-type="float" office:value="27.1883467413398" calcext:value-type="float">
            <text:p>27.1883467413</text:p>
          </table:table-cell>
          <table:table-cell office:value-type="float" office:value="0.000246470048161558" calcext:value-type="float">
            <text:p>0.00024647</text:p>
          </table:table-cell>
          <table:table-cell office:value-type="float" office:value="0.00913399741446129" calcext:value-type="float">
            <text:p>0.0091339974</text:p>
          </table:table-cell>
        </table:table-row>
        <table:table-row table:style-name="ro1">
          <table:table-cell office:value-type="string" calcext:value-type="string">
            <text:p>Pc16974_g1_i2</text:p>
          </table:table-cell>
          <table:table-cell office:value-type="float" office:value="-2.27844068866485" calcext:value-type="float">
            <text:p>-2.2784406887</text:p>
          </table:table-cell>
          <table:table-cell office:value-type="float" office:value="4.93798468251138" calcext:value-type="float">
            <text:p>4.9379846825</text:p>
          </table:table-cell>
          <table:table-cell office:value-type="float" office:value="24.1286723576905" calcext:value-type="float">
            <text:p>24.1286723577</text:p>
          </table:table-cell>
          <table:table-cell office:value-type="float" office:value="0.000310085564981781" calcext:value-type="float">
            <text:p>0.0003100856</text:p>
          </table:table-cell>
          <table:table-cell office:value-type="float" office:value="0.0103552692000239" calcext:value-type="float">
            <text:p>0.0103552692</text:p>
          </table:table-cell>
        </table:table-row>
        <table:table-row table:style-name="ro1">
          <table:table-cell office:value-type="string" calcext:value-type="string">
            <text:p>MTRINITY_DN10573_c2_g1_i2</text:p>
          </table:table-cell>
          <table:table-cell office:value-type="float" office:value="-1.49404782103371" calcext:value-type="float">
            <text:p>-1.494047821</text:p>
          </table:table-cell>
          <table:table-cell office:value-type="float" office:value="7.67795857515163" calcext:value-type="float">
            <text:p>7.6779585752</text:p>
          </table:table-cell>
          <table:table-cell office:value-type="float" office:value="15.0527200907383" calcext:value-type="float">
            <text:p>15.0527200907</text:p>
          </table:table-cell>
          <table:table-cell office:value-type="float" office:value="0.00200209232170138" calcext:value-type="float">
            <text:p>0.0020020923</text:p>
          </table:table-cell>
          <table:table-cell office:value-type="float" office:value="0.0311197785261732" calcext:value-type="float">
            <text:p>0.0311197785</text:p>
          </table:table-cell>
        </table:table-row>
        <table:table-row table:style-name="ro1">
          <table:table-cell office:value-type="string" calcext:value-type="string">
            <text:p>STRINITY_DN16631_c0_g1_i1</text:p>
          </table:table-cell>
          <table:table-cell office:value-type="float" office:value="1.96963908137949" calcext:value-type="float">
            <text:p>1.9696390814</text:p>
          </table:table-cell>
          <table:table-cell office:value-type="float" office:value="2.38731086181258" calcext:value-type="float">
            <text:p>2.3873108618</text:p>
          </table:table-cell>
          <table:table-cell office:value-type="float" office:value="42.2757544144349" calcext:value-type="float">
            <text:p>42.2757544144</text:p>
          </table:table-cell>
          <table:table-cell office:value-type="float" office:value="0.00015994035984492" calcext:value-type="float">
            <text:p>0.0001599404</text:p>
          </table:table-cell>
          <table:table-cell office:value-type="float" office:value="0.00714447875271548" calcext:value-type="float">
            <text:p>0.0071444788</text:p>
          </table:table-cell>
        </table:table-row>
        <table:table-row table:style-name="ro1">
          <table:table-cell office:value-type="string" calcext:value-type="string">
            <text:p>MTRINITY_DN16074_c0_g1_i1</text:p>
          </table:table-cell>
          <table:table-cell office:value-type="float" office:value="-2.95505546934469" calcext:value-type="float">
            <text:p>-2.9550554693</text:p>
          </table:table-cell>
          <table:table-cell office:value-type="float" office:value="5.46108516597998" calcext:value-type="float">
            <text:p>5.461085166</text:p>
          </table:table-cell>
          <table:table-cell office:value-type="float" office:value="21.1830042346684" calcext:value-type="float">
            <text:p>21.1830042347</text:p>
          </table:table-cell>
          <table:table-cell office:value-type="float" office:value="0.000535321613837991" calcext:value-type="float">
            <text:p>0.0005353216</text:p>
          </table:table-cell>
          <table:table-cell office:value-type="float" office:value="0.0140407405729626" calcext:value-type="float">
            <text:p>0.0140407406</text:p>
          </table:table-cell>
        </table:table-row>
        <table:table-row table:style-name="ro1">
          <table:table-cell office:value-type="string" calcext:value-type="string">
            <text:p>Pc14147_g2_i1</text:p>
          </table:table-cell>
          <table:table-cell office:value-type="float" office:value="-1.1984883832189" calcext:value-type="float">
            <text:p>-1.1984883832</text:p>
          </table:table-cell>
          <table:table-cell office:value-type="float" office:value="5.55198069255009" calcext:value-type="float">
            <text:p>5.5519806926</text:p>
          </table:table-cell>
          <table:table-cell office:value-type="float" office:value="15.1621554158391" calcext:value-type="float">
            <text:p>15.1621554158</text:p>
          </table:table-cell>
          <table:table-cell office:value-type="float" office:value="0.00277900686330151" calcext:value-type="float">
            <text:p>0.0027790069</text:p>
          </table:table-cell>
          <table:table-cell office:value-type="float" office:value="0.038604620336149" calcext:value-type="float">
            <text:p>0.0386046203</text:p>
          </table:table-cell>
        </table:table-row>
        <table:table-row table:style-name="ro1">
          <table:table-cell office:value-type="string" calcext:value-type="string">
            <text:p>Pc27696_g1_i1</text:p>
          </table:table-cell>
          <table:table-cell office:value-type="float" office:value="-3.48222230710194" calcext:value-type="float">
            <text:p>-3.4822223071</text:p>
          </table:table-cell>
          <table:table-cell office:value-type="float" office:value="8.01913124574077" calcext:value-type="float">
            <text:p>8.0191312457</text:p>
          </table:table-cell>
          <table:table-cell office:value-type="float" office:value="19.3741521529841" calcext:value-type="float">
            <text:p>19.374152153</text:p>
          </table:table-cell>
          <table:table-cell office:value-type="float" office:value="0.000767890014100299" calcext:value-type="float">
            <text:p>0.00076789</text:p>
          </table:table-cell>
          <table:table-cell office:value-type="float" office:value="0.0172922148861686" calcext:value-type="float">
            <text:p>0.0172922149</text:p>
          </table:table-cell>
        </table:table-row>
        <table:table-row table:style-name="ro1">
          <table:table-cell office:value-type="string" calcext:value-type="string">
            <text:p>MTRINITY_DN16939_c0_g1_i3</text:p>
          </table:table-cell>
          <table:table-cell office:value-type="float" office:value="-1.20210603984923" calcext:value-type="float">
            <text:p>-1.2021060398</text:p>
          </table:table-cell>
          <table:table-cell office:value-type="float" office:value="5.63976627915602" calcext:value-type="float">
            <text:p>5.6397662792</text:p>
          </table:table-cell>
          <table:table-cell office:value-type="float" office:value="17.3551087287942" calcext:value-type="float">
            <text:p>17.3551087288</text:p>
          </table:table-cell>
          <table:table-cell office:value-type="float" office:value="0.00306944553299248" calcext:value-type="float">
            <text:p>0.0030694455</text:p>
          </table:table-cell>
          <table:table-cell office:value-type="float" office:value="0.0409869288297901" calcext:value-type="float">
            <text:p>0.0409869288</text:p>
          </table:table-cell>
        </table:table-row>
        <table:table-row table:style-name="ro1">
          <table:table-cell office:value-type="string" calcext:value-type="string">
            <text:p>MTRINITY_DN11879_c0_g1_i1</text:p>
          </table:table-cell>
          <table:table-cell office:value-type="float" office:value="-9.27658060809548" calcext:value-type="float">
            <text:p>-9.2765806081</text:p>
          </table:table-cell>
          <table:table-cell office:value-type="float" office:value="1.59300057861702" calcext:value-type="float">
            <text:p>1.5930005786</text:p>
          </table:table-cell>
          <table:table-cell office:value-type="float" office:value="31.3480027129939" calcext:value-type="float">
            <text:p>31.348002713</text:p>
          </table:table-cell>
          <table:table-cell office:value-type="float" office:value="0.000131411370054844" calcext:value-type="float">
            <text:p>0.0001314114</text:p>
          </table:table-cell>
          <table:table-cell office:value-type="float" office:value="0.00650941667707313" calcext:value-type="float">
            <text:p>0.0065094167</text:p>
          </table:table-cell>
        </table:table-row>
        <table:table-row table:style-name="ro1">
          <table:table-cell office:value-type="string" calcext:value-type="string">
            <text:p>STRINITY_DN1600_c0_g1_i1</text:p>
          </table:table-cell>
          <table:table-cell office:value-type="float" office:value="1.2988054746198" calcext:value-type="float">
            <text:p>1.2988054746</text:p>
          </table:table-cell>
          <table:table-cell office:value-type="float" office:value="5.94224424299676" calcext:value-type="float">
            <text:p>5.942244243</text:p>
          </table:table-cell>
          <table:table-cell office:value-type="float" office:value="19.5991466238938" calcext:value-type="float">
            <text:p>19.5991466239</text:p>
          </table:table-cell>
          <table:table-cell office:value-type="float" office:value="0.00125009412692852" calcext:value-type="float">
            <text:p>0.0012500941</text:p>
          </table:table-cell>
          <table:table-cell office:value-type="float" office:value="0.0232787379045535" calcext:value-type="float">
            <text:p>0.0232787379</text:p>
          </table:table-cell>
        </table:table-row>
        <table:table-row table:style-name="ro1">
          <table:table-cell office:value-type="string" calcext:value-type="string">
            <text:p>MTRINITY_DN17419_c3_g2_i1</text:p>
          </table:table-cell>
          <table:table-cell office:value-type="float" office:value="-1.92656836143016" calcext:value-type="float">
            <text:p>-1.9265683614</text:p>
          </table:table-cell>
          <table:table-cell office:value-type="float" office:value="5.81821968748307" calcext:value-type="float">
            <text:p>5.8182196875</text:p>
          </table:table-cell>
          <table:table-cell office:value-type="float" office:value="47.1215917693061" calcext:value-type="float">
            <text:p>47.1215917693</text:p>
          </table:table-cell>
          <table:table-cell office:value-type="float" office:value="0.0000134111057358802" calcext:value-type="float">
            <text:p>1.34111057358802E-005</text:p>
          </table:table-cell>
          <table:table-cell office:value-type="float" office:value="0.00238209805905119" calcext:value-type="float">
            <text:p>0.0023820981</text:p>
          </table:table-cell>
        </table:table-row>
        <table:table-row table:style-name="ro1">
          <table:table-cell office:value-type="string" calcext:value-type="string">
            <text:p>Pc3526_g1_i1</text:p>
          </table:table-cell>
          <table:table-cell office:value-type="float" office:value="-6.28105908064923" calcext:value-type="float">
            <text:p>-6.2810590806</text:p>
          </table:table-cell>
          <table:table-cell office:value-type="float" office:value="-0.397381896439018" calcext:value-type="float">
            <text:p>-0.3973818964</text:p>
          </table:table-cell>
          <table:table-cell office:value-type="float" office:value="13.4061527785783" calcext:value-type="float">
            <text:p>13.4061527786</text:p>
          </table:table-cell>
          <table:table-cell office:value-type="float" office:value="0.00343244196532847" calcext:value-type="float">
            <text:p>0.003432442</text:p>
          </table:table-cell>
          <table:table-cell office:value-type="float" office:value="0.0441452626029263" calcext:value-type="float">
            <text:p>0.0441452626</text:p>
          </table:table-cell>
        </table:table-row>
        <table:table-row table:style-name="ro1">
          <table:table-cell office:value-type="string" calcext:value-type="string">
            <text:p>Pc30655_g4_i1</text:p>
          </table:table-cell>
          <table:table-cell office:value-type="float" office:value="2.05889795789584" calcext:value-type="float">
            <text:p>2.0588979579</text:p>
          </table:table-cell>
          <table:table-cell office:value-type="float" office:value="4.53286962715196" calcext:value-type="float">
            <text:p>4.5328696272</text:p>
          </table:table-cell>
          <table:table-cell office:value-type="float" office:value="41.0825093527525" calcext:value-type="float">
            <text:p>41.0825093528</text:p>
          </table:table-cell>
          <table:table-cell office:value-type="float" office:value="0.0000266024009557376" calcext:value-type="float">
            <text:p>2.66024009557376E-005</text:p>
          </table:table-cell>
          <table:table-cell office:value-type="float" office:value="0.00300207094695237" calcext:value-type="float">
            <text:p>0.0030020709</text:p>
          </table:table-cell>
        </table:table-row>
        <table:table-row table:style-name="ro1">
          <table:table-cell office:value-type="string" calcext:value-type="string">
            <text:p>MTRINITY_DN4648_c0_g1_i1</text:p>
          </table:table-cell>
          <table:table-cell office:value-type="float" office:value="-2.97099969412006" calcext:value-type="float">
            <text:p>-2.9709996941</text:p>
          </table:table-cell>
          <table:table-cell office:value-type="float" office:value="1.29440834623222" calcext:value-type="float">
            <text:p>1.2944083462</text:p>
          </table:table-cell>
          <table:table-cell office:value-type="float" office:value="12.5834363860796" calcext:value-type="float">
            <text:p>12.5834363861</text:p>
          </table:table-cell>
          <table:table-cell office:value-type="float" office:value="0.00373454978802035" calcext:value-type="float">
            <text:p>0.0037345498</text:p>
          </table:table-cell>
          <table:table-cell office:value-type="float" office:value="0.0464569156958904" calcext:value-type="float">
            <text:p>0.0464569157</text:p>
          </table:table-cell>
        </table:table-row>
        <table:table-row table:style-name="ro1">
          <table:table-cell office:value-type="string" calcext:value-type="string">
            <text:p>STRINITY_DN5527_c0_g1_i1</text:p>
          </table:table-cell>
          <table:table-cell office:value-type="float" office:value="-3.88956718281415" calcext:value-type="float">
            <text:p>-3.8895671828</text:p>
          </table:table-cell>
          <table:table-cell office:value-type="float" office:value="2.12057005087765" calcext:value-type="float">
            <text:p>2.1205700509</text:p>
          </table:table-cell>
          <table:table-cell office:value-type="float" office:value="29.7884496690345" calcext:value-type="float">
            <text:p>29.788449669</text:p>
          </table:table-cell>
          <table:table-cell office:value-type="float" office:value="0.000122195953393432" calcext:value-type="float">
            <text:p>0.000122196</text:p>
          </table:table-cell>
          <table:table-cell office:value-type="float" office:value="0.00626563263551886" calcext:value-type="float">
            <text:p>0.0062656326</text:p>
          </table:table-cell>
        </table:table-row>
        <table:table-row table:style-name="ro1">
          <table:table-cell office:value-type="string" calcext:value-type="string">
            <text:p>MTRINITY_DN15504_c1_g1_i2</text:p>
          </table:table-cell>
          <table:table-cell office:value-type="float" office:value="-1.97555166308081" calcext:value-type="float">
            <text:p>-1.9755516631</text:p>
          </table:table-cell>
          <table:table-cell office:value-type="float" office:value="5.85701676555427" calcext:value-type="float">
            <text:p>5.8570167656</text:p>
          </table:table-cell>
          <table:table-cell office:value-type="float" office:value="12.5779192822327" calcext:value-type="float">
            <text:p>12.5779192822</text:p>
          </table:table-cell>
          <table:table-cell office:value-type="float" office:value="0.00374003289534481" calcext:value-type="float">
            <text:p>0.0037400329</text:p>
          </table:table-cell>
          <table:table-cell office:value-type="float" office:value="0.0464569156958904" calcext:value-type="float">
            <text:p>0.0464569157</text:p>
          </table:table-cell>
        </table:table-row>
        <table:table-row table:style-name="ro1">
          <table:table-cell office:value-type="string" calcext:value-type="string">
            <text:p>MTRINITY_DN16010_c0_g1_i1</text:p>
          </table:table-cell>
          <table:table-cell office:value-type="float" office:value="-1.54307465243585" calcext:value-type="float">
            <text:p>-1.5430746524</text:p>
          </table:table-cell>
          <table:table-cell office:value-type="float" office:value="9.03347673253103" calcext:value-type="float">
            <text:p>9.0334767325</text:p>
          </table:table-cell>
          <table:table-cell office:value-type="float" office:value="28.8809280206498" calcext:value-type="float">
            <text:p>28.8809280206</text:p>
          </table:table-cell>
          <table:table-cell office:value-type="float" office:value="0.000169355733640539" calcext:value-type="float">
            <text:p>0.0001693557</text:p>
          </table:table-cell>
          <table:table-cell office:value-type="float" office:value="0.00731054562777719" calcext:value-type="float">
            <text:p>0.0073105456</text:p>
          </table:table-cell>
        </table:table-row>
        <table:table-row table:style-name="ro1">
          <table:table-cell office:value-type="string" calcext:value-type="string">
            <text:p>Pc32079_g3_i1</text:p>
          </table:table-cell>
          <table:table-cell office:value-type="float" office:value="2.42513621969583" calcext:value-type="float">
            <text:p>2.4251362197</text:p>
          </table:table-cell>
          <table:table-cell office:value-type="float" office:value="5.5763050746849" calcext:value-type="float">
            <text:p>5.5763050747</text:p>
          </table:table-cell>
          <table:table-cell office:value-type="float" office:value="37.5772033458714" calcext:value-type="float">
            <text:p>37.5772033459</text:p>
          </table:table-cell>
          <table:table-cell office:value-type="float" office:value="0.0000410902326694846" calcext:value-type="float">
            <text:p>4.10902326694846E-005</text:p>
          </table:table-cell>
          <table:table-cell office:value-type="float" office:value="0.00359605423986178" calcext:value-type="float">
            <text:p>0.0035960542</text:p>
          </table:table-cell>
        </table:table-row>
        <table:table-row table:style-name="ro1">
          <table:table-cell office:value-type="string" calcext:value-type="string">
            <text:p>STRINITY_DN10957_c0_g1_i1</text:p>
          </table:table-cell>
          <table:table-cell office:value-type="float" office:value="-2.98643422266052" calcext:value-type="float">
            <text:p>-2.9864342227</text:p>
          </table:table-cell>
          <table:table-cell office:value-type="float" office:value="3.37986895696922" calcext:value-type="float">
            <text:p>3.379868957</text:p>
          </table:table-cell>
          <table:table-cell office:value-type="float" office:value="19.9511940601095" calcext:value-type="float">
            <text:p>19.9511940601</text:p>
          </table:table-cell>
          <table:table-cell office:value-type="float" office:value="0.000682836539379536" calcext:value-type="float">
            <text:p>0.0006828365</text:p>
          </table:table-cell>
          <table:table-cell office:value-type="float" office:value="0.0160406599705787" calcext:value-type="float">
            <text:p>0.01604066</text:p>
          </table:table-cell>
        </table:table-row>
        <table:table-row table:style-name="ro1">
          <table:table-cell office:value-type="string" calcext:value-type="string">
            <text:p>Pc28537_g1_i1</text:p>
          </table:table-cell>
          <table:table-cell office:value-type="float" office:value="-2.83790331273666" calcext:value-type="float">
            <text:p>-2.8379033127</text:p>
          </table:table-cell>
          <table:table-cell office:value-type="float" office:value="2.69157026543626" calcext:value-type="float">
            <text:p>2.6915702654</text:p>
          </table:table-cell>
          <table:table-cell office:value-type="float" office:value="15.56892104185" calcext:value-type="float">
            <text:p>15.5689210419</text:p>
          </table:table-cell>
          <table:table-cell office:value-type="float" office:value="0.00177100276646113" calcext:value-type="float">
            <text:p>0.0017710028</text:p>
          </table:table-cell>
          <table:table-cell office:value-type="float" office:value="0.0287672949370293" calcext:value-type="float">
            <text:p>0.0287672949</text:p>
          </table:table-cell>
        </table:table-row>
        <table:table-row table:style-name="ro1">
          <table:table-cell office:value-type="string" calcext:value-type="string">
            <text:p>Pc31476_g5_i2</text:p>
          </table:table-cell>
          <table:table-cell office:value-type="float" office:value="2.27458078175632" calcext:value-type="float">
            <text:p>2.2745807818</text:p>
          </table:table-cell>
          <table:table-cell office:value-type="float" office:value="0.404781295973659" calcext:value-type="float">
            <text:p>0.404781296</text:p>
          </table:table-cell>
          <table:table-cell office:value-type="float" office:value="13.6729266748355" calcext:value-type="float">
            <text:p>13.6729266748</text:p>
          </table:table-cell>
          <table:table-cell office:value-type="float" office:value="0.00281412758079319" calcext:value-type="float">
            <text:p>0.0028141276</text:p>
          </table:table-cell>
          <table:table-cell office:value-type="float" office:value="0.0388924869798572" calcext:value-type="float">
            <text:p>0.038892487</text:p>
          </table:table-cell>
        </table:table-row>
        <table:table-row table:style-name="ro1">
          <table:table-cell office:value-type="string" calcext:value-type="string">
            <text:p>MTRINITY_DN16007_c0_g1_i1</text:p>
          </table:table-cell>
          <table:table-cell office:value-type="float" office:value="-1.84623518374362" calcext:value-type="float">
            <text:p>-1.8462351837</text:p>
          </table:table-cell>
          <table:table-cell office:value-type="float" office:value="4.86202856646119" calcext:value-type="float">
            <text:p>4.8620285665</text:p>
          </table:table-cell>
          <table:table-cell office:value-type="float" office:value="27.5254935072748" calcext:value-type="float">
            <text:p>27.5254935073</text:p>
          </table:table-cell>
          <table:table-cell office:value-type="float" office:value="0.000174419357393628" calcext:value-type="float">
            <text:p>0.0001744194</text:p>
          </table:table-cell>
          <table:table-cell office:value-type="float" office:value="0.00747960038605991" calcext:value-type="float">
            <text:p>0.0074796004</text:p>
          </table:table-cell>
        </table:table-row>
        <table:table-row table:style-name="ro1">
          <table:table-cell office:value-type="string" calcext:value-type="string">
            <text:p>STRINITY_DN12606_c0_g1_i1</text:p>
          </table:table-cell>
          <table:table-cell office:value-type="float" office:value="-3.06667993056194" calcext:value-type="float">
            <text:p>-3.0666799306</text:p>
          </table:table-cell>
          <table:table-cell office:value-type="float" office:value="4.09633688697342" calcext:value-type="float">
            <text:p>4.096336887</text:p>
          </table:table-cell>
          <table:table-cell office:value-type="float" office:value="15.1836538886313" calcext:value-type="float">
            <text:p>15.1836538886</text:p>
          </table:table-cell>
          <table:table-cell office:value-type="float" office:value="0.00194031462963699" calcext:value-type="float">
            <text:p>0.0019403146</text:p>
          </table:table-cell>
          <table:table-cell office:value-type="float" office:value="0.0305905276010731" calcext:value-type="float">
            <text:p>0.0305905276</text:p>
          </table:table-cell>
        </table:table-row>
        <table:table-row table:style-name="ro1">
          <table:table-cell office:value-type="string" calcext:value-type="string">
            <text:p>Pc28391_g1_i1</text:p>
          </table:table-cell>
          <table:table-cell office:value-type="float" office:value="-3.99733293436317" calcext:value-type="float">
            <text:p>-3.9973329344</text:p>
          </table:table-cell>
          <table:table-cell office:value-type="float" office:value="6.10852992002282" calcext:value-type="float">
            <text:p>6.10852992</text:p>
          </table:table-cell>
          <table:table-cell office:value-type="float" office:value="36.6664142840747" calcext:value-type="float">
            <text:p>36.6664142841</text:p>
          </table:table-cell>
          <table:table-cell office:value-type="float" office:value="0.0000462401910369315" calcext:value-type="float">
            <text:p>4.62401910369315E-005</text:p>
          </table:table-cell>
          <table:table-cell office:value-type="float" office:value="0.00385566126262947" calcext:value-type="float">
            <text:p>0.0038556613</text:p>
          </table:table-cell>
        </table:table-row>
        <table:table-row table:style-name="ro1">
          <table:table-cell office:value-type="string" calcext:value-type="string">
            <text:p>MTRINITY_DN15108_c0_g1_i2</text:p>
          </table:table-cell>
          <table:table-cell office:value-type="float" office:value="1.19682506471077" calcext:value-type="float">
            <text:p>1.1968250647</text:p>
          </table:table-cell>
          <table:table-cell office:value-type="float" office:value="7.12757568449671" calcext:value-type="float">
            <text:p>7.1275756845</text:p>
          </table:table-cell>
          <table:table-cell office:value-type="float" office:value="16.6635795744786" calcext:value-type="float">
            <text:p>16.6635795745</text:p>
          </table:table-cell>
          <table:table-cell office:value-type="float" office:value="0.00311093546881314" calcext:value-type="float">
            <text:p>0.0031109355</text:p>
          </table:table-cell>
          <table:table-cell office:value-type="float" office:value="0.0414855890283576" calcext:value-type="float">
            <text:p>0.041485589</text:p>
          </table:table-cell>
        </table:table-row>
        <table:table-row table:style-name="ro1">
          <table:table-cell office:value-type="string" calcext:value-type="string">
            <text:p>MTRINITY_DN10465_c0_g1_i3</text:p>
          </table:table-cell>
          <table:table-cell office:value-type="float" office:value="2.16898168522439" calcext:value-type="float">
            <text:p>2.1689816852</text:p>
          </table:table-cell>
          <table:table-cell office:value-type="float" office:value="1.26779101604061" calcext:value-type="float">
            <text:p>1.267791016</text:p>
          </table:table-cell>
          <table:table-cell office:value-type="float" office:value="19.118543397034" calcext:value-type="float">
            <text:p>19.118543397</text:p>
          </table:table-cell>
          <table:table-cell office:value-type="float" office:value="0.000809459813234736" calcext:value-type="float">
            <text:p>0.0008094598</text:p>
          </table:table-cell>
          <table:table-cell office:value-type="float" office:value="0.0177914509910647" calcext:value-type="float">
            <text:p>0.017791451</text:p>
          </table:table-cell>
        </table:table-row>
        <table:table-row table:style-name="ro1">
          <table:table-cell office:value-type="string" calcext:value-type="string">
            <text:p>Pc32367_g4_i1</text:p>
          </table:table-cell>
          <table:table-cell office:value-type="float" office:value="-2.07193436591333" calcext:value-type="float">
            <text:p>-2.0719343659</text:p>
          </table:table-cell>
          <table:table-cell office:value-type="float" office:value="6.90171033928413" calcext:value-type="float">
            <text:p>6.9017103393</text:p>
          </table:table-cell>
          <table:table-cell office:value-type="float" office:value="12.7532429995479" calcext:value-type="float">
            <text:p>12.7532429995</text:p>
          </table:table-cell>
          <table:table-cell office:value-type="float" office:value="0.00357028222998366" calcext:value-type="float">
            <text:p>0.0035702822</text:p>
          </table:table-cell>
          <table:table-cell office:value-type="float" office:value="0.0452205620167298" calcext:value-type="float">
            <text:p>0.045220562</text:p>
          </table:table-cell>
        </table:table-row>
        <table:table-row table:style-name="ro1">
          <table:table-cell office:value-type="string" calcext:value-type="string">
            <text:p>MTRINITY_DN18442_c1_g1_i1</text:p>
          </table:table-cell>
          <table:table-cell office:value-type="float" office:value="-3.53112861852757" calcext:value-type="float">
            <text:p>-3.5311286185</text:p>
          </table:table-cell>
          <table:table-cell office:value-type="float" office:value="4.70715633430273" calcext:value-type="float">
            <text:p>4.7071563343</text:p>
          </table:table-cell>
          <table:table-cell office:value-type="float" office:value="33.9326505960878" calcext:value-type="float">
            <text:p>33.9326505961</text:p>
          </table:table-cell>
          <table:table-cell office:value-type="float" office:value="0.0000668362142569591" calcext:value-type="float">
            <text:p>6.68362142569591E-005</text:p>
          </table:table-cell>
          <table:table-cell office:value-type="float" office:value="0.00461668055458098" calcext:value-type="float">
            <text:p>0.0046166806</text:p>
          </table:table-cell>
        </table:table-row>
        <table:table-row table:style-name="ro1">
          <table:table-cell office:value-type="string" calcext:value-type="string">
            <text:p>MTRINITY_DN11521_c0_g1_i2</text:p>
          </table:table-cell>
          <table:table-cell office:value-type="float" office:value="1.44917511527925" calcext:value-type="float">
            <text:p>1.4491751153</text:p>
          </table:table-cell>
          <table:table-cell office:value-type="float" office:value="5.15423053165133" calcext:value-type="float">
            <text:p>5.1542305317</text:p>
          </table:table-cell>
          <table:table-cell office:value-type="float" office:value="51.4141858871871" calcext:value-type="float">
            <text:p>51.4141858872</text:p>
          </table:table-cell>
          <table:table-cell office:value-type="float" office:value="0.00038970341232387" calcext:value-type="float">
            <text:p>0.0003897034</text:p>
          </table:table-cell>
          <table:table-cell office:value-type="float" office:value="0.0118162798294322" calcext:value-type="float">
            <text:p>0.0118162798</text:p>
          </table:table-cell>
        </table:table-row>
        <table:table-row table:style-name="ro1">
          <table:table-cell office:value-type="string" calcext:value-type="string">
            <text:p>Pc22106_g1_i1</text:p>
          </table:table-cell>
          <table:table-cell office:value-type="float" office:value="-3.17070841816558" calcext:value-type="float">
            <text:p>-3.1707084182</text:p>
          </table:table-cell>
          <table:table-cell office:value-type="float" office:value="2.35140030073223" calcext:value-type="float">
            <text:p>2.3514003007</text:p>
          </table:table-cell>
          <table:table-cell office:value-type="float" office:value="27.8755042844938" calcext:value-type="float">
            <text:p>27.8755042845</text:p>
          </table:table-cell>
          <table:table-cell office:value-type="float" office:value="0.00016485767488514" calcext:value-type="float">
            <text:p>0.0001648577</text:p>
          </table:table-cell>
          <table:table-cell office:value-type="float" office:value="0.00723493813552943" calcext:value-type="float">
            <text:p>0.0072349381</text:p>
          </table:table-cell>
        </table:table-row>
        <table:table-row table:style-name="ro1">
          <table:table-cell office:value-type="string" calcext:value-type="string">
            <text:p>STRINITY_DN9444_c0_g1_i1</text:p>
          </table:table-cell>
          <table:table-cell office:value-type="float" office:value="1.36535510779997" calcext:value-type="float">
            <text:p>1.3653551078</text:p>
          </table:table-cell>
          <table:table-cell office:value-type="float" office:value="4.26606472204065" calcext:value-type="float">
            <text:p>4.266064722</text:p>
          </table:table-cell>
          <table:table-cell office:value-type="float" office:value="13.6620362699039" calcext:value-type="float">
            <text:p>13.6620362699</text:p>
          </table:table-cell>
          <table:table-cell office:value-type="float" office:value="0.00282191741242859" calcext:value-type="float">
            <text:p>0.0028219174</text:p>
          </table:table-cell>
          <table:table-cell office:value-type="float" office:value="0.0389685385514949" calcext:value-type="float">
            <text:p>0.0389685386</text:p>
          </table:table-cell>
        </table:table-row>
        <table:table-row table:style-name="ro1">
          <table:table-cell office:value-type="string" calcext:value-type="string">
            <text:p>STRINITY_DN5798_c0_g1_i1</text:p>
          </table:table-cell>
          <table:table-cell office:value-type="float" office:value="2.29690785740055" calcext:value-type="float">
            <text:p>2.2969078574</text:p>
          </table:table-cell>
          <table:table-cell office:value-type="float" office:value="1.1517081429889" calcext:value-type="float">
            <text:p>1.151708143</text:p>
          </table:table-cell>
          <table:table-cell office:value-type="float" office:value="19.6719652612176" calcext:value-type="float">
            <text:p>19.6719652612</text:p>
          </table:table-cell>
          <table:table-cell office:value-type="float" office:value="0.00072254709276853" calcext:value-type="float">
            <text:p>0.0007225471</text:p>
          </table:table-cell>
          <table:table-cell office:value-type="float" office:value="0.0166585396549353" calcext:value-type="float">
            <text:p>0.0166585397</text:p>
          </table:table-cell>
        </table:table-row>
        <table:table-row table:style-name="ro1">
          <table:table-cell office:value-type="string" calcext:value-type="string">
            <text:p>MTRINITY_DN12277_c1_g1_i1</text:p>
          </table:table-cell>
          <table:table-cell office:value-type="float" office:value="2.52988798055429" calcext:value-type="float">
            <text:p>2.5298879806</text:p>
          </table:table-cell>
          <table:table-cell office:value-type="float" office:value="2.24787521743132" calcext:value-type="float">
            <text:p>2.2478752174</text:p>
          </table:table-cell>
          <table:table-cell office:value-type="float" office:value="23.9131485450979" calcext:value-type="float">
            <text:p>23.9131485451</text:p>
          </table:table-cell>
          <table:table-cell office:value-type="float" office:value="0.000322212915578647" calcext:value-type="float">
            <text:p>0.0003222129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Pc30898_g1_i1</text:p>
          </table:table-cell>
          <table:table-cell office:value-type="float" office:value="-4.41639768780837" calcext:value-type="float">
            <text:p>-4.4163976878</text:p>
          </table:table-cell>
          <table:table-cell office:value-type="float" office:value="1.34030787175779" calcext:value-type="float">
            <text:p>1.3403078718</text:p>
          </table:table-cell>
          <table:table-cell office:value-type="float" office:value="15.4135885155144" calcext:value-type="float">
            <text:p>15.4135885155</text:p>
          </table:table-cell>
          <table:table-cell office:value-type="float" office:value="0.00183711135646353" calcext:value-type="float">
            <text:p>0.0018371114</text:p>
          </table:table-cell>
          <table:table-cell office:value-type="float" office:value="0.029490058127445" calcext:value-type="float">
            <text:p>0.0294900581</text:p>
          </table:table-cell>
        </table:table-row>
        <table:table-row table:style-name="ro1">
          <table:table-cell office:value-type="string" calcext:value-type="string">
            <text:p>Pc17698_g1_i2</text:p>
          </table:table-cell>
          <table:table-cell office:value-type="float" office:value="-3.30253133396641" calcext:value-type="float">
            <text:p>-3.302531334</text:p>
          </table:table-cell>
          <table:table-cell office:value-type="float" office:value="0.948499180614976" calcext:value-type="float">
            <text:p>0.9484991806</text:p>
          </table:table-cell>
          <table:table-cell office:value-type="float" office:value="18.7861749554007" calcext:value-type="float">
            <text:p>18.7861749554</text:p>
          </table:table-cell>
          <table:table-cell office:value-type="float" office:value="0.000867485943417876" calcext:value-type="float">
            <text:p>0.0008674859</text:p>
          </table:table-cell>
          <table:table-cell office:value-type="float" office:value="0.0185603656803406" calcext:value-type="float">
            <text:p>0.0185603657</text:p>
          </table:table-cell>
        </table:table-row>
        <table:table-row table:style-name="ro1">
          <table:table-cell office:value-type="string" calcext:value-type="string">
            <text:p>STRINITY_DN1854_c0_g1_i1</text:p>
          </table:table-cell>
          <table:table-cell office:value-type="float" office:value="-2.9698066029328" calcext:value-type="float">
            <text:p>-2.9698066029</text:p>
          </table:table-cell>
          <table:table-cell office:value-type="float" office:value="0.493638057026285" calcext:value-type="float">
            <text:p>0.493638057</text:p>
          </table:table-cell>
          <table:table-cell office:value-type="float" office:value="12.2217977627045" calcext:value-type="float">
            <text:p>12.2217977627</text:p>
          </table:table-cell>
          <table:table-cell office:value-type="float" office:value="0.00411466556664527" calcext:value-type="float">
            <text:p>0.0041146656</text:p>
          </table:table-cell>
          <table:table-cell office:value-type="float" office:value="0.0495443365341186" calcext:value-type="float">
            <text:p>0.0495443365</text:p>
          </table:table-cell>
        </table:table-row>
        <table:table-row table:style-name="ro1">
          <table:table-cell office:value-type="string" calcext:value-type="string">
            <text:p>MTRINITY_DN15360_c6_g14_i5</text:p>
          </table:table-cell>
          <table:table-cell office:value-type="float" office:value="-7.01689068264683" calcext:value-type="float">
            <text:p>-7.0168906826</text:p>
          </table:table-cell>
          <table:table-cell office:value-type="float" office:value="-0.0389950223303583" calcext:value-type="float">
            <text:p>-0.0389950223</text:p>
          </table:table-cell>
          <table:table-cell office:value-type="float" office:value="37.4138982043446" calcext:value-type="float">
            <text:p>37.4138982043</text:p>
          </table:table-cell>
          <table:table-cell office:value-type="float" office:value="0.0000599234324820375" calcext:value-type="float">
            <text:p>5.99234324820375E-005</text:p>
          </table:table-cell>
          <table:table-cell office:value-type="float" office:value="0.00444326423346068" calcext:value-type="float">
            <text:p>0.0044432642</text:p>
          </table:table-cell>
        </table:table-row>
        <table:table-row table:style-name="ro1">
          <table:table-cell office:value-type="string" calcext:value-type="string">
            <text:p>MTRINITY_DN11219_c0_g1_i1</text:p>
          </table:table-cell>
          <table:table-cell office:value-type="float" office:value="-2.13463028011369" calcext:value-type="float">
            <text:p>-2.1346302801</text:p>
          </table:table-cell>
          <table:table-cell office:value-type="float" office:value="4.35367276913315" calcext:value-type="float">
            <text:p>4.3536727691</text:p>
          </table:table-cell>
          <table:table-cell office:value-type="float" office:value="32.5299145612587" calcext:value-type="float">
            <text:p>32.5299145613</text:p>
          </table:table-cell>
          <table:table-cell office:value-type="float" office:value="0.0000814536586315884" calcext:value-type="float">
            <text:p>8.14536586315884E-005</text:p>
          </table:table-cell>
          <table:table-cell office:value-type="float" office:value="0.00496436059359" calcext:value-type="float">
            <text:p>0.0049643606</text:p>
          </table:table-cell>
        </table:table-row>
        <table:table-row table:style-name="ro1">
          <table:table-cell office:value-type="string" calcext:value-type="string">
            <text:p>MTRINITY_DN6846_c0_g1_i1</text:p>
          </table:table-cell>
          <table:table-cell office:value-type="float" office:value="1.35430955416462" calcext:value-type="float">
            <text:p>1.3543095542</text:p>
          </table:table-cell>
          <table:table-cell office:value-type="float" office:value="4.03416917438252" calcext:value-type="float">
            <text:p>4.0341691744</text:p>
          </table:table-cell>
          <table:table-cell office:value-type="float" office:value="27.3220944474858" calcext:value-type="float">
            <text:p>27.3220944475</text:p>
          </table:table-cell>
          <table:table-cell office:value-type="float" office:value="0.0018756516192167" calcext:value-type="float">
            <text:p>0.0018756516</text:p>
          </table:table-cell>
          <table:table-cell office:value-type="float" office:value="0.0298691301356217" calcext:value-type="float">
            <text:p>0.0298691301</text:p>
          </table:table-cell>
        </table:table-row>
        <table:table-row table:style-name="ro1">
          <table:table-cell office:value-type="string" calcext:value-type="string">
            <text:p>MTRINITY_DN10838_c0_g1_i1</text:p>
          </table:table-cell>
          <table:table-cell office:value-type="float" office:value="1.90161355392375" calcext:value-type="float">
            <text:p>1.9016135539</text:p>
          </table:table-cell>
          <table:table-cell office:value-type="float" office:value="5.53823303932434" calcext:value-type="float">
            <text:p>5.5382330393</text:p>
          </table:table-cell>
          <table:table-cell office:value-type="float" office:value="20.7892966021912" calcext:value-type="float">
            <text:p>20.7892966022</text:p>
          </table:table-cell>
          <table:table-cell office:value-type="float" office:value="0.000578029118803033" calcext:value-type="float">
            <text:p>0.0005780291</text:p>
          </table:table-cell>
          <table:table-cell office:value-type="float" office:value="0.0146547956826262" calcext:value-type="float">
            <text:p>0.0146547957</text:p>
          </table:table-cell>
        </table:table-row>
        <table:table-row table:style-name="ro1">
          <table:table-cell office:value-type="string" calcext:value-type="string">
            <text:p>MTRINITY_DN9354_c0_g1_i1</text:p>
          </table:table-cell>
          <table:table-cell office:value-type="float" office:value="-2.85572160852992" calcext:value-type="float">
            <text:p>-2.8557216085</text:p>
          </table:table-cell>
          <table:table-cell office:value-type="float" office:value="5.1843694248487" calcext:value-type="float">
            <text:p>5.1843694248</text:p>
          </table:table-cell>
          <table:table-cell office:value-type="float" office:value="28.2673795975349" calcext:value-type="float">
            <text:p>28.2673795975</text:p>
          </table:table-cell>
          <table:table-cell office:value-type="float" office:value="0.000154865541375775" calcext:value-type="float">
            <text:p>0.0001548655</text:p>
          </table:table-cell>
          <table:table-cell office:value-type="float" office:value="0.00703945147454537" calcext:value-type="float">
            <text:p>0.0070394515</text:p>
          </table:table-cell>
        </table:table-row>
        <table:table-row table:style-name="ro1">
          <table:table-cell office:value-type="string" calcext:value-type="string">
            <text:p>STRINITY_DN9991_c0_g2_i1</text:p>
          </table:table-cell>
          <table:table-cell office:value-type="float" office:value="-3.60237264088872" calcext:value-type="float">
            <text:p>-3.6023726409</text:p>
          </table:table-cell>
          <table:table-cell office:value-type="float" office:value="3.45820281535938" calcext:value-type="float">
            <text:p>3.4582028154</text:p>
          </table:table-cell>
          <table:table-cell office:value-type="float" office:value="62.1837607798638" calcext:value-type="float">
            <text:p>62.1837607799</text:p>
          </table:table-cell>
          <table:table-cell office:value-type="float" office:value="0.00000317709566992782" calcext:value-type="float">
            <text:p>3.17709566992782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STRINITY_DN11596_c0_g1_i1</text:p>
          </table:table-cell>
          <table:table-cell office:value-type="float" office:value="-3.02339636316831" calcext:value-type="float">
            <text:p>-3.0233963632</text:p>
          </table:table-cell>
          <table:table-cell office:value-type="float" office:value="6.48341149859227" calcext:value-type="float">
            <text:p>6.4834114986</text:p>
          </table:table-cell>
          <table:table-cell office:value-type="float" office:value="33.669134742789" calcext:value-type="float">
            <text:p>33.6691347428</text:p>
          </table:table-cell>
          <table:table-cell office:value-type="float" office:value="0.000069333482909215" calcext:value-type="float">
            <text:p>6.9333482909215E-005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STRINITY_DN5460_c0_g1_i1</text:p>
          </table:table-cell>
          <table:table-cell office:value-type="float" office:value="-3.72509585834736" calcext:value-type="float">
            <text:p>-3.7250958583</text:p>
          </table:table-cell>
          <table:table-cell office:value-type="float" office:value="2.80680235837004" calcext:value-type="float">
            <text:p>2.8068023584</text:p>
          </table:table-cell>
          <table:table-cell office:value-type="float" office:value="18.9791152616034" calcext:value-type="float">
            <text:p>18.9791152616</text:p>
          </table:table-cell>
          <table:table-cell office:value-type="float" office:value="0.000833234863752866" calcext:value-type="float">
            <text:p>0.0008332349</text:p>
          </table:table-cell>
          <table:table-cell office:value-type="float" office:value="0.01808967598423" calcext:value-type="float">
            <text:p>0.018089676</text:p>
          </table:table-cell>
        </table:table-row>
        <table:table-row table:style-name="ro1">
          <table:table-cell office:value-type="string" calcext:value-type="string">
            <text:p>STRINITY_DN3118_c0_g2_i1</text:p>
          </table:table-cell>
          <table:table-cell office:value-type="float" office:value="2.26439371740531" calcext:value-type="float">
            <text:p>2.2643937174</text:p>
          </table:table-cell>
          <table:table-cell office:value-type="float" office:value="1.0056344060187" calcext:value-type="float">
            <text:p>1.005634406</text:p>
          </table:table-cell>
          <table:table-cell office:value-type="float" office:value="13.4880528193177" calcext:value-type="float">
            <text:p>13.4880528193</text:p>
          </table:table-cell>
          <table:table-cell office:value-type="float" office:value="0.0029498366466389" calcext:value-type="float">
            <text:p>0.0029498366</text:p>
          </table:table-cell>
          <table:table-cell office:value-type="float" office:value="0.0400670572211794" calcext:value-type="float">
            <text:p>0.0400670572</text:p>
          </table:table-cell>
        </table:table-row>
        <table:table-row table:style-name="ro1">
          <table:table-cell office:value-type="string" calcext:value-type="string">
            <text:p>STRINITY_DN7474_c0_g1_i1</text:p>
          </table:table-cell>
          <table:table-cell office:value-type="float" office:value="1.31176451279734" calcext:value-type="float">
            <text:p>1.3117645128</text:p>
          </table:table-cell>
          <table:table-cell office:value-type="float" office:value="5.48160655391408" calcext:value-type="float">
            <text:p>5.4816065539</text:p>
          </table:table-cell>
          <table:table-cell office:value-type="float" office:value="27.115568094882" calcext:value-type="float">
            <text:p>27.1155680949</text:p>
          </table:table-cell>
          <table:table-cell office:value-type="float" office:value="0.00109184338550193" calcext:value-type="float">
            <text:p>0.0010918434</text:p>
          </table:table-cell>
          <table:table-cell office:value-type="float" office:value="0.0213378611627585" calcext:value-type="float">
            <text:p>0.0213378612</text:p>
          </table:table-cell>
        </table:table-row>
        <table:table-row table:style-name="ro1">
          <table:table-cell office:value-type="string" calcext:value-type="string">
            <text:p>Pc28672_g1_i1</text:p>
          </table:table-cell>
          <table:table-cell office:value-type="float" office:value="1.26361713291004" calcext:value-type="float">
            <text:p>1.2636171329</text:p>
          </table:table-cell>
          <table:table-cell office:value-type="float" office:value="6.78437321505461" calcext:value-type="float">
            <text:p>6.7843732151</text:p>
          </table:table-cell>
          <table:table-cell office:value-type="float" office:value="14.0492923207278" calcext:value-type="float">
            <text:p>14.0492923207</text:p>
          </table:table-cell>
          <table:table-cell office:value-type="float" office:value="0.00255968362100868" calcext:value-type="float">
            <text:p>0.0025596836</text:p>
          </table:table-cell>
          <table:table-cell office:value-type="float" office:value="0.0365507567516602" calcext:value-type="float">
            <text:p>0.0365507568</text:p>
          </table:table-cell>
        </table:table-row>
        <table:table-row table:style-name="ro1">
          <table:table-cell office:value-type="string" calcext:value-type="string">
            <text:p>MTRINITY_DN15019_c0_g1_i1</text:p>
          </table:table-cell>
          <table:table-cell office:value-type="float" office:value="-1.24340817476813" calcext:value-type="float">
            <text:p>-1.2434081748</text:p>
          </table:table-cell>
          <table:table-cell office:value-type="float" office:value="5.07507938468592" calcext:value-type="float">
            <text:p>5.0750793847</text:p>
          </table:table-cell>
          <table:table-cell office:value-type="float" office:value="14.0434549942931" calcext:value-type="float">
            <text:p>14.0434549943</text:p>
          </table:table-cell>
          <table:table-cell office:value-type="float" office:value="0.00256341997331577" calcext:value-type="float">
            <text:p>0.00256342</text:p>
          </table:table-cell>
          <table:table-cell office:value-type="float" office:value="0.0365552212631795" calcext:value-type="float">
            <text:p>0.0365552213</text:p>
          </table:table-cell>
        </table:table-row>
        <table:table-row table:style-name="ro1">
          <table:table-cell office:value-type="string" calcext:value-type="string">
            <text:p>Pc17278_g1_i1</text:p>
          </table:table-cell>
          <table:table-cell office:value-type="float" office:value="-3.05660886357679" calcext:value-type="float">
            <text:p>-3.0566088636</text:p>
          </table:table-cell>
          <table:table-cell office:value-type="float" office:value="5.33105590402807" calcext:value-type="float">
            <text:p>5.331055904</text:p>
          </table:table-cell>
          <table:table-cell office:value-type="float" office:value="26.5212008349179" calcext:value-type="float">
            <text:p>26.5212008349</text:p>
          </table:table-cell>
          <table:table-cell office:value-type="float" office:value="0.000205638696064144" calcext:value-type="float">
            <text:p>0.0002056387</text:p>
          </table:table-cell>
          <table:table-cell office:value-type="float" office:value="0.00816516187626122" calcext:value-type="float">
            <text:p>0.0081651619</text:p>
          </table:table-cell>
        </table:table-row>
        <table:table-row table:style-name="ro1">
          <table:table-cell office:value-type="string" calcext:value-type="string">
            <text:p>STRINITY_DN13213_c0_g2_i1</text:p>
          </table:table-cell>
          <table:table-cell office:value-type="float" office:value="-2.20026369062567" calcext:value-type="float">
            <text:p>-2.2002636906</text:p>
          </table:table-cell>
          <table:table-cell office:value-type="float" office:value="5.26660216772079" calcext:value-type="float">
            <text:p>5.2666021677</text:p>
          </table:table-cell>
          <table:table-cell office:value-type="float" office:value="33.5241068817711" calcext:value-type="float">
            <text:p>33.5241068818</text:p>
          </table:table-cell>
          <table:table-cell office:value-type="float" office:value="0.0000707539731628613" calcext:value-type="float">
            <text:p>0.000070754</text:p>
          </table:table-cell>
          <table:table-cell office:value-type="float" office:value="0.00467169139406807" calcext:value-type="float">
            <text:p>0.0046716914</text:p>
          </table:table-cell>
        </table:table-row>
        <table:table-row table:style-name="ro1">
          <table:table-cell office:value-type="string" calcext:value-type="string">
            <text:p>STRINITY_DN1499_c0_g1_i1</text:p>
          </table:table-cell>
          <table:table-cell office:value-type="float" office:value="-5.24550510117619" calcext:value-type="float">
            <text:p>-5.2455051012</text:p>
          </table:table-cell>
          <table:table-cell office:value-type="float" office:value="2.32362333846629" calcext:value-type="float">
            <text:p>2.3236233385</text:p>
          </table:table-cell>
          <table:table-cell office:value-type="float" office:value="32.8063181372983" calcext:value-type="float">
            <text:p>32.8063181373</text:p>
          </table:table-cell>
          <table:table-cell office:value-type="float" office:value="0.0000783012203365892" calcext:value-type="float">
            <text:p>7.83012203365892E-005</text:p>
          </table:table-cell>
          <table:table-cell office:value-type="float" office:value="0.00488658218724269" calcext:value-type="float">
            <text:p>0.0048865822</text:p>
          </table:table-cell>
        </table:table-row>
        <table:table-row table:style-name="ro1">
          <table:table-cell office:value-type="string" calcext:value-type="string">
            <text:p>STRINITY_DN11826_c0_g1_i2</text:p>
          </table:table-cell>
          <table:table-cell office:value-type="float" office:value="-3.08127046819785" calcext:value-type="float">
            <text:p>-3.0812704682</text:p>
          </table:table-cell>
          <table:table-cell office:value-type="float" office:value="4.0708899681569" calcext:value-type="float">
            <text:p>4.0708899682</text:p>
          </table:table-cell>
          <table:table-cell office:value-type="float" office:value="13.1992322816019" calcext:value-type="float">
            <text:p>13.1992322816</text:p>
          </table:table-cell>
          <table:table-cell office:value-type="float" office:value="0.00317741165901745" calcext:value-type="float">
            <text:p>0.0031774117</text:p>
          </table:table-cell>
          <table:table-cell office:value-type="float" office:value="0.0419779674120998" calcext:value-type="float">
            <text:p>0.0419779674</text:p>
          </table:table-cell>
        </table:table-row>
        <table:table-row table:style-name="ro1">
          <table:table-cell office:value-type="string" calcext:value-type="string">
            <text:p>MTRINITY_DN4029_c0_g2_i1</text:p>
          </table:table-cell>
          <table:table-cell office:value-type="float" office:value="1.93916952686745" calcext:value-type="float">
            <text:p>1.9391695269</text:p>
          </table:table-cell>
          <table:table-cell office:value-type="float" office:value="7.36883134745872" calcext:value-type="float">
            <text:p>7.3688313475</text:p>
          </table:table-cell>
          <table:table-cell office:value-type="float" office:value="21.7330330545436" calcext:value-type="float">
            <text:p>21.7330330545</text:p>
          </table:table-cell>
          <table:table-cell office:value-type="float" office:value="0.000481641956594952" calcext:value-type="float">
            <text:p>0.000481642</text:p>
          </table:table-cell>
          <table:table-cell office:value-type="float" office:value="0.013305472952595" calcext:value-type="float">
            <text:p>0.013305473</text:p>
          </table:table-cell>
        </table:table-row>
        <table:table-row table:style-name="ro1">
          <table:table-cell office:value-type="string" calcext:value-type="string">
            <text:p>MTRINITY_DN14799_c0_g1_i1</text:p>
          </table:table-cell>
          <table:table-cell office:value-type="float" office:value="1.76771931344182" calcext:value-type="float">
            <text:p>1.7677193134</text:p>
          </table:table-cell>
          <table:table-cell office:value-type="float" office:value="4.50644361197816" calcext:value-type="float">
            <text:p>4.506443612</text:p>
          </table:table-cell>
          <table:table-cell office:value-type="float" office:value="18.2528830175322" calcext:value-type="float">
            <text:p>18.2528830175</text:p>
          </table:table-cell>
          <table:table-cell office:value-type="float" office:value="0.000971004628732291" calcext:value-type="float">
            <text:p>0.0009710046</text:p>
          </table:table-cell>
          <table:table-cell office:value-type="float" office:value="0.0199915068211837" calcext:value-type="float">
            <text:p>0.0199915068</text:p>
          </table:table-cell>
        </table:table-row>
        <table:table-row table:style-name="ro1">
          <table:table-cell office:value-type="string" calcext:value-type="string">
            <text:p>MTRINITY_DN11497_c0_g1_i1</text:p>
          </table:table-cell>
          <table:table-cell office:value-type="float" office:value="-1.76272812352308" calcext:value-type="float">
            <text:p>-1.7627281235</text:p>
          </table:table-cell>
          <table:table-cell office:value-type="float" office:value="3.86917546729363" calcext:value-type="float">
            <text:p>3.8691754673</text:p>
          </table:table-cell>
          <table:table-cell office:value-type="float" office:value="37.2231019008484" calcext:value-type="float">
            <text:p>37.2231019008</text:p>
          </table:table-cell>
          <table:table-cell office:value-type="float" office:value="0.000226017984923626" calcext:value-type="float">
            <text:p>0.000226018</text:p>
          </table:table-cell>
          <table:table-cell office:value-type="float" office:value="0.00863070814761404" calcext:value-type="float">
            <text:p>0.0086307081</text:p>
          </table:table-cell>
        </table:table-row>
        <table:table-row table:style-name="ro1">
          <table:table-cell office:value-type="string" calcext:value-type="string">
            <text:p>Pc25378_g1_i3</text:p>
          </table:table-cell>
          <table:table-cell office:value-type="float" office:value="-3.35379820343849" calcext:value-type="float">
            <text:p>-3.3537982034</text:p>
          </table:table-cell>
          <table:table-cell office:value-type="float" office:value="1.13444014769693" calcext:value-type="float">
            <text:p>1.1344401477</text:p>
          </table:table-cell>
          <table:table-cell office:value-type="float" office:value="25.1373681998096" calcext:value-type="float">
            <text:p>25.1373681998</text:p>
          </table:table-cell>
          <table:table-cell office:value-type="float" office:value="0.000259919658463646" calcext:value-type="float">
            <text:p>0.0002599197</text:p>
          </table:table-cell>
          <table:table-cell office:value-type="float" office:value="0.00944584540891249" calcext:value-type="float">
            <text:p>0.0094458454</text:p>
          </table:table-cell>
        </table:table-row>
        <table:table-row table:style-name="ro1">
          <table:table-cell office:value-type="string" calcext:value-type="string">
            <text:p>MTRINITY_DN18436_c0_g1_i1</text:p>
          </table:table-cell>
          <table:table-cell office:value-type="float" office:value="3.52025698932885" calcext:value-type="float">
            <text:p>3.5202569893</text:p>
          </table:table-cell>
          <table:table-cell office:value-type="float" office:value="1.58853006592898" calcext:value-type="float">
            <text:p>1.5885300659</text:p>
          </table:table-cell>
          <table:table-cell office:value-type="float" office:value="28.3980077662418" calcext:value-type="float">
            <text:p>28.3980077662</text:p>
          </table:table-cell>
          <table:table-cell office:value-type="float" office:value="0.000151692186344755" calcext:value-type="float">
            <text:p>0.0001516922</text:p>
          </table:table-cell>
          <table:table-cell office:value-type="float" office:value="0.00692020676245725" calcext:value-type="float">
            <text:p>0.0069202068</text:p>
          </table:table-cell>
        </table:table-row>
        <table:table-row table:style-name="ro1">
          <table:table-cell office:value-type="string" calcext:value-type="string">
            <text:p>STRINITY_DN9252_c0_g1_i1</text:p>
          </table:table-cell>
          <table:table-cell office:value-type="float" office:value="-3.68664210547047" calcext:value-type="float">
            <text:p>-3.6866421055</text:p>
          </table:table-cell>
          <table:table-cell office:value-type="float" office:value="2.14791828753264" calcext:value-type="float">
            <text:p>2.1479182875</text:p>
          </table:table-cell>
          <table:table-cell office:value-type="float" office:value="13.6534252421329" calcext:value-type="float">
            <text:p>13.6534252421</text:p>
          </table:table-cell>
          <table:table-cell office:value-type="float" office:value="0.00282809460095972" calcext:value-type="float">
            <text:p>0.0028280946</text:p>
          </table:table-cell>
          <table:table-cell office:value-type="float" office:value="0.0390136689943056" calcext:value-type="float">
            <text:p>0.039013669</text:p>
          </table:table-cell>
        </table:table-row>
        <table:table-row table:style-name="ro1">
          <table:table-cell office:value-type="string" calcext:value-type="string">
            <text:p>STRINITY_DN7862_c0_g1_i2</text:p>
          </table:table-cell>
          <table:table-cell office:value-type="float" office:value="-5.99715652323018" calcext:value-type="float">
            <text:p>-5.9971565232</text:p>
          </table:table-cell>
          <table:table-cell office:value-type="float" office:value="0.533480916678066" calcext:value-type="float">
            <text:p>0.5334809167</text:p>
          </table:table-cell>
          <table:table-cell office:value-type="float" office:value="22.7511730584106" calcext:value-type="float">
            <text:p>22.7511730584</text:p>
          </table:table-cell>
          <table:table-cell office:value-type="float" office:value="0.000499831953965888" calcext:value-type="float">
            <text:p>0.000499832</text:p>
          </table:table-cell>
          <table:table-cell office:value-type="float" office:value="0.0135292656394482" calcext:value-type="float">
            <text:p>0.0135292656</text:p>
          </table:table-cell>
        </table:table-row>
        <table:table-row table:style-name="ro1">
          <table:table-cell office:value-type="string" calcext:value-type="string">
            <text:p>STRINITY_DN19490_c0_g1_i1</text:p>
          </table:table-cell>
          <table:table-cell office:value-type="float" office:value="-4.20517291949232" calcext:value-type="float">
            <text:p>-4.2051729195</text:p>
          </table:table-cell>
          <table:table-cell office:value-type="float" office:value="3.92216973062846" calcext:value-type="float">
            <text:p>3.9221697306</text:p>
          </table:table-cell>
          <table:table-cell office:value-type="float" office:value="32.0384852606877" calcext:value-type="float">
            <text:p>32.0384852607</text:p>
          </table:table-cell>
          <table:table-cell office:value-type="float" office:value="0.000087429446529473" calcext:value-type="float">
            <text:p>8.7429446529473E-005</text:p>
          </table:table-cell>
          <table:table-cell office:value-type="float" office:value="0.00517644403534856" calcext:value-type="float">
            <text:p>0.005176444</text:p>
          </table:table-cell>
        </table:table-row>
        <table:table-row table:style-name="ro1">
          <table:table-cell office:value-type="string" calcext:value-type="string">
            <text:p>STRINITY_DN10078_c0_g1_i1</text:p>
          </table:table-cell>
          <table:table-cell office:value-type="float" office:value="-3.48946809310122" calcext:value-type="float">
            <text:p>-3.4894680931</text:p>
          </table:table-cell>
          <table:table-cell office:value-type="float" office:value="2.52230405705129" calcext:value-type="float">
            <text:p>2.5223040571</text:p>
          </table:table-cell>
          <table:table-cell office:value-type="float" office:value="24.3242775362961" calcext:value-type="float">
            <text:p>24.3242775363</text:p>
          </table:table-cell>
          <table:table-cell office:value-type="float" office:value="0.000299535555553162" calcext:value-type="float">
            <text:p>0.0002995356</text:p>
          </table:table-cell>
          <table:table-cell office:value-type="float" office:value="0.0101713329260122" calcext:value-type="float">
            <text:p>0.0101713329</text:p>
          </table:table-cell>
        </table:table-row>
        <table:table-row table:style-name="ro1">
          <table:table-cell office:value-type="string" calcext:value-type="string">
            <text:p>Pc19348_g1_i1</text:p>
          </table:table-cell>
          <table:table-cell office:value-type="float" office:value="1.39079965330324" calcext:value-type="float">
            <text:p>1.3907996533</text:p>
          </table:table-cell>
          <table:table-cell office:value-type="float" office:value="3.21180610053986" calcext:value-type="float">
            <text:p>3.2118061005</text:p>
          </table:table-cell>
          <table:table-cell office:value-type="float" office:value="18.8003384932378" calcext:value-type="float">
            <text:p>18.8003384932</text:p>
          </table:table-cell>
          <table:table-cell office:value-type="float" office:value="0.00354188694015989" calcext:value-type="float">
            <text:p>0.0035418869</text:p>
          </table:table-cell>
          <table:table-cell office:value-type="float" office:value="0.0449747724914212" calcext:value-type="float">
            <text:p>0.0449747725</text:p>
          </table:table-cell>
        </table:table-row>
        <table:table-row table:style-name="ro1">
          <table:table-cell office:value-type="string" calcext:value-type="string">
            <text:p>STRINITY_DN8107_c0_g1_i1</text:p>
          </table:table-cell>
          <table:table-cell office:value-type="float" office:value="-1.80864502898752" calcext:value-type="float">
            <text:p>-1.808645029</text:p>
          </table:table-cell>
          <table:table-cell office:value-type="float" office:value="5.18317185948795" calcext:value-type="float">
            <text:p>5.1831718595</text:p>
          </table:table-cell>
          <table:table-cell office:value-type="float" office:value="27.914329455765" calcext:value-type="float">
            <text:p>27.9143294558</text:p>
          </table:table-cell>
          <table:table-cell office:value-type="float" office:value="0.00016383499567224" calcext:value-type="float">
            <text:p>0.000163835</text:p>
          </table:table-cell>
          <table:table-cell office:value-type="float" office:value="0.00721709120406372" calcext:value-type="float">
            <text:p>0.0072170912</text:p>
          </table:table-cell>
        </table:table-row>
        <table:table-row table:style-name="ro1">
          <table:table-cell office:value-type="string" calcext:value-type="string">
            <text:p>Pc21730_g2_i1</text:p>
          </table:table-cell>
          <table:table-cell office:value-type="float" office:value="-2.77605820092786" calcext:value-type="float">
            <text:p>-2.7760582009</text:p>
          </table:table-cell>
          <table:table-cell office:value-type="float" office:value="3.00970904123585" calcext:value-type="float">
            <text:p>3.0097090412</text:p>
          </table:table-cell>
          <table:table-cell office:value-type="float" office:value="21.1750290916519" calcext:value-type="float">
            <text:p>21.1750290917</text:p>
          </table:table-cell>
          <table:table-cell office:value-type="float" office:value="0.000536149554986984" calcext:value-type="float">
            <text:p>0.0005361496</text:p>
          </table:table-cell>
          <table:table-cell office:value-type="float" office:value="0.0140407405729626" calcext:value-type="float">
            <text:p>0.0140407406</text:p>
          </table:table-cell>
        </table:table-row>
        <table:table-row table:style-name="ro1">
          <table:table-cell office:value-type="string" calcext:value-type="string">
            <text:p>MTRINITY_DN16686_c0_g1_i1</text:p>
          </table:table-cell>
          <table:table-cell office:value-type="float" office:value="1.66329632579346" calcext:value-type="float">
            <text:p>1.6632963258</text:p>
          </table:table-cell>
          <table:table-cell office:value-type="float" office:value="3.601515115691" calcext:value-type="float">
            <text:p>3.6015151157</text:p>
          </table:table-cell>
          <table:table-cell office:value-type="float" office:value="15.0674560959111" calcext:value-type="float">
            <text:p>15.0674560959</text:p>
          </table:table-cell>
          <table:table-cell office:value-type="float" office:value="0.00199502641275503" calcext:value-type="float">
            <text:p>0.0019950264</text:p>
          </table:table-cell>
          <table:table-cell office:value-type="float" office:value="0.0310684795165987" calcext:value-type="float">
            <text:p>0.0310684795</text:p>
          </table:table-cell>
        </table:table-row>
        <table:table-row table:style-name="ro1">
          <table:table-cell office:value-type="string" calcext:value-type="string">
            <text:p>STRINITY_DN8045_c1_g1_i2</text:p>
          </table:table-cell>
          <table:table-cell office:value-type="float" office:value="-2.83670700511951" calcext:value-type="float">
            <text:p>-2.8367070051</text:p>
          </table:table-cell>
          <table:table-cell office:value-type="float" office:value="3.07035844820799" calcext:value-type="float">
            <text:p>3.0703584482</text:p>
          </table:table-cell>
          <table:table-cell office:value-type="float" office:value="26.953046804974" calcext:value-type="float">
            <text:p>26.953046805</text:p>
          </table:table-cell>
          <table:table-cell office:value-type="float" office:value="0.000191480221373885" calcext:value-type="float">
            <text:p>0.0001914802</text:p>
          </table:table-cell>
          <table:table-cell office:value-type="float" office:value="0.00784154609167977" calcext:value-type="float">
            <text:p>0.0078415461</text:p>
          </table:table-cell>
        </table:table-row>
        <table:table-row table:style-name="ro1">
          <table:table-cell office:value-type="string" calcext:value-type="string">
            <text:p>MTRINITY_DN9067_c0_g2_i1</text:p>
          </table:table-cell>
          <table:table-cell office:value-type="float" office:value="-1.59607200806884" calcext:value-type="float">
            <text:p>-1.5960720081</text:p>
          </table:table-cell>
          <table:table-cell office:value-type="float" office:value="5.13341594135624" calcext:value-type="float">
            <text:p>5.1334159414</text:p>
          </table:table-cell>
          <table:table-cell office:value-type="float" office:value="18.5763795432879" calcext:value-type="float">
            <text:p>18.5763795433</text:p>
          </table:table-cell>
          <table:table-cell office:value-type="float" office:value="0.000906600986633991" calcext:value-type="float">
            <text:p>0.000906601</text:p>
          </table:table-cell>
          <table:table-cell office:value-type="float" office:value="0.019097788362652" calcext:value-type="float">
            <text:p>0.0190977884</text:p>
          </table:table-cell>
        </table:table-row>
        <table:table-row table:style-name="ro1">
          <table:table-cell office:value-type="string" calcext:value-type="string">
            <text:p>Pc32406_g1_i3</text:p>
          </table:table-cell>
          <table:table-cell office:value-type="float" office:value="2.83312634475993" calcext:value-type="float">
            <text:p>2.8331263448</text:p>
          </table:table-cell>
          <table:table-cell office:value-type="float" office:value="5.52183755710034" calcext:value-type="float">
            <text:p>5.5218375571</text:p>
          </table:table-cell>
          <table:table-cell office:value-type="float" office:value="27.0405504697272" calcext:value-type="float">
            <text:p>27.0405504697</text:p>
          </table:table-cell>
          <table:table-cell office:value-type="float" office:value="0.000188751008535394" calcext:value-type="float">
            <text:p>0.000188751</text:p>
          </table:table-cell>
          <table:table-cell office:value-type="float" office:value="0.00779925746068819" calcext:value-type="float">
            <text:p>0.0077992575</text:p>
          </table:table-cell>
        </table:table-row>
        <table:table-row table:style-name="ro1">
          <table:table-cell office:value-type="string" calcext:value-type="string">
            <text:p>MTRINITY_DN12732_c0_g1_i1</text:p>
          </table:table-cell>
          <table:table-cell office:value-type="float" office:value="-4.04624006355517" calcext:value-type="float">
            <text:p>-4.0462400636</text:p>
          </table:table-cell>
          <table:table-cell office:value-type="float" office:value="3.59446960871047" calcext:value-type="float">
            <text:p>3.5944696087</text:p>
          </table:table-cell>
          <table:table-cell office:value-type="float" office:value="61.7881899107736" calcext:value-type="float">
            <text:p>61.7881899108</text:p>
          </table:table-cell>
          <table:table-cell office:value-type="float" office:value="0.00000328662848270074" calcext:value-type="float">
            <text:p>3.28662848270074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Pc32422_g1_i3</text:p>
          </table:table-cell>
          <table:table-cell office:value-type="float" office:value="-2.00629268684098" calcext:value-type="float">
            <text:p>-2.0062926868</text:p>
          </table:table-cell>
          <table:table-cell office:value-type="float" office:value="3.91994377439244" calcext:value-type="float">
            <text:p>3.9199437744</text:p>
          </table:table-cell>
          <table:table-cell office:value-type="float" office:value="16.6212703911674" calcext:value-type="float">
            <text:p>16.6212703912</text:p>
          </table:table-cell>
          <table:table-cell office:value-type="float" office:value="0.00138939104422747" calcext:value-type="float">
            <text:p>0.001389391</text:p>
          </table:table-cell>
          <table:table-cell office:value-type="float" office:value="0.0247517746976975" calcext:value-type="float">
            <text:p>0.0247517747</text:p>
          </table:table-cell>
        </table:table-row>
        <table:table-row table:style-name="ro1">
          <table:table-cell office:value-type="string" calcext:value-type="string">
            <text:p>STRINITY_DN12961_c0_g1_i1</text:p>
          </table:table-cell>
          <table:table-cell office:value-type="float" office:value="3.16045497451267" calcext:value-type="float">
            <text:p>3.1604549745</text:p>
          </table:table-cell>
          <table:table-cell office:value-type="float" office:value="5.7619554702879" calcext:value-type="float">
            <text:p>5.7619554703</text:p>
          </table:table-cell>
          <table:table-cell office:value-type="float" office:value="30.03057796068" calcext:value-type="float">
            <text:p>30.0305779607</text:p>
          </table:table-cell>
          <table:table-cell office:value-type="float" office:value="0.000117769073962036" calcext:value-type="float">
            <text:p>0.0001177691</text:p>
          </table:table-cell>
          <table:table-cell office:value-type="float" office:value="0.00616198222506291" calcext:value-type="float">
            <text:p>0.0061619822</text:p>
          </table:table-cell>
        </table:table-row>
        <table:table-row table:style-name="ro1">
          <table:table-cell office:value-type="string" calcext:value-type="string">
            <text:p>MTRINITY_DN12067_c0_g1_i1</text:p>
          </table:table-cell>
          <table:table-cell office:value-type="float" office:value="1.79280876222205" calcext:value-type="float">
            <text:p>1.7928087622</text:p>
          </table:table-cell>
          <table:table-cell office:value-type="float" office:value="3.58618508224759" calcext:value-type="float">
            <text:p>3.5861850822</text:p>
          </table:table-cell>
          <table:table-cell office:value-type="float" office:value="41.9471950504729" calcext:value-type="float">
            <text:p>41.9471950505</text:p>
          </table:table-cell>
          <table:table-cell office:value-type="float" office:value="0.000126965133581032" calcext:value-type="float">
            <text:p>0.0001269651</text:p>
          </table:table-cell>
          <table:table-cell office:value-type="float" office:value="0.00642132018025944" calcext:value-type="float">
            <text:p>0.0064213202</text:p>
          </table:table-cell>
        </table:table-row>
        <table:table-row table:style-name="ro1">
          <table:table-cell office:value-type="string" calcext:value-type="string">
            <text:p>STRINITY_DN20975_c0_g2_i1</text:p>
          </table:table-cell>
          <table:table-cell office:value-type="float" office:value="-5.40879832126378" calcext:value-type="float">
            <text:p>-5.4087983213</text:p>
          </table:table-cell>
          <table:table-cell office:value-type="float" office:value="2.93506972099766" calcext:value-type="float">
            <text:p>2.935069721</text:p>
          </table:table-cell>
          <table:table-cell office:value-type="float" office:value="22.9524348765008" calcext:value-type="float">
            <text:p>22.9524348765</text:p>
          </table:table-cell>
          <table:table-cell office:value-type="float" office:value="0.000383431868063005" calcext:value-type="float">
            <text:p>0.0003834319</text:p>
          </table:table-cell>
          <table:table-cell office:value-type="float" office:value="0.011708909273159" calcext:value-type="float">
            <text:p>0.0117089093</text:p>
          </table:table-cell>
        </table:table-row>
        <table:table-row table:style-name="ro1">
          <table:table-cell office:value-type="string" calcext:value-type="string">
            <text:p>MTRINITY_DN5853_c2_g1_i1</text:p>
          </table:table-cell>
          <table:table-cell office:value-type="float" office:value="-2.86693704628521" calcext:value-type="float">
            <text:p>-2.8669370463</text:p>
          </table:table-cell>
          <table:table-cell office:value-type="float" office:value="4.34467692717439" calcext:value-type="float">
            <text:p>4.3446769272</text:p>
          </table:table-cell>
          <table:table-cell office:value-type="float" office:value="15.112019368725" calcext:value-type="float">
            <text:p>15.1120193687</text:p>
          </table:table-cell>
          <table:table-cell office:value-type="float" office:value="0.0019738342277268" calcext:value-type="float">
            <text:p>0.0019738342</text:p>
          </table:table-cell>
          <table:table-cell office:value-type="float" office:value="0.0308793171569773" calcext:value-type="float">
            <text:p>0.0308793172</text:p>
          </table:table-cell>
        </table:table-row>
        <table:table-row table:style-name="ro1">
          <table:table-cell office:value-type="string" calcext:value-type="string">
            <text:p>MTRINITY_DN16945_c0_g1_i2</text:p>
          </table:table-cell>
          <table:table-cell office:value-type="float" office:value="1.48045264199161" calcext:value-type="float">
            <text:p>1.480452642</text:p>
          </table:table-cell>
          <table:table-cell office:value-type="float" office:value="3.88307931986385" calcext:value-type="float">
            <text:p>3.8830793199</text:p>
          </table:table-cell>
          <table:table-cell office:value-type="float" office:value="27.5667509709748" calcext:value-type="float">
            <text:p>27.566750971</text:p>
          </table:table-cell>
          <table:table-cell office:value-type="float" office:value="0.000917330218400957" calcext:value-type="float">
            <text:p>0.0009173302</text:p>
          </table:table-cell>
          <table:table-cell office:value-type="float" office:value="0.0192763125064427" calcext:value-type="float">
            <text:p>0.0192763125</text:p>
          </table:table-cell>
        </table:table-row>
        <table:table-row table:style-name="ro1">
          <table:table-cell office:value-type="string" calcext:value-type="string">
            <text:p>MTRINITY_DN16005_c1_g4_i1</text:p>
          </table:table-cell>
          <table:table-cell office:value-type="float" office:value="1.29456624952089" calcext:value-type="float">
            <text:p>1.2945662495</text:p>
          </table:table-cell>
          <table:table-cell office:value-type="float" office:value="4.35211116207943" calcext:value-type="float">
            <text:p>4.3521111621</text:p>
          </table:table-cell>
          <table:table-cell office:value-type="float" office:value="16.3049054754877" calcext:value-type="float">
            <text:p>16.3049054755</text:p>
          </table:table-cell>
          <table:table-cell office:value-type="float" office:value="0.00228037838438106" calcext:value-type="float">
            <text:p>0.0022803784</text:p>
          </table:table-cell>
          <table:table-cell office:value-type="float" office:value="0.033837072833589" calcext:value-type="float">
            <text:p>0.0338370728</text:p>
          </table:table-cell>
        </table:table-row>
        <table:table-row table:style-name="ro1">
          <table:table-cell office:value-type="string" calcext:value-type="string">
            <text:p>Pc24119_g1_i1</text:p>
          </table:table-cell>
          <table:table-cell office:value-type="float" office:value="-4.01616251289237" calcext:value-type="float">
            <text:p>-4.0161625129</text:p>
          </table:table-cell>
          <table:table-cell office:value-type="float" office:value="1.92013794040582" calcext:value-type="float">
            <text:p>1.9201379404</text:p>
          </table:table-cell>
          <table:table-cell office:value-type="float" office:value="20.0877511952789" calcext:value-type="float">
            <text:p>20.0877511953</text:p>
          </table:table-cell>
          <table:table-cell office:value-type="float" office:value="0.000664342415190359" calcext:value-type="float">
            <text:p>0.0006643424</text:p>
          </table:table-cell>
          <table:table-cell office:value-type="float" office:value="0.0158397383790184" calcext:value-type="float">
            <text:p>0.0158397384</text:p>
          </table:table-cell>
        </table:table-row>
        <table:table-row table:style-name="ro1">
          <table:table-cell office:value-type="string" calcext:value-type="string">
            <text:p>MTRINITY_DN11650_c2_g2_i1</text:p>
          </table:table-cell>
          <table:table-cell office:value-type="float" office:value="-4.63470945107267" calcext:value-type="float">
            <text:p>-4.6347094511</text:p>
          </table:table-cell>
          <table:table-cell office:value-type="float" office:value="3.98215918245076" calcext:value-type="float">
            <text:p>3.9821591825</text:p>
          </table:table-cell>
          <table:table-cell office:value-type="float" office:value="29.0740000465249" calcext:value-type="float">
            <text:p>29.0740000465</text:p>
          </table:table-cell>
          <table:table-cell office:value-type="float" office:value="0.000136427727374466" calcext:value-type="float">
            <text:p>0.0001364277</text:p>
          </table:table-cell>
          <table:table-cell office:value-type="float" office:value="0.00657349521721784" calcext:value-type="float">
            <text:p>0.0065734952</text:p>
          </table:table-cell>
        </table:table-row>
        <table:table-row table:style-name="ro1">
          <table:table-cell office:value-type="string" calcext:value-type="string">
            <text:p>MTRINITY_DN14028_c0_g1_i2</text:p>
          </table:table-cell>
          <table:table-cell office:value-type="float" office:value="2.73014628270866" calcext:value-type="float">
            <text:p>2.7301462827</text:p>
          </table:table-cell>
          <table:table-cell office:value-type="float" office:value="0.461634544459082" calcext:value-type="float">
            <text:p>0.4616345445</text:p>
          </table:table-cell>
          <table:table-cell office:value-type="float" office:value="18.1019541982658" calcext:value-type="float">
            <text:p>18.1019541983</text:p>
          </table:table-cell>
          <table:table-cell office:value-type="float" office:value="0.00100286212628346" calcext:value-type="float">
            <text:p>0.0010028621</text:p>
          </table:table-cell>
          <table:table-cell office:value-type="float" office:value="0.0204788539501884" calcext:value-type="float">
            <text:p>0.020478854</text:p>
          </table:table-cell>
        </table:table-row>
        <table:table-row table:style-name="ro1">
          <table:table-cell office:value-type="string" calcext:value-type="string">
            <text:p>Pc19191_g2_i3</text:p>
          </table:table-cell>
          <table:table-cell office:value-type="float" office:value="2.32009773580573" calcext:value-type="float">
            <text:p>2.3200977358</text:p>
          </table:table-cell>
          <table:table-cell office:value-type="float" office:value="1.54956002142063" calcext:value-type="float">
            <text:p>1.5495600214</text:p>
          </table:table-cell>
          <table:table-cell office:value-type="float" office:value="20.9331025425075" calcext:value-type="float">
            <text:p>20.9331025425</text:p>
          </table:table-cell>
          <table:table-cell office:value-type="float" office:value="0.000561986499492093" calcext:value-type="float">
            <text:p>0.0005619865</text:p>
          </table:table-cell>
          <table:table-cell office:value-type="float" office:value="0.0144004420367164" calcext:value-type="float">
            <text:p>0.014400442</text:p>
          </table:table-cell>
        </table:table-row>
        <table:table-row table:style-name="ro1">
          <table:table-cell office:value-type="string" calcext:value-type="string">
            <text:p>MTRINITY_DN14903_c0_g1_i3</text:p>
          </table:table-cell>
          <table:table-cell office:value-type="float" office:value="-2.06981037611494" calcext:value-type="float">
            <text:p>-2.0698103761</text:p>
          </table:table-cell>
          <table:table-cell office:value-type="float" office:value="4.60726394880818" calcext:value-type="float">
            <text:p>4.6072639488</text:p>
          </table:table-cell>
          <table:table-cell office:value-type="float" office:value="16.5371208931113" calcext:value-type="float">
            <text:p>16.5371208931</text:p>
          </table:table-cell>
          <table:table-cell office:value-type="float" office:value="0.00141612195215937" calcext:value-type="float">
            <text:p>0.001416122</text:p>
          </table:table-cell>
          <table:table-cell office:value-type="float" office:value="0.0249759980963103" calcext:value-type="float">
            <text:p>0.0249759981</text:p>
          </table:table-cell>
        </table:table-row>
        <table:table-row table:style-name="ro1">
          <table:table-cell office:value-type="string" calcext:value-type="string">
            <text:p>Pc14249_g1_i1</text:p>
          </table:table-cell>
          <table:table-cell office:value-type="float" office:value="-3.22827601016342" calcext:value-type="float">
            <text:p>-3.2282760102</text:p>
          </table:table-cell>
          <table:table-cell office:value-type="float" office:value="6.67285668771191" calcext:value-type="float">
            <text:p>6.6728566877</text:p>
          </table:table-cell>
          <table:table-cell office:value-type="float" office:value="24.4981057337953" calcext:value-type="float">
            <text:p>24.4981057338</text:p>
          </table:table-cell>
          <table:table-cell office:value-type="float" office:value="0.000290508379936504" calcext:value-type="float">
            <text:p>0.0002905084</text:p>
          </table:table-cell>
          <table:table-cell office:value-type="float" office:value="0.010000551088227" calcext:value-type="float">
            <text:p>0.0100005511</text:p>
          </table:table-cell>
        </table:table-row>
        <table:table-row table:style-name="ro1">
          <table:table-cell office:value-type="string" calcext:value-type="string">
            <text:p>MTRINITY_DN8126_c0_g1_i5</text:p>
          </table:table-cell>
          <table:table-cell office:value-type="float" office:value="-4.27701350396133" calcext:value-type="float">
            <text:p>-4.277013504</text:p>
          </table:table-cell>
          <table:table-cell office:value-type="float" office:value="3.60147607120149" calcext:value-type="float">
            <text:p>3.6014760712</text:p>
          </table:table-cell>
          <table:table-cell office:value-type="float" office:value="15.6294144786514" calcext:value-type="float">
            <text:p>15.6294144787</text:p>
          </table:table-cell>
          <table:table-cell office:value-type="float" office:value="0.00174600874422283" calcext:value-type="float">
            <text:p>0.0017460087</text:p>
          </table:table-cell>
          <table:table-cell office:value-type="float" office:value="0.0285156096213716" calcext:value-type="float">
            <text:p>0.0285156096</text:p>
          </table:table-cell>
        </table:table-row>
        <table:table-row table:style-name="ro1">
          <table:table-cell office:value-type="string" calcext:value-type="string">
            <text:p>MTRINITY_DN17325_c0_g1_i3</text:p>
          </table:table-cell>
          <table:table-cell office:value-type="float" office:value="1.76679787073647" calcext:value-type="float">
            <text:p>1.7667978707</text:p>
          </table:table-cell>
          <table:table-cell office:value-type="float" office:value="2.42833231124142" calcext:value-type="float">
            <text:p>2.4283323112</text:p>
          </table:table-cell>
          <table:table-cell office:value-type="float" office:value="14.4833051115471" calcext:value-type="float">
            <text:p>14.4833051115</text:p>
          </table:table-cell>
          <table:table-cell office:value-type="float" office:value="0.00229882710800397" calcext:value-type="float">
            <text:p>0.0022988271</text:p>
          </table:table-cell>
          <table:table-cell office:value-type="float" office:value="0.033976460919775" calcext:value-type="float">
            <text:p>0.0339764609</text:p>
          </table:table-cell>
        </table:table-row>
        <table:table-row table:style-name="ro1">
          <table:table-cell office:value-type="string" calcext:value-type="string">
            <text:p>STRINITY_DN4675_c0_g1_i1</text:p>
          </table:table-cell>
          <table:table-cell office:value-type="float" office:value="-4.00515198369412" calcext:value-type="float">
            <text:p>-4.0051519837</text:p>
          </table:table-cell>
          <table:table-cell office:value-type="float" office:value="4.26024705478523" calcext:value-type="float">
            <text:p>4.2602470548</text:p>
          </table:table-cell>
          <table:table-cell office:value-type="float" office:value="22.1096154998688" calcext:value-type="float">
            <text:p>22.1096154999</text:p>
          </table:table-cell>
          <table:table-cell office:value-type="float" office:value="0.00044848670382305" calcext:value-type="float">
            <text:p>0.0004484867</text:p>
          </table:table-cell>
          <table:table-cell office:value-type="float" office:value="0.0127820104343679" calcext:value-type="float">
            <text:p>0.0127820104</text:p>
          </table:table-cell>
        </table:table-row>
        <table:table-row table:style-name="ro1">
          <table:table-cell office:value-type="string" calcext:value-type="string">
            <text:p>MTRINITY_DN18324_c0_g1_i1</text:p>
          </table:table-cell>
          <table:table-cell office:value-type="float" office:value="1.87169825142043" calcext:value-type="float">
            <text:p>1.8716982514</text:p>
          </table:table-cell>
          <table:table-cell office:value-type="float" office:value="4.6239395950747" calcext:value-type="float">
            <text:p>4.6239395951</text:p>
          </table:table-cell>
          <table:table-cell office:value-type="float" office:value="26.3134563400235" calcext:value-type="float">
            <text:p>26.31345634</text:p>
          </table:table-cell>
          <table:table-cell office:value-type="float" office:value="0.000212880431265211" calcext:value-type="float">
            <text:p>0.0002128804</text:p>
          </table:table-cell>
          <table:table-cell office:value-type="float" office:value="0.00833818985796292" calcext:value-type="float">
            <text:p>0.0083381899</text:p>
          </table:table-cell>
        </table:table-row>
        <table:table-row table:style-name="ro1">
          <table:table-cell office:value-type="string" calcext:value-type="string">
            <text:p>Pc26015_g1_i1</text:p>
          </table:table-cell>
          <table:table-cell office:value-type="float" office:value="3.4537258388876" calcext:value-type="float">
            <text:p>3.4537258389</text:p>
          </table:table-cell>
          <table:table-cell office:value-type="float" office:value="1.74906471877688" calcext:value-type="float">
            <text:p>1.7490647188</text:p>
          </table:table-cell>
          <table:table-cell office:value-type="float" office:value="49.6498635317528" calcext:value-type="float">
            <text:p>49.6498635318</text:p>
          </table:table-cell>
          <table:table-cell office:value-type="float" office:value="0.0000102792887177787" calcext:value-type="float">
            <text:p>1.02792887177787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Pc32531_g1_i2</text:p>
          </table:table-cell>
          <table:table-cell office:value-type="float" office:value="2.16047696140549" calcext:value-type="float">
            <text:p>2.1604769614</text:p>
          </table:table-cell>
          <table:table-cell office:value-type="float" office:value="5.09374861481328" calcext:value-type="float">
            <text:p>5.0937486148</text:p>
          </table:table-cell>
          <table:table-cell office:value-type="float" office:value="39.0069552950356" calcext:value-type="float">
            <text:p>39.006955295</text:p>
          </table:table-cell>
          <table:table-cell office:value-type="float" office:value="0.0000342875510265954" calcext:value-type="float">
            <text:p>3.42875510265954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Pc27961_g3_i1</text:p>
          </table:table-cell>
          <table:table-cell office:value-type="float" office:value="-1.20183668975798" calcext:value-type="float">
            <text:p>-1.2018366898</text:p>
          </table:table-cell>
          <table:table-cell office:value-type="float" office:value="5.20007345035851" calcext:value-type="float">
            <text:p>5.2000734504</text:p>
          </table:table-cell>
          <table:table-cell office:value-type="float" office:value="13.4281855455462" calcext:value-type="float">
            <text:p>13.4281855455</text:p>
          </table:table-cell>
          <table:table-cell office:value-type="float" office:value="0.00347351618206793" calcext:value-type="float">
            <text:p>0.0034735162</text:p>
          </table:table-cell>
          <table:table-cell office:value-type="float" office:value="0.0444440513472625" calcext:value-type="float">
            <text:p>0.0444440513</text:p>
          </table:table-cell>
        </table:table-row>
        <table:table-row table:style-name="ro1">
          <table:table-cell office:value-type="string" calcext:value-type="string">
            <text:p>MTRINITY_DN17460_c1_g1_i1</text:p>
          </table:table-cell>
          <table:table-cell office:value-type="float" office:value="1.57779902849669" calcext:value-type="float">
            <text:p>1.5777990285</text:p>
          </table:table-cell>
          <table:table-cell office:value-type="float" office:value="4.80888618937024" calcext:value-type="float">
            <text:p>4.8088861894</text:p>
          </table:table-cell>
          <table:table-cell office:value-type="float" office:value="27.9257338695547" calcext:value-type="float">
            <text:p>27.9257338696</text:p>
          </table:table-cell>
          <table:table-cell office:value-type="float" office:value="0.000163535996124338" calcext:value-type="float">
            <text:p>0.000163536</text:p>
          </table:table-cell>
          <table:table-cell office:value-type="float" office:value="0.00721709120406372" calcext:value-type="float">
            <text:p>0.0072170912</text:p>
          </table:table-cell>
        </table:table-row>
        <table:table-row table:style-name="ro1">
          <table:table-cell office:value-type="string" calcext:value-type="string">
            <text:p>STRINITY_DN7346_c0_g1_i1</text:p>
          </table:table-cell>
          <table:table-cell office:value-type="float" office:value="-4.63589525721328" calcext:value-type="float">
            <text:p>-4.6358952572</text:p>
          </table:table-cell>
          <table:table-cell office:value-type="float" office:value="5.89790835213119" calcext:value-type="float">
            <text:p>5.8979083521</text:p>
          </table:table-cell>
          <table:table-cell office:value-type="float" office:value="35.5205957334043" calcext:value-type="float">
            <text:p>35.5205957334</text:p>
          </table:table-cell>
          <table:table-cell office:value-type="float" office:value="0.000053819149200919" calcext:value-type="float">
            <text:p>5.3819149200919E-005</text:p>
          </table:table-cell>
          <table:table-cell office:value-type="float" office:value="0.00414964313923079" calcext:value-type="float">
            <text:p>0.0041496431</text:p>
          </table:table-cell>
        </table:table-row>
        <table:table-row table:style-name="ro1">
          <table:table-cell office:value-type="string" calcext:value-type="string">
            <text:p>MTRINITY_DN16082_c0_g2_i1</text:p>
          </table:table-cell>
          <table:table-cell office:value-type="float" office:value="-4.45046581605748" calcext:value-type="float">
            <text:p>-4.4504658161</text:p>
          </table:table-cell>
          <table:table-cell office:value-type="float" office:value="2.71282749645388" calcext:value-type="float">
            <text:p>2.7128274965</text:p>
          </table:table-cell>
          <table:table-cell office:value-type="float" office:value="19.5071305565005" calcext:value-type="float">
            <text:p>19.5071305565</text:p>
          </table:table-cell>
          <table:table-cell office:value-type="float" office:value="0.00074724697764264" calcext:value-type="float">
            <text:p>0.000747247</text:p>
          </table:table-cell>
          <table:table-cell office:value-type="float" office:value="0.0169930755870279" calcext:value-type="float">
            <text:p>0.0169930756</text:p>
          </table:table-cell>
        </table:table-row>
        <table:table-row table:style-name="ro1">
          <table:table-cell office:value-type="string" calcext:value-type="string">
            <text:p>Pc29780_g2_i1</text:p>
          </table:table-cell>
          <table:table-cell office:value-type="float" office:value="1.81846508006474" calcext:value-type="float">
            <text:p>1.8184650801</text:p>
          </table:table-cell>
          <table:table-cell office:value-type="float" office:value="1.57453373566391" calcext:value-type="float">
            <text:p>1.5745337357</text:p>
          </table:table-cell>
          <table:table-cell office:value-type="float" office:value="33.311874812852" calcext:value-type="float">
            <text:p>33.3118748129</text:p>
          </table:table-cell>
          <table:table-cell office:value-type="float" office:value="0.00199547033473257" calcext:value-type="float">
            <text:p>0.0019954703</text:p>
          </table:table-cell>
          <table:table-cell office:value-type="float" office:value="0.0310684795165987" calcext:value-type="float">
            <text:p>0.0310684795</text:p>
          </table:table-cell>
        </table:table-row>
        <table:table-row table:style-name="ro1">
          <table:table-cell office:value-type="string" calcext:value-type="string">
            <text:p>MTRINITY_DN16115_c1_g2_i4</text:p>
          </table:table-cell>
          <table:table-cell office:value-type="float" office:value="1.4152918343094" calcext:value-type="float">
            <text:p>1.4152918343</text:p>
          </table:table-cell>
          <table:table-cell office:value-type="float" office:value="3.17984152801445" calcext:value-type="float">
            <text:p>3.179841528</text:p>
          </table:table-cell>
          <table:table-cell office:value-type="float" office:value="15.0834795210451" calcext:value-type="float">
            <text:p>15.083479521</text:p>
          </table:table-cell>
          <table:table-cell office:value-type="float" office:value="0.00339619135027477" calcext:value-type="float">
            <text:p>0.0033961914</text:p>
          </table:table-cell>
          <table:table-cell office:value-type="float" office:value="0.043769517972885" calcext:value-type="float">
            <text:p>0.043769518</text:p>
          </table:table-cell>
        </table:table-row>
        <table:table-row table:style-name="ro1">
          <table:table-cell office:value-type="string" calcext:value-type="string">
            <text:p>Pc25995_g2_i1</text:p>
          </table:table-cell>
          <table:table-cell office:value-type="float" office:value="-3.78664029643801" calcext:value-type="float">
            <text:p>-3.7866402964</text:p>
          </table:table-cell>
          <table:table-cell office:value-type="float" office:value="5.90734231742353" calcext:value-type="float">
            <text:p>5.9073423174</text:p>
          </table:table-cell>
          <table:table-cell office:value-type="float" office:value="29.4953657284175" calcext:value-type="float">
            <text:p>29.4953657284</text:p>
          </table:table-cell>
          <table:table-cell office:value-type="float" office:value="0.000127815162178784" calcext:value-type="float">
            <text:p>0.0001278152</text:p>
          </table:table-cell>
          <table:table-cell office:value-type="float" office:value="0.00642132018025944" calcext:value-type="float">
            <text:p>0.0064213202</text:p>
          </table:table-cell>
        </table:table-row>
        <table:table-row table:style-name="ro1">
          <table:table-cell office:value-type="string" calcext:value-type="string">
            <text:p>Pc28102_g2_i7</text:p>
          </table:table-cell>
          <table:table-cell office:value-type="float" office:value="-6.87030589433509" calcext:value-type="float">
            <text:p>-6.8703058943</text:p>
          </table:table-cell>
          <table:table-cell office:value-type="float" office:value="0.280581741241121" calcext:value-type="float">
            <text:p>0.2805817412</text:p>
          </table:table-cell>
          <table:table-cell office:value-type="float" office:value="14.925251102368" calcext:value-type="float">
            <text:p>14.9252511024</text:p>
          </table:table-cell>
          <table:table-cell office:value-type="float" office:value="0.00239179928050016" calcext:value-type="float">
            <text:p>0.0023917993</text:p>
          </table:table-cell>
          <table:table-cell office:value-type="float" office:value="0.0350058658225518" calcext:value-type="float">
            <text:p>0.0350058658</text:p>
          </table:table-cell>
        </table:table-row>
        <table:table-row table:style-name="ro1">
          <table:table-cell office:value-type="string" calcext:value-type="string">
            <text:p>Pc32555_g2_i9</text:p>
          </table:table-cell>
          <table:table-cell office:value-type="float" office:value="-3.17144419889162" calcext:value-type="float">
            <text:p>-3.1714441989</text:p>
          </table:table-cell>
          <table:table-cell office:value-type="float" office:value="2.33976118009491" calcext:value-type="float">
            <text:p>2.3397611801</text:p>
          </table:table-cell>
          <table:table-cell office:value-type="float" office:value="14.003134342892" calcext:value-type="float">
            <text:p>14.0031343429</text:p>
          </table:table-cell>
          <table:table-cell office:value-type="float" office:value="0.00258940249559543" calcext:value-type="float">
            <text:p>0.0025894025</text:p>
          </table:table-cell>
          <table:table-cell office:value-type="float" office:value="0.0368207883054398" calcext:value-type="float">
            <text:p>0.0368207883</text:p>
          </table:table-cell>
        </table:table-row>
        <table:table-row table:style-name="ro1">
          <table:table-cell office:value-type="string" calcext:value-type="string">
            <text:p>Pc21991_g2_i1</text:p>
          </table:table-cell>
          <table:table-cell office:value-type="float" office:value="2.96609370758489" calcext:value-type="float">
            <text:p>2.9660937076</text:p>
          </table:table-cell>
          <table:table-cell office:value-type="float" office:value="2.80032348191595" calcext:value-type="float">
            <text:p>2.8003234819</text:p>
          </table:table-cell>
          <table:table-cell office:value-type="float" office:value="65.0723676548246" calcext:value-type="float">
            <text:p>65.0723676548</text:p>
          </table:table-cell>
          <table:table-cell office:value-type="float" office:value="0.00000249387791333461" calcext:value-type="float">
            <text:p>2.49387791333461E-006</text:p>
          </table:table-cell>
          <table:table-cell office:value-type="float" office:value="0.00152778014698936" calcext:value-type="float">
            <text:p>0.0015277801</text:p>
          </table:table-cell>
        </table:table-row>
        <table:table-row table:style-name="ro1">
          <table:table-cell office:value-type="string" calcext:value-type="string">
            <text:p>Pc26280_g1_i1</text:p>
          </table:table-cell>
          <table:table-cell office:value-type="float" office:value="-3.33943385458087" calcext:value-type="float">
            <text:p>-3.3394338546</text:p>
          </table:table-cell>
          <table:table-cell office:value-type="float" office:value="2.89584009771673" calcext:value-type="float">
            <text:p>2.8958400977</text:p>
          </table:table-cell>
          <table:table-cell office:value-type="float" office:value="15.7497965882827" calcext:value-type="float">
            <text:p>15.7497965883</text:p>
          </table:table-cell>
          <table:table-cell office:value-type="float" office:value="0.00169748093980489" calcext:value-type="float">
            <text:p>0.0016974809</text:p>
          </table:table-cell>
          <table:table-cell office:value-type="float" office:value="0.0280126348823876" calcext:value-type="float">
            <text:p>0.0280126349</text:p>
          </table:table-cell>
        </table:table-row>
        <table:table-row table:style-name="ro1">
          <table:table-cell office:value-type="string" calcext:value-type="string">
            <text:p>MTRINITY_DN5000_c0_g1_i1</text:p>
          </table:table-cell>
          <table:table-cell office:value-type="float" office:value="-4.21411460678906" calcext:value-type="float">
            <text:p>-4.2141146068</text:p>
          </table:table-cell>
          <table:table-cell office:value-type="float" office:value="3.66373992171874" calcext:value-type="float">
            <text:p>3.6637399217</text:p>
          </table:table-cell>
          <table:table-cell office:value-type="float" office:value="22.2173335603658" calcext:value-type="float">
            <text:p>22.2173335604</text:p>
          </table:table-cell>
          <table:table-cell office:value-type="float" office:value="0.000439495639644827" calcext:value-type="float">
            <text:p>0.0004394956</text:p>
          </table:table-cell>
          <table:table-cell office:value-type="float" office:value="0.01263025008973" calcext:value-type="float">
            <text:p>0.0126302501</text:p>
          </table:table-cell>
        </table:table-row>
        <table:table-row table:style-name="ro1">
          <table:table-cell office:value-type="string" calcext:value-type="string">
            <text:p>Pc22082_g1_i1</text:p>
          </table:table-cell>
          <table:table-cell office:value-type="float" office:value="1.52686921619669" calcext:value-type="float">
            <text:p>1.5268692162</text:p>
          </table:table-cell>
          <table:table-cell office:value-type="float" office:value="3.72581241911555" calcext:value-type="float">
            <text:p>3.7258124191</text:p>
          </table:table-cell>
          <table:table-cell office:value-type="float" office:value="23.6750065713613" calcext:value-type="float">
            <text:p>23.6750065714</text:p>
          </table:table-cell>
          <table:table-cell office:value-type="float" office:value="0.000769702245209389" calcext:value-type="float">
            <text:p>0.0007697022</text:p>
          </table:table-cell>
          <table:table-cell office:value-type="float" office:value="0.0172989310804998" calcext:value-type="float">
            <text:p>0.0172989311</text:p>
          </table:table-cell>
        </table:table-row>
        <table:table-row table:style-name="ro1">
          <table:table-cell office:value-type="string" calcext:value-type="string">
            <text:p>MTRINITY_DN16481_c1_g1_i1</text:p>
          </table:table-cell>
          <table:table-cell office:value-type="float" office:value="-4.51998589282171" calcext:value-type="float">
            <text:p>-4.5199858928</text:p>
          </table:table-cell>
          <table:table-cell office:value-type="float" office:value="2.46648255155453" calcext:value-type="float">
            <text:p>2.4664825516</text:p>
          </table:table-cell>
          <table:table-cell office:value-type="float" office:value="38.7161700467163" calcext:value-type="float">
            <text:p>38.7161700467</text:p>
          </table:table-cell>
          <table:table-cell office:value-type="float" office:value="0.0000355582184848308" calcext:value-type="float">
            <text:p>3.55582184848308E-005</text:p>
          </table:table-cell>
          <table:table-cell office:value-type="float" office:value="0.0033778057040432" calcext:value-type="float">
            <text:p>0.0033778057</text:p>
          </table:table-cell>
        </table:table-row>
        <table:table-row table:style-name="ro1">
          <table:table-cell office:value-type="string" calcext:value-type="string">
            <text:p>MTRINITY_DN15820_c1_g3_i1</text:p>
          </table:table-cell>
          <table:table-cell office:value-type="float" office:value="2.33893437842189" calcext:value-type="float">
            <text:p>2.3389343784</text:p>
          </table:table-cell>
          <table:table-cell office:value-type="float" office:value="1.12625507903432" calcext:value-type="float">
            <text:p>1.126255079</text:p>
          </table:table-cell>
          <table:table-cell office:value-type="float" office:value="16.4917016053105" calcext:value-type="float">
            <text:p>16.4917016053</text:p>
          </table:table-cell>
          <table:table-cell office:value-type="float" office:value="0.00143079812112698" calcext:value-type="float">
            <text:p>0.0014307981</text:p>
          </table:table-cell>
          <table:table-cell office:value-type="float" office:value="0.0251065479426852" calcext:value-type="float">
            <text:p>0.0251065479</text:p>
          </table:table-cell>
        </table:table-row>
        <table:table-row table:style-name="ro1">
          <table:table-cell office:value-type="string" calcext:value-type="string">
            <text:p>MTRINITY_DN8930_c0_g1_i1</text:p>
          </table:table-cell>
          <table:table-cell office:value-type="float" office:value="-3.54528799365742" calcext:value-type="float">
            <text:p>-3.5452879937</text:p>
          </table:table-cell>
          <table:table-cell office:value-type="float" office:value="3.88411041314284" calcext:value-type="float">
            <text:p>3.8841104131</text:p>
          </table:table-cell>
          <table:table-cell office:value-type="float" office:value="33.626362375355" calcext:value-type="float">
            <text:p>33.6263623754</text:p>
          </table:table-cell>
          <table:table-cell office:value-type="float" office:value="0.0000697489539988095" calcext:value-type="float">
            <text:p>0.000069749</text:p>
          </table:table-cell>
          <table:table-cell office:value-type="float" office:value="0.00464808924411699" calcext:value-type="float">
            <text:p>0.0046480892</text:p>
          </table:table-cell>
        </table:table-row>
        <table:table-row table:style-name="ro1">
          <table:table-cell office:value-type="string" calcext:value-type="string">
            <text:p>MTRINITY_DN12181_c0_g1_i1</text:p>
          </table:table-cell>
          <table:table-cell office:value-type="float" office:value="-3.83972935854817" calcext:value-type="float">
            <text:p>-3.8397293585</text:p>
          </table:table-cell>
          <table:table-cell office:value-type="float" office:value="2.63368320299442" calcext:value-type="float">
            <text:p>2.633683203</text:p>
          </table:table-cell>
          <table:table-cell office:value-type="float" office:value="22.3763722863522" calcext:value-type="float">
            <text:p>22.3763722864</text:p>
          </table:table-cell>
          <table:table-cell office:value-type="float" office:value="0.000426600658927356" calcext:value-type="float">
            <text:p>0.0004266007</text:p>
          </table:table-cell>
          <table:table-cell office:value-type="float" office:value="0.0124569052331531" calcext:value-type="float">
            <text:p>0.0124569052</text:p>
          </table:table-cell>
        </table:table-row>
        <table:table-row table:style-name="ro1">
          <table:table-cell office:value-type="string" calcext:value-type="string">
            <text:p>MTRINITY_DN15920_c0_g2_i6</text:p>
          </table:table-cell>
          <table:table-cell office:value-type="float" office:value="-2.53414150159588" calcext:value-type="float">
            <text:p>-2.5341415016</text:p>
          </table:table-cell>
          <table:table-cell office:value-type="float" office:value="2.64853944300537" calcext:value-type="float">
            <text:p>2.648539443</text:p>
          </table:table-cell>
          <table:table-cell office:value-type="float" office:value="12.6132419955181" calcext:value-type="float">
            <text:p>12.6132419955</text:p>
          </table:table-cell>
          <table:table-cell office:value-type="float" office:value="0.00370508934916243" calcext:value-type="float">
            <text:p>0.0037050893</text:p>
          </table:table-cell>
          <table:table-cell office:value-type="float" office:value="0.0462642978715299" calcext:value-type="float">
            <text:p>0.0462642979</text:p>
          </table:table-cell>
        </table:table-row>
        <table:table-row table:style-name="ro1">
          <table:table-cell office:value-type="string" calcext:value-type="string">
            <text:p>MTRINITY_DN12704_c0_g1_i2</text:p>
          </table:table-cell>
          <table:table-cell office:value-type="float" office:value="-1.92251407729371" calcext:value-type="float">
            <text:p>-1.9225140773</text:p>
          </table:table-cell>
          <table:table-cell office:value-type="float" office:value="4.95421305356584" calcext:value-type="float">
            <text:p>4.9542130536</text:p>
          </table:table-cell>
          <table:table-cell office:value-type="float" office:value="13.7587848996055" calcext:value-type="float">
            <text:p>13.7587848996</text:p>
          </table:table-cell>
          <table:table-cell office:value-type="float" office:value="0.00275358292404358" calcext:value-type="float">
            <text:p>0.0027535829</text:p>
          </table:table-cell>
          <table:table-cell office:value-type="float" office:value="0.0384094108800837" calcext:value-type="float">
            <text:p>0.0384094109</text:p>
          </table:table-cell>
        </table:table-row>
        <table:table-row table:style-name="ro1">
          <table:table-cell office:value-type="string" calcext:value-type="string">
            <text:p>MTRINITY_DN14926_c0_g1_i1</text:p>
          </table:table-cell>
          <table:table-cell office:value-type="float" office:value="1.33175403930753" calcext:value-type="float">
            <text:p>1.3317540393</text:p>
          </table:table-cell>
          <table:table-cell office:value-type="float" office:value="6.37563701553858" calcext:value-type="float">
            <text:p>6.3756370155</text:p>
          </table:table-cell>
          <table:table-cell office:value-type="float" office:value="35.8194247403127" calcext:value-type="float">
            <text:p>35.8194247403</text:p>
          </table:table-cell>
          <table:table-cell office:value-type="float" office:value="0.000942794877015206" calcext:value-type="float">
            <text:p>0.0009427949</text:p>
          </table:table-cell>
          <table:table-cell office:value-type="float" office:value="0.0195989034752371" calcext:value-type="float">
            <text:p>0.0195989035</text:p>
          </table:table-cell>
        </table:table-row>
        <table:table-row table:style-name="ro1">
          <table:table-cell office:value-type="string" calcext:value-type="string">
            <text:p>Pc29969_g2_i4</text:p>
          </table:table-cell>
          <table:table-cell office:value-type="float" office:value="2.19265833442198" calcext:value-type="float">
            <text:p>2.1926583344</text:p>
          </table:table-cell>
          <table:table-cell office:value-type="float" office:value="0.927970136590827" calcext:value-type="float">
            <text:p>0.9279701366</text:p>
          </table:table-cell>
          <table:table-cell office:value-type="float" office:value="14.7301560833028" calcext:value-type="float">
            <text:p>14.7301560833</text:p>
          </table:table-cell>
          <table:table-cell office:value-type="float" office:value="0.00216430650368704" calcext:value-type="float">
            <text:p>0.0021643065</text:p>
          </table:table-cell>
          <table:table-cell office:value-type="float" office:value="0.0327262779746261" calcext:value-type="float">
            <text:p>0.032726278</text:p>
          </table:table-cell>
        </table:table-row>
        <table:table-row table:style-name="ro1">
          <table:table-cell office:value-type="string" calcext:value-type="string">
            <text:p>STRINITY_DN9084_c0_g1_i1</text:p>
          </table:table-cell>
          <table:table-cell office:value-type="float" office:value="-1.6951475103015" calcext:value-type="float">
            <text:p>-1.6951475103</text:p>
          </table:table-cell>
          <table:table-cell office:value-type="float" office:value="5.59888038463192" calcext:value-type="float">
            <text:p>5.5988803846</text:p>
          </table:table-cell>
          <table:table-cell office:value-type="float" office:value="28.5578197581841" calcext:value-type="float">
            <text:p>28.5578197582</text:p>
          </table:table-cell>
          <table:table-cell office:value-type="float" office:value="0.000147911925234701" calcext:value-type="float">
            <text:p>0.0001479119</text:p>
          </table:table-cell>
          <table:table-cell office:value-type="float" office:value="0.00684571874964415" calcext:value-type="float">
            <text:p>0.0068457187</text:p>
          </table:table-cell>
        </table:table-row>
        <table:table-row table:style-name="ro1">
          <table:table-cell office:value-type="string" calcext:value-type="string">
            <text:p>MTRINITY_DN12785_c0_g1_i1</text:p>
          </table:table-cell>
          <table:table-cell office:value-type="float" office:value="-2.76654423196869" calcext:value-type="float">
            <text:p>-2.766544232</text:p>
          </table:table-cell>
          <table:table-cell office:value-type="float" office:value="6.1001472340786" calcext:value-type="float">
            <text:p>6.1001472341</text:p>
          </table:table-cell>
          <table:table-cell office:value-type="float" office:value="45.9014475609121" calcext:value-type="float">
            <text:p>45.9014475609</text:p>
          </table:table-cell>
          <table:table-cell office:value-type="float" office:value="0.0000153110353230423" calcext:value-type="float">
            <text:p>0.000015311</text:p>
          </table:table-cell>
          <table:table-cell office:value-type="float" office:value="0.00259664778715866" calcext:value-type="float">
            <text:p>0.0025966478</text:p>
          </table:table-cell>
        </table:table-row>
        <table:table-row table:style-name="ro1">
          <table:table-cell office:value-type="string" calcext:value-type="string">
            <text:p>STRINITY_DN2284_c0_g1_i2</text:p>
          </table:table-cell>
          <table:table-cell office:value-type="float" office:value="-6.5362653006183" calcext:value-type="float">
            <text:p>-6.5362653006</text:p>
          </table:table-cell>
          <table:table-cell office:value-type="float" office:value="1.0892032259174" calcext:value-type="float">
            <text:p>1.0892032259</text:p>
          </table:table-cell>
          <table:table-cell office:value-type="float" office:value="42.7574723468701" calcext:value-type="float">
            <text:p>42.7574723469</text:p>
          </table:table-cell>
          <table:table-cell office:value-type="float" office:value="0.0000324597613981925" calcext:value-type="float">
            <text:p>3.24597613981925E-005</text:p>
          </table:table-cell>
          <table:table-cell office:value-type="float" office:value="0.00327863715848" calcext:value-type="float">
            <text:p>0.0032786372</text:p>
          </table:table-cell>
        </table:table-row>
        <table:table-row table:style-name="ro1">
          <table:table-cell office:value-type="string" calcext:value-type="string">
            <text:p>MTRINITY_DN11653_c1_g1_i1</text:p>
          </table:table-cell>
          <table:table-cell office:value-type="float" office:value="-3.82590651612973" calcext:value-type="float">
            <text:p>-3.8259065161</text:p>
          </table:table-cell>
          <table:table-cell office:value-type="float" office:value="3.44542863407254" calcext:value-type="float">
            <text:p>3.4454286341</text:p>
          </table:table-cell>
          <table:table-cell office:value-type="float" office:value="30.0265334831416" calcext:value-type="float">
            <text:p>30.0265334831</text:p>
          </table:table-cell>
          <table:table-cell office:value-type="float" office:value="0.000117841476004149" calcext:value-type="float">
            <text:p>0.0001178415</text:p>
          </table:table-cell>
          <table:table-cell office:value-type="float" office:value="0.00616198222506291" calcext:value-type="float">
            <text:p>0.0061619822</text:p>
          </table:table-cell>
        </table:table-row>
        <table:table-row table:style-name="ro1">
          <table:table-cell office:value-type="string" calcext:value-type="string">
            <text:p>MTRINITY_DN14517_c0_g1_i6</text:p>
          </table:table-cell>
          <table:table-cell office:value-type="float" office:value="-2.3101871539262" calcext:value-type="float">
            <text:p>-2.3101871539</text:p>
          </table:table-cell>
          <table:table-cell office:value-type="float" office:value="4.19515470010586" calcext:value-type="float">
            <text:p>4.1951547001</text:p>
          </table:table-cell>
          <table:table-cell office:value-type="float" office:value="49.1923417144454" calcext:value-type="float">
            <text:p>49.1923417144</text:p>
          </table:table-cell>
          <table:table-cell office:value-type="float" office:value="0.0000107771888177825" calcext:value-type="float">
            <text:p>1.07771888177825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Pc30066_g2_i1</text:p>
          </table:table-cell>
          <table:table-cell office:value-type="float" office:value="3.03937702240877" calcext:value-type="float">
            <text:p>3.0393770224</text:p>
          </table:table-cell>
          <table:table-cell office:value-type="float" office:value="0.195020226387641" calcext:value-type="float">
            <text:p>0.1950202264</text:p>
          </table:table-cell>
          <table:table-cell office:value-type="float" office:value="18.0234608674788" calcext:value-type="float">
            <text:p>18.0234608675</text:p>
          </table:table-cell>
          <table:table-cell office:value-type="float" office:value="0.00101990955109341" calcext:value-type="float">
            <text:p>0.0010199096</text:p>
          </table:table-cell>
          <table:table-cell office:value-type="float" office:value="0.0206729451230072" calcext:value-type="float">
            <text:p>0.0206729451</text:p>
          </table:table-cell>
        </table:table-row>
        <table:table-row table:style-name="ro1">
          <table:table-cell office:value-type="string" calcext:value-type="string">
            <text:p>MTRINITY_DN11567_c0_g1_i1</text:p>
          </table:table-cell>
          <table:table-cell office:value-type="float" office:value="-4.06076012149071" calcext:value-type="float">
            <text:p>-4.0607601215</text:p>
          </table:table-cell>
          <table:table-cell office:value-type="float" office:value="9.24629568129623" calcext:value-type="float">
            <text:p>9.2462956813</text:p>
          </table:table-cell>
          <table:table-cell office:value-type="float" office:value="40.4146711504146" calcext:value-type="float">
            <text:p>40.4146711504</text:p>
          </table:table-cell>
          <table:table-cell office:value-type="float" office:value="0.0000288336869163381" calcext:value-type="float">
            <text:p>2.88336869163381E-005</text:p>
          </table:table-cell>
          <table:table-cell office:value-type="float" office:value="0.003101549768047" calcext:value-type="float">
            <text:p>0.0031015498</text:p>
          </table:table-cell>
        </table:table-row>
        <table:table-row table:style-name="ro1">
          <table:table-cell office:value-type="string" calcext:value-type="string">
            <text:p>Pc29149_g1_i2</text:p>
          </table:table-cell>
          <table:table-cell office:value-type="float" office:value="-3.71834863024166" calcext:value-type="float">
            <text:p>-3.7183486302</text:p>
          </table:table-cell>
          <table:table-cell office:value-type="float" office:value="5.69124634662599" calcext:value-type="float">
            <text:p>5.6912463466</text:p>
          </table:table-cell>
          <table:table-cell office:value-type="float" office:value="19.9466893774323" calcext:value-type="float">
            <text:p>19.9466893774</text:p>
          </table:table-cell>
          <table:table-cell office:value-type="float" office:value="0.000683456729374714" calcext:value-type="float">
            <text:p>0.0006834567</text:p>
          </table:table-cell>
          <table:table-cell office:value-type="float" office:value="0.0160406599705787" calcext:value-type="float">
            <text:p>0.01604066</text:p>
          </table:table-cell>
        </table:table-row>
        <table:table-row table:style-name="ro1">
          <table:table-cell office:value-type="string" calcext:value-type="string">
            <text:p>MTRINITY_DN11879_c0_g1_i2</text:p>
          </table:table-cell>
          <table:table-cell office:value-type="float" office:value="-8.80316602170511" calcext:value-type="float">
            <text:p>-8.8031660217</text:p>
          </table:table-cell>
          <table:table-cell office:value-type="float" office:value="1.41790661209403" calcext:value-type="float">
            <text:p>1.4179066121</text:p>
          </table:table-cell>
          <table:table-cell office:value-type="float" office:value="30.4775058624141" calcext:value-type="float">
            <text:p>30.4775058624</text:p>
          </table:table-cell>
          <table:table-cell office:value-type="float" office:value="0.000148463019055844" calcext:value-type="float">
            <text:p>0.000148463</text:p>
          </table:table-cell>
          <table:table-cell office:value-type="float" office:value="0.00684571874964415" calcext:value-type="float">
            <text:p>0.0068457187</text:p>
          </table:table-cell>
        </table:table-row>
        <table:table-row table:style-name="ro1">
          <table:table-cell office:value-type="string" calcext:value-type="string">
            <text:p>Pc14105_g1_i1</text:p>
          </table:table-cell>
          <table:table-cell office:value-type="float" office:value="-3.99716140257993" calcext:value-type="float">
            <text:p>-3.9971614026</text:p>
          </table:table-cell>
          <table:table-cell office:value-type="float" office:value="1.9930601140652" calcext:value-type="float">
            <text:p>1.9930601141</text:p>
          </table:table-cell>
          <table:table-cell office:value-type="float" office:value="43.7647586001596" calcext:value-type="float">
            <text:p>43.7647586002</text:p>
          </table:table-cell>
          <table:table-cell office:value-type="float" office:value="0.00001944405411111" calcext:value-type="float">
            <text:p>1.944405411111E-005</text:p>
          </table:table-cell>
          <table:table-cell office:value-type="float" office:value="0.00283335736071505" calcext:value-type="float">
            <text:p>0.0028333574</text:p>
          </table:table-cell>
        </table:table-row>
        <table:table-row table:style-name="ro1">
          <table:table-cell office:value-type="string" calcext:value-type="string">
            <text:p>MTRINITY_DN15094_c10_g16_i1</text:p>
          </table:table-cell>
          <table:table-cell office:value-type="float" office:value="-2.88291014010691" calcext:value-type="float">
            <text:p>-2.8829101401</text:p>
          </table:table-cell>
          <table:table-cell office:value-type="float" office:value="1.55856100027029" calcext:value-type="float">
            <text:p>1.5585610003</text:p>
          </table:table-cell>
          <table:table-cell office:value-type="float" office:value="29.0153036489646" calcext:value-type="float">
            <text:p>29.015303649</text:p>
          </table:table-cell>
          <table:table-cell office:value-type="float" office:value="0.000356669734897224" calcext:value-type="float">
            <text:p>0.0003566697</text:p>
          </table:table-cell>
          <table:table-cell office:value-type="float" office:value="0.0112227590169234" calcext:value-type="float">
            <text:p>0.011222759</text:p>
          </table:table-cell>
        </table:table-row>
        <table:table-row table:style-name="ro1">
          <table:table-cell office:value-type="string" calcext:value-type="string">
            <text:p>MTRINITY_DN14570_c0_g1_i1</text:p>
          </table:table-cell>
          <table:table-cell office:value-type="float" office:value="-2.88698518487344" calcext:value-type="float">
            <text:p>-2.8869851849</text:p>
          </table:table-cell>
          <table:table-cell office:value-type="float" office:value="4.23125518275108" calcext:value-type="float">
            <text:p>4.2312551828</text:p>
          </table:table-cell>
          <table:table-cell office:value-type="float" office:value="48.1595358884797" calcext:value-type="float">
            <text:p>48.1595358885</text:p>
          </table:table-cell>
          <table:table-cell office:value-type="float" office:value="0.0000120075452817947" calcext:value-type="float">
            <text:p>1.20075452817947E-005</text:p>
          </table:table-cell>
          <table:table-cell office:value-type="float" office:value="0.00229581206540709" calcext:value-type="float">
            <text:p>0.0022958121</text:p>
          </table:table-cell>
        </table:table-row>
        <table:table-row table:style-name="ro1">
          <table:table-cell office:value-type="string" calcext:value-type="string">
            <text:p>Pc302_g1_i1</text:p>
          </table:table-cell>
          <table:table-cell office:value-type="float" office:value="3.37865937537204" calcext:value-type="float">
            <text:p>3.3786593754</text:p>
          </table:table-cell>
          <table:table-cell office:value-type="float" office:value="0.955178143388052" calcext:value-type="float">
            <text:p>0.9551781434</text:p>
          </table:table-cell>
          <table:table-cell office:value-type="float" office:value="14.8879505748583" calcext:value-type="float">
            <text:p>14.8879505749</text:p>
          </table:table-cell>
          <table:table-cell office:value-type="float" office:value="0.00208311553338781" calcext:value-type="float">
            <text:p>0.0020831155</text:p>
          </table:table-cell>
          <table:table-cell office:value-type="float" office:value="0.0319887115035294" calcext:value-type="float">
            <text:p>0.0319887115</text:p>
          </table:table-cell>
        </table:table-row>
        <table:table-row table:style-name="ro1">
          <table:table-cell office:value-type="string" calcext:value-type="string">
            <text:p>MTRINITY_DN12501_c0_g1_i1</text:p>
          </table:table-cell>
          <table:table-cell office:value-type="float" office:value="-8.41247796205354" calcext:value-type="float">
            <text:p>-8.4124779621</text:p>
          </table:table-cell>
          <table:table-cell office:value-type="float" office:value="0.410857731667531" calcext:value-type="float">
            <text:p>0.4108577317</text:p>
          </table:table-cell>
          <table:table-cell office:value-type="float" office:value="37.9783872457234" calcext:value-type="float">
            <text:p>37.9783872457</text:p>
          </table:table-cell>
          <table:table-cell office:value-type="float" office:value="0.0000559884064102962" calcext:value-type="float">
            <text:p>5.59884064102962E-005</text:p>
          </table:table-cell>
          <table:table-cell office:value-type="float" office:value="0.0042764885079498" calcext:value-type="float">
            <text:p>0.0042764885</text:p>
          </table:table-cell>
        </table:table-row>
        <table:table-row table:style-name="ro1">
          <table:table-cell office:value-type="string" calcext:value-type="string">
            <text:p>MTRINITY_DN6840_c1_g1_i1</text:p>
          </table:table-cell>
          <table:table-cell office:value-type="float" office:value="1.25521838797798" calcext:value-type="float">
            <text:p>1.255218388</text:p>
          </table:table-cell>
          <table:table-cell office:value-type="float" office:value="5.29111739374501" calcext:value-type="float">
            <text:p>5.2911173937</text:p>
          </table:table-cell>
          <table:table-cell office:value-type="float" office:value="22.0863496872266" calcext:value-type="float">
            <text:p>22.0863496872</text:p>
          </table:table-cell>
          <table:table-cell office:value-type="float" office:value="0.00190589772229537" calcext:value-type="float">
            <text:p>0.0019058977</text:p>
          </table:table-cell>
          <table:table-cell office:value-type="float" office:value="0.0302384977948532" calcext:value-type="float">
            <text:p>0.0302384978</text:p>
          </table:table-cell>
        </table:table-row>
        <table:table-row table:style-name="ro1">
          <table:table-cell office:value-type="string" calcext:value-type="string">
            <text:p>MTRINITY_DN17260_c1_g1_i2</text:p>
          </table:table-cell>
          <table:table-cell office:value-type="float" office:value="1.48469824611448" calcext:value-type="float">
            <text:p>1.4846982461</text:p>
          </table:table-cell>
          <table:table-cell office:value-type="float" office:value="3.14596900844318" calcext:value-type="float">
            <text:p>3.1459690084</text:p>
          </table:table-cell>
          <table:table-cell office:value-type="float" office:value="12.6929136336352" calcext:value-type="float">
            <text:p>12.6929136336</text:p>
          </table:table-cell>
          <table:table-cell office:value-type="float" office:value="0.00362766040530675" calcext:value-type="float">
            <text:p>0.0036276604</text:p>
          </table:table-cell>
          <table:table-cell office:value-type="float" office:value="0.0456391911343243" calcext:value-type="float">
            <text:p>0.0456391911</text:p>
          </table:table-cell>
        </table:table-row>
        <table:table-row table:style-name="ro1">
          <table:table-cell office:value-type="string" calcext:value-type="string">
            <text:p>Pc31107_g1_i1</text:p>
          </table:table-cell>
          <table:table-cell office:value-type="float" office:value="1.42695520390823" calcext:value-type="float">
            <text:p>1.4269552039</text:p>
          </table:table-cell>
          <table:table-cell office:value-type="float" office:value="4.34357153475021" calcext:value-type="float">
            <text:p>4.3435715348</text:p>
          </table:table-cell>
          <table:table-cell office:value-type="float" office:value="20.9518546996083" calcext:value-type="float">
            <text:p>20.9518546996</text:p>
          </table:table-cell>
          <table:table-cell office:value-type="float" office:value="0.000763775592516776" calcext:value-type="float">
            <text:p>0.0007637756</text:p>
          </table:table-cell>
          <table:table-cell office:value-type="float" office:value="0.0172254062630868" calcext:value-type="float">
            <text:p>0.0172254063</text:p>
          </table:table-cell>
        </table:table-row>
        <table:table-row table:style-name="ro1">
          <table:table-cell office:value-type="string" calcext:value-type="string">
            <text:p>STRINITY_DN6521_c0_g1_i2</text:p>
          </table:table-cell>
          <table:table-cell office:value-type="float" office:value="1.79970472825973" calcext:value-type="float">
            <text:p>1.7997047283</text:p>
          </table:table-cell>
          <table:table-cell office:value-type="float" office:value="3.72565026111703" calcext:value-type="float">
            <text:p>3.7256502611</text:p>
          </table:table-cell>
          <table:table-cell office:value-type="float" office:value="21.8329668644771" calcext:value-type="float">
            <text:p>21.8329668645</text:p>
          </table:table-cell>
          <table:table-cell office:value-type="float" office:value="0.000472573959960365" calcext:value-type="float">
            <text:p>0.000472574</text:p>
          </table:table-cell>
          <table:table-cell office:value-type="float" office:value="0.0131592997496199" calcext:value-type="float">
            <text:p>0.0131592997</text:p>
          </table:table-cell>
        </table:table-row>
        <table:table-row table:style-name="ro1">
          <table:table-cell office:value-type="string" calcext:value-type="string">
            <text:p>MTRINITY_DN16422_c0_g1_i1</text:p>
          </table:table-cell>
          <table:table-cell office:value-type="float" office:value="1.86187565449922" calcext:value-type="float">
            <text:p>1.8618756545</text:p>
          </table:table-cell>
          <table:table-cell office:value-type="float" office:value="4.54501407300835" calcext:value-type="float">
            <text:p>4.545014073</text:p>
          </table:table-cell>
          <table:table-cell office:value-type="float" office:value="23.6116456981225" calcext:value-type="float">
            <text:p>23.6116456981</text:p>
          </table:table-cell>
          <table:table-cell office:value-type="float" office:value="0.000340114226835869" calcext:value-type="float">
            <text:p>0.0003401142</text:p>
          </table:table-cell>
          <table:table-cell office:value-type="float" office:value="0.0108737154220957" calcext:value-type="float">
            <text:p>0.0108737154</text:p>
          </table:table-cell>
        </table:table-row>
        <table:table-row table:style-name="ro1">
          <table:table-cell office:value-type="string" calcext:value-type="string">
            <text:p>MTRINITY_DN13325_c0_g3_i1</text:p>
          </table:table-cell>
          <table:table-cell office:value-type="float" office:value="-7.16031623523448" calcext:value-type="float">
            <text:p>-7.1603162352</text:p>
          </table:table-cell>
          <table:table-cell office:value-type="float" office:value="-0.149626857639123" calcext:value-type="float">
            <text:p>-0.1496268576</text:p>
          </table:table-cell>
          <table:table-cell office:value-type="float" office:value="20.8213131335611" calcext:value-type="float">
            <text:p>20.8213131336</text:p>
          </table:table-cell>
          <table:table-cell office:value-type="float" office:value="0.000707883304839946" calcext:value-type="float">
            <text:p>0.0007078833</text:p>
          </table:table-cell>
          <table:table-cell office:value-type="float" office:value="0.0164722798796012" calcext:value-type="float">
            <text:p>0.0164722799</text:p>
          </table:table-cell>
        </table:table-row>
        <table:table-row table:style-name="ro1">
          <table:table-cell office:value-type="string" calcext:value-type="string">
            <text:p>STRINITY_DN11027_c0_g3_i1</text:p>
          </table:table-cell>
          <table:table-cell office:value-type="float" office:value="-3.37348259189521" calcext:value-type="float">
            <text:p>-3.3734825919</text:p>
          </table:table-cell>
          <table:table-cell office:value-type="float" office:value="2.66695406015779" calcext:value-type="float">
            <text:p>2.6669540602</text:p>
          </table:table-cell>
          <table:table-cell office:value-type="float" office:value="44.008254620408" calcext:value-type="float">
            <text:p>44.0082546204</text:p>
          </table:table-cell>
          <table:table-cell office:value-type="float" office:value="0.0000189129168005986" calcext:value-type="float">
            <text:p>1.89129168005986E-005</text:p>
          </table:table-cell>
          <table:table-cell office:value-type="float" office:value="0.00280914136049942" calcext:value-type="float">
            <text:p>0.0028091414</text:p>
          </table:table-cell>
        </table:table-row>
        <table:table-row table:style-name="ro1">
          <table:table-cell office:value-type="string" calcext:value-type="string">
            <text:p>Pc25468_g1_i2</text:p>
          </table:table-cell>
          <table:table-cell office:value-type="float" office:value="-1.83887063828889" calcext:value-type="float">
            <text:p>-1.8388706383</text:p>
          </table:table-cell>
          <table:table-cell office:value-type="float" office:value="3.05661514079984" calcext:value-type="float">
            <text:p>3.0566151408</text:p>
          </table:table-cell>
          <table:table-cell office:value-type="float" office:value="12.9601214731613" calcext:value-type="float">
            <text:p>12.9601214732</text:p>
          </table:table-cell>
          <table:table-cell office:value-type="float" office:value="0.00338139860645664" calcext:value-type="float">
            <text:p>0.0033813986</text:p>
          </table:table-cell>
          <table:table-cell office:value-type="float" office:value="0.043683561270512" calcext:value-type="float">
            <text:p>0.0436835613</text:p>
          </table:table-cell>
        </table:table-row>
        <table:table-row table:style-name="ro1">
          <table:table-cell office:value-type="string" calcext:value-type="string">
            <text:p>Pc31623_g2_i2</text:p>
          </table:table-cell>
          <table:table-cell office:value-type="float" office:value="1.67787167535978" calcext:value-type="float">
            <text:p>1.6778716754</text:p>
          </table:table-cell>
          <table:table-cell office:value-type="float" office:value="2.36846204033008" calcext:value-type="float">
            <text:p>2.3684620403</text:p>
          </table:table-cell>
          <table:table-cell office:value-type="float" office:value="20.7269586022674" calcext:value-type="float">
            <text:p>20.7269586023</text:p>
          </table:table-cell>
          <table:table-cell office:value-type="float" office:value="0.00144989211687457" calcext:value-type="float">
            <text:p>0.0014498921</text:p>
          </table:table-cell>
          <table:table-cell office:value-type="float" office:value="0.0253039892815935" calcext:value-type="float">
            <text:p>0.0253039893</text:p>
          </table:table-cell>
        </table:table-row>
        <table:table-row table:style-name="ro1">
          <table:table-cell office:value-type="string" calcext:value-type="string">
            <text:p>STRINITY_DN111_c0_g1_i1</text:p>
          </table:table-cell>
          <table:table-cell office:value-type="float" office:value="-1.44817185389589" calcext:value-type="float">
            <text:p>-1.4481718539</text:p>
          </table:table-cell>
          <table:table-cell office:value-type="float" office:value="8.77276295007147" calcext:value-type="float">
            <text:p>8.7727629501</text:p>
          </table:table-cell>
          <table:table-cell office:value-type="float" office:value="24.1984072890176" calcext:value-type="float">
            <text:p>24.198407289</text:p>
          </table:table-cell>
          <table:table-cell office:value-type="float" office:value="0.000409425978738866" calcext:value-type="float">
            <text:p>0.000409426</text:p>
          </table:table-cell>
          <table:table-cell office:value-type="float" office:value="0.0122069678612924" calcext:value-type="float">
            <text:p>0.0122069679</text:p>
          </table:table-cell>
        </table:table-row>
        <table:table-row table:style-name="ro1">
          <table:table-cell office:value-type="string" calcext:value-type="string">
            <text:p>Pc31968_g1_i3</text:p>
          </table:table-cell>
          <table:table-cell office:value-type="float" office:value="-3.77063720372312" calcext:value-type="float">
            <text:p>-3.7706372037</text:p>
          </table:table-cell>
          <table:table-cell office:value-type="float" office:value="2.3968785980637" calcext:value-type="float">
            <text:p>2.3968785981</text:p>
          </table:table-cell>
          <table:table-cell office:value-type="float" office:value="21.6262277869337" calcext:value-type="float">
            <text:p>21.6262277869</text:p>
          </table:table-cell>
          <table:table-cell office:value-type="float" office:value="0.000491557641350218" calcext:value-type="float">
            <text:p>0.0004915576</text:p>
          </table:table-cell>
          <table:table-cell office:value-type="float" office:value="0.0134385319512843" calcext:value-type="float">
            <text:p>0.013438532</text:p>
          </table:table-cell>
        </table:table-row>
        <table:table-row table:style-name="ro1">
          <table:table-cell office:value-type="string" calcext:value-type="string">
            <text:p>STRINITY_DN4092_c0_g1_i1</text:p>
          </table:table-cell>
          <table:table-cell office:value-type="float" office:value="-4.47687456388065" calcext:value-type="float">
            <text:p>-4.4768745639</text:p>
          </table:table-cell>
          <table:table-cell office:value-type="float" office:value="2.56221001388269" calcext:value-type="float">
            <text:p>2.5622100139</text:p>
          </table:table-cell>
          <table:table-cell office:value-type="float" office:value="16.1879171652035" calcext:value-type="float">
            <text:p>16.1879171652</text:p>
          </table:table-cell>
          <table:table-cell office:value-type="float" office:value="0.00153363525145406" calcext:value-type="float">
            <text:p>0.0015336353</text:p>
          </table:table-cell>
          <table:table-cell office:value-type="float" office:value="0.0261411144628189" calcext:value-type="float">
            <text:p>0.0261411145</text:p>
          </table:table-cell>
        </table:table-row>
        <table:table-row table:style-name="ro1">
          <table:table-cell office:value-type="string" calcext:value-type="string">
            <text:p>Pc29673_g4_i1</text:p>
          </table:table-cell>
          <table:table-cell office:value-type="float" office:value="-1.51981181297233" calcext:value-type="float">
            <text:p>-1.519811813</text:p>
          </table:table-cell>
          <table:table-cell office:value-type="float" office:value="6.72364092450719" calcext:value-type="float">
            <text:p>6.7236409245</text:p>
          </table:table-cell>
          <table:table-cell office:value-type="float" office:value="13.2492216891454" calcext:value-type="float">
            <text:p>13.2492216891</text:p>
          </table:table-cell>
          <table:table-cell office:value-type="float" office:value="0.00313659790099893" calcext:value-type="float">
            <text:p>0.0031365979</text:p>
          </table:table-cell>
          <table:table-cell office:value-type="float" office:value="0.0416796794122116" calcext:value-type="float">
            <text:p>0.0416796794</text:p>
          </table:table-cell>
        </table:table-row>
        <table:table-row table:style-name="ro1">
          <table:table-cell office:value-type="string" calcext:value-type="string">
            <text:p>MTRINITY_DN17410_c1_g2_i2</text:p>
          </table:table-cell>
          <table:table-cell office:value-type="float" office:value="2.87522824838449" calcext:value-type="float">
            <text:p>2.8752282484</text:p>
          </table:table-cell>
          <table:table-cell office:value-type="float" office:value="7.71778262888343" calcext:value-type="float">
            <text:p>7.7177826289</text:p>
          </table:table-cell>
          <table:table-cell office:value-type="float" office:value="17.0109665364041" calcext:value-type="float">
            <text:p>17.0109665364</text:p>
          </table:table-cell>
          <table:table-cell office:value-type="float" office:value="0.00127300060947454" calcext:value-type="float">
            <text:p>0.0012730006</text:p>
          </table:table-cell>
          <table:table-cell office:value-type="float" office:value="0.0234723171346479" calcext:value-type="float">
            <text:p>0.0234723171</text:p>
          </table:table-cell>
        </table:table-row>
        <table:table-row table:style-name="ro1">
          <table:table-cell office:value-type="string" calcext:value-type="string">
            <text:p>MTRINITY_DN16135_c0_g1_i1</text:p>
          </table:table-cell>
          <table:table-cell office:value-type="float" office:value="-2.41659766894581" calcext:value-type="float">
            <text:p>-2.4165976689</text:p>
          </table:table-cell>
          <table:table-cell office:value-type="float" office:value="4.1332774700125" calcext:value-type="float">
            <text:p>4.13327747</text:p>
          </table:table-cell>
          <table:table-cell office:value-type="float" office:value="33.1739084324004" calcext:value-type="float">
            <text:p>33.1739084324</text:p>
          </table:table-cell>
          <table:table-cell office:value-type="float" office:value="0.0000743254253755019" calcext:value-type="float">
            <text:p>7.43254253755019E-005</text:p>
          </table:table-cell>
          <table:table-cell office:value-type="float" office:value="0.0047525687174773" calcext:value-type="float">
            <text:p>0.0047525687</text:p>
          </table:table-cell>
        </table:table-row>
        <table:table-row table:style-name="ro1">
          <table:table-cell office:value-type="string" calcext:value-type="string">
            <text:p>STRINITY_DN2864_c0_g1_i1</text:p>
          </table:table-cell>
          <table:table-cell office:value-type="float" office:value="-4.83685852936829" calcext:value-type="float">
            <text:p>-4.8368585294</text:p>
          </table:table-cell>
          <table:table-cell office:value-type="float" office:value="4.62968728409142" calcext:value-type="float">
            <text:p>4.6296872841</text:p>
          </table:table-cell>
          <table:table-cell office:value-type="float" office:value="80.8778853303872" calcext:value-type="float">
            <text:p>80.8778853304</text:p>
          </table:table-cell>
          <table:table-cell office:value-type="float" office:value="0.000000765142617999084" calcext:value-type="float">
            <text:p>7.65142617999084E-007</text:p>
          </table:table-cell>
          <table:table-cell office:value-type="float" office:value="0.00114840255535483" calcext:value-type="float">
            <text:p>0.0011484026</text:p>
          </table:table-cell>
        </table:table-row>
        <table:table-row table:style-name="ro1">
          <table:table-cell office:value-type="string" calcext:value-type="string">
            <text:p>MTRINITY_DN15059_c8_g10_i1</text:p>
          </table:table-cell>
          <table:table-cell office:value-type="float" office:value="-3.98933358562844" calcext:value-type="float">
            <text:p>-3.9893335856</text:p>
          </table:table-cell>
          <table:table-cell office:value-type="float" office:value="-0.512921341272647" calcext:value-type="float">
            <text:p>-0.5129213413</text:p>
          </table:table-cell>
          <table:table-cell office:value-type="float" office:value="12.4814189799473" calcext:value-type="float">
            <text:p>12.4814189799</text:p>
          </table:table-cell>
          <table:table-cell office:value-type="float" office:value="0.00383747258269933" calcext:value-type="float">
            <text:p>0.0038374726</text:p>
          </table:table-cell>
          <table:table-cell office:value-type="float" office:value="0.0471806698465892" calcext:value-type="float">
            <text:p>0.0471806698</text:p>
          </table:table-cell>
        </table:table-row>
        <table:table-row table:style-name="ro1">
          <table:table-cell office:value-type="string" calcext:value-type="string">
            <text:p>Pc39974_g1_i1</text:p>
          </table:table-cell>
          <table:table-cell office:value-type="float" office:value="-3.64787967755504" calcext:value-type="float">
            <text:p>-3.6478796776</text:p>
          </table:table-cell>
          <table:table-cell office:value-type="float" office:value="5.351602402866" calcext:value-type="float">
            <text:p>5.3516024029</text:p>
          </table:table-cell>
          <table:table-cell office:value-type="float" office:value="22.2262494882783" calcext:value-type="float">
            <text:p>22.2262494883</text:p>
          </table:table-cell>
          <table:table-cell office:value-type="float" office:value="0.00043876086436184" calcext:value-type="float">
            <text:p>0.0004387609</text:p>
          </table:table-cell>
          <table:table-cell office:value-type="float" office:value="0.01263025008973" calcext:value-type="float">
            <text:p>0.0126302501</text:p>
          </table:table-cell>
        </table:table-row>
        <table:table-row table:style-name="ro1">
          <table:table-cell office:value-type="string" calcext:value-type="string">
            <text:p>MTRINITY_DN519_c0_g2_i1</text:p>
          </table:table-cell>
          <table:table-cell office:value-type="float" office:value="2.34488567509815" calcext:value-type="float">
            <text:p>2.3448856751</text:p>
          </table:table-cell>
          <table:table-cell office:value-type="float" office:value="0.899116514774314" calcext:value-type="float">
            <text:p>0.8991165148</text:p>
          </table:table-cell>
          <table:table-cell office:value-type="float" office:value="18.9163762725103" calcext:value-type="float">
            <text:p>18.9163762725</text:p>
          </table:table-cell>
          <table:table-cell office:value-type="float" office:value="0.00196936993655277" calcext:value-type="float">
            <text:p>0.0019693699</text:p>
          </table:table-cell>
          <table:table-cell office:value-type="float" office:value="0.0308538161308115" calcext:value-type="float">
            <text:p>0.0308538161</text:p>
          </table:table-cell>
        </table:table-row>
        <table:table-row table:style-name="ro1">
          <table:table-cell office:value-type="string" calcext:value-type="string">
            <text:p>Pc24635_g1_i1</text:p>
          </table:table-cell>
          <table:table-cell office:value-type="float" office:value="2.60859616490892" calcext:value-type="float">
            <text:p>2.6085961649</text:p>
          </table:table-cell>
          <table:table-cell office:value-type="float" office:value="1.65001169971363" calcext:value-type="float">
            <text:p>1.6500116997</text:p>
          </table:table-cell>
          <table:table-cell office:value-type="float" office:value="21.5486823683908" calcext:value-type="float">
            <text:p>21.5486823684</text:p>
          </table:table-cell>
          <table:table-cell office:value-type="float" office:value="0.000498905518570574" calcext:value-type="float">
            <text:p>0.0004989055</text:p>
          </table:table-cell>
          <table:table-cell office:value-type="float" office:value="0.0135285870428649" calcext:value-type="float">
            <text:p>0.013528587</text:p>
          </table:table-cell>
        </table:table-row>
        <table:table-row table:style-name="ro1">
          <table:table-cell office:value-type="string" calcext:value-type="string">
            <text:p>STRINITY_DN10126_c1_g1_i1</text:p>
          </table:table-cell>
          <table:table-cell office:value-type="float" office:value="-1.47775151056315" calcext:value-type="float">
            <text:p>-1.4777515106</text:p>
          </table:table-cell>
          <table:table-cell office:value-type="float" office:value="4.39224754900634" calcext:value-type="float">
            <text:p>4.392247549</text:p>
          </table:table-cell>
          <table:table-cell office:value-type="float" office:value="28.9822760990871" calcext:value-type="float">
            <text:p>28.9822760991</text:p>
          </table:table-cell>
          <table:table-cell office:value-type="float" office:value="0.000616580830147291" calcext:value-type="float">
            <text:p>0.0006165808</text:p>
          </table:table-cell>
          <table:table-cell office:value-type="float" office:value="0.0152333525591452" calcext:value-type="float">
            <text:p>0.0152333526</text:p>
          </table:table-cell>
        </table:table-row>
        <table:table-row table:style-name="ro1">
          <table:table-cell office:value-type="string" calcext:value-type="string">
            <text:p>MTRINITY_DN17024_c0_g1_i2</text:p>
          </table:table-cell>
          <table:table-cell office:value-type="float" office:value="2.09590439715291" calcext:value-type="float">
            <text:p>2.0959043972</text:p>
          </table:table-cell>
          <table:table-cell office:value-type="float" office:value="5.26396154961478" calcext:value-type="float">
            <text:p>5.2639615496</text:p>
          </table:table-cell>
          <table:table-cell office:value-type="float" office:value="49.4890003972464" calcext:value-type="float">
            <text:p>49.4890003972</text:p>
          </table:table-cell>
          <table:table-cell office:value-type="float" office:value="0.0000104512467873692" calcext:value-type="float">
            <text:p>1.04512467873692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STRINITY_DN1338_c0_g2_i1</text:p>
          </table:table-cell>
          <table:table-cell office:value-type="float" office:value="-4.07073791702438" calcext:value-type="float">
            <text:p>-4.070737917</text:p>
          </table:table-cell>
          <table:table-cell office:value-type="float" office:value="1.17263755012839" calcext:value-type="float">
            <text:p>1.1726375501</text:p>
          </table:table-cell>
          <table:table-cell office:value-type="float" office:value="16.2982802566632" calcext:value-type="float">
            <text:p>16.2982802567</text:p>
          </table:table-cell>
          <table:table-cell office:value-type="float" office:value="0.0014953112509866" calcext:value-type="float">
            <text:p>0.0014953113</text:p>
          </table:table-cell>
          <table:table-cell office:value-type="float" office:value="0.0257227811645362" calcext:value-type="float">
            <text:p>0.0257227812</text:p>
          </table:table-cell>
        </table:table-row>
        <table:table-row table:style-name="ro1">
          <table:table-cell office:value-type="string" calcext:value-type="string">
            <text:p>MTRINITY_DN15672_c0_g1_i1</text:p>
          </table:table-cell>
          <table:table-cell office:value-type="float" office:value="1.45941213553685" calcext:value-type="float">
            <text:p>1.4594121355</text:p>
          </table:table-cell>
          <table:table-cell office:value-type="float" office:value="4.60870365854102" calcext:value-type="float">
            <text:p>4.6087036585</text:p>
          </table:table-cell>
          <table:table-cell office:value-type="float" office:value="56.4951817694739" calcext:value-type="float">
            <text:p>56.4951817695</text:p>
          </table:table-cell>
          <table:table-cell office:value-type="float" office:value="0.000469539622173392" calcext:value-type="float">
            <text:p>0.0004695396</text:p>
          </table:table-cell>
          <table:table-cell office:value-type="float" office:value="0.0131235012834273" calcext:value-type="float">
            <text:p>0.0131235013</text:p>
          </table:table-cell>
        </table:table-row>
        <table:table-row table:style-name="ro1">
          <table:table-cell office:value-type="string" calcext:value-type="string">
            <text:p>STRINITY_DN12474_c0_g1_i2</text:p>
          </table:table-cell>
          <table:table-cell office:value-type="float" office:value="-2.94766086689955" calcext:value-type="float">
            <text:p>-2.9476608669</text:p>
          </table:table-cell>
          <table:table-cell office:value-type="float" office:value="4.61300963578746" calcext:value-type="float">
            <text:p>4.6130096358</text:p>
          </table:table-cell>
          <table:table-cell office:value-type="float" office:value="51.5233484983552" calcext:value-type="float">
            <text:p>51.5233484984</text:p>
          </table:table-cell>
          <table:table-cell office:value-type="float" office:value="0.00000850004417580512" calcext:value-type="float">
            <text:p>0.0000085</text:p>
          </table:table-cell>
          <table:table-cell office:value-type="float" office:value="0.00206753431313725" calcext:value-type="float">
            <text:p>0.0020675343</text:p>
          </table:table-cell>
        </table:table-row>
        <table:table-row table:style-name="ro1">
          <table:table-cell office:value-type="string" calcext:value-type="string">
            <text:p>Pc22917_g2_i1</text:p>
          </table:table-cell>
          <table:table-cell office:value-type="float" office:value="1.50053391301588" calcext:value-type="float">
            <text:p>1.500533913</text:p>
          </table:table-cell>
          <table:table-cell office:value-type="float" office:value="2.52832690136079" calcext:value-type="float">
            <text:p>2.5283269014</text:p>
          </table:table-cell>
          <table:table-cell office:value-type="float" office:value="14.1325628891101" calcext:value-type="float">
            <text:p>14.1325628891</text:p>
          </table:table-cell>
          <table:table-cell office:value-type="float" office:value="0.00379741820312219" calcext:value-type="float">
            <text:p>0.0037974182</text:p>
          </table:table-cell>
          <table:table-cell office:value-type="float" office:value="0.0469814198956235" calcext:value-type="float">
            <text:p>0.0469814199</text:p>
          </table:table-cell>
        </table:table-row>
        <table:table-row table:style-name="ro1">
          <table:table-cell office:value-type="string" calcext:value-type="string">
            <text:p>STRINITY_DN17995_c0_g1_i1</text:p>
          </table:table-cell>
          <table:table-cell office:value-type="float" office:value="2.68727975505138" calcext:value-type="float">
            <text:p>2.6872797551</text:p>
          </table:table-cell>
          <table:table-cell office:value-type="float" office:value="4.79235578996361" calcext:value-type="float">
            <text:p>4.79235579</text:p>
          </table:table-cell>
          <table:table-cell office:value-type="float" office:value="29.6106387914735" calcext:value-type="float">
            <text:p>29.6106387915</text:p>
          </table:table-cell>
          <table:table-cell office:value-type="float" office:value="0.00012557003070775" calcext:value-type="float">
            <text:p>0.00012557</text:p>
          </table:table-cell>
          <table:table-cell office:value-type="float" office:value="0.00637793770183627" calcext:value-type="float">
            <text:p>0.0063779377</text:p>
          </table:table-cell>
        </table:table-row>
        <table:table-row table:style-name="ro1">
          <table:table-cell office:value-type="string" calcext:value-type="string">
            <text:p>STRINITY_DN10769_c0_g1_i1</text:p>
          </table:table-cell>
          <table:table-cell office:value-type="float" office:value="-4.0461596286449" calcext:value-type="float">
            <text:p>-4.0461596286</text:p>
          </table:table-cell>
          <table:table-cell office:value-type="float" office:value="3.27912086540312" calcext:value-type="float">
            <text:p>3.2791208654</text:p>
          </table:table-cell>
          <table:table-cell office:value-type="float" office:value="70.169319539105" calcext:value-type="float">
            <text:p>70.1693195391</text:p>
          </table:table-cell>
          <table:table-cell office:value-type="float" office:value="0.00000166209913904083" calcext:value-type="float">
            <text:p>1.66209913904083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STRINITY_DN12014_c0_g1_i1</text:p>
          </table:table-cell>
          <table:table-cell office:value-type="float" office:value="1.18696341495245" calcext:value-type="float">
            <text:p>1.186963415</text:p>
          </table:table-cell>
          <table:table-cell office:value-type="float" office:value="5.4240570369355" calcext:value-type="float">
            <text:p>5.4240570369</text:p>
          </table:table-cell>
          <table:table-cell office:value-type="float" office:value="13.2832680845111" calcext:value-type="float">
            <text:p>13.2832680845</text:p>
          </table:table-cell>
          <table:table-cell office:value-type="float" office:value="0.00325120691365215" calcext:value-type="float">
            <text:p>0.0032512069</text:p>
          </table:table-cell>
          <table:table-cell office:value-type="float" office:value="0.0427110411965034" calcext:value-type="float">
            <text:p>0.0427110412</text:p>
          </table:table-cell>
        </table:table-row>
        <table:table-row table:style-name="ro1">
          <table:table-cell office:value-type="string" calcext:value-type="string">
            <text:p>MTRINITY_DN40_c0_g1_i1</text:p>
          </table:table-cell>
          <table:table-cell office:value-type="float" office:value="-4.22958104142179" calcext:value-type="float">
            <text:p>-4.2295810414</text:p>
          </table:table-cell>
          <table:table-cell office:value-type="float" office:value="5.00011792324375" calcext:value-type="float">
            <text:p>5.0001179232</text:p>
          </table:table-cell>
          <table:table-cell office:value-type="float" office:value="38.9465841311099" calcext:value-type="float">
            <text:p>38.9465841311</text:p>
          </table:table-cell>
          <table:table-cell office:value-type="float" office:value="0.0000345469707109353" calcext:value-type="float">
            <text:p>0.000034547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Pc29547_g3_i1</text:p>
          </table:table-cell>
          <table:table-cell office:value-type="float" office:value="-2.89964762993237" calcext:value-type="float">
            <text:p>-2.8996476299</text:p>
          </table:table-cell>
          <table:table-cell office:value-type="float" office:value="2.45879459572481" calcext:value-type="float">
            <text:p>2.4587945957</text:p>
          </table:table-cell>
          <table:table-cell office:value-type="float" office:value="13.0479639546837" calcext:value-type="float">
            <text:p>13.0479639547</text:p>
          </table:table-cell>
          <table:table-cell office:value-type="float" office:value="0.00330473528509491" calcext:value-type="float">
            <text:p>0.0033047353</text:p>
          </table:table-cell>
          <table:table-cell office:value-type="float" office:value="0.0431311059947734" calcext:value-type="float">
            <text:p>0.043131106</text:p>
          </table:table-cell>
        </table:table-row>
        <table:table-row table:style-name="ro1">
          <table:table-cell office:value-type="string" calcext:value-type="string">
            <text:p>MTRINITY_DN11803_c1_g1_i1</text:p>
          </table:table-cell>
          <table:table-cell office:value-type="float" office:value="-1.3333555658345" calcext:value-type="float">
            <text:p>-1.3333555658</text:p>
          </table:table-cell>
          <table:table-cell office:value-type="float" office:value="4.91440199756541" calcext:value-type="float">
            <text:p>4.9144019976</text:p>
          </table:table-cell>
          <table:table-cell office:value-type="float" office:value="13.8621414839632" calcext:value-type="float">
            <text:p>13.862141484</text:p>
          </table:table-cell>
          <table:table-cell office:value-type="float" office:value="0.00268269982768065" calcext:value-type="float">
            <text:p>0.0026826998</text:p>
          </table:table-cell>
          <table:table-cell office:value-type="float" office:value="0.0377186339238022" calcext:value-type="float">
            <text:p>0.0377186339</text:p>
          </table:table-cell>
        </table:table-row>
        <table:table-row table:style-name="ro1">
          <table:table-cell office:value-type="string" calcext:value-type="string">
            <text:p>STRINITY_DN9253_c0_g1_i2</text:p>
          </table:table-cell>
          <table:table-cell office:value-type="float" office:value="-1.79939695054453" calcext:value-type="float">
            <text:p>-1.7993969505</text:p>
          </table:table-cell>
          <table:table-cell office:value-type="float" office:value="2.96837585716279" calcext:value-type="float">
            <text:p>2.9683758572</text:p>
          </table:table-cell>
          <table:table-cell office:value-type="float" office:value="20.8388193039225" calcext:value-type="float">
            <text:p>20.8388193039</text:p>
          </table:table-cell>
          <table:table-cell office:value-type="float" office:value="0.00138311423106969" calcext:value-type="float">
            <text:p>0.0013831142</text:p>
          </table:table-cell>
          <table:table-cell office:value-type="float" office:value="0.0247170299974044" calcext:value-type="float">
            <text:p>0.02471703</text:p>
          </table:table-cell>
        </table:table-row>
        <table:table-row table:style-name="ro1">
          <table:table-cell office:value-type="string" calcext:value-type="string">
            <text:p>MTRINITY_DN9645_c0_g2_i1</text:p>
          </table:table-cell>
          <table:table-cell office:value-type="float" office:value="-3.07053339849748" calcext:value-type="float">
            <text:p>-3.0705333985</text:p>
          </table:table-cell>
          <table:table-cell office:value-type="float" office:value="2.61450733695707" calcext:value-type="float">
            <text:p>2.614507337</text:p>
          </table:table-cell>
          <table:table-cell office:value-type="float" office:value="37.3582320056839" calcext:value-type="float">
            <text:p>37.3582320057</text:p>
          </table:table-cell>
          <table:table-cell office:value-type="float" office:value="0.0000422648811747183" calcext:value-type="float">
            <text:p>4.22648811747183E-005</text:p>
          </table:table-cell>
          <table:table-cell office:value-type="float" office:value="0.00367314001134638" calcext:value-type="float">
            <text:p>0.00367314</text:p>
          </table:table-cell>
        </table:table-row>
        <table:table-row table:style-name="ro1">
          <table:table-cell office:value-type="string" calcext:value-type="string">
            <text:p>Pc31214_g4_i1</text:p>
          </table:table-cell>
          <table:table-cell office:value-type="float" office:value="2.20505500426247" calcext:value-type="float">
            <text:p>2.2050550043</text:p>
          </table:table-cell>
          <table:table-cell office:value-type="float" office:value="2.04076529245313" calcext:value-type="float">
            <text:p>2.0407652925</text:p>
          </table:table-cell>
          <table:table-cell office:value-type="float" office:value="23.1875155946604" calcext:value-type="float">
            <text:p>23.1875155947</text:p>
          </table:table-cell>
          <table:table-cell office:value-type="float" office:value="0.000367287845919982" calcext:value-type="float">
            <text:p>0.0003672878</text:p>
          </table:table-cell>
          <table:table-cell office:value-type="float" office:value="0.0114607552586549" calcext:value-type="float">
            <text:p>0.0114607553</text:p>
          </table:table-cell>
        </table:table-row>
        <table:table-row table:style-name="ro1">
          <table:table-cell office:value-type="string" calcext:value-type="string">
            <text:p>STRINITY_DN7802_c0_g1_i1</text:p>
          </table:table-cell>
          <table:table-cell office:value-type="float" office:value="-3.65764598172382" calcext:value-type="float">
            <text:p>-3.6576459817</text:p>
          </table:table-cell>
          <table:table-cell office:value-type="float" office:value="2.6529713355735" calcext:value-type="float">
            <text:p>2.6529713356</text:p>
          </table:table-cell>
          <table:table-cell office:value-type="float" office:value="21.6635746439977" calcext:value-type="float">
            <text:p>21.663574644</text:p>
          </table:table-cell>
          <table:table-cell office:value-type="float" office:value="0.000488063687500708" calcext:value-type="float">
            <text:p>0.0004880637</text:p>
          </table:table-cell>
          <table:table-cell office:value-type="float" office:value="0.0134242237219079" calcext:value-type="float">
            <text:p>0.0134242237</text:p>
          </table:table-cell>
        </table:table-row>
        <table:table-row table:style-name="ro1">
          <table:table-cell office:value-type="string" calcext:value-type="string">
            <text:p>MTRINITY_DN15310_c0_g1_i1</text:p>
          </table:table-cell>
          <table:table-cell office:value-type="float" office:value="-3.19216474088209" calcext:value-type="float">
            <text:p>-3.1921647409</text:p>
          </table:table-cell>
          <table:table-cell office:value-type="float" office:value="3.03890556394283" calcext:value-type="float">
            <text:p>3.0389055639</text:p>
          </table:table-cell>
          <table:table-cell office:value-type="float" office:value="22.5665036288042" calcext:value-type="float">
            <text:p>22.5665036288</text:p>
          </table:table-cell>
          <table:table-cell office:value-type="float" office:value="0.000411756953538058" calcext:value-type="float">
            <text:p>0.000411757</text:p>
          </table:table-cell>
          <table:table-cell office:value-type="float" office:value="0.0122069678612924" calcext:value-type="float">
            <text:p>0.0122069679</text:p>
          </table:table-cell>
        </table:table-row>
        <table:table-row table:style-name="ro1">
          <table:table-cell office:value-type="string" calcext:value-type="string">
            <text:p>Pc19421_g1_i2</text:p>
          </table:table-cell>
          <table:table-cell office:value-type="float" office:value="-2.72814010364616" calcext:value-type="float">
            <text:p>-2.7281401036</text:p>
          </table:table-cell>
          <table:table-cell office:value-type="float" office:value="1.71442193659523" calcext:value-type="float">
            <text:p>1.7144219366</text:p>
          </table:table-cell>
          <table:table-cell office:value-type="float" office:value="31.900170572413" calcext:value-type="float">
            <text:p>31.9001705724</text:p>
          </table:table-cell>
          <table:table-cell office:value-type="float" office:value="0.0000892020282832838" calcext:value-type="float">
            <text:p>0.000089202</text:p>
          </table:table-cell>
          <table:table-cell office:value-type="float" office:value="0.0052298173535305" calcext:value-type="float">
            <text:p>0.0052298174</text:p>
          </table:table-cell>
        </table:table-row>
        <table:table-row table:style-name="ro1">
          <table:table-cell office:value-type="string" calcext:value-type="string">
            <text:p>Pc30371_g1_i3</text:p>
          </table:table-cell>
          <table:table-cell office:value-type="float" office:value="-3.58787888149715" calcext:value-type="float">
            <text:p>-3.5878788815</text:p>
          </table:table-cell>
          <table:table-cell office:value-type="float" office:value="3.40841434813705" calcext:value-type="float">
            <text:p>3.4084143481</text:p>
          </table:table-cell>
          <table:table-cell office:value-type="float" office:value="19.9926387253335" calcext:value-type="float">
            <text:p>19.9926387253</text:p>
          </table:table-cell>
          <table:table-cell office:value-type="float" office:value="0.000677161141705522" calcext:value-type="float">
            <text:p>0.0006771611</text:p>
          </table:table-cell>
          <table:table-cell office:value-type="float" office:value="0.0160307753562432" calcext:value-type="float">
            <text:p>0.0160307754</text:p>
          </table:table-cell>
        </table:table-row>
        <table:table-row table:style-name="ro1">
          <table:table-cell office:value-type="string" calcext:value-type="string">
            <text:p>Pc19499_g1_i1</text:p>
          </table:table-cell>
          <table:table-cell office:value-type="float" office:value="1.65881734002261" calcext:value-type="float">
            <text:p>1.65881734</text:p>
          </table:table-cell>
          <table:table-cell office:value-type="float" office:value="7.76299047846893" calcext:value-type="float">
            <text:p>7.7629904785</text:p>
          </table:table-cell>
          <table:table-cell office:value-type="float" office:value="28.1057413233743" calcext:value-type="float">
            <text:p>28.1057413234</text:p>
          </table:table-cell>
          <table:table-cell office:value-type="float" office:value="0.000158899428301147" calcext:value-type="float">
            <text:p>0.0001588994</text:p>
          </table:table-cell>
          <table:table-cell office:value-type="float" office:value="0.00713633204518088" calcext:value-type="float">
            <text:p>0.007136332</text:p>
          </table:table-cell>
        </table:table-row>
        <table:table-row table:style-name="ro1">
          <table:table-cell office:value-type="string" calcext:value-type="string">
            <text:p>Pc11695_g1_i1</text:p>
          </table:table-cell>
          <table:table-cell office:value-type="float" office:value="-1.95088137478313" calcext:value-type="float">
            <text:p>-1.9508813748</text:p>
          </table:table-cell>
          <table:table-cell office:value-type="float" office:value="3.94480396186064" calcext:value-type="float">
            <text:p>3.9448039619</text:p>
          </table:table-cell>
          <table:table-cell office:value-type="float" office:value="29.3865359469038" calcext:value-type="float">
            <text:p>29.3865359469</text:p>
          </table:table-cell>
          <table:table-cell office:value-type="float" office:value="0.000137655475842259" calcext:value-type="float">
            <text:p>0.0001376555</text:p>
          </table:table-cell>
          <table:table-cell office:value-type="float" office:value="0.00661142731813271" calcext:value-type="float">
            <text:p>0.0066114273</text:p>
          </table:table-cell>
        </table:table-row>
        <table:table-row table:style-name="ro1">
          <table:table-cell office:value-type="string" calcext:value-type="string">
            <text:p>MTRINITY_DN17402_c5_g4_i3</text:p>
          </table:table-cell>
          <table:table-cell office:value-type="float" office:value="-3.5113581532846" calcext:value-type="float">
            <text:p>-3.5113581533</text:p>
          </table:table-cell>
          <table:table-cell office:value-type="float" office:value="1.9640222493093" calcext:value-type="float">
            <text:p>1.9640222493</text:p>
          </table:table-cell>
          <table:table-cell office:value-type="float" office:value="25.2458277208586" calcext:value-type="float">
            <text:p>25.2458277209</text:p>
          </table:table-cell>
          <table:table-cell office:value-type="float" office:value="0.000255109141664692" calcext:value-type="float">
            <text:p>0.0002551091</text:p>
          </table:table-cell>
          <table:table-cell office:value-type="float" office:value="0.00936714250196369" calcext:value-type="float">
            <text:p>0.0093671425</text:p>
          </table:table-cell>
        </table:table-row>
        <table:table-row table:style-name="ro1">
          <table:table-cell office:value-type="string" calcext:value-type="string">
            <text:p>MTRINITY_DN10117_c0_g1_i2</text:p>
          </table:table-cell>
          <table:table-cell office:value-type="float" office:value="1.94384150005133" calcext:value-type="float">
            <text:p>1.9438415001</text:p>
          </table:table-cell>
          <table:table-cell office:value-type="float" office:value="3.56823871329557" calcext:value-type="float">
            <text:p>3.5682387133</text:p>
          </table:table-cell>
          <table:table-cell office:value-type="float" office:value="13.3709300959216" calcext:value-type="float">
            <text:p>13.3709300959</text:p>
          </table:table-cell>
          <table:table-cell office:value-type="float" office:value="0.00303975637823567" calcext:value-type="float">
            <text:p>0.0030397564</text:p>
          </table:table-cell>
          <table:table-cell office:value-type="float" office:value="0.0407405446288417" calcext:value-type="float">
            <text:p>0.0407405446</text:p>
          </table:table-cell>
        </table:table-row>
        <table:table-row table:style-name="ro1">
          <table:table-cell office:value-type="string" calcext:value-type="string">
            <text:p>MTRINITY_DN11652_c1_g1_i1</text:p>
          </table:table-cell>
          <table:table-cell office:value-type="float" office:value="-2.72079754950302" calcext:value-type="float">
            <text:p>-2.7207975495</text:p>
          </table:table-cell>
          <table:table-cell office:value-type="float" office:value="7.45641290064014" calcext:value-type="float">
            <text:p>7.4564129006</text:p>
          </table:table-cell>
          <table:table-cell office:value-type="float" office:value="28.819622204227" calcext:value-type="float">
            <text:p>28.8196222042</text:p>
          </table:table-cell>
          <table:table-cell office:value-type="float" office:value="0.000141952723948697" calcext:value-type="float">
            <text:p>0.0001419527</text:p>
          </table:table-cell>
          <table:table-cell office:value-type="float" office:value="0.00676370931347935" calcext:value-type="float">
            <text:p>0.0067637093</text:p>
          </table:table-cell>
        </table:table-row>
        <table:table-row table:style-name="ro1">
          <table:table-cell office:value-type="string" calcext:value-type="string">
            <text:p>Pc32291_g3_i1</text:p>
          </table:table-cell>
          <table:table-cell office:value-type="float" office:value="2.30900588605531" calcext:value-type="float">
            <text:p>2.3090058861</text:p>
          </table:table-cell>
          <table:table-cell office:value-type="float" office:value="6.53517877411457" calcext:value-type="float">
            <text:p>6.5351787741</text:p>
          </table:table-cell>
          <table:table-cell office:value-type="float" office:value="38.9450876110447" calcext:value-type="float">
            <text:p>38.945087611</text:p>
          </table:table-cell>
          <table:table-cell office:value-type="float" office:value="0.0000345534302224494" calcext:value-type="float">
            <text:p>3.45534302224494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STRINITY_DN7115_c0_g1_i2</text:p>
          </table:table-cell>
          <table:table-cell office:value-type="float" office:value="1.35579325876555" calcext:value-type="float">
            <text:p>1.3557932588</text:p>
          </table:table-cell>
          <table:table-cell office:value-type="float" office:value="7.01760820962899" calcext:value-type="float">
            <text:p>7.0176082096</text:p>
          </table:table-cell>
          <table:table-cell office:value-type="float" office:value="18.9693992587531" calcext:value-type="float">
            <text:p>18.9693992588</text:p>
          </table:table-cell>
          <table:table-cell office:value-type="float" office:value="0.000834921639642609" calcext:value-type="float">
            <text:p>0.0008349216</text:p>
          </table:table-cell>
          <table:table-cell office:value-type="float" office:value="0.0181087738096807" calcext:value-type="float">
            <text:p>0.0181087738</text:p>
          </table:table-cell>
        </table:table-row>
        <table:table-row table:style-name="ro1">
          <table:table-cell office:value-type="string" calcext:value-type="string">
            <text:p>MTRINITY_DN11087_c0_g1_i1</text:p>
          </table:table-cell>
          <table:table-cell office:value-type="float" office:value="1.82077129694768" calcext:value-type="float">
            <text:p>1.8207712969</text:p>
          </table:table-cell>
          <table:table-cell office:value-type="float" office:value="3.103540608592" calcext:value-type="float">
            <text:p>3.1035406086</text:p>
          </table:table-cell>
          <table:table-cell office:value-type="float" office:value="25.6842951726473" calcext:value-type="float">
            <text:p>25.6842951726</text:p>
          </table:table-cell>
          <table:table-cell office:value-type="float" office:value="0.000236686231440044" calcext:value-type="float">
            <text:p>0.0002366862</text:p>
          </table:table-cell>
          <table:table-cell office:value-type="float" office:value="0.00892568755699401" calcext:value-type="float">
            <text:p>0.0089256876</text:p>
          </table:table-cell>
        </table:table-row>
        <table:table-row table:style-name="ro1">
          <table:table-cell office:value-type="string" calcext:value-type="string">
            <text:p>MTRINITY_DN15527_c1_g1_i1</text:p>
          </table:table-cell>
          <table:table-cell office:value-type="float" office:value="-3.42477771735406" calcext:value-type="float">
            <text:p>-3.4247777174</text:p>
          </table:table-cell>
          <table:table-cell office:value-type="float" office:value="4.78315540995516" calcext:value-type="float">
            <text:p>4.78315541</text:p>
          </table:table-cell>
          <table:table-cell office:value-type="float" office:value="62.1489292135562" calcext:value-type="float">
            <text:p>62.1489292136</text:p>
          </table:table-cell>
          <table:table-cell office:value-type="float" office:value="0.00000318656877221786" calcext:value-type="float">
            <text:p>3.18656877221786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STRINITY_DN4511_c0_g1_i1</text:p>
          </table:table-cell>
          <table:table-cell office:value-type="float" office:value="-4.79138367029051" calcext:value-type="float">
            <text:p>-4.7913836703</text:p>
          </table:table-cell>
          <table:table-cell office:value-type="float" office:value="4.3582300943661" calcext:value-type="float">
            <text:p>4.3582300944</text:p>
          </table:table-cell>
          <table:table-cell office:value-type="float" office:value="39.3154831194797" calcext:value-type="float">
            <text:p>39.3154831195</text:p>
          </table:table-cell>
          <table:table-cell office:value-type="float" office:value="0.0000329965328917735" calcext:value-type="float">
            <text:p>3.29965328917735E-005</text:p>
          </table:table-cell>
          <table:table-cell office:value-type="float" office:value="0.00329066420048258" calcext:value-type="float">
            <text:p>0.0032906642</text:p>
          </table:table-cell>
        </table:table-row>
        <table:table-row table:style-name="ro1">
          <table:table-cell office:value-type="string" calcext:value-type="string">
            <text:p>MTRINITY_DN16074_c0_g1_i2</text:p>
          </table:table-cell>
          <table:table-cell office:value-type="float" office:value="-2.9091924946849" calcext:value-type="float">
            <text:p>-2.9091924947</text:p>
          </table:table-cell>
          <table:table-cell office:value-type="float" office:value="5.33498655302931" calcext:value-type="float">
            <text:p>5.334986553</text:p>
          </table:table-cell>
          <table:table-cell office:value-type="float" office:value="18.5574616812083" calcext:value-type="float">
            <text:p>18.5574616812</text:p>
          </table:table-cell>
          <table:table-cell office:value-type="float" office:value="0.000910227763981469" calcext:value-type="float">
            <text:p>0.0009102278</text:p>
          </table:table-cell>
          <table:table-cell office:value-type="float" office:value="0.0191607412476828" calcext:value-type="float">
            <text:p>0.0191607412</text:p>
          </table:table-cell>
        </table:table-row>
        <table:table-row table:style-name="ro1">
          <table:table-cell office:value-type="string" calcext:value-type="string">
            <text:p>STRINITY_DN5329_c0_g1_i1</text:p>
          </table:table-cell>
          <table:table-cell office:value-type="float" office:value="-1.98078395717434" calcext:value-type="float">
            <text:p>-1.9807839572</text:p>
          </table:table-cell>
          <table:table-cell office:value-type="float" office:value="5.93458924622537" calcext:value-type="float">
            <text:p>5.9345892462</text:p>
          </table:table-cell>
          <table:table-cell office:value-type="float" office:value="29.5323165629143" calcext:value-type="float">
            <text:p>29.5323165629</text:p>
          </table:table-cell>
          <table:table-cell office:value-type="float" office:value="0.00012709045118042" calcext:value-type="float">
            <text:p>0.0001270905</text:p>
          </table:table-cell>
          <table:table-cell office:value-type="float" office:value="0.00642132018025944" calcext:value-type="float">
            <text:p>0.0064213202</text:p>
          </table:table-cell>
        </table:table-row>
        <table:table-row table:style-name="ro1">
          <table:table-cell office:value-type="string" calcext:value-type="string">
            <text:p>MTRINITY_DN12928_c1_g1_i8</text:p>
          </table:table-cell>
          <table:table-cell office:value-type="float" office:value="1.63994268304962" calcext:value-type="float">
            <text:p>1.639942683</text:p>
          </table:table-cell>
          <table:table-cell office:value-type="float" office:value="3.48226217961738" calcext:value-type="float">
            <text:p>3.4822621796</text:p>
          </table:table-cell>
          <table:table-cell office:value-type="float" office:value="21.2856926627519" calcext:value-type="float">
            <text:p>21.2856926628</text:p>
          </table:table-cell>
          <table:table-cell office:value-type="float" office:value="0.000624357439836874" calcext:value-type="float">
            <text:p>0.0006243574</text:p>
          </table:table-cell>
          <table:table-cell office:value-type="float" office:value="0.0153235314606953" calcext:value-type="float">
            <text:p>0.0153235315</text:p>
          </table:table-cell>
        </table:table-row>
        <table:table-row table:style-name="ro1">
          <table:table-cell office:value-type="string" calcext:value-type="string">
            <text:p>Pc31265_g4_i1</text:p>
          </table:table-cell>
          <table:table-cell office:value-type="float" office:value="-2.43471067998613" calcext:value-type="float">
            <text:p>-2.43471068</text:p>
          </table:table-cell>
          <table:table-cell office:value-type="float" office:value="5.37942956353244" calcext:value-type="float">
            <text:p>5.3794295635</text:p>
          </table:table-cell>
          <table:table-cell office:value-type="float" office:value="15.6330033167611" calcext:value-type="float">
            <text:p>15.6330033168</text:p>
          </table:table-cell>
          <table:table-cell office:value-type="float" office:value="0.00174453888630413" calcext:value-type="float">
            <text:p>0.0017445389</text:p>
          </table:table-cell>
          <table:table-cell office:value-type="float" office:value="0.0285071139298189" calcext:value-type="float">
            <text:p>0.0285071139</text:p>
          </table:table-cell>
        </table:table-row>
        <table:table-row table:style-name="ro1">
          <table:table-cell office:value-type="string" calcext:value-type="string">
            <text:p>MTRINITY_DN3142_c0_g1_i1</text:p>
          </table:table-cell>
          <table:table-cell office:value-type="float" office:value="-1.28704867515567" calcext:value-type="float">
            <text:p>-1.2870486752</text:p>
          </table:table-cell>
          <table:table-cell office:value-type="float" office:value="6.28308823576159" calcext:value-type="float">
            <text:p>6.2830882358</text:p>
          </table:table-cell>
          <table:table-cell office:value-type="float" office:value="14.3846191992839" calcext:value-type="float">
            <text:p>14.3846191993</text:p>
          </table:table-cell>
          <table:table-cell office:value-type="float" office:value="0.00235531159300355" calcext:value-type="float">
            <text:p>0.0023553116</text:p>
          </table:table-cell>
          <table:table-cell office:value-type="float" office:value="0.0345729796571054" calcext:value-type="float">
            <text:p>0.0345729797</text:p>
          </table:table-cell>
        </table:table-row>
        <table:table-row table:style-name="ro1">
          <table:table-cell office:value-type="string" calcext:value-type="string">
            <text:p>MTRINITY_DN15607_c0_g1_i3</text:p>
          </table:table-cell>
          <table:table-cell office:value-type="float" office:value="1.63105368633539" calcext:value-type="float">
            <text:p>1.6310536863</text:p>
          </table:table-cell>
          <table:table-cell office:value-type="float" office:value="3.13320853784623" calcext:value-type="float">
            <text:p>3.1332085378</text:p>
          </table:table-cell>
          <table:table-cell office:value-type="float" office:value="23.965950792605" calcext:value-type="float">
            <text:p>23.9659507926</text:p>
          </table:table-cell>
          <table:table-cell office:value-type="float" office:value="0.000679609361158874" calcext:value-type="float">
            <text:p>0.0006796094</text:p>
          </table:table-cell>
          <table:table-cell office:value-type="float" office:value="0.0160381397824427" calcext:value-type="float">
            <text:p>0.0160381398</text:p>
          </table:table-cell>
        </table:table-row>
        <table:table-row table:style-name="ro1">
          <table:table-cell office:value-type="string" calcext:value-type="string">
            <text:p>STRINITY_DN7152_c0_g1_i1</text:p>
          </table:table-cell>
          <table:table-cell office:value-type="float" office:value="-5.17782282487731" calcext:value-type="float">
            <text:p>-5.1778228249</text:p>
          </table:table-cell>
          <table:table-cell office:value-type="float" office:value="0.615517336684866" calcext:value-type="float">
            <text:p>0.6155173367</text:p>
          </table:table-cell>
          <table:table-cell office:value-type="float" office:value="17.0503255465984" calcext:value-type="float">
            <text:p>17.0503255466</text:p>
          </table:table-cell>
          <table:table-cell office:value-type="float" office:value="0.00126188836812986" calcext:value-type="float">
            <text:p>0.0012618884</text:p>
          </table:table-cell>
          <table:table-cell office:value-type="float" office:value="0.0233906526978082" calcext:value-type="float">
            <text:p>0.0233906527</text:p>
          </table:table-cell>
        </table:table-row>
        <table:table-row table:style-name="ro1">
          <table:table-cell office:value-type="string" calcext:value-type="string">
            <text:p>STRINITY_DN3413_c0_g1_i1</text:p>
          </table:table-cell>
          <table:table-cell office:value-type="float" office:value="-3.91593788889631" calcext:value-type="float">
            <text:p>-3.9159378889</text:p>
          </table:table-cell>
          <table:table-cell office:value-type="float" office:value="7.24716692173136" calcext:value-type="float">
            <text:p>7.2471669217</text:p>
          </table:table-cell>
          <table:table-cell office:value-type="float" office:value="39.4988172616552" calcext:value-type="float">
            <text:p>39.4988172617</text:p>
          </table:table-cell>
          <table:table-cell office:value-type="float" office:value="0.0000322560960902656" calcext:value-type="float">
            <text:p>3.22560960902656E-005</text:p>
          </table:table-cell>
          <table:table-cell office:value-type="float" office:value="0.00327863715848" calcext:value-type="float">
            <text:p>0.0032786372</text:p>
          </table:table-cell>
        </table:table-row>
        <table:table-row table:style-name="ro1">
          <table:table-cell office:value-type="string" calcext:value-type="string">
            <text:p>MTRINITY_DN14661_c1_g1_i1</text:p>
          </table:table-cell>
          <table:table-cell office:value-type="float" office:value="-5.45873974863374" calcext:value-type="float">
            <text:p>-5.4587397486</text:p>
          </table:table-cell>
          <table:table-cell office:value-type="float" office:value="3.97510786130367" calcext:value-type="float">
            <text:p>3.9751078613</text:p>
          </table:table-cell>
          <table:table-cell office:value-type="float" office:value="31.6639019033479" calcext:value-type="float">
            <text:p>31.6639019033</text:p>
          </table:table-cell>
          <table:table-cell office:value-type="float" office:value="0.000092327284802805" calcext:value-type="float">
            <text:p>9.2327284802805E-005</text:p>
          </table:table-cell>
          <table:table-cell office:value-type="float" office:value="0.00532977006771269" calcext:value-type="float">
            <text:p>0.0053297701</text:p>
          </table:table-cell>
        </table:table-row>
        <table:table-row table:style-name="ro1">
          <table:table-cell office:value-type="string" calcext:value-type="string">
            <text:p>STRINITY_DN17860_c0_g1_i1</text:p>
          </table:table-cell>
          <table:table-cell office:value-type="float" office:value="-2.51674366111632" calcext:value-type="float">
            <text:p>-2.5167436611</text:p>
          </table:table-cell>
          <table:table-cell office:value-type="float" office:value="2.62646599463134" calcext:value-type="float">
            <text:p>2.6264659946</text:p>
          </table:table-cell>
          <table:table-cell office:value-type="float" office:value="18.1631984701006" calcext:value-type="float">
            <text:p>18.1631984701</text:p>
          </table:table-cell>
          <table:table-cell office:value-type="float" office:value="0.000989790635688618" calcext:value-type="float">
            <text:p>0.0009897906</text:p>
          </table:table-cell>
          <table:table-cell office:value-type="float" office:value="0.0202532619646223" calcext:value-type="float">
            <text:p>0.020253262</text:p>
          </table:table-cell>
        </table:table-row>
        <table:table-row table:style-name="ro1">
          <table:table-cell office:value-type="string" calcext:value-type="string">
            <text:p>MTRINITY_DN14651_c0_g3_i1</text:p>
          </table:table-cell>
          <table:table-cell office:value-type="float" office:value="-3.27321779080559" calcext:value-type="float">
            <text:p>-3.2732177908</text:p>
          </table:table-cell>
          <table:table-cell office:value-type="float" office:value="6.7392130567503" calcext:value-type="float">
            <text:p>6.7392130568</text:p>
          </table:table-cell>
          <table:table-cell office:value-type="float" office:value="28.5639332655136" calcext:value-type="float">
            <text:p>28.5639332655</text:p>
          </table:table-cell>
          <table:table-cell office:value-type="float" office:value="0.000147769498475883" calcext:value-type="float">
            <text:p>0.0001477695</text:p>
          </table:table-cell>
          <table:table-cell office:value-type="float" office:value="0.00684571874964415" calcext:value-type="float">
            <text:p>0.0068457187</text:p>
          </table:table-cell>
        </table:table-row>
        <table:table-row table:style-name="ro1">
          <table:table-cell office:value-type="string" calcext:value-type="string">
            <text:p>STRINITY_DN2687_c0_g1_i2</text:p>
          </table:table-cell>
          <table:table-cell office:value-type="float" office:value="-2.8249102632737" calcext:value-type="float">
            <text:p>-2.8249102633</text:p>
          </table:table-cell>
          <table:table-cell office:value-type="float" office:value="0.988400475895062" calcext:value-type="float">
            <text:p>0.9884004759</text:p>
          </table:table-cell>
          <table:table-cell office:value-type="float" office:value="23.1104277765464" calcext:value-type="float">
            <text:p>23.1104277765</text:p>
          </table:table-cell>
          <table:table-cell office:value-type="float" office:value="0.00336815039305812" calcext:value-type="float">
            <text:p>0.0033681504</text:p>
          </table:table-cell>
          <table:table-cell office:value-type="float" office:value="0.0436174022859442" calcext:value-type="float">
            <text:p>0.0436174023</text:p>
          </table:table-cell>
        </table:table-row>
        <table:table-row table:style-name="ro1">
          <table:table-cell office:value-type="string" calcext:value-type="string">
            <text:p>STRINITY_DN13013_c0_g1_i1</text:p>
          </table:table-cell>
          <table:table-cell office:value-type="float" office:value="1.22451848889472" calcext:value-type="float">
            <text:p>1.2245184889</text:p>
          </table:table-cell>
          <table:table-cell office:value-type="float" office:value="5.80362223910406" calcext:value-type="float">
            <text:p>5.8036222391</text:p>
          </table:table-cell>
          <table:table-cell office:value-type="float" office:value="30.7915956006584" calcext:value-type="float">
            <text:p>30.7915956007</text:p>
          </table:table-cell>
          <table:table-cell office:value-type="float" office:value="0.00224199965703397" calcext:value-type="float">
            <text:p>0.0022419997</text:p>
          </table:table-cell>
          <table:table-cell office:value-type="float" office:value="0.0334661092515395" calcext:value-type="float">
            <text:p>0.0334661093</text:p>
          </table:table-cell>
        </table:table-row>
        <table:table-row table:style-name="ro1">
          <table:table-cell office:value-type="string" calcext:value-type="string">
            <text:p>STRINITY_DN13119_c0_g1_i1</text:p>
          </table:table-cell>
          <table:table-cell office:value-type="float" office:value="1.49312065504819" calcext:value-type="float">
            <text:p>1.493120655</text:p>
          </table:table-cell>
          <table:table-cell office:value-type="float" office:value="4.57750444617987" calcext:value-type="float">
            <text:p>4.5775044462</text:p>
          </table:table-cell>
          <table:table-cell office:value-type="float" office:value="36.406169485046" calcext:value-type="float">
            <text:p>36.406169485</text:p>
          </table:table-cell>
          <table:table-cell office:value-type="float" office:value="0.000371434905541375" calcext:value-type="float">
            <text:p>0.0003714349</text:p>
          </table:table-cell>
          <table:table-cell office:value-type="float" office:value="0.0114985542322612" calcext:value-type="float">
            <text:p>0.0114985542</text:p>
          </table:table-cell>
        </table:table-row>
        <table:table-row table:style-name="ro1">
          <table:table-cell office:value-type="string" calcext:value-type="string">
            <text:p>MTRINITY_DN10643_c0_g1_i2</text:p>
          </table:table-cell>
          <table:table-cell office:value-type="float" office:value="1.21183443318698" calcext:value-type="float">
            <text:p>1.2118344332</text:p>
          </table:table-cell>
          <table:table-cell office:value-type="float" office:value="4.92977920703624" calcext:value-type="float">
            <text:p>4.929779207</text:p>
          </table:table-cell>
          <table:table-cell office:value-type="float" office:value="28.1131656187538" calcext:value-type="float">
            <text:p>28.1131656188</text:p>
          </table:table-cell>
          <table:table-cell office:value-type="float" office:value="0.0033012359714194" calcext:value-type="float">
            <text:p>0.003301236</text:p>
          </table:table-cell>
          <table:table-cell office:value-type="float" office:value="0.0431041763332178" calcext:value-type="float">
            <text:p>0.0431041763</text:p>
          </table:table-cell>
        </table:table-row>
        <table:table-row table:style-name="ro1">
          <table:table-cell office:value-type="string" calcext:value-type="string">
            <text:p>MTRINITY_DN16922_c2_g1_i2</text:p>
          </table:table-cell>
          <table:table-cell office:value-type="float" office:value="1.35759142254332" calcext:value-type="float">
            <text:p>1.3575914225</text:p>
          </table:table-cell>
          <table:table-cell office:value-type="float" office:value="4.92315030912367" calcext:value-type="float">
            <text:p>4.9231503091</text:p>
          </table:table-cell>
          <table:table-cell office:value-type="float" office:value="20.1712229884635" calcext:value-type="float">
            <text:p>20.1712229885</text:p>
          </table:table-cell>
          <table:table-cell office:value-type="float" office:value="0.000972353149707802" calcext:value-type="float">
            <text:p>0.0009723531</text:p>
          </table:table-cell>
          <table:table-cell office:value-type="float" office:value="0.0200055495873398" calcext:value-type="float">
            <text:p>0.0200055496</text:p>
          </table:table-cell>
        </table:table-row>
        <table:table-row table:style-name="ro1">
          <table:table-cell office:value-type="string" calcext:value-type="string">
            <text:p>STRINITY_DN13420_c0_g1_i1</text:p>
          </table:table-cell>
          <table:table-cell office:value-type="float" office:value="-2.74520258640565" calcext:value-type="float">
            <text:p>-2.7452025864</text:p>
          </table:table-cell>
          <table:table-cell office:value-type="float" office:value="3.14784383278798" calcext:value-type="float">
            <text:p>3.1478438328</text:p>
          </table:table-cell>
          <table:table-cell office:value-type="float" office:value="27.1253990088618" calcext:value-type="float">
            <text:p>27.1253990089</text:p>
          </table:table-cell>
          <table:table-cell office:value-type="float" office:value="0.000186147618978553" calcext:value-type="float">
            <text:p>0.0001861476</text:p>
          </table:table-cell>
          <table:table-cell office:value-type="float" office:value="0.00775103844068762" calcext:value-type="float">
            <text:p>0.0077510384</text:p>
          </table:table-cell>
        </table:table-row>
        <table:table-row table:style-name="ro1">
          <table:table-cell office:value-type="string" calcext:value-type="string">
            <text:p>MTRINITY_DN13223_c0_g1_i1</text:p>
          </table:table-cell>
          <table:table-cell office:value-type="float" office:value="-3.82807626391597" calcext:value-type="float">
            <text:p>-3.8280762639</text:p>
          </table:table-cell>
          <table:table-cell office:value-type="float" office:value="4.75570442547281" calcext:value-type="float">
            <text:p>4.7557044255</text:p>
          </table:table-cell>
          <table:table-cell office:value-type="float" office:value="56.4564287312447" calcext:value-type="float">
            <text:p>56.4564287312</text:p>
          </table:table-cell>
          <table:table-cell office:value-type="float" office:value="0.0000052882346915088" calcext:value-type="float">
            <text:p>5.2882346915088E-006</text:p>
          </table:table-cell>
          <table:table-cell office:value-type="float" office:value="0.00173468449704326" calcext:value-type="float">
            <text:p>0.0017346845</text:p>
          </table:table-cell>
        </table:table-row>
        <table:table-row table:style-name="ro1">
          <table:table-cell office:value-type="string" calcext:value-type="string">
            <text:p>Pc27811_g1_i1</text:p>
          </table:table-cell>
          <table:table-cell office:value-type="float" office:value="1.78801207648117" calcext:value-type="float">
            <text:p>1.7880120765</text:p>
          </table:table-cell>
          <table:table-cell office:value-type="float" office:value="2.65310268356609" calcext:value-type="float">
            <text:p>2.6531026836</text:p>
          </table:table-cell>
          <table:table-cell office:value-type="float" office:value="18.7171990022291" calcext:value-type="float">
            <text:p>18.7171990022</text:p>
          </table:table-cell>
          <table:table-cell office:value-type="float" office:value="0.000880125654745607" calcext:value-type="float">
            <text:p>0.0008801257</text:p>
          </table:table-cell>
          <table:table-cell office:value-type="float" office:value="0.0187506117133809" calcext:value-type="float">
            <text:p>0.0187506117</text:p>
          </table:table-cell>
        </table:table-row>
        <table:table-row table:style-name="ro1">
          <table:table-cell office:value-type="string" calcext:value-type="string">
            <text:p>Pc21188_g2_i1</text:p>
          </table:table-cell>
          <table:table-cell office:value-type="float" office:value="-4.33369603587407" calcext:value-type="float">
            <text:p>-4.3336960359</text:p>
          </table:table-cell>
          <table:table-cell office:value-type="float" office:value="6.25385855312212" calcext:value-type="float">
            <text:p>6.2538585531</text:p>
          </table:table-cell>
          <table:table-cell office:value-type="float" office:value="38.2281879320834" calcext:value-type="float">
            <text:p>38.2281879321</text:p>
          </table:table-cell>
          <table:table-cell office:value-type="float" office:value="0.0000378153842703078" calcext:value-type="float">
            <text:p>3.78153842703078E-005</text:p>
          </table:table-cell>
          <table:table-cell office:value-type="float" office:value="0.00346079940556737" calcext:value-type="float">
            <text:p>0.0034607994</text:p>
          </table:table-cell>
        </table:table-row>
        <table:table-row table:style-name="ro1">
          <table:table-cell office:value-type="string" calcext:value-type="string">
            <text:p>MTRINITY_DN16120_c0_g3_i1</text:p>
          </table:table-cell>
          <table:table-cell office:value-type="float" office:value="3.36090791612726" calcext:value-type="float">
            <text:p>3.3609079161</text:p>
          </table:table-cell>
          <table:table-cell office:value-type="float" office:value="5.02471237566888" calcext:value-type="float">
            <text:p>5.0247123757</text:p>
          </table:table-cell>
          <table:table-cell office:value-type="float" office:value="15.1412654713645" calcext:value-type="float">
            <text:p>15.1412654714</text:p>
          </table:table-cell>
          <table:table-cell office:value-type="float" office:value="0.00196006849808766" calcext:value-type="float">
            <text:p>0.0019600685</text:p>
          </table:table-cell>
          <table:table-cell office:value-type="float" office:value="0.0307405100185974" calcext:value-type="float">
            <text:p>0.03074051</text:p>
          </table:table-cell>
        </table:table-row>
        <table:table-row table:style-name="ro1">
          <table:table-cell office:value-type="string" calcext:value-type="string">
            <text:p>STRINITY_DN8043_c1_g1_i2</text:p>
          </table:table-cell>
          <table:table-cell office:value-type="float" office:value="-6.15530334118671" calcext:value-type="float">
            <text:p>-6.1553033412</text:p>
          </table:table-cell>
          <table:table-cell office:value-type="float" office:value="1.01660219826572" calcext:value-type="float">
            <text:p>1.0166021983</text:p>
          </table:table-cell>
          <table:table-cell office:value-type="float" office:value="16.3440401150544" calcext:value-type="float">
            <text:p>16.3440401151</text:p>
          </table:table-cell>
          <table:table-cell office:value-type="float" office:value="0.00147974836385663" calcext:value-type="float">
            <text:p>0.0014797484</text:p>
          </table:table-cell>
          <table:table-cell office:value-type="float" office:value="0.0255723007404999" calcext:value-type="float">
            <text:p>0.0255723007</text:p>
          </table:table-cell>
        </table:table-row>
        <table:table-row table:style-name="ro1">
          <table:table-cell office:value-type="string" calcext:value-type="string">
            <text:p>MTRINITY_DN15479_c0_g1_i1</text:p>
          </table:table-cell>
          <table:table-cell office:value-type="float" office:value="1.43988306841947" calcext:value-type="float">
            <text:p>1.4398830684</text:p>
          </table:table-cell>
          <table:table-cell office:value-type="float" office:value="6.31000601540128" calcext:value-type="float">
            <text:p>6.3100060154</text:p>
          </table:table-cell>
          <table:table-cell office:value-type="float" office:value="41.9077075632206" calcext:value-type="float">
            <text:p>41.9077075632</text:p>
          </table:table-cell>
          <table:table-cell office:value-type="float" office:value="0.000398611262414156" calcext:value-type="float">
            <text:p>0.0003986113</text:p>
          </table:table-cell>
          <table:table-cell office:value-type="float" office:value="0.0119821296413849" calcext:value-type="float">
            <text:p>0.0119821296</text:p>
          </table:table-cell>
        </table:table-row>
        <table:table-row table:style-name="ro1">
          <table:table-cell office:value-type="string" calcext:value-type="string">
            <text:p>MTRINITY_DN16015_c1_g1_i3</text:p>
          </table:table-cell>
          <table:table-cell office:value-type="float" office:value="-4.21543771701821" calcext:value-type="float">
            <text:p>-4.215437717</text:p>
          </table:table-cell>
          <table:table-cell office:value-type="float" office:value="0.919991502916936" calcext:value-type="float">
            <text:p>0.9199915029</text:p>
          </table:table-cell>
          <table:table-cell office:value-type="float" office:value="13.5505082161872" calcext:value-type="float">
            <text:p>13.5505082162</text:p>
          </table:table-cell>
          <table:table-cell office:value-type="float" office:value="0.00290315515666403" calcext:value-type="float">
            <text:p>0.0029031552</text:p>
          </table:table-cell>
          <table:table-cell office:value-type="float" office:value="0.0396122324967004" calcext:value-type="float">
            <text:p>0.0396122325</text:p>
          </table:table-cell>
        </table:table-row>
        <table:table-row table:style-name="ro1">
          <table:table-cell office:value-type="string" calcext:value-type="string">
            <text:p>STRINITY_DN9167_c0_g1_i1</text:p>
          </table:table-cell>
          <table:table-cell office:value-type="float" office:value="-2.17717507827001" calcext:value-type="float">
            <text:p>-2.1771750783</text:p>
          </table:table-cell>
          <table:table-cell office:value-type="float" office:value="4.87005771963627" calcext:value-type="float">
            <text:p>4.8700577196</text:p>
          </table:table-cell>
          <table:table-cell office:value-type="float" office:value="14.0989245232347" calcext:value-type="float">
            <text:p>14.0989245232</text:p>
          </table:table-cell>
          <table:table-cell office:value-type="float" office:value="0.00252816989771486" calcext:value-type="float">
            <text:p>0.0025281699</text:p>
          </table:table-cell>
          <table:table-cell office:value-type="float" office:value="0.0363655459467278" calcext:value-type="float">
            <text:p>0.0363655459</text:p>
          </table:table-cell>
        </table:table-row>
        <table:table-row table:style-name="ro1">
          <table:table-cell office:value-type="string" calcext:value-type="string">
            <text:p>MTRINITY_DN10762_c0_g1_i2</text:p>
          </table:table-cell>
          <table:table-cell office:value-type="float" office:value="-3.48020689256916" calcext:value-type="float">
            <text:p>-3.4802068926</text:p>
          </table:table-cell>
          <table:table-cell office:value-type="float" office:value="4.88233670543933" calcext:value-type="float">
            <text:p>4.8823367054</text:p>
          </table:table-cell>
          <table:table-cell office:value-type="float" office:value="18.2093942595709" calcext:value-type="float">
            <text:p>18.2093942596</text:p>
          </table:table-cell>
          <table:table-cell office:value-type="float" office:value="0.000980061878482681" calcext:value-type="float">
            <text:p>0.0009800619</text:p>
          </table:table-cell>
          <table:table-cell office:value-type="float" office:value="0.020109020825901" calcext:value-type="float">
            <text:p>0.0201090208</text:p>
          </table:table-cell>
        </table:table-row>
        <table:table-row table:style-name="ro1">
          <table:table-cell office:value-type="string" calcext:value-type="string">
            <text:p>Pc29572_g2_i1</text:p>
          </table:table-cell>
          <table:table-cell office:value-type="float" office:value="-1.3581529382691" calcext:value-type="float">
            <text:p>-1.3581529383</text:p>
          </table:table-cell>
          <table:table-cell office:value-type="float" office:value="3.97763913117718" calcext:value-type="float">
            <text:p>3.9776391312</text:p>
          </table:table-cell>
          <table:table-cell office:value-type="float" office:value="15.8394488296216" calcext:value-type="float">
            <text:p>15.8394488296</text:p>
          </table:table-cell>
          <table:table-cell office:value-type="float" office:value="0.00195447897525162" calcext:value-type="float">
            <text:p>0.001954479</text:p>
          </table:table-cell>
          <table:table-cell office:value-type="float" office:value="0.0307405100185974" calcext:value-type="float">
            <text:p>0.03074051</text:p>
          </table:table-cell>
        </table:table-row>
        <table:table-row table:style-name="ro1">
          <table:table-cell office:value-type="string" calcext:value-type="string">
            <text:p>STRINITY_DN15841_c0_g1_i1</text:p>
          </table:table-cell>
          <table:table-cell office:value-type="float" office:value="-4.53139455142159" calcext:value-type="float">
            <text:p>-4.5313945514</text:p>
          </table:table-cell>
          <table:table-cell office:value-type="float" office:value="-0.090965835447184" calcext:value-type="float">
            <text:p>-0.0909658354</text:p>
          </table:table-cell>
          <table:table-cell office:value-type="float" office:value="12.2866206460301" calcext:value-type="float">
            <text:p>12.286620646</text:p>
          </table:table-cell>
          <table:table-cell office:value-type="float" office:value="0.00404332831813602" calcext:value-type="float">
            <text:p>0.0040433283</text:p>
          </table:table-cell>
          <table:table-cell office:value-type="float" office:value="0.0489208502433724" calcext:value-type="float">
            <text:p>0.0489208502</text:p>
          </table:table-cell>
        </table:table-row>
        <table:table-row table:style-name="ro1">
          <table:table-cell office:value-type="string" calcext:value-type="string">
            <text:p>STRINITY_DN3062_c0_g1_i2</text:p>
          </table:table-cell>
          <table:table-cell office:value-type="float" office:value="-3.3044353696957" calcext:value-type="float">
            <text:p>-3.3044353697</text:p>
          </table:table-cell>
          <table:table-cell office:value-type="float" office:value="3.02920304032421" calcext:value-type="float">
            <text:p>3.0292030403</text:p>
          </table:table-cell>
          <table:table-cell office:value-type="float" office:value="17.9927467370356" calcext:value-type="float">
            <text:p>17.992746737</text:p>
          </table:table-cell>
          <table:table-cell office:value-type="float" office:value="0.00102667164668253" calcext:value-type="float">
            <text:p>0.0010266716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MTRINITY_DN13495_c0_g1_i1</text:p>
          </table:table-cell>
          <table:table-cell office:value-type="float" office:value="1.8859498458257" calcext:value-type="float">
            <text:p>1.8859498458</text:p>
          </table:table-cell>
          <table:table-cell office:value-type="float" office:value="1.81369106601839" calcext:value-type="float">
            <text:p>1.813691066</text:p>
          </table:table-cell>
          <table:table-cell office:value-type="float" office:value="14.8644933927199" calcext:value-type="float">
            <text:p>14.8644933927</text:p>
          </table:table-cell>
          <table:table-cell office:value-type="float" office:value="0.00227304631906457" calcext:value-type="float">
            <text:p>0.0022730463</text:p>
          </table:table-cell>
          <table:table-cell office:value-type="float" office:value="0.0338049028113156" calcext:value-type="float">
            <text:p>0.0338049028</text:p>
          </table:table-cell>
        </table:table-row>
        <table:table-row table:style-name="ro1">
          <table:table-cell office:value-type="string" calcext:value-type="string">
            <text:p>Pc30493_g2_i2</text:p>
          </table:table-cell>
          <table:table-cell office:value-type="float" office:value="-3.63178452935517" calcext:value-type="float">
            <text:p>-3.6317845294</text:p>
          </table:table-cell>
          <table:table-cell office:value-type="float" office:value="2.70548244704219" calcext:value-type="float">
            <text:p>2.705482447</text:p>
          </table:table-cell>
          <table:table-cell office:value-type="float" office:value="29.2818196760564" calcext:value-type="float">
            <text:p>29.2818196761</text:p>
          </table:table-cell>
          <table:table-cell office:value-type="float" office:value="0.000132098538259016" calcext:value-type="float">
            <text:p>0.0001320985</text:p>
          </table:table-cell>
          <table:table-cell office:value-type="float" office:value="0.00651779018172013" calcext:value-type="float">
            <text:p>0.0065177902</text:p>
          </table:table-cell>
        </table:table-row>
        <table:table-row table:style-name="ro1">
          <table:table-cell office:value-type="string" calcext:value-type="string">
            <text:p>Pc29567_g1_i1</text:p>
          </table:table-cell>
          <table:table-cell office:value-type="float" office:value="1.6647959872141" calcext:value-type="float">
            <text:p>1.6647959872</text:p>
          </table:table-cell>
          <table:table-cell office:value-type="float" office:value="2.44194906845344" calcext:value-type="float">
            <text:p>2.4419490685</text:p>
          </table:table-cell>
          <table:table-cell office:value-type="float" office:value="13.1524632589559" calcext:value-type="float">
            <text:p>13.152463259</text:p>
          </table:table-cell>
          <table:table-cell office:value-type="float" office:value="0.00321615724706409" calcext:value-type="float">
            <text:p>0.0032161572</text:p>
          </table:table-cell>
          <table:table-cell office:value-type="float" office:value="0.0423246857704384" calcext:value-type="float">
            <text:p>0.0423246858</text:p>
          </table:table-cell>
        </table:table-row>
        <table:table-row table:style-name="ro1">
          <table:table-cell office:value-type="string" calcext:value-type="string">
            <text:p>MTRINITY_DN16852_c2_g1_i1</text:p>
          </table:table-cell>
          <table:table-cell office:value-type="float" office:value="1.25782466907709" calcext:value-type="float">
            <text:p>1.2578246691</text:p>
          </table:table-cell>
          <table:table-cell office:value-type="float" office:value="4.46310597419288" calcext:value-type="float">
            <text:p>4.4631059742</text:p>
          </table:table-cell>
          <table:table-cell office:value-type="float" office:value="20.0281088977873" calcext:value-type="float">
            <text:p>20.0281088978</text:p>
          </table:table-cell>
          <table:table-cell office:value-type="float" office:value="0.00269063166178213" calcext:value-type="float">
            <text:p>0.0026906317</text:p>
          </table:table-cell>
          <table:table-cell office:value-type="float" office:value="0.0377947502215142" calcext:value-type="float">
            <text:p>0.0377947502</text:p>
          </table:table-cell>
        </table:table-row>
        <table:table-row table:style-name="ro1">
          <table:table-cell office:value-type="string" calcext:value-type="string">
            <text:p>STRINITY_DN11786_c0_g1_i1</text:p>
          </table:table-cell>
          <table:table-cell office:value-type="float" office:value="-1.58541453633802" calcext:value-type="float">
            <text:p>-1.5854145363</text:p>
          </table:table-cell>
          <table:table-cell office:value-type="float" office:value="6.83323260120122" calcext:value-type="float">
            <text:p>6.8332326012</text:p>
          </table:table-cell>
          <table:table-cell office:value-type="float" office:value="16.9098965914703" calcext:value-type="float">
            <text:p>16.9098965915</text:p>
          </table:table-cell>
          <table:table-cell office:value-type="float" office:value="0.00130206080152361" calcext:value-type="float">
            <text:p>0.0013020608</text:p>
          </table:table-cell>
          <table:table-cell office:value-type="float" office:value="0.0238324763049608" calcext:value-type="float">
            <text:p>0.0238324763</text:p>
          </table:table-cell>
        </table:table-row>
        <table:table-row table:style-name="ro1">
          <table:table-cell office:value-type="string" calcext:value-type="string">
            <text:p>STRINITY_DN12403_c0_g1_i1</text:p>
          </table:table-cell>
          <table:table-cell office:value-type="float" office:value="-2.37150166468101" calcext:value-type="float">
            <text:p>-2.3715016647</text:p>
          </table:table-cell>
          <table:table-cell office:value-type="float" office:value="2.49910238551639" calcext:value-type="float">
            <text:p>2.4991023855</text:p>
          </table:table-cell>
          <table:table-cell office:value-type="float" office:value="12.5112068275835" calcext:value-type="float">
            <text:p>12.5112068276</text:p>
          </table:table-cell>
          <table:table-cell office:value-type="float" office:value="0.0038070824536736" calcext:value-type="float">
            <text:p>0.0038070825</text:p>
          </table:table-cell>
          <table:table-cell office:value-type="float" office:value="0.0470108438788526" calcext:value-type="float">
            <text:p>0.0470108439</text:p>
          </table:table-cell>
        </table:table-row>
        <table:table-row table:style-name="ro1">
          <table:table-cell office:value-type="string" calcext:value-type="string">
            <text:p>STRINITY_DN7447_c0_g1_i4</text:p>
          </table:table-cell>
          <table:table-cell office:value-type="float" office:value="-4.52118453681812" calcext:value-type="float">
            <text:p>-4.5211845368</text:p>
          </table:table-cell>
          <table:table-cell office:value-type="float" office:value="2.08999825917927" calcext:value-type="float">
            <text:p>2.0899982592</text:p>
          </table:table-cell>
          <table:table-cell office:value-type="float" office:value="16.8287987079884" calcext:value-type="float">
            <text:p>16.828798708</text:p>
          </table:table-cell>
          <table:table-cell office:value-type="float" office:value="0.00132593717440009" calcext:value-type="float">
            <text:p>0.0013259372</text:p>
          </table:table-cell>
          <table:table-cell office:value-type="float" office:value="0.0240350133461003" calcext:value-type="float">
            <text:p>0.0240350133</text:p>
          </table:table-cell>
        </table:table-row>
        <table:table-row table:style-name="ro1">
          <table:table-cell office:value-type="string" calcext:value-type="string">
            <text:p>STRINITY_DN7175_c0_g1_i1</text:p>
          </table:table-cell>
          <table:table-cell office:value-type="float" office:value="2.44795724103711" calcext:value-type="float">
            <text:p>2.447957241</text:p>
          </table:table-cell>
          <table:table-cell office:value-type="float" office:value="4.38279368846952" calcext:value-type="float">
            <text:p>4.3827936885</text:p>
          </table:table-cell>
          <table:table-cell office:value-type="float" office:value="27.5454793761159" calcext:value-type="float">
            <text:p>27.5454793761</text:p>
          </table:table-cell>
          <table:table-cell office:value-type="float" office:value="0.000173856355931209" calcext:value-type="float">
            <text:p>0.0001738564</text:p>
          </table:table-cell>
          <table:table-cell office:value-type="float" office:value="0.0074661231650115" calcext:value-type="float">
            <text:p>0.0074661232</text:p>
          </table:table-cell>
        </table:table-row>
        <table:table-row table:style-name="ro1">
          <table:table-cell office:value-type="string" calcext:value-type="string">
            <text:p>STRINITY_DN815_c0_g1_i1</text:p>
          </table:table-cell>
          <table:table-cell office:value-type="float" office:value="-3.27169891643493" calcext:value-type="float">
            <text:p>-3.2716989164</text:p>
          </table:table-cell>
          <table:table-cell office:value-type="float" office:value="4.12440587201471" calcext:value-type="float">
            <text:p>4.124405872</text:p>
          </table:table-cell>
          <table:table-cell office:value-type="float" office:value="17.9598180093642" calcext:value-type="float">
            <text:p>17.9598180094</text:p>
          </table:table-cell>
          <table:table-cell office:value-type="float" office:value="0.00103397926171171" calcext:value-type="float">
            <text:p>0.0010339793</text:p>
          </table:table-cell>
          <table:table-cell office:value-type="float" office:value="0.0207404608778127" calcext:value-type="float">
            <text:p>0.0207404609</text:p>
          </table:table-cell>
        </table:table-row>
        <table:table-row table:style-name="ro1">
          <table:table-cell office:value-type="string" calcext:value-type="string">
            <text:p>MTRINITY_DN16809_c1_g3_i2</text:p>
          </table:table-cell>
          <table:table-cell office:value-type="float" office:value="1.33702122486023" calcext:value-type="float">
            <text:p>1.3370212249</text:p>
          </table:table-cell>
          <table:table-cell office:value-type="float" office:value="4.53454246158295" calcext:value-type="float">
            <text:p>4.5345424616</text:p>
          </table:table-cell>
          <table:table-cell office:value-type="float" office:value="30.8980216463823" calcext:value-type="float">
            <text:p>30.8980216464</text:p>
          </table:table-cell>
          <table:table-cell office:value-type="float" office:value="0.00139034964487278" calcext:value-type="float">
            <text:p>0.0013903496</text:p>
          </table:table-cell>
          <table:table-cell office:value-type="float" office:value="0.0247541611149414" calcext:value-type="float">
            <text:p>0.0247541611</text:p>
          </table:table-cell>
        </table:table-row>
        <table:table-row table:style-name="ro1">
          <table:table-cell office:value-type="string" calcext:value-type="string">
            <text:p>Pc11464_g1_i1</text:p>
          </table:table-cell>
          <table:table-cell office:value-type="float" office:value="1.92496384732588" calcext:value-type="float">
            <text:p>1.9249638473</text:p>
          </table:table-cell>
          <table:table-cell office:value-type="float" office:value="3.03391888771286" calcext:value-type="float">
            <text:p>3.0339188877</text:p>
          </table:table-cell>
          <table:table-cell office:value-type="float" office:value="27.339816785386" calcext:value-type="float">
            <text:p>27.3398167854</text:p>
          </table:table-cell>
          <table:table-cell office:value-type="float" office:value="0.000179752238083099" calcext:value-type="float">
            <text:p>0.0001797522</text:p>
          </table:table-cell>
          <table:table-cell office:value-type="float" office:value="0.00761837136794167" calcext:value-type="float">
            <text:p>0.0076183714</text:p>
          </table:table-cell>
        </table:table-row>
        <table:table-row table:style-name="ro1">
          <table:table-cell office:value-type="string" calcext:value-type="string">
            <text:p>Pc32849_g1_i4</text:p>
          </table:table-cell>
          <table:table-cell office:value-type="float" office:value="-5.41834269597809" calcext:value-type="float">
            <text:p>-5.418342696</text:p>
          </table:table-cell>
          <table:table-cell office:value-type="float" office:value="1.72994978452016" calcext:value-type="float">
            <text:p>1.7299497845</text:p>
          </table:table-cell>
          <table:table-cell office:value-type="float" office:value="21.8537553781497" calcext:value-type="float">
            <text:p>21.8537553781</text:p>
          </table:table-cell>
          <table:table-cell office:value-type="float" office:value="0.000470712605475384" calcext:value-type="float">
            <text:p>0.0004707126</text:p>
          </table:table-cell>
          <table:table-cell office:value-type="float" office:value="0.0131440474336373" calcext:value-type="float">
            <text:p>0.0131440474</text:p>
          </table:table-cell>
        </table:table-row>
        <table:table-row table:style-name="ro1">
          <table:table-cell office:value-type="string" calcext:value-type="string">
            <text:p>MTRINITY_DN14034_c0_g1_i2</text:p>
          </table:table-cell>
          <table:table-cell office:value-type="float" office:value="3.08978542842406" calcext:value-type="float">
            <text:p>3.0897854284</text:p>
          </table:table-cell>
          <table:table-cell office:value-type="float" office:value="3.47240581777054" calcext:value-type="float">
            <text:p>3.4724058178</text:p>
          </table:table-cell>
          <table:table-cell office:value-type="float" office:value="23.6111726490024" calcext:value-type="float">
            <text:p>23.611172649</text:p>
          </table:table-cell>
          <table:table-cell office:value-type="float" office:value="0.000340143206787523" calcext:value-type="float">
            <text:p>0.0003401432</text:p>
          </table:table-cell>
          <table:table-cell office:value-type="float" office:value="0.0108737154220957" calcext:value-type="float">
            <text:p>0.0108737154</text:p>
          </table:table-cell>
        </table:table-row>
        <table:table-row table:style-name="ro1">
          <table:table-cell office:value-type="string" calcext:value-type="string">
            <text:p>Pc13876_g1_i1</text:p>
          </table:table-cell>
          <table:table-cell office:value-type="float" office:value="1.29865085082173" calcext:value-type="float">
            <text:p>1.2986508508</text:p>
          </table:table-cell>
          <table:table-cell office:value-type="float" office:value="7.29429508320127" calcext:value-type="float">
            <text:p>7.2942950832</text:p>
          </table:table-cell>
          <table:table-cell office:value-type="float" office:value="13.416723788061" calcext:value-type="float">
            <text:p>13.4167237881</text:p>
          </table:table-cell>
          <table:table-cell office:value-type="float" office:value="0.00300422382883383" calcext:value-type="float">
            <text:p>0.0030042238</text:p>
          </table:table-cell>
          <table:table-cell office:value-type="float" office:value="0.0405306925365996" calcext:value-type="float">
            <text:p>0.0405306925</text:p>
          </table:table-cell>
        </table:table-row>
        <table:table-row table:style-name="ro1">
          <table:table-cell office:value-type="string" calcext:value-type="string">
            <text:p>MTRINITY_DN14151_c0_g1_i1</text:p>
          </table:table-cell>
          <table:table-cell office:value-type="float" office:value="-2.99563739437218" calcext:value-type="float">
            <text:p>-2.9956373944</text:p>
          </table:table-cell>
          <table:table-cell office:value-type="float" office:value="3.61528559371125" calcext:value-type="float">
            <text:p>3.6152855937</text:p>
          </table:table-cell>
          <table:table-cell office:value-type="float" office:value="16.6875942661675" calcext:value-type="float">
            <text:p>16.6875942662</text:p>
          </table:table-cell>
          <table:table-cell office:value-type="float" office:value="0.00136873550532335" calcext:value-type="float">
            <text:p>0.0013687355</text:p>
          </table:table-cell>
          <table:table-cell office:value-type="float" office:value="0.0245733866021509" calcext:value-type="float">
            <text:p>0.0245733866</text:p>
          </table:table-cell>
        </table:table-row>
        <table:table-row table:style-name="ro1">
          <table:table-cell office:value-type="string" calcext:value-type="string">
            <text:p>Pc31234_g1_i3</text:p>
          </table:table-cell>
          <table:table-cell office:value-type="float" office:value="-1.72052785056921" calcext:value-type="float">
            <text:p>-1.7205278506</text:p>
          </table:table-cell>
          <table:table-cell office:value-type="float" office:value="3.72483696630516" calcext:value-type="float">
            <text:p>3.7248369663</text:p>
          </table:table-cell>
          <table:table-cell office:value-type="float" office:value="24.1319375631133" calcext:value-type="float">
            <text:p>24.1319375631</text:p>
          </table:table-cell>
          <table:table-cell office:value-type="float" office:value="0.000309905951060968" calcext:value-type="float">
            <text:p>0.000309906</text:p>
          </table:table-cell>
          <table:table-cell office:value-type="float" office:value="0.0103552692000239" calcext:value-type="float">
            <text:p>0.0103552692</text:p>
          </table:table-cell>
        </table:table-row>
        <table:table-row table:style-name="ro1">
          <table:table-cell office:value-type="string" calcext:value-type="string">
            <text:p>MTRINITY_DN13839_c5_g1_i1</text:p>
          </table:table-cell>
          <table:table-cell office:value-type="float" office:value="-8.50337273843572" calcext:value-type="float">
            <text:p>-8.5033727384</text:p>
          </table:table-cell>
          <table:table-cell office:value-type="float" office:value="0.1377606709323" calcext:value-type="float">
            <text:p>0.1377606709</text:p>
          </table:table-cell>
          <table:table-cell office:value-type="float" office:value="34.785187339509" calcext:value-type="float">
            <text:p>34.7851873395</text:p>
          </table:table-cell>
          <table:table-cell office:value-type="float" office:value="0.0000831244624634359" calcext:value-type="float">
            <text:p>8.31244624634359E-005</text:p>
          </table:table-cell>
          <table:table-cell office:value-type="float" office:value="0.00501050223740446" calcext:value-type="float">
            <text:p>0.0050105022</text:p>
          </table:table-cell>
        </table:table-row>
        <table:table-row table:style-name="ro1">
          <table:table-cell office:value-type="string" calcext:value-type="string">
            <text:p>MTRINITY_DN14393_c0_g1_i3</text:p>
          </table:table-cell>
          <table:table-cell office:value-type="float" office:value="-2.98869333866804" calcext:value-type="float">
            <text:p>-2.9886933387</text:p>
          </table:table-cell>
          <table:table-cell office:value-type="float" office:value="2.93735651933069" calcext:value-type="float">
            <text:p>2.9373565193</text:p>
          </table:table-cell>
          <table:table-cell office:value-type="float" office:value="51.8802191066943" calcext:value-type="float">
            <text:p>51.8802191067</text:p>
          </table:table-cell>
          <table:table-cell office:value-type="float" office:value="0.00000820308629058317" calcext:value-type="float">
            <text:p>8.20308629058317E-006</text:p>
          </table:table-cell>
          <table:table-cell office:value-type="float" office:value="0.00201836265795677" calcext:value-type="float">
            <text:p>0.0020183627</text:p>
          </table:table-cell>
        </table:table-row>
        <table:table-row table:style-name="ro1">
          <table:table-cell office:value-type="string" calcext:value-type="string">
            <text:p>STRINITY_DN15046_c0_g1_i1</text:p>
          </table:table-cell>
          <table:table-cell office:value-type="float" office:value="1.95267909026221" calcext:value-type="float">
            <text:p>1.9526790903</text:p>
          </table:table-cell>
          <table:table-cell office:value-type="float" office:value="3.6687314867417" calcext:value-type="float">
            <text:p>3.6687314867</text:p>
          </table:table-cell>
          <table:table-cell office:value-type="float" office:value="22.02889809545" calcext:value-type="float">
            <text:p>22.0288980955</text:p>
          </table:table-cell>
          <table:table-cell office:value-type="float" office:value="0.000455364178669806" calcext:value-type="float">
            <text:p>0.0004553642</text:p>
          </table:table-cell>
          <table:table-cell office:value-type="float" office:value="0.0128832440295101" calcext:value-type="float">
            <text:p>0.012883244</text:p>
          </table:table-cell>
        </table:table-row>
        <table:table-row table:style-name="ro1">
          <table:table-cell office:value-type="string" calcext:value-type="string">
            <text:p>STRINITY_DN12812_c0_g1_i1</text:p>
          </table:table-cell>
          <table:table-cell office:value-type="float" office:value="1.49019710348606" calcext:value-type="float">
            <text:p>1.4901971035</text:p>
          </table:table-cell>
          <table:table-cell office:value-type="float" office:value="5.3286284746876" calcext:value-type="float">
            <text:p>5.3286284747</text:p>
          </table:table-cell>
          <table:table-cell office:value-type="float" office:value="22.2353523032419" calcext:value-type="float">
            <text:p>22.2353523032</text:p>
          </table:table-cell>
          <table:table-cell office:value-type="float" office:value="0.000438012158394264" calcext:value-type="float">
            <text:p>0.0004380122</text:p>
          </table:table-cell>
          <table:table-cell office:value-type="float" office:value="0.01263025008973" calcext:value-type="float">
            <text:p>0.0126302501</text:p>
          </table:table-cell>
        </table:table-row>
        <table:table-row table:style-name="ro1">
          <table:table-cell office:value-type="string" calcext:value-type="string">
            <text:p>MTRINITY_DN14377_c5_g7_i3</text:p>
          </table:table-cell>
          <table:table-cell office:value-type="float" office:value="2.06603760573012" calcext:value-type="float">
            <text:p>2.0660376057</text:p>
          </table:table-cell>
          <table:table-cell office:value-type="float" office:value="1.61908251018711" calcext:value-type="float">
            <text:p>1.6190825102</text:p>
          </table:table-cell>
          <table:table-cell office:value-type="float" office:value="21.040363139645" calcext:value-type="float">
            <text:p>21.0403631396</text:p>
          </table:table-cell>
          <table:table-cell office:value-type="float" office:value="0.000550356984307725" calcext:value-type="float">
            <text:p>0.000550357</text:p>
          </table:table-cell>
          <table:table-cell office:value-type="float" office:value="0.0142296433720493" calcext:value-type="float">
            <text:p>0.0142296434</text:p>
          </table:table-cell>
        </table:table-row>
        <table:table-row table:style-name="ro1">
          <table:table-cell office:value-type="string" calcext:value-type="string">
            <text:p>MTRINITY_DN11342_c0_g1_i1</text:p>
          </table:table-cell>
          <table:table-cell office:value-type="float" office:value="-2.13835280304581" calcext:value-type="float">
            <text:p>-2.138352803</text:p>
          </table:table-cell>
          <table:table-cell office:value-type="float" office:value="6.557558513292" calcext:value-type="float">
            <text:p>6.5575585133</text:p>
          </table:table-cell>
          <table:table-cell office:value-type="float" office:value="51.4756351637665" calcext:value-type="float">
            <text:p>51.4756351638</text:p>
          </table:table-cell>
          <table:table-cell office:value-type="float" office:value="0.00000854068408385033" calcext:value-type="float">
            <text:p>8.54068408385033E-006</text:p>
          </table:table-cell>
          <table:table-cell office:value-type="float" office:value="0.00206753431313725" calcext:value-type="float">
            <text:p>0.0020675343</text:p>
          </table:table-cell>
        </table:table-row>
        <table:table-row table:style-name="ro1">
          <table:table-cell office:value-type="string" calcext:value-type="string">
            <text:p>MTRINITY_DN12843_c0_g1_i2</text:p>
          </table:table-cell>
          <table:table-cell office:value-type="float" office:value="1.8766467013346" calcext:value-type="float">
            <text:p>1.8766467013</text:p>
          </table:table-cell>
          <table:table-cell office:value-type="float" office:value="4.35798800887776" calcext:value-type="float">
            <text:p>4.3579880089</text:p>
          </table:table-cell>
          <table:table-cell office:value-type="float" office:value="39.6900418007102" calcext:value-type="float">
            <text:p>39.6900418007</text:p>
          </table:table-cell>
          <table:table-cell office:value-type="float" office:value="0.0000315042353762198" calcext:value-type="float">
            <text:p>3.15042353762198E-005</text:p>
          </table:table-cell>
          <table:table-cell office:value-type="float" office:value="0.00327229805371406" calcext:value-type="float">
            <text:p>0.0032722981</text:p>
          </table:table-cell>
        </table:table-row>
        <table:table-row table:style-name="ro1">
          <table:table-cell office:value-type="string" calcext:value-type="string">
            <text:p>MTRINITY_DN12115_c0_g3_i1</text:p>
          </table:table-cell>
          <table:table-cell office:value-type="float" office:value="-3.72482118616347" calcext:value-type="float">
            <text:p>-3.7248211862</text:p>
          </table:table-cell>
          <table:table-cell office:value-type="float" office:value="1.7083651602753" calcext:value-type="float">
            <text:p>1.7083651603</text:p>
          </table:table-cell>
          <table:table-cell office:value-type="float" office:value="22.999491276477" calcext:value-type="float">
            <text:p>22.9994912765</text:p>
          </table:table-cell>
          <table:table-cell office:value-type="float" office:value="0.000380135399979365" calcext:value-type="float">
            <text:p>0.0003801354</text:p>
          </table:table-cell>
          <table:table-cell office:value-type="float" office:value="0.0116406898593273" calcext:value-type="float">
            <text:p>0.0116406899</text:p>
          </table:table-cell>
        </table:table-row>
        <table:table-row table:style-name="ro1">
          <table:table-cell office:value-type="string" calcext:value-type="string">
            <text:p>STRINITY_DN741_c0_g1_i1</text:p>
          </table:table-cell>
          <table:table-cell office:value-type="float" office:value="-2.31085400877563" calcext:value-type="float">
            <text:p>-2.3108540088</text:p>
          </table:table-cell>
          <table:table-cell office:value-type="float" office:value="6.39987990238455" calcext:value-type="float">
            <text:p>6.3998799024</text:p>
          </table:table-cell>
          <table:table-cell office:value-type="float" office:value="30.0078409016481" calcext:value-type="float">
            <text:p>30.0078409016</text:p>
          </table:table-cell>
          <table:table-cell office:value-type="float" office:value="0.000118176771931165" calcext:value-type="float">
            <text:p>0.0001181768</text:p>
          </table:table-cell>
          <table:table-cell office:value-type="float" office:value="0.00616198222506291" calcext:value-type="float">
            <text:p>0.0061619822</text:p>
          </table:table-cell>
        </table:table-row>
        <table:table-row table:style-name="ro1">
          <table:table-cell office:value-type="string" calcext:value-type="string">
            <text:p>Pc32528_g2_i1</text:p>
          </table:table-cell>
          <table:table-cell office:value-type="float" office:value="1.62909732603082" calcext:value-type="float">
            <text:p>1.629097326</text:p>
          </table:table-cell>
          <table:table-cell office:value-type="float" office:value="3.98774927010445" calcext:value-type="float">
            <text:p>3.9877492701</text:p>
          </table:table-cell>
          <table:table-cell office:value-type="float" office:value="31.4526988374899" calcext:value-type="float">
            <text:p>31.4526988375</text:p>
          </table:table-cell>
          <table:table-cell office:value-type="float" office:value="0.000205115513839697" calcext:value-type="float">
            <text:p>0.0002051155</text:p>
          </table:table-cell>
          <table:table-cell office:value-type="float" office:value="0.00816516187626122" calcext:value-type="float">
            <text:p>0.0081651619</text:p>
          </table:table-cell>
        </table:table-row>
        <table:table-row table:style-name="ro1">
          <table:table-cell office:value-type="string" calcext:value-type="string">
            <text:p>Pc30769_g1_i1</text:p>
          </table:table-cell>
          <table:table-cell office:value-type="float" office:value="-3.51416051885187" calcext:value-type="float">
            <text:p>-3.5141605189</text:p>
          </table:table-cell>
          <table:table-cell office:value-type="float" office:value="4.85112482934124" calcext:value-type="float">
            <text:p>4.8511248293</text:p>
          </table:table-cell>
          <table:table-cell office:value-type="float" office:value="79.2474735284681" calcext:value-type="float">
            <text:p>79.2474735285</text:p>
          </table:table-cell>
          <table:table-cell office:value-type="float" office:value="0.000000855924909816787" calcext:value-type="float">
            <text:p>8.55924909816787E-007</text:p>
          </table:table-cell>
          <table:table-cell office:value-type="float" office:value="0.00116787063376729" calcext:value-type="float">
            <text:p>0.0011678706</text:p>
          </table:table-cell>
        </table:table-row>
        <table:table-row table:style-name="ro1">
          <table:table-cell office:value-type="string" calcext:value-type="string">
            <text:p>Pc26462_g1_i1</text:p>
          </table:table-cell>
          <table:table-cell office:value-type="float" office:value="1.85333649647412" calcext:value-type="float">
            <text:p>1.8533364965</text:p>
          </table:table-cell>
          <table:table-cell office:value-type="float" office:value="2.93866401808293" calcext:value-type="float">
            <text:p>2.9386640181</text:p>
          </table:table-cell>
          <table:table-cell office:value-type="float" office:value="24.7437132093424" calcext:value-type="float">
            <text:p>24.7437132093</text:p>
          </table:table-cell>
          <table:table-cell office:value-type="float" office:value="0.000278286305506981" calcext:value-type="float">
            <text:p>0.0002782863</text:p>
          </table:table-cell>
          <table:table-cell office:value-type="float" office:value="0.00978173105235194" calcext:value-type="float">
            <text:p>0.0097817311</text:p>
          </table:table-cell>
        </table:table-row>
        <table:table-row table:style-name="ro1">
          <table:table-cell office:value-type="string" calcext:value-type="string">
            <text:p>MTRINITY_DN7442_c0_g1_i1</text:p>
          </table:table-cell>
          <table:table-cell office:value-type="float" office:value="1.62812555203128" calcext:value-type="float">
            <text:p>1.628125552</text:p>
          </table:table-cell>
          <table:table-cell office:value-type="float" office:value="5.47163450163896" calcext:value-type="float">
            <text:p>5.4716345016</text:p>
          </table:table-cell>
          <table:table-cell office:value-type="float" office:value="27.9967569965685" calcext:value-type="float">
            <text:p>27.9967569966</text:p>
          </table:table-cell>
          <table:table-cell office:value-type="float" office:value="0.000161688104403168" calcext:value-type="float">
            <text:p>0.0001616881</text:p>
          </table:table-cell>
          <table:table-cell office:value-type="float" office:value="0.00720111797919036" calcext:value-type="float">
            <text:p>0.007201118</text:p>
          </table:table-cell>
        </table:table-row>
        <table:table-row table:style-name="ro1">
          <table:table-cell office:value-type="string" calcext:value-type="string">
            <text:p>MTRINITY_DN8539_c0_g3_i1</text:p>
          </table:table-cell>
          <table:table-cell office:value-type="float" office:value="-1.45459385687849" calcext:value-type="float">
            <text:p>-1.4545938569</text:p>
          </table:table-cell>
          <table:table-cell office:value-type="float" office:value="3.14293026148994" calcext:value-type="float">
            <text:p>3.1429302615</text:p>
          </table:table-cell>
          <table:table-cell office:value-type="float" office:value="13.1071752570795" calcext:value-type="float">
            <text:p>13.1071752571</text:p>
          </table:table-cell>
          <table:table-cell office:value-type="float" office:value="0.00376356628100986" calcext:value-type="float">
            <text:p>0.0037635663</text:p>
          </table:table-cell>
          <table:table-cell office:value-type="float" office:value="0.0466837738113033" calcext:value-type="float">
            <text:p>0.0466837738</text:p>
          </table:table-cell>
        </table:table-row>
        <table:table-row table:style-name="ro1">
          <table:table-cell office:value-type="string" calcext:value-type="string">
            <text:p>STRINITY_DN4583_c0_g1_i1</text:p>
          </table:table-cell>
          <table:table-cell office:value-type="float" office:value="-3.74207830374297" calcext:value-type="float">
            <text:p>-3.7420783037</text:p>
          </table:table-cell>
          <table:table-cell office:value-type="float" office:value="-0.040956458287528" calcext:value-type="float">
            <text:p>-0.0409564583</text:p>
          </table:table-cell>
          <table:table-cell office:value-type="float" office:value="12.6895079363664" calcext:value-type="float">
            <text:p>12.6895079364</text:p>
          </table:table-cell>
          <table:table-cell office:value-type="float" office:value="0.0036309314144787" calcext:value-type="float">
            <text:p>0.0036309314</text:p>
          </table:table-cell>
          <table:table-cell office:value-type="float" office:value="0.0456420850920526" calcext:value-type="float">
            <text:p>0.0456420851</text:p>
          </table:table-cell>
        </table:table-row>
        <table:table-row table:style-name="ro1">
          <table:table-cell office:value-type="string" calcext:value-type="string">
            <text:p>MTRINITY_DN20714_c0_g1_i1</text:p>
          </table:table-cell>
          <table:table-cell office:value-type="float" office:value="1.49550904656162" calcext:value-type="float">
            <text:p>1.4955090466</text:p>
          </table:table-cell>
          <table:table-cell office:value-type="float" office:value="5.21972582440854" calcext:value-type="float">
            <text:p>5.2197258244</text:p>
          </table:table-cell>
          <table:table-cell office:value-type="float" office:value="27.5694205077081" calcext:value-type="float">
            <text:p>27.5694205077</text:p>
          </table:table-cell>
          <table:table-cell office:value-type="float" office:value="0.000246176310577895" calcext:value-type="float">
            <text:p>0.0002461763</text:p>
          </table:table-cell>
          <table:table-cell office:value-type="float" office:value="0.00913399741446129" calcext:value-type="float">
            <text:p>0.0091339974</text:p>
          </table:table-cell>
        </table:table-row>
        <table:table-row table:style-name="ro1">
          <table:table-cell office:value-type="string" calcext:value-type="string">
            <text:p>Pc31849_g3_i1</text:p>
          </table:table-cell>
          <table:table-cell office:value-type="float" office:value="1.25027294679355" calcext:value-type="float">
            <text:p>1.2502729468</text:p>
          </table:table-cell>
          <table:table-cell office:value-type="float" office:value="5.02318866211765" calcext:value-type="float">
            <text:p>5.0231886621</text:p>
          </table:table-cell>
          <table:table-cell office:value-type="float" office:value="21.9815691775958" calcext:value-type="float">
            <text:p>21.9815691776</text:p>
          </table:table-cell>
          <table:table-cell office:value-type="float" office:value="0.00219859126526291" calcext:value-type="float">
            <text:p>0.0021985913</text:p>
          </table:table-cell>
          <table:table-cell office:value-type="float" office:value="0.0331478214970678" calcext:value-type="float">
            <text:p>0.0331478215</text:p>
          </table:table-cell>
        </table:table-row>
        <table:table-row table:style-name="ro1">
          <table:table-cell office:value-type="string" calcext:value-type="string">
            <text:p>MTRINITY_DN13164_c1_g1_i1</text:p>
          </table:table-cell>
          <table:table-cell office:value-type="float" office:value="-2.67604439458631" calcext:value-type="float">
            <text:p>-2.6760443946</text:p>
          </table:table-cell>
          <table:table-cell office:value-type="float" office:value="2.61813198883796" calcext:value-type="float">
            <text:p>2.6181319888</text:p>
          </table:table-cell>
          <table:table-cell office:value-type="float" office:value="61.802751740911" calcext:value-type="float">
            <text:p>61.8027517409</text:p>
          </table:table-cell>
          <table:table-cell office:value-type="float" office:value="0.00000328251953411333" calcext:value-type="float">
            <text:p>3.28251953411333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STRINITY_DN13169_c0_g1_i4</text:p>
          </table:table-cell>
          <table:table-cell office:value-type="float" office:value="-3.21795151128558" calcext:value-type="float">
            <text:p>-3.2179515113</text:p>
          </table:table-cell>
          <table:table-cell office:value-type="float" office:value="3.15897920346326" calcext:value-type="float">
            <text:p>3.1589792035</text:p>
          </table:table-cell>
          <table:table-cell office:value-type="float" office:value="26.1001251348568" calcext:value-type="float">
            <text:p>26.1001251349</text:p>
          </table:table-cell>
          <table:table-cell office:value-type="float" office:value="0.000220626746938007" calcext:value-type="float">
            <text:p>0.0002206267</text:p>
          </table:table-cell>
          <table:table-cell office:value-type="float" office:value="0.00853450217730039" calcext:value-type="float">
            <text:p>0.0085345022</text:p>
          </table:table-cell>
        </table:table-row>
        <table:table-row table:style-name="ro1">
          <table:table-cell office:value-type="string" calcext:value-type="string">
            <text:p>MTRINITY_DN6061_c0_g1_i1</text:p>
          </table:table-cell>
          <table:table-cell office:value-type="float" office:value="2.99452280139187" calcext:value-type="float">
            <text:p>2.9945228014</text:p>
          </table:table-cell>
          <table:table-cell office:value-type="float" office:value="2.27745419096305" calcext:value-type="float">
            <text:p>2.277454191</text:p>
          </table:table-cell>
          <table:table-cell office:value-type="float" office:value="21.7936119762666" calcext:value-type="float">
            <text:p>21.7936119763</text:p>
          </table:table-cell>
          <table:table-cell office:value-type="float" office:value="0.000476121158535115" calcext:value-type="float">
            <text:p>0.0004761212</text:p>
          </table:table-cell>
          <table:table-cell office:value-type="float" office:value="0.0132212811627262" calcext:value-type="float">
            <text:p>0.0132212812</text:p>
          </table:table-cell>
        </table:table-row>
        <table:table-row table:style-name="ro1">
          <table:table-cell office:value-type="string" calcext:value-type="string">
            <text:p>Pc7721_g1_i1</text:p>
          </table:table-cell>
          <table:table-cell office:value-type="float" office:value="-4.88670611072532" calcext:value-type="float">
            <text:p>-4.8867061107</text:p>
          </table:table-cell>
          <table:table-cell office:value-type="float" office:value="1.25312412130158" calcext:value-type="float">
            <text:p>1.2531241213</text:p>
          </table:table-cell>
          <table:table-cell office:value-type="float" office:value="24.9228940019181" calcext:value-type="float">
            <text:p>24.9228940019</text:p>
          </table:table-cell>
          <table:table-cell office:value-type="float" office:value="0.000269745639650262" calcext:value-type="float">
            <text:p>0.0002697456</text:p>
          </table:table-cell>
          <table:table-cell office:value-type="float" office:value="0.00960524864889865" calcext:value-type="float">
            <text:p>0.0096052486</text:p>
          </table:table-cell>
        </table:table-row>
        <table:table-row table:style-name="ro1">
          <table:table-cell office:value-type="string" calcext:value-type="string">
            <text:p>MTRINITY_DN14419_c1_g1_i1</text:p>
          </table:table-cell>
          <table:table-cell office:value-type="float" office:value="-7.54987938110973" calcext:value-type="float">
            <text:p>-7.5498793811</text:p>
          </table:table-cell>
          <table:table-cell office:value-type="float" office:value="-0.349469291036967" calcext:value-type="float">
            <text:p>-0.349469291</text:p>
          </table:table-cell>
          <table:table-cell office:value-type="float" office:value="34.1457579845231" calcext:value-type="float">
            <text:p>34.1457579845</text:p>
          </table:table-cell>
          <table:table-cell office:value-type="float" office:value="0.00012904544173604" calcext:value-type="float">
            <text:p>0.0001290454</text:p>
          </table:table-cell>
          <table:table-cell office:value-type="float" office:value="0.00643469446849246" calcext:value-type="float">
            <text:p>0.0064346945</text:p>
          </table:table-cell>
        </table:table-row>
        <table:table-row table:style-name="ro1">
          <table:table-cell office:value-type="string" calcext:value-type="string">
            <text:p>MTRINITY_DN15241_c1_g1_i1</text:p>
          </table:table-cell>
          <table:table-cell office:value-type="float" office:value="1.37749572540553" calcext:value-type="float">
            <text:p>1.3774957254</text:p>
          </table:table-cell>
          <table:table-cell office:value-type="float" office:value="3.33481137245402" calcext:value-type="float">
            <text:p>3.3348113725</text:p>
          </table:table-cell>
          <table:table-cell office:value-type="float" office:value="20.76580511088" calcext:value-type="float">
            <text:p>20.7658051109</text:p>
          </table:table-cell>
          <table:table-cell office:value-type="float" office:value="0.0033367171930866" calcext:value-type="float">
            <text:p>0.0033367172</text:p>
          </table:table-cell>
          <table:table-cell office:value-type="float" office:value="0.0434196674135912" calcext:value-type="float">
            <text:p>0.0434196674</text:p>
          </table:table-cell>
        </table:table-row>
        <table:table-row table:style-name="ro1">
          <table:table-cell office:value-type="string" calcext:value-type="string">
            <text:p>MTRINITY_DN15932_c2_g1_i3</text:p>
          </table:table-cell>
          <table:table-cell office:value-type="float" office:value="-2.49581300735973" calcext:value-type="float">
            <text:p>-2.4958130074</text:p>
          </table:table-cell>
          <table:table-cell office:value-type="float" office:value="4.24256228799237" calcext:value-type="float">
            <text:p>4.242562288</text:p>
          </table:table-cell>
          <table:table-cell office:value-type="float" office:value="61.4094976458235" calcext:value-type="float">
            <text:p>61.4094976458</text:p>
          </table:table-cell>
          <table:table-cell office:value-type="float" office:value="0.00000339560776410139" calcext:value-type="float">
            <text:p>3.39560776410139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Pc24747_g1_i5</text:p>
          </table:table-cell>
          <table:table-cell office:value-type="float" office:value="1.60964056706543" calcext:value-type="float">
            <text:p>1.6096405671</text:p>
          </table:table-cell>
          <table:table-cell office:value-type="float" office:value="3.14914982687652" calcext:value-type="float">
            <text:p>3.1491498269</text:p>
          </table:table-cell>
          <table:table-cell office:value-type="float" office:value="27.5529625351416" calcext:value-type="float">
            <text:p>27.5529625351</text:p>
          </table:table-cell>
          <table:table-cell office:value-type="float" office:value="0.000850505431000571" calcext:value-type="float">
            <text:p>0.0008505054</text:p>
          </table:table-cell>
          <table:table-cell office:value-type="float" office:value="0.0183540417165889" calcext:value-type="float">
            <text:p>0.0183540417</text:p>
          </table:table-cell>
        </table:table-row>
        <table:table-row table:style-name="ro1">
          <table:table-cell office:value-type="string" calcext:value-type="string">
            <text:p>Pc30085_g2_i2</text:p>
          </table:table-cell>
          <table:table-cell office:value-type="float" office:value="-2.30260916558835" calcext:value-type="float">
            <text:p>-2.3026091656</text:p>
          </table:table-cell>
          <table:table-cell office:value-type="float" office:value="2.69404837123939" calcext:value-type="float">
            <text:p>2.6940483712</text:p>
          </table:table-cell>
          <table:table-cell office:value-type="float" office:value="15.497082263248" calcext:value-type="float">
            <text:p>15.4970822632</text:p>
          </table:table-cell>
          <table:table-cell office:value-type="float" office:value="0.00180122683402881" calcext:value-type="float">
            <text:p>0.0018012268</text:p>
          </table:table-cell>
          <table:table-cell office:value-type="float" office:value="0.029125226213498" calcext:value-type="float">
            <text:p>0.0291252262</text:p>
          </table:table-cell>
        </table:table-row>
        <table:table-row table:style-name="ro1">
          <table:table-cell office:value-type="string" calcext:value-type="string">
            <text:p>MTRINITY_DN17359_c2_g1_i3</text:p>
          </table:table-cell>
          <table:table-cell office:value-type="float" office:value="1.93477066309879" calcext:value-type="float">
            <text:p>1.9347706631</text:p>
          </table:table-cell>
          <table:table-cell office:value-type="float" office:value="4.13415821241734" calcext:value-type="float">
            <text:p>4.1341582124</text:p>
          </table:table-cell>
          <table:table-cell office:value-type="float" office:value="13.2562797257797" calcext:value-type="float">
            <text:p>13.2562797258</text:p>
          </table:table-cell>
          <table:table-cell office:value-type="float" office:value="0.00313088471260185" calcext:value-type="float">
            <text:p>0.0031308847</text:p>
          </table:table-cell>
          <table:table-cell office:value-type="float" office:value="0.0416406279587427" calcext:value-type="float">
            <text:p>0.041640628</text:p>
          </table:table-cell>
        </table:table-row>
        <table:table-row table:style-name="ro1">
          <table:table-cell office:value-type="string" calcext:value-type="string">
            <text:p>MTRINITY_DN12754_c0_g1_i1</text:p>
          </table:table-cell>
          <table:table-cell office:value-type="float" office:value="-2.37435936915253" calcext:value-type="float">
            <text:p>-2.3743593692</text:p>
          </table:table-cell>
          <table:table-cell office:value-type="float" office:value="3.27406613872751" calcext:value-type="float">
            <text:p>3.2740661387</text:p>
          </table:table-cell>
          <table:table-cell office:value-type="float" office:value="29.4712117001651" calcext:value-type="float">
            <text:p>29.4712117002</text:p>
          </table:table-cell>
          <table:table-cell office:value-type="float" office:value="0.000128291482494634" calcext:value-type="float">
            <text:p>0.0001282915</text:p>
          </table:table-cell>
          <table:table-cell office:value-type="float" office:value="0.00642132018025944" calcext:value-type="float">
            <text:p>0.0064213202</text:p>
          </table:table-cell>
        </table:table-row>
        <table:table-row table:style-name="ro1">
          <table:table-cell office:value-type="string" calcext:value-type="string">
            <text:p>Pc3966_g1_i1</text:p>
          </table:table-cell>
          <table:table-cell office:value-type="float" office:value="1.27545195546059" calcext:value-type="float">
            <text:p>1.2754519555</text:p>
          </table:table-cell>
          <table:table-cell office:value-type="float" office:value="4.09957002143455" calcext:value-type="float">
            <text:p>4.0995700214</text:p>
          </table:table-cell>
          <table:table-cell office:value-type="float" office:value="18.3027154741249" calcext:value-type="float">
            <text:p>18.3027154741</text:p>
          </table:table-cell>
          <table:table-cell office:value-type="float" office:value="0.00339246607179634" calcext:value-type="float">
            <text:p>0.0033924661</text:p>
          </table:table-cell>
          <table:table-cell office:value-type="float" office:value="0.0437623749648399" calcext:value-type="float">
            <text:p>0.043762375</text:p>
          </table:table-cell>
        </table:table-row>
        <table:table-row table:style-name="ro1">
          <table:table-cell office:value-type="string" calcext:value-type="string">
            <text:p>MTRINITY_DN12501_c0_g2_i1</text:p>
          </table:table-cell>
          <table:table-cell office:value-type="float" office:value="-4.92045678168884" calcext:value-type="float">
            <text:p>-4.9204567817</text:p>
          </table:table-cell>
          <table:table-cell office:value-type="float" office:value="0.846783183382497" calcext:value-type="float">
            <text:p>0.8467831834</text:p>
          </table:table-cell>
          <table:table-cell office:value-type="float" office:value="33.2603181925536" calcext:value-type="float">
            <text:p>33.2603181926</text:p>
          </table:table-cell>
          <table:table-cell office:value-type="float" office:value="0.0000734251291342493" calcext:value-type="float">
            <text:p>7.34251291342493E-005</text:p>
          </table:table-cell>
          <table:table-cell office:value-type="float" office:value="0.0047399473684987" calcext:value-type="float">
            <text:p>0.0047399474</text:p>
          </table:table-cell>
        </table:table-row>
        <table:table-row table:style-name="ro1">
          <table:table-cell office:value-type="string" calcext:value-type="string">
            <text:p>MTRINITY_DN9097_c0_g1_i1</text:p>
          </table:table-cell>
          <table:table-cell office:value-type="float" office:value="-3.58994978641593" calcext:value-type="float">
            <text:p>-3.5899497864</text:p>
          </table:table-cell>
          <table:table-cell office:value-type="float" office:value="6.11751654368401" calcext:value-type="float">
            <text:p>6.1175165437</text:p>
          </table:table-cell>
          <table:table-cell office:value-type="float" office:value="43.4065131657294" calcext:value-type="float">
            <text:p>43.4065131657</text:p>
          </table:table-cell>
          <table:table-cell office:value-type="float" office:value="0.0000202572541046802" calcext:value-type="float">
            <text:p>2.02572541046802E-005</text:p>
          </table:table-cell>
          <table:table-cell office:value-type="float" office:value="0.00286809071060823" calcext:value-type="float">
            <text:p>0.0028680907</text:p>
          </table:table-cell>
        </table:table-row>
        <table:table-row table:style-name="ro1">
          <table:table-cell office:value-type="string" calcext:value-type="string">
            <text:p>MTRINITY_DN16998_c1_g1_i1</text:p>
          </table:table-cell>
          <table:table-cell office:value-type="float" office:value="-3.44512180611574" calcext:value-type="float">
            <text:p>-3.4451218061</text:p>
          </table:table-cell>
          <table:table-cell office:value-type="float" office:value="3.51239290307827" calcext:value-type="float">
            <text:p>3.5123929031</text:p>
          </table:table-cell>
          <table:table-cell office:value-type="float" office:value="17.3072436126526" calcext:value-type="float">
            <text:p>17.3072436127</text:p>
          </table:table-cell>
          <table:table-cell office:value-type="float" office:value="0.00119206113024769" calcext:value-type="float">
            <text:p>0.0011920611</text:p>
          </table:table-cell>
          <table:table-cell office:value-type="float" office:value="0.0226047321590495" calcext:value-type="float">
            <text:p>0.0226047322</text:p>
          </table:table-cell>
        </table:table-row>
        <table:table-row table:style-name="ro1">
          <table:table-cell office:value-type="string" calcext:value-type="string">
            <text:p>MTRINITY_DN14192_c1_g1_i1</text:p>
          </table:table-cell>
          <table:table-cell office:value-type="float" office:value="-1.24086069636676" calcext:value-type="float">
            <text:p>-1.2408606964</text:p>
          </table:table-cell>
          <table:table-cell office:value-type="float" office:value="5.73018460981278" calcext:value-type="float">
            <text:p>5.7301846098</text:p>
          </table:table-cell>
          <table:table-cell office:value-type="float" office:value="16.970035285517" calcext:value-type="float">
            <text:p>16.9700352855</text:p>
          </table:table-cell>
          <table:table-cell office:value-type="float" office:value="0.00201575064781256" calcext:value-type="float">
            <text:p>0.0020157506</text:p>
          </table:table-cell>
          <table:table-cell office:value-type="float" office:value="0.0312706991969186" calcext:value-type="float">
            <text:p>0.0312706992</text:p>
          </table:table-cell>
        </table:table-row>
        <table:table-row table:style-name="ro1">
          <table:table-cell office:value-type="string" calcext:value-type="string">
            <text:p>MTRINITY_DN4134_c0_g1_i3</text:p>
          </table:table-cell>
          <table:table-cell office:value-type="float" office:value="-3.10350507467355" calcext:value-type="float">
            <text:p>-3.1035050747</text:p>
          </table:table-cell>
          <table:table-cell office:value-type="float" office:value="1.95436822982434" calcext:value-type="float">
            <text:p>1.9543682298</text:p>
          </table:table-cell>
          <table:table-cell office:value-type="float" office:value="12.2777651078166" calcext:value-type="float">
            <text:p>12.2777651078</text:p>
          </table:table-cell>
          <table:table-cell office:value-type="float" office:value="0.00405298826383018" calcext:value-type="float">
            <text:p>0.0040529883</text:p>
          </table:table-cell>
          <table:table-cell office:value-type="float" office:value="0.0489587934421144" calcext:value-type="float">
            <text:p>0.0489587934</text:p>
          </table:table-cell>
        </table:table-row>
        <table:table-row table:style-name="ro1">
          <table:table-cell office:value-type="string" calcext:value-type="string">
            <text:p>Pc27032_g6_i5</text:p>
          </table:table-cell>
          <table:table-cell office:value-type="float" office:value="-2.90042472510192" calcext:value-type="float">
            <text:p>-2.9004247251</text:p>
          </table:table-cell>
          <table:table-cell office:value-type="float" office:value="5.7738593858658" calcext:value-type="float">
            <text:p>5.7738593859</text:p>
          </table:table-cell>
          <table:table-cell office:value-type="float" office:value="51.9409425763854" calcext:value-type="float">
            <text:p>51.9409425764</text:p>
          </table:table-cell>
          <table:table-cell office:value-type="float" office:value="0.00000815376313725752" calcext:value-type="float">
            <text:p>8.15376313725752E-006</text:p>
          </table:table-cell>
          <table:table-cell office:value-type="float" office:value="0.00201836265795677" calcext:value-type="float">
            <text:p>0.0020183627</text:p>
          </table:table-cell>
        </table:table-row>
        <table:table-row table:style-name="ro1">
          <table:table-cell office:value-type="string" calcext:value-type="string">
            <text:p>MTRINITY_DN15778_c0_g1_i2</text:p>
          </table:table-cell>
          <table:table-cell office:value-type="float" office:value="1.83125159664092" calcext:value-type="float">
            <text:p>1.8312515966</text:p>
          </table:table-cell>
          <table:table-cell office:value-type="float" office:value="5.52506689803738" calcext:value-type="float">
            <text:p>5.525066898</text:p>
          </table:table-cell>
          <table:table-cell office:value-type="float" office:value="51.9277684817568" calcext:value-type="float">
            <text:p>51.9277684818</text:p>
          </table:table-cell>
          <table:table-cell office:value-type="float" office:value="0.00000816443464313007" calcext:value-type="float">
            <text:p>8.16443464313007E-006</text:p>
          </table:table-cell>
          <table:table-cell office:value-type="float" office:value="0.00201836265795677" calcext:value-type="float">
            <text:p>0.0020183627</text:p>
          </table:table-cell>
        </table:table-row>
        <table:table-row table:style-name="ro1">
          <table:table-cell office:value-type="string" calcext:value-type="string">
            <text:p>MTRINITY_DN12372_c1_g1_i4</text:p>
          </table:table-cell>
          <table:table-cell office:value-type="float" office:value="-4.02991861925458" calcext:value-type="float">
            <text:p>-4.0299186193</text:p>
          </table:table-cell>
          <table:table-cell office:value-type="float" office:value="4.92316079840869" calcext:value-type="float">
            <text:p>4.9231607984</text:p>
          </table:table-cell>
          <table:table-cell office:value-type="float" office:value="21.2612909012379" calcext:value-type="float">
            <text:p>21.2612909012</text:p>
          </table:table-cell>
          <table:table-cell office:value-type="float" office:value="0.00052727259548533" calcext:value-type="float">
            <text:p>0.0005272726</text:p>
          </table:table-cell>
          <table:table-cell office:value-type="float" office:value="0.0139205530090401" calcext:value-type="float">
            <text:p>0.013920553</text:p>
          </table:table-cell>
        </table:table-row>
        <table:table-row table:style-name="ro1">
          <table:table-cell office:value-type="string" calcext:value-type="string">
            <text:p>Pc26501_g2_i1</text:p>
          </table:table-cell>
          <table:table-cell office:value-type="float" office:value="-2.51001161691237" calcext:value-type="float">
            <text:p>-2.5100116169</text:p>
          </table:table-cell>
          <table:table-cell office:value-type="float" office:value="3.95497490160654" calcext:value-type="float">
            <text:p>3.9549749016</text:p>
          </table:table-cell>
          <table:table-cell office:value-type="float" office:value="20.3850897441803" calcext:value-type="float">
            <text:p>20.3850897442</text:p>
          </table:table-cell>
          <table:table-cell office:value-type="float" office:value="0.000626049309106236" calcext:value-type="float">
            <text:p>0.0006260493</text:p>
          </table:table-cell>
          <table:table-cell office:value-type="float" office:value="0.0153410189067355" calcext:value-type="float">
            <text:p>0.0153410189</text:p>
          </table:table-cell>
        </table:table-row>
        <table:table-row table:style-name="ro1">
          <table:table-cell office:value-type="string" calcext:value-type="string">
            <text:p>MTRINITY_DN15627_c1_g2_i1</text:p>
          </table:table-cell>
          <table:table-cell office:value-type="float" office:value="-1.79199490900649" calcext:value-type="float">
            <text:p>-1.791994909</text:p>
          </table:table-cell>
          <table:table-cell office:value-type="float" office:value="5.19871304066872" calcext:value-type="float">
            <text:p>5.1987130407</text:p>
          </table:table-cell>
          <table:table-cell office:value-type="float" office:value="57.4925224263576" calcext:value-type="float">
            <text:p>57.4925224264</text:p>
          </table:table-cell>
          <table:table-cell office:value-type="float" office:value="0.0000314809520978118" calcext:value-type="float">
            <text:p>0.000031481</text:p>
          </table:table-cell>
          <table:table-cell office:value-type="float" office:value="0.00327229805371406" calcext:value-type="float">
            <text:p>0.0032722981</text:p>
          </table:table-cell>
        </table:table-row>
        <table:table-row table:style-name="ro1">
          <table:table-cell office:value-type="string" calcext:value-type="string">
            <text:p>MTRINITY_DN9386_c0_g1_i1</text:p>
          </table:table-cell>
          <table:table-cell office:value-type="float" office:value="-3.073478135676" calcext:value-type="float">
            <text:p>-3.0734781357</text:p>
          </table:table-cell>
          <table:table-cell office:value-type="float" office:value="1.67510894004876" calcext:value-type="float">
            <text:p>1.67510894</text:p>
          </table:table-cell>
          <table:table-cell office:value-type="float" office:value="14.2623860418353" calcext:value-type="float">
            <text:p>14.2623860418</text:p>
          </table:table-cell>
          <table:table-cell office:value-type="float" office:value="0.00242752818461387" calcext:value-type="float">
            <text:p>0.0024275282</text:p>
          </table:table-cell>
          <table:table-cell office:value-type="float" office:value="0.0353564003133135" calcext:value-type="float">
            <text:p>0.0353564003</text:p>
          </table:table-cell>
        </table:table-row>
        <table:table-row table:style-name="ro1">
          <table:table-cell office:value-type="string" calcext:value-type="string">
            <text:p>MTRINITY_DN15206_c2_g24_i4</text:p>
          </table:table-cell>
          <table:table-cell office:value-type="float" office:value="-2.09669716848035" calcext:value-type="float">
            <text:p>-2.0966971685</text:p>
          </table:table-cell>
          <table:table-cell office:value-type="float" office:value="5.79923258037984" calcext:value-type="float">
            <text:p>5.7992325804</text:p>
          </table:table-cell>
          <table:table-cell office:value-type="float" office:value="35.6274463742575" calcext:value-type="float">
            <text:p>35.6274463743</text:p>
          </table:table-cell>
          <table:table-cell office:value-type="float" office:value="0.000053054464314939" calcext:value-type="float">
            <text:p>5.3054464314939E-005</text:p>
          </table:table-cell>
          <table:table-cell office:value-type="float" office:value="0.00411521682120372" calcext:value-type="float">
            <text:p>0.0041152168</text:p>
          </table:table-cell>
        </table:table-row>
        <table:table-row table:style-name="ro1">
          <table:table-cell office:value-type="string" calcext:value-type="string">
            <text:p>MTRINITY_DN12529_c0_g1_i1</text:p>
          </table:table-cell>
          <table:table-cell office:value-type="float" office:value="-2.93289329178863" calcext:value-type="float">
            <text:p>-2.9328932918</text:p>
          </table:table-cell>
          <table:table-cell office:value-type="float" office:value="2.51747439999453" calcext:value-type="float">
            <text:p>2.5174744</text:p>
          </table:table-cell>
          <table:table-cell office:value-type="float" office:value="39.4555836531638" calcext:value-type="float">
            <text:p>39.4555836532</text:p>
          </table:table-cell>
          <table:table-cell office:value-type="float" office:value="0.0000324289540116745" calcext:value-type="float">
            <text:p>0.000032429</text:p>
          </table:table-cell>
          <table:table-cell office:value-type="float" office:value="0.00327863715848" calcext:value-type="float">
            <text:p>0.0032786372</text:p>
          </table:table-cell>
        </table:table-row>
        <table:table-row table:style-name="ro1">
          <table:table-cell office:value-type="string" calcext:value-type="string">
            <text:p>MTRINITY_DN15050_c0_g1_i1</text:p>
          </table:table-cell>
          <table:table-cell office:value-type="float" office:value="1.5446099706634" calcext:value-type="float">
            <text:p>1.5446099707</text:p>
          </table:table-cell>
          <table:table-cell office:value-type="float" office:value="5.59359994282152" calcext:value-type="float">
            <text:p>5.5935999428</text:p>
          </table:table-cell>
          <table:table-cell office:value-type="float" office:value="17.3344129496451" calcext:value-type="float">
            <text:p>17.3344129496</text:p>
          </table:table-cell>
          <table:table-cell office:value-type="float" office:value="0.00118494290525267" calcext:value-type="float">
            <text:p>0.0011849429</text:p>
          </table:table-cell>
          <table:table-cell office:value-type="float" office:value="0.0225124152720725" calcext:value-type="float">
            <text:p>0.0225124153</text:p>
          </table:table-cell>
        </table:table-row>
        <table:table-row table:style-name="ro1">
          <table:table-cell office:value-type="string" calcext:value-type="string">
            <text:p>MTRINITY_DN10010_c3_g1_i1</text:p>
          </table:table-cell>
          <table:table-cell office:value-type="float" office:value="2.59066478560537" calcext:value-type="float">
            <text:p>2.5906647856</text:p>
          </table:table-cell>
          <table:table-cell office:value-type="float" office:value="5.52656695409253" calcext:value-type="float">
            <text:p>5.5265669541</text:p>
          </table:table-cell>
          <table:table-cell office:value-type="float" office:value="55.0603376279663" calcext:value-type="float">
            <text:p>55.060337628</text:p>
          </table:table-cell>
          <table:table-cell office:value-type="float" office:value="0.00000602671158391912" calcext:value-type="float">
            <text:p>6.02671158391912E-006</text:p>
          </table:table-cell>
          <table:table-cell office:value-type="float" office:value="0.00184457403701368" calcext:value-type="float">
            <text:p>0.001844574</text:p>
          </table:table-cell>
        </table:table-row>
        <table:table-row table:style-name="ro1">
          <table:table-cell office:value-type="string" calcext:value-type="string">
            <text:p>MTRINITY_DN13472_c1_g1_i2</text:p>
          </table:table-cell>
          <table:table-cell office:value-type="float" office:value="-2.1323354328074" calcext:value-type="float">
            <text:p>-2.1323354328</text:p>
          </table:table-cell>
          <table:table-cell office:value-type="float" office:value="3.02035394236286" calcext:value-type="float">
            <text:p>3.0203539424</text:p>
          </table:table-cell>
          <table:table-cell office:value-type="float" office:value="21.1831974745451" calcext:value-type="float">
            <text:p>21.1831974745</text:p>
          </table:table-cell>
          <table:table-cell office:value-type="float" office:value="0.000535301571030095" calcext:value-type="float">
            <text:p>0.0005353016</text:p>
          </table:table-cell>
          <table:table-cell office:value-type="float" office:value="0.0140407405729626" calcext:value-type="float">
            <text:p>0.0140407406</text:p>
          </table:table-cell>
        </table:table-row>
        <table:table-row table:style-name="ro1">
          <table:table-cell office:value-type="string" calcext:value-type="string">
            <text:p>Pc32474_g3_i2</text:p>
          </table:table-cell>
          <table:table-cell office:value-type="float" office:value="1.17424894937601" calcext:value-type="float">
            <text:p>1.1742489494</text:p>
          </table:table-cell>
          <table:table-cell office:value-type="float" office:value="5.59670455281312" calcext:value-type="float">
            <text:p>5.5967045528</text:p>
          </table:table-cell>
          <table:table-cell office:value-type="float" office:value="22.1781765446118" calcext:value-type="float">
            <text:p>22.1781765446</text:p>
          </table:table-cell>
          <table:table-cell office:value-type="float" office:value="0.00336032162907604" calcext:value-type="float">
            <text:p>0.0033603216</text:p>
          </table:table-cell>
          <table:table-cell office:value-type="float" office:value="0.0435724123808226" calcext:value-type="float">
            <text:p>0.0435724124</text:p>
          </table:table-cell>
        </table:table-row>
        <table:table-row table:style-name="ro1">
          <table:table-cell office:value-type="string" calcext:value-type="string">
            <text:p>STRINITY_DN13791_c0_g1_i1</text:p>
          </table:table-cell>
          <table:table-cell office:value-type="float" office:value="-3.5152871836669" calcext:value-type="float">
            <text:p>-3.5152871837</text:p>
          </table:table-cell>
          <table:table-cell office:value-type="float" office:value="0.8839967478242" calcext:value-type="float">
            <text:p>0.8839967478</text:p>
          </table:table-cell>
          <table:table-cell office:value-type="float" office:value="19.5397555811498" calcext:value-type="float">
            <text:p>19.5397555811</text:p>
          </table:table-cell>
          <table:table-cell office:value-type="float" office:value="0.00090294634071414" calcext:value-type="float">
            <text:p>0.0009029463</text:p>
          </table:table-cell>
          <table:table-cell office:value-type="float" office:value="0.0190475356679951" calcext:value-type="float">
            <text:p>0.0190475357</text:p>
          </table:table-cell>
        </table:table-row>
        <table:table-row table:style-name="ro1">
          <table:table-cell office:value-type="string" calcext:value-type="string">
            <text:p>MTRINITY_DN3232_c0_g1_i1</text:p>
          </table:table-cell>
          <table:table-cell office:value-type="float" office:value="-2.94006360217209" calcext:value-type="float">
            <text:p>-2.9400636022</text:p>
          </table:table-cell>
          <table:table-cell office:value-type="float" office:value="7.35745549970174" calcext:value-type="float">
            <text:p>7.3574554997</text:p>
          </table:table-cell>
          <table:table-cell office:value-type="float" office:value="19.0723177405921" calcext:value-type="float">
            <text:p>19.0723177406</text:p>
          </table:table-cell>
          <table:table-cell office:value-type="float" office:value="0.000817253721610232" calcext:value-type="float">
            <text:p>0.0008172537</text:p>
          </table:table-cell>
          <table:table-cell office:value-type="float" office:value="0.0178529474829405" calcext:value-type="float">
            <text:p>0.0178529475</text:p>
          </table:table-cell>
        </table:table-row>
        <table:table-row table:style-name="ro1">
          <table:table-cell office:value-type="string" calcext:value-type="string">
            <text:p>STRINITY_DN8126_c0_g1_i1</text:p>
          </table:table-cell>
          <table:table-cell office:value-type="float" office:value="-1.64411206150153" calcext:value-type="float">
            <text:p>-1.6441120615</text:p>
          </table:table-cell>
          <table:table-cell office:value-type="float" office:value="4.86411675880921" calcext:value-type="float">
            <text:p>4.8641167588</text:p>
          </table:table-cell>
          <table:table-cell office:value-type="float" office:value="36.7505187768863" calcext:value-type="float">
            <text:p>36.7505187769</text:p>
          </table:table-cell>
          <table:table-cell office:value-type="float" office:value="0.000168321701995666" calcext:value-type="float">
            <text:p>0.0001683217</text:p>
          </table:table-cell>
          <table:table-cell office:value-type="float" office:value="0.00730156192269638" calcext:value-type="float">
            <text:p>0.0073015619</text:p>
          </table:table-cell>
        </table:table-row>
        <table:table-row table:style-name="ro1">
          <table:table-cell office:value-type="string" calcext:value-type="string">
            <text:p>MTRINITY_DN14009_c1_g4_i2</text:p>
          </table:table-cell>
          <table:table-cell office:value-type="float" office:value="-4.08828075334514" calcext:value-type="float">
            <text:p>-4.0882807533</text:p>
          </table:table-cell>
          <table:table-cell office:value-type="float" office:value="2.9041249716809" calcext:value-type="float">
            <text:p>2.9041249717</text:p>
          </table:table-cell>
          <table:table-cell office:value-type="float" office:value="38.1083183349075" calcext:value-type="float">
            <text:p>38.1083183349</text:p>
          </table:table-cell>
          <table:table-cell office:value-type="float" office:value="0.0000383949873813018" calcext:value-type="float">
            <text:p>0.000038395</text:p>
          </table:table-cell>
          <table:table-cell office:value-type="float" office:value="0.00348453834376438" calcext:value-type="float">
            <text:p>0.0034845383</text:p>
          </table:table-cell>
        </table:table-row>
        <table:table-row table:style-name="ro1">
          <table:table-cell office:value-type="string" calcext:value-type="string">
            <text:p>Pc26816_g1_i1</text:p>
          </table:table-cell>
          <table:table-cell office:value-type="float" office:value="-3.4249534048003" calcext:value-type="float">
            <text:p>-3.4249534048</text:p>
          </table:table-cell>
          <table:table-cell office:value-type="float" office:value="5.98119826431358" calcext:value-type="float">
            <text:p>5.9811982643</text:p>
          </table:table-cell>
          <table:table-cell office:value-type="float" office:value="17.0993649399571" calcext:value-type="float">
            <text:p>17.09936494</text:p>
          </table:table-cell>
          <table:table-cell office:value-type="float" office:value="0.00124820046645653" calcext:value-type="float">
            <text:p>0.0012482005</text:p>
          </table:table-cell>
          <table:table-cell office:value-type="float" office:value="0.0232579029187412" calcext:value-type="float">
            <text:p>0.0232579029</text:p>
          </table:table-cell>
        </table:table-row>
        <table:table-row table:style-name="ro1">
          <table:table-cell office:value-type="string" calcext:value-type="string">
            <text:p>Pc15047_g1_i2</text:p>
          </table:table-cell>
          <table:table-cell office:value-type="float" office:value="-3.06987757991402" calcext:value-type="float">
            <text:p>-3.0698775799</text:p>
          </table:table-cell>
          <table:table-cell office:value-type="float" office:value="2.70635950792185" calcext:value-type="float">
            <text:p>2.7063595079</text:p>
          </table:table-cell>
          <table:table-cell office:value-type="float" office:value="24.2788951829122" calcext:value-type="float">
            <text:p>24.2788951829</text:p>
          </table:table-cell>
          <table:table-cell office:value-type="float" office:value="0.000301945656337929" calcext:value-type="float">
            <text:p>0.0003019457</text:p>
          </table:table-cell>
          <table:table-cell office:value-type="float" office:value="0.0102300278915936" calcext:value-type="float">
            <text:p>0.0102300279</text:p>
          </table:table-cell>
        </table:table-row>
        <table:table-row table:style-name="ro1">
          <table:table-cell office:value-type="string" calcext:value-type="string">
            <text:p>MTRINITY_DN15478_c0_g2_i1</text:p>
          </table:table-cell>
          <table:table-cell office:value-type="float" office:value="-6.35818628723096" calcext:value-type="float">
            <text:p>-6.3581862872</text:p>
          </table:table-cell>
          <table:table-cell office:value-type="float" office:value="1.3381905598233" calcext:value-type="float">
            <text:p>1.3381905598</text:p>
          </table:table-cell>
          <table:table-cell office:value-type="float" office:value="13.9333164170142" calcext:value-type="float">
            <text:p>13.933316417</text:p>
          </table:table-cell>
          <table:table-cell office:value-type="float" office:value="0.0035155369649935" calcext:value-type="float">
            <text:p>0.003515537</text:p>
          </table:table-cell>
          <table:table-cell office:value-type="float" office:value="0.0448003594962404" calcext:value-type="float">
            <text:p>0.0448003595</text:p>
          </table:table-cell>
        </table:table-row>
        <table:table-row table:style-name="ro1">
          <table:table-cell office:value-type="string" calcext:value-type="string">
            <text:p>STRINITY_DN4495_c0_g1_i1</text:p>
          </table:table-cell>
          <table:table-cell office:value-type="float" office:value="-3.71669661469659" calcext:value-type="float">
            <text:p>-3.7166966147</text:p>
          </table:table-cell>
          <table:table-cell office:value-type="float" office:value="3.98612078959343" calcext:value-type="float">
            <text:p>3.9861207896</text:p>
          </table:table-cell>
          <table:table-cell office:value-type="float" office:value="25.1411908096056" calcext:value-type="float">
            <text:p>25.1411908096</text:p>
          </table:table-cell>
          <table:table-cell office:value-type="float" office:value="0.000259748334007985" calcext:value-type="float">
            <text:p>0.0002597483</text:p>
          </table:table-cell>
          <table:table-cell office:value-type="float" office:value="0.00944584540891249" calcext:value-type="float">
            <text:p>0.0094458454</text:p>
          </table:table-cell>
        </table:table-row>
        <table:table-row table:style-name="ro1">
          <table:table-cell office:value-type="string" calcext:value-type="string">
            <text:p>MTRINITY_DN10458_c0_g1_i4</text:p>
          </table:table-cell>
          <table:table-cell office:value-type="float" office:value="1.47412501132399" calcext:value-type="float">
            <text:p>1.4741250113</text:p>
          </table:table-cell>
          <table:table-cell office:value-type="float" office:value="2.69132934126466" calcext:value-type="float">
            <text:p>2.6913293413</text:p>
          </table:table-cell>
          <table:table-cell office:value-type="float" office:value="20.6233355813241" calcext:value-type="float">
            <text:p>20.6233355813</text:p>
          </table:table-cell>
          <table:table-cell office:value-type="float" office:value="0.00376708948453406" calcext:value-type="float">
            <text:p>0.0037670895</text:p>
          </table:table-cell>
          <table:table-cell office:value-type="float" office:value="0.0466888902339981" calcext:value-type="float">
            <text:p>0.0466888902</text:p>
          </table:table-cell>
        </table:table-row>
        <table:table-row table:style-name="ro1">
          <table:table-cell office:value-type="string" calcext:value-type="string">
            <text:p>MTRINITY_DN9393_c0_g1_i3</text:p>
          </table:table-cell>
          <table:table-cell office:value-type="float" office:value="-3.65105388683887" calcext:value-type="float">
            <text:p>-3.6510538868</text:p>
          </table:table-cell>
          <table:table-cell office:value-type="float" office:value="3.6045029117945" calcext:value-type="float">
            <text:p>3.6045029118</text:p>
          </table:table-cell>
          <table:table-cell office:value-type="float" office:value="20.0707202273003" calcext:value-type="float">
            <text:p>20.0707202273</text:p>
          </table:table-cell>
          <table:table-cell office:value-type="float" office:value="0.000666616895894037" calcext:value-type="float">
            <text:p>0.0006666169</text:p>
          </table:table-cell>
          <table:table-cell office:value-type="float" office:value="0.015856185404871" calcext:value-type="float">
            <text:p>0.0158561854</text:p>
          </table:table-cell>
        </table:table-row>
        <table:table-row table:style-name="ro1">
          <table:table-cell office:value-type="string" calcext:value-type="string">
            <text:p>STRINITY_DN10028_c1_g1_i1</text:p>
          </table:table-cell>
          <table:table-cell office:value-type="float" office:value="1.43723105456141" calcext:value-type="float">
            <text:p>1.4372310546</text:p>
          </table:table-cell>
          <table:table-cell office:value-type="float" office:value="5.32389134725351" calcext:value-type="float">
            <text:p>5.3238913473</text:p>
          </table:table-cell>
          <table:table-cell office:value-type="float" office:value="17.2939769143024" calcext:value-type="float">
            <text:p>17.2939769143</text:p>
          </table:table-cell>
          <table:table-cell office:value-type="float" office:value="0.00119555499071852" calcext:value-type="float">
            <text:p>0.001195555</text:p>
          </table:table-cell>
          <table:table-cell office:value-type="float" office:value="0.0226423783668067" calcext:value-type="float">
            <text:p>0.0226423784</text:p>
          </table:table-cell>
        </table:table-row>
        <table:table-row table:style-name="ro1">
          <table:table-cell office:value-type="string" calcext:value-type="string">
            <text:p>MTRINITY_DN13769_c1_g1_i1</text:p>
          </table:table-cell>
          <table:table-cell office:value-type="float" office:value="1.28321803290091" calcext:value-type="float">
            <text:p>1.2832180329</text:p>
          </table:table-cell>
          <table:table-cell office:value-type="float" office:value="6.6154611731013" calcext:value-type="float">
            <text:p>6.6154611731</text:p>
          </table:table-cell>
          <table:table-cell office:value-type="float" office:value="30.3998560392202" calcext:value-type="float">
            <text:p>30.3998560392</text:p>
          </table:table-cell>
          <table:table-cell office:value-type="float" office:value="0.00147337264914189" calcext:value-type="float">
            <text:p>0.0014733726</text:p>
          </table:table-cell>
          <table:table-cell office:value-type="float" office:value="0.0255208887374157" calcext:value-type="float">
            <text:p>0.0255208887</text:p>
          </table:table-cell>
        </table:table-row>
        <table:table-row table:style-name="ro1">
          <table:table-cell office:value-type="string" calcext:value-type="string">
            <text:p>MTRINITY_DN15949_c1_g1_i1</text:p>
          </table:table-cell>
          <table:table-cell office:value-type="float" office:value="-3.68361594865528" calcext:value-type="float">
            <text:p>-3.6836159487</text:p>
          </table:table-cell>
          <table:table-cell office:value-type="float" office:value="3.21804915596022" calcext:value-type="float">
            <text:p>3.218049156</text:p>
          </table:table-cell>
          <table:table-cell office:value-type="float" office:value="16.1831819012455" calcext:value-type="float">
            <text:p>16.1831819012</text:p>
          </table:table-cell>
          <table:table-cell office:value-type="float" office:value="0.00153530497694549" calcext:value-type="float">
            <text:p>0.001535305</text:p>
          </table:table-cell>
          <table:table-cell office:value-type="float" office:value="0.0261411144628189" calcext:value-type="float">
            <text:p>0.0261411145</text:p>
          </table:table-cell>
        </table:table-row>
        <table:table-row table:style-name="ro1">
          <table:table-cell office:value-type="string" calcext:value-type="string">
            <text:p>STRINITY_DN4361_c0_g2_i1</text:p>
          </table:table-cell>
          <table:table-cell office:value-type="float" office:value="-4.05599093423453" calcext:value-type="float">
            <text:p>-4.0559909342</text:p>
          </table:table-cell>
          <table:table-cell office:value-type="float" office:value="1.90889444628692" calcext:value-type="float">
            <text:p>1.9088944463</text:p>
          </table:table-cell>
          <table:table-cell office:value-type="float" office:value="22.2931224461376" calcext:value-type="float">
            <text:p>22.2931224461</text:p>
          </table:table-cell>
          <table:table-cell office:value-type="float" office:value="0.000433294997654076" calcext:value-type="float">
            <text:p>0.000433295</text:p>
          </table:table-cell>
          <table:table-cell office:value-type="float" office:value="0.0125789644483366" calcext:value-type="float">
            <text:p>0.0125789644</text:p>
          </table:table-cell>
        </table:table-row>
        <table:table-row table:style-name="ro1">
          <table:table-cell office:value-type="string" calcext:value-type="string">
            <text:p>Pc32314_g3_i3</text:p>
          </table:table-cell>
          <table:table-cell office:value-type="float" office:value="1.99137170651221" calcext:value-type="float">
            <text:p>1.9913717065</text:p>
          </table:table-cell>
          <table:table-cell office:value-type="float" office:value="5.04804458131918" calcext:value-type="float">
            <text:p>5.0480445813</text:p>
          </table:table-cell>
          <table:table-cell office:value-type="float" office:value="41.4861920069028" calcext:value-type="float">
            <text:p>41.4861920069</text:p>
          </table:table-cell>
          <table:table-cell office:value-type="float" office:value="0.0000253508668535284" calcext:value-type="float">
            <text:p>2.53508668535284E-005</text:p>
          </table:table-cell>
          <table:table-cell office:value-type="float" office:value="0.0029826521678131" calcext:value-type="float">
            <text:p>0.0029826522</text:p>
          </table:table-cell>
        </table:table-row>
        <table:table-row table:style-name="ro1">
          <table:table-cell office:value-type="string" calcext:value-type="string">
            <text:p>MTRINITY_DN11107_c0_g1_i1</text:p>
          </table:table-cell>
          <table:table-cell office:value-type="float" office:value="1.54538019967941" calcext:value-type="float">
            <text:p>1.5453801997</text:p>
          </table:table-cell>
          <table:table-cell office:value-type="float" office:value="5.65496881969711" calcext:value-type="float">
            <text:p>5.6549688197</text:p>
          </table:table-cell>
          <table:table-cell office:value-type="float" office:value="23.1372711510722" calcext:value-type="float">
            <text:p>23.1372711511</text:p>
          </table:table-cell>
          <table:table-cell office:value-type="float" office:value="0.000370670983824311" calcext:value-type="float">
            <text:p>0.000370671</text:p>
          </table:table-cell>
          <table:table-cell office:value-type="float" office:value="0.0114985542322612" calcext:value-type="float">
            <text:p>0.0114985542</text:p>
          </table:table-cell>
        </table:table-row>
        <table:table-row table:style-name="ro1">
          <table:table-cell office:value-type="string" calcext:value-type="string">
            <text:p>MTRINITY_DN6357_c0_g1_i2</text:p>
          </table:table-cell>
          <table:table-cell office:value-type="float" office:value="-7.2721096824387" calcext:value-type="float">
            <text:p>-7.2721096824</text:p>
          </table:table-cell>
          <table:table-cell office:value-type="float" office:value="0.333307286782622" calcext:value-type="float">
            <text:p>0.3333072868</text:p>
          </table:table-cell>
          <table:table-cell office:value-type="float" office:value="16.7769803323747" calcext:value-type="float">
            <text:p>16.7769803324</text:p>
          </table:table-cell>
          <table:table-cell office:value-type="float" office:value="0.00158543283798483" calcext:value-type="float">
            <text:p>0.0015854328</text:p>
          </table:table-cell>
          <table:table-cell office:value-type="float" office:value="0.026706802991374" calcext:value-type="float">
            <text:p>0.026706803</text:p>
          </table:table-cell>
        </table:table-row>
        <table:table-row table:style-name="ro1">
          <table:table-cell office:value-type="string" calcext:value-type="string">
            <text:p>MTRINITY_DN6825_c0_g2_i1</text:p>
          </table:table-cell>
          <table:table-cell office:value-type="float" office:value="-4.30353357247453" calcext:value-type="float">
            <text:p>-4.3035335725</text:p>
          </table:table-cell>
          <table:table-cell office:value-type="float" office:value="0.233435063323173" calcext:value-type="float">
            <text:p>0.2334350633</text:p>
          </table:table-cell>
          <table:table-cell office:value-type="float" office:value="21.9101000241684" calcext:value-type="float">
            <text:p>21.9101000242</text:p>
          </table:table-cell>
          <table:table-cell office:value-type="float" office:value="0.000465710287207065" calcext:value-type="float">
            <text:p>0.0004657103</text:p>
          </table:table-cell>
          <table:table-cell office:value-type="float" office:value="0.0130895986904323" calcext:value-type="float">
            <text:p>0.0130895987</text:p>
          </table:table-cell>
        </table:table-row>
        <table:table-row table:style-name="ro1">
          <table:table-cell office:value-type="string" calcext:value-type="string">
            <text:p>STRINITY_DN12486_c0_g1_i1</text:p>
          </table:table-cell>
          <table:table-cell office:value-type="float" office:value="2.1799562045997" calcext:value-type="float">
            <text:p>2.1799562046</text:p>
          </table:table-cell>
          <table:table-cell office:value-type="float" office:value="2.63098846313633" calcext:value-type="float">
            <text:p>2.6309884631</text:p>
          </table:table-cell>
          <table:table-cell office:value-type="float" office:value="14.1251161788763" calcext:value-type="float">
            <text:p>14.1251161789</text:p>
          </table:table-cell>
          <table:table-cell office:value-type="float" office:value="0.00251172180235766" calcext:value-type="float">
            <text:p>0.0025117218</text:p>
          </table:table-cell>
          <table:table-cell office:value-type="float" office:value="0.0362136719803901" calcext:value-type="float">
            <text:p>0.036213672</text:p>
          </table:table-cell>
        </table:table-row>
        <table:table-row table:style-name="ro1">
          <table:table-cell office:value-type="string" calcext:value-type="string">
            <text:p>STRINITY_DN19691_c0_g1_i1</text:p>
          </table:table-cell>
          <table:table-cell office:value-type="float" office:value="-1.55077771539737" calcext:value-type="float">
            <text:p>-1.5507777154</text:p>
          </table:table-cell>
          <table:table-cell office:value-type="float" office:value="4.23134844450631" calcext:value-type="float">
            <text:p>4.2313484445</text:p>
          </table:table-cell>
          <table:table-cell office:value-type="float" office:value="14.8914598486004" calcext:value-type="float">
            <text:p>14.8914598486</text:p>
          </table:table-cell>
          <table:table-cell office:value-type="float" office:value="0.00208135058585535" calcext:value-type="float">
            <text:p>0.0020813506</text:p>
          </table:table-cell>
          <table:table-cell office:value-type="float" office:value="0.0319887115035294" calcext:value-type="float">
            <text:p>0.0319887115</text:p>
          </table:table-cell>
        </table:table-row>
        <table:table-row table:style-name="ro1">
          <table:table-cell office:value-type="string" calcext:value-type="string">
            <text:p>MTRINITY_DN15642_c0_g1_i1</text:p>
          </table:table-cell>
          <table:table-cell office:value-type="float" office:value="1.77382297358062" calcext:value-type="float">
            <text:p>1.7738229736</text:p>
          </table:table-cell>
          <table:table-cell office:value-type="float" office:value="3.34504776605328" calcext:value-type="float">
            <text:p>3.3450477661</text:p>
          </table:table-cell>
          <table:table-cell office:value-type="float" office:value="40.7493472467207" calcext:value-type="float">
            <text:p>40.7493472467</text:p>
          </table:table-cell>
          <table:table-cell office:value-type="float" office:value="0.000161520532129682" calcext:value-type="float">
            <text:p>0.0001615205</text:p>
          </table:table-cell>
          <table:table-cell office:value-type="float" office:value="0.00720111797919036" calcext:value-type="float">
            <text:p>0.007201118</text:p>
          </table:table-cell>
        </table:table-row>
        <table:table-row table:style-name="ro1">
          <table:table-cell office:value-type="string" calcext:value-type="string">
            <text:p>STRINITY_DN7733_c0_g1_i1</text:p>
          </table:table-cell>
          <table:table-cell office:value-type="float" office:value="-4.55690969405305" calcext:value-type="float">
            <text:p>-4.5569096941</text:p>
          </table:table-cell>
          <table:table-cell office:value-type="float" office:value="2.71962086423218" calcext:value-type="float">
            <text:p>2.7196208642</text:p>
          </table:table-cell>
          <table:table-cell office:value-type="float" office:value="30.9386160752987" calcext:value-type="float">
            <text:p>30.9386160753</text:p>
          </table:table-cell>
          <table:table-cell office:value-type="float" office:value="0.000102744894626023" calcext:value-type="float">
            <text:p>0.0001027449</text:p>
          </table:table-cell>
          <table:table-cell office:value-type="float" office:value="0.00567991942335905" calcext:value-type="float">
            <text:p>0.0056799194</text:p>
          </table:table-cell>
        </table:table-row>
        <table:table-row table:style-name="ro1">
          <table:table-cell office:value-type="string" calcext:value-type="string">
            <text:p>MTRINITY_DN17466_c0_g2_i1</text:p>
          </table:table-cell>
          <table:table-cell office:value-type="float" office:value="1.89707432246571" calcext:value-type="float">
            <text:p>1.8970743225</text:p>
          </table:table-cell>
          <table:table-cell office:value-type="float" office:value="3.38305310410711" calcext:value-type="float">
            <text:p>3.3830531041</text:p>
          </table:table-cell>
          <table:table-cell office:value-type="float" office:value="25.1100681976561" calcext:value-type="float">
            <text:p>25.1100681977</text:p>
          </table:table-cell>
          <table:table-cell office:value-type="float" office:value="0.000261147029290785" calcext:value-type="float">
            <text:p>0.000261147</text:p>
          </table:table-cell>
          <table:table-cell office:value-type="float" office:value="0.00945610557931338" calcext:value-type="float">
            <text:p>0.0094561056</text:p>
          </table:table-cell>
        </table:table-row>
        <table:table-row table:style-name="ro1">
          <table:table-cell office:value-type="string" calcext:value-type="string">
            <text:p>Pc15792_g1_i1</text:p>
          </table:table-cell>
          <table:table-cell office:value-type="float" office:value="-3.45499497130719" calcext:value-type="float">
            <text:p>-3.4549949713</text:p>
          </table:table-cell>
          <table:table-cell office:value-type="float" office:value="0.694114432050762" calcext:value-type="float">
            <text:p>0.6941144321</text:p>
          </table:table-cell>
          <table:table-cell office:value-type="float" office:value="16.4998355314205" calcext:value-type="float">
            <text:p>16.4998355314</text:p>
          </table:table-cell>
          <table:table-cell office:value-type="float" office:value="0.00142815688323985" calcext:value-type="float">
            <text:p>0.0014281569</text:p>
          </table:table-cell>
          <table:table-cell office:value-type="float" office:value="0.0250850867882351" calcext:value-type="float">
            <text:p>0.0250850868</text:p>
          </table:table-cell>
        </table:table-row>
        <table:table-row table:style-name="ro1">
          <table:table-cell office:value-type="string" calcext:value-type="string">
            <text:p>STRINITY_DN6224_c0_g1_i1</text:p>
          </table:table-cell>
          <table:table-cell office:value-type="float" office:value="-5.22294682334" calcext:value-type="float">
            <text:p>-5.2229468233</text:p>
          </table:table-cell>
          <table:table-cell office:value-type="float" office:value="0.198913943158685" calcext:value-type="float">
            <text:p>0.1989139432</text:p>
          </table:table-cell>
          <table:table-cell office:value-type="float" office:value="14.0640578741781" calcext:value-type="float">
            <text:p>14.0640578742</text:p>
          </table:table-cell>
          <table:table-cell office:value-type="float" office:value="0.00348135681440975" calcext:value-type="float">
            <text:p>0.0034813568</text:p>
          </table:table-cell>
          <table:table-cell office:value-type="float" office:value="0.0444695186616817" calcext:value-type="float">
            <text:p>0.0444695187</text:p>
          </table:table-cell>
        </table:table-row>
        <table:table-row table:style-name="ro1">
          <table:table-cell office:value-type="string" calcext:value-type="string">
            <text:p>MTRINITY_DN12427_c0_g1_i3</text:p>
          </table:table-cell>
          <table:table-cell office:value-type="float" office:value="-1.85362610678304" calcext:value-type="float">
            <text:p>-1.8536261068</text:p>
          </table:table-cell>
          <table:table-cell office:value-type="float" office:value="3.56480263721344" calcext:value-type="float">
            <text:p>3.5648026372</text:p>
          </table:table-cell>
          <table:table-cell office:value-type="float" office:value="30.4748580631699" calcext:value-type="float">
            <text:p>30.4748580632</text:p>
          </table:table-cell>
          <table:table-cell office:value-type="float" office:value="0.000110120912538121" calcext:value-type="float">
            <text:p>0.0001101209</text:p>
          </table:table-cell>
          <table:table-cell office:value-type="float" office:value="0.00593466706026809" calcext:value-type="float">
            <text:p>0.0059346671</text:p>
          </table:table-cell>
        </table:table-row>
        <table:table-row table:style-name="ro1">
          <table:table-cell office:value-type="string" calcext:value-type="string">
            <text:p>STRINITY_DN7899_c0_g1_i1</text:p>
          </table:table-cell>
          <table:table-cell office:value-type="float" office:value="-3.36141379081872" calcext:value-type="float">
            <text:p>-3.3614137908</text:p>
          </table:table-cell>
          <table:table-cell office:value-type="float" office:value="1.18758851173332" calcext:value-type="float">
            <text:p>1.1875885117</text:p>
          </table:table-cell>
          <table:table-cell office:value-type="float" office:value="38.2905274140143" calcext:value-type="float">
            <text:p>38.290527414</text:p>
          </table:table-cell>
          <table:table-cell office:value-type="float" office:value="0.000101462181350582" calcext:value-type="float">
            <text:p>0.0001014622</text:p>
          </table:table-cell>
          <table:table-cell office:value-type="float" office:value="0.00565063406267487" calcext:value-type="float">
            <text:p>0.0056506341</text:p>
          </table:table-cell>
        </table:table-row>
        <table:table-row table:style-name="ro1">
          <table:table-cell office:value-type="string" calcext:value-type="string">
            <text:p>STRINITY_DN8307_c0_g1_i1</text:p>
          </table:table-cell>
          <table:table-cell office:value-type="float" office:value="-3.48809368176387" calcext:value-type="float">
            <text:p>-3.4880936818</text:p>
          </table:table-cell>
          <table:table-cell office:value-type="float" office:value="6.17578847703331" calcext:value-type="float">
            <text:p>6.175788477</text:p>
          </table:table-cell>
          <table:table-cell office:value-type="float" office:value="20.9060890409625" calcext:value-type="float">
            <text:p>20.906089041</text:p>
          </table:table-cell>
          <table:table-cell office:value-type="float" office:value="0.000564960211585475" calcext:value-type="float">
            <text:p>0.0005649602</text:p>
          </table:table-cell>
          <table:table-cell office:value-type="float" office:value="0.0144331707501045" calcext:value-type="float">
            <text:p>0.0144331708</text:p>
          </table:table-cell>
        </table:table-row>
        <table:table-row table:style-name="ro1">
          <table:table-cell office:value-type="string" calcext:value-type="string">
            <text:p>MTRINITY_DN9354_c0_g2_i1</text:p>
          </table:table-cell>
          <table:table-cell office:value-type="float" office:value="-4.34221542632299" calcext:value-type="float">
            <text:p>-4.3422154263</text:p>
          </table:table-cell>
          <table:table-cell office:value-type="float" office:value="3.7628025789913" calcext:value-type="float">
            <text:p>3.762802579</text:p>
          </table:table-cell>
          <table:table-cell office:value-type="float" office:value="18.4284153483936" calcext:value-type="float">
            <text:p>18.4284153484</text:p>
          </table:table-cell>
          <table:table-cell office:value-type="float" office:value="0.000935422151703661" calcext:value-type="float">
            <text:p>0.0009354222</text:p>
          </table:table-cell>
          <table:table-cell office:value-type="float" office:value="0.0195132051076028" calcext:value-type="float">
            <text:p>0.0195132051</text:p>
          </table:table-cell>
        </table:table-row>
        <table:table-row table:style-name="ro1">
          <table:table-cell office:value-type="string" calcext:value-type="string">
            <text:p>STRINITY_DN11399_c0_g1_i1</text:p>
          </table:table-cell>
          <table:table-cell office:value-type="float" office:value="1.34006774438771" calcext:value-type="float">
            <text:p>1.3400677444</text:p>
          </table:table-cell>
          <table:table-cell office:value-type="float" office:value="5.83839001449168" calcext:value-type="float">
            <text:p>5.8383900145</text:p>
          </table:table-cell>
          <table:table-cell office:value-type="float" office:value="35.8536337940105" calcext:value-type="float">
            <text:p>35.853633794</text:p>
          </table:table-cell>
          <table:table-cell office:value-type="float" office:value="0.000899517132125944" calcext:value-type="float">
            <text:p>0.0008995171</text:p>
          </table:table-cell>
          <table:table-cell office:value-type="float" office:value="0.0190019037805465" calcext:value-type="float">
            <text:p>0.0190019038</text:p>
          </table:table-cell>
        </table:table-row>
        <table:table-row table:style-name="ro1">
          <table:table-cell office:value-type="string" calcext:value-type="string">
            <text:p>MTRINITY_DN15716_c1_g3_i5</text:p>
          </table:table-cell>
          <table:table-cell office:value-type="float" office:value="2.18143290770119" calcext:value-type="float">
            <text:p>2.1814329077</text:p>
          </table:table-cell>
          <table:table-cell office:value-type="float" office:value="2.69753890319417" calcext:value-type="float">
            <text:p>2.6975389032</text:p>
          </table:table-cell>
          <table:table-cell office:value-type="float" office:value="23.5487350235635" calcext:value-type="float">
            <text:p>23.5487350236</text:p>
          </table:table-cell>
          <table:table-cell office:value-type="float" office:value="0.000343993543085792" calcext:value-type="float">
            <text:p>0.0003439935</text:p>
          </table:table-cell>
          <table:table-cell office:value-type="float" office:value="0.0109385573902005" calcext:value-type="float">
            <text:p>0.0109385574</text:p>
          </table:table-cell>
        </table:table-row>
        <table:table-row table:style-name="ro1">
          <table:table-cell office:value-type="string" calcext:value-type="string">
            <text:p>MTRINITY_DN14957_c0_g1_i3</text:p>
          </table:table-cell>
          <table:table-cell office:value-type="float" office:value="2.02627748811261" calcext:value-type="float">
            <text:p>2.0262774881</text:p>
          </table:table-cell>
          <table:table-cell office:value-type="float" office:value="4.95803986282416" calcext:value-type="float">
            <text:p>4.9580398628</text:p>
          </table:table-cell>
          <table:table-cell office:value-type="float" office:value="50.4942204855107" calcext:value-type="float">
            <text:p>50.4942204855</text:p>
          </table:table-cell>
          <table:table-cell office:value-type="float" office:value="0.00000942873012726114" calcext:value-type="float">
            <text:p>9.42873012726114E-006</text:p>
          </table:table-cell>
          <table:table-cell office:value-type="float" office:value="0.00214903753473526" calcext:value-type="float">
            <text:p>0.0021490375</text:p>
          </table:table-cell>
        </table:table-row>
        <table:table-row table:style-name="ro1">
          <table:table-cell office:value-type="string" calcext:value-type="string">
            <text:p>STRINITY_DN5065_c0_g1_i1</text:p>
          </table:table-cell>
          <table:table-cell office:value-type="float" office:value="1.31832742399852" calcext:value-type="float">
            <text:p>1.318327424</text:p>
          </table:table-cell>
          <table:table-cell office:value-type="float" office:value="6.72819758457483" calcext:value-type="float">
            <text:p>6.7281975846</text:p>
          </table:table-cell>
          <table:table-cell office:value-type="float" office:value="15.060720972186" calcext:value-type="float">
            <text:p>15.0607209722</text:p>
          </table:table-cell>
          <table:table-cell office:value-type="float" office:value="0.00199825229580362" calcext:value-type="float">
            <text:p>0.0019982523</text:p>
          </table:table-cell>
          <table:table-cell office:value-type="float" office:value="0.0310798239132321" calcext:value-type="float">
            <text:p>0.0310798239</text:p>
          </table:table-cell>
        </table:table-row>
        <table:table-row table:style-name="ro1">
          <table:table-cell office:value-type="string" calcext:value-type="string">
            <text:p>MTRINITY_DN6888_c0_g1_i1</text:p>
          </table:table-cell>
          <table:table-cell office:value-type="float" office:value="2.26650621474396" calcext:value-type="float">
            <text:p>2.2665062147</text:p>
          </table:table-cell>
          <table:table-cell office:value-type="float" office:value="2.51373886149001" calcext:value-type="float">
            <text:p>2.5137388615</text:p>
          </table:table-cell>
          <table:table-cell office:value-type="float" office:value="19.2577537200453" calcext:value-type="float">
            <text:p>19.25775372</text:p>
          </table:table-cell>
          <table:table-cell office:value-type="float" office:value="0.000786504586040665" calcext:value-type="float">
            <text:p>0.0007865046</text:p>
          </table:table-cell>
          <table:table-cell office:value-type="float" office:value="0.0174367021150433" calcext:value-type="float">
            <text:p>0.0174367021</text:p>
          </table:table-cell>
        </table:table-row>
        <table:table-row table:style-name="ro1">
          <table:table-cell office:value-type="string" calcext:value-type="string">
            <text:p>STRINITY_DN11945_c0_g1_i1</text:p>
          </table:table-cell>
          <table:table-cell office:value-type="float" office:value="-3.97510661366735" calcext:value-type="float">
            <text:p>-3.9751066137</text:p>
          </table:table-cell>
          <table:table-cell office:value-type="float" office:value="1.45273340347504" calcext:value-type="float">
            <text:p>1.4527334035</text:p>
          </table:table-cell>
          <table:table-cell office:value-type="float" office:value="34.0821700486548" calcext:value-type="float">
            <text:p>34.0821700487</text:p>
          </table:table-cell>
          <table:table-cell office:value-type="float" office:value="0.0000654656950875711" calcext:value-type="float">
            <text:p>6.54656950875711E-005</text:p>
          </table:table-cell>
          <table:table-cell office:value-type="float" office:value="0.00459147017555773" calcext:value-type="float">
            <text:p>0.0045914702</text:p>
          </table:table-cell>
        </table:table-row>
        <table:table-row table:style-name="ro1">
          <table:table-cell office:value-type="string" calcext:value-type="string">
            <text:p>Pc29879_g3_i1</text:p>
          </table:table-cell>
          <table:table-cell office:value-type="float" office:value="-4.52828003036327" calcext:value-type="float">
            <text:p>-4.5282800304</text:p>
          </table:table-cell>
          <table:table-cell office:value-type="float" office:value="0.637492790684854" calcext:value-type="float">
            <text:p>0.6374927907</text:p>
          </table:table-cell>
          <table:table-cell office:value-type="float" office:value="15.0606846486452" calcext:value-type="float">
            <text:p>15.0606846486</text:p>
          </table:table-cell>
          <table:table-cell office:value-type="float" office:value="0.00199826970992531" calcext:value-type="float">
            <text:p>0.0019982697</text:p>
          </table:table-cell>
          <table:table-cell office:value-type="float" office:value="0.0310798239132321" calcext:value-type="float">
            <text:p>0.0310798239</text:p>
          </table:table-cell>
        </table:table-row>
        <table:table-row table:style-name="ro1">
          <table:table-cell office:value-type="string" calcext:value-type="string">
            <text:p>MTRINITY_DN13327_c0_g1_i1</text:p>
          </table:table-cell>
          <table:table-cell office:value-type="float" office:value="-1.61388501851778" calcext:value-type="float">
            <text:p>-1.6138850185</text:p>
          </table:table-cell>
          <table:table-cell office:value-type="float" office:value="6.11436551846584" calcext:value-type="float">
            <text:p>6.1143655185</text:p>
          </table:table-cell>
          <table:table-cell office:value-type="float" office:value="24.9912312598001" calcext:value-type="float">
            <text:p>24.9912312598</text:p>
          </table:table-cell>
          <table:table-cell office:value-type="float" office:value="0.000266568749695479" calcext:value-type="float">
            <text:p>0.0002665687</text:p>
          </table:table-cell>
          <table:table-cell office:value-type="float" office:value="0.00958306674054955" calcext:value-type="float">
            <text:p>0.0095830667</text:p>
          </table:table-cell>
        </table:table-row>
        <table:table-row table:style-name="ro1">
          <table:table-cell office:value-type="string" calcext:value-type="string">
            <text:p>Pc25908_g1_i3</text:p>
          </table:table-cell>
          <table:table-cell office:value-type="float" office:value="-1.54577794367493" calcext:value-type="float">
            <text:p>-1.5457779437</text:p>
          </table:table-cell>
          <table:table-cell office:value-type="float" office:value="3.71653788542181" calcext:value-type="float">
            <text:p>3.7165378854</text:p>
          </table:table-cell>
          <table:table-cell office:value-type="float" office:value="12.802201909603" calcext:value-type="float">
            <text:p>12.8022019096</text:p>
          </table:table-cell>
          <table:table-cell office:value-type="float" office:value="0.00352449459626588" calcext:value-type="float">
            <text:p>0.0035244946</text:p>
          </table:table-cell>
          <table:table-cell office:value-type="float" office:value="0.0448858463950352" calcext:value-type="float">
            <text:p>0.0448858464</text:p>
          </table:table-cell>
        </table:table-row>
        <table:table-row table:style-name="ro1">
          <table:table-cell office:value-type="string" calcext:value-type="string">
            <text:p>STRINITY_DN5521_c0_g1_i1</text:p>
          </table:table-cell>
          <table:table-cell office:value-type="float" office:value="-1.53656254152204" calcext:value-type="float">
            <text:p>-1.5365625415</text:p>
          </table:table-cell>
          <table:table-cell office:value-type="float" office:value="3.22309037874609" calcext:value-type="float">
            <text:p>3.2230903787</text:p>
          </table:table-cell>
          <table:table-cell office:value-type="float" office:value="18.1143487836156" calcext:value-type="float">
            <text:p>18.1143487836</text:p>
          </table:table-cell>
          <table:table-cell office:value-type="float" office:value="0.00140850171482416" calcext:value-type="float">
            <text:p>0.0014085017</text:p>
          </table:table-cell>
          <table:table-cell office:value-type="float" office:value="0.024951424895621" calcext:value-type="float">
            <text:p>0.0249514249</text:p>
          </table:table-cell>
        </table:table-row>
        <table:table-row table:style-name="ro1">
          <table:table-cell office:value-type="string" calcext:value-type="string">
            <text:p>MTRINITY_DN13384_c0_g1_i1</text:p>
          </table:table-cell>
          <table:table-cell office:value-type="float" office:value="-1.73223057755156" calcext:value-type="float">
            <text:p>-1.7322305776</text:p>
          </table:table-cell>
          <table:table-cell office:value-type="float" office:value="3.41407290255846" calcext:value-type="float">
            <text:p>3.4140729026</text:p>
          </table:table-cell>
          <table:table-cell office:value-type="float" office:value="41.141975703835" calcext:value-type="float">
            <text:p>41.1419757038</text:p>
          </table:table-cell>
          <table:table-cell office:value-type="float" office:value="0.000268775430655864" calcext:value-type="float">
            <text:p>0.0002687754</text:p>
          </table:table-cell>
          <table:table-cell office:value-type="float" office:value="0.00960524864889865" calcext:value-type="float">
            <text:p>0.0096052486</text:p>
          </table:table-cell>
        </table:table-row>
        <table:table-row table:style-name="ro1">
          <table:table-cell office:value-type="string" calcext:value-type="string">
            <text:p>Pc31451_g4_i15</text:p>
          </table:table-cell>
          <table:table-cell office:value-type="float" office:value="-4.11984927088177" calcext:value-type="float">
            <text:p>-4.1198492709</text:p>
          </table:table-cell>
          <table:table-cell office:value-type="float" office:value="2.63246169402743" calcext:value-type="float">
            <text:p>2.632461694</text:p>
          </table:table-cell>
          <table:table-cell office:value-type="float" office:value="15.6336262355638" calcext:value-type="float">
            <text:p>15.6336262356</text:p>
          </table:table-cell>
          <table:table-cell office:value-type="float" office:value="0.00174428390797453" calcext:value-type="float">
            <text:p>0.0017442839</text:p>
          </table:table-cell>
          <table:table-cell office:value-type="float" office:value="0.0285071139298189" calcext:value-type="float">
            <text:p>0.0285071139</text:p>
          </table:table-cell>
        </table:table-row>
        <table:table-row table:style-name="ro1">
          <table:table-cell office:value-type="string" calcext:value-type="string">
            <text:p>STRINITY_DN12316_c0_g1_i1</text:p>
          </table:table-cell>
          <table:table-cell office:value-type="float" office:value="-1.60156091026457" calcext:value-type="float">
            <text:p>-1.6015609103</text:p>
          </table:table-cell>
          <table:table-cell office:value-type="float" office:value="5.15022387581591" calcext:value-type="float">
            <text:p>5.1502238758</text:p>
          </table:table-cell>
          <table:table-cell office:value-type="float" office:value="12.8006752652952" calcext:value-type="float">
            <text:p>12.8006752653</text:p>
          </table:table-cell>
          <table:table-cell office:value-type="float" office:value="0.00352591197946209" calcext:value-type="float">
            <text:p>0.003525912</text:p>
          </table:table-cell>
          <table:table-cell office:value-type="float" office:value="0.0448858463950352" calcext:value-type="float">
            <text:p>0.0448858464</text:p>
          </table:table-cell>
        </table:table-row>
        <table:table-row table:style-name="ro1">
          <table:table-cell office:value-type="string" calcext:value-type="string">
            <text:p>STRINITY_DN11527_c0_g1_i1</text:p>
          </table:table-cell>
          <table:table-cell office:value-type="float" office:value="-1.27276303137631" calcext:value-type="float">
            <text:p>-1.2727630314</text:p>
          </table:table-cell>
          <table:table-cell office:value-type="float" office:value="5.04408764655437" calcext:value-type="float">
            <text:p>5.0440876466</text:p>
          </table:table-cell>
          <table:table-cell office:value-type="float" office:value="28.8033303774605" calcext:value-type="float">
            <text:p>28.8033303775</text:p>
          </table:table-cell>
          <table:table-cell office:value-type="float" office:value="0.00206170922444816" calcext:value-type="float">
            <text:p>0.0020617092</text:p>
          </table:table-cell>
          <table:table-cell office:value-type="float" office:value="0.0317702194555877" calcext:value-type="float">
            <text:p>0.0317702195</text:p>
          </table:table-cell>
        </table:table-row>
        <table:table-row table:style-name="ro1">
          <table:table-cell office:value-type="string" calcext:value-type="string">
            <text:p>MTRINITY_DN11823_c0_g1_i1</text:p>
          </table:table-cell>
          <table:table-cell office:value-type="float" office:value="-1.50249183901889" calcext:value-type="float">
            <text:p>-1.502491839</text:p>
          </table:table-cell>
          <table:table-cell office:value-type="float" office:value="4.73831761650067" calcext:value-type="float">
            <text:p>4.7383176165</text:p>
          </table:table-cell>
          <table:table-cell office:value-type="float" office:value="21.7385346634998" calcext:value-type="float">
            <text:p>21.7385346635</text:p>
          </table:table-cell>
          <table:table-cell office:value-type="float" office:value="0.000481137515759013" calcext:value-type="float">
            <text:p>0.0004811375</text:p>
          </table:table-cell>
          <table:table-cell office:value-type="float" office:value="0.013305472952595" calcext:value-type="float">
            <text:p>0.013305473</text:p>
          </table:table-cell>
        </table:table-row>
        <table:table-row table:style-name="ro1">
          <table:table-cell office:value-type="string" calcext:value-type="string">
            <text:p>STRINITY_DN2693_c0_g1_i1</text:p>
          </table:table-cell>
          <table:table-cell office:value-type="float" office:value="1.44887656452357" calcext:value-type="float">
            <text:p>1.4488765645</text:p>
          </table:table-cell>
          <table:table-cell office:value-type="float" office:value="8.6078427800896" calcext:value-type="float">
            <text:p>8.6078427801</text:p>
          </table:table-cell>
          <table:table-cell office:value-type="float" office:value="14.8825766165311" calcext:value-type="float">
            <text:p>14.8825766165</text:p>
          </table:table-cell>
          <table:table-cell office:value-type="float" office:value="0.00208582167844992" calcext:value-type="float">
            <text:p>0.0020858217</text:p>
          </table:table-cell>
          <table:table-cell office:value-type="float" office:value="0.0319939678813029" calcext:value-type="float">
            <text:p>0.0319939679</text:p>
          </table:table-cell>
        </table:table-row>
        <table:table-row table:style-name="ro1">
          <table:table-cell office:value-type="string" calcext:value-type="string">
            <text:p>MTRINITY_DN10939_c0_g2_i1</text:p>
          </table:table-cell>
          <table:table-cell office:value-type="float" office:value="1.60796451632148" calcext:value-type="float">
            <text:p>1.6079645163</text:p>
          </table:table-cell>
          <table:table-cell office:value-type="float" office:value="6.17147971979236" calcext:value-type="float">
            <text:p>6.1714797198</text:p>
          </table:table-cell>
          <table:table-cell office:value-type="float" office:value="45.7316515466306" calcext:value-type="float">
            <text:p>45.7316515466</text:p>
          </table:table-cell>
          <table:table-cell office:value-type="float" office:value="0.0000676157601804579" calcext:value-type="float">
            <text:p>6.76157601804579E-005</text:p>
          </table:table-cell>
          <table:table-cell office:value-type="float" office:value="0.00463399518058672" calcext:value-type="float">
            <text:p>0.0046339952</text:p>
          </table:table-cell>
        </table:table-row>
        <table:table-row table:style-name="ro1">
          <table:table-cell office:value-type="string" calcext:value-type="string">
            <text:p>STRINITY_DN12226_c0_g1_i2</text:p>
          </table:table-cell>
          <table:table-cell office:value-type="float" office:value="-3.12466572227844" calcext:value-type="float">
            <text:p>-3.1246657223</text:p>
          </table:table-cell>
          <table:table-cell office:value-type="float" office:value="4.04839869005186" calcext:value-type="float">
            <text:p>4.0483986901</text:p>
          </table:table-cell>
          <table:table-cell office:value-type="float" office:value="24.4033582215629" calcext:value-type="float">
            <text:p>24.4033582216</text:p>
          </table:table-cell>
          <table:table-cell office:value-type="float" office:value="0.00029538899591411" calcext:value-type="float">
            <text:p>0.000295389</text:p>
          </table:table-cell>
          <table:table-cell office:value-type="float" office:value="0.0100761214538065" calcext:value-type="float">
            <text:p>0.0100761215</text:p>
          </table:table-cell>
        </table:table-row>
        <table:table-row table:style-name="ro1">
          <table:table-cell office:value-type="string" calcext:value-type="string">
            <text:p>MTRINITY_DN12311_c0_g1_i1</text:p>
          </table:table-cell>
          <table:table-cell office:value-type="float" office:value="-4.33266064613104" calcext:value-type="float">
            <text:p>-4.3326606461</text:p>
          </table:table-cell>
          <table:table-cell office:value-type="float" office:value="4.09839554282156" calcext:value-type="float">
            <text:p>4.0983955428</text:p>
          </table:table-cell>
          <table:table-cell office:value-type="float" office:value="39.0192871021218" calcext:value-type="float">
            <text:p>39.0192871021</text:p>
          </table:table-cell>
          <table:table-cell office:value-type="float" office:value="0.0000342348384673597" calcext:value-type="float">
            <text:p>3.42348384673597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MTRINITY_DN14483_c1_g1_i1</text:p>
          </table:table-cell>
          <table:table-cell office:value-type="float" office:value="-4.19253214982943" calcext:value-type="float">
            <text:p>-4.1925321498</text:p>
          </table:table-cell>
          <table:table-cell office:value-type="float" office:value="4.53544973491215" calcext:value-type="float">
            <text:p>4.5354497349</text:p>
          </table:table-cell>
          <table:table-cell office:value-type="float" office:value="34.7367488765824" calcext:value-type="float">
            <text:p>34.7367488766</text:p>
          </table:table-cell>
          <table:table-cell office:value-type="float" office:value="0.0000598367482877494" calcext:value-type="float">
            <text:p>5.98367482877494E-005</text:p>
          </table:table-cell>
          <table:table-cell office:value-type="float" office:value="0.00444326423346068" calcext:value-type="float">
            <text:p>0.0044432642</text:p>
          </table:table-cell>
        </table:table-row>
        <table:table-row table:style-name="ro1">
          <table:table-cell office:value-type="string" calcext:value-type="string">
            <text:p>Pc1899_g1_i1</text:p>
          </table:table-cell>
          <table:table-cell office:value-type="float" office:value="1.65961972883353" calcext:value-type="float">
            <text:p>1.6596197288</text:p>
          </table:table-cell>
          <table:table-cell office:value-type="float" office:value="3.164471719329" calcext:value-type="float">
            <text:p>3.1644717193</text:p>
          </table:table-cell>
          <table:table-cell office:value-type="float" office:value="33.0468141733039" calcext:value-type="float">
            <text:p>33.0468141733</text:p>
          </table:table-cell>
          <table:table-cell office:value-type="float" office:value="0.00112627533150137" calcext:value-type="float">
            <text:p>0.0011262753</text:p>
          </table:table-cell>
          <table:table-cell office:value-type="float" office:value="0.0216743086346626" calcext:value-type="float">
            <text:p>0.0216743086</text:p>
          </table:table-cell>
        </table:table-row>
        <table:table-row table:style-name="ro1">
          <table:table-cell office:value-type="string" calcext:value-type="string">
            <text:p>MTRINITY_DN13507_c0_g1_i1</text:p>
          </table:table-cell>
          <table:table-cell office:value-type="float" office:value="-3.16061905434311" calcext:value-type="float">
            <text:p>-3.1606190543</text:p>
          </table:table-cell>
          <table:table-cell office:value-type="float" office:value="2.70245255334684" calcext:value-type="float">
            <text:p>2.7024525533</text:p>
          </table:table-cell>
          <table:table-cell office:value-type="float" office:value="34.0324484408526" calcext:value-type="float">
            <text:p>34.0324484409</text:p>
          </table:table-cell>
          <table:table-cell office:value-type="float" office:value="0.0000659178024129771" calcext:value-type="float">
            <text:p>6.59178024129771E-005</text:p>
          </table:table-cell>
          <table:table-cell office:value-type="float" office:value="0.00460167579728546" calcext:value-type="float">
            <text:p>0.0046016758</text:p>
          </table:table-cell>
        </table:table-row>
        <table:table-row table:style-name="ro1">
          <table:table-cell office:value-type="string" calcext:value-type="string">
            <text:p>STRINITY_DN13380_c0_g3_i1</text:p>
          </table:table-cell>
          <table:table-cell office:value-type="float" office:value="-4.43330306435977" calcext:value-type="float">
            <text:p>-4.4333030644</text:p>
          </table:table-cell>
          <table:table-cell office:value-type="float" office:value="3.39717692137898" calcext:value-type="float">
            <text:p>3.3971769214</text:p>
          </table:table-cell>
          <table:table-cell office:value-type="float" office:value="41.7442404040996" calcext:value-type="float">
            <text:p>41.7442404041</text:p>
          </table:table-cell>
          <table:table-cell office:value-type="float" office:value="0.0000245866054575181" calcext:value-type="float">
            <text:p>2.45866054575181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MTRINITY_DN13839_c7_g4_i2</text:p>
          </table:table-cell>
          <table:table-cell office:value-type="float" office:value="-4.8576482125539" calcext:value-type="float">
            <text:p>-4.8576482126</text:p>
          </table:table-cell>
          <table:table-cell office:value-type="float" office:value="1.88264809209564" calcext:value-type="float">
            <text:p>1.8826480921</text:p>
          </table:table-cell>
          <table:table-cell office:value-type="float" office:value="19.878367607752" calcext:value-type="float">
            <text:p>19.8783676078</text:p>
          </table:table-cell>
          <table:table-cell office:value-type="float" office:value="0.000692943732294937" calcext:value-type="float">
            <text:p>0.0006929437</text:p>
          </table:table-cell>
          <table:table-cell office:value-type="float" office:value="0.016199988283512" calcext:value-type="float">
            <text:p>0.0161999883</text:p>
          </table:table-cell>
        </table:table-row>
        <table:table-row table:style-name="ro1">
          <table:table-cell office:value-type="string" calcext:value-type="string">
            <text:p>MTRINITY_DN9889_c0_g1_i1</text:p>
          </table:table-cell>
          <table:table-cell office:value-type="float" office:value="-3.1011788585182" calcext:value-type="float">
            <text:p>-3.1011788585</text:p>
          </table:table-cell>
          <table:table-cell office:value-type="float" office:value="5.12429590361627" calcext:value-type="float">
            <text:p>5.1242959036</text:p>
          </table:table-cell>
          <table:table-cell office:value-type="float" office:value="34.3784657516495" calcext:value-type="float">
            <text:p>34.3784657516</text:p>
          </table:table-cell>
          <table:table-cell office:value-type="float" office:value="0.0000628449246277771" calcext:value-type="float">
            <text:p>6.28449246277771E-005</text:p>
          </table:table-cell>
          <table:table-cell office:value-type="float" office:value="0.00452001692572024" calcext:value-type="float">
            <text:p>0.0045200169</text:p>
          </table:table-cell>
        </table:table-row>
        <table:table-row table:style-name="ro1">
          <table:table-cell office:value-type="string" calcext:value-type="string">
            <text:p>MTRINITY_DN15288_c1_g1_i1</text:p>
          </table:table-cell>
          <table:table-cell office:value-type="float" office:value="1.54043008917916" calcext:value-type="float">
            <text:p>1.5404300892</text:p>
          </table:table-cell>
          <table:table-cell office:value-type="float" office:value="5.43215885728232" calcext:value-type="float">
            <text:p>5.4321588573</text:p>
          </table:table-cell>
          <table:table-cell office:value-type="float" office:value="30.1043170432532" calcext:value-type="float">
            <text:p>30.1043170433</text:p>
          </table:table-cell>
          <table:table-cell office:value-type="float" office:value="0.000134445537124658" calcext:value-type="float">
            <text:p>0.0001344455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MTRINITY_DN11296_c0_g1_i1</text:p>
          </table:table-cell>
          <table:table-cell office:value-type="float" office:value="1.52209636913298" calcext:value-type="float">
            <text:p>1.5220963691</text:p>
          </table:table-cell>
          <table:table-cell office:value-type="float" office:value="4.84184313273821" calcext:value-type="float">
            <text:p>4.8418431327</text:p>
          </table:table-cell>
          <table:table-cell office:value-type="float" office:value="26.4823500507137" calcext:value-type="float">
            <text:p>26.4823500507</text:p>
          </table:table-cell>
          <table:table-cell office:value-type="float" office:value="0.000221643273079624" calcext:value-type="float">
            <text:p>0.0002216433</text:p>
          </table:table-cell>
          <table:table-cell office:value-type="float" office:value="0.00856278992445838" calcext:value-type="float">
            <text:p>0.0085627899</text:p>
          </table:table-cell>
        </table:table-row>
        <table:table-row table:style-name="ro1">
          <table:table-cell office:value-type="string" calcext:value-type="string">
            <text:p>MTRINITY_DN12770_c0_g1_i1</text:p>
          </table:table-cell>
          <table:table-cell office:value-type="float" office:value="1.46376087043307" calcext:value-type="float">
            <text:p>1.4637608704</text:p>
          </table:table-cell>
          <table:table-cell office:value-type="float" office:value="7.51346558628974" calcext:value-type="float">
            <text:p>7.5134655863</text:p>
          </table:table-cell>
          <table:table-cell office:value-type="float" office:value="24.3650481039774" calcext:value-type="float">
            <text:p>24.365048104</text:p>
          </table:table-cell>
          <table:table-cell office:value-type="float" office:value="0.000327165117460716" calcext:value-type="float">
            <text:p>0.0003271651</text:p>
          </table:table-cell>
          <table:table-cell office:value-type="float" office:value="0.01064013271499" calcext:value-type="float">
            <text:p>0.0106401327</text:p>
          </table:table-cell>
        </table:table-row>
        <table:table-row table:style-name="ro1">
          <table:table-cell office:value-type="string" calcext:value-type="string">
            <text:p>MTRINITY_DN1968_c0_g1_i2</text:p>
          </table:table-cell>
          <table:table-cell office:value-type="float" office:value="-3.44310699252082" calcext:value-type="float">
            <text:p>-3.4431069925</text:p>
          </table:table-cell>
          <table:table-cell office:value-type="float" office:value="1.15247644392815" calcext:value-type="float">
            <text:p>1.1524764439</text:p>
          </table:table-cell>
          <table:table-cell office:value-type="float" office:value="14.0225124573362" calcext:value-type="float">
            <text:p>14.0225124573</text:p>
          </table:table-cell>
          <table:table-cell office:value-type="float" office:value="0.00257687721206747" calcext:value-type="float">
            <text:p>0.0025768772</text:p>
          </table:table-cell>
          <table:table-cell office:value-type="float" office:value="0.0366774301336375" calcext:value-type="float">
            <text:p>0.0366774301</text:p>
          </table:table-cell>
        </table:table-row>
        <table:table-row table:style-name="ro1">
          <table:table-cell office:value-type="string" calcext:value-type="string">
            <text:p>STRINITY_DN15674_c0_g1_i1</text:p>
          </table:table-cell>
          <table:table-cell office:value-type="float" office:value="-4.21512325521595" calcext:value-type="float">
            <text:p>-4.2151232552</text:p>
          </table:table-cell>
          <table:table-cell office:value-type="float" office:value="4.32871818431249" calcext:value-type="float">
            <text:p>4.3287181843</text:p>
          </table:table-cell>
          <table:table-cell office:value-type="float" office:value="25.419552966529" calcext:value-type="float">
            <text:p>25.4195529665</text:p>
          </table:table-cell>
          <table:table-cell office:value-type="float" office:value="0.000247617486067772" calcext:value-type="float">
            <text:p>0.0002476175</text:p>
          </table:table-cell>
          <table:table-cell office:value-type="float" office:value="0.00916520554473783" calcext:value-type="float">
            <text:p>0.0091652055</text:p>
          </table:table-cell>
        </table:table-row>
        <table:table-row table:style-name="ro1">
          <table:table-cell office:value-type="string" calcext:value-type="string">
            <text:p>MTRINITY_DN14422_c0_g1_i3</text:p>
          </table:table-cell>
          <table:table-cell office:value-type="float" office:value="-3.73576550966187" calcext:value-type="float">
            <text:p>-3.7357655097</text:p>
          </table:table-cell>
          <table:table-cell office:value-type="float" office:value="2.56812261518915" calcext:value-type="float">
            <text:p>2.5681226152</text:p>
          </table:table-cell>
          <table:table-cell office:value-type="float" office:value="41.8207311997911" calcext:value-type="float">
            <text:p>41.8207311998</text:p>
          </table:table-cell>
          <table:table-cell office:value-type="float" office:value="0.0000243652186884913" calcext:value-type="float">
            <text:p>2.43652186884913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Pc30561_g1_i2</text:p>
          </table:table-cell>
          <table:table-cell office:value-type="float" office:value="-2.28298599905097" calcext:value-type="float">
            <text:p>-2.2829859991</text:p>
          </table:table-cell>
          <table:table-cell office:value-type="float" office:value="1.88574050375616" calcext:value-type="float">
            <text:p>1.8857405038</text:p>
          </table:table-cell>
          <table:table-cell office:value-type="float" office:value="25.5016579642412" calcext:value-type="float">
            <text:p>25.5016579642</text:p>
          </table:table-cell>
          <table:table-cell office:value-type="float" office:value="0.00178725727384365" calcext:value-type="float">
            <text:p>0.0017872573</text:p>
          </table:table-cell>
          <table:table-cell office:value-type="float" office:value="0.02896862248717" calcext:value-type="float">
            <text:p>0.0289686225</text:p>
          </table:table-cell>
        </table:table-row>
        <table:table-row table:style-name="ro1">
          <table:table-cell office:value-type="string" calcext:value-type="string">
            <text:p>MTRINITY_DN17190_c6_g2_i4</text:p>
          </table:table-cell>
          <table:table-cell office:value-type="float" office:value="-3.89302186252306" calcext:value-type="float">
            <text:p>-3.8930218625</text:p>
          </table:table-cell>
          <table:table-cell office:value-type="float" office:value="2.35009798935807" calcext:value-type="float">
            <text:p>2.3500979894</text:p>
          </table:table-cell>
          <table:table-cell office:value-type="float" office:value="39.1935619554683" calcext:value-type="float">
            <text:p>39.1935619555</text:p>
          </table:table-cell>
          <table:table-cell office:value-type="float" office:value="0.0000334998525123221" calcext:value-type="float">
            <text:p>3.34998525123221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MTRINITY_DN16465_c0_g1_i4</text:p>
          </table:table-cell>
          <table:table-cell office:value-type="float" office:value="-2.27872937457626" calcext:value-type="float">
            <text:p>-2.2787293746</text:p>
          </table:table-cell>
          <table:table-cell office:value-type="float" office:value="1.77673657557404" calcext:value-type="float">
            <text:p>1.7767365756</text:p>
          </table:table-cell>
          <table:table-cell office:value-type="float" office:value="14.621418777338" calcext:value-type="float">
            <text:p>14.6214187773</text:p>
          </table:table-cell>
          <table:table-cell office:value-type="float" office:value="0.00222240119022494" calcext:value-type="float">
            <text:p>0.0022224012</text:p>
          </table:table-cell>
          <table:table-cell office:value-type="float" office:value="0.0333226967673188" calcext:value-type="float">
            <text:p>0.0333226968</text:p>
          </table:table-cell>
        </table:table-row>
        <table:table-row table:style-name="ro1">
          <table:table-cell office:value-type="string" calcext:value-type="string">
            <text:p>MTRINITY_DN1350_c0_g1_i1</text:p>
          </table:table-cell>
          <table:table-cell office:value-type="float" office:value="-3.1986352593703" calcext:value-type="float">
            <text:p>-3.1986352594</text:p>
          </table:table-cell>
          <table:table-cell office:value-type="float" office:value="1.60244231044004" calcext:value-type="float">
            <text:p>1.6024423104</text:p>
          </table:table-cell>
          <table:table-cell office:value-type="float" office:value="13.2281401863614" calcext:value-type="float">
            <text:p>13.2281401864</text:p>
          </table:table-cell>
          <table:table-cell office:value-type="float" office:value="0.00315373494578811" calcext:value-type="float">
            <text:p>0.0031537349</text:p>
          </table:table-cell>
          <table:table-cell office:value-type="float" office:value="0.0418333254983064" calcext:value-type="float">
            <text:p>0.0418333255</text:p>
          </table:table-cell>
        </table:table-row>
        <table:table-row table:style-name="ro1">
          <table:table-cell office:value-type="string" calcext:value-type="string">
            <text:p>MTRINITY_DN5371_c0_g1_i1</text:p>
          </table:table-cell>
          <table:table-cell office:value-type="float" office:value="-4.6422090087213" calcext:value-type="float">
            <text:p>-4.6422090087</text:p>
          </table:table-cell>
          <table:table-cell office:value-type="float" office:value="0.221117135253008" calcext:value-type="float">
            <text:p>0.2211171353</text:p>
          </table:table-cell>
          <table:table-cell office:value-type="float" office:value="16.7523002600521" calcext:value-type="float">
            <text:p>16.7523002601</text:p>
          </table:table-cell>
          <table:table-cell office:value-type="float" office:value="0.00134892712998229" calcext:value-type="float">
            <text:p>0.0013489271</text:p>
          </table:table-cell>
          <table:table-cell office:value-type="float" office:value="0.0243493304544997" calcext:value-type="float">
            <text:p>0.0243493305</text:p>
          </table:table-cell>
        </table:table-row>
        <table:table-row table:style-name="ro1">
          <table:table-cell office:value-type="string" calcext:value-type="string">
            <text:p>STRINITY_DN3110_c0_g1_i1</text:p>
          </table:table-cell>
          <table:table-cell office:value-type="float" office:value="-1.71608204665778" calcext:value-type="float">
            <text:p>-1.7160820467</text:p>
          </table:table-cell>
          <table:table-cell office:value-type="float" office:value="6.86356321061631" calcext:value-type="float">
            <text:p>6.8635632106</text:p>
          </table:table-cell>
          <table:table-cell office:value-type="float" office:value="41.1262238086293" calcext:value-type="float">
            <text:p>41.1262238086</text:p>
          </table:table-cell>
          <table:table-cell office:value-type="float" office:value="0.0000264634695887932" calcext:value-type="float">
            <text:p>2.64634695887932E-005</text:p>
          </table:table-cell>
          <table:table-cell office:value-type="float" office:value="0.00300207094695237" calcext:value-type="float">
            <text:p>0.0030020709</text:p>
          </table:table-cell>
        </table:table-row>
        <table:table-row table:style-name="ro1">
          <table:table-cell office:value-type="string" calcext:value-type="string">
            <text:p>MTRINITY_DN13139_c0_g1_i1</text:p>
          </table:table-cell>
          <table:table-cell office:value-type="float" office:value="-3.39728990097248" calcext:value-type="float">
            <text:p>-3.397289901</text:p>
          </table:table-cell>
          <table:table-cell office:value-type="float" office:value="5.62716543504656" calcext:value-type="float">
            <text:p>5.627165435</text:p>
          </table:table-cell>
          <table:table-cell office:value-type="float" office:value="37.2009657533164" calcext:value-type="float">
            <text:p>37.2009657533</text:p>
          </table:table-cell>
          <table:table-cell office:value-type="float" office:value="0.0000431325675904432" calcext:value-type="float">
            <text:p>4.31325675904432E-005</text:p>
          </table:table-cell>
          <table:table-cell office:value-type="float" office:value="0.00370568639298342" calcext:value-type="float">
            <text:p>0.0037056864</text:p>
          </table:table-cell>
        </table:table-row>
        <table:table-row table:style-name="ro1">
          <table:table-cell office:value-type="string" calcext:value-type="string">
            <text:p>MTRINITY_DN6284_c0_g1_i1</text:p>
          </table:table-cell>
          <table:table-cell office:value-type="float" office:value="-7.95418711808764" calcext:value-type="float">
            <text:p>-7.9541871181</text:p>
          </table:table-cell>
          <table:table-cell office:value-type="float" office:value="0.0584060407805891" calcext:value-type="float">
            <text:p>0.0584060408</text:p>
          </table:table-cell>
          <table:table-cell office:value-type="float" office:value="18.889931697586" calcext:value-type="float">
            <text:p>18.8899316976</text:p>
          </table:table-cell>
          <table:table-cell office:value-type="float" office:value="0.00102572493921762" calcext:value-type="float">
            <text:p>0.0010257249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MTRINITY_DN9493_c0_g1_i2</text:p>
          </table:table-cell>
          <table:table-cell office:value-type="float" office:value="2.5200523069884" calcext:value-type="float">
            <text:p>2.520052307</text:p>
          </table:table-cell>
          <table:table-cell office:value-type="float" office:value="0.322552740958848" calcext:value-type="float">
            <text:p>0.322552741</text:p>
          </table:table-cell>
          <table:table-cell office:value-type="float" office:value="14.972661020388" calcext:value-type="float">
            <text:p>14.9726610204</text:p>
          </table:table-cell>
          <table:table-cell office:value-type="float" office:value="0.00204099329626295" calcext:value-type="float">
            <text:p>0.0020409933</text:p>
          </table:table-cell>
          <table:table-cell office:value-type="float" office:value="0.031556959833643" calcext:value-type="float">
            <text:p>0.0315569598</text:p>
          </table:table-cell>
        </table:table-row>
        <table:table-row table:style-name="ro1">
          <table:table-cell office:value-type="string" calcext:value-type="string">
            <text:p>STRINITY_DN13074_c1_g2_i1</text:p>
          </table:table-cell>
          <table:table-cell office:value-type="float" office:value="2.13288633977861" calcext:value-type="float">
            <text:p>2.1328863398</text:p>
          </table:table-cell>
          <table:table-cell office:value-type="float" office:value="4.62667142099249" calcext:value-type="float">
            <text:p>4.626671421</text:p>
          </table:table-cell>
          <table:table-cell office:value-type="float" office:value="72.2225771437406" calcext:value-type="float">
            <text:p>72.2225771437</text:p>
          </table:table-cell>
          <table:table-cell office:value-type="float" office:value="0.00000142153894349102" calcext:value-type="float">
            <text:p>1.42153894349102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STRINITY_DN4143_c0_g1_i2</text:p>
          </table:table-cell>
          <table:table-cell office:value-type="float" office:value="-2.18838093847105" calcext:value-type="float">
            <text:p>-2.1883809385</text:p>
          </table:table-cell>
          <table:table-cell office:value-type="float" office:value="1.13107890510368" calcext:value-type="float">
            <text:p>1.1310789051</text:p>
          </table:table-cell>
          <table:table-cell office:value-type="float" office:value="12.4799879844973" calcext:value-type="float">
            <text:p>12.4799879845</text:p>
          </table:table-cell>
          <table:table-cell office:value-type="float" office:value="0.00383893961430363" calcext:value-type="float">
            <text:p>0.0038389396</text:p>
          </table:table-cell>
          <table:table-cell office:value-type="float" office:value="0.0471806698465892" calcext:value-type="float">
            <text:p>0.0471806698</text:p>
          </table:table-cell>
        </table:table-row>
        <table:table-row table:style-name="ro1">
          <table:table-cell office:value-type="string" calcext:value-type="string">
            <text:p>MTRINITY_DN14355_c3_g1_i2</text:p>
          </table:table-cell>
          <table:table-cell office:value-type="float" office:value="-3.91306166385996" calcext:value-type="float">
            <text:p>-3.9130616639</text:p>
          </table:table-cell>
          <table:table-cell office:value-type="float" office:value="3.87542779019087" calcext:value-type="float">
            <text:p>3.8754277902</text:p>
          </table:table-cell>
          <table:table-cell office:value-type="float" office:value="28.5131007252478" calcext:value-type="float">
            <text:p>28.5131007252</text:p>
          </table:table-cell>
          <table:table-cell office:value-type="float" office:value="0.000148958604092013" calcext:value-type="float">
            <text:p>0.0001489586</text:p>
          </table:table-cell>
          <table:table-cell office:value-type="float" office:value="0.00684753350326806" calcext:value-type="float">
            <text:p>0.0068475335</text:p>
          </table:table-cell>
        </table:table-row>
        <table:table-row table:style-name="ro1">
          <table:table-cell office:value-type="string" calcext:value-type="string">
            <text:p>MTRINITY_DN9217_c1_g1_i2</text:p>
          </table:table-cell>
          <table:table-cell office:value-type="float" office:value="-1.89304504174902" calcext:value-type="float">
            <text:p>-1.8930450417</text:p>
          </table:table-cell>
          <table:table-cell office:value-type="float" office:value="1.76228285719894" calcext:value-type="float">
            <text:p>1.7622828572</text:p>
          </table:table-cell>
          <table:table-cell office:value-type="float" office:value="15.0145544216073" calcext:value-type="float">
            <text:p>15.0145544216</text:p>
          </table:table-cell>
          <table:table-cell office:value-type="float" office:value="0.00270215396398819" calcext:value-type="float">
            <text:p>0.002702154</text:p>
          </table:table-cell>
          <table:table-cell office:value-type="float" office:value="0.0379033914443914" calcext:value-type="float">
            <text:p>0.0379033914</text:p>
          </table:table-cell>
        </table:table-row>
        <table:table-row table:style-name="ro1">
          <table:table-cell office:value-type="string" calcext:value-type="string">
            <text:p>MTRINITY_DN12685_c0_g1_i1</text:p>
          </table:table-cell>
          <table:table-cell office:value-type="float" office:value="1.60678533780025" calcext:value-type="float">
            <text:p>1.6067853378</text:p>
          </table:table-cell>
          <table:table-cell office:value-type="float" office:value="2.71868509182451" calcext:value-type="float">
            <text:p>2.7186850918</text:p>
          </table:table-cell>
          <table:table-cell office:value-type="float" office:value="23.6125158419059" calcext:value-type="float">
            <text:p>23.6125158419</text:p>
          </table:table-cell>
          <table:table-cell office:value-type="float" office:value="0.00149491022623467" calcext:value-type="float">
            <text:p>0.0014949102</text:p>
          </table:table-cell>
          <table:table-cell office:value-type="float" office:value="0.0257227811645362" calcext:value-type="float">
            <text:p>0.0257227812</text:p>
          </table:table-cell>
        </table:table-row>
        <table:table-row table:style-name="ro1">
          <table:table-cell office:value-type="string" calcext:value-type="string">
            <text:p>Pc30714_g1_i2</text:p>
          </table:table-cell>
          <table:table-cell office:value-type="float" office:value="-1.76269769080788" calcext:value-type="float">
            <text:p>-1.7626976908</text:p>
          </table:table-cell>
          <table:table-cell office:value-type="float" office:value="5.46016403853919" calcext:value-type="float">
            <text:p>5.4601640385</text:p>
          </table:table-cell>
          <table:table-cell office:value-type="float" office:value="17.0193286382676" calcext:value-type="float">
            <text:p>17.0193286383</text:p>
          </table:table-cell>
          <table:table-cell office:value-type="float" office:value="0.00127063024875545" calcext:value-type="float">
            <text:p>0.0012706302</text:p>
          </table:table-cell>
          <table:table-cell office:value-type="float" office:value="0.0234718638813175" calcext:value-type="float">
            <text:p>0.0234718639</text:p>
          </table:table-cell>
        </table:table-row>
        <table:table-row table:style-name="ro1">
          <table:table-cell office:value-type="string" calcext:value-type="string">
            <text:p>STRINITY_DN11712_c0_g1_i1</text:p>
          </table:table-cell>
          <table:table-cell office:value-type="float" office:value="2.17328027448977" calcext:value-type="float">
            <text:p>2.1732802745</text:p>
          </table:table-cell>
          <table:table-cell office:value-type="float" office:value="4.34968225390381" calcext:value-type="float">
            <text:p>4.3496822539</text:p>
          </table:table-cell>
          <table:table-cell office:value-type="float" office:value="22.1084615048807" calcext:value-type="float">
            <text:p>22.1084615049</text:p>
          </table:table-cell>
          <table:table-cell office:value-type="float" office:value="0.000448584175770984" calcext:value-type="float">
            <text:p>0.0004485842</text:p>
          </table:table-cell>
          <table:table-cell office:value-type="float" office:value="0.0127820104343679" calcext:value-type="float">
            <text:p>0.0127820104</text:p>
          </table:table-cell>
        </table:table-row>
        <table:table-row table:style-name="ro1">
          <table:table-cell office:value-type="string" calcext:value-type="string">
            <text:p>MTRINITY_DN11449_c0_g1_i1</text:p>
          </table:table-cell>
          <table:table-cell office:value-type="float" office:value="-3.89699296586883" calcext:value-type="float">
            <text:p>-3.8969929659</text:p>
          </table:table-cell>
          <table:table-cell office:value-type="float" office:value="6.36065035029234" calcext:value-type="float">
            <text:p>6.3606503503</text:p>
          </table:table-cell>
          <table:table-cell office:value-type="float" office:value="61.1277714866626" calcext:value-type="float">
            <text:p>61.1277714867</text:p>
          </table:table-cell>
          <table:table-cell office:value-type="float" office:value="0.00000347940323383896" calcext:value-type="float">
            <text:p>3.47940323383896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MTRINITY_DN13431_c0_g1_i1</text:p>
          </table:table-cell>
          <table:table-cell office:value-type="float" office:value="-2.73615648764572" calcext:value-type="float">
            <text:p>-2.7361564876</text:p>
          </table:table-cell>
          <table:table-cell office:value-type="float" office:value="6.10471152444577" calcext:value-type="float">
            <text:p>6.1047115244</text:p>
          </table:table-cell>
          <table:table-cell office:value-type="float" office:value="68.900316474972" calcext:value-type="float">
            <text:p>68.900316475</text:p>
          </table:table-cell>
          <table:table-cell office:value-type="float" office:value="0.00000183434068369688" calcext:value-type="float">
            <text:p>1.83434068369688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Pc18359_g1_i1</text:p>
          </table:table-cell>
          <table:table-cell office:value-type="float" office:value="-7.11014336361467" calcext:value-type="float">
            <text:p>-7.1101433636</text:p>
          </table:table-cell>
          <table:table-cell office:value-type="float" office:value="3.09613276572107" calcext:value-type="float">
            <text:p>3.0961327657</text:p>
          </table:table-cell>
          <table:table-cell office:value-type="float" office:value="147.972678473166" calcext:value-type="float">
            <text:p>147.9726784732</text:p>
          </table:table-cell>
          <table:table-cell office:value-type="float" office:value="0.000000024576581102251" calcext:value-type="float">
            <text:p>2.4576581102251E-008</text:p>
          </table:table-cell>
          <table:table-cell office:value-type="float" office:value="0.000135184599228084" calcext:value-type="float">
            <text:p>0.0001351846</text:p>
          </table:table-cell>
        </table:table-row>
        <table:table-row table:style-name="ro1">
          <table:table-cell office:value-type="string" calcext:value-type="string">
            <text:p>Pc30653_g2_i1</text:p>
          </table:table-cell>
          <table:table-cell office:value-type="float" office:value="1.62894331801838" calcext:value-type="float">
            <text:p>1.628943318</text:p>
          </table:table-cell>
          <table:table-cell office:value-type="float" office:value="5.23234171413914" calcext:value-type="float">
            <text:p>5.2323417141</text:p>
          </table:table-cell>
          <table:table-cell office:value-type="float" office:value="24.9360361537582" calcext:value-type="float">
            <text:p>24.9360361538</text:p>
          </table:table-cell>
          <table:table-cell office:value-type="float" office:value="0.00026913128421608" calcext:value-type="float">
            <text:p>0.0002691313</text:p>
          </table:table-cell>
          <table:table-cell office:value-type="float" office:value="0.00960524864889865" calcext:value-type="float">
            <text:p>0.0096052486</text:p>
          </table:table-cell>
        </table:table-row>
        <table:table-row table:style-name="ro1">
          <table:table-cell office:value-type="string" calcext:value-type="string">
            <text:p>Pc31920_g3_i2</text:p>
          </table:table-cell>
          <table:table-cell office:value-type="float" office:value="-2.97937181934462" calcext:value-type="float">
            <text:p>-2.9793718193</text:p>
          </table:table-cell>
          <table:table-cell office:value-type="float" office:value="2.64834700228285" calcext:value-type="float">
            <text:p>2.6483470023</text:p>
          </table:table-cell>
          <table:table-cell office:value-type="float" office:value="12.4053964005954" calcext:value-type="float">
            <text:p>12.4053964006</text:p>
          </table:table-cell>
          <table:table-cell office:value-type="float" office:value="0.00391632261777026" calcext:value-type="float">
            <text:p>0.0039163226</text:p>
          </table:table-cell>
          <table:table-cell office:value-type="float" office:value="0.047788687943182" calcext:value-type="float">
            <text:p>0.0477886879</text:p>
          </table:table-cell>
        </table:table-row>
        <table:table-row table:style-name="ro1">
          <table:table-cell office:value-type="string" calcext:value-type="string">
            <text:p>STRINITY_DN68_c0_g1_i1</text:p>
          </table:table-cell>
          <table:table-cell office:value-type="float" office:value="2.13354968144927" calcext:value-type="float">
            <text:p>2.1335496814</text:p>
          </table:table-cell>
          <table:table-cell office:value-type="float" office:value="2.26234092101176" calcext:value-type="float">
            <text:p>2.262340921</text:p>
          </table:table-cell>
          <table:table-cell office:value-type="float" office:value="30.5957201416883" calcext:value-type="float">
            <text:p>30.5957201417</text:p>
          </table:table-cell>
          <table:table-cell office:value-type="float" office:value="0.000108141053743926" calcext:value-type="float">
            <text:p>0.0001081411</text:p>
          </table:table-cell>
          <table:table-cell office:value-type="float" office:value="0.00585952734889019" calcext:value-type="float">
            <text:p>0.0058595273</text:p>
          </table:table-cell>
        </table:table-row>
        <table:table-row table:style-name="ro1">
          <table:table-cell office:value-type="string" calcext:value-type="string">
            <text:p>Pc31214_g4_i9</text:p>
          </table:table-cell>
          <table:table-cell office:value-type="float" office:value="2.1756032895887" calcext:value-type="float">
            <text:p>2.1756032896</text:p>
          </table:table-cell>
          <table:table-cell office:value-type="float" office:value="1.86317735382501" calcext:value-type="float">
            <text:p>1.8631773538</text:p>
          </table:table-cell>
          <table:table-cell office:value-type="float" office:value="13.4610590355413" calcext:value-type="float">
            <text:p>13.4610590355</text:p>
          </table:table-cell>
          <table:table-cell office:value-type="float" office:value="0.00297028298717576" calcext:value-type="float">
            <text:p>0.002970283</text:p>
          </table:table-cell>
          <table:table-cell office:value-type="float" office:value="0.0402173904867127" calcext:value-type="float">
            <text:p>0.0402173905</text:p>
          </table:table-cell>
        </table:table-row>
        <table:table-row table:style-name="ro1">
          <table:table-cell office:value-type="string" calcext:value-type="string">
            <text:p>MTRINITY_DN14761_c4_g6_i4</text:p>
          </table:table-cell>
          <table:table-cell office:value-type="float" office:value="-4.67564630863949" calcext:value-type="float">
            <text:p>-4.6756463086</text:p>
          </table:table-cell>
          <table:table-cell office:value-type="float" office:value="1.92942180262887" calcext:value-type="float">
            <text:p>1.9294218026</text:p>
          </table:table-cell>
          <table:table-cell office:value-type="float" office:value="25.6198910328962" calcext:value-type="float">
            <text:p>25.6198910329</text:p>
          </table:table-cell>
          <table:table-cell office:value-type="float" office:value="0.000239293043664832" calcext:value-type="float">
            <text:p>0.000239293</text:p>
          </table:table-cell>
          <table:table-cell office:value-type="float" office:value="0.0090000749224903" calcext:value-type="float">
            <text:p>0.0090000749</text:p>
          </table:table-cell>
        </table:table-row>
        <table:table-row table:style-name="ro1">
          <table:table-cell office:value-type="string" calcext:value-type="string">
            <text:p>MTRINITY_DN12282_c0_g1_i1</text:p>
          </table:table-cell>
          <table:table-cell office:value-type="float" office:value="-3.29867783308663" calcext:value-type="float">
            <text:p>-3.2986778331</text:p>
          </table:table-cell>
          <table:table-cell office:value-type="float" office:value="2.30738336808696" calcext:value-type="float">
            <text:p>2.3073833681</text:p>
          </table:table-cell>
          <table:table-cell office:value-type="float" office:value="14.7574771363783" calcext:value-type="float">
            <text:p>14.7574771364</text:p>
          </table:table-cell>
          <table:table-cell office:value-type="float" office:value="0.00214998881783337" calcext:value-type="float">
            <text:p>0.0021499888</text:p>
          </table:table-cell>
          <table:table-cell office:value-type="float" office:value="0.032628091169728" calcext:value-type="float">
            <text:p>0.0326280912</text:p>
          </table:table-cell>
        </table:table-row>
        <table:table-row table:style-name="ro1">
          <table:table-cell office:value-type="string" calcext:value-type="string">
            <text:p>STRINITY_DN7941_c0_g1_i1</text:p>
          </table:table-cell>
          <table:table-cell office:value-type="float" office:value="1.39158121176549" calcext:value-type="float">
            <text:p>1.3915812118</text:p>
          </table:table-cell>
          <table:table-cell office:value-type="float" office:value="3.39370513309433" calcext:value-type="float">
            <text:p>3.3937051331</text:p>
          </table:table-cell>
          <table:table-cell office:value-type="float" office:value="19.4873160416674" calcext:value-type="float">
            <text:p>19.4873160417</text:p>
          </table:table-cell>
          <table:table-cell office:value-type="float" office:value="0.00300625368922036" calcext:value-type="float">
            <text:p>0.0030062537</text:p>
          </table:table-cell>
          <table:table-cell office:value-type="float" office:value="0.0405398577012654" calcext:value-type="float">
            <text:p>0.0405398577</text:p>
          </table:table-cell>
        </table:table-row>
        <table:table-row table:style-name="ro1">
          <table:table-cell office:value-type="string" calcext:value-type="string">
            <text:p>MTRINITY_DN6839_c0_g2_i1</text:p>
          </table:table-cell>
          <table:table-cell office:value-type="float" office:value="-1.64744950137919" calcext:value-type="float">
            <text:p>-1.6474495014</text:p>
          </table:table-cell>
          <table:table-cell office:value-type="float" office:value="3.49248190290216" calcext:value-type="float">
            <text:p>3.4924819029</text:p>
          </table:table-cell>
          <table:table-cell office:value-type="float" office:value="22.8474297926106" calcext:value-type="float">
            <text:p>22.8474297926</text:p>
          </table:table-cell>
          <table:table-cell office:value-type="float" office:value="0.000486514112932977" calcext:value-type="float">
            <text:p>0.0004865141</text:p>
          </table:table-cell>
          <table:table-cell office:value-type="float" office:value="0.0134106341983674" calcext:value-type="float">
            <text:p>0.0134106342</text:p>
          </table:table-cell>
        </table:table-row>
        <table:table-row table:style-name="ro1">
          <table:table-cell office:value-type="string" calcext:value-type="string">
            <text:p>STRINITY_DN21466_c0_g1_i1</text:p>
          </table:table-cell>
          <table:table-cell office:value-type="float" office:value="7.62951287768322" calcext:value-type="float">
            <text:p>7.6295128777</text:p>
          </table:table-cell>
          <table:table-cell office:value-type="float" office:value="0.983872290362929" calcext:value-type="float">
            <text:p>0.9838722904</text:p>
          </table:table-cell>
          <table:table-cell office:value-type="float" office:value="46.9338786765919" calcext:value-type="float">
            <text:p>46.9338786766</text:p>
          </table:table-cell>
          <table:table-cell office:value-type="float" office:value="0.0000209546036714269" calcext:value-type="float">
            <text:p>2.09546036714269E-005</text:p>
          </table:table-cell>
          <table:table-cell office:value-type="float" office:value="0.0028986879862161" calcext:value-type="float">
            <text:p>0.002898688</text:p>
          </table:table-cell>
        </table:table-row>
        <table:table-row table:style-name="ro1">
          <table:table-cell office:value-type="string" calcext:value-type="string">
            <text:p>MTRINITY_DN19075_c0_g1_i1</text:p>
          </table:table-cell>
          <table:table-cell office:value-type="float" office:value="-3.0023425387042" calcext:value-type="float">
            <text:p>-3.0023425387</text:p>
          </table:table-cell>
          <table:table-cell office:value-type="float" office:value="2.66394825692264" calcext:value-type="float">
            <text:p>2.6639482569</text:p>
          </table:table-cell>
          <table:table-cell office:value-type="float" office:value="13.7750497068412" calcext:value-type="float">
            <text:p>13.7750497068</text:p>
          </table:table-cell>
          <table:table-cell office:value-type="float" office:value="0.00274228506827327" calcext:value-type="float">
            <text:p>0.0027422851</text:p>
          </table:table-cell>
          <table:table-cell office:value-type="float" office:value="0.0382874014788033" calcext:value-type="float">
            <text:p>0.0382874015</text:p>
          </table:table-cell>
        </table:table-row>
        <table:table-row table:style-name="ro1">
          <table:table-cell office:value-type="string" calcext:value-type="string">
            <text:p>MTRINITY_DN17549_c1_g1_i1</text:p>
          </table:table-cell>
          <table:table-cell office:value-type="float" office:value="-4.50662006835459" calcext:value-type="float">
            <text:p>-4.5066200684</text:p>
          </table:table-cell>
          <table:table-cell office:value-type="float" office:value="3.38062657087282" calcext:value-type="float">
            <text:p>3.3806265709</text:p>
          </table:table-cell>
          <table:table-cell office:value-type="float" office:value="63.8209012671857" calcext:value-type="float">
            <text:p>63.8209012672</text:p>
          </table:table-cell>
          <table:table-cell office:value-type="float" office:value="0.00000276654013755664" calcext:value-type="float">
            <text:p>2.76654013755664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MTRINITY_DN14587_c0_g1_i1</text:p>
          </table:table-cell>
          <table:table-cell office:value-type="float" office:value="-2.22188872749772" calcext:value-type="float">
            <text:p>-2.2218887275</text:p>
          </table:table-cell>
          <table:table-cell office:value-type="float" office:value="3.20350855962494" calcext:value-type="float">
            <text:p>3.2035085596</text:p>
          </table:table-cell>
          <table:table-cell office:value-type="float" office:value="14.8563666086334" calcext:value-type="float">
            <text:p>14.8563666086</text:p>
          </table:table-cell>
          <table:table-cell office:value-type="float" office:value="0.00209907893177862" calcext:value-type="float">
            <text:p>0.0020990789</text:p>
          </table:table-cell>
          <table:table-cell office:value-type="float" office:value="0.0320494247185806" calcext:value-type="float">
            <text:p>0.0320494247</text:p>
          </table:table-cell>
        </table:table-row>
        <table:table-row table:style-name="ro1">
          <table:table-cell office:value-type="string" calcext:value-type="string">
            <text:p>STRINITY_DN6813_c0_g1_i1</text:p>
          </table:table-cell>
          <table:table-cell office:value-type="float" office:value="-2.2821574347717" calcext:value-type="float">
            <text:p>-2.2821574348</text:p>
          </table:table-cell>
          <table:table-cell office:value-type="float" office:value="4.63236069031786" calcext:value-type="float">
            <text:p>4.6323606903</text:p>
          </table:table-cell>
          <table:table-cell office:value-type="float" office:value="60.770595654051" calcext:value-type="float">
            <text:p>60.7705956541</text:p>
          </table:table-cell>
          <table:table-cell office:value-type="float" office:value="0.00000358910893324063" calcext:value-type="float">
            <text:p>3.58910893324063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STRINITY_DN10754_c0_g1_i2</text:p>
          </table:table-cell>
          <table:table-cell office:value-type="float" office:value="-2.00401034379057" calcext:value-type="float">
            <text:p>-2.0040103438</text:p>
          </table:table-cell>
          <table:table-cell office:value-type="float" office:value="3.69284656727471" calcext:value-type="float">
            <text:p>3.6928465673</text:p>
          </table:table-cell>
          <table:table-cell office:value-type="float" office:value="38.473745642537" calcext:value-type="float">
            <text:p>38.4737456425</text:p>
          </table:table-cell>
          <table:table-cell office:value-type="float" office:value="0.0000366594260863966" calcext:value-type="float">
            <text:p>3.66594260863966E-005</text:p>
          </table:table-cell>
          <table:table-cell office:value-type="float" office:value="0.00340824956016166" calcext:value-type="float">
            <text:p>0.0034082496</text:p>
          </table:table-cell>
        </table:table-row>
        <table:table-row table:style-name="ro1">
          <table:table-cell office:value-type="string" calcext:value-type="string">
            <text:p>Pc23422_g1_i1</text:p>
          </table:table-cell>
          <table:table-cell office:value-type="float" office:value="2.71528310564676" calcext:value-type="float">
            <text:p>2.7152831056</text:p>
          </table:table-cell>
          <table:table-cell office:value-type="float" office:value="1.1183524835231" calcext:value-type="float">
            <text:p>1.1183524835</text:p>
          </table:table-cell>
          <table:table-cell office:value-type="float" office:value="33.4430302898568" calcext:value-type="float">
            <text:p>33.4430302899</text:p>
          </table:table-cell>
          <table:table-cell office:value-type="float" office:value="0.0000715627838952318" calcext:value-type="float">
            <text:p>7.15627838952318E-005</text:p>
          </table:table-cell>
          <table:table-cell office:value-type="float" office:value="0.00467169139406807" calcext:value-type="float">
            <text:p>0.0046716914</text:p>
          </table:table-cell>
        </table:table-row>
        <table:table-row table:style-name="ro1">
          <table:table-cell office:value-type="string" calcext:value-type="string">
            <text:p>STRINITY_DN20914_c0_g1_i1</text:p>
          </table:table-cell>
          <table:table-cell office:value-type="float" office:value="-1.75550946208045" calcext:value-type="float">
            <text:p>-1.7555094621</text:p>
          </table:table-cell>
          <table:table-cell office:value-type="float" office:value="6.92657513960039" calcext:value-type="float">
            <text:p>6.9265751396</text:p>
          </table:table-cell>
          <table:table-cell office:value-type="float" office:value="12.1966468195192" calcext:value-type="float">
            <text:p>12.1966468195</text:p>
          </table:table-cell>
          <table:table-cell office:value-type="float" office:value="0.00414273838518812" calcext:value-type="float">
            <text:p>0.0041427384</text:p>
          </table:table-cell>
          <table:table-cell office:value-type="float" office:value="0.0497426883386308" calcext:value-type="float">
            <text:p>0.0497426883</text:p>
          </table:table-cell>
        </table:table-row>
        <table:table-row table:style-name="ro1">
          <table:table-cell office:value-type="string" calcext:value-type="string">
            <text:p>STRINITY_DN3923_c0_g1_i1</text:p>
          </table:table-cell>
          <table:table-cell office:value-type="float" office:value="-1.81950510670756" calcext:value-type="float">
            <text:p>-1.8195051067</text:p>
          </table:table-cell>
          <table:table-cell office:value-type="float" office:value="4.15039746210695" calcext:value-type="float">
            <text:p>4.1503974621</text:p>
          </table:table-cell>
          <table:table-cell office:value-type="float" office:value="28.7363487012377" calcext:value-type="float">
            <text:p>28.7363487012</text:p>
          </table:table-cell>
          <table:table-cell office:value-type="float" office:value="0.00014381748329467" calcext:value-type="float">
            <text:p>0.0001438175</text:p>
          </table:table-cell>
          <table:table-cell office:value-type="float" office:value="0.00678791385776637" calcext:value-type="float">
            <text:p>0.0067879139</text:p>
          </table:table-cell>
        </table:table-row>
        <table:table-row table:style-name="ro1">
          <table:table-cell office:value-type="string" calcext:value-type="string">
            <text:p>MTRINITY_DN9518_c0_g2_i1</text:p>
          </table:table-cell>
          <table:table-cell office:value-type="float" office:value="-6.3446512503344" calcext:value-type="float">
            <text:p>-6.3446512503</text:p>
          </table:table-cell>
          <table:table-cell office:value-type="float" office:value="3.3633209804502" calcext:value-type="float">
            <text:p>3.3633209805</text:p>
          </table:table-cell>
          <table:table-cell office:value-type="float" office:value="41.4577742763627" calcext:value-type="float">
            <text:p>41.4577742764</text:p>
          </table:table-cell>
          <table:table-cell office:value-type="float" office:value="0.0000254367031434524" calcext:value-type="float">
            <text:p>2.54367031434524E-005</text:p>
          </table:table-cell>
          <table:table-cell office:value-type="float" office:value="0.0029826521678131" calcext:value-type="float">
            <text:p>0.0029826522</text:p>
          </table:table-cell>
        </table:table-row>
        <table:table-row table:style-name="ro1">
          <table:table-cell office:value-type="string" calcext:value-type="string">
            <text:p>MTRINITY_DN6504_c0_g1_i1</text:p>
          </table:table-cell>
          <table:table-cell office:value-type="float" office:value="-1.26764360554418" calcext:value-type="float">
            <text:p>-1.2676436055</text:p>
          </table:table-cell>
          <table:table-cell office:value-type="float" office:value="4.51295875887074" calcext:value-type="float">
            <text:p>4.5129587589</text:p>
          </table:table-cell>
          <table:table-cell office:value-type="float" office:value="15.6179249260696" calcext:value-type="float">
            <text:p>15.6179249261</text:p>
          </table:table-cell>
          <table:table-cell office:value-type="float" office:value="0.00327546089674268" calcext:value-type="float">
            <text:p>0.0032754609</text:p>
          </table:table-cell>
          <table:table-cell office:value-type="float" office:value="0.042860847950489" calcext:value-type="float">
            <text:p>0.042860848</text:p>
          </table:table-cell>
        </table:table-row>
        <table:table-row table:style-name="ro1">
          <table:table-cell office:value-type="string" calcext:value-type="string">
            <text:p>MTRINITY_DN13220_c3_g1_i1</text:p>
          </table:table-cell>
          <table:table-cell office:value-type="float" office:value="-3.16795168715211" calcext:value-type="float">
            <text:p>-3.1679516872</text:p>
          </table:table-cell>
          <table:table-cell office:value-type="float" office:value="3.0865785048319" calcext:value-type="float">
            <text:p>3.0865785048</text:p>
          </table:table-cell>
          <table:table-cell office:value-type="float" office:value="30.2068858034403" calcext:value-type="float">
            <text:p>30.2068858034</text:p>
          </table:table-cell>
          <table:table-cell office:value-type="float" office:value="0.000114662481320233" calcext:value-type="float">
            <text:p>0.0001146625</text:p>
          </table:table-cell>
          <table:table-cell office:value-type="float" office:value="0.00607043803222357" calcext:value-type="float">
            <text:p>0.006070438</text:p>
          </table:table-cell>
        </table:table-row>
        <table:table-row table:style-name="ro1">
          <table:table-cell office:value-type="string" calcext:value-type="string">
            <text:p>STRINITY_DN10330_c0_g1_i2</text:p>
          </table:table-cell>
          <table:table-cell office:value-type="float" office:value="1.65102661944594" calcext:value-type="float">
            <text:p>1.6510266194</text:p>
          </table:table-cell>
          <table:table-cell office:value-type="float" office:value="3.33772464777645" calcext:value-type="float">
            <text:p>3.3377246478</text:p>
          </table:table-cell>
          <table:table-cell office:value-type="float" office:value="14.3238126235453" calcext:value-type="float">
            <text:p>14.3238126235</text:p>
          </table:table-cell>
          <table:table-cell office:value-type="float" office:value="0.00239091943596125" calcext:value-type="float">
            <text:p>0.0023909194</text:p>
          </table:table-cell>
          <table:table-cell office:value-type="float" office:value="0.0350058658225518" calcext:value-type="float">
            <text:p>0.0350058658</text:p>
          </table:table-cell>
        </table:table-row>
        <table:table-row table:style-name="ro1">
          <table:table-cell office:value-type="string" calcext:value-type="string">
            <text:p>MTRINITY_DN16574_c0_g1_i11</text:p>
          </table:table-cell>
          <table:table-cell office:value-type="float" office:value="-3.41390144797257" calcext:value-type="float">
            <text:p>-3.413901448</text:p>
          </table:table-cell>
          <table:table-cell office:value-type="float" office:value="3.64598628532933" calcext:value-type="float">
            <text:p>3.6459862853</text:p>
          </table:table-cell>
          <table:table-cell office:value-type="float" office:value="32.8672432728224" calcext:value-type="float">
            <text:p>32.8672432728</text:p>
          </table:table-cell>
          <table:table-cell office:value-type="float" office:value="0.0000776255258579661" calcext:value-type="float">
            <text:p>7.76255258579661E-005</text:p>
          </table:table-cell>
          <table:table-cell office:value-type="float" office:value="0.00486464099207605" calcext:value-type="float">
            <text:p>0.004864641</text:p>
          </table:table-cell>
        </table:table-row>
        <table:table-row table:style-name="ro1">
          <table:table-cell office:value-type="string" calcext:value-type="string">
            <text:p>STRINITY_DN1825_c0_g1_i1</text:p>
          </table:table-cell>
          <table:table-cell office:value-type="float" office:value="-4.22818382705472" calcext:value-type="float">
            <text:p>-4.2281838271</text:p>
          </table:table-cell>
          <table:table-cell office:value-type="float" office:value="3.96167910216489" calcext:value-type="float">
            <text:p>3.9616791022</text:p>
          </table:table-cell>
          <table:table-cell office:value-type="float" office:value="22.1058440462032" calcext:value-type="float">
            <text:p>22.1058440462</text:p>
          </table:table-cell>
          <table:table-cell office:value-type="float" office:value="0.000448805350050762" calcext:value-type="float">
            <text:p>0.0004488054</text:p>
          </table:table-cell>
          <table:table-cell office:value-type="float" office:value="0.0127820104343679" calcext:value-type="float">
            <text:p>0.0127820104</text:p>
          </table:table-cell>
        </table:table-row>
        <table:table-row table:style-name="ro1">
          <table:table-cell office:value-type="string" calcext:value-type="string">
            <text:p>MTRINITY_DN10443_c1_g1_i1</text:p>
          </table:table-cell>
          <table:table-cell office:value-type="float" office:value="-2.15302811778407" calcext:value-type="float">
            <text:p>-2.1530281178</text:p>
          </table:table-cell>
          <table:table-cell office:value-type="float" office:value="4.56957554845223" calcext:value-type="float">
            <text:p>4.5695755485</text:p>
          </table:table-cell>
          <table:table-cell office:value-type="float" office:value="31.2819566440717" calcext:value-type="float">
            <text:p>31.2819566441</text:p>
          </table:table-cell>
          <table:table-cell office:value-type="float" office:value="0.0000976521676815275" calcext:value-type="float">
            <text:p>9.76521676815275E-005</text:p>
          </table:table-cell>
          <table:table-cell office:value-type="float" office:value="0.00555174766943957" calcext:value-type="float">
            <text:p>0.0055517477</text:p>
          </table:table-cell>
        </table:table-row>
        <table:table-row table:style-name="ro1">
          <table:table-cell office:value-type="string" calcext:value-type="string">
            <text:p>MTRINITY_DN19045_c0_g1_i1</text:p>
          </table:table-cell>
          <table:table-cell office:value-type="float" office:value="-8.07518379455906" calcext:value-type="float">
            <text:p>-8.0751837946</text:p>
          </table:table-cell>
          <table:table-cell office:value-type="float" office:value="0.508219861164194" calcext:value-type="float">
            <text:p>0.5082198612</text:p>
          </table:table-cell>
          <table:table-cell office:value-type="float" office:value="54.7562728600471" calcext:value-type="float">
            <text:p>54.75627286</text:p>
          </table:table-cell>
          <table:table-cell office:value-type="float" office:value="0.00000999698592366766" calcext:value-type="float">
            <text:p>0.000009997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MTRINITY_DN14315_c1_g1_i1</text:p>
          </table:table-cell>
          <table:table-cell office:value-type="float" office:value="1.70453414004199" calcext:value-type="float">
            <text:p>1.70453414</text:p>
          </table:table-cell>
          <table:table-cell office:value-type="float" office:value="2.61359418318273" calcext:value-type="float">
            <text:p>2.6135941832</text:p>
          </table:table-cell>
          <table:table-cell office:value-type="float" office:value="25.0452713781448" calcext:value-type="float">
            <text:p>25.0452713781</text:p>
          </table:table-cell>
          <table:table-cell office:value-type="float" office:value="0.000843461996002206" calcext:value-type="float">
            <text:p>0.000843462</text:p>
          </table:table-cell>
          <table:table-cell office:value-type="float" office:value="0.0182402336347714" calcext:value-type="float">
            <text:p>0.0182402336</text:p>
          </table:table-cell>
        </table:table-row>
        <table:table-row table:style-name="ro1">
          <table:table-cell office:value-type="string" calcext:value-type="string">
            <text:p>MTRINITY_DN14177_c0_g1_i1</text:p>
          </table:table-cell>
          <table:table-cell office:value-type="float" office:value="1.2900020130632" calcext:value-type="float">
            <text:p>1.2900020131</text:p>
          </table:table-cell>
          <table:table-cell office:value-type="float" office:value="5.19230451047239" calcext:value-type="float">
            <text:p>5.1923045105</text:p>
          </table:table-cell>
          <table:table-cell office:value-type="float" office:value="26.3596335721254" calcext:value-type="float">
            <text:p>26.3596335721</text:p>
          </table:table-cell>
          <table:table-cell office:value-type="float" office:value="0.00157028096994524" calcext:value-type="float">
            <text:p>0.001570281</text:p>
          </table:table-cell>
          <table:table-cell office:value-type="float" office:value="0.0265110765780744" calcext:value-type="float">
            <text:p>0.0265110766</text:p>
          </table:table-cell>
        </table:table-row>
        <table:table-row table:style-name="ro1">
          <table:table-cell office:value-type="string" calcext:value-type="string">
            <text:p>MTRINITY_DN14253_c1_g1_i1</text:p>
          </table:table-cell>
          <table:table-cell office:value-type="float" office:value="1.16100978724379" calcext:value-type="float">
            <text:p>1.1610097872</text:p>
          </table:table-cell>
          <table:table-cell office:value-type="float" office:value="5.28082121516159" calcext:value-type="float">
            <text:p>5.2808212152</text:p>
          </table:table-cell>
          <table:table-cell office:value-type="float" office:value="27.6545301225374" calcext:value-type="float">
            <text:p>27.6545301225</text:p>
          </table:table-cell>
          <table:table-cell office:value-type="float" office:value="0.00413027136009116" calcext:value-type="float">
            <text:p>0.0041302714</text:p>
          </table:table-cell>
          <table:table-cell office:value-type="float" office:value="0.0496525773677278" calcext:value-type="float">
            <text:p>0.0496525774</text:p>
          </table:table-cell>
        </table:table-row>
        <table:table-row table:style-name="ro1">
          <table:table-cell office:value-type="string" calcext:value-type="string">
            <text:p>MTRINITY_DN10728_c1_g1_i1</text:p>
          </table:table-cell>
          <table:table-cell office:value-type="float" office:value="2.00568279052156" calcext:value-type="float">
            <text:p>2.0056827905</text:p>
          </table:table-cell>
          <table:table-cell office:value-type="float" office:value="2.61839034710235" calcext:value-type="float">
            <text:p>2.6183903471</text:p>
          </table:table-cell>
          <table:table-cell office:value-type="float" office:value="20.4743164740671" calcext:value-type="float">
            <text:p>20.4743164741</text:p>
          </table:table-cell>
          <table:table-cell office:value-type="float" office:value="0.000615062553652323" calcext:value-type="float">
            <text:p>0.0006150626</text:p>
          </table:table-cell>
          <table:table-cell office:value-type="float" office:value="0.0152083589254822" calcext:value-type="float">
            <text:p>0.0152083589</text:p>
          </table:table-cell>
        </table:table-row>
        <table:table-row table:style-name="ro1">
          <table:table-cell office:value-type="string" calcext:value-type="string">
            <text:p>MTRINITY_DN18379_c0_g1_i1</text:p>
          </table:table-cell>
          <table:table-cell office:value-type="float" office:value="-6.63715427255496" calcext:value-type="float">
            <text:p>-6.6371542726</text:p>
          </table:table-cell>
          <table:table-cell office:value-type="float" office:value="4.20498984630064" calcext:value-type="float">
            <text:p>4.2049898463</text:p>
          </table:table-cell>
          <table:table-cell office:value-type="float" office:value="151.240548525252" calcext:value-type="float">
            <text:p>151.2405485253</text:p>
          </table:table-cell>
          <table:table-cell office:value-type="float" office:value="0.0000000216288607079322" calcext:value-type="float">
            <text:p>2.16288607079322E-008</text:p>
          </table:table-cell>
          <table:table-cell office:value-type="float" office:value="0.000135184599228084" calcext:value-type="float">
            <text:p>0.0001351846</text:p>
          </table:table-cell>
        </table:table-row>
        <table:table-row table:style-name="ro1">
          <table:table-cell office:value-type="string" calcext:value-type="string">
            <text:p>MTRINITY_DN3799_c0_g2_i1</text:p>
          </table:table-cell>
          <table:table-cell office:value-type="float" office:value="-2.13936621666764" calcext:value-type="float">
            <text:p>-2.1393662167</text:p>
          </table:table-cell>
          <table:table-cell office:value-type="float" office:value="0.777634805755916" calcext:value-type="float">
            <text:p>0.7776348058</text:p>
          </table:table-cell>
          <table:table-cell office:value-type="float" office:value="12.2762391584646" calcext:value-type="float">
            <text:p>12.2762391585</text:p>
          </table:table-cell>
          <table:table-cell office:value-type="float" office:value="0.0040546555412472" calcext:value-type="float">
            <text:p>0.0040546555</text:p>
          </table:table-cell>
          <table:table-cell office:value-type="float" office:value="0.0489592317124531" calcext:value-type="float">
            <text:p>0.0489592317</text:p>
          </table:table-cell>
        </table:table-row>
        <table:table-row table:style-name="ro1">
          <table:table-cell office:value-type="string" calcext:value-type="string">
            <text:p>Pc19991_g1_i1</text:p>
          </table:table-cell>
          <table:table-cell office:value-type="float" office:value="1.87503023871303" calcext:value-type="float">
            <text:p>1.8750302387</text:p>
          </table:table-cell>
          <table:table-cell office:value-type="float" office:value="5.86208874303845" calcext:value-type="float">
            <text:p>5.862088743</text:p>
          </table:table-cell>
          <table:table-cell office:value-type="float" office:value="41.5898828939287" calcext:value-type="float">
            <text:p>41.5898828939</text:p>
          </table:table-cell>
          <table:table-cell office:value-type="float" office:value="0.0000250405019599314" calcext:value-type="float">
            <text:p>2.50405019599314E-005</text:p>
          </table:table-cell>
          <table:table-cell office:value-type="float" office:value="0.00295931412532764" calcext:value-type="float">
            <text:p>0.0029593141</text:p>
          </table:table-cell>
        </table:table-row>
        <table:table-row table:style-name="ro1">
          <table:table-cell office:value-type="string" calcext:value-type="string">
            <text:p>Pc26747_g1_i1</text:p>
          </table:table-cell>
          <table:table-cell office:value-type="float" office:value="2.24376609287282" calcext:value-type="float">
            <text:p>2.2437660929</text:p>
          </table:table-cell>
          <table:table-cell office:value-type="float" office:value="1.5483198086707" calcext:value-type="float">
            <text:p>1.5483198087</text:p>
          </table:table-cell>
          <table:table-cell office:value-type="float" office:value="22.5839367710213" calcext:value-type="float">
            <text:p>22.583936771</text:p>
          </table:table-cell>
          <table:table-cell office:value-type="float" office:value="0.000410426198065968" calcext:value-type="float">
            <text:p>0.0004104262</text:p>
          </table:table-cell>
          <table:table-cell office:value-type="float" office:value="0.0122069678612924" calcext:value-type="float">
            <text:p>0.0122069679</text:p>
          </table:table-cell>
        </table:table-row>
        <table:table-row table:style-name="ro1">
          <table:table-cell office:value-type="string" calcext:value-type="string">
            <text:p>MTRINITY_DN9187_c1_g1_i1</text:p>
          </table:table-cell>
          <table:table-cell office:value-type="float" office:value="-1.62951319999891" calcext:value-type="float">
            <text:p>-1.6295132</text:p>
          </table:table-cell>
          <table:table-cell office:value-type="float" office:value="5.27265998930034" calcext:value-type="float">
            <text:p>5.2726599893</text:p>
          </table:table-cell>
          <table:table-cell office:value-type="float" office:value="13.3808316478569" calcext:value-type="float">
            <text:p>13.3808316479</text:p>
          </table:table-cell>
          <table:table-cell office:value-type="float" office:value="0.00303203220722273" calcext:value-type="float">
            <text:p>0.0030320322</text:p>
          </table:table-cell>
          <table:table-cell office:value-type="float" office:value="0.0407263870203396" calcext:value-type="float">
            <text:p>0.040726387</text:p>
          </table:table-cell>
        </table:table-row>
        <table:table-row table:style-name="ro1">
          <table:table-cell office:value-type="string" calcext:value-type="string">
            <text:p>Pc31180_g2_i1</text:p>
          </table:table-cell>
          <table:table-cell office:value-type="float" office:value="2.0195627884881" calcext:value-type="float">
            <text:p>2.0195627885</text:p>
          </table:table-cell>
          <table:table-cell office:value-type="float" office:value="1.08259446544131" calcext:value-type="float">
            <text:p>1.0825944654</text:p>
          </table:table-cell>
          <table:table-cell office:value-type="float" office:value="16.4424354840235" calcext:value-type="float">
            <text:p>16.442435484</text:p>
          </table:table-cell>
          <table:table-cell office:value-type="float" office:value="0.00286472821744077" calcext:value-type="float">
            <text:p>0.0028647282</text:p>
          </table:table-cell>
          <table:table-cell office:value-type="float" office:value="0.0393097768968472" calcext:value-type="float">
            <text:p>0.0393097769</text:p>
          </table:table-cell>
        </table:table-row>
        <table:table-row table:style-name="ro1">
          <table:table-cell office:value-type="string" calcext:value-type="string">
            <text:p>STRINITY_DN12356_c0_g1_i1</text:p>
          </table:table-cell>
          <table:table-cell office:value-type="float" office:value="-1.20321317868023" calcext:value-type="float">
            <text:p>-1.2032131787</text:p>
          </table:table-cell>
          <table:table-cell office:value-type="float" office:value="5.69044620070175" calcext:value-type="float">
            <text:p>5.6904462007</text:p>
          </table:table-cell>
          <table:table-cell office:value-type="float" office:value="13.5458395516086" calcext:value-type="float">
            <text:p>13.5458395516</text:p>
          </table:table-cell>
          <table:table-cell office:value-type="float" office:value="0.0029066147915359" calcext:value-type="float">
            <text:p>0.0029066148</text:p>
          </table:table-cell>
          <table:table-cell office:value-type="float" office:value="0.0396259412894348" calcext:value-type="float">
            <text:p>0.0396259413</text:p>
          </table:table-cell>
        </table:table-row>
        <table:table-row table:style-name="ro1">
          <table:table-cell office:value-type="string" calcext:value-type="string">
            <text:p>STRINITY_DN16442_c0_g1_i1</text:p>
          </table:table-cell>
          <table:table-cell office:value-type="float" office:value="3.12497882539026" calcext:value-type="float">
            <text:p>3.1249788254</text:p>
          </table:table-cell>
          <table:table-cell office:value-type="float" office:value="6.26502463578102" calcext:value-type="float">
            <text:p>6.2650246358</text:p>
          </table:table-cell>
          <table:table-cell office:value-type="float" office:value="52.8553564713713" calcext:value-type="float">
            <text:p>52.8553564714</text:p>
          </table:table-cell>
          <table:table-cell office:value-type="float" office:value="0.00000745104910856693" calcext:value-type="float">
            <text:p>0.000007451</text:p>
          </table:table-cell>
          <table:table-cell office:value-type="float" office:value="0.00196705788718561" calcext:value-type="float">
            <text:p>0.0019670579</text:p>
          </table:table-cell>
        </table:table-row>
        <table:table-row table:style-name="ro1">
          <table:table-cell office:value-type="string" calcext:value-type="string">
            <text:p>MTRINITY_DN17204_c0_g1_i1</text:p>
          </table:table-cell>
          <table:table-cell office:value-type="float" office:value="-2.63733516767193" calcext:value-type="float">
            <text:p>-2.6373351677</text:p>
          </table:table-cell>
          <table:table-cell office:value-type="float" office:value="3.12802025570647" calcext:value-type="float">
            <text:p>3.1280202557</text:p>
          </table:table-cell>
          <table:table-cell office:value-type="float" office:value="32.6940472855071" calcext:value-type="float">
            <text:p>32.6940472855</text:p>
          </table:table-cell>
          <table:table-cell office:value-type="float" office:value="0.0000795643174082425" calcext:value-type="float">
            <text:p>7.95643174082425E-005</text:p>
          </table:table-cell>
          <table:table-cell office:value-type="float" office:value="0.00493242592778683" calcext:value-type="float">
            <text:p>0.0049324259</text:p>
          </table:table-cell>
        </table:table-row>
        <table:table-row table:style-name="ro1">
          <table:table-cell office:value-type="string" calcext:value-type="string">
            <text:p>STRINITY_DN13268_c1_g4_i2</text:p>
          </table:table-cell>
          <table:table-cell office:value-type="float" office:value="-3.8900528322582" calcext:value-type="float">
            <text:p>-3.8900528323</text:p>
          </table:table-cell>
          <table:table-cell office:value-type="float" office:value="2.22354530336981" calcext:value-type="float">
            <text:p>2.2235453034</text:p>
          </table:table-cell>
          <table:table-cell office:value-type="float" office:value="14.845925567911" calcext:value-type="float">
            <text:p>14.8459255679</text:p>
          </table:table-cell>
          <table:table-cell office:value-type="float" office:value="0.00210438739395833" calcext:value-type="float">
            <text:p>0.0021043874</text:p>
          </table:table-cell>
          <table:table-cell office:value-type="float" office:value="0.0320983235730901" calcext:value-type="float">
            <text:p>0.0320983236</text:p>
          </table:table-cell>
        </table:table-row>
        <table:table-row table:style-name="ro1">
          <table:table-cell office:value-type="string" calcext:value-type="string">
            <text:p>STRINITY_DN8315_c0_g1_i2</text:p>
          </table:table-cell>
          <table:table-cell office:value-type="float" office:value="-3.26768023324616" calcext:value-type="float">
            <text:p>-3.2676802332</text:p>
          </table:table-cell>
          <table:table-cell office:value-type="float" office:value="1.20802069397688" calcext:value-type="float">
            <text:p>1.208020694</text:p>
          </table:table-cell>
          <table:table-cell office:value-type="float" office:value="20.2812995013967" calcext:value-type="float">
            <text:p>20.2812995014</text:p>
          </table:table-cell>
          <table:table-cell office:value-type="float" office:value="0.000639117288007267" calcext:value-type="float">
            <text:p>0.0006391173</text:p>
          </table:table-cell>
          <table:table-cell office:value-type="float" office:value="0.0154768233635329" calcext:value-type="float">
            <text:p>0.0154768234</text:p>
          </table:table-cell>
        </table:table-row>
        <table:table-row table:style-name="ro1">
          <table:table-cell office:value-type="string" calcext:value-type="string">
            <text:p>MTRINITY_DN3602_c0_g2_i1</text:p>
          </table:table-cell>
          <table:table-cell office:value-type="float" office:value="-3.59516821300414" calcext:value-type="float">
            <text:p>-3.595168213</text:p>
          </table:table-cell>
          <table:table-cell office:value-type="float" office:value="1.99335626357558" calcext:value-type="float">
            <text:p>1.9933562636</text:p>
          </table:table-cell>
          <table:table-cell office:value-type="float" office:value="21.5239224067733" calcext:value-type="float">
            <text:p>21.5239224068</text:p>
          </table:table-cell>
          <table:table-cell office:value-type="float" office:value="0.000501278475000524" calcext:value-type="float">
            <text:p>0.0005012785</text:p>
          </table:table-cell>
          <table:table-cell office:value-type="float" office:value="0.0135561957320412" calcext:value-type="float">
            <text:p>0.0135561957</text:p>
          </table:table-cell>
        </table:table-row>
        <table:table-row table:style-name="ro1">
          <table:table-cell office:value-type="string" calcext:value-type="string">
            <text:p>STRINITY_DN11859_c0_g1_i3</text:p>
          </table:table-cell>
          <table:table-cell office:value-type="float" office:value="-1.63066630895099" calcext:value-type="float">
            <text:p>-1.630666309</text:p>
          </table:table-cell>
          <table:table-cell office:value-type="float" office:value="2.64765135323791" calcext:value-type="float">
            <text:p>2.6476513532</text:p>
          </table:table-cell>
          <table:table-cell office:value-type="float" office:value="28.8106118025026" calcext:value-type="float">
            <text:p>28.8106118025</text:p>
          </table:table-cell>
          <table:table-cell office:value-type="float" office:value="0.00154371087732798" calcext:value-type="float">
            <text:p>0.0015437109</text:p>
          </table:table-cell>
          <table:table-cell office:value-type="float" office:value="0.026195089381363" calcext:value-type="float">
            <text:p>0.0261950894</text:p>
          </table:table-cell>
        </table:table-row>
        <table:table-row table:style-name="ro1">
          <table:table-cell office:value-type="string" calcext:value-type="string">
            <text:p>Pc42094_g1_i1</text:p>
          </table:table-cell>
          <table:table-cell office:value-type="float" office:value="-4.88361307743278" calcext:value-type="float">
            <text:p>-4.8836130774</text:p>
          </table:table-cell>
          <table:table-cell office:value-type="float" office:value="3.31631709728523" calcext:value-type="float">
            <text:p>3.3163170973</text:p>
          </table:table-cell>
          <table:table-cell office:value-type="float" office:value="34.4030577897904" calcext:value-type="float">
            <text:p>34.4030577898</text:p>
          </table:table-cell>
          <table:table-cell office:value-type="float" office:value="0.000062632927575901" calcext:value-type="float">
            <text:p>6.2632927575901E-005</text:p>
          </table:table-cell>
          <table:table-cell office:value-type="float" office:value="0.00452001692572024" calcext:value-type="float">
            <text:p>0.0045200169</text:p>
          </table:table-cell>
        </table:table-row>
        <table:table-row table:style-name="ro1">
          <table:table-cell office:value-type="string" calcext:value-type="string">
            <text:p>MTRINITY_DN12224_c0_g2_i1</text:p>
          </table:table-cell>
          <table:table-cell office:value-type="float" office:value="-4.33841592764355" calcext:value-type="float">
            <text:p>-4.3384159276</text:p>
          </table:table-cell>
          <table:table-cell office:value-type="float" office:value="3.93136661137007" calcext:value-type="float">
            <text:p>3.9313666114</text:p>
          </table:table-cell>
          <table:table-cell office:value-type="float" office:value="39.1591933618893" calcext:value-type="float">
            <text:p>39.1591933619</text:p>
          </table:table-cell>
          <table:table-cell office:value-type="float" office:value="0.0000336433387243933" calcext:value-type="float">
            <text:p>3.36433387243933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STRINITY_DN10545_c0_g1_i1</text:p>
          </table:table-cell>
          <table:table-cell office:value-type="float" office:value="1.25411877674007" calcext:value-type="float">
            <text:p>1.2541187767</text:p>
          </table:table-cell>
          <table:table-cell office:value-type="float" office:value="4.77388776352104" calcext:value-type="float">
            <text:p>4.7738877635</text:p>
          </table:table-cell>
          <table:table-cell office:value-type="float" office:value="19.6314660460496" calcext:value-type="float">
            <text:p>19.631466046</text:p>
          </table:table-cell>
          <table:table-cell office:value-type="float" office:value="0.00245551402478569" calcext:value-type="float">
            <text:p>0.002455514</text:p>
          </table:table-cell>
          <table:table-cell office:value-type="float" office:value="0.0356257225693654" calcext:value-type="float">
            <text:p>0.0356257226</text:p>
          </table:table-cell>
        </table:table-row>
        <table:table-row table:style-name="ro1">
          <table:table-cell office:value-type="string" calcext:value-type="string">
            <text:p>MTRINITY_DN13954_c1_g1_i2</text:p>
          </table:table-cell>
          <table:table-cell office:value-type="float" office:value="-4.16820801319337" calcext:value-type="float">
            <text:p>-4.1682080132</text:p>
          </table:table-cell>
          <table:table-cell office:value-type="float" office:value="4.16006095077161" calcext:value-type="float">
            <text:p>4.1600609508</text:p>
          </table:table-cell>
          <table:table-cell office:value-type="float" office:value="24.8794225128032" calcext:value-type="float">
            <text:p>24.8794225128</text:p>
          </table:table-cell>
          <table:table-cell office:value-type="float" office:value="0.0002717894258594" calcext:value-type="float">
            <text:p>0.0002717894</text:p>
          </table:table-cell>
          <table:table-cell office:value-type="float" office:value="0.00963490276829786" calcext:value-type="float">
            <text:p>0.0096349028</text:p>
          </table:table-cell>
        </table:table-row>
        <table:table-row table:style-name="ro1">
          <table:table-cell office:value-type="string" calcext:value-type="string">
            <text:p>MTRINITY_DN15272_c5_g2_i1</text:p>
          </table:table-cell>
          <table:table-cell office:value-type="float" office:value="-1.71324216294603" calcext:value-type="float">
            <text:p>-1.7132421629</text:p>
          </table:table-cell>
          <table:table-cell office:value-type="float" office:value="6.5344902961749" calcext:value-type="float">
            <text:p>6.5344902962</text:p>
          </table:table-cell>
          <table:table-cell office:value-type="float" office:value="65.7134144636102" calcext:value-type="float">
            <text:p>65.7134144636</text:p>
          </table:table-cell>
          <table:table-cell office:value-type="float" office:value="0.0000260723895395547" calcext:value-type="float">
            <text:p>2.60723895395547E-005</text:p>
          </table:table-cell>
          <table:table-cell office:value-type="float" office:value="0.00299862447968718" calcext:value-type="float">
            <text:p>0.0029986245</text:p>
          </table:table-cell>
        </table:table-row>
        <table:table-row table:style-name="ro1">
          <table:table-cell office:value-type="string" calcext:value-type="string">
            <text:p>MTRINITY_DN14355_c3_g1_i3</text:p>
          </table:table-cell>
          <table:table-cell office:value-type="float" office:value="-4.10636665134039" calcext:value-type="float">
            <text:p>-4.1063666513</text:p>
          </table:table-cell>
          <table:table-cell office:value-type="float" office:value="3.58033649094056" calcext:value-type="float">
            <text:p>3.5803364909</text:p>
          </table:table-cell>
          <table:table-cell office:value-type="float" office:value="26.9287046360676" calcext:value-type="float">
            <text:p>26.9287046361</text:p>
          </table:table-cell>
          <table:table-cell office:value-type="float" office:value="0.000192247568150029" calcext:value-type="float">
            <text:p>0.0001922476</text:p>
          </table:table-cell>
          <table:table-cell office:value-type="float" office:value="0.00786224455139997" calcext:value-type="float">
            <text:p>0.0078622446</text:p>
          </table:table-cell>
        </table:table-row>
        <table:table-row table:style-name="ro1">
          <table:table-cell office:value-type="string" calcext:value-type="string">
            <text:p>Pc32482_g1_i1</text:p>
          </table:table-cell>
          <table:table-cell office:value-type="float" office:value="1.55844589926594" calcext:value-type="float">
            <text:p>1.5584458993</text:p>
          </table:table-cell>
          <table:table-cell office:value-type="float" office:value="5.35024430403544" calcext:value-type="float">
            <text:p>5.350244304</text:p>
          </table:table-cell>
          <table:table-cell office:value-type="float" office:value="19.9879711308895" calcext:value-type="float">
            <text:p>19.9879711309</text:p>
          </table:table-cell>
          <table:table-cell office:value-type="float" office:value="0.000677797572797962" calcext:value-type="float">
            <text:p>0.0006777976</text:p>
          </table:table-cell>
          <table:table-cell office:value-type="float" office:value="0.0160331974312445" calcext:value-type="float">
            <text:p>0.0160331974</text:p>
          </table:table-cell>
        </table:table-row>
        <table:table-row table:style-name="ro1">
          <table:table-cell office:value-type="string" calcext:value-type="string">
            <text:p>MTRINITY_DN17058_c1_g1_i1</text:p>
          </table:table-cell>
          <table:table-cell office:value-type="float" office:value="-3.20299572244088" calcext:value-type="float">
            <text:p>-3.2029957224</text:p>
          </table:table-cell>
          <table:table-cell office:value-type="float" office:value="4.33412429209392" calcext:value-type="float">
            <text:p>4.3341242921</text:p>
          </table:table-cell>
          <table:table-cell office:value-type="float" office:value="25.242445197078" calcext:value-type="float">
            <text:p>25.2424451971</text:p>
          </table:table-cell>
          <table:table-cell office:value-type="float" office:value="0.000255257597661613" calcext:value-type="float">
            <text:p>0.0002552576</text:p>
          </table:table-cell>
          <table:table-cell office:value-type="float" office:value="0.00936714250196369" calcext:value-type="float">
            <text:p>0.0093671425</text:p>
          </table:table-cell>
        </table:table-row>
        <table:table-row table:style-name="ro1">
          <table:table-cell office:value-type="string" calcext:value-type="string">
            <text:p>MTRINITY_DN12369_c0_g1_i1</text:p>
          </table:table-cell>
          <table:table-cell office:value-type="float" office:value="-1.6364064548366" calcext:value-type="float">
            <text:p>-1.6364064548</text:p>
          </table:table-cell>
          <table:table-cell office:value-type="float" office:value="4.40789070416453" calcext:value-type="float">
            <text:p>4.4078907042</text:p>
          </table:table-cell>
          <table:table-cell office:value-type="float" office:value="23.879848298811" calcext:value-type="float">
            <text:p>23.8798482988</text:p>
          </table:table-cell>
          <table:table-cell office:value-type="float" office:value="0.000324135393893722" calcext:value-type="float">
            <text:p>0.0003241354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Pc4373_g1_i1</text:p>
          </table:table-cell>
          <table:table-cell office:value-type="float" office:value="-1.92599409663205" calcext:value-type="float">
            <text:p>-1.9259940966</text:p>
          </table:table-cell>
          <table:table-cell office:value-type="float" office:value="4.10811962020371" calcext:value-type="float">
            <text:p>4.1081196202</text:p>
          </table:table-cell>
          <table:table-cell office:value-type="float" office:value="15.0824886807521" calcext:value-type="float">
            <text:p>15.0824886808</text:p>
          </table:table-cell>
          <table:table-cell office:value-type="float" office:value="0.00198784817255898" calcext:value-type="float">
            <text:p>0.0019878482</text:p>
          </table:table-cell>
          <table:table-cell office:value-type="float" office:value="0.0309819451941202" calcext:value-type="float">
            <text:p>0.0309819452</text:p>
          </table:table-cell>
        </table:table-row>
        <table:table-row table:style-name="ro1">
          <table:table-cell office:value-type="string" calcext:value-type="string">
            <text:p>Pc27032_g6_i2</text:p>
          </table:table-cell>
          <table:table-cell office:value-type="float" office:value="-1.74318303596333" calcext:value-type="float">
            <text:p>-1.743183036</text:p>
          </table:table-cell>
          <table:table-cell office:value-type="float" office:value="3.55251847157131" calcext:value-type="float">
            <text:p>3.5525184716</text:p>
          </table:table-cell>
          <table:table-cell office:value-type="float" office:value="18.4192919407258" calcext:value-type="float">
            <text:p>18.4192919407</text:p>
          </table:table-cell>
          <table:table-cell office:value-type="float" office:value="0.00120238144883809" calcext:value-type="float">
            <text:p>0.0012023814</text:p>
          </table:table-cell>
          <table:table-cell office:value-type="float" office:value="0.0227286437854041" calcext:value-type="float">
            <text:p>0.0227286438</text:p>
          </table:table-cell>
        </table:table-row>
        <table:table-row table:style-name="ro1">
          <table:table-cell office:value-type="string" calcext:value-type="string">
            <text:p>MTRINITY_DN3562_c0_g1_i1</text:p>
          </table:table-cell>
          <table:table-cell office:value-type="float" office:value="-5.4061190887756" calcext:value-type="float">
            <text:p>-5.4061190888</text:p>
          </table:table-cell>
          <table:table-cell office:value-type="float" office:value="0.942286363201454" calcext:value-type="float">
            <text:p>0.9422863632</text:p>
          </table:table-cell>
          <table:table-cell office:value-type="float" office:value="18.3124247136615" calcext:value-type="float">
            <text:p>18.3124247137</text:p>
          </table:table-cell>
          <table:table-cell office:value-type="float" office:value="0.00115159400246235" calcext:value-type="float">
            <text:p>0.001151594</text:p>
          </table:table-cell>
          <table:table-cell office:value-type="float" office:value="0.022060337438363" calcext:value-type="float">
            <text:p>0.0220603374</text:p>
          </table:table-cell>
        </table:table-row>
        <table:table-row table:style-name="ro1">
          <table:table-cell office:value-type="string" calcext:value-type="string">
            <text:p>STRINITY_DN3136_c0_g1_i1</text:p>
          </table:table-cell>
          <table:table-cell office:value-type="float" office:value="-3.65663517027578" calcext:value-type="float">
            <text:p>-3.6566351703</text:p>
          </table:table-cell>
          <table:table-cell office:value-type="float" office:value="2.67692776722325" calcext:value-type="float">
            <text:p>2.6769277672</text:p>
          </table:table-cell>
          <table:table-cell office:value-type="float" office:value="20.9800234419137" calcext:value-type="float">
            <text:p>20.9800234419</text:p>
          </table:table-cell>
          <table:table-cell office:value-type="float" office:value="0.000556864427790262" calcext:value-type="float">
            <text:p>0.0005568644</text:p>
          </table:table-cell>
          <table:table-cell office:value-type="float" office:value="0.0143460396657613" calcext:value-type="float">
            <text:p>0.0143460397</text:p>
          </table:table-cell>
        </table:table-row>
        <table:table-row table:style-name="ro1">
          <table:table-cell office:value-type="string" calcext:value-type="string">
            <text:p>MTRINITY_DN14503_c0_g1_i4</text:p>
          </table:table-cell>
          <table:table-cell office:value-type="float" office:value="-7.51864587455992" calcext:value-type="float">
            <text:p>-7.5186458746</text:p>
          </table:table-cell>
          <table:table-cell office:value-type="float" office:value="2.49695296477652" calcext:value-type="float">
            <text:p>2.4969529648</text:p>
          </table:table-cell>
          <table:table-cell office:value-type="float" office:value="42.7762019286597" calcext:value-type="float">
            <text:p>42.7762019287</text:p>
          </table:table-cell>
          <table:table-cell office:value-type="float" office:value="0.000032393660914122" calcext:value-type="float">
            <text:p>3.2393660914122E-005</text:p>
          </table:table-cell>
          <table:table-cell office:value-type="float" office:value="0.00327863715848" calcext:value-type="float">
            <text:p>0.0032786372</text:p>
          </table:table-cell>
        </table:table-row>
        <table:table-row table:style-name="ro1">
          <table:table-cell office:value-type="string" calcext:value-type="string">
            <text:p>MTRINITY_DN13325_c0_g4_i1</text:p>
          </table:table-cell>
          <table:table-cell office:value-type="float" office:value="-5.90898575992576" calcext:value-type="float">
            <text:p>-5.9089857599</text:p>
          </table:table-cell>
          <table:table-cell office:value-type="float" office:value="2.12630432737033" calcext:value-type="float">
            <text:p>2.1263043274</text:p>
          </table:table-cell>
          <table:table-cell office:value-type="float" office:value="22.91729367655" calcext:value-type="float">
            <text:p>22.9172936766</text:p>
          </table:table-cell>
          <table:table-cell office:value-type="float" office:value="0.000385915287875683" calcext:value-type="float">
            <text:p>0.0003859153</text:p>
          </table:table-cell>
          <table:table-cell office:value-type="float" office:value="0.0117488895653674" calcext:value-type="float">
            <text:p>0.0117488896</text:p>
          </table:table-cell>
        </table:table-row>
        <table:table-row table:style-name="ro1">
          <table:table-cell office:value-type="string" calcext:value-type="string">
            <text:p>STRINITY_DN13140_c0_g1_i1</text:p>
          </table:table-cell>
          <table:table-cell office:value-type="float" office:value="-1.38277389027459" calcext:value-type="float">
            <text:p>-1.3827738903</text:p>
          </table:table-cell>
          <table:table-cell office:value-type="float" office:value="7.66062749414973" calcext:value-type="float">
            <text:p>7.6606274941</text:p>
          </table:table-cell>
          <table:table-cell office:value-type="float" office:value="24.6259924570625" calcext:value-type="float">
            <text:p>24.6259924571</text:p>
          </table:table-cell>
          <table:table-cell office:value-type="float" office:value="0.000656995888793117" calcext:value-type="float">
            <text:p>0.0006569959</text:p>
          </table:table-cell>
          <table:table-cell office:value-type="float" office:value="0.0157647502716161" calcext:value-type="float">
            <text:p>0.0157647503</text:p>
          </table:table-cell>
        </table:table-row>
        <table:table-row table:style-name="ro1">
          <table:table-cell office:value-type="string" calcext:value-type="string">
            <text:p>Pc31783_g3_i4</text:p>
          </table:table-cell>
          <table:table-cell office:value-type="float" office:value="2.43441235932372" calcext:value-type="float">
            <text:p>2.4344123593</text:p>
          </table:table-cell>
          <table:table-cell office:value-type="float" office:value="2.62643713678731" calcext:value-type="float">
            <text:p>2.6264371368</text:p>
          </table:table-cell>
          <table:table-cell office:value-type="float" office:value="41.6189350905135" calcext:value-type="float">
            <text:p>41.6189350905</text:p>
          </table:table-cell>
          <table:table-cell office:value-type="float" office:value="0.0000249543352174622" calcext:value-type="float">
            <text:p>2.49543352174622E-005</text:p>
          </table:table-cell>
          <table:table-cell office:value-type="float" office:value="0.00295931412532764" calcext:value-type="float">
            <text:p>0.0029593141</text:p>
          </table:table-cell>
        </table:table-row>
        <table:table-row table:style-name="ro1">
          <table:table-cell office:value-type="string" calcext:value-type="string">
            <text:p>Pc32783_g1_i5</text:p>
          </table:table-cell>
          <table:table-cell office:value-type="float" office:value="2.0968760349167" calcext:value-type="float">
            <text:p>2.0968760349</text:p>
          </table:table-cell>
          <table:table-cell office:value-type="float" office:value="4.46361575336017" calcext:value-type="float">
            <text:p>4.4636157534</text:p>
          </table:table-cell>
          <table:table-cell office:value-type="float" office:value="52.5641552796203" calcext:value-type="float">
            <text:p>52.5641552796</text:p>
          </table:table-cell>
          <table:table-cell office:value-type="float" office:value="0.00000766692560466109" calcext:value-type="float">
            <text:p>7.66692560466109E-006</text:p>
          </table:table-cell>
          <table:table-cell office:value-type="float" office:value="0.00196705788718561" calcext:value-type="float">
            <text:p>0.0019670579</text:p>
          </table:table-cell>
        </table:table-row>
        <table:table-row table:style-name="ro1">
          <table:table-cell office:value-type="string" calcext:value-type="string">
            <text:p>MTRINITY_DN14568_c0_g1_i1</text:p>
          </table:table-cell>
          <table:table-cell office:value-type="float" office:value="-3.96690569906583" calcext:value-type="float">
            <text:p>-3.9669056991</text:p>
          </table:table-cell>
          <table:table-cell office:value-type="float" office:value="4.31836203843785" calcext:value-type="float">
            <text:p>4.3183620384</text:p>
          </table:table-cell>
          <table:table-cell office:value-type="float" office:value="48.2478508409278" calcext:value-type="float">
            <text:p>48.2478508409</text:p>
          </table:table-cell>
          <table:table-cell office:value-type="float" office:value="0.000011896191046963" calcext:value-type="float">
            <text:p>1.1896191046963E-005</text:p>
          </table:table-cell>
          <table:table-cell office:value-type="float" office:value="0.00228910168492138" calcext:value-type="float">
            <text:p>0.0022891017</text:p>
          </table:table-cell>
        </table:table-row>
        <table:table-row table:style-name="ro1">
          <table:table-cell office:value-type="string" calcext:value-type="string">
            <text:p>STRINITY_DN5053_c0_g2_i1</text:p>
          </table:table-cell>
          <table:table-cell office:value-type="float" office:value="-2.52101704099952" calcext:value-type="float">
            <text:p>-2.521017041</text:p>
          </table:table-cell>
          <table:table-cell office:value-type="float" office:value="2.70943146985301" calcext:value-type="float">
            <text:p>2.7094314699</text:p>
          </table:table-cell>
          <table:table-cell office:value-type="float" office:value="25.4588803683932" calcext:value-type="float">
            <text:p>25.4588803684</text:p>
          </table:table-cell>
          <table:table-cell office:value-type="float" office:value="0.000245957177111871" calcext:value-type="float">
            <text:p>0.0002459572</text:p>
          </table:table-cell>
          <table:table-cell office:value-type="float" office:value="0.00913399741446129" calcext:value-type="float">
            <text:p>0.0091339974</text:p>
          </table:table-cell>
        </table:table-row>
        <table:table-row table:style-name="ro1">
          <table:table-cell office:value-type="string" calcext:value-type="string">
            <text:p>MTRINITY_DN14155_c0_g2_i1</text:p>
          </table:table-cell>
          <table:table-cell office:value-type="float" office:value="-4.43409226635859" calcext:value-type="float">
            <text:p>-4.4340922664</text:p>
          </table:table-cell>
          <table:table-cell office:value-type="float" office:value="1.23206361373223" calcext:value-type="float">
            <text:p>1.2320636137</text:p>
          </table:table-cell>
          <table:table-cell office:value-type="float" office:value="19.343090188518" calcext:value-type="float">
            <text:p>19.3430901885</text:p>
          </table:table-cell>
          <table:table-cell office:value-type="float" office:value="0.000772806936451833" calcext:value-type="float">
            <text:p>0.0007728069</text:p>
          </table:table-cell>
          <table:table-cell office:value-type="float" office:value="0.0173379062917871" calcext:value-type="float">
            <text:p>0.0173379063</text:p>
          </table:table-cell>
        </table:table-row>
        <table:table-row table:style-name="ro1">
          <table:table-cell office:value-type="string" calcext:value-type="string">
            <text:p>STRINITY_DN19091_c0_g1_i1</text:p>
          </table:table-cell>
          <table:table-cell office:value-type="float" office:value="-4.15392544811377" calcext:value-type="float">
            <text:p>-4.1539254481</text:p>
          </table:table-cell>
          <table:table-cell office:value-type="float" office:value="3.9271074590884" calcext:value-type="float">
            <text:p>3.9271074591</text:p>
          </table:table-cell>
          <table:table-cell office:value-type="float" office:value="55.9914076680983" calcext:value-type="float">
            <text:p>55.9914076681</text:p>
          </table:table-cell>
          <table:table-cell office:value-type="float" office:value="0.00000552190931065014" calcext:value-type="float">
            <text:p>5.52190931065014E-006</text:p>
          </table:table-cell>
          <table:table-cell office:value-type="float" office:value="0.00176336886901166" calcext:value-type="float">
            <text:p>0.0017633689</text:p>
          </table:table-cell>
        </table:table-row>
        <table:table-row table:style-name="ro1">
          <table:table-cell office:value-type="string" calcext:value-type="string">
            <text:p>STRINITY_DN3715_c0_g1_i1</text:p>
          </table:table-cell>
          <table:table-cell office:value-type="float" office:value="1.30476669013674" calcext:value-type="float">
            <text:p>1.3047666901</text:p>
          </table:table-cell>
          <table:table-cell office:value-type="float" office:value="4.15175326411872" calcext:value-type="float">
            <text:p>4.1517532641</text:p>
          </table:table-cell>
          <table:table-cell office:value-type="float" office:value="19.9691286142873" calcext:value-type="float">
            <text:p>19.9691286143</text:p>
          </table:table-cell>
          <table:table-cell office:value-type="float" office:value="0.00250884275089611" calcext:value-type="float">
            <text:p>0.0025088428</text:p>
          </table:table-cell>
          <table:table-cell office:value-type="float" office:value="0.0362136719803901" calcext:value-type="float">
            <text:p>0.036213672</text:p>
          </table:table-cell>
        </table:table-row>
        <table:table-row table:style-name="ro1">
          <table:table-cell office:value-type="string" calcext:value-type="string">
            <text:p>MTRINITY_DN11618_c1_g2_i1</text:p>
          </table:table-cell>
          <table:table-cell office:value-type="float" office:value="2.44246723700229" calcext:value-type="float">
            <text:p>2.442467237</text:p>
          </table:table-cell>
          <table:table-cell office:value-type="float" office:value="4.3693057972875" calcext:value-type="float">
            <text:p>4.3693057973</text:p>
          </table:table-cell>
          <table:table-cell office:value-type="float" office:value="26.9979004184959" calcext:value-type="float">
            <text:p>26.9979004185</text:p>
          </table:table-cell>
          <table:table-cell office:value-type="float" office:value="0.000190075572408882" calcext:value-type="float">
            <text:p>0.0001900756</text:p>
          </table:table-cell>
          <table:table-cell office:value-type="float" office:value="0.00779954104801704" calcext:value-type="float">
            <text:p>0.007799541</text:p>
          </table:table-cell>
        </table:table-row>
        <table:table-row table:style-name="ro1">
          <table:table-cell office:value-type="string" calcext:value-type="string">
            <text:p>STRINITY_DN6832_c0_g1_i1</text:p>
          </table:table-cell>
          <table:table-cell office:value-type="float" office:value="1.65059883507643" calcext:value-type="float">
            <text:p>1.6505988351</text:p>
          </table:table-cell>
          <table:table-cell office:value-type="float" office:value="3.18188473993185" calcext:value-type="float">
            <text:p>3.1818847399</text:p>
          </table:table-cell>
          <table:table-cell office:value-type="float" office:value="25.80926574941" calcext:value-type="float">
            <text:p>25.8092657494</text:p>
          </table:table-cell>
          <table:table-cell office:value-type="float" office:value="0.000564505501908385" calcext:value-type="float">
            <text:p>0.0005645055</text:p>
          </table:table-cell>
          <table:table-cell office:value-type="float" office:value="0.0144331707501045" calcext:value-type="float">
            <text:p>0.0144331708</text:p>
          </table:table-cell>
        </table:table-row>
        <table:table-row table:style-name="ro1">
          <table:table-cell office:value-type="string" calcext:value-type="string">
            <text:p>Pc31664_g1_i6</text:p>
          </table:table-cell>
          <table:table-cell office:value-type="float" office:value="-1.64829201175905" calcext:value-type="float">
            <text:p>-1.6482920118</text:p>
          </table:table-cell>
          <table:table-cell office:value-type="float" office:value="3.06452657855941" calcext:value-type="float">
            <text:p>3.0645265786</text:p>
          </table:table-cell>
          <table:table-cell office:value-type="float" office:value="21.2776359477727" calcext:value-type="float">
            <text:p>21.2776359478</text:p>
          </table:table-cell>
          <table:table-cell office:value-type="float" office:value="0.000744452283163402" calcext:value-type="float">
            <text:p>0.0007444523</text:p>
          </table:table-cell>
          <table:table-cell office:value-type="float" office:value="0.0169844051017303" calcext:value-type="float">
            <text:p>0.0169844051</text:p>
          </table:table-cell>
        </table:table-row>
        <table:table-row table:style-name="ro1">
          <table:table-cell office:value-type="string" calcext:value-type="string">
            <text:p>MTRINITY_DN10257_c1_g1_i5</text:p>
          </table:table-cell>
          <table:table-cell office:value-type="float" office:value="-1.49725847721205" calcext:value-type="float">
            <text:p>-1.4972584772</text:p>
          </table:table-cell>
          <table:table-cell office:value-type="float" office:value="3.33163199566116" calcext:value-type="float">
            <text:p>3.3316319957</text:p>
          </table:table-cell>
          <table:table-cell office:value-type="float" office:value="19.4869168740308" calcext:value-type="float">
            <text:p>19.486916874</text:p>
          </table:table-cell>
          <table:table-cell office:value-type="float" office:value="0.00241741220687866" calcext:value-type="float">
            <text:p>0.0024174122</text:p>
          </table:table-cell>
          <table:table-cell office:value-type="float" office:value="0.0352432635386516" calcext:value-type="float">
            <text:p>0.0352432635</text:p>
          </table:table-cell>
        </table:table-row>
        <table:table-row table:style-name="ro1">
          <table:table-cell office:value-type="string" calcext:value-type="string">
            <text:p>MTRINITY_DN13525_c0_g7_i1</text:p>
          </table:table-cell>
          <table:table-cell office:value-type="float" office:value="-3.46405266885437" calcext:value-type="float">
            <text:p>-3.4640526689</text:p>
          </table:table-cell>
          <table:table-cell office:value-type="float" office:value="1.80251760455935" calcext:value-type="float">
            <text:p>1.8025176046</text:p>
          </table:table-cell>
          <table:table-cell office:value-type="float" office:value="13.5703038845455" calcext:value-type="float">
            <text:p>13.5703038845</text:p>
          </table:table-cell>
          <table:table-cell office:value-type="float" office:value="0.00288853908418739" calcext:value-type="float">
            <text:p>0.0028885391</text:p>
          </table:table-cell>
          <table:table-cell office:value-type="float" office:value="0.0395197360633668" calcext:value-type="float">
            <text:p>0.0395197361</text:p>
          </table:table-cell>
        </table:table-row>
        <table:table-row table:style-name="ro1">
          <table:table-cell office:value-type="string" calcext:value-type="string">
            <text:p>MTRINITY_DN2070_c0_g1_i1</text:p>
          </table:table-cell>
          <table:table-cell office:value-type="float" office:value="1.64060344543183" calcext:value-type="float">
            <text:p>1.6406034454</text:p>
          </table:table-cell>
          <table:table-cell office:value-type="float" office:value="3.24365913698476" calcext:value-type="float">
            <text:p>3.243659137</text:p>
          </table:table-cell>
          <table:table-cell office:value-type="float" office:value="26.0084903554062" calcext:value-type="float">
            <text:p>26.0084903554</text:p>
          </table:table-cell>
          <table:table-cell office:value-type="float" office:value="0.000543084192642107" calcext:value-type="float">
            <text:p>0.0005430842</text:p>
          </table:table-cell>
          <table:table-cell office:value-type="float" office:value="0.0141590091852298" calcext:value-type="float">
            <text:p>0.0141590092</text:p>
          </table:table-cell>
        </table:table-row>
        <table:table-row table:style-name="ro1">
          <table:table-cell office:value-type="string" calcext:value-type="string">
            <text:p>MTRINITY_DN16795_c2_g1_i2</text:p>
          </table:table-cell>
          <table:table-cell office:value-type="float" office:value="1.29224847527243" calcext:value-type="float">
            <text:p>1.2922484753</text:p>
          </table:table-cell>
          <table:table-cell office:value-type="float" office:value="4.08996271123641" calcext:value-type="float">
            <text:p>4.0899627112</text:p>
          </table:table-cell>
          <table:table-cell office:value-type="float" office:value="16.5673485017442" calcext:value-type="float">
            <text:p>16.5673485017</text:p>
          </table:table-cell>
          <table:table-cell office:value-type="float" office:value="0.00303705615205483" calcext:value-type="float">
            <text:p>0.0030370562</text:p>
          </table:table-cell>
          <table:table-cell office:value-type="float" office:value="0.0407405446288417" calcext:value-type="float">
            <text:p>0.0407405446</text:p>
          </table:table-cell>
        </table:table-row>
        <table:table-row table:style-name="ro1">
          <table:table-cell office:value-type="string" calcext:value-type="string">
            <text:p>STRINITY_DN3946_c0_g2_i1</text:p>
          </table:table-cell>
          <table:table-cell office:value-type="float" office:value="-3.60450845548939" calcext:value-type="float">
            <text:p>-3.6045084555</text:p>
          </table:table-cell>
          <table:table-cell office:value-type="float" office:value="1.77857035458627" calcext:value-type="float">
            <text:p>1.7785703546</text:p>
          </table:table-cell>
          <table:table-cell office:value-type="float" office:value="23.8079605029745" calcext:value-type="float">
            <text:p>23.807960503</text:p>
          </table:table-cell>
          <table:table-cell office:value-type="float" office:value="0.000328331171498238" calcext:value-type="float">
            <text:p>0.0003283312</text:p>
          </table:table-cell>
          <table:table-cell office:value-type="float" office:value="0.010654967682199" calcext:value-type="float">
            <text:p>0.0106549677</text:p>
          </table:table-cell>
        </table:table-row>
        <table:table-row table:style-name="ro1">
          <table:table-cell office:value-type="string" calcext:value-type="string">
            <text:p>STRINITY_DN10029_c0_g1_i1</text:p>
          </table:table-cell>
          <table:table-cell office:value-type="float" office:value="-1.52830580760174" calcext:value-type="float">
            <text:p>-1.5283058076</text:p>
          </table:table-cell>
          <table:table-cell office:value-type="float" office:value="4.48471425480316" calcext:value-type="float">
            <text:p>4.4847142548</text:p>
          </table:table-cell>
          <table:table-cell office:value-type="float" office:value="16.8573514398547" calcext:value-type="float">
            <text:p>16.8573514399</text:p>
          </table:table-cell>
          <table:table-cell office:value-type="float" office:value="0.00131747324238576" calcext:value-type="float">
            <text:p>0.0013174732</text:p>
          </table:table-cell>
          <table:table-cell office:value-type="float" office:value="0.0239829665190635" calcext:value-type="float">
            <text:p>0.0239829665</text:p>
          </table:table-cell>
        </table:table-row>
        <table:table-row table:style-name="ro1">
          <table:table-cell office:value-type="string" calcext:value-type="string">
            <text:p>MTRINITY_DN13740_c1_g1_i1</text:p>
          </table:table-cell>
          <table:table-cell office:value-type="float" office:value="1.32701024001813" calcext:value-type="float">
            <text:p>1.32701024</text:p>
          </table:table-cell>
          <table:table-cell office:value-type="float" office:value="4.34993818106272" calcext:value-type="float">
            <text:p>4.3499381811</text:p>
          </table:table-cell>
          <table:table-cell office:value-type="float" office:value="12.5080465811039" calcext:value-type="float">
            <text:p>12.5080465811</text:p>
          </table:table-cell>
          <table:table-cell office:value-type="float" office:value="0.00381029326261738" calcext:value-type="float">
            <text:p>0.0038102933</text:p>
          </table:table-cell>
          <table:table-cell office:value-type="float" office:value="0.0470108438788526" calcext:value-type="float">
            <text:p>0.0470108439</text:p>
          </table:table-cell>
        </table:table-row>
        <table:table-row table:style-name="ro1">
          <table:table-cell office:value-type="string" calcext:value-type="string">
            <text:p>MTRINITY_DN9157_c0_g1_i3</text:p>
          </table:table-cell>
          <table:table-cell office:value-type="float" office:value="-4.69767519858051" calcext:value-type="float">
            <text:p>-4.6976751986</text:p>
          </table:table-cell>
          <table:table-cell office:value-type="float" office:value="4.43133510952099" calcext:value-type="float">
            <text:p>4.4313351095</text:p>
          </table:table-cell>
          <table:table-cell office:value-type="float" office:value="24.6988185909028" calcext:value-type="float">
            <text:p>24.6988185909</text:p>
          </table:table-cell>
          <table:table-cell office:value-type="float" office:value="0.000280475117197736" calcext:value-type="float">
            <text:p>0.0002804751</text:p>
          </table:table-cell>
          <table:table-cell office:value-type="float" office:value="0.00981270637300892" calcext:value-type="float">
            <text:p>0.0098127064</text:p>
          </table:table-cell>
        </table:table-row>
        <table:table-row table:style-name="ro1">
          <table:table-cell office:value-type="string" calcext:value-type="string">
            <text:p>MTRINITY_DN8616_c1_g1_i1</text:p>
          </table:table-cell>
          <table:table-cell office:value-type="float" office:value="-4.85090552448291" calcext:value-type="float">
            <text:p>-4.8509055245</text:p>
          </table:table-cell>
          <table:table-cell office:value-type="float" office:value="1.90486403758714" calcext:value-type="float">
            <text:p>1.9048640376</text:p>
          </table:table-cell>
          <table:table-cell office:value-type="float" office:value="28.7522788717833" calcext:value-type="float">
            <text:p>28.7522788718</text:p>
          </table:table-cell>
          <table:table-cell office:value-type="float" office:value="0.000143458568244829" calcext:value-type="float">
            <text:p>0.0001434586</text:p>
          </table:table-cell>
          <table:table-cell office:value-type="float" office:value="0.00678416575603489" calcext:value-type="float">
            <text:p>0.0067841658</text:p>
          </table:table-cell>
        </table:table-row>
        <table:table-row table:style-name="ro1">
          <table:table-cell office:value-type="string" calcext:value-type="string">
            <text:p>MTRINITY_DN6338_c0_g1_i1</text:p>
          </table:table-cell>
          <table:table-cell office:value-type="float" office:value="1.41848111150016" calcext:value-type="float">
            <text:p>1.4184811115</text:p>
          </table:table-cell>
          <table:table-cell office:value-type="float" office:value="6.64521395344654" calcext:value-type="float">
            <text:p>6.6452139534</text:p>
          </table:table-cell>
          <table:table-cell office:value-type="float" office:value="27.7814781979679" calcext:value-type="float">
            <text:p>27.781478198</text:p>
          </table:table-cell>
          <table:table-cell office:value-type="float" office:value="0.000448470604239831" calcext:value-type="float">
            <text:p>0.0004484706</text:p>
          </table:table-cell>
          <table:table-cell office:value-type="float" office:value="0.0127820104343679" calcext:value-type="float">
            <text:p>0.0127820104</text:p>
          </table:table-cell>
        </table:table-row>
        <table:table-row table:style-name="ro1">
          <table:table-cell office:value-type="string" calcext:value-type="string">
            <text:p>MTRINITY_DN12988_c0_g1_i7</text:p>
          </table:table-cell>
          <table:table-cell office:value-type="float" office:value="-2.88652891625066" calcext:value-type="float">
            <text:p>-2.8865289163</text:p>
          </table:table-cell>
          <table:table-cell office:value-type="float" office:value="1.84877024950106" calcext:value-type="float">
            <text:p>1.8487702495</text:p>
          </table:table-cell>
          <table:table-cell office:value-type="float" office:value="14.2583425680704" calcext:value-type="float">
            <text:p>14.2583425681</text:p>
          </table:table-cell>
          <table:table-cell office:value-type="float" office:value="0.00242996079813922" calcext:value-type="float">
            <text:p>0.0024299608</text:p>
          </table:table-cell>
          <table:table-cell office:value-type="float" office:value="0.0353746669440073" calcext:value-type="float">
            <text:p>0.0353746669</text:p>
          </table:table-cell>
        </table:table-row>
        <table:table-row table:style-name="ro1">
          <table:table-cell office:value-type="string" calcext:value-type="string">
            <text:p>STRINITY_DN12834_c0_g1_i1</text:p>
          </table:table-cell>
          <table:table-cell office:value-type="float" office:value="1.91770206701801" calcext:value-type="float">
            <text:p>1.917702067</text:p>
          </table:table-cell>
          <table:table-cell office:value-type="float" office:value="4.88622129050606" calcext:value-type="float">
            <text:p>4.8862212905</text:p>
          </table:table-cell>
          <table:table-cell office:value-type="float" office:value="19.532834633812" calcext:value-type="float">
            <text:p>19.5328346338</text:p>
          </table:table-cell>
          <table:table-cell office:value-type="float" office:value="0.000743331520172489" calcext:value-type="float">
            <text:p>0.0007433315</text:p>
          </table:table-cell>
          <table:table-cell office:value-type="float" office:value="0.0169844051017303" calcext:value-type="float">
            <text:p>0.0169844051</text:p>
          </table:table-cell>
        </table:table-row>
        <table:table-row table:style-name="ro1">
          <table:table-cell office:value-type="string" calcext:value-type="string">
            <text:p>Pc32115_g2_i1</text:p>
          </table:table-cell>
          <table:table-cell office:value-type="float" office:value="-1.7171773956055" calcext:value-type="float">
            <text:p>-1.7171773956</text:p>
          </table:table-cell>
          <table:table-cell office:value-type="float" office:value="3.24740525015205" calcext:value-type="float">
            <text:p>3.2474052502</text:p>
          </table:table-cell>
          <table:table-cell office:value-type="float" office:value="15.0926795391299" calcext:value-type="float">
            <text:p>15.0926795391</text:p>
          </table:table-cell>
          <table:table-cell office:value-type="float" office:value="0.00198299900492056" calcext:value-type="float">
            <text:p>0.001982999</text:p>
          </table:table-cell>
          <table:table-cell office:value-type="float" office:value="0.0309493927342272" calcext:value-type="float">
            <text:p>0.0309493927</text:p>
          </table:table-cell>
        </table:table-row>
        <table:table-row table:style-name="ro1">
          <table:table-cell office:value-type="string" calcext:value-type="string">
            <text:p>MTRINITY_DN1091_c0_g1_i1</text:p>
          </table:table-cell>
          <table:table-cell office:value-type="float" office:value="-3.85127344559224" calcext:value-type="float">
            <text:p>-3.8512734456</text:p>
          </table:table-cell>
          <table:table-cell office:value-type="float" office:value="0.741168456587911" calcext:value-type="float">
            <text:p>0.7411684566</text:p>
          </table:table-cell>
          <table:table-cell office:value-type="float" office:value="13.6077855977844" calcext:value-type="float">
            <text:p>13.6077855978</text:p>
          </table:table-cell>
          <table:table-cell office:value-type="float" office:value="0.00286109864323717" calcext:value-type="float">
            <text:p>0.0028610986</text:p>
          </table:table-cell>
          <table:table-cell office:value-type="float" office:value="0.0393063885916216" calcext:value-type="float">
            <text:p>0.0393063886</text:p>
          </table:table-cell>
        </table:table-row>
        <table:table-row table:style-name="ro1">
          <table:table-cell office:value-type="string" calcext:value-type="string">
            <text:p>Pc15749_g1_i1</text:p>
          </table:table-cell>
          <table:table-cell office:value-type="float" office:value="-1.79933104905092" calcext:value-type="float">
            <text:p>-1.7993310491</text:p>
          </table:table-cell>
          <table:table-cell office:value-type="float" office:value="4.07601057706921" calcext:value-type="float">
            <text:p>4.0760105771</text:p>
          </table:table-cell>
          <table:table-cell office:value-type="float" office:value="37.2849281952869" calcext:value-type="float">
            <text:p>37.2849281953</text:p>
          </table:table-cell>
          <table:table-cell office:value-type="float" office:value="0.0000707021405372946" calcext:value-type="float">
            <text:p>7.07021405372946E-005</text:p>
          </table:table-cell>
          <table:table-cell office:value-type="float" office:value="0.00467169139406807" calcext:value-type="float">
            <text:p>0.0046716914</text:p>
          </table:table-cell>
        </table:table-row>
        <table:table-row table:style-name="ro1">
          <table:table-cell office:value-type="string" calcext:value-type="string">
            <text:p>MTRINITY_DN4162_c0_g1_i1</text:p>
          </table:table-cell>
          <table:table-cell office:value-type="float" office:value="-3.90506194407996" calcext:value-type="float">
            <text:p>-3.9050619441</text:p>
          </table:table-cell>
          <table:table-cell office:value-type="float" office:value="-0.45006333512962" calcext:value-type="float">
            <text:p>-0.4500633351</text:p>
          </table:table-cell>
          <table:table-cell office:value-type="float" office:value="19.9468191479621" calcext:value-type="float">
            <text:p>19.946819148</text:p>
          </table:table-cell>
          <table:table-cell office:value-type="float" office:value="0.000683438853841729" calcext:value-type="float">
            <text:p>0.0006834389</text:p>
          </table:table-cell>
          <table:table-cell office:value-type="float" office:value="0.0160406599705787" calcext:value-type="float">
            <text:p>0.01604066</text:p>
          </table:table-cell>
        </table:table-row>
        <table:table-row table:style-name="ro1">
          <table:table-cell office:value-type="string" calcext:value-type="string">
            <text:p>Pc24386_g1_i2</text:p>
          </table:table-cell>
          <table:table-cell office:value-type="float" office:value="-1.6281472853915" calcext:value-type="float">
            <text:p>-1.6281472854</text:p>
          </table:table-cell>
          <table:table-cell office:value-type="float" office:value="5.45681489508146" calcext:value-type="float">
            <text:p>5.4568148951</text:p>
          </table:table-cell>
          <table:table-cell office:value-type="float" office:value="20.656818665994" calcext:value-type="float">
            <text:p>20.656818666</text:p>
          </table:table-cell>
          <table:table-cell office:value-type="float" office:value="0.000593280365017553" calcext:value-type="float">
            <text:p>0.0005932804</text:p>
          </table:table-cell>
          <table:table-cell office:value-type="float" office:value="0.0148661064940827" calcext:value-type="float">
            <text:p>0.0148661065</text:p>
          </table:table-cell>
        </table:table-row>
        <table:table-row table:style-name="ro1">
          <table:table-cell office:value-type="string" calcext:value-type="string">
            <text:p>Pc24180_g2_i1</text:p>
          </table:table-cell>
          <table:table-cell office:value-type="float" office:value="-1.27584772404206" calcext:value-type="float">
            <text:p>-1.275847724</text:p>
          </table:table-cell>
          <table:table-cell office:value-type="float" office:value="4.4209185641935" calcext:value-type="float">
            <text:p>4.4209185642</text:p>
          </table:table-cell>
          <table:table-cell office:value-type="float" office:value="15.541865473427" calcext:value-type="float">
            <text:p>15.5418654734</text:p>
          </table:table-cell>
          <table:table-cell office:value-type="float" office:value="0.00279124925480008" calcext:value-type="float">
            <text:p>0.0027912493</text:p>
          </table:table-cell>
          <table:table-cell office:value-type="float" office:value="0.0386653069361277" calcext:value-type="float">
            <text:p>0.0386653069</text:p>
          </table:table-cell>
        </table:table-row>
        <table:table-row table:style-name="ro1">
          <table:table-cell office:value-type="string" calcext:value-type="string">
            <text:p>MTRINITY_DN17016_c0_g36_i1</text:p>
          </table:table-cell>
          <table:table-cell office:value-type="float" office:value="-5.09582309106595" calcext:value-type="float">
            <text:p>-5.0958230911</text:p>
          </table:table-cell>
          <table:table-cell office:value-type="float" office:value="1.42268671632565" calcext:value-type="float">
            <text:p>1.4226867163</text:p>
          </table:table-cell>
          <table:table-cell office:value-type="float" office:value="34.2905708099172" calcext:value-type="float">
            <text:p>34.2905708099</text:p>
          </table:table-cell>
          <table:table-cell office:value-type="float" office:value="0.0000636094596749251" calcext:value-type="float">
            <text:p>6.36094596749251E-005</text:p>
          </table:table-cell>
          <table:table-cell office:value-type="float" office:value="0.00452363097441336" calcext:value-type="float">
            <text:p>0.004523631</text:p>
          </table:table-cell>
        </table:table-row>
        <table:table-row table:style-name="ro1">
          <table:table-cell office:value-type="string" calcext:value-type="string">
            <text:p>MTRINITY_DN14999_c4_g4_i11</text:p>
          </table:table-cell>
          <table:table-cell office:value-type="float" office:value="-3.53033796565511" calcext:value-type="float">
            <text:p>-3.5303379657</text:p>
          </table:table-cell>
          <table:table-cell office:value-type="float" office:value="0.770088804132794" calcext:value-type="float">
            <text:p>0.7700888041</text:p>
          </table:table-cell>
          <table:table-cell office:value-type="float" office:value="12.8503706832853" calcext:value-type="float">
            <text:p>12.8503706833</text:p>
          </table:table-cell>
          <table:table-cell office:value-type="float" office:value="0.00348011229394528" calcext:value-type="float">
            <text:p>0.0034801123</text:p>
          </table:table-cell>
          <table:table-cell office:value-type="float" office:value="0.0444695186616817" calcext:value-type="float">
            <text:p>0.0444695187</text:p>
          </table:table-cell>
        </table:table-row>
        <table:table-row table:style-name="ro1">
          <table:table-cell office:value-type="string" calcext:value-type="string">
            <text:p>MTRINITY_DN8033_c2_g1_i1</text:p>
          </table:table-cell>
          <table:table-cell office:value-type="float" office:value="2.90804516270115" calcext:value-type="float">
            <text:p>2.9080451627</text:p>
          </table:table-cell>
          <table:table-cell office:value-type="float" office:value="0.114135360937902" calcext:value-type="float">
            <text:p>0.1141353609</text:p>
          </table:table-cell>
          <table:table-cell office:value-type="float" office:value="21.9221022712089" calcext:value-type="float">
            <text:p>21.9221022712</text:p>
          </table:table-cell>
          <table:table-cell office:value-type="float" office:value="0.00110381133712648" calcext:value-type="float">
            <text:p>0.0011038113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STRINITY_DN15682_c0_g1_i1</text:p>
          </table:table-cell>
          <table:table-cell office:value-type="float" office:value="1.44127551826415" calcext:value-type="float">
            <text:p>1.4412755183</text:p>
          </table:table-cell>
          <table:table-cell office:value-type="float" office:value="2.98644859203051" calcext:value-type="float">
            <text:p>2.986448592</text:p>
          </table:table-cell>
          <table:table-cell office:value-type="float" office:value="12.4656378226029" calcext:value-type="float">
            <text:p>12.4656378226</text:p>
          </table:table-cell>
          <table:table-cell office:value-type="float" office:value="0.00413372107824627" calcext:value-type="float">
            <text:p>0.0041337211</text:p>
          </table:table-cell>
          <table:table-cell office:value-type="float" office:value="0.0496741550547624" calcext:value-type="float">
            <text:p>0.0496741551</text:p>
          </table:table-cell>
        </table:table-row>
        <table:table-row table:style-name="ro1">
          <table:table-cell office:value-type="string" calcext:value-type="string">
            <text:p>Pc20322_g1_i2</text:p>
          </table:table-cell>
          <table:table-cell office:value-type="float" office:value="1.61582445248267" calcext:value-type="float">
            <text:p>1.6158244525</text:p>
          </table:table-cell>
          <table:table-cell office:value-type="float" office:value="2.20439751492286" calcext:value-type="float">
            <text:p>2.2043975149</text:p>
          </table:table-cell>
          <table:table-cell office:value-type="float" office:value="23.6474892559494" calcext:value-type="float">
            <text:p>23.6474892559</text:p>
          </table:table-cell>
          <table:table-cell office:value-type="float" office:value="0.00251797929858631" calcext:value-type="float">
            <text:p>0.0025179793</text:p>
          </table:table-cell>
          <table:table-cell office:value-type="float" office:value="0.0362516559160498" calcext:value-type="float">
            <text:p>0.0362516559</text:p>
          </table:table-cell>
        </table:table-row>
        <table:table-row table:style-name="ro1">
          <table:table-cell office:value-type="string" calcext:value-type="string">
            <text:p>MTRINITY_DN13025_c0_g1_i1</text:p>
          </table:table-cell>
          <table:table-cell office:value-type="float" office:value="-4.50471710472695" calcext:value-type="float">
            <text:p>-4.5047171047</text:p>
          </table:table-cell>
          <table:table-cell office:value-type="float" office:value="4.42649667222632" calcext:value-type="float">
            <text:p>4.4264966722</text:p>
          </table:table-cell>
          <table:table-cell office:value-type="float" office:value="23.8991299939315" calcext:value-type="float">
            <text:p>23.8991299939</text:p>
          </table:table-cell>
          <table:table-cell office:value-type="float" office:value="0.000323020612246323" calcext:value-type="float">
            <text:p>0.0003230206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MTRINITY_DN12132_c0_g1_i1</text:p>
          </table:table-cell>
          <table:table-cell office:value-type="float" office:value="-3.67357967070804" calcext:value-type="float">
            <text:p>-3.6735796707</text:p>
          </table:table-cell>
          <table:table-cell office:value-type="float" office:value="7.66629425523847" calcext:value-type="float">
            <text:p>7.6662942552</text:p>
          </table:table-cell>
          <table:table-cell office:value-type="float" office:value="85.4582815288974" calcext:value-type="float">
            <text:p>85.4582815289</text:p>
          </table:table-cell>
          <table:table-cell office:value-type="float" office:value="0.000000564169849416272" calcext:value-type="float">
            <text:p>5.64169849416272E-007</text:p>
          </table:table-cell>
          <table:table-cell office:value-type="float" office:value="0.000944933362768818" calcext:value-type="float">
            <text:p>0.0009449334</text:p>
          </table:table-cell>
        </table:table-row>
        <table:table-row table:style-name="ro1">
          <table:table-cell office:value-type="string" calcext:value-type="string">
            <text:p>Pc32150_g1_i1</text:p>
          </table:table-cell>
          <table:table-cell office:value-type="float" office:value="-3.99158641942506" calcext:value-type="float">
            <text:p>-3.9915864194</text:p>
          </table:table-cell>
          <table:table-cell office:value-type="float" office:value="2.13261086628611" calcext:value-type="float">
            <text:p>2.1326108663</text:p>
          </table:table-cell>
          <table:table-cell office:value-type="float" office:value="17.5444857437169" calcext:value-type="float">
            <text:p>17.5444857437</text:p>
          </table:table-cell>
          <table:table-cell office:value-type="float" office:value="0.00113154204910543" calcext:value-type="float">
            <text:p>0.001131542</text:p>
          </table:table-cell>
          <table:table-cell office:value-type="float" office:value="0.02175464712109" calcext:value-type="float">
            <text:p>0.0217546471</text:p>
          </table:table-cell>
        </table:table-row>
        <table:table-row table:style-name="ro1">
          <table:table-cell office:value-type="string" calcext:value-type="string">
            <text:p>Pc28784_g1_i3</text:p>
          </table:table-cell>
          <table:table-cell office:value-type="float" office:value="-1.75818142089252" calcext:value-type="float">
            <text:p>-1.7581814209</text:p>
          </table:table-cell>
          <table:table-cell office:value-type="float" office:value="5.09137670362294" calcext:value-type="float">
            <text:p>5.0913767036</text:p>
          </table:table-cell>
          <table:table-cell office:value-type="float" office:value="24.5919884032463" calcext:value-type="float">
            <text:p>24.5919884032</text:p>
          </table:table-cell>
          <table:table-cell office:value-type="float" office:value="0.00028576438958159" calcext:value-type="float">
            <text:p>0.0002857644</text:p>
          </table:table-cell>
          <table:table-cell office:value-type="float" office:value="0.00991685022712157" calcext:value-type="float">
            <text:p>0.0099168502</text:p>
          </table:table-cell>
        </table:table-row>
        <table:table-row table:style-name="ro1">
          <table:table-cell office:value-type="string" calcext:value-type="string">
            <text:p>Pc29424_g1_i1</text:p>
          </table:table-cell>
          <table:table-cell office:value-type="float" office:value="-1.89852652710339" calcext:value-type="float">
            <text:p>-1.8985265271</text:p>
          </table:table-cell>
          <table:table-cell office:value-type="float" office:value="1.6747878582675" calcext:value-type="float">
            <text:p>1.6747878583</text:p>
          </table:table-cell>
          <table:table-cell office:value-type="float" office:value="14.0754474906852" calcext:value-type="float">
            <text:p>14.0754474907</text:p>
          </table:table-cell>
          <table:table-cell office:value-type="float" office:value="0.00254301988899534" calcext:value-type="float">
            <text:p>0.0025430199</text:p>
          </table:table-cell>
          <table:table-cell office:value-type="float" office:value="0.0364200243453541" calcext:value-type="float">
            <text:p>0.0364200243</text:p>
          </table:table-cell>
        </table:table-row>
        <table:table-row table:style-name="ro1">
          <table:table-cell office:value-type="string" calcext:value-type="string">
            <text:p>MTRINITY_DN19076_c0_g1_i1</text:p>
          </table:table-cell>
          <table:table-cell office:value-type="float" office:value="2.14416292083477" calcext:value-type="float">
            <text:p>2.1441629208</text:p>
          </table:table-cell>
          <table:table-cell office:value-type="float" office:value="7.49990963250856" calcext:value-type="float">
            <text:p>7.4999096325</text:p>
          </table:table-cell>
          <table:table-cell office:value-type="float" office:value="60.8912985374059" calcext:value-type="float">
            <text:p>60.8912985374</text:p>
          </table:table-cell>
          <table:table-cell office:value-type="float" office:value="0.00000355159283670173" calcext:value-type="float">
            <text:p>3.55159283670173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STRINITY_DN5671_c0_g1_i1</text:p>
          </table:table-cell>
          <table:table-cell office:value-type="float" office:value="-4.2331744519281" calcext:value-type="float">
            <text:p>-4.2331744519</text:p>
          </table:table-cell>
          <table:table-cell office:value-type="float" office:value="3.88204772918795" calcext:value-type="float">
            <text:p>3.8820477292</text:p>
          </table:table-cell>
          <table:table-cell office:value-type="float" office:value="17.9802785167703" calcext:value-type="float">
            <text:p>17.9802785168</text:p>
          </table:table-cell>
          <table:table-cell office:value-type="float" office:value="0.00102943153825284" calcext:value-type="float">
            <text:p>0.0010294315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MTRINITY_DN14557_c2_g1_i1</text:p>
          </table:table-cell>
          <table:table-cell office:value-type="float" office:value="2.26299867872027" calcext:value-type="float">
            <text:p>2.2629986787</text:p>
          </table:table-cell>
          <table:table-cell office:value-type="float" office:value="0.705953098168267" calcext:value-type="float">
            <text:p>0.7059530982</text:p>
          </table:table-cell>
          <table:table-cell office:value-type="float" office:value="12.7899688368217" calcext:value-type="float">
            <text:p>12.7899688368</text:p>
          </table:table-cell>
          <table:table-cell office:value-type="float" office:value="0.00353587083725234" calcext:value-type="float">
            <text:p>0.0035358708</text:p>
          </table:table-cell>
          <table:table-cell office:value-type="float" office:value="0.044974479149424" calcext:value-type="float">
            <text:p>0.0449744791</text:p>
          </table:table-cell>
        </table:table-row>
        <table:table-row table:style-name="ro1">
          <table:table-cell office:value-type="string" calcext:value-type="string">
            <text:p>MTRINITY_DN6199_c0_g1_i1</text:p>
          </table:table-cell>
          <table:table-cell office:value-type="float" office:value="-4.54553663664391" calcext:value-type="float">
            <text:p>-4.5455366366</text:p>
          </table:table-cell>
          <table:table-cell office:value-type="float" office:value="5.70507190638605" calcext:value-type="float">
            <text:p>5.7050719064</text:p>
          </table:table-cell>
          <table:table-cell office:value-type="float" office:value="28.5558023336563" calcext:value-type="float">
            <text:p>28.5558023337</text:p>
          </table:table-cell>
          <table:table-cell office:value-type="float" office:value="0.000147958960242111" calcext:value-type="float">
            <text:p>0.000147959</text:p>
          </table:table-cell>
          <table:table-cell office:value-type="float" office:value="0.00684571874964415" calcext:value-type="float">
            <text:p>0.0068457187</text:p>
          </table:table-cell>
        </table:table-row>
        <table:table-row table:style-name="ro1">
          <table:table-cell office:value-type="string" calcext:value-type="string">
            <text:p>STRINITY_DN8752_c0_g1_i1</text:p>
          </table:table-cell>
          <table:table-cell office:value-type="float" office:value="-2.42439013257057" calcext:value-type="float">
            <text:p>-2.4243901326</text:p>
          </table:table-cell>
          <table:table-cell office:value-type="float" office:value="3.05559365309833" calcext:value-type="float">
            <text:p>3.0555936531</text:p>
          </table:table-cell>
          <table:table-cell office:value-type="float" office:value="25.1276867151236" calcext:value-type="float">
            <text:p>25.1276867151</text:p>
          </table:table-cell>
          <table:table-cell office:value-type="float" office:value="0.000260354157148785" calcext:value-type="float">
            <text:p>0.0002603542</text:p>
          </table:table-cell>
          <table:table-cell office:value-type="float" office:value="0.00944684123304026" calcext:value-type="float">
            <text:p>0.0094468412</text:p>
          </table:table-cell>
        </table:table-row>
        <table:table-row table:style-name="ro1">
          <table:table-cell office:value-type="string" calcext:value-type="string">
            <text:p>Pc27209_g1_i1</text:p>
          </table:table-cell>
          <table:table-cell office:value-type="float" office:value="-3.59642769104853" calcext:value-type="float">
            <text:p>-3.596427691</text:p>
          </table:table-cell>
          <table:table-cell office:value-type="float" office:value="3.51130611990922" calcext:value-type="float">
            <text:p>3.5113061199</text:p>
          </table:table-cell>
          <table:table-cell office:value-type="float" office:value="26.0110926369798" calcext:value-type="float">
            <text:p>26.011092637</text:p>
          </table:table-cell>
          <table:table-cell office:value-type="float" office:value="0.000223956028809069" calcext:value-type="float">
            <text:p>0.000223956</text:p>
          </table:table-cell>
          <table:table-cell office:value-type="float" office:value="0.00859126018317082" calcext:value-type="float">
            <text:p>0.0085912602</text:p>
          </table:table-cell>
        </table:table-row>
        <table:table-row table:style-name="ro1">
          <table:table-cell office:value-type="string" calcext:value-type="string">
            <text:p>STRINITY_DN5738_c0_g1_i2</text:p>
          </table:table-cell>
          <table:table-cell office:value-type="float" office:value="-2.00154839923641" calcext:value-type="float">
            <text:p>-2.0015483992</text:p>
          </table:table-cell>
          <table:table-cell office:value-type="float" office:value="3.90483291300891" calcext:value-type="float">
            <text:p>3.904832913</text:p>
          </table:table-cell>
          <table:table-cell office:value-type="float" office:value="17.8706847965379" calcext:value-type="float">
            <text:p>17.8706847965</text:p>
          </table:table-cell>
          <table:table-cell office:value-type="float" office:value="0.00105406515514927" calcext:value-type="float">
            <text:p>0.0010540652</text:p>
          </table:table-cell>
          <table:table-cell office:value-type="float" office:value="0.0209722123364254" calcext:value-type="float">
            <text:p>0.0209722123</text:p>
          </table:table-cell>
        </table:table-row>
        <table:table-row table:style-name="ro1">
          <table:table-cell office:value-type="string" calcext:value-type="string">
            <text:p>MTRINITY_DN3078_c0_g2_i1</text:p>
          </table:table-cell>
          <table:table-cell office:value-type="float" office:value="-4.43646545306246" calcext:value-type="float">
            <text:p>-4.4364654531</text:p>
          </table:table-cell>
          <table:table-cell office:value-type="float" office:value="-0.80119548315591" calcext:value-type="float">
            <text:p>-0.8011954832</text:p>
          </table:table-cell>
          <table:table-cell office:value-type="float" office:value="18.078610093121" calcext:value-type="float">
            <text:p>18.0786100931</text:p>
          </table:table-cell>
          <table:table-cell office:value-type="float" office:value="0.0010078972353379" calcext:value-type="float">
            <text:p>0.0010078972</text:p>
          </table:table-cell>
          <table:table-cell office:value-type="float" office:value="0.0205258203598189" calcext:value-type="float">
            <text:p>0.0205258204</text:p>
          </table:table-cell>
        </table:table-row>
        <table:table-row table:style-name="ro1">
          <table:table-cell office:value-type="string" calcext:value-type="string">
            <text:p>MTRINITY_DN10896_c0_g1_i2</text:p>
          </table:table-cell>
          <table:table-cell office:value-type="float" office:value="3.10727052003499" calcext:value-type="float">
            <text:p>3.10727052</text:p>
          </table:table-cell>
          <table:table-cell office:value-type="float" office:value="2.45308561489311" calcext:value-type="float">
            <text:p>2.4530856149</text:p>
          </table:table-cell>
          <table:table-cell office:value-type="float" office:value="16.2616404776156" calcext:value-type="float">
            <text:p>16.2616404776</text:p>
          </table:table-cell>
          <table:table-cell office:value-type="float" office:value="0.0015079097291447" calcext:value-type="float">
            <text:p>0.0015079097</text:p>
          </table:table-cell>
          <table:table-cell office:value-type="float" office:value="0.025880179673794" calcext:value-type="float">
            <text:p>0.0258801797</text:p>
          </table:table-cell>
        </table:table-row>
        <table:table-row table:style-name="ro1">
          <table:table-cell office:value-type="string" calcext:value-type="string">
            <text:p>MTRINITY_DN17304_c0_g1_i1</text:p>
          </table:table-cell>
          <table:table-cell office:value-type="float" office:value="-1.45395515567801" calcext:value-type="float">
            <text:p>-1.4539551557</text:p>
          </table:table-cell>
          <table:table-cell office:value-type="float" office:value="4.06893943297898" calcext:value-type="float">
            <text:p>4.068939433</text:p>
          </table:table-cell>
          <table:table-cell office:value-type="float" office:value="16.5692340318335" calcext:value-type="float">
            <text:p>16.5692340318</text:p>
          </table:table-cell>
          <table:table-cell office:value-type="float" office:value="0.00140585094510543" calcext:value-type="float">
            <text:p>0.0014058509</text:p>
          </table:table-cell>
          <table:table-cell office:value-type="float" office:value="0.024951424895621" calcext:value-type="float">
            <text:p>0.0249514249</text:p>
          </table:table-cell>
        </table:table-row>
        <table:table-row table:style-name="ro1">
          <table:table-cell office:value-type="string" calcext:value-type="string">
            <text:p>MTRINITY_DN8648_c0_g1_i1</text:p>
          </table:table-cell>
          <table:table-cell office:value-type="float" office:value="2.12834071825539" calcext:value-type="float">
            <text:p>2.1283407183</text:p>
          </table:table-cell>
          <table:table-cell office:value-type="float" office:value="5.33784057641141" calcext:value-type="float">
            <text:p>5.3378405764</text:p>
          </table:table-cell>
          <table:table-cell office:value-type="float" office:value="54.7463693089824" calcext:value-type="float">
            <text:p>54.746369309</text:p>
          </table:table-cell>
          <table:table-cell office:value-type="float" office:value="0.00000620885569925442" calcext:value-type="float">
            <text:p>6.20885569925442E-006</text:p>
          </table:table-cell>
          <table:table-cell office:value-type="float" office:value="0.00186377430380219" calcext:value-type="float">
            <text:p>0.0018637743</text:p>
          </table:table-cell>
        </table:table-row>
        <table:table-row table:style-name="ro1">
          <table:table-cell office:value-type="string" calcext:value-type="string">
            <text:p>Pc19397_g1_i1</text:p>
          </table:table-cell>
          <table:table-cell office:value-type="float" office:value="-2.5460879380733" calcext:value-type="float">
            <text:p>-2.5460879381</text:p>
          </table:table-cell>
          <table:table-cell office:value-type="float" office:value="2.14088554364166" calcext:value-type="float">
            <text:p>2.1408855436</text:p>
          </table:table-cell>
          <table:table-cell office:value-type="float" office:value="20.3380002404087" calcext:value-type="float">
            <text:p>20.3380002404</text:p>
          </table:table-cell>
          <table:table-cell office:value-type="float" office:value="0.000631939393672772" calcext:value-type="float">
            <text:p>0.0006319394</text:p>
          </table:table-cell>
          <table:table-cell office:value-type="float" office:value="0.0154309996323744" calcext:value-type="float">
            <text:p>0.0154309996</text:p>
          </table:table-cell>
        </table:table-row>
        <table:table-row table:style-name="ro1">
          <table:table-cell office:value-type="string" calcext:value-type="string">
            <text:p>Pc39982_g1_i1</text:p>
          </table:table-cell>
          <table:table-cell office:value-type="float" office:value="-2.98444120479653" calcext:value-type="float">
            <text:p>-2.9844412048</text:p>
          </table:table-cell>
          <table:table-cell office:value-type="float" office:value="4.22623739959957" calcext:value-type="float">
            <text:p>4.2262373996</text:p>
          </table:table-cell>
          <table:table-cell office:value-type="float" office:value="35.3329479244665" calcext:value-type="float">
            <text:p>35.3329479245</text:p>
          </table:table-cell>
          <table:table-cell office:value-type="float" office:value="0.0000551932161730249" calcext:value-type="float">
            <text:p>5.51932161730249E-005</text:p>
          </table:table-cell>
          <table:table-cell office:value-type="float" office:value="0.00422650500786189" calcext:value-type="float">
            <text:p>0.004226505</text:p>
          </table:table-cell>
        </table:table-row>
        <table:table-row table:style-name="ro1">
          <table:table-cell office:value-type="string" calcext:value-type="string">
            <text:p>STRINITY_DN6910_c0_g1_i1</text:p>
          </table:table-cell>
          <table:table-cell office:value-type="float" office:value="-3.71526445979975" calcext:value-type="float">
            <text:p>-3.7152644598</text:p>
          </table:table-cell>
          <table:table-cell office:value-type="float" office:value="3.09909693296622" calcext:value-type="float">
            <text:p>3.099096933</text:p>
          </table:table-cell>
          <table:table-cell office:value-type="float" office:value="37.7431443596509" calcext:value-type="float">
            <text:p>37.7431443597</text:p>
          </table:table-cell>
          <table:table-cell office:value-type="float" office:value="0.0000402252350679074" calcext:value-type="float">
            <text:p>4.02252350679074E-005</text:p>
          </table:table-cell>
          <table:table-cell office:value-type="float" office:value="0.00358302998892713" calcext:value-type="float">
            <text:p>0.00358303</text:p>
          </table:table-cell>
        </table:table-row>
        <table:table-row table:style-name="ro1">
          <table:table-cell office:value-type="string" calcext:value-type="string">
            <text:p>STRINITY_DN8079_c0_g1_i1</text:p>
          </table:table-cell>
          <table:table-cell office:value-type="float" office:value="-2.34049322163883" calcext:value-type="float">
            <text:p>-2.3404932216</text:p>
          </table:table-cell>
          <table:table-cell office:value-type="float" office:value="6.74592449482034" calcext:value-type="float">
            <text:p>6.7459244948</text:p>
          </table:table-cell>
          <table:table-cell office:value-type="float" office:value="49.4229887866755" calcext:value-type="float">
            <text:p>49.4229887867</text:p>
          </table:table-cell>
          <table:table-cell office:value-type="float" office:value="0.0000105227745737412" calcext:value-type="float">
            <text:p>1.05227745737412E-005</text:p>
          </table:table-cell>
          <table:table-cell office:value-type="float" office:value="0.00217103564885732" calcext:value-type="float">
            <text:p>0.0021710356</text:p>
          </table:table-cell>
        </table:table-row>
        <table:table-row table:style-name="ro1">
          <table:table-cell office:value-type="string" calcext:value-type="string">
            <text:p>STRINITY_DN8685_c0_g1_i1</text:p>
          </table:table-cell>
          <table:table-cell office:value-type="float" office:value="1.76718603427543" calcext:value-type="float">
            <text:p>1.7671860343</text:p>
          </table:table-cell>
          <table:table-cell office:value-type="float" office:value="1.97978439650467" calcext:value-type="float">
            <text:p>1.9797843965</text:p>
          </table:table-cell>
          <table:table-cell office:value-type="float" office:value="17.9590662563798" calcext:value-type="float">
            <text:p>17.9590662564</text:p>
          </table:table-cell>
          <table:table-cell office:value-type="float" office:value="0.00259563226821409" calcext:value-type="float">
            <text:p>0.0025956323</text:p>
          </table:table-cell>
          <table:table-cell office:value-type="float" office:value="0.0368562980605772" calcext:value-type="float">
            <text:p>0.0368562981</text:p>
          </table:table-cell>
        </table:table-row>
        <table:table-row table:style-name="ro1">
          <table:table-cell office:value-type="string" calcext:value-type="string">
            <text:p>MTRINITY_DN6322_c0_g1_i1</text:p>
          </table:table-cell>
          <table:table-cell office:value-type="float" office:value="1.43478837943366" calcext:value-type="float">
            <text:p>1.4347883794</text:p>
          </table:table-cell>
          <table:table-cell office:value-type="float" office:value="7.88691433965288" calcext:value-type="float">
            <text:p>7.8869143397</text:p>
          </table:table-cell>
          <table:table-cell office:value-type="float" office:value="22.3298449163805" calcext:value-type="float">
            <text:p>22.3298449164</text:p>
          </table:table-cell>
          <table:table-cell office:value-type="float" office:value="0.000431943060365804" calcext:value-type="float">
            <text:p>0.0004319431</text:p>
          </table:table-cell>
          <table:table-cell office:value-type="float" office:value="0.0125518555528177" calcext:value-type="float">
            <text:p>0.0125518556</text:p>
          </table:table-cell>
        </table:table-row>
        <table:table-row table:style-name="ro1">
          <table:table-cell office:value-type="string" calcext:value-type="string">
            <text:p>STRINITY_DN7215_c0_g1_i1</text:p>
          </table:table-cell>
          <table:table-cell office:value-type="float" office:value="1.84368718884582" calcext:value-type="float">
            <text:p>1.8436871888</text:p>
          </table:table-cell>
          <table:table-cell office:value-type="float" office:value="1.94831795445164" calcext:value-type="float">
            <text:p>1.9483179545</text:p>
          </table:table-cell>
          <table:table-cell office:value-type="float" office:value="15.5713327932396" calcext:value-type="float">
            <text:p>15.5713327932</text:p>
          </table:table-cell>
          <table:table-cell office:value-type="float" office:value="0.00176999837328907" calcext:value-type="float">
            <text:p>0.0017699984</text:p>
          </table:table-cell>
          <table:table-cell office:value-type="float" office:value="0.0287665463829948" calcext:value-type="float">
            <text:p>0.0287665464</text:p>
          </table:table-cell>
        </table:table-row>
        <table:table-row table:style-name="ro1">
          <table:table-cell office:value-type="string" calcext:value-type="string">
            <text:p>MTRINITY_DN14844_c0_g1_i1</text:p>
          </table:table-cell>
          <table:table-cell office:value-type="float" office:value="-3.32275840371345" calcext:value-type="float">
            <text:p>-3.3227584037</text:p>
          </table:table-cell>
          <table:table-cell office:value-type="float" office:value="0.982987796206222" calcext:value-type="float">
            <text:p>0.9829877962</text:p>
          </table:table-cell>
          <table:table-cell office:value-type="float" office:value="17.5177398537786" calcext:value-type="float">
            <text:p>17.5177398538</text:p>
          </table:table-cell>
          <table:table-cell office:value-type="float" office:value="0.0011381830959742" calcext:value-type="float">
            <text:p>0.0011381831</text:p>
          </table:table-cell>
          <table:table-cell office:value-type="float" office:value="0.0218452558663385" calcext:value-type="float">
            <text:p>0.0218452559</text:p>
          </table:table-cell>
        </table:table-row>
        <table:table-row table:style-name="ro1">
          <table:table-cell office:value-type="string" calcext:value-type="string">
            <text:p>STRINITY_DN2878_c0_g1_i1</text:p>
          </table:table-cell>
          <table:table-cell office:value-type="float" office:value="-4.5308412691162" calcext:value-type="float">
            <text:p>-4.5308412691</text:p>
          </table:table-cell>
          <table:table-cell office:value-type="float" office:value="0.934696368528676" calcext:value-type="float">
            <text:p>0.9346963685</text:p>
          </table:table-cell>
          <table:table-cell office:value-type="float" office:value="14.9108900137096" calcext:value-type="float">
            <text:p>14.9108900137</text:p>
          </table:table-cell>
          <table:table-cell office:value-type="float" office:value="0.00239972620379924" calcext:value-type="float">
            <text:p>0.0023997262</text:p>
          </table:table-cell>
          <table:table-cell office:value-type="float" office:value="0.0350535188251316" calcext:value-type="float">
            <text:p>0.0350535188</text:p>
          </table:table-cell>
        </table:table-row>
        <table:table-row table:style-name="ro1">
          <table:table-cell office:value-type="string" calcext:value-type="string">
            <text:p>STRINITY_DN3542_c0_g1_i1</text:p>
          </table:table-cell>
          <table:table-cell office:value-type="float" office:value="-3.32250658461078" calcext:value-type="float">
            <text:p>-3.3225065846</text:p>
          </table:table-cell>
          <table:table-cell office:value-type="float" office:value="1.90379595922159" calcext:value-type="float">
            <text:p>1.9037959592</text:p>
          </table:table-cell>
          <table:table-cell office:value-type="float" office:value="52.4542414406804" calcext:value-type="float">
            <text:p>52.4542414407</text:p>
          </table:table-cell>
          <table:table-cell office:value-type="float" office:value="0.00000775028649545343" calcext:value-type="float">
            <text:p>7.75028649545343E-006</text:p>
          </table:table-cell>
          <table:table-cell office:value-type="float" office:value="0.00197159406797052" calcext:value-type="float">
            <text:p>0.0019715941</text:p>
          </table:table-cell>
        </table:table-row>
        <table:table-row table:style-name="ro1">
          <table:table-cell office:value-type="string" calcext:value-type="string">
            <text:p>STRINITY_DN4785_c0_g1_i1</text:p>
          </table:table-cell>
          <table:table-cell office:value-type="float" office:value="-4.00411660891211" calcext:value-type="float">
            <text:p>-4.0041166089</text:p>
          </table:table-cell>
          <table:table-cell office:value-type="float" office:value="1.92474146762839" calcext:value-type="float">
            <text:p>1.9247414676</text:p>
          </table:table-cell>
          <table:table-cell office:value-type="float" office:value="14.0238048702699" calcext:value-type="float">
            <text:p>14.0238048703</text:p>
          </table:table-cell>
          <table:table-cell office:value-type="float" office:value="0.00257604435703413" calcext:value-type="float">
            <text:p>0.0025760444</text:p>
          </table:table-cell>
          <table:table-cell office:value-type="float" office:value="0.0366774301336375" calcext:value-type="float">
            <text:p>0.0366774301</text:p>
          </table:table-cell>
        </table:table-row>
        <table:table-row table:style-name="ro1">
          <table:table-cell office:value-type="string" calcext:value-type="string">
            <text:p>MTRINITY_DN9470_c0_g1_i2</text:p>
          </table:table-cell>
          <table:table-cell office:value-type="float" office:value="-1.4674620110562" calcext:value-type="float">
            <text:p>-1.4674620111</text:p>
          </table:table-cell>
          <table:table-cell office:value-type="float" office:value="8.41179128104792" calcext:value-type="float">
            <text:p>8.411791281</text:p>
          </table:table-cell>
          <table:table-cell office:value-type="float" office:value="24.0921183646443" calcext:value-type="float">
            <text:p>24.0921183646</text:p>
          </table:table-cell>
          <table:table-cell office:value-type="float" office:value="0.000334291768165785" calcext:value-type="float">
            <text:p>0.0003342918</text:p>
          </table:table-cell>
          <table:table-cell office:value-type="float" office:value="0.0107323746489845" calcext:value-type="float">
            <text:p>0.0107323746</text:p>
          </table:table-cell>
        </table:table-row>
        <table:table-row table:style-name="ro1">
          <table:table-cell office:value-type="string" calcext:value-type="string">
            <text:p>Pc32429_g2_i1</text:p>
          </table:table-cell>
          <table:table-cell office:value-type="float" office:value="1.504280455466" calcext:value-type="float">
            <text:p>1.5042804555</text:p>
          </table:table-cell>
          <table:table-cell office:value-type="float" office:value="2.809404165312" calcext:value-type="float">
            <text:p>2.8094041653</text:p>
          </table:table-cell>
          <table:table-cell office:value-type="float" office:value="21.9212628890724" calcext:value-type="float">
            <text:p>21.9212628891</text:p>
          </table:table-cell>
          <table:table-cell office:value-type="float" office:value="0.00255156739125735" calcext:value-type="float">
            <text:p>0.0025515674</text:p>
          </table:table-cell>
          <table:table-cell office:value-type="float" office:value="0.0364902096001729" calcext:value-type="float">
            <text:p>0.0364902096</text:p>
          </table:table-cell>
        </table:table-row>
        <table:table-row table:style-name="ro1">
          <table:table-cell office:value-type="string" calcext:value-type="string">
            <text:p>MTRINITY_DN14484_c0_g1_i1</text:p>
          </table:table-cell>
          <table:table-cell office:value-type="float" office:value="2.26766885360133" calcext:value-type="float">
            <text:p>2.2676688536</text:p>
          </table:table-cell>
          <table:table-cell office:value-type="float" office:value="3.20765509972673" calcext:value-type="float">
            <text:p>3.2076550997</text:p>
          </table:table-cell>
          <table:table-cell office:value-type="float" office:value="32.5180496462761" calcext:value-type="float">
            <text:p>32.5180496463</text:p>
          </table:table-cell>
          <table:table-cell office:value-type="float" office:value="0.0000815922411988837" calcext:value-type="float">
            <text:p>8.15922411988837E-005</text:p>
          </table:table-cell>
          <table:table-cell office:value-type="float" office:value="0.00496436059359" calcext:value-type="float">
            <text:p>0.0049643606</text:p>
          </table:table-cell>
        </table:table-row>
        <table:table-row table:style-name="ro1">
          <table:table-cell office:value-type="string" calcext:value-type="string">
            <text:p>MTRINITY_DN14216_c0_g1_i1</text:p>
          </table:table-cell>
          <table:table-cell office:value-type="float" office:value="1.47775236764727" calcext:value-type="float">
            <text:p>1.4777523676</text:p>
          </table:table-cell>
          <table:table-cell office:value-type="float" office:value="6.92965813522294" calcext:value-type="float">
            <text:p>6.9296581352</text:p>
          </table:table-cell>
          <table:table-cell office:value-type="float" office:value="27.1379102320839" calcext:value-type="float">
            <text:p>27.1379102321</text:p>
          </table:table-cell>
          <table:table-cell office:value-type="float" office:value="0.000262037045544587" calcext:value-type="float">
            <text:p>0.000262037</text:p>
          </table:table-cell>
          <table:table-cell office:value-type="float" office:value="0.00947690124476797" calcext:value-type="float">
            <text:p>0.0094769012</text:p>
          </table:table-cell>
        </table:table-row>
        <table:table-row table:style-name="ro1">
          <table:table-cell office:value-type="string" calcext:value-type="string">
            <text:p>STRINITY_DN1673_c0_g1_i1</text:p>
          </table:table-cell>
          <table:table-cell office:value-type="float" office:value="-4.8807967559525" calcext:value-type="float">
            <text:p>-4.880796756</text:p>
          </table:table-cell>
          <table:table-cell office:value-type="float" office:value="3.58074590670687" calcext:value-type="float">
            <text:p>3.5807459067</text:p>
          </table:table-cell>
          <table:table-cell office:value-type="float" office:value="23.6209469366884" calcext:value-type="float">
            <text:p>23.6209469367</text:p>
          </table:table-cell>
          <table:table-cell office:value-type="float" office:value="0.000339544995795908" calcext:value-type="float">
            <text:p>0.000339545</text:p>
          </table:table-cell>
          <table:table-cell office:value-type="float" office:value="0.0108737154220957" calcext:value-type="float">
            <text:p>0.0108737154</text:p>
          </table:table-cell>
        </table:table-row>
        <table:table-row table:style-name="ro1">
          <table:table-cell office:value-type="string" calcext:value-type="string">
            <text:p>MTRINITY_DN10334_c0_g1_i1</text:p>
          </table:table-cell>
          <table:table-cell office:value-type="float" office:value="-2.94074357038103" calcext:value-type="float">
            <text:p>-2.9407435704</text:p>
          </table:table-cell>
          <table:table-cell office:value-type="float" office:value="0.511605603663543" calcext:value-type="float">
            <text:p>0.5116056037</text:p>
          </table:table-cell>
          <table:table-cell office:value-type="float" office:value="12.6144449104362" calcext:value-type="float">
            <text:p>12.6144449104</text:p>
          </table:table-cell>
          <table:table-cell office:value-type="float" office:value="0.00370390606235297" calcext:value-type="float">
            <text:p>0.0037039061</text:p>
          </table:table-cell>
          <table:table-cell office:value-type="float" office:value="0.0462642978715299" calcext:value-type="float">
            <text:p>0.0462642979</text:p>
          </table:table-cell>
        </table:table-row>
        <table:table-row table:style-name="ro1">
          <table:table-cell office:value-type="string" calcext:value-type="string">
            <text:p>MTRINITY_DN17021_c0_g1_i3</text:p>
          </table:table-cell>
          <table:table-cell office:value-type="float" office:value="-2.31140700244251" calcext:value-type="float">
            <text:p>-2.3114070024</text:p>
          </table:table-cell>
          <table:table-cell office:value-type="float" office:value="3.19160386052591" calcext:value-type="float">
            <text:p>3.1916038605</text:p>
          </table:table-cell>
          <table:table-cell office:value-type="float" office:value="39.8158601351831" calcext:value-type="float">
            <text:p>39.8158601352</text:p>
          </table:table-cell>
          <table:table-cell office:value-type="float" office:value="0.0000310206204576714" calcext:value-type="float">
            <text:p>3.10206204576714E-005</text:p>
          </table:table-cell>
          <table:table-cell office:value-type="float" office:value="0.0032672876663101" calcext:value-type="float">
            <text:p>0.0032672877</text:p>
          </table:table-cell>
        </table:table-row>
        <table:table-row table:style-name="ro1">
          <table:table-cell office:value-type="string" calcext:value-type="string">
            <text:p>MTRINITY_DN15034_c0_g2_i2</text:p>
          </table:table-cell>
          <table:table-cell office:value-type="float" office:value="-1.42469137775715" calcext:value-type="float">
            <text:p>-1.4246913778</text:p>
          </table:table-cell>
          <table:table-cell office:value-type="float" office:value="5.35940071822992" calcext:value-type="float">
            <text:p>5.3594007182</text:p>
          </table:table-cell>
          <table:table-cell office:value-type="float" office:value="24.6314889148485" calcext:value-type="float">
            <text:p>24.6314889148</text:p>
          </table:table-cell>
          <table:table-cell office:value-type="float" office:value="0.000543379924757971" calcext:value-type="float">
            <text:p>0.0005433799</text:p>
          </table:table-cell>
          <table:table-cell office:value-type="float" office:value="0.0141590091852298" calcext:value-type="float">
            <text:p>0.0141590092</text:p>
          </table:table-cell>
        </table:table-row>
        <table:table-row table:style-name="ro1">
          <table:table-cell office:value-type="string" calcext:value-type="string">
            <text:p>STRINITY_DN5034_c0_g1_i1</text:p>
          </table:table-cell>
          <table:table-cell office:value-type="float" office:value="1.60460622879776" calcext:value-type="float">
            <text:p>1.6046062288</text:p>
          </table:table-cell>
          <table:table-cell office:value-type="float" office:value="2.77445959868079" calcext:value-type="float">
            <text:p>2.7744595987</text:p>
          </table:table-cell>
          <table:table-cell office:value-type="float" office:value="22.0607654327994" calcext:value-type="float">
            <text:p>22.0607654328</text:p>
          </table:table-cell>
          <table:table-cell office:value-type="float" office:value="0.00106068633394186" calcext:value-type="float">
            <text:p>0.0010606863</text:p>
          </table:table-cell>
          <table:table-cell office:value-type="float" office:value="0.021044072949284" calcext:value-type="float">
            <text:p>0.0210440729</text:p>
          </table:table-cell>
        </table:table-row>
        <table:table-row table:style-name="ro1">
          <table:table-cell office:value-type="string" calcext:value-type="string">
            <text:p>MTRINITY_DN12317_c1_g2_i1</text:p>
          </table:table-cell>
          <table:table-cell office:value-type="float" office:value="-5.10015481020916" calcext:value-type="float">
            <text:p>-5.1001548102</text:p>
          </table:table-cell>
          <table:table-cell office:value-type="float" office:value="4.34072381797035" calcext:value-type="float">
            <text:p>4.340723818</text:p>
          </table:table-cell>
          <table:table-cell office:value-type="float" office:value="37.8211644837293" calcext:value-type="float">
            <text:p>37.8211644837</text:p>
          </table:table-cell>
          <table:table-cell office:value-type="float" office:value="0.0000398258494053223" calcext:value-type="float">
            <text:p>3.98258494053223E-005</text:p>
          </table:table-cell>
          <table:table-cell office:value-type="float" office:value="0.00356863387298199" calcext:value-type="float">
            <text:p>0.0035686339</text:p>
          </table:table-cell>
        </table:table-row>
        <table:table-row table:style-name="ro1">
          <table:table-cell office:value-type="string" calcext:value-type="string">
            <text:p>Pc29618_g2_i1</text:p>
          </table:table-cell>
          <table:table-cell office:value-type="float" office:value="1.24013521957972" calcext:value-type="float">
            <text:p>1.2401352196</text:p>
          </table:table-cell>
          <table:table-cell office:value-type="float" office:value="5.8411575872824" calcext:value-type="float">
            <text:p>5.8411575873</text:p>
          </table:table-cell>
          <table:table-cell office:value-type="float" office:value="13.3376149294575" calcext:value-type="float">
            <text:p>13.3376149295</text:p>
          </table:table-cell>
          <table:table-cell office:value-type="float" office:value="0.00306591424259405" calcext:value-type="float">
            <text:p>0.0030659142</text:p>
          </table:table-cell>
          <table:table-cell office:value-type="float" office:value="0.0409762305138861" calcext:value-type="float">
            <text:p>0.0409762305</text:p>
          </table:table-cell>
        </table:table-row>
        <table:table-row table:style-name="ro1">
          <table:table-cell office:value-type="string" calcext:value-type="string">
            <text:p>STRINITY_DN12785_c0_g1_i4</text:p>
          </table:table-cell>
          <table:table-cell office:value-type="float" office:value="1.67059858213043" calcext:value-type="float">
            <text:p>1.6705985821</text:p>
          </table:table-cell>
          <table:table-cell office:value-type="float" office:value="3.43767647405277" calcext:value-type="float">
            <text:p>3.4376764741</text:p>
          </table:table-cell>
          <table:table-cell office:value-type="float" office:value="29.4644939875395" calcext:value-type="float">
            <text:p>29.4644939875</text:p>
          </table:table-cell>
          <table:table-cell office:value-type="float" office:value="0.00042636726936767" calcext:value-type="float">
            <text:p>0.0004263673</text:p>
          </table:table-cell>
          <table:table-cell office:value-type="float" office:value="0.0124569052331531" calcext:value-type="float">
            <text:p>0.0124569052</text:p>
          </table:table-cell>
        </table:table-row>
        <table:table-row table:style-name="ro1">
          <table:table-cell office:value-type="string" calcext:value-type="string">
            <text:p>MTRINITY_DN17288_c0_g1_i1</text:p>
          </table:table-cell>
          <table:table-cell office:value-type="float" office:value="-6.4720774034477" calcext:value-type="float">
            <text:p>-6.4720774034</text:p>
          </table:table-cell>
          <table:table-cell office:value-type="float" office:value="1.97341355791835" calcext:value-type="float">
            <text:p>1.9734135579</text:p>
          </table:table-cell>
          <table:table-cell office:value-type="float" office:value="26.2503006390026" calcext:value-type="float">
            <text:p>26.250300639</text:p>
          </table:table-cell>
          <table:table-cell office:value-type="float" office:value="0.000279383809541369" calcext:value-type="float">
            <text:p>0.0002793838</text:p>
          </table:table-cell>
          <table:table-cell office:value-type="float" office:value="0.00978593138251203" calcext:value-type="float">
            <text:p>0.0097859314</text:p>
          </table:table-cell>
        </table:table-row>
        <table:table-row table:style-name="ro1">
          <table:table-cell office:value-type="string" calcext:value-type="string">
            <text:p>MTRINITY_DN13174_c1_g1_i1</text:p>
          </table:table-cell>
          <table:table-cell office:value-type="float" office:value="-3.37089603568083" calcext:value-type="float">
            <text:p>-3.3708960357</text:p>
          </table:table-cell>
          <table:table-cell office:value-type="float" office:value="2.43469142859315" calcext:value-type="float">
            <text:p>2.4346914286</text:p>
          </table:table-cell>
          <table:table-cell office:value-type="float" office:value="39.476526102532" calcext:value-type="float">
            <text:p>39.4765261025</text:p>
          </table:table-cell>
          <table:table-cell office:value-type="float" office:value="0.0000323450875121718" calcext:value-type="float">
            <text:p>3.23450875121718E-005</text:p>
          </table:table-cell>
          <table:table-cell office:value-type="float" office:value="0.00327863715848" calcext:value-type="float">
            <text:p>0.0032786372</text:p>
          </table:table-cell>
        </table:table-row>
        <table:table-row table:style-name="ro1">
          <table:table-cell office:value-type="string" calcext:value-type="string">
            <text:p>Pc30922_g2_i1</text:p>
          </table:table-cell>
          <table:table-cell office:value-type="float" office:value="1.95568344252046" calcext:value-type="float">
            <text:p>1.9556834425</text:p>
          </table:table-cell>
          <table:table-cell office:value-type="float" office:value="3.11421342071468" calcext:value-type="float">
            <text:p>3.1142134207</text:p>
          </table:table-cell>
          <table:table-cell office:value-type="float" office:value="12.9528252947542" calcext:value-type="float">
            <text:p>12.9528252948</text:p>
          </table:table-cell>
          <table:table-cell office:value-type="float" office:value="0.00338785892158377" calcext:value-type="float">
            <text:p>0.0033878589</text:p>
          </table:table-cell>
          <table:table-cell office:value-type="float" office:value="0.0437405372507964" calcext:value-type="float">
            <text:p>0.0437405373</text:p>
          </table:table-cell>
        </table:table-row>
        <table:table-row table:style-name="ro1">
          <table:table-cell office:value-type="string" calcext:value-type="string">
            <text:p>MTRINITY_DN13966_c0_g4_i1</text:p>
          </table:table-cell>
          <table:table-cell office:value-type="float" office:value="-2.91665302199001" calcext:value-type="float">
            <text:p>-2.916653022</text:p>
          </table:table-cell>
          <table:table-cell office:value-type="float" office:value="3.25487214385524" calcext:value-type="float">
            <text:p>3.2548721439</text:p>
          </table:table-cell>
          <table:table-cell office:value-type="float" office:value="22.1156639914167" calcext:value-type="float">
            <text:p>22.1156639914</text:p>
          </table:table-cell>
          <table:table-cell office:value-type="float" office:value="0.000447976221265503" calcext:value-type="float">
            <text:p>0.0004479762</text:p>
          </table:table-cell>
          <table:table-cell office:value-type="float" office:value="0.0127820104343679" calcext:value-type="float">
            <text:p>0.0127820104</text:p>
          </table:table-cell>
        </table:table-row>
        <table:table-row table:style-name="ro1">
          <table:table-cell office:value-type="string" calcext:value-type="string">
            <text:p>STRINITY_DN5627_c0_g1_i1</text:p>
          </table:table-cell>
          <table:table-cell office:value-type="float" office:value="-2.4515873019693" calcext:value-type="float">
            <text:p>-2.451587302</text:p>
          </table:table-cell>
          <table:table-cell office:value-type="float" office:value="4.79619895311856" calcext:value-type="float">
            <text:p>4.7961989531</text:p>
          </table:table-cell>
          <table:table-cell office:value-type="float" office:value="54.0397567545233" calcext:value-type="float">
            <text:p>54.0397567545</text:p>
          </table:table-cell>
          <table:table-cell office:value-type="float" office:value="0.00000664263156982557" calcext:value-type="float">
            <text:p>6.64263156982557E-006</text:p>
          </table:table-cell>
          <table:table-cell office:value-type="float" office:value="0.00189494036229469" calcext:value-type="float">
            <text:p>0.0018949404</text:p>
          </table:table-cell>
        </table:table-row>
        <table:table-row table:style-name="ro1">
          <table:table-cell office:value-type="string" calcext:value-type="string">
            <text:p>STRINITY_DN2093_c0_g1_i1</text:p>
          </table:table-cell>
          <table:table-cell office:value-type="float" office:value="-1.4103769483207" calcext:value-type="float">
            <text:p>-1.4103769483</text:p>
          </table:table-cell>
          <table:table-cell office:value-type="float" office:value="4.65305486181169" calcext:value-type="float">
            <text:p>4.6530548618</text:p>
          </table:table-cell>
          <table:table-cell office:value-type="float" office:value="12.4031794766209" calcext:value-type="float">
            <text:p>12.4031794766</text:p>
          </table:table-cell>
          <table:table-cell office:value-type="float" office:value="0.00391865017746562" calcext:value-type="float">
            <text:p>0.0039186502</text:p>
          </table:table-cell>
          <table:table-cell office:value-type="float" office:value="0.0477976599053892" calcext:value-type="float">
            <text:p>0.0477976599</text:p>
          </table:table-cell>
        </table:table-row>
        <table:table-row table:style-name="ro1">
          <table:table-cell office:value-type="string" calcext:value-type="string">
            <text:p>MTRINITY_DN9995_c0_g1_i1</text:p>
          </table:table-cell>
          <table:table-cell office:value-type="float" office:value="-2.12043335732552" calcext:value-type="float">
            <text:p>-2.1204333573</text:p>
          </table:table-cell>
          <table:table-cell office:value-type="float" office:value="5.13066851812188" calcext:value-type="float">
            <text:p>5.1306685181</text:p>
          </table:table-cell>
          <table:table-cell office:value-type="float" office:value="17.2080827545138" calcext:value-type="float">
            <text:p>17.2080827545</text:p>
          </table:table-cell>
          <table:table-cell office:value-type="float" office:value="0.00121846592119969" calcext:value-type="float">
            <text:p>0.0012184659</text:p>
          </table:table-cell>
          <table:table-cell office:value-type="float" office:value="0.0229334991023861" calcext:value-type="float">
            <text:p>0.0229334991</text:p>
          </table:table-cell>
        </table:table-row>
        <table:table-row table:style-name="ro1">
          <table:table-cell office:value-type="string" calcext:value-type="string">
            <text:p>MTRINITY_DN12547_c1_g1_i1</text:p>
          </table:table-cell>
          <table:table-cell office:value-type="float" office:value="-4.00511078135273" calcext:value-type="float">
            <text:p>-4.0051107814</text:p>
          </table:table-cell>
          <table:table-cell office:value-type="float" office:value="2.95399179529647" calcext:value-type="float">
            <text:p>2.9539917953</text:p>
          </table:table-cell>
          <table:table-cell office:value-type="float" office:value="17.2855713385939" calcext:value-type="float">
            <text:p>17.2855713386</text:p>
          </table:table-cell>
          <table:table-cell office:value-type="float" office:value="0.00119777480707391" calcext:value-type="float">
            <text:p>0.0011977748</text:p>
          </table:table-cell>
          <table:table-cell office:value-type="float" office:value="0.0226701161152237" calcext:value-type="float">
            <text:p>0.0226701161</text:p>
          </table:table-cell>
        </table:table-row>
        <table:table-row table:style-name="ro1">
          <table:table-cell office:value-type="string" calcext:value-type="string">
            <text:p>MTRINITY_DN10865_c0_g2_i1</text:p>
          </table:table-cell>
          <table:table-cell office:value-type="float" office:value="-6.75106722108573" calcext:value-type="float">
            <text:p>-6.7510672211</text:p>
          </table:table-cell>
          <table:table-cell office:value-type="float" office:value="3.34479248836906" calcext:value-type="float">
            <text:p>3.3447924884</text:p>
          </table:table-cell>
          <table:table-cell office:value-type="float" office:value="61.7827752990718" calcext:value-type="float">
            <text:p>61.7827752991</text:p>
          </table:table-cell>
          <table:table-cell office:value-type="float" office:value="0.0000032881578575243" calcext:value-type="float">
            <text:p>3.2881578575243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STRINITY_DN6800_c0_g1_i2</text:p>
          </table:table-cell>
          <table:table-cell office:value-type="float" office:value="1.27186759874903" calcext:value-type="float">
            <text:p>1.2718675987</text:p>
          </table:table-cell>
          <table:table-cell office:value-type="float" office:value="6.38809436671737" calcext:value-type="float">
            <text:p>6.3880943667</text:p>
          </table:table-cell>
          <table:table-cell office:value-type="float" office:value="13.1819117366744" calcext:value-type="float">
            <text:p>13.1819117367</text:p>
          </table:table-cell>
          <table:table-cell office:value-type="float" office:value="0.00319169705224384" calcext:value-type="float">
            <text:p>0.0031916971</text:p>
          </table:table-cell>
          <table:table-cell office:value-type="float" office:value="0.0420765753685795" calcext:value-type="float">
            <text:p>0.0420765754</text:p>
          </table:table-cell>
        </table:table-row>
        <table:table-row table:style-name="ro1">
          <table:table-cell office:value-type="string" calcext:value-type="string">
            <text:p>STRINITY_DN15091_c0_g1_i1</text:p>
          </table:table-cell>
          <table:table-cell office:value-type="float" office:value="-2.48454948607598" calcext:value-type="float">
            <text:p>-2.4845494861</text:p>
          </table:table-cell>
          <table:table-cell office:value-type="float" office:value="2.72549455879708" calcext:value-type="float">
            <text:p>2.7254945588</text:p>
          </table:table-cell>
          <table:table-cell office:value-type="float" office:value="18.0956410682888" calcext:value-type="float">
            <text:p>18.0956410683</text:p>
          </table:table-cell>
          <table:table-cell office:value-type="float" office:value="0.00100422092095812" calcext:value-type="float">
            <text:p>0.0010042209</text:p>
          </table:table-cell>
          <table:table-cell office:value-type="float" office:value="0.0204816131556049" calcext:value-type="float">
            <text:p>0.0204816132</text:p>
          </table:table-cell>
        </table:table-row>
        <table:table-row table:style-name="ro1">
          <table:table-cell office:value-type="string" calcext:value-type="string">
            <text:p>STRINITY_DN16585_c0_g1_i1</text:p>
          </table:table-cell>
          <table:table-cell office:value-type="float" office:value="-3.66362364385177" calcext:value-type="float">
            <text:p>-3.6636236439</text:p>
          </table:table-cell>
          <table:table-cell office:value-type="float" office:value="1.40462356034752" calcext:value-type="float">
            <text:p>1.4046235603</text:p>
          </table:table-cell>
          <table:table-cell office:value-type="float" office:value="22.8986349723204" calcext:value-type="float">
            <text:p>22.8986349723</text:p>
          </table:table-cell>
          <table:table-cell office:value-type="float" office:value="0.000387241480785643" calcext:value-type="float">
            <text:p>0.0003872415</text:p>
          </table:table-cell>
          <table:table-cell office:value-type="float" office:value="0.0117653995650035" calcext:value-type="float">
            <text:p>0.0117653996</text:p>
          </table:table-cell>
        </table:table-row>
        <table:table-row table:style-name="ro1">
          <table:table-cell office:value-type="string" calcext:value-type="string">
            <text:p>STRINITY_DN5073_c0_g1_i1</text:p>
          </table:table-cell>
          <table:table-cell office:value-type="float" office:value="2.13479520051057" calcext:value-type="float">
            <text:p>2.1347952005</text:p>
          </table:table-cell>
          <table:table-cell office:value-type="float" office:value="2.12819266718547" calcext:value-type="float">
            <text:p>2.1281926672</text:p>
          </table:table-cell>
          <table:table-cell office:value-type="float" office:value="12.5773145610372" calcext:value-type="float">
            <text:p>12.577314561</text:p>
          </table:table-cell>
          <table:table-cell office:value-type="float" office:value="0.0037406344605559" calcext:value-type="float">
            <text:p>0.0037406345</text:p>
          </table:table-cell>
          <table:table-cell office:value-type="float" office:value="0.0464569156958904" calcext:value-type="float">
            <text:p>0.0464569157</text:p>
          </table:table-cell>
        </table:table-row>
        <table:table-row table:style-name="ro1">
          <table:table-cell office:value-type="string" calcext:value-type="string">
            <text:p>STRINITY_DN11725_c0_g1_i1</text:p>
          </table:table-cell>
          <table:table-cell office:value-type="float" office:value="2.23534695185711" calcext:value-type="float">
            <text:p>2.2353469519</text:p>
          </table:table-cell>
          <table:table-cell office:value-type="float" office:value="5.16812776605757" calcext:value-type="float">
            <text:p>5.1681277661</text:p>
          </table:table-cell>
          <table:table-cell office:value-type="float" office:value="47.5645473197997" calcext:value-type="float">
            <text:p>47.5645473198</text:p>
          </table:table-cell>
          <table:table-cell office:value-type="float" office:value="0.0000127900476632851" calcext:value-type="float">
            <text:p>0.00001279</text:p>
          </table:table-cell>
          <table:table-cell office:value-type="float" office:value="0.00237486212499405" calcext:value-type="float">
            <text:p>0.0023748621</text:p>
          </table:table-cell>
        </table:table-row>
        <table:table-row table:style-name="ro1">
          <table:table-cell office:value-type="string" calcext:value-type="string">
            <text:p>STRINITY_DN11658_c0_g1_i1</text:p>
          </table:table-cell>
          <table:table-cell office:value-type="float" office:value="-1.21817287259418" calcext:value-type="float">
            <text:p>-1.2181728726</text:p>
          </table:table-cell>
          <table:table-cell office:value-type="float" office:value="5.12851727658357" calcext:value-type="float">
            <text:p>5.1285172766</text:p>
          </table:table-cell>
          <table:table-cell office:value-type="float" office:value="15.9398194846663" calcext:value-type="float">
            <text:p>15.9398194847</text:p>
          </table:table-cell>
          <table:table-cell office:value-type="float" office:value="0.0028335943546349" calcext:value-type="float">
            <text:p>0.0028335944</text:p>
          </table:table-cell>
          <table:table-cell office:value-type="float" office:value="0.0390536434056154" calcext:value-type="float">
            <text:p>0.0390536434</text:p>
          </table:table-cell>
        </table:table-row>
        <table:table-row table:style-name="ro1">
          <table:table-cell office:value-type="string" calcext:value-type="string">
            <text:p>STRINITY_DN8253_c0_g1_i1</text:p>
          </table:table-cell>
          <table:table-cell office:value-type="float" office:value="1.8716218070804" calcext:value-type="float">
            <text:p>1.8716218071</text:p>
          </table:table-cell>
          <table:table-cell office:value-type="float" office:value="6.0506198048023" calcext:value-type="float">
            <text:p>6.0506198048</text:p>
          </table:table-cell>
          <table:table-cell office:value-type="float" office:value="18.2722617398985" calcext:value-type="float">
            <text:p>18.2722617399</text:p>
          </table:table-cell>
          <table:table-cell office:value-type="float" office:value="0.000967000043134353" calcext:value-type="float">
            <text:p>0.000967</text:p>
          </table:table-cell>
          <table:table-cell office:value-type="float" office:value="0.0199513729957022" calcext:value-type="float">
            <text:p>0.019951373</text:p>
          </table:table-cell>
        </table:table-row>
        <table:table-row table:style-name="ro1">
          <table:table-cell office:value-type="string" calcext:value-type="string">
            <text:p>MTRINITY_DN15206_c2_g7_i10</text:p>
          </table:table-cell>
          <table:table-cell office:value-type="float" office:value="-1.52433489857642" calcext:value-type="float">
            <text:p>-1.5243348986</text:p>
          </table:table-cell>
          <table:table-cell office:value-type="float" office:value="5.6232531079241" calcext:value-type="float">
            <text:p>5.6232531079</text:p>
          </table:table-cell>
          <table:table-cell office:value-type="float" office:value="16.0111746305201" calcext:value-type="float">
            <text:p>16.0111746305</text:p>
          </table:table-cell>
          <table:table-cell office:value-type="float" office:value="0.00159741546812278" calcext:value-type="float">
            <text:p>0.0015974155</text:p>
          </table:table-cell>
          <table:table-cell office:value-type="float" office:value="0.0267808845837699" calcext:value-type="float">
            <text:p>0.0267808846</text:p>
          </table:table-cell>
        </table:table-row>
        <table:table-row table:style-name="ro1">
          <table:table-cell office:value-type="string" calcext:value-type="string">
            <text:p>MTRINITY_DN5624_c0_g1_i1</text:p>
          </table:table-cell>
          <table:table-cell office:value-type="float" office:value="-1.6469529290313" calcext:value-type="float">
            <text:p>-1.646952929</text:p>
          </table:table-cell>
          <table:table-cell office:value-type="float" office:value="4.21663024706386" calcext:value-type="float">
            <text:p>4.2166302471</text:p>
          </table:table-cell>
          <table:table-cell office:value-type="float" office:value="25.2857368022017" calcext:value-type="float">
            <text:p>25.2857368022</text:p>
          </table:table-cell>
          <table:table-cell office:value-type="float" office:value="0.00025336511080549" calcext:value-type="float">
            <text:p>0.0002533651</text:p>
          </table:table-cell>
          <table:table-cell office:value-type="float" office:value="0.00933280110515233" calcext:value-type="float">
            <text:p>0.0093328011</text:p>
          </table:table-cell>
        </table:table-row>
        <table:table-row table:style-name="ro1">
          <table:table-cell office:value-type="string" calcext:value-type="string">
            <text:p>Pc28235_g2_i1</text:p>
          </table:table-cell>
          <table:table-cell office:value-type="float" office:value="-4.24426142655778" calcext:value-type="float">
            <text:p>-4.2442614266</text:p>
          </table:table-cell>
          <table:table-cell office:value-type="float" office:value="2.19506122322005" calcext:value-type="float">
            <text:p>2.1950612232</text:p>
          </table:table-cell>
          <table:table-cell office:value-type="float" office:value="56.4914614404893" calcext:value-type="float">
            <text:p>56.4914614405</text:p>
          </table:table-cell>
          <table:table-cell office:value-type="float" office:value="0.00000527109981586464" calcext:value-type="float">
            <text:p>5.27109981586464E-006</text:p>
          </table:table-cell>
          <table:table-cell office:value-type="float" office:value="0.00173468449704326" calcext:value-type="float">
            <text:p>0.0017346845</text:p>
          </table:table-cell>
        </table:table-row>
        <table:table-row table:style-name="ro1">
          <table:table-cell office:value-type="string" calcext:value-type="string">
            <text:p>STRINITY_DN3729_c0_g1_i1</text:p>
          </table:table-cell>
          <table:table-cell office:value-type="float" office:value="1.57335026187869" calcext:value-type="float">
            <text:p>1.5733502619</text:p>
          </table:table-cell>
          <table:table-cell office:value-type="float" office:value="4.10105462289607" calcext:value-type="float">
            <text:p>4.1010546229</text:p>
          </table:table-cell>
          <table:table-cell office:value-type="float" office:value="27.7782097390124" calcext:value-type="float">
            <text:p>27.778209739</text:p>
          </table:table-cell>
          <table:table-cell office:value-type="float" office:value="0.000439689897520416" calcext:value-type="float">
            <text:p>0.0004396899</text:p>
          </table:table-cell>
          <table:table-cell office:value-type="float" office:value="0.01263025008973" calcext:value-type="float">
            <text:p>0.0126302501</text:p>
          </table:table-cell>
        </table:table-row>
        <table:table-row table:style-name="ro1">
          <table:table-cell office:value-type="string" calcext:value-type="string">
            <text:p>Pc32348_g1_i4</text:p>
          </table:table-cell>
          <table:table-cell office:value-type="float" office:value="2.1960214820125" calcext:value-type="float">
            <text:p>2.196021482</text:p>
          </table:table-cell>
          <table:table-cell office:value-type="float" office:value="0.530519510606003" calcext:value-type="float">
            <text:p>0.5305195106</text:p>
          </table:table-cell>
          <table:table-cell office:value-type="float" office:value="15.9917866786997" calcext:value-type="float">
            <text:p>15.9917866787</text:p>
          </table:table-cell>
          <table:table-cell office:value-type="float" office:value="0.00269782650352205" calcext:value-type="float">
            <text:p>0.0026978265</text:p>
          </table:table-cell>
          <table:table-cell office:value-type="float" office:value="0.0378603814785997" calcext:value-type="float">
            <text:p>0.0378603815</text:p>
          </table:table-cell>
        </table:table-row>
        <table:table-row table:style-name="ro1">
          <table:table-cell office:value-type="string" calcext:value-type="string">
            <text:p>MTRINITY_DN16808_c0_g1_i1</text:p>
          </table:table-cell>
          <table:table-cell office:value-type="float" office:value="-7.56646295791278" calcext:value-type="float">
            <text:p>-7.5664629579</text:p>
          </table:table-cell>
          <table:table-cell office:value-type="float" office:value="-0.0029018536086496" calcext:value-type="float">
            <text:p>-0.0029018536</text:p>
          </table:table-cell>
          <table:table-cell office:value-type="float" office:value="49.1863857285479" calcext:value-type="float">
            <text:p>49.1863857285</text:p>
          </table:table-cell>
          <table:table-cell office:value-type="float" office:value="0.0000167664136284937" calcext:value-type="float">
            <text:p>1.67664136284937E-005</text:p>
          </table:table-cell>
          <table:table-cell office:value-type="float" office:value="0.00269341791457351" calcext:value-type="float">
            <text:p>0.0026934179</text:p>
          </table:table-cell>
        </table:table-row>
        <table:table-row table:style-name="ro1">
          <table:table-cell office:value-type="string" calcext:value-type="string">
            <text:p>Pc25876_g1_i1</text:p>
          </table:table-cell>
          <table:table-cell office:value-type="float" office:value="-4.1449399315785" calcext:value-type="float">
            <text:p>-4.1449399316</text:p>
          </table:table-cell>
          <table:table-cell office:value-type="float" office:value="6.14656519838903" calcext:value-type="float">
            <text:p>6.1465651984</text:p>
          </table:table-cell>
          <table:table-cell office:value-type="float" office:value="45.2808852684758" calcext:value-type="float">
            <text:p>45.2808852685</text:p>
          </table:table-cell>
          <table:table-cell office:value-type="float" office:value="0.0000163961361826334" calcext:value-type="float">
            <text:p>1.63961361826334E-005</text:p>
          </table:table-cell>
          <table:table-cell office:value-type="float" office:value="0.00268950391218738" calcext:value-type="float">
            <text:p>0.0026895039</text:p>
          </table:table-cell>
        </table:table-row>
        <table:table-row table:style-name="ro1">
          <table:table-cell office:value-type="string" calcext:value-type="string">
            <text:p>Pc24642_g1_i3</text:p>
          </table:table-cell>
          <table:table-cell office:value-type="float" office:value="-5.00769714406753" calcext:value-type="float">
            <text:p>-5.0076971441</text:p>
          </table:table-cell>
          <table:table-cell office:value-type="float" office:value="0.280559744871462" calcext:value-type="float">
            <text:p>0.2805597449</text:p>
          </table:table-cell>
          <table:table-cell office:value-type="float" office:value="19.6644189640503" calcext:value-type="float">
            <text:p>19.6644189641</text:p>
          </table:table-cell>
          <table:table-cell office:value-type="float" office:value="0.000723656954058011" calcext:value-type="float">
            <text:p>0.000723657</text:p>
          </table:table-cell>
          <table:table-cell office:value-type="float" office:value="0.0166713234435252" calcext:value-type="float">
            <text:p>0.0166713234</text:p>
          </table:table-cell>
        </table:table-row>
        <table:table-row table:style-name="ro1">
          <table:table-cell office:value-type="string" calcext:value-type="string">
            <text:p>STRINITY_DN605_c0_g2_i1</text:p>
          </table:table-cell>
          <table:table-cell office:value-type="float" office:value="-4.48741772517893" calcext:value-type="float">
            <text:p>-4.4874177252</text:p>
          </table:table-cell>
          <table:table-cell office:value-type="float" office:value="1.96039777948891" calcext:value-type="float">
            <text:p>1.9603977795</text:p>
          </table:table-cell>
          <table:table-cell office:value-type="float" office:value="25.9499420183223" calcext:value-type="float">
            <text:p>25.9499420183</text:p>
          </table:table-cell>
          <table:table-cell office:value-type="float" office:value="0.000226276477852364" calcext:value-type="float">
            <text:p>0.0002262765</text:p>
          </table:table-cell>
          <table:table-cell office:value-type="float" office:value="0.00863070814761404" calcext:value-type="float">
            <text:p>0.0086307081</text:p>
          </table:table-cell>
        </table:table-row>
        <table:table-row table:style-name="ro1">
          <table:table-cell office:value-type="string" calcext:value-type="string">
            <text:p>MTRINITY_DN13633_c0_g1_i1</text:p>
          </table:table-cell>
          <table:table-cell office:value-type="float" office:value="-3.6414750978216" calcext:value-type="float">
            <text:p>-3.6414750978</text:p>
          </table:table-cell>
          <table:table-cell office:value-type="float" office:value="2.84435850292868" calcext:value-type="float">
            <text:p>2.8443585029</text:p>
          </table:table-cell>
          <table:table-cell office:value-type="float" office:value="13.4223216292847" calcext:value-type="float">
            <text:p>13.4223216293</text:p>
          </table:table-cell>
          <table:table-cell office:value-type="float" office:value="0.00299991358215011" calcext:value-type="float">
            <text:p>0.0029999136</text:p>
          </table:table-cell>
          <table:table-cell office:value-type="float" office:value="0.0405089545249582" calcext:value-type="float">
            <text:p>0.0405089545</text:p>
          </table:table-cell>
        </table:table-row>
        <table:table-row table:style-name="ro1">
          <table:table-cell office:value-type="string" calcext:value-type="string">
            <text:p>MTRINITY_DN4654_c0_g1_i1</text:p>
          </table:table-cell>
          <table:table-cell office:value-type="float" office:value="-3.2910778852005" calcext:value-type="float">
            <text:p>-3.2910778852</text:p>
          </table:table-cell>
          <table:table-cell office:value-type="float" office:value="6.07445843746682" calcext:value-type="float">
            <text:p>6.0744584375</text:p>
          </table:table-cell>
          <table:table-cell office:value-type="float" office:value="31.7103565908405" calcext:value-type="float">
            <text:p>31.7103565908</text:p>
          </table:table-cell>
          <table:table-cell office:value-type="float" office:value="0.0000917028993889485" calcext:value-type="float">
            <text:p>9.17028993889485E-005</text:p>
          </table:table-cell>
          <table:table-cell office:value-type="float" office:value="0.00532737384574794" calcext:value-type="float">
            <text:p>0.0053273738</text:p>
          </table:table-cell>
        </table:table-row>
        <table:table-row table:style-name="ro1">
          <table:table-cell office:value-type="string" calcext:value-type="string">
            <text:p>Pc31719_g2_i1</text:p>
          </table:table-cell>
          <table:table-cell office:value-type="float" office:value="-1.67819390384244" calcext:value-type="float">
            <text:p>-1.6781939038</text:p>
          </table:table-cell>
          <table:table-cell office:value-type="float" office:value="5.10089976221172" calcext:value-type="float">
            <text:p>5.1008997622</text:p>
          </table:table-cell>
          <table:table-cell office:value-type="float" office:value="34.1031756668408" calcext:value-type="float">
            <text:p>34.1031756668</text:p>
          </table:table-cell>
          <table:table-cell office:value-type="float" office:value="0.0000713171540329782" calcext:value-type="float">
            <text:p>7.13171540329782E-005</text:p>
          </table:table-cell>
          <table:table-cell office:value-type="float" office:value="0.00467169139406807" calcext:value-type="float">
            <text:p>0.0046716914</text:p>
          </table:table-cell>
        </table:table-row>
        <table:table-row table:style-name="ro1">
          <table:table-cell office:value-type="string" calcext:value-type="string">
            <text:p>STRINITY_DN820_c0_g1_i1</text:p>
          </table:table-cell>
          <table:table-cell office:value-type="float" office:value="1.35590902792147" calcext:value-type="float">
            <text:p>1.3559090279</text:p>
          </table:table-cell>
          <table:table-cell office:value-type="float" office:value="4.1414929996241" calcext:value-type="float">
            <text:p>4.1414929996</text:p>
          </table:table-cell>
          <table:table-cell office:value-type="float" office:value="18.693254550295" calcext:value-type="float">
            <text:p>18.6932545503</text:p>
          </table:table-cell>
          <table:table-cell office:value-type="float" office:value="0.00170195844250066" calcext:value-type="float">
            <text:p>0.0017019584</text:p>
          </table:table-cell>
          <table:table-cell office:value-type="float" office:value="0.0280332849658196" calcext:value-type="float">
            <text:p>0.028033285</text:p>
          </table:table-cell>
        </table:table-row>
        <table:table-row table:style-name="ro1">
          <table:table-cell office:value-type="string" calcext:value-type="string">
            <text:p>MTRINITY_DN12745_c0_g1_i1</text:p>
          </table:table-cell>
          <table:table-cell office:value-type="float" office:value="-1.76679940089076" calcext:value-type="float">
            <text:p>-1.7667994009</text:p>
          </table:table-cell>
          <table:table-cell office:value-type="float" office:value="3.65500224512583" calcext:value-type="float">
            <text:p>3.6550022451</text:p>
          </table:table-cell>
          <table:table-cell office:value-type="float" office:value="20.0746759234983" calcext:value-type="float">
            <text:p>20.0746759235</text:p>
          </table:table-cell>
          <table:table-cell office:value-type="float" office:value="0.000666087808481855" calcext:value-type="float">
            <text:p>0.0006660878</text:p>
          </table:table-cell>
          <table:table-cell office:value-type="float" office:value="0.015856185404871" calcext:value-type="float">
            <text:p>0.0158561854</text:p>
          </table:table-cell>
        </table:table-row>
        <table:table-row table:style-name="ro1">
          <table:table-cell office:value-type="string" calcext:value-type="string">
            <text:p>Pc30345_g1_i2</text:p>
          </table:table-cell>
          <table:table-cell office:value-type="float" office:value="-2.8629052892421" calcext:value-type="float">
            <text:p>-2.8629052892</text:p>
          </table:table-cell>
          <table:table-cell office:value-type="float" office:value="1.50066987718783" calcext:value-type="float">
            <text:p>1.5006698772</text:p>
          </table:table-cell>
          <table:table-cell office:value-type="float" office:value="27.8768739714125" calcext:value-type="float">
            <text:p>27.8768739714</text:p>
          </table:table-cell>
          <table:table-cell office:value-type="float" office:value="0.000164821470679996" calcext:value-type="float">
            <text:p>0.0001648215</text:p>
          </table:table-cell>
          <table:table-cell office:value-type="float" office:value="0.00723493813552943" calcext:value-type="float">
            <text:p>0.0072349381</text:p>
          </table:table-cell>
        </table:table-row>
        <table:table-row table:style-name="ro1">
          <table:table-cell office:value-type="string" calcext:value-type="string">
            <text:p>MTRINITY_DN10654_c0_g1_i1</text:p>
          </table:table-cell>
          <table:table-cell office:value-type="float" office:value="-1.98803784089428" calcext:value-type="float">
            <text:p>-1.9880378409</text:p>
          </table:table-cell>
          <table:table-cell office:value-type="float" office:value="2.4779125956744" calcext:value-type="float">
            <text:p>2.4779125957</text:p>
          </table:table-cell>
          <table:table-cell office:value-type="float" office:value="14.526838767425" calcext:value-type="float">
            <text:p>14.5268387674</text:p>
          </table:table-cell>
          <table:table-cell office:value-type="float" office:value="0.00227441207249432" calcext:value-type="float">
            <text:p>0.0022744121</text:p>
          </table:table-cell>
          <table:table-cell office:value-type="float" office:value="0.0338049028113156" calcext:value-type="float">
            <text:p>0.0338049028</text:p>
          </table:table-cell>
        </table:table-row>
        <table:table-row table:style-name="ro1">
          <table:table-cell office:value-type="string" calcext:value-type="string">
            <text:p>Pc32518_g1_i1</text:p>
          </table:table-cell>
          <table:table-cell office:value-type="float" office:value="2.20110742852846" calcext:value-type="float">
            <text:p>2.2011074285</text:p>
          </table:table-cell>
          <table:table-cell office:value-type="float" office:value="3.8994982289815" calcext:value-type="float">
            <text:p>3.899498229</text:p>
          </table:table-cell>
          <table:table-cell office:value-type="float" office:value="16.3949524802442" calcext:value-type="float">
            <text:p>16.3949524802</text:p>
          </table:table-cell>
          <table:table-cell office:value-type="float" office:value="0.00146265398141931" calcext:value-type="float">
            <text:p>0.001462654</text:p>
          </table:table-cell>
          <table:table-cell office:value-type="float" office:value="0.0254187856071784" calcext:value-type="float">
            <text:p>0.0254187856</text:p>
          </table:table-cell>
        </table:table-row>
        <table:table-row table:style-name="ro1">
          <table:table-cell office:value-type="string" calcext:value-type="string">
            <text:p>MTRINITY_DN17179_c0_g1_i5</text:p>
          </table:table-cell>
          <table:table-cell office:value-type="float" office:value="1.47653203420983" calcext:value-type="float">
            <text:p>1.4765320342</text:p>
          </table:table-cell>
          <table:table-cell office:value-type="float" office:value="3.23582920694938" calcext:value-type="float">
            <text:p>3.2358292069</text:p>
          </table:table-cell>
          <table:table-cell office:value-type="float" office:value="18.5278494311591" calcext:value-type="float">
            <text:p>18.5278494312</text:p>
          </table:table-cell>
          <table:table-cell office:value-type="float" office:value="0.00201863055214594" calcext:value-type="float">
            <text:p>0.0020186306</text:p>
          </table:table-cell>
          <table:table-cell office:value-type="float" office:value="0.0312830417730082" calcext:value-type="float">
            <text:p>0.0312830418</text:p>
          </table:table-cell>
        </table:table-row>
        <table:table-row table:style-name="ro1">
          <table:table-cell office:value-type="string" calcext:value-type="string">
            <text:p>Pc17586_g1_i2</text:p>
          </table:table-cell>
          <table:table-cell office:value-type="float" office:value="-3.28478985493417" calcext:value-type="float">
            <text:p>-3.2847898549</text:p>
          </table:table-cell>
          <table:table-cell office:value-type="float" office:value="2.97972445300726" calcext:value-type="float">
            <text:p>2.979724453</text:p>
          </table:table-cell>
          <table:table-cell office:value-type="float" office:value="67.4026731737538" calcext:value-type="float">
            <text:p>67.4026731738</text:p>
          </table:table-cell>
          <table:table-cell office:value-type="float" office:value="0.00000206489054655511" calcext:value-type="float">
            <text:p>2.06489054655511E-006</text:p>
          </table:table-cell>
          <table:table-cell office:value-type="float" office:value="0.00147073662101842" calcext:value-type="float">
            <text:p>0.0014707366</text:p>
          </table:table-cell>
        </table:table-row>
        <table:table-row table:style-name="ro1">
          <table:table-cell office:value-type="string" calcext:value-type="string">
            <text:p>STRINITY_DN5677_c0_g1_i5</text:p>
          </table:table-cell>
          <table:table-cell office:value-type="float" office:value="-5.79723368830998" calcext:value-type="float">
            <text:p>-5.7972336883</text:p>
          </table:table-cell>
          <table:table-cell office:value-type="float" office:value="2.13535788969447" calcext:value-type="float">
            <text:p>2.1353578897</text:p>
          </table:table-cell>
          <table:table-cell office:value-type="float" office:value="27.3047489526263" calcext:value-type="float">
            <text:p>27.3047489526</text:p>
          </table:table-cell>
          <table:table-cell office:value-type="float" office:value="0.000180780544888146" calcext:value-type="float">
            <text:p>0.0001807805</text:p>
          </table:table-cell>
          <table:table-cell office:value-type="float" office:value="0.00763244781498224" calcext:value-type="float">
            <text:p>0.0076324478</text:p>
          </table:table-cell>
        </table:table-row>
        <table:table-row table:style-name="ro1">
          <table:table-cell office:value-type="string" calcext:value-type="string">
            <text:p>STRINITY_DN4975_c0_g1_i1</text:p>
          </table:table-cell>
          <table:table-cell office:value-type="float" office:value="-1.30974861677599" calcext:value-type="float">
            <text:p>-1.3097486168</text:p>
          </table:table-cell>
          <table:table-cell office:value-type="float" office:value="5.6385365925659" calcext:value-type="float">
            <text:p>5.6385365926</text:p>
          </table:table-cell>
          <table:table-cell office:value-type="float" office:value="14.0756793999103" calcext:value-type="float">
            <text:p>14.0756793999</text:p>
          </table:table-cell>
          <table:table-cell office:value-type="float" office:value="0.0025428727030688" calcext:value-type="float">
            <text:p>0.0025428727</text:p>
          </table:table-cell>
          <table:table-cell office:value-type="float" office:value="0.0364200243453541" calcext:value-type="float">
            <text:p>0.0364200243</text:p>
          </table:table-cell>
        </table:table-row>
        <table:table-row table:style-name="ro1">
          <table:table-cell office:value-type="string" calcext:value-type="string">
            <text:p>MTRINITY_DN12948_c0_g1_i1</text:p>
          </table:table-cell>
          <table:table-cell office:value-type="float" office:value="-2.30125529519955" calcext:value-type="float">
            <text:p>-2.3012552952</text:p>
          </table:table-cell>
          <table:table-cell office:value-type="float" office:value="6.89911881132968" calcext:value-type="float">
            <text:p>6.8991188113</text:p>
          </table:table-cell>
          <table:table-cell office:value-type="float" office:value="16.1639501997639" calcext:value-type="float">
            <text:p>16.1639501998</text:p>
          </table:table-cell>
          <table:table-cell office:value-type="float" office:value="0.00154210812931819" calcext:value-type="float">
            <text:p>0.0015421081</text:p>
          </table:table-cell>
          <table:table-cell office:value-type="float" office:value="0.0261826933404261" calcext:value-type="float">
            <text:p>0.0261826933</text:p>
          </table:table-cell>
        </table:table-row>
        <table:table-row table:style-name="ro1">
          <table:table-cell office:value-type="string" calcext:value-type="string">
            <text:p>MTRINITY_DN15940_c0_g4_i4</text:p>
          </table:table-cell>
          <table:table-cell office:value-type="float" office:value="1.90641943453993" calcext:value-type="float">
            <text:p>1.9064194345</text:p>
          </table:table-cell>
          <table:table-cell office:value-type="float" office:value="1.52688284399981" calcext:value-type="float">
            <text:p>1.526882844</text:p>
          </table:table-cell>
          <table:table-cell office:value-type="float" office:value="12.164656239499" calcext:value-type="float">
            <text:p>12.1646562395</text:p>
          </table:table-cell>
          <table:table-cell office:value-type="float" office:value="0.00417876867069059" calcext:value-type="float">
            <text:p>0.0041787687</text:p>
          </table:table-cell>
          <table:table-cell office:value-type="float" office:value="0.0499555069521267" calcext:value-type="float">
            <text:p>0.049955507</text:p>
          </table:table-cell>
        </table:table-row>
        <table:table-row table:style-name="ro1">
          <table:table-cell office:value-type="string" calcext:value-type="string">
            <text:p>MTRINITY_DN17058_c1_g1_i2</text:p>
          </table:table-cell>
          <table:table-cell office:value-type="float" office:value="-3.79451377433128" calcext:value-type="float">
            <text:p>-3.7945137743</text:p>
          </table:table-cell>
          <table:table-cell office:value-type="float" office:value="2.13098536243255" calcext:value-type="float">
            <text:p>2.1309853624</text:p>
          </table:table-cell>
          <table:table-cell office:value-type="float" office:value="26.5243238775694" calcext:value-type="float">
            <text:p>26.5243238776</text:p>
          </table:table-cell>
          <table:table-cell office:value-type="float" office:value="0.000205532031842875" calcext:value-type="float">
            <text:p>0.000205532</text:p>
          </table:table-cell>
          <table:table-cell office:value-type="float" office:value="0.00816516187626122" calcext:value-type="float">
            <text:p>0.0081651619</text:p>
          </table:table-cell>
        </table:table-row>
        <table:table-row table:style-name="ro1">
          <table:table-cell office:value-type="string" calcext:value-type="string">
            <text:p>STRINITY_DN7728_c0_g1_i1</text:p>
          </table:table-cell>
          <table:table-cell office:value-type="float" office:value="-3.56135740389592" calcext:value-type="float">
            <text:p>-3.5613574039</text:p>
          </table:table-cell>
          <table:table-cell office:value-type="float" office:value="2.11407530982283" calcext:value-type="float">
            <text:p>2.1140753098</text:p>
          </table:table-cell>
          <table:table-cell office:value-type="float" office:value="28.0811011352317" calcext:value-type="float">
            <text:p>28.0811011352</text:p>
          </table:table-cell>
          <table:table-cell office:value-type="float" office:value="0.000159525004116917" calcext:value-type="float">
            <text:p>0.000159525</text:p>
          </table:table-cell>
          <table:table-cell office:value-type="float" office:value="0.0071365448190486" calcext:value-type="float">
            <text:p>0.0071365448</text:p>
          </table:table-cell>
        </table:table-row>
        <table:table-row table:style-name="ro1">
          <table:table-cell office:value-type="string" calcext:value-type="string">
            <text:p>MTRINITY_DN17086_c1_g1_i1</text:p>
          </table:table-cell>
          <table:table-cell office:value-type="float" office:value="-3.10734717520408" calcext:value-type="float">
            <text:p>-3.1073471752</text:p>
          </table:table-cell>
          <table:table-cell office:value-type="float" office:value="3.46642470801064" calcext:value-type="float">
            <text:p>3.466424708</text:p>
          </table:table-cell>
          <table:table-cell office:value-type="float" office:value="77.5644898056346" calcext:value-type="float">
            <text:p>77.5644898056</text:p>
          </table:table-cell>
          <table:table-cell office:value-type="float" office:value="0.000000962997607045427" calcext:value-type="float">
            <text:p>0.000000963</text:p>
          </table:table-cell>
          <table:table-cell office:value-type="float" office:value="0.00125170365159701" calcext:value-type="float">
            <text:p>0.0012517037</text:p>
          </table:table-cell>
        </table:table-row>
        <table:table-row table:style-name="ro1">
          <table:table-cell office:value-type="string" calcext:value-type="string">
            <text:p>Pc29451_g1_i1</text:p>
          </table:table-cell>
          <table:table-cell office:value-type="float" office:value="2.01814444814653" calcext:value-type="float">
            <text:p>2.0181444481</text:p>
          </table:table-cell>
          <table:table-cell office:value-type="float" office:value="4.72682743909047" calcext:value-type="float">
            <text:p>4.7268274391</text:p>
          </table:table-cell>
          <table:table-cell office:value-type="float" office:value="44.5970625481339" calcext:value-type="float">
            <text:p>44.5970625481</text:p>
          </table:table-cell>
          <table:table-cell office:value-type="float" office:value="0.000017696595927194" calcext:value-type="float">
            <text:p>1.7696595927194E-005</text:p>
          </table:table-cell>
          <table:table-cell office:value-type="float" office:value="0.00276951688345799" calcext:value-type="float">
            <text:p>0.0027695169</text:p>
          </table:table-cell>
        </table:table-row>
        <table:table-row table:style-name="ro1">
          <table:table-cell office:value-type="string" calcext:value-type="string">
            <text:p>MTRINITY_DN16808_c1_g2_i4</text:p>
          </table:table-cell>
          <table:table-cell office:value-type="float" office:value="-4.91254050811114" calcext:value-type="float">
            <text:p>-4.9125405081</text:p>
          </table:table-cell>
          <table:table-cell office:value-type="float" office:value="3.78846496846101" calcext:value-type="float">
            <text:p>3.7884649685</text:p>
          </table:table-cell>
          <table:table-cell office:value-type="float" office:value="39.1119861507397" calcext:value-type="float">
            <text:p>39.1119861507</text:p>
          </table:table-cell>
          <table:table-cell office:value-type="float" office:value="0.0000338415883146823" calcext:value-type="float">
            <text:p>3.38415883146823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MTRINITY_DN17322_c1_g6_i3</text:p>
          </table:table-cell>
          <table:table-cell office:value-type="float" office:value="-3.64656759533261" calcext:value-type="float">
            <text:p>-3.6465675953</text:p>
          </table:table-cell>
          <table:table-cell office:value-type="float" office:value="0.195500292042039" calcext:value-type="float">
            <text:p>0.195500292</text:p>
          </table:table-cell>
          <table:table-cell office:value-type="float" office:value="20.8405649853646" calcext:value-type="float">
            <text:p>20.8405649854</text:p>
          </table:table-cell>
          <table:table-cell office:value-type="float" office:value="0.000572249495150426" calcext:value-type="float">
            <text:p>0.0005722495</text:p>
          </table:table-cell>
          <table:table-cell office:value-type="float" office:value="0.0145451188360927" calcext:value-type="float">
            <text:p>0.0145451188</text:p>
          </table:table-cell>
        </table:table-row>
        <table:table-row table:style-name="ro1">
          <table:table-cell office:value-type="string" calcext:value-type="string">
            <text:p>MTRINITY_DN16384_c0_g2_i1</text:p>
          </table:table-cell>
          <table:table-cell office:value-type="float" office:value="-2.19503479753598" calcext:value-type="float">
            <text:p>-2.1950347975</text:p>
          </table:table-cell>
          <table:table-cell office:value-type="float" office:value="3.53417391979739" calcext:value-type="float">
            <text:p>3.5341739198</text:p>
          </table:table-cell>
          <table:table-cell office:value-type="float" office:value="13.9158866212968" calcext:value-type="float">
            <text:p>13.9158866213</text:p>
          </table:table-cell>
          <table:table-cell office:value-type="float" office:value="0.00264668147162544" calcext:value-type="float">
            <text:p>0.0026466815</text:p>
          </table:table-cell>
          <table:table-cell office:value-type="float" office:value="0.0373873338424718" calcext:value-type="float">
            <text:p>0.0373873338</text:p>
          </table:table-cell>
        </table:table-row>
        <table:table-row table:style-name="ro1">
          <table:table-cell office:value-type="string" calcext:value-type="string">
            <text:p>MTRINITY_DN5294_c0_g1_i3</text:p>
          </table:table-cell>
          <table:table-cell office:value-type="float" office:value="-2.41505174486867" calcext:value-type="float">
            <text:p>-2.4150517449</text:p>
          </table:table-cell>
          <table:table-cell office:value-type="float" office:value="2.47024352277534" calcext:value-type="float">
            <text:p>2.4702435228</text:p>
          </table:table-cell>
          <table:table-cell office:value-type="float" office:value="13.4701578246366" calcext:value-type="float">
            <text:p>13.4701578246</text:p>
          </table:table-cell>
          <table:table-cell office:value-type="float" office:value="0.00296337275758942" calcext:value-type="float">
            <text:p>0.0029633728</text:p>
          </table:table-cell>
          <table:table-cell office:value-type="float" office:value="0.0401851192051321" calcext:value-type="float">
            <text:p>0.0401851192</text:p>
          </table:table-cell>
        </table:table-row>
        <table:table-row table:style-name="ro1">
          <table:table-cell office:value-type="string" calcext:value-type="string">
            <text:p>Pc26029_g1_i2</text:p>
          </table:table-cell>
          <table:table-cell office:value-type="float" office:value="-2.60698963934306" calcext:value-type="float">
            <text:p>-2.6069896393</text:p>
          </table:table-cell>
          <table:table-cell office:value-type="float" office:value="1.30327593430332" calcext:value-type="float">
            <text:p>1.3032759343</text:p>
          </table:table-cell>
          <table:table-cell office:value-type="float" office:value="19.3871354816148" calcext:value-type="float">
            <text:p>19.3871354816</text:p>
          </table:table-cell>
          <table:table-cell office:value-type="float" office:value="0.000942281823564771" calcext:value-type="float">
            <text:p>0.0009422818</text:p>
          </table:table-cell>
          <table:table-cell office:value-type="float" office:value="0.0195989034752371" calcext:value-type="float">
            <text:p>0.0195989035</text:p>
          </table:table-cell>
        </table:table-row>
        <table:table-row table:style-name="ro1">
          <table:table-cell office:value-type="string" calcext:value-type="string">
            <text:p>STRINITY_DN13616_c0_g1_i1</text:p>
          </table:table-cell>
          <table:table-cell office:value-type="float" office:value="-6.07035747721878" calcext:value-type="float">
            <text:p>-6.0703574772</text:p>
          </table:table-cell>
          <table:table-cell office:value-type="float" office:value="1.62085903216563" calcext:value-type="float">
            <text:p>1.6208590322</text:p>
          </table:table-cell>
          <table:table-cell office:value-type="float" office:value="20.4012021453348" calcext:value-type="float">
            <text:p>20.4012021453</text:p>
          </table:table-cell>
          <table:table-cell office:value-type="float" office:value="0.000624048584339874" calcext:value-type="float">
            <text:p>0.0006240486</text:p>
          </table:table-cell>
          <table:table-cell office:value-type="float" office:value="0.0153235314606953" calcext:value-type="float">
            <text:p>0.0153235315</text:p>
          </table:table-cell>
        </table:table-row>
        <table:table-row table:style-name="ro1">
          <table:table-cell office:value-type="string" calcext:value-type="string">
            <text:p>STRINITY_DN1499_c0_g2_i1</text:p>
          </table:table-cell>
          <table:table-cell office:value-type="float" office:value="-5.29451636255322" calcext:value-type="float">
            <text:p>-5.2945163626</text:p>
          </table:table-cell>
          <table:table-cell office:value-type="float" office:value="4.66524005671825" calcext:value-type="float">
            <text:p>4.6652400567</text:p>
          </table:table-cell>
          <table:table-cell office:value-type="float" office:value="42.3051196083489" calcext:value-type="float">
            <text:p>42.3051196083</text:p>
          </table:table-cell>
          <table:table-cell office:value-type="float" office:value="0.0000230157244011825" calcext:value-type="float">
            <text:p>2.30157244011825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STRINITY_DN5846_c0_g1_i1</text:p>
          </table:table-cell>
          <table:table-cell office:value-type="float" office:value="-4.0095624756808" calcext:value-type="float">
            <text:p>-4.0095624757</text:p>
          </table:table-cell>
          <table:table-cell office:value-type="float" office:value="0.924557087243665" calcext:value-type="float">
            <text:p>0.9245570872</text:p>
          </table:table-cell>
          <table:table-cell office:value-type="float" office:value="15.2304482091842" calcext:value-type="float">
            <text:p>15.2304482092</text:p>
          </table:table-cell>
          <table:table-cell office:value-type="float" office:value="0.00191877593755158" calcext:value-type="float">
            <text:p>0.0019187759</text:p>
          </table:table-cell>
          <table:table-cell office:value-type="float" office:value="0.0303625809664857" calcext:value-type="float">
            <text:p>0.030362581</text:p>
          </table:table-cell>
        </table:table-row>
        <table:table-row table:style-name="ro1">
          <table:table-cell office:value-type="string" calcext:value-type="string">
            <text:p>MTRINITY_DN16624_c1_g1_i1</text:p>
          </table:table-cell>
          <table:table-cell office:value-type="float" office:value="-1.46799850319442" calcext:value-type="float">
            <text:p>-1.4679985032</text:p>
          </table:table-cell>
          <table:table-cell office:value-type="float" office:value="3.35810878189326" calcext:value-type="float">
            <text:p>3.3581087819</text:p>
          </table:table-cell>
          <table:table-cell office:value-type="float" office:value="19.6192257200048" calcext:value-type="float">
            <text:p>19.61922572</text:p>
          </table:table-cell>
          <table:table-cell office:value-type="float" office:value="0.00208409036014613" calcext:value-type="float">
            <text:p>0.0020840904</text:p>
          </table:table-cell>
          <table:table-cell office:value-type="float" office:value="0.0319887115035294" calcext:value-type="float">
            <text:p>0.0319887115</text:p>
          </table:table-cell>
        </table:table-row>
        <table:table-row table:style-name="ro1">
          <table:table-cell office:value-type="string" calcext:value-type="string">
            <text:p>MTRINITY_DN15161_c0_g1_i1</text:p>
          </table:table-cell>
          <table:table-cell office:value-type="float" office:value="1.9435818680049" calcext:value-type="float">
            <text:p>1.943581868</text:p>
          </table:table-cell>
          <table:table-cell office:value-type="float" office:value="4.83909805768611" calcext:value-type="float">
            <text:p>4.8390980577</text:p>
          </table:table-cell>
          <table:table-cell office:value-type="float" office:value="15.9021148282537" calcext:value-type="float">
            <text:p>15.9021148283</text:p>
          </table:table-cell>
          <table:table-cell office:value-type="float" office:value="0.00163831001350524" calcext:value-type="float">
            <text:p>0.00163831</text:p>
          </table:table-cell>
          <table:table-cell office:value-type="float" office:value="0.0272912264069923" calcext:value-type="float">
            <text:p>0.0272912264</text:p>
          </table:table-cell>
        </table:table-row>
        <table:table-row table:style-name="ro1">
          <table:table-cell office:value-type="string" calcext:value-type="string">
            <text:p>MTRINITY_DN6583_c0_g1_i2</text:p>
          </table:table-cell>
          <table:table-cell office:value-type="float" office:value="-4.75638269000913" calcext:value-type="float">
            <text:p>-4.75638269</text:p>
          </table:table-cell>
          <table:table-cell office:value-type="float" office:value="0.979894050155418" calcext:value-type="float">
            <text:p>0.9798940502</text:p>
          </table:table-cell>
          <table:table-cell office:value-type="float" office:value="12.5183920046908" calcext:value-type="float">
            <text:p>12.5183920047</text:p>
          </table:table-cell>
          <table:table-cell office:value-type="float" office:value="0.0037997940446736" calcext:value-type="float">
            <text:p>0.003799794</text:p>
          </table:table-cell>
          <table:table-cell office:value-type="float" office:value="0.0469814198956235" calcext:value-type="float">
            <text:p>0.0469814199</text:p>
          </table:table-cell>
        </table:table-row>
        <table:table-row table:style-name="ro1">
          <table:table-cell office:value-type="string" calcext:value-type="string">
            <text:p>MTRINITY_DN16082_c0_g4_i1</text:p>
          </table:table-cell>
          <table:table-cell office:value-type="float" office:value="-3.95154834063246" calcext:value-type="float">
            <text:p>-3.9515483406</text:p>
          </table:table-cell>
          <table:table-cell office:value-type="float" office:value="2.71524264418667" calcext:value-type="float">
            <text:p>2.7152426442</text:p>
          </table:table-cell>
          <table:table-cell office:value-type="float" office:value="17.6875609456964" calcext:value-type="float">
            <text:p>17.6875609457</text:p>
          </table:table-cell>
          <table:table-cell office:value-type="float" office:value="0.00109677192262922" calcext:value-type="float">
            <text:p>0.0010967719</text:p>
          </table:table-cell>
          <table:table-cell office:value-type="float" office:value="0.0213840923778359" calcext:value-type="float">
            <text:p>0.0213840924</text:p>
          </table:table-cell>
        </table:table-row>
        <table:table-row table:style-name="ro1">
          <table:table-cell office:value-type="string" calcext:value-type="string">
            <text:p>STRINITY_DN12476_c0_g1_i2</text:p>
          </table:table-cell>
          <table:table-cell office:value-type="float" office:value="1.46338770537339" calcext:value-type="float">
            <text:p>1.4633877054</text:p>
          </table:table-cell>
          <table:table-cell office:value-type="float" office:value="4.24417057141705" calcext:value-type="float">
            <text:p>4.2441705714</text:p>
          </table:table-cell>
          <table:table-cell office:value-type="float" office:value="19.1118163022427" calcext:value-type="float">
            <text:p>19.1118163022</text:p>
          </table:table-cell>
          <table:table-cell office:value-type="float" office:value="0.000810588652982165" calcext:value-type="float">
            <text:p>0.0008105887</text:p>
          </table:table-cell>
          <table:table-cell office:value-type="float" office:value="0.0177914509910647" calcext:value-type="float">
            <text:p>0.017791451</text:p>
          </table:table-cell>
        </table:table-row>
        <table:table-row table:style-name="ro1">
          <table:table-cell office:value-type="string" calcext:value-type="string">
            <text:p>STRINITY_DN4334_c0_g1_i1</text:p>
          </table:table-cell>
          <table:table-cell office:value-type="float" office:value="-2.44317013163112" calcext:value-type="float">
            <text:p>-2.4431701316</text:p>
          </table:table-cell>
          <table:table-cell office:value-type="float" office:value="1.39770786793795" calcext:value-type="float">
            <text:p>1.3977078679</text:p>
          </table:table-cell>
          <table:table-cell office:value-type="float" office:value="17.7573369578111" calcext:value-type="float">
            <text:p>17.7573369578</text:p>
          </table:table-cell>
          <table:table-cell office:value-type="float" office:value="0.00108026633912792" calcext:value-type="float">
            <text:p>0.0010802663</text:p>
          </table:table-cell>
          <table:table-cell office:value-type="float" office:value="0.0212360412363732" calcext:value-type="float">
            <text:p>0.0212360412</text:p>
          </table:table-cell>
        </table:table-row>
        <table:table-row table:style-name="ro1">
          <table:table-cell office:value-type="string" calcext:value-type="string">
            <text:p>MTRINITY_DN17190_c6_g2_i1</text:p>
          </table:table-cell>
          <table:table-cell office:value-type="float" office:value="-3.27409418019579" calcext:value-type="float">
            <text:p>-3.2740941802</text:p>
          </table:table-cell>
          <table:table-cell office:value-type="float" office:value="2.77162931146681" calcext:value-type="float">
            <text:p>2.7716293115</text:p>
          </table:table-cell>
          <table:table-cell office:value-type="float" office:value="15.689069798704" calcext:value-type="float">
            <text:p>15.6890697987</text:p>
          </table:table-cell>
          <table:table-cell office:value-type="float" office:value="0.00172176193289637" calcext:value-type="float">
            <text:p>0.0017217619</text:p>
          </table:table-cell>
          <table:table-cell office:value-type="float" office:value="0.0282734407558443" calcext:value-type="float">
            <text:p>0.0282734408</text:p>
          </table:table-cell>
        </table:table-row>
        <table:table-row table:style-name="ro1">
          <table:table-cell office:value-type="string" calcext:value-type="string">
            <text:p>Pc32084_g1_i1</text:p>
          </table:table-cell>
          <table:table-cell office:value-type="float" office:value="-1.6462799829162" calcext:value-type="float">
            <text:p>-1.6462799829</text:p>
          </table:table-cell>
          <table:table-cell office:value-type="float" office:value="2.90734065199259" calcext:value-type="float">
            <text:p>2.907340652</text:p>
          </table:table-cell>
          <table:table-cell office:value-type="float" office:value="13.4067131175566" calcext:value-type="float">
            <text:p>13.4067131176</text:p>
          </table:table-cell>
          <table:table-cell office:value-type="float" office:value="0.00301194987778342" calcext:value-type="float">
            <text:p>0.0030119499</text:p>
          </table:table-cell>
          <table:table-cell office:value-type="float" office:value="0.0405984335120353" calcext:value-type="float">
            <text:p>0.0405984335</text:p>
          </table:table-cell>
        </table:table-row>
        <table:table-row table:style-name="ro1">
          <table:table-cell office:value-type="string" calcext:value-type="string">
            <text:p>STRINITY_DN2253_c0_g1_i1</text:p>
          </table:table-cell>
          <table:table-cell office:value-type="float" office:value="-5.16019585697115" calcext:value-type="float">
            <text:p>-5.160195857</text:p>
          </table:table-cell>
          <table:table-cell office:value-type="float" office:value="2.18566204743905" calcext:value-type="float">
            <text:p>2.1856620474</text:p>
          </table:table-cell>
          <table:table-cell office:value-type="float" office:value="29.3516645703282" calcext:value-type="float">
            <text:p>29.3516645703</text:p>
          </table:table-cell>
          <table:table-cell office:value-type="float" office:value="0.000130679497521514" calcext:value-type="float">
            <text:p>0.0001306795</text:p>
          </table:table-cell>
          <table:table-cell office:value-type="float" office:value="0.00648386306876166" calcext:value-type="float">
            <text:p>0.0064838631</text:p>
          </table:table-cell>
        </table:table-row>
        <table:table-row table:style-name="ro1">
          <table:table-cell office:value-type="string" calcext:value-type="string">
            <text:p>MTRINITY_DN8950_c0_g1_i1</text:p>
          </table:table-cell>
          <table:table-cell office:value-type="float" office:value="2.34748514114532" calcext:value-type="float">
            <text:p>2.3474851411</text:p>
          </table:table-cell>
          <table:table-cell office:value-type="float" office:value="4.78575951529932" calcext:value-type="float">
            <text:p>4.7857595153</text:p>
          </table:table-cell>
          <table:table-cell office:value-type="float" office:value="96.4863372052169" calcext:value-type="float">
            <text:p>96.4863372052</text:p>
          </table:table-cell>
          <table:table-cell office:value-type="float" office:value="0.00000028630364950689" calcext:value-type="float">
            <text:p>2.8630364950689E-007</text:p>
          </table:table-cell>
          <table:table-cell office:value-type="float" office:value="0.000772562150186907" calcext:value-type="float">
            <text:p>0.0007725622</text:p>
          </table:table-cell>
        </table:table-row>
        <table:table-row table:style-name="ro1">
          <table:table-cell office:value-type="string" calcext:value-type="string">
            <text:p>MTRINITY_DN13148_c0_g1_i3</text:p>
          </table:table-cell>
          <table:table-cell office:value-type="float" office:value="-1.98383360052161" calcext:value-type="float">
            <text:p>-1.9838336005</text:p>
          </table:table-cell>
          <table:table-cell office:value-type="float" office:value="0.84166225834762" calcext:value-type="float">
            <text:p>0.8416622583</text:p>
          </table:table-cell>
          <table:table-cell office:value-type="float" office:value="13.9199387772995" calcext:value-type="float">
            <text:p>13.9199387773</text:p>
          </table:table-cell>
          <table:table-cell office:value-type="float" office:value="0.0036501077777897" calcext:value-type="float">
            <text:p>0.0036501078</text:p>
          </table:table-cell>
          <table:table-cell office:value-type="float" office:value="0.0457490335171989" calcext:value-type="float">
            <text:p>0.0457490335</text:p>
          </table:table-cell>
        </table:table-row>
        <table:table-row table:style-name="ro1">
          <table:table-cell office:value-type="string" calcext:value-type="string">
            <text:p>MTRINITY_DN11705_c1_g1_i6</text:p>
          </table:table-cell>
          <table:table-cell office:value-type="float" office:value="1.8032283330589" calcext:value-type="float">
            <text:p>1.8032283331</text:p>
          </table:table-cell>
          <table:table-cell office:value-type="float" office:value="2.68205457602309" calcext:value-type="float">
            <text:p>2.682054576</text:p>
          </table:table-cell>
          <table:table-cell office:value-type="float" office:value="13.0710962777993" calcext:value-type="float">
            <text:p>13.0710962778</text:p>
          </table:table-cell>
          <table:table-cell office:value-type="float" office:value="0.00328488493362256" calcext:value-type="float">
            <text:p>0.0032848849</text:p>
          </table:table-cell>
          <table:table-cell office:value-type="float" office:value="0.0429093454906362" calcext:value-type="float">
            <text:p>0.0429093455</text:p>
          </table:table-cell>
        </table:table-row>
        <table:table-row table:style-name="ro1">
          <table:table-cell office:value-type="string" calcext:value-type="string">
            <text:p>Pc32686_g2_i2</text:p>
          </table:table-cell>
          <table:table-cell office:value-type="float" office:value="-3.26808986622076" calcext:value-type="float">
            <text:p>-3.2680898662</text:p>
          </table:table-cell>
          <table:table-cell office:value-type="float" office:value="3.83221623793023" calcext:value-type="float">
            <text:p>3.8322162379</text:p>
          </table:table-cell>
          <table:table-cell office:value-type="float" office:value="27.0694488260456" calcext:value-type="float">
            <text:p>27.069448826</text:p>
          </table:table-cell>
          <table:table-cell office:value-type="float" office:value="0.000187859610898159" calcext:value-type="float">
            <text:p>0.0001878596</text:p>
          </table:table-cell>
          <table:table-cell office:value-type="float" office:value="0.00777816524129785" calcext:value-type="float">
            <text:p>0.0077781652</text:p>
          </table:table-cell>
        </table:table-row>
        <table:table-row table:style-name="ro1">
          <table:table-cell office:value-type="string" calcext:value-type="string">
            <text:p>MTRINITY_DN1378_c0_g1_i1</text:p>
          </table:table-cell>
          <table:table-cell office:value-type="float" office:value="-6.45351743268185" calcext:value-type="float">
            <text:p>-6.4535174327</text:p>
          </table:table-cell>
          <table:table-cell office:value-type="float" office:value="0.882551017205473" calcext:value-type="float">
            <text:p>0.8825510172</text:p>
          </table:table-cell>
          <table:table-cell office:value-type="float" office:value="19.360297440834" calcext:value-type="float">
            <text:p>19.3602974408</text:p>
          </table:table-cell>
          <table:table-cell office:value-type="float" office:value="0.000935038703170497" calcext:value-type="float">
            <text:p>0.0009350387</text:p>
          </table:table-cell>
          <table:table-cell office:value-type="float" office:value="0.0195132051076028" calcext:value-type="float">
            <text:p>0.0195132051</text:p>
          </table:table-cell>
        </table:table-row>
        <table:table-row table:style-name="ro1">
          <table:table-cell office:value-type="string" calcext:value-type="string">
            <text:p>Pc27258_g1_i1</text:p>
          </table:table-cell>
          <table:table-cell office:value-type="float" office:value="-4.05992228477636" calcext:value-type="float">
            <text:p>-4.0599222848</text:p>
          </table:table-cell>
          <table:table-cell office:value-type="float" office:value="3.35239389180483" calcext:value-type="float">
            <text:p>3.3523938918</text:p>
          </table:table-cell>
          <table:table-cell office:value-type="float" office:value="22.7962102303139" calcext:value-type="float">
            <text:p>22.7962102303</text:p>
          </table:table-cell>
          <table:table-cell office:value-type="float" office:value="0.00039461638939466" calcext:value-type="float">
            <text:p>0.0003946164</text:p>
          </table:table-cell>
          <table:table-cell office:value-type="float" office:value="0.011917097361015" calcext:value-type="float">
            <text:p>0.0119170974</text:p>
          </table:table-cell>
        </table:table-row>
        <table:table-row table:style-name="ro1">
          <table:table-cell office:value-type="string" calcext:value-type="string">
            <text:p>Pc30334_g1_i2</text:p>
          </table:table-cell>
          <table:table-cell office:value-type="float" office:value="1.7782907294785" calcext:value-type="float">
            <text:p>1.7782907295</text:p>
          </table:table-cell>
          <table:table-cell office:value-type="float" office:value="1.62156252999458" calcext:value-type="float">
            <text:p>1.62156253</text:p>
          </table:table-cell>
          <table:table-cell office:value-type="float" office:value="23.5474345856727" calcext:value-type="float">
            <text:p>23.5474345857</text:p>
          </table:table-cell>
          <table:table-cell office:value-type="float" office:value="0.00289178594981536" calcext:value-type="float">
            <text:p>0.0028917859</text:p>
          </table:table-cell>
          <table:table-cell office:value-type="float" office:value="0.0395197360633668" calcext:value-type="float">
            <text:p>0.0395197361</text:p>
          </table:table-cell>
        </table:table-row>
        <table:table-row table:style-name="ro1">
          <table:table-cell office:value-type="string" calcext:value-type="string">
            <text:p>Pc30970_g1_i1</text:p>
          </table:table-cell>
          <table:table-cell office:value-type="float" office:value="1.58292218171444" calcext:value-type="float">
            <text:p>1.5829221817</text:p>
          </table:table-cell>
          <table:table-cell office:value-type="float" office:value="3.08673252186364" calcext:value-type="float">
            <text:p>3.0867325219</text:p>
          </table:table-cell>
          <table:table-cell office:value-type="float" office:value="13.6927243261881" calcext:value-type="float">
            <text:p>13.6927243262</text:p>
          </table:table-cell>
          <table:table-cell office:value-type="float" office:value="0.00280003049894719" calcext:value-type="float">
            <text:p>0.0028000305</text:p>
          </table:table-cell>
          <table:table-cell office:value-type="float" office:value="0.0387333251232244" calcext:value-type="float">
            <text:p>0.0387333251</text:p>
          </table:table-cell>
        </table:table-row>
        <table:table-row table:style-name="ro1">
          <table:table-cell office:value-type="string" calcext:value-type="string">
            <text:p>Pc31572_g1_i1</text:p>
          </table:table-cell>
          <table:table-cell office:value-type="float" office:value="-4.74745658236145" calcext:value-type="float">
            <text:p>-4.7474565824</text:p>
          </table:table-cell>
          <table:table-cell office:value-type="float" office:value="2.22195108093836" calcext:value-type="float">
            <text:p>2.2219510809</text:p>
          </table:table-cell>
          <table:table-cell office:value-type="float" office:value="24.521183998335" calcext:value-type="float">
            <text:p>24.5211839983</text:p>
          </table:table-cell>
          <table:table-cell office:value-type="float" office:value="0.000289333792245758" calcext:value-type="float">
            <text:p>0.0002893338</text:p>
          </table:table-cell>
          <table:table-cell office:value-type="float" office:value="0.00997155198120913" calcext:value-type="float">
            <text:p>0.009971552</text:p>
          </table:table-cell>
        </table:table-row>
        <table:table-row table:style-name="ro1">
          <table:table-cell office:value-type="string" calcext:value-type="string">
            <text:p>MTRINITY_DN15167_c0_g1_i1</text:p>
          </table:table-cell>
          <table:table-cell office:value-type="float" office:value="-3.80520875139347" calcext:value-type="float">
            <text:p>-3.8052087514</text:p>
          </table:table-cell>
          <table:table-cell office:value-type="float" office:value="5.39895356183483" calcext:value-type="float">
            <text:p>5.3989535618</text:p>
          </table:table-cell>
          <table:table-cell office:value-type="float" office:value="24.450988532484" calcext:value-type="float">
            <text:p>24.4509885325</text:p>
          </table:table-cell>
          <table:table-cell office:value-type="float" office:value="0.000292923676181309" calcext:value-type="float">
            <text:p>0.0002929237</text:p>
          </table:table-cell>
          <table:table-cell office:value-type="float" office:value="0.0100163800668617" calcext:value-type="float">
            <text:p>0.0100163801</text:p>
          </table:table-cell>
        </table:table-row>
        <table:table-row table:style-name="ro1">
          <table:table-cell office:value-type="string" calcext:value-type="string">
            <text:p>Pc32058_g1_i4</text:p>
          </table:table-cell>
          <table:table-cell office:value-type="float" office:value="-3.79976978002864" calcext:value-type="float">
            <text:p>-3.79976978</text:p>
          </table:table-cell>
          <table:table-cell office:value-type="float" office:value="4.58274743779791" calcext:value-type="float">
            <text:p>4.5827474378</text:p>
          </table:table-cell>
          <table:table-cell office:value-type="float" office:value="52.8515963446298" calcext:value-type="float">
            <text:p>52.8515963446</text:p>
          </table:table-cell>
          <table:table-cell office:value-type="float" office:value="0.00000745379134313498" calcext:value-type="float">
            <text:p>7.45379134313498E-006</text:p>
          </table:table-cell>
          <table:table-cell office:value-type="float" office:value="0.00196705788718561" calcext:value-type="float">
            <text:p>0.0019670579</text:p>
          </table:table-cell>
        </table:table-row>
        <table:table-row table:style-name="ro1">
          <table:table-cell office:value-type="string" calcext:value-type="string">
            <text:p>STRINITY_DN4390_c0_g1_i1</text:p>
          </table:table-cell>
          <table:table-cell office:value-type="float" office:value="-1.88594776460363" calcext:value-type="float">
            <text:p>-1.8859477646</text:p>
          </table:table-cell>
          <table:table-cell office:value-type="float" office:value="4.4321117283971" calcext:value-type="float">
            <text:p>4.4321117284</text:p>
          </table:table-cell>
          <table:table-cell office:value-type="float" office:value="27.2251299706904" calcext:value-type="float">
            <text:p>27.2251299707</text:p>
          </table:table-cell>
          <table:table-cell office:value-type="float" office:value="0.000183140685344652" calcext:value-type="float">
            <text:p>0.0001831407</text:p>
          </table:table-cell>
          <table:table-cell office:value-type="float" office:value="0.00767809649815049" calcext:value-type="float">
            <text:p>0.0076780965</text:p>
          </table:table-cell>
        </table:table-row>
        <table:table-row table:style-name="ro1">
          <table:table-cell office:value-type="string" calcext:value-type="string">
            <text:p>Pc26091_g1_i1</text:p>
          </table:table-cell>
          <table:table-cell office:value-type="float" office:value="-1.74060190881294" calcext:value-type="float">
            <text:p>-1.7406019088</text:p>
          </table:table-cell>
          <table:table-cell office:value-type="float" office:value="6.47087115604257" calcext:value-type="float">
            <text:p>6.470871156</text:p>
          </table:table-cell>
          <table:table-cell office:value-type="float" office:value="24.1398905836479" calcext:value-type="float">
            <text:p>24.1398905836</text:p>
          </table:table-cell>
          <table:table-cell office:value-type="float" office:value="0.000309468972672784" calcext:value-type="float">
            <text:p>0.000309469</text:p>
          </table:table-cell>
          <table:table-cell office:value-type="float" office:value="0.0103552692000239" calcext:value-type="float">
            <text:p>0.0103552692</text:p>
          </table:table-cell>
        </table:table-row>
        <table:table-row table:style-name="ro1">
          <table:table-cell office:value-type="string" calcext:value-type="string">
            <text:p>MTRINITY_DN13612_c0_g1_i2</text:p>
          </table:table-cell>
          <table:table-cell office:value-type="float" office:value="-3.74875898402421" calcext:value-type="float">
            <text:p>-3.748758984</text:p>
          </table:table-cell>
          <table:table-cell office:value-type="float" office:value="3.2147612035485" calcext:value-type="float">
            <text:p>3.2147612035</text:p>
          </table:table-cell>
          <table:table-cell office:value-type="float" office:value="20.9358168208285" calcext:value-type="float">
            <text:p>20.9358168208</text:p>
          </table:table-cell>
          <table:table-cell office:value-type="float" office:value="0.00056168871131961" calcext:value-type="float">
            <text:p>0.0005616887</text:p>
          </table:table-cell>
          <table:table-cell office:value-type="float" office:value="0.0144004420367164" calcext:value-type="float">
            <text:p>0.014400442</text:p>
          </table:table-cell>
        </table:table-row>
        <table:table-row table:style-name="ro1">
          <table:table-cell office:value-type="string" calcext:value-type="string">
            <text:p>MTRINITY_DN11960_c0_g1_i1</text:p>
          </table:table-cell>
          <table:table-cell office:value-type="float" office:value="1.84641345052406" calcext:value-type="float">
            <text:p>1.8464134505</text:p>
          </table:table-cell>
          <table:table-cell office:value-type="float" office:value="4.92237000135456" calcext:value-type="float">
            <text:p>4.9223700014</text:p>
          </table:table-cell>
          <table:table-cell office:value-type="float" office:value="22.7272047058567" calcext:value-type="float">
            <text:p>22.7272047059</text:p>
          </table:table-cell>
          <table:table-cell office:value-type="float" office:value="0.000399676967546781" calcext:value-type="float">
            <text:p>0.000399677</text:p>
          </table:table-cell>
          <table:table-cell office:value-type="float" office:value="0.0119975032118193" calcext:value-type="float">
            <text:p>0.0119975032</text:p>
          </table:table-cell>
        </table:table-row>
        <table:table-row table:style-name="ro1">
          <table:table-cell office:value-type="string" calcext:value-type="string">
            <text:p>Pc28589_g1_i7</text:p>
          </table:table-cell>
          <table:table-cell office:value-type="float" office:value="-3.78730850315584" calcext:value-type="float">
            <text:p>-3.7873085032</text:p>
          </table:table-cell>
          <table:table-cell office:value-type="float" office:value="4.11492790820883" calcext:value-type="float">
            <text:p>4.1149279082</text:p>
          </table:table-cell>
          <table:table-cell office:value-type="float" office:value="21.8812138834224" calcext:value-type="float">
            <text:p>21.8812138834</text:p>
          </table:table-cell>
          <table:table-cell office:value-type="float" office:value="0.000468267067463692" calcext:value-type="float">
            <text:p>0.0004682671</text:p>
          </table:table-cell>
          <table:table-cell office:value-type="float" office:value="0.0131001312498836" calcext:value-type="float">
            <text:p>0.0131001312</text:p>
          </table:table-cell>
        </table:table-row>
        <table:table-row table:style-name="ro1">
          <table:table-cell office:value-type="string" calcext:value-type="string">
            <text:p>STRINITY_DN6121_c0_g2_i1</text:p>
          </table:table-cell>
          <table:table-cell office:value-type="float" office:value="-2.08131772861852" calcext:value-type="float">
            <text:p>-2.0813177286</text:p>
          </table:table-cell>
          <table:table-cell office:value-type="float" office:value="1.64958559459377" calcext:value-type="float">
            <text:p>1.6495855946</text:p>
          </table:table-cell>
          <table:table-cell office:value-type="float" office:value="14.4451698742961" calcext:value-type="float">
            <text:p>14.4451698743</text:p>
          </table:table-cell>
          <table:table-cell office:value-type="float" office:value="0.00232046547671794" calcext:value-type="float">
            <text:p>0.0023204655</text:p>
          </table:table-cell>
          <table:table-cell office:value-type="float" office:value="0.034161712937773" calcext:value-type="float">
            <text:p>0.0341617129</text:p>
          </table:table-cell>
        </table:table-row>
        <table:table-row table:style-name="ro1">
          <table:table-cell office:value-type="string" calcext:value-type="string">
            <text:p>MTRINITY_DN16709_c0_g1_i2</text:p>
          </table:table-cell>
          <table:table-cell office:value-type="float" office:value="1.83281583525142" calcext:value-type="float">
            <text:p>1.8328158353</text:p>
          </table:table-cell>
          <table:table-cell office:value-type="float" office:value="3.31781353660917" calcext:value-type="float">
            <text:p>3.3178135366</text:p>
          </table:table-cell>
          <table:table-cell office:value-type="float" office:value="17.6482533081837" calcext:value-type="float">
            <text:p>17.6482533082</text:p>
          </table:table-cell>
          <table:table-cell office:value-type="float" office:value="0.00110619919451109" calcext:value-type="float">
            <text:p>0.0011061992</text:p>
          </table:table-cell>
          <table:table-cell office:value-type="float" office:value="0.0214042611942787" calcext:value-type="float">
            <text:p>0.0214042612</text:p>
          </table:table-cell>
        </table:table-row>
        <table:table-row table:style-name="ro1">
          <table:table-cell office:value-type="string" calcext:value-type="string">
            <text:p>Pc28902_g2_i1</text:p>
          </table:table-cell>
          <table:table-cell office:value-type="float" office:value="-3.74485755041322" calcext:value-type="float">
            <text:p>-3.7448575504</text:p>
          </table:table-cell>
          <table:table-cell office:value-type="float" office:value="4.70066093501156" calcext:value-type="float">
            <text:p>4.700660935</text:p>
          </table:table-cell>
          <table:table-cell office:value-type="float" office:value="23.7147760233327" calcext:value-type="float">
            <text:p>23.7147760233</text:p>
          </table:table-cell>
          <table:table-cell office:value-type="float" office:value="0.000333864119470329" calcext:value-type="float">
            <text:p>0.0003338641</text:p>
          </table:table-cell>
          <table:table-cell office:value-type="float" office:value="0.010730121133041" calcext:value-type="float">
            <text:p>0.0107301211</text:p>
          </table:table-cell>
        </table:table-row>
        <table:table-row table:style-name="ro1">
          <table:table-cell office:value-type="string" calcext:value-type="string">
            <text:p>MTRINITY_DN8518_c0_g2_i1</text:p>
          </table:table-cell>
          <table:table-cell office:value-type="float" office:value="-4.50218742725489" calcext:value-type="float">
            <text:p>-4.5021874273</text:p>
          </table:table-cell>
          <table:table-cell office:value-type="float" office:value="2.3857040365297" calcext:value-type="float">
            <text:p>2.3857040365</text:p>
          </table:table-cell>
          <table:table-cell office:value-type="float" office:value="42.0485234380531" calcext:value-type="float">
            <text:p>42.0485234381</text:p>
          </table:table-cell>
          <table:table-cell office:value-type="float" office:value="0.0000237194843085493" calcext:value-type="float">
            <text:p>2.37194843085493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MTRINITY_DN11381_c0_g1_i1</text:p>
          </table:table-cell>
          <table:table-cell office:value-type="float" office:value="-3.00566080409491" calcext:value-type="float">
            <text:p>-3.0056608041</text:p>
          </table:table-cell>
          <table:table-cell office:value-type="float" office:value="4.42738848551812" calcext:value-type="float">
            <text:p>4.4273884855</text:p>
          </table:table-cell>
          <table:table-cell office:value-type="float" office:value="47.4764819112669" calcext:value-type="float">
            <text:p>47.4764819113</text:p>
          </table:table-cell>
          <table:table-cell office:value-type="float" office:value="0.0000129108207175607" calcext:value-type="float">
            <text:p>1.29108207175607E-005</text:p>
          </table:table-cell>
          <table:table-cell office:value-type="float" office:value="0.00237486212499405" calcext:value-type="float">
            <text:p>0.0023748621</text:p>
          </table:table-cell>
        </table:table-row>
        <table:table-row table:style-name="ro1">
          <table:table-cell office:value-type="string" calcext:value-type="string">
            <text:p>STRINITY_DN7084_c2_g1_i1</text:p>
          </table:table-cell>
          <table:table-cell office:value-type="float" office:value="-3.93520781796709" calcext:value-type="float">
            <text:p>-3.935207818</text:p>
          </table:table-cell>
          <table:table-cell office:value-type="float" office:value="7.50008408430614" calcext:value-type="float">
            <text:p>7.5000840843</text:p>
          </table:table-cell>
          <table:table-cell office:value-type="float" office:value="39.1559429524236" calcext:value-type="float">
            <text:p>39.1559429524</text:p>
          </table:table-cell>
          <table:table-cell office:value-type="float" office:value="0.0000336569457755525" calcext:value-type="float">
            <text:p>3.36569457755525E-005</text:p>
          </table:table-cell>
          <table:table-cell office:value-type="float" office:value="0.0033032639121576" calcext:value-type="float">
            <text:p>0.0033032639</text:p>
          </table:table-cell>
        </table:table-row>
        <table:table-row table:style-name="ro1">
          <table:table-cell office:value-type="string" calcext:value-type="string">
            <text:p>MTRINITY_DN14777_c1_g1_i1</text:p>
          </table:table-cell>
          <table:table-cell office:value-type="float" office:value="1.84559875431424" calcext:value-type="float">
            <text:p>1.8455987543</text:p>
          </table:table-cell>
          <table:table-cell office:value-type="float" office:value="3.25765656278955" calcext:value-type="float">
            <text:p>3.2576565628</text:p>
          </table:table-cell>
          <table:table-cell office:value-type="float" office:value="26.0073452445657" calcext:value-type="float">
            <text:p>26.0073452446</text:p>
          </table:table-cell>
          <table:table-cell office:value-type="float" office:value="0.000224097432321366" calcext:value-type="float">
            <text:p>0.0002240974</text:p>
          </table:table-cell>
          <table:table-cell office:value-type="float" office:value="0.00859126018317082" calcext:value-type="float">
            <text:p>0.0085912602</text:p>
          </table:table-cell>
        </table:table-row>
        <table:table-row table:style-name="ro1">
          <table:table-cell office:value-type="string" calcext:value-type="string">
            <text:p>Pc24312_g1_i1</text:p>
          </table:table-cell>
          <table:table-cell office:value-type="float" office:value="1.39481695248176" calcext:value-type="float">
            <text:p>1.3948169525</text:p>
          </table:table-cell>
          <table:table-cell office:value-type="float" office:value="3.43035618107988" calcext:value-type="float">
            <text:p>3.4303561811</text:p>
          </table:table-cell>
          <table:table-cell office:value-type="float" office:value="19.3466914226937" calcext:value-type="float">
            <text:p>19.3466914227</text:p>
          </table:table-cell>
          <table:table-cell office:value-type="float" office:value="0.00346490516531193" calcext:value-type="float">
            <text:p>0.0034649052</text:p>
          </table:table-cell>
          <table:table-cell office:value-type="float" office:value="0.044429527232949" calcext:value-type="float">
            <text:p>0.0444295272</text:p>
          </table:table-cell>
        </table:table-row>
        <table:table-row table:style-name="ro1">
          <table:table-cell office:value-type="string" calcext:value-type="string">
            <text:p>STRINITY_DN5054_c0_g3_i1</text:p>
          </table:table-cell>
          <table:table-cell office:value-type="float" office:value="-4.53752873024314" calcext:value-type="float">
            <text:p>-4.5375287302</text:p>
          </table:table-cell>
          <table:table-cell office:value-type="float" office:value="2.46622751135212" calcext:value-type="float">
            <text:p>2.4662275114</text:p>
          </table:table-cell>
          <table:table-cell office:value-type="float" office:value="19.6986457206353" calcext:value-type="float">
            <text:p>19.6986457206</text:p>
          </table:table-cell>
          <table:table-cell office:value-type="float" office:value="0.000718638923381974" calcext:value-type="float">
            <text:p>0.0007186389</text:p>
          </table:table-cell>
          <table:table-cell office:value-type="float" office:value="0.0166194939923575" calcext:value-type="float">
            <text:p>0.016619494</text:p>
          </table:table-cell>
        </table:table-row>
        <table:table-row table:style-name="ro1">
          <table:table-cell office:value-type="string" calcext:value-type="string">
            <text:p>MTRINITY_DN15920_c0_g2_i7</text:p>
          </table:table-cell>
          <table:table-cell office:value-type="float" office:value="-2.82919704594578" calcext:value-type="float">
            <text:p>-2.8291970459</text:p>
          </table:table-cell>
          <table:table-cell office:value-type="float" office:value="2.56983085809413" calcext:value-type="float">
            <text:p>2.5698308581</text:p>
          </table:table-cell>
          <table:table-cell office:value-type="float" office:value="17.7040159801737" calcext:value-type="float">
            <text:p>17.7040159802</text:p>
          </table:table-cell>
          <table:table-cell office:value-type="float" office:value="0.00109285321049991" calcext:value-type="float">
            <text:p>0.0010928532</text:p>
          </table:table-cell>
          <table:table-cell office:value-type="float" office:value="0.0213437005027887" calcext:value-type="float">
            <text:p>0.0213437005</text:p>
          </table:table-cell>
        </table:table-row>
        <table:table-row table:style-name="ro1">
          <table:table-cell office:value-type="string" calcext:value-type="string">
            <text:p>Pc16622_g1_i2</text:p>
          </table:table-cell>
          <table:table-cell office:value-type="float" office:value="-4.30544752145754" calcext:value-type="float">
            <text:p>-4.3054475215</text:p>
          </table:table-cell>
          <table:table-cell office:value-type="float" office:value="2.77534882287132" calcext:value-type="float">
            <text:p>2.7753488229</text:p>
          </table:table-cell>
          <table:table-cell office:value-type="float" office:value="23.8982658600285" calcext:value-type="float">
            <text:p>23.89826586</text:p>
          </table:table-cell>
          <table:table-cell office:value-type="float" office:value="0.000323070477267507" calcext:value-type="float">
            <text:p>0.0003230705</text:p>
          </table:table-cell>
          <table:table-cell office:value-type="float" office:value="0.0105821174345062" calcext:value-type="float">
            <text:p>0.0105821174</text:p>
          </table:table-cell>
        </table:table-row>
        <table:table-row table:style-name="ro1">
          <table:table-cell office:value-type="string" calcext:value-type="string">
            <text:p>Pc29277_g1_i4</text:p>
          </table:table-cell>
          <table:table-cell office:value-type="float" office:value="-2.31744063398336" calcext:value-type="float">
            <text:p>-2.317440634</text:p>
          </table:table-cell>
          <table:table-cell office:value-type="float" office:value="4.00292365693239" calcext:value-type="float">
            <text:p>4.0029236569</text:p>
          </table:table-cell>
          <table:table-cell office:value-type="float" office:value="19.1363168481226" calcext:value-type="float">
            <text:p>19.1363168481</text:p>
          </table:table-cell>
          <table:table-cell office:value-type="float" office:value="0.000806486116669228" calcext:value-type="float">
            <text:p>0.0008064861</text:p>
          </table:table-cell>
          <table:table-cell office:value-type="float" office:value="0.0177746697872077" calcext:value-type="float">
            <text:p>0.0177746698</text:p>
          </table:table-cell>
        </table:table-row>
        <table:table-row table:style-name="ro1">
          <table:table-cell office:value-type="string" calcext:value-type="string">
            <text:p>MTRINITY_DN14915_c0_g2_i1</text:p>
          </table:table-cell>
          <table:table-cell office:value-type="float" office:value="-2.18462346131214" calcext:value-type="float">
            <text:p>-2.1846234613</text:p>
          </table:table-cell>
          <table:table-cell office:value-type="float" office:value="5.13037051783885" calcext:value-type="float">
            <text:p>5.1303705178</text:p>
          </table:table-cell>
          <table:table-cell office:value-type="float" office:value="27.7026003556755" calcext:value-type="float">
            <text:p>27.7026003557</text:p>
          </table:table-cell>
          <table:table-cell office:value-type="float" office:value="0.000169502956790357" calcext:value-type="float">
            <text:p>0.000169503</text:p>
          </table:table-cell>
          <table:table-cell office:value-type="float" office:value="0.00731054562777719" calcext:value-type="float">
            <text:p>0.0073105456</text:p>
          </table:table-cell>
        </table:table-row>
        <table:table-row table:style-name="ro1">
          <table:table-cell office:value-type="string" calcext:value-type="string">
            <text:p>Pc24757_g1_i1</text:p>
          </table:table-cell>
          <table:table-cell office:value-type="float" office:value="2.65028397486096" calcext:value-type="float">
            <text:p>2.6502839749</text:p>
          </table:table-cell>
          <table:table-cell office:value-type="float" office:value="0.665679448722905" calcext:value-type="float">
            <text:p>0.6656794487</text:p>
          </table:table-cell>
          <table:table-cell office:value-type="float" office:value="19.6941144923227" calcext:value-type="float">
            <text:p>19.6941144923</text:p>
          </table:table-cell>
          <table:table-cell office:value-type="float" office:value="0.000719300926032185" calcext:value-type="float">
            <text:p>0.0007193009</text:p>
          </table:table-cell>
          <table:table-cell office:value-type="float" office:value="0.0166219978426745" calcext:value-type="float">
            <text:p>0.0166219978</text:p>
          </table:table-cell>
        </table:table-row>
        <table:table-row table:style-name="ro1">
          <table:table-cell office:value-type="string" calcext:value-type="string">
            <text:p>MTRINITY_DN12717_c1_g1_i1</text:p>
          </table:table-cell>
          <table:table-cell office:value-type="float" office:value="-1.48344926327641" calcext:value-type="float">
            <text:p>-1.4834492633</text:p>
          </table:table-cell>
          <table:table-cell office:value-type="float" office:value="3.42404491184546" calcext:value-type="float">
            <text:p>3.4240449118</text:p>
          </table:table-cell>
          <table:table-cell office:value-type="float" office:value="16.9002105655659" calcext:value-type="float">
            <text:p>16.9002105656</text:p>
          </table:table-cell>
          <table:table-cell office:value-type="float" office:value="0.00230656002265562" calcext:value-type="float">
            <text:p>0.00230656</text:p>
          </table:table-cell>
          <table:table-cell office:value-type="float" office:value="0.0340739757677541" calcext:value-type="float">
            <text:p>0.0340739758</text:p>
          </table:table-cell>
        </table:table-row>
        <table:table-row table:style-name="ro1">
          <table:table-cell office:value-type="string" calcext:value-type="string">
            <text:p>MTRINITY_DN7669_c0_g2_i1</text:p>
          </table:table-cell>
          <table:table-cell office:value-type="float" office:value="-2.88223381482514" calcext:value-type="float">
            <text:p>-2.8822338148</text:p>
          </table:table-cell>
          <table:table-cell office:value-type="float" office:value="2.08462411038307" calcext:value-type="float">
            <text:p>2.0846241104</text:p>
          </table:table-cell>
          <table:table-cell office:value-type="float" office:value="16.7966557419944" calcext:value-type="float">
            <text:p>16.796655742</text:p>
          </table:table-cell>
          <table:table-cell office:value-type="float" office:value="0.0013355411125246" calcext:value-type="float">
            <text:p>0.0013355411</text:p>
          </table:table-cell>
          <table:table-cell office:value-type="float" office:value="0.024150766937207" calcext:value-type="float">
            <text:p>0.0241507669</text:p>
          </table:table-cell>
        </table:table-row>
        <table:table-row table:style-name="ro1">
          <table:table-cell office:value-type="string" calcext:value-type="string">
            <text:p>STRINITY_DN11052_c0_g1_i4</text:p>
          </table:table-cell>
          <table:table-cell office:value-type="float" office:value="-1.8698628349953" calcext:value-type="float">
            <text:p>-1.869862835</text:p>
          </table:table-cell>
          <table:table-cell office:value-type="float" office:value="2.45536615249538" calcext:value-type="float">
            <text:p>2.4553661525</text:p>
          </table:table-cell>
          <table:table-cell office:value-type="float" office:value="15.1490946151978" calcext:value-type="float">
            <text:p>15.1490946152</text:p>
          </table:table-cell>
          <table:table-cell office:value-type="float" office:value="0.00195640240423845" calcext:value-type="float">
            <text:p>0.0019564024</text:p>
          </table:table-cell>
          <table:table-cell office:value-type="float" office:value="0.0307405100185974" calcext:value-type="float">
            <text:p>0.03074051</text:p>
          </table:table-cell>
        </table:table-row>
        <table:table-row table:style-name="ro1">
          <table:table-cell office:value-type="string" calcext:value-type="string">
            <text:p>Pc21448_g1_i1</text:p>
          </table:table-cell>
          <table:table-cell office:value-type="float" office:value="1.36147649920085" calcext:value-type="float">
            <text:p>1.3614764992</text:p>
          </table:table-cell>
          <table:table-cell office:value-type="float" office:value="3.71426536981136" calcext:value-type="float">
            <text:p>3.7142653698</text:p>
          </table:table-cell>
          <table:table-cell office:value-type="float" office:value="18.9816581672297" calcext:value-type="float">
            <text:p>18.9816581672</text:p>
          </table:table-cell>
          <table:table-cell office:value-type="float" office:value="0.00267328881733258" calcext:value-type="float">
            <text:p>0.0026732888</text:p>
          </table:table-cell>
          <table:table-cell office:value-type="float" office:value="0.0376215582366102" calcext:value-type="float">
            <text:p>0.0376215582</text:p>
          </table:table-cell>
        </table:table-row>
        <table:table-row table:style-name="ro1">
          <table:table-cell office:value-type="string" calcext:value-type="string">
            <text:p>STRINITY_DN11107_c0_g1_i1</text:p>
          </table:table-cell>
          <table:table-cell office:value-type="float" office:value="3.22721652993416" calcext:value-type="float">
            <text:p>3.2272165299</text:p>
          </table:table-cell>
          <table:table-cell office:value-type="float" office:value="6.28269182509154" calcext:value-type="float">
            <text:p>6.2826918251</text:p>
          </table:table-cell>
          <table:table-cell office:value-type="float" office:value="41.9591467308769" calcext:value-type="float">
            <text:p>41.9591467309</text:p>
          </table:table-cell>
          <table:table-cell office:value-type="float" office:value="0.0000239704512001782" calcext:value-type="float">
            <text:p>2.39704512001782E-005</text:p>
          </table:table-cell>
          <table:table-cell office:value-type="float" office:value="0.00294885892261485" calcext:value-type="float">
            <text:p>0.0029488589</text:p>
          </table:table-cell>
        </table:table-row>
        <table:table-row table:style-name="ro1">
          <table:table-cell office:value-type="string" calcext:value-type="string">
            <text:p>MTRINITY_DN16702_c1_g1_i8</text:p>
          </table:table-cell>
          <table:table-cell office:value-type="float" office:value="-2.07796555102048" calcext:value-type="float">
            <text:p>-2.077965551</text:p>
          </table:table-cell>
          <table:table-cell office:value-type="float" office:value="3.72481551819013" calcext:value-type="float">
            <text:p>3.7248155182</text:p>
          </table:table-cell>
          <table:table-cell office:value-type="float" office:value="25.9988643165626" calcext:value-type="float">
            <text:p>25.9988643166</text:p>
          </table:table-cell>
          <table:table-cell office:value-type="float" office:value="0.000224417833035336" calcext:value-type="float">
            <text:p>0.0002244178</text:p>
          </table:table-cell>
          <table:table-cell office:value-type="float" office:value="0.00859256953068202" calcext:value-type="float">
            <text:p>0.0085925695</text:p>
          </table:table-cell>
        </table:table-row>
        <table:table-row table:style-name="ro1">
          <table:table-cell office:value-type="string" calcext:value-type="string">
            <text:p>STRINITY_DN9359_c0_g1_i1</text:p>
          </table:table-cell>
          <table:table-cell office:value-type="float" office:value="-3.40205725533014" calcext:value-type="float">
            <text:p>-3.4020572553</text:p>
          </table:table-cell>
          <table:table-cell office:value-type="float" office:value="4.1389405564212" calcext:value-type="float">
            <text:p>4.1389405564</text:p>
          </table:table-cell>
          <table:table-cell office:value-type="float" office:value="16.2509822114104" calcext:value-type="float">
            <text:p>16.2509822114</text:p>
          </table:table-cell>
          <table:table-cell office:value-type="float" office:value="0.00151159768831846" calcext:value-type="float">
            <text:p>0.0015115977</text:p>
          </table:table-cell>
          <table:table-cell office:value-type="float" office:value="0.0259286510902534" calcext:value-type="float">
            <text:p>0.0259286511</text:p>
          </table:table-cell>
        </table:table-row>
        <table:table-row table:style-name="ro1">
          <table:table-cell office:value-type="string" calcext:value-type="string">
            <text:p>Pc25833_g2_i1</text:p>
          </table:table-cell>
          <table:table-cell office:value-type="float" office:value="-4.41143366449874" calcext:value-type="float">
            <text:p>-4.4114336645</text:p>
          </table:table-cell>
          <table:table-cell office:value-type="float" office:value="4.75920899000381" calcext:value-type="float">
            <text:p>4.75920899</text:p>
          </table:table-cell>
          <table:table-cell office:value-type="float" office:value="22.4839865704135" calcext:value-type="float">
            <text:p>22.4839865704</text:p>
          </table:table-cell>
          <table:table-cell office:value-type="float" office:value="0.000418124246784489" calcext:value-type="float">
            <text:p>0.0004181242</text:p>
          </table:table-cell>
          <table:table-cell office:value-type="float" office:value="0.0123304313680225" calcext:value-type="float">
            <text:p>0.0123304314</text:p>
          </table:table-cell>
        </table:table-row>
        <table:table-row table:style-name="ro1">
          <table:table-cell office:value-type="string" calcext:value-type="string">
            <text:p>MTRINITY_DN15102_c0_g1_i2</text:p>
          </table:table-cell>
          <table:table-cell office:value-type="float" office:value="-1.70020120121581" calcext:value-type="float">
            <text:p>-1.7002012012</text:p>
          </table:table-cell>
          <table:table-cell office:value-type="float" office:value="4.76220413484253" calcext:value-type="float">
            <text:p>4.7622041348</text:p>
          </table:table-cell>
          <table:table-cell office:value-type="float" office:value="24.8778793980555" calcext:value-type="float">
            <text:p>24.8778793981</text:p>
          </table:table-cell>
          <table:table-cell office:value-type="float" office:value="0.000271862304109144" calcext:value-type="float">
            <text:p>0.0002718623</text:p>
          </table:table-cell>
          <table:table-cell office:value-type="float" office:value="0.00963490276829786" calcext:value-type="float">
            <text:p>0.0096349028</text:p>
          </table:table-cell>
        </table:table-row>
        <table:table-row table:style-name="ro1">
          <table:table-cell office:value-type="string" calcext:value-type="string">
            <text:p>MTRINITY_DN9045_c0_g1_i1</text:p>
          </table:table-cell>
          <table:table-cell office:value-type="float" office:value="-3.40732671257209" calcext:value-type="float">
            <text:p>-3.4073267126</text:p>
          </table:table-cell>
          <table:table-cell office:value-type="float" office:value="4.04695906425892" calcext:value-type="float">
            <text:p>4.0469590643</text:p>
          </table:table-cell>
          <table:table-cell office:value-type="float" office:value="33.1056598205321" calcext:value-type="float">
            <text:p>33.1056598205</text:p>
          </table:table-cell>
          <table:table-cell office:value-type="float" office:value="0.0000750455584011007" calcext:value-type="float">
            <text:p>7.50455584011007E-005</text:p>
          </table:table-cell>
          <table:table-cell office:value-type="float" office:value="0.0047525687174773" calcext:value-type="float">
            <text:p>0.0047525687</text:p>
          </table:table-cell>
        </table:table-row>
        <table:table-row table:style-name="ro1">
          <table:table-cell office:value-type="string" calcext:value-type="string">
            <text:p>STRINITY_DN5304_c0_g1_i1</text:p>
          </table:table-cell>
          <table:table-cell office:value-type="float" office:value="4.41413070288552" calcext:value-type="float">
            <text:p>4.4141307029</text:p>
          </table:table-cell>
          <table:table-cell office:value-type="float" office:value="0.408119153304832" calcext:value-type="float">
            <text:p>0.4081191533</text:p>
          </table:table-cell>
          <table:table-cell office:value-type="float" office:value="18.7695159175863" calcext:value-type="float">
            <text:p>18.7695159176</text:p>
          </table:table-cell>
          <table:table-cell office:value-type="float" office:value="0.000870519254277494" calcext:value-type="float">
            <text:p>0.0008705193</text:p>
          </table:table-cell>
          <table:table-cell office:value-type="float" office:value="0.0186119992698731" calcext:value-type="float">
            <text:p>0.0186119993</text:p>
          </table:table-cell>
        </table:table-row>
        <table:table-row table:style-name="ro1">
          <table:table-cell office:value-type="string" calcext:value-type="string">
            <text:p>MTRINITY_DN16327_c0_g5_i3</text:p>
          </table:table-cell>
          <table:table-cell office:value-type="float" office:value="-2.96367371076512" calcext:value-type="float">
            <text:p>-2.9636737108</text:p>
          </table:table-cell>
          <table:table-cell office:value-type="float" office:value="1.92121367913425" calcext:value-type="float">
            <text:p>1.9212136791</text:p>
          </table:table-cell>
          <table:table-cell office:value-type="float" office:value="20.1069403763247" calcext:value-type="float">
            <text:p>20.1069403763</text:p>
          </table:table-cell>
          <table:table-cell office:value-type="float" office:value="0.000661790497330977" calcext:value-type="float">
            <text:p>0.0006617905</text:p>
          </table:table-cell>
          <table:table-cell office:value-type="float" office:value="0.0158039993228968" calcext:value-type="float">
            <text:p>0.0158039993</text:p>
          </table:table-cell>
        </table:table-row>
        <table:table-row table:style-name="ro1">
          <table:table-cell office:value-type="string" calcext:value-type="string">
            <text:p>Pc31035_g1_i1</text:p>
          </table:table-cell>
          <table:table-cell office:value-type="float" office:value="1.55524172980049" calcext:value-type="float">
            <text:p>1.5552417298</text:p>
          </table:table-cell>
          <table:table-cell office:value-type="float" office:value="4.61249175167355" calcext:value-type="float">
            <text:p>4.6124917517</text:p>
          </table:table-cell>
          <table:table-cell office:value-type="float" office:value="24.8784334455495" calcext:value-type="float">
            <text:p>24.8784334455</text:p>
          </table:table-cell>
          <table:table-cell office:value-type="float" office:value="0.000271836134935322" calcext:value-type="float">
            <text:p>0.0002718361</text:p>
          </table:table-cell>
          <table:table-cell office:value-type="float" office:value="0.00963490276829786" calcext:value-type="float">
            <text:p>0.0096349028</text:p>
          </table:table-cell>
        </table:table-row>
        <table:table-row table:style-name="ro1">
          <table:table-cell office:value-type="string" calcext:value-type="string">
            <text:p>MTRINITY_DN16261_c0_g1_i2</text:p>
          </table:table-cell>
          <table:table-cell office:value-type="float" office:value="-2.2750754017342" calcext:value-type="float">
            <text:p>-2.2750754017</text:p>
          </table:table-cell>
          <table:table-cell office:value-type="float" office:value="5.35603033757595" calcext:value-type="float">
            <text:p>5.3560303376</text:p>
          </table:table-cell>
          <table:table-cell office:value-type="float" office:value="12.4608824893598" calcext:value-type="float">
            <text:p>12.4608824894</text:p>
          </table:table-cell>
          <table:table-cell office:value-type="float" office:value="0.00385858899098312" calcext:value-type="float">
            <text:p>0.003858589</text:p>
          </table:table-cell>
          <table:table-cell office:value-type="float" office:value="0.047392440397435" calcext:value-type="float">
            <text:p>0.0473924404</text:p>
          </table:table-cell>
        </table:table-row>
        <table:table-row table:style-name="ro1">
          <table:table-cell office:value-type="string" calcext:value-type="string">
            <text:p>MTRINITY_DN12581_c1_g1_i1</text:p>
          </table:table-cell>
          <table:table-cell office:value-type="float" office:value="1.42700184689014" calcext:value-type="float">
            <text:p>1.4270018469</text:p>
          </table:table-cell>
          <table:table-cell office:value-type="float" office:value="3.88557495445074" calcext:value-type="float">
            <text:p>3.8855749545</text:p>
          </table:table-cell>
          <table:table-cell office:value-type="float" office:value="18.1366579964391" calcext:value-type="float">
            <text:p>18.1366579964</text:p>
          </table:table-cell>
          <table:table-cell office:value-type="float" office:value="0.00151695178470575" calcext:value-type="float">
            <text:p>0.0015169518</text:p>
          </table:table-cell>
          <table:table-cell office:value-type="float" office:value="0.0259759604525369" calcext:value-type="float">
            <text:p>0.0259759605</text:p>
          </table:table-cell>
        </table:table-row>
        <table:table-row table:style-name="ro1">
          <table:table-cell office:value-type="string" calcext:value-type="string">
            <text:p>STRINITY_DN6784_c0_g1_i1</text:p>
          </table:table-cell>
          <table:table-cell office:value-type="float" office:value="1.65642524659547" calcext:value-type="float">
            <text:p>1.6564252466</text:p>
          </table:table-cell>
          <table:table-cell office:value-type="float" office:value="5.81022497848173" calcext:value-type="float">
            <text:p>5.8102249785</text:p>
          </table:table-cell>
          <table:table-cell office:value-type="float" office:value="33.1427456559211" calcext:value-type="float">
            <text:p>33.1427456559</text:p>
          </table:table-cell>
          <table:table-cell office:value-type="float" office:value="0.0000746532441372871" calcext:value-type="float">
            <text:p>7.46532441372871E-005</text:p>
          </table:table-cell>
          <table:table-cell office:value-type="float" office:value="0.0047525687174773" calcext:value-type="float">
            <text:p>0.0047525687</text:p>
          </table:table-cell>
        </table:table-row>
        <table:table-row table:style-name="ro1">
          <table:table-cell office:value-type="string" calcext:value-type="string">
            <text:p>MTRINITY_DN14532_c0_g1_i1</text:p>
          </table:table-cell>
          <table:table-cell office:value-type="float" office:value="-1.43203671187507" calcext:value-type="float">
            <text:p>-1.4320367119</text:p>
          </table:table-cell>
          <table:table-cell office:value-type="float" office:value="6.11733652454088" calcext:value-type="float">
            <text:p>6.1173365245</text:p>
          </table:table-cell>
          <table:table-cell office:value-type="float" office:value="17.1011744356054" calcext:value-type="float">
            <text:p>17.1011744356</text:p>
          </table:table-cell>
          <table:table-cell office:value-type="float" office:value="0.00124769871045709" calcext:value-type="float">
            <text:p>0.0012476987</text:p>
          </table:table-cell>
          <table:table-cell office:value-type="float" office:value="0.0232579029187412" calcext:value-type="float">
            <text:p>0.0232579029</text:p>
          </table:table-cell>
        </table:table-row>
        <table:table-row table:style-name="ro1">
          <table:table-cell office:value-type="string" calcext:value-type="string">
            <text:p>Pc27133_g1_i1</text:p>
          </table:table-cell>
          <table:table-cell office:value-type="float" office:value="-5.05828351525405" calcext:value-type="float">
            <text:p>-5.0582835153</text:p>
          </table:table-cell>
          <table:table-cell office:value-type="float" office:value="1.62407071743463" calcext:value-type="float">
            <text:p>1.6240707174</text:p>
          </table:table-cell>
          <table:table-cell office:value-type="float" office:value="21.8933495064358" calcext:value-type="float">
            <text:p>21.8933495064</text:p>
          </table:table-cell>
          <table:table-cell office:value-type="float" office:value="0.000467190934743416" calcext:value-type="float">
            <text:p>0.0004671909</text:p>
          </table:table-cell>
          <table:table-cell office:value-type="float" office:value="0.0130983744208486" calcext:value-type="float">
            <text:p>0.0130983744</text:p>
          </table:table-cell>
        </table:table-row>
        <table:table-row table:style-name="ro1">
          <table:table-cell office:value-type="string" calcext:value-type="string">
            <text:p>MTRINITY_DN21074_c1_g1_i1</text:p>
          </table:table-cell>
          <table:table-cell office:value-type="float" office:value="-2.25585764717582" calcext:value-type="float">
            <text:p>-2.2558576472</text:p>
          </table:table-cell>
          <table:table-cell office:value-type="float" office:value="6.29644261743454" calcext:value-type="float">
            <text:p>6.2964426174</text:p>
          </table:table-cell>
          <table:table-cell office:value-type="float" office:value="16.8929066596209" calcext:value-type="float">
            <text:p>16.8929066596</text:p>
          </table:table-cell>
          <table:table-cell office:value-type="float" office:value="0.00130702120980311" calcext:value-type="float">
            <text:p>0.0013070212</text:p>
          </table:table-cell>
          <table:table-cell office:value-type="float" office:value="0.0238505548181579" calcext:value-type="float">
            <text:p>0.0238505548</text:p>
          </table:table-cell>
        </table:table-row>
        <table:table-row table:style-name="ro1">
          <table:table-cell office:value-type="string" calcext:value-type="string">
            <text:p>MTRINITY_DN4021_c0_g1_i1</text:p>
          </table:table-cell>
          <table:table-cell office:value-type="float" office:value="2.32874500982953" calcext:value-type="float">
            <text:p>2.3287450098</text:p>
          </table:table-cell>
          <table:table-cell office:value-type="float" office:value="1.02644786719598" calcext:value-type="float">
            <text:p>1.0264478672</text:p>
          </table:table-cell>
          <table:table-cell office:value-type="float" office:value="29.8248143102626" calcext:value-type="float">
            <text:p>29.8248143103</text:p>
          </table:table-cell>
          <table:table-cell office:value-type="float" office:value="0.000780359800655277" calcext:value-type="float">
            <text:p>0.0007803598</text:p>
          </table:table-cell>
          <table:table-cell office:value-type="float" office:value="0.017408130797043" calcext:value-type="float">
            <text:p>0.0174081308</text:p>
          </table:table-cell>
        </table:table-row>
        <table:table-row table:style-name="ro1">
          <table:table-cell office:value-type="string" calcext:value-type="string">
            <text:p>MTRINITY_DN12500_c1_g1_i2</text:p>
          </table:table-cell>
          <table:table-cell office:value-type="float" office:value="-5.74027527914373" calcext:value-type="float">
            <text:p>-5.7402752791</text:p>
          </table:table-cell>
          <table:table-cell office:value-type="float" office:value="5.19746728400164" calcext:value-type="float">
            <text:p>5.197467284</text:p>
          </table:table-cell>
          <table:table-cell office:value-type="float" office:value="65.1763545632391" calcext:value-type="float">
            <text:p>65.1763545632</text:p>
          </table:table-cell>
          <table:table-cell office:value-type="float" office:value="0.00000247265844252576" calcext:value-type="float">
            <text:p>2.47265844252576E-006</text:p>
          </table:table-cell>
          <table:table-cell office:value-type="float" office:value="0.00152778014698936" calcext:value-type="float">
            <text:p>0.0015277801</text:p>
          </table:table-cell>
        </table:table-row>
        <table:table-row table:style-name="ro1">
          <table:table-cell office:value-type="string" calcext:value-type="string">
            <text:p>STRINITY_DN5436_c0_g1_i1</text:p>
          </table:table-cell>
          <table:table-cell office:value-type="float" office:value="-3.44877598234743" calcext:value-type="float">
            <text:p>-3.4487759823</text:p>
          </table:table-cell>
          <table:table-cell office:value-type="float" office:value="2.76695395877743" calcext:value-type="float">
            <text:p>2.7669539588</text:p>
          </table:table-cell>
          <table:table-cell office:value-type="float" office:value="12.1942172554965" calcext:value-type="float">
            <text:p>12.1942172555</text:p>
          </table:table-cell>
          <table:table-cell office:value-type="float" office:value="0.00414546200740676" calcext:value-type="float">
            <text:p>0.004145462</text:p>
          </table:table-cell>
          <table:table-cell office:value-type="float" office:value="0.0497554892196466" calcext:value-type="float">
            <text:p>0.0497554892</text:p>
          </table:table-cell>
        </table:table-row>
        <table:table-row table:style-name="ro1">
          <table:table-cell office:value-type="string" calcext:value-type="string">
            <text:p>MTRINITY_DN12456_c0_g1_i1</text:p>
          </table:table-cell>
          <table:table-cell office:value-type="float" office:value="-3.75538107434536" calcext:value-type="float">
            <text:p>-3.7553810743</text:p>
          </table:table-cell>
          <table:table-cell office:value-type="float" office:value="5.05251797714152" calcext:value-type="float">
            <text:p>5.0525179771</text:p>
          </table:table-cell>
          <table:table-cell office:value-type="float" office:value="95.9590468347209" calcext:value-type="float">
            <text:p>95.9590468347</text:p>
          </table:table-cell>
          <table:table-cell office:value-type="float" office:value="0.000000295265602102592" calcext:value-type="float">
            <text:p>2.95265602102592E-007</text:p>
          </table:table-cell>
          <table:table-cell office:value-type="float" office:value="0.000772562150186907" calcext:value-type="float">
            <text:p>0.0007725622</text:p>
          </table:table-cell>
        </table:table-row>
        <table:table-row table:style-name="ro1">
          <table:table-cell office:value-type="string" calcext:value-type="string">
            <text:p>STRINITY_DN11298_c1_g1_i1</text:p>
          </table:table-cell>
          <table:table-cell office:value-type="float" office:value="1.93360353523249" calcext:value-type="float">
            <text:p>1.9336035352</text:p>
          </table:table-cell>
          <table:table-cell office:value-type="float" office:value="4.50536235128933" calcext:value-type="float">
            <text:p>4.5053623513</text:p>
          </table:table-cell>
          <table:table-cell office:value-type="float" office:value="37.9992698860466" calcext:value-type="float">
            <text:p>37.999269886</text:p>
          </table:table-cell>
          <table:table-cell office:value-type="float" office:value="0.000038931231107042" calcext:value-type="float">
            <text:p>3.8931231107042E-005</text:p>
          </table:table-cell>
          <table:table-cell office:value-type="float" office:value="0.00349891525560236" calcext:value-type="float">
            <text:p>0.0034989153</text:p>
          </table:table-cell>
        </table:table-row>
        <table:table-row table:style-name="ro1">
          <table:table-cell office:value-type="string" calcext:value-type="string">
            <text:p>MTRINITY_DN14088_c0_g1_i1</text:p>
          </table:table-cell>
          <table:table-cell office:value-type="float" office:value="-1.31955645052429" calcext:value-type="float">
            <text:p>-1.3195564505</text:p>
          </table:table-cell>
          <table:table-cell office:value-type="float" office:value="4.02679363811201" calcext:value-type="float">
            <text:p>4.0267936381</text:p>
          </table:table-cell>
          <table:table-cell office:value-type="float" office:value="13.032006820199" calcext:value-type="float">
            <text:p>13.0320068202</text:p>
          </table:table-cell>
          <table:table-cell office:value-type="float" office:value="0.00347507290975763" calcext:value-type="float">
            <text:p>0.0034750729</text:p>
          </table:table-cell>
          <table:table-cell office:value-type="float" office:value="0.0444440513472625" calcext:value-type="float">
            <text:p>0.0444440513</text:p>
          </table:table-cell>
        </table:table-row>
        <table:table-row table:style-name="ro1">
          <table:table-cell office:value-type="string" calcext:value-type="string">
            <text:p>Pc32207_g1_i1</text:p>
          </table:table-cell>
          <table:table-cell office:value-type="float" office:value="-3.56618089973468" calcext:value-type="float">
            <text:p>-3.5661808997</text:p>
          </table:table-cell>
          <table:table-cell office:value-type="float" office:value="2.19586272562966" calcext:value-type="float">
            <text:p>2.1958627256</text:p>
          </table:table-cell>
          <table:table-cell office:value-type="float" office:value="63.6182257791603" calcext:value-type="float">
            <text:p>63.6182257792</text:p>
          </table:table-cell>
          <table:table-cell office:value-type="float" office:value="0.00000281387735959934" calcext:value-type="float">
            <text:p>2.81387735959934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Pc25845_g9_i2</text:p>
          </table:table-cell>
          <table:table-cell office:value-type="float" office:value="-3.20895475116049" calcext:value-type="float">
            <text:p>-3.2089547512</text:p>
          </table:table-cell>
          <table:table-cell office:value-type="float" office:value="1.39160122786917" calcext:value-type="float">
            <text:p>1.3916012279</text:p>
          </table:table-cell>
          <table:table-cell office:value-type="float" office:value="12.9594521128421" calcext:value-type="float">
            <text:p>12.9594521128</text:p>
          </table:table-cell>
          <table:table-cell office:value-type="float" office:value="0.00338199068534446" calcext:value-type="float">
            <text:p>0.0033819907</text:p>
          </table:table-cell>
          <table:table-cell office:value-type="float" office:value="0.043683561270512" calcext:value-type="float">
            <text:p>0.0436835613</text:p>
          </table:table-cell>
        </table:table-row>
        <table:table-row table:style-name="ro1">
          <table:table-cell office:value-type="string" calcext:value-type="string">
            <text:p>MTRINITY_DN13979_c12_g2_i1</text:p>
          </table:table-cell>
          <table:table-cell office:value-type="float" office:value="2.55180800468515" calcext:value-type="float">
            <text:p>2.5518080047</text:p>
          </table:table-cell>
          <table:table-cell office:value-type="float" office:value="3.64075900728414" calcext:value-type="float">
            <text:p>3.6407590073</text:p>
          </table:table-cell>
          <table:table-cell office:value-type="float" office:value="29.70578962931" calcext:value-type="float">
            <text:p>29.7057896293</text:p>
          </table:table-cell>
          <table:table-cell office:value-type="float" office:value="0.000123751227435978" calcext:value-type="float">
            <text:p>0.0001237512</text:p>
          </table:table-cell>
          <table:table-cell office:value-type="float" office:value="0.0063069004162533" calcext:value-type="float">
            <text:p>0.0063069004</text:p>
          </table:table-cell>
        </table:table-row>
        <table:table-row table:style-name="ro1">
          <table:table-cell office:value-type="string" calcext:value-type="string">
            <text:p>STRINITY_DN5838_c0_g1_i1</text:p>
          </table:table-cell>
          <table:table-cell office:value-type="float" office:value="2.71768896963546" calcext:value-type="float">
            <text:p>2.7176889696</text:p>
          </table:table-cell>
          <table:table-cell office:value-type="float" office:value="3.62308425537526" calcext:value-type="float">
            <text:p>3.6230842554</text:p>
          </table:table-cell>
          <table:table-cell office:value-type="float" office:value="50.47194512846" calcext:value-type="float">
            <text:p>50.4719451285</text:p>
          </table:table-cell>
          <table:table-cell office:value-type="float" office:value="0.0000094500950957777" calcext:value-type="float">
            <text:p>9.4500950957777E-006</text:p>
          </table:table-cell>
          <table:table-cell office:value-type="float" office:value="0.00214903753473526" calcext:value-type="float">
            <text:p>0.0021490375</text:p>
          </table:table-cell>
        </table:table-row>
        <table:table-row table:style-name="ro1">
          <table:table-cell office:value-type="string" calcext:value-type="string">
            <text:p>MTRINITY_DN8965_c0_g1_i1</text:p>
          </table:table-cell>
          <table:table-cell office:value-type="float" office:value="-4.58509683885645" calcext:value-type="float">
            <text:p>-4.5850968389</text:p>
          </table:table-cell>
          <table:table-cell office:value-type="float" office:value="2.82295393901972" calcext:value-type="float">
            <text:p>2.822953939</text:p>
          </table:table-cell>
          <table:table-cell office:value-type="float" office:value="63.7553160330048" calcext:value-type="float">
            <text:p>63.755316033</text:p>
          </table:table-cell>
          <table:table-cell office:value-type="float" office:value="0.00000278175660696106" calcext:value-type="float">
            <text:p>2.78175660696106E-006</text:p>
          </table:table-cell>
          <table:table-cell office:value-type="float" office:value="0.00154156903802344" calcext:value-type="float">
            <text:p>0.001541569</text:p>
          </table:table-cell>
        </table:table-row>
        <table:table-row table:style-name="ro1">
          <table:table-cell office:value-type="string" calcext:value-type="string">
            <text:p>MTRINITY_DN14104_c0_g1_i2</text:p>
          </table:table-cell>
          <table:table-cell office:value-type="float" office:value="-1.81451480618661" calcext:value-type="float">
            <text:p>-1.8145148062</text:p>
          </table:table-cell>
          <table:table-cell office:value-type="float" office:value="4.9083215980734" calcext:value-type="float">
            <text:p>4.9083215981</text:p>
          </table:table-cell>
          <table:table-cell office:value-type="float" office:value="29.2401563366895" calcext:value-type="float">
            <text:p>29.2401563367</text:p>
          </table:table-cell>
          <table:table-cell office:value-type="float" office:value="0.00013295352355264" calcext:value-type="float">
            <text:p>0.0001329535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MTRINITY_DN18474_c0_g1_i1</text:p>
          </table:table-cell>
          <table:table-cell office:value-type="float" office:value="-2.64043619263263" calcext:value-type="float">
            <text:p>-2.6404361926</text:p>
          </table:table-cell>
          <table:table-cell office:value-type="float" office:value="0.405178885771627" calcext:value-type="float">
            <text:p>0.4051788858</text:p>
          </table:table-cell>
          <table:table-cell office:value-type="float" office:value="13.7204464463702" calcext:value-type="float">
            <text:p>13.7204464464</text:p>
          </table:table-cell>
          <table:table-cell office:value-type="float" office:value="0.00278042868511168" calcext:value-type="float">
            <text:p>0.0027804287</text:p>
          </table:table-cell>
          <table:table-cell office:value-type="float" office:value="0.038604620336149" calcext:value-type="float">
            <text:p>0.0386046203</text:p>
          </table:table-cell>
        </table:table-row>
        <table:table-row table:style-name="ro1">
          <table:table-cell office:value-type="string" calcext:value-type="string">
            <text:p>MTRINITY_DN14514_c1_g1_i1</text:p>
          </table:table-cell>
          <table:table-cell office:value-type="float" office:value="-1.77183482905207" calcext:value-type="float">
            <text:p>-1.7718348291</text:p>
          </table:table-cell>
          <table:table-cell office:value-type="float" office:value="4.16842766004724" calcext:value-type="float">
            <text:p>4.16842766</text:p>
          </table:table-cell>
          <table:table-cell office:value-type="float" office:value="32.2157914167352" calcext:value-type="float">
            <text:p>32.2157914167</text:p>
          </table:table-cell>
          <table:table-cell office:value-type="float" office:value="0.0000852165816932197" calcext:value-type="float">
            <text:p>8.52165816932197E-005</text:p>
          </table:table-cell>
          <table:table-cell office:value-type="float" office:value="0.00511581838669943" calcext:value-type="float">
            <text:p>0.0051158184</text:p>
          </table:table-cell>
        </table:table-row>
        <table:table-row table:style-name="ro1">
          <table:table-cell office:value-type="string" calcext:value-type="string">
            <text:p>STRINITY_DN9932_c0_g1_i1</text:p>
          </table:table-cell>
          <table:table-cell office:value-type="float" office:value="-4.49835663382835" calcext:value-type="float">
            <text:p>-4.4983566338</text:p>
          </table:table-cell>
          <table:table-cell office:value-type="float" office:value="3.42353280548851" calcext:value-type="float">
            <text:p>3.4235328055</text:p>
          </table:table-cell>
          <table:table-cell office:value-type="float" office:value="17.8301175591662" calcext:value-type="float">
            <text:p>17.8301175592</text:p>
          </table:table-cell>
          <table:table-cell office:value-type="float" office:value="0.00106335679086414" calcext:value-type="float">
            <text:p>0.0010633568</text:p>
          </table:table-cell>
          <table:table-cell office:value-type="float" office:value="0.0210831203092204" calcext:value-type="float">
            <text:p>0.0210831203</text:p>
          </table:table-cell>
        </table:table-row>
        <table:table-row table:style-name="ro1">
          <table:table-cell office:value-type="string" calcext:value-type="string">
            <text:p>MTRINITY_DN13779_c1_g1_i2</text:p>
          </table:table-cell>
          <table:table-cell office:value-type="float" office:value="-1.9129929483242" calcext:value-type="float">
            <text:p>-1.9129929483</text:p>
          </table:table-cell>
          <table:table-cell office:value-type="float" office:value="5.10726616947339" calcext:value-type="float">
            <text:p>5.1072661695</text:p>
          </table:table-cell>
          <table:table-cell office:value-type="float" office:value="19.2880129631077" calcext:value-type="float">
            <text:p>19.2880129631</text:p>
          </table:table-cell>
          <table:table-cell office:value-type="float" office:value="0.000781615543664131" calcext:value-type="float">
            <text:p>0.0007816155</text:p>
          </table:table-cell>
          <table:table-cell office:value-type="float" office:value="0.017408130797043" calcext:value-type="float">
            <text:p>0.0174081308</text:p>
          </table:table-cell>
        </table:table-row>
        <table:table-row table:style-name="ro1">
          <table:table-cell office:value-type="string" calcext:value-type="string">
            <text:p>MTRINITY_DN12063_c0_g1_i3</text:p>
          </table:table-cell>
          <table:table-cell office:value-type="float" office:value="4.78012292329363" calcext:value-type="float">
            <text:p>4.7801229233</text:p>
          </table:table-cell>
          <table:table-cell office:value-type="float" office:value="0.54434866932182" calcext:value-type="float">
            <text:p>0.5443486693</text:p>
          </table:table-cell>
          <table:table-cell office:value-type="float" office:value="12.1767190723686" calcext:value-type="float">
            <text:p>12.1767190724</text:p>
          </table:table-cell>
          <table:table-cell office:value-type="float" office:value="0.0041651398292422" calcext:value-type="float">
            <text:p>0.0041651398</text:p>
          </table:table-cell>
          <table:table-cell office:value-type="float" office:value="0.0498521401093271" calcext:value-type="float">
            <text:p>0.0498521401</text:p>
          </table:table-cell>
        </table:table-row>
        <table:table-row table:style-name="ro1">
          <table:table-cell office:value-type="string" calcext:value-type="string">
            <text:p>STRINITY_DN7862_c0_g1_i1</text:p>
          </table:table-cell>
          <table:table-cell office:value-type="float" office:value="-3.49469031140195" calcext:value-type="float">
            <text:p>-3.4946903114</text:p>
          </table:table-cell>
          <table:table-cell office:value-type="float" office:value="0.670528219336043" calcext:value-type="float">
            <text:p>0.6705282193</text:p>
          </table:table-cell>
          <table:table-cell office:value-type="float" office:value="14.6088824393289" calcext:value-type="float">
            <text:p>14.6088824393</text:p>
          </table:table-cell>
          <table:table-cell office:value-type="float" office:value="0.00240741929780001" calcext:value-type="float">
            <text:p>0.0024074193</text:p>
          </table:table-cell>
          <table:table-cell office:value-type="float" office:value="0.0351317027133499" calcext:value-type="float">
            <text:p>0.0351317027</text:p>
          </table:table-cell>
        </table:table-row>
        <table:table-row table:style-name="ro1">
          <table:table-cell office:value-type="string" calcext:value-type="string">
            <text:p>MTRINITY_DN16356_c1_g1_i2</text:p>
          </table:table-cell>
          <table:table-cell office:value-type="float" office:value="2.8016705923226" calcext:value-type="float">
            <text:p>2.8016705923</text:p>
          </table:table-cell>
          <table:table-cell office:value-type="float" office:value="2.95753245295711" calcext:value-type="float">
            <text:p>2.957532453</text:p>
          </table:table-cell>
          <table:table-cell office:value-type="float" office:value="45.4494459521425" calcext:value-type="float">
            <text:p>45.4494459521</text:p>
          </table:table-cell>
          <table:table-cell office:value-type="float" office:value="0.0000160928170395697" calcext:value-type="float">
            <text:p>1.60928170395697E-005</text:p>
          </table:table-cell>
          <table:table-cell office:value-type="float" office:value="0.00265425374666926" calcext:value-type="float">
            <text:p>0.0026542537</text:p>
          </table:table-cell>
        </table:table-row>
        <table:table-row table:style-name="ro1">
          <table:table-cell office:value-type="string" calcext:value-type="string">
            <text:p>Pc29443_g1_i1</text:p>
          </table:table-cell>
          <table:table-cell office:value-type="float" office:value="-3.58008964648766" calcext:value-type="float">
            <text:p>-3.5800896465</text:p>
          </table:table-cell>
          <table:table-cell office:value-type="float" office:value="0.685976264601401" calcext:value-type="float">
            <text:p>0.6859762646</text:p>
          </table:table-cell>
          <table:table-cell office:value-type="float" office:value="12.9848583406655" calcext:value-type="float">
            <text:p>12.9848583407</text:p>
          </table:table-cell>
          <table:table-cell office:value-type="float" office:value="0.00335960220652936" calcext:value-type="float">
            <text:p>0.0033596022</text:p>
          </table:table-cell>
          <table:table-cell office:value-type="float" office:value="0.0435724123808226" calcext:value-type="float">
            <text:p>0.0435724124</text:p>
          </table:table-cell>
        </table:table-row>
        <table:table-row table:style-name="ro1">
          <table:table-cell office:value-type="string" calcext:value-type="string">
            <text:p>Pc23210_g2_i1</text:p>
          </table:table-cell>
          <table:table-cell office:value-type="float" office:value="1.57554822194679" calcext:value-type="float">
            <text:p>1.5755482219</text:p>
          </table:table-cell>
          <table:table-cell office:value-type="float" office:value="2.8832621421933" calcext:value-type="float">
            <text:p>2.8832621422</text:p>
          </table:table-cell>
          <table:table-cell office:value-type="float" office:value="19.0022174601795" calcext:value-type="float">
            <text:p>19.0022174602</text:p>
          </table:table-cell>
          <table:table-cell office:value-type="float" office:value="0.00180177044035131" calcext:value-type="float">
            <text:p>0.0018017704</text:p>
          </table:table-cell>
          <table:table-cell office:value-type="float" office:value="0.029125226213498" calcext:value-type="float">
            <text:p>0.0291252262</text:p>
          </table:table-cell>
        </table:table-row>
        <table:table-row table:style-name="ro1">
          <table:table-cell office:value-type="string" calcext:value-type="string">
            <text:p>Pc32447_g2_i5</text:p>
          </table:table-cell>
          <table:table-cell office:value-type="float" office:value="-3.15171634498312" calcext:value-type="float">
            <text:p>-3.151716345</text:p>
          </table:table-cell>
          <table:table-cell office:value-type="float" office:value="2.82373148512447" calcext:value-type="float">
            <text:p>2.8237314851</text:p>
          </table:table-cell>
          <table:table-cell office:value-type="float" office:value="21.9627934161406" calcext:value-type="float">
            <text:p>21.9627934161</text:p>
          </table:table-cell>
          <table:table-cell office:value-type="float" office:value="0.000461087904020862" calcext:value-type="float">
            <text:p>0.0004610879</text:p>
          </table:table-cell>
          <table:table-cell office:value-type="float" office:value="0.0130083991568592" calcext:value-type="float">
            <text:p>0.0130083992</text:p>
          </table:table-cell>
        </table:table-row>
        <table:table-row table:style-name="ro1">
          <table:table-cell office:value-type="string" calcext:value-type="string">
            <text:p>Pc22694_g1_i3</text:p>
          </table:table-cell>
          <table:table-cell office:value-type="float" office:value="1.88502231701793" calcext:value-type="float">
            <text:p>1.885022317</text:p>
          </table:table-cell>
          <table:table-cell office:value-type="float" office:value="4.1557188217219" calcext:value-type="float">
            <text:p>4.1557188217</text:p>
          </table:table-cell>
          <table:table-cell office:value-type="float" office:value="43.4981396769542" calcext:value-type="float">
            <text:p>43.498139677</text:p>
          </table:table-cell>
          <table:table-cell office:value-type="float" office:value="0.0000200455741814025" calcext:value-type="float">
            <text:p>2.00455741814025E-005</text:p>
          </table:table-cell>
          <table:table-cell office:value-type="float" office:value="0.00286537164655877" calcext:value-type="float">
            <text:p>0.0028653716</text:p>
          </table:table-cell>
        </table:table-row>
        <table:table-row table:style-name="ro1">
          <table:table-cell office:value-type="string" calcext:value-type="string">
            <text:p>MTRINITY_DN15733_c0_g1_i1</text:p>
          </table:table-cell>
          <table:table-cell office:value-type="float" office:value="-1.42872631300003" calcext:value-type="float">
            <text:p>-1.428726313</text:p>
          </table:table-cell>
          <table:table-cell office:value-type="float" office:value="6.66275239016674" calcext:value-type="float">
            <text:p>6.6627523902</text:p>
          </table:table-cell>
          <table:table-cell office:value-type="float" office:value="14.752918464501" calcext:value-type="float">
            <text:p>14.7529184645</text:p>
          </table:table-cell>
          <table:table-cell office:value-type="float" office:value="0.0021523701253172" calcext:value-type="float">
            <text:p>0.0021523701</text:p>
          </table:table-cell>
          <table:table-cell office:value-type="float" office:value="0.032647724316206" calcext:value-type="float">
            <text:p>0.0326477243</text:p>
          </table:table-cell>
        </table:table-row>
        <table:table-row table:style-name="ro1">
          <table:table-cell office:value-type="string" calcext:value-type="string">
            <text:p>STRINITY_DN6013_c0_g1_i1</text:p>
          </table:table-cell>
          <table:table-cell office:value-type="float" office:value="1.21265777718649" calcext:value-type="float">
            <text:p>1.2126577772</text:p>
          </table:table-cell>
          <table:table-cell office:value-type="float" office:value="4.87404991384425" calcext:value-type="float">
            <text:p>4.8740499138</text:p>
          </table:table-cell>
          <table:table-cell office:value-type="float" office:value="29.9508821313762" calcext:value-type="float">
            <text:p>29.9508821314</text:p>
          </table:table-cell>
          <table:table-cell office:value-type="float" office:value="0.00334275605945797" calcext:value-type="float">
            <text:p>0.0033427561</text:p>
          </table:table-cell>
          <table:table-cell office:value-type="float" office:value="0.0434196674135912" calcext:value-type="float">
            <text:p>0.0434196674</text:p>
          </table:table-cell>
        </table:table-row>
        <table:table-row table:style-name="ro1">
          <table:table-cell office:value-type="string" calcext:value-type="string">
            <text:p>STRINITY_DN6191_c0_g2_i1</text:p>
          </table:table-cell>
          <table:table-cell office:value-type="float" office:value="1.66016575184865" calcext:value-type="float">
            <text:p>1.6601657518</text:p>
          </table:table-cell>
          <table:table-cell office:value-type="float" office:value="2.65102969522632" calcext:value-type="float">
            <text:p>2.6510296952</text:p>
          </table:table-cell>
          <table:table-cell office:value-type="float" office:value="25.5718657696322" calcext:value-type="float">
            <text:p>25.5718657696</text:p>
          </table:table-cell>
          <table:table-cell office:value-type="float" office:value="0.00125234340917175" calcext:value-type="float">
            <text:p>0.0012523434</text:p>
          </table:table-cell>
          <table:table-cell office:value-type="float" office:value="0.0233061651931293" calcext:value-type="float">
            <text:p>0.0233061652</text:p>
          </table:table-cell>
        </table:table-row>
        <table:table-row table:style-name="ro1">
          <table:table-cell office:value-type="string" calcext:value-type="string">
            <text:p>MTRINITY_DN14369_c0_g1_i1</text:p>
          </table:table-cell>
          <table:table-cell office:value-type="float" office:value="-1.94858874234928" calcext:value-type="float">
            <text:p>-1.9485887423</text:p>
          </table:table-cell>
          <table:table-cell office:value-type="float" office:value="3.57963495563598" calcext:value-type="float">
            <text:p>3.5796349556</text:p>
          </table:table-cell>
          <table:table-cell office:value-type="float" office:value="24.7612071111093" calcext:value-type="float">
            <text:p>24.7612071111</text:p>
          </table:table-cell>
          <table:table-cell office:value-type="float" office:value="0.000277438772204853" calcext:value-type="float">
            <text:p>0.0002774388</text:p>
          </table:table-cell>
          <table:table-cell office:value-type="float" office:value="0.00978173105235194" calcext:value-type="float">
            <text:p>0.0097817311</text:p>
          </table:table-cell>
        </table:table-row>
        <table:table-row table:style-name="ro1">
          <table:table-cell office:value-type="string" calcext:value-type="string">
            <text:p>STRINITY_DN15299_c0_g1_i1</text:p>
          </table:table-cell>
          <table:table-cell office:value-type="float" office:value="1.85621412208305" calcext:value-type="float">
            <text:p>1.8562141221</text:p>
          </table:table-cell>
          <table:table-cell office:value-type="float" office:value="1.4607102300457" calcext:value-type="float">
            <text:p>1.46071023</text:p>
          </table:table-cell>
          <table:table-cell office:value-type="float" office:value="15.8954800826903" calcext:value-type="float">
            <text:p>15.8954800827</text:p>
          </table:table-cell>
          <table:table-cell office:value-type="float" office:value="0.0021249328387686" calcext:value-type="float">
            <text:p>0.0021249328</text:p>
          </table:table-cell>
          <table:table-cell office:value-type="float" office:value="0.0323459604229999" calcext:value-type="float">
            <text:p>0.0323459604</text:p>
          </table:table-cell>
        </table:table-row>
        <table:table-row table:style-name="ro1">
          <table:table-cell office:value-type="string" calcext:value-type="string">
            <text:p>MTRINITY_DN17039_c1_g3_i2</text:p>
          </table:table-cell>
          <table:table-cell office:value-type="float" office:value="1.86677170573318" calcext:value-type="float">
            <text:p>1.8667717057</text:p>
          </table:table-cell>
          <table:table-cell office:value-type="float" office:value="1.99260371738079" calcext:value-type="float">
            <text:p>1.9926037174</text:p>
          </table:table-cell>
          <table:table-cell office:value-type="float" office:value="26.9427457281034" calcext:value-type="float">
            <text:p>26.9427457281</text:p>
          </table:table-cell>
          <table:table-cell office:value-type="float" office:value="0.000858988181862899" calcext:value-type="float">
            <text:p>0.0008589882</text:p>
          </table:table-cell>
          <table:table-cell office:value-type="float" office:value="0.018436134334137" calcext:value-type="float">
            <text:p>0.0184361343</text:p>
          </table:table-cell>
        </table:table-row>
        <table:table-row table:style-name="ro1">
          <table:table-cell office:value-type="string" calcext:value-type="string">
            <text:p>Pc26871_g3_i5</text:p>
          </table:table-cell>
          <table:table-cell office:value-type="float" office:value="-4.99340961417413" calcext:value-type="float">
            <text:p>-4.9934096142</text:p>
          </table:table-cell>
          <table:table-cell office:value-type="float" office:value="0.333378400052998" calcext:value-type="float">
            <text:p>0.3333784001</text:p>
          </table:table-cell>
          <table:table-cell office:value-type="float" office:value="22.1855141024171" calcext:value-type="float">
            <text:p>22.1855141024</text:p>
          </table:table-cell>
          <table:table-cell office:value-type="float" office:value="0.000442129602301051" calcext:value-type="float">
            <text:p>0.0004421296</text:p>
          </table:table-cell>
          <table:table-cell office:value-type="float" office:value="0.0126881896767428" calcext:value-type="float">
            <text:p>0.0126881897</text:p>
          </table:table-cell>
        </table:table-row>
        <table:table-row table:style-name="ro1">
          <table:table-cell office:value-type="string" calcext:value-type="string">
            <text:p>MTRINITY_DN16855_c1_g1_i1</text:p>
          </table:table-cell>
          <table:table-cell office:value-type="float" office:value="-1.86521906583525" calcext:value-type="float">
            <text:p>-1.8652190658</text:p>
          </table:table-cell>
          <table:table-cell office:value-type="float" office:value="7.77212425653284" calcext:value-type="float">
            <text:p>7.7721242565</text:p>
          </table:table-cell>
          <table:table-cell office:value-type="float" office:value="18.0513293255253" calcext:value-type="float">
            <text:p>18.0513293255</text:p>
          </table:table-cell>
          <table:table-cell office:value-type="float" office:value="0.00101381871820095" calcext:value-type="float">
            <text:p>0.0010138187</text:p>
          </table:table-cell>
          <table:table-cell office:value-type="float" office:value="0.0205871335442857" calcext:value-type="float">
            <text:p>0.0205871335</text:p>
          </table:table-cell>
        </table:table-row>
        <table:table-row table:style-name="ro1">
          <table:table-cell office:value-type="string" calcext:value-type="string">
            <text:p>MTRINITY_DN2030_c1_g1_i1</text:p>
          </table:table-cell>
          <table:table-cell office:value-type="float" office:value="-2.08134822511508" calcext:value-type="float">
            <text:p>-2.0813482251</text:p>
          </table:table-cell>
          <table:table-cell office:value-type="float" office:value="9.14878018646369" calcext:value-type="float">
            <text:p>9.1487801865</text:p>
          </table:table-cell>
          <table:table-cell office:value-type="float" office:value="13.7103260400812" calcext:value-type="float">
            <text:p>13.7103260401</text:p>
          </table:table-cell>
          <table:table-cell office:value-type="float" office:value="0.00278756606690579" calcext:value-type="float">
            <text:p>0.0027875661</text:p>
          </table:table-cell>
          <table:table-cell office:value-type="float" office:value="0.0386321136640711" calcext:value-type="float">
            <text:p>0.0386321137</text:p>
          </table:table-cell>
        </table:table-row>
        <table:table-row table:style-name="ro1">
          <table:table-cell office:value-type="string" calcext:value-type="string">
            <text:p>MTRINITY_DN14376_c1_g1_i1</text:p>
          </table:table-cell>
          <table:table-cell office:value-type="float" office:value="-1.9873093934274" calcext:value-type="float">
            <text:p>-1.9873093934</text:p>
          </table:table-cell>
          <table:table-cell office:value-type="float" office:value="2.87530537381203" calcext:value-type="float">
            <text:p>2.8753053738</text:p>
          </table:table-cell>
          <table:table-cell office:value-type="float" office:value="36.1398742600843" calcext:value-type="float">
            <text:p>36.1398742601</text:p>
          </table:table-cell>
          <table:table-cell office:value-type="float" office:value="0.000134844405749159" calcext:value-type="float">
            <text:p>0.0001348444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STRINITY_DN8709_c0_g1_i1</text:p>
          </table:table-cell>
          <table:table-cell office:value-type="float" office:value="-2.07133671828562" calcext:value-type="float">
            <text:p>-2.0713367183</text:p>
          </table:table-cell>
          <table:table-cell office:value-type="float" office:value="1.87648478659157" calcext:value-type="float">
            <text:p>1.8764847866</text:p>
          </table:table-cell>
          <table:table-cell office:value-type="float" office:value="12.5420700890203" calcext:value-type="float">
            <text:p>12.542070089</text:p>
          </table:table-cell>
          <table:table-cell office:value-type="float" office:value="0.00377589060046946" calcext:value-type="float">
            <text:p>0.0037758906</text:p>
          </table:table-cell>
          <table:table-cell office:value-type="float" office:value="0.0467786562298359" calcext:value-type="float">
            <text:p>0.0467786562</text:p>
          </table:table-cell>
        </table:table-row>
        <table:table-row table:style-name="ro1">
          <table:table-cell office:value-type="string" calcext:value-type="string">
            <text:p>STRINITY_DN6856_c0_g1_i1</text:p>
          </table:table-cell>
          <table:table-cell office:value-type="float" office:value="-3.70182577745124" calcext:value-type="float">
            <text:p>-3.7018257775</text:p>
          </table:table-cell>
          <table:table-cell office:value-type="float" office:value="2.75768556879492" calcext:value-type="float">
            <text:p>2.7576855688</text:p>
          </table:table-cell>
          <table:table-cell office:value-type="float" office:value="65.6787505064955" calcext:value-type="float">
            <text:p>65.6787505065</text:p>
          </table:table-cell>
          <table:table-cell office:value-type="float" office:value="0.0000023730417693501" calcext:value-type="float">
            <text:p>0.000002373</text:p>
          </table:table-cell>
          <table:table-cell office:value-type="float" office:value="0.00152778014698936" calcext:value-type="float">
            <text:p>0.0015277801</text:p>
          </table:table-cell>
        </table:table-row>
        <table:table-row table:style-name="ro1">
          <table:table-cell office:value-type="string" calcext:value-type="string">
            <text:p>Pc28654_g1_i1</text:p>
          </table:table-cell>
          <table:table-cell office:value-type="float" office:value="-3.49692271054697" calcext:value-type="float">
            <text:p>-3.4969227105</text:p>
          </table:table-cell>
          <table:table-cell office:value-type="float" office:value="4.53959569070672" calcext:value-type="float">
            <text:p>4.5395956907</text:p>
          </table:table-cell>
          <table:table-cell office:value-type="float" office:value="20.3949408183318" calcext:value-type="float">
            <text:p>20.3949408183</text:p>
          </table:table-cell>
          <table:table-cell office:value-type="float" office:value="0.000624825188483277" calcext:value-type="float">
            <text:p>0.0006248252</text:p>
          </table:table-cell>
          <table:table-cell office:value-type="float" office:value="0.0153235314606953" calcext:value-type="float">
            <text:p>0.0153235315</text:p>
          </table:table-cell>
        </table:table-row>
        <table:table-row table:style-name="ro1">
          <table:table-cell office:value-type="string" calcext:value-type="string">
            <text:p>STRINITY_DN8583_c0_g1_i1</text:p>
          </table:table-cell>
          <table:table-cell office:value-type="float" office:value="-3.90075786807847" calcext:value-type="float">
            <text:p>-3.9007578681</text:p>
          </table:table-cell>
          <table:table-cell office:value-type="float" office:value="4.90274655788185" calcext:value-type="float">
            <text:p>4.9027465579</text:p>
          </table:table-cell>
          <table:table-cell office:value-type="float" office:value="19.8688450370985" calcext:value-type="float">
            <text:p>19.8688450371</text:p>
          </table:table-cell>
          <table:table-cell office:value-type="float" office:value="0.0006942781235049" calcext:value-type="float">
            <text:p>0.0006942781</text:p>
          </table:table-cell>
          <table:table-cell office:value-type="float" office:value="0.0162185530827783" calcext:value-type="float">
            <text:p>0.0162185531</text:p>
          </table:table-cell>
        </table:table-row>
        <table:table-row table:style-name="ro1">
          <table:table-cell office:value-type="string" calcext:value-type="string">
            <text:p>MTRINITY_DN13656_c1_g1_i1</text:p>
          </table:table-cell>
          <table:table-cell office:value-type="float" office:value="2.09523452146574" calcext:value-type="float">
            <text:p>2.0952345215</text:p>
          </table:table-cell>
          <table:table-cell office:value-type="float" office:value="2.92097012122962" calcext:value-type="float">
            <text:p>2.9209701212</text:p>
          </table:table-cell>
          <table:table-cell office:value-type="float" office:value="22.4444854879821" calcext:value-type="float">
            <text:p>22.444485488</text:p>
          </table:table-cell>
          <table:table-cell office:value-type="float" office:value="0.000421212697665075" calcext:value-type="float">
            <text:p>0.0004212127</text:p>
          </table:table-cell>
          <table:table-cell office:value-type="float" office:value="0.0123717835210472" calcext:value-type="float">
            <text:p>0.0123717835</text:p>
          </table:table-cell>
        </table:table-row>
        <table:table-row table:style-name="ro1">
          <table:table-cell office:value-type="string" calcext:value-type="string">
            <text:p>MTRINITY_DN4429_c0_g1_i1</text:p>
          </table:table-cell>
          <table:table-cell office:value-type="float" office:value="-2.72497734749927" calcext:value-type="float">
            <text:p>-2.7249773475</text:p>
          </table:table-cell>
          <table:table-cell office:value-type="float" office:value="1.7058128573265" calcext:value-type="float">
            <text:p>1.7058128573</text:p>
          </table:table-cell>
          <table:table-cell office:value-type="float" office:value="19.7562772103154" calcext:value-type="float">
            <text:p>19.7562772103</text:p>
          </table:table-cell>
          <table:table-cell office:value-type="float" office:value="0.00166013864080232" calcext:value-type="float">
            <text:p>0.0016601386</text:p>
          </table:table-cell>
          <table:table-cell office:value-type="float" office:value="0.0275478395354361" calcext:value-type="float">
            <text:p>0.0275478395</text:p>
          </table:table-cell>
        </table:table-row>
        <table:table-row table:style-name="ro1">
          <table:table-cell office:value-type="string" calcext:value-type="string">
            <text:p>Pc31484_g4_i1</text:p>
          </table:table-cell>
          <table:table-cell office:value-type="float" office:value="-6.24474652605508" calcext:value-type="float">
            <text:p>-6.2447465261</text:p>
          </table:table-cell>
          <table:table-cell office:value-type="float" office:value="2.7229726130908" calcext:value-type="float">
            <text:p>2.7229726131</text:p>
          </table:table-cell>
          <table:table-cell office:value-type="float" office:value="27.8195983745308" calcext:value-type="float">
            <text:p>27.8195983745</text:p>
          </table:table-cell>
          <table:table-cell office:value-type="float" office:value="0.000166343310462134" calcext:value-type="float">
            <text:p>0.0001663433</text:p>
          </table:table-cell>
          <table:table-cell office:value-type="float" office:value="0.00726906590390797" calcext:value-type="float">
            <text:p>0.0072690659</text:p>
          </table:table-cell>
        </table:table-row>
        <table:table-row table:style-name="ro1">
          <table:table-cell office:value-type="string" calcext:value-type="string">
            <text:p>MTRINITY_DN14628_c0_g1_i1</text:p>
          </table:table-cell>
          <table:table-cell office:value-type="float" office:value="2.06296792960373" calcext:value-type="float">
            <text:p>2.0629679296</text:p>
          </table:table-cell>
          <table:table-cell office:value-type="float" office:value="2.8926861436981" calcext:value-type="float">
            <text:p>2.8926861437</text:p>
          </table:table-cell>
          <table:table-cell office:value-type="float" office:value="20.3048689775238" calcext:value-type="float">
            <text:p>20.3048689775</text:p>
          </table:table-cell>
          <table:table-cell office:value-type="float" office:value="0.000636122126655043" calcext:value-type="float">
            <text:p>0.0006361221</text:p>
          </table:table-cell>
          <table:table-cell office:value-type="float" office:value="0.0154491213575494" calcext:value-type="float">
            <text:p>0.0154491214</text:p>
          </table:table-cell>
        </table:table-row>
        <table:table-row table:style-name="ro1">
          <table:table-cell office:value-type="string" calcext:value-type="string">
            <text:p>MTRINITY_DN19952_c1_g1_i1</text:p>
          </table:table-cell>
          <table:table-cell office:value-type="float" office:value="-2.42138543734981" calcext:value-type="float">
            <text:p>-2.4213854373</text:p>
          </table:table-cell>
          <table:table-cell office:value-type="float" office:value="3.21460889522332" calcext:value-type="float">
            <text:p>3.2146088952</text:p>
          </table:table-cell>
          <table:table-cell office:value-type="float" office:value="14.4854180487365" calcext:value-type="float">
            <text:p>14.4854180487</text:p>
          </table:table-cell>
          <table:table-cell office:value-type="float" office:value="0.00229763508612324" calcext:value-type="float">
            <text:p>0.0022976351</text:p>
          </table:table-cell>
          <table:table-cell office:value-type="float" office:value="0.0339755714360825" calcext:value-type="float">
            <text:p>0.0339755714</text:p>
          </table:table-cell>
        </table:table-row>
        <table:table-row table:style-name="ro1">
          <table:table-cell office:value-type="string" calcext:value-type="string">
            <text:p>MTRINITY_DN15209_c0_g1_i1</text:p>
          </table:table-cell>
          <table:table-cell office:value-type="float" office:value="1.85061159408437" calcext:value-type="float">
            <text:p>1.8506115941</text:p>
          </table:table-cell>
          <table:table-cell office:value-type="float" office:value="4.76039640865853" calcext:value-type="float">
            <text:p>4.7603964087</text:p>
          </table:table-cell>
          <table:table-cell office:value-type="float" office:value="37.6700058854422" calcext:value-type="float">
            <text:p>37.6700058854</text:p>
          </table:table-cell>
          <table:table-cell office:value-type="float" office:value="0.0000406038542361567" calcext:value-type="float">
            <text:p>4.06038542361567E-005</text:p>
          </table:table-cell>
          <table:table-cell office:value-type="float" office:value="0.00358581063937588" calcext:value-type="float">
            <text:p>0.0035858106</text:p>
          </table:table-cell>
        </table:table-row>
        <table:table-row table:style-name="ro1">
          <table:table-cell office:value-type="string" calcext:value-type="string">
            <text:p>MTRINITY_DN17058_c1_g1_i15</text:p>
          </table:table-cell>
          <table:table-cell office:value-type="float" office:value="-5.01248978199262" calcext:value-type="float">
            <text:p>-5.012489782</text:p>
          </table:table-cell>
          <table:table-cell office:value-type="float" office:value="1.34986521371577" calcext:value-type="float">
            <text:p>1.3498652137</text:p>
          </table:table-cell>
          <table:table-cell office:value-type="float" office:value="30.6137547832855" calcext:value-type="float">
            <text:p>30.6137547833</text:p>
          </table:table-cell>
          <table:table-cell office:value-type="float" office:value="0.000107849179572528" calcext:value-type="float">
            <text:p>0.0001078492</text:p>
          </table:table-cell>
          <table:table-cell office:value-type="float" office:value="0.00585427969694059" calcext:value-type="float">
            <text:p>0.0058542797</text:p>
          </table:table-cell>
        </table:table-row>
        <table:table-row table:style-name="ro1">
          <table:table-cell office:value-type="string" calcext:value-type="string">
            <text:p>STRINITY_DN11671_c0_g1_i1</text:p>
          </table:table-cell>
          <table:table-cell office:value-type="float" office:value="1.62298153808126" calcext:value-type="float">
            <text:p>1.6229815381</text:p>
          </table:table-cell>
          <table:table-cell office:value-type="float" office:value="4.81954884437788" calcext:value-type="float">
            <text:p>4.8195488444</text:p>
          </table:table-cell>
          <table:table-cell office:value-type="float" office:value="27.3979094511042" calcext:value-type="float">
            <text:p>27.3979094511</text:p>
          </table:table-cell>
          <table:table-cell office:value-type="float" office:value="0.000178063660456905" calcext:value-type="float">
            <text:p>0.0001780637</text:p>
          </table:table-cell>
          <table:table-cell office:value-type="float" office:value="0.00760329297239739" calcext:value-type="float">
            <text:p>0.007603293</text:p>
          </table:table-cell>
        </table:table-row>
        <table:table-row table:style-name="ro1">
          <table:table-cell office:value-type="string" calcext:value-type="string">
            <text:p>Pc23151_g1_i2</text:p>
          </table:table-cell>
          <table:table-cell office:value-type="float" office:value="2.0655765131058" calcext:value-type="float">
            <text:p>2.0655765131</text:p>
          </table:table-cell>
          <table:table-cell office:value-type="float" office:value="0.752238609456835" calcext:value-type="float">
            <text:p>0.7522386095</text:p>
          </table:table-cell>
          <table:table-cell office:value-type="float" office:value="16.6507176719412" calcext:value-type="float">
            <text:p>16.6507176719</text:p>
          </table:table-cell>
          <table:table-cell office:value-type="float" office:value="0.00310536915227766" calcext:value-type="float">
            <text:p>0.0031053692</text:p>
          </table:table-cell>
          <table:table-cell office:value-type="float" office:value="0.0414481863997647" calcext:value-type="float">
            <text:p>0.0414481864</text:p>
          </table:table-cell>
        </table:table-row>
        <table:table-row table:style-name="ro1">
          <table:table-cell office:value-type="string" calcext:value-type="string">
            <text:p>STRINITY_DN19514_c0_g1_i1</text:p>
          </table:table-cell>
          <table:table-cell office:value-type="float" office:value="-2.36166728080093" calcext:value-type="float">
            <text:p>-2.3616672808</text:p>
          </table:table-cell>
          <table:table-cell office:value-type="float" office:value="3.20294841807532" calcext:value-type="float">
            <text:p>3.2029484181</text:p>
          </table:table-cell>
          <table:table-cell office:value-type="float" office:value="15.8735766998598" calcext:value-type="float">
            <text:p>15.8735766999</text:p>
          </table:table-cell>
          <table:table-cell office:value-type="float" office:value="0.00164921122134201" calcext:value-type="float">
            <text:p>0.0016492112</text:p>
          </table:table-cell>
          <table:table-cell office:value-type="float" office:value="0.0274119725593823" calcext:value-type="float">
            <text:p>0.0274119726</text:p>
          </table:table-cell>
        </table:table-row>
        <table:table-row table:style-name="ro1">
          <table:table-cell office:value-type="string" calcext:value-type="string">
            <text:p>STRINITY_DN15764_c0_g1_i1</text:p>
          </table:table-cell>
          <table:table-cell office:value-type="float" office:value="4.01216483807313" calcext:value-type="float">
            <text:p>4.0121648381</text:p>
          </table:table-cell>
          <table:table-cell office:value-type="float" office:value="-0.379712089644323" calcext:value-type="float">
            <text:p>-0.3797120896</text:p>
          </table:table-cell>
          <table:table-cell office:value-type="float" office:value="12.858311746517" calcext:value-type="float">
            <text:p>12.8583117465</text:p>
          </table:table-cell>
          <table:table-cell office:value-type="float" office:value="0.0034728581531189" calcext:value-type="float">
            <text:p>0.0034728582</text:p>
          </table:table-cell>
          <table:table-cell office:value-type="float" office:value="0.0444440513472625" calcext:value-type="float">
            <text:p>0.0444440513</text:p>
          </table:table-cell>
        </table:table-row>
        <table:table-row table:style-name="ro1">
          <table:table-cell office:value-type="string" calcext:value-type="string">
            <text:p>MTRINITY_DN12377_c1_g1_i1</text:p>
          </table:table-cell>
          <table:table-cell office:value-type="float" office:value="-2.94203798617463" calcext:value-type="float">
            <text:p>-2.9420379862</text:p>
          </table:table-cell>
          <table:table-cell office:value-type="float" office:value="3.11721034985376" calcext:value-type="float">
            <text:p>3.1172103499</text:p>
          </table:table-cell>
          <table:table-cell office:value-type="float" office:value="25.6133842262186" calcext:value-type="float">
            <text:p>25.6133842262</text:p>
          </table:table-cell>
          <table:table-cell office:value-type="float" office:value="0.000239558260479371" calcext:value-type="float">
            <text:p>0.0002395583</text:p>
          </table:table-cell>
          <table:table-cell office:value-type="float" office:value="0.0090000749224903" calcext:value-type="float">
            <text:p>0.0090000749</text:p>
          </table:table-cell>
        </table:table-row>
        <table:table-row table:style-name="ro1">
          <table:table-cell office:value-type="string" calcext:value-type="string">
            <text:p>STRINITY_DN13332_c3_g1_i2</text:p>
          </table:table-cell>
          <table:table-cell office:value-type="float" office:value="-3.55456616952744" calcext:value-type="float">
            <text:p>-3.5545661695</text:p>
          </table:table-cell>
          <table:table-cell office:value-type="float" office:value="4.10789631872985" calcext:value-type="float">
            <text:p>4.1078963187</text:p>
          </table:table-cell>
          <table:table-cell office:value-type="float" office:value="20.6566745586847" calcext:value-type="float">
            <text:p>20.6566745587</text:p>
          </table:table-cell>
          <table:table-cell office:value-type="float" office:value="0.000593297207672433" calcext:value-type="float">
            <text:p>0.0005932972</text:p>
          </table:table-cell>
          <table:table-cell office:value-type="float" office:value="0.0148661064940827" calcext:value-type="float">
            <text:p>0.0148661065</text:p>
          </table:table-cell>
        </table:table-row>
        <table:table-row table:style-name="ro1">
          <table:table-cell office:value-type="string" calcext:value-type="string">
            <text:p>MTRINITY_DN1649_c0_g1_i1</text:p>
          </table:table-cell>
          <table:table-cell office:value-type="float" office:value="-4.28498455746755" calcext:value-type="float">
            <text:p>-4.2849845575</text:p>
          </table:table-cell>
          <table:table-cell office:value-type="float" office:value="3.38211354045456" calcext:value-type="float">
            <text:p>3.3821135405</text:p>
          </table:table-cell>
          <table:table-cell office:value-type="float" office:value="57.9896970151515" calcext:value-type="float">
            <text:p>57.9896970152</text:p>
          </table:table-cell>
          <table:table-cell office:value-type="float" office:value="0.00000459507898309074" calcext:value-type="float">
            <text:p>4.59507898309074E-006</text:p>
          </table:table-cell>
          <table:table-cell office:value-type="float" office:value="0.00167545198642243" calcext:value-type="float">
            <text:p>0.001675452</text:p>
          </table:table-cell>
        </table:table-row>
        <table:table-row table:style-name="ro1">
          <table:table-cell office:value-type="string" calcext:value-type="string">
            <text:p>STRINITY_DN12649_c0_g1_i1</text:p>
          </table:table-cell>
          <table:table-cell office:value-type="float" office:value="-1.33025376158189" calcext:value-type="float">
            <text:p>-1.3302537616</text:p>
          </table:table-cell>
          <table:table-cell office:value-type="float" office:value="4.61839817765429" calcext:value-type="float">
            <text:p>4.6183981777</text:p>
          </table:table-cell>
          <table:table-cell office:value-type="float" office:value="14.3129973783142" calcext:value-type="float">
            <text:p>14.3129973783</text:p>
          </table:table-cell>
          <table:table-cell office:value-type="float" office:value="0.00239731819444518" calcext:value-type="float">
            <text:p>0.0023973182</text:p>
          </table:table-cell>
          <table:table-cell office:value-type="float" office:value="0.0350353931649734" calcext:value-type="float">
            <text:p>0.0350353932</text:p>
          </table:table-cell>
        </table:table-row>
        <table:table-row table:style-name="ro1">
          <table:table-cell office:value-type="string" calcext:value-type="string">
            <text:p>Pc28730_g1_i1</text:p>
          </table:table-cell>
          <table:table-cell office:value-type="float" office:value="2.02900725542858" calcext:value-type="float">
            <text:p>2.0290072554</text:p>
          </table:table-cell>
          <table:table-cell office:value-type="float" office:value="3.63159673701599" calcext:value-type="float">
            <text:p>3.631596737</text:p>
          </table:table-cell>
          <table:table-cell office:value-type="float" office:value="32.4183164731536" calcext:value-type="float">
            <text:p>32.4183164732</text:p>
          </table:table-cell>
          <table:table-cell office:value-type="float" office:value="0.0000827680005762231" calcext:value-type="float">
            <text:p>0.000082768</text:p>
          </table:table-cell>
          <table:table-cell office:value-type="float" office:value="0.00501050223740446" calcext:value-type="float">
            <text:p>0.0050105022</text:p>
          </table:table-cell>
        </table:table-row>
        <table:table-row table:style-name="ro1">
          <table:table-cell office:value-type="string" calcext:value-type="string">
            <text:p>MTRINITY_DN5090_c0_g1_i2</text:p>
          </table:table-cell>
          <table:table-cell office:value-type="float" office:value="-4.55861358670995" calcext:value-type="float">
            <text:p>-4.5586135867</text:p>
          </table:table-cell>
          <table:table-cell office:value-type="float" office:value="1.993251141655" calcext:value-type="float">
            <text:p>1.9932511417</text:p>
          </table:table-cell>
          <table:table-cell office:value-type="float" office:value="21.0406523375209" calcext:value-type="float">
            <text:p>21.0406523375</text:p>
          </table:table-cell>
          <table:table-cell office:value-type="float" office:value="0.000550326008573307" calcext:value-type="float">
            <text:p>0.000550326</text:p>
          </table:table-cell>
          <table:table-cell office:value-type="float" office:value="0.0142296433720493" calcext:value-type="float">
            <text:p>0.0142296434</text:p>
          </table:table-cell>
        </table:table-row>
        <table:table-row table:style-name="ro1">
          <table:table-cell office:value-type="string" calcext:value-type="string">
            <text:p>Pc26735_g3_i2</text:p>
          </table:table-cell>
          <table:table-cell office:value-type="float" office:value="-5.48400368601964" calcext:value-type="float">
            <text:p>-5.484003686</text:p>
          </table:table-cell>
          <table:table-cell office:value-type="float" office:value="1.57516444313924" calcext:value-type="float">
            <text:p>1.5751644431</text:p>
          </table:table-cell>
          <table:table-cell office:value-type="float" office:value="13.2049765457799" calcext:value-type="float">
            <text:p>13.2049765458</text:p>
          </table:table-cell>
          <table:table-cell office:value-type="float" office:value="0.00360707882943065" calcext:value-type="float">
            <text:p>0.0036070788</text:p>
          </table:table-cell>
          <table:table-cell office:value-type="float" office:value="0.045485264388178" calcext:value-type="float">
            <text:p>0.0454852644</text:p>
          </table:table-cell>
        </table:table-row>
        <table:table-row table:style-name="ro1">
          <table:table-cell office:value-type="string" calcext:value-type="string">
            <text:p>STRINITY_DN3229_c0_g1_i1</text:p>
          </table:table-cell>
          <table:table-cell office:value-type="float" office:value="-1.27617670336108" calcext:value-type="float">
            <text:p>-1.2761767034</text:p>
          </table:table-cell>
          <table:table-cell office:value-type="float" office:value="4.95440519553019" calcext:value-type="float">
            <text:p>4.9544051955</text:p>
          </table:table-cell>
          <table:table-cell office:value-type="float" office:value="14.8568008556719" calcext:value-type="float">
            <text:p>14.8568008557</text:p>
          </table:table-cell>
          <table:table-cell office:value-type="float" office:value="0.00209885848845854" calcext:value-type="float">
            <text:p>0.0020988585</text:p>
          </table:table-cell>
          <table:table-cell office:value-type="float" office:value="0.0320494247185806" calcext:value-type="float">
            <text:p>0.0320494247</text:p>
          </table:table-cell>
        </table:table-row>
        <table:table-row table:style-name="ro1">
          <table:table-cell office:value-type="string" calcext:value-type="string">
            <text:p>Pc32503_g2_i2</text:p>
          </table:table-cell>
          <table:table-cell office:value-type="float" office:value="2.99214503971884" calcext:value-type="float">
            <text:p>2.9921450397</text:p>
          </table:table-cell>
          <table:table-cell office:value-type="float" office:value="1.61551082179831" calcext:value-type="float">
            <text:p>1.6155108218</text:p>
          </table:table-cell>
          <table:table-cell office:value-type="float" office:value="32.0399813549443" calcext:value-type="float">
            <text:p>32.0399813549</text:p>
          </table:table-cell>
          <table:table-cell office:value-type="float" office:value="0.0000874104977943799" calcext:value-type="float">
            <text:p>8.74104977943799E-005</text:p>
          </table:table-cell>
          <table:table-cell office:value-type="float" office:value="0.00517644403534856" calcext:value-type="float">
            <text:p>0.005176444</text:p>
          </table:table-cell>
        </table:table-row>
        <table:table-row table:style-name="ro1">
          <table:table-cell office:value-type="string" calcext:value-type="string">
            <text:p>MTRINITY_DN12101_c0_g1_i1</text:p>
          </table:table-cell>
          <table:table-cell office:value-type="float" office:value="-2.12036085176196" calcext:value-type="float">
            <text:p>-2.1203608518</text:p>
          </table:table-cell>
          <table:table-cell office:value-type="float" office:value="1.99501178789502" calcext:value-type="float">
            <text:p>1.9950117879</text:p>
          </table:table-cell>
          <table:table-cell office:value-type="float" office:value="19.0745233349985" calcext:value-type="float">
            <text:p>19.074523335</text:p>
          </table:table-cell>
          <table:table-cell office:value-type="float" office:value="0.000816879870844467" calcext:value-type="float">
            <text:p>0.0008168799</text:p>
          </table:table-cell>
          <table:table-cell office:value-type="float" office:value="0.0178529474829405" calcext:value-type="float">
            <text:p>0.0178529475</text:p>
          </table:table-cell>
        </table:table-row>
        <table:table-row table:style-name="ro1">
          <table:table-cell office:value-type="string" calcext:value-type="string">
            <text:p>STRINITY_DN10348_c0_g1_i1</text:p>
          </table:table-cell>
          <table:table-cell office:value-type="float" office:value="2.73043244265665" calcext:value-type="float">
            <text:p>2.7304324427</text:p>
          </table:table-cell>
          <table:table-cell office:value-type="float" office:value="6.41917671387825" calcext:value-type="float">
            <text:p>6.4191767139</text:p>
          </table:table-cell>
          <table:table-cell office:value-type="float" office:value="29.2822876808743" calcext:value-type="float">
            <text:p>29.2822876809</text:p>
          </table:table-cell>
          <table:table-cell office:value-type="float" office:value="0.000132088970487295" calcext:value-type="float">
            <text:p>0.000132089</text:p>
          </table:table-cell>
          <table:table-cell office:value-type="float" office:value="0.00651779018172013" calcext:value-type="float">
            <text:p>0.0065177902</text:p>
          </table:table-cell>
        </table:table-row>
        <table:table-row table:style-name="ro1">
          <table:table-cell office:value-type="string" calcext:value-type="string">
            <text:p>STRINITY_DN3186_c0_g1_i1</text:p>
          </table:table-cell>
          <table:table-cell office:value-type="float" office:value="-2.87685084469036" calcext:value-type="float">
            <text:p>-2.8768508447</text:p>
          </table:table-cell>
          <table:table-cell office:value-type="float" office:value="3.97604762366248" calcext:value-type="float">
            <text:p>3.9760476237</text:p>
          </table:table-cell>
          <table:table-cell office:value-type="float" office:value="15.8665630362577" calcext:value-type="float">
            <text:p>15.8665630363</text:p>
          </table:table-cell>
          <table:table-cell office:value-type="float" office:value="0.00165190325309284" calcext:value-type="float">
            <text:p>0.0016519033</text:p>
          </table:table-cell>
          <table:table-cell office:value-type="float" office:value="0.027441522883974" calcext:value-type="float">
            <text:p>0.0274415229</text:p>
          </table:table-cell>
        </table:table-row>
        <table:table-row table:style-name="ro1">
          <table:table-cell office:value-type="string" calcext:value-type="string">
            <text:p>Pc22702_g1_i1</text:p>
          </table:table-cell>
          <table:table-cell office:value-type="float" office:value="1.83255447313051" calcext:value-type="float">
            <text:p>1.8325544731</text:p>
          </table:table-cell>
          <table:table-cell office:value-type="float" office:value="3.82465882272167" calcext:value-type="float">
            <text:p>3.8246588227</text:p>
          </table:table-cell>
          <table:table-cell office:value-type="float" office:value="46.9144379848761" calcext:value-type="float">
            <text:p>46.9144379849</text:p>
          </table:table-cell>
          <table:table-cell office:value-type="float" office:value="0.0000455319288530633" calcext:value-type="float">
            <text:p>4.55319288530633E-005</text:p>
          </table:table-cell>
          <table:table-cell office:value-type="float" office:value="0.00382104420205785" calcext:value-type="float">
            <text:p>0.0038210442</text:p>
          </table:table-cell>
        </table:table-row>
        <table:table-row table:style-name="ro1">
          <table:table-cell office:value-type="string" calcext:value-type="string">
            <text:p>Pc13395_g1_i1</text:p>
          </table:table-cell>
          <table:table-cell office:value-type="float" office:value="-2.7543400027784" calcext:value-type="float">
            <text:p>-2.7543400028</text:p>
          </table:table-cell>
          <table:table-cell office:value-type="float" office:value="1.91593412921462" calcext:value-type="float">
            <text:p>1.9159341292</text:p>
          </table:table-cell>
          <table:table-cell office:value-type="float" office:value="29.2647073526492" calcext:value-type="float">
            <text:p>29.2647073526</text:p>
          </table:table-cell>
          <table:table-cell office:value-type="float" office:value="0.000132448931003041" calcext:value-type="float">
            <text:p>0.0001324489</text:p>
          </table:table-cell>
          <table:table-cell office:value-type="float" office:value="0.00651779018172013" calcext:value-type="float">
            <text:p>0.0065177902</text:p>
          </table:table-cell>
        </table:table-row>
        <table:table-row table:style-name="ro1">
          <table:table-cell office:value-type="string" calcext:value-type="string">
            <text:p>Pc17771_g1_i1</text:p>
          </table:table-cell>
          <table:table-cell office:value-type="float" office:value="1.6378116267104" calcext:value-type="float">
            <text:p>1.6378116267</text:p>
          </table:table-cell>
          <table:table-cell office:value-type="float" office:value="4.53355194036434" calcext:value-type="float">
            <text:p>4.5335519404</text:p>
          </table:table-cell>
          <table:table-cell office:value-type="float" office:value="15.597642305349" calcext:value-type="float">
            <text:p>15.5976423053</text:p>
          </table:table-cell>
          <table:table-cell office:value-type="float" office:value="0.00175908449566177" calcext:value-type="float">
            <text:p>0.0017590845</text:p>
          </table:table-cell>
          <table:table-cell office:value-type="float" office:value="0.0286667743706705" calcext:value-type="float">
            <text:p>0.0286667744</text:p>
          </table:table-cell>
        </table:table-row>
        <table:table-row table:style-name="ro1">
          <table:table-cell office:value-type="string" calcext:value-type="string">
            <text:p>STRINITY_DN13268_c1_g2_i1</text:p>
          </table:table-cell>
          <table:table-cell office:value-type="float" office:value="-3.38552845304221" calcext:value-type="float">
            <text:p>-3.385528453</text:p>
          </table:table-cell>
          <table:table-cell office:value-type="float" office:value="5.11956399976192" calcext:value-type="float">
            <text:p>5.1195639998</text:p>
          </table:table-cell>
          <table:table-cell office:value-type="float" office:value="24.5714148960258" calcext:value-type="float">
            <text:p>24.571414896</text:p>
          </table:table-cell>
          <table:table-cell office:value-type="float" office:value="0.000286796250291471" calcext:value-type="float">
            <text:p>0.0002867963</text:p>
          </table:table-cell>
          <table:table-cell office:value-type="float" office:value="0.00991808175975863" calcext:value-type="float">
            <text:p>0.0099180818</text:p>
          </table:table-cell>
        </table:table-row>
        <table:table-row table:style-name="ro1">
          <table:table-cell office:value-type="string" calcext:value-type="string">
            <text:p>Pc30224_g7_i1</text:p>
          </table:table-cell>
          <table:table-cell office:value-type="float" office:value="-1.66679342939226" calcext:value-type="float">
            <text:p>-1.6667934294</text:p>
          </table:table-cell>
          <table:table-cell office:value-type="float" office:value="4.31653554518295" calcext:value-type="float">
            <text:p>4.3165355452</text:p>
          </table:table-cell>
          <table:table-cell office:value-type="float" office:value="20.6816288981588" calcext:value-type="float">
            <text:p>20.6816288982</text:p>
          </table:table-cell>
          <table:table-cell office:value-type="float" office:value="0.000590388909213681" calcext:value-type="float">
            <text:p>0.0005903889</text:p>
          </table:table-cell>
          <table:table-cell office:value-type="float" office:value="0.0148179718033246" calcext:value-type="float">
            <text:p>0.0148179718</text:p>
          </table:table-cell>
        </table:table-row>
        <table:table-row table:style-name="ro1">
          <table:table-cell office:value-type="string" calcext:value-type="string">
            <text:p>STRINITY_DN3885_c0_g1_i2</text:p>
          </table:table-cell>
          <table:table-cell office:value-type="float" office:value="-5.32312148039532" calcext:value-type="float">
            <text:p>-5.3231214804</text:p>
          </table:table-cell>
          <table:table-cell office:value-type="float" office:value="2.80425388689124" calcext:value-type="float">
            <text:p>2.8042538869</text:p>
          </table:table-cell>
          <table:table-cell office:value-type="float" office:value="22.7471178712472" calcext:value-type="float">
            <text:p>22.7471178712</text:p>
          </table:table-cell>
          <table:table-cell office:value-type="float" office:value="0.00039820892537724" calcext:value-type="float">
            <text:p>0.0003982089</text:p>
          </table:table-cell>
          <table:table-cell office:value-type="float" office:value="0.0119821296413849" calcext:value-type="float">
            <text:p>0.0119821296</text:p>
          </table:table-cell>
        </table:table-row>
        <table:table-row table:style-name="ro1">
          <table:table-cell office:value-type="string" calcext:value-type="string">
            <text:p>STRINITY_DN12967_c2_g1_i1</text:p>
          </table:table-cell>
          <table:table-cell office:value-type="float" office:value="-1.36374605020802" calcext:value-type="float">
            <text:p>-1.3637460502</text:p>
          </table:table-cell>
          <table:table-cell office:value-type="float" office:value="5.79137092397996" calcext:value-type="float">
            <text:p>5.791370924</text:p>
          </table:table-cell>
          <table:table-cell office:value-type="float" office:value="12.40007754165" calcext:value-type="float">
            <text:p>12.4000775417</text:p>
          </table:table-cell>
          <table:table-cell office:value-type="float" office:value="0.00392190962152254" calcext:value-type="float">
            <text:p>0.0039219096</text:p>
          </table:table-cell>
          <table:table-cell office:value-type="float" office:value="0.0478113468315059" calcext:value-type="float">
            <text:p>0.0478113468</text:p>
          </table:table-cell>
        </table:table-row>
        <table:table-row table:style-name="ro1">
          <table:table-cell office:value-type="string" calcext:value-type="string">
            <text:p>MTRINITY_DN10518_c0_g3_i2</text:p>
          </table:table-cell>
          <table:table-cell office:value-type="float" office:value="-3.75250160475046" calcext:value-type="float">
            <text:p>-3.7525016048</text:p>
          </table:table-cell>
          <table:table-cell office:value-type="float" office:value="0.975447047149791" calcext:value-type="float">
            <text:p>0.9754470471</text:p>
          </table:table-cell>
          <table:table-cell office:value-type="float" office:value="12.4252259319193" calcext:value-type="float">
            <text:p>12.4252259319</text:p>
          </table:table-cell>
          <table:table-cell office:value-type="float" office:value="0.00389557500166925" calcext:value-type="float">
            <text:p>0.003895575</text:p>
          </table:table-cell>
          <table:table-cell office:value-type="float" office:value="0.0476323301018768" calcext:value-type="float">
            <text:p>0.0476323301</text:p>
          </table:table-cell>
        </table:table-row>
        <table:table-row table:style-name="ro1">
          <table:table-cell office:value-type="string" calcext:value-type="string">
            <text:p>Pc19397_g1_i2</text:p>
          </table:table-cell>
          <table:table-cell office:value-type="float" office:value="-2.93147922356878" calcext:value-type="float">
            <text:p>-2.9314792236</text:p>
          </table:table-cell>
          <table:table-cell office:value-type="float" office:value="2.05069199040972" calcext:value-type="float">
            <text:p>2.0506919904</text:p>
          </table:table-cell>
          <table:table-cell office:value-type="float" office:value="31.9904739218408" calcext:value-type="float">
            <text:p>31.9904739218</text:p>
          </table:table-cell>
          <table:table-cell office:value-type="float" office:value="0.0000880400698224436" calcext:value-type="float">
            <text:p>8.80400698224436E-005</text:p>
          </table:table-cell>
          <table:table-cell office:value-type="float" office:value="0.00519211555192556" calcext:value-type="float">
            <text:p>0.0051921156</text:p>
          </table:table-cell>
        </table:table-row>
        <table:table-row table:style-name="ro1">
          <table:table-cell office:value-type="string" calcext:value-type="string">
            <text:p>STRINITY_DN13581_c0_g1_i1</text:p>
          </table:table-cell>
          <table:table-cell office:value-type="float" office:value="3.96415862258189" calcext:value-type="float">
            <text:p>3.9641586226</text:p>
          </table:table-cell>
          <table:table-cell office:value-type="float" office:value="0.364977631801405" calcext:value-type="float">
            <text:p>0.3649776318</text:p>
          </table:table-cell>
          <table:table-cell office:value-type="float" office:value="14.0757707958131" calcext:value-type="float">
            <text:p>14.0757707958</text:p>
          </table:table-cell>
          <table:table-cell office:value-type="float" office:value="0.00254281469951671" calcext:value-type="float">
            <text:p>0.0025428147</text:p>
          </table:table-cell>
          <table:table-cell office:value-type="float" office:value="0.0364200243453541" calcext:value-type="float">
            <text:p>0.0364200243</text:p>
          </table:table-cell>
        </table:table-row>
        <table:table-row table:style-name="ro1">
          <table:table-cell office:value-type="string" calcext:value-type="string">
            <text:p>MTRINITY_DN6758_c0_g1_i2</text:p>
          </table:table-cell>
          <table:table-cell office:value-type="float" office:value="-7.58830320774877" calcext:value-type="float">
            <text:p>-7.5883032077</text:p>
          </table:table-cell>
          <table:table-cell office:value-type="float" office:value="0.0759396414912269" calcext:value-type="float">
            <text:p>0.0759396415</text:p>
          </table:table-cell>
          <table:table-cell office:value-type="float" office:value="15.5670428458272" calcext:value-type="float">
            <text:p>15.5670428458</text:p>
          </table:table-cell>
          <table:table-cell office:value-type="float" office:value="0.00206705398812471" calcext:value-type="float">
            <text:p>0.002067054</text:p>
          </table:table-cell>
          <table:table-cell office:value-type="float" office:value="0.0318199110848859" calcext:value-type="float">
            <text:p>0.0318199111</text:p>
          </table:table-cell>
        </table:table-row>
        <table:table-row table:style-name="ro1">
          <table:table-cell office:value-type="string" calcext:value-type="string">
            <text:p>MTRINITY_DN13944_c0_g1_i1</text:p>
          </table:table-cell>
          <table:table-cell office:value-type="float" office:value="-1.88598170073533" calcext:value-type="float">
            <text:p>-1.8859817007</text:p>
          </table:table-cell>
          <table:table-cell office:value-type="float" office:value="3.11572458277507" calcext:value-type="float">
            <text:p>3.1157245828</text:p>
          </table:table-cell>
          <table:table-cell office:value-type="float" office:value="17.2012984053871" calcext:value-type="float">
            <text:p>17.2012984054</text:p>
          </table:table-cell>
          <table:table-cell office:value-type="float" office:value="0.00122029718777051" calcext:value-type="float">
            <text:p>0.0012202972</text:p>
          </table:table-cell>
          <table:table-cell office:value-type="float" office:value="0.0229453987308391" calcext:value-type="float">
            <text:p>0.0229453987</text:p>
          </table:table-cell>
        </table:table-row>
        <table:table-row table:style-name="ro1">
          <table:table-cell office:value-type="string" calcext:value-type="string">
            <text:p>MTRINITY_DN11454_c0_g1_i1</text:p>
          </table:table-cell>
          <table:table-cell office:value-type="float" office:value="1.50412785245123" calcext:value-type="float">
            <text:p>1.5041278525</text:p>
          </table:table-cell>
          <table:table-cell office:value-type="float" office:value="2.74824561069949" calcext:value-type="float">
            <text:p>2.7482456107</text:p>
          </table:table-cell>
          <table:table-cell office:value-type="float" office:value="16.1192709070859" calcext:value-type="float">
            <text:p>16.1192709071</text:p>
          </table:table-cell>
          <table:table-cell office:value-type="float" office:value="0.00253329484891781" calcext:value-type="float">
            <text:p>0.0025332948</text:p>
          </table:table-cell>
          <table:table-cell office:value-type="float" office:value="0.0363997645418519" calcext:value-type="float">
            <text:p>0.0363997645</text:p>
          </table:table-cell>
        </table:table-row>
        <table:table-row table:style-name="ro1">
          <table:table-cell office:value-type="string" calcext:value-type="string">
            <text:p>STRINITY_DN13319_c0_g1_i1</text:p>
          </table:table-cell>
          <table:table-cell office:value-type="float" office:value="1.50191464005752" calcext:value-type="float">
            <text:p>1.5019146401</text:p>
          </table:table-cell>
          <table:table-cell office:value-type="float" office:value="6.60339617311699" calcext:value-type="float">
            <text:p>6.6033961731</text:p>
          </table:table-cell>
          <table:table-cell office:value-type="float" office:value="36.9361305798397" calcext:value-type="float">
            <text:p>36.9361305798</text:p>
          </table:table-cell>
          <table:table-cell office:value-type="float" office:value="0.000201978956026263" calcext:value-type="float">
            <text:p>0.000201979</text:p>
          </table:table-cell>
          <table:table-cell office:value-type="float" office:value="0.00810562072459406" calcext:value-type="float">
            <text:p>0.0081056207</text:p>
          </table:table-cell>
        </table:table-row>
        <table:table-row table:style-name="ro1">
          <table:table-cell office:value-type="string" calcext:value-type="string">
            <text:p>MTRINITY_DN13673_c1_g1_i1</text:p>
          </table:table-cell>
          <table:table-cell office:value-type="float" office:value="-1.89625448372664" calcext:value-type="float">
            <text:p>-1.8962544837</text:p>
          </table:table-cell>
          <table:table-cell office:value-type="float" office:value="6.49839434049957" calcext:value-type="float">
            <text:p>6.4983943405</text:p>
          </table:table-cell>
          <table:table-cell office:value-type="float" office:value="21.5423514899515" calcext:value-type="float">
            <text:p>21.54235149</text:p>
          </table:table-cell>
          <table:table-cell office:value-type="float" office:value="0.000499511016702147" calcext:value-type="float">
            <text:p>0.000499511</text:p>
          </table:table-cell>
          <table:table-cell office:value-type="float" office:value="0.0135292656394482" calcext:value-type="float">
            <text:p>0.0135292656</text:p>
          </table:table-cell>
        </table:table-row>
        <table:table-row table:style-name="ro1">
          <table:table-cell office:value-type="string" calcext:value-type="string">
            <text:p>STRINITY_DN10735_c0_g1_i1</text:p>
          </table:table-cell>
          <table:table-cell office:value-type="float" office:value="2.16275132864602" calcext:value-type="float">
            <text:p>2.1627513286</text:p>
          </table:table-cell>
          <table:table-cell office:value-type="float" office:value="4.86565498526081" calcext:value-type="float">
            <text:p>4.8656549853</text:p>
          </table:table-cell>
          <table:table-cell office:value-type="float" office:value="57.8962628922087" calcext:value-type="float">
            <text:p>57.8962628922</text:p>
          </table:table-cell>
          <table:table-cell office:value-type="float" office:value="0.00000463417607658109" calcext:value-type="float">
            <text:p>4.63417607658109E-006</text:p>
          </table:table-cell>
          <table:table-cell office:value-type="float" office:value="0.00167545198642243" calcext:value-type="float">
            <text:p>0.001675452</text:p>
          </table:table-cell>
        </table:table-row>
        <table:table-row table:style-name="ro1">
          <table:table-cell office:value-type="string" calcext:value-type="string">
            <text:p>STRINITY_DN1828_c0_g1_i1</text:p>
          </table:table-cell>
          <table:table-cell office:value-type="float" office:value="-8.29860823642626" calcext:value-type="float">
            <text:p>-8.2986082364</text:p>
          </table:table-cell>
          <table:table-cell office:value-type="float" office:value="0.210737573716827" calcext:value-type="float">
            <text:p>0.2107375737</text:p>
          </table:table-cell>
          <table:table-cell office:value-type="float" office:value="20.1436981066221" calcext:value-type="float">
            <text:p>20.1436981066</text:p>
          </table:table-cell>
          <table:table-cell office:value-type="float" office:value="0.00100436186838065" calcext:value-type="float">
            <text:p>0.0010043619</text:p>
          </table:table-cell>
          <table:table-cell office:value-type="float" office:value="0.0204816131556049" calcext:value-type="float">
            <text:p>0.0204816132</text:p>
          </table:table-cell>
        </table:table-row>
        <table:table-row table:style-name="ro1">
          <table:table-cell office:value-type="string" calcext:value-type="string">
            <text:p>MTRINITY_DN15773_c0_g1_i1</text:p>
          </table:table-cell>
          <table:table-cell office:value-type="float" office:value="1.35336532365094" calcext:value-type="float">
            <text:p>1.3533653237</text:p>
          </table:table-cell>
          <table:table-cell office:value-type="float" office:value="4.51204800682214" calcext:value-type="float">
            <text:p>4.5120480068</text:p>
          </table:table-cell>
          <table:table-cell office:value-type="float" office:value="18.3731642227736" calcext:value-type="float">
            <text:p>18.3731642228</text:p>
          </table:table-cell>
          <table:table-cell office:value-type="float" office:value="0.00122642394901814" calcext:value-type="float">
            <text:p>0.0012264239</text:p>
          </table:table-cell>
          <table:table-cell office:value-type="float" office:value="0.023031938175271" calcext:value-type="float">
            <text:p>0.0230319382</text:p>
          </table:table-cell>
        </table:table-row>
        <table:table-row table:style-name="ro1">
          <table:table-cell office:value-type="string" calcext:value-type="string">
            <text:p>Pc28647_g1_i1</text:p>
          </table:table-cell>
          <table:table-cell office:value-type="float" office:value="-3.13412101345179" calcext:value-type="float">
            <text:p>-3.1341210135</text:p>
          </table:table-cell>
          <table:table-cell office:value-type="float" office:value="6.12276600269652" calcext:value-type="float">
            <text:p>6.1227660027</text:p>
          </table:table-cell>
          <table:table-cell office:value-type="float" office:value="47.3733721258751" calcext:value-type="float">
            <text:p>47.3733721259</text:p>
          </table:table-cell>
          <table:table-cell office:value-type="float" office:value="0.0000130539093418622" calcext:value-type="float">
            <text:p>1.30539093418622E-005</text:p>
          </table:table-cell>
          <table:table-cell office:value-type="float" office:value="0.00237486212499405" calcext:value-type="float">
            <text:p>0.0023748621</text:p>
          </table:table-cell>
        </table:table-row>
        <table:table-row table:style-name="ro1">
          <table:table-cell office:value-type="string" calcext:value-type="string">
            <text:p>MTRINITY_DN12035_c0_g2_i2</text:p>
          </table:table-cell>
          <table:table-cell office:value-type="float" office:value="-1.83822164798426" calcext:value-type="float">
            <text:p>-1.838221648</text:p>
          </table:table-cell>
          <table:table-cell office:value-type="float" office:value="3.38070992032255" calcext:value-type="float">
            <text:p>3.3807099203</text:p>
          </table:table-cell>
          <table:table-cell office:value-type="float" office:value="16.3292801715511" calcext:value-type="float">
            <text:p>16.3292801716</text:p>
          </table:table-cell>
          <table:table-cell office:value-type="float" office:value="0.00148474753802812" calcext:value-type="float">
            <text:p>0.0014847475</text:p>
          </table:table-cell>
          <table:table-cell office:value-type="float" office:value="0.0256414249157861" calcext:value-type="float">
            <text:p>0.0256414249</text:p>
          </table:table-cell>
        </table:table-row>
        <table:table-row table:style-name="ro1">
          <table:table-cell office:value-type="string" calcext:value-type="string">
            <text:p>MTRINITY_DN11704_c0_g1_i1</text:p>
          </table:table-cell>
          <table:table-cell office:value-type="float" office:value="-1.5103030791612" calcext:value-type="float">
            <text:p>-1.5103030792</text:p>
          </table:table-cell>
          <table:table-cell office:value-type="float" office:value="5.24812918660387" calcext:value-type="float">
            <text:p>5.2481291866</text:p>
          </table:table-cell>
          <table:table-cell office:value-type="float" office:value="26.9388927342305" calcext:value-type="float">
            <text:p>26.9388927342</text:p>
          </table:table-cell>
          <table:table-cell office:value-type="float" office:value="0.000351553166120099" calcext:value-type="float">
            <text:p>0.0003515532</text:p>
          </table:table-cell>
          <table:table-cell office:value-type="float" office:value="0.0111083399374664" calcext:value-type="float">
            <text:p>0.0111083399</text:p>
          </table:table-cell>
        </table:table-row>
        <table:table-row table:style-name="ro1">
          <table:table-cell office:value-type="string" calcext:value-type="string">
            <text:p>STRINITY_DN21626_c0_g1_i1</text:p>
          </table:table-cell>
          <table:table-cell office:value-type="float" office:value="-4.82314624033897" calcext:value-type="float">
            <text:p>-4.8231462403</text:p>
          </table:table-cell>
          <table:table-cell office:value-type="float" office:value="0.167107001178997" calcext:value-type="float">
            <text:p>0.1671070012</text:p>
          </table:table-cell>
          <table:table-cell office:value-type="float" office:value="19.6101104429399" calcext:value-type="float">
            <text:p>19.6101104429</text:p>
          </table:table-cell>
          <table:table-cell office:value-type="float" office:value="0.000731702974909396" calcext:value-type="float">
            <text:p>0.000731703</text:p>
          </table:table-cell>
          <table:table-cell office:value-type="float" office:value="0.0167922476306042" calcext:value-type="float">
            <text:p>0.0167922476</text:p>
          </table:table-cell>
        </table:table-row>
        <table:table-row table:style-name="ro1">
          <table:table-cell office:value-type="string" calcext:value-type="string">
            <text:p>MTRINITY_DN15502_c1_g3_i6</text:p>
          </table:table-cell>
          <table:table-cell office:value-type="float" office:value="-3.07263148481073" calcext:value-type="float">
            <text:p>-3.0726314848</text:p>
          </table:table-cell>
          <table:table-cell office:value-type="float" office:value="3.42396232055348" calcext:value-type="float">
            <text:p>3.4239623206</text:p>
          </table:table-cell>
          <table:table-cell office:value-type="float" office:value="30.8810593094833" calcext:value-type="float">
            <text:p>30.8810593095</text:p>
          </table:table-cell>
          <table:table-cell office:value-type="float" office:value="0.000103628458897797" calcext:value-type="float">
            <text:p>0.0001036285</text:p>
          </table:table-cell>
          <table:table-cell office:value-type="float" office:value="0.00570774142971389" calcext:value-type="float">
            <text:p>0.0057077414</text:p>
          </table:table-cell>
        </table:table-row>
        <table:table-row table:style-name="ro1">
          <table:table-cell office:value-type="string" calcext:value-type="string">
            <text:p>STRINITY_DN6553_c0_g1_i1</text:p>
          </table:table-cell>
          <table:table-cell office:value-type="float" office:value="-1.67316663961433" calcext:value-type="float">
            <text:p>-1.6731666396</text:p>
          </table:table-cell>
          <table:table-cell office:value-type="float" office:value="2.99744684053145" calcext:value-type="float">
            <text:p>2.9974468405</text:p>
          </table:table-cell>
          <table:table-cell office:value-type="float" office:value="22.9738706860483" calcext:value-type="float">
            <text:p>22.973870686</text:p>
          </table:table-cell>
          <table:table-cell office:value-type="float" office:value="0.000887483259584537" calcext:value-type="float">
            <text:p>0.0008874833</text:p>
          </table:table-cell>
          <table:table-cell office:value-type="float" office:value="0.0188405038799212" calcext:value-type="float">
            <text:p>0.0188405039</text:p>
          </table:table-cell>
        </table:table-row>
        <table:table-row table:style-name="ro1">
          <table:table-cell office:value-type="string" calcext:value-type="string">
            <text:p>Pc20802_g1_i1</text:p>
          </table:table-cell>
          <table:table-cell office:value-type="float" office:value="-5.27594211921025" calcext:value-type="float">
            <text:p>-5.2759421192</text:p>
          </table:table-cell>
          <table:table-cell office:value-type="float" office:value="1.42749130305248" calcext:value-type="float">
            <text:p>1.4274913031</text:p>
          </table:table-cell>
          <table:table-cell office:value-type="float" office:value="15.6068893760581" calcext:value-type="float">
            <text:p>15.6068893761</text:p>
          </table:table-cell>
          <table:table-cell office:value-type="float" office:value="0.00293839416382011" calcext:value-type="float">
            <text:p>0.0029383942</text:p>
          </table:table-cell>
          <table:table-cell office:value-type="float" office:value="0.0399928228826147" calcext:value-type="float">
            <text:p>0.0399928229</text:p>
          </table:table-cell>
        </table:table-row>
        <table:table-row table:style-name="ro1">
          <table:table-cell office:value-type="string" calcext:value-type="string">
            <text:p>MTRINITY_DN17075_c1_g1_i1</text:p>
          </table:table-cell>
          <table:table-cell office:value-type="float" office:value="1.4477099541041" calcext:value-type="float">
            <text:p>1.4477099541</text:p>
          </table:table-cell>
          <table:table-cell office:value-type="float" office:value="4.40070752567078" calcext:value-type="float">
            <text:p>4.4007075257</text:p>
          </table:table-cell>
          <table:table-cell office:value-type="float" office:value="35.9650872841995" calcext:value-type="float">
            <text:p>35.9650872842</text:p>
          </table:table-cell>
          <table:table-cell office:value-type="float" office:value="0.000583612964905132" calcext:value-type="float">
            <text:p>0.000583613</text:p>
          </table:table-cell>
          <table:table-cell office:value-type="float" office:value="0.0147465437546484" calcext:value-type="float">
            <text:p>0.0147465438</text:p>
          </table:table-cell>
        </table:table-row>
        <table:table-row table:style-name="ro1">
          <table:table-cell office:value-type="string" calcext:value-type="string">
            <text:p>STRINITY_DN13213_c0_g1_i1</text:p>
          </table:table-cell>
          <table:table-cell office:value-type="float" office:value="-2.35251430210426" calcext:value-type="float">
            <text:p>-2.3525143021</text:p>
          </table:table-cell>
          <table:table-cell office:value-type="float" office:value="3.23373468215737" calcext:value-type="float">
            <text:p>3.2337346822</text:p>
          </table:table-cell>
          <table:table-cell office:value-type="float" office:value="24.5583869684464" calcext:value-type="float">
            <text:p>24.5583869684</text:p>
          </table:table-cell>
          <table:table-cell office:value-type="float" office:value="0.000287451899893064" calcext:value-type="float">
            <text:p>0.0002874519</text:p>
          </table:table-cell>
          <table:table-cell office:value-type="float" office:value="0.00991808175975863" calcext:value-type="float">
            <text:p>0.0099180818</text:p>
          </table:table-cell>
        </table:table-row>
        <table:table-row table:style-name="ro1">
          <table:table-cell office:value-type="string" calcext:value-type="string">
            <text:p>MTRINITY_DN8486_c0_g1_i1</text:p>
          </table:table-cell>
          <table:table-cell office:value-type="float" office:value="-1.71619498422751" calcext:value-type="float">
            <text:p>-1.7161949842</text:p>
          </table:table-cell>
          <table:table-cell office:value-type="float" office:value="3.49590270732269" calcext:value-type="float">
            <text:p>3.4959027073</text:p>
          </table:table-cell>
          <table:table-cell office:value-type="float" office:value="20.5122021613966" calcext:value-type="float">
            <text:p>20.5122021614</text:p>
          </table:table-cell>
          <table:table-cell office:value-type="float" office:value="0.000610465411998501" calcext:value-type="float">
            <text:p>0.0006104654</text:p>
          </table:table-cell>
          <table:table-cell office:value-type="float" office:value="0.015144587386257" calcext:value-type="float">
            <text:p>0.0151445874</text:p>
          </table:table-cell>
        </table:table-row>
        <table:table-row table:style-name="ro1">
          <table:table-cell office:value-type="string" calcext:value-type="string">
            <text:p>MTRINITY_DN13746_c0_g1_i1</text:p>
          </table:table-cell>
          <table:table-cell office:value-type="float" office:value="-1.18563263773091" calcext:value-type="float">
            <text:p>-1.1856326377</text:p>
          </table:table-cell>
          <table:table-cell office:value-type="float" office:value="6.39417203319852" calcext:value-type="float">
            <text:p>6.3941720332</text:p>
          </table:table-cell>
          <table:table-cell office:value-type="float" office:value="25.182434705189" calcext:value-type="float">
            <text:p>25.1824347052</text:p>
          </table:table-cell>
          <table:table-cell office:value-type="float" office:value="0.00326642917561656" calcext:value-type="float">
            <text:p>0.0032664292</text:p>
          </table:table-cell>
          <table:table-cell office:value-type="float" office:value="0.042860847950489" calcext:value-type="float">
            <text:p>0.042860848</text:p>
          </table:table-cell>
        </table:table-row>
        <table:table-row table:style-name="ro1">
          <table:table-cell office:value-type="string" calcext:value-type="string">
            <text:p>MTRINITY_DN11005_c0_g1_i1</text:p>
          </table:table-cell>
          <table:table-cell office:value-type="float" office:value="1.4885275327021" calcext:value-type="float">
            <text:p>1.4885275327</text:p>
          </table:table-cell>
          <table:table-cell office:value-type="float" office:value="6.23526431564085" calcext:value-type="float">
            <text:p>6.2352643156</text:p>
          </table:table-cell>
          <table:table-cell office:value-type="float" office:value="13.2636792522084" calcext:value-type="float">
            <text:p>13.2636792522</text:p>
          </table:table-cell>
          <table:table-cell office:value-type="float" office:value="0.00312490811287935" calcext:value-type="float">
            <text:p>0.0031249081</text:p>
          </table:table-cell>
          <table:table-cell office:value-type="float" office:value="0.0415980007682538" calcext:value-type="float">
            <text:p>0.0415980008</text:p>
          </table:table-cell>
        </table:table-row>
        <table:table-row table:style-name="ro1">
          <table:table-cell office:value-type="string" calcext:value-type="string">
            <text:p>MTRINITY_DN11739_c0_g1_i3</text:p>
          </table:table-cell>
          <table:table-cell office:value-type="float" office:value="-5.81827663978452" calcext:value-type="float">
            <text:p>-5.8182766398</text:p>
          </table:table-cell>
          <table:table-cell office:value-type="float" office:value="2.39670420977374" calcext:value-type="float">
            <text:p>2.3967042098</text:p>
          </table:table-cell>
          <table:table-cell office:value-type="float" office:value="30.8536796845531" calcext:value-type="float">
            <text:p>30.8536796846</text:p>
          </table:table-cell>
          <table:table-cell office:value-type="float" office:value="0.000104051859937754" calcext:value-type="float">
            <text:p>0.0001040519</text:p>
          </table:table-cell>
          <table:table-cell office:value-type="float" office:value="0.00572056544251192" calcext:value-type="float">
            <text:p>0.0057205654</text:p>
          </table:table-cell>
        </table:table-row>
        <table:table-row table:style-name="ro1">
          <table:table-cell office:value-type="string" calcext:value-type="string">
            <text:p>STRINITY_DN9105_c0_g1_i1</text:p>
          </table:table-cell>
          <table:table-cell office:value-type="float" office:value="-1.83349241910234" calcext:value-type="float">
            <text:p>-1.8334924191</text:p>
          </table:table-cell>
          <table:table-cell office:value-type="float" office:value="4.16656081390056" calcext:value-type="float">
            <text:p>4.1665608139</text:p>
          </table:table-cell>
          <table:table-cell office:value-type="float" office:value="13.7930945638418" calcext:value-type="float">
            <text:p>13.7930945638</text:p>
          </table:table-cell>
          <table:table-cell office:value-type="float" office:value="0.00272981385735837" calcext:value-type="float">
            <text:p>0.0027298139</text:p>
          </table:table-cell>
          <table:table-cell office:value-type="float" office:value="0.0381843207689578" calcext:value-type="float">
            <text:p>0.0381843208</text:p>
          </table:table-cell>
        </table:table-row>
        <table:table-row table:style-name="ro1">
          <table:table-cell office:value-type="string" calcext:value-type="string">
            <text:p>Pc31023_g1_i1</text:p>
          </table:table-cell>
          <table:table-cell office:value-type="float" office:value="-2.67805027351455" calcext:value-type="float">
            <text:p>-2.6780502735</text:p>
          </table:table-cell>
          <table:table-cell office:value-type="float" office:value="3.17189399452769" calcext:value-type="float">
            <text:p>3.1718939945</text:p>
          </table:table-cell>
          <table:table-cell office:value-type="float" office:value="28.5846619177921" calcext:value-type="float">
            <text:p>28.5846619178</text:p>
          </table:table-cell>
          <table:table-cell office:value-type="float" office:value="0.000147287764672565" calcext:value-type="float">
            <text:p>0.0001472878</text:p>
          </table:table-cell>
          <table:table-cell office:value-type="float" office:value="0.00684571874964415" calcext:value-type="float">
            <text:p>0.0068457187</text:p>
          </table:table-cell>
        </table:table-row>
        <table:table-row table:style-name="ro1">
          <table:table-cell office:value-type="string" calcext:value-type="string">
            <text:p>MTRINITY_DN16741_c0_g1_i1</text:p>
          </table:table-cell>
          <table:table-cell office:value-type="float" office:value="2.62898114791872" calcext:value-type="float">
            <text:p>2.6289811479</text:p>
          </table:table-cell>
          <table:table-cell office:value-type="float" office:value="7.37411710340826" calcext:value-type="float">
            <text:p>7.3741171034</text:p>
          </table:table-cell>
          <table:table-cell office:value-type="float" office:value="33.4395004973866" calcext:value-type="float">
            <text:p>33.4395004974</text:p>
          </table:table-cell>
          <table:table-cell office:value-type="float" office:value="0.0000715982395438925" calcext:value-type="float">
            <text:p>7.15982395438925E-005</text:p>
          </table:table-cell>
          <table:table-cell office:value-type="float" office:value="0.00467169139406807" calcext:value-type="float">
            <text:p>0.0046716914</text:p>
          </table:table-cell>
        </table:table-row>
        <table:table-row table:style-name="ro1">
          <table:table-cell office:value-type="string" calcext:value-type="string">
            <text:p>MTRINITY_DN11138_c0_g1_i1</text:p>
          </table:table-cell>
          <table:table-cell office:value-type="float" office:value="-8.76994462742537" calcext:value-type="float">
            <text:p>-8.7699446274</text:p>
          </table:table-cell>
          <table:table-cell office:value-type="float" office:value="0.893590108014621" calcext:value-type="float">
            <text:p>0.893590108</text:p>
          </table:table-cell>
          <table:table-cell office:value-type="float" office:value="22.1355164578132" calcext:value-type="float">
            <text:p>22.1355164578</text:p>
          </table:table-cell>
          <table:table-cell office:value-type="float" office:value="0.000557248392640338" calcext:value-type="float">
            <text:p>0.0005572484</text:p>
          </table:table-cell>
          <table:table-cell office:value-type="float" office:value="0.0143460396657613" calcext:value-type="float">
            <text:p>0.0143460397</text:p>
          </table:table-cell>
        </table:table-row>
        <table:table-row table:style-name="ro1">
          <table:table-cell office:value-type="string" calcext:value-type="string">
            <text:p>STRINITY_DN7893_c0_g1_i1</text:p>
          </table:table-cell>
          <table:table-cell office:value-type="float" office:value="-3.91437147480988" calcext:value-type="float">
            <text:p>-3.9143714748</text:p>
          </table:table-cell>
          <table:table-cell office:value-type="float" office:value="2.55171782051672" calcext:value-type="float">
            <text:p>2.5517178205</text:p>
          </table:table-cell>
          <table:table-cell office:value-type="float" office:value="20.2148280110481" calcext:value-type="float">
            <text:p>20.214828011</text:p>
          </table:table-cell>
          <table:table-cell office:value-type="float" office:value="0.000647652988825703" calcext:value-type="float">
            <text:p>0.000647653</text:p>
          </table:table-cell>
          <table:table-cell office:value-type="float" office:value="0.0156011467580605" calcext:value-type="float">
            <text:p>0.0156011468</text:p>
          </table:table-cell>
        </table:table-row>
        <table:table-row table:style-name="ro1">
          <table:table-cell office:value-type="string" calcext:value-type="string">
            <text:p>Pc28752_g1_i1</text:p>
          </table:table-cell>
          <table:table-cell office:value-type="float" office:value="1.5261768783622" calcext:value-type="float">
            <text:p>1.5261768784</text:p>
          </table:table-cell>
          <table:table-cell office:value-type="float" office:value="4.82683706104179" calcext:value-type="float">
            <text:p>4.826837061</text:p>
          </table:table-cell>
          <table:table-cell office:value-type="float" office:value="29.2348956502651" calcext:value-type="float">
            <text:p>29.2348956503</text:p>
          </table:table-cell>
          <table:table-cell office:value-type="float" office:value="0.000213882692336453" calcext:value-type="float">
            <text:p>0.0002138827</text:p>
          </table:table-cell>
          <table:table-cell office:value-type="float" office:value="0.00833818985796292" calcext:value-type="float">
            <text:p>0.0083381899</text:p>
          </table:table-cell>
        </table:table-row>
        <table:table-row table:style-name="ro1">
          <table:table-cell office:value-type="string" calcext:value-type="string">
            <text:p>Pc29213_g1_i1</text:p>
          </table:table-cell>
          <table:table-cell office:value-type="float" office:value="-6.19660032894323" calcext:value-type="float">
            <text:p>-6.1966003289</text:p>
          </table:table-cell>
          <table:table-cell office:value-type="float" office:value="1.96614989119794" calcext:value-type="float">
            <text:p>1.9661498912</text:p>
          </table:table-cell>
          <table:table-cell office:value-type="float" office:value="29.0292681888224" calcext:value-type="float">
            <text:p>29.0292681888</text:p>
          </table:table-cell>
          <table:table-cell office:value-type="float" office:value="0.000137380954407523" calcext:value-type="float">
            <text:p>0.000137381</text:p>
          </table:table-cell>
          <table:table-cell office:value-type="float" office:value="0.00660881648943112" calcext:value-type="float">
            <text:p>0.0066088165</text:p>
          </table:table-cell>
        </table:table-row>
        <table:table-row table:style-name="ro1">
          <table:table-cell office:value-type="string" calcext:value-type="string">
            <text:p>MTRINITY_DN9787_c0_g2_i1</text:p>
          </table:table-cell>
          <table:table-cell office:value-type="float" office:value="-2.43411959824008" calcext:value-type="float">
            <text:p>-2.4341195982</text:p>
          </table:table-cell>
          <table:table-cell office:value-type="float" office:value="0.953146002398186" calcext:value-type="float">
            <text:p>0.9531460024</text:p>
          </table:table-cell>
          <table:table-cell office:value-type="float" office:value="12.5520632885187" calcext:value-type="float">
            <text:p>12.5520632885</text:p>
          </table:table-cell>
          <table:table-cell office:value-type="float" office:value="0.00376585490701878" calcext:value-type="float">
            <text:p>0.0037658549</text:p>
          </table:table-cell>
          <table:table-cell office:value-type="float" office:value="0.0466888902339981" calcext:value-type="float">
            <text:p>0.0466888902</text:p>
          </table:table-cell>
        </table:table-row>
        <table:table-row table:style-name="ro1">
          <table:table-cell office:value-type="string" calcext:value-type="string">
            <text:p>STRINITY_DN13326_c0_g1_i1</text:p>
          </table:table-cell>
          <table:table-cell office:value-type="float" office:value="-3.13287698914756" calcext:value-type="float">
            <text:p>-3.1328769891</text:p>
          </table:table-cell>
          <table:table-cell office:value-type="float" office:value="6.1301485539196" calcext:value-type="float">
            <text:p>6.1301485539</text:p>
          </table:table-cell>
          <table:table-cell office:value-type="float" office:value="13.0252992755637" calcext:value-type="float">
            <text:p>13.0252992756</text:p>
          </table:table-cell>
          <table:table-cell office:value-type="float" office:value="0.00332432000117298" calcext:value-type="float">
            <text:p>0.00332432</text:p>
          </table:table-cell>
          <table:table-cell office:value-type="float" office:value="0.043311387931949" calcext:value-type="float">
            <text:p>0.0433113879</text:p>
          </table:table-cell>
        </table:table-row>
        <table:table-row table:style-name="ro1">
          <table:table-cell office:value-type="string" calcext:value-type="string">
            <text:p>Pc17629_g1_i1</text:p>
          </table:table-cell>
          <table:table-cell office:value-type="float" office:value="-2.45697066931428" calcext:value-type="float">
            <text:p>-2.4569706693</text:p>
          </table:table-cell>
          <table:table-cell office:value-type="float" office:value="3.70623795640289" calcext:value-type="float">
            <text:p>3.7062379564</text:p>
          </table:table-cell>
          <table:table-cell office:value-type="float" office:value="17.9891232087804" calcext:value-type="float">
            <text:p>17.9891232088</text:p>
          </table:table-cell>
          <table:table-cell office:value-type="float" office:value="0.00102747284212346" calcext:value-type="float">
            <text:p>0.0010274728</text:p>
          </table:table-cell>
          <table:table-cell office:value-type="float" office:value="0.0207113161166398" calcext:value-type="float">
            <text:p>0.0207113161</text:p>
          </table:table-cell>
        </table:table-row>
        <table:table-row table:style-name="ro1">
          <table:table-cell office:value-type="string" calcext:value-type="string">
            <text:p>MTRINITY_DN15461_c1_g2_i3</text:p>
          </table:table-cell>
          <table:table-cell office:value-type="float" office:value="-2.51856501546448" calcext:value-type="float">
            <text:p>-2.5185650155</text:p>
          </table:table-cell>
          <table:table-cell office:value-type="float" office:value="3.36540410059785" calcext:value-type="float">
            <text:p>3.3654041006</text:p>
          </table:table-cell>
          <table:table-cell office:value-type="float" office:value="15.8270395065827" calcext:value-type="float">
            <text:p>15.8270395066</text:p>
          </table:table-cell>
          <table:table-cell office:value-type="float" office:value="0.00166716933682414" calcext:value-type="float">
            <text:p>0.0016671693</text:p>
          </table:table-cell>
          <table:table-cell office:value-type="float" office:value="0.0276492205264016" calcext:value-type="float">
            <text:p>0.0276492205</text:p>
          </table:table-cell>
        </table:table-row>
        <table:table-row table:style-name="ro1">
          <table:table-cell office:value-type="string" calcext:value-type="string">
            <text:p>MTRINITY_DN9833_c0_g1_i1</text:p>
          </table:table-cell>
          <table:table-cell office:value-type="float" office:value="-2.60391703408617" calcext:value-type="float">
            <text:p>-2.6039170341</text:p>
          </table:table-cell>
          <table:table-cell office:value-type="float" office:value="5.77376495356058" calcext:value-type="float">
            <text:p>5.7737649536</text:p>
          </table:table-cell>
          <table:table-cell office:value-type="float" office:value="24.6324653176319" calcext:value-type="float">
            <text:p>24.6324653176</text:p>
          </table:table-cell>
          <table:table-cell office:value-type="float" office:value="0.000283746827956835" calcext:value-type="float">
            <text:p>0.0002837468</text:p>
          </table:table-cell>
          <table:table-cell office:value-type="float" office:value="0.00989604114440218" calcext:value-type="float">
            <text:p>0.0098960411</text:p>
          </table:table-cell>
        </table:table-row>
        <table:table-row table:style-name="ro1">
          <table:table-cell office:value-type="string" calcext:value-type="string">
            <text:p>MTRINITY_DN15721_c0_g1_i1</text:p>
          </table:table-cell>
          <table:table-cell office:value-type="float" office:value="-3.29727471857833" calcext:value-type="float">
            <text:p>-3.2972747186</text:p>
          </table:table-cell>
          <table:table-cell office:value-type="float" office:value="2.80628473721572" calcext:value-type="float">
            <text:p>2.8062847372</text:p>
          </table:table-cell>
          <table:table-cell office:value-type="float" office:value="15.4684398092882" calcext:value-type="float">
            <text:p>15.4684398093</text:p>
          </table:table-cell>
          <table:table-cell office:value-type="float" office:value="0.00181344432444802" calcext:value-type="float">
            <text:p>0.0018134443</text:p>
          </table:table-cell>
          <table:table-cell office:value-type="float" office:value="0.0292734981161922" calcext:value-type="float">
            <text:p>0.0292734981</text:p>
          </table:table-cell>
        </table:table-row>
        <table:table-row table:style-name="ro1">
          <table:table-cell office:value-type="string" calcext:value-type="string">
            <text:p>STRINITY_DN10540_c0_g1_i1</text:p>
          </table:table-cell>
          <table:table-cell office:value-type="float" office:value="-1.44633012639284" calcext:value-type="float">
            <text:p>-1.4463301264</text:p>
          </table:table-cell>
          <table:table-cell office:value-type="float" office:value="4.00655403093889" calcext:value-type="float">
            <text:p>4.0065540309</text:p>
          </table:table-cell>
          <table:table-cell office:value-type="float" office:value="19.4055138422378" calcext:value-type="float">
            <text:p>19.4055138422</text:p>
          </table:table-cell>
          <table:table-cell office:value-type="float" office:value="0.00147681859485255" calcext:value-type="float">
            <text:p>0.0014768186</text:p>
          </table:table-cell>
          <table:table-cell office:value-type="float" office:value="0.0255510896716334" calcext:value-type="float">
            <text:p>0.0255510897</text:p>
          </table:table-cell>
        </table:table-row>
        <table:table-row table:style-name="ro1">
          <table:table-cell office:value-type="string" calcext:value-type="string">
            <text:p>MTRINITY_DN11533_c0_g1_i1</text:p>
          </table:table-cell>
          <table:table-cell office:value-type="float" office:value="1.84947593266498" calcext:value-type="float">
            <text:p>1.8494759327</text:p>
          </table:table-cell>
          <table:table-cell office:value-type="float" office:value="5.36241880224216" calcext:value-type="float">
            <text:p>5.3624188022</text:p>
          </table:table-cell>
          <table:table-cell office:value-type="float" office:value="26.0594480736689" calcext:value-type="float">
            <text:p>26.0594480737</text:p>
          </table:table-cell>
          <table:table-cell office:value-type="float" office:value="0.000222140648474692" calcext:value-type="float">
            <text:p>0.0002221406</text:p>
          </table:table-cell>
          <table:table-cell office:value-type="float" office:value="0.00856970286851822" calcext:value-type="float">
            <text:p>0.0085697029</text:p>
          </table:table-cell>
        </table:table-row>
        <table:table-row table:style-name="ro1">
          <table:table-cell office:value-type="string" calcext:value-type="string">
            <text:p>Pc31688_g5_i2</text:p>
          </table:table-cell>
          <table:table-cell office:value-type="float" office:value="-2.60245492391522" calcext:value-type="float">
            <text:p>-2.6024549239</text:p>
          </table:table-cell>
          <table:table-cell office:value-type="float" office:value="2.48122774667615" calcext:value-type="float">
            <text:p>2.4812277467</text:p>
          </table:table-cell>
          <table:table-cell office:value-type="float" office:value="18.7645689487675" calcext:value-type="float">
            <text:p>18.7645689488</text:p>
          </table:table-cell>
          <table:table-cell office:value-type="float" office:value="0.000871422380126009" calcext:value-type="float">
            <text:p>0.0008714224</text:p>
          </table:table-cell>
          <table:table-cell office:value-type="float" office:value="0.0186180476915463" calcext:value-type="float">
            <text:p>0.0186180477</text:p>
          </table:table-cell>
        </table:table-row>
        <table:table-row table:style-name="ro1">
          <table:table-cell office:value-type="string" calcext:value-type="string">
            <text:p>STRINITY_DN5974_c0_g1_i1</text:p>
          </table:table-cell>
          <table:table-cell office:value-type="float" office:value="1.73025985371519" calcext:value-type="float">
            <text:p>1.7302598537</text:p>
          </table:table-cell>
          <table:table-cell office:value-type="float" office:value="5.39405822917512" calcext:value-type="float">
            <text:p>5.3940582292</text:p>
          </table:table-cell>
          <table:table-cell office:value-type="float" office:value="29.2000414038659" calcext:value-type="float">
            <text:p>29.2000414039</text:p>
          </table:table-cell>
          <table:table-cell office:value-type="float" office:value="0.000133782805096002" calcext:value-type="float">
            <text:p>0.0001337828</text:p>
          </table:table-cell>
          <table:table-cell office:value-type="float" office:value="0.00652118951378792" calcext:value-type="float">
            <text:p>0.0065211895</text:p>
          </table:table-cell>
        </table:table-row>
        <table:table-row table:style-name="ro1">
          <table:table-cell office:value-type="string" calcext:value-type="string">
            <text:p>Pc24099_g1_i1</text:p>
          </table:table-cell>
          <table:table-cell office:value-type="float" office:value="1.71491239817282" calcext:value-type="float">
            <text:p>1.7149123982</text:p>
          </table:table-cell>
          <table:table-cell office:value-type="float" office:value="5.20098273003148" calcext:value-type="float">
            <text:p>5.20098273</text:p>
          </table:table-cell>
          <table:table-cell office:value-type="float" office:value="14.7243548221051" calcext:value-type="float">
            <text:p>14.7243548221</text:p>
          </table:table-cell>
          <table:table-cell office:value-type="float" office:value="0.00216736093722289" calcext:value-type="float">
            <text:p>0.0021673609</text:p>
          </table:table-cell>
          <table:table-cell office:value-type="float" office:value="0.0327262779746261" calcext:value-type="float">
            <text:p>0.032726278</text:p>
          </table:table-cell>
        </table:table-row>
        <table:table-row table:style-name="ro1">
          <table:table-cell office:value-type="string" calcext:value-type="string">
            <text:p>Pc28193_g2_i1</text:p>
          </table:table-cell>
          <table:table-cell office:value-type="float" office:value="-1.95591770648487" calcext:value-type="float">
            <text:p>-1.9559177065</text:p>
          </table:table-cell>
          <table:table-cell office:value-type="float" office:value="4.66020888240437" calcext:value-type="float">
            <text:p>4.6602088824</text:p>
          </table:table-cell>
          <table:table-cell office:value-type="float" office:value="16.5017462053846" calcext:value-type="float">
            <text:p>16.5017462054</text:p>
          </table:table-cell>
          <table:table-cell office:value-type="float" office:value="0.00142753727422254" calcext:value-type="float">
            <text:p>0.0014275373</text:p>
          </table:table-cell>
          <table:table-cell office:value-type="float" office:value="0.0250850867882351" calcext:value-type="float">
            <text:p>0.0250850868</text:p>
          </table:table-cell>
        </table:table-row>
        <table:table-row table:style-name="ro1">
          <table:table-cell office:value-type="string" calcext:value-type="string">
            <text:p>STRINITY_DN9866_c0_g1_i1</text:p>
          </table:table-cell>
          <table:table-cell office:value-type="float" office:value="-1.90634270637349" calcext:value-type="float">
            <text:p>-1.9063427064</text:p>
          </table:table-cell>
          <table:table-cell office:value-type="float" office:value="5.38671698665561" calcext:value-type="float">
            <text:p>5.3867169867</text:p>
          </table:table-cell>
          <table:table-cell office:value-type="float" office:value="14.8667840380541" calcext:value-type="float">
            <text:p>14.8667840381</text:p>
          </table:table-cell>
          <table:table-cell office:value-type="float" office:value="0.00209379799714163" calcext:value-type="float">
            <text:p>0.002093798</text:p>
          </table:table-cell>
          <table:table-cell office:value-type="float" office:value="0.0320494247185806" calcext:value-type="float">
            <text:p>0.0320494247</text:p>
          </table:table-cell>
        </table:table-row>
        <table:table-row table:style-name="ro1">
          <table:table-cell office:value-type="string" calcext:value-type="string">
            <text:p>STRINITY_DN4873_c0_g1_i1</text:p>
          </table:table-cell>
          <table:table-cell office:value-type="float" office:value="-2.59503779199897" calcext:value-type="float">
            <text:p>-2.595037792</text:p>
          </table:table-cell>
          <table:table-cell office:value-type="float" office:value="0.765967089784666" calcext:value-type="float">
            <text:p>0.7659670898</text:p>
          </table:table-cell>
          <table:table-cell office:value-type="float" office:value="14.1193783818777" calcext:value-type="float">
            <text:p>14.1193783819</text:p>
          </table:table-cell>
          <table:table-cell office:value-type="float" office:value="0.00251531439897975" calcext:value-type="float">
            <text:p>0.0025153144</text:p>
          </table:table-cell>
          <table:table-cell office:value-type="float" office:value="0.036230665848644" calcext:value-type="float">
            <text:p>0.0362306658</text:p>
          </table:table-cell>
        </table:table-row>
        <table:table-row table:style-name="ro1">
          <table:table-cell office:value-type="string" calcext:value-type="string">
            <text:p>MTRINITY_DN16874_c0_g2_i1</text:p>
          </table:table-cell>
          <table:table-cell office:value-type="float" office:value="2.46368242105873" calcext:value-type="float">
            <text:p>2.4636824211</text:p>
          </table:table-cell>
          <table:table-cell office:value-type="float" office:value="4.10200870718053" calcext:value-type="float">
            <text:p>4.1020087072</text:p>
          </table:table-cell>
          <table:table-cell office:value-type="float" office:value="27.1050304430414" calcext:value-type="float">
            <text:p>27.105030443</text:p>
          </table:table-cell>
          <table:table-cell office:value-type="float" office:value="0.00018676876273469" calcext:value-type="float">
            <text:p>0.0001867688</text:p>
          </table:table-cell>
          <table:table-cell office:value-type="float" office:value="0.00775103844068762" calcext:value-type="float">
            <text:p>0.0077510384</text:p>
          </table:table-cell>
        </table:table-row>
        <table:table-row table:style-name="ro1">
          <table:table-cell office:value-type="string" calcext:value-type="string">
            <text:p>Pc31451_g4_i6</text:p>
          </table:table-cell>
          <table:table-cell office:value-type="float" office:value="-3.91380801480049" calcext:value-type="float">
            <text:p>-3.9138080148</text:p>
          </table:table-cell>
          <table:table-cell office:value-type="float" office:value="2.13820875217522" calcext:value-type="float">
            <text:p>2.1382087522</text:p>
          </table:table-cell>
          <table:table-cell office:value-type="float" office:value="12.2411154102153" calcext:value-type="float">
            <text:p>12.2411154102</text:p>
          </table:table-cell>
          <table:table-cell office:value-type="float" office:value="0.00409325423000907" calcext:value-type="float">
            <text:p>0.0040932542</text:p>
          </table:table-cell>
          <table:table-cell office:value-type="float" office:value="0.0493657314087635" calcext:value-type="float">
            <text:p>0.0493657314</text:p>
          </table:table-cell>
        </table:table-row>
        <table:table-row table:style-name="ro1">
          <table:table-cell office:value-type="string" calcext:value-type="string">
            <text:p>Pc28425_g3_i1</text:p>
          </table:table-cell>
          <table:table-cell office:value-type="float" office:value="-1.63440438503765" calcext:value-type="float">
            <text:p>-1.634404385</text:p>
          </table:table-cell>
          <table:table-cell office:value-type="float" office:value="5.41065332268419" calcext:value-type="float">
            <text:p>5.4106533227</text:p>
          </table:table-cell>
          <table:table-cell office:value-type="float" office:value="19.9401172674597" calcext:value-type="float">
            <text:p>19.9401172675</text:p>
          </table:table-cell>
          <table:table-cell office:value-type="float" office:value="0.000684362730014421" calcext:value-type="float">
            <text:p>0.0006843627</text:p>
          </table:table-cell>
          <table:table-cell office:value-type="float" office:value="0.0160493753356038" calcext:value-type="float">
            <text:p>0.0160493753</text:p>
          </table:table-cell>
        </table:table-row>
        <table:table-row table:style-name="ro1">
          <table:table-cell office:value-type="string" calcext:value-type="string">
            <text:p>Pc31969_g2_i2</text:p>
          </table:table-cell>
          <table:table-cell office:value-type="float" office:value="-3.22351953036883" calcext:value-type="float">
            <text:p>-3.2235195304</text:p>
          </table:table-cell>
          <table:table-cell office:value-type="float" office:value="2.70001519605996" calcext:value-type="float">
            <text:p>2.7000151961</text:p>
          </table:table-cell>
          <table:table-cell office:value-type="float" office:value="28.0915291735864" calcext:value-type="float">
            <text:p>28.0915291736</text:p>
          </table:table-cell>
          <table:table-cell office:value-type="float" office:value="0.000159259904447066" calcext:value-type="float">
            <text:p>0.0001592599</text:p>
          </table:table-cell>
          <table:table-cell office:value-type="float" office:value="0.00713633204518088" calcext:value-type="float">
            <text:p>0.007136332</text:p>
          </table:table-cell>
        </table:table-row>
        <table:table-row table:style-name="ro1">
          <table:table-cell office:value-type="string" calcext:value-type="string">
            <text:p>MTRINITY_DN1530_c0_g1_i1</text:p>
          </table:table-cell>
          <table:table-cell office:value-type="float" office:value="-2.67252527656733" calcext:value-type="float">
            <text:p>-2.6725252766</text:p>
          </table:table-cell>
          <table:table-cell office:value-type="float" office:value="4.47467163917328" calcext:value-type="float">
            <text:p>4.4746716392</text:p>
          </table:table-cell>
          <table:table-cell office:value-type="float" office:value="44.2272063275863" calcext:value-type="float">
            <text:p>44.2272063276</text:p>
          </table:table-cell>
          <table:table-cell office:value-type="float" office:value="0.00001844963447194" calcext:value-type="float">
            <text:p>1.844963447194E-005</text:p>
          </table:table-cell>
          <table:table-cell office:value-type="float" office:value="0.00280914136049942" calcext:value-type="float">
            <text:p>0.0028091414</text:p>
          </table:table-cell>
        </table:table-row>
        <table:table-row table:style-name="ro1">
          <table:table-cell office:value-type="string" calcext:value-type="string">
            <text:p>MTRINITY_DN13461_c0_g1_i1</text:p>
          </table:table-cell>
          <table:table-cell office:value-type="float" office:value="-1.41785341948188" calcext:value-type="float">
            <text:p>-1.4178534195</text:p>
          </table:table-cell>
          <table:table-cell office:value-type="float" office:value="4.74215447797666" calcext:value-type="float">
            <text:p>4.742154478</text:p>
          </table:table-cell>
          <table:table-cell office:value-type="float" office:value="22.5679808960954" calcext:value-type="float">
            <text:p>22.5679808961</text:p>
          </table:table-cell>
          <table:table-cell office:value-type="float" office:value="0.000641580004650681" calcext:value-type="float">
            <text:p>0.00064158</text:p>
          </table:table-cell>
          <table:table-cell office:value-type="float" office:value="0.015493924842803" calcext:value-type="float">
            <text:p>0.0154939248</text:p>
          </table:table-cell>
        </table:table-row>
        <table:table-row table:style-name="ro1">
          <table:table-cell office:value-type="string" calcext:value-type="string">
            <text:p>STRINITY_DN12650_c0_g1_i1</text:p>
          </table:table-cell>
          <table:table-cell office:value-type="float" office:value="1.40182697620142" calcext:value-type="float">
            <text:p>1.4018269762</text:p>
          </table:table-cell>
          <table:table-cell office:value-type="float" office:value="5.575895785281" calcext:value-type="float">
            <text:p>5.5758957853</text:p>
          </table:table-cell>
          <table:table-cell office:value-type="float" office:value="14.8123721454021" calcext:value-type="float">
            <text:p>14.8123721454</text:p>
          </table:table-cell>
          <table:table-cell office:value-type="float" office:value="0.00212155278849786" calcext:value-type="float">
            <text:p>0.0021215528</text:p>
          </table:table-cell>
          <table:table-cell office:value-type="float" office:value="0.032310893762115" calcext:value-type="float">
            <text:p>0.0323108938</text:p>
          </table:table-cell>
        </table:table-row>
        <table:table-row table:style-name="ro1">
          <table:table-cell office:value-type="string" calcext:value-type="string">
            <text:p>MTRINITY_DN15861_c0_g1_i2</text:p>
          </table:table-cell>
          <table:table-cell office:value-type="float" office:value="-1.68030440106236" calcext:value-type="float">
            <text:p>-1.6803044011</text:p>
          </table:table-cell>
          <table:table-cell office:value-type="float" office:value="3.57404812597733" calcext:value-type="float">
            <text:p>3.574048126</text:p>
          </table:table-cell>
          <table:table-cell office:value-type="float" office:value="18.2356358117465" calcext:value-type="float">
            <text:p>18.2356358117</text:p>
          </table:table-cell>
          <table:table-cell office:value-type="float" office:value="0.000974584955657746" calcext:value-type="float">
            <text:p>0.000974585</text:p>
          </table:table-cell>
          <table:table-cell office:value-type="float" office:value="0.0200240186166559" calcext:value-type="float">
            <text:p>0.0200240186</text:p>
          </table:table-cell>
        </table:table-row>
        <table:table-row table:style-name="ro1">
          <table:table-cell office:value-type="string" calcext:value-type="string">
            <text:p>Pc21188_g2_i4</text:p>
          </table:table-cell>
          <table:table-cell office:value-type="float" office:value="-4.33583082861839" calcext:value-type="float">
            <text:p>-4.3358308286</text:p>
          </table:table-cell>
          <table:table-cell office:value-type="float" office:value="7.5922609684342" calcext:value-type="float">
            <text:p>7.5922609684</text:p>
          </table:table-cell>
          <table:table-cell office:value-type="float" office:value="44.0614061862718" calcext:value-type="float">
            <text:p>44.0614061863</text:p>
          </table:table-cell>
          <table:table-cell office:value-type="float" office:value="0.0000187992251845408" calcext:value-type="float">
            <text:p>1.87992251845408E-005</text:p>
          </table:table-cell>
          <table:table-cell office:value-type="float" office:value="0.00280914136049942" calcext:value-type="float">
            <text:p>0.0028091414</text:p>
          </table:table-cell>
        </table:table-row>
        <table:table-row table:style-name="ro1">
          <table:table-cell office:value-type="string" calcext:value-type="string">
            <text:p>MTRINITY_DN16985_c1_g2_i1</text:p>
          </table:table-cell>
          <table:table-cell office:value-type="float" office:value="-3.000011546867" calcext:value-type="float">
            <text:p>-3.0000115469</text:p>
          </table:table-cell>
          <table:table-cell office:value-type="float" office:value="5.71005283947332" calcext:value-type="float">
            <text:p>5.7100528395</text:p>
          </table:table-cell>
          <table:table-cell office:value-type="float" office:value="34.9344958561327" calcext:value-type="float">
            <text:p>34.9344958561</text:p>
          </table:table-cell>
          <table:table-cell office:value-type="float" office:value="0.000058248092200349" calcext:value-type="float">
            <text:p>5.8248092200349E-005</text:p>
          </table:table-cell>
          <table:table-cell office:value-type="float" office:value="0.0043618488385904" calcext:value-type="float">
            <text:p>0.0043618488</text:p>
          </table:table-cell>
        </table:table-row>
        <table:table-row table:style-name="ro1">
          <table:table-cell office:value-type="string" calcext:value-type="string">
            <text:p>Pc34733_g1_i1</text:p>
          </table:table-cell>
          <table:table-cell office:value-type="float" office:value="-2.32976067603027" calcext:value-type="float">
            <text:p>-2.329760676</text:p>
          </table:table-cell>
          <table:table-cell office:value-type="float" office:value="5.4208444162324" calcext:value-type="float">
            <text:p>5.4208444162</text:p>
          </table:table-cell>
          <table:table-cell office:value-type="float" office:value="37.5958636273608" calcext:value-type="float">
            <text:p>37.5958636274</text:p>
          </table:table-cell>
          <table:table-cell office:value-type="float" office:value="0.0000409918938509014" calcext:value-type="float">
            <text:p>4.09918938509014E-005</text:p>
          </table:table-cell>
          <table:table-cell office:value-type="float" office:value="0.00359605423986178" calcext:value-type="float">
            <text:p>0.0035960542</text:p>
          </table:table-cell>
        </table:table-row>
        <table:table-row table:style-name="ro1">
          <table:table-cell office:value-type="string" calcext:value-type="string">
            <text:p>MTRINITY_DN9955_c0_g1_i1</text:p>
          </table:table-cell>
          <table:table-cell office:value-type="float" office:value="-3.22595099387451" calcext:value-type="float">
            <text:p>-3.2259509939</text:p>
          </table:table-cell>
          <table:table-cell office:value-type="float" office:value="4.25943164598939" calcext:value-type="float">
            <text:p>4.259431646</text:p>
          </table:table-cell>
          <table:table-cell office:value-type="float" office:value="15.3374243753085" calcext:value-type="float">
            <text:p>15.3374243753</text:p>
          </table:table-cell>
          <table:table-cell office:value-type="float" office:value="0.00187057285704031" calcext:value-type="float">
            <text:p>0.0018705729</text:p>
          </table:table-cell>
          <table:table-cell office:value-type="float" office:value="0.0298350259629697" calcext:value-type="float">
            <text:p>0.029835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16:41:35.462196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4T16:16:51.504286997</dc:date>
    <meta:editing-duration>PT2M22S</meta:editing-duration>
    <meta:editing-cycles>2</meta:editing-cycles>
    <meta:generator>LibreOffice/4.4.6.3$Linux_X86_64 LibreOffice_project/40m0$Build-3</meta:generator>
    <meta:document-statistic meta:table-count="1" meta:cell-count="15066" meta:object-count="0"/>
  </office:meta>
</office:document-meta>
</file>